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236in"/>
    </style:style>
    <style:style style:name="co3" style:family="table-column">
      <style:table-column-properties fo:break-before="auto" style:column-width="1.6583in"/>
    </style:style>
    <style:style style:name="co4" style:family="table-column">
      <style:table-column-properties fo:break-before="auto" style:column-width="0.2327in"/>
    </style:style>
    <style:style style:name="co5" style:family="table-column">
      <style:table-column-properties fo:break-before="auto" style:column-width="0.2146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1791in"/>
    </style:style>
    <style:style style:name="co9" style:family="table-column">
      <style:table-column-properties fo:break-before="auto" style:column-width="0.6839in"/>
    </style:style>
    <style:style style:name="co10" style:family="table-column">
      <style:table-column-properties fo:break-before="auto" style:column-width="1.0575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335in"/>
    </style:style>
    <style:style style:name="co13" style:family="table-column">
      <style:table-column-properties fo:break-before="auto" style:column-width="0.7764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228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0126in"/>
    </style:style>
    <style:style style:name="co18" style:family="table-column">
      <style:table-column-properties fo:break-before="auto" style:column-width="0.3134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3043in"/>
    </style:style>
    <style:style style:name="co21" style:family="table-column">
      <style:table-column-properties fo:break-before="auto" style:column-width="0.9055in"/>
    </style:style>
    <style:style style:name="co22" style:family="table-column">
      <style:table-column-properties fo:break-before="auto" style:column-width="0.8783in"/>
    </style:style>
    <style:style style:name="co23" style:family="table-column">
      <style:table-column-properties fo:break-before="auto" style:column-width="0.8965in"/>
    </style:style>
    <style:style style:name="ro1" style:family="table-row">
      <style:table-row-properties style:row-height="0.1457in" fo:break-before="auto" style:use-optimal-row-height="true"/>
    </style:style>
    <style:style style:name="ro2" style:family="table-row">
      <style:table-row-properties style:row-height="0.1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2">
      <style:table-cell-properties fo:background-color="#e6e6ff"/>
    </style:style>
    <style:style style:name="ce4" style:family="table-cell" style:parent-style-name="Default" style:data-style-name="N11">
      <style:table-cell-properties fo:background-color="#e6e6ff"/>
    </style:style>
    <style:style style:name="ce5" style:family="table-cell" style:parent-style-name="Default_20_2" style:data-style-name="N1">
      <style:table-cell-properties fo:background-color="#e6e6ff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8" style:family="table-cell" style:parent-style-name="Default" style:data-style-name="N121">
      <style:table-cell-properties fo:background-color="#e6e6e6"/>
    </style:style>
    <style:style style:name="ce9" style:family="table-cell" style:parent-style-name="Default" style:data-style-name="N102">
      <style:table-cell-properties fo:background-color="#e6e6e6"/>
    </style:style>
    <style:style style:name="ce10" style:family="table-cell" style:parent-style-name="Default" style:data-style-name="N104">
      <style:table-cell-properties fo:background-color="#e6e6ff"/>
    </style:style>
    <style:style style:name="ce11" style:family="table-cell" style:parent-style-name="Default_20_2">
      <style:table-cell-properties fo:background-color="#e6e6e6"/>
    </style:style>
    <style:style style:name="ce12" style:family="table-cell" style:parent-style-name="Default" style:data-style-name="N104">
      <style:table-cell-properties fo:background-color="#e6e6e6"/>
    </style:style>
    <style:style style:name="ce13" style:family="table-cell" style:parent-style-name="Default_20_2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_20_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11">
      <style:table-cell-properties fo:background-color="#e6e6e6"/>
    </style:style>
    <style:style style:name="ce18" style:family="table-cell" style:parent-style-name="Default" style:data-style-name="N1">
      <style:table-cell-properties fo:background-color="#e6e6e6"/>
    </style:style>
    <style:style style:name="ce19" style:family="table-cell" style:parent-style-name="Default_20_2" style:data-style-name="N102">
      <style:table-cell-properties fo:border-bottom="0.0008in solid #000000" fo:border-left="none" fo:border-right="none" fo:border-top="none"/>
    </style:style>
    <style:style style:name="ce20" style:family="table-cell" style:parent-style-name="Default" style:data-style-name="N10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2"/>
    <style:style style:name="ce22" style:family="table-cell" style:parent-style-name="Default" style:data-style-name="N102">
      <style:table-cell-properties fo:border-bottom="0.0008in solid #000000" fo:border-left="none" fo:border-right="none" fo:border-top="none"/>
    </style:style>
    <style:style style:name="ce23" style:family="table-cell" style:parent-style-name="Default_20_2" style:data-style-name="N102"/>
    <style:style style:name="ce24" style:family="table-cell" style:parent-style-name="Default" style:data-style-name="N10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_20_2" style:data-style-name="N1">
      <style:table-cell-properties fo:background-color="#e6e6e6"/>
    </style:style>
    <style:style style:name="ce26" style:family="table-cell" style:parent-style-name="Default" style:data-style-name="N102">
      <style:table-cell-properties fo:background-color="#cccccc" style:text-align-source="value-type" style:repeat-content="false"/>
      <style:paragraph-properties fo:margin-left="0in"/>
    </style:style>
    <style:style style:name="ce27" style:family="table-cell" style:parent-style-name="Default_20_2" style:data-style-name="N37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_20_2" style:data-style-name="N37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_20_2" style:data-style-name="N37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 style:data-style-name="N37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_20_2" style:data-style-name="N37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_20_2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 style:data-style-name="N104">
      <style:table-cell-properties fo:background-color="#cccccc"/>
    </style:style>
    <style:style style:name="ce36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37" style:family="table-cell" style:parent-style-name="Default" style:data-style-name="N104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fo:border-bottom="0.0008in solid #000000" fo:background-color="#e6e6ff" style:diagonal-bl-tr="none" style:diagonal-tl-br="none" fo:border-left="none" fo:border-right="none" fo:border-top="none"/>
    </style:style>
    <style:style style:name="ce40" style:family="table-cell" style:parent-style-name="Default_20_2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_20_2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3" style:family="table-cell" style:parent-style-name="Default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4" style:family="table-cell" style:parent-style-name="Default_20_2">
      <style:table-cell-properties fo:background-color="#cccccc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_20_2">
      <style:table-cell-properties fo:border-bottom="0.0008in solid #000000" fo:border-left="none" fo:border-right="none" fo:border-top="none"/>
    </style:style>
    <style:style style:name="ce4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_20_2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fo:border-bottom="0.0008in solid #000000" style:diagonal-bl-tr="none" style:diagonal-tl-br="none" fo:border-left="none" fo:border-right="none" fo:border-top="none"/>
    </style:style>
    <style:style style:name="ce49" style:family="table-cell" style:parent-style-name="Default" style:data-style-name="N104">
      <style:table-cell-properties fo:border-bottom="0.0008in solid #000000" fo:background-color="#e6e6e6" style:diagonal-bl-tr="none" style:diagonal-tl-br="none" fo:border-left="none" fo:border-right="none" fo:border-top="none"/>
    </style:style>
    <style:style style:name="ce50" style:family="table-cell" style:parent-style-name="Default">
      <style:table-cell-properties fo:background-color="#cccccc"/>
    </style:style>
    <style:style style:name="ce51" style:family="table-cell" style:parent-style-name="Default">
      <style:table-cell-properties style:diagonal-bl-tr="none" style:diagonal-tl-br="none" fo:border="0.0008in solid #000000"/>
    </style:style>
    <style:style style:name="ce52" style:family="table-cell" style:parent-style-name="Default_20_2" style:data-style-name="N104"/>
    <style:style style:name="ce53" style:family="table-cell" style:parent-style-name="Default_20_2" style:data-style-name="N104"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ortgage #1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rincipal =</text:p>
          </table:table-cell>
          <table:table-cell table:style-name="ce3" office:value-type="currency" office:currency="USD" office:value="275000">
            <text:p>$275,000.00</text:p>
          </table:table-cell>
          <table:table-cell table:style-name="ce6"/>
          <table:table-cell table:style-name="ce7" office:value-type="string">
            <text:p>Monthly Interest =</text:p>
          </table:table-cell>
          <table:table-cell table:style-name="ce8" table:formula="of:=[.B3]/12" office:value-type="float" office:value="0.00416666666666667">
            <text:p>0.0042</text:p>
          </table:table-cell>
          <table:table-cell table:style-name="ce6"/>
          <table:table-cell table:style-name="ce11" office:value-type="string">
            <text:p>Payoff Term:</text:p>
          </table:table-cell>
          <table:table-cell table:style-name="ce6"/>
          <table:table-cell table:style-name="ce11" office:value-type="string">
            <text:p>Payoff Interest:</text:p>
          </table:table-cell>
        </table:table-row>
        <table:table-row table:style-name="ro1">
          <table:table-cell table:style-name="ce2" office:value-type="string">
            <text:p>Interest =</text:p>
          </table:table-cell>
          <table:table-cell table:style-name="ce4" office:value-type="percentage" office:value="0.05">
            <text:p>5.00%</text:p>
          </table:table-cell>
          <table:table-cell table:style-name="ce6"/>
          <table:table-cell table:style-name="ce7" office:value-type="string">
            <text:p>Number of Payments =</text:p>
          </table:table-cell>
          <table:table-cell table:style-name="ce6" table:formula="of:=[.B4]*12" office:value-type="float" office:value="360">
            <text:p>360</text:p>
          </table:table-cell>
          <table:table-cell table:style-name="ce6"/>
          <table:table-cell table:style-name="ce7" table:formula="of:=CONCATENATE(TRUNC(INDEX([$Sheet1.$A$6:$Sheet1.$A$366];MATCH(MIN([$Sheet1.$B$6:$Sheet1.$B$366]);[$Sheet1.$B$6:$Sheet1.$B$366];0);1)/12);&quot; years&quot;)" office:value-type="string" office:string-value="30 years">
            <text:p>30 years</text:p>
          </table:table-cell>
          <table:table-cell table:style-name="ce6"/>
          <table:table-cell table:style-name="ce12" table:formula="of:=SUM([$Sheet1.$C$6:$Sheet1.$C$366])" office:value-type="currency" office:currency="USD" office:value="256453.336166667">
            <text:p>$256,453.34</text:p>
          </table:table-cell>
        </table:table-row>
        <table:table-row table:style-name="ro1">
          <table:table-cell table:style-name="ce2" office:value-type="string">
            <text:p>Loan term =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Base Monthly Payment =</text:p>
          </table:table-cell>
          <table:table-cell table:style-name="ce9" table:formula="of:=[.B2]*([.E2]/(1-(1+[.E2])^(-[.E3])))" office:value-type="currency" office:currency="USD" office:value="1476.25946328338">
            <text:p>$1,476.26</text:p>
          </table:table-cell>
          <table:table-cell table:style-name="ce6"/>
          <table:table-cell table:style-name="ce7" table:formula="of:=CONCATENATE(MOD(INDEX([$Sheet1.$A$6:$Sheet1.$A$366];MATCH(MIN([$Sheet1.$B$6:$Sheet1.$B$366]);[$Sheet1.$B$6:$Sheet1.$B$366];0);1);12);&quot; months&quot;)" office:value-type="string" office:string-value="0 months">
            <text:p>0 months</text:p>
          </table:table-cell>
          <table:table-cell table:style-name="ce6"/>
          <table:table-cell table:style-name="ce11" office:value-type="string">
            <text:p>Payoff Total: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7" office:value-type="string">
            <text:p>Standard Payment =</text:p>
          </table:table-cell>
          <table:table-cell table:style-name="ce10"/>
          <table:table-cell table:style-name="ce6"/>
          <table:table-cell table:style-name="ce11"/>
          <table:table-cell table:style-name="ce6"/>
          <table:table-cell table:style-name="ce9" table:formula="of:=[.I3]+[.B2]" office:value-type="currency" office:currency="USD" office:value="531453.336166667">
            <text:p>$531,453.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rtgage #2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rincipal =</text:p>
          </table:table-cell>
          <table:table-cell table:style-name="ce3" office:value-type="currency" office:currency="USD" office:value="275000">
            <text:p>$275,000.00</text:p>
          </table:table-cell>
          <table:table-cell table:style-name="ce6"/>
          <table:table-cell table:style-name="ce7" office:value-type="string">
            <text:p>Monthly Interest =</text:p>
          </table:table-cell>
          <table:table-cell table:style-name="ce8" table:formula="of:=[.B9]/12" office:value-type="float" office:value="0.005">
            <text:p>0.0050</text:p>
          </table:table-cell>
          <table:table-cell table:style-name="ce6"/>
          <table:table-cell table:style-name="ce11" office:value-type="string">
            <text:p>Payoff Term:</text:p>
          </table:table-cell>
          <table:table-cell table:style-name="ce6"/>
          <table:table-cell table:style-name="ce11" office:value-type="string">
            <text:p>Payoff Interest:</text:p>
          </table:table-cell>
        </table:table-row>
        <table:table-row table:style-name="ro1">
          <table:table-cell table:style-name="ce2" office:value-type="string">
            <text:p>Interest =</text:p>
          </table:table-cell>
          <table:table-cell table:style-name="ce4" office:value-type="percentage" office:value="0.06">
            <text:p>6.00%</text:p>
          </table:table-cell>
          <table:table-cell table:style-name="ce6"/>
          <table:table-cell table:style-name="ce7" office:value-type="string">
            <text:p>Number of Payments =</text:p>
          </table:table-cell>
          <table:table-cell table:style-name="ce6" table:formula="of:=[.B10]*12" office:value-type="float" office:value="360">
            <text:p>360</text:p>
          </table:table-cell>
          <table:table-cell table:style-name="ce6"/>
          <table:table-cell table:style-name="ce7" table:formula="of:=CONCATENATE(TRUNC(INDEX([$Sheet2.$A$6:$Sheet2.$A$366];MATCH(MIN([$Sheet2.$B$6:$Sheet2.$B$366]);[$Sheet2.$B$6:$Sheet2.$B$366];0);1)/12);&quot; years&quot;)" office:value-type="string" office:string-value="30 years">
            <text:p>30 years</text:p>
          </table:table-cell>
          <table:table-cell table:style-name="ce6"/>
          <table:table-cell table:style-name="ce12" table:formula="of:=SUM([$Sheet2.$C$6:$Sheet2.$C$366])" office:value-type="currency" office:currency="USD" office:value="318555.13935">
            <text:p>$318,555.14</text:p>
          </table:table-cell>
        </table:table-row>
        <table:table-row table:style-name="ro1">
          <table:table-cell table:style-name="ce2" office:value-type="string">
            <text:p>Loan term =</text:p>
          </table:table-cell>
          <table:table-cell table:style-name="ce5" office:value-type="float" office:value="30">
            <text:p>30</text:p>
          </table:table-cell>
          <table:table-cell table:style-name="ce6"/>
          <table:table-cell table:style-name="ce7" office:value-type="string">
            <text:p>Base Monthly Payment =</text:p>
          </table:table-cell>
          <table:table-cell table:style-name="ce9" table:formula="of:=[.B8]*([.E8]/(1-(1+[.E8])^(-[.E9])))" office:value-type="currency" office:currency="USD" office:value="1648.76394417008">
            <text:p>$1,648.76</text:p>
          </table:table-cell>
          <table:table-cell table:style-name="ce6"/>
          <table:table-cell table:style-name="ce7" table:formula="of:=CONCATENATE(MOD(INDEX([$Sheet2.$A$6:$Sheet2.$A$366];MATCH(MIN([$Sheet2.$B$6:$Sheet2.$B$366]);[$Sheet2.$B$6:$Sheet2.$B$366];0);1);12);&quot; months&quot;)" office:value-type="string" office:string-value="0 months">
            <text:p>0 months</text:p>
          </table:table-cell>
          <table:table-cell table:style-name="ce6"/>
          <table:table-cell table:style-name="ce11" office:value-type="string">
            <text:p>Payoff Total: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7" office:value-type="string">
            <text:p>Standard Payment =</text:p>
          </table:table-cell>
          <table:table-cell table:style-name="ce10"/>
          <table:table-cell table:style-name="ce6"/>
          <table:table-cell table:style-name="ce11"/>
          <table:table-cell table:style-name="ce6"/>
          <table:table-cell table:style-name="ce9" table:formula="of:=[.I9]+[.B8]" office:value-type="currency" office:currency="USD" office:value="593555.13935">
            <text:p>$593,555.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rtgage #3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rincipal =</text:p>
          </table:table-cell>
          <table:table-cell table:style-name="ce3" office:value-type="currency" office:currency="USD" office:value="275000">
            <text:p>$275,000.00</text:p>
          </table:table-cell>
          <table:table-cell table:style-name="ce6"/>
          <table:table-cell table:style-name="ce7" office:value-type="string">
            <text:p>Monthly Interest =</text:p>
          </table:table-cell>
          <table:table-cell table:style-name="ce8" table:formula="of:=[.B15]/12" office:value-type="float" office:value="0.00416666666666667">
            <text:p>0.0042</text:p>
          </table:table-cell>
          <table:table-cell table:style-name="ce6"/>
          <table:table-cell table:style-name="ce11" office:value-type="string">
            <text:p>Payoff Term:</text:p>
          </table:table-cell>
          <table:table-cell table:style-name="ce6"/>
          <table:table-cell table:style-name="ce11" office:value-type="string">
            <text:p>Payoff Interest:</text:p>
          </table:table-cell>
        </table:table-row>
        <table:table-row table:style-name="ro1">
          <table:table-cell table:style-name="ce2" office:value-type="string">
            <text:p>Interest =</text:p>
          </table:table-cell>
          <table:table-cell table:style-name="ce4" office:value-type="percentage" office:value="0.05">
            <text:p>5.00%</text:p>
          </table:table-cell>
          <table:table-cell table:style-name="ce6"/>
          <table:table-cell table:style-name="ce7" office:value-type="string">
            <text:p>Number of Payments =</text:p>
          </table:table-cell>
          <table:table-cell table:style-name="ce6" table:formula="of:=[.B16]*12" office:value-type="float" office:value="240">
            <text:p>240</text:p>
          </table:table-cell>
          <table:table-cell table:style-name="ce6"/>
          <table:table-cell table:style-name="ce7" table:formula="of:=CONCATENATE(TRUNC(INDEX([$Sheet3.$A$6:$Sheet3.$A$366];MATCH(MIN([$Sheet3.$B$6:$Sheet3.$B$366]);[$Sheet3.$B$6:$Sheet3.$B$366];0);1)/12);&quot; years&quot;)" office:value-type="string" office:string-value="20 years">
            <text:p>20 years</text:p>
          </table:table-cell>
          <table:table-cell table:style-name="ce6"/>
          <table:table-cell table:style-name="ce12" table:formula="of:=SUM([$Sheet3.$C$6:$Sheet3.$C$366])" office:value-type="currency" office:currency="USD" office:value="160570.876">
            <text:p>$160,570.88</text:p>
          </table:table-cell>
        </table:table-row>
        <table:table-row table:style-name="ro1">
          <table:table-cell table:style-name="ce2" office:value-type="string">
            <text:p>Loan term =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Base Monthly Payment =</text:p>
          </table:table-cell>
          <table:table-cell table:style-name="ce9" table:formula="of:=[.B14]*([.E14]/(1-(1+[.E14])^(-[.E15])))" office:value-type="currency" office:currency="USD" office:value="1814.87828284581">
            <text:p>$1,814.88</text:p>
          </table:table-cell>
          <table:table-cell table:style-name="ce6"/>
          <table:table-cell table:style-name="ce7" table:formula="of:=CONCATENATE(MOD(INDEX([$Sheet3.$A$6:$Sheet3.$A$366];MATCH(MIN([$Sheet3.$B$6:$Sheet3.$B$366]);[$Sheet3.$B$6:$Sheet3.$B$366];0);1);12);&quot; months&quot;)" office:value-type="string" office:string-value="1 months">
            <text:p>1 months</text:p>
          </table:table-cell>
          <table:table-cell table:style-name="ce6"/>
          <table:table-cell table:style-name="ce11" office:value-type="string">
            <text:p>Payoff Total: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7" office:value-type="string">
            <text:p>Standard Payment =</text:p>
          </table:table-cell>
          <table:table-cell table:style-name="ce10"/>
          <table:table-cell table:style-name="ce6"/>
          <table:table-cell table:style-name="ce11"/>
          <table:table-cell table:style-name="ce6"/>
          <table:table-cell table:style-name="ce9" table:formula="of:=[.I15]+[.B14]" office:value-type="currency" office:currency="USD" office:value="435570.876">
            <text:p>$435,570.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rtgage #4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rincipal =</text:p>
          </table:table-cell>
          <table:table-cell table:style-name="ce3" office:value-type="currency" office:currency="USD" office:value="275000">
            <text:p>$275,000.00</text:p>
          </table:table-cell>
          <table:table-cell table:style-name="ce6"/>
          <table:table-cell table:style-name="ce7" office:value-type="string">
            <text:p>Monthly Interest =</text:p>
          </table:table-cell>
          <table:table-cell table:style-name="ce8" table:formula="of:=[.B21]/12" office:value-type="float" office:value="0.005">
            <text:p>0.0050</text:p>
          </table:table-cell>
          <table:table-cell table:style-name="ce6"/>
          <table:table-cell table:style-name="ce11" office:value-type="string">
            <text:p>Payoff Term:</text:p>
          </table:table-cell>
          <table:table-cell table:style-name="ce6"/>
          <table:table-cell table:style-name="ce11" office:value-type="string">
            <text:p>Payoff Interest:</text:p>
          </table:table-cell>
        </table:table-row>
        <table:table-row table:style-name="ro1">
          <table:table-cell table:style-name="ce2" office:value-type="string">
            <text:p>Interest =</text:p>
          </table:table-cell>
          <table:table-cell table:style-name="ce4" office:value-type="percentage" office:value="0.06">
            <text:p>6.00%</text:p>
          </table:table-cell>
          <table:table-cell table:style-name="ce6"/>
          <table:table-cell table:style-name="ce7" office:value-type="string">
            <text:p>Number of Payments =</text:p>
          </table:table-cell>
          <table:table-cell table:style-name="ce6" table:formula="of:=[.B22]*12" office:value-type="float" office:value="240">
            <text:p>240</text:p>
          </table:table-cell>
          <table:table-cell table:style-name="ce6"/>
          <table:table-cell table:style-name="ce7" table:formula="of:=CONCATENATE(TRUNC(INDEX([$Sheet4.$A$6:$Sheet4.$A$366];MATCH(MIN([$Sheet4.$B$6:$Sheet4.$B$366]);[$Sheet4.$B$6:$Sheet4.$B$366];0);1)/12);&quot; years&quot;)" office:value-type="string" office:string-value="20 years">
            <text:p>20 years</text:p>
          </table:table-cell>
          <table:table-cell table:style-name="ce6"/>
          <table:table-cell table:style-name="ce12" table:formula="of:=SUM([$Sheet4.$C$6:$Sheet4.$C$366])" office:value-type="currency" office:currency="USD" office:value="197844.56185">
            <text:p>$197,844.56</text:p>
          </table:table-cell>
        </table:table-row>
        <table:table-row table:style-name="ro1">
          <table:table-cell table:style-name="ce2" office:value-type="string">
            <text:p>Loan term =</text:p>
          </table:table-cell>
          <table:table-cell table:style-name="ce5" office:value-type="float" office:value="20">
            <text:p>20</text:p>
          </table:table-cell>
          <table:table-cell table:style-name="ce6"/>
          <table:table-cell table:style-name="ce7" office:value-type="string">
            <text:p>Base Monthly Payment =</text:p>
          </table:table-cell>
          <table:table-cell table:style-name="ce9" table:formula="of:=[.B20]*([.E20]/(1-(1+[.E20])^(-[.E21])))" office:value-type="currency" office:currency="USD" office:value="1970.18541081498">
            <text:p>$1,970.19</text:p>
          </table:table-cell>
          <table:table-cell table:style-name="ce6"/>
          <table:table-cell table:style-name="ce7" table:formula="of:=CONCATENATE(MOD(INDEX([$Sheet4.$A$6:$Sheet4.$A$366];MATCH(MIN([$Sheet4.$B$6:$Sheet4.$B$366]);[$Sheet4.$B$6:$Sheet4.$B$366];0);1);12);&quot; months&quot;)" office:value-type="string" office:string-value="1 months">
            <text:p>1 months</text:p>
          </table:table-cell>
          <table:table-cell table:style-name="ce6"/>
          <table:table-cell table:style-name="ce11" office:value-type="string">
            <text:p>Payoff Total: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7" office:value-type="string">
            <text:p>Standard Payment =</text:p>
          </table:table-cell>
          <table:table-cell table:style-name="ce10"/>
          <table:table-cell table:style-name="ce6"/>
          <table:table-cell table:style-name="ce11"/>
          <table:table-cell table:style-name="ce6"/>
          <table:table-cell table:style-name="ce9" table:formula="of:=[.I21]+[.B20]" office:value-type="currency" office:currency="USD" office:value="472844.56185">
            <text:p>$472,844.56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aph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>
            <draw:frame table:end-cell-address="Graphs.L27" table:end-x="0.8118in" table:end-y="0.1421in" draw:z-index="0" draw:name="BalanceChart" draw:style-name="gr1" svg:width="8.7764in" svg:height="3.8815in" svg:x="0.0366in" svg:y="0.0378in">
              <draw:object draw:notify-on-update-of-ranges="Main.A1:Main.A1 Sheet1.B6:Sheet1.B366 Main.A7:Main.A7 Sheet2.B6:Sheet2.B366 Main.A13:Main.A13 Sheet3.B6:Sheet3.B366 Main.A19:Main.A19 Sheet4.B6:Sheet4.B3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Balance Over Time</svg:title>
              <svg:desc>A chart showing the balance of the loans over time</svg:desc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1005" table:default-cell-style-name="Default"/>
        <table:table-row table:style-name="ro2">
          <table:table-cell table:style-name="ce2" office:value-type="string">
            <text:p>P=</text:p>
          </table:table-cell>
          <table:table-cell table:style-name="ce9" table:formula="of:=[$Main.$B$2]" office:value-type="currency" office:currency="USD" office:value="275000">
            <text:p>$275,000.00</text:p>
          </table:table-cell>
          <table:table-cell table:style-name="ce24" office:value-type="string">
            <text:p>J=</text:p>
          </table:table-cell>
          <table:table-cell table:style-name="ce8" table:formula="of:=[.B2]/(12)" office:value-type="float" office:value="0.00416666666666667">
            <text:p>0.0042</text:p>
          </table:table-cell>
          <table:table-cell table:style-name="ce26"/>
          <table:table-cell table:style-name="ce27" office:value-type="string">
            <text:p>P is the principal</text:p>
          </table:table-cell>
          <table:table-cell table:style-name="ce35"/>
          <table:table-cell table:style-name="ce40"/>
          <table:table-cell table:style-name="ce44" office:value-type="string">
            <text:p>J is the (computed) monthly interes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I=</text:p>
          </table:table-cell>
          <table:table-cell table:style-name="ce17" table:formula="of:=[$Main.$B$3]" office:value-type="percentage" office:value="0.05">
            <text:p>5.00%</text:p>
          </table:table-cell>
          <table:table-cell table:style-name="ce24" office:value-type="string">
            <text:p>N=</text:p>
          </table:table-cell>
          <table:table-cell table:style-name="ce25" table:formula="of:=[.B3]*12" office:value-type="float" office:value="360">
            <text:p>360</text:p>
          </table:table-cell>
          <table:table-cell table:style-name="ce26"/>
          <table:table-cell table:style-name="ce27" office:value-type="string">
            <text:p>I is the annual interest rate</text:p>
          </table:table-cell>
          <table:table-cell table:style-name="ce35"/>
          <table:table-cell table:style-name="ce40"/>
          <table:table-cell table:style-name="ce44" office:value-type="string">
            <text:p>N is the (computed) number of months for the loan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L=</text:p>
          </table:table-cell>
          <table:table-cell table:style-name="ce18" table:formula="of:=[$Main.$B$4]" office:value-type="float" office:value="30">
            <text:p>30</text:p>
          </table:table-cell>
          <table:table-cell table:style-name="ce24" office:value-type="string">
            <text:p>M=</text:p>
          </table:table-cell>
          <table:table-cell table:style-name="ce9" table:formula="of:=[.B1]*([.D1]/(1-(1+[.D1])^(-[.D2])))" office:value-type="currency" office:currency="USD" office:value="1476.25946328338">
            <text:p>$1,476.26</text:p>
          </table:table-cell>
          <table:table-cell table:style-name="ce26"/>
          <table:table-cell table:style-name="ce27" office:value-type="string">
            <text:p>L is the period of the loan, in years</text:p>
          </table:table-cell>
          <table:table-cell table:style-name="ce35"/>
          <table:table-cell table:style-name="ce40"/>
          <table:table-cell table:style-name="ce44" office:value-type="string">
            <text:p>M is the (computed) monthly paymen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3"/>
          <table:table-cell table:style-name="ce19"/>
          <table:table-cell table:style-name="ce22" table:number-columns-repeated="3"/>
          <table:table-cell table:style-name="ce28"/>
          <table:table-cell table:style-name="ce36"/>
          <table:table-cell table:style-name="ce13"/>
          <table:table-cell table:style-name="ce45" table:number-columns-repeated="2"/>
          <table:table-cell table:number-columns-repeated="6"/>
          <table:table-cell table:style-name="ce53"/>
          <table:table-cell table:style-name="ce52" table:number-columns-repeated="2"/>
          <table:table-cell table:number-columns-repeated="1005"/>
        </table:table-row>
        <table:table-row table:style-name="ro2">
          <table:table-cell table:style-name="ce14" office:value-type="string">
            <text:p>Payment #</text:p>
          </table:table-cell>
          <table:table-cell table:style-name="ce20" office:value-type="string">
            <text:p>ending balance</text:p>
          </table:table-cell>
          <table:table-cell table:style-name="ce20" office:value-type="string">
            <text:p>interest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payment</text:p>
          </table:table-cell>
          <table:table-cell table:style-name="ce29"/>
          <table:table-cell table:style-name="ce37" office:value-type="string">
            <text:p>actual payment</text:p>
          </table:table-cell>
          <table:table-cell table:style-name="ce40"/>
          <table:table-cell table:style-name="ce46" office:value-type="string">
            <text:p>standard payment =</text:p>
          </table:table-cell>
          <table:table-cell table:style-name="ce49" table:formula="of:=[$Main.$E$5]" office:value-type="currency" office:currency="USD" office:value="0">
            <text:p>$0.00</text:p>
          </table:table-cell>
          <table:table-cell table:number-columns-repeated="6"/>
          <table:table-cell table:style-name="ce53" table:number-columns-repeated="3"/>
          <table:table-cell table:number-columns-repeated="1005"/>
        </table:table-row>
        <table:table-row table:style-name="ro2">
          <table:table-cell table:style-name="ce15" office:value-type="float" office:value="0">
            <text:p>0</text:p>
          </table:table-cell>
          <table:table-cell table:style-name="ce21" table:formula="of:=[.B1]" office:value-type="currency" office:currency="USD" office:value="275000">
            <text:p>$275,000.00</text:p>
          </table:table-cell>
          <table:table-cell table:style-name="ce21" table:number-columns-repeated="3"/>
          <table:table-cell table:style-name="ce30" office:value-type="string">
            <text:p>date</text:p>
          </table:table-cell>
          <table:table-cell table:style-name="ce38"/>
          <table:table-cell table:style-name="ce41" office:value-type="string">
            <text:p>check #</text:p>
          </table:table-cell>
          <table:table-cell table:style-name="ce47" office:value-type="string">
            <text:p><text:s/>notes</text:p>
          </table:table-cell>
          <table:table-cell table:number-columns-repeated="7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]+1" office:value-type="float" office:value="1">
            <text:p>1</text:p>
          </table:table-cell>
          <table:table-cell table:style-name="ce21" table:formula="of:=IF(OR(EXACT([.B6];&quot;&quot;);[.B6]&lt;=0);&quot;&quot;;ROUND([.B6]-[.D7];2))" office:value-type="currency" office:currency="USD" office:value="274669.57">
            <text:p>$274,669.57</text:p>
          </table:table-cell>
          <table:table-cell table:style-name="ce21" table:formula="of:=IF(OR(EXACT([.B6];&quot;&quot;);[.B6]&lt;=0);&quot;&quot;;[.B6]*[.$D$1])" office:value-type="currency" office:currency="USD" office:value="1145.83333333333">
            <text:p>$1,145.83</text:p>
          </table:table-cell>
          <table:table-cell table:style-name="ce21" table:formula="of:=IF(OR(EXACT([.B6];&quot;&quot;);[.B6]&lt;=0);&quot;&quot;;[.E7]-[.C7])" office:value-type="currency" office:currency="USD" office:value="330.426129950051">
            <text:p>$330.43</text:p>
          </table:table-cell>
          <table:table-cell table:style-name="ce21" table:formula="of:=IF(OR(EXACT([.B6];&quot;&quot;);[.B6]&lt;=0);&quot;&quot;;IF([.G7]&gt;0;[.G7];MIN([.B6]+[.C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number-columns-repeated="7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]+1" office:value-type="float" office:value="2">
            <text:p>2</text:p>
          </table:table-cell>
          <table:table-cell table:style-name="ce21" table:formula="of:=IF(OR(EXACT([.B7];&quot;&quot;);[.B7]&lt;=0);&quot;&quot;;ROUND([.B7]-[.D8];2))" office:value-type="currency" office:currency="USD" office:value="274337.77">
            <text:p>$274,337.77</text:p>
          </table:table-cell>
          <table:table-cell table:style-name="ce21" table:formula="of:=IF(OR(EXACT([.B7];&quot;&quot;);[.B7]&lt;=0);&quot;&quot;;[.B7]*[.$D$1])" office:value-type="currency" office:currency="USD" office:value="1144.45654166667">
            <text:p>$1,144.46</text:p>
          </table:table-cell>
          <table:table-cell table:style-name="ce21" table:formula="of:=IF(OR(EXACT([.B7];&quot;&quot;);[.B7]&lt;=0);&quot;&quot;;[.E8]-[.C8])" office:value-type="currency" office:currency="USD" office:value="331.802921616718">
            <text:p>$331.80</text:p>
          </table:table-cell>
          <table:table-cell table:style-name="ce21" table:formula="of:=IF(OR(EXACT([.B7];&quot;&quot;);[.B7]&lt;=0);&quot;&quot;;IF([.G8]&gt;0;[.G8];MIN([.B7]+[.C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erm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]+1" office:value-type="float" office:value="3">
            <text:p>3</text:p>
          </table:table-cell>
          <table:table-cell table:style-name="ce21" table:formula="of:=IF(OR(EXACT([.B8];&quot;&quot;);[.B8]&lt;=0);&quot;&quot;;ROUND([.B8]-[.D9];2))" office:value-type="currency" office:currency="USD" office:value="274004.58">
            <text:p>$274,004.58</text:p>
          </table:table-cell>
          <table:table-cell table:style-name="ce21" table:formula="of:=IF(OR(EXACT([.B8];&quot;&quot;);[.B8]&lt;=0);&quot;&quot;;[.B8]*[.$D$1])" office:value-type="currency" office:currency="USD" office:value="1143.07404166667">
            <text:p>$1,143.07</text:p>
          </table:table-cell>
          <table:table-cell table:style-name="ce21" table:formula="of:=IF(OR(EXACT([.B8];&quot;&quot;);[.B8]&lt;=0);&quot;&quot;;[.E9]-[.C9])" office:value-type="currency" office:currency="USD" office:value="333.185421616718">
            <text:p>$333.19</text:p>
          </table:table-cell>
          <table:table-cell table:style-name="ce21" table:formula="of:=IF(OR(EXACT([.B8];&quot;&quot;);[.B8]&lt;=0);&quot;&quot;;IF([.G9]&gt;0;[.G9];MIN([.B8]+[.C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TRUNC(INDEX([.$A$6:.$A$366];MATCH(MIN([.$B$6:.$B$366]);[.$B$6:.$B$366];0);1)/12);&quot; years&quot;)" office:value-type="string" office:string-value="30 years">
            <text:p>30 year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]+1" office:value-type="float" office:value="4">
            <text:p>4</text:p>
          </table:table-cell>
          <table:table-cell table:style-name="ce21" table:formula="of:=IF(OR(EXACT([.B9];&quot;&quot;);[.B9]&lt;=0);&quot;&quot;;ROUND([.B9]-[.D10];2))" office:value-type="currency" office:currency="USD" office:value="273670.01">
            <text:p>$273,670.01</text:p>
          </table:table-cell>
          <table:table-cell table:style-name="ce21" table:formula="of:=IF(OR(EXACT([.B9];&quot;&quot;);[.B9]&lt;=0);&quot;&quot;;[.B9]*[.$D$1])" office:value-type="currency" office:currency="USD" office:value="1141.68575">
            <text:p>$1,141.69</text:p>
          </table:table-cell>
          <table:table-cell table:style-name="ce21" table:formula="of:=IF(OR(EXACT([.B9];&quot;&quot;);[.B9]&lt;=0);&quot;&quot;;[.E10]-[.C10])" office:value-type="currency" office:currency="USD" office:value="334.573713283384">
            <text:p>$334.57</text:p>
          </table:table-cell>
          <table:table-cell table:style-name="ce21" table:formula="of:=IF(OR(EXACT([.B9];&quot;&quot;);[.B9]&lt;=0);&quot;&quot;;IF([.G10]&gt;0;[.G10];MIN([.B9]+[.C10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MOD(INDEX([.$A$6:.$A$366];MATCH(MIN([.$B$6:.$B$366]);[.$B$6:.$B$366];0);1);12);&quot; months&quot;)" office:value-type="string" office:string-value="0 months">
            <text:p>0 month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]+1" office:value-type="float" office:value="5">
            <text:p>5</text:p>
          </table:table-cell>
          <table:table-cell table:style-name="ce21" table:formula="of:=IF(OR(EXACT([.B10];&quot;&quot;);[.B10]&lt;=0);&quot;&quot;;ROUND([.B10]-[.D11];2))" office:value-type="currency" office:currency="USD" office:value="273334.04">
            <text:p>$273,334.04</text:p>
          </table:table-cell>
          <table:table-cell table:style-name="ce21" table:formula="of:=IF(OR(EXACT([.B10];&quot;&quot;);[.B10]&lt;=0);&quot;&quot;;[.B10]*[.$D$1])" office:value-type="currency" office:currency="USD" office:value="1140.29170833333">
            <text:p>$1,140.29</text:p>
          </table:table-cell>
          <table:table-cell table:style-name="ce21" table:formula="of:=IF(OR(EXACT([.B10];&quot;&quot;);[.B10]&lt;=0);&quot;&quot;;[.E11]-[.C11])" office:value-type="currency" office:currency="USD" office:value="335.967754950051">
            <text:p>$335.97</text:p>
          </table:table-cell>
          <table:table-cell table:style-name="ce21" table:formula="of:=IF(OR(EXACT([.B10];&quot;&quot;);[.B10]&lt;=0);&quot;&quot;;IF([.G11]&gt;0;[.G11];MIN([.B10]+[.C1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]+1" office:value-type="float" office:value="6">
            <text:p>6</text:p>
          </table:table-cell>
          <table:table-cell table:style-name="ce21" table:formula="of:=IF(OR(EXACT([.B11];&quot;&quot;);[.B11]&lt;=0);&quot;&quot;;ROUND([.B11]-[.D12];2))" office:value-type="currency" office:currency="USD" office:value="272996.67">
            <text:p>$272,996.67</text:p>
          </table:table-cell>
          <table:table-cell table:style-name="ce21" table:formula="of:=IF(OR(EXACT([.B11];&quot;&quot;);[.B11]&lt;=0);&quot;&quot;;[.B11]*[.$D$1])" office:value-type="currency" office:currency="USD" office:value="1138.89183333333">
            <text:p>$1,138.89</text:p>
          </table:table-cell>
          <table:table-cell table:style-name="ce21" table:formula="of:=IF(OR(EXACT([.B11];&quot;&quot;);[.B11]&lt;=0);&quot;&quot;;[.E12]-[.C12])" office:value-type="currency" office:currency="USD" office:value="337.367629950051">
            <text:p>$337.37</text:p>
          </table:table-cell>
          <table:table-cell table:style-name="ce21" table:formula="of:=IF(OR(EXACT([.B11];&quot;&quot;);[.B11]&lt;=0);&quot;&quot;;IF([.G12]&gt;0;[.G12];MIN([.B11]+[.C12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Interest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]+1" office:value-type="float" office:value="7">
            <text:p>7</text:p>
          </table:table-cell>
          <table:table-cell table:style-name="ce21" table:formula="of:=IF(OR(EXACT([.B12];&quot;&quot;);[.B12]&lt;=0);&quot;&quot;;ROUND([.B12]-[.D13];2))" office:value-type="currency" office:currency="USD" office:value="272657.9">
            <text:p>$272,657.90</text:p>
          </table:table-cell>
          <table:table-cell table:style-name="ce21" table:formula="of:=IF(OR(EXACT([.B12];&quot;&quot;);[.B12]&lt;=0);&quot;&quot;;[.B12]*[.$D$1])" office:value-type="currency" office:currency="USD" office:value="1137.486125">
            <text:p>$1,137.49</text:p>
          </table:table-cell>
          <table:table-cell table:style-name="ce21" table:formula="of:=IF(OR(EXACT([.B12];&quot;&quot;);[.B12]&lt;=0);&quot;&quot;;[.E13]-[.C13])" office:value-type="currency" office:currency="USD" office:value="338.773338283384">
            <text:p>$338.77</text:p>
          </table:table-cell>
          <table:table-cell table:style-name="ce21" table:formula="of:=IF(OR(EXACT([.B12];&quot;&quot;);[.B12]&lt;=0);&quot;&quot;;IF([.G13]&gt;0;[.G13];MIN([.B12]+[.C1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2" table:formula="of:=SUM([.$C$6:.$C$366])" office:value-type="currency" office:currency="USD" office:value="256453.336166667">
            <text:p>$256,453.34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]+1" office:value-type="float" office:value="8">
            <text:p>8</text:p>
          </table:table-cell>
          <table:table-cell table:style-name="ce21" table:formula="of:=IF(OR(EXACT([.B13];&quot;&quot;);[.B13]&lt;=0);&quot;&quot;;ROUND([.B13]-[.D14];2))" office:value-type="currency" office:currency="USD" office:value="272317.72">
            <text:p>$272,317.72</text:p>
          </table:table-cell>
          <table:table-cell table:style-name="ce21" table:formula="of:=IF(OR(EXACT([.B13];&quot;&quot;);[.B13]&lt;=0);&quot;&quot;;[.B13]*[.$D$1])" office:value-type="currency" office:currency="USD" office:value="1136.07458333333">
            <text:p>$1,136.07</text:p>
          </table:table-cell>
          <table:table-cell table:style-name="ce21" table:formula="of:=IF(OR(EXACT([.B13];&quot;&quot;);[.B13]&lt;=0);&quot;&quot;;[.E14]-[.C14])" office:value-type="currency" office:currency="USD" office:value="340.184879950051">
            <text:p>$340.18</text:p>
          </table:table-cell>
          <table:table-cell table:style-name="ce21" table:formula="of:=IF(OR(EXACT([.B13];&quot;&quot;);[.B13]&lt;=0);&quot;&quot;;IF([.G14]&gt;0;[.G14];MIN([.B13]+[.C14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otal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]+1" office:value-type="float" office:value="9">
            <text:p>9</text:p>
          </table:table-cell>
          <table:table-cell table:style-name="ce21" table:formula="of:=IF(OR(EXACT([.B14];&quot;&quot;);[.B14]&lt;=0);&quot;&quot;;ROUND([.B14]-[.D15];2))" office:value-type="currency" office:currency="USD" office:value="271976.12">
            <text:p>$271,976.12</text:p>
          </table:table-cell>
          <table:table-cell table:style-name="ce21" table:formula="of:=IF(OR(EXACT([.B14];&quot;&quot;);[.B14]&lt;=0);&quot;&quot;;[.B14]*[.$D$1])" office:value-type="currency" office:currency="USD" office:value="1134.65716666667">
            <text:p>$1,134.66</text:p>
          </table:table-cell>
          <table:table-cell table:style-name="ce21" table:formula="of:=IF(OR(EXACT([.B14];&quot;&quot;);[.B14]&lt;=0);&quot;&quot;;[.E15]-[.C15])" office:value-type="currency" office:currency="USD" office:value="341.602296616718">
            <text:p>$341.60</text:p>
          </table:table-cell>
          <table:table-cell table:style-name="ce21" table:formula="of:=IF(OR(EXACT([.B14];&quot;&quot;);[.B14]&lt;=0);&quot;&quot;;IF([.G15]&gt;0;[.G15];MIN([.B14]+[.C1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9" table:formula="of:=[.J13]+[.$B$1]" office:value-type="currency" office:currency="USD" office:value="531453.336166667">
            <text:p>$531,453.34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]+1" office:value-type="float" office:value="10">
            <text:p>10</text:p>
          </table:table-cell>
          <table:table-cell table:style-name="ce21" table:formula="of:=IF(OR(EXACT([.B15];&quot;&quot;);[.B15]&lt;=0);&quot;&quot;;ROUND([.B15]-[.D16];2))" office:value-type="currency" office:currency="USD" office:value="271633.09">
            <text:p>$271,633.09</text:p>
          </table:table-cell>
          <table:table-cell table:style-name="ce21" table:formula="of:=IF(OR(EXACT([.B15];&quot;&quot;);[.B15]&lt;=0);&quot;&quot;;[.B15]*[.$D$1])" office:value-type="currency" office:currency="USD" office:value="1133.23383333333">
            <text:p>$1,133.23</text:p>
          </table:table-cell>
          <table:table-cell table:style-name="ce21" table:formula="of:=IF(OR(EXACT([.B15];&quot;&quot;);[.B15]&lt;=0);&quot;&quot;;[.E16]-[.C16])" office:value-type="currency" office:currency="USD" office:value="343.025629950051">
            <text:p>$343.03</text:p>
          </table:table-cell>
          <table:table-cell table:style-name="ce21" table:formula="of:=IF(OR(EXACT([.B15];&quot;&quot;);[.B15]&lt;=0);&quot;&quot;;IF([.G16]&gt;0;[.G16];MIN([.B15]+[.C16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]+1" office:value-type="float" office:value="11">
            <text:p>11</text:p>
          </table:table-cell>
          <table:table-cell table:style-name="ce21" table:formula="of:=IF(OR(EXACT([.B16];&quot;&quot;);[.B16]&lt;=0);&quot;&quot;;ROUND([.B16]-[.D17];2))" office:value-type="currency" office:currency="USD" office:value="271288.64">
            <text:p>$271,288.64</text:p>
          </table:table-cell>
          <table:table-cell table:style-name="ce21" table:formula="of:=IF(OR(EXACT([.B16];&quot;&quot;);[.B16]&lt;=0);&quot;&quot;;[.B16]*[.$D$1])" office:value-type="currency" office:currency="USD" office:value="1131.80454166667">
            <text:p>$1,131.80</text:p>
          </table:table-cell>
          <table:table-cell table:style-name="ce21" table:formula="of:=IF(OR(EXACT([.B16];&quot;&quot;);[.B16]&lt;=0);&quot;&quot;;[.E17]-[.C17])" office:value-type="currency" office:currency="USD" office:value="344.454921616717">
            <text:p>$344.45</text:p>
          </table:table-cell>
          <table:table-cell table:style-name="ce21" table:formula="of:=IF(OR(EXACT([.B16];&quot;&quot;);[.B16]&lt;=0);&quot;&quot;;IF([.G17]&gt;0;[.G17];MIN([.B16]+[.C1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]+1" office:value-type="float" office:value="12">
            <text:p>12</text:p>
          </table:table-cell>
          <table:table-cell table:style-name="ce22" table:formula="of:=IF(OR(EXACT([.B17];&quot;&quot;);[.B17]&lt;=0);&quot;&quot;;ROUND([.B17]-[.D18];2))" office:value-type="currency" office:currency="USD" office:value="270942.75">
            <text:p>$270,942.75</text:p>
          </table:table-cell>
          <table:table-cell table:style-name="ce22" table:formula="of:=IF(OR(EXACT([.B17];&quot;&quot;);[.B17]&lt;=0);&quot;&quot;;[.B17]*[.$D$1])" office:value-type="currency" office:currency="USD" office:value="1130.36933333333">
            <text:p>$1,130.37</text:p>
          </table:table-cell>
          <table:table-cell table:style-name="ce22" table:formula="of:=IF(OR(EXACT([.B17];&quot;&quot;);[.B17]&lt;=0);&quot;&quot;;[.E18]-[.C18])" office:value-type="currency" office:currency="USD" office:value="345.890129950051">
            <text:p>$345.89</text:p>
          </table:table-cell>
          <table:table-cell table:style-name="ce22" table:formula="of:=IF(OR(EXACT([.B17];&quot;&quot;);[.B17]&lt;=0);&quot;&quot;;IF([.G18]&gt;0;[.G18];MIN([.B17]+[.C1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">
            <text:p>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]+1" office:value-type="float" office:value="13">
            <text:p>13</text:p>
          </table:table-cell>
          <table:table-cell table:style-name="ce21" table:formula="of:=IF(OR(EXACT([.B18];&quot;&quot;);[.B18]&lt;=0);&quot;&quot;;ROUND([.B18]-[.D19];2))" office:value-type="currency" office:currency="USD" office:value="270595.42">
            <text:p>$270,595.42</text:p>
          </table:table-cell>
          <table:table-cell table:style-name="ce21" table:formula="of:=IF(OR(EXACT([.B18];&quot;&quot;);[.B18]&lt;=0);&quot;&quot;;[.B18]*[.$D$1])" office:value-type="currency" office:currency="USD" office:value="1128.928125">
            <text:p>$1,128.93</text:p>
          </table:table-cell>
          <table:table-cell table:style-name="ce21" table:formula="of:=IF(OR(EXACT([.B18];&quot;&quot;);[.B18]&lt;=0);&quot;&quot;;[.E19]-[.C19])" office:value-type="currency" office:currency="USD" office:value="347.331338283384">
            <text:p>$347.33</text:p>
          </table:table-cell>
          <table:table-cell table:style-name="ce21" table:formula="of:=IF(OR(EXACT([.B18];&quot;&quot;);[.B18]&lt;=0);&quot;&quot;;IF([.G19]&gt;0;[.G19];MIN([.B18]+[.C1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]+1" office:value-type="float" office:value="14">
            <text:p>14</text:p>
          </table:table-cell>
          <table:table-cell table:style-name="ce21" table:formula="of:=IF(OR(EXACT([.B19];&quot;&quot;);[.B19]&lt;=0);&quot;&quot;;ROUND([.B19]-[.D20];2))" office:value-type="currency" office:currency="USD" office:value="270246.64">
            <text:p>$270,246.64</text:p>
          </table:table-cell>
          <table:table-cell table:style-name="ce21" table:formula="of:=IF(OR(EXACT([.B19];&quot;&quot;);[.B19]&lt;=0);&quot;&quot;;[.B19]*[.$D$1])" office:value-type="currency" office:currency="USD" office:value="1127.48091666667">
            <text:p>$1,127.48</text:p>
          </table:table-cell>
          <table:table-cell table:style-name="ce21" table:formula="of:=IF(OR(EXACT([.B19];&quot;&quot;);[.B19]&lt;=0);&quot;&quot;;[.E20]-[.C20])" office:value-type="currency" office:currency="USD" office:value="348.778546616718">
            <text:p>$348.78</text:p>
          </table:table-cell>
          <table:table-cell table:style-name="ce21" table:formula="of:=IF(OR(EXACT([.B19];&quot;&quot;);[.B19]&lt;=0);&quot;&quot;;IF([.G20]&gt;0;[.G20];MIN([.B19]+[.C20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]+1" office:value-type="float" office:value="15">
            <text:p>15</text:p>
          </table:table-cell>
          <table:table-cell table:style-name="ce21" table:formula="of:=IF(OR(EXACT([.B20];&quot;&quot;);[.B20]&lt;=0);&quot;&quot;;ROUND([.B20]-[.D21];2))" office:value-type="currency" office:currency="USD" office:value="269896.41">
            <text:p>$269,896.41</text:p>
          </table:table-cell>
          <table:table-cell table:style-name="ce21" table:formula="of:=IF(OR(EXACT([.B20];&quot;&quot;);[.B20]&lt;=0);&quot;&quot;;[.B20]*[.$D$1])" office:value-type="currency" office:currency="USD" office:value="1126.02766666667">
            <text:p>$1,126.03</text:p>
          </table:table-cell>
          <table:table-cell table:style-name="ce21" table:formula="of:=IF(OR(EXACT([.B20];&quot;&quot;);[.B20]&lt;=0);&quot;&quot;;[.E21]-[.C21])" office:value-type="currency" office:currency="USD" office:value="350.231796616718">
            <text:p>$350.23</text:p>
          </table:table-cell>
          <table:table-cell table:style-name="ce21" table:formula="of:=IF(OR(EXACT([.B20];&quot;&quot;);[.B20]&lt;=0);&quot;&quot;;IF([.G21]&gt;0;[.G21];MIN([.B20]+[.C2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]+1" office:value-type="float" office:value="16">
            <text:p>16</text:p>
          </table:table-cell>
          <table:table-cell table:style-name="ce21" table:formula="of:=IF(OR(EXACT([.B21];&quot;&quot;);[.B21]&lt;=0);&quot;&quot;;ROUND([.B21]-[.D22];2))" office:value-type="currency" office:currency="USD" office:value="269544.72">
            <text:p>$269,544.72</text:p>
          </table:table-cell>
          <table:table-cell table:style-name="ce21" table:formula="of:=IF(OR(EXACT([.B21];&quot;&quot;);[.B21]&lt;=0);&quot;&quot;;[.B21]*[.$D$1])" office:value-type="currency" office:currency="USD" office:value="1124.568375">
            <text:p>$1,124.57</text:p>
          </table:table-cell>
          <table:table-cell table:style-name="ce21" table:formula="of:=IF(OR(EXACT([.B21];&quot;&quot;);[.B21]&lt;=0);&quot;&quot;;[.E22]-[.C22])" office:value-type="currency" office:currency="USD" office:value="351.691088283384">
            <text:p>$351.69</text:p>
          </table:table-cell>
          <table:table-cell table:style-name="ce21" table:formula="of:=IF(OR(EXACT([.B21];&quot;&quot;);[.B21]&lt;=0);&quot;&quot;;IF([.G22]&gt;0;[.G22];MIN([.B21]+[.C22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]+1" office:value-type="float" office:value="17">
            <text:p>17</text:p>
          </table:table-cell>
          <table:table-cell table:style-name="ce21" table:formula="of:=IF(OR(EXACT([.B22];&quot;&quot;);[.B22]&lt;=0);&quot;&quot;;ROUND([.B22]-[.D23];2))" office:value-type="currency" office:currency="USD" office:value="269191.56">
            <text:p>$269,191.56</text:p>
          </table:table-cell>
          <table:table-cell table:style-name="ce21" table:formula="of:=IF(OR(EXACT([.B22];&quot;&quot;);[.B22]&lt;=0);&quot;&quot;;[.B22]*[.$D$1])" office:value-type="currency" office:currency="USD" office:value="1123.103">
            <text:p>$1,123.10</text:p>
          </table:table-cell>
          <table:table-cell table:style-name="ce21" table:formula="of:=IF(OR(EXACT([.B22];&quot;&quot;);[.B22]&lt;=0);&quot;&quot;;[.E23]-[.C23])" office:value-type="currency" office:currency="USD" office:value="353.156463283384">
            <text:p>$353.16</text:p>
          </table:table-cell>
          <table:table-cell table:style-name="ce21" table:formula="of:=IF(OR(EXACT([.B22];&quot;&quot;);[.B22]&lt;=0);&quot;&quot;;IF([.G23]&gt;0;[.G23];MIN([.B22]+[.C2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]+1" office:value-type="float" office:value="18">
            <text:p>18</text:p>
          </table:table-cell>
          <table:table-cell table:style-name="ce21" table:formula="of:=IF(OR(EXACT([.B23];&quot;&quot;);[.B23]&lt;=0);&quot;&quot;;ROUND([.B23]-[.D24];2))" office:value-type="currency" office:currency="USD" office:value="268836.93">
            <text:p>$268,836.93</text:p>
          </table:table-cell>
          <table:table-cell table:style-name="ce21" table:formula="of:=IF(OR(EXACT([.B23];&quot;&quot;);[.B23]&lt;=0);&quot;&quot;;[.B23]*[.$D$1])" office:value-type="currency" office:currency="USD" office:value="1121.6315">
            <text:p>$1,121.63</text:p>
          </table:table-cell>
          <table:table-cell table:style-name="ce21" table:formula="of:=IF(OR(EXACT([.B23];&quot;&quot;);[.B23]&lt;=0);&quot;&quot;;[.E24]-[.C24])" office:value-type="currency" office:currency="USD" office:value="354.627963283384">
            <text:p>$354.63</text:p>
          </table:table-cell>
          <table:table-cell table:style-name="ce21" table:formula="of:=IF(OR(EXACT([.B23];&quot;&quot;);[.B23]&lt;=0);&quot;&quot;;IF([.G24]&gt;0;[.G24];MIN([.B23]+[.C24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]+1" office:value-type="float" office:value="19">
            <text:p>19</text:p>
          </table:table-cell>
          <table:table-cell table:style-name="ce21" table:formula="of:=IF(OR(EXACT([.B24];&quot;&quot;);[.B24]&lt;=0);&quot;&quot;;ROUND([.B24]-[.D25];2))" office:value-type="currency" office:currency="USD" office:value="268480.82">
            <text:p>$268,480.82</text:p>
          </table:table-cell>
          <table:table-cell table:style-name="ce21" table:formula="of:=IF(OR(EXACT([.B24];&quot;&quot;);[.B24]&lt;=0);&quot;&quot;;[.B24]*[.$D$1])" office:value-type="currency" office:currency="USD" office:value="1120.153875">
            <text:p>$1,120.15</text:p>
          </table:table-cell>
          <table:table-cell table:style-name="ce21" table:formula="of:=IF(OR(EXACT([.B24];&quot;&quot;);[.B24]&lt;=0);&quot;&quot;;[.E25]-[.C25])" office:value-type="currency" office:currency="USD" office:value="356.105588283384">
            <text:p>$356.11</text:p>
          </table:table-cell>
          <table:table-cell table:style-name="ce21" table:formula="of:=IF(OR(EXACT([.B24];&quot;&quot;);[.B24]&lt;=0);&quot;&quot;;IF([.G25]&gt;0;[.G25];MIN([.B24]+[.C2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]+1" office:value-type="float" office:value="20">
            <text:p>20</text:p>
          </table:table-cell>
          <table:table-cell table:style-name="ce21" table:formula="of:=IF(OR(EXACT([.B25];&quot;&quot;);[.B25]&lt;=0);&quot;&quot;;ROUND([.B25]-[.D26];2))" office:value-type="currency" office:currency="USD" office:value="268123.23">
            <text:p>$268,123.23</text:p>
          </table:table-cell>
          <table:table-cell table:style-name="ce21" table:formula="of:=IF(OR(EXACT([.B25];&quot;&quot;);[.B25]&lt;=0);&quot;&quot;;[.B25]*[.$D$1])" office:value-type="currency" office:currency="USD" office:value="1118.67008333333">
            <text:p>$1,118.67</text:p>
          </table:table-cell>
          <table:table-cell table:style-name="ce21" table:formula="of:=IF(OR(EXACT([.B25];&quot;&quot;);[.B25]&lt;=0);&quot;&quot;;[.E26]-[.C26])" office:value-type="currency" office:currency="USD" office:value="357.589379950051">
            <text:p>$357.59</text:p>
          </table:table-cell>
          <table:table-cell table:style-name="ce21" table:formula="of:=IF(OR(EXACT([.B25];&quot;&quot;);[.B25]&lt;=0);&quot;&quot;;IF([.G26]&gt;0;[.G26];MIN([.B25]+[.C26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]+1" office:value-type="float" office:value="21">
            <text:p>21</text:p>
          </table:table-cell>
          <table:table-cell table:style-name="ce21" table:formula="of:=IF(OR(EXACT([.B26];&quot;&quot;);[.B26]&lt;=0);&quot;&quot;;ROUND([.B26]-[.D27];2))" office:value-type="currency" office:currency="USD" office:value="267764.15">
            <text:p>$267,764.15</text:p>
          </table:table-cell>
          <table:table-cell table:style-name="ce21" table:formula="of:=IF(OR(EXACT([.B26];&quot;&quot;);[.B26]&lt;=0);&quot;&quot;;[.B26]*[.$D$1])" office:value-type="currency" office:currency="USD" office:value="1117.180125">
            <text:p>$1,117.18</text:p>
          </table:table-cell>
          <table:table-cell table:style-name="ce21" table:formula="of:=IF(OR(EXACT([.B26];&quot;&quot;);[.B26]&lt;=0);&quot;&quot;;[.E27]-[.C27])" office:value-type="currency" office:currency="USD" office:value="359.079338283384">
            <text:p>$359.08</text:p>
          </table:table-cell>
          <table:table-cell table:style-name="ce21" table:formula="of:=IF(OR(EXACT([.B26];&quot;&quot;);[.B26]&lt;=0);&quot;&quot;;IF([.G27]&gt;0;[.G27];MIN([.B26]+[.C2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ce38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]+1" office:value-type="float" office:value="22">
            <text:p>22</text:p>
          </table:table-cell>
          <table:table-cell table:style-name="ce21" table:formula="of:=IF(OR(EXACT([.B27];&quot;&quot;);[.B27]&lt;=0);&quot;&quot;;ROUND([.B27]-[.D28];2))" office:value-type="currency" office:currency="USD" office:value="267403.57">
            <text:p>$267,403.57</text:p>
          </table:table-cell>
          <table:table-cell table:style-name="ce21" table:formula="of:=IF(OR(EXACT([.B27];&quot;&quot;);[.B27]&lt;=0);&quot;&quot;;[.B27]*[.$D$1])" office:value-type="currency" office:currency="USD" office:value="1115.68395833333">
            <text:p>$1,115.68</text:p>
          </table:table-cell>
          <table:table-cell table:style-name="ce21" table:formula="of:=IF(OR(EXACT([.B27];&quot;&quot;);[.B27]&lt;=0);&quot;&quot;;[.E28]-[.C28])" office:value-type="currency" office:currency="USD" office:value="360.575504950051">
            <text:p>$360.58</text:p>
          </table:table-cell>
          <table:table-cell table:style-name="ce21" table:formula="of:=IF(OR(EXACT([.B27];&quot;&quot;);[.B27]&lt;=0);&quot;&quot;;IF([.G28]&gt;0;[.G28];MIN([.B27]+[.C2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]+1" office:value-type="float" office:value="23">
            <text:p>23</text:p>
          </table:table-cell>
          <table:table-cell table:style-name="ce21" table:formula="of:=IF(OR(EXACT([.B28];&quot;&quot;);[.B28]&lt;=0);&quot;&quot;;ROUND([.B28]-[.D29];2))" office:value-type="currency" office:currency="USD" office:value="267041.49">
            <text:p>$267,041.49</text:p>
          </table:table-cell>
          <table:table-cell table:style-name="ce21" table:formula="of:=IF(OR(EXACT([.B28];&quot;&quot;);[.B28]&lt;=0);&quot;&quot;;[.B28]*[.$D$1])" office:value-type="currency" office:currency="USD" office:value="1114.18154166667">
            <text:p>$1,114.18</text:p>
          </table:table-cell>
          <table:table-cell table:style-name="ce21" table:formula="of:=IF(OR(EXACT([.B28];&quot;&quot;);[.B28]&lt;=0);&quot;&quot;;[.E29]-[.C29])" office:value-type="currency" office:currency="USD" office:value="362.077921616718">
            <text:p>$362.08</text:p>
          </table:table-cell>
          <table:table-cell table:style-name="ce21" table:formula="of:=IF(OR(EXACT([.B28];&quot;&quot;);[.B28]&lt;=0);&quot;&quot;;IF([.G29]&gt;0;[.G29];MIN([.B28]+[.C2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ce21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]+1" office:value-type="float" office:value="24">
            <text:p>24</text:p>
          </table:table-cell>
          <table:table-cell table:style-name="ce22" table:formula="of:=IF(OR(EXACT([.B29];&quot;&quot;);[.B29]&lt;=0);&quot;&quot;;ROUND([.B29]-[.D30];2))" office:value-type="currency" office:currency="USD" office:value="266677.9">
            <text:p>$266,677.90</text:p>
          </table:table-cell>
          <table:table-cell table:style-name="ce22" table:formula="of:=IF(OR(EXACT([.B29];&quot;&quot;);[.B29]&lt;=0);&quot;&quot;;[.B29]*[.$D$1])" office:value-type="currency" office:currency="USD" office:value="1112.672875">
            <text:p>$1,112.67</text:p>
          </table:table-cell>
          <table:table-cell table:style-name="ce22" table:formula="of:=IF(OR(EXACT([.B29];&quot;&quot;);[.B29]&lt;=0);&quot;&quot;;[.E30]-[.C30])" office:value-type="currency" office:currency="USD" office:value="363.586588283384">
            <text:p>$363.59</text:p>
          </table:table-cell>
          <table:table-cell table:style-name="ce22" table:formula="of:=IF(OR(EXACT([.B29];&quot;&quot;);[.B29]&lt;=0);&quot;&quot;;IF([.G30]&gt;0;[.G30];MIN([.B29]+[.C3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">
            <text:p>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]+1" office:value-type="float" office:value="25">
            <text:p>25</text:p>
          </table:table-cell>
          <table:table-cell table:style-name="ce21" table:formula="of:=IF(OR(EXACT([.B30];&quot;&quot;);[.B30]&lt;=0);&quot;&quot;;ROUND([.B30]-[.D31];2))" office:value-type="currency" office:currency="USD" office:value="266312.8">
            <text:p>$266,312.80</text:p>
          </table:table-cell>
          <table:table-cell table:style-name="ce21" table:formula="of:=IF(OR(EXACT([.B30];&quot;&quot;);[.B30]&lt;=0);&quot;&quot;;[.B30]*[.$D$1])" office:value-type="currency" office:currency="USD" office:value="1111.15791666667">
            <text:p>$1,111.16</text:p>
          </table:table-cell>
          <table:table-cell table:style-name="ce21" table:formula="of:=IF(OR(EXACT([.B30];&quot;&quot;);[.B30]&lt;=0);&quot;&quot;;[.E31]-[.C31])" office:value-type="currency" office:currency="USD" office:value="365.101546616718">
            <text:p>$365.10</text:p>
          </table:table-cell>
          <table:table-cell table:style-name="ce21" table:formula="of:=IF(OR(EXACT([.B30];&quot;&quot;);[.B30]&lt;=0);&quot;&quot;;IF([.G31]&gt;0;[.G31];MIN([.B30]+[.C3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]+1" office:value-type="float" office:value="26">
            <text:p>26</text:p>
          </table:table-cell>
          <table:table-cell table:style-name="ce21" table:formula="of:=IF(OR(EXACT([.B31];&quot;&quot;);[.B31]&lt;=0);&quot;&quot;;ROUND([.B31]-[.D32];2))" office:value-type="currency" office:currency="USD" office:value="265946.18">
            <text:p>$265,946.18</text:p>
          </table:table-cell>
          <table:table-cell table:style-name="ce21" table:formula="of:=IF(OR(EXACT([.B31];&quot;&quot;);[.B31]&lt;=0);&quot;&quot;;[.B31]*[.$D$1])" office:value-type="currency" office:currency="USD" office:value="1109.63666666667">
            <text:p>$1,109.64</text:p>
          </table:table-cell>
          <table:table-cell table:style-name="ce21" table:formula="of:=IF(OR(EXACT([.B31];&quot;&quot;);[.B31]&lt;=0);&quot;&quot;;[.E32]-[.C32])" office:value-type="currency" office:currency="USD" office:value="366.622796616718">
            <text:p>$366.62</text:p>
          </table:table-cell>
          <table:table-cell table:style-name="ce21" table:formula="of:=IF(OR(EXACT([.B31];&quot;&quot;);[.B31]&lt;=0);&quot;&quot;;IF([.G32]&gt;0;[.G32];MIN([.B31]+[.C32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]+1" office:value-type="float" office:value="27">
            <text:p>27</text:p>
          </table:table-cell>
          <table:table-cell table:style-name="ce21" table:formula="of:=IF(OR(EXACT([.B32];&quot;&quot;);[.B32]&lt;=0);&quot;&quot;;ROUND([.B32]-[.D33];2))" office:value-type="currency" office:currency="USD" office:value="265578.03">
            <text:p>$265,578.03</text:p>
          </table:table-cell>
          <table:table-cell table:style-name="ce21" table:formula="of:=IF(OR(EXACT([.B32];&quot;&quot;);[.B32]&lt;=0);&quot;&quot;;[.B32]*[.$D$1])" office:value-type="currency" office:currency="USD" office:value="1108.10908333333">
            <text:p>$1,108.11</text:p>
          </table:table-cell>
          <table:table-cell table:style-name="ce21" table:formula="of:=IF(OR(EXACT([.B32];&quot;&quot;);[.B32]&lt;=0);&quot;&quot;;[.E33]-[.C33])" office:value-type="currency" office:currency="USD" office:value="368.150379950051">
            <text:p>$368.15</text:p>
          </table:table-cell>
          <table:table-cell table:style-name="ce21" table:formula="of:=IF(OR(EXACT([.B32];&quot;&quot;);[.B32]&lt;=0);&quot;&quot;;IF([.G33]&gt;0;[.G33];MIN([.B32]+[.C3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]+1" office:value-type="float" office:value="28">
            <text:p>28</text:p>
          </table:table-cell>
          <table:table-cell table:style-name="ce21" table:formula="of:=IF(OR(EXACT([.B33];&quot;&quot;);[.B33]&lt;=0);&quot;&quot;;ROUND([.B33]-[.D34];2))" office:value-type="currency" office:currency="USD" office:value="265208.35">
            <text:p>$265,208.35</text:p>
          </table:table-cell>
          <table:table-cell table:style-name="ce21" table:formula="of:=IF(OR(EXACT([.B33];&quot;&quot;);[.B33]&lt;=0);&quot;&quot;;[.B33]*[.$D$1])" office:value-type="currency" office:currency="USD" office:value="1106.575125">
            <text:p>$1,106.58</text:p>
          </table:table-cell>
          <table:table-cell table:style-name="ce21" table:formula="of:=IF(OR(EXACT([.B33];&quot;&quot;);[.B33]&lt;=0);&quot;&quot;;[.E34]-[.C34])" office:value-type="currency" office:currency="USD" office:value="369.684338283384">
            <text:p>$369.68</text:p>
          </table:table-cell>
          <table:table-cell table:style-name="ce21" table:formula="of:=IF(OR(EXACT([.B33];&quot;&quot;);[.B33]&lt;=0);&quot;&quot;;IF([.G34]&gt;0;[.G34];MIN([.B33]+[.C34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]+1" office:value-type="float" office:value="29">
            <text:p>29</text:p>
          </table:table-cell>
          <table:table-cell table:style-name="ce21" table:formula="of:=IF(OR(EXACT([.B34];&quot;&quot;);[.B34]&lt;=0);&quot;&quot;;ROUND([.B34]-[.D35];2))" office:value-type="currency" office:currency="USD" office:value="264837.13">
            <text:p>$264,837.13</text:p>
          </table:table-cell>
          <table:table-cell table:style-name="ce21" table:formula="of:=IF(OR(EXACT([.B34];&quot;&quot;);[.B34]&lt;=0);&quot;&quot;;[.B34]*[.$D$1])" office:value-type="currency" office:currency="USD" office:value="1105.03479166667">
            <text:p>$1,105.03</text:p>
          </table:table-cell>
          <table:table-cell table:style-name="ce21" table:formula="of:=IF(OR(EXACT([.B34];&quot;&quot;);[.B34]&lt;=0);&quot;&quot;;[.E35]-[.C35])" office:value-type="currency" office:currency="USD" office:value="371.224671616718">
            <text:p>$371.22</text:p>
          </table:table-cell>
          <table:table-cell table:style-name="ce21" table:formula="of:=IF(OR(EXACT([.B34];&quot;&quot;);[.B34]&lt;=0);&quot;&quot;;IF([.G35]&gt;0;[.G35];MIN([.B34]+[.C3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]+1" office:value-type="float" office:value="30">
            <text:p>30</text:p>
          </table:table-cell>
          <table:table-cell table:style-name="ce21" table:formula="of:=IF(OR(EXACT([.B35];&quot;&quot;);[.B35]&lt;=0);&quot;&quot;;ROUND([.B35]-[.D36];2))" office:value-type="currency" office:currency="USD" office:value="264464.36">
            <text:p>$264,464.36</text:p>
          </table:table-cell>
          <table:table-cell table:style-name="ce21" table:formula="of:=IF(OR(EXACT([.B35];&quot;&quot;);[.B35]&lt;=0);&quot;&quot;;[.B35]*[.$D$1])" office:value-type="currency" office:currency="USD" office:value="1103.48804166667">
            <text:p>$1,103.49</text:p>
          </table:table-cell>
          <table:table-cell table:style-name="ce21" table:formula="of:=IF(OR(EXACT([.B35];&quot;&quot;);[.B35]&lt;=0);&quot;&quot;;[.E36]-[.C36])" office:value-type="currency" office:currency="USD" office:value="372.771421616718">
            <text:p>$372.77</text:p>
          </table:table-cell>
          <table:table-cell table:style-name="ce21" table:formula="of:=IF(OR(EXACT([.B35];&quot;&quot;);[.B35]&lt;=0);&quot;&quot;;IF([.G36]&gt;0;[.G36];MIN([.B35]+[.C36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]+1" office:value-type="float" office:value="31">
            <text:p>31</text:p>
          </table:table-cell>
          <table:table-cell table:style-name="ce21" table:formula="of:=IF(OR(EXACT([.B36];&quot;&quot;);[.B36]&lt;=0);&quot;&quot;;ROUND([.B36]-[.D37];2))" office:value-type="currency" office:currency="USD" office:value="264090.04">
            <text:p>$264,090.04</text:p>
          </table:table-cell>
          <table:table-cell table:style-name="ce21" table:formula="of:=IF(OR(EXACT([.B36];&quot;&quot;);[.B36]&lt;=0);&quot;&quot;;[.B36]*[.$D$1])" office:value-type="currency" office:currency="USD" office:value="1101.93483333333">
            <text:p>$1,101.93</text:p>
          </table:table-cell>
          <table:table-cell table:style-name="ce21" table:formula="of:=IF(OR(EXACT([.B36];&quot;&quot;);[.B36]&lt;=0);&quot;&quot;;[.E37]-[.C37])" office:value-type="currency" office:currency="USD" office:value="374.324629950051">
            <text:p>$374.32</text:p>
          </table:table-cell>
          <table:table-cell table:style-name="ce21" table:formula="of:=IF(OR(EXACT([.B36];&quot;&quot;);[.B36]&lt;=0);&quot;&quot;;IF([.G37]&gt;0;[.G37];MIN([.B36]+[.C3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7]+1" office:value-type="float" office:value="32">
            <text:p>32</text:p>
          </table:table-cell>
          <table:table-cell table:style-name="ce21" table:formula="of:=IF(OR(EXACT([.B37];&quot;&quot;);[.B37]&lt;=0);&quot;&quot;;ROUND([.B37]-[.D38];2))" office:value-type="currency" office:currency="USD" office:value="263714.16">
            <text:p>$263,714.16</text:p>
          </table:table-cell>
          <table:table-cell table:style-name="ce21" table:formula="of:=IF(OR(EXACT([.B37];&quot;&quot;);[.B37]&lt;=0);&quot;&quot;;[.B37]*[.$D$1])" office:value-type="currency" office:currency="USD" office:value="1100.37516666667">
            <text:p>$1,100.38</text:p>
          </table:table-cell>
          <table:table-cell table:style-name="ce21" table:formula="of:=IF(OR(EXACT([.B37];&quot;&quot;);[.B37]&lt;=0);&quot;&quot;;[.E38]-[.C38])" office:value-type="currency" office:currency="USD" office:value="375.884296616718">
            <text:p>$375.88</text:p>
          </table:table-cell>
          <table:table-cell table:style-name="ce21" table:formula="of:=IF(OR(EXACT([.B37];&quot;&quot;);[.B37]&lt;=0);&quot;&quot;;IF([.G38]&gt;0;[.G38];MIN([.B37]+[.C3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8]+1" office:value-type="float" office:value="33">
            <text:p>33</text:p>
          </table:table-cell>
          <table:table-cell table:style-name="ce21" table:formula="of:=IF(OR(EXACT([.B38];&quot;&quot;);[.B38]&lt;=0);&quot;&quot;;ROUND([.B38]-[.D39];2))" office:value-type="currency" office:currency="USD" office:value="263336.71">
            <text:p>$263,336.71</text:p>
          </table:table-cell>
          <table:table-cell table:style-name="ce21" table:formula="of:=IF(OR(EXACT([.B38];&quot;&quot;);[.B38]&lt;=0);&quot;&quot;;[.B38]*[.$D$1])" office:value-type="currency" office:currency="USD" office:value="1098.809">
            <text:p>$1,098.81</text:p>
          </table:table-cell>
          <table:table-cell table:style-name="ce21" table:formula="of:=IF(OR(EXACT([.B38];&quot;&quot;);[.B38]&lt;=0);&quot;&quot;;[.E39]-[.C39])" office:value-type="currency" office:currency="USD" office:value="377.450463283384">
            <text:p>$377.45</text:p>
          </table:table-cell>
          <table:table-cell table:style-name="ce21" table:formula="of:=IF(OR(EXACT([.B38];&quot;&quot;);[.B38]&lt;=0);&quot;&quot;;IF([.G39]&gt;0;[.G39];MIN([.B38]+[.C3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9]+1" office:value-type="float" office:value="34">
            <text:p>34</text:p>
          </table:table-cell>
          <table:table-cell table:style-name="ce21" table:formula="of:=IF(OR(EXACT([.B39];&quot;&quot;);[.B39]&lt;=0);&quot;&quot;;ROUND([.B39]-[.D40];2))" office:value-type="currency" office:currency="USD" office:value="262957.69">
            <text:p>$262,957.69</text:p>
          </table:table-cell>
          <table:table-cell table:style-name="ce21" table:formula="of:=IF(OR(EXACT([.B39];&quot;&quot;);[.B39]&lt;=0);&quot;&quot;;[.B39]*[.$D$1])" office:value-type="currency" office:currency="USD" office:value="1097.23629166667">
            <text:p>$1,097.24</text:p>
          </table:table-cell>
          <table:table-cell table:style-name="ce21" table:formula="of:=IF(OR(EXACT([.B39];&quot;&quot;);[.B39]&lt;=0);&quot;&quot;;[.E40]-[.C40])" office:value-type="currency" office:currency="USD" office:value="379.023171616717">
            <text:p>$379.02</text:p>
          </table:table-cell>
          <table:table-cell table:style-name="ce21" table:formula="of:=IF(OR(EXACT([.B39];&quot;&quot;);[.B39]&lt;=0);&quot;&quot;;IF([.G40]&gt;0;[.G40];MIN([.B39]+[.C40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0]+1" office:value-type="float" office:value="35">
            <text:p>35</text:p>
          </table:table-cell>
          <table:table-cell table:style-name="ce21" table:formula="of:=IF(OR(EXACT([.B40];&quot;&quot;);[.B40]&lt;=0);&quot;&quot;;ROUND([.B40]-[.D41];2))" office:value-type="currency" office:currency="USD" office:value="262577.09">
            <text:p>$262,577.09</text:p>
          </table:table-cell>
          <table:table-cell table:style-name="ce21" table:formula="of:=IF(OR(EXACT([.B40];&quot;&quot;);[.B40]&lt;=0);&quot;&quot;;[.B40]*[.$D$1])" office:value-type="currency" office:currency="USD" office:value="1095.65704166667">
            <text:p>$1,095.66</text:p>
          </table:table-cell>
          <table:table-cell table:style-name="ce21" table:formula="of:=IF(OR(EXACT([.B40];&quot;&quot;);[.B40]&lt;=0);&quot;&quot;;[.E41]-[.C41])" office:value-type="currency" office:currency="USD" office:value="380.602421616718">
            <text:p>$380.60</text:p>
          </table:table-cell>
          <table:table-cell table:style-name="ce21" table:formula="of:=IF(OR(EXACT([.B40];&quot;&quot;);[.B40]&lt;=0);&quot;&quot;;IF([.G41]&gt;0;[.G41];MIN([.B40]+[.C4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41]+1" office:value-type="float" office:value="36">
            <text:p>36</text:p>
          </table:table-cell>
          <table:table-cell table:style-name="ce22" table:formula="of:=IF(OR(EXACT([.B41];&quot;&quot;);[.B41]&lt;=0);&quot;&quot;;ROUND([.B41]-[.D42];2))" office:value-type="currency" office:currency="USD" office:value="262194.9">
            <text:p>$262,194.90</text:p>
          </table:table-cell>
          <table:table-cell table:style-name="ce22" table:formula="of:=IF(OR(EXACT([.B41];&quot;&quot;);[.B41]&lt;=0);&quot;&quot;;[.B41]*[.$D$1])" office:value-type="currency" office:currency="USD" office:value="1094.07120833333">
            <text:p>$1,094.07</text:p>
          </table:table-cell>
          <table:table-cell table:style-name="ce22" table:formula="of:=IF(OR(EXACT([.B41];&quot;&quot;);[.B41]&lt;=0);&quot;&quot;;[.E42]-[.C42])" office:value-type="currency" office:currency="USD" office:value="382.188254950051">
            <text:p>$382.19</text:p>
          </table:table-cell>
          <table:table-cell table:style-name="ce22" table:formula="of:=IF(OR(EXACT([.B41];&quot;&quot;);[.B41]&lt;=0);&quot;&quot;;IF([.G42]&gt;0;[.G42];MIN([.B41]+[.C4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">
            <text:p>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2]+1" office:value-type="float" office:value="37">
            <text:p>37</text:p>
          </table:table-cell>
          <table:table-cell table:style-name="ce21" table:formula="of:=IF(OR(EXACT([.B42];&quot;&quot;);[.B42]&lt;=0);&quot;&quot;;ROUND([.B42]-[.D43];2))" office:value-type="currency" office:currency="USD" office:value="261811.12">
            <text:p>$261,811.12</text:p>
          </table:table-cell>
          <table:table-cell table:style-name="ce21" table:formula="of:=IF(OR(EXACT([.B42];&quot;&quot;);[.B42]&lt;=0);&quot;&quot;;[.B42]*[.$D$1])" office:value-type="currency" office:currency="USD" office:value="1092.47875">
            <text:p>$1,092.48</text:p>
          </table:table-cell>
          <table:table-cell table:style-name="ce21" table:formula="of:=IF(OR(EXACT([.B42];&quot;&quot;);[.B42]&lt;=0);&quot;&quot;;[.E43]-[.C43])" office:value-type="currency" office:currency="USD" office:value="383.780713283384">
            <text:p>$383.78</text:p>
          </table:table-cell>
          <table:table-cell table:style-name="ce21" table:formula="of:=IF(OR(EXACT([.B42];&quot;&quot;);[.B42]&lt;=0);&quot;&quot;;IF([.G43]&gt;0;[.G43];MIN([.B42]+[.C4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3]+1" office:value-type="float" office:value="38">
            <text:p>38</text:p>
          </table:table-cell>
          <table:table-cell table:style-name="ce21" table:formula="of:=IF(OR(EXACT([.B43];&quot;&quot;);[.B43]&lt;=0);&quot;&quot;;ROUND([.B43]-[.D44];2))" office:value-type="currency" office:currency="USD" office:value="261425.74">
            <text:p>$261,425.74</text:p>
          </table:table-cell>
          <table:table-cell table:style-name="ce21" table:formula="of:=IF(OR(EXACT([.B43];&quot;&quot;);[.B43]&lt;=0);&quot;&quot;;[.B43]*[.$D$1])" office:value-type="currency" office:currency="USD" office:value="1090.87966666667">
            <text:p>$1,090.88</text:p>
          </table:table-cell>
          <table:table-cell table:style-name="ce21" table:formula="of:=IF(OR(EXACT([.B43];&quot;&quot;);[.B43]&lt;=0);&quot;&quot;;[.E44]-[.C44])" office:value-type="currency" office:currency="USD" office:value="385.379796616718">
            <text:p>$385.38</text:p>
          </table:table-cell>
          <table:table-cell table:style-name="ce21" table:formula="of:=IF(OR(EXACT([.B43];&quot;&quot;);[.B43]&lt;=0);&quot;&quot;;IF([.G44]&gt;0;[.G44];MIN([.B43]+[.C44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4]+1" office:value-type="float" office:value="39">
            <text:p>39</text:p>
          </table:table-cell>
          <table:table-cell table:style-name="ce21" table:formula="of:=IF(OR(EXACT([.B44];&quot;&quot;);[.B44]&lt;=0);&quot;&quot;;ROUND([.B44]-[.D45];2))" office:value-type="currency" office:currency="USD" office:value="261038.75">
            <text:p>$261,038.75</text:p>
          </table:table-cell>
          <table:table-cell table:style-name="ce21" table:formula="of:=IF(OR(EXACT([.B44];&quot;&quot;);[.B44]&lt;=0);&quot;&quot;;[.B44]*[.$D$1])" office:value-type="currency" office:currency="USD" office:value="1089.27391666667">
            <text:p>$1,089.27</text:p>
          </table:table-cell>
          <table:table-cell table:style-name="ce21" table:formula="of:=IF(OR(EXACT([.B44];&quot;&quot;);[.B44]&lt;=0);&quot;&quot;;[.E45]-[.C45])" office:value-type="currency" office:currency="USD" office:value="386.985546616718">
            <text:p>$386.99</text:p>
          </table:table-cell>
          <table:table-cell table:style-name="ce21" table:formula="of:=IF(OR(EXACT([.B44];&quot;&quot;);[.B44]&lt;=0);&quot;&quot;;IF([.G45]&gt;0;[.G45];MIN([.B44]+[.C4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5]+1" office:value-type="float" office:value="40">
            <text:p>40</text:p>
          </table:table-cell>
          <table:table-cell table:style-name="ce21" table:formula="of:=IF(OR(EXACT([.B45];&quot;&quot;);[.B45]&lt;=0);&quot;&quot;;ROUND([.B45]-[.D46];2))" office:value-type="currency" office:currency="USD" office:value="260650.15">
            <text:p>$260,650.15</text:p>
          </table:table-cell>
          <table:table-cell table:style-name="ce21" table:formula="of:=IF(OR(EXACT([.B45];&quot;&quot;);[.B45]&lt;=0);&quot;&quot;;[.B45]*[.$D$1])" office:value-type="currency" office:currency="USD" office:value="1087.66145833333">
            <text:p>$1,087.66</text:p>
          </table:table-cell>
          <table:table-cell table:style-name="ce21" table:formula="of:=IF(OR(EXACT([.B45];&quot;&quot;);[.B45]&lt;=0);&quot;&quot;;[.E46]-[.C46])" office:value-type="currency" office:currency="USD" office:value="388.598004950051">
            <text:p>$388.60</text:p>
          </table:table-cell>
          <table:table-cell table:style-name="ce21" table:formula="of:=IF(OR(EXACT([.B45];&quot;&quot;);[.B45]&lt;=0);&quot;&quot;;IF([.G46]&gt;0;[.G46];MIN([.B45]+[.C46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6]+1" office:value-type="float" office:value="41">
            <text:p>41</text:p>
          </table:table-cell>
          <table:table-cell table:style-name="ce21" table:formula="of:=IF(OR(EXACT([.B46];&quot;&quot;);[.B46]&lt;=0);&quot;&quot;;ROUND([.B46]-[.D47];2))" office:value-type="currency" office:currency="USD" office:value="260259.93">
            <text:p>$260,259.93</text:p>
          </table:table-cell>
          <table:table-cell table:style-name="ce21" table:formula="of:=IF(OR(EXACT([.B46];&quot;&quot;);[.B46]&lt;=0);&quot;&quot;;[.B46]*[.$D$1])" office:value-type="currency" office:currency="USD" office:value="1086.04229166667">
            <text:p>$1,086.04</text:p>
          </table:table-cell>
          <table:table-cell table:style-name="ce21" table:formula="of:=IF(OR(EXACT([.B46];&quot;&quot;);[.B46]&lt;=0);&quot;&quot;;[.E47]-[.C47])" office:value-type="currency" office:currency="USD" office:value="390.217171616718">
            <text:p>$390.22</text:p>
          </table:table-cell>
          <table:table-cell table:style-name="ce21" table:formula="of:=IF(OR(EXACT([.B46];&quot;&quot;);[.B46]&lt;=0);&quot;&quot;;IF([.G47]&gt;0;[.G47];MIN([.B46]+[.C4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7]+1" office:value-type="float" office:value="42">
            <text:p>42</text:p>
          </table:table-cell>
          <table:table-cell table:style-name="ce21" table:formula="of:=IF(OR(EXACT([.B47];&quot;&quot;);[.B47]&lt;=0);&quot;&quot;;ROUND([.B47]-[.D48];2))" office:value-type="currency" office:currency="USD" office:value="259868.09">
            <text:p>$259,868.09</text:p>
          </table:table-cell>
          <table:table-cell table:style-name="ce21" table:formula="of:=IF(OR(EXACT([.B47];&quot;&quot;);[.B47]&lt;=0);&quot;&quot;;[.B47]*[.$D$1])" office:value-type="currency" office:currency="USD" office:value="1084.416375">
            <text:p>$1,084.42</text:p>
          </table:table-cell>
          <table:table-cell table:style-name="ce21" table:formula="of:=IF(OR(EXACT([.B47];&quot;&quot;);[.B47]&lt;=0);&quot;&quot;;[.E48]-[.C48])" office:value-type="currency" office:currency="USD" office:value="391.843088283384">
            <text:p>$391.84</text:p>
          </table:table-cell>
          <table:table-cell table:style-name="ce21" table:formula="of:=IF(OR(EXACT([.B47];&quot;&quot;);[.B47]&lt;=0);&quot;&quot;;IF([.G48]&gt;0;[.G48];MIN([.B47]+[.C4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8]+1" office:value-type="float" office:value="43">
            <text:p>43</text:p>
          </table:table-cell>
          <table:table-cell table:style-name="ce21" table:formula="of:=IF(OR(EXACT([.B48];&quot;&quot;);[.B48]&lt;=0);&quot;&quot;;ROUND([.B48]-[.D49];2))" office:value-type="currency" office:currency="USD" office:value="259474.61">
            <text:p>$259,474.61</text:p>
          </table:table-cell>
          <table:table-cell table:style-name="ce21" table:formula="of:=IF(OR(EXACT([.B48];&quot;&quot;);[.B48]&lt;=0);&quot;&quot;;[.B48]*[.$D$1])" office:value-type="currency" office:currency="USD" office:value="1082.78370833333">
            <text:p>$1,082.78</text:p>
          </table:table-cell>
          <table:table-cell table:style-name="ce21" table:formula="of:=IF(OR(EXACT([.B48];&quot;&quot;);[.B48]&lt;=0);&quot;&quot;;[.E49]-[.C49])" office:value-type="currency" office:currency="USD" office:value="393.475754950051">
            <text:p>$393.48</text:p>
          </table:table-cell>
          <table:table-cell table:style-name="ce21" table:formula="of:=IF(OR(EXACT([.B48];&quot;&quot;);[.B48]&lt;=0);&quot;&quot;;IF([.G49]&gt;0;[.G49];MIN([.B48]+[.C4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9]+1" office:value-type="float" office:value="44">
            <text:p>44</text:p>
          </table:table-cell>
          <table:table-cell table:style-name="ce21" table:formula="of:=IF(OR(EXACT([.B49];&quot;&quot;);[.B49]&lt;=0);&quot;&quot;;ROUND([.B49]-[.D50];2))" office:value-type="currency" office:currency="USD" office:value="259079.49">
            <text:p>$259,079.49</text:p>
          </table:table-cell>
          <table:table-cell table:style-name="ce21" table:formula="of:=IF(OR(EXACT([.B49];&quot;&quot;);[.B49]&lt;=0);&quot;&quot;;[.B49]*[.$D$1])" office:value-type="currency" office:currency="USD" office:value="1081.14420833333">
            <text:p>$1,081.14</text:p>
          </table:table-cell>
          <table:table-cell table:style-name="ce21" table:formula="of:=IF(OR(EXACT([.B49];&quot;&quot;);[.B49]&lt;=0);&quot;&quot;;[.E50]-[.C50])" office:value-type="currency" office:currency="USD" office:value="395.115254950051">
            <text:p>$395.12</text:p>
          </table:table-cell>
          <table:table-cell table:style-name="ce21" table:formula="of:=IF(OR(EXACT([.B49];&quot;&quot;);[.B49]&lt;=0);&quot;&quot;;IF([.G50]&gt;0;[.G50];MIN([.B49]+[.C50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0]+1" office:value-type="float" office:value="45">
            <text:p>45</text:p>
          </table:table-cell>
          <table:table-cell table:style-name="ce21" table:formula="of:=IF(OR(EXACT([.B50];&quot;&quot;);[.B50]&lt;=0);&quot;&quot;;ROUND([.B50]-[.D51];2))" office:value-type="currency" office:currency="USD" office:value="258682.73">
            <text:p>$258,682.73</text:p>
          </table:table-cell>
          <table:table-cell table:style-name="ce21" table:formula="of:=IF(OR(EXACT([.B50];&quot;&quot;);[.B50]&lt;=0);&quot;&quot;;[.B50]*[.$D$1])" office:value-type="currency" office:currency="USD" office:value="1079.497875">
            <text:p>$1,079.50</text:p>
          </table:table-cell>
          <table:table-cell table:style-name="ce21" table:formula="of:=IF(OR(EXACT([.B50];&quot;&quot;);[.B50]&lt;=0);&quot;&quot;;[.E51]-[.C51])" office:value-type="currency" office:currency="USD" office:value="396.761588283384">
            <text:p>$396.76</text:p>
          </table:table-cell>
          <table:table-cell table:style-name="ce21" table:formula="of:=IF(OR(EXACT([.B50];&quot;&quot;);[.B50]&lt;=0);&quot;&quot;;IF([.G51]&gt;0;[.G51];MIN([.B50]+[.C5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1]+1" office:value-type="float" office:value="46">
            <text:p>46</text:p>
          </table:table-cell>
          <table:table-cell table:style-name="ce21" table:formula="of:=IF(OR(EXACT([.B51];&quot;&quot;);[.B51]&lt;=0);&quot;&quot;;ROUND([.B51]-[.D52];2))" office:value-type="currency" office:currency="USD" office:value="258284.32">
            <text:p>$258,284.32</text:p>
          </table:table-cell>
          <table:table-cell table:style-name="ce21" table:formula="of:=IF(OR(EXACT([.B51];&quot;&quot;);[.B51]&lt;=0);&quot;&quot;;[.B51]*[.$D$1])" office:value-type="currency" office:currency="USD" office:value="1077.84470833333">
            <text:p>$1,077.84</text:p>
          </table:table-cell>
          <table:table-cell table:style-name="ce21" table:formula="of:=IF(OR(EXACT([.B51];&quot;&quot;);[.B51]&lt;=0);&quot;&quot;;[.E52]-[.C52])" office:value-type="currency" office:currency="USD" office:value="398.414754950051">
            <text:p>$398.41</text:p>
          </table:table-cell>
          <table:table-cell table:style-name="ce21" table:formula="of:=IF(OR(EXACT([.B51];&quot;&quot;);[.B51]&lt;=0);&quot;&quot;;IF([.G52]&gt;0;[.G52];MIN([.B51]+[.C52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2]+1" office:value-type="float" office:value="47">
            <text:p>47</text:p>
          </table:table-cell>
          <table:table-cell table:style-name="ce21" table:formula="of:=IF(OR(EXACT([.B52];&quot;&quot;);[.B52]&lt;=0);&quot;&quot;;ROUND([.B52]-[.D53];2))" office:value-type="currency" office:currency="USD" office:value="257884.25">
            <text:p>$257,884.25</text:p>
          </table:table-cell>
          <table:table-cell table:style-name="ce21" table:formula="of:=IF(OR(EXACT([.B52];&quot;&quot;);[.B52]&lt;=0);&quot;&quot;;[.B52]*[.$D$1])" office:value-type="currency" office:currency="USD" office:value="1076.18466666667">
            <text:p>$1,076.18</text:p>
          </table:table-cell>
          <table:table-cell table:style-name="ce21" table:formula="of:=IF(OR(EXACT([.B52];&quot;&quot;);[.B52]&lt;=0);&quot;&quot;;[.E53]-[.C53])" office:value-type="currency" office:currency="USD" office:value="400.074796616718">
            <text:p>$400.07</text:p>
          </table:table-cell>
          <table:table-cell table:style-name="ce21" table:formula="of:=IF(OR(EXACT([.B52];&quot;&quot;);[.B52]&lt;=0);&quot;&quot;;IF([.G53]&gt;0;[.G53];MIN([.B52]+[.C5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53]+1" office:value-type="float" office:value="48">
            <text:p>48</text:p>
          </table:table-cell>
          <table:table-cell table:style-name="ce22" table:formula="of:=IF(OR(EXACT([.B53];&quot;&quot;);[.B53]&lt;=0);&quot;&quot;;ROUND([.B53]-[.D54];2))" office:value-type="currency" office:currency="USD" office:value="257482.51">
            <text:p>$257,482.51</text:p>
          </table:table-cell>
          <table:table-cell table:style-name="ce22" table:formula="of:=IF(OR(EXACT([.B53];&quot;&quot;);[.B53]&lt;=0);&quot;&quot;;[.B53]*[.$D$1])" office:value-type="currency" office:currency="USD" office:value="1074.51770833333">
            <text:p>$1,074.52</text:p>
          </table:table-cell>
          <table:table-cell table:style-name="ce22" table:formula="of:=IF(OR(EXACT([.B53];&quot;&quot;);[.B53]&lt;=0);&quot;&quot;;[.E54]-[.C54])" office:value-type="currency" office:currency="USD" office:value="401.741754950051">
            <text:p>$401.74</text:p>
          </table:table-cell>
          <table:table-cell table:style-name="ce22" table:formula="of:=IF(OR(EXACT([.B53];&quot;&quot;);[.B53]&lt;=0);&quot;&quot;;IF([.G54]&gt;0;[.G54];MIN([.B53]+[.C5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4">
            <text:p>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4]+1" office:value-type="float" office:value="49">
            <text:p>49</text:p>
          </table:table-cell>
          <table:table-cell table:style-name="ce21" table:formula="of:=IF(OR(EXACT([.B54];&quot;&quot;);[.B54]&lt;=0);&quot;&quot;;ROUND([.B54]-[.D55];2))" office:value-type="currency" office:currency="USD" office:value="257079.09">
            <text:p>$257,079.09</text:p>
          </table:table-cell>
          <table:table-cell table:style-name="ce21" table:formula="of:=IF(OR(EXACT([.B54];&quot;&quot;);[.B54]&lt;=0);&quot;&quot;;[.B54]*[.$D$1])" office:value-type="currency" office:currency="USD" office:value="1072.84379166667">
            <text:p>$1,072.84</text:p>
          </table:table-cell>
          <table:table-cell table:style-name="ce21" table:formula="of:=IF(OR(EXACT([.B54];&quot;&quot;);[.B54]&lt;=0);&quot;&quot;;[.E55]-[.C55])" office:value-type="currency" office:currency="USD" office:value="403.415671616718">
            <text:p>$403.42</text:p>
          </table:table-cell>
          <table:table-cell table:style-name="ce21" table:formula="of:=IF(OR(EXACT([.B54];&quot;&quot;);[.B54]&lt;=0);&quot;&quot;;IF([.G55]&gt;0;[.G55];MIN([.B54]+[.C5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5]+1" office:value-type="float" office:value="50">
            <text:p>50</text:p>
          </table:table-cell>
          <table:table-cell table:style-name="ce21" table:formula="of:=IF(OR(EXACT([.B55];&quot;&quot;);[.B55]&lt;=0);&quot;&quot;;ROUND([.B55]-[.D56];2))" office:value-type="currency" office:currency="USD" office:value="256673.99">
            <text:p>$256,673.99</text:p>
          </table:table-cell>
          <table:table-cell table:style-name="ce21" table:formula="of:=IF(OR(EXACT([.B55];&quot;&quot;);[.B55]&lt;=0);&quot;&quot;;[.B55]*[.$D$1])" office:value-type="currency" office:currency="USD" office:value="1071.162875">
            <text:p>$1,071.16</text:p>
          </table:table-cell>
          <table:table-cell table:style-name="ce21" table:formula="of:=IF(OR(EXACT([.B55];&quot;&quot;);[.B55]&lt;=0);&quot;&quot;;[.E56]-[.C56])" office:value-type="currency" office:currency="USD" office:value="405.096588283384">
            <text:p>$405.10</text:p>
          </table:table-cell>
          <table:table-cell table:style-name="ce21" table:formula="of:=IF(OR(EXACT([.B55];&quot;&quot;);[.B55]&lt;=0);&quot;&quot;;IF([.G56]&gt;0;[.G56];MIN([.B55]+[.C56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6]+1" office:value-type="float" office:value="51">
            <text:p>51</text:p>
          </table:table-cell>
          <table:table-cell table:style-name="ce21" table:formula="of:=IF(OR(EXACT([.B56];&quot;&quot;);[.B56]&lt;=0);&quot;&quot;;ROUND([.B56]-[.D57];2))" office:value-type="currency" office:currency="USD" office:value="256267.21">
            <text:p>$256,267.21</text:p>
          </table:table-cell>
          <table:table-cell table:style-name="ce21" table:formula="of:=IF(OR(EXACT([.B56];&quot;&quot;);[.B56]&lt;=0);&quot;&quot;;[.B56]*[.$D$1])" office:value-type="currency" office:currency="USD" office:value="1069.47495833333">
            <text:p>$1,069.47</text:p>
          </table:table-cell>
          <table:table-cell table:style-name="ce21" table:formula="of:=IF(OR(EXACT([.B56];&quot;&quot;);[.B56]&lt;=0);&quot;&quot;;[.E57]-[.C57])" office:value-type="currency" office:currency="USD" office:value="406.784504950051">
            <text:p>$406.78</text:p>
          </table:table-cell>
          <table:table-cell table:style-name="ce21" table:formula="of:=IF(OR(EXACT([.B56];&quot;&quot;);[.B56]&lt;=0);&quot;&quot;;IF([.G57]&gt;0;[.G57];MIN([.B56]+[.C5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7]+1" office:value-type="float" office:value="52">
            <text:p>52</text:p>
          </table:table-cell>
          <table:table-cell table:style-name="ce21" table:formula="of:=IF(OR(EXACT([.B57];&quot;&quot;);[.B57]&lt;=0);&quot;&quot;;ROUND([.B57]-[.D58];2))" office:value-type="currency" office:currency="USD" office:value="255858.73">
            <text:p>$255,858.73</text:p>
          </table:table-cell>
          <table:table-cell table:style-name="ce21" table:formula="of:=IF(OR(EXACT([.B57];&quot;&quot;);[.B57]&lt;=0);&quot;&quot;;[.B57]*[.$D$1])" office:value-type="currency" office:currency="USD" office:value="1067.78004166667">
            <text:p>$1,067.78</text:p>
          </table:table-cell>
          <table:table-cell table:style-name="ce21" table:formula="of:=IF(OR(EXACT([.B57];&quot;&quot;);[.B57]&lt;=0);&quot;&quot;;[.E58]-[.C58])" office:value-type="currency" office:currency="USD" office:value="408.479421616718">
            <text:p>$408.48</text:p>
          </table:table-cell>
          <table:table-cell table:style-name="ce21" table:formula="of:=IF(OR(EXACT([.B57];&quot;&quot;);[.B57]&lt;=0);&quot;&quot;;IF([.G58]&gt;0;[.G58];MIN([.B57]+[.C5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8]+1" office:value-type="float" office:value="53">
            <text:p>53</text:p>
          </table:table-cell>
          <table:table-cell table:style-name="ce21" table:formula="of:=IF(OR(EXACT([.B58];&quot;&quot;);[.B58]&lt;=0);&quot;&quot;;ROUND([.B58]-[.D59];2))" office:value-type="currency" office:currency="USD" office:value="255448.55">
            <text:p>$255,448.55</text:p>
          </table:table-cell>
          <table:table-cell table:style-name="ce21" table:formula="of:=IF(OR(EXACT([.B58];&quot;&quot;);[.B58]&lt;=0);&quot;&quot;;[.B58]*[.$D$1])" office:value-type="currency" office:currency="USD" office:value="1066.07804166667">
            <text:p>$1,066.08</text:p>
          </table:table-cell>
          <table:table-cell table:style-name="ce21" table:formula="of:=IF(OR(EXACT([.B58];&quot;&quot;);[.B58]&lt;=0);&quot;&quot;;[.E59]-[.C59])" office:value-type="currency" office:currency="USD" office:value="410.181421616718">
            <text:p>$410.18</text:p>
          </table:table-cell>
          <table:table-cell table:style-name="ce21" table:formula="of:=IF(OR(EXACT([.B58];&quot;&quot;);[.B58]&lt;=0);&quot;&quot;;IF([.G59]&gt;0;[.G59];MIN([.B58]+[.C5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9]+1" office:value-type="float" office:value="54">
            <text:p>54</text:p>
          </table:table-cell>
          <table:table-cell table:style-name="ce21" table:formula="of:=IF(OR(EXACT([.B59];&quot;&quot;);[.B59]&lt;=0);&quot;&quot;;ROUND([.B59]-[.D60];2))" office:value-type="currency" office:currency="USD" office:value="255036.66">
            <text:p>$255,036.66</text:p>
          </table:table-cell>
          <table:table-cell table:style-name="ce21" table:formula="of:=IF(OR(EXACT([.B59];&quot;&quot;);[.B59]&lt;=0);&quot;&quot;;[.B59]*[.$D$1])" office:value-type="currency" office:currency="USD" office:value="1064.36895833333">
            <text:p>$1,064.37</text:p>
          </table:table-cell>
          <table:table-cell table:style-name="ce21" table:formula="of:=IF(OR(EXACT([.B59];&quot;&quot;);[.B59]&lt;=0);&quot;&quot;;[.E60]-[.C60])" office:value-type="currency" office:currency="USD" office:value="411.890504950051">
            <text:p>$411.89</text:p>
          </table:table-cell>
          <table:table-cell table:style-name="ce21" table:formula="of:=IF(OR(EXACT([.B59];&quot;&quot;);[.B59]&lt;=0);&quot;&quot;;IF([.G60]&gt;0;[.G60];MIN([.B59]+[.C60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0]+1" office:value-type="float" office:value="55">
            <text:p>55</text:p>
          </table:table-cell>
          <table:table-cell table:style-name="ce21" table:formula="of:=IF(OR(EXACT([.B60];&quot;&quot;);[.B60]&lt;=0);&quot;&quot;;ROUND([.B60]-[.D61];2))" office:value-type="currency" office:currency="USD" office:value="254623.05">
            <text:p>$254,623.05</text:p>
          </table:table-cell>
          <table:table-cell table:style-name="ce21" table:formula="of:=IF(OR(EXACT([.B60];&quot;&quot;);[.B60]&lt;=0);&quot;&quot;;[.B60]*[.$D$1])" office:value-type="currency" office:currency="USD" office:value="1062.65275">
            <text:p>$1,062.65</text:p>
          </table:table-cell>
          <table:table-cell table:style-name="ce21" table:formula="of:=IF(OR(EXACT([.B60];&quot;&quot;);[.B60]&lt;=0);&quot;&quot;;[.E61]-[.C61])" office:value-type="currency" office:currency="USD" office:value="413.606713283384">
            <text:p>$413.61</text:p>
          </table:table-cell>
          <table:table-cell table:style-name="ce21" table:formula="of:=IF(OR(EXACT([.B60];&quot;&quot;);[.B60]&lt;=0);&quot;&quot;;IF([.G61]&gt;0;[.G61];MIN([.B60]+[.C61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1]+1" office:value-type="float" office:value="56">
            <text:p>56</text:p>
          </table:table-cell>
          <table:table-cell table:style-name="ce21" table:formula="of:=IF(OR(EXACT([.B61];&quot;&quot;);[.B61]&lt;=0);&quot;&quot;;ROUND([.B61]-[.D62];2))" office:value-type="currency" office:currency="USD" office:value="254207.72">
            <text:p>$254,207.72</text:p>
          </table:table-cell>
          <table:table-cell table:style-name="ce21" table:formula="of:=IF(OR(EXACT([.B61];&quot;&quot;);[.B61]&lt;=0);&quot;&quot;;[.B61]*[.$D$1])" office:value-type="currency" office:currency="USD" office:value="1060.929375">
            <text:p>$1,060.93</text:p>
          </table:table-cell>
          <table:table-cell table:style-name="ce21" table:formula="of:=IF(OR(EXACT([.B61];&quot;&quot;);[.B61]&lt;=0);&quot;&quot;;[.E62]-[.C62])" office:value-type="currency" office:currency="USD" office:value="415.330088283384">
            <text:p>$415.33</text:p>
          </table:table-cell>
          <table:table-cell table:style-name="ce21" table:formula="of:=IF(OR(EXACT([.B61];&quot;&quot;);[.B61]&lt;=0);&quot;&quot;;IF([.G62]&gt;0;[.G62];MIN([.B61]+[.C62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2]+1" office:value-type="float" office:value="57">
            <text:p>57</text:p>
          </table:table-cell>
          <table:table-cell table:style-name="ce21" table:formula="of:=IF(OR(EXACT([.B62];&quot;&quot;);[.B62]&lt;=0);&quot;&quot;;ROUND([.B62]-[.D63];2))" office:value-type="currency" office:currency="USD" office:value="253790.66">
            <text:p>$253,790.66</text:p>
          </table:table-cell>
          <table:table-cell table:style-name="ce21" table:formula="of:=IF(OR(EXACT([.B62];&quot;&quot;);[.B62]&lt;=0);&quot;&quot;;[.B62]*[.$D$1])" office:value-type="currency" office:currency="USD" office:value="1059.19883333333">
            <text:p>$1,059.20</text:p>
          </table:table-cell>
          <table:table-cell table:style-name="ce21" table:formula="of:=IF(OR(EXACT([.B62];&quot;&quot;);[.B62]&lt;=0);&quot;&quot;;[.E63]-[.C63])" office:value-type="currency" office:currency="USD" office:value="417.060629950051">
            <text:p>$417.06</text:p>
          </table:table-cell>
          <table:table-cell table:style-name="ce21" table:formula="of:=IF(OR(EXACT([.B62];&quot;&quot;);[.B62]&lt;=0);&quot;&quot;;IF([.G63]&gt;0;[.G63];MIN([.B62]+[.C63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3]+1" office:value-type="float" office:value="58">
            <text:p>58</text:p>
          </table:table-cell>
          <table:table-cell table:style-name="ce21" table:formula="of:=IF(OR(EXACT([.B63];&quot;&quot;);[.B63]&lt;=0);&quot;&quot;;ROUND([.B63]-[.D64];2))" office:value-type="currency" office:currency="USD" office:value="253371.86">
            <text:p>$253,371.86</text:p>
          </table:table-cell>
          <table:table-cell table:style-name="ce21" table:formula="of:=IF(OR(EXACT([.B63];&quot;&quot;);[.B63]&lt;=0);&quot;&quot;;[.B63]*[.$D$1])" office:value-type="currency" office:currency="USD" office:value="1057.46108333333">
            <text:p>$1,057.46</text:p>
          </table:table-cell>
          <table:table-cell table:style-name="ce21" table:formula="of:=IF(OR(EXACT([.B63];&quot;&quot;);[.B63]&lt;=0);&quot;&quot;;[.E64]-[.C64])" office:value-type="currency" office:currency="USD" office:value="418.798379950051">
            <text:p>$418.80</text:p>
          </table:table-cell>
          <table:table-cell table:style-name="ce21" table:formula="of:=IF(OR(EXACT([.B63];&quot;&quot;);[.B63]&lt;=0);&quot;&quot;;IF([.G64]&gt;0;[.G64];MIN([.B63]+[.C64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4]+1" office:value-type="float" office:value="59">
            <text:p>59</text:p>
          </table:table-cell>
          <table:table-cell table:style-name="ce21" table:formula="of:=IF(OR(EXACT([.B64];&quot;&quot;);[.B64]&lt;=0);&quot;&quot;;ROUND([.B64]-[.D65];2))" office:value-type="currency" office:currency="USD" office:value="252951.32">
            <text:p>$252,951.32</text:p>
          </table:table-cell>
          <table:table-cell table:style-name="ce21" table:formula="of:=IF(OR(EXACT([.B64];&quot;&quot;);[.B64]&lt;=0);&quot;&quot;;[.B64]*[.$D$1])" office:value-type="currency" office:currency="USD" office:value="1055.71608333333">
            <text:p>$1,055.72</text:p>
          </table:table-cell>
          <table:table-cell table:style-name="ce21" table:formula="of:=IF(OR(EXACT([.B64];&quot;&quot;);[.B64]&lt;=0);&quot;&quot;;[.E65]-[.C65])" office:value-type="currency" office:currency="USD" office:value="420.543379950051">
            <text:p>$420.54</text:p>
          </table:table-cell>
          <table:table-cell table:style-name="ce21" table:formula="of:=IF(OR(EXACT([.B64];&quot;&quot;);[.B64]&lt;=0);&quot;&quot;;IF([.G65]&gt;0;[.G65];MIN([.B64]+[.C65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65]+1" office:value-type="float" office:value="60">
            <text:p>60</text:p>
          </table:table-cell>
          <table:table-cell table:style-name="ce22" table:formula="of:=IF(OR(EXACT([.B65];&quot;&quot;);[.B65]&lt;=0);&quot;&quot;;ROUND([.B65]-[.D66];2))" office:value-type="currency" office:currency="USD" office:value="252529.02">
            <text:p>$252,529.02</text:p>
          </table:table-cell>
          <table:table-cell table:style-name="ce22" table:formula="of:=IF(OR(EXACT([.B65];&quot;&quot;);[.B65]&lt;=0);&quot;&quot;;[.B65]*[.$D$1])" office:value-type="currency" office:currency="USD" office:value="1053.96383333333">
            <text:p>$1,053.96</text:p>
          </table:table-cell>
          <table:table-cell table:style-name="ce22" table:formula="of:=IF(OR(EXACT([.B65];&quot;&quot;);[.B65]&lt;=0);&quot;&quot;;[.E66]-[.C66])" office:value-type="currency" office:currency="USD" office:value="422.295629950051">
            <text:p>$422.30</text:p>
          </table:table-cell>
          <table:table-cell table:style-name="ce22" table:formula="of:=IF(OR(EXACT([.B65];&quot;&quot;);[.B65]&lt;=0);&quot;&quot;;IF([.G66]&gt;0;[.G66];MIN([.B65]+[.C66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5">
            <text:p>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6]+1" office:value-type="float" office:value="61">
            <text:p>61</text:p>
          </table:table-cell>
          <table:table-cell table:style-name="ce21" table:formula="of:=IF(OR(EXACT([.B66];&quot;&quot;);[.B66]&lt;=0);&quot;&quot;;ROUND([.B66]-[.D67];2))" office:value-type="currency" office:currency="USD" office:value="252104.96">
            <text:p>$252,104.96</text:p>
          </table:table-cell>
          <table:table-cell table:style-name="ce21" table:formula="of:=IF(OR(EXACT([.B66];&quot;&quot;);[.B66]&lt;=0);&quot;&quot;;[.B66]*[.$D$1])" office:value-type="currency" office:currency="USD" office:value="1052.20425">
            <text:p>$1,052.20</text:p>
          </table:table-cell>
          <table:table-cell table:style-name="ce21" table:formula="of:=IF(OR(EXACT([.B66];&quot;&quot;);[.B66]&lt;=0);&quot;&quot;;[.E67]-[.C67])" office:value-type="currency" office:currency="USD" office:value="424.055213283384">
            <text:p>$424.06</text:p>
          </table:table-cell>
          <table:table-cell table:style-name="ce21" table:formula="of:=IF(OR(EXACT([.B66];&quot;&quot;);[.B66]&lt;=0);&quot;&quot;;IF([.G67]&gt;0;[.G67];MIN([.B66]+[.C67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7]+1" office:value-type="float" office:value="62">
            <text:p>62</text:p>
          </table:table-cell>
          <table:table-cell table:style-name="ce21" table:formula="of:=IF(OR(EXACT([.B67];&quot;&quot;);[.B67]&lt;=0);&quot;&quot;;ROUND([.B67]-[.D68];2))" office:value-type="currency" office:currency="USD" office:value="251679.14">
            <text:p>$251,679.14</text:p>
          </table:table-cell>
          <table:table-cell table:style-name="ce21" table:formula="of:=IF(OR(EXACT([.B67];&quot;&quot;);[.B67]&lt;=0);&quot;&quot;;[.B67]*[.$D$1])" office:value-type="currency" office:currency="USD" office:value="1050.43733333333">
            <text:p>$1,050.44</text:p>
          </table:table-cell>
          <table:table-cell table:style-name="ce21" table:formula="of:=IF(OR(EXACT([.B67];&quot;&quot;);[.B67]&lt;=0);&quot;&quot;;[.E68]-[.C68])" office:value-type="currency" office:currency="USD" office:value="425.822129950051">
            <text:p>$425.82</text:p>
          </table:table-cell>
          <table:table-cell table:style-name="ce21" table:formula="of:=IF(OR(EXACT([.B67];&quot;&quot;);[.B67]&lt;=0);&quot;&quot;;IF([.G68]&gt;0;[.G68];MIN([.B67]+[.C68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8]+1" office:value-type="float" office:value="63">
            <text:p>63</text:p>
          </table:table-cell>
          <table:table-cell table:style-name="ce21" table:formula="of:=IF(OR(EXACT([.B68];&quot;&quot;);[.B68]&lt;=0);&quot;&quot;;ROUND([.B68]-[.D69];2))" office:value-type="currency" office:currency="USD" office:value="251251.54">
            <text:p>$251,251.54</text:p>
          </table:table-cell>
          <table:table-cell table:style-name="ce21" table:formula="of:=IF(OR(EXACT([.B68];&quot;&quot;);[.B68]&lt;=0);&quot;&quot;;[.B68]*[.$D$1])" office:value-type="currency" office:currency="USD" office:value="1048.66308333333">
            <text:p>$1,048.66</text:p>
          </table:table-cell>
          <table:table-cell table:style-name="ce21" table:formula="of:=IF(OR(EXACT([.B68];&quot;&quot;);[.B68]&lt;=0);&quot;&quot;;[.E69]-[.C69])" office:value-type="currency" office:currency="USD" office:value="427.596379950051">
            <text:p>$427.60</text:p>
          </table:table-cell>
          <table:table-cell table:style-name="ce21" table:formula="of:=IF(OR(EXACT([.B68];&quot;&quot;);[.B68]&lt;=0);&quot;&quot;;IF([.G69]&gt;0;[.G69];MIN([.B68]+[.C69];IF([.$J$5]&gt;0;[.$J$5];[.$D$3]))))" office:value-type="currency" office:currency="USD" office:value="1476.25946328338">
            <text:p>$1,476.2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9]+1" office:value-type="float" office:value="64">
            <text:p>64</text:p>
          </table:table-cell>
          <table:table-cell table:style-name="ce21" table:formula="of:=IF(OR(EXACT([.B69];&quot;&quot;);[.B69]&lt;=0);&quot;&quot;;ROUND([.B69]-[.D70];2))" office:value-type="currency" office:currency="USD" office:value="250822.16">
            <text:p>$250,822.16</text:p>
          </table:table-cell>
          <table:table-cell table:style-name="ce21" table:formula="of:=IF(OR(EXACT([.B69];&quot;&quot;);[.B69]&lt;=0);&quot;&quot;;[.B69]*[.$D$1])" office:value-type="currency" office:currency="USD" office:value="1046.88141666667">
            <text:p>$1,046.88</text:p>
          </table:table-cell>
          <table:table-cell table:style-name="ce21" table:formula="of:=IF(OR(EXACT([.B69];&quot;&quot;);[.B69]&lt;=0);&quot;&quot;;[.E70]-[.C70])" office:value-type="currency" office:currency="USD" office:value="429.378046616718">
            <text:p>$429.38</text:p>
          </table:table-cell>
          <table:table-cell table:style-name="ce21" table:formula="of:=IF(OR(EXACT([.B69];&quot;&quot;);[.B69]&lt;=0);&quot;&quot;;IF([.G70]&gt;0;[.G70];MIN([.B69]+[.C7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0]+1" office:value-type="float" office:value="65">
            <text:p>65</text:p>
          </table:table-cell>
          <table:table-cell table:style-name="ce21" table:formula="of:=IF(OR(EXACT([.B70];&quot;&quot;);[.B70]&lt;=0);&quot;&quot;;ROUND([.B70]-[.D71];2))" office:value-type="currency" office:currency="USD" office:value="250390.99">
            <text:p>$250,390.99</text:p>
          </table:table-cell>
          <table:table-cell table:style-name="ce21" table:formula="of:=IF(OR(EXACT([.B70];&quot;&quot;);[.B70]&lt;=0);&quot;&quot;;[.B70]*[.$D$1])" office:value-type="currency" office:currency="USD" office:value="1045.09233333333">
            <text:p>$1,045.09</text:p>
          </table:table-cell>
          <table:table-cell table:style-name="ce21" table:formula="of:=IF(OR(EXACT([.B70];&quot;&quot;);[.B70]&lt;=0);&quot;&quot;;[.E71]-[.C71])" office:value-type="currency" office:currency="USD" office:value="431.167129950051">
            <text:p>$431.17</text:p>
          </table:table-cell>
          <table:table-cell table:style-name="ce21" table:formula="of:=IF(OR(EXACT([.B70];&quot;&quot;);[.B70]&lt;=0);&quot;&quot;;IF([.G71]&gt;0;[.G71];MIN([.B70]+[.C7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1]+1" office:value-type="float" office:value="66">
            <text:p>66</text:p>
          </table:table-cell>
          <table:table-cell table:style-name="ce21" table:formula="of:=IF(OR(EXACT([.B71];&quot;&quot;);[.B71]&lt;=0);&quot;&quot;;ROUND([.B71]-[.D72];2))" office:value-type="currency" office:currency="USD" office:value="249958.03">
            <text:p>$249,958.03</text:p>
          </table:table-cell>
          <table:table-cell table:style-name="ce21" table:formula="of:=IF(OR(EXACT([.B71];&quot;&quot;);[.B71]&lt;=0);&quot;&quot;;[.B71]*[.$D$1])" office:value-type="currency" office:currency="USD" office:value="1043.29579166667">
            <text:p>$1,043.30</text:p>
          </table:table-cell>
          <table:table-cell table:style-name="ce21" table:formula="of:=IF(OR(EXACT([.B71];&quot;&quot;);[.B71]&lt;=0);&quot;&quot;;[.E72]-[.C72])" office:value-type="currency" office:currency="USD" office:value="432.963671616718">
            <text:p>$432.96</text:p>
          </table:table-cell>
          <table:table-cell table:style-name="ce21" table:formula="of:=IF(OR(EXACT([.B71];&quot;&quot;);[.B71]&lt;=0);&quot;&quot;;IF([.G72]&gt;0;[.G72];MIN([.B71]+[.C7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2]+1" office:value-type="float" office:value="67">
            <text:p>67</text:p>
          </table:table-cell>
          <table:table-cell table:style-name="ce21" table:formula="of:=IF(OR(EXACT([.B72];&quot;&quot;);[.B72]&lt;=0);&quot;&quot;;ROUND([.B72]-[.D73];2))" office:value-type="currency" office:currency="USD" office:value="249523.26">
            <text:p>$249,523.26</text:p>
          </table:table-cell>
          <table:table-cell table:style-name="ce21" table:formula="of:=IF(OR(EXACT([.B72];&quot;&quot;);[.B72]&lt;=0);&quot;&quot;;[.B72]*[.$D$1])" office:value-type="currency" office:currency="USD" office:value="1041.49179166667">
            <text:p>$1,041.49</text:p>
          </table:table-cell>
          <table:table-cell table:style-name="ce21" table:formula="of:=IF(OR(EXACT([.B72];&quot;&quot;);[.B72]&lt;=0);&quot;&quot;;[.E73]-[.C73])" office:value-type="currency" office:currency="USD" office:value="434.767671616718">
            <text:p>$434.77</text:p>
          </table:table-cell>
          <table:table-cell table:style-name="ce21" table:formula="of:=IF(OR(EXACT([.B72];&quot;&quot;);[.B72]&lt;=0);&quot;&quot;;IF([.G73]&gt;0;[.G73];MIN([.B72]+[.C7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3]+1" office:value-type="float" office:value="68">
            <text:p>68</text:p>
          </table:table-cell>
          <table:table-cell table:style-name="ce21" table:formula="of:=IF(OR(EXACT([.B73];&quot;&quot;);[.B73]&lt;=0);&quot;&quot;;ROUND([.B73]-[.D74];2))" office:value-type="currency" office:currency="USD" office:value="249086.68">
            <text:p>$249,086.68</text:p>
          </table:table-cell>
          <table:table-cell table:style-name="ce21" table:formula="of:=IF(OR(EXACT([.B73];&quot;&quot;);[.B73]&lt;=0);&quot;&quot;;[.B73]*[.$D$1])" office:value-type="currency" office:currency="USD" office:value="1039.68025">
            <text:p>$1,039.68</text:p>
          </table:table-cell>
          <table:table-cell table:style-name="ce21" table:formula="of:=IF(OR(EXACT([.B73];&quot;&quot;);[.B73]&lt;=0);&quot;&quot;;[.E74]-[.C74])" office:value-type="currency" office:currency="USD" office:value="436.579213283384">
            <text:p>$436.58</text:p>
          </table:table-cell>
          <table:table-cell table:style-name="ce21" table:formula="of:=IF(OR(EXACT([.B73];&quot;&quot;);[.B73]&lt;=0);&quot;&quot;;IF([.G74]&gt;0;[.G74];MIN([.B73]+[.C7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4]+1" office:value-type="float" office:value="69">
            <text:p>69</text:p>
          </table:table-cell>
          <table:table-cell table:style-name="ce21" table:formula="of:=IF(OR(EXACT([.B74];&quot;&quot;);[.B74]&lt;=0);&quot;&quot;;ROUND([.B74]-[.D75];2))" office:value-type="currency" office:currency="USD" office:value="248648.28">
            <text:p>$248,648.28</text:p>
          </table:table-cell>
          <table:table-cell table:style-name="ce21" table:formula="of:=IF(OR(EXACT([.B74];&quot;&quot;);[.B74]&lt;=0);&quot;&quot;;[.B74]*[.$D$1])" office:value-type="currency" office:currency="USD" office:value="1037.86116666667">
            <text:p>$1,037.86</text:p>
          </table:table-cell>
          <table:table-cell table:style-name="ce21" table:formula="of:=IF(OR(EXACT([.B74];&quot;&quot;);[.B74]&lt;=0);&quot;&quot;;[.E75]-[.C75])" office:value-type="currency" office:currency="USD" office:value="438.398296616718">
            <text:p>$438.40</text:p>
          </table:table-cell>
          <table:table-cell table:style-name="ce21" table:formula="of:=IF(OR(EXACT([.B74];&quot;&quot;);[.B74]&lt;=0);&quot;&quot;;IF([.G75]&gt;0;[.G75];MIN([.B74]+[.C7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5]+1" office:value-type="float" office:value="70">
            <text:p>70</text:p>
          </table:table-cell>
          <table:table-cell table:style-name="ce21" table:formula="of:=IF(OR(EXACT([.B75];&quot;&quot;);[.B75]&lt;=0);&quot;&quot;;ROUND([.B75]-[.D76];2))" office:value-type="currency" office:currency="USD" office:value="248208.06">
            <text:p>$248,208.06</text:p>
          </table:table-cell>
          <table:table-cell table:style-name="ce21" table:formula="of:=IF(OR(EXACT([.B75];&quot;&quot;);[.B75]&lt;=0);&quot;&quot;;[.B75]*[.$D$1])" office:value-type="currency" office:currency="USD" office:value="1036.0345">
            <text:p>$1,036.03</text:p>
          </table:table-cell>
          <table:table-cell table:style-name="ce21" table:formula="of:=IF(OR(EXACT([.B75];&quot;&quot;);[.B75]&lt;=0);&quot;&quot;;[.E76]-[.C76])" office:value-type="currency" office:currency="USD" office:value="440.224963283384">
            <text:p>$440.22</text:p>
          </table:table-cell>
          <table:table-cell table:style-name="ce21" table:formula="of:=IF(OR(EXACT([.B75];&quot;&quot;);[.B75]&lt;=0);&quot;&quot;;IF([.G76]&gt;0;[.G76];MIN([.B75]+[.C7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6]+1" office:value-type="float" office:value="71">
            <text:p>71</text:p>
          </table:table-cell>
          <table:table-cell table:style-name="ce21" table:formula="of:=IF(OR(EXACT([.B76];&quot;&quot;);[.B76]&lt;=0);&quot;&quot;;ROUND([.B76]-[.D77];2))" office:value-type="currency" office:currency="USD" office:value="247766">
            <text:p>$247,766.00</text:p>
          </table:table-cell>
          <table:table-cell table:style-name="ce21" table:formula="of:=IF(OR(EXACT([.B76];&quot;&quot;);[.B76]&lt;=0);&quot;&quot;;[.B76]*[.$D$1])" office:value-type="currency" office:currency="USD" office:value="1034.20025">
            <text:p>$1,034.20</text:p>
          </table:table-cell>
          <table:table-cell table:style-name="ce21" table:formula="of:=IF(OR(EXACT([.B76];&quot;&quot;);[.B76]&lt;=0);&quot;&quot;;[.E77]-[.C77])" office:value-type="currency" office:currency="USD" office:value="442.059213283384">
            <text:p>$442.06</text:p>
          </table:table-cell>
          <table:table-cell table:style-name="ce21" table:formula="of:=IF(OR(EXACT([.B76];&quot;&quot;);[.B76]&lt;=0);&quot;&quot;;IF([.G77]&gt;0;[.G77];MIN([.B76]+[.C7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77]+1" office:value-type="float" office:value="72">
            <text:p>72</text:p>
          </table:table-cell>
          <table:table-cell table:style-name="ce22" table:formula="of:=IF(OR(EXACT([.B77];&quot;&quot;);[.B77]&lt;=0);&quot;&quot;;ROUND([.B77]-[.D78];2))" office:value-type="currency" office:currency="USD" office:value="247322.1">
            <text:p>$247,322.10</text:p>
          </table:table-cell>
          <table:table-cell table:style-name="ce22" table:formula="of:=IF(OR(EXACT([.B77];&quot;&quot;);[.B77]&lt;=0);&quot;&quot;;[.B77]*[.$D$1])" office:value-type="currency" office:currency="USD" office:value="1032.35833333333">
            <text:p>$1,032.36</text:p>
          </table:table-cell>
          <table:table-cell table:style-name="ce22" table:formula="of:=IF(OR(EXACT([.B77];&quot;&quot;);[.B77]&lt;=0);&quot;&quot;;[.E78]-[.C78])" office:value-type="currency" office:currency="USD" office:value="443.901129950051">
            <text:p>$443.90</text:p>
          </table:table-cell>
          <table:table-cell table:style-name="ce22" table:formula="of:=IF(OR(EXACT([.B77];&quot;&quot;);[.B77]&lt;=0);&quot;&quot;;IF([.G78]&gt;0;[.G78];MIN([.B77]+[.C7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6">
            <text:p>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8]+1" office:value-type="float" office:value="73">
            <text:p>73</text:p>
          </table:table-cell>
          <table:table-cell table:style-name="ce21" table:formula="of:=IF(OR(EXACT([.B78];&quot;&quot;);[.B78]&lt;=0);&quot;&quot;;ROUND([.B78]-[.D79];2))" office:value-type="currency" office:currency="USD" office:value="246876.35">
            <text:p>$246,876.35</text:p>
          </table:table-cell>
          <table:table-cell table:style-name="ce21" table:formula="of:=IF(OR(EXACT([.B78];&quot;&quot;);[.B78]&lt;=0);&quot;&quot;;[.B78]*[.$D$1])" office:value-type="currency" office:currency="USD" office:value="1030.50875">
            <text:p>$1,030.51</text:p>
          </table:table-cell>
          <table:table-cell table:style-name="ce21" table:formula="of:=IF(OR(EXACT([.B78];&quot;&quot;);[.B78]&lt;=0);&quot;&quot;;[.E79]-[.C79])" office:value-type="currency" office:currency="USD" office:value="445.750713283384">
            <text:p>$445.75</text:p>
          </table:table-cell>
          <table:table-cell table:style-name="ce21" table:formula="of:=IF(OR(EXACT([.B78];&quot;&quot;);[.B78]&lt;=0);&quot;&quot;;IF([.G79]&gt;0;[.G79];MIN([.B78]+[.C7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9]+1" office:value-type="float" office:value="74">
            <text:p>74</text:p>
          </table:table-cell>
          <table:table-cell table:style-name="ce21" table:formula="of:=IF(OR(EXACT([.B79];&quot;&quot;);[.B79]&lt;=0);&quot;&quot;;ROUND([.B79]-[.D80];2))" office:value-type="currency" office:currency="USD" office:value="246428.74">
            <text:p>$246,428.74</text:p>
          </table:table-cell>
          <table:table-cell table:style-name="ce21" table:formula="of:=IF(OR(EXACT([.B79];&quot;&quot;);[.B79]&lt;=0);&quot;&quot;;[.B79]*[.$D$1])" office:value-type="currency" office:currency="USD" office:value="1028.65145833333">
            <text:p>$1,028.65</text:p>
          </table:table-cell>
          <table:table-cell table:style-name="ce21" table:formula="of:=IF(OR(EXACT([.B79];&quot;&quot;);[.B79]&lt;=0);&quot;&quot;;[.E80]-[.C80])" office:value-type="currency" office:currency="USD" office:value="447.608004950051">
            <text:p>$447.61</text:p>
          </table:table-cell>
          <table:table-cell table:style-name="ce21" table:formula="of:=IF(OR(EXACT([.B79];&quot;&quot;);[.B79]&lt;=0);&quot;&quot;;IF([.G80]&gt;0;[.G80];MIN([.B79]+[.C8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0]+1" office:value-type="float" office:value="75">
            <text:p>75</text:p>
          </table:table-cell>
          <table:table-cell table:style-name="ce21" table:formula="of:=IF(OR(EXACT([.B80];&quot;&quot;);[.B80]&lt;=0);&quot;&quot;;ROUND([.B80]-[.D81];2))" office:value-type="currency" office:currency="USD" office:value="245979.27">
            <text:p>$245,979.27</text:p>
          </table:table-cell>
          <table:table-cell table:style-name="ce21" table:formula="of:=IF(OR(EXACT([.B80];&quot;&quot;);[.B80]&lt;=0);&quot;&quot;;[.B80]*[.$D$1])" office:value-type="currency" office:currency="USD" office:value="1026.78641666667">
            <text:p>$1,026.79</text:p>
          </table:table-cell>
          <table:table-cell table:style-name="ce21" table:formula="of:=IF(OR(EXACT([.B80];&quot;&quot;);[.B80]&lt;=0);&quot;&quot;;[.E81]-[.C81])" office:value-type="currency" office:currency="USD" office:value="449.473046616718">
            <text:p>$449.47</text:p>
          </table:table-cell>
          <table:table-cell table:style-name="ce21" table:formula="of:=IF(OR(EXACT([.B80];&quot;&quot;);[.B80]&lt;=0);&quot;&quot;;IF([.G81]&gt;0;[.G81];MIN([.B80]+[.C8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1]+1" office:value-type="float" office:value="76">
            <text:p>76</text:p>
          </table:table-cell>
          <table:table-cell table:style-name="ce21" table:formula="of:=IF(OR(EXACT([.B81];&quot;&quot;);[.B81]&lt;=0);&quot;&quot;;ROUND([.B81]-[.D82];2))" office:value-type="currency" office:currency="USD" office:value="245527.92">
            <text:p>$245,527.92</text:p>
          </table:table-cell>
          <table:table-cell table:style-name="ce21" table:formula="of:=IF(OR(EXACT([.B81];&quot;&quot;);[.B81]&lt;=0);&quot;&quot;;[.B81]*[.$D$1])" office:value-type="currency" office:currency="USD" office:value="1024.913625">
            <text:p>$1,024.91</text:p>
          </table:table-cell>
          <table:table-cell table:style-name="ce21" table:formula="of:=IF(OR(EXACT([.B81];&quot;&quot;);[.B81]&lt;=0);&quot;&quot;;[.E82]-[.C82])" office:value-type="currency" office:currency="USD" office:value="451.345838283384">
            <text:p>$451.35</text:p>
          </table:table-cell>
          <table:table-cell table:style-name="ce21" table:formula="of:=IF(OR(EXACT([.B81];&quot;&quot;);[.B81]&lt;=0);&quot;&quot;;IF([.G82]&gt;0;[.G82];MIN([.B81]+[.C8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2]+1" office:value-type="float" office:value="77">
            <text:p>77</text:p>
          </table:table-cell>
          <table:table-cell table:style-name="ce21" table:formula="of:=IF(OR(EXACT([.B82];&quot;&quot;);[.B82]&lt;=0);&quot;&quot;;ROUND([.B82]-[.D83];2))" office:value-type="currency" office:currency="USD" office:value="245074.69">
            <text:p>$245,074.69</text:p>
          </table:table-cell>
          <table:table-cell table:style-name="ce21" table:formula="of:=IF(OR(EXACT([.B82];&quot;&quot;);[.B82]&lt;=0);&quot;&quot;;[.B82]*[.$D$1])" office:value-type="currency" office:currency="USD" office:value="1023.033">
            <text:p>$1,023.03</text:p>
          </table:table-cell>
          <table:table-cell table:style-name="ce21" table:formula="of:=IF(OR(EXACT([.B82];&quot;&quot;);[.B82]&lt;=0);&quot;&quot;;[.E83]-[.C83])" office:value-type="currency" office:currency="USD" office:value="453.226463283384">
            <text:p>$453.23</text:p>
          </table:table-cell>
          <table:table-cell table:style-name="ce21" table:formula="of:=IF(OR(EXACT([.B82];&quot;&quot;);[.B82]&lt;=0);&quot;&quot;;IF([.G83]&gt;0;[.G83];MIN([.B82]+[.C8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3]+1" office:value-type="float" office:value="78">
            <text:p>78</text:p>
          </table:table-cell>
          <table:table-cell table:style-name="ce21" table:formula="of:=IF(OR(EXACT([.B83];&quot;&quot;);[.B83]&lt;=0);&quot;&quot;;ROUND([.B83]-[.D84];2))" office:value-type="currency" office:currency="USD" office:value="244619.58">
            <text:p>$244,619.58</text:p>
          </table:table-cell>
          <table:table-cell table:style-name="ce21" table:formula="of:=IF(OR(EXACT([.B83];&quot;&quot;);[.B83]&lt;=0);&quot;&quot;;[.B83]*[.$D$1])" office:value-type="currency" office:currency="USD" office:value="1021.14454166667">
            <text:p>$1,021.14</text:p>
          </table:table-cell>
          <table:table-cell table:style-name="ce21" table:formula="of:=IF(OR(EXACT([.B83];&quot;&quot;);[.B83]&lt;=0);&quot;&quot;;[.E84]-[.C84])" office:value-type="currency" office:currency="USD" office:value="455.114921616718">
            <text:p>$455.11</text:p>
          </table:table-cell>
          <table:table-cell table:style-name="ce21" table:formula="of:=IF(OR(EXACT([.B83];&quot;&quot;);[.B83]&lt;=0);&quot;&quot;;IF([.G84]&gt;0;[.G84];MIN([.B83]+[.C8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4]+1" office:value-type="float" office:value="79">
            <text:p>79</text:p>
          </table:table-cell>
          <table:table-cell table:style-name="ce21" table:formula="of:=IF(OR(EXACT([.B84];&quot;&quot;);[.B84]&lt;=0);&quot;&quot;;ROUND([.B84]-[.D85];2))" office:value-type="currency" office:currency="USD" office:value="244162.57">
            <text:p>$244,162.57</text:p>
          </table:table-cell>
          <table:table-cell table:style-name="ce21" table:formula="of:=IF(OR(EXACT([.B84];&quot;&quot;);[.B84]&lt;=0);&quot;&quot;;[.B84]*[.$D$1])" office:value-type="currency" office:currency="USD" office:value="1019.24825">
            <text:p>$1,019.25</text:p>
          </table:table-cell>
          <table:table-cell table:style-name="ce21" table:formula="of:=IF(OR(EXACT([.B84];&quot;&quot;);[.B84]&lt;=0);&quot;&quot;;[.E85]-[.C85])" office:value-type="currency" office:currency="USD" office:value="457.011213283384">
            <text:p>$457.01</text:p>
          </table:table-cell>
          <table:table-cell table:style-name="ce21" table:formula="of:=IF(OR(EXACT([.B84];&quot;&quot;);[.B84]&lt;=0);&quot;&quot;;IF([.G85]&gt;0;[.G85];MIN([.B84]+[.C8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5]+1" office:value-type="float" office:value="80">
            <text:p>80</text:p>
          </table:table-cell>
          <table:table-cell table:style-name="ce21" table:formula="of:=IF(OR(EXACT([.B85];&quot;&quot;);[.B85]&lt;=0);&quot;&quot;;ROUND([.B85]-[.D86];2))" office:value-type="currency" office:currency="USD" office:value="243703.65">
            <text:p>$243,703.65</text:p>
          </table:table-cell>
          <table:table-cell table:style-name="ce21" table:formula="of:=IF(OR(EXACT([.B85];&quot;&quot;);[.B85]&lt;=0);&quot;&quot;;[.B85]*[.$D$1])" office:value-type="currency" office:currency="USD" office:value="1017.34404166667">
            <text:p>$1,017.34</text:p>
          </table:table-cell>
          <table:table-cell table:style-name="ce21" table:formula="of:=IF(OR(EXACT([.B85];&quot;&quot;);[.B85]&lt;=0);&quot;&quot;;[.E86]-[.C86])" office:value-type="currency" office:currency="USD" office:value="458.915421616718">
            <text:p>$458.92</text:p>
          </table:table-cell>
          <table:table-cell table:style-name="ce21" table:formula="of:=IF(OR(EXACT([.B85];&quot;&quot;);[.B85]&lt;=0);&quot;&quot;;IF([.G86]&gt;0;[.G86];MIN([.B85]+[.C8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6]+1" office:value-type="float" office:value="81">
            <text:p>81</text:p>
          </table:table-cell>
          <table:table-cell table:style-name="ce21" table:formula="of:=IF(OR(EXACT([.B86];&quot;&quot;);[.B86]&lt;=0);&quot;&quot;;ROUND([.B86]-[.D87];2))" office:value-type="currency" office:currency="USD" office:value="243242.82">
            <text:p>$243,242.82</text:p>
          </table:table-cell>
          <table:table-cell table:style-name="ce21" table:formula="of:=IF(OR(EXACT([.B86];&quot;&quot;);[.B86]&lt;=0);&quot;&quot;;[.B86]*[.$D$1])" office:value-type="currency" office:currency="USD" office:value="1015.431875">
            <text:p>$1,015.43</text:p>
          </table:table-cell>
          <table:table-cell table:style-name="ce21" table:formula="of:=IF(OR(EXACT([.B86];&quot;&quot;);[.B86]&lt;=0);&quot;&quot;;[.E87]-[.C87])" office:value-type="currency" office:currency="USD" office:value="460.827588283384">
            <text:p>$460.83</text:p>
          </table:table-cell>
          <table:table-cell table:style-name="ce21" table:formula="of:=IF(OR(EXACT([.B86];&quot;&quot;);[.B86]&lt;=0);&quot;&quot;;IF([.G87]&gt;0;[.G87];MIN([.B86]+[.C8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7]+1" office:value-type="float" office:value="82">
            <text:p>82</text:p>
          </table:table-cell>
          <table:table-cell table:style-name="ce21" table:formula="of:=IF(OR(EXACT([.B87];&quot;&quot;);[.B87]&lt;=0);&quot;&quot;;ROUND([.B87]-[.D88];2))" office:value-type="currency" office:currency="USD" office:value="242780.07">
            <text:p>$242,780.07</text:p>
          </table:table-cell>
          <table:table-cell table:style-name="ce21" table:formula="of:=IF(OR(EXACT([.B87];&quot;&quot;);[.B87]&lt;=0);&quot;&quot;;[.B87]*[.$D$1])" office:value-type="currency" office:currency="USD" office:value="1013.51175">
            <text:p>$1,013.51</text:p>
          </table:table-cell>
          <table:table-cell table:style-name="ce21" table:formula="of:=IF(OR(EXACT([.B87];&quot;&quot;);[.B87]&lt;=0);&quot;&quot;;[.E88]-[.C88])" office:value-type="currency" office:currency="USD" office:value="462.747713283384">
            <text:p>$462.75</text:p>
          </table:table-cell>
          <table:table-cell table:style-name="ce21" table:formula="of:=IF(OR(EXACT([.B87];&quot;&quot;);[.B87]&lt;=0);&quot;&quot;;IF([.G88]&gt;0;[.G88];MIN([.B87]+[.C8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8]+1" office:value-type="float" office:value="83">
            <text:p>83</text:p>
          </table:table-cell>
          <table:table-cell table:style-name="ce21" table:formula="of:=IF(OR(EXACT([.B88];&quot;&quot;);[.B88]&lt;=0);&quot;&quot;;ROUND([.B88]-[.D89];2))" office:value-type="currency" office:currency="USD" office:value="242315.39">
            <text:p>$242,315.39</text:p>
          </table:table-cell>
          <table:table-cell table:style-name="ce21" table:formula="of:=IF(OR(EXACT([.B88];&quot;&quot;);[.B88]&lt;=0);&quot;&quot;;[.B88]*[.$D$1])" office:value-type="currency" office:currency="USD" office:value="1011.583625">
            <text:p>$1,011.58</text:p>
          </table:table-cell>
          <table:table-cell table:style-name="ce21" table:formula="of:=IF(OR(EXACT([.B88];&quot;&quot;);[.B88]&lt;=0);&quot;&quot;;[.E89]-[.C89])" office:value-type="currency" office:currency="USD" office:value="464.675838283384">
            <text:p>$464.68</text:p>
          </table:table-cell>
          <table:table-cell table:style-name="ce21" table:formula="of:=IF(OR(EXACT([.B88];&quot;&quot;);[.B88]&lt;=0);&quot;&quot;;IF([.G89]&gt;0;[.G89];MIN([.B88]+[.C8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89]+1" office:value-type="float" office:value="84">
            <text:p>84</text:p>
          </table:table-cell>
          <table:table-cell table:style-name="ce22" table:formula="of:=IF(OR(EXACT([.B89];&quot;&quot;);[.B89]&lt;=0);&quot;&quot;;ROUND([.B89]-[.D90];2))" office:value-type="currency" office:currency="USD" office:value="241848.78">
            <text:p>$241,848.78</text:p>
          </table:table-cell>
          <table:table-cell table:style-name="ce22" table:formula="of:=IF(OR(EXACT([.B89];&quot;&quot;);[.B89]&lt;=0);&quot;&quot;;[.B89]*[.$D$1])" office:value-type="currency" office:currency="USD" office:value="1009.64745833333">
            <text:p>$1,009.65</text:p>
          </table:table-cell>
          <table:table-cell table:style-name="ce22" table:formula="of:=IF(OR(EXACT([.B89];&quot;&quot;);[.B89]&lt;=0);&quot;&quot;;[.E90]-[.C90])" office:value-type="currency" office:currency="USD" office:value="466.612004950051">
            <text:p>$466.61</text:p>
          </table:table-cell>
          <table:table-cell table:style-name="ce22" table:formula="of:=IF(OR(EXACT([.B89];&quot;&quot;);[.B89]&lt;=0);&quot;&quot;;IF([.G90]&gt;0;[.G90];MIN([.B89]+[.C9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7">
            <text:p>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0]+1" office:value-type="float" office:value="85">
            <text:p>85</text:p>
          </table:table-cell>
          <table:table-cell table:style-name="ce21" table:formula="of:=IF(OR(EXACT([.B90];&quot;&quot;);[.B90]&lt;=0);&quot;&quot;;ROUND([.B90]-[.D91];2))" office:value-type="currency" office:currency="USD" office:value="241380.22">
            <text:p>$241,380.22</text:p>
          </table:table-cell>
          <table:table-cell table:style-name="ce21" table:formula="of:=IF(OR(EXACT([.B90];&quot;&quot;);[.B90]&lt;=0);&quot;&quot;;[.B90]*[.$D$1])" office:value-type="currency" office:currency="USD" office:value="1007.70325">
            <text:p>$1,007.70</text:p>
          </table:table-cell>
          <table:table-cell table:style-name="ce21" table:formula="of:=IF(OR(EXACT([.B90];&quot;&quot;);[.B90]&lt;=0);&quot;&quot;;[.E91]-[.C91])" office:value-type="currency" office:currency="USD" office:value="468.556213283384">
            <text:p>$468.56</text:p>
          </table:table-cell>
          <table:table-cell table:style-name="ce21" table:formula="of:=IF(OR(EXACT([.B90];&quot;&quot;);[.B90]&lt;=0);&quot;&quot;;IF([.G91]&gt;0;[.G91];MIN([.B90]+[.C9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1]+1" office:value-type="float" office:value="86">
            <text:p>86</text:p>
          </table:table-cell>
          <table:table-cell table:style-name="ce21" table:formula="of:=IF(OR(EXACT([.B91];&quot;&quot;);[.B91]&lt;=0);&quot;&quot;;ROUND([.B91]-[.D92];2))" office:value-type="currency" office:currency="USD" office:value="240909.71">
            <text:p>$240,909.71</text:p>
          </table:table-cell>
          <table:table-cell table:style-name="ce21" table:formula="of:=IF(OR(EXACT([.B91];&quot;&quot;);[.B91]&lt;=0);&quot;&quot;;[.B91]*[.$D$1])" office:value-type="currency" office:currency="USD" office:value="1005.75091666667">
            <text:p>$1,005.75</text:p>
          </table:table-cell>
          <table:table-cell table:style-name="ce21" table:formula="of:=IF(OR(EXACT([.B91];&quot;&quot;);[.B91]&lt;=0);&quot;&quot;;[.E92]-[.C92])" office:value-type="currency" office:currency="USD" office:value="470.508546616718">
            <text:p>$470.51</text:p>
          </table:table-cell>
          <table:table-cell table:style-name="ce21" table:formula="of:=IF(OR(EXACT([.B91];&quot;&quot;);[.B91]&lt;=0);&quot;&quot;;IF([.G92]&gt;0;[.G92];MIN([.B91]+[.C9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2]+1" office:value-type="float" office:value="87">
            <text:p>87</text:p>
          </table:table-cell>
          <table:table-cell table:style-name="ce21" table:formula="of:=IF(OR(EXACT([.B92];&quot;&quot;);[.B92]&lt;=0);&quot;&quot;;ROUND([.B92]-[.D93];2))" office:value-type="currency" office:currency="USD" office:value="240437.24">
            <text:p>$240,437.24</text:p>
          </table:table-cell>
          <table:table-cell table:style-name="ce21" table:formula="of:=IF(OR(EXACT([.B92];&quot;&quot;);[.B92]&lt;=0);&quot;&quot;;[.B92]*[.$D$1])" office:value-type="currency" office:currency="USD" office:value="1003.79045833333">
            <text:p>$1,003.79</text:p>
          </table:table-cell>
          <table:table-cell table:style-name="ce21" table:formula="of:=IF(OR(EXACT([.B92];&quot;&quot;);[.B92]&lt;=0);&quot;&quot;;[.E93]-[.C93])" office:value-type="currency" office:currency="USD" office:value="472.469004950051">
            <text:p>$472.47</text:p>
          </table:table-cell>
          <table:table-cell table:style-name="ce21" table:formula="of:=IF(OR(EXACT([.B92];&quot;&quot;);[.B92]&lt;=0);&quot;&quot;;IF([.G93]&gt;0;[.G93];MIN([.B92]+[.C9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3]+1" office:value-type="float" office:value="88">
            <text:p>88</text:p>
          </table:table-cell>
          <table:table-cell table:style-name="ce21" table:formula="of:=IF(OR(EXACT([.B93];&quot;&quot;);[.B93]&lt;=0);&quot;&quot;;ROUND([.B93]-[.D94];2))" office:value-type="currency" office:currency="USD" office:value="239962.8">
            <text:p>$239,962.80</text:p>
          </table:table-cell>
          <table:table-cell table:style-name="ce21" table:formula="of:=IF(OR(EXACT([.B93];&quot;&quot;);[.B93]&lt;=0);&quot;&quot;;[.B93]*[.$D$1])" office:value-type="currency" office:currency="USD" office:value="1001.82183333333">
            <text:p>$1,001.82</text:p>
          </table:table-cell>
          <table:table-cell table:style-name="ce21" table:formula="of:=IF(OR(EXACT([.B93];&quot;&quot;);[.B93]&lt;=0);&quot;&quot;;[.E94]-[.C94])" office:value-type="currency" office:currency="USD" office:value="474.437629950051">
            <text:p>$474.44</text:p>
          </table:table-cell>
          <table:table-cell table:style-name="ce21" table:formula="of:=IF(OR(EXACT([.B93];&quot;&quot;);[.B93]&lt;=0);&quot;&quot;;IF([.G94]&gt;0;[.G94];MIN([.B93]+[.C9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4]+1" office:value-type="float" office:value="89">
            <text:p>89</text:p>
          </table:table-cell>
          <table:table-cell table:style-name="ce21" table:formula="of:=IF(OR(EXACT([.B94];&quot;&quot;);[.B94]&lt;=0);&quot;&quot;;ROUND([.B94]-[.D95];2))" office:value-type="currency" office:currency="USD" office:value="239486.39">
            <text:p>$239,486.39</text:p>
          </table:table-cell>
          <table:table-cell table:style-name="ce21" table:formula="of:=IF(OR(EXACT([.B94];&quot;&quot;);[.B94]&lt;=0);&quot;&quot;;[.B94]*[.$D$1])" office:value-type="currency" office:currency="USD" office:value="999.845">
            <text:p>$999.85</text:p>
          </table:table-cell>
          <table:table-cell table:style-name="ce21" table:formula="of:=IF(OR(EXACT([.B94];&quot;&quot;);[.B94]&lt;=0);&quot;&quot;;[.E95]-[.C95])" office:value-type="currency" office:currency="USD" office:value="476.414463283384">
            <text:p>$476.41</text:p>
          </table:table-cell>
          <table:table-cell table:style-name="ce21" table:formula="of:=IF(OR(EXACT([.B94];&quot;&quot;);[.B94]&lt;=0);&quot;&quot;;IF([.G95]&gt;0;[.G95];MIN([.B94]+[.C9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5]+1" office:value-type="float" office:value="90">
            <text:p>90</text:p>
          </table:table-cell>
          <table:table-cell table:style-name="ce21" table:formula="of:=IF(OR(EXACT([.B95];&quot;&quot;);[.B95]&lt;=0);&quot;&quot;;ROUND([.B95]-[.D96];2))" office:value-type="currency" office:currency="USD" office:value="239007.99">
            <text:p>$239,007.99</text:p>
          </table:table-cell>
          <table:table-cell table:style-name="ce21" table:formula="of:=IF(OR(EXACT([.B95];&quot;&quot;);[.B95]&lt;=0);&quot;&quot;;[.B95]*[.$D$1])" office:value-type="currency" office:currency="USD" office:value="997.859958333333">
            <text:p>$997.86</text:p>
          </table:table-cell>
          <table:table-cell table:style-name="ce21" table:formula="of:=IF(OR(EXACT([.B95];&quot;&quot;);[.B95]&lt;=0);&quot;&quot;;[.E96]-[.C96])" office:value-type="currency" office:currency="USD" office:value="478.399504950051">
            <text:p>$478.40</text:p>
          </table:table-cell>
          <table:table-cell table:style-name="ce21" table:formula="of:=IF(OR(EXACT([.B95];&quot;&quot;);[.B95]&lt;=0);&quot;&quot;;IF([.G96]&gt;0;[.G96];MIN([.B95]+[.C9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6]+1" office:value-type="float" office:value="91">
            <text:p>91</text:p>
          </table:table-cell>
          <table:table-cell table:style-name="ce21" table:formula="of:=IF(OR(EXACT([.B96];&quot;&quot;);[.B96]&lt;=0);&quot;&quot;;ROUND([.B96]-[.D97];2))" office:value-type="currency" office:currency="USD" office:value="238527.6">
            <text:p>$238,527.60</text:p>
          </table:table-cell>
          <table:table-cell table:style-name="ce21" table:formula="of:=IF(OR(EXACT([.B96];&quot;&quot;);[.B96]&lt;=0);&quot;&quot;;[.B96]*[.$D$1])" office:value-type="currency" office:currency="USD" office:value="995.866625">
            <text:p>$995.87</text:p>
          </table:table-cell>
          <table:table-cell table:style-name="ce21" table:formula="of:=IF(OR(EXACT([.B96];&quot;&quot;);[.B96]&lt;=0);&quot;&quot;;[.E97]-[.C97])" office:value-type="currency" office:currency="USD" office:value="480.392838283384">
            <text:p>$480.39</text:p>
          </table:table-cell>
          <table:table-cell table:style-name="ce21" table:formula="of:=IF(OR(EXACT([.B96];&quot;&quot;);[.B96]&lt;=0);&quot;&quot;;IF([.G97]&gt;0;[.G97];MIN([.B96]+[.C9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7]+1" office:value-type="float" office:value="92">
            <text:p>92</text:p>
          </table:table-cell>
          <table:table-cell table:style-name="ce21" table:formula="of:=IF(OR(EXACT([.B97];&quot;&quot;);[.B97]&lt;=0);&quot;&quot;;ROUND([.B97]-[.D98];2))" office:value-type="currency" office:currency="USD" office:value="238045.21">
            <text:p>$238,045.21</text:p>
          </table:table-cell>
          <table:table-cell table:style-name="ce21" table:formula="of:=IF(OR(EXACT([.B97];&quot;&quot;);[.B97]&lt;=0);&quot;&quot;;[.B97]*[.$D$1])" office:value-type="currency" office:currency="USD" office:value="993.865">
            <text:p>$993.87</text:p>
          </table:table-cell>
          <table:table-cell table:style-name="ce21" table:formula="of:=IF(OR(EXACT([.B97];&quot;&quot;);[.B97]&lt;=0);&quot;&quot;;[.E98]-[.C98])" office:value-type="currency" office:currency="USD" office:value="482.394463283384">
            <text:p>$482.39</text:p>
          </table:table-cell>
          <table:table-cell table:style-name="ce21" table:formula="of:=IF(OR(EXACT([.B97];&quot;&quot;);[.B97]&lt;=0);&quot;&quot;;IF([.G98]&gt;0;[.G98];MIN([.B97]+[.C9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8]+1" office:value-type="float" office:value="93">
            <text:p>93</text:p>
          </table:table-cell>
          <table:table-cell table:style-name="ce21" table:formula="of:=IF(OR(EXACT([.B98];&quot;&quot;);[.B98]&lt;=0);&quot;&quot;;ROUND([.B98]-[.D99];2))" office:value-type="currency" office:currency="USD" office:value="237560.81">
            <text:p>$237,560.81</text:p>
          </table:table-cell>
          <table:table-cell table:style-name="ce21" table:formula="of:=IF(OR(EXACT([.B98];&quot;&quot;);[.B98]&lt;=0);&quot;&quot;;[.B98]*[.$D$1])" office:value-type="currency" office:currency="USD" office:value="991.855041666667">
            <text:p>$991.86</text:p>
          </table:table-cell>
          <table:table-cell table:style-name="ce21" table:formula="of:=IF(OR(EXACT([.B98];&quot;&quot;);[.B98]&lt;=0);&quot;&quot;;[.E99]-[.C99])" office:value-type="currency" office:currency="USD" office:value="484.404421616718">
            <text:p>$484.40</text:p>
          </table:table-cell>
          <table:table-cell table:style-name="ce21" table:formula="of:=IF(OR(EXACT([.B98];&quot;&quot;);[.B98]&lt;=0);&quot;&quot;;IF([.G99]&gt;0;[.G99];MIN([.B98]+[.C9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9]+1" office:value-type="float" office:value="94">
            <text:p>94</text:p>
          </table:table-cell>
          <table:table-cell table:style-name="ce21" table:formula="of:=IF(OR(EXACT([.B99];&quot;&quot;);[.B99]&lt;=0);&quot;&quot;;ROUND([.B99]-[.D100];2))" office:value-type="currency" office:currency="USD" office:value="237074.39">
            <text:p>$237,074.39</text:p>
          </table:table-cell>
          <table:table-cell table:style-name="ce21" table:formula="of:=IF(OR(EXACT([.B99];&quot;&quot;);[.B99]&lt;=0);&quot;&quot;;[.B99]*[.$D$1])" office:value-type="currency" office:currency="USD" office:value="989.836708333333">
            <text:p>$989.84</text:p>
          </table:table-cell>
          <table:table-cell table:style-name="ce21" table:formula="of:=IF(OR(EXACT([.B99];&quot;&quot;);[.B99]&lt;=0);&quot;&quot;;[.E100]-[.C100])" office:value-type="currency" office:currency="USD" office:value="486.422754950051">
            <text:p>$486.42</text:p>
          </table:table-cell>
          <table:table-cell table:style-name="ce21" table:formula="of:=IF(OR(EXACT([.B99];&quot;&quot;);[.B99]&lt;=0);&quot;&quot;;IF([.G100]&gt;0;[.G100];MIN([.B99]+[.C10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0]+1" office:value-type="float" office:value="95">
            <text:p>95</text:p>
          </table:table-cell>
          <table:table-cell table:style-name="ce21" table:formula="of:=IF(OR(EXACT([.B100];&quot;&quot;);[.B100]&lt;=0);&quot;&quot;;ROUND([.B100]-[.D101];2))" office:value-type="currency" office:currency="USD" office:value="236585.94">
            <text:p>$236,585.94</text:p>
          </table:table-cell>
          <table:table-cell table:style-name="ce21" table:formula="of:=IF(OR(EXACT([.B100];&quot;&quot;);[.B100]&lt;=0);&quot;&quot;;[.B100]*[.$D$1])" office:value-type="currency" office:currency="USD" office:value="987.809958333333">
            <text:p>$987.81</text:p>
          </table:table-cell>
          <table:table-cell table:style-name="ce21" table:formula="of:=IF(OR(EXACT([.B100];&quot;&quot;);[.B100]&lt;=0);&quot;&quot;;[.E101]-[.C101])" office:value-type="currency" office:currency="USD" office:value="488.449504950051">
            <text:p>$488.45</text:p>
          </table:table-cell>
          <table:table-cell table:style-name="ce21" table:formula="of:=IF(OR(EXACT([.B100];&quot;&quot;);[.B100]&lt;=0);&quot;&quot;;IF([.G101]&gt;0;[.G101];MIN([.B100]+[.C10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01]+1" office:value-type="float" office:value="96">
            <text:p>96</text:p>
          </table:table-cell>
          <table:table-cell table:style-name="ce22" table:formula="of:=IF(OR(EXACT([.B101];&quot;&quot;);[.B101]&lt;=0);&quot;&quot;;ROUND([.B101]-[.D102];2))" office:value-type="currency" office:currency="USD" office:value="236095.46">
            <text:p>$236,095.46</text:p>
          </table:table-cell>
          <table:table-cell table:style-name="ce22" table:formula="of:=IF(OR(EXACT([.B101];&quot;&quot;);[.B101]&lt;=0);&quot;&quot;;[.B101]*[.$D$1])" office:value-type="currency" office:currency="USD" office:value="985.77475">
            <text:p>$985.77</text:p>
          </table:table-cell>
          <table:table-cell table:style-name="ce22" table:formula="of:=IF(OR(EXACT([.B101];&quot;&quot;);[.B101]&lt;=0);&quot;&quot;;[.E102]-[.C102])" office:value-type="currency" office:currency="USD" office:value="490.484713283384">
            <text:p>$490.48</text:p>
          </table:table-cell>
          <table:table-cell table:style-name="ce22" table:formula="of:=IF(OR(EXACT([.B101];&quot;&quot;);[.B101]&lt;=0);&quot;&quot;;IF([.G102]&gt;0;[.G102];MIN([.B101]+[.C10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8">
            <text:p>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2]+1" office:value-type="float" office:value="97">
            <text:p>97</text:p>
          </table:table-cell>
          <table:table-cell table:style-name="ce21" table:formula="of:=IF(OR(EXACT([.B102];&quot;&quot;);[.B102]&lt;=0);&quot;&quot;;ROUND([.B102]-[.D103];2))" office:value-type="currency" office:currency="USD" office:value="235602.93">
            <text:p>$235,602.93</text:p>
          </table:table-cell>
          <table:table-cell table:style-name="ce21" table:formula="of:=IF(OR(EXACT([.B102];&quot;&quot;);[.B102]&lt;=0);&quot;&quot;;[.B102]*[.$D$1])" office:value-type="currency" office:currency="USD" office:value="983.731083333333">
            <text:p>$983.73</text:p>
          </table:table-cell>
          <table:table-cell table:style-name="ce21" table:formula="of:=IF(OR(EXACT([.B102];&quot;&quot;);[.B102]&lt;=0);&quot;&quot;;[.E103]-[.C103])" office:value-type="currency" office:currency="USD" office:value="492.528379950051">
            <text:p>$492.53</text:p>
          </table:table-cell>
          <table:table-cell table:style-name="ce21" table:formula="of:=IF(OR(EXACT([.B102];&quot;&quot;);[.B102]&lt;=0);&quot;&quot;;IF([.G103]&gt;0;[.G103];MIN([.B102]+[.C10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3]+1" office:value-type="float" office:value="98">
            <text:p>98</text:p>
          </table:table-cell>
          <table:table-cell table:style-name="ce21" table:formula="of:=IF(OR(EXACT([.B103];&quot;&quot;);[.B103]&lt;=0);&quot;&quot;;ROUND([.B103]-[.D104];2))" office:value-type="currency" office:currency="USD" office:value="235108.35">
            <text:p>$235,108.35</text:p>
          </table:table-cell>
          <table:table-cell table:style-name="ce21" table:formula="of:=IF(OR(EXACT([.B103];&quot;&quot;);[.B103]&lt;=0);&quot;&quot;;[.B103]*[.$D$1])" office:value-type="currency" office:currency="USD" office:value="981.678875">
            <text:p>$981.68</text:p>
          </table:table-cell>
          <table:table-cell table:style-name="ce21" table:formula="of:=IF(OR(EXACT([.B103];&quot;&quot;);[.B103]&lt;=0);&quot;&quot;;[.E104]-[.C104])" office:value-type="currency" office:currency="USD" office:value="494.580588283384">
            <text:p>$494.58</text:p>
          </table:table-cell>
          <table:table-cell table:style-name="ce21" table:formula="of:=IF(OR(EXACT([.B103];&quot;&quot;);[.B103]&lt;=0);&quot;&quot;;IF([.G104]&gt;0;[.G104];MIN([.B103]+[.C10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4]+1" office:value-type="float" office:value="99">
            <text:p>99</text:p>
          </table:table-cell>
          <table:table-cell table:style-name="ce21" table:formula="of:=IF(OR(EXACT([.B104];&quot;&quot;);[.B104]&lt;=0);&quot;&quot;;ROUND([.B104]-[.D105];2))" office:value-type="currency" office:currency="USD" office:value="234611.71">
            <text:p>$234,611.71</text:p>
          </table:table-cell>
          <table:table-cell table:style-name="ce21" table:formula="of:=IF(OR(EXACT([.B104];&quot;&quot;);[.B104]&lt;=0);&quot;&quot;;[.B104]*[.$D$1])" office:value-type="currency" office:currency="USD" office:value="979.618125">
            <text:p>$979.62</text:p>
          </table:table-cell>
          <table:table-cell table:style-name="ce21" table:formula="of:=IF(OR(EXACT([.B104];&quot;&quot;);[.B104]&lt;=0);&quot;&quot;;[.E105]-[.C105])" office:value-type="currency" office:currency="USD" office:value="496.641338283384">
            <text:p>$496.64</text:p>
          </table:table-cell>
          <table:table-cell table:style-name="ce21" table:formula="of:=IF(OR(EXACT([.B104];&quot;&quot;);[.B104]&lt;=0);&quot;&quot;;IF([.G105]&gt;0;[.G105];MIN([.B104]+[.C10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5]+1" office:value-type="float" office:value="100">
            <text:p>100</text:p>
          </table:table-cell>
          <table:table-cell table:style-name="ce21" table:formula="of:=IF(OR(EXACT([.B105];&quot;&quot;);[.B105]&lt;=0);&quot;&quot;;ROUND([.B105]-[.D106];2))" office:value-type="currency" office:currency="USD" office:value="234113">
            <text:p>$234,113.00</text:p>
          </table:table-cell>
          <table:table-cell table:style-name="ce21" table:formula="of:=IF(OR(EXACT([.B105];&quot;&quot;);[.B105]&lt;=0);&quot;&quot;;[.B105]*[.$D$1])" office:value-type="currency" office:currency="USD" office:value="977.548791666667">
            <text:p>$977.55</text:p>
          </table:table-cell>
          <table:table-cell table:style-name="ce21" table:formula="of:=IF(OR(EXACT([.B105];&quot;&quot;);[.B105]&lt;=0);&quot;&quot;;[.E106]-[.C106])" office:value-type="currency" office:currency="USD" office:value="498.710671616718">
            <text:p>$498.71</text:p>
          </table:table-cell>
          <table:table-cell table:style-name="ce21" table:formula="of:=IF(OR(EXACT([.B105];&quot;&quot;);[.B105]&lt;=0);&quot;&quot;;IF([.G106]&gt;0;[.G106];MIN([.B105]+[.C10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6]+1" office:value-type="float" office:value="101">
            <text:p>101</text:p>
          </table:table-cell>
          <table:table-cell table:style-name="ce21" table:formula="of:=IF(OR(EXACT([.B106];&quot;&quot;);[.B106]&lt;=0);&quot;&quot;;ROUND([.B106]-[.D107];2))" office:value-type="currency" office:currency="USD" office:value="233612.21">
            <text:p>$233,612.21</text:p>
          </table:table-cell>
          <table:table-cell table:style-name="ce21" table:formula="of:=IF(OR(EXACT([.B106];&quot;&quot;);[.B106]&lt;=0);&quot;&quot;;[.B106]*[.$D$1])" office:value-type="currency" office:currency="USD" office:value="975.470833333333">
            <text:p>$975.47</text:p>
          </table:table-cell>
          <table:table-cell table:style-name="ce21" table:formula="of:=IF(OR(EXACT([.B106];&quot;&quot;);[.B106]&lt;=0);&quot;&quot;;[.E107]-[.C107])" office:value-type="currency" office:currency="USD" office:value="500.788629950051">
            <text:p>$500.79</text:p>
          </table:table-cell>
          <table:table-cell table:style-name="ce21" table:formula="of:=IF(OR(EXACT([.B106];&quot;&quot;);[.B106]&lt;=0);&quot;&quot;;IF([.G107]&gt;0;[.G107];MIN([.B106]+[.C10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7]+1" office:value-type="float" office:value="102">
            <text:p>102</text:p>
          </table:table-cell>
          <table:table-cell table:style-name="ce21" table:formula="of:=IF(OR(EXACT([.B107];&quot;&quot;);[.B107]&lt;=0);&quot;&quot;;ROUND([.B107]-[.D108];2))" office:value-type="currency" office:currency="USD" office:value="233109.33">
            <text:p>$233,109.33</text:p>
          </table:table-cell>
          <table:table-cell table:style-name="ce21" table:formula="of:=IF(OR(EXACT([.B107];&quot;&quot;);[.B107]&lt;=0);&quot;&quot;;[.B107]*[.$D$1])" office:value-type="currency" office:currency="USD" office:value="973.384208333333">
            <text:p>$973.38</text:p>
          </table:table-cell>
          <table:table-cell table:style-name="ce21" table:formula="of:=IF(OR(EXACT([.B107];&quot;&quot;);[.B107]&lt;=0);&quot;&quot;;[.E108]-[.C108])" office:value-type="currency" office:currency="USD" office:value="502.875254950051">
            <text:p>$502.88</text:p>
          </table:table-cell>
          <table:table-cell table:style-name="ce21" table:formula="of:=IF(OR(EXACT([.B107];&quot;&quot;);[.B107]&lt;=0);&quot;&quot;;IF([.G108]&gt;0;[.G108];MIN([.B107]+[.C10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8]+1" office:value-type="float" office:value="103">
            <text:p>103</text:p>
          </table:table-cell>
          <table:table-cell table:style-name="ce21" table:formula="of:=IF(OR(EXACT([.B108];&quot;&quot;);[.B108]&lt;=0);&quot;&quot;;ROUND([.B108]-[.D109];2))" office:value-type="currency" office:currency="USD" office:value="232604.36">
            <text:p>$232,604.36</text:p>
          </table:table-cell>
          <table:table-cell table:style-name="ce21" table:formula="of:=IF(OR(EXACT([.B108];&quot;&quot;);[.B108]&lt;=0);&quot;&quot;;[.B108]*[.$D$1])" office:value-type="currency" office:currency="USD" office:value="971.288875">
            <text:p>$971.29</text:p>
          </table:table-cell>
          <table:table-cell table:style-name="ce21" table:formula="of:=IF(OR(EXACT([.B108];&quot;&quot;);[.B108]&lt;=0);&quot;&quot;;[.E109]-[.C109])" office:value-type="currency" office:currency="USD" office:value="504.970588283384">
            <text:p>$504.97</text:p>
          </table:table-cell>
          <table:table-cell table:style-name="ce21" table:formula="of:=IF(OR(EXACT([.B108];&quot;&quot;);[.B108]&lt;=0);&quot;&quot;;IF([.G109]&gt;0;[.G109];MIN([.B108]+[.C10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9]+1" office:value-type="float" office:value="104">
            <text:p>104</text:p>
          </table:table-cell>
          <table:table-cell table:style-name="ce21" table:formula="of:=IF(OR(EXACT([.B109];&quot;&quot;);[.B109]&lt;=0);&quot;&quot;;ROUND([.B109]-[.D110];2))" office:value-type="currency" office:currency="USD" office:value="232097.29">
            <text:p>$232,097.29</text:p>
          </table:table-cell>
          <table:table-cell table:style-name="ce21" table:formula="of:=IF(OR(EXACT([.B109];&quot;&quot;);[.B109]&lt;=0);&quot;&quot;;[.B109]*[.$D$1])" office:value-type="currency" office:currency="USD" office:value="969.184833333333">
            <text:p>$969.18</text:p>
          </table:table-cell>
          <table:table-cell table:style-name="ce21" table:formula="of:=IF(OR(EXACT([.B109];&quot;&quot;);[.B109]&lt;=0);&quot;&quot;;[.E110]-[.C110])" office:value-type="currency" office:currency="USD" office:value="507.074629950051">
            <text:p>$507.07</text:p>
          </table:table-cell>
          <table:table-cell table:style-name="ce21" table:formula="of:=IF(OR(EXACT([.B109];&quot;&quot;);[.B109]&lt;=0);&quot;&quot;;IF([.G110]&gt;0;[.G110];MIN([.B109]+[.C11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0]+1" office:value-type="float" office:value="105">
            <text:p>105</text:p>
          </table:table-cell>
          <table:table-cell table:style-name="ce21" table:formula="of:=IF(OR(EXACT([.B110];&quot;&quot;);[.B110]&lt;=0);&quot;&quot;;ROUND([.B110]-[.D111];2))" office:value-type="currency" office:currency="USD" office:value="231588.1">
            <text:p>$231,588.10</text:p>
          </table:table-cell>
          <table:table-cell table:style-name="ce21" table:formula="of:=IF(OR(EXACT([.B110];&quot;&quot;);[.B110]&lt;=0);&quot;&quot;;[.B110]*[.$D$1])" office:value-type="currency" office:currency="USD" office:value="967.072041666667">
            <text:p>$967.07</text:p>
          </table:table-cell>
          <table:table-cell table:style-name="ce21" table:formula="of:=IF(OR(EXACT([.B110];&quot;&quot;);[.B110]&lt;=0);&quot;&quot;;[.E111]-[.C111])" office:value-type="currency" office:currency="USD" office:value="509.187421616718">
            <text:p>$509.19</text:p>
          </table:table-cell>
          <table:table-cell table:style-name="ce21" table:formula="of:=IF(OR(EXACT([.B110];&quot;&quot;);[.B110]&lt;=0);&quot;&quot;;IF([.G111]&gt;0;[.G111];MIN([.B110]+[.C11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1]+1" office:value-type="float" office:value="106">
            <text:p>106</text:p>
          </table:table-cell>
          <table:table-cell table:style-name="ce21" table:formula="of:=IF(OR(EXACT([.B111];&quot;&quot;);[.B111]&lt;=0);&quot;&quot;;ROUND([.B111]-[.D112];2))" office:value-type="currency" office:currency="USD" office:value="231076.79">
            <text:p>$231,076.79</text:p>
          </table:table-cell>
          <table:table-cell table:style-name="ce21" table:formula="of:=IF(OR(EXACT([.B111];&quot;&quot;);[.B111]&lt;=0);&quot;&quot;;[.B111]*[.$D$1])" office:value-type="currency" office:currency="USD" office:value="964.950416666667">
            <text:p>$964.95</text:p>
          </table:table-cell>
          <table:table-cell table:style-name="ce21" table:formula="of:=IF(OR(EXACT([.B111];&quot;&quot;);[.B111]&lt;=0);&quot;&quot;;[.E112]-[.C112])" office:value-type="currency" office:currency="USD" office:value="511.309046616718">
            <text:p>$511.31</text:p>
          </table:table-cell>
          <table:table-cell table:style-name="ce21" table:formula="of:=IF(OR(EXACT([.B111];&quot;&quot;);[.B111]&lt;=0);&quot;&quot;;IF([.G112]&gt;0;[.G112];MIN([.B111]+[.C11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2]+1" office:value-type="float" office:value="107">
            <text:p>107</text:p>
          </table:table-cell>
          <table:table-cell table:style-name="ce21" table:formula="of:=IF(OR(EXACT([.B112];&quot;&quot;);[.B112]&lt;=0);&quot;&quot;;ROUND([.B112]-[.D113];2))" office:value-type="currency" office:currency="USD" office:value="230563.35">
            <text:p>$230,563.35</text:p>
          </table:table-cell>
          <table:table-cell table:style-name="ce21" table:formula="of:=IF(OR(EXACT([.B112];&quot;&quot;);[.B112]&lt;=0);&quot;&quot;;[.B112]*[.$D$1])" office:value-type="currency" office:currency="USD" office:value="962.819958333333">
            <text:p>$962.82</text:p>
          </table:table-cell>
          <table:table-cell table:style-name="ce21" table:formula="of:=IF(OR(EXACT([.B112];&quot;&quot;);[.B112]&lt;=0);&quot;&quot;;[.E113]-[.C113])" office:value-type="currency" office:currency="USD" office:value="513.439504950051">
            <text:p>$513.44</text:p>
          </table:table-cell>
          <table:table-cell table:style-name="ce21" table:formula="of:=IF(OR(EXACT([.B112];&quot;&quot;);[.B112]&lt;=0);&quot;&quot;;IF([.G113]&gt;0;[.G113];MIN([.B112]+[.C11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13]+1" office:value-type="float" office:value="108">
            <text:p>108</text:p>
          </table:table-cell>
          <table:table-cell table:style-name="ce22" table:formula="of:=IF(OR(EXACT([.B113];&quot;&quot;);[.B113]&lt;=0);&quot;&quot;;ROUND([.B113]-[.D114];2))" office:value-type="currency" office:currency="USD" office:value="230047.77">
            <text:p>$230,047.77</text:p>
          </table:table-cell>
          <table:table-cell table:style-name="ce22" table:formula="of:=IF(OR(EXACT([.B113];&quot;&quot;);[.B113]&lt;=0);&quot;&quot;;[.B113]*[.$D$1])" office:value-type="currency" office:currency="USD" office:value="960.680625">
            <text:p>$960.68</text:p>
          </table:table-cell>
          <table:table-cell table:style-name="ce22" table:formula="of:=IF(OR(EXACT([.B113];&quot;&quot;);[.B113]&lt;=0);&quot;&quot;;[.E114]-[.C114])" office:value-type="currency" office:currency="USD" office:value="515.578838283384">
            <text:p>$515.58</text:p>
          </table:table-cell>
          <table:table-cell table:style-name="ce22" table:formula="of:=IF(OR(EXACT([.B113];&quot;&quot;);[.B113]&lt;=0);&quot;&quot;;IF([.G114]&gt;0;[.G114];MIN([.B113]+[.C11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9">
            <text:p>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4]+1" office:value-type="float" office:value="109">
            <text:p>109</text:p>
          </table:table-cell>
          <table:table-cell table:style-name="ce21" table:formula="of:=IF(OR(EXACT([.B114];&quot;&quot;);[.B114]&lt;=0);&quot;&quot;;ROUND([.B114]-[.D115];2))" office:value-type="currency" office:currency="USD" office:value="229530.04">
            <text:p>$229,530.04</text:p>
          </table:table-cell>
          <table:table-cell table:style-name="ce21" table:formula="of:=IF(OR(EXACT([.B114];&quot;&quot;);[.B114]&lt;=0);&quot;&quot;;[.B114]*[.$D$1])" office:value-type="currency" office:currency="USD" office:value="958.532375">
            <text:p>$958.53</text:p>
          </table:table-cell>
          <table:table-cell table:style-name="ce21" table:formula="of:=IF(OR(EXACT([.B114];&quot;&quot;);[.B114]&lt;=0);&quot;&quot;;[.E115]-[.C115])" office:value-type="currency" office:currency="USD" office:value="517.727088283384">
            <text:p>$517.73</text:p>
          </table:table-cell>
          <table:table-cell table:style-name="ce21" table:formula="of:=IF(OR(EXACT([.B114];&quot;&quot;);[.B114]&lt;=0);&quot;&quot;;IF([.G115]&gt;0;[.G115];MIN([.B114]+[.C11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5]+1" office:value-type="float" office:value="110">
            <text:p>110</text:p>
          </table:table-cell>
          <table:table-cell table:style-name="ce21" table:formula="of:=IF(OR(EXACT([.B115];&quot;&quot;);[.B115]&lt;=0);&quot;&quot;;ROUND([.B115]-[.D116];2))" office:value-type="currency" office:currency="USD" office:value="229010.16">
            <text:p>$229,010.16</text:p>
          </table:table-cell>
          <table:table-cell table:style-name="ce21" table:formula="of:=IF(OR(EXACT([.B115];&quot;&quot;);[.B115]&lt;=0);&quot;&quot;;[.B115]*[.$D$1])" office:value-type="currency" office:currency="USD" office:value="956.375166666667">
            <text:p>$956.38</text:p>
          </table:table-cell>
          <table:table-cell table:style-name="ce21" table:formula="of:=IF(OR(EXACT([.B115];&quot;&quot;);[.B115]&lt;=0);&quot;&quot;;[.E116]-[.C116])" office:value-type="currency" office:currency="USD" office:value="519.884296616718">
            <text:p>$519.88</text:p>
          </table:table-cell>
          <table:table-cell table:style-name="ce21" table:formula="of:=IF(OR(EXACT([.B115];&quot;&quot;);[.B115]&lt;=0);&quot;&quot;;IF([.G116]&gt;0;[.G116];MIN([.B115]+[.C11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6]+1" office:value-type="float" office:value="111">
            <text:p>111</text:p>
          </table:table-cell>
          <table:table-cell table:style-name="ce21" table:formula="of:=IF(OR(EXACT([.B116];&quot;&quot;);[.B116]&lt;=0);&quot;&quot;;ROUND([.B116]-[.D117];2))" office:value-type="currency" office:currency="USD" office:value="228488.11">
            <text:p>$228,488.11</text:p>
          </table:table-cell>
          <table:table-cell table:style-name="ce21" table:formula="of:=IF(OR(EXACT([.B116];&quot;&quot;);[.B116]&lt;=0);&quot;&quot;;[.B116]*[.$D$1])" office:value-type="currency" office:currency="USD" office:value="954.209">
            <text:p>$954.21</text:p>
          </table:table-cell>
          <table:table-cell table:style-name="ce21" table:formula="of:=IF(OR(EXACT([.B116];&quot;&quot;);[.B116]&lt;=0);&quot;&quot;;[.E117]-[.C117])" office:value-type="currency" office:currency="USD" office:value="522.050463283384">
            <text:p>$522.05</text:p>
          </table:table-cell>
          <table:table-cell table:style-name="ce21" table:formula="of:=IF(OR(EXACT([.B116];&quot;&quot;);[.B116]&lt;=0);&quot;&quot;;IF([.G117]&gt;0;[.G117];MIN([.B116]+[.C11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7]+1" office:value-type="float" office:value="112">
            <text:p>112</text:p>
          </table:table-cell>
          <table:table-cell table:style-name="ce21" table:formula="of:=IF(OR(EXACT([.B117];&quot;&quot;);[.B117]&lt;=0);&quot;&quot;;ROUND([.B117]-[.D118];2))" office:value-type="currency" office:currency="USD" office:value="227963.88">
            <text:p>$227,963.88</text:p>
          </table:table-cell>
          <table:table-cell table:style-name="ce21" table:formula="of:=IF(OR(EXACT([.B117];&quot;&quot;);[.B117]&lt;=0);&quot;&quot;;[.B117]*[.$D$1])" office:value-type="currency" office:currency="USD" office:value="952.033791666667">
            <text:p>$952.03</text:p>
          </table:table-cell>
          <table:table-cell table:style-name="ce21" table:formula="of:=IF(OR(EXACT([.B117];&quot;&quot;);[.B117]&lt;=0);&quot;&quot;;[.E118]-[.C118])" office:value-type="currency" office:currency="USD" office:value="524.225671616718">
            <text:p>$524.23</text:p>
          </table:table-cell>
          <table:table-cell table:style-name="ce21" table:formula="of:=IF(OR(EXACT([.B117];&quot;&quot;);[.B117]&lt;=0);&quot;&quot;;IF([.G118]&gt;0;[.G118];MIN([.B117]+[.C11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8]+1" office:value-type="float" office:value="113">
            <text:p>113</text:p>
          </table:table-cell>
          <table:table-cell table:style-name="ce21" table:formula="of:=IF(OR(EXACT([.B118];&quot;&quot;);[.B118]&lt;=0);&quot;&quot;;ROUND([.B118]-[.D119];2))" office:value-type="currency" office:currency="USD" office:value="227437.47">
            <text:p>$227,437.47</text:p>
          </table:table-cell>
          <table:table-cell table:style-name="ce21" table:formula="of:=IF(OR(EXACT([.B118];&quot;&quot;);[.B118]&lt;=0);&quot;&quot;;[.B118]*[.$D$1])" office:value-type="currency" office:currency="USD" office:value="949.8495">
            <text:p>$949.85</text:p>
          </table:table-cell>
          <table:table-cell table:style-name="ce21" table:formula="of:=IF(OR(EXACT([.B118];&quot;&quot;);[.B118]&lt;=0);&quot;&quot;;[.E119]-[.C119])" office:value-type="currency" office:currency="USD" office:value="526.409963283384">
            <text:p>$526.41</text:p>
          </table:table-cell>
          <table:table-cell table:style-name="ce21" table:formula="of:=IF(OR(EXACT([.B118];&quot;&quot;);[.B118]&lt;=0);&quot;&quot;;IF([.G119]&gt;0;[.G119];MIN([.B118]+[.C11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9]+1" office:value-type="float" office:value="114">
            <text:p>114</text:p>
          </table:table-cell>
          <table:table-cell table:style-name="ce21" table:formula="of:=IF(OR(EXACT([.B119];&quot;&quot;);[.B119]&lt;=0);&quot;&quot;;ROUND([.B119]-[.D120];2))" office:value-type="currency" office:currency="USD" office:value="226908.87">
            <text:p>$226,908.87</text:p>
          </table:table-cell>
          <table:table-cell table:style-name="ce21" table:formula="of:=IF(OR(EXACT([.B119];&quot;&quot;);[.B119]&lt;=0);&quot;&quot;;[.B119]*[.$D$1])" office:value-type="currency" office:currency="USD" office:value="947.656125">
            <text:p>$947.66</text:p>
          </table:table-cell>
          <table:table-cell table:style-name="ce21" table:formula="of:=IF(OR(EXACT([.B119];&quot;&quot;);[.B119]&lt;=0);&quot;&quot;;[.E120]-[.C120])" office:value-type="currency" office:currency="USD" office:value="528.603338283384">
            <text:p>$528.60</text:p>
          </table:table-cell>
          <table:table-cell table:style-name="ce21" table:formula="of:=IF(OR(EXACT([.B119];&quot;&quot;);[.B119]&lt;=0);&quot;&quot;;IF([.G120]&gt;0;[.G120];MIN([.B119]+[.C12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0]+1" office:value-type="float" office:value="115">
            <text:p>115</text:p>
          </table:table-cell>
          <table:table-cell table:style-name="ce21" table:formula="of:=IF(OR(EXACT([.B120];&quot;&quot;);[.B120]&lt;=0);&quot;&quot;;ROUND([.B120]-[.D121];2))" office:value-type="currency" office:currency="USD" office:value="226378.06">
            <text:p>$226,378.06</text:p>
          </table:table-cell>
          <table:table-cell table:style-name="ce21" table:formula="of:=IF(OR(EXACT([.B120];&quot;&quot;);[.B120]&lt;=0);&quot;&quot;;[.B120]*[.$D$1])" office:value-type="currency" office:currency="USD" office:value="945.453625">
            <text:p>$945.45</text:p>
          </table:table-cell>
          <table:table-cell table:style-name="ce21" table:formula="of:=IF(OR(EXACT([.B120];&quot;&quot;);[.B120]&lt;=0);&quot;&quot;;[.E121]-[.C121])" office:value-type="currency" office:currency="USD" office:value="530.805838283384">
            <text:p>$530.81</text:p>
          </table:table-cell>
          <table:table-cell table:style-name="ce21" table:formula="of:=IF(OR(EXACT([.B120];&quot;&quot;);[.B120]&lt;=0);&quot;&quot;;IF([.G121]&gt;0;[.G121];MIN([.B120]+[.C12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1]+1" office:value-type="float" office:value="116">
            <text:p>116</text:p>
          </table:table-cell>
          <table:table-cell table:style-name="ce21" table:formula="of:=IF(OR(EXACT([.B121];&quot;&quot;);[.B121]&lt;=0);&quot;&quot;;ROUND([.B121]-[.D122];2))" office:value-type="currency" office:currency="USD" office:value="225845.04">
            <text:p>$225,845.04</text:p>
          </table:table-cell>
          <table:table-cell table:style-name="ce21" table:formula="of:=IF(OR(EXACT([.B121];&quot;&quot;);[.B121]&lt;=0);&quot;&quot;;[.B121]*[.$D$1])" office:value-type="currency" office:currency="USD" office:value="943.241916666667">
            <text:p>$943.24</text:p>
          </table:table-cell>
          <table:table-cell table:style-name="ce21" table:formula="of:=IF(OR(EXACT([.B121];&quot;&quot;);[.B121]&lt;=0);&quot;&quot;;[.E122]-[.C122])" office:value-type="currency" office:currency="USD" office:value="533.017546616718">
            <text:p>$533.02</text:p>
          </table:table-cell>
          <table:table-cell table:style-name="ce21" table:formula="of:=IF(OR(EXACT([.B121];&quot;&quot;);[.B121]&lt;=0);&quot;&quot;;IF([.G122]&gt;0;[.G122];MIN([.B121]+[.C12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2]+1" office:value-type="float" office:value="117">
            <text:p>117</text:p>
          </table:table-cell>
          <table:table-cell table:style-name="ce21" table:formula="of:=IF(OR(EXACT([.B122];&quot;&quot;);[.B122]&lt;=0);&quot;&quot;;ROUND([.B122]-[.D123];2))" office:value-type="currency" office:currency="USD" office:value="225309.8">
            <text:p>$225,309.80</text:p>
          </table:table-cell>
          <table:table-cell table:style-name="ce21" table:formula="of:=IF(OR(EXACT([.B122];&quot;&quot;);[.B122]&lt;=0);&quot;&quot;;[.B122]*[.$D$1])" office:value-type="currency" office:currency="USD" office:value="941.021">
            <text:p>$941.02</text:p>
          </table:table-cell>
          <table:table-cell table:style-name="ce21" table:formula="of:=IF(OR(EXACT([.B122];&quot;&quot;);[.B122]&lt;=0);&quot;&quot;;[.E123]-[.C123])" office:value-type="currency" office:currency="USD" office:value="535.238463283384">
            <text:p>$535.24</text:p>
          </table:table-cell>
          <table:table-cell table:style-name="ce21" table:formula="of:=IF(OR(EXACT([.B122];&quot;&quot;);[.B122]&lt;=0);&quot;&quot;;IF([.G123]&gt;0;[.G123];MIN([.B122]+[.C12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3]+1" office:value-type="float" office:value="118">
            <text:p>118</text:p>
          </table:table-cell>
          <table:table-cell table:style-name="ce21" table:formula="of:=IF(OR(EXACT([.B123];&quot;&quot;);[.B123]&lt;=0);&quot;&quot;;ROUND([.B123]-[.D124];2))" office:value-type="currency" office:currency="USD" office:value="224772.33">
            <text:p>$224,772.33</text:p>
          </table:table-cell>
          <table:table-cell table:style-name="ce21" table:formula="of:=IF(OR(EXACT([.B123];&quot;&quot;);[.B123]&lt;=0);&quot;&quot;;[.B123]*[.$D$1])" office:value-type="currency" office:currency="USD" office:value="938.790833333333">
            <text:p>$938.79</text:p>
          </table:table-cell>
          <table:table-cell table:style-name="ce21" table:formula="of:=IF(OR(EXACT([.B123];&quot;&quot;);[.B123]&lt;=0);&quot;&quot;;[.E124]-[.C124])" office:value-type="currency" office:currency="USD" office:value="537.468629950051">
            <text:p>$537.47</text:p>
          </table:table-cell>
          <table:table-cell table:style-name="ce21" table:formula="of:=IF(OR(EXACT([.B123];&quot;&quot;);[.B123]&lt;=0);&quot;&quot;;IF([.G124]&gt;0;[.G124];MIN([.B123]+[.C12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4]+1" office:value-type="float" office:value="119">
            <text:p>119</text:p>
          </table:table-cell>
          <table:table-cell table:style-name="ce21" table:formula="of:=IF(OR(EXACT([.B124];&quot;&quot;);[.B124]&lt;=0);&quot;&quot;;ROUND([.B124]-[.D125];2))" office:value-type="currency" office:currency="USD" office:value="224232.62">
            <text:p>$224,232.62</text:p>
          </table:table-cell>
          <table:table-cell table:style-name="ce21" table:formula="of:=IF(OR(EXACT([.B124];&quot;&quot;);[.B124]&lt;=0);&quot;&quot;;[.B124]*[.$D$1])" office:value-type="currency" office:currency="USD" office:value="936.551375">
            <text:p>$936.55</text:p>
          </table:table-cell>
          <table:table-cell table:style-name="ce21" table:formula="of:=IF(OR(EXACT([.B124];&quot;&quot;);[.B124]&lt;=0);&quot;&quot;;[.E125]-[.C125])" office:value-type="currency" office:currency="USD" office:value="539.708088283384">
            <text:p>$539.71</text:p>
          </table:table-cell>
          <table:table-cell table:style-name="ce21" table:formula="of:=IF(OR(EXACT([.B124];&quot;&quot;);[.B124]&lt;=0);&quot;&quot;;IF([.G125]&gt;0;[.G125];MIN([.B124]+[.C12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25]+1" office:value-type="float" office:value="120">
            <text:p>120</text:p>
          </table:table-cell>
          <table:table-cell table:style-name="ce22" table:formula="of:=IF(OR(EXACT([.B125];&quot;&quot;);[.B125]&lt;=0);&quot;&quot;;ROUND([.B125]-[.D126];2))" office:value-type="currency" office:currency="USD" office:value="223690.66">
            <text:p>$223,690.66</text:p>
          </table:table-cell>
          <table:table-cell table:style-name="ce22" table:formula="of:=IF(OR(EXACT([.B125];&quot;&quot;);[.B125]&lt;=0);&quot;&quot;;[.B125]*[.$D$1])" office:value-type="currency" office:currency="USD" office:value="934.302583333333">
            <text:p>$934.30</text:p>
          </table:table-cell>
          <table:table-cell table:style-name="ce22" table:formula="of:=IF(OR(EXACT([.B125];&quot;&quot;);[.B125]&lt;=0);&quot;&quot;;[.E126]-[.C126])" office:value-type="currency" office:currency="USD" office:value="541.956879950051">
            <text:p>$541.96</text:p>
          </table:table-cell>
          <table:table-cell table:style-name="ce22" table:formula="of:=IF(OR(EXACT([.B125];&quot;&quot;);[.B125]&lt;=0);&quot;&quot;;IF([.G126]&gt;0;[.G126];MIN([.B125]+[.C126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0">
            <text:p>1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6]+1" office:value-type="float" office:value="121">
            <text:p>121</text:p>
          </table:table-cell>
          <table:table-cell table:style-name="ce21" table:formula="of:=IF(OR(EXACT([.B126];&quot;&quot;);[.B126]&lt;=0);&quot;&quot;;ROUND([.B126]-[.D127];2))" office:value-type="currency" office:currency="USD" office:value="223146.44">
            <text:p>$223,146.44</text:p>
          </table:table-cell>
          <table:table-cell table:style-name="ce21" table:formula="of:=IF(OR(EXACT([.B126];&quot;&quot;);[.B126]&lt;=0);&quot;&quot;;[.B126]*[.$D$1])" office:value-type="currency" office:currency="USD" office:value="932.044416666667">
            <text:p>$932.04</text:p>
          </table:table-cell>
          <table:table-cell table:style-name="ce21" table:formula="of:=IF(OR(EXACT([.B126];&quot;&quot;);[.B126]&lt;=0);&quot;&quot;;[.E127]-[.C127])" office:value-type="currency" office:currency="USD" office:value="544.215046616718">
            <text:p>$544.22</text:p>
          </table:table-cell>
          <table:table-cell table:style-name="ce21" table:formula="of:=IF(OR(EXACT([.B126];&quot;&quot;);[.B126]&lt;=0);&quot;&quot;;IF([.G127]&gt;0;[.G127];MIN([.B126]+[.C12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7]+1" office:value-type="float" office:value="122">
            <text:p>122</text:p>
          </table:table-cell>
          <table:table-cell table:style-name="ce21" table:formula="of:=IF(OR(EXACT([.B127];&quot;&quot;);[.B127]&lt;=0);&quot;&quot;;ROUND([.B127]-[.D128];2))" office:value-type="currency" office:currency="USD" office:value="222599.96">
            <text:p>$222,599.96</text:p>
          </table:table-cell>
          <table:table-cell table:style-name="ce21" table:formula="of:=IF(OR(EXACT([.B127];&quot;&quot;);[.B127]&lt;=0);&quot;&quot;;[.B127]*[.$D$1])" office:value-type="currency" office:currency="USD" office:value="929.776833333333">
            <text:p>$929.78</text:p>
          </table:table-cell>
          <table:table-cell table:style-name="ce21" table:formula="of:=IF(OR(EXACT([.B127];&quot;&quot;);[.B127]&lt;=0);&quot;&quot;;[.E128]-[.C128])" office:value-type="currency" office:currency="USD" office:value="546.482629950051">
            <text:p>$546.48</text:p>
          </table:table-cell>
          <table:table-cell table:style-name="ce21" table:formula="of:=IF(OR(EXACT([.B127];&quot;&quot;);[.B127]&lt;=0);&quot;&quot;;IF([.G128]&gt;0;[.G128];MIN([.B127]+[.C12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8]+1" office:value-type="float" office:value="123">
            <text:p>123</text:p>
          </table:table-cell>
          <table:table-cell table:style-name="ce21" table:formula="of:=IF(OR(EXACT([.B128];&quot;&quot;);[.B128]&lt;=0);&quot;&quot;;ROUND([.B128]-[.D129];2))" office:value-type="currency" office:currency="USD" office:value="222051.2">
            <text:p>$222,051.20</text:p>
          </table:table-cell>
          <table:table-cell table:style-name="ce21" table:formula="of:=IF(OR(EXACT([.B128];&quot;&quot;);[.B128]&lt;=0);&quot;&quot;;[.B128]*[.$D$1])" office:value-type="currency" office:currency="USD" office:value="927.499833333333">
            <text:p>$927.50</text:p>
          </table:table-cell>
          <table:table-cell table:style-name="ce21" table:formula="of:=IF(OR(EXACT([.B128];&quot;&quot;);[.B128]&lt;=0);&quot;&quot;;[.E129]-[.C129])" office:value-type="currency" office:currency="USD" office:value="548.759629950051">
            <text:p>$548.76</text:p>
          </table:table-cell>
          <table:table-cell table:style-name="ce21" table:formula="of:=IF(OR(EXACT([.B128];&quot;&quot;);[.B128]&lt;=0);&quot;&quot;;IF([.G129]&gt;0;[.G129];MIN([.B128]+[.C12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9]+1" office:value-type="float" office:value="124">
            <text:p>124</text:p>
          </table:table-cell>
          <table:table-cell table:style-name="ce21" table:formula="of:=IF(OR(EXACT([.B129];&quot;&quot;);[.B129]&lt;=0);&quot;&quot;;ROUND([.B129]-[.D130];2))" office:value-type="currency" office:currency="USD" office:value="221500.15">
            <text:p>$221,500.15</text:p>
          </table:table-cell>
          <table:table-cell table:style-name="ce21" table:formula="of:=IF(OR(EXACT([.B129];&quot;&quot;);[.B129]&lt;=0);&quot;&quot;;[.B129]*[.$D$1])" office:value-type="currency" office:currency="USD" office:value="925.213333333333">
            <text:p>$925.21</text:p>
          </table:table-cell>
          <table:table-cell table:style-name="ce21" table:formula="of:=IF(OR(EXACT([.B129];&quot;&quot;);[.B129]&lt;=0);&quot;&quot;;[.E130]-[.C130])" office:value-type="currency" office:currency="USD" office:value="551.046129950051">
            <text:p>$551.05</text:p>
          </table:table-cell>
          <table:table-cell table:style-name="ce21" table:formula="of:=IF(OR(EXACT([.B129];&quot;&quot;);[.B129]&lt;=0);&quot;&quot;;IF([.G130]&gt;0;[.G130];MIN([.B129]+[.C13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0]+1" office:value-type="float" office:value="125">
            <text:p>125</text:p>
          </table:table-cell>
          <table:table-cell table:style-name="ce21" table:formula="of:=IF(OR(EXACT([.B130];&quot;&quot;);[.B130]&lt;=0);&quot;&quot;;ROUND([.B130]-[.D131];2))" office:value-type="currency" office:currency="USD" office:value="220946.81">
            <text:p>$220,946.81</text:p>
          </table:table-cell>
          <table:table-cell table:style-name="ce21" table:formula="of:=IF(OR(EXACT([.B130];&quot;&quot;);[.B130]&lt;=0);&quot;&quot;;[.B130]*[.$D$1])" office:value-type="currency" office:currency="USD" office:value="922.917291666667">
            <text:p>$922.92</text:p>
          </table:table-cell>
          <table:table-cell table:style-name="ce21" table:formula="of:=IF(OR(EXACT([.B130];&quot;&quot;);[.B130]&lt;=0);&quot;&quot;;[.E131]-[.C131])" office:value-type="currency" office:currency="USD" office:value="553.342171616718">
            <text:p>$553.34</text:p>
          </table:table-cell>
          <table:table-cell table:style-name="ce21" table:formula="of:=IF(OR(EXACT([.B130];&quot;&quot;);[.B130]&lt;=0);&quot;&quot;;IF([.G131]&gt;0;[.G131];MIN([.B130]+[.C13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1]+1" office:value-type="float" office:value="126">
            <text:p>126</text:p>
          </table:table-cell>
          <table:table-cell table:style-name="ce21" table:formula="of:=IF(OR(EXACT([.B131];&quot;&quot;);[.B131]&lt;=0);&quot;&quot;;ROUND([.B131]-[.D132];2))" office:value-type="currency" office:currency="USD" office:value="220391.16">
            <text:p>$220,391.16</text:p>
          </table:table-cell>
          <table:table-cell table:style-name="ce21" table:formula="of:=IF(OR(EXACT([.B131];&quot;&quot;);[.B131]&lt;=0);&quot;&quot;;[.B131]*[.$D$1])" office:value-type="currency" office:currency="USD" office:value="920.611708333333">
            <text:p>$920.61</text:p>
          </table:table-cell>
          <table:table-cell table:style-name="ce21" table:formula="of:=IF(OR(EXACT([.B131];&quot;&quot;);[.B131]&lt;=0);&quot;&quot;;[.E132]-[.C132])" office:value-type="currency" office:currency="USD" office:value="555.647754950051">
            <text:p>$555.65</text:p>
          </table:table-cell>
          <table:table-cell table:style-name="ce21" table:formula="of:=IF(OR(EXACT([.B131];&quot;&quot;);[.B131]&lt;=0);&quot;&quot;;IF([.G132]&gt;0;[.G132];MIN([.B131]+[.C13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2]+1" office:value-type="float" office:value="127">
            <text:p>127</text:p>
          </table:table-cell>
          <table:table-cell table:style-name="ce21" table:formula="of:=IF(OR(EXACT([.B132];&quot;&quot;);[.B132]&lt;=0);&quot;&quot;;ROUND([.B132]-[.D133];2))" office:value-type="currency" office:currency="USD" office:value="219833.2">
            <text:p>$219,833.20</text:p>
          </table:table-cell>
          <table:table-cell table:style-name="ce21" table:formula="of:=IF(OR(EXACT([.B132];&quot;&quot;);[.B132]&lt;=0);&quot;&quot;;[.B132]*[.$D$1])" office:value-type="currency" office:currency="USD" office:value="918.2965">
            <text:p>$918.30</text:p>
          </table:table-cell>
          <table:table-cell table:style-name="ce21" table:formula="of:=IF(OR(EXACT([.B132];&quot;&quot;);[.B132]&lt;=0);&quot;&quot;;[.E133]-[.C133])" office:value-type="currency" office:currency="USD" office:value="557.962963283384">
            <text:p>$557.96</text:p>
          </table:table-cell>
          <table:table-cell table:style-name="ce21" table:formula="of:=IF(OR(EXACT([.B132];&quot;&quot;);[.B132]&lt;=0);&quot;&quot;;IF([.G133]&gt;0;[.G133];MIN([.B132]+[.C13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3]+1" office:value-type="float" office:value="128">
            <text:p>128</text:p>
          </table:table-cell>
          <table:table-cell table:style-name="ce21" table:formula="of:=IF(OR(EXACT([.B133];&quot;&quot;);[.B133]&lt;=0);&quot;&quot;;ROUND([.B133]-[.D134];2))" office:value-type="currency" office:currency="USD" office:value="219272.91">
            <text:p>$219,272.91</text:p>
          </table:table-cell>
          <table:table-cell table:style-name="ce21" table:formula="of:=IF(OR(EXACT([.B133];&quot;&quot;);[.B133]&lt;=0);&quot;&quot;;[.B133]*[.$D$1])" office:value-type="currency" office:currency="USD" office:value="915.971666666667">
            <text:p>$915.97</text:p>
          </table:table-cell>
          <table:table-cell table:style-name="ce21" table:formula="of:=IF(OR(EXACT([.B133];&quot;&quot;);[.B133]&lt;=0);&quot;&quot;;[.E134]-[.C134])" office:value-type="currency" office:currency="USD" office:value="560.287796616718">
            <text:p>$560.29</text:p>
          </table:table-cell>
          <table:table-cell table:style-name="ce21" table:formula="of:=IF(OR(EXACT([.B133];&quot;&quot;);[.B133]&lt;=0);&quot;&quot;;IF([.G134]&gt;0;[.G134];MIN([.B133]+[.C13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4]+1" office:value-type="float" office:value="129">
            <text:p>129</text:p>
          </table:table-cell>
          <table:table-cell table:style-name="ce21" table:formula="of:=IF(OR(EXACT([.B134];&quot;&quot;);[.B134]&lt;=0);&quot;&quot;;ROUND([.B134]-[.D135];2))" office:value-type="currency" office:currency="USD" office:value="218710.29">
            <text:p>$218,710.29</text:p>
          </table:table-cell>
          <table:table-cell table:style-name="ce21" table:formula="of:=IF(OR(EXACT([.B134];&quot;&quot;);[.B134]&lt;=0);&quot;&quot;;[.B134]*[.$D$1])" office:value-type="currency" office:currency="USD" office:value="913.637125">
            <text:p>$913.64</text:p>
          </table:table-cell>
          <table:table-cell table:style-name="ce21" table:formula="of:=IF(OR(EXACT([.B134];&quot;&quot;);[.B134]&lt;=0);&quot;&quot;;[.E135]-[.C135])" office:value-type="currency" office:currency="USD" office:value="562.622338283384">
            <text:p>$562.62</text:p>
          </table:table-cell>
          <table:table-cell table:style-name="ce21" table:formula="of:=IF(OR(EXACT([.B134];&quot;&quot;);[.B134]&lt;=0);&quot;&quot;;IF([.G135]&gt;0;[.G135];MIN([.B134]+[.C13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5]+1" office:value-type="float" office:value="130">
            <text:p>130</text:p>
          </table:table-cell>
          <table:table-cell table:style-name="ce21" table:formula="of:=IF(OR(EXACT([.B135];&quot;&quot;);[.B135]&lt;=0);&quot;&quot;;ROUND([.B135]-[.D136];2))" office:value-type="currency" office:currency="USD" office:value="218145.32">
            <text:p>$218,145.32</text:p>
          </table:table-cell>
          <table:table-cell table:style-name="ce21" table:formula="of:=IF(OR(EXACT([.B135];&quot;&quot;);[.B135]&lt;=0);&quot;&quot;;[.B135]*[.$D$1])" office:value-type="currency" office:currency="USD" office:value="911.292875">
            <text:p>$911.29</text:p>
          </table:table-cell>
          <table:table-cell table:style-name="ce21" table:formula="of:=IF(OR(EXACT([.B135];&quot;&quot;);[.B135]&lt;=0);&quot;&quot;;[.E136]-[.C136])" office:value-type="currency" office:currency="USD" office:value="564.966588283384">
            <text:p>$564.97</text:p>
          </table:table-cell>
          <table:table-cell table:style-name="ce21" table:formula="of:=IF(OR(EXACT([.B135];&quot;&quot;);[.B135]&lt;=0);&quot;&quot;;IF([.G136]&gt;0;[.G136];MIN([.B135]+[.C13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6]+1" office:value-type="float" office:value="131">
            <text:p>131</text:p>
          </table:table-cell>
          <table:table-cell table:style-name="ce21" table:formula="of:=IF(OR(EXACT([.B136];&quot;&quot;);[.B136]&lt;=0);&quot;&quot;;ROUND([.B136]-[.D137];2))" office:value-type="currency" office:currency="USD" office:value="217578">
            <text:p>$217,578.00</text:p>
          </table:table-cell>
          <table:table-cell table:style-name="ce21" table:formula="of:=IF(OR(EXACT([.B136];&quot;&quot;);[.B136]&lt;=0);&quot;&quot;;[.B136]*[.$D$1])" office:value-type="currency" office:currency="USD" office:value="908.938833333333">
            <text:p>$908.94</text:p>
          </table:table-cell>
          <table:table-cell table:style-name="ce21" table:formula="of:=IF(OR(EXACT([.B136];&quot;&quot;);[.B136]&lt;=0);&quot;&quot;;[.E137]-[.C137])" office:value-type="currency" office:currency="USD" office:value="567.320629950051">
            <text:p>$567.32</text:p>
          </table:table-cell>
          <table:table-cell table:style-name="ce21" table:formula="of:=IF(OR(EXACT([.B136];&quot;&quot;);[.B136]&lt;=0);&quot;&quot;;IF([.G137]&gt;0;[.G137];MIN([.B136]+[.C13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37]+1" office:value-type="float" office:value="132">
            <text:p>132</text:p>
          </table:table-cell>
          <table:table-cell table:style-name="ce22" table:formula="of:=IF(OR(EXACT([.B137];&quot;&quot;);[.B137]&lt;=0);&quot;&quot;;ROUND([.B137]-[.D138];2))" office:value-type="currency" office:currency="USD" office:value="217008.32">
            <text:p>$217,008.32</text:p>
          </table:table-cell>
          <table:table-cell table:style-name="ce22" table:formula="of:=IF(OR(EXACT([.B137];&quot;&quot;);[.B137]&lt;=0);&quot;&quot;;[.B137]*[.$D$1])" office:value-type="currency" office:currency="USD" office:value="906.575">
            <text:p>$906.58</text:p>
          </table:table-cell>
          <table:table-cell table:style-name="ce22" table:formula="of:=IF(OR(EXACT([.B137];&quot;&quot;);[.B137]&lt;=0);&quot;&quot;;[.E138]-[.C138])" office:value-type="currency" office:currency="USD" office:value="569.684463283384">
            <text:p>$569.68</text:p>
          </table:table-cell>
          <table:table-cell table:style-name="ce22" table:formula="of:=IF(OR(EXACT([.B137];&quot;&quot;);[.B137]&lt;=0);&quot;&quot;;IF([.G138]&gt;0;[.G138];MIN([.B137]+[.C13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1">
            <text:p>1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8]+1" office:value-type="float" office:value="133">
            <text:p>133</text:p>
          </table:table-cell>
          <table:table-cell table:style-name="ce21" table:formula="of:=IF(OR(EXACT([.B138];&quot;&quot;);[.B138]&lt;=0);&quot;&quot;;ROUND([.B138]-[.D139];2))" office:value-type="currency" office:currency="USD" office:value="216436.26">
            <text:p>$216,436.26</text:p>
          </table:table-cell>
          <table:table-cell table:style-name="ce21" table:formula="of:=IF(OR(EXACT([.B138];&quot;&quot;);[.B138]&lt;=0);&quot;&quot;;[.B138]*[.$D$1])" office:value-type="currency" office:currency="USD" office:value="904.201333333333">
            <text:p>$904.20</text:p>
          </table:table-cell>
          <table:table-cell table:style-name="ce21" table:formula="of:=IF(OR(EXACT([.B138];&quot;&quot;);[.B138]&lt;=0);&quot;&quot;;[.E139]-[.C139])" office:value-type="currency" office:currency="USD" office:value="572.058129950051">
            <text:p>$572.06</text:p>
          </table:table-cell>
          <table:table-cell table:style-name="ce21" table:formula="of:=IF(OR(EXACT([.B138];&quot;&quot;);[.B138]&lt;=0);&quot;&quot;;IF([.G139]&gt;0;[.G139];MIN([.B138]+[.C13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9]+1" office:value-type="float" office:value="134">
            <text:p>134</text:p>
          </table:table-cell>
          <table:table-cell table:style-name="ce21" table:formula="of:=IF(OR(EXACT([.B139];&quot;&quot;);[.B139]&lt;=0);&quot;&quot;;ROUND([.B139]-[.D140];2))" office:value-type="currency" office:currency="USD" office:value="215861.82">
            <text:p>$215,861.82</text:p>
          </table:table-cell>
          <table:table-cell table:style-name="ce21" table:formula="of:=IF(OR(EXACT([.B139];&quot;&quot;);[.B139]&lt;=0);&quot;&quot;;[.B139]*[.$D$1])" office:value-type="currency" office:currency="USD" office:value="901.81775">
            <text:p>$901.82</text:p>
          </table:table-cell>
          <table:table-cell table:style-name="ce21" table:formula="of:=IF(OR(EXACT([.B139];&quot;&quot;);[.B139]&lt;=0);&quot;&quot;;[.E140]-[.C140])" office:value-type="currency" office:currency="USD" office:value="574.441713283384">
            <text:p>$574.44</text:p>
          </table:table-cell>
          <table:table-cell table:style-name="ce21" table:formula="of:=IF(OR(EXACT([.B139];&quot;&quot;);[.B139]&lt;=0);&quot;&quot;;IF([.G140]&gt;0;[.G140];MIN([.B139]+[.C14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0]+1" office:value-type="float" office:value="135">
            <text:p>135</text:p>
          </table:table-cell>
          <table:table-cell table:style-name="ce21" table:formula="of:=IF(OR(EXACT([.B140];&quot;&quot;);[.B140]&lt;=0);&quot;&quot;;ROUND([.B140]-[.D141];2))" office:value-type="currency" office:currency="USD" office:value="215284.98">
            <text:p>$215,284.98</text:p>
          </table:table-cell>
          <table:table-cell table:style-name="ce21" table:formula="of:=IF(OR(EXACT([.B140];&quot;&quot;);[.B140]&lt;=0);&quot;&quot;;[.B140]*[.$D$1])" office:value-type="currency" office:currency="USD" office:value="899.42425">
            <text:p>$899.42</text:p>
          </table:table-cell>
          <table:table-cell table:style-name="ce21" table:formula="of:=IF(OR(EXACT([.B140];&quot;&quot;);[.B140]&lt;=0);&quot;&quot;;[.E141]-[.C141])" office:value-type="currency" office:currency="USD" office:value="576.835213283384">
            <text:p>$576.84</text:p>
          </table:table-cell>
          <table:table-cell table:style-name="ce21" table:formula="of:=IF(OR(EXACT([.B140];&quot;&quot;);[.B140]&lt;=0);&quot;&quot;;IF([.G141]&gt;0;[.G141];MIN([.B140]+[.C14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1]+1" office:value-type="float" office:value="136">
            <text:p>136</text:p>
          </table:table-cell>
          <table:table-cell table:style-name="ce21" table:formula="of:=IF(OR(EXACT([.B141];&quot;&quot;);[.B141]&lt;=0);&quot;&quot;;ROUND([.B141]-[.D142];2))" office:value-type="currency" office:currency="USD" office:value="214705.74">
            <text:p>$214,705.74</text:p>
          </table:table-cell>
          <table:table-cell table:style-name="ce21" table:formula="of:=IF(OR(EXACT([.B141];&quot;&quot;);[.B141]&lt;=0);&quot;&quot;;[.B141]*[.$D$1])" office:value-type="currency" office:currency="USD" office:value="897.02075">
            <text:p>$897.02</text:p>
          </table:table-cell>
          <table:table-cell table:style-name="ce21" table:formula="of:=IF(OR(EXACT([.B141];&quot;&quot;);[.B141]&lt;=0);&quot;&quot;;[.E142]-[.C142])" office:value-type="currency" office:currency="USD" office:value="579.238713283384">
            <text:p>$579.24</text:p>
          </table:table-cell>
          <table:table-cell table:style-name="ce21" table:formula="of:=IF(OR(EXACT([.B141];&quot;&quot;);[.B141]&lt;=0);&quot;&quot;;IF([.G142]&gt;0;[.G142];MIN([.B141]+[.C14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2]+1" office:value-type="float" office:value="137">
            <text:p>137</text:p>
          </table:table-cell>
          <table:table-cell table:style-name="ce21" table:formula="of:=IF(OR(EXACT([.B142];&quot;&quot;);[.B142]&lt;=0);&quot;&quot;;ROUND([.B142]-[.D143];2))" office:value-type="currency" office:currency="USD" office:value="214124.09">
            <text:p>$214,124.09</text:p>
          </table:table-cell>
          <table:table-cell table:style-name="ce21" table:formula="of:=IF(OR(EXACT([.B142];&quot;&quot;);[.B142]&lt;=0);&quot;&quot;;[.B142]*[.$D$1])" office:value-type="currency" office:currency="USD" office:value="894.60725">
            <text:p>$894.61</text:p>
          </table:table-cell>
          <table:table-cell table:style-name="ce21" table:formula="of:=IF(OR(EXACT([.B142];&quot;&quot;);[.B142]&lt;=0);&quot;&quot;;[.E143]-[.C143])" office:value-type="currency" office:currency="USD" office:value="581.652213283384">
            <text:p>$581.65</text:p>
          </table:table-cell>
          <table:table-cell table:style-name="ce21" table:formula="of:=IF(OR(EXACT([.B142];&quot;&quot;);[.B142]&lt;=0);&quot;&quot;;IF([.G143]&gt;0;[.G143];MIN([.B142]+[.C14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3]+1" office:value-type="float" office:value="138">
            <text:p>138</text:p>
          </table:table-cell>
          <table:table-cell table:style-name="ce21" table:formula="of:=IF(OR(EXACT([.B143];&quot;&quot;);[.B143]&lt;=0);&quot;&quot;;ROUND([.B143]-[.D144];2))" office:value-type="currency" office:currency="USD" office:value="213540.01">
            <text:p>$213,540.01</text:p>
          </table:table-cell>
          <table:table-cell table:style-name="ce21" table:formula="of:=IF(OR(EXACT([.B143];&quot;&quot;);[.B143]&lt;=0);&quot;&quot;;[.B143]*[.$D$1])" office:value-type="currency" office:currency="USD" office:value="892.183708333333">
            <text:p>$892.18</text:p>
          </table:table-cell>
          <table:table-cell table:style-name="ce21" table:formula="of:=IF(OR(EXACT([.B143];&quot;&quot;);[.B143]&lt;=0);&quot;&quot;;[.E144]-[.C144])" office:value-type="currency" office:currency="USD" office:value="584.075754950051">
            <text:p>$584.08</text:p>
          </table:table-cell>
          <table:table-cell table:style-name="ce21" table:formula="of:=IF(OR(EXACT([.B143];&quot;&quot;);[.B143]&lt;=0);&quot;&quot;;IF([.G144]&gt;0;[.G144];MIN([.B143]+[.C14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4]+1" office:value-type="float" office:value="139">
            <text:p>139</text:p>
          </table:table-cell>
          <table:table-cell table:style-name="ce21" table:formula="of:=IF(OR(EXACT([.B144];&quot;&quot;);[.B144]&lt;=0);&quot;&quot;;ROUND([.B144]-[.D145];2))" office:value-type="currency" office:currency="USD" office:value="212953.5">
            <text:p>$212,953.50</text:p>
          </table:table-cell>
          <table:table-cell table:style-name="ce21" table:formula="of:=IF(OR(EXACT([.B144];&quot;&quot;);[.B144]&lt;=0);&quot;&quot;;[.B144]*[.$D$1])" office:value-type="currency" office:currency="USD" office:value="889.750041666667">
            <text:p>$889.75</text:p>
          </table:table-cell>
          <table:table-cell table:style-name="ce21" table:formula="of:=IF(OR(EXACT([.B144];&quot;&quot;);[.B144]&lt;=0);&quot;&quot;;[.E145]-[.C145])" office:value-type="currency" office:currency="USD" office:value="586.509421616718">
            <text:p>$586.51</text:p>
          </table:table-cell>
          <table:table-cell table:style-name="ce21" table:formula="of:=IF(OR(EXACT([.B144];&quot;&quot;);[.B144]&lt;=0);&quot;&quot;;IF([.G145]&gt;0;[.G145];MIN([.B144]+[.C14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5]+1" office:value-type="float" office:value="140">
            <text:p>140</text:p>
          </table:table-cell>
          <table:table-cell table:style-name="ce21" table:formula="of:=IF(OR(EXACT([.B145];&quot;&quot;);[.B145]&lt;=0);&quot;&quot;;ROUND([.B145]-[.D146];2))" office:value-type="currency" office:currency="USD" office:value="212364.55">
            <text:p>$212,364.55</text:p>
          </table:table-cell>
          <table:table-cell table:style-name="ce21" table:formula="of:=IF(OR(EXACT([.B145];&quot;&quot;);[.B145]&lt;=0);&quot;&quot;;[.B145]*[.$D$1])" office:value-type="currency" office:currency="USD" office:value="887.30625">
            <text:p>$887.31</text:p>
          </table:table-cell>
          <table:table-cell table:style-name="ce21" table:formula="of:=IF(OR(EXACT([.B145];&quot;&quot;);[.B145]&lt;=0);&quot;&quot;;[.E146]-[.C146])" office:value-type="currency" office:currency="USD" office:value="588.953213283384">
            <text:p>$588.95</text:p>
          </table:table-cell>
          <table:table-cell table:style-name="ce21" table:formula="of:=IF(OR(EXACT([.B145];&quot;&quot;);[.B145]&lt;=0);&quot;&quot;;IF([.G146]&gt;0;[.G146];MIN([.B145]+[.C14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6]+1" office:value-type="float" office:value="141">
            <text:p>141</text:p>
          </table:table-cell>
          <table:table-cell table:style-name="ce21" table:formula="of:=IF(OR(EXACT([.B146];&quot;&quot;);[.B146]&lt;=0);&quot;&quot;;ROUND([.B146]-[.D147];2))" office:value-type="currency" office:currency="USD" office:value="211773.14">
            <text:p>$211,773.14</text:p>
          </table:table-cell>
          <table:table-cell table:style-name="ce21" table:formula="of:=IF(OR(EXACT([.B146];&quot;&quot;);[.B146]&lt;=0);&quot;&quot;;[.B146]*[.$D$1])" office:value-type="currency" office:currency="USD" office:value="884.852291666667">
            <text:p>$884.85</text:p>
          </table:table-cell>
          <table:table-cell table:style-name="ce21" table:formula="of:=IF(OR(EXACT([.B146];&quot;&quot;);[.B146]&lt;=0);&quot;&quot;;[.E147]-[.C147])" office:value-type="currency" office:currency="USD" office:value="591.407171616718">
            <text:p>$591.41</text:p>
          </table:table-cell>
          <table:table-cell table:style-name="ce21" table:formula="of:=IF(OR(EXACT([.B146];&quot;&quot;);[.B146]&lt;=0);&quot;&quot;;IF([.G147]&gt;0;[.G147];MIN([.B146]+[.C14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7]+1" office:value-type="float" office:value="142">
            <text:p>142</text:p>
          </table:table-cell>
          <table:table-cell table:style-name="ce21" table:formula="of:=IF(OR(EXACT([.B147];&quot;&quot;);[.B147]&lt;=0);&quot;&quot;;ROUND([.B147]-[.D148];2))" office:value-type="currency" office:currency="USD" office:value="211179.27">
            <text:p>$211,179.27</text:p>
          </table:table-cell>
          <table:table-cell table:style-name="ce21" table:formula="of:=IF(OR(EXACT([.B147];&quot;&quot;);[.B147]&lt;=0);&quot;&quot;;[.B147]*[.$D$1])" office:value-type="currency" office:currency="USD" office:value="882.388083333333">
            <text:p>$882.39</text:p>
          </table:table-cell>
          <table:table-cell table:style-name="ce21" table:formula="of:=IF(OR(EXACT([.B147];&quot;&quot;);[.B147]&lt;=0);&quot;&quot;;[.E148]-[.C148])" office:value-type="currency" office:currency="USD" office:value="593.871379950051">
            <text:p>$593.87</text:p>
          </table:table-cell>
          <table:table-cell table:style-name="ce21" table:formula="of:=IF(OR(EXACT([.B147];&quot;&quot;);[.B147]&lt;=0);&quot;&quot;;IF([.G148]&gt;0;[.G148];MIN([.B147]+[.C14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8]+1" office:value-type="float" office:value="143">
            <text:p>143</text:p>
          </table:table-cell>
          <table:table-cell table:style-name="ce21" table:formula="of:=IF(OR(EXACT([.B148];&quot;&quot;);[.B148]&lt;=0);&quot;&quot;;ROUND([.B148]-[.D149];2))" office:value-type="currency" office:currency="USD" office:value="210582.92">
            <text:p>$210,582.92</text:p>
          </table:table-cell>
          <table:table-cell table:style-name="ce21" table:formula="of:=IF(OR(EXACT([.B148];&quot;&quot;);[.B148]&lt;=0);&quot;&quot;;[.B148]*[.$D$1])" office:value-type="currency" office:currency="USD" office:value="879.913625">
            <text:p>$879.91</text:p>
          </table:table-cell>
          <table:table-cell table:style-name="ce21" table:formula="of:=IF(OR(EXACT([.B148];&quot;&quot;);[.B148]&lt;=0);&quot;&quot;;[.E149]-[.C149])" office:value-type="currency" office:currency="USD" office:value="596.345838283384">
            <text:p>$596.35</text:p>
          </table:table-cell>
          <table:table-cell table:style-name="ce21" table:formula="of:=IF(OR(EXACT([.B148];&quot;&quot;);[.B148]&lt;=0);&quot;&quot;;IF([.G149]&gt;0;[.G149];MIN([.B148]+[.C14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49]+1" office:value-type="float" office:value="144">
            <text:p>144</text:p>
          </table:table-cell>
          <table:table-cell table:style-name="ce22" table:formula="of:=IF(OR(EXACT([.B149];&quot;&quot;);[.B149]&lt;=0);&quot;&quot;;ROUND([.B149]-[.D150];2))" office:value-type="currency" office:currency="USD" office:value="209984.09">
            <text:p>$209,984.09</text:p>
          </table:table-cell>
          <table:table-cell table:style-name="ce22" table:formula="of:=IF(OR(EXACT([.B149];&quot;&quot;);[.B149]&lt;=0);&quot;&quot;;[.B149]*[.$D$1])" office:value-type="currency" office:currency="USD" office:value="877.428833333333">
            <text:p>$877.43</text:p>
          </table:table-cell>
          <table:table-cell table:style-name="ce22" table:formula="of:=IF(OR(EXACT([.B149];&quot;&quot;);[.B149]&lt;=0);&quot;&quot;;[.E150]-[.C150])" office:value-type="currency" office:currency="USD" office:value="598.830629950051">
            <text:p>$598.83</text:p>
          </table:table-cell>
          <table:table-cell table:style-name="ce22" table:formula="of:=IF(OR(EXACT([.B149];&quot;&quot;);[.B149]&lt;=0);&quot;&quot;;IF([.G150]&gt;0;[.G150];MIN([.B149]+[.C15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2">
            <text:p>1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0]+1" office:value-type="float" office:value="145">
            <text:p>145</text:p>
          </table:table-cell>
          <table:table-cell table:style-name="ce21" table:formula="of:=IF(OR(EXACT([.B150];&quot;&quot;);[.B150]&lt;=0);&quot;&quot;;ROUND([.B150]-[.D151];2))" office:value-type="currency" office:currency="USD" office:value="209382.76">
            <text:p>$209,382.76</text:p>
          </table:table-cell>
          <table:table-cell table:style-name="ce21" table:formula="of:=IF(OR(EXACT([.B150];&quot;&quot;);[.B150]&lt;=0);&quot;&quot;;[.B150]*[.$D$1])" office:value-type="currency" office:currency="USD" office:value="874.933708333333">
            <text:p>$874.93</text:p>
          </table:table-cell>
          <table:table-cell table:style-name="ce21" table:formula="of:=IF(OR(EXACT([.B150];&quot;&quot;);[.B150]&lt;=0);&quot;&quot;;[.E151]-[.C151])" office:value-type="currency" office:currency="USD" office:value="601.325754950051">
            <text:p>$601.33</text:p>
          </table:table-cell>
          <table:table-cell table:style-name="ce21" table:formula="of:=IF(OR(EXACT([.B150];&quot;&quot;);[.B150]&lt;=0);&quot;&quot;;IF([.G151]&gt;0;[.G151];MIN([.B150]+[.C15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1]+1" office:value-type="float" office:value="146">
            <text:p>146</text:p>
          </table:table-cell>
          <table:table-cell table:style-name="ce21" table:formula="of:=IF(OR(EXACT([.B151];&quot;&quot;);[.B151]&lt;=0);&quot;&quot;;ROUND([.B151]-[.D152];2))" office:value-type="currency" office:currency="USD" office:value="208778.93">
            <text:p>$208,778.93</text:p>
          </table:table-cell>
          <table:table-cell table:style-name="ce21" table:formula="of:=IF(OR(EXACT([.B151];&quot;&quot;);[.B151]&lt;=0);&quot;&quot;;[.B151]*[.$D$1])" office:value-type="currency" office:currency="USD" office:value="872.428166666667">
            <text:p>$872.43</text:p>
          </table:table-cell>
          <table:table-cell table:style-name="ce21" table:formula="of:=IF(OR(EXACT([.B151];&quot;&quot;);[.B151]&lt;=0);&quot;&quot;;[.E152]-[.C152])" office:value-type="currency" office:currency="USD" office:value="603.831296616718">
            <text:p>$603.83</text:p>
          </table:table-cell>
          <table:table-cell table:style-name="ce21" table:formula="of:=IF(OR(EXACT([.B151];&quot;&quot;);[.B151]&lt;=0);&quot;&quot;;IF([.G152]&gt;0;[.G152];MIN([.B151]+[.C15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2]+1" office:value-type="float" office:value="147">
            <text:p>147</text:p>
          </table:table-cell>
          <table:table-cell table:style-name="ce21" table:formula="of:=IF(OR(EXACT([.B152];&quot;&quot;);[.B152]&lt;=0);&quot;&quot;;ROUND([.B152]-[.D153];2))" office:value-type="currency" office:currency="USD" office:value="208172.58">
            <text:p>$208,172.58</text:p>
          </table:table-cell>
          <table:table-cell table:style-name="ce21" table:formula="of:=IF(OR(EXACT([.B152];&quot;&quot;);[.B152]&lt;=0);&quot;&quot;;[.B152]*[.$D$1])" office:value-type="currency" office:currency="USD" office:value="869.912208333333">
            <text:p>$869.91</text:p>
          </table:table-cell>
          <table:table-cell table:style-name="ce21" table:formula="of:=IF(OR(EXACT([.B152];&quot;&quot;);[.B152]&lt;=0);&quot;&quot;;[.E153]-[.C153])" office:value-type="currency" office:currency="USD" office:value="606.347254950051">
            <text:p>$606.35</text:p>
          </table:table-cell>
          <table:table-cell table:style-name="ce21" table:formula="of:=IF(OR(EXACT([.B152];&quot;&quot;);[.B152]&lt;=0);&quot;&quot;;IF([.G153]&gt;0;[.G153];MIN([.B152]+[.C15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3]+1" office:value-type="float" office:value="148">
            <text:p>148</text:p>
          </table:table-cell>
          <table:table-cell table:style-name="ce21" table:formula="of:=IF(OR(EXACT([.B153];&quot;&quot;);[.B153]&lt;=0);&quot;&quot;;ROUND([.B153]-[.D154];2))" office:value-type="currency" office:currency="USD" office:value="207563.71">
            <text:p>$207,563.71</text:p>
          </table:table-cell>
          <table:table-cell table:style-name="ce21" table:formula="of:=IF(OR(EXACT([.B153];&quot;&quot;);[.B153]&lt;=0);&quot;&quot;;[.B153]*[.$D$1])" office:value-type="currency" office:currency="USD" office:value="867.38575">
            <text:p>$867.39</text:p>
          </table:table-cell>
          <table:table-cell table:style-name="ce21" table:formula="of:=IF(OR(EXACT([.B153];&quot;&quot;);[.B153]&lt;=0);&quot;&quot;;[.E154]-[.C154])" office:value-type="currency" office:currency="USD" office:value="608.873713283384">
            <text:p>$608.87</text:p>
          </table:table-cell>
          <table:table-cell table:style-name="ce21" table:formula="of:=IF(OR(EXACT([.B153];&quot;&quot;);[.B153]&lt;=0);&quot;&quot;;IF([.G154]&gt;0;[.G154];MIN([.B153]+[.C15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4]+1" office:value-type="float" office:value="149">
            <text:p>149</text:p>
          </table:table-cell>
          <table:table-cell table:style-name="ce21" table:formula="of:=IF(OR(EXACT([.B154];&quot;&quot;);[.B154]&lt;=0);&quot;&quot;;ROUND([.B154]-[.D155];2))" office:value-type="currency" office:currency="USD" office:value="206952.3">
            <text:p>$206,952.30</text:p>
          </table:table-cell>
          <table:table-cell table:style-name="ce21" table:formula="of:=IF(OR(EXACT([.B154];&quot;&quot;);[.B154]&lt;=0);&quot;&quot;;[.B154]*[.$D$1])" office:value-type="currency" office:currency="USD" office:value="864.848791666667">
            <text:p>$864.85</text:p>
          </table:table-cell>
          <table:table-cell table:style-name="ce21" table:formula="of:=IF(OR(EXACT([.B154];&quot;&quot;);[.B154]&lt;=0);&quot;&quot;;[.E155]-[.C155])" office:value-type="currency" office:currency="USD" office:value="611.410671616718">
            <text:p>$611.41</text:p>
          </table:table-cell>
          <table:table-cell table:style-name="ce21" table:formula="of:=IF(OR(EXACT([.B154];&quot;&quot;);[.B154]&lt;=0);&quot;&quot;;IF([.G155]&gt;0;[.G155];MIN([.B154]+[.C15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5]+1" office:value-type="float" office:value="150">
            <text:p>150</text:p>
          </table:table-cell>
          <table:table-cell table:style-name="ce21" table:formula="of:=IF(OR(EXACT([.B155];&quot;&quot;);[.B155]&lt;=0);&quot;&quot;;ROUND([.B155]-[.D156];2))" office:value-type="currency" office:currency="USD" office:value="206338.34">
            <text:p>$206,338.34</text:p>
          </table:table-cell>
          <table:table-cell table:style-name="ce21" table:formula="of:=IF(OR(EXACT([.B155];&quot;&quot;);[.B155]&lt;=0);&quot;&quot;;[.B155]*[.$D$1])" office:value-type="currency" office:currency="USD" office:value="862.30125">
            <text:p>$862.30</text:p>
          </table:table-cell>
          <table:table-cell table:style-name="ce21" table:formula="of:=IF(OR(EXACT([.B155];&quot;&quot;);[.B155]&lt;=0);&quot;&quot;;[.E156]-[.C156])" office:value-type="currency" office:currency="USD" office:value="613.958213283384">
            <text:p>$613.96</text:p>
          </table:table-cell>
          <table:table-cell table:style-name="ce21" table:formula="of:=IF(OR(EXACT([.B155];&quot;&quot;);[.B155]&lt;=0);&quot;&quot;;IF([.G156]&gt;0;[.G156];MIN([.B155]+[.C15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6]+1" office:value-type="float" office:value="151">
            <text:p>151</text:p>
          </table:table-cell>
          <table:table-cell table:style-name="ce21" table:formula="of:=IF(OR(EXACT([.B156];&quot;&quot;);[.B156]&lt;=0);&quot;&quot;;ROUND([.B156]-[.D157];2))" office:value-type="currency" office:currency="USD" office:value="205721.82">
            <text:p>$205,721.82</text:p>
          </table:table-cell>
          <table:table-cell table:style-name="ce21" table:formula="of:=IF(OR(EXACT([.B156];&quot;&quot;);[.B156]&lt;=0);&quot;&quot;;[.B156]*[.$D$1])" office:value-type="currency" office:currency="USD" office:value="859.743083333333">
            <text:p>$859.74</text:p>
          </table:table-cell>
          <table:table-cell table:style-name="ce21" table:formula="of:=IF(OR(EXACT([.B156];&quot;&quot;);[.B156]&lt;=0);&quot;&quot;;[.E157]-[.C157])" office:value-type="currency" office:currency="USD" office:value="616.516379950051">
            <text:p>$616.52</text:p>
          </table:table-cell>
          <table:table-cell table:style-name="ce21" table:formula="of:=IF(OR(EXACT([.B156];&quot;&quot;);[.B156]&lt;=0);&quot;&quot;;IF([.G157]&gt;0;[.G157];MIN([.B156]+[.C15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7]+1" office:value-type="float" office:value="152">
            <text:p>152</text:p>
          </table:table-cell>
          <table:table-cell table:style-name="ce21" table:formula="of:=IF(OR(EXACT([.B157];&quot;&quot;);[.B157]&lt;=0);&quot;&quot;;ROUND([.B157]-[.D158];2))" office:value-type="currency" office:currency="USD" office:value="205102.73">
            <text:p>$205,102.73</text:p>
          </table:table-cell>
          <table:table-cell table:style-name="ce21" table:formula="of:=IF(OR(EXACT([.B157];&quot;&quot;);[.B157]&lt;=0);&quot;&quot;;[.B157]*[.$D$1])" office:value-type="currency" office:currency="USD" office:value="857.17425">
            <text:p>$857.17</text:p>
          </table:table-cell>
          <table:table-cell table:style-name="ce21" table:formula="of:=IF(OR(EXACT([.B157];&quot;&quot;);[.B157]&lt;=0);&quot;&quot;;[.E158]-[.C158])" office:value-type="currency" office:currency="USD" office:value="619.085213283384">
            <text:p>$619.09</text:p>
          </table:table-cell>
          <table:table-cell table:style-name="ce21" table:formula="of:=IF(OR(EXACT([.B157];&quot;&quot;);[.B157]&lt;=0);&quot;&quot;;IF([.G158]&gt;0;[.G158];MIN([.B157]+[.C15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8]+1" office:value-type="float" office:value="153">
            <text:p>153</text:p>
          </table:table-cell>
          <table:table-cell table:style-name="ce21" table:formula="of:=IF(OR(EXACT([.B158];&quot;&quot;);[.B158]&lt;=0);&quot;&quot;;ROUND([.B158]-[.D159];2))" office:value-type="currency" office:currency="USD" office:value="204481.07">
            <text:p>$204,481.07</text:p>
          </table:table-cell>
          <table:table-cell table:style-name="ce21" table:formula="of:=IF(OR(EXACT([.B158];&quot;&quot;);[.B158]&lt;=0);&quot;&quot;;[.B158]*[.$D$1])" office:value-type="currency" office:currency="USD" office:value="854.594708333334">
            <text:p>$854.59</text:p>
          </table:table-cell>
          <table:table-cell table:style-name="ce21" table:formula="of:=IF(OR(EXACT([.B158];&quot;&quot;);[.B158]&lt;=0);&quot;&quot;;[.E159]-[.C159])" office:value-type="currency" office:currency="USD" office:value="621.664754950051">
            <text:p>$621.66</text:p>
          </table:table-cell>
          <table:table-cell table:style-name="ce21" table:formula="of:=IF(OR(EXACT([.B158];&quot;&quot;);[.B158]&lt;=0);&quot;&quot;;IF([.G159]&gt;0;[.G159];MIN([.B158]+[.C15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9]+1" office:value-type="float" office:value="154">
            <text:p>154</text:p>
          </table:table-cell>
          <table:table-cell table:style-name="ce21" table:formula="of:=IF(OR(EXACT([.B159];&quot;&quot;);[.B159]&lt;=0);&quot;&quot;;ROUND([.B159]-[.D160];2))" office:value-type="currency" office:currency="USD" office:value="203856.81">
            <text:p>$203,856.81</text:p>
          </table:table-cell>
          <table:table-cell table:style-name="ce21" table:formula="of:=IF(OR(EXACT([.B159];&quot;&quot;);[.B159]&lt;=0);&quot;&quot;;[.B159]*[.$D$1])" office:value-type="currency" office:currency="USD" office:value="852.004458333333">
            <text:p>$852.00</text:p>
          </table:table-cell>
          <table:table-cell table:style-name="ce21" table:formula="of:=IF(OR(EXACT([.B159];&quot;&quot;);[.B159]&lt;=0);&quot;&quot;;[.E160]-[.C160])" office:value-type="currency" office:currency="USD" office:value="624.255004950051">
            <text:p>$624.26</text:p>
          </table:table-cell>
          <table:table-cell table:style-name="ce21" table:formula="of:=IF(OR(EXACT([.B159];&quot;&quot;);[.B159]&lt;=0);&quot;&quot;;IF([.G160]&gt;0;[.G160];MIN([.B159]+[.C16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0]+1" office:value-type="float" office:value="155">
            <text:p>155</text:p>
          </table:table-cell>
          <table:table-cell table:style-name="ce21" table:formula="of:=IF(OR(EXACT([.B160];&quot;&quot;);[.B160]&lt;=0);&quot;&quot;;ROUND([.B160]-[.D161];2))" office:value-type="currency" office:currency="USD" office:value="203229.95">
            <text:p>$203,229.95</text:p>
          </table:table-cell>
          <table:table-cell table:style-name="ce21" table:formula="of:=IF(OR(EXACT([.B160];&quot;&quot;);[.B160]&lt;=0);&quot;&quot;;[.B160]*[.$D$1])" office:value-type="currency" office:currency="USD" office:value="849.403375">
            <text:p>$849.40</text:p>
          </table:table-cell>
          <table:table-cell table:style-name="ce21" table:formula="of:=IF(OR(EXACT([.B160];&quot;&quot;);[.B160]&lt;=0);&quot;&quot;;[.E161]-[.C161])" office:value-type="currency" office:currency="USD" office:value="626.856088283384">
            <text:p>$626.86</text:p>
          </table:table-cell>
          <table:table-cell table:style-name="ce21" table:formula="of:=IF(OR(EXACT([.B160];&quot;&quot;);[.B160]&lt;=0);&quot;&quot;;IF([.G161]&gt;0;[.G161];MIN([.B160]+[.C16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61]+1" office:value-type="float" office:value="156">
            <text:p>156</text:p>
          </table:table-cell>
          <table:table-cell table:style-name="ce22" table:formula="of:=IF(OR(EXACT([.B161];&quot;&quot;);[.B161]&lt;=0);&quot;&quot;;ROUND([.B161]-[.D162];2))" office:value-type="currency" office:currency="USD" office:value="202600.48">
            <text:p>$202,600.48</text:p>
          </table:table-cell>
          <table:table-cell table:style-name="ce22" table:formula="of:=IF(OR(EXACT([.B161];&quot;&quot;);[.B161]&lt;=0);&quot;&quot;;[.B161]*[.$D$1])" office:value-type="currency" office:currency="USD" office:value="846.791458333333">
            <text:p>$846.79</text:p>
          </table:table-cell>
          <table:table-cell table:style-name="ce22" table:formula="of:=IF(OR(EXACT([.B161];&quot;&quot;);[.B161]&lt;=0);&quot;&quot;;[.E162]-[.C162])" office:value-type="currency" office:currency="USD" office:value="629.468004950051">
            <text:p>$629.47</text:p>
          </table:table-cell>
          <table:table-cell table:style-name="ce22" table:formula="of:=IF(OR(EXACT([.B161];&quot;&quot;);[.B161]&lt;=0);&quot;&quot;;IF([.G162]&gt;0;[.G162];MIN([.B161]+[.C16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3">
            <text:p>1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2]+1" office:value-type="float" office:value="157">
            <text:p>157</text:p>
          </table:table-cell>
          <table:table-cell table:style-name="ce21" table:formula="of:=IF(OR(EXACT([.B162];&quot;&quot;);[.B162]&lt;=0);&quot;&quot;;ROUND([.B162]-[.D163];2))" office:value-type="currency" office:currency="USD" office:value="201968.39">
            <text:p>$201,968.39</text:p>
          </table:table-cell>
          <table:table-cell table:style-name="ce21" table:formula="of:=IF(OR(EXACT([.B162];&quot;&quot;);[.B162]&lt;=0);&quot;&quot;;[.B162]*[.$D$1])" office:value-type="currency" office:currency="USD" office:value="844.168666666667">
            <text:p>$844.17</text:p>
          </table:table-cell>
          <table:table-cell table:style-name="ce21" table:formula="of:=IF(OR(EXACT([.B162];&quot;&quot;);[.B162]&lt;=0);&quot;&quot;;[.E163]-[.C163])" office:value-type="currency" office:currency="USD" office:value="632.090796616718">
            <text:p>$632.09</text:p>
          </table:table-cell>
          <table:table-cell table:style-name="ce21" table:formula="of:=IF(OR(EXACT([.B162];&quot;&quot;);[.B162]&lt;=0);&quot;&quot;;IF([.G163]&gt;0;[.G163];MIN([.B162]+[.C16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3]+1" office:value-type="float" office:value="158">
            <text:p>158</text:p>
          </table:table-cell>
          <table:table-cell table:style-name="ce21" table:formula="of:=IF(OR(EXACT([.B163];&quot;&quot;);[.B163]&lt;=0);&quot;&quot;;ROUND([.B163]-[.D164];2))" office:value-type="currency" office:currency="USD" office:value="201333.67">
            <text:p>$201,333.67</text:p>
          </table:table-cell>
          <table:table-cell table:style-name="ce21" table:formula="of:=IF(OR(EXACT([.B163];&quot;&quot;);[.B163]&lt;=0);&quot;&quot;;[.B163]*[.$D$1])" office:value-type="currency" office:currency="USD" office:value="841.534958333333">
            <text:p>$841.53</text:p>
          </table:table-cell>
          <table:table-cell table:style-name="ce21" table:formula="of:=IF(OR(EXACT([.B163];&quot;&quot;);[.B163]&lt;=0);&quot;&quot;;[.E164]-[.C164])" office:value-type="currency" office:currency="USD" office:value="634.724504950051">
            <text:p>$634.72</text:p>
          </table:table-cell>
          <table:table-cell table:style-name="ce21" table:formula="of:=IF(OR(EXACT([.B163];&quot;&quot;);[.B163]&lt;=0);&quot;&quot;;IF([.G164]&gt;0;[.G164];MIN([.B163]+[.C16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4]+1" office:value-type="float" office:value="159">
            <text:p>159</text:p>
          </table:table-cell>
          <table:table-cell table:style-name="ce21" table:formula="of:=IF(OR(EXACT([.B164];&quot;&quot;);[.B164]&lt;=0);&quot;&quot;;ROUND([.B164]-[.D165];2))" office:value-type="currency" office:currency="USD" office:value="200696.3">
            <text:p>$200,696.30</text:p>
          </table:table-cell>
          <table:table-cell table:style-name="ce21" table:formula="of:=IF(OR(EXACT([.B164];&quot;&quot;);[.B164]&lt;=0);&quot;&quot;;[.B164]*[.$D$1])" office:value-type="currency" office:currency="USD" office:value="838.890291666667">
            <text:p>$838.89</text:p>
          </table:table-cell>
          <table:table-cell table:style-name="ce21" table:formula="of:=IF(OR(EXACT([.B164];&quot;&quot;);[.B164]&lt;=0);&quot;&quot;;[.E165]-[.C165])" office:value-type="currency" office:currency="USD" office:value="637.369171616718">
            <text:p>$637.37</text:p>
          </table:table-cell>
          <table:table-cell table:style-name="ce21" table:formula="of:=IF(OR(EXACT([.B164];&quot;&quot;);[.B164]&lt;=0);&quot;&quot;;IF([.G165]&gt;0;[.G165];MIN([.B164]+[.C16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5]+1" office:value-type="float" office:value="160">
            <text:p>160</text:p>
          </table:table-cell>
          <table:table-cell table:style-name="ce21" table:formula="of:=IF(OR(EXACT([.B165];&quot;&quot;);[.B165]&lt;=0);&quot;&quot;;ROUND([.B165]-[.D166];2))" office:value-type="currency" office:currency="USD" office:value="200056.28">
            <text:p>$200,056.28</text:p>
          </table:table-cell>
          <table:table-cell table:style-name="ce21" table:formula="of:=IF(OR(EXACT([.B165];&quot;&quot;);[.B165]&lt;=0);&quot;&quot;;[.B165]*[.$D$1])" office:value-type="currency" office:currency="USD" office:value="836.234583333333">
            <text:p>$836.23</text:p>
          </table:table-cell>
          <table:table-cell table:style-name="ce21" table:formula="of:=IF(OR(EXACT([.B165];&quot;&quot;);[.B165]&lt;=0);&quot;&quot;;[.E166]-[.C166])" office:value-type="currency" office:currency="USD" office:value="640.024879950051">
            <text:p>$640.02</text:p>
          </table:table-cell>
          <table:table-cell table:style-name="ce21" table:formula="of:=IF(OR(EXACT([.B165];&quot;&quot;);[.B165]&lt;=0);&quot;&quot;;IF([.G166]&gt;0;[.G166];MIN([.B165]+[.C16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6]+1" office:value-type="float" office:value="161">
            <text:p>161</text:p>
          </table:table-cell>
          <table:table-cell table:style-name="ce21" table:formula="of:=IF(OR(EXACT([.B166];&quot;&quot;);[.B166]&lt;=0);&quot;&quot;;ROUND([.B166]-[.D167];2))" office:value-type="currency" office:currency="USD" office:value="199413.59">
            <text:p>$199,413.59</text:p>
          </table:table-cell>
          <table:table-cell table:style-name="ce21" table:formula="of:=IF(OR(EXACT([.B166];&quot;&quot;);[.B166]&lt;=0);&quot;&quot;;[.B166]*[.$D$1])" office:value-type="currency" office:currency="USD" office:value="833.567833333333">
            <text:p>$833.57</text:p>
          </table:table-cell>
          <table:table-cell table:style-name="ce21" table:formula="of:=IF(OR(EXACT([.B166];&quot;&quot;);[.B166]&lt;=0);&quot;&quot;;[.E167]-[.C167])" office:value-type="currency" office:currency="USD" office:value="642.691629950051">
            <text:p>$642.69</text:p>
          </table:table-cell>
          <table:table-cell table:style-name="ce21" table:formula="of:=IF(OR(EXACT([.B166];&quot;&quot;);[.B166]&lt;=0);&quot;&quot;;IF([.G167]&gt;0;[.G167];MIN([.B166]+[.C16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7]+1" office:value-type="float" office:value="162">
            <text:p>162</text:p>
          </table:table-cell>
          <table:table-cell table:style-name="ce21" table:formula="of:=IF(OR(EXACT([.B167];&quot;&quot;);[.B167]&lt;=0);&quot;&quot;;ROUND([.B167]-[.D168];2))" office:value-type="currency" office:currency="USD" office:value="198768.22">
            <text:p>$198,768.22</text:p>
          </table:table-cell>
          <table:table-cell table:style-name="ce21" table:formula="of:=IF(OR(EXACT([.B167];&quot;&quot;);[.B167]&lt;=0);&quot;&quot;;[.B167]*[.$D$1])" office:value-type="currency" office:currency="USD" office:value="830.889958333333">
            <text:p>$830.89</text:p>
          </table:table-cell>
          <table:table-cell table:style-name="ce21" table:formula="of:=IF(OR(EXACT([.B167];&quot;&quot;);[.B167]&lt;=0);&quot;&quot;;[.E168]-[.C168])" office:value-type="currency" office:currency="USD" office:value="645.369504950051">
            <text:p>$645.37</text:p>
          </table:table-cell>
          <table:table-cell table:style-name="ce21" table:formula="of:=IF(OR(EXACT([.B167];&quot;&quot;);[.B167]&lt;=0);&quot;&quot;;IF([.G168]&gt;0;[.G168];MIN([.B167]+[.C16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8]+1" office:value-type="float" office:value="163">
            <text:p>163</text:p>
          </table:table-cell>
          <table:table-cell table:style-name="ce21" table:formula="of:=IF(OR(EXACT([.B168];&quot;&quot;);[.B168]&lt;=0);&quot;&quot;;ROUND([.B168]-[.D169];2))" office:value-type="currency" office:currency="USD" office:value="198120.16">
            <text:p>$198,120.16</text:p>
          </table:table-cell>
          <table:table-cell table:style-name="ce21" table:formula="of:=IF(OR(EXACT([.B168];&quot;&quot;);[.B168]&lt;=0);&quot;&quot;;[.B168]*[.$D$1])" office:value-type="currency" office:currency="USD" office:value="828.200916666667">
            <text:p>$828.20</text:p>
          </table:table-cell>
          <table:table-cell table:style-name="ce21" table:formula="of:=IF(OR(EXACT([.B168];&quot;&quot;);[.B168]&lt;=0);&quot;&quot;;[.E169]-[.C169])" office:value-type="currency" office:currency="USD" office:value="648.058546616718">
            <text:p>$648.06</text:p>
          </table:table-cell>
          <table:table-cell table:style-name="ce21" table:formula="of:=IF(OR(EXACT([.B168];&quot;&quot;);[.B168]&lt;=0);&quot;&quot;;IF([.G169]&gt;0;[.G169];MIN([.B168]+[.C16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9]+1" office:value-type="float" office:value="164">
            <text:p>164</text:p>
          </table:table-cell>
          <table:table-cell table:style-name="ce21" table:formula="of:=IF(OR(EXACT([.B169];&quot;&quot;);[.B169]&lt;=0);&quot;&quot;;ROUND([.B169]-[.D170];2))" office:value-type="currency" office:currency="USD" office:value="197469.4">
            <text:p>$197,469.40</text:p>
          </table:table-cell>
          <table:table-cell table:style-name="ce21" table:formula="of:=IF(OR(EXACT([.B169];&quot;&quot;);[.B169]&lt;=0);&quot;&quot;;[.B169]*[.$D$1])" office:value-type="currency" office:currency="USD" office:value="825.500666666667">
            <text:p>$825.50</text:p>
          </table:table-cell>
          <table:table-cell table:style-name="ce21" table:formula="of:=IF(OR(EXACT([.B169];&quot;&quot;);[.B169]&lt;=0);&quot;&quot;;[.E170]-[.C170])" office:value-type="currency" office:currency="USD" office:value="650.758796616718">
            <text:p>$650.76</text:p>
          </table:table-cell>
          <table:table-cell table:style-name="ce21" table:formula="of:=IF(OR(EXACT([.B169];&quot;&quot;);[.B169]&lt;=0);&quot;&quot;;IF([.G170]&gt;0;[.G170];MIN([.B169]+[.C17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0]+1" office:value-type="float" office:value="165">
            <text:p>165</text:p>
          </table:table-cell>
          <table:table-cell table:style-name="ce21" table:formula="of:=IF(OR(EXACT([.B170];&quot;&quot;);[.B170]&lt;=0);&quot;&quot;;ROUND([.B170]-[.D171];2))" office:value-type="currency" office:currency="USD" office:value="196815.93">
            <text:p>$196,815.93</text:p>
          </table:table-cell>
          <table:table-cell table:style-name="ce21" table:formula="of:=IF(OR(EXACT([.B170];&quot;&quot;);[.B170]&lt;=0);&quot;&quot;;[.B170]*[.$D$1])" office:value-type="currency" office:currency="USD" office:value="822.789166666667">
            <text:p>$822.79</text:p>
          </table:table-cell>
          <table:table-cell table:style-name="ce21" table:formula="of:=IF(OR(EXACT([.B170];&quot;&quot;);[.B170]&lt;=0);&quot;&quot;;[.E171]-[.C171])" office:value-type="currency" office:currency="USD" office:value="653.470296616718">
            <text:p>$653.47</text:p>
          </table:table-cell>
          <table:table-cell table:style-name="ce21" table:formula="of:=IF(OR(EXACT([.B170];&quot;&quot;);[.B170]&lt;=0);&quot;&quot;;IF([.G171]&gt;0;[.G171];MIN([.B170]+[.C17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1]+1" office:value-type="float" office:value="166">
            <text:p>166</text:p>
          </table:table-cell>
          <table:table-cell table:style-name="ce21" table:formula="of:=IF(OR(EXACT([.B171];&quot;&quot;);[.B171]&lt;=0);&quot;&quot;;ROUND([.B171]-[.D172];2))" office:value-type="currency" office:currency="USD" office:value="196159.74">
            <text:p>$196,159.74</text:p>
          </table:table-cell>
          <table:table-cell table:style-name="ce21" table:formula="of:=IF(OR(EXACT([.B171];&quot;&quot;);[.B171]&lt;=0);&quot;&quot;;[.B171]*[.$D$1])" office:value-type="currency" office:currency="USD" office:value="820.066375">
            <text:p>$820.07</text:p>
          </table:table-cell>
          <table:table-cell table:style-name="ce21" table:formula="of:=IF(OR(EXACT([.B171];&quot;&quot;);[.B171]&lt;=0);&quot;&quot;;[.E172]-[.C172])" office:value-type="currency" office:currency="USD" office:value="656.193088283384">
            <text:p>$656.19</text:p>
          </table:table-cell>
          <table:table-cell table:style-name="ce21" table:formula="of:=IF(OR(EXACT([.B171];&quot;&quot;);[.B171]&lt;=0);&quot;&quot;;IF([.G172]&gt;0;[.G172];MIN([.B171]+[.C17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2]+1" office:value-type="float" office:value="167">
            <text:p>167</text:p>
          </table:table-cell>
          <table:table-cell table:style-name="ce21" table:formula="of:=IF(OR(EXACT([.B172];&quot;&quot;);[.B172]&lt;=0);&quot;&quot;;ROUND([.B172]-[.D173];2))" office:value-type="currency" office:currency="USD" office:value="195500.81">
            <text:p>$195,500.81</text:p>
          </table:table-cell>
          <table:table-cell table:style-name="ce21" table:formula="of:=IF(OR(EXACT([.B172];&quot;&quot;);[.B172]&lt;=0);&quot;&quot;;[.B172]*[.$D$1])" office:value-type="currency" office:currency="USD" office:value="817.33225">
            <text:p>$817.33</text:p>
          </table:table-cell>
          <table:table-cell table:style-name="ce21" table:formula="of:=IF(OR(EXACT([.B172];&quot;&quot;);[.B172]&lt;=0);&quot;&quot;;[.E173]-[.C173])" office:value-type="currency" office:currency="USD" office:value="658.927213283384">
            <text:p>$658.93</text:p>
          </table:table-cell>
          <table:table-cell table:style-name="ce21" table:formula="of:=IF(OR(EXACT([.B172];&quot;&quot;);[.B172]&lt;=0);&quot;&quot;;IF([.G173]&gt;0;[.G173];MIN([.B172]+[.C17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3]+1" office:value-type="float" office:value="168">
            <text:p>168</text:p>
          </table:table-cell>
          <table:table-cell table:style-name="ce22" table:formula="of:=IF(OR(EXACT([.B173];&quot;&quot;);[.B173]&lt;=0);&quot;&quot;;ROUND([.B173]-[.D174];2))" office:value-type="currency" office:currency="USD" office:value="194839.14">
            <text:p>$194,839.14</text:p>
          </table:table-cell>
          <table:table-cell table:style-name="ce22" table:formula="of:=IF(OR(EXACT([.B173];&quot;&quot;);[.B173]&lt;=0);&quot;&quot;;[.B173]*[.$D$1])" office:value-type="currency" office:currency="USD" office:value="814.586708333333">
            <text:p>$814.59</text:p>
          </table:table-cell>
          <table:table-cell table:style-name="ce22" table:formula="of:=IF(OR(EXACT([.B173];&quot;&quot;);[.B173]&lt;=0);&quot;&quot;;[.E174]-[.C174])" office:value-type="currency" office:currency="USD" office:value="661.672754950051">
            <text:p>$661.67</text:p>
          </table:table-cell>
          <table:table-cell table:style-name="ce22" table:formula="of:=IF(OR(EXACT([.B173];&quot;&quot;);[.B173]&lt;=0);&quot;&quot;;IF([.G174]&gt;0;[.G174];MIN([.B173]+[.C17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4">
            <text:p>1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4]+1" office:value-type="float" office:value="169">
            <text:p>169</text:p>
          </table:table-cell>
          <table:table-cell table:style-name="ce21" table:formula="of:=IF(OR(EXACT([.B174];&quot;&quot;);[.B174]&lt;=0);&quot;&quot;;ROUND([.B174]-[.D175];2))" office:value-type="currency" office:currency="USD" office:value="194174.71">
            <text:p>$194,174.71</text:p>
          </table:table-cell>
          <table:table-cell table:style-name="ce21" table:formula="of:=IF(OR(EXACT([.B174];&quot;&quot;);[.B174]&lt;=0);&quot;&quot;;[.B174]*[.$D$1])" office:value-type="currency" office:currency="USD" office:value="811.82975">
            <text:p>$811.83</text:p>
          </table:table-cell>
          <table:table-cell table:style-name="ce21" table:formula="of:=IF(OR(EXACT([.B174];&quot;&quot;);[.B174]&lt;=0);&quot;&quot;;[.E175]-[.C175])" office:value-type="currency" office:currency="USD" office:value="664.429713283384">
            <text:p>$664.43</text:p>
          </table:table-cell>
          <table:table-cell table:style-name="ce21" table:formula="of:=IF(OR(EXACT([.B174];&quot;&quot;);[.B174]&lt;=0);&quot;&quot;;IF([.G175]&gt;0;[.G175];MIN([.B174]+[.C17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5]+1" office:value-type="float" office:value="170">
            <text:p>170</text:p>
          </table:table-cell>
          <table:table-cell table:style-name="ce21" table:formula="of:=IF(OR(EXACT([.B175];&quot;&quot;);[.B175]&lt;=0);&quot;&quot;;ROUND([.B175]-[.D176];2))" office:value-type="currency" office:currency="USD" office:value="193507.51">
            <text:p>$193,507.51</text:p>
          </table:table-cell>
          <table:table-cell table:style-name="ce21" table:formula="of:=IF(OR(EXACT([.B175];&quot;&quot;);[.B175]&lt;=0);&quot;&quot;;[.B175]*[.$D$1])" office:value-type="currency" office:currency="USD" office:value="809.061291666667">
            <text:p>$809.06</text:p>
          </table:table-cell>
          <table:table-cell table:style-name="ce21" table:formula="of:=IF(OR(EXACT([.B175];&quot;&quot;);[.B175]&lt;=0);&quot;&quot;;[.E176]-[.C176])" office:value-type="currency" office:currency="USD" office:value="667.198171616718">
            <text:p>$667.20</text:p>
          </table:table-cell>
          <table:table-cell table:style-name="ce21" table:formula="of:=IF(OR(EXACT([.B175];&quot;&quot;);[.B175]&lt;=0);&quot;&quot;;IF([.G176]&gt;0;[.G176];MIN([.B175]+[.C17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6]+1" office:value-type="float" office:value="171">
            <text:p>171</text:p>
          </table:table-cell>
          <table:table-cell table:style-name="ce21" table:formula="of:=IF(OR(EXACT([.B176];&quot;&quot;);[.B176]&lt;=0);&quot;&quot;;ROUND([.B176]-[.D177];2))" office:value-type="currency" office:currency="USD" office:value="192837.53">
            <text:p>$192,837.53</text:p>
          </table:table-cell>
          <table:table-cell table:style-name="ce21" table:formula="of:=IF(OR(EXACT([.B176];&quot;&quot;);[.B176]&lt;=0);&quot;&quot;;[.B176]*[.$D$1])" office:value-type="currency" office:currency="USD" office:value="806.281291666667">
            <text:p>$806.28</text:p>
          </table:table-cell>
          <table:table-cell table:style-name="ce21" table:formula="of:=IF(OR(EXACT([.B176];&quot;&quot;);[.B176]&lt;=0);&quot;&quot;;[.E177]-[.C177])" office:value-type="currency" office:currency="USD" office:value="669.978171616718">
            <text:p>$669.98</text:p>
          </table:table-cell>
          <table:table-cell table:style-name="ce21" table:formula="of:=IF(OR(EXACT([.B176];&quot;&quot;);[.B176]&lt;=0);&quot;&quot;;IF([.G177]&gt;0;[.G177];MIN([.B176]+[.C17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7]+1" office:value-type="float" office:value="172">
            <text:p>172</text:p>
          </table:table-cell>
          <table:table-cell table:style-name="ce21" table:formula="of:=IF(OR(EXACT([.B177];&quot;&quot;);[.B177]&lt;=0);&quot;&quot;;ROUND([.B177]-[.D178];2))" office:value-type="currency" office:currency="USD" office:value="192164.76">
            <text:p>$192,164.76</text:p>
          </table:table-cell>
          <table:table-cell table:style-name="ce21" table:formula="of:=IF(OR(EXACT([.B177];&quot;&quot;);[.B177]&lt;=0);&quot;&quot;;[.B177]*[.$D$1])" office:value-type="currency" office:currency="USD" office:value="803.489708333333">
            <text:p>$803.49</text:p>
          </table:table-cell>
          <table:table-cell table:style-name="ce21" table:formula="of:=IF(OR(EXACT([.B177];&quot;&quot;);[.B177]&lt;=0);&quot;&quot;;[.E178]-[.C178])" office:value-type="currency" office:currency="USD" office:value="672.769754950051">
            <text:p>$672.77</text:p>
          </table:table-cell>
          <table:table-cell table:style-name="ce21" table:formula="of:=IF(OR(EXACT([.B177];&quot;&quot;);[.B177]&lt;=0);&quot;&quot;;IF([.G178]&gt;0;[.G178];MIN([.B177]+[.C17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8]+1" office:value-type="float" office:value="173">
            <text:p>173</text:p>
          </table:table-cell>
          <table:table-cell table:style-name="ce21" table:formula="of:=IF(OR(EXACT([.B178];&quot;&quot;);[.B178]&lt;=0);&quot;&quot;;ROUND([.B178]-[.D179];2))" office:value-type="currency" office:currency="USD" office:value="191489.19">
            <text:p>$191,489.19</text:p>
          </table:table-cell>
          <table:table-cell table:style-name="ce21" table:formula="of:=IF(OR(EXACT([.B178];&quot;&quot;);[.B178]&lt;=0);&quot;&quot;;[.B178]*[.$D$1])" office:value-type="currency" office:currency="USD" office:value="800.6865">
            <text:p>$800.69</text:p>
          </table:table-cell>
          <table:table-cell table:style-name="ce21" table:formula="of:=IF(OR(EXACT([.B178];&quot;&quot;);[.B178]&lt;=0);&quot;&quot;;[.E179]-[.C179])" office:value-type="currency" office:currency="USD" office:value="675.572963283384">
            <text:p>$675.57</text:p>
          </table:table-cell>
          <table:table-cell table:style-name="ce21" table:formula="of:=IF(OR(EXACT([.B178];&quot;&quot;);[.B178]&lt;=0);&quot;&quot;;IF([.G179]&gt;0;[.G179];MIN([.B178]+[.C17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9]+1" office:value-type="float" office:value="174">
            <text:p>174</text:p>
          </table:table-cell>
          <table:table-cell table:style-name="ce21" table:formula="of:=IF(OR(EXACT([.B179];&quot;&quot;);[.B179]&lt;=0);&quot;&quot;;ROUND([.B179]-[.D180];2))" office:value-type="currency" office:currency="USD" office:value="190810.8">
            <text:p>$190,810.80</text:p>
          </table:table-cell>
          <table:table-cell table:style-name="ce21" table:formula="of:=IF(OR(EXACT([.B179];&quot;&quot;);[.B179]&lt;=0);&quot;&quot;;[.B179]*[.$D$1])" office:value-type="currency" office:currency="USD" office:value="797.871625">
            <text:p>$797.87</text:p>
          </table:table-cell>
          <table:table-cell table:style-name="ce21" table:formula="of:=IF(OR(EXACT([.B179];&quot;&quot;);[.B179]&lt;=0);&quot;&quot;;[.E180]-[.C180])" office:value-type="currency" office:currency="USD" office:value="678.387838283384">
            <text:p>$678.39</text:p>
          </table:table-cell>
          <table:table-cell table:style-name="ce21" table:formula="of:=IF(OR(EXACT([.B179];&quot;&quot;);[.B179]&lt;=0);&quot;&quot;;IF([.G180]&gt;0;[.G180];MIN([.B179]+[.C18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0]+1" office:value-type="float" office:value="175">
            <text:p>175</text:p>
          </table:table-cell>
          <table:table-cell table:style-name="ce21" table:formula="of:=IF(OR(EXACT([.B180];&quot;&quot;);[.B180]&lt;=0);&quot;&quot;;ROUND([.B180]-[.D181];2))" office:value-type="currency" office:currency="USD" office:value="190129.59">
            <text:p>$190,129.59</text:p>
          </table:table-cell>
          <table:table-cell table:style-name="ce21" table:formula="of:=IF(OR(EXACT([.B180];&quot;&quot;);[.B180]&lt;=0);&quot;&quot;;[.B180]*[.$D$1])" office:value-type="currency" office:currency="USD" office:value="795.045">
            <text:p>$795.05</text:p>
          </table:table-cell>
          <table:table-cell table:style-name="ce21" table:formula="of:=IF(OR(EXACT([.B180];&quot;&quot;);[.B180]&lt;=0);&quot;&quot;;[.E181]-[.C181])" office:value-type="currency" office:currency="USD" office:value="681.214463283384">
            <text:p>$681.21</text:p>
          </table:table-cell>
          <table:table-cell table:style-name="ce21" table:formula="of:=IF(OR(EXACT([.B180];&quot;&quot;);[.B180]&lt;=0);&quot;&quot;;IF([.G181]&gt;0;[.G181];MIN([.B180]+[.C18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1]+1" office:value-type="float" office:value="176">
            <text:p>176</text:p>
          </table:table-cell>
          <table:table-cell table:style-name="ce21" table:formula="of:=IF(OR(EXACT([.B181];&quot;&quot;);[.B181]&lt;=0);&quot;&quot;;ROUND([.B181]-[.D182];2))" office:value-type="currency" office:currency="USD" office:value="189445.54">
            <text:p>$189,445.54</text:p>
          </table:table-cell>
          <table:table-cell table:style-name="ce21" table:formula="of:=IF(OR(EXACT([.B181];&quot;&quot;);[.B181]&lt;=0);&quot;&quot;;[.B181]*[.$D$1])" office:value-type="currency" office:currency="USD" office:value="792.206625">
            <text:p>$792.21</text:p>
          </table:table-cell>
          <table:table-cell table:style-name="ce21" table:formula="of:=IF(OR(EXACT([.B181];&quot;&quot;);[.B181]&lt;=0);&quot;&quot;;[.E182]-[.C182])" office:value-type="currency" office:currency="USD" office:value="684.052838283384">
            <text:p>$684.05</text:p>
          </table:table-cell>
          <table:table-cell table:style-name="ce21" table:formula="of:=IF(OR(EXACT([.B181];&quot;&quot;);[.B181]&lt;=0);&quot;&quot;;IF([.G182]&gt;0;[.G182];MIN([.B181]+[.C18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2]+1" office:value-type="float" office:value="177">
            <text:p>177</text:p>
          </table:table-cell>
          <table:table-cell table:style-name="ce21" table:formula="of:=IF(OR(EXACT([.B182];&quot;&quot;);[.B182]&lt;=0);&quot;&quot;;ROUND([.B182]-[.D183];2))" office:value-type="currency" office:currency="USD" office:value="188758.64">
            <text:p>$188,758.64</text:p>
          </table:table-cell>
          <table:table-cell table:style-name="ce21" table:formula="of:=IF(OR(EXACT([.B182];&quot;&quot;);[.B182]&lt;=0);&quot;&quot;;[.B182]*[.$D$1])" office:value-type="currency" office:currency="USD" office:value="789.356416666667">
            <text:p>$789.36</text:p>
          </table:table-cell>
          <table:table-cell table:style-name="ce21" table:formula="of:=IF(OR(EXACT([.B182];&quot;&quot;);[.B182]&lt;=0);&quot;&quot;;[.E183]-[.C183])" office:value-type="currency" office:currency="USD" office:value="686.903046616718">
            <text:p>$686.90</text:p>
          </table:table-cell>
          <table:table-cell table:style-name="ce21" table:formula="of:=IF(OR(EXACT([.B182];&quot;&quot;);[.B182]&lt;=0);&quot;&quot;;IF([.G183]&gt;0;[.G183];MIN([.B182]+[.C18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3]+1" office:value-type="float" office:value="178">
            <text:p>178</text:p>
          </table:table-cell>
          <table:table-cell table:style-name="ce21" table:formula="of:=IF(OR(EXACT([.B183];&quot;&quot;);[.B183]&lt;=0);&quot;&quot;;ROUND([.B183]-[.D184];2))" office:value-type="currency" office:currency="USD" office:value="188068.87">
            <text:p>$188,068.87</text:p>
          </table:table-cell>
          <table:table-cell table:style-name="ce21" table:formula="of:=IF(OR(EXACT([.B183];&quot;&quot;);[.B183]&lt;=0);&quot;&quot;;[.B183]*[.$D$1])" office:value-type="currency" office:currency="USD" office:value="786.494333333333">
            <text:p>$786.49</text:p>
          </table:table-cell>
          <table:table-cell table:style-name="ce21" table:formula="of:=IF(OR(EXACT([.B183];&quot;&quot;);[.B183]&lt;=0);&quot;&quot;;[.E184]-[.C184])" office:value-type="currency" office:currency="USD" office:value="689.765129950051">
            <text:p>$689.77</text:p>
          </table:table-cell>
          <table:table-cell table:style-name="ce21" table:formula="of:=IF(OR(EXACT([.B183];&quot;&quot;);[.B183]&lt;=0);&quot;&quot;;IF([.G184]&gt;0;[.G184];MIN([.B183]+[.C18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4]+1" office:value-type="float" office:value="179">
            <text:p>179</text:p>
          </table:table-cell>
          <table:table-cell table:style-name="ce21" table:formula="of:=IF(OR(EXACT([.B184];&quot;&quot;);[.B184]&lt;=0);&quot;&quot;;ROUND([.B184]-[.D185];2))" office:value-type="currency" office:currency="USD" office:value="187376.23">
            <text:p>$187,376.23</text:p>
          </table:table-cell>
          <table:table-cell table:style-name="ce21" table:formula="of:=IF(OR(EXACT([.B184];&quot;&quot;);[.B184]&lt;=0);&quot;&quot;;[.B184]*[.$D$1])" office:value-type="currency" office:currency="USD" office:value="783.620291666667">
            <text:p>$783.62</text:p>
          </table:table-cell>
          <table:table-cell table:style-name="ce21" table:formula="of:=IF(OR(EXACT([.B184];&quot;&quot;);[.B184]&lt;=0);&quot;&quot;;[.E185]-[.C185])" office:value-type="currency" office:currency="USD" office:value="692.639171616718">
            <text:p>$692.64</text:p>
          </table:table-cell>
          <table:table-cell table:style-name="ce21" table:formula="of:=IF(OR(EXACT([.B184];&quot;&quot;);[.B184]&lt;=0);&quot;&quot;;IF([.G185]&gt;0;[.G185];MIN([.B184]+[.C18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85]+1" office:value-type="float" office:value="180">
            <text:p>180</text:p>
          </table:table-cell>
          <table:table-cell table:style-name="ce22" table:formula="of:=IF(OR(EXACT([.B185];&quot;&quot;);[.B185]&lt;=0);&quot;&quot;;ROUND([.B185]-[.D186];2))" office:value-type="currency" office:currency="USD" office:value="186680.7">
            <text:p>$186,680.70</text:p>
          </table:table-cell>
          <table:table-cell table:style-name="ce22" table:formula="of:=IF(OR(EXACT([.B185];&quot;&quot;);[.B185]&lt;=0);&quot;&quot;;[.B185]*[.$D$1])" office:value-type="currency" office:currency="USD" office:value="780.734291666667">
            <text:p>$780.73</text:p>
          </table:table-cell>
          <table:table-cell table:style-name="ce22" table:formula="of:=IF(OR(EXACT([.B185];&quot;&quot;);[.B185]&lt;=0);&quot;&quot;;[.E186]-[.C186])" office:value-type="currency" office:currency="USD" office:value="695.525171616718">
            <text:p>$695.53</text:p>
          </table:table-cell>
          <table:table-cell table:style-name="ce22" table:formula="of:=IF(OR(EXACT([.B185];&quot;&quot;);[.B185]&lt;=0);&quot;&quot;;IF([.G186]&gt;0;[.G186];MIN([.B185]+[.C186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5">
            <text:p>1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6]+1" office:value-type="float" office:value="181">
            <text:p>181</text:p>
          </table:table-cell>
          <table:table-cell table:style-name="ce21" table:formula="of:=IF(OR(EXACT([.B186];&quot;&quot;);[.B186]&lt;=0);&quot;&quot;;ROUND([.B186]-[.D187];2))" office:value-type="currency" office:currency="USD" office:value="185982.28">
            <text:p>$185,982.28</text:p>
          </table:table-cell>
          <table:table-cell table:style-name="ce21" table:formula="of:=IF(OR(EXACT([.B186];&quot;&quot;);[.B186]&lt;=0);&quot;&quot;;[.B186]*[.$D$1])" office:value-type="currency" office:currency="USD" office:value="777.83625">
            <text:p>$777.84</text:p>
          </table:table-cell>
          <table:table-cell table:style-name="ce21" table:formula="of:=IF(OR(EXACT([.B186];&quot;&quot;);[.B186]&lt;=0);&quot;&quot;;[.E187]-[.C187])" office:value-type="currency" office:currency="USD" office:value="698.423213283384">
            <text:p>$698.42</text:p>
          </table:table-cell>
          <table:table-cell table:style-name="ce21" table:formula="of:=IF(OR(EXACT([.B186];&quot;&quot;);[.B186]&lt;=0);&quot;&quot;;IF([.G187]&gt;0;[.G187];MIN([.B186]+[.C18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7]+1" office:value-type="float" office:value="182">
            <text:p>182</text:p>
          </table:table-cell>
          <table:table-cell table:style-name="ce21" table:formula="of:=IF(OR(EXACT([.B187];&quot;&quot;);[.B187]&lt;=0);&quot;&quot;;ROUND([.B187]-[.D188];2))" office:value-type="currency" office:currency="USD" office:value="185280.95">
            <text:p>$185,280.95</text:p>
          </table:table-cell>
          <table:table-cell table:style-name="ce21" table:formula="of:=IF(OR(EXACT([.B187];&quot;&quot;);[.B187]&lt;=0);&quot;&quot;;[.B187]*[.$D$1])" office:value-type="currency" office:currency="USD" office:value="774.926166666667">
            <text:p>$774.93</text:p>
          </table:table-cell>
          <table:table-cell table:style-name="ce21" table:formula="of:=IF(OR(EXACT([.B187];&quot;&quot;);[.B187]&lt;=0);&quot;&quot;;[.E188]-[.C188])" office:value-type="currency" office:currency="USD" office:value="701.333296616718">
            <text:p>$701.33</text:p>
          </table:table-cell>
          <table:table-cell table:style-name="ce21" table:formula="of:=IF(OR(EXACT([.B187];&quot;&quot;);[.B187]&lt;=0);&quot;&quot;;IF([.G188]&gt;0;[.G188];MIN([.B187]+[.C18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8]+1" office:value-type="float" office:value="183">
            <text:p>183</text:p>
          </table:table-cell>
          <table:table-cell table:style-name="ce21" table:formula="of:=IF(OR(EXACT([.B188];&quot;&quot;);[.B188]&lt;=0);&quot;&quot;;ROUND([.B188]-[.D189];2))" office:value-type="currency" office:currency="USD" office:value="184576.69">
            <text:p>$184,576.69</text:p>
          </table:table-cell>
          <table:table-cell table:style-name="ce21" table:formula="of:=IF(OR(EXACT([.B188];&quot;&quot;);[.B188]&lt;=0);&quot;&quot;;[.B188]*[.$D$1])" office:value-type="currency" office:currency="USD" office:value="772.003958333333">
            <text:p>$772.00</text:p>
          </table:table-cell>
          <table:table-cell table:style-name="ce21" table:formula="of:=IF(OR(EXACT([.B188];&quot;&quot;);[.B188]&lt;=0);&quot;&quot;;[.E189]-[.C189])" office:value-type="currency" office:currency="USD" office:value="704.255504950051">
            <text:p>$704.26</text:p>
          </table:table-cell>
          <table:table-cell table:style-name="ce21" table:formula="of:=IF(OR(EXACT([.B188];&quot;&quot;);[.B188]&lt;=0);&quot;&quot;;IF([.G189]&gt;0;[.G189];MIN([.B188]+[.C18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9]+1" office:value-type="float" office:value="184">
            <text:p>184</text:p>
          </table:table-cell>
          <table:table-cell table:style-name="ce21" table:formula="of:=IF(OR(EXACT([.B189];&quot;&quot;);[.B189]&lt;=0);&quot;&quot;;ROUND([.B189]-[.D190];2))" office:value-type="currency" office:currency="USD" office:value="183869.5">
            <text:p>$183,869.50</text:p>
          </table:table-cell>
          <table:table-cell table:style-name="ce21" table:formula="of:=IF(OR(EXACT([.B189];&quot;&quot;);[.B189]&lt;=0);&quot;&quot;;[.B189]*[.$D$1])" office:value-type="currency" office:currency="USD" office:value="769.069541666667">
            <text:p>$769.07</text:p>
          </table:table-cell>
          <table:table-cell table:style-name="ce21" table:formula="of:=IF(OR(EXACT([.B189];&quot;&quot;);[.B189]&lt;=0);&quot;&quot;;[.E190]-[.C190])" office:value-type="currency" office:currency="USD" office:value="707.189921616718">
            <text:p>$707.19</text:p>
          </table:table-cell>
          <table:table-cell table:style-name="ce21" table:formula="of:=IF(OR(EXACT([.B189];&quot;&quot;);[.B189]&lt;=0);&quot;&quot;;IF([.G190]&gt;0;[.G190];MIN([.B189]+[.C19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0]+1" office:value-type="float" office:value="185">
            <text:p>185</text:p>
          </table:table-cell>
          <table:table-cell table:style-name="ce21" table:formula="of:=IF(OR(EXACT([.B190];&quot;&quot;);[.B190]&lt;=0);&quot;&quot;;ROUND([.B190]-[.D191];2))" office:value-type="currency" office:currency="USD" office:value="183159.36">
            <text:p>$183,159.36</text:p>
          </table:table-cell>
          <table:table-cell table:style-name="ce21" table:formula="of:=IF(OR(EXACT([.B190];&quot;&quot;);[.B190]&lt;=0);&quot;&quot;;[.B190]*[.$D$1])" office:value-type="currency" office:currency="USD" office:value="766.122916666667">
            <text:p>$766.12</text:p>
          </table:table-cell>
          <table:table-cell table:style-name="ce21" table:formula="of:=IF(OR(EXACT([.B190];&quot;&quot;);[.B190]&lt;=0);&quot;&quot;;[.E191]-[.C191])" office:value-type="currency" office:currency="USD" office:value="710.136546616718">
            <text:p>$710.14</text:p>
          </table:table-cell>
          <table:table-cell table:style-name="ce21" table:formula="of:=IF(OR(EXACT([.B190];&quot;&quot;);[.B190]&lt;=0);&quot;&quot;;IF([.G191]&gt;0;[.G191];MIN([.B190]+[.C19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1]+1" office:value-type="float" office:value="186">
            <text:p>186</text:p>
          </table:table-cell>
          <table:table-cell table:style-name="ce21" table:formula="of:=IF(OR(EXACT([.B191];&quot;&quot;);[.B191]&lt;=0);&quot;&quot;;ROUND([.B191]-[.D192];2))" office:value-type="currency" office:currency="USD" office:value="182446.26">
            <text:p>$182,446.26</text:p>
          </table:table-cell>
          <table:table-cell table:style-name="ce21" table:formula="of:=IF(OR(EXACT([.B191];&quot;&quot;);[.B191]&lt;=0);&quot;&quot;;[.B191]*[.$D$1])" office:value-type="currency" office:currency="USD" office:value="763.164">
            <text:p>$763.16</text:p>
          </table:table-cell>
          <table:table-cell table:style-name="ce21" table:formula="of:=IF(OR(EXACT([.B191];&quot;&quot;);[.B191]&lt;=0);&quot;&quot;;[.E192]-[.C192])" office:value-type="currency" office:currency="USD" office:value="713.095463283384">
            <text:p>$713.10</text:p>
          </table:table-cell>
          <table:table-cell table:style-name="ce21" table:formula="of:=IF(OR(EXACT([.B191];&quot;&quot;);[.B191]&lt;=0);&quot;&quot;;IF([.G192]&gt;0;[.G192];MIN([.B191]+[.C19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2]+1" office:value-type="float" office:value="187">
            <text:p>187</text:p>
          </table:table-cell>
          <table:table-cell table:style-name="ce21" table:formula="of:=IF(OR(EXACT([.B192];&quot;&quot;);[.B192]&lt;=0);&quot;&quot;;ROUND([.B192]-[.D193];2))" office:value-type="currency" office:currency="USD" office:value="181730.19">
            <text:p>$181,730.19</text:p>
          </table:table-cell>
          <table:table-cell table:style-name="ce21" table:formula="of:=IF(OR(EXACT([.B192];&quot;&quot;);[.B192]&lt;=0);&quot;&quot;;[.B192]*[.$D$1])" office:value-type="currency" office:currency="USD" office:value="760.19275">
            <text:p>$760.19</text:p>
          </table:table-cell>
          <table:table-cell table:style-name="ce21" table:formula="of:=IF(OR(EXACT([.B192];&quot;&quot;);[.B192]&lt;=0);&quot;&quot;;[.E193]-[.C193])" office:value-type="currency" office:currency="USD" office:value="716.066713283384">
            <text:p>$716.07</text:p>
          </table:table-cell>
          <table:table-cell table:style-name="ce21" table:formula="of:=IF(OR(EXACT([.B192];&quot;&quot;);[.B192]&lt;=0);&quot;&quot;;IF([.G193]&gt;0;[.G193];MIN([.B192]+[.C19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3]+1" office:value-type="float" office:value="188">
            <text:p>188</text:p>
          </table:table-cell>
          <table:table-cell table:style-name="ce21" table:formula="of:=IF(OR(EXACT([.B193];&quot;&quot;);[.B193]&lt;=0);&quot;&quot;;ROUND([.B193]-[.D194];2))" office:value-type="currency" office:currency="USD" office:value="181011.14">
            <text:p>$181,011.14</text:p>
          </table:table-cell>
          <table:table-cell table:style-name="ce21" table:formula="of:=IF(OR(EXACT([.B193];&quot;&quot;);[.B193]&lt;=0);&quot;&quot;;[.B193]*[.$D$1])" office:value-type="currency" office:currency="USD" office:value="757.209125">
            <text:p>$757.21</text:p>
          </table:table-cell>
          <table:table-cell table:style-name="ce21" table:formula="of:=IF(OR(EXACT([.B193];&quot;&quot;);[.B193]&lt;=0);&quot;&quot;;[.E194]-[.C194])" office:value-type="currency" office:currency="USD" office:value="719.050338283384">
            <text:p>$719.05</text:p>
          </table:table-cell>
          <table:table-cell table:style-name="ce21" table:formula="of:=IF(OR(EXACT([.B193];&quot;&quot;);[.B193]&lt;=0);&quot;&quot;;IF([.G194]&gt;0;[.G194];MIN([.B193]+[.C19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4]+1" office:value-type="float" office:value="189">
            <text:p>189</text:p>
          </table:table-cell>
          <table:table-cell table:style-name="ce21" table:formula="of:=IF(OR(EXACT([.B194];&quot;&quot;);[.B194]&lt;=0);&quot;&quot;;ROUND([.B194]-[.D195];2))" office:value-type="currency" office:currency="USD" office:value="180289.09">
            <text:p>$180,289.09</text:p>
          </table:table-cell>
          <table:table-cell table:style-name="ce21" table:formula="of:=IF(OR(EXACT([.B194];&quot;&quot;);[.B194]&lt;=0);&quot;&quot;;[.B194]*[.$D$1])" office:value-type="currency" office:currency="USD" office:value="754.213083333333">
            <text:p>$754.21</text:p>
          </table:table-cell>
          <table:table-cell table:style-name="ce21" table:formula="of:=IF(OR(EXACT([.B194];&quot;&quot;);[.B194]&lt;=0);&quot;&quot;;[.E195]-[.C195])" office:value-type="currency" office:currency="USD" office:value="722.046379950051">
            <text:p>$722.05</text:p>
          </table:table-cell>
          <table:table-cell table:style-name="ce21" table:formula="of:=IF(OR(EXACT([.B194];&quot;&quot;);[.B194]&lt;=0);&quot;&quot;;IF([.G195]&gt;0;[.G195];MIN([.B194]+[.C19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5]+1" office:value-type="float" office:value="190">
            <text:p>190</text:p>
          </table:table-cell>
          <table:table-cell table:style-name="ce21" table:formula="of:=IF(OR(EXACT([.B195];&quot;&quot;);[.B195]&lt;=0);&quot;&quot;;ROUND([.B195]-[.D196];2))" office:value-type="currency" office:currency="USD" office:value="179564.04">
            <text:p>$179,564.04</text:p>
          </table:table-cell>
          <table:table-cell table:style-name="ce21" table:formula="of:=IF(OR(EXACT([.B195];&quot;&quot;);[.B195]&lt;=0);&quot;&quot;;[.B195]*[.$D$1])" office:value-type="currency" office:currency="USD" office:value="751.204541666667">
            <text:p>$751.20</text:p>
          </table:table-cell>
          <table:table-cell table:style-name="ce21" table:formula="of:=IF(OR(EXACT([.B195];&quot;&quot;);[.B195]&lt;=0);&quot;&quot;;[.E196]-[.C196])" office:value-type="currency" office:currency="USD" office:value="725.054921616718">
            <text:p>$725.05</text:p>
          </table:table-cell>
          <table:table-cell table:style-name="ce21" table:formula="of:=IF(OR(EXACT([.B195];&quot;&quot;);[.B195]&lt;=0);&quot;&quot;;IF([.G196]&gt;0;[.G196];MIN([.B195]+[.C19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6]+1" office:value-type="float" office:value="191">
            <text:p>191</text:p>
          </table:table-cell>
          <table:table-cell table:style-name="ce21" table:formula="of:=IF(OR(EXACT([.B196];&quot;&quot;);[.B196]&lt;=0);&quot;&quot;;ROUND([.B196]-[.D197];2))" office:value-type="currency" office:currency="USD" office:value="178835.96">
            <text:p>$178,835.96</text:p>
          </table:table-cell>
          <table:table-cell table:style-name="ce21" table:formula="of:=IF(OR(EXACT([.B196];&quot;&quot;);[.B196]&lt;=0);&quot;&quot;;[.B196]*[.$D$1])" office:value-type="currency" office:currency="USD" office:value="748.1835">
            <text:p>$748.18</text:p>
          </table:table-cell>
          <table:table-cell table:style-name="ce21" table:formula="of:=IF(OR(EXACT([.B196];&quot;&quot;);[.B196]&lt;=0);&quot;&quot;;[.E197]-[.C197])" office:value-type="currency" office:currency="USD" office:value="728.075963283384">
            <text:p>$728.08</text:p>
          </table:table-cell>
          <table:table-cell table:style-name="ce21" table:formula="of:=IF(OR(EXACT([.B196];&quot;&quot;);[.B196]&lt;=0);&quot;&quot;;IF([.G197]&gt;0;[.G197];MIN([.B196]+[.C19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97]+1" office:value-type="float" office:value="192">
            <text:p>192</text:p>
          </table:table-cell>
          <table:table-cell table:style-name="ce22" table:formula="of:=IF(OR(EXACT([.B197];&quot;&quot;);[.B197]&lt;=0);&quot;&quot;;ROUND([.B197]-[.D198];2))" office:value-type="currency" office:currency="USD" office:value="178104.85">
            <text:p>$178,104.85</text:p>
          </table:table-cell>
          <table:table-cell table:style-name="ce22" table:formula="of:=IF(OR(EXACT([.B197];&quot;&quot;);[.B197]&lt;=0);&quot;&quot;;[.B197]*[.$D$1])" office:value-type="currency" office:currency="USD" office:value="745.149833333333">
            <text:p>$745.15</text:p>
          </table:table-cell>
          <table:table-cell table:style-name="ce22" table:formula="of:=IF(OR(EXACT([.B197];&quot;&quot;);[.B197]&lt;=0);&quot;&quot;;[.E198]-[.C198])" office:value-type="currency" office:currency="USD" office:value="731.109629950051">
            <text:p>$731.11</text:p>
          </table:table-cell>
          <table:table-cell table:style-name="ce22" table:formula="of:=IF(OR(EXACT([.B197];&quot;&quot;);[.B197]&lt;=0);&quot;&quot;;IF([.G198]&gt;0;[.G198];MIN([.B197]+[.C19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6">
            <text:p>1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8]+1" office:value-type="float" office:value="193">
            <text:p>193</text:p>
          </table:table-cell>
          <table:table-cell table:style-name="ce21" table:formula="of:=IF(OR(EXACT([.B198];&quot;&quot;);[.B198]&lt;=0);&quot;&quot;;ROUND([.B198]-[.D199];2))" office:value-type="currency" office:currency="USD" office:value="177370.69">
            <text:p>$177,370.69</text:p>
          </table:table-cell>
          <table:table-cell table:style-name="ce21" table:formula="of:=IF(OR(EXACT([.B198];&quot;&quot;);[.B198]&lt;=0);&quot;&quot;;[.B198]*[.$D$1])" office:value-type="currency" office:currency="USD" office:value="742.103541666667">
            <text:p>$742.10</text:p>
          </table:table-cell>
          <table:table-cell table:style-name="ce21" table:formula="of:=IF(OR(EXACT([.B198];&quot;&quot;);[.B198]&lt;=0);&quot;&quot;;[.E199]-[.C199])" office:value-type="currency" office:currency="USD" office:value="734.155921616718">
            <text:p>$734.16</text:p>
          </table:table-cell>
          <table:table-cell table:style-name="ce21" table:formula="of:=IF(OR(EXACT([.B198];&quot;&quot;);[.B198]&lt;=0);&quot;&quot;;IF([.G199]&gt;0;[.G199];MIN([.B198]+[.C19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9]+1" office:value-type="float" office:value="194">
            <text:p>194</text:p>
          </table:table-cell>
          <table:table-cell table:style-name="ce21" table:formula="of:=IF(OR(EXACT([.B199];&quot;&quot;);[.B199]&lt;=0);&quot;&quot;;ROUND([.B199]-[.D200];2))" office:value-type="currency" office:currency="USD" office:value="176633.48">
            <text:p>$176,633.48</text:p>
          </table:table-cell>
          <table:table-cell table:style-name="ce21" table:formula="of:=IF(OR(EXACT([.B199];&quot;&quot;);[.B199]&lt;=0);&quot;&quot;;[.B199]*[.$D$1])" office:value-type="currency" office:currency="USD" office:value="739.044541666667">
            <text:p>$739.04</text:p>
          </table:table-cell>
          <table:table-cell table:style-name="ce21" table:formula="of:=IF(OR(EXACT([.B199];&quot;&quot;);[.B199]&lt;=0);&quot;&quot;;[.E200]-[.C200])" office:value-type="currency" office:currency="USD" office:value="737.214921616718">
            <text:p>$737.21</text:p>
          </table:table-cell>
          <table:table-cell table:style-name="ce21" table:formula="of:=IF(OR(EXACT([.B199];&quot;&quot;);[.B199]&lt;=0);&quot;&quot;;IF([.G200]&gt;0;[.G200];MIN([.B199]+[.C20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0]+1" office:value-type="float" office:value="195">
            <text:p>195</text:p>
          </table:table-cell>
          <table:table-cell table:style-name="ce21" table:formula="of:=IF(OR(EXACT([.B200];&quot;&quot;);[.B200]&lt;=0);&quot;&quot;;ROUND([.B200]-[.D201];2))" office:value-type="currency" office:currency="USD" office:value="175893.19">
            <text:p>$175,893.19</text:p>
          </table:table-cell>
          <table:table-cell table:style-name="ce21" table:formula="of:=IF(OR(EXACT([.B200];&quot;&quot;);[.B200]&lt;=0);&quot;&quot;;[.B200]*[.$D$1])" office:value-type="currency" office:currency="USD" office:value="735.972833333333">
            <text:p>$735.97</text:p>
          </table:table-cell>
          <table:table-cell table:style-name="ce21" table:formula="of:=IF(OR(EXACT([.B200];&quot;&quot;);[.B200]&lt;=0);&quot;&quot;;[.E201]-[.C201])" office:value-type="currency" office:currency="USD" office:value="740.286629950051">
            <text:p>$740.29</text:p>
          </table:table-cell>
          <table:table-cell table:style-name="ce21" table:formula="of:=IF(OR(EXACT([.B200];&quot;&quot;);[.B200]&lt;=0);&quot;&quot;;IF([.G201]&gt;0;[.G201];MIN([.B200]+[.C20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1]+1" office:value-type="float" office:value="196">
            <text:p>196</text:p>
          </table:table-cell>
          <table:table-cell table:style-name="ce21" table:formula="of:=IF(OR(EXACT([.B201];&quot;&quot;);[.B201]&lt;=0);&quot;&quot;;ROUND([.B201]-[.D202];2))" office:value-type="currency" office:currency="USD" office:value="175149.82">
            <text:p>$175,149.82</text:p>
          </table:table-cell>
          <table:table-cell table:style-name="ce21" table:formula="of:=IF(OR(EXACT([.B201];&quot;&quot;);[.B201]&lt;=0);&quot;&quot;;[.B201]*[.$D$1])" office:value-type="currency" office:currency="USD" office:value="732.888291666667">
            <text:p>$732.89</text:p>
          </table:table-cell>
          <table:table-cell table:style-name="ce21" table:formula="of:=IF(OR(EXACT([.B201];&quot;&quot;);[.B201]&lt;=0);&quot;&quot;;[.E202]-[.C202])" office:value-type="currency" office:currency="USD" office:value="743.371171616718">
            <text:p>$743.37</text:p>
          </table:table-cell>
          <table:table-cell table:style-name="ce21" table:formula="of:=IF(OR(EXACT([.B201];&quot;&quot;);[.B201]&lt;=0);&quot;&quot;;IF([.G202]&gt;0;[.G202];MIN([.B201]+[.C20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2]+1" office:value-type="float" office:value="197">
            <text:p>197</text:p>
          </table:table-cell>
          <table:table-cell table:style-name="ce21" table:formula="of:=IF(OR(EXACT([.B202];&quot;&quot;);[.B202]&lt;=0);&quot;&quot;;ROUND([.B202]-[.D203];2))" office:value-type="currency" office:currency="USD" office:value="174403.35">
            <text:p>$174,403.35</text:p>
          </table:table-cell>
          <table:table-cell table:style-name="ce21" table:formula="of:=IF(OR(EXACT([.B202];&quot;&quot;);[.B202]&lt;=0);&quot;&quot;;[.B202]*[.$D$1])" office:value-type="currency" office:currency="USD" office:value="729.790916666667">
            <text:p>$729.79</text:p>
          </table:table-cell>
          <table:table-cell table:style-name="ce21" table:formula="of:=IF(OR(EXACT([.B202];&quot;&quot;);[.B202]&lt;=0);&quot;&quot;;[.E203]-[.C203])" office:value-type="currency" office:currency="USD" office:value="746.468546616718">
            <text:p>$746.47</text:p>
          </table:table-cell>
          <table:table-cell table:style-name="ce21" table:formula="of:=IF(OR(EXACT([.B202];&quot;&quot;);[.B202]&lt;=0);&quot;&quot;;IF([.G203]&gt;0;[.G203];MIN([.B202]+[.C20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3]+1" office:value-type="float" office:value="198">
            <text:p>198</text:p>
          </table:table-cell>
          <table:table-cell table:style-name="ce21" table:formula="of:=IF(OR(EXACT([.B203];&quot;&quot;);[.B203]&lt;=0);&quot;&quot;;ROUND([.B203]-[.D204];2))" office:value-type="currency" office:currency="USD" office:value="173653.77">
            <text:p>$173,653.77</text:p>
          </table:table-cell>
          <table:table-cell table:style-name="ce21" table:formula="of:=IF(OR(EXACT([.B203];&quot;&quot;);[.B203]&lt;=0);&quot;&quot;;[.B203]*[.$D$1])" office:value-type="currency" office:currency="USD" office:value="726.680625">
            <text:p>$726.68</text:p>
          </table:table-cell>
          <table:table-cell table:style-name="ce21" table:formula="of:=IF(OR(EXACT([.B203];&quot;&quot;);[.B203]&lt;=0);&quot;&quot;;[.E204]-[.C204])" office:value-type="currency" office:currency="USD" office:value="749.578838283384">
            <text:p>$749.58</text:p>
          </table:table-cell>
          <table:table-cell table:style-name="ce21" table:formula="of:=IF(OR(EXACT([.B203];&quot;&quot;);[.B203]&lt;=0);&quot;&quot;;IF([.G204]&gt;0;[.G204];MIN([.B203]+[.C20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4]+1" office:value-type="float" office:value="199">
            <text:p>199</text:p>
          </table:table-cell>
          <table:table-cell table:style-name="ce21" table:formula="of:=IF(OR(EXACT([.B204];&quot;&quot;);[.B204]&lt;=0);&quot;&quot;;ROUND([.B204]-[.D205];2))" office:value-type="currency" office:currency="USD" office:value="172901.07">
            <text:p>$172,901.07</text:p>
          </table:table-cell>
          <table:table-cell table:style-name="ce21" table:formula="of:=IF(OR(EXACT([.B204];&quot;&quot;);[.B204]&lt;=0);&quot;&quot;;[.B204]*[.$D$1])" office:value-type="currency" office:currency="USD" office:value="723.557375">
            <text:p>$723.56</text:p>
          </table:table-cell>
          <table:table-cell table:style-name="ce21" table:formula="of:=IF(OR(EXACT([.B204];&quot;&quot;);[.B204]&lt;=0);&quot;&quot;;[.E205]-[.C205])" office:value-type="currency" office:currency="USD" office:value="752.702088283384">
            <text:p>$752.70</text:p>
          </table:table-cell>
          <table:table-cell table:style-name="ce21" table:formula="of:=IF(OR(EXACT([.B204];&quot;&quot;);[.B204]&lt;=0);&quot;&quot;;IF([.G205]&gt;0;[.G205];MIN([.B204]+[.C20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5]+1" office:value-type="float" office:value="200">
            <text:p>200</text:p>
          </table:table-cell>
          <table:table-cell table:style-name="ce21" table:formula="of:=IF(OR(EXACT([.B205];&quot;&quot;);[.B205]&lt;=0);&quot;&quot;;ROUND([.B205]-[.D206];2))" office:value-type="currency" office:currency="USD" office:value="172145.23">
            <text:p>$172,145.23</text:p>
          </table:table-cell>
          <table:table-cell table:style-name="ce21" table:formula="of:=IF(OR(EXACT([.B205];&quot;&quot;);[.B205]&lt;=0);&quot;&quot;;[.B205]*[.$D$1])" office:value-type="currency" office:currency="USD" office:value="720.421125">
            <text:p>$720.42</text:p>
          </table:table-cell>
          <table:table-cell table:style-name="ce21" table:formula="of:=IF(OR(EXACT([.B205];&quot;&quot;);[.B205]&lt;=0);&quot;&quot;;[.E206]-[.C206])" office:value-type="currency" office:currency="USD" office:value="755.838338283384">
            <text:p>$755.84</text:p>
          </table:table-cell>
          <table:table-cell table:style-name="ce21" table:formula="of:=IF(OR(EXACT([.B205];&quot;&quot;);[.B205]&lt;=0);&quot;&quot;;IF([.G206]&gt;0;[.G206];MIN([.B205]+[.C20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6]+1" office:value-type="float" office:value="201">
            <text:p>201</text:p>
          </table:table-cell>
          <table:table-cell table:style-name="ce21" table:formula="of:=IF(OR(EXACT([.B206];&quot;&quot;);[.B206]&lt;=0);&quot;&quot;;ROUND([.B206]-[.D207];2))" office:value-type="currency" office:currency="USD" office:value="171386.24">
            <text:p>$171,386.24</text:p>
          </table:table-cell>
          <table:table-cell table:style-name="ce21" table:formula="of:=IF(OR(EXACT([.B206];&quot;&quot;);[.B206]&lt;=0);&quot;&quot;;[.B206]*[.$D$1])" office:value-type="currency" office:currency="USD" office:value="717.271791666667">
            <text:p>$717.27</text:p>
          </table:table-cell>
          <table:table-cell table:style-name="ce21" table:formula="of:=IF(OR(EXACT([.B206];&quot;&quot;);[.B206]&lt;=0);&quot;&quot;;[.E207]-[.C207])" office:value-type="currency" office:currency="USD" office:value="758.987671616718">
            <text:p>$758.99</text:p>
          </table:table-cell>
          <table:table-cell table:style-name="ce21" table:formula="of:=IF(OR(EXACT([.B206];&quot;&quot;);[.B206]&lt;=0);&quot;&quot;;IF([.G207]&gt;0;[.G207];MIN([.B206]+[.C20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7]+1" office:value-type="float" office:value="202">
            <text:p>202</text:p>
          </table:table-cell>
          <table:table-cell table:style-name="ce21" table:formula="of:=IF(OR(EXACT([.B207];&quot;&quot;);[.B207]&lt;=0);&quot;&quot;;ROUND([.B207]-[.D208];2))" office:value-type="currency" office:currency="USD" office:value="170624.09">
            <text:p>$170,624.09</text:p>
          </table:table-cell>
          <table:table-cell table:style-name="ce21" table:formula="of:=IF(OR(EXACT([.B207];&quot;&quot;);[.B207]&lt;=0);&quot;&quot;;[.B207]*[.$D$1])" office:value-type="currency" office:currency="USD" office:value="714.109333333333">
            <text:p>$714.11</text:p>
          </table:table-cell>
          <table:table-cell table:style-name="ce21" table:formula="of:=IF(OR(EXACT([.B207];&quot;&quot;);[.B207]&lt;=0);&quot;&quot;;[.E208]-[.C208])" office:value-type="currency" office:currency="USD" office:value="762.150129950051">
            <text:p>$762.15</text:p>
          </table:table-cell>
          <table:table-cell table:style-name="ce21" table:formula="of:=IF(OR(EXACT([.B207];&quot;&quot;);[.B207]&lt;=0);&quot;&quot;;IF([.G208]&gt;0;[.G208];MIN([.B207]+[.C20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8]+1" office:value-type="float" office:value="203">
            <text:p>203</text:p>
          </table:table-cell>
          <table:table-cell table:style-name="ce21" table:formula="of:=IF(OR(EXACT([.B208];&quot;&quot;);[.B208]&lt;=0);&quot;&quot;;ROUND([.B208]-[.D209];2))" office:value-type="currency" office:currency="USD" office:value="169858.76">
            <text:p>$169,858.76</text:p>
          </table:table-cell>
          <table:table-cell table:style-name="ce21" table:formula="of:=IF(OR(EXACT([.B208];&quot;&quot;);[.B208]&lt;=0);&quot;&quot;;[.B208]*[.$D$1])" office:value-type="currency" office:currency="USD" office:value="710.933708333333">
            <text:p>$710.93</text:p>
          </table:table-cell>
          <table:table-cell table:style-name="ce21" table:formula="of:=IF(OR(EXACT([.B208];&quot;&quot;);[.B208]&lt;=0);&quot;&quot;;[.E209]-[.C209])" office:value-type="currency" office:currency="USD" office:value="765.325754950051">
            <text:p>$765.33</text:p>
          </table:table-cell>
          <table:table-cell table:style-name="ce21" table:formula="of:=IF(OR(EXACT([.B208];&quot;&quot;);[.B208]&lt;=0);&quot;&quot;;IF([.G209]&gt;0;[.G209];MIN([.B208]+[.C20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09]+1" office:value-type="float" office:value="204">
            <text:p>204</text:p>
          </table:table-cell>
          <table:table-cell table:style-name="ce22" table:formula="of:=IF(OR(EXACT([.B209];&quot;&quot;);[.B209]&lt;=0);&quot;&quot;;ROUND([.B209]-[.D210];2))" office:value-type="currency" office:currency="USD" office:value="169090.25">
            <text:p>$169,090.25</text:p>
          </table:table-cell>
          <table:table-cell table:style-name="ce22" table:formula="of:=IF(OR(EXACT([.B209];&quot;&quot;);[.B209]&lt;=0);&quot;&quot;;[.B209]*[.$D$1])" office:value-type="currency" office:currency="USD" office:value="707.744833333333">
            <text:p>$707.74</text:p>
          </table:table-cell>
          <table:table-cell table:style-name="ce22" table:formula="of:=IF(OR(EXACT([.B209];&quot;&quot;);[.B209]&lt;=0);&quot;&quot;;[.E210]-[.C210])" office:value-type="currency" office:currency="USD" office:value="768.514629950051">
            <text:p>$768.51</text:p>
          </table:table-cell>
          <table:table-cell table:style-name="ce22" table:formula="of:=IF(OR(EXACT([.B209];&quot;&quot;);[.B209]&lt;=0);&quot;&quot;;IF([.G210]&gt;0;[.G210];MIN([.B209]+[.C21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7">
            <text:p>1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0]+1" office:value-type="float" office:value="205">
            <text:p>205</text:p>
          </table:table-cell>
          <table:table-cell table:style-name="ce21" table:formula="of:=IF(OR(EXACT([.B210];&quot;&quot;);[.B210]&lt;=0);&quot;&quot;;ROUND([.B210]-[.D211];2))" office:value-type="currency" office:currency="USD" office:value="168318.53">
            <text:p>$168,318.53</text:p>
          </table:table-cell>
          <table:table-cell table:style-name="ce21" table:formula="of:=IF(OR(EXACT([.B210];&quot;&quot;);[.B210]&lt;=0);&quot;&quot;;[.B210]*[.$D$1])" office:value-type="currency" office:currency="USD" office:value="704.542708333333">
            <text:p>$704.54</text:p>
          </table:table-cell>
          <table:table-cell table:style-name="ce21" table:formula="of:=IF(OR(EXACT([.B210];&quot;&quot;);[.B210]&lt;=0);&quot;&quot;;[.E211]-[.C211])" office:value-type="currency" office:currency="USD" office:value="771.716754950051">
            <text:p>$771.72</text:p>
          </table:table-cell>
          <table:table-cell table:style-name="ce21" table:formula="of:=IF(OR(EXACT([.B210];&quot;&quot;);[.B210]&lt;=0);&quot;&quot;;IF([.G211]&gt;0;[.G211];MIN([.B210]+[.C21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1]+1" office:value-type="float" office:value="206">
            <text:p>206</text:p>
          </table:table-cell>
          <table:table-cell table:style-name="ce21" table:formula="of:=IF(OR(EXACT([.B211];&quot;&quot;);[.B211]&lt;=0);&quot;&quot;;ROUND([.B211]-[.D212];2))" office:value-type="currency" office:currency="USD" office:value="167543.6">
            <text:p>$167,543.60</text:p>
          </table:table-cell>
          <table:table-cell table:style-name="ce21" table:formula="of:=IF(OR(EXACT([.B211];&quot;&quot;);[.B211]&lt;=0);&quot;&quot;;[.B211]*[.$D$1])" office:value-type="currency" office:currency="USD" office:value="701.327208333333">
            <text:p>$701.33</text:p>
          </table:table-cell>
          <table:table-cell table:style-name="ce21" table:formula="of:=IF(OR(EXACT([.B211];&quot;&quot;);[.B211]&lt;=0);&quot;&quot;;[.E212]-[.C212])" office:value-type="currency" office:currency="USD" office:value="774.932254950051">
            <text:p>$774.93</text:p>
          </table:table-cell>
          <table:table-cell table:style-name="ce21" table:formula="of:=IF(OR(EXACT([.B211];&quot;&quot;);[.B211]&lt;=0);&quot;&quot;;IF([.G212]&gt;0;[.G212];MIN([.B211]+[.C21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2]+1" office:value-type="float" office:value="207">
            <text:p>207</text:p>
          </table:table-cell>
          <table:table-cell table:style-name="ce21" table:formula="of:=IF(OR(EXACT([.B212];&quot;&quot;);[.B212]&lt;=0);&quot;&quot;;ROUND([.B212]-[.D213];2))" office:value-type="currency" office:currency="USD" office:value="166765.44">
            <text:p>$166,765.44</text:p>
          </table:table-cell>
          <table:table-cell table:style-name="ce21" table:formula="of:=IF(OR(EXACT([.B212];&quot;&quot;);[.B212]&lt;=0);&quot;&quot;;[.B212]*[.$D$1])" office:value-type="currency" office:currency="USD" office:value="698.098333333333">
            <text:p>$698.10</text:p>
          </table:table-cell>
          <table:table-cell table:style-name="ce21" table:formula="of:=IF(OR(EXACT([.B212];&quot;&quot;);[.B212]&lt;=0);&quot;&quot;;[.E213]-[.C213])" office:value-type="currency" office:currency="USD" office:value="778.161129950051">
            <text:p>$778.16</text:p>
          </table:table-cell>
          <table:table-cell table:style-name="ce21" table:formula="of:=IF(OR(EXACT([.B212];&quot;&quot;);[.B212]&lt;=0);&quot;&quot;;IF([.G213]&gt;0;[.G213];MIN([.B212]+[.C21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3]+1" office:value-type="float" office:value="208">
            <text:p>208</text:p>
          </table:table-cell>
          <table:table-cell table:style-name="ce21" table:formula="of:=IF(OR(EXACT([.B213];&quot;&quot;);[.B213]&lt;=0);&quot;&quot;;ROUND([.B213]-[.D214];2))" office:value-type="currency" office:currency="USD" office:value="165984.04">
            <text:p>$165,984.04</text:p>
          </table:table-cell>
          <table:table-cell table:style-name="ce21" table:formula="of:=IF(OR(EXACT([.B213];&quot;&quot;);[.B213]&lt;=0);&quot;&quot;;[.B213]*[.$D$1])" office:value-type="currency" office:currency="USD" office:value="694.856">
            <text:p>$694.86</text:p>
          </table:table-cell>
          <table:table-cell table:style-name="ce21" table:formula="of:=IF(OR(EXACT([.B213];&quot;&quot;);[.B213]&lt;=0);&quot;&quot;;[.E214]-[.C214])" office:value-type="currency" office:currency="USD" office:value="781.403463283384">
            <text:p>$781.40</text:p>
          </table:table-cell>
          <table:table-cell table:style-name="ce21" table:formula="of:=IF(OR(EXACT([.B213];&quot;&quot;);[.B213]&lt;=0);&quot;&quot;;IF([.G214]&gt;0;[.G214];MIN([.B213]+[.C21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4]+1" office:value-type="float" office:value="209">
            <text:p>209</text:p>
          </table:table-cell>
          <table:table-cell table:style-name="ce21" table:formula="of:=IF(OR(EXACT([.B214];&quot;&quot;);[.B214]&lt;=0);&quot;&quot;;ROUND([.B214]-[.D215];2))" office:value-type="currency" office:currency="USD" office:value="165199.38">
            <text:p>$165,199.38</text:p>
          </table:table-cell>
          <table:table-cell table:style-name="ce21" table:formula="of:=IF(OR(EXACT([.B214];&quot;&quot;);[.B214]&lt;=0);&quot;&quot;;[.B214]*[.$D$1])" office:value-type="currency" office:currency="USD" office:value="691.600166666667">
            <text:p>$691.60</text:p>
          </table:table-cell>
          <table:table-cell table:style-name="ce21" table:formula="of:=IF(OR(EXACT([.B214];&quot;&quot;);[.B214]&lt;=0);&quot;&quot;;[.E215]-[.C215])" office:value-type="currency" office:currency="USD" office:value="784.659296616718">
            <text:p>$784.66</text:p>
          </table:table-cell>
          <table:table-cell table:style-name="ce21" table:formula="of:=IF(OR(EXACT([.B214];&quot;&quot;);[.B214]&lt;=0);&quot;&quot;;IF([.G215]&gt;0;[.G215];MIN([.B214]+[.C21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5]+1" office:value-type="float" office:value="210">
            <text:p>210</text:p>
          </table:table-cell>
          <table:table-cell table:style-name="ce21" table:formula="of:=IF(OR(EXACT([.B215];&quot;&quot;);[.B215]&lt;=0);&quot;&quot;;ROUND([.B215]-[.D216];2))" office:value-type="currency" office:currency="USD" office:value="164411.45">
            <text:p>$164,411.45</text:p>
          </table:table-cell>
          <table:table-cell table:style-name="ce21" table:formula="of:=IF(OR(EXACT([.B215];&quot;&quot;);[.B215]&lt;=0);&quot;&quot;;[.B215]*[.$D$1])" office:value-type="currency" office:currency="USD" office:value="688.33075">
            <text:p>$688.33</text:p>
          </table:table-cell>
          <table:table-cell table:style-name="ce21" table:formula="of:=IF(OR(EXACT([.B215];&quot;&quot;);[.B215]&lt;=0);&quot;&quot;;[.E216]-[.C216])" office:value-type="currency" office:currency="USD" office:value="787.928713283384">
            <text:p>$787.93</text:p>
          </table:table-cell>
          <table:table-cell table:style-name="ce21" table:formula="of:=IF(OR(EXACT([.B215];&quot;&quot;);[.B215]&lt;=0);&quot;&quot;;IF([.G216]&gt;0;[.G216];MIN([.B215]+[.C21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6]+1" office:value-type="float" office:value="211">
            <text:p>211</text:p>
          </table:table-cell>
          <table:table-cell table:style-name="ce21" table:formula="of:=IF(OR(EXACT([.B216];&quot;&quot;);[.B216]&lt;=0);&quot;&quot;;ROUND([.B216]-[.D217];2))" office:value-type="currency" office:currency="USD" office:value="163620.24">
            <text:p>$163,620.24</text:p>
          </table:table-cell>
          <table:table-cell table:style-name="ce21" table:formula="of:=IF(OR(EXACT([.B216];&quot;&quot;);[.B216]&lt;=0);&quot;&quot;;[.B216]*[.$D$1])" office:value-type="currency" office:currency="USD" office:value="685.047708333333">
            <text:p>$685.05</text:p>
          </table:table-cell>
          <table:table-cell table:style-name="ce21" table:formula="of:=IF(OR(EXACT([.B216];&quot;&quot;);[.B216]&lt;=0);&quot;&quot;;[.E217]-[.C217])" office:value-type="currency" office:currency="USD" office:value="791.211754950051">
            <text:p>$791.21</text:p>
          </table:table-cell>
          <table:table-cell table:style-name="ce21" table:formula="of:=IF(OR(EXACT([.B216];&quot;&quot;);[.B216]&lt;=0);&quot;&quot;;IF([.G217]&gt;0;[.G217];MIN([.B216]+[.C21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7]+1" office:value-type="float" office:value="212">
            <text:p>212</text:p>
          </table:table-cell>
          <table:table-cell table:style-name="ce21" table:formula="of:=IF(OR(EXACT([.B217];&quot;&quot;);[.B217]&lt;=0);&quot;&quot;;ROUND([.B217]-[.D218];2))" office:value-type="currency" office:currency="USD" office:value="162825.73">
            <text:p>$162,825.73</text:p>
          </table:table-cell>
          <table:table-cell table:style-name="ce21" table:formula="of:=IF(OR(EXACT([.B217];&quot;&quot;);[.B217]&lt;=0);&quot;&quot;;[.B217]*[.$D$1])" office:value-type="currency" office:currency="USD" office:value="681.751">
            <text:p>$681.75</text:p>
          </table:table-cell>
          <table:table-cell table:style-name="ce21" table:formula="of:=IF(OR(EXACT([.B217];&quot;&quot;);[.B217]&lt;=0);&quot;&quot;;[.E218]-[.C218])" office:value-type="currency" office:currency="USD" office:value="794.508463283384">
            <text:p>$794.51</text:p>
          </table:table-cell>
          <table:table-cell table:style-name="ce21" table:formula="of:=IF(OR(EXACT([.B217];&quot;&quot;);[.B217]&lt;=0);&quot;&quot;;IF([.G218]&gt;0;[.G218];MIN([.B217]+[.C21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8]+1" office:value-type="float" office:value="213">
            <text:p>213</text:p>
          </table:table-cell>
          <table:table-cell table:style-name="ce21" table:formula="of:=IF(OR(EXACT([.B218];&quot;&quot;);[.B218]&lt;=0);&quot;&quot;;ROUND([.B218]-[.D219];2))" office:value-type="currency" office:currency="USD" office:value="162027.91">
            <text:p>$162,027.91</text:p>
          </table:table-cell>
          <table:table-cell table:style-name="ce21" table:formula="of:=IF(OR(EXACT([.B218];&quot;&quot;);[.B218]&lt;=0);&quot;&quot;;[.B218]*[.$D$1])" office:value-type="currency" office:currency="USD" office:value="678.440541666667">
            <text:p>$678.44</text:p>
          </table:table-cell>
          <table:table-cell table:style-name="ce21" table:formula="of:=IF(OR(EXACT([.B218];&quot;&quot;);[.B218]&lt;=0);&quot;&quot;;[.E219]-[.C219])" office:value-type="currency" office:currency="USD" office:value="797.818921616718">
            <text:p>$797.82</text:p>
          </table:table-cell>
          <table:table-cell table:style-name="ce21" table:formula="of:=IF(OR(EXACT([.B218];&quot;&quot;);[.B218]&lt;=0);&quot;&quot;;IF([.G219]&gt;0;[.G219];MIN([.B218]+[.C21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9]+1" office:value-type="float" office:value="214">
            <text:p>214</text:p>
          </table:table-cell>
          <table:table-cell table:style-name="ce21" table:formula="of:=IF(OR(EXACT([.B219];&quot;&quot;);[.B219]&lt;=0);&quot;&quot;;ROUND([.B219]-[.D220];2))" office:value-type="currency" office:currency="USD" office:value="161226.77">
            <text:p>$161,226.77</text:p>
          </table:table-cell>
          <table:table-cell table:style-name="ce21" table:formula="of:=IF(OR(EXACT([.B219];&quot;&quot;);[.B219]&lt;=0);&quot;&quot;;[.B219]*[.$D$1])" office:value-type="currency" office:currency="USD" office:value="675.116291666667">
            <text:p>$675.12</text:p>
          </table:table-cell>
          <table:table-cell table:style-name="ce21" table:formula="of:=IF(OR(EXACT([.B219];&quot;&quot;);[.B219]&lt;=0);&quot;&quot;;[.E220]-[.C220])" office:value-type="currency" office:currency="USD" office:value="801.143171616718">
            <text:p>$801.14</text:p>
          </table:table-cell>
          <table:table-cell table:style-name="ce21" table:formula="of:=IF(OR(EXACT([.B219];&quot;&quot;);[.B219]&lt;=0);&quot;&quot;;IF([.G220]&gt;0;[.G220];MIN([.B219]+[.C22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0]+1" office:value-type="float" office:value="215">
            <text:p>215</text:p>
          </table:table-cell>
          <table:table-cell table:style-name="ce21" table:formula="of:=IF(OR(EXACT([.B220];&quot;&quot;);[.B220]&lt;=0);&quot;&quot;;ROUND([.B220]-[.D221];2))" office:value-type="currency" office:currency="USD" office:value="160422.29">
            <text:p>$160,422.29</text:p>
          </table:table-cell>
          <table:table-cell table:style-name="ce21" table:formula="of:=IF(OR(EXACT([.B220];&quot;&quot;);[.B220]&lt;=0);&quot;&quot;;[.B220]*[.$D$1])" office:value-type="currency" office:currency="USD" office:value="671.778208333333">
            <text:p>$671.78</text:p>
          </table:table-cell>
          <table:table-cell table:style-name="ce21" table:formula="of:=IF(OR(EXACT([.B220];&quot;&quot;);[.B220]&lt;=0);&quot;&quot;;[.E221]-[.C221])" office:value-type="currency" office:currency="USD" office:value="804.481254950051">
            <text:p>$804.48</text:p>
          </table:table-cell>
          <table:table-cell table:style-name="ce21" table:formula="of:=IF(OR(EXACT([.B220];&quot;&quot;);[.B220]&lt;=0);&quot;&quot;;IF([.G221]&gt;0;[.G221];MIN([.B220]+[.C22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21]+1" office:value-type="float" office:value="216">
            <text:p>216</text:p>
          </table:table-cell>
          <table:table-cell table:style-name="ce22" table:formula="of:=IF(OR(EXACT([.B221];&quot;&quot;);[.B221]&lt;=0);&quot;&quot;;ROUND([.B221]-[.D222];2))" office:value-type="currency" office:currency="USD" office:value="159614.46">
            <text:p>$159,614.46</text:p>
          </table:table-cell>
          <table:table-cell table:style-name="ce22" table:formula="of:=IF(OR(EXACT([.B221];&quot;&quot;);[.B221]&lt;=0);&quot;&quot;;[.B221]*[.$D$1])" office:value-type="currency" office:currency="USD" office:value="668.426208333333">
            <text:p>$668.43</text:p>
          </table:table-cell>
          <table:table-cell table:style-name="ce22" table:formula="of:=IF(OR(EXACT([.B221];&quot;&quot;);[.B221]&lt;=0);&quot;&quot;;[.E222]-[.C222])" office:value-type="currency" office:currency="USD" office:value="807.833254950051">
            <text:p>$807.83</text:p>
          </table:table-cell>
          <table:table-cell table:style-name="ce22" table:formula="of:=IF(OR(EXACT([.B221];&quot;&quot;);[.B221]&lt;=0);&quot;&quot;;IF([.G222]&gt;0;[.G222];MIN([.B221]+[.C22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8">
            <text:p>1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2]+1" office:value-type="float" office:value="217">
            <text:p>217</text:p>
          </table:table-cell>
          <table:table-cell table:style-name="ce21" table:formula="of:=IF(OR(EXACT([.B222];&quot;&quot;);[.B222]&lt;=0);&quot;&quot;;ROUND([.B222]-[.D223];2))" office:value-type="currency" office:currency="USD" office:value="158803.26">
            <text:p>$158,803.26</text:p>
          </table:table-cell>
          <table:table-cell table:style-name="ce21" table:formula="of:=IF(OR(EXACT([.B222];&quot;&quot;);[.B222]&lt;=0);&quot;&quot;;[.B222]*[.$D$1])" office:value-type="currency" office:currency="USD" office:value="665.06025">
            <text:p>$665.06</text:p>
          </table:table-cell>
          <table:table-cell table:style-name="ce21" table:formula="of:=IF(OR(EXACT([.B222];&quot;&quot;);[.B222]&lt;=0);&quot;&quot;;[.E223]-[.C223])" office:value-type="currency" office:currency="USD" office:value="811.199213283384">
            <text:p>$811.20</text:p>
          </table:table-cell>
          <table:table-cell table:style-name="ce21" table:formula="of:=IF(OR(EXACT([.B222];&quot;&quot;);[.B222]&lt;=0);&quot;&quot;;IF([.G223]&gt;0;[.G223];MIN([.B222]+[.C22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3]+1" office:value-type="float" office:value="218">
            <text:p>218</text:p>
          </table:table-cell>
          <table:table-cell table:style-name="ce21" table:formula="of:=IF(OR(EXACT([.B223];&quot;&quot;);[.B223]&lt;=0);&quot;&quot;;ROUND([.B223]-[.D224];2))" office:value-type="currency" office:currency="USD" office:value="157988.68">
            <text:p>$157,988.68</text:p>
          </table:table-cell>
          <table:table-cell table:style-name="ce21" table:formula="of:=IF(OR(EXACT([.B223];&quot;&quot;);[.B223]&lt;=0);&quot;&quot;;[.B223]*[.$D$1])" office:value-type="currency" office:currency="USD" office:value="661.68025">
            <text:p>$661.68</text:p>
          </table:table-cell>
          <table:table-cell table:style-name="ce21" table:formula="of:=IF(OR(EXACT([.B223];&quot;&quot;);[.B223]&lt;=0);&quot;&quot;;[.E224]-[.C224])" office:value-type="currency" office:currency="USD" office:value="814.579213283384">
            <text:p>$814.58</text:p>
          </table:table-cell>
          <table:table-cell table:style-name="ce21" table:formula="of:=IF(OR(EXACT([.B223];&quot;&quot;);[.B223]&lt;=0);&quot;&quot;;IF([.G224]&gt;0;[.G224];MIN([.B223]+[.C22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4]+1" office:value-type="float" office:value="219">
            <text:p>219</text:p>
          </table:table-cell>
          <table:table-cell table:style-name="ce21" table:formula="of:=IF(OR(EXACT([.B224];&quot;&quot;);[.B224]&lt;=0);&quot;&quot;;ROUND([.B224]-[.D225];2))" office:value-type="currency" office:currency="USD" office:value="157170.71">
            <text:p>$157,170.71</text:p>
          </table:table-cell>
          <table:table-cell table:style-name="ce21" table:formula="of:=IF(OR(EXACT([.B224];&quot;&quot;);[.B224]&lt;=0);&quot;&quot;;[.B224]*[.$D$1])" office:value-type="currency" office:currency="USD" office:value="658.286166666667">
            <text:p>$658.29</text:p>
          </table:table-cell>
          <table:table-cell table:style-name="ce21" table:formula="of:=IF(OR(EXACT([.B224];&quot;&quot;);[.B224]&lt;=0);&quot;&quot;;[.E225]-[.C225])" office:value-type="currency" office:currency="USD" office:value="817.973296616718">
            <text:p>$817.97</text:p>
          </table:table-cell>
          <table:table-cell table:style-name="ce21" table:formula="of:=IF(OR(EXACT([.B224];&quot;&quot;);[.B224]&lt;=0);&quot;&quot;;IF([.G225]&gt;0;[.G225];MIN([.B224]+[.C22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5]+1" office:value-type="float" office:value="220">
            <text:p>220</text:p>
          </table:table-cell>
          <table:table-cell table:style-name="ce21" table:formula="of:=IF(OR(EXACT([.B225];&quot;&quot;);[.B225]&lt;=0);&quot;&quot;;ROUND([.B225]-[.D226];2))" office:value-type="currency" office:currency="USD" office:value="156349.33">
            <text:p>$156,349.33</text:p>
          </table:table-cell>
          <table:table-cell table:style-name="ce21" table:formula="of:=IF(OR(EXACT([.B225];&quot;&quot;);[.B225]&lt;=0);&quot;&quot;;[.B225]*[.$D$1])" office:value-type="currency" office:currency="USD" office:value="654.877958333333">
            <text:p>$654.88</text:p>
          </table:table-cell>
          <table:table-cell table:style-name="ce21" table:formula="of:=IF(OR(EXACT([.B225];&quot;&quot;);[.B225]&lt;=0);&quot;&quot;;[.E226]-[.C226])" office:value-type="currency" office:currency="USD" office:value="821.381504950051">
            <text:p>$821.38</text:p>
          </table:table-cell>
          <table:table-cell table:style-name="ce21" table:formula="of:=IF(OR(EXACT([.B225];&quot;&quot;);[.B225]&lt;=0);&quot;&quot;;IF([.G226]&gt;0;[.G226];MIN([.B225]+[.C22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6]+1" office:value-type="float" office:value="221">
            <text:p>221</text:p>
          </table:table-cell>
          <table:table-cell table:style-name="ce21" table:formula="of:=IF(OR(EXACT([.B226];&quot;&quot;);[.B226]&lt;=0);&quot;&quot;;ROUND([.B226]-[.D227];2))" office:value-type="currency" office:currency="USD" office:value="155524.53">
            <text:p>$155,524.53</text:p>
          </table:table-cell>
          <table:table-cell table:style-name="ce21" table:formula="of:=IF(OR(EXACT([.B226];&quot;&quot;);[.B226]&lt;=0);&quot;&quot;;[.B226]*[.$D$1])" office:value-type="currency" office:currency="USD" office:value="651.455541666667">
            <text:p>$651.46</text:p>
          </table:table-cell>
          <table:table-cell table:style-name="ce21" table:formula="of:=IF(OR(EXACT([.B226];&quot;&quot;);[.B226]&lt;=0);&quot;&quot;;[.E227]-[.C227])" office:value-type="currency" office:currency="USD" office:value="824.803921616718">
            <text:p>$824.80</text:p>
          </table:table-cell>
          <table:table-cell table:style-name="ce21" table:formula="of:=IF(OR(EXACT([.B226];&quot;&quot;);[.B226]&lt;=0);&quot;&quot;;IF([.G227]&gt;0;[.G227];MIN([.B226]+[.C22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7]+1" office:value-type="float" office:value="222">
            <text:p>222</text:p>
          </table:table-cell>
          <table:table-cell table:style-name="ce21" table:formula="of:=IF(OR(EXACT([.B227];&quot;&quot;);[.B227]&lt;=0);&quot;&quot;;ROUND([.B227]-[.D228];2))" office:value-type="currency" office:currency="USD" office:value="154696.29">
            <text:p>$154,696.29</text:p>
          </table:table-cell>
          <table:table-cell table:style-name="ce21" table:formula="of:=IF(OR(EXACT([.B227];&quot;&quot;);[.B227]&lt;=0);&quot;&quot;;[.B227]*[.$D$1])" office:value-type="currency" office:currency="USD" office:value="648.018875">
            <text:p>$648.02</text:p>
          </table:table-cell>
          <table:table-cell table:style-name="ce21" table:formula="of:=IF(OR(EXACT([.B227];&quot;&quot;);[.B227]&lt;=0);&quot;&quot;;[.E228]-[.C228])" office:value-type="currency" office:currency="USD" office:value="828.240588283384">
            <text:p>$828.24</text:p>
          </table:table-cell>
          <table:table-cell table:style-name="ce21" table:formula="of:=IF(OR(EXACT([.B227];&quot;&quot;);[.B227]&lt;=0);&quot;&quot;;IF([.G228]&gt;0;[.G228];MIN([.B227]+[.C22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8]+1" office:value-type="float" office:value="223">
            <text:p>223</text:p>
          </table:table-cell>
          <table:table-cell table:style-name="ce21" table:formula="of:=IF(OR(EXACT([.B228];&quot;&quot;);[.B228]&lt;=0);&quot;&quot;;ROUND([.B228]-[.D229];2))" office:value-type="currency" office:currency="USD" office:value="153864.6">
            <text:p>$153,864.60</text:p>
          </table:table-cell>
          <table:table-cell table:style-name="ce21" table:formula="of:=IF(OR(EXACT([.B228];&quot;&quot;);[.B228]&lt;=0);&quot;&quot;;[.B228]*[.$D$1])" office:value-type="currency" office:currency="USD" office:value="644.567875">
            <text:p>$644.57</text:p>
          </table:table-cell>
          <table:table-cell table:style-name="ce21" table:formula="of:=IF(OR(EXACT([.B228];&quot;&quot;);[.B228]&lt;=0);&quot;&quot;;[.E229]-[.C229])" office:value-type="currency" office:currency="USD" office:value="831.691588283384">
            <text:p>$831.69</text:p>
          </table:table-cell>
          <table:table-cell table:style-name="ce21" table:formula="of:=IF(OR(EXACT([.B228];&quot;&quot;);[.B228]&lt;=0);&quot;&quot;;IF([.G229]&gt;0;[.G229];MIN([.B228]+[.C22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9]+1" office:value-type="float" office:value="224">
            <text:p>224</text:p>
          </table:table-cell>
          <table:table-cell table:style-name="ce21" table:formula="of:=IF(OR(EXACT([.B229];&quot;&quot;);[.B229]&lt;=0);&quot;&quot;;ROUND([.B229]-[.D230];2))" office:value-type="currency" office:currency="USD" office:value="153029.44">
            <text:p>$153,029.44</text:p>
          </table:table-cell>
          <table:table-cell table:style-name="ce21" table:formula="of:=IF(OR(EXACT([.B229];&quot;&quot;);[.B229]&lt;=0);&quot;&quot;;[.B229]*[.$D$1])" office:value-type="currency" office:currency="USD" office:value="641.1025">
            <text:p>$641.10</text:p>
          </table:table-cell>
          <table:table-cell table:style-name="ce21" table:formula="of:=IF(OR(EXACT([.B229];&quot;&quot;);[.B229]&lt;=0);&quot;&quot;;[.E230]-[.C230])" office:value-type="currency" office:currency="USD" office:value="835.156963283384">
            <text:p>$835.16</text:p>
          </table:table-cell>
          <table:table-cell table:style-name="ce21" table:formula="of:=IF(OR(EXACT([.B229];&quot;&quot;);[.B229]&lt;=0);&quot;&quot;;IF([.G230]&gt;0;[.G230];MIN([.B229]+[.C23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0]+1" office:value-type="float" office:value="225">
            <text:p>225</text:p>
          </table:table-cell>
          <table:table-cell table:style-name="ce21" table:formula="of:=IF(OR(EXACT([.B230];&quot;&quot;);[.B230]&lt;=0);&quot;&quot;;ROUND([.B230]-[.D231];2))" office:value-type="currency" office:currency="USD" office:value="152190.8">
            <text:p>$152,190.80</text:p>
          </table:table-cell>
          <table:table-cell table:style-name="ce21" table:formula="of:=IF(OR(EXACT([.B230];&quot;&quot;);[.B230]&lt;=0);&quot;&quot;;[.B230]*[.$D$1])" office:value-type="currency" office:currency="USD" office:value="637.622666666667">
            <text:p>$637.62</text:p>
          </table:table-cell>
          <table:table-cell table:style-name="ce21" table:formula="of:=IF(OR(EXACT([.B230];&quot;&quot;);[.B230]&lt;=0);&quot;&quot;;[.E231]-[.C231])" office:value-type="currency" office:currency="USD" office:value="838.636796616718">
            <text:p>$838.64</text:p>
          </table:table-cell>
          <table:table-cell table:style-name="ce21" table:formula="of:=IF(OR(EXACT([.B230];&quot;&quot;);[.B230]&lt;=0);&quot;&quot;;IF([.G231]&gt;0;[.G231];MIN([.B230]+[.C23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1]+1" office:value-type="float" office:value="226">
            <text:p>226</text:p>
          </table:table-cell>
          <table:table-cell table:style-name="ce21" table:formula="of:=IF(OR(EXACT([.B231];&quot;&quot;);[.B231]&lt;=0);&quot;&quot;;ROUND([.B231]-[.D232];2))" office:value-type="currency" office:currency="USD" office:value="151348.67">
            <text:p>$151,348.67</text:p>
          </table:table-cell>
          <table:table-cell table:style-name="ce21" table:formula="of:=IF(OR(EXACT([.B231];&quot;&quot;);[.B231]&lt;=0);&quot;&quot;;[.B231]*[.$D$1])" office:value-type="currency" office:currency="USD" office:value="634.128333333333">
            <text:p>$634.13</text:p>
          </table:table-cell>
          <table:table-cell table:style-name="ce21" table:formula="of:=IF(OR(EXACT([.B231];&quot;&quot;);[.B231]&lt;=0);&quot;&quot;;[.E232]-[.C232])" office:value-type="currency" office:currency="USD" office:value="842.131129950051">
            <text:p>$842.13</text:p>
          </table:table-cell>
          <table:table-cell table:style-name="ce21" table:formula="of:=IF(OR(EXACT([.B231];&quot;&quot;);[.B231]&lt;=0);&quot;&quot;;IF([.G232]&gt;0;[.G232];MIN([.B231]+[.C23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2]+1" office:value-type="float" office:value="227">
            <text:p>227</text:p>
          </table:table-cell>
          <table:table-cell table:style-name="ce21" table:formula="of:=IF(OR(EXACT([.B232];&quot;&quot;);[.B232]&lt;=0);&quot;&quot;;ROUND([.B232]-[.D233];2))" office:value-type="currency" office:currency="USD" office:value="150503.03">
            <text:p>$150,503.03</text:p>
          </table:table-cell>
          <table:table-cell table:style-name="ce21" table:formula="of:=IF(OR(EXACT([.B232];&quot;&quot;);[.B232]&lt;=0);&quot;&quot;;[.B232]*[.$D$1])" office:value-type="currency" office:currency="USD" office:value="630.619458333333">
            <text:p>$630.62</text:p>
          </table:table-cell>
          <table:table-cell table:style-name="ce21" table:formula="of:=IF(OR(EXACT([.B232];&quot;&quot;);[.B232]&lt;=0);&quot;&quot;;[.E233]-[.C233])" office:value-type="currency" office:currency="USD" office:value="845.640004950051">
            <text:p>$845.64</text:p>
          </table:table-cell>
          <table:table-cell table:style-name="ce21" table:formula="of:=IF(OR(EXACT([.B232];&quot;&quot;);[.B232]&lt;=0);&quot;&quot;;IF([.G233]&gt;0;[.G233];MIN([.B232]+[.C23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33]+1" office:value-type="float" office:value="228">
            <text:p>228</text:p>
          </table:table-cell>
          <table:table-cell table:style-name="ce22" table:formula="of:=IF(OR(EXACT([.B233];&quot;&quot;);[.B233]&lt;=0);&quot;&quot;;ROUND([.B233]-[.D234];2))" office:value-type="currency" office:currency="USD" office:value="149653.87">
            <text:p>$149,653.87</text:p>
          </table:table-cell>
          <table:table-cell table:style-name="ce22" table:formula="of:=IF(OR(EXACT([.B233];&quot;&quot;);[.B233]&lt;=0);&quot;&quot;;[.B233]*[.$D$1])" office:value-type="currency" office:currency="USD" office:value="627.095958333333">
            <text:p>$627.10</text:p>
          </table:table-cell>
          <table:table-cell table:style-name="ce22" table:formula="of:=IF(OR(EXACT([.B233];&quot;&quot;);[.B233]&lt;=0);&quot;&quot;;[.E234]-[.C234])" office:value-type="currency" office:currency="USD" office:value="849.163504950051">
            <text:p>$849.16</text:p>
          </table:table-cell>
          <table:table-cell table:style-name="ce22" table:formula="of:=IF(OR(EXACT([.B233];&quot;&quot;);[.B233]&lt;=0);&quot;&quot;;IF([.G234]&gt;0;[.G234];MIN([.B233]+[.C23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9">
            <text:p>1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4]+1" office:value-type="float" office:value="229">
            <text:p>229</text:p>
          </table:table-cell>
          <table:table-cell table:style-name="ce21" table:formula="of:=IF(OR(EXACT([.B234];&quot;&quot;);[.B234]&lt;=0);&quot;&quot;;ROUND([.B234]-[.D235];2))" office:value-type="currency" office:currency="USD" office:value="148801.17">
            <text:p>$148,801.17</text:p>
          </table:table-cell>
          <table:table-cell table:style-name="ce21" table:formula="of:=IF(OR(EXACT([.B234];&quot;&quot;);[.B234]&lt;=0);&quot;&quot;;[.B234]*[.$D$1])" office:value-type="currency" office:currency="USD" office:value="623.557791666667">
            <text:p>$623.56</text:p>
          </table:table-cell>
          <table:table-cell table:style-name="ce21" table:formula="of:=IF(OR(EXACT([.B234];&quot;&quot;);[.B234]&lt;=0);&quot;&quot;;[.E235]-[.C235])" office:value-type="currency" office:currency="USD" office:value="852.701671616718">
            <text:p>$852.70</text:p>
          </table:table-cell>
          <table:table-cell table:style-name="ce21" table:formula="of:=IF(OR(EXACT([.B234];&quot;&quot;);[.B234]&lt;=0);&quot;&quot;;IF([.G235]&gt;0;[.G235];MIN([.B234]+[.C23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5]+1" office:value-type="float" office:value="230">
            <text:p>230</text:p>
          </table:table-cell>
          <table:table-cell table:style-name="ce21" table:formula="of:=IF(OR(EXACT([.B235];&quot;&quot;);[.B235]&lt;=0);&quot;&quot;;ROUND([.B235]-[.D236];2))" office:value-type="currency" office:currency="USD" office:value="147944.92">
            <text:p>$147,944.92</text:p>
          </table:table-cell>
          <table:table-cell table:style-name="ce21" table:formula="of:=IF(OR(EXACT([.B235];&quot;&quot;);[.B235]&lt;=0);&quot;&quot;;[.B235]*[.$D$1])" office:value-type="currency" office:currency="USD" office:value="620.004875">
            <text:p>$620.00</text:p>
          </table:table-cell>
          <table:table-cell table:style-name="ce21" table:formula="of:=IF(OR(EXACT([.B235];&quot;&quot;);[.B235]&lt;=0);&quot;&quot;;[.E236]-[.C236])" office:value-type="currency" office:currency="USD" office:value="856.254588283384">
            <text:p>$856.25</text:p>
          </table:table-cell>
          <table:table-cell table:style-name="ce21" table:formula="of:=IF(OR(EXACT([.B235];&quot;&quot;);[.B235]&lt;=0);&quot;&quot;;IF([.G236]&gt;0;[.G236];MIN([.B235]+[.C23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6]+1" office:value-type="float" office:value="231">
            <text:p>231</text:p>
          </table:table-cell>
          <table:table-cell table:style-name="ce21" table:formula="of:=IF(OR(EXACT([.B236];&quot;&quot;);[.B236]&lt;=0);&quot;&quot;;ROUND([.B236]-[.D237];2))" office:value-type="currency" office:currency="USD" office:value="147085.1">
            <text:p>$147,085.10</text:p>
          </table:table-cell>
          <table:table-cell table:style-name="ce21" table:formula="of:=IF(OR(EXACT([.B236];&quot;&quot;);[.B236]&lt;=0);&quot;&quot;;[.B236]*[.$D$1])" office:value-type="currency" office:currency="USD" office:value="616.437166666667">
            <text:p>$616.44</text:p>
          </table:table-cell>
          <table:table-cell table:style-name="ce21" table:formula="of:=IF(OR(EXACT([.B236];&quot;&quot;);[.B236]&lt;=0);&quot;&quot;;[.E237]-[.C237])" office:value-type="currency" office:currency="USD" office:value="859.822296616718">
            <text:p>$859.82</text:p>
          </table:table-cell>
          <table:table-cell table:style-name="ce21" table:formula="of:=IF(OR(EXACT([.B236];&quot;&quot;);[.B236]&lt;=0);&quot;&quot;;IF([.G237]&gt;0;[.G237];MIN([.B236]+[.C23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7]+1" office:value-type="float" office:value="232">
            <text:p>232</text:p>
          </table:table-cell>
          <table:table-cell table:style-name="ce21" table:formula="of:=IF(OR(EXACT([.B237];&quot;&quot;);[.B237]&lt;=0);&quot;&quot;;ROUND([.B237]-[.D238];2))" office:value-type="currency" office:currency="USD" office:value="146221.7">
            <text:p>$146,221.70</text:p>
          </table:table-cell>
          <table:table-cell table:style-name="ce21" table:formula="of:=IF(OR(EXACT([.B237];&quot;&quot;);[.B237]&lt;=0);&quot;&quot;;[.B237]*[.$D$1])" office:value-type="currency" office:currency="USD" office:value="612.854583333333">
            <text:p>$612.85</text:p>
          </table:table-cell>
          <table:table-cell table:style-name="ce21" table:formula="of:=IF(OR(EXACT([.B237];&quot;&quot;);[.B237]&lt;=0);&quot;&quot;;[.E238]-[.C238])" office:value-type="currency" office:currency="USD" office:value="863.404879950051">
            <text:p>$863.40</text:p>
          </table:table-cell>
          <table:table-cell table:style-name="ce21" table:formula="of:=IF(OR(EXACT([.B237];&quot;&quot;);[.B237]&lt;=0);&quot;&quot;;IF([.G238]&gt;0;[.G238];MIN([.B237]+[.C23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8]+1" office:value-type="float" office:value="233">
            <text:p>233</text:p>
          </table:table-cell>
          <table:table-cell table:style-name="ce21" table:formula="of:=IF(OR(EXACT([.B238];&quot;&quot;);[.B238]&lt;=0);&quot;&quot;;ROUND([.B238]-[.D239];2))" office:value-type="currency" office:currency="USD" office:value="145354.7">
            <text:p>$145,354.70</text:p>
          </table:table-cell>
          <table:table-cell table:style-name="ce21" table:formula="of:=IF(OR(EXACT([.B238];&quot;&quot;);[.B238]&lt;=0);&quot;&quot;;[.B238]*[.$D$1])" office:value-type="currency" office:currency="USD" office:value="609.257083333333">
            <text:p>$609.26</text:p>
          </table:table-cell>
          <table:table-cell table:style-name="ce21" table:formula="of:=IF(OR(EXACT([.B238];&quot;&quot;);[.B238]&lt;=0);&quot;&quot;;[.E239]-[.C239])" office:value-type="currency" office:currency="USD" office:value="867.002379950051">
            <text:p>$867.00</text:p>
          </table:table-cell>
          <table:table-cell table:style-name="ce21" table:formula="of:=IF(OR(EXACT([.B238];&quot;&quot;);[.B238]&lt;=0);&quot;&quot;;IF([.G239]&gt;0;[.G239];MIN([.B238]+[.C23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9]+1" office:value-type="float" office:value="234">
            <text:p>234</text:p>
          </table:table-cell>
          <table:table-cell table:style-name="ce21" table:formula="of:=IF(OR(EXACT([.B239];&quot;&quot;);[.B239]&lt;=0);&quot;&quot;;ROUND([.B239]-[.D240];2))" office:value-type="currency" office:currency="USD" office:value="144484.09">
            <text:p>$144,484.09</text:p>
          </table:table-cell>
          <table:table-cell table:style-name="ce21" table:formula="of:=IF(OR(EXACT([.B239];&quot;&quot;);[.B239]&lt;=0);&quot;&quot;;[.B239]*[.$D$1])" office:value-type="currency" office:currency="USD" office:value="605.644583333333">
            <text:p>$605.64</text:p>
          </table:table-cell>
          <table:table-cell table:style-name="ce21" table:formula="of:=IF(OR(EXACT([.B239];&quot;&quot;);[.B239]&lt;=0);&quot;&quot;;[.E240]-[.C240])" office:value-type="currency" office:currency="USD" office:value="870.614879950051">
            <text:p>$870.61</text:p>
          </table:table-cell>
          <table:table-cell table:style-name="ce21" table:formula="of:=IF(OR(EXACT([.B239];&quot;&quot;);[.B239]&lt;=0);&quot;&quot;;IF([.G240]&gt;0;[.G240];MIN([.B239]+[.C24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0]+1" office:value-type="float" office:value="235">
            <text:p>235</text:p>
          </table:table-cell>
          <table:table-cell table:style-name="ce21" table:formula="of:=IF(OR(EXACT([.B240];&quot;&quot;);[.B240]&lt;=0);&quot;&quot;;ROUND([.B240]-[.D241];2))" office:value-type="currency" office:currency="USD" office:value="143609.85">
            <text:p>$143,609.85</text:p>
          </table:table-cell>
          <table:table-cell table:style-name="ce21" table:formula="of:=IF(OR(EXACT([.B240];&quot;&quot;);[.B240]&lt;=0);&quot;&quot;;[.B240]*[.$D$1])" office:value-type="currency" office:currency="USD" office:value="602.017041666667">
            <text:p>$602.02</text:p>
          </table:table-cell>
          <table:table-cell table:style-name="ce21" table:formula="of:=IF(OR(EXACT([.B240];&quot;&quot;);[.B240]&lt;=0);&quot;&quot;;[.E241]-[.C241])" office:value-type="currency" office:currency="USD" office:value="874.242421616718">
            <text:p>$874.24</text:p>
          </table:table-cell>
          <table:table-cell table:style-name="ce21" table:formula="of:=IF(OR(EXACT([.B240];&quot;&quot;);[.B240]&lt;=0);&quot;&quot;;IF([.G241]&gt;0;[.G241];MIN([.B240]+[.C24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1]+1" office:value-type="float" office:value="236">
            <text:p>236</text:p>
          </table:table-cell>
          <table:table-cell table:style-name="ce21" table:formula="of:=IF(OR(EXACT([.B241];&quot;&quot;);[.B241]&lt;=0);&quot;&quot;;ROUND([.B241]-[.D242];2))" office:value-type="currency" office:currency="USD" office:value="142731.96">
            <text:p>$142,731.96</text:p>
          </table:table-cell>
          <table:table-cell table:style-name="ce21" table:formula="of:=IF(OR(EXACT([.B241];&quot;&quot;);[.B241]&lt;=0);&quot;&quot;;[.B241]*[.$D$1])" office:value-type="currency" office:currency="USD" office:value="598.374375">
            <text:p>$598.37</text:p>
          </table:table-cell>
          <table:table-cell table:style-name="ce21" table:formula="of:=IF(OR(EXACT([.B241];&quot;&quot;);[.B241]&lt;=0);&quot;&quot;;[.E242]-[.C242])" office:value-type="currency" office:currency="USD" office:value="877.885088283384">
            <text:p>$877.89</text:p>
          </table:table-cell>
          <table:table-cell table:style-name="ce21" table:formula="of:=IF(OR(EXACT([.B241];&quot;&quot;);[.B241]&lt;=0);&quot;&quot;;IF([.G242]&gt;0;[.G242];MIN([.B241]+[.C24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2]+1" office:value-type="float" office:value="237">
            <text:p>237</text:p>
          </table:table-cell>
          <table:table-cell table:style-name="ce21" table:formula="of:=IF(OR(EXACT([.B242];&quot;&quot;);[.B242]&lt;=0);&quot;&quot;;ROUND([.B242]-[.D243];2))" office:value-type="currency" office:currency="USD" office:value="141850.42">
            <text:p>$141,850.42</text:p>
          </table:table-cell>
          <table:table-cell table:style-name="ce21" table:formula="of:=IF(OR(EXACT([.B242];&quot;&quot;);[.B242]&lt;=0);&quot;&quot;;[.B242]*[.$D$1])" office:value-type="currency" office:currency="USD" office:value="594.7165">
            <text:p>$594.72</text:p>
          </table:table-cell>
          <table:table-cell table:style-name="ce21" table:formula="of:=IF(OR(EXACT([.B242];&quot;&quot;);[.B242]&lt;=0);&quot;&quot;;[.E243]-[.C243])" office:value-type="currency" office:currency="USD" office:value="881.542963283384">
            <text:p>$881.54</text:p>
          </table:table-cell>
          <table:table-cell table:style-name="ce21" table:formula="of:=IF(OR(EXACT([.B242];&quot;&quot;);[.B242]&lt;=0);&quot;&quot;;IF([.G243]&gt;0;[.G243];MIN([.B242]+[.C24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3]+1" office:value-type="float" office:value="238">
            <text:p>238</text:p>
          </table:table-cell>
          <table:table-cell table:style-name="ce21" table:formula="of:=IF(OR(EXACT([.B243];&quot;&quot;);[.B243]&lt;=0);&quot;&quot;;ROUND([.B243]-[.D244];2))" office:value-type="currency" office:currency="USD" office:value="140965.2">
            <text:p>$140,965.20</text:p>
          </table:table-cell>
          <table:table-cell table:style-name="ce21" table:formula="of:=IF(OR(EXACT([.B243];&quot;&quot;);[.B243]&lt;=0);&quot;&quot;;[.B243]*[.$D$1])" office:value-type="currency" office:currency="USD" office:value="591.043416666667">
            <text:p>$591.04</text:p>
          </table:table-cell>
          <table:table-cell table:style-name="ce21" table:formula="of:=IF(OR(EXACT([.B243];&quot;&quot;);[.B243]&lt;=0);&quot;&quot;;[.E244]-[.C244])" office:value-type="currency" office:currency="USD" office:value="885.216046616718">
            <text:p>$885.22</text:p>
          </table:table-cell>
          <table:table-cell table:style-name="ce21" table:formula="of:=IF(OR(EXACT([.B243];&quot;&quot;);[.B243]&lt;=0);&quot;&quot;;IF([.G244]&gt;0;[.G244];MIN([.B243]+[.C24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4]+1" office:value-type="float" office:value="239">
            <text:p>239</text:p>
          </table:table-cell>
          <table:table-cell table:style-name="ce21" table:formula="of:=IF(OR(EXACT([.B244];&quot;&quot;);[.B244]&lt;=0);&quot;&quot;;ROUND([.B244]-[.D245];2))" office:value-type="currency" office:currency="USD" office:value="140076.3">
            <text:p>$140,076.30</text:p>
          </table:table-cell>
          <table:table-cell table:style-name="ce21" table:formula="of:=IF(OR(EXACT([.B244];&quot;&quot;);[.B244]&lt;=0);&quot;&quot;;[.B244]*[.$D$1])" office:value-type="currency" office:currency="USD" office:value="587.355">
            <text:p>$587.36</text:p>
          </table:table-cell>
          <table:table-cell table:style-name="ce21" table:formula="of:=IF(OR(EXACT([.B244];&quot;&quot;);[.B244]&lt;=0);&quot;&quot;;[.E245]-[.C245])" office:value-type="currency" office:currency="USD" office:value="888.904463283384">
            <text:p>$888.90</text:p>
          </table:table-cell>
          <table:table-cell table:style-name="ce21" table:formula="of:=IF(OR(EXACT([.B244];&quot;&quot;);[.B244]&lt;=0);&quot;&quot;;IF([.G245]&gt;0;[.G245];MIN([.B244]+[.C24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45]+1" office:value-type="float" office:value="240">
            <text:p>240</text:p>
          </table:table-cell>
          <table:table-cell table:style-name="ce22" table:formula="of:=IF(OR(EXACT([.B245];&quot;&quot;);[.B245]&lt;=0);&quot;&quot;;ROUND([.B245]-[.D246];2))" office:value-type="currency" office:currency="USD" office:value="139183.69">
            <text:p>$139,183.69</text:p>
          </table:table-cell>
          <table:table-cell table:style-name="ce22" table:formula="of:=IF(OR(EXACT([.B245];&quot;&quot;);[.B245]&lt;=0);&quot;&quot;;[.B245]*[.$D$1])" office:value-type="currency" office:currency="USD" office:value="583.65125">
            <text:p>$583.65</text:p>
          </table:table-cell>
          <table:table-cell table:style-name="ce22" table:formula="of:=IF(OR(EXACT([.B245];&quot;&quot;);[.B245]&lt;=0);&quot;&quot;;[.E246]-[.C246])" office:value-type="currency" office:currency="USD" office:value="892.608213283384">
            <text:p>$892.61</text:p>
          </table:table-cell>
          <table:table-cell table:style-name="ce22" table:formula="of:=IF(OR(EXACT([.B245];&quot;&quot;);[.B245]&lt;=0);&quot;&quot;;IF([.G246]&gt;0;[.G246];MIN([.B245]+[.C246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0">
            <text:p>2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6]+1" office:value-type="float" office:value="241">
            <text:p>241</text:p>
          </table:table-cell>
          <table:table-cell table:style-name="ce21" table:formula="of:=IF(OR(EXACT([.B246];&quot;&quot;);[.B246]&lt;=0);&quot;&quot;;ROUND([.B246]-[.D247];2))" office:value-type="currency" office:currency="USD" office:value="138287.36">
            <text:p>$138,287.36</text:p>
          </table:table-cell>
          <table:table-cell table:style-name="ce21" table:formula="of:=IF(OR(EXACT([.B246];&quot;&quot;);[.B246]&lt;=0);&quot;&quot;;[.B246]*[.$D$1])" office:value-type="currency" office:currency="USD" office:value="579.932041666667">
            <text:p>$579.93</text:p>
          </table:table-cell>
          <table:table-cell table:style-name="ce21" table:formula="of:=IF(OR(EXACT([.B246];&quot;&quot;);[.B246]&lt;=0);&quot;&quot;;[.E247]-[.C247])" office:value-type="currency" office:currency="USD" office:value="896.327421616718">
            <text:p>$896.33</text:p>
          </table:table-cell>
          <table:table-cell table:style-name="ce21" table:formula="of:=IF(OR(EXACT([.B246];&quot;&quot;);[.B246]&lt;=0);&quot;&quot;;IF([.G247]&gt;0;[.G247];MIN([.B246]+[.C24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7]+1" office:value-type="float" office:value="242">
            <text:p>242</text:p>
          </table:table-cell>
          <table:table-cell table:style-name="ce21" table:formula="of:=IF(OR(EXACT([.B247];&quot;&quot;);[.B247]&lt;=0);&quot;&quot;;ROUND([.B247]-[.D248];2))" office:value-type="currency" office:currency="USD" office:value="137387.3">
            <text:p>$137,387.30</text:p>
          </table:table-cell>
          <table:table-cell table:style-name="ce21" table:formula="of:=IF(OR(EXACT([.B247];&quot;&quot;);[.B247]&lt;=0);&quot;&quot;;[.B247]*[.$D$1])" office:value-type="currency" office:currency="USD" office:value="576.197333333333">
            <text:p>$576.20</text:p>
          </table:table-cell>
          <table:table-cell table:style-name="ce21" table:formula="of:=IF(OR(EXACT([.B247];&quot;&quot;);[.B247]&lt;=0);&quot;&quot;;[.E248]-[.C248])" office:value-type="currency" office:currency="USD" office:value="900.062129950051">
            <text:p>$900.06</text:p>
          </table:table-cell>
          <table:table-cell table:style-name="ce21" table:formula="of:=IF(OR(EXACT([.B247];&quot;&quot;);[.B247]&lt;=0);&quot;&quot;;IF([.G248]&gt;0;[.G248];MIN([.B247]+[.C24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8]+1" office:value-type="float" office:value="243">
            <text:p>243</text:p>
          </table:table-cell>
          <table:table-cell table:style-name="ce21" table:formula="of:=IF(OR(EXACT([.B248];&quot;&quot;);[.B248]&lt;=0);&quot;&quot;;ROUND([.B248]-[.D249];2))" office:value-type="currency" office:currency="USD" office:value="136483.49">
            <text:p>$136,483.49</text:p>
          </table:table-cell>
          <table:table-cell table:style-name="ce21" table:formula="of:=IF(OR(EXACT([.B248];&quot;&quot;);[.B248]&lt;=0);&quot;&quot;;[.B248]*[.$D$1])" office:value-type="currency" office:currency="USD" office:value="572.447083333333">
            <text:p>$572.45</text:p>
          </table:table-cell>
          <table:table-cell table:style-name="ce21" table:formula="of:=IF(OR(EXACT([.B248];&quot;&quot;);[.B248]&lt;=0);&quot;&quot;;[.E249]-[.C249])" office:value-type="currency" office:currency="USD" office:value="903.812379950051">
            <text:p>$903.81</text:p>
          </table:table-cell>
          <table:table-cell table:style-name="ce21" table:formula="of:=IF(OR(EXACT([.B248];&quot;&quot;);[.B248]&lt;=0);&quot;&quot;;IF([.G249]&gt;0;[.G249];MIN([.B248]+[.C24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9]+1" office:value-type="float" office:value="244">
            <text:p>244</text:p>
          </table:table-cell>
          <table:table-cell table:style-name="ce21" table:formula="of:=IF(OR(EXACT([.B249];&quot;&quot;);[.B249]&lt;=0);&quot;&quot;;ROUND([.B249]-[.D250];2))" office:value-type="currency" office:currency="USD" office:value="135575.91">
            <text:p>$135,575.91</text:p>
          </table:table-cell>
          <table:table-cell table:style-name="ce21" table:formula="of:=IF(OR(EXACT([.B249];&quot;&quot;);[.B249]&lt;=0);&quot;&quot;;[.B249]*[.$D$1])" office:value-type="currency" office:currency="USD" office:value="568.681208333333">
            <text:p>$568.68</text:p>
          </table:table-cell>
          <table:table-cell table:style-name="ce21" table:formula="of:=IF(OR(EXACT([.B249];&quot;&quot;);[.B249]&lt;=0);&quot;&quot;;[.E250]-[.C250])" office:value-type="currency" office:currency="USD" office:value="907.578254950051">
            <text:p>$907.58</text:p>
          </table:table-cell>
          <table:table-cell table:style-name="ce21" table:formula="of:=IF(OR(EXACT([.B249];&quot;&quot;);[.B249]&lt;=0);&quot;&quot;;IF([.G250]&gt;0;[.G250];MIN([.B249]+[.C25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0]+1" office:value-type="float" office:value="245">
            <text:p>245</text:p>
          </table:table-cell>
          <table:table-cell table:style-name="ce21" table:formula="of:=IF(OR(EXACT([.B250];&quot;&quot;);[.B250]&lt;=0);&quot;&quot;;ROUND([.B250]-[.D251];2))" office:value-type="currency" office:currency="USD" office:value="134664.55">
            <text:p>$134,664.55</text:p>
          </table:table-cell>
          <table:table-cell table:style-name="ce21" table:formula="of:=IF(OR(EXACT([.B250];&quot;&quot;);[.B250]&lt;=0);&quot;&quot;;[.B250]*[.$D$1])" office:value-type="currency" office:currency="USD" office:value="564.899625">
            <text:p>$564.90</text:p>
          </table:table-cell>
          <table:table-cell table:style-name="ce21" table:formula="of:=IF(OR(EXACT([.B250];&quot;&quot;);[.B250]&lt;=0);&quot;&quot;;[.E251]-[.C251])" office:value-type="currency" office:currency="USD" office:value="911.359838283384">
            <text:p>$911.36</text:p>
          </table:table-cell>
          <table:table-cell table:style-name="ce21" table:formula="of:=IF(OR(EXACT([.B250];&quot;&quot;);[.B250]&lt;=0);&quot;&quot;;IF([.G251]&gt;0;[.G251];MIN([.B250]+[.C25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1]+1" office:value-type="float" office:value="246">
            <text:p>246</text:p>
          </table:table-cell>
          <table:table-cell table:style-name="ce21" table:formula="of:=IF(OR(EXACT([.B251];&quot;&quot;);[.B251]&lt;=0);&quot;&quot;;ROUND([.B251]-[.D252];2))" office:value-type="currency" office:currency="USD" office:value="133749.39">
            <text:p>$133,749.39</text:p>
          </table:table-cell>
          <table:table-cell table:style-name="ce21" table:formula="of:=IF(OR(EXACT([.B251];&quot;&quot;);[.B251]&lt;=0);&quot;&quot;;[.B251]*[.$D$1])" office:value-type="currency" office:currency="USD" office:value="561.102291666667">
            <text:p>$561.10</text:p>
          </table:table-cell>
          <table:table-cell table:style-name="ce21" table:formula="of:=IF(OR(EXACT([.B251];&quot;&quot;);[.B251]&lt;=0);&quot;&quot;;[.E252]-[.C252])" office:value-type="currency" office:currency="USD" office:value="915.157171616718">
            <text:p>$915.16</text:p>
          </table:table-cell>
          <table:table-cell table:style-name="ce21" table:formula="of:=IF(OR(EXACT([.B251];&quot;&quot;);[.B251]&lt;=0);&quot;&quot;;IF([.G252]&gt;0;[.G252];MIN([.B251]+[.C25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2]+1" office:value-type="float" office:value="247">
            <text:p>247</text:p>
          </table:table-cell>
          <table:table-cell table:style-name="ce21" table:formula="of:=IF(OR(EXACT([.B252];&quot;&quot;);[.B252]&lt;=0);&quot;&quot;;ROUND([.B252]-[.D253];2))" office:value-type="currency" office:currency="USD" office:value="132830.42">
            <text:p>$132,830.42</text:p>
          </table:table-cell>
          <table:table-cell table:style-name="ce21" table:formula="of:=IF(OR(EXACT([.B252];&quot;&quot;);[.B252]&lt;=0);&quot;&quot;;[.B252]*[.$D$1])" office:value-type="currency" office:currency="USD" office:value="557.289125">
            <text:p>$557.29</text:p>
          </table:table-cell>
          <table:table-cell table:style-name="ce21" table:formula="of:=IF(OR(EXACT([.B252];&quot;&quot;);[.B252]&lt;=0);&quot;&quot;;[.E253]-[.C253])" office:value-type="currency" office:currency="USD" office:value="918.970338283384">
            <text:p>$918.97</text:p>
          </table:table-cell>
          <table:table-cell table:style-name="ce21" table:formula="of:=IF(OR(EXACT([.B252];&quot;&quot;);[.B252]&lt;=0);&quot;&quot;;IF([.G253]&gt;0;[.G253];MIN([.B252]+[.C25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3]+1" office:value-type="float" office:value="248">
            <text:p>248</text:p>
          </table:table-cell>
          <table:table-cell table:style-name="ce21" table:formula="of:=IF(OR(EXACT([.B253];&quot;&quot;);[.B253]&lt;=0);&quot;&quot;;ROUND([.B253]-[.D254];2))" office:value-type="currency" office:currency="USD" office:value="131907.62">
            <text:p>$131,907.62</text:p>
          </table:table-cell>
          <table:table-cell table:style-name="ce21" table:formula="of:=IF(OR(EXACT([.B253];&quot;&quot;);[.B253]&lt;=0);&quot;&quot;;[.B253]*[.$D$1])" office:value-type="currency" office:currency="USD" office:value="553.460083333333">
            <text:p>$553.46</text:p>
          </table:table-cell>
          <table:table-cell table:style-name="ce21" table:formula="of:=IF(OR(EXACT([.B253];&quot;&quot;);[.B253]&lt;=0);&quot;&quot;;[.E254]-[.C254])" office:value-type="currency" office:currency="USD" office:value="922.799379950051">
            <text:p>$922.80</text:p>
          </table:table-cell>
          <table:table-cell table:style-name="ce21" table:formula="of:=IF(OR(EXACT([.B253];&quot;&quot;);[.B253]&lt;=0);&quot;&quot;;IF([.G254]&gt;0;[.G254];MIN([.B253]+[.C25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4]+1" office:value-type="float" office:value="249">
            <text:p>249</text:p>
          </table:table-cell>
          <table:table-cell table:style-name="ce21" table:formula="of:=IF(OR(EXACT([.B254];&quot;&quot;);[.B254]&lt;=0);&quot;&quot;;ROUND([.B254]-[.D255];2))" office:value-type="currency" office:currency="USD" office:value="130980.98">
            <text:p>$130,980.98</text:p>
          </table:table-cell>
          <table:table-cell table:style-name="ce21" table:formula="of:=IF(OR(EXACT([.B254];&quot;&quot;);[.B254]&lt;=0);&quot;&quot;;[.B254]*[.$D$1])" office:value-type="currency" office:currency="USD" office:value="549.615083333333">
            <text:p>$549.62</text:p>
          </table:table-cell>
          <table:table-cell table:style-name="ce21" table:formula="of:=IF(OR(EXACT([.B254];&quot;&quot;);[.B254]&lt;=0);&quot;&quot;;[.E255]-[.C255])" office:value-type="currency" office:currency="USD" office:value="926.644379950051">
            <text:p>$926.64</text:p>
          </table:table-cell>
          <table:table-cell table:style-name="ce21" table:formula="of:=IF(OR(EXACT([.B254];&quot;&quot;);[.B254]&lt;=0);&quot;&quot;;IF([.G255]&gt;0;[.G255];MIN([.B254]+[.C25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5]+1" office:value-type="float" office:value="250">
            <text:p>250</text:p>
          </table:table-cell>
          <table:table-cell table:style-name="ce21" table:formula="of:=IF(OR(EXACT([.B255];&quot;&quot;);[.B255]&lt;=0);&quot;&quot;;ROUND([.B255]-[.D256];2))" office:value-type="currency" office:currency="USD" office:value="130050.47">
            <text:p>$130,050.47</text:p>
          </table:table-cell>
          <table:table-cell table:style-name="ce21" table:formula="of:=IF(OR(EXACT([.B255];&quot;&quot;);[.B255]&lt;=0);&quot;&quot;;[.B255]*[.$D$1])" office:value-type="currency" office:currency="USD" office:value="545.754083333333">
            <text:p>$545.75</text:p>
          </table:table-cell>
          <table:table-cell table:style-name="ce21" table:formula="of:=IF(OR(EXACT([.B255];&quot;&quot;);[.B255]&lt;=0);&quot;&quot;;[.E256]-[.C256])" office:value-type="currency" office:currency="USD" office:value="930.505379950051">
            <text:p>$930.51</text:p>
          </table:table-cell>
          <table:table-cell table:style-name="ce21" table:formula="of:=IF(OR(EXACT([.B255];&quot;&quot;);[.B255]&lt;=0);&quot;&quot;;IF([.G256]&gt;0;[.G256];MIN([.B255]+[.C25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6]+1" office:value-type="float" office:value="251">
            <text:p>251</text:p>
          </table:table-cell>
          <table:table-cell table:style-name="ce21" table:formula="of:=IF(OR(EXACT([.B256];&quot;&quot;);[.B256]&lt;=0);&quot;&quot;;ROUND([.B256]-[.D257];2))" office:value-type="currency" office:currency="USD" office:value="129116.09">
            <text:p>$129,116.09</text:p>
          </table:table-cell>
          <table:table-cell table:style-name="ce21" table:formula="of:=IF(OR(EXACT([.B256];&quot;&quot;);[.B256]&lt;=0);&quot;&quot;;[.B256]*[.$D$1])" office:value-type="currency" office:currency="USD" office:value="541.876958333333">
            <text:p>$541.88</text:p>
          </table:table-cell>
          <table:table-cell table:style-name="ce21" table:formula="of:=IF(OR(EXACT([.B256];&quot;&quot;);[.B256]&lt;=0);&quot;&quot;;[.E257]-[.C257])" office:value-type="currency" office:currency="USD" office:value="934.382504950051">
            <text:p>$934.38</text:p>
          </table:table-cell>
          <table:table-cell table:style-name="ce21" table:formula="of:=IF(OR(EXACT([.B256];&quot;&quot;);[.B256]&lt;=0);&quot;&quot;;IF([.G257]&gt;0;[.G257];MIN([.B256]+[.C25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57]+1" office:value-type="float" office:value="252">
            <text:p>252</text:p>
          </table:table-cell>
          <table:table-cell table:style-name="ce22" table:formula="of:=IF(OR(EXACT([.B257];&quot;&quot;);[.B257]&lt;=0);&quot;&quot;;ROUND([.B257]-[.D258];2))" office:value-type="currency" office:currency="USD" office:value="128177.81">
            <text:p>$128,177.81</text:p>
          </table:table-cell>
          <table:table-cell table:style-name="ce22" table:formula="of:=IF(OR(EXACT([.B257];&quot;&quot;);[.B257]&lt;=0);&quot;&quot;;[.B257]*[.$D$1])" office:value-type="currency" office:currency="USD" office:value="537.983708333333">
            <text:p>$537.98</text:p>
          </table:table-cell>
          <table:table-cell table:style-name="ce22" table:formula="of:=IF(OR(EXACT([.B257];&quot;&quot;);[.B257]&lt;=0);&quot;&quot;;[.E258]-[.C258])" office:value-type="currency" office:currency="USD" office:value="938.275754950051">
            <text:p>$938.28</text:p>
          </table:table-cell>
          <table:table-cell table:style-name="ce22" table:formula="of:=IF(OR(EXACT([.B257];&quot;&quot;);[.B257]&lt;=0);&quot;&quot;;IF([.G258]&gt;0;[.G258];MIN([.B257]+[.C25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1">
            <text:p>2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8]+1" office:value-type="float" office:value="253">
            <text:p>253</text:p>
          </table:table-cell>
          <table:table-cell table:style-name="ce21" table:formula="of:=IF(OR(EXACT([.B258];&quot;&quot;);[.B258]&lt;=0);&quot;&quot;;ROUND([.B258]-[.D259];2))" office:value-type="currency" office:currency="USD" office:value="127235.62">
            <text:p>$127,235.62</text:p>
          </table:table-cell>
          <table:table-cell table:style-name="ce21" table:formula="of:=IF(OR(EXACT([.B258];&quot;&quot;);[.B258]&lt;=0);&quot;&quot;;[.B258]*[.$D$1])" office:value-type="currency" office:currency="USD" office:value="534.074208333333">
            <text:p>$534.07</text:p>
          </table:table-cell>
          <table:table-cell table:style-name="ce21" table:formula="of:=IF(OR(EXACT([.B258];&quot;&quot;);[.B258]&lt;=0);&quot;&quot;;[.E259]-[.C259])" office:value-type="currency" office:currency="USD" office:value="942.185254950051">
            <text:p>$942.19</text:p>
          </table:table-cell>
          <table:table-cell table:style-name="ce21" table:formula="of:=IF(OR(EXACT([.B258];&quot;&quot;);[.B258]&lt;=0);&quot;&quot;;IF([.G259]&gt;0;[.G259];MIN([.B258]+[.C25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9]+1" office:value-type="float" office:value="254">
            <text:p>254</text:p>
          </table:table-cell>
          <table:table-cell table:style-name="ce21" table:formula="of:=IF(OR(EXACT([.B259];&quot;&quot;);[.B259]&lt;=0);&quot;&quot;;ROUND([.B259]-[.D260];2))" office:value-type="currency" office:currency="USD" office:value="126289.51">
            <text:p>$126,289.51</text:p>
          </table:table-cell>
          <table:table-cell table:style-name="ce21" table:formula="of:=IF(OR(EXACT([.B259];&quot;&quot;);[.B259]&lt;=0);&quot;&quot;;[.B259]*[.$D$1])" office:value-type="currency" office:currency="USD" office:value="530.148416666667">
            <text:p>$530.15</text:p>
          </table:table-cell>
          <table:table-cell table:style-name="ce21" table:formula="of:=IF(OR(EXACT([.B259];&quot;&quot;);[.B259]&lt;=0);&quot;&quot;;[.E260]-[.C260])" office:value-type="currency" office:currency="USD" office:value="946.111046616718">
            <text:p>$946.11</text:p>
          </table:table-cell>
          <table:table-cell table:style-name="ce21" table:formula="of:=IF(OR(EXACT([.B259];&quot;&quot;);[.B259]&lt;=0);&quot;&quot;;IF([.G260]&gt;0;[.G260];MIN([.B259]+[.C26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0]+1" office:value-type="float" office:value="255">
            <text:p>255</text:p>
          </table:table-cell>
          <table:table-cell table:style-name="ce21" table:formula="of:=IF(OR(EXACT([.B260];&quot;&quot;);[.B260]&lt;=0);&quot;&quot;;ROUND([.B260]-[.D261];2))" office:value-type="currency" office:currency="USD" office:value="125339.46">
            <text:p>$125,339.46</text:p>
          </table:table-cell>
          <table:table-cell table:style-name="ce21" table:formula="of:=IF(OR(EXACT([.B260];&quot;&quot;);[.B260]&lt;=0);&quot;&quot;;[.B260]*[.$D$1])" office:value-type="currency" office:currency="USD" office:value="526.206291666667">
            <text:p>$526.21</text:p>
          </table:table-cell>
          <table:table-cell table:style-name="ce21" table:formula="of:=IF(OR(EXACT([.B260];&quot;&quot;);[.B260]&lt;=0);&quot;&quot;;[.E261]-[.C261])" office:value-type="currency" office:currency="USD" office:value="950.053171616718">
            <text:p>$950.05</text:p>
          </table:table-cell>
          <table:table-cell table:style-name="ce21" table:formula="of:=IF(OR(EXACT([.B260];&quot;&quot;);[.B260]&lt;=0);&quot;&quot;;IF([.G261]&gt;0;[.G261];MIN([.B260]+[.C26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1]+1" office:value-type="float" office:value="256">
            <text:p>256</text:p>
          </table:table-cell>
          <table:table-cell table:style-name="ce21" table:formula="of:=IF(OR(EXACT([.B261];&quot;&quot;);[.B261]&lt;=0);&quot;&quot;;ROUND([.B261]-[.D262];2))" office:value-type="currency" office:currency="USD" office:value="124385.45">
            <text:p>$124,385.45</text:p>
          </table:table-cell>
          <table:table-cell table:style-name="ce21" table:formula="of:=IF(OR(EXACT([.B261];&quot;&quot;);[.B261]&lt;=0);&quot;&quot;;[.B261]*[.$D$1])" office:value-type="currency" office:currency="USD" office:value="522.24775">
            <text:p>$522.25</text:p>
          </table:table-cell>
          <table:table-cell table:style-name="ce21" table:formula="of:=IF(OR(EXACT([.B261];&quot;&quot;);[.B261]&lt;=0);&quot;&quot;;[.E262]-[.C262])" office:value-type="currency" office:currency="USD" office:value="954.011713283384">
            <text:p>$954.01</text:p>
          </table:table-cell>
          <table:table-cell table:style-name="ce21" table:formula="of:=IF(OR(EXACT([.B261];&quot;&quot;);[.B261]&lt;=0);&quot;&quot;;IF([.G262]&gt;0;[.G262];MIN([.B261]+[.C26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2]+1" office:value-type="float" office:value="257">
            <text:p>257</text:p>
          </table:table-cell>
          <table:table-cell table:style-name="ce21" table:formula="of:=IF(OR(EXACT([.B262];&quot;&quot;);[.B262]&lt;=0);&quot;&quot;;ROUND([.B262]-[.D263];2))" office:value-type="currency" office:currency="USD" office:value="123427.46">
            <text:p>$123,427.46</text:p>
          </table:table-cell>
          <table:table-cell table:style-name="ce21" table:formula="of:=IF(OR(EXACT([.B262];&quot;&quot;);[.B262]&lt;=0);&quot;&quot;;[.B262]*[.$D$1])" office:value-type="currency" office:currency="USD" office:value="518.272708333333">
            <text:p>$518.27</text:p>
          </table:table-cell>
          <table:table-cell table:style-name="ce21" table:formula="of:=IF(OR(EXACT([.B262];&quot;&quot;);[.B262]&lt;=0);&quot;&quot;;[.E263]-[.C263])" office:value-type="currency" office:currency="USD" office:value="957.986754950051">
            <text:p>$957.99</text:p>
          </table:table-cell>
          <table:table-cell table:style-name="ce21" table:formula="of:=IF(OR(EXACT([.B262];&quot;&quot;);[.B262]&lt;=0);&quot;&quot;;IF([.G263]&gt;0;[.G263];MIN([.B262]+[.C26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3]+1" office:value-type="float" office:value="258">
            <text:p>258</text:p>
          </table:table-cell>
          <table:table-cell table:style-name="ce21" table:formula="of:=IF(OR(EXACT([.B263];&quot;&quot;);[.B263]&lt;=0);&quot;&quot;;ROUND([.B263]-[.D264];2))" office:value-type="currency" office:currency="USD" office:value="122465.48">
            <text:p>$122,465.48</text:p>
          </table:table-cell>
          <table:table-cell table:style-name="ce21" table:formula="of:=IF(OR(EXACT([.B263];&quot;&quot;);[.B263]&lt;=0);&quot;&quot;;[.B263]*[.$D$1])" office:value-type="currency" office:currency="USD" office:value="514.281083333333">
            <text:p>$514.28</text:p>
          </table:table-cell>
          <table:table-cell table:style-name="ce21" table:formula="of:=IF(OR(EXACT([.B263];&quot;&quot;);[.B263]&lt;=0);&quot;&quot;;[.E264]-[.C264])" office:value-type="currency" office:currency="USD" office:value="961.978379950051">
            <text:p>$961.98</text:p>
          </table:table-cell>
          <table:table-cell table:style-name="ce21" table:formula="of:=IF(OR(EXACT([.B263];&quot;&quot;);[.B263]&lt;=0);&quot;&quot;;IF([.G264]&gt;0;[.G264];MIN([.B263]+[.C26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4]+1" office:value-type="float" office:value="259">
            <text:p>259</text:p>
          </table:table-cell>
          <table:table-cell table:style-name="ce21" table:formula="of:=IF(OR(EXACT([.B264];&quot;&quot;);[.B264]&lt;=0);&quot;&quot;;ROUND([.B264]-[.D265];2))" office:value-type="currency" office:currency="USD" office:value="121499.49">
            <text:p>$121,499.49</text:p>
          </table:table-cell>
          <table:table-cell table:style-name="ce21" table:formula="of:=IF(OR(EXACT([.B264];&quot;&quot;);[.B264]&lt;=0);&quot;&quot;;[.B264]*[.$D$1])" office:value-type="currency" office:currency="USD" office:value="510.272833333333">
            <text:p>$510.27</text:p>
          </table:table-cell>
          <table:table-cell table:style-name="ce21" table:formula="of:=IF(OR(EXACT([.B264];&quot;&quot;);[.B264]&lt;=0);&quot;&quot;;[.E265]-[.C265])" office:value-type="currency" office:currency="USD" office:value="965.986629950051">
            <text:p>$965.99</text:p>
          </table:table-cell>
          <table:table-cell table:style-name="ce21" table:formula="of:=IF(OR(EXACT([.B264];&quot;&quot;);[.B264]&lt;=0);&quot;&quot;;IF([.G265]&gt;0;[.G265];MIN([.B264]+[.C26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5]+1" office:value-type="float" office:value="260">
            <text:p>260</text:p>
          </table:table-cell>
          <table:table-cell table:style-name="ce21" table:formula="of:=IF(OR(EXACT([.B265];&quot;&quot;);[.B265]&lt;=0);&quot;&quot;;ROUND([.B265]-[.D266];2))" office:value-type="currency" office:currency="USD" office:value="120529.48">
            <text:p>$120,529.48</text:p>
          </table:table-cell>
          <table:table-cell table:style-name="ce21" table:formula="of:=IF(OR(EXACT([.B265];&quot;&quot;);[.B265]&lt;=0);&quot;&quot;;[.B265]*[.$D$1])" office:value-type="currency" office:currency="USD" office:value="506.247875">
            <text:p>$506.25</text:p>
          </table:table-cell>
          <table:table-cell table:style-name="ce21" table:formula="of:=IF(OR(EXACT([.B265];&quot;&quot;);[.B265]&lt;=0);&quot;&quot;;[.E266]-[.C266])" office:value-type="currency" office:currency="USD" office:value="970.011588283384">
            <text:p>$970.01</text:p>
          </table:table-cell>
          <table:table-cell table:style-name="ce21" table:formula="of:=IF(OR(EXACT([.B265];&quot;&quot;);[.B265]&lt;=0);&quot;&quot;;IF([.G266]&gt;0;[.G266];MIN([.B265]+[.C26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6]+1" office:value-type="float" office:value="261">
            <text:p>261</text:p>
          </table:table-cell>
          <table:table-cell table:style-name="ce21" table:formula="of:=IF(OR(EXACT([.B266];&quot;&quot;);[.B266]&lt;=0);&quot;&quot;;ROUND([.B266]-[.D267];2))" office:value-type="currency" office:currency="USD" office:value="119555.43">
            <text:p>$119,555.43</text:p>
          </table:table-cell>
          <table:table-cell table:style-name="ce21" table:formula="of:=IF(OR(EXACT([.B266];&quot;&quot;);[.B266]&lt;=0);&quot;&quot;;[.B266]*[.$D$1])" office:value-type="currency" office:currency="USD" office:value="502.206166666667">
            <text:p>$502.21</text:p>
          </table:table-cell>
          <table:table-cell table:style-name="ce21" table:formula="of:=IF(OR(EXACT([.B266];&quot;&quot;);[.B266]&lt;=0);&quot;&quot;;[.E267]-[.C267])" office:value-type="currency" office:currency="USD" office:value="974.053296616718">
            <text:p>$974.05</text:p>
          </table:table-cell>
          <table:table-cell table:style-name="ce21" table:formula="of:=IF(OR(EXACT([.B266];&quot;&quot;);[.B266]&lt;=0);&quot;&quot;;IF([.G267]&gt;0;[.G267];MIN([.B266]+[.C26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7]+1" office:value-type="float" office:value="262">
            <text:p>262</text:p>
          </table:table-cell>
          <table:table-cell table:style-name="ce21" table:formula="of:=IF(OR(EXACT([.B267];&quot;&quot;);[.B267]&lt;=0);&quot;&quot;;ROUND([.B267]-[.D268];2))" office:value-type="currency" office:currency="USD" office:value="118577.32">
            <text:p>$118,577.32</text:p>
          </table:table-cell>
          <table:table-cell table:style-name="ce21" table:formula="of:=IF(OR(EXACT([.B267];&quot;&quot;);[.B267]&lt;=0);&quot;&quot;;[.B267]*[.$D$1])" office:value-type="currency" office:currency="USD" office:value="498.147625">
            <text:p>$498.15</text:p>
          </table:table-cell>
          <table:table-cell table:style-name="ce21" table:formula="of:=IF(OR(EXACT([.B267];&quot;&quot;);[.B267]&lt;=0);&quot;&quot;;[.E268]-[.C268])" office:value-type="currency" office:currency="USD" office:value="978.111838283384">
            <text:p>$978.11</text:p>
          </table:table-cell>
          <table:table-cell table:style-name="ce21" table:formula="of:=IF(OR(EXACT([.B267];&quot;&quot;);[.B267]&lt;=0);&quot;&quot;;IF([.G268]&gt;0;[.G268];MIN([.B267]+[.C26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8]+1" office:value-type="float" office:value="263">
            <text:p>263</text:p>
          </table:table-cell>
          <table:table-cell table:style-name="ce21" table:formula="of:=IF(OR(EXACT([.B268];&quot;&quot;);[.B268]&lt;=0);&quot;&quot;;ROUND([.B268]-[.D269];2))" office:value-type="currency" office:currency="USD" office:value="117595.13">
            <text:p>$117,595.13</text:p>
          </table:table-cell>
          <table:table-cell table:style-name="ce21" table:formula="of:=IF(OR(EXACT([.B268];&quot;&quot;);[.B268]&lt;=0);&quot;&quot;;[.B268]*[.$D$1])" office:value-type="currency" office:currency="USD" office:value="494.072166666667">
            <text:p>$494.07</text:p>
          </table:table-cell>
          <table:table-cell table:style-name="ce21" table:formula="of:=IF(OR(EXACT([.B268];&quot;&quot;);[.B268]&lt;=0);&quot;&quot;;[.E269]-[.C269])" office:value-type="currency" office:currency="USD" office:value="982.187296616718">
            <text:p>$982.19</text:p>
          </table:table-cell>
          <table:table-cell table:style-name="ce21" table:formula="of:=IF(OR(EXACT([.B268];&quot;&quot;);[.B268]&lt;=0);&quot;&quot;;IF([.G269]&gt;0;[.G269];MIN([.B268]+[.C26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69]+1" office:value-type="float" office:value="264">
            <text:p>264</text:p>
          </table:table-cell>
          <table:table-cell table:style-name="ce22" table:formula="of:=IF(OR(EXACT([.B269];&quot;&quot;);[.B269]&lt;=0);&quot;&quot;;ROUND([.B269]-[.D270];2))" office:value-type="currency" office:currency="USD" office:value="116608.85">
            <text:p>$116,608.85</text:p>
          </table:table-cell>
          <table:table-cell table:style-name="ce22" table:formula="of:=IF(OR(EXACT([.B269];&quot;&quot;);[.B269]&lt;=0);&quot;&quot;;[.B269]*[.$D$1])" office:value-type="currency" office:currency="USD" office:value="489.979708333333">
            <text:p>$489.98</text:p>
          </table:table-cell>
          <table:table-cell table:style-name="ce22" table:formula="of:=IF(OR(EXACT([.B269];&quot;&quot;);[.B269]&lt;=0);&quot;&quot;;[.E270]-[.C270])" office:value-type="currency" office:currency="USD" office:value="986.279754950051">
            <text:p>$986.28</text:p>
          </table:table-cell>
          <table:table-cell table:style-name="ce22" table:formula="of:=IF(OR(EXACT([.B269];&quot;&quot;);[.B269]&lt;=0);&quot;&quot;;IF([.G270]&gt;0;[.G270];MIN([.B269]+[.C27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2">
            <text:p>2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0]+1" office:value-type="float" office:value="265">
            <text:p>265</text:p>
          </table:table-cell>
          <table:table-cell table:style-name="ce21" table:formula="of:=IF(OR(EXACT([.B270];&quot;&quot;);[.B270]&lt;=0);&quot;&quot;;ROUND([.B270]-[.D271];2))" office:value-type="currency" office:currency="USD" office:value="115618.46">
            <text:p>$115,618.46</text:p>
          </table:table-cell>
          <table:table-cell table:style-name="ce21" table:formula="of:=IF(OR(EXACT([.B270];&quot;&quot;);[.B270]&lt;=0);&quot;&quot;;[.B270]*[.$D$1])" office:value-type="currency" office:currency="USD" office:value="485.870208333333">
            <text:p>$485.87</text:p>
          </table:table-cell>
          <table:table-cell table:style-name="ce21" table:formula="of:=IF(OR(EXACT([.B270];&quot;&quot;);[.B270]&lt;=0);&quot;&quot;;[.E271]-[.C271])" office:value-type="currency" office:currency="USD" office:value="990.389254950051">
            <text:p>$990.39</text:p>
          </table:table-cell>
          <table:table-cell table:style-name="ce21" table:formula="of:=IF(OR(EXACT([.B270];&quot;&quot;);[.B270]&lt;=0);&quot;&quot;;IF([.G271]&gt;0;[.G271];MIN([.B270]+[.C27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1]+1" office:value-type="float" office:value="266">
            <text:p>266</text:p>
          </table:table-cell>
          <table:table-cell table:style-name="ce21" table:formula="of:=IF(OR(EXACT([.B271];&quot;&quot;);[.B271]&lt;=0);&quot;&quot;;ROUND([.B271]-[.D272];2))" office:value-type="currency" office:currency="USD" office:value="114623.94">
            <text:p>$114,623.94</text:p>
          </table:table-cell>
          <table:table-cell table:style-name="ce21" table:formula="of:=IF(OR(EXACT([.B271];&quot;&quot;);[.B271]&lt;=0);&quot;&quot;;[.B271]*[.$D$1])" office:value-type="currency" office:currency="USD" office:value="481.743583333333">
            <text:p>$481.74</text:p>
          </table:table-cell>
          <table:table-cell table:style-name="ce21" table:formula="of:=IF(OR(EXACT([.B271];&quot;&quot;);[.B271]&lt;=0);&quot;&quot;;[.E272]-[.C272])" office:value-type="currency" office:currency="USD" office:value="994.515879950051">
            <text:p>$994.52</text:p>
          </table:table-cell>
          <table:table-cell table:style-name="ce21" table:formula="of:=IF(OR(EXACT([.B271];&quot;&quot;);[.B271]&lt;=0);&quot;&quot;;IF([.G272]&gt;0;[.G272];MIN([.B271]+[.C27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2]+1" office:value-type="float" office:value="267">
            <text:p>267</text:p>
          </table:table-cell>
          <table:table-cell table:style-name="ce21" table:formula="of:=IF(OR(EXACT([.B272];&quot;&quot;);[.B272]&lt;=0);&quot;&quot;;ROUND([.B272]-[.D273];2))" office:value-type="currency" office:currency="USD" office:value="113625.28">
            <text:p>$113,625.28</text:p>
          </table:table-cell>
          <table:table-cell table:style-name="ce21" table:formula="of:=IF(OR(EXACT([.B272];&quot;&quot;);[.B272]&lt;=0);&quot;&quot;;[.B272]*[.$D$1])" office:value-type="currency" office:currency="USD" office:value="477.59975">
            <text:p>$477.60</text:p>
          </table:table-cell>
          <table:table-cell table:style-name="ce21" table:formula="of:=IF(OR(EXACT([.B272];&quot;&quot;);[.B272]&lt;=0);&quot;&quot;;[.E273]-[.C273])" office:value-type="currency" office:currency="USD" office:value="998.659713283384">
            <text:p>$998.66</text:p>
          </table:table-cell>
          <table:table-cell table:style-name="ce21" table:formula="of:=IF(OR(EXACT([.B272];&quot;&quot;);[.B272]&lt;=0);&quot;&quot;;IF([.G273]&gt;0;[.G273];MIN([.B272]+[.C27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3]+1" office:value-type="float" office:value="268">
            <text:p>268</text:p>
          </table:table-cell>
          <table:table-cell table:style-name="ce21" table:formula="of:=IF(OR(EXACT([.B273];&quot;&quot;);[.B273]&lt;=0);&quot;&quot;;ROUND([.B273]-[.D274];2))" office:value-type="currency" office:currency="USD" office:value="112622.46">
            <text:p>$112,622.46</text:p>
          </table:table-cell>
          <table:table-cell table:style-name="ce21" table:formula="of:=IF(OR(EXACT([.B273];&quot;&quot;);[.B273]&lt;=0);&quot;&quot;;[.B273]*[.$D$1])" office:value-type="currency" office:currency="USD" office:value="473.438666666667">
            <text:p>$473.44</text:p>
          </table:table-cell>
          <table:table-cell table:style-name="ce21" table:formula="of:=IF(OR(EXACT([.B273];&quot;&quot;);[.B273]&lt;=0);&quot;&quot;;[.E274]-[.C274])" office:value-type="currency" office:currency="USD" office:value="1002.82079661672">
            <text:p>$1,002.82</text:p>
          </table:table-cell>
          <table:table-cell table:style-name="ce21" table:formula="of:=IF(OR(EXACT([.B273];&quot;&quot;);[.B273]&lt;=0);&quot;&quot;;IF([.G274]&gt;0;[.G274];MIN([.B273]+[.C27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4]+1" office:value-type="float" office:value="269">
            <text:p>269</text:p>
          </table:table-cell>
          <table:table-cell table:style-name="ce21" table:formula="of:=IF(OR(EXACT([.B274];&quot;&quot;);[.B274]&lt;=0);&quot;&quot;;ROUND([.B274]-[.D275];2))" office:value-type="currency" office:currency="USD" office:value="111615.46">
            <text:p>$111,615.46</text:p>
          </table:table-cell>
          <table:table-cell table:style-name="ce21" table:formula="of:=IF(OR(EXACT([.B274];&quot;&quot;);[.B274]&lt;=0);&quot;&quot;;[.B274]*[.$D$1])" office:value-type="currency" office:currency="USD" office:value="469.26025">
            <text:p>$469.26</text:p>
          </table:table-cell>
          <table:table-cell table:style-name="ce21" table:formula="of:=IF(OR(EXACT([.B274];&quot;&quot;);[.B274]&lt;=0);&quot;&quot;;[.E275]-[.C275])" office:value-type="currency" office:currency="USD" office:value="1006.99921328338">
            <text:p>$1,007.00</text:p>
          </table:table-cell>
          <table:table-cell table:style-name="ce21" table:formula="of:=IF(OR(EXACT([.B274];&quot;&quot;);[.B274]&lt;=0);&quot;&quot;;IF([.G275]&gt;0;[.G275];MIN([.B274]+[.C27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5]+1" office:value-type="float" office:value="270">
            <text:p>270</text:p>
          </table:table-cell>
          <table:table-cell table:style-name="ce21" table:formula="of:=IF(OR(EXACT([.B275];&quot;&quot;);[.B275]&lt;=0);&quot;&quot;;ROUND([.B275]-[.D276];2))" office:value-type="currency" office:currency="USD" office:value="110604.26">
            <text:p>$110,604.26</text:p>
          </table:table-cell>
          <table:table-cell table:style-name="ce21" table:formula="of:=IF(OR(EXACT([.B275];&quot;&quot;);[.B275]&lt;=0);&quot;&quot;;[.B275]*[.$D$1])" office:value-type="currency" office:currency="USD" office:value="465.064416666667">
            <text:p>$465.06</text:p>
          </table:table-cell>
          <table:table-cell table:style-name="ce21" table:formula="of:=IF(OR(EXACT([.B275];&quot;&quot;);[.B275]&lt;=0);&quot;&quot;;[.E276]-[.C276])" office:value-type="currency" office:currency="USD" office:value="1011.19504661672">
            <text:p>$1,011.20</text:p>
          </table:table-cell>
          <table:table-cell table:style-name="ce21" table:formula="of:=IF(OR(EXACT([.B275];&quot;&quot;);[.B275]&lt;=0);&quot;&quot;;IF([.G276]&gt;0;[.G276];MIN([.B275]+[.C27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6]+1" office:value-type="float" office:value="271">
            <text:p>271</text:p>
          </table:table-cell>
          <table:table-cell table:style-name="ce21" table:formula="of:=IF(OR(EXACT([.B276];&quot;&quot;);[.B276]&lt;=0);&quot;&quot;;ROUND([.B276]-[.D277];2))" office:value-type="currency" office:currency="USD" office:value="109588.85">
            <text:p>$109,588.85</text:p>
          </table:table-cell>
          <table:table-cell table:style-name="ce21" table:formula="of:=IF(OR(EXACT([.B276];&quot;&quot;);[.B276]&lt;=0);&quot;&quot;;[.B276]*[.$D$1])" office:value-type="currency" office:currency="USD" office:value="460.851083333333">
            <text:p>$460.85</text:p>
          </table:table-cell>
          <table:table-cell table:style-name="ce21" table:formula="of:=IF(OR(EXACT([.B276];&quot;&quot;);[.B276]&lt;=0);&quot;&quot;;[.E277]-[.C277])" office:value-type="currency" office:currency="USD" office:value="1015.40837995005">
            <text:p>$1,015.41</text:p>
          </table:table-cell>
          <table:table-cell table:style-name="ce21" table:formula="of:=IF(OR(EXACT([.B276];&quot;&quot;);[.B276]&lt;=0);&quot;&quot;;IF([.G277]&gt;0;[.G277];MIN([.B276]+[.C27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7]+1" office:value-type="float" office:value="272">
            <text:p>272</text:p>
          </table:table-cell>
          <table:table-cell table:style-name="ce21" table:formula="of:=IF(OR(EXACT([.B277];&quot;&quot;);[.B277]&lt;=0);&quot;&quot;;ROUND([.B277]-[.D278];2))" office:value-type="currency" office:currency="USD" office:value="108569.21">
            <text:p>$108,569.21</text:p>
          </table:table-cell>
          <table:table-cell table:style-name="ce21" table:formula="of:=IF(OR(EXACT([.B277];&quot;&quot;);[.B277]&lt;=0);&quot;&quot;;[.B277]*[.$D$1])" office:value-type="currency" office:currency="USD" office:value="456.620208333333">
            <text:p>$456.62</text:p>
          </table:table-cell>
          <table:table-cell table:style-name="ce21" table:formula="of:=IF(OR(EXACT([.B277];&quot;&quot;);[.B277]&lt;=0);&quot;&quot;;[.E278]-[.C278])" office:value-type="currency" office:currency="USD" office:value="1019.63925495005">
            <text:p>$1,019.64</text:p>
          </table:table-cell>
          <table:table-cell table:style-name="ce21" table:formula="of:=IF(OR(EXACT([.B277];&quot;&quot;);[.B277]&lt;=0);&quot;&quot;;IF([.G278]&gt;0;[.G278];MIN([.B277]+[.C27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8]+1" office:value-type="float" office:value="273">
            <text:p>273</text:p>
          </table:table-cell>
          <table:table-cell table:style-name="ce21" table:formula="of:=IF(OR(EXACT([.B278];&quot;&quot;);[.B278]&lt;=0);&quot;&quot;;ROUND([.B278]-[.D279];2))" office:value-type="currency" office:currency="USD" office:value="107545.32">
            <text:p>$107,545.32</text:p>
          </table:table-cell>
          <table:table-cell table:style-name="ce21" table:formula="of:=IF(OR(EXACT([.B278];&quot;&quot;);[.B278]&lt;=0);&quot;&quot;;[.B278]*[.$D$1])" office:value-type="currency" office:currency="USD" office:value="452.371708333333">
            <text:p>$452.37</text:p>
          </table:table-cell>
          <table:table-cell table:style-name="ce21" table:formula="of:=IF(OR(EXACT([.B278];&quot;&quot;);[.B278]&lt;=0);&quot;&quot;;[.E279]-[.C279])" office:value-type="currency" office:currency="USD" office:value="1023.88775495005">
            <text:p>$1,023.89</text:p>
          </table:table-cell>
          <table:table-cell table:style-name="ce21" table:formula="of:=IF(OR(EXACT([.B278];&quot;&quot;);[.B278]&lt;=0);&quot;&quot;;IF([.G279]&gt;0;[.G279];MIN([.B278]+[.C27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9]+1" office:value-type="float" office:value="274">
            <text:p>274</text:p>
          </table:table-cell>
          <table:table-cell table:style-name="ce21" table:formula="of:=IF(OR(EXACT([.B279];&quot;&quot;);[.B279]&lt;=0);&quot;&quot;;ROUND([.B279]-[.D280];2))" office:value-type="currency" office:currency="USD" office:value="106517.17">
            <text:p>$106,517.17</text:p>
          </table:table-cell>
          <table:table-cell table:style-name="ce21" table:formula="of:=IF(OR(EXACT([.B279];&quot;&quot;);[.B279]&lt;=0);&quot;&quot;;[.B279]*[.$D$1])" office:value-type="currency" office:currency="USD" office:value="448.1055">
            <text:p>$448.11</text:p>
          </table:table-cell>
          <table:table-cell table:style-name="ce21" table:formula="of:=IF(OR(EXACT([.B279];&quot;&quot;);[.B279]&lt;=0);&quot;&quot;;[.E280]-[.C280])" office:value-type="currency" office:currency="USD" office:value="1028.15396328338">
            <text:p>$1,028.15</text:p>
          </table:table-cell>
          <table:table-cell table:style-name="ce21" table:formula="of:=IF(OR(EXACT([.B279];&quot;&quot;);[.B279]&lt;=0);&quot;&quot;;IF([.G280]&gt;0;[.G280];MIN([.B279]+[.C28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0]+1" office:value-type="float" office:value="275">
            <text:p>275</text:p>
          </table:table-cell>
          <table:table-cell table:style-name="ce21" table:formula="of:=IF(OR(EXACT([.B280];&quot;&quot;);[.B280]&lt;=0);&quot;&quot;;ROUND([.B280]-[.D281];2))" office:value-type="currency" office:currency="USD" office:value="105484.73">
            <text:p>$105,484.73</text:p>
          </table:table-cell>
          <table:table-cell table:style-name="ce21" table:formula="of:=IF(OR(EXACT([.B280];&quot;&quot;);[.B280]&lt;=0);&quot;&quot;;[.B280]*[.$D$1])" office:value-type="currency" office:currency="USD" office:value="443.821541666667">
            <text:p>$443.82</text:p>
          </table:table-cell>
          <table:table-cell table:style-name="ce21" table:formula="of:=IF(OR(EXACT([.B280];&quot;&quot;);[.B280]&lt;=0);&quot;&quot;;[.E281]-[.C281])" office:value-type="currency" office:currency="USD" office:value="1032.43792161672">
            <text:p>$1,032.44</text:p>
          </table:table-cell>
          <table:table-cell table:style-name="ce21" table:formula="of:=IF(OR(EXACT([.B280];&quot;&quot;);[.B280]&lt;=0);&quot;&quot;;IF([.G281]&gt;0;[.G281];MIN([.B280]+[.C28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81]+1" office:value-type="float" office:value="276">
            <text:p>276</text:p>
          </table:table-cell>
          <table:table-cell table:style-name="ce22" table:formula="of:=IF(OR(EXACT([.B281];&quot;&quot;);[.B281]&lt;=0);&quot;&quot;;ROUND([.B281]-[.D282];2))" office:value-type="currency" office:currency="USD" office:value="104447.99">
            <text:p>$104,447.99</text:p>
          </table:table-cell>
          <table:table-cell table:style-name="ce22" table:formula="of:=IF(OR(EXACT([.B281];&quot;&quot;);[.B281]&lt;=0);&quot;&quot;;[.B281]*[.$D$1])" office:value-type="currency" office:currency="USD" office:value="439.519708333333">
            <text:p>$439.52</text:p>
          </table:table-cell>
          <table:table-cell table:style-name="ce22" table:formula="of:=IF(OR(EXACT([.B281];&quot;&quot;);[.B281]&lt;=0);&quot;&quot;;[.E282]-[.C282])" office:value-type="currency" office:currency="USD" office:value="1036.73975495005">
            <text:p>$1,036.74</text:p>
          </table:table-cell>
          <table:table-cell table:style-name="ce22" table:formula="of:=IF(OR(EXACT([.B281];&quot;&quot;);[.B281]&lt;=0);&quot;&quot;;IF([.G282]&gt;0;[.G282];MIN([.B281]+[.C28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3">
            <text:p>2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2]+1" office:value-type="float" office:value="277">
            <text:p>277</text:p>
          </table:table-cell>
          <table:table-cell table:style-name="ce21" table:formula="of:=IF(OR(EXACT([.B282];&quot;&quot;);[.B282]&lt;=0);&quot;&quot;;ROUND([.B282]-[.D283];2))" office:value-type="currency" office:currency="USD" office:value="103406.93">
            <text:p>$103,406.93</text:p>
          </table:table-cell>
          <table:table-cell table:style-name="ce21" table:formula="of:=IF(OR(EXACT([.B282];&quot;&quot;);[.B282]&lt;=0);&quot;&quot;;[.B282]*[.$D$1])" office:value-type="currency" office:currency="USD" office:value="435.199958333333">
            <text:p>$435.20</text:p>
          </table:table-cell>
          <table:table-cell table:style-name="ce21" table:formula="of:=IF(OR(EXACT([.B282];&quot;&quot;);[.B282]&lt;=0);&quot;&quot;;[.E283]-[.C283])" office:value-type="currency" office:currency="USD" office:value="1041.05950495005">
            <text:p>$1,041.06</text:p>
          </table:table-cell>
          <table:table-cell table:style-name="ce21" table:formula="of:=IF(OR(EXACT([.B282];&quot;&quot;);[.B282]&lt;=0);&quot;&quot;;IF([.G283]&gt;0;[.G283];MIN([.B282]+[.C28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3]+1" office:value-type="float" office:value="278">
            <text:p>278</text:p>
          </table:table-cell>
          <table:table-cell table:style-name="ce21" table:formula="of:=IF(OR(EXACT([.B283];&quot;&quot;);[.B283]&lt;=0);&quot;&quot;;ROUND([.B283]-[.D284];2))" office:value-type="currency" office:currency="USD" office:value="102361.53">
            <text:p>$102,361.53</text:p>
          </table:table-cell>
          <table:table-cell table:style-name="ce21" table:formula="of:=IF(OR(EXACT([.B283];&quot;&quot;);[.B283]&lt;=0);&quot;&quot;;[.B283]*[.$D$1])" office:value-type="currency" office:currency="USD" office:value="430.862208333333">
            <text:p>$430.86</text:p>
          </table:table-cell>
          <table:table-cell table:style-name="ce21" table:formula="of:=IF(OR(EXACT([.B283];&quot;&quot;);[.B283]&lt;=0);&quot;&quot;;[.E284]-[.C284])" office:value-type="currency" office:currency="USD" office:value="1045.39725495005">
            <text:p>$1,045.40</text:p>
          </table:table-cell>
          <table:table-cell table:style-name="ce21" table:formula="of:=IF(OR(EXACT([.B283];&quot;&quot;);[.B283]&lt;=0);&quot;&quot;;IF([.G284]&gt;0;[.G284];MIN([.B283]+[.C28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4]+1" office:value-type="float" office:value="279">
            <text:p>279</text:p>
          </table:table-cell>
          <table:table-cell table:style-name="ce21" table:formula="of:=IF(OR(EXACT([.B284];&quot;&quot;);[.B284]&lt;=0);&quot;&quot;;ROUND([.B284]-[.D285];2))" office:value-type="currency" office:currency="USD" office:value="101311.78">
            <text:p>$101,311.78</text:p>
          </table:table-cell>
          <table:table-cell table:style-name="ce21" table:formula="of:=IF(OR(EXACT([.B284];&quot;&quot;);[.B284]&lt;=0);&quot;&quot;;[.B284]*[.$D$1])" office:value-type="currency" office:currency="USD" office:value="426.506375">
            <text:p>$426.51</text:p>
          </table:table-cell>
          <table:table-cell table:style-name="ce21" table:formula="of:=IF(OR(EXACT([.B284];&quot;&quot;);[.B284]&lt;=0);&quot;&quot;;[.E285]-[.C285])" office:value-type="currency" office:currency="USD" office:value="1049.75308828338">
            <text:p>$1,049.75</text:p>
          </table:table-cell>
          <table:table-cell table:style-name="ce21" table:formula="of:=IF(OR(EXACT([.B284];&quot;&quot;);[.B284]&lt;=0);&quot;&quot;;IF([.G285]&gt;0;[.G285];MIN([.B284]+[.C28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5]+1" office:value-type="float" office:value="280">
            <text:p>280</text:p>
          </table:table-cell>
          <table:table-cell table:style-name="ce21" table:formula="of:=IF(OR(EXACT([.B285];&quot;&quot;);[.B285]&lt;=0);&quot;&quot;;ROUND([.B285]-[.D286];2))" office:value-type="currency" office:currency="USD" office:value="100257.65">
            <text:p>$100,257.65</text:p>
          </table:table-cell>
          <table:table-cell table:style-name="ce21" table:formula="of:=IF(OR(EXACT([.B285];&quot;&quot;);[.B285]&lt;=0);&quot;&quot;;[.B285]*[.$D$1])" office:value-type="currency" office:currency="USD" office:value="422.132416666667">
            <text:p>$422.13</text:p>
          </table:table-cell>
          <table:table-cell table:style-name="ce21" table:formula="of:=IF(OR(EXACT([.B285];&quot;&quot;);[.B285]&lt;=0);&quot;&quot;;[.E286]-[.C286])" office:value-type="currency" office:currency="USD" office:value="1054.12704661672">
            <text:p>$1,054.13</text:p>
          </table:table-cell>
          <table:table-cell table:style-name="ce21" table:formula="of:=IF(OR(EXACT([.B285];&quot;&quot;);[.B285]&lt;=0);&quot;&quot;;IF([.G286]&gt;0;[.G286];MIN([.B285]+[.C28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6]+1" office:value-type="float" office:value="281">
            <text:p>281</text:p>
          </table:table-cell>
          <table:table-cell table:style-name="ce21" table:formula="of:=IF(OR(EXACT([.B286];&quot;&quot;);[.B286]&lt;=0);&quot;&quot;;ROUND([.B286]-[.D287];2))" office:value-type="currency" office:currency="USD" office:value="99199.13">
            <text:p>$99,199.13</text:p>
          </table:table-cell>
          <table:table-cell table:style-name="ce21" table:formula="of:=IF(OR(EXACT([.B286];&quot;&quot;);[.B286]&lt;=0);&quot;&quot;;[.B286]*[.$D$1])" office:value-type="currency" office:currency="USD" office:value="417.740208333333">
            <text:p>$417.74</text:p>
          </table:table-cell>
          <table:table-cell table:style-name="ce21" table:formula="of:=IF(OR(EXACT([.B286];&quot;&quot;);[.B286]&lt;=0);&quot;&quot;;[.E287]-[.C287])" office:value-type="currency" office:currency="USD" office:value="1058.51925495005">
            <text:p>$1,058.52</text:p>
          </table:table-cell>
          <table:table-cell table:style-name="ce21" table:formula="of:=IF(OR(EXACT([.B286];&quot;&quot;);[.B286]&lt;=0);&quot;&quot;;IF([.G287]&gt;0;[.G287];MIN([.B286]+[.C28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7]+1" office:value-type="float" office:value="282">
            <text:p>282</text:p>
          </table:table-cell>
          <table:table-cell table:style-name="ce21" table:formula="of:=IF(OR(EXACT([.B287];&quot;&quot;);[.B287]&lt;=0);&quot;&quot;;ROUND([.B287]-[.D288];2))" office:value-type="currency" office:currency="USD" office:value="98136.2">
            <text:p>$98,136.20</text:p>
          </table:table-cell>
          <table:table-cell table:style-name="ce21" table:formula="of:=IF(OR(EXACT([.B287];&quot;&quot;);[.B287]&lt;=0);&quot;&quot;;[.B287]*[.$D$1])" office:value-type="currency" office:currency="USD" office:value="413.329708333333">
            <text:p>$413.33</text:p>
          </table:table-cell>
          <table:table-cell table:style-name="ce21" table:formula="of:=IF(OR(EXACT([.B287];&quot;&quot;);[.B287]&lt;=0);&quot;&quot;;[.E288]-[.C288])" office:value-type="currency" office:currency="USD" office:value="1062.92975495005">
            <text:p>$1,062.93</text:p>
          </table:table-cell>
          <table:table-cell table:style-name="ce21" table:formula="of:=IF(OR(EXACT([.B287];&quot;&quot;);[.B287]&lt;=0);&quot;&quot;;IF([.G288]&gt;0;[.G288];MIN([.B287]+[.C28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8]+1" office:value-type="float" office:value="283">
            <text:p>283</text:p>
          </table:table-cell>
          <table:table-cell table:style-name="ce21" table:formula="of:=IF(OR(EXACT([.B288];&quot;&quot;);[.B288]&lt;=0);&quot;&quot;;ROUND([.B288]-[.D289];2))" office:value-type="currency" office:currency="USD" office:value="97068.84">
            <text:p>$97,068.84</text:p>
          </table:table-cell>
          <table:table-cell table:style-name="ce21" table:formula="of:=IF(OR(EXACT([.B288];&quot;&quot;);[.B288]&lt;=0);&quot;&quot;;[.B288]*[.$D$1])" office:value-type="currency" office:currency="USD" office:value="408.900833333333">
            <text:p>$408.90</text:p>
          </table:table-cell>
          <table:table-cell table:style-name="ce21" table:formula="of:=IF(OR(EXACT([.B288];&quot;&quot;);[.B288]&lt;=0);&quot;&quot;;[.E289]-[.C289])" office:value-type="currency" office:currency="USD" office:value="1067.35862995005">
            <text:p>$1,067.36</text:p>
          </table:table-cell>
          <table:table-cell table:style-name="ce21" table:formula="of:=IF(OR(EXACT([.B288];&quot;&quot;);[.B288]&lt;=0);&quot;&quot;;IF([.G289]&gt;0;[.G289];MIN([.B288]+[.C28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9]+1" office:value-type="float" office:value="284">
            <text:p>284</text:p>
          </table:table-cell>
          <table:table-cell table:style-name="ce21" table:formula="of:=IF(OR(EXACT([.B289];&quot;&quot;);[.B289]&lt;=0);&quot;&quot;;ROUND([.B289]-[.D290];2))" office:value-type="currency" office:currency="USD" office:value="95997.03">
            <text:p>$95,997.03</text:p>
          </table:table-cell>
          <table:table-cell table:style-name="ce21" table:formula="of:=IF(OR(EXACT([.B289];&quot;&quot;);[.B289]&lt;=0);&quot;&quot;;[.B289]*[.$D$1])" office:value-type="currency" office:currency="USD" office:value="404.4535">
            <text:p>$404.45</text:p>
          </table:table-cell>
          <table:table-cell table:style-name="ce21" table:formula="of:=IF(OR(EXACT([.B289];&quot;&quot;);[.B289]&lt;=0);&quot;&quot;;[.E290]-[.C290])" office:value-type="currency" office:currency="USD" office:value="1071.80596328338">
            <text:p>$1,071.81</text:p>
          </table:table-cell>
          <table:table-cell table:style-name="ce21" table:formula="of:=IF(OR(EXACT([.B289];&quot;&quot;);[.B289]&lt;=0);&quot;&quot;;IF([.G290]&gt;0;[.G290];MIN([.B289]+[.C29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0]+1" office:value-type="float" office:value="285">
            <text:p>285</text:p>
          </table:table-cell>
          <table:table-cell table:style-name="ce21" table:formula="of:=IF(OR(EXACT([.B290];&quot;&quot;);[.B290]&lt;=0);&quot;&quot;;ROUND([.B290]-[.D291];2))" office:value-type="currency" office:currency="USD" office:value="94920.76">
            <text:p>$94,920.76</text:p>
          </table:table-cell>
          <table:table-cell table:style-name="ce21" table:formula="of:=IF(OR(EXACT([.B290];&quot;&quot;);[.B290]&lt;=0);&quot;&quot;;[.B290]*[.$D$1])" office:value-type="currency" office:currency="USD" office:value="399.987625">
            <text:p>$399.99</text:p>
          </table:table-cell>
          <table:table-cell table:style-name="ce21" table:formula="of:=IF(OR(EXACT([.B290];&quot;&quot;);[.B290]&lt;=0);&quot;&quot;;[.E291]-[.C291])" office:value-type="currency" office:currency="USD" office:value="1076.27183828338">
            <text:p>$1,076.27</text:p>
          </table:table-cell>
          <table:table-cell table:style-name="ce21" table:formula="of:=IF(OR(EXACT([.B290];&quot;&quot;);[.B290]&lt;=0);&quot;&quot;;IF([.G291]&gt;0;[.G291];MIN([.B290]+[.C29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1]+1" office:value-type="float" office:value="286">
            <text:p>286</text:p>
          </table:table-cell>
          <table:table-cell table:style-name="ce21" table:formula="of:=IF(OR(EXACT([.B291];&quot;&quot;);[.B291]&lt;=0);&quot;&quot;;ROUND([.B291]-[.D292];2))" office:value-type="currency" office:currency="USD" office:value="93840">
            <text:p>$93,840.00</text:p>
          </table:table-cell>
          <table:table-cell table:style-name="ce21" table:formula="of:=IF(OR(EXACT([.B291];&quot;&quot;);[.B291]&lt;=0);&quot;&quot;;[.B291]*[.$D$1])" office:value-type="currency" office:currency="USD" office:value="395.503166666667">
            <text:p>$395.50</text:p>
          </table:table-cell>
          <table:table-cell table:style-name="ce21" table:formula="of:=IF(OR(EXACT([.B291];&quot;&quot;);[.B291]&lt;=0);&quot;&quot;;[.E292]-[.C292])" office:value-type="currency" office:currency="USD" office:value="1080.75629661672">
            <text:p>$1,080.76</text:p>
          </table:table-cell>
          <table:table-cell table:style-name="ce21" table:formula="of:=IF(OR(EXACT([.B291];&quot;&quot;);[.B291]&lt;=0);&quot;&quot;;IF([.G292]&gt;0;[.G292];MIN([.B291]+[.C29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2]+1" office:value-type="float" office:value="287">
            <text:p>287</text:p>
          </table:table-cell>
          <table:table-cell table:style-name="ce21" table:formula="of:=IF(OR(EXACT([.B292];&quot;&quot;);[.B292]&lt;=0);&quot;&quot;;ROUND([.B292]-[.D293];2))" office:value-type="currency" office:currency="USD" office:value="92754.74">
            <text:p>$92,754.74</text:p>
          </table:table-cell>
          <table:table-cell table:style-name="ce21" table:formula="of:=IF(OR(EXACT([.B292];&quot;&quot;);[.B292]&lt;=0);&quot;&quot;;[.B292]*[.$D$1])" office:value-type="currency" office:currency="USD" office:value="391">
            <text:p>$391.00</text:p>
          </table:table-cell>
          <table:table-cell table:style-name="ce21" table:formula="of:=IF(OR(EXACT([.B292];&quot;&quot;);[.B292]&lt;=0);&quot;&quot;;[.E293]-[.C293])" office:value-type="currency" office:currency="USD" office:value="1085.25946328338">
            <text:p>$1,085.26</text:p>
          </table:table-cell>
          <table:table-cell table:style-name="ce21" table:formula="of:=IF(OR(EXACT([.B292];&quot;&quot;);[.B292]&lt;=0);&quot;&quot;;IF([.G293]&gt;0;[.G293];MIN([.B292]+[.C29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3]+1" office:value-type="float" office:value="288">
            <text:p>288</text:p>
          </table:table-cell>
          <table:table-cell table:style-name="ce22" table:formula="of:=IF(OR(EXACT([.B293];&quot;&quot;);[.B293]&lt;=0);&quot;&quot;;ROUND([.B293]-[.D294];2))" office:value-type="currency" office:currency="USD" office:value="91664.96">
            <text:p>$91,664.96</text:p>
          </table:table-cell>
          <table:table-cell table:style-name="ce22" table:formula="of:=IF(OR(EXACT([.B293];&quot;&quot;);[.B293]&lt;=0);&quot;&quot;;[.B293]*[.$D$1])" office:value-type="currency" office:currency="USD" office:value="386.478083333333">
            <text:p>$386.48</text:p>
          </table:table-cell>
          <table:table-cell table:style-name="ce22" table:formula="of:=IF(OR(EXACT([.B293];&quot;&quot;);[.B293]&lt;=0);&quot;&quot;;[.E294]-[.C294])" office:value-type="currency" office:currency="USD" office:value="1089.78137995005">
            <text:p>$1,089.78</text:p>
          </table:table-cell>
          <table:table-cell table:style-name="ce22" table:formula="of:=IF(OR(EXACT([.B293];&quot;&quot;);[.B293]&lt;=0);&quot;&quot;;IF([.G294]&gt;0;[.G294];MIN([.B293]+[.C29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4">
            <text:p>2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4]+1" office:value-type="float" office:value="289">
            <text:p>289</text:p>
          </table:table-cell>
          <table:table-cell table:style-name="ce21" table:formula="of:=IF(OR(EXACT([.B294];&quot;&quot;);[.B294]&lt;=0);&quot;&quot;;ROUND([.B294]-[.D295];2))" office:value-type="currency" office:currency="USD" office:value="90570.64">
            <text:p>$90,570.64</text:p>
          </table:table-cell>
          <table:table-cell table:style-name="ce21" table:formula="of:=IF(OR(EXACT([.B294];&quot;&quot;);[.B294]&lt;=0);&quot;&quot;;[.B294]*[.$D$1])" office:value-type="currency" office:currency="USD" office:value="381.937333333333">
            <text:p>$381.94</text:p>
          </table:table-cell>
          <table:table-cell table:style-name="ce21" table:formula="of:=IF(OR(EXACT([.B294];&quot;&quot;);[.B294]&lt;=0);&quot;&quot;;[.E295]-[.C295])" office:value-type="currency" office:currency="USD" office:value="1094.32212995005">
            <text:p>$1,094.32</text:p>
          </table:table-cell>
          <table:table-cell table:style-name="ce21" table:formula="of:=IF(OR(EXACT([.B294];&quot;&quot;);[.B294]&lt;=0);&quot;&quot;;IF([.G295]&gt;0;[.G295];MIN([.B294]+[.C29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5]+1" office:value-type="float" office:value="290">
            <text:p>290</text:p>
          </table:table-cell>
          <table:table-cell table:style-name="ce21" table:formula="of:=IF(OR(EXACT([.B295];&quot;&quot;);[.B295]&lt;=0);&quot;&quot;;ROUND([.B295]-[.D296];2))" office:value-type="currency" office:currency="USD" office:value="89471.76">
            <text:p>$89,471.76</text:p>
          </table:table-cell>
          <table:table-cell table:style-name="ce21" table:formula="of:=IF(OR(EXACT([.B295];&quot;&quot;);[.B295]&lt;=0);&quot;&quot;;[.B295]*[.$D$1])" office:value-type="currency" office:currency="USD" office:value="377.377666666667">
            <text:p>$377.38</text:p>
          </table:table-cell>
          <table:table-cell table:style-name="ce21" table:formula="of:=IF(OR(EXACT([.B295];&quot;&quot;);[.B295]&lt;=0);&quot;&quot;;[.E296]-[.C296])" office:value-type="currency" office:currency="USD" office:value="1098.88179661672">
            <text:p>$1,098.88</text:p>
          </table:table-cell>
          <table:table-cell table:style-name="ce21" table:formula="of:=IF(OR(EXACT([.B295];&quot;&quot;);[.B295]&lt;=0);&quot;&quot;;IF([.G296]&gt;0;[.G296];MIN([.B295]+[.C29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6]+1" office:value-type="float" office:value="291">
            <text:p>291</text:p>
          </table:table-cell>
          <table:table-cell table:style-name="ce21" table:formula="of:=IF(OR(EXACT([.B296];&quot;&quot;);[.B296]&lt;=0);&quot;&quot;;ROUND([.B296]-[.D297];2))" office:value-type="currency" office:currency="USD" office:value="88368.3">
            <text:p>$88,368.30</text:p>
          </table:table-cell>
          <table:table-cell table:style-name="ce21" table:formula="of:=IF(OR(EXACT([.B296];&quot;&quot;);[.B296]&lt;=0);&quot;&quot;;[.B296]*[.$D$1])" office:value-type="currency" office:currency="USD" office:value="372.799">
            <text:p>$372.80</text:p>
          </table:table-cell>
          <table:table-cell table:style-name="ce21" table:formula="of:=IF(OR(EXACT([.B296];&quot;&quot;);[.B296]&lt;=0);&quot;&quot;;[.E297]-[.C297])" office:value-type="currency" office:currency="USD" office:value="1103.46046328338">
            <text:p>$1,103.46</text:p>
          </table:table-cell>
          <table:table-cell table:style-name="ce21" table:formula="of:=IF(OR(EXACT([.B296];&quot;&quot;);[.B296]&lt;=0);&quot;&quot;;IF([.G297]&gt;0;[.G297];MIN([.B296]+[.C29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7]+1" office:value-type="float" office:value="292">
            <text:p>292</text:p>
          </table:table-cell>
          <table:table-cell table:style-name="ce21" table:formula="of:=IF(OR(EXACT([.B297];&quot;&quot;);[.B297]&lt;=0);&quot;&quot;;ROUND([.B297]-[.D298];2))" office:value-type="currency" office:currency="USD" office:value="87260.24">
            <text:p>$87,260.24</text:p>
          </table:table-cell>
          <table:table-cell table:style-name="ce21" table:formula="of:=IF(OR(EXACT([.B297];&quot;&quot;);[.B297]&lt;=0);&quot;&quot;;[.B297]*[.$D$1])" office:value-type="currency" office:currency="USD" office:value="368.20125">
            <text:p>$368.20</text:p>
          </table:table-cell>
          <table:table-cell table:style-name="ce21" table:formula="of:=IF(OR(EXACT([.B297];&quot;&quot;);[.B297]&lt;=0);&quot;&quot;;[.E298]-[.C298])" office:value-type="currency" office:currency="USD" office:value="1108.05821328338">
            <text:p>$1,108.06</text:p>
          </table:table-cell>
          <table:table-cell table:style-name="ce21" table:formula="of:=IF(OR(EXACT([.B297];&quot;&quot;);[.B297]&lt;=0);&quot;&quot;;IF([.G298]&gt;0;[.G298];MIN([.B297]+[.C29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8]+1" office:value-type="float" office:value="293">
            <text:p>293</text:p>
          </table:table-cell>
          <table:table-cell table:style-name="ce21" table:formula="of:=IF(OR(EXACT([.B298];&quot;&quot;);[.B298]&lt;=0);&quot;&quot;;ROUND([.B298]-[.D299];2))" office:value-type="currency" office:currency="USD" office:value="86147.56">
            <text:p>$86,147.56</text:p>
          </table:table-cell>
          <table:table-cell table:style-name="ce21" table:formula="of:=IF(OR(EXACT([.B298];&quot;&quot;);[.B298]&lt;=0);&quot;&quot;;[.B298]*[.$D$1])" office:value-type="currency" office:currency="USD" office:value="363.584333333333">
            <text:p>$363.58</text:p>
          </table:table-cell>
          <table:table-cell table:style-name="ce21" table:formula="of:=IF(OR(EXACT([.B298];&quot;&quot;);[.B298]&lt;=0);&quot;&quot;;[.E299]-[.C299])" office:value-type="currency" office:currency="USD" office:value="1112.67512995005">
            <text:p>$1,112.68</text:p>
          </table:table-cell>
          <table:table-cell table:style-name="ce21" table:formula="of:=IF(OR(EXACT([.B298];&quot;&quot;);[.B298]&lt;=0);&quot;&quot;;IF([.G299]&gt;0;[.G299];MIN([.B298]+[.C29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9]+1" office:value-type="float" office:value="294">
            <text:p>294</text:p>
          </table:table-cell>
          <table:table-cell table:style-name="ce21" table:formula="of:=IF(OR(EXACT([.B299];&quot;&quot;);[.B299]&lt;=0);&quot;&quot;;ROUND([.B299]-[.D300];2))" office:value-type="currency" office:currency="USD" office:value="85030.25">
            <text:p>$85,030.25</text:p>
          </table:table-cell>
          <table:table-cell table:style-name="ce21" table:formula="of:=IF(OR(EXACT([.B299];&quot;&quot;);[.B299]&lt;=0);&quot;&quot;;[.B299]*[.$D$1])" office:value-type="currency" office:currency="USD" office:value="358.948166666667">
            <text:p>$358.95</text:p>
          </table:table-cell>
          <table:table-cell table:style-name="ce21" table:formula="of:=IF(OR(EXACT([.B299];&quot;&quot;);[.B299]&lt;=0);&quot;&quot;;[.E300]-[.C300])" office:value-type="currency" office:currency="USD" office:value="1117.31129661672">
            <text:p>$1,117.31</text:p>
          </table:table-cell>
          <table:table-cell table:style-name="ce21" table:formula="of:=IF(OR(EXACT([.B299];&quot;&quot;);[.B299]&lt;=0);&quot;&quot;;IF([.G300]&gt;0;[.G300];MIN([.B299]+[.C30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0]+1" office:value-type="float" office:value="295">
            <text:p>295</text:p>
          </table:table-cell>
          <table:table-cell table:style-name="ce21" table:formula="of:=IF(OR(EXACT([.B300];&quot;&quot;);[.B300]&lt;=0);&quot;&quot;;ROUND([.B300]-[.D301];2))" office:value-type="currency" office:currency="USD" office:value="83908.28">
            <text:p>$83,908.28</text:p>
          </table:table-cell>
          <table:table-cell table:style-name="ce21" table:formula="of:=IF(OR(EXACT([.B300];&quot;&quot;);[.B300]&lt;=0);&quot;&quot;;[.B300]*[.$D$1])" office:value-type="currency" office:currency="USD" office:value="354.292708333333">
            <text:p>$354.29</text:p>
          </table:table-cell>
          <table:table-cell table:style-name="ce21" table:formula="of:=IF(OR(EXACT([.B300];&quot;&quot;);[.B300]&lt;=0);&quot;&quot;;[.E301]-[.C301])" office:value-type="currency" office:currency="USD" office:value="1121.96675495005">
            <text:p>$1,121.97</text:p>
          </table:table-cell>
          <table:table-cell table:style-name="ce21" table:formula="of:=IF(OR(EXACT([.B300];&quot;&quot;);[.B300]&lt;=0);&quot;&quot;;IF([.G301]&gt;0;[.G301];MIN([.B300]+[.C30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1]+1" office:value-type="float" office:value="296">
            <text:p>296</text:p>
          </table:table-cell>
          <table:table-cell table:style-name="ce21" table:formula="of:=IF(OR(EXACT([.B301];&quot;&quot;);[.B301]&lt;=0);&quot;&quot;;ROUND([.B301]-[.D302];2))" office:value-type="currency" office:currency="USD" office:value="82781.64">
            <text:p>$82,781.64</text:p>
          </table:table-cell>
          <table:table-cell table:style-name="ce21" table:formula="of:=IF(OR(EXACT([.B301];&quot;&quot;);[.B301]&lt;=0);&quot;&quot;;[.B301]*[.$D$1])" office:value-type="currency" office:currency="USD" office:value="349.617833333333">
            <text:p>$349.62</text:p>
          </table:table-cell>
          <table:table-cell table:style-name="ce21" table:formula="of:=IF(OR(EXACT([.B301];&quot;&quot;);[.B301]&lt;=0);&quot;&quot;;[.E302]-[.C302])" office:value-type="currency" office:currency="USD" office:value="1126.64162995005">
            <text:p>$1,126.64</text:p>
          </table:table-cell>
          <table:table-cell table:style-name="ce21" table:formula="of:=IF(OR(EXACT([.B301];&quot;&quot;);[.B301]&lt;=0);&quot;&quot;;IF([.G302]&gt;0;[.G302];MIN([.B301]+[.C30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2]+1" office:value-type="float" office:value="297">
            <text:p>297</text:p>
          </table:table-cell>
          <table:table-cell table:style-name="ce21" table:formula="of:=IF(OR(EXACT([.B302];&quot;&quot;);[.B302]&lt;=0);&quot;&quot;;ROUND([.B302]-[.D303];2))" office:value-type="currency" office:currency="USD" office:value="81650.3">
            <text:p>$81,650.30</text:p>
          </table:table-cell>
          <table:table-cell table:style-name="ce21" table:formula="of:=IF(OR(EXACT([.B302];&quot;&quot;);[.B302]&lt;=0);&quot;&quot;;[.B302]*[.$D$1])" office:value-type="currency" office:currency="USD" office:value="344.9235">
            <text:p>$344.92</text:p>
          </table:table-cell>
          <table:table-cell table:style-name="ce21" table:formula="of:=IF(OR(EXACT([.B302];&quot;&quot;);[.B302]&lt;=0);&quot;&quot;;[.E303]-[.C303])" office:value-type="currency" office:currency="USD" office:value="1131.33596328338">
            <text:p>$1,131.34</text:p>
          </table:table-cell>
          <table:table-cell table:style-name="ce21" table:formula="of:=IF(OR(EXACT([.B302];&quot;&quot;);[.B302]&lt;=0);&quot;&quot;;IF([.G303]&gt;0;[.G303];MIN([.B302]+[.C30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3]+1" office:value-type="float" office:value="298">
            <text:p>298</text:p>
          </table:table-cell>
          <table:table-cell table:style-name="ce21" table:formula="of:=IF(OR(EXACT([.B303];&quot;&quot;);[.B303]&lt;=0);&quot;&quot;;ROUND([.B303]-[.D304];2))" office:value-type="currency" office:currency="USD" office:value="80514.25">
            <text:p>$80,514.25</text:p>
          </table:table-cell>
          <table:table-cell table:style-name="ce21" table:formula="of:=IF(OR(EXACT([.B303];&quot;&quot;);[.B303]&lt;=0);&quot;&quot;;[.B303]*[.$D$1])" office:value-type="currency" office:currency="USD" office:value="340.209583333333">
            <text:p>$340.21</text:p>
          </table:table-cell>
          <table:table-cell table:style-name="ce21" table:formula="of:=IF(OR(EXACT([.B303];&quot;&quot;);[.B303]&lt;=0);&quot;&quot;;[.E304]-[.C304])" office:value-type="currency" office:currency="USD" office:value="1136.04987995005">
            <text:p>$1,136.05</text:p>
          </table:table-cell>
          <table:table-cell table:style-name="ce21" table:formula="of:=IF(OR(EXACT([.B303];&quot;&quot;);[.B303]&lt;=0);&quot;&quot;;IF([.G304]&gt;0;[.G304];MIN([.B303]+[.C30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4]+1" office:value-type="float" office:value="299">
            <text:p>299</text:p>
          </table:table-cell>
          <table:table-cell table:style-name="ce21" table:formula="of:=IF(OR(EXACT([.B304];&quot;&quot;);[.B304]&lt;=0);&quot;&quot;;ROUND([.B304]-[.D305];2))" office:value-type="currency" office:currency="USD" office:value="79373.47">
            <text:p>$79,373.47</text:p>
          </table:table-cell>
          <table:table-cell table:style-name="ce21" table:formula="of:=IF(OR(EXACT([.B304];&quot;&quot;);[.B304]&lt;=0);&quot;&quot;;[.B304]*[.$D$1])" office:value-type="currency" office:currency="USD" office:value="335.476041666667">
            <text:p>$335.48</text:p>
          </table:table-cell>
          <table:table-cell table:style-name="ce21" table:formula="of:=IF(OR(EXACT([.B304];&quot;&quot;);[.B304]&lt;=0);&quot;&quot;;[.E305]-[.C305])" office:value-type="currency" office:currency="USD" office:value="1140.78342161672">
            <text:p>$1,140.78</text:p>
          </table:table-cell>
          <table:table-cell table:style-name="ce21" table:formula="of:=IF(OR(EXACT([.B304];&quot;&quot;);[.B304]&lt;=0);&quot;&quot;;IF([.G305]&gt;0;[.G305];MIN([.B304]+[.C30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05]+1" office:value-type="float" office:value="300">
            <text:p>300</text:p>
          </table:table-cell>
          <table:table-cell table:style-name="ce22" table:formula="of:=IF(OR(EXACT([.B305];&quot;&quot;);[.B305]&lt;=0);&quot;&quot;;ROUND([.B305]-[.D306];2))" office:value-type="currency" office:currency="USD" office:value="78227.93">
            <text:p>$78,227.93</text:p>
          </table:table-cell>
          <table:table-cell table:style-name="ce22" table:formula="of:=IF(OR(EXACT([.B305];&quot;&quot;);[.B305]&lt;=0);&quot;&quot;;[.B305]*[.$D$1])" office:value-type="currency" office:currency="USD" office:value="330.722791666667">
            <text:p>$330.72</text:p>
          </table:table-cell>
          <table:table-cell table:style-name="ce22" table:formula="of:=IF(OR(EXACT([.B305];&quot;&quot;);[.B305]&lt;=0);&quot;&quot;;[.E306]-[.C306])" office:value-type="currency" office:currency="USD" office:value="1145.53667161672">
            <text:p>$1,145.54</text:p>
          </table:table-cell>
          <table:table-cell table:style-name="ce22" table:formula="of:=IF(OR(EXACT([.B305];&quot;&quot;);[.B305]&lt;=0);&quot;&quot;;IF([.G306]&gt;0;[.G306];MIN([.B305]+[.C306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5">
            <text:p>2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6]+1" office:value-type="float" office:value="301">
            <text:p>301</text:p>
          </table:table-cell>
          <table:table-cell table:style-name="ce21" table:formula="of:=IF(OR(EXACT([.B306];&quot;&quot;);[.B306]&lt;=0);&quot;&quot;;ROUND([.B306]-[.D307];2))" office:value-type="currency" office:currency="USD" office:value="77077.62">
            <text:p>$77,077.62</text:p>
          </table:table-cell>
          <table:table-cell table:style-name="ce21" table:formula="of:=IF(OR(EXACT([.B306];&quot;&quot;);[.B306]&lt;=0);&quot;&quot;;[.B306]*[.$D$1])" office:value-type="currency" office:currency="USD" office:value="325.949708333333">
            <text:p>$325.95</text:p>
          </table:table-cell>
          <table:table-cell table:style-name="ce21" table:formula="of:=IF(OR(EXACT([.B306];&quot;&quot;);[.B306]&lt;=0);&quot;&quot;;[.E307]-[.C307])" office:value-type="currency" office:currency="USD" office:value="1150.30975495005">
            <text:p>$1,150.31</text:p>
          </table:table-cell>
          <table:table-cell table:style-name="ce21" table:formula="of:=IF(OR(EXACT([.B306];&quot;&quot;);[.B306]&lt;=0);&quot;&quot;;IF([.G307]&gt;0;[.G307];MIN([.B306]+[.C30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7]+1" office:value-type="float" office:value="302">
            <text:p>302</text:p>
          </table:table-cell>
          <table:table-cell table:style-name="ce21" table:formula="of:=IF(OR(EXACT([.B307];&quot;&quot;);[.B307]&lt;=0);&quot;&quot;;ROUND([.B307]-[.D308];2))" office:value-type="currency" office:currency="USD" office:value="75922.52">
            <text:p>$75,922.52</text:p>
          </table:table-cell>
          <table:table-cell table:style-name="ce21" table:formula="of:=IF(OR(EXACT([.B307];&quot;&quot;);[.B307]&lt;=0);&quot;&quot;;[.B307]*[.$D$1])" office:value-type="currency" office:currency="USD" office:value="321.15675">
            <text:p>$321.16</text:p>
          </table:table-cell>
          <table:table-cell table:style-name="ce21" table:formula="of:=IF(OR(EXACT([.B307];&quot;&quot;);[.B307]&lt;=0);&quot;&quot;;[.E308]-[.C308])" office:value-type="currency" office:currency="USD" office:value="1155.10271328338">
            <text:p>$1,155.10</text:p>
          </table:table-cell>
          <table:table-cell table:style-name="ce21" table:formula="of:=IF(OR(EXACT([.B307];&quot;&quot;);[.B307]&lt;=0);&quot;&quot;;IF([.G308]&gt;0;[.G308];MIN([.B307]+[.C30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8]+1" office:value-type="float" office:value="303">
            <text:p>303</text:p>
          </table:table-cell>
          <table:table-cell table:style-name="ce21" table:formula="of:=IF(OR(EXACT([.B308];&quot;&quot;);[.B308]&lt;=0);&quot;&quot;;ROUND([.B308]-[.D309];2))" office:value-type="currency" office:currency="USD" office:value="74762.6">
            <text:p>$74,762.60</text:p>
          </table:table-cell>
          <table:table-cell table:style-name="ce21" table:formula="of:=IF(OR(EXACT([.B308];&quot;&quot;);[.B308]&lt;=0);&quot;&quot;;[.B308]*[.$D$1])" office:value-type="currency" office:currency="USD" office:value="316.343833333333">
            <text:p>$316.34</text:p>
          </table:table-cell>
          <table:table-cell table:style-name="ce21" table:formula="of:=IF(OR(EXACT([.B308];&quot;&quot;);[.B308]&lt;=0);&quot;&quot;;[.E309]-[.C309])" office:value-type="currency" office:currency="USD" office:value="1159.91562995005">
            <text:p>$1,159.92</text:p>
          </table:table-cell>
          <table:table-cell table:style-name="ce21" table:formula="of:=IF(OR(EXACT([.B308];&quot;&quot;);[.B308]&lt;=0);&quot;&quot;;IF([.G309]&gt;0;[.G309];MIN([.B308]+[.C30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9]+1" office:value-type="float" office:value="304">
            <text:p>304</text:p>
          </table:table-cell>
          <table:table-cell table:style-name="ce21" table:formula="of:=IF(OR(EXACT([.B309];&quot;&quot;);[.B309]&lt;=0);&quot;&quot;;ROUND([.B309]-[.D310];2))" office:value-type="currency" office:currency="USD" office:value="73597.85">
            <text:p>$73,597.85</text:p>
          </table:table-cell>
          <table:table-cell table:style-name="ce21" table:formula="of:=IF(OR(EXACT([.B309];&quot;&quot;);[.B309]&lt;=0);&quot;&quot;;[.B309]*[.$D$1])" office:value-type="currency" office:currency="USD" office:value="311.510833333333">
            <text:p>$311.51</text:p>
          </table:table-cell>
          <table:table-cell table:style-name="ce21" table:formula="of:=IF(OR(EXACT([.B309];&quot;&quot;);[.B309]&lt;=0);&quot;&quot;;[.E310]-[.C310])" office:value-type="currency" office:currency="USD" office:value="1164.74862995005">
            <text:p>$1,164.75</text:p>
          </table:table-cell>
          <table:table-cell table:style-name="ce21" table:formula="of:=IF(OR(EXACT([.B309];&quot;&quot;);[.B309]&lt;=0);&quot;&quot;;IF([.G310]&gt;0;[.G310];MIN([.B309]+[.C31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0]+1" office:value-type="float" office:value="305">
            <text:p>305</text:p>
          </table:table-cell>
          <table:table-cell table:style-name="ce21" table:formula="of:=IF(OR(EXACT([.B310];&quot;&quot;);[.B310]&lt;=0);&quot;&quot;;ROUND([.B310]-[.D311];2))" office:value-type="currency" office:currency="USD" office:value="72428.25">
            <text:p>$72,428.25</text:p>
          </table:table-cell>
          <table:table-cell table:style-name="ce21" table:formula="of:=IF(OR(EXACT([.B310];&quot;&quot;);[.B310]&lt;=0);&quot;&quot;;[.B310]*[.$D$1])" office:value-type="currency" office:currency="USD" office:value="306.657708333333">
            <text:p>$306.66</text:p>
          </table:table-cell>
          <table:table-cell table:style-name="ce21" table:formula="of:=IF(OR(EXACT([.B310];&quot;&quot;);[.B310]&lt;=0);&quot;&quot;;[.E311]-[.C311])" office:value-type="currency" office:currency="USD" office:value="1169.60175495005">
            <text:p>$1,169.60</text:p>
          </table:table-cell>
          <table:table-cell table:style-name="ce21" table:formula="of:=IF(OR(EXACT([.B310];&quot;&quot;);[.B310]&lt;=0);&quot;&quot;;IF([.G311]&gt;0;[.G311];MIN([.B310]+[.C31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1]+1" office:value-type="float" office:value="306">
            <text:p>306</text:p>
          </table:table-cell>
          <table:table-cell table:style-name="ce21" table:formula="of:=IF(OR(EXACT([.B311];&quot;&quot;);[.B311]&lt;=0);&quot;&quot;;ROUND([.B311]-[.D312];2))" office:value-type="currency" office:currency="USD" office:value="71253.77">
            <text:p>$71,253.77</text:p>
          </table:table-cell>
          <table:table-cell table:style-name="ce21" table:formula="of:=IF(OR(EXACT([.B311];&quot;&quot;);[.B311]&lt;=0);&quot;&quot;;[.B311]*[.$D$1])" office:value-type="currency" office:currency="USD" office:value="301.784375">
            <text:p>$301.78</text:p>
          </table:table-cell>
          <table:table-cell table:style-name="ce21" table:formula="of:=IF(OR(EXACT([.B311];&quot;&quot;);[.B311]&lt;=0);&quot;&quot;;[.E312]-[.C312])" office:value-type="currency" office:currency="USD" office:value="1174.47508828338">
            <text:p>$1,174.48</text:p>
          </table:table-cell>
          <table:table-cell table:style-name="ce21" table:formula="of:=IF(OR(EXACT([.B311];&quot;&quot;);[.B311]&lt;=0);&quot;&quot;;IF([.G312]&gt;0;[.G312];MIN([.B311]+[.C31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2]+1" office:value-type="float" office:value="307">
            <text:p>307</text:p>
          </table:table-cell>
          <table:table-cell table:style-name="ce21" table:formula="of:=IF(OR(EXACT([.B312];&quot;&quot;);[.B312]&lt;=0);&quot;&quot;;ROUND([.B312]-[.D313];2))" office:value-type="currency" office:currency="USD" office:value="70074.4">
            <text:p>$70,074.40</text:p>
          </table:table-cell>
          <table:table-cell table:style-name="ce21" table:formula="of:=IF(OR(EXACT([.B312];&quot;&quot;);[.B312]&lt;=0);&quot;&quot;;[.B312]*[.$D$1])" office:value-type="currency" office:currency="USD" office:value="296.890708333333">
            <text:p>$296.89</text:p>
          </table:table-cell>
          <table:table-cell table:style-name="ce21" table:formula="of:=IF(OR(EXACT([.B312];&quot;&quot;);[.B312]&lt;=0);&quot;&quot;;[.E313]-[.C313])" office:value-type="currency" office:currency="USD" office:value="1179.36875495005">
            <text:p>$1,179.37</text:p>
          </table:table-cell>
          <table:table-cell table:style-name="ce21" table:formula="of:=IF(OR(EXACT([.B312];&quot;&quot;);[.B312]&lt;=0);&quot;&quot;;IF([.G313]&gt;0;[.G313];MIN([.B312]+[.C31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3]+1" office:value-type="float" office:value="308">
            <text:p>308</text:p>
          </table:table-cell>
          <table:table-cell table:style-name="ce21" table:formula="of:=IF(OR(EXACT([.B313];&quot;&quot;);[.B313]&lt;=0);&quot;&quot;;ROUND([.B313]-[.D314];2))" office:value-type="currency" office:currency="USD" office:value="68890.12">
            <text:p>$68,890.12</text:p>
          </table:table-cell>
          <table:table-cell table:style-name="ce21" table:formula="of:=IF(OR(EXACT([.B313];&quot;&quot;);[.B313]&lt;=0);&quot;&quot;;[.B313]*[.$D$1])" office:value-type="currency" office:currency="USD" office:value="291.976666666667">
            <text:p>$291.98</text:p>
          </table:table-cell>
          <table:table-cell table:style-name="ce21" table:formula="of:=IF(OR(EXACT([.B313];&quot;&quot;);[.B313]&lt;=0);&quot;&quot;;[.E314]-[.C314])" office:value-type="currency" office:currency="USD" office:value="1184.28279661672">
            <text:p>$1,184.28</text:p>
          </table:table-cell>
          <table:table-cell table:style-name="ce21" table:formula="of:=IF(OR(EXACT([.B313];&quot;&quot;);[.B313]&lt;=0);&quot;&quot;;IF([.G314]&gt;0;[.G314];MIN([.B313]+[.C31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4]+1" office:value-type="float" office:value="309">
            <text:p>309</text:p>
          </table:table-cell>
          <table:table-cell table:style-name="ce21" table:formula="of:=IF(OR(EXACT([.B314];&quot;&quot;);[.B314]&lt;=0);&quot;&quot;;ROUND([.B314]-[.D315];2))" office:value-type="currency" office:currency="USD" office:value="67700.9">
            <text:p>$67,700.90</text:p>
          </table:table-cell>
          <table:table-cell table:style-name="ce21" table:formula="of:=IF(OR(EXACT([.B314];&quot;&quot;);[.B314]&lt;=0);&quot;&quot;;[.B314]*[.$D$1])" office:value-type="currency" office:currency="USD" office:value="287.042166666667">
            <text:p>$287.04</text:p>
          </table:table-cell>
          <table:table-cell table:style-name="ce21" table:formula="of:=IF(OR(EXACT([.B314];&quot;&quot;);[.B314]&lt;=0);&quot;&quot;;[.E315]-[.C315])" office:value-type="currency" office:currency="USD" office:value="1189.21729661672">
            <text:p>$1,189.22</text:p>
          </table:table-cell>
          <table:table-cell table:style-name="ce21" table:formula="of:=IF(OR(EXACT([.B314];&quot;&quot;);[.B314]&lt;=0);&quot;&quot;;IF([.G315]&gt;0;[.G315];MIN([.B314]+[.C31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5]+1" office:value-type="float" office:value="310">
            <text:p>310</text:p>
          </table:table-cell>
          <table:table-cell table:style-name="ce21" table:formula="of:=IF(OR(EXACT([.B315];&quot;&quot;);[.B315]&lt;=0);&quot;&quot;;ROUND([.B315]-[.D316];2))" office:value-type="currency" office:currency="USD" office:value="66506.73">
            <text:p>$66,506.73</text:p>
          </table:table-cell>
          <table:table-cell table:style-name="ce21" table:formula="of:=IF(OR(EXACT([.B315];&quot;&quot;);[.B315]&lt;=0);&quot;&quot;;[.B315]*[.$D$1])" office:value-type="currency" office:currency="USD" office:value="282.087083333333">
            <text:p>$282.09</text:p>
          </table:table-cell>
          <table:table-cell table:style-name="ce21" table:formula="of:=IF(OR(EXACT([.B315];&quot;&quot;);[.B315]&lt;=0);&quot;&quot;;[.E316]-[.C316])" office:value-type="currency" office:currency="USD" office:value="1194.17237995005">
            <text:p>$1,194.17</text:p>
          </table:table-cell>
          <table:table-cell table:style-name="ce21" table:formula="of:=IF(OR(EXACT([.B315];&quot;&quot;);[.B315]&lt;=0);&quot;&quot;;IF([.G316]&gt;0;[.G316];MIN([.B315]+[.C31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6]+1" office:value-type="float" office:value="311">
            <text:p>311</text:p>
          </table:table-cell>
          <table:table-cell table:style-name="ce21" table:formula="of:=IF(OR(EXACT([.B316];&quot;&quot;);[.B316]&lt;=0);&quot;&quot;;ROUND([.B316]-[.D317];2))" office:value-type="currency" office:currency="USD" office:value="65307.58">
            <text:p>$65,307.58</text:p>
          </table:table-cell>
          <table:table-cell table:style-name="ce21" table:formula="of:=IF(OR(EXACT([.B316];&quot;&quot;);[.B316]&lt;=0);&quot;&quot;;[.B316]*[.$D$1])" office:value-type="currency" office:currency="USD" office:value="277.111375">
            <text:p>$277.11</text:p>
          </table:table-cell>
          <table:table-cell table:style-name="ce21" table:formula="of:=IF(OR(EXACT([.B316];&quot;&quot;);[.B316]&lt;=0);&quot;&quot;;[.E317]-[.C317])" office:value-type="currency" office:currency="USD" office:value="1199.14808828338">
            <text:p>$1,199.15</text:p>
          </table:table-cell>
          <table:table-cell table:style-name="ce21" table:formula="of:=IF(OR(EXACT([.B316];&quot;&quot;);[.B316]&lt;=0);&quot;&quot;;IF([.G317]&gt;0;[.G317];MIN([.B316]+[.C31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17]+1" office:value-type="float" office:value="312">
            <text:p>312</text:p>
          </table:table-cell>
          <table:table-cell table:style-name="ce22" table:formula="of:=IF(OR(EXACT([.B317];&quot;&quot;);[.B317]&lt;=0);&quot;&quot;;ROUND([.B317]-[.D318];2))" office:value-type="currency" office:currency="USD" office:value="64103.44">
            <text:p>$64,103.44</text:p>
          </table:table-cell>
          <table:table-cell table:style-name="ce22" table:formula="of:=IF(OR(EXACT([.B317];&quot;&quot;);[.B317]&lt;=0);&quot;&quot;;[.B317]*[.$D$1])" office:value-type="currency" office:currency="USD" office:value="272.114916666667">
            <text:p>$272.11</text:p>
          </table:table-cell>
          <table:table-cell table:style-name="ce22" table:formula="of:=IF(OR(EXACT([.B317];&quot;&quot;);[.B317]&lt;=0);&quot;&quot;;[.E318]-[.C318])" office:value-type="currency" office:currency="USD" office:value="1204.14454661672">
            <text:p>$1,204.14</text:p>
          </table:table-cell>
          <table:table-cell table:style-name="ce22" table:formula="of:=IF(OR(EXACT([.B317];&quot;&quot;);[.B317]&lt;=0);&quot;&quot;;IF([.G318]&gt;0;[.G318];MIN([.B317]+[.C318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6">
            <text:p>2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8]+1" office:value-type="float" office:value="313">
            <text:p>313</text:p>
          </table:table-cell>
          <table:table-cell table:style-name="ce21" table:formula="of:=IF(OR(EXACT([.B318];&quot;&quot;);[.B318]&lt;=0);&quot;&quot;;ROUND([.B318]-[.D319];2))" office:value-type="currency" office:currency="USD" office:value="62894.28">
            <text:p>$62,894.28</text:p>
          </table:table-cell>
          <table:table-cell table:style-name="ce21" table:formula="of:=IF(OR(EXACT([.B318];&quot;&quot;);[.B318]&lt;=0);&quot;&quot;;[.B318]*[.$D$1])" office:value-type="currency" office:currency="USD" office:value="267.097666666667">
            <text:p>$267.10</text:p>
          </table:table-cell>
          <table:table-cell table:style-name="ce21" table:formula="of:=IF(OR(EXACT([.B318];&quot;&quot;);[.B318]&lt;=0);&quot;&quot;;[.E319]-[.C319])" office:value-type="currency" office:currency="USD" office:value="1209.16179661672">
            <text:p>$1,209.16</text:p>
          </table:table-cell>
          <table:table-cell table:style-name="ce21" table:formula="of:=IF(OR(EXACT([.B318];&quot;&quot;);[.B318]&lt;=0);&quot;&quot;;IF([.G319]&gt;0;[.G319];MIN([.B318]+[.C31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9]+1" office:value-type="float" office:value="314">
            <text:p>314</text:p>
          </table:table-cell>
          <table:table-cell table:style-name="ce21" table:formula="of:=IF(OR(EXACT([.B319];&quot;&quot;);[.B319]&lt;=0);&quot;&quot;;ROUND([.B319]-[.D320];2))" office:value-type="currency" office:currency="USD" office:value="61680.08">
            <text:p>$61,680.08</text:p>
          </table:table-cell>
          <table:table-cell table:style-name="ce21" table:formula="of:=IF(OR(EXACT([.B319];&quot;&quot;);[.B319]&lt;=0);&quot;&quot;;[.B319]*[.$D$1])" office:value-type="currency" office:currency="USD" office:value="262.0595">
            <text:p>$262.06</text:p>
          </table:table-cell>
          <table:table-cell table:style-name="ce21" table:formula="of:=IF(OR(EXACT([.B319];&quot;&quot;);[.B319]&lt;=0);&quot;&quot;;[.E320]-[.C320])" office:value-type="currency" office:currency="USD" office:value="1214.19996328338">
            <text:p>$1,214.20</text:p>
          </table:table-cell>
          <table:table-cell table:style-name="ce21" table:formula="of:=IF(OR(EXACT([.B319];&quot;&quot;);[.B319]&lt;=0);&quot;&quot;;IF([.G320]&gt;0;[.G320];MIN([.B319]+[.C32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0]+1" office:value-type="float" office:value="315">
            <text:p>315</text:p>
          </table:table-cell>
          <table:table-cell table:style-name="ce21" table:formula="of:=IF(OR(EXACT([.B320];&quot;&quot;);[.B320]&lt;=0);&quot;&quot;;ROUND([.B320]-[.D321];2))" office:value-type="currency" office:currency="USD" office:value="60460.82">
            <text:p>$60,460.82</text:p>
          </table:table-cell>
          <table:table-cell table:style-name="ce21" table:formula="of:=IF(OR(EXACT([.B320];&quot;&quot;);[.B320]&lt;=0);&quot;&quot;;[.B320]*[.$D$1])" office:value-type="currency" office:currency="USD" office:value="257.000333333333">
            <text:p>$257.00</text:p>
          </table:table-cell>
          <table:table-cell table:style-name="ce21" table:formula="of:=IF(OR(EXACT([.B320];&quot;&quot;);[.B320]&lt;=0);&quot;&quot;;[.E321]-[.C321])" office:value-type="currency" office:currency="USD" office:value="1219.25912995005">
            <text:p>$1,219.26</text:p>
          </table:table-cell>
          <table:table-cell table:style-name="ce21" table:formula="of:=IF(OR(EXACT([.B320];&quot;&quot;);[.B320]&lt;=0);&quot;&quot;;IF([.G321]&gt;0;[.G321];MIN([.B320]+[.C32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1]+1" office:value-type="float" office:value="316">
            <text:p>316</text:p>
          </table:table-cell>
          <table:table-cell table:style-name="ce21" table:formula="of:=IF(OR(EXACT([.B321];&quot;&quot;);[.B321]&lt;=0);&quot;&quot;;ROUND([.B321]-[.D322];2))" office:value-type="currency" office:currency="USD" office:value="59236.48">
            <text:p>$59,236.48</text:p>
          </table:table-cell>
          <table:table-cell table:style-name="ce21" table:formula="of:=IF(OR(EXACT([.B321];&quot;&quot;);[.B321]&lt;=0);&quot;&quot;;[.B321]*[.$D$1])" office:value-type="currency" office:currency="USD" office:value="251.920083333333">
            <text:p>$251.92</text:p>
          </table:table-cell>
          <table:table-cell table:style-name="ce21" table:formula="of:=IF(OR(EXACT([.B321];&quot;&quot;);[.B321]&lt;=0);&quot;&quot;;[.E322]-[.C322])" office:value-type="currency" office:currency="USD" office:value="1224.33937995005">
            <text:p>$1,224.34</text:p>
          </table:table-cell>
          <table:table-cell table:style-name="ce21" table:formula="of:=IF(OR(EXACT([.B321];&quot;&quot;);[.B321]&lt;=0);&quot;&quot;;IF([.G322]&gt;0;[.G322];MIN([.B321]+[.C32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2]+1" office:value-type="float" office:value="317">
            <text:p>317</text:p>
          </table:table-cell>
          <table:table-cell table:style-name="ce21" table:formula="of:=IF(OR(EXACT([.B322];&quot;&quot;);[.B322]&lt;=0);&quot;&quot;;ROUND([.B322]-[.D323];2))" office:value-type="currency" office:currency="USD" office:value="58007.04">
            <text:p>$58,007.04</text:p>
          </table:table-cell>
          <table:table-cell table:style-name="ce21" table:formula="of:=IF(OR(EXACT([.B322];&quot;&quot;);[.B322]&lt;=0);&quot;&quot;;[.B322]*[.$D$1])" office:value-type="currency" office:currency="USD" office:value="246.818666666667">
            <text:p>$246.82</text:p>
          </table:table-cell>
          <table:table-cell table:style-name="ce21" table:formula="of:=IF(OR(EXACT([.B322];&quot;&quot;);[.B322]&lt;=0);&quot;&quot;;[.E323]-[.C323])" office:value-type="currency" office:currency="USD" office:value="1229.44079661672">
            <text:p>$1,229.44</text:p>
          </table:table-cell>
          <table:table-cell table:style-name="ce21" table:formula="of:=IF(OR(EXACT([.B322];&quot;&quot;);[.B322]&lt;=0);&quot;&quot;;IF([.G323]&gt;0;[.G323];MIN([.B322]+[.C32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3]+1" office:value-type="float" office:value="318">
            <text:p>318</text:p>
          </table:table-cell>
          <table:table-cell table:style-name="ce21" table:formula="of:=IF(OR(EXACT([.B323];&quot;&quot;);[.B323]&lt;=0);&quot;&quot;;ROUND([.B323]-[.D324];2))" office:value-type="currency" office:currency="USD" office:value="56772.48">
            <text:p>$56,772.48</text:p>
          </table:table-cell>
          <table:table-cell table:style-name="ce21" table:formula="of:=IF(OR(EXACT([.B323];&quot;&quot;);[.B323]&lt;=0);&quot;&quot;;[.B323]*[.$D$1])" office:value-type="currency" office:currency="USD" office:value="241.696">
            <text:p>$241.70</text:p>
          </table:table-cell>
          <table:table-cell table:style-name="ce21" table:formula="of:=IF(OR(EXACT([.B323];&quot;&quot;);[.B323]&lt;=0);&quot;&quot;;[.E324]-[.C324])" office:value-type="currency" office:currency="USD" office:value="1234.56346328338">
            <text:p>$1,234.56</text:p>
          </table:table-cell>
          <table:table-cell table:style-name="ce21" table:formula="of:=IF(OR(EXACT([.B323];&quot;&quot;);[.B323]&lt;=0);&quot;&quot;;IF([.G324]&gt;0;[.G324];MIN([.B323]+[.C32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4]+1" office:value-type="float" office:value="319">
            <text:p>319</text:p>
          </table:table-cell>
          <table:table-cell table:style-name="ce21" table:formula="of:=IF(OR(EXACT([.B324];&quot;&quot;);[.B324]&lt;=0);&quot;&quot;;ROUND([.B324]-[.D325];2))" office:value-type="currency" office:currency="USD" office:value="55532.77">
            <text:p>$55,532.77</text:p>
          </table:table-cell>
          <table:table-cell table:style-name="ce21" table:formula="of:=IF(OR(EXACT([.B324];&quot;&quot;);[.B324]&lt;=0);&quot;&quot;;[.B324]*[.$D$1])" office:value-type="currency" office:currency="USD" office:value="236.552">
            <text:p>$236.55</text:p>
          </table:table-cell>
          <table:table-cell table:style-name="ce21" table:formula="of:=IF(OR(EXACT([.B324];&quot;&quot;);[.B324]&lt;=0);&quot;&quot;;[.E325]-[.C325])" office:value-type="currency" office:currency="USD" office:value="1239.70746328338">
            <text:p>$1,239.71</text:p>
          </table:table-cell>
          <table:table-cell table:style-name="ce21" table:formula="of:=IF(OR(EXACT([.B324];&quot;&quot;);[.B324]&lt;=0);&quot;&quot;;IF([.G325]&gt;0;[.G325];MIN([.B324]+[.C32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5]+1" office:value-type="float" office:value="320">
            <text:p>320</text:p>
          </table:table-cell>
          <table:table-cell table:style-name="ce21" table:formula="of:=IF(OR(EXACT([.B325];&quot;&quot;);[.B325]&lt;=0);&quot;&quot;;ROUND([.B325]-[.D326];2))" office:value-type="currency" office:currency="USD" office:value="54287.9">
            <text:p>$54,287.90</text:p>
          </table:table-cell>
          <table:table-cell table:style-name="ce21" table:formula="of:=IF(OR(EXACT([.B325];&quot;&quot;);[.B325]&lt;=0);&quot;&quot;;[.B325]*[.$D$1])" office:value-type="currency" office:currency="USD" office:value="231.386541666667">
            <text:p>$231.39</text:p>
          </table:table-cell>
          <table:table-cell table:style-name="ce21" table:formula="of:=IF(OR(EXACT([.B325];&quot;&quot;);[.B325]&lt;=0);&quot;&quot;;[.E326]-[.C326])" office:value-type="currency" office:currency="USD" office:value="1244.87292161672">
            <text:p>$1,244.87</text:p>
          </table:table-cell>
          <table:table-cell table:style-name="ce21" table:formula="of:=IF(OR(EXACT([.B325];&quot;&quot;);[.B325]&lt;=0);&quot;&quot;;IF([.G326]&gt;0;[.G326];MIN([.B325]+[.C32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6]+1" office:value-type="float" office:value="321">
            <text:p>321</text:p>
          </table:table-cell>
          <table:table-cell table:style-name="ce21" table:formula="of:=IF(OR(EXACT([.B326];&quot;&quot;);[.B326]&lt;=0);&quot;&quot;;ROUND([.B326]-[.D327];2))" office:value-type="currency" office:currency="USD" office:value="53037.84">
            <text:p>$53,037.84</text:p>
          </table:table-cell>
          <table:table-cell table:style-name="ce21" table:formula="of:=IF(OR(EXACT([.B326];&quot;&quot;);[.B326]&lt;=0);&quot;&quot;;[.B326]*[.$D$1])" office:value-type="currency" office:currency="USD" office:value="226.199583333333">
            <text:p>$226.20</text:p>
          </table:table-cell>
          <table:table-cell table:style-name="ce21" table:formula="of:=IF(OR(EXACT([.B326];&quot;&quot;);[.B326]&lt;=0);&quot;&quot;;[.E327]-[.C327])" office:value-type="currency" office:currency="USD" office:value="1250.05987995005">
            <text:p>$1,250.06</text:p>
          </table:table-cell>
          <table:table-cell table:style-name="ce21" table:formula="of:=IF(OR(EXACT([.B326];&quot;&quot;);[.B326]&lt;=0);&quot;&quot;;IF([.G327]&gt;0;[.G327];MIN([.B326]+[.C32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7]+1" office:value-type="float" office:value="322">
            <text:p>322</text:p>
          </table:table-cell>
          <table:table-cell table:style-name="ce21" table:formula="of:=IF(OR(EXACT([.B327];&quot;&quot;);[.B327]&lt;=0);&quot;&quot;;ROUND([.B327]-[.D328];2))" office:value-type="currency" office:currency="USD" office:value="51782.57">
            <text:p>$51,782.57</text:p>
          </table:table-cell>
          <table:table-cell table:style-name="ce21" table:formula="of:=IF(OR(EXACT([.B327];&quot;&quot;);[.B327]&lt;=0);&quot;&quot;;[.B327]*[.$D$1])" office:value-type="currency" office:currency="USD" office:value="220.991">
            <text:p>$220.99</text:p>
          </table:table-cell>
          <table:table-cell table:style-name="ce21" table:formula="of:=IF(OR(EXACT([.B327];&quot;&quot;);[.B327]&lt;=0);&quot;&quot;;[.E328]-[.C328])" office:value-type="currency" office:currency="USD" office:value="1255.26846328338">
            <text:p>$1,255.27</text:p>
          </table:table-cell>
          <table:table-cell table:style-name="ce21" table:formula="of:=IF(OR(EXACT([.B327];&quot;&quot;);[.B327]&lt;=0);&quot;&quot;;IF([.G328]&gt;0;[.G328];MIN([.B327]+[.C32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8]+1" office:value-type="float" office:value="323">
            <text:p>323</text:p>
          </table:table-cell>
          <table:table-cell table:style-name="ce21" table:formula="of:=IF(OR(EXACT([.B328];&quot;&quot;);[.B328]&lt;=0);&quot;&quot;;ROUND([.B328]-[.D329];2))" office:value-type="currency" office:currency="USD" office:value="50522.07">
            <text:p>$50,522.07</text:p>
          </table:table-cell>
          <table:table-cell table:style-name="ce21" table:formula="of:=IF(OR(EXACT([.B328];&quot;&quot;);[.B328]&lt;=0);&quot;&quot;;[.B328]*[.$D$1])" office:value-type="currency" office:currency="USD" office:value="215.760708333333">
            <text:p>$215.76</text:p>
          </table:table-cell>
          <table:table-cell table:style-name="ce21" table:formula="of:=IF(OR(EXACT([.B328];&quot;&quot;);[.B328]&lt;=0);&quot;&quot;;[.E329]-[.C329])" office:value-type="currency" office:currency="USD" office:value="1260.49875495005">
            <text:p>$1,260.50</text:p>
          </table:table-cell>
          <table:table-cell table:style-name="ce21" table:formula="of:=IF(OR(EXACT([.B328];&quot;&quot;);[.B328]&lt;=0);&quot;&quot;;IF([.G329]&gt;0;[.G329];MIN([.B328]+[.C32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29]+1" office:value-type="float" office:value="324">
            <text:p>324</text:p>
          </table:table-cell>
          <table:table-cell table:style-name="ce22" table:formula="of:=IF(OR(EXACT([.B329];&quot;&quot;);[.B329]&lt;=0);&quot;&quot;;ROUND([.B329]-[.D330];2))" office:value-type="currency" office:currency="USD" office:value="49256.32">
            <text:p>$49,256.32</text:p>
          </table:table-cell>
          <table:table-cell table:style-name="ce22" table:formula="of:=IF(OR(EXACT([.B329];&quot;&quot;);[.B329]&lt;=0);&quot;&quot;;[.B329]*[.$D$1])" office:value-type="currency" office:currency="USD" office:value="210.508625">
            <text:p>$210.51</text:p>
          </table:table-cell>
          <table:table-cell table:style-name="ce22" table:formula="of:=IF(OR(EXACT([.B329];&quot;&quot;);[.B329]&lt;=0);&quot;&quot;;[.E330]-[.C330])" office:value-type="currency" office:currency="USD" office:value="1265.75083828338">
            <text:p>$1,265.75</text:p>
          </table:table-cell>
          <table:table-cell table:style-name="ce22" table:formula="of:=IF(OR(EXACT([.B329];&quot;&quot;);[.B329]&lt;=0);&quot;&quot;;IF([.G330]&gt;0;[.G330];MIN([.B329]+[.C330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7">
            <text:p>2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0]+1" office:value-type="float" office:value="325">
            <text:p>325</text:p>
          </table:table-cell>
          <table:table-cell table:style-name="ce21" table:formula="of:=IF(OR(EXACT([.B330];&quot;&quot;);[.B330]&lt;=0);&quot;&quot;;ROUND([.B330]-[.D331];2))" office:value-type="currency" office:currency="USD" office:value="47985.3">
            <text:p>$47,985.30</text:p>
          </table:table-cell>
          <table:table-cell table:style-name="ce21" table:formula="of:=IF(OR(EXACT([.B330];&quot;&quot;);[.B330]&lt;=0);&quot;&quot;;[.B330]*[.$D$1])" office:value-type="currency" office:currency="USD" office:value="205.234666666667">
            <text:p>$205.23</text:p>
          </table:table-cell>
          <table:table-cell table:style-name="ce21" table:formula="of:=IF(OR(EXACT([.B330];&quot;&quot;);[.B330]&lt;=0);&quot;&quot;;[.E331]-[.C331])" office:value-type="currency" office:currency="USD" office:value="1271.02479661672">
            <text:p>$1,271.02</text:p>
          </table:table-cell>
          <table:table-cell table:style-name="ce21" table:formula="of:=IF(OR(EXACT([.B330];&quot;&quot;);[.B330]&lt;=0);&quot;&quot;;IF([.G331]&gt;0;[.G331];MIN([.B330]+[.C33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1]+1" office:value-type="float" office:value="326">
            <text:p>326</text:p>
          </table:table-cell>
          <table:table-cell table:style-name="ce21" table:formula="of:=IF(OR(EXACT([.B331];&quot;&quot;);[.B331]&lt;=0);&quot;&quot;;ROUND([.B331]-[.D332];2))" office:value-type="currency" office:currency="USD" office:value="46708.98">
            <text:p>$46,708.98</text:p>
          </table:table-cell>
          <table:table-cell table:style-name="ce21" table:formula="of:=IF(OR(EXACT([.B331];&quot;&quot;);[.B331]&lt;=0);&quot;&quot;;[.B331]*[.$D$1])" office:value-type="currency" office:currency="USD" office:value="199.93875">
            <text:p>$199.94</text:p>
          </table:table-cell>
          <table:table-cell table:style-name="ce21" table:formula="of:=IF(OR(EXACT([.B331];&quot;&quot;);[.B331]&lt;=0);&quot;&quot;;[.E332]-[.C332])" office:value-type="currency" office:currency="USD" office:value="1276.32071328338">
            <text:p>$1,276.32</text:p>
          </table:table-cell>
          <table:table-cell table:style-name="ce21" table:formula="of:=IF(OR(EXACT([.B331];&quot;&quot;);[.B331]&lt;=0);&quot;&quot;;IF([.G332]&gt;0;[.G332];MIN([.B331]+[.C33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2]+1" office:value-type="float" office:value="327">
            <text:p>327</text:p>
          </table:table-cell>
          <table:table-cell table:style-name="ce21" table:formula="of:=IF(OR(EXACT([.B332];&quot;&quot;);[.B332]&lt;=0);&quot;&quot;;ROUND([.B332]-[.D333];2))" office:value-type="currency" office:currency="USD" office:value="45427.34">
            <text:p>$45,427.34</text:p>
          </table:table-cell>
          <table:table-cell table:style-name="ce21" table:formula="of:=IF(OR(EXACT([.B332];&quot;&quot;);[.B332]&lt;=0);&quot;&quot;;[.B332]*[.$D$1])" office:value-type="currency" office:currency="USD" office:value="194.62075">
            <text:p>$194.62</text:p>
          </table:table-cell>
          <table:table-cell table:style-name="ce21" table:formula="of:=IF(OR(EXACT([.B332];&quot;&quot;);[.B332]&lt;=0);&quot;&quot;;[.E333]-[.C333])" office:value-type="currency" office:currency="USD" office:value="1281.63871328338">
            <text:p>$1,281.64</text:p>
          </table:table-cell>
          <table:table-cell table:style-name="ce21" table:formula="of:=IF(OR(EXACT([.B332];&quot;&quot;);[.B332]&lt;=0);&quot;&quot;;IF([.G333]&gt;0;[.G333];MIN([.B332]+[.C33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3]+1" office:value-type="float" office:value="328">
            <text:p>328</text:p>
          </table:table-cell>
          <table:table-cell table:style-name="ce21" table:formula="of:=IF(OR(EXACT([.B333];&quot;&quot;);[.B333]&lt;=0);&quot;&quot;;ROUND([.B333]-[.D334];2))" office:value-type="currency" office:currency="USD" office:value="44140.36">
            <text:p>$44,140.36</text:p>
          </table:table-cell>
          <table:table-cell table:style-name="ce21" table:formula="of:=IF(OR(EXACT([.B333];&quot;&quot;);[.B333]&lt;=0);&quot;&quot;;[.B333]*[.$D$1])" office:value-type="currency" office:currency="USD" office:value="189.280583333333">
            <text:p>$189.28</text:p>
          </table:table-cell>
          <table:table-cell table:style-name="ce21" table:formula="of:=IF(OR(EXACT([.B333];&quot;&quot;);[.B333]&lt;=0);&quot;&quot;;[.E334]-[.C334])" office:value-type="currency" office:currency="USD" office:value="1286.97887995005">
            <text:p>$1,286.98</text:p>
          </table:table-cell>
          <table:table-cell table:style-name="ce21" table:formula="of:=IF(OR(EXACT([.B333];&quot;&quot;);[.B333]&lt;=0);&quot;&quot;;IF([.G334]&gt;0;[.G334];MIN([.B333]+[.C33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4]+1" office:value-type="float" office:value="329">
            <text:p>329</text:p>
          </table:table-cell>
          <table:table-cell table:style-name="ce21" table:formula="of:=IF(OR(EXACT([.B334];&quot;&quot;);[.B334]&lt;=0);&quot;&quot;;ROUND([.B334]-[.D335];2))" office:value-type="currency" office:currency="USD" office:value="42848.02">
            <text:p>$42,848.02</text:p>
          </table:table-cell>
          <table:table-cell table:style-name="ce21" table:formula="of:=IF(OR(EXACT([.B334];&quot;&quot;);[.B334]&lt;=0);&quot;&quot;;[.B334]*[.$D$1])" office:value-type="currency" office:currency="USD" office:value="183.918166666667">
            <text:p>$183.92</text:p>
          </table:table-cell>
          <table:table-cell table:style-name="ce21" table:formula="of:=IF(OR(EXACT([.B334];&quot;&quot;);[.B334]&lt;=0);&quot;&quot;;[.E335]-[.C335])" office:value-type="currency" office:currency="USD" office:value="1292.34129661672">
            <text:p>$1,292.34</text:p>
          </table:table-cell>
          <table:table-cell table:style-name="ce21" table:formula="of:=IF(OR(EXACT([.B334];&quot;&quot;);[.B334]&lt;=0);&quot;&quot;;IF([.G335]&gt;0;[.G335];MIN([.B334]+[.C33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5]+1" office:value-type="float" office:value="330">
            <text:p>330</text:p>
          </table:table-cell>
          <table:table-cell table:style-name="ce21" table:formula="of:=IF(OR(EXACT([.B335];&quot;&quot;);[.B335]&lt;=0);&quot;&quot;;ROUND([.B335]-[.D336];2))" office:value-type="currency" office:currency="USD" office:value="41550.29">
            <text:p>$41,550.29</text:p>
          </table:table-cell>
          <table:table-cell table:style-name="ce21" table:formula="of:=IF(OR(EXACT([.B335];&quot;&quot;);[.B335]&lt;=0);&quot;&quot;;[.B335]*[.$D$1])" office:value-type="currency" office:currency="USD" office:value="178.533416666667">
            <text:p>$178.53</text:p>
          </table:table-cell>
          <table:table-cell table:style-name="ce21" table:formula="of:=IF(OR(EXACT([.B335];&quot;&quot;);[.B335]&lt;=0);&quot;&quot;;[.E336]-[.C336])" office:value-type="currency" office:currency="USD" office:value="1297.72604661672">
            <text:p>$1,297.73</text:p>
          </table:table-cell>
          <table:table-cell table:style-name="ce21" table:formula="of:=IF(OR(EXACT([.B335];&quot;&quot;);[.B335]&lt;=0);&quot;&quot;;IF([.G336]&gt;0;[.G336];MIN([.B335]+[.C33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6]+1" office:value-type="float" office:value="331">
            <text:p>331</text:p>
          </table:table-cell>
          <table:table-cell table:style-name="ce21" table:formula="of:=IF(OR(EXACT([.B336];&quot;&quot;);[.B336]&lt;=0);&quot;&quot;;ROUND([.B336]-[.D337];2))" office:value-type="currency" office:currency="USD" office:value="40247.16">
            <text:p>$40,247.16</text:p>
          </table:table-cell>
          <table:table-cell table:style-name="ce21" table:formula="of:=IF(OR(EXACT([.B336];&quot;&quot;);[.B336]&lt;=0);&quot;&quot;;[.B336]*[.$D$1])" office:value-type="currency" office:currency="USD" office:value="173.126208333333">
            <text:p>$173.13</text:p>
          </table:table-cell>
          <table:table-cell table:style-name="ce21" table:formula="of:=IF(OR(EXACT([.B336];&quot;&quot;);[.B336]&lt;=0);&quot;&quot;;[.E337]-[.C337])" office:value-type="currency" office:currency="USD" office:value="1303.13325495005">
            <text:p>$1,303.13</text:p>
          </table:table-cell>
          <table:table-cell table:style-name="ce21" table:formula="of:=IF(OR(EXACT([.B336];&quot;&quot;);[.B336]&lt;=0);&quot;&quot;;IF([.G337]&gt;0;[.G337];MIN([.B336]+[.C33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7]+1" office:value-type="float" office:value="332">
            <text:p>332</text:p>
          </table:table-cell>
          <table:table-cell table:style-name="ce21" table:formula="of:=IF(OR(EXACT([.B337];&quot;&quot;);[.B337]&lt;=0);&quot;&quot;;ROUND([.B337]-[.D338];2))" office:value-type="currency" office:currency="USD" office:value="38938.6">
            <text:p>$38,938.60</text:p>
          </table:table-cell>
          <table:table-cell table:style-name="ce21" table:formula="of:=IF(OR(EXACT([.B337];&quot;&quot;);[.B337]&lt;=0);&quot;&quot;;[.B337]*[.$D$1])" office:value-type="currency" office:currency="USD" office:value="167.6965">
            <text:p>$167.70</text:p>
          </table:table-cell>
          <table:table-cell table:style-name="ce21" table:formula="of:=IF(OR(EXACT([.B337];&quot;&quot;);[.B337]&lt;=0);&quot;&quot;;[.E338]-[.C338])" office:value-type="currency" office:currency="USD" office:value="1308.56296328338">
            <text:p>$1,308.56</text:p>
          </table:table-cell>
          <table:table-cell table:style-name="ce21" table:formula="of:=IF(OR(EXACT([.B337];&quot;&quot;);[.B337]&lt;=0);&quot;&quot;;IF([.G338]&gt;0;[.G338];MIN([.B337]+[.C33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8]+1" office:value-type="float" office:value="333">
            <text:p>333</text:p>
          </table:table-cell>
          <table:table-cell table:style-name="ce21" table:formula="of:=IF(OR(EXACT([.B338];&quot;&quot;);[.B338]&lt;=0);&quot;&quot;;ROUND([.B338]-[.D339];2))" office:value-type="currency" office:currency="USD" office:value="37624.58">
            <text:p>$37,624.58</text:p>
          </table:table-cell>
          <table:table-cell table:style-name="ce21" table:formula="of:=IF(OR(EXACT([.B338];&quot;&quot;);[.B338]&lt;=0);&quot;&quot;;[.B338]*[.$D$1])" office:value-type="currency" office:currency="USD" office:value="162.244166666667">
            <text:p>$162.24</text:p>
          </table:table-cell>
          <table:table-cell table:style-name="ce21" table:formula="of:=IF(OR(EXACT([.B338];&quot;&quot;);[.B338]&lt;=0);&quot;&quot;;[.E339]-[.C339])" office:value-type="currency" office:currency="USD" office:value="1314.01529661672">
            <text:p>$1,314.02</text:p>
          </table:table-cell>
          <table:table-cell table:style-name="ce21" table:formula="of:=IF(OR(EXACT([.B338];&quot;&quot;);[.B338]&lt;=0);&quot;&quot;;IF([.G339]&gt;0;[.G339];MIN([.B338]+[.C33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9]+1" office:value-type="float" office:value="334">
            <text:p>334</text:p>
          </table:table-cell>
          <table:table-cell table:style-name="ce21" table:formula="of:=IF(OR(EXACT([.B339];&quot;&quot;);[.B339]&lt;=0);&quot;&quot;;ROUND([.B339]-[.D340];2))" office:value-type="currency" office:currency="USD" office:value="36305.09">
            <text:p>$36,305.09</text:p>
          </table:table-cell>
          <table:table-cell table:style-name="ce21" table:formula="of:=IF(OR(EXACT([.B339];&quot;&quot;);[.B339]&lt;=0);&quot;&quot;;[.B339]*[.$D$1])" office:value-type="currency" office:currency="USD" office:value="156.769083333333">
            <text:p>$156.77</text:p>
          </table:table-cell>
          <table:table-cell table:style-name="ce21" table:formula="of:=IF(OR(EXACT([.B339];&quot;&quot;);[.B339]&lt;=0);&quot;&quot;;[.E340]-[.C340])" office:value-type="currency" office:currency="USD" office:value="1319.49037995005">
            <text:p>$1,319.49</text:p>
          </table:table-cell>
          <table:table-cell table:style-name="ce21" table:formula="of:=IF(OR(EXACT([.B339];&quot;&quot;);[.B339]&lt;=0);&quot;&quot;;IF([.G340]&gt;0;[.G340];MIN([.B339]+[.C34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0]+1" office:value-type="float" office:value="335">
            <text:p>335</text:p>
          </table:table-cell>
          <table:table-cell table:style-name="ce21" table:formula="of:=IF(OR(EXACT([.B340];&quot;&quot;);[.B340]&lt;=0);&quot;&quot;;ROUND([.B340]-[.D341];2))" office:value-type="currency" office:currency="USD" office:value="34980.1">
            <text:p>$34,980.10</text:p>
          </table:table-cell>
          <table:table-cell table:style-name="ce21" table:formula="of:=IF(OR(EXACT([.B340];&quot;&quot;);[.B340]&lt;=0);&quot;&quot;;[.B340]*[.$D$1])" office:value-type="currency" office:currency="USD" office:value="151.271208333333">
            <text:p>$151.27</text:p>
          </table:table-cell>
          <table:table-cell table:style-name="ce21" table:formula="of:=IF(OR(EXACT([.B340];&quot;&quot;);[.B340]&lt;=0);&quot;&quot;;[.E341]-[.C341])" office:value-type="currency" office:currency="USD" office:value="1324.98825495005">
            <text:p>$1,324.99</text:p>
          </table:table-cell>
          <table:table-cell table:style-name="ce21" table:formula="of:=IF(OR(EXACT([.B340];&quot;&quot;);[.B340]&lt;=0);&quot;&quot;;IF([.G341]&gt;0;[.G341];MIN([.B340]+[.C34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41]+1" office:value-type="float" office:value="336">
            <text:p>336</text:p>
          </table:table-cell>
          <table:table-cell table:style-name="ce22" table:formula="of:=IF(OR(EXACT([.B341];&quot;&quot;);[.B341]&lt;=0);&quot;&quot;;ROUND([.B341]-[.D342];2))" office:value-type="currency" office:currency="USD" office:value="33649.59">
            <text:p>$33,649.59</text:p>
          </table:table-cell>
          <table:table-cell table:style-name="ce22" table:formula="of:=IF(OR(EXACT([.B341];&quot;&quot;);[.B341]&lt;=0);&quot;&quot;;[.B341]*[.$D$1])" office:value-type="currency" office:currency="USD" office:value="145.750416666667">
            <text:p>$145.75</text:p>
          </table:table-cell>
          <table:table-cell table:style-name="ce22" table:formula="of:=IF(OR(EXACT([.B341];&quot;&quot;);[.B341]&lt;=0);&quot;&quot;;[.E342]-[.C342])" office:value-type="currency" office:currency="USD" office:value="1330.50904661672">
            <text:p>$1,330.51</text:p>
          </table:table-cell>
          <table:table-cell table:style-name="ce22" table:formula="of:=IF(OR(EXACT([.B341];&quot;&quot;);[.B341]&lt;=0);&quot;&quot;;IF([.G342]&gt;0;[.G342];MIN([.B341]+[.C342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8">
            <text:p>2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2]+1" office:value-type="float" office:value="337">
            <text:p>337</text:p>
          </table:table-cell>
          <table:table-cell table:style-name="ce21" table:formula="of:=IF(OR(EXACT([.B342];&quot;&quot;);[.B342]&lt;=0);&quot;&quot;;ROUND([.B342]-[.D343];2))" office:value-type="currency" office:currency="USD" office:value="32313.54">
            <text:p>$32,313.54</text:p>
          </table:table-cell>
          <table:table-cell table:style-name="ce21" table:formula="of:=IF(OR(EXACT([.B342];&quot;&quot;);[.B342]&lt;=0);&quot;&quot;;[.B342]*[.$D$1])" office:value-type="currency" office:currency="USD" office:value="140.206625">
            <text:p>$140.21</text:p>
          </table:table-cell>
          <table:table-cell table:style-name="ce21" table:formula="of:=IF(OR(EXACT([.B342];&quot;&quot;);[.B342]&lt;=0);&quot;&quot;;[.E343]-[.C343])" office:value-type="currency" office:currency="USD" office:value="1336.05283828338">
            <text:p>$1,336.05</text:p>
          </table:table-cell>
          <table:table-cell table:style-name="ce21" table:formula="of:=IF(OR(EXACT([.B342];&quot;&quot;);[.B342]&lt;=0);&quot;&quot;;IF([.G343]&gt;0;[.G343];MIN([.B342]+[.C34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3]+1" office:value-type="float" office:value="338">
            <text:p>338</text:p>
          </table:table-cell>
          <table:table-cell table:style-name="ce21" table:formula="of:=IF(OR(EXACT([.B343];&quot;&quot;);[.B343]&lt;=0);&quot;&quot;;ROUND([.B343]-[.D344];2))" office:value-type="currency" office:currency="USD" office:value="30971.92">
            <text:p>$30,971.92</text:p>
          </table:table-cell>
          <table:table-cell table:style-name="ce21" table:formula="of:=IF(OR(EXACT([.B343];&quot;&quot;);[.B343]&lt;=0);&quot;&quot;;[.B343]*[.$D$1])" office:value-type="currency" office:currency="USD" office:value="134.63975">
            <text:p>$134.64</text:p>
          </table:table-cell>
          <table:table-cell table:style-name="ce21" table:formula="of:=IF(OR(EXACT([.B343];&quot;&quot;);[.B343]&lt;=0);&quot;&quot;;[.E344]-[.C344])" office:value-type="currency" office:currency="USD" office:value="1341.61971328338">
            <text:p>$1,341.62</text:p>
          </table:table-cell>
          <table:table-cell table:style-name="ce21" table:formula="of:=IF(OR(EXACT([.B343];&quot;&quot;);[.B343]&lt;=0);&quot;&quot;;IF([.G344]&gt;0;[.G344];MIN([.B343]+[.C34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4]+1" office:value-type="float" office:value="339">
            <text:p>339</text:p>
          </table:table-cell>
          <table:table-cell table:style-name="ce21" table:formula="of:=IF(OR(EXACT([.B344];&quot;&quot;);[.B344]&lt;=0);&quot;&quot;;ROUND([.B344]-[.D345];2))" office:value-type="currency" office:currency="USD" office:value="29624.71">
            <text:p>$29,624.71</text:p>
          </table:table-cell>
          <table:table-cell table:style-name="ce21" table:formula="of:=IF(OR(EXACT([.B344];&quot;&quot;);[.B344]&lt;=0);&quot;&quot;;[.B344]*[.$D$1])" office:value-type="currency" office:currency="USD" office:value="129.049666666667">
            <text:p>$129.05</text:p>
          </table:table-cell>
          <table:table-cell table:style-name="ce21" table:formula="of:=IF(OR(EXACT([.B344];&quot;&quot;);[.B344]&lt;=0);&quot;&quot;;[.E345]-[.C345])" office:value-type="currency" office:currency="USD" office:value="1347.20979661672">
            <text:p>$1,347.21</text:p>
          </table:table-cell>
          <table:table-cell table:style-name="ce21" table:formula="of:=IF(OR(EXACT([.B344];&quot;&quot;);[.B344]&lt;=0);&quot;&quot;;IF([.G345]&gt;0;[.G345];MIN([.B344]+[.C34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5]+1" office:value-type="float" office:value="340">
            <text:p>340</text:p>
          </table:table-cell>
          <table:table-cell table:style-name="ce21" table:formula="of:=IF(OR(EXACT([.B345];&quot;&quot;);[.B345]&lt;=0);&quot;&quot;;ROUND([.B345]-[.D346];2))" office:value-type="currency" office:currency="USD" office:value="28271.89">
            <text:p>$28,271.89</text:p>
          </table:table-cell>
          <table:table-cell table:style-name="ce21" table:formula="of:=IF(OR(EXACT([.B345];&quot;&quot;);[.B345]&lt;=0);&quot;&quot;;[.B345]*[.$D$1])" office:value-type="currency" office:currency="USD" office:value="123.436291666667">
            <text:p>$123.44</text:p>
          </table:table-cell>
          <table:table-cell table:style-name="ce21" table:formula="of:=IF(OR(EXACT([.B345];&quot;&quot;);[.B345]&lt;=0);&quot;&quot;;[.E346]-[.C346])" office:value-type="currency" office:currency="USD" office:value="1352.82317161672">
            <text:p>$1,352.82</text:p>
          </table:table-cell>
          <table:table-cell table:style-name="ce21" table:formula="of:=IF(OR(EXACT([.B345];&quot;&quot;);[.B345]&lt;=0);&quot;&quot;;IF([.G346]&gt;0;[.G346];MIN([.B345]+[.C34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6]+1" office:value-type="float" office:value="341">
            <text:p>341</text:p>
          </table:table-cell>
          <table:table-cell table:style-name="ce21" table:formula="of:=IF(OR(EXACT([.B346];&quot;&quot;);[.B346]&lt;=0);&quot;&quot;;ROUND([.B346]-[.D347];2))" office:value-type="currency" office:currency="USD" office:value="26913.43">
            <text:p>$26,913.43</text:p>
          </table:table-cell>
          <table:table-cell table:style-name="ce21" table:formula="of:=IF(OR(EXACT([.B346];&quot;&quot;);[.B346]&lt;=0);&quot;&quot;;[.B346]*[.$D$1])" office:value-type="currency" office:currency="USD" office:value="117.799541666667">
            <text:p>$117.80</text:p>
          </table:table-cell>
          <table:table-cell table:style-name="ce21" table:formula="of:=IF(OR(EXACT([.B346];&quot;&quot;);[.B346]&lt;=0);&quot;&quot;;[.E347]-[.C347])" office:value-type="currency" office:currency="USD" office:value="1358.45992161672">
            <text:p>$1,358.46</text:p>
          </table:table-cell>
          <table:table-cell table:style-name="ce21" table:formula="of:=IF(OR(EXACT([.B346];&quot;&quot;);[.B346]&lt;=0);&quot;&quot;;IF([.G347]&gt;0;[.G347];MIN([.B346]+[.C34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7]+1" office:value-type="float" office:value="342">
            <text:p>342</text:p>
          </table:table-cell>
          <table:table-cell table:style-name="ce21" table:formula="of:=IF(OR(EXACT([.B347];&quot;&quot;);[.B347]&lt;=0);&quot;&quot;;ROUND([.B347]-[.D348];2))" office:value-type="currency" office:currency="USD" office:value="25549.31">
            <text:p>$25,549.31</text:p>
          </table:table-cell>
          <table:table-cell table:style-name="ce21" table:formula="of:=IF(OR(EXACT([.B347];&quot;&quot;);[.B347]&lt;=0);&quot;&quot;;[.B347]*[.$D$1])" office:value-type="currency" office:currency="USD" office:value="112.139291666667">
            <text:p>$112.14</text:p>
          </table:table-cell>
          <table:table-cell table:style-name="ce21" table:formula="of:=IF(OR(EXACT([.B347];&quot;&quot;);[.B347]&lt;=0);&quot;&quot;;[.E348]-[.C348])" office:value-type="currency" office:currency="USD" office:value="1364.12017161672">
            <text:p>$1,364.12</text:p>
          </table:table-cell>
          <table:table-cell table:style-name="ce21" table:formula="of:=IF(OR(EXACT([.B347];&quot;&quot;);[.B347]&lt;=0);&quot;&quot;;IF([.G348]&gt;0;[.G348];MIN([.B347]+[.C34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8]+1" office:value-type="float" office:value="343">
            <text:p>343</text:p>
          </table:table-cell>
          <table:table-cell table:style-name="ce21" table:formula="of:=IF(OR(EXACT([.B348];&quot;&quot;);[.B348]&lt;=0);&quot;&quot;;ROUND([.B348]-[.D349];2))" office:value-type="currency" office:currency="USD" office:value="24179.51">
            <text:p>$24,179.51</text:p>
          </table:table-cell>
          <table:table-cell table:style-name="ce21" table:formula="of:=IF(OR(EXACT([.B348];&quot;&quot;);[.B348]&lt;=0);&quot;&quot;;[.B348]*[.$D$1])" office:value-type="currency" office:currency="USD" office:value="106.455458333333">
            <text:p>$106.46</text:p>
          </table:table-cell>
          <table:table-cell table:style-name="ce21" table:formula="of:=IF(OR(EXACT([.B348];&quot;&quot;);[.B348]&lt;=0);&quot;&quot;;[.E349]-[.C349])" office:value-type="currency" office:currency="USD" office:value="1369.80400495005">
            <text:p>$1,369.80</text:p>
          </table:table-cell>
          <table:table-cell table:style-name="ce21" table:formula="of:=IF(OR(EXACT([.B348];&quot;&quot;);[.B348]&lt;=0);&quot;&quot;;IF([.G349]&gt;0;[.G349];MIN([.B348]+[.C34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9]+1" office:value-type="float" office:value="344">
            <text:p>344</text:p>
          </table:table-cell>
          <table:table-cell table:style-name="ce21" table:formula="of:=IF(OR(EXACT([.B349];&quot;&quot;);[.B349]&lt;=0);&quot;&quot;;ROUND([.B349]-[.D350];2))" office:value-type="currency" office:currency="USD" office:value="22804">
            <text:p>$22,804.00</text:p>
          </table:table-cell>
          <table:table-cell table:style-name="ce21" table:formula="of:=IF(OR(EXACT([.B349];&quot;&quot;);[.B349]&lt;=0);&quot;&quot;;[.B349]*[.$D$1])" office:value-type="currency" office:currency="USD" office:value="100.747958333333">
            <text:p>$100.75</text:p>
          </table:table-cell>
          <table:table-cell table:style-name="ce21" table:formula="of:=IF(OR(EXACT([.B349];&quot;&quot;);[.B349]&lt;=0);&quot;&quot;;[.E350]-[.C350])" office:value-type="currency" office:currency="USD" office:value="1375.51150495005">
            <text:p>$1,375.51</text:p>
          </table:table-cell>
          <table:table-cell table:style-name="ce21" table:formula="of:=IF(OR(EXACT([.B349];&quot;&quot;);[.B349]&lt;=0);&quot;&quot;;IF([.G350]&gt;0;[.G350];MIN([.B349]+[.C35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0]+1" office:value-type="float" office:value="345">
            <text:p>345</text:p>
          </table:table-cell>
          <table:table-cell table:style-name="ce21" table:formula="of:=IF(OR(EXACT([.B350];&quot;&quot;);[.B350]&lt;=0);&quot;&quot;;ROUND([.B350]-[.D351];2))" office:value-type="currency" office:currency="USD" office:value="21422.76">
            <text:p>$21,422.76</text:p>
          </table:table-cell>
          <table:table-cell table:style-name="ce21" table:formula="of:=IF(OR(EXACT([.B350];&quot;&quot;);[.B350]&lt;=0);&quot;&quot;;[.B350]*[.$D$1])" office:value-type="currency" office:currency="USD" office:value="95.0166666666667">
            <text:p>$95.02</text:p>
          </table:table-cell>
          <table:table-cell table:style-name="ce21" table:formula="of:=IF(OR(EXACT([.B350];&quot;&quot;);[.B350]&lt;=0);&quot;&quot;;[.E351]-[.C351])" office:value-type="currency" office:currency="USD" office:value="1381.24279661672">
            <text:p>$1,381.24</text:p>
          </table:table-cell>
          <table:table-cell table:style-name="ce21" table:formula="of:=IF(OR(EXACT([.B350];&quot;&quot;);[.B350]&lt;=0);&quot;&quot;;IF([.G351]&gt;0;[.G351];MIN([.B350]+[.C35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1]+1" office:value-type="float" office:value="346">
            <text:p>346</text:p>
          </table:table-cell>
          <table:table-cell table:style-name="ce21" table:formula="of:=IF(OR(EXACT([.B351];&quot;&quot;);[.B351]&lt;=0);&quot;&quot;;ROUND([.B351]-[.D352];2))" office:value-type="currency" office:currency="USD" office:value="20035.76">
            <text:p>$20,035.76</text:p>
          </table:table-cell>
          <table:table-cell table:style-name="ce21" table:formula="of:=IF(OR(EXACT([.B351];&quot;&quot;);[.B351]&lt;=0);&quot;&quot;;[.B351]*[.$D$1])" office:value-type="currency" office:currency="USD" office:value="89.2615">
            <text:p>$89.26</text:p>
          </table:table-cell>
          <table:table-cell table:style-name="ce21" table:formula="of:=IF(OR(EXACT([.B351];&quot;&quot;);[.B351]&lt;=0);&quot;&quot;;[.E352]-[.C352])" office:value-type="currency" office:currency="USD" office:value="1386.99796328338">
            <text:p>$1,387.00</text:p>
          </table:table-cell>
          <table:table-cell table:style-name="ce21" table:formula="of:=IF(OR(EXACT([.B351];&quot;&quot;);[.B351]&lt;=0);&quot;&quot;;IF([.G352]&gt;0;[.G352];MIN([.B351]+[.C35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2]+1" office:value-type="float" office:value="347">
            <text:p>347</text:p>
          </table:table-cell>
          <table:table-cell table:style-name="ce21" table:formula="of:=IF(OR(EXACT([.B352];&quot;&quot;);[.B352]&lt;=0);&quot;&quot;;ROUND([.B352]-[.D353];2))" office:value-type="currency" office:currency="USD" office:value="18642.98">
            <text:p>$18,642.98</text:p>
          </table:table-cell>
          <table:table-cell table:style-name="ce21" table:formula="of:=IF(OR(EXACT([.B352];&quot;&quot;);[.B352]&lt;=0);&quot;&quot;;[.B352]*[.$D$1])" office:value-type="currency" office:currency="USD" office:value="83.4823333333333">
            <text:p>$83.48</text:p>
          </table:table-cell>
          <table:table-cell table:style-name="ce21" table:formula="of:=IF(OR(EXACT([.B352];&quot;&quot;);[.B352]&lt;=0);&quot;&quot;;[.E353]-[.C353])" office:value-type="currency" office:currency="USD" office:value="1392.77712995005">
            <text:p>$1,392.78</text:p>
          </table:table-cell>
          <table:table-cell table:style-name="ce21" table:formula="of:=IF(OR(EXACT([.B352];&quot;&quot;);[.B352]&lt;=0);&quot;&quot;;IF([.G353]&gt;0;[.G353];MIN([.B352]+[.C35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53]+1" office:value-type="float" office:value="348">
            <text:p>348</text:p>
          </table:table-cell>
          <table:table-cell table:style-name="ce22" table:formula="of:=IF(OR(EXACT([.B353];&quot;&quot;);[.B353]&lt;=0);&quot;&quot;;ROUND([.B353]-[.D354];2))" office:value-type="currency" office:currency="USD" office:value="17244.4">
            <text:p>$17,244.40</text:p>
          </table:table-cell>
          <table:table-cell table:style-name="ce22" table:formula="of:=IF(OR(EXACT([.B353];&quot;&quot;);[.B353]&lt;=0);&quot;&quot;;[.B353]*[.$D$1])" office:value-type="currency" office:currency="USD" office:value="77.6790833333333">
            <text:p>$77.68</text:p>
          </table:table-cell>
          <table:table-cell table:style-name="ce22" table:formula="of:=IF(OR(EXACT([.B353];&quot;&quot;);[.B353]&lt;=0);&quot;&quot;;[.E354]-[.C354])" office:value-type="currency" office:currency="USD" office:value="1398.58037995005">
            <text:p>$1,398.58</text:p>
          </table:table-cell>
          <table:table-cell table:style-name="ce22" table:formula="of:=IF(OR(EXACT([.B353];&quot;&quot;);[.B353]&lt;=0);&quot;&quot;;IF([.G354]&gt;0;[.G354];MIN([.B353]+[.C354];IF([.$J$5]&gt;0;[.$J$5];[.$D$3]))))" office:value-type="currency" office:currency="USD" office:value="1476.25946328338">
            <text:p>$1,476.2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9">
            <text:p>2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4]+1" office:value-type="float" office:value="349">
            <text:p>349</text:p>
          </table:table-cell>
          <table:table-cell table:style-name="ce21" table:formula="of:=IF(OR(EXACT([.B354];&quot;&quot;);[.B354]&lt;=0);&quot;&quot;;ROUND([.B354]-[.D355];2))" office:value-type="currency" office:currency="USD" office:value="15839.99">
            <text:p>$15,839.99</text:p>
          </table:table-cell>
          <table:table-cell table:style-name="ce21" table:formula="of:=IF(OR(EXACT([.B354];&quot;&quot;);[.B354]&lt;=0);&quot;&quot;;[.B354]*[.$D$1])" office:value-type="currency" office:currency="USD" office:value="71.8516666666667">
            <text:p>$71.85</text:p>
          </table:table-cell>
          <table:table-cell table:style-name="ce21" table:formula="of:=IF(OR(EXACT([.B354];&quot;&quot;);[.B354]&lt;=0);&quot;&quot;;[.E355]-[.C355])" office:value-type="currency" office:currency="USD" office:value="1404.40779661672">
            <text:p>$1,404.41</text:p>
          </table:table-cell>
          <table:table-cell table:style-name="ce21" table:formula="of:=IF(OR(EXACT([.B354];&quot;&quot;);[.B354]&lt;=0);&quot;&quot;;IF([.G355]&gt;0;[.G355];MIN([.B354]+[.C35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5]+1" office:value-type="float" office:value="350">
            <text:p>350</text:p>
          </table:table-cell>
          <table:table-cell table:style-name="ce21" table:formula="of:=IF(OR(EXACT([.B355];&quot;&quot;);[.B355]&lt;=0);&quot;&quot;;ROUND([.B355]-[.D356];2))" office:value-type="currency" office:currency="USD" office:value="14429.73">
            <text:p>$14,429.73</text:p>
          </table:table-cell>
          <table:table-cell table:style-name="ce21" table:formula="of:=IF(OR(EXACT([.B355];&quot;&quot;);[.B355]&lt;=0);&quot;&quot;;[.B355]*[.$D$1])" office:value-type="currency" office:currency="USD" office:value="65.9999583333333">
            <text:p>$66.00</text:p>
          </table:table-cell>
          <table:table-cell table:style-name="ce21" table:formula="of:=IF(OR(EXACT([.B355];&quot;&quot;);[.B355]&lt;=0);&quot;&quot;;[.E356]-[.C356])" office:value-type="currency" office:currency="USD" office:value="1410.25950495005">
            <text:p>$1,410.26</text:p>
          </table:table-cell>
          <table:table-cell table:style-name="ce21" table:formula="of:=IF(OR(EXACT([.B355];&quot;&quot;);[.B355]&lt;=0);&quot;&quot;;IF([.G356]&gt;0;[.G356];MIN([.B355]+[.C356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6]+1" office:value-type="float" office:value="351">
            <text:p>351</text:p>
          </table:table-cell>
          <table:table-cell table:style-name="ce21" table:formula="of:=IF(OR(EXACT([.B356];&quot;&quot;);[.B356]&lt;=0);&quot;&quot;;ROUND([.B356]-[.D357];2))" office:value-type="currency" office:currency="USD" office:value="13013.59">
            <text:p>$13,013.59</text:p>
          </table:table-cell>
          <table:table-cell table:style-name="ce21" table:formula="of:=IF(OR(EXACT([.B356];&quot;&quot;);[.B356]&lt;=0);&quot;&quot;;[.B356]*[.$D$1])" office:value-type="currency" office:currency="USD" office:value="60.123875">
            <text:p>$60.12</text:p>
          </table:table-cell>
          <table:table-cell table:style-name="ce21" table:formula="of:=IF(OR(EXACT([.B356];&quot;&quot;);[.B356]&lt;=0);&quot;&quot;;[.E357]-[.C357])" office:value-type="currency" office:currency="USD" office:value="1416.13558828338">
            <text:p>$1,416.14</text:p>
          </table:table-cell>
          <table:table-cell table:style-name="ce21" table:formula="of:=IF(OR(EXACT([.B356];&quot;&quot;);[.B356]&lt;=0);&quot;&quot;;IF([.G357]&gt;0;[.G357];MIN([.B356]+[.C357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7]+1" office:value-type="float" office:value="352">
            <text:p>352</text:p>
          </table:table-cell>
          <table:table-cell table:style-name="ce21" table:formula="of:=IF(OR(EXACT([.B357];&quot;&quot;);[.B357]&lt;=0);&quot;&quot;;ROUND([.B357]-[.D358];2))" office:value-type="currency" office:currency="USD" office:value="11591.55">
            <text:p>$11,591.55</text:p>
          </table:table-cell>
          <table:table-cell table:style-name="ce21" table:formula="of:=IF(OR(EXACT([.B357];&quot;&quot;);[.B357]&lt;=0);&quot;&quot;;[.B357]*[.$D$1])" office:value-type="currency" office:currency="USD" office:value="54.2232916666667">
            <text:p>$54.22</text:p>
          </table:table-cell>
          <table:table-cell table:style-name="ce21" table:formula="of:=IF(OR(EXACT([.B357];&quot;&quot;);[.B357]&lt;=0);&quot;&quot;;[.E358]-[.C358])" office:value-type="currency" office:currency="USD" office:value="1422.03617161672">
            <text:p>$1,422.04</text:p>
          </table:table-cell>
          <table:table-cell table:style-name="ce21" table:formula="of:=IF(OR(EXACT([.B357];&quot;&quot;);[.B357]&lt;=0);&quot;&quot;;IF([.G358]&gt;0;[.G358];MIN([.B357]+[.C358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8]+1" office:value-type="float" office:value="353">
            <text:p>353</text:p>
          </table:table-cell>
          <table:table-cell table:style-name="ce21" table:formula="of:=IF(OR(EXACT([.B358];&quot;&quot;);[.B358]&lt;=0);&quot;&quot;;ROUND([.B358]-[.D359];2))" office:value-type="currency" office:currency="USD" office:value="10163.59">
            <text:p>$10,163.59</text:p>
          </table:table-cell>
          <table:table-cell table:style-name="ce21" table:formula="of:=IF(OR(EXACT([.B358];&quot;&quot;);[.B358]&lt;=0);&quot;&quot;;[.B358]*[.$D$1])" office:value-type="currency" office:currency="USD" office:value="48.298125">
            <text:p>$48.30</text:p>
          </table:table-cell>
          <table:table-cell table:style-name="ce21" table:formula="of:=IF(OR(EXACT([.B358];&quot;&quot;);[.B358]&lt;=0);&quot;&quot;;[.E359]-[.C359])" office:value-type="currency" office:currency="USD" office:value="1427.96133828338">
            <text:p>$1,427.96</text:p>
          </table:table-cell>
          <table:table-cell table:style-name="ce21" table:formula="of:=IF(OR(EXACT([.B358];&quot;&quot;);[.B358]&lt;=0);&quot;&quot;;IF([.G359]&gt;0;[.G359];MIN([.B358]+[.C359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9]+1" office:value-type="float" office:value="354">
            <text:p>354</text:p>
          </table:table-cell>
          <table:table-cell table:style-name="ce21" table:formula="of:=IF(OR(EXACT([.B359];&quot;&quot;);[.B359]&lt;=0);&quot;&quot;;ROUND([.B359]-[.D360];2))" office:value-type="currency" office:currency="USD" office:value="8729.68">
            <text:p>$8,729.68</text:p>
          </table:table-cell>
          <table:table-cell table:style-name="ce21" table:formula="of:=IF(OR(EXACT([.B359];&quot;&quot;);[.B359]&lt;=0);&quot;&quot;;[.B359]*[.$D$1])" office:value-type="currency" office:currency="USD" office:value="42.3482916666667">
            <text:p>$42.35</text:p>
          </table:table-cell>
          <table:table-cell table:style-name="ce21" table:formula="of:=IF(OR(EXACT([.B359];&quot;&quot;);[.B359]&lt;=0);&quot;&quot;;[.E360]-[.C360])" office:value-type="currency" office:currency="USD" office:value="1433.91117161672">
            <text:p>$1,433.91</text:p>
          </table:table-cell>
          <table:table-cell table:style-name="ce21" table:formula="of:=IF(OR(EXACT([.B359];&quot;&quot;);[.B359]&lt;=0);&quot;&quot;;IF([.G360]&gt;0;[.G360];MIN([.B359]+[.C360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0]+1" office:value-type="float" office:value="355">
            <text:p>355</text:p>
          </table:table-cell>
          <table:table-cell table:style-name="ce21" table:formula="of:=IF(OR(EXACT([.B360];&quot;&quot;);[.B360]&lt;=0);&quot;&quot;;ROUND([.B360]-[.D361];2))" office:value-type="currency" office:currency="USD" office:value="7289.79">
            <text:p>$7,289.79</text:p>
          </table:table-cell>
          <table:table-cell table:style-name="ce21" table:formula="of:=IF(OR(EXACT([.B360];&quot;&quot;);[.B360]&lt;=0);&quot;&quot;;[.B360]*[.$D$1])" office:value-type="currency" office:currency="USD" office:value="36.3736666666667">
            <text:p>$36.37</text:p>
          </table:table-cell>
          <table:table-cell table:style-name="ce21" table:formula="of:=IF(OR(EXACT([.B360];&quot;&quot;);[.B360]&lt;=0);&quot;&quot;;[.E361]-[.C361])" office:value-type="currency" office:currency="USD" office:value="1439.88579661672">
            <text:p>$1,439.89</text:p>
          </table:table-cell>
          <table:table-cell table:style-name="ce21" table:formula="of:=IF(OR(EXACT([.B360];&quot;&quot;);[.B360]&lt;=0);&quot;&quot;;IF([.G361]&gt;0;[.G361];MIN([.B360]+[.C361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1]+1" office:value-type="float" office:value="356">
            <text:p>356</text:p>
          </table:table-cell>
          <table:table-cell table:style-name="ce21" table:formula="of:=IF(OR(EXACT([.B361];&quot;&quot;);[.B361]&lt;=0);&quot;&quot;;ROUND([.B361]-[.D362];2))" office:value-type="currency" office:currency="USD" office:value="5843.9">
            <text:p>$5,843.90</text:p>
          </table:table-cell>
          <table:table-cell table:style-name="ce21" table:formula="of:=IF(OR(EXACT([.B361];&quot;&quot;);[.B361]&lt;=0);&quot;&quot;;[.B361]*[.$D$1])" office:value-type="currency" office:currency="USD" office:value="30.374125">
            <text:p>$30.37</text:p>
          </table:table-cell>
          <table:table-cell table:style-name="ce21" table:formula="of:=IF(OR(EXACT([.B361];&quot;&quot;);[.B361]&lt;=0);&quot;&quot;;[.E362]-[.C362])" office:value-type="currency" office:currency="USD" office:value="1445.88533828338">
            <text:p>$1,445.89</text:p>
          </table:table-cell>
          <table:table-cell table:style-name="ce21" table:formula="of:=IF(OR(EXACT([.B361];&quot;&quot;);[.B361]&lt;=0);&quot;&quot;;IF([.G362]&gt;0;[.G362];MIN([.B361]+[.C362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2]+1" office:value-type="float" office:value="357">
            <text:p>357</text:p>
          </table:table-cell>
          <table:table-cell table:style-name="ce21" table:formula="of:=IF(OR(EXACT([.B362];&quot;&quot;);[.B362]&lt;=0);&quot;&quot;;ROUND([.B362]-[.D363];2))" office:value-type="currency" office:currency="USD" office:value="4391.99">
            <text:p>$4,391.99</text:p>
          </table:table-cell>
          <table:table-cell table:style-name="ce21" table:formula="of:=IF(OR(EXACT([.B362];&quot;&quot;);[.B362]&lt;=0);&quot;&quot;;[.B362]*[.$D$1])" office:value-type="currency" office:currency="USD" office:value="24.3495833333333">
            <text:p>$24.35</text:p>
          </table:table-cell>
          <table:table-cell table:style-name="ce21" table:formula="of:=IF(OR(EXACT([.B362];&quot;&quot;);[.B362]&lt;=0);&quot;&quot;;[.E363]-[.C363])" office:value-type="currency" office:currency="USD" office:value="1451.90987995005">
            <text:p>$1,451.91</text:p>
          </table:table-cell>
          <table:table-cell table:style-name="ce21" table:formula="of:=IF(OR(EXACT([.B362];&quot;&quot;);[.B362]&lt;=0);&quot;&quot;;IF([.G363]&gt;0;[.G363];MIN([.B362]+[.C363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3]+1" office:value-type="float" office:value="358">
            <text:p>358</text:p>
          </table:table-cell>
          <table:table-cell table:style-name="ce21" table:formula="of:=IF(OR(EXACT([.B363];&quot;&quot;);[.B363]&lt;=0);&quot;&quot;;ROUND([.B363]-[.D364];2))" office:value-type="currency" office:currency="USD" office:value="2934.03">
            <text:p>$2,934.03</text:p>
          </table:table-cell>
          <table:table-cell table:style-name="ce21" table:formula="of:=IF(OR(EXACT([.B363];&quot;&quot;);[.B363]&lt;=0);&quot;&quot;;[.B363]*[.$D$1])" office:value-type="currency" office:currency="USD" office:value="18.2999583333333">
            <text:p>$18.30</text:p>
          </table:table-cell>
          <table:table-cell table:style-name="ce21" table:formula="of:=IF(OR(EXACT([.B363];&quot;&quot;);[.B363]&lt;=0);&quot;&quot;;[.E364]-[.C364])" office:value-type="currency" office:currency="USD" office:value="1457.95950495005">
            <text:p>$1,457.96</text:p>
          </table:table-cell>
          <table:table-cell table:style-name="ce21" table:formula="of:=IF(OR(EXACT([.B363];&quot;&quot;);[.B363]&lt;=0);&quot;&quot;;IF([.G364]&gt;0;[.G364];MIN([.B363]+[.C364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4]+1" office:value-type="float" office:value="359">
            <text:p>359</text:p>
          </table:table-cell>
          <table:table-cell table:style-name="ce21" table:formula="of:=IF(OR(EXACT([.B364];&quot;&quot;);[.B364]&lt;=0);&quot;&quot;;ROUND([.B364]-[.D365];2))" office:value-type="currency" office:currency="USD" office:value="1470">
            <text:p>$1,470.00</text:p>
          </table:table-cell>
          <table:table-cell table:style-name="ce21" table:formula="of:=IF(OR(EXACT([.B364];&quot;&quot;);[.B364]&lt;=0);&quot;&quot;;[.B364]*[.$D$1])" office:value-type="currency" office:currency="USD" office:value="12.225125">
            <text:p>$12.23</text:p>
          </table:table-cell>
          <table:table-cell table:style-name="ce21" table:formula="of:=IF(OR(EXACT([.B364];&quot;&quot;);[.B364]&lt;=0);&quot;&quot;;[.E365]-[.C365])" office:value-type="currency" office:currency="USD" office:value="1464.03433828338">
            <text:p>$1,464.03</text:p>
          </table:table-cell>
          <table:table-cell table:style-name="ce21" table:formula="of:=IF(OR(EXACT([.B364];&quot;&quot;);[.B364]&lt;=0);&quot;&quot;;IF([.G365]&gt;0;[.G365];MIN([.B364]+[.C365];IF([.$J$5]&gt;0;[.$J$5];[.$D$3]))))" office:value-type="currency" office:currency="USD" office:value="1476.25946328338">
            <text:p>$1,476.2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65]+1" office:value-type="float" office:value="360">
            <text:p>360</text:p>
          </table:table-cell>
          <table:table-cell table:style-name="ce22" table:formula="of:=IF(OR(EXACT([.B365];&quot;&quot;);[.B365]&lt;=0);&quot;&quot;;ROUND([.B365]-[.D366];2))" office:value-type="currency" office:currency="USD" office:value="0">
            <text:p>$0.00</text:p>
          </table:table-cell>
          <table:table-cell table:style-name="ce22" table:formula="of:=IF(OR(EXACT([.B365];&quot;&quot;);[.B365]&lt;=0);&quot;&quot;;[.B365]*[.$D$1])" office:value-type="currency" office:currency="USD" office:value="6.125">
            <text:p>$6.13</text:p>
          </table:table-cell>
          <table:table-cell table:style-name="ce22" table:formula="of:=IF(OR(EXACT([.B365];&quot;&quot;);[.B365]&lt;=0);&quot;&quot;;[.E366]-[.C366])" office:value-type="currency" office:currency="USD" office:value="1470">
            <text:p>$1,470.00</text:p>
          </table:table-cell>
          <table:table-cell table:style-name="ce22" table:formula="of:=IF(OR(EXACT([.B365];&quot;&quot;);[.B365]&lt;=0);&quot;&quot;;IF([.G366]&gt;0;[.G366];MIN([.B365]+[.C366];IF([.$J$5]&gt;0;[.$J$5];[.$D$3]))))" office:value-type="currency" office:currency="USD" office:value="1476.125">
            <text:p>$1,476.13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0">
            <text:p>3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 table:number-rows-repeated="65170">
          <table:table-cell table:style-name="ce15"/>
          <table:table-cell table:style-name="ce23"/>
          <table:table-cell table:style-name="ce21" table:number-columns-repeated="3"/>
          <table:table-cell table:style-name="ce34"/>
          <table:table-cell table:style-name="ce38"/>
          <table:table-cell table:style-name="ce15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1005" table:default-cell-style-name="Default"/>
        <table:table-row table:style-name="ro2">
          <table:table-cell table:style-name="ce2" office:value-type="string">
            <text:p>P=</text:p>
          </table:table-cell>
          <table:table-cell table:style-name="ce9" table:formula="of:=[$Main.$B$8]" office:value-type="currency" office:currency="USD" office:value="275000">
            <text:p>$275,000.00</text:p>
          </table:table-cell>
          <table:table-cell table:style-name="ce24" office:value-type="string">
            <text:p>J=</text:p>
          </table:table-cell>
          <table:table-cell table:style-name="ce8" table:formula="of:=[.B2]/(12)" office:value-type="float" office:value="0.005">
            <text:p>0.0050</text:p>
          </table:table-cell>
          <table:table-cell table:style-name="ce26"/>
          <table:table-cell table:style-name="ce27" office:value-type="string">
            <text:p>P is the principal</text:p>
          </table:table-cell>
          <table:table-cell table:style-name="ce35"/>
          <table:table-cell table:style-name="ce40"/>
          <table:table-cell table:style-name="ce44" office:value-type="string">
            <text:p>J is the (computed) monthly interes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I=</text:p>
          </table:table-cell>
          <table:table-cell table:style-name="ce17" table:formula="of:=[$Main.$B$9]" office:value-type="percentage" office:value="0.06">
            <text:p>6.00%</text:p>
          </table:table-cell>
          <table:table-cell table:style-name="ce24" office:value-type="string">
            <text:p>N=</text:p>
          </table:table-cell>
          <table:table-cell table:style-name="ce25" table:formula="of:=[.B3]*12" office:value-type="float" office:value="360">
            <text:p>360</text:p>
          </table:table-cell>
          <table:table-cell table:style-name="ce26"/>
          <table:table-cell table:style-name="ce27" office:value-type="string">
            <text:p>I is the annual interest rate</text:p>
          </table:table-cell>
          <table:table-cell table:style-name="ce35"/>
          <table:table-cell table:style-name="ce40"/>
          <table:table-cell table:style-name="ce44" office:value-type="string">
            <text:p>N is the (computed) number of months for the loan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L=</text:p>
          </table:table-cell>
          <table:table-cell table:style-name="ce25" table:formula="of:=[$Main.$B$10]" office:value-type="float" office:value="30">
            <text:p>30</text:p>
          </table:table-cell>
          <table:table-cell table:style-name="ce24" office:value-type="string">
            <text:p>M=</text:p>
          </table:table-cell>
          <table:table-cell table:style-name="ce9" table:formula="of:=[.B1]*([.D1]/(1-(1+[.D1])^(-[.D2])))" office:value-type="currency" office:currency="USD" office:value="1648.76394417008">
            <text:p>$1,648.76</text:p>
          </table:table-cell>
          <table:table-cell table:style-name="ce26"/>
          <table:table-cell table:style-name="ce27" office:value-type="string">
            <text:p>L is the period of the loan, in years</text:p>
          </table:table-cell>
          <table:table-cell table:style-name="ce35"/>
          <table:table-cell table:style-name="ce40"/>
          <table:table-cell table:style-name="ce44" office:value-type="string">
            <text:p>M is the (computed) monthly paymen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3"/>
          <table:table-cell table:style-name="ce19"/>
          <table:table-cell table:style-name="ce22" table:number-columns-repeated="3"/>
          <table:table-cell table:style-name="ce28"/>
          <table:table-cell table:style-name="ce36"/>
          <table:table-cell table:style-name="ce13"/>
          <table:table-cell table:style-name="ce45" table:number-columns-repeated="2"/>
          <table:table-cell table:number-columns-repeated="6"/>
          <table:table-cell table:style-name="ce53"/>
          <table:table-cell table:style-name="ce52" table:number-columns-repeated="2"/>
          <table:table-cell table:number-columns-repeated="1005"/>
        </table:table-row>
        <table:table-row table:style-name="ro2">
          <table:table-cell table:style-name="ce14" office:value-type="string">
            <text:p>Payment #</text:p>
          </table:table-cell>
          <table:table-cell table:style-name="ce20" office:value-type="string">
            <text:p>ending balance</text:p>
          </table:table-cell>
          <table:table-cell table:style-name="ce20" office:value-type="string">
            <text:p>interest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payment</text:p>
          </table:table-cell>
          <table:table-cell table:style-name="ce29"/>
          <table:table-cell table:style-name="ce37" office:value-type="string">
            <text:p>actual payment</text:p>
          </table:table-cell>
          <table:table-cell table:style-name="ce40"/>
          <table:table-cell table:style-name="ce46" office:value-type="string">
            <text:p>standard payment =</text:p>
          </table:table-cell>
          <table:table-cell table:style-name="ce49" table:formula="of:=[$Main.$E$11]" office:value-type="currency" office:currency="USD" office:value="0">
            <text:p>$0.00</text:p>
          </table:table-cell>
          <table:table-cell table:number-columns-repeated="6"/>
          <table:table-cell table:style-name="ce53" table:number-columns-repeated="3"/>
          <table:table-cell table:number-columns-repeated="1005"/>
        </table:table-row>
        <table:table-row table:style-name="ro2">
          <table:table-cell table:style-name="ce15" office:value-type="float" office:value="0">
            <text:p>0</text:p>
          </table:table-cell>
          <table:table-cell table:style-name="ce21" table:formula="of:=[.B1]" office:value-type="currency" office:currency="USD" office:value="275000">
            <text:p>$275,000.00</text:p>
          </table:table-cell>
          <table:table-cell table:style-name="ce21" table:number-columns-repeated="3"/>
          <table:table-cell table:style-name="ce30" office:value-type="string">
            <text:p>date</text:p>
          </table:table-cell>
          <table:table-cell table:style-name="ce38"/>
          <table:table-cell table:style-name="ce41" office:value-type="string">
            <text:p>check #</text:p>
          </table:table-cell>
          <table:table-cell table:style-name="ce47" office:value-type="string">
            <text:p><text:s/>notes</text:p>
          </table:table-cell>
          <table:table-cell table:number-columns-repeated="7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]+1" office:value-type="float" office:value="1">
            <text:p>1</text:p>
          </table:table-cell>
          <table:table-cell table:style-name="ce21" table:formula="of:=IF(OR(EXACT([.B6];&quot;&quot;);[.B6]&lt;=0);&quot;&quot;;ROUND([.B6]-[.D7];2))" office:value-type="currency" office:currency="USD" office:value="274726.24">
            <text:p>$274,726.24</text:p>
          </table:table-cell>
          <table:table-cell table:style-name="ce21" table:formula="of:=IF(OR(EXACT([.B6];&quot;&quot;);[.B6]&lt;=0);&quot;&quot;;[.B6]*[.$D$1])" office:value-type="currency" office:currency="USD" office:value="1375">
            <text:p>$1,375.00</text:p>
          </table:table-cell>
          <table:table-cell table:style-name="ce21" table:formula="of:=IF(OR(EXACT([.B6];&quot;&quot;);[.B6]&lt;=0);&quot;&quot;;[.E7]-[.C7])" office:value-type="currency" office:currency="USD" office:value="273.763944170082">
            <text:p>$273.76</text:p>
          </table:table-cell>
          <table:table-cell table:style-name="ce21" table:formula="of:=IF(OR(EXACT([.B6];&quot;&quot;);[.B6]&lt;=0);&quot;&quot;;IF([.G7]&gt;0;[.G7];MIN([.B6]+[.C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erm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]+1" office:value-type="float" office:value="2">
            <text:p>2</text:p>
          </table:table-cell>
          <table:table-cell table:style-name="ce21" table:formula="of:=IF(OR(EXACT([.B7];&quot;&quot;);[.B7]&lt;=0);&quot;&quot;;ROUND([.B7]-[.D8];2))" office:value-type="currency" office:currency="USD" office:value="274451.11">
            <text:p>$274,451.11</text:p>
          </table:table-cell>
          <table:table-cell table:style-name="ce21" table:formula="of:=IF(OR(EXACT([.B7];&quot;&quot;);[.B7]&lt;=0);&quot;&quot;;[.B7]*[.$D$1])" office:value-type="currency" office:currency="USD" office:value="1373.6312">
            <text:p>$1,373.63</text:p>
          </table:table-cell>
          <table:table-cell table:style-name="ce21" table:formula="of:=IF(OR(EXACT([.B7];&quot;&quot;);[.B7]&lt;=0);&quot;&quot;;[.E8]-[.C8])" office:value-type="currency" office:currency="USD" office:value="275.132744170082">
            <text:p>$275.13</text:p>
          </table:table-cell>
          <table:table-cell table:style-name="ce21" table:formula="of:=IF(OR(EXACT([.B7];&quot;&quot;);[.B7]&lt;=0);&quot;&quot;;IF([.G8]&gt;0;[.G8];MIN([.B7]+[.C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TRUNC(INDEX([.$A$6:.$A$366];MATCH(MIN([.$B$6:.$B$366]);[.$B$6:.$B$366];0);1)/12);&quot; years&quot;)" office:value-type="string" office:string-value="30 years">
            <text:p>30 year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]+1" office:value-type="float" office:value="3">
            <text:p>3</text:p>
          </table:table-cell>
          <table:table-cell table:style-name="ce21" table:formula="of:=IF(OR(EXACT([.B8];&quot;&quot;);[.B8]&lt;=0);&quot;&quot;;ROUND([.B8]-[.D9];2))" office:value-type="currency" office:currency="USD" office:value="274174.6">
            <text:p>$274,174.60</text:p>
          </table:table-cell>
          <table:table-cell table:style-name="ce21" table:formula="of:=IF(OR(EXACT([.B8];&quot;&quot;);[.B8]&lt;=0);&quot;&quot;;[.B8]*[.$D$1])" office:value-type="currency" office:currency="USD" office:value="1372.25555">
            <text:p>$1,372.26</text:p>
          </table:table-cell>
          <table:table-cell table:style-name="ce21" table:formula="of:=IF(OR(EXACT([.B8];&quot;&quot;);[.B8]&lt;=0);&quot;&quot;;[.E9]-[.C9])" office:value-type="currency" office:currency="USD" office:value="276.508394170082">
            <text:p>$276.51</text:p>
          </table:table-cell>
          <table:table-cell table:style-name="ce21" table:formula="of:=IF(OR(EXACT([.B8];&quot;&quot;);[.B8]&lt;=0);&quot;&quot;;IF([.G9]&gt;0;[.G9];MIN([.B8]+[.C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MOD(INDEX([.$A$6:.$A$366];MATCH(MIN([.$B$6:.$B$366]);[.$B$6:.$B$366];0);1);12);&quot; months&quot;)" office:value-type="string" office:string-value="0 months">
            <text:p>0 month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]+1" office:value-type="float" office:value="4">
            <text:p>4</text:p>
          </table:table-cell>
          <table:table-cell table:style-name="ce21" table:formula="of:=IF(OR(EXACT([.B9];&quot;&quot;);[.B9]&lt;=0);&quot;&quot;;ROUND([.B9]-[.D10];2))" office:value-type="currency" office:currency="USD" office:value="273896.71">
            <text:p>$273,896.71</text:p>
          </table:table-cell>
          <table:table-cell table:style-name="ce21" table:formula="of:=IF(OR(EXACT([.B9];&quot;&quot;);[.B9]&lt;=0);&quot;&quot;;[.B9]*[.$D$1])" office:value-type="currency" office:currency="USD" office:value="1370.873">
            <text:p>$1,370.87</text:p>
          </table:table-cell>
          <table:table-cell table:style-name="ce21" table:formula="of:=IF(OR(EXACT([.B9];&quot;&quot;);[.B9]&lt;=0);&quot;&quot;;[.E10]-[.C10])" office:value-type="currency" office:currency="USD" office:value="277.890944170082">
            <text:p>$277.89</text:p>
          </table:table-cell>
          <table:table-cell table:style-name="ce21" table:formula="of:=IF(OR(EXACT([.B9];&quot;&quot;);[.B9]&lt;=0);&quot;&quot;;IF([.G10]&gt;0;[.G10];MIN([.B9]+[.C10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]+1" office:value-type="float" office:value="5">
            <text:p>5</text:p>
          </table:table-cell>
          <table:table-cell table:style-name="ce21" table:formula="of:=IF(OR(EXACT([.B10];&quot;&quot;);[.B10]&lt;=0);&quot;&quot;;ROUND([.B10]-[.D11];2))" office:value-type="currency" office:currency="USD" office:value="273617.43">
            <text:p>$273,617.43</text:p>
          </table:table-cell>
          <table:table-cell table:style-name="ce21" table:formula="of:=IF(OR(EXACT([.B10];&quot;&quot;);[.B10]&lt;=0);&quot;&quot;;[.B10]*[.$D$1])" office:value-type="currency" office:currency="USD" office:value="1369.48355">
            <text:p>$1,369.48</text:p>
          </table:table-cell>
          <table:table-cell table:style-name="ce21" table:formula="of:=IF(OR(EXACT([.B10];&quot;&quot;);[.B10]&lt;=0);&quot;&quot;;[.E11]-[.C11])" office:value-type="currency" office:currency="USD" office:value="279.280394170082">
            <text:p>$279.28</text:p>
          </table:table-cell>
          <table:table-cell table:style-name="ce21" table:formula="of:=IF(OR(EXACT([.B10];&quot;&quot;);[.B10]&lt;=0);&quot;&quot;;IF([.G11]&gt;0;[.G11];MIN([.B10]+[.C1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Interest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]+1" office:value-type="float" office:value="6">
            <text:p>6</text:p>
          </table:table-cell>
          <table:table-cell table:style-name="ce21" table:formula="of:=IF(OR(EXACT([.B11];&quot;&quot;);[.B11]&lt;=0);&quot;&quot;;ROUND([.B11]-[.D12];2))" office:value-type="currency" office:currency="USD" office:value="273336.75">
            <text:p>$273,336.75</text:p>
          </table:table-cell>
          <table:table-cell table:style-name="ce21" table:formula="of:=IF(OR(EXACT([.B11];&quot;&quot;);[.B11]&lt;=0);&quot;&quot;;[.B11]*[.$D$1])" office:value-type="currency" office:currency="USD" office:value="1368.08715">
            <text:p>$1,368.09</text:p>
          </table:table-cell>
          <table:table-cell table:style-name="ce21" table:formula="of:=IF(OR(EXACT([.B11];&quot;&quot;);[.B11]&lt;=0);&quot;&quot;;[.E12]-[.C12])" office:value-type="currency" office:currency="USD" office:value="280.676794170082">
            <text:p>$280.68</text:p>
          </table:table-cell>
          <table:table-cell table:style-name="ce21" table:formula="of:=IF(OR(EXACT([.B11];&quot;&quot;);[.B11]&lt;=0);&quot;&quot;;IF([.G12]&gt;0;[.G12];MIN([.B11]+[.C12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2" table:formula="of:=SUM([.$C$6:.$C$366])" office:value-type="currency" office:currency="USD" office:value="318555.13935">
            <text:p>$318,555.14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]+1" office:value-type="float" office:value="7">
            <text:p>7</text:p>
          </table:table-cell>
          <table:table-cell table:style-name="ce21" table:formula="of:=IF(OR(EXACT([.B12];&quot;&quot;);[.B12]&lt;=0);&quot;&quot;;ROUND([.B12]-[.D13];2))" office:value-type="currency" office:currency="USD" office:value="273054.67">
            <text:p>$273,054.67</text:p>
          </table:table-cell>
          <table:table-cell table:style-name="ce21" table:formula="of:=IF(OR(EXACT([.B12];&quot;&quot;);[.B12]&lt;=0);&quot;&quot;;[.B12]*[.$D$1])" office:value-type="currency" office:currency="USD" office:value="1366.68375">
            <text:p>$1,366.68</text:p>
          </table:table-cell>
          <table:table-cell table:style-name="ce21" table:formula="of:=IF(OR(EXACT([.B12];&quot;&quot;);[.B12]&lt;=0);&quot;&quot;;[.E13]-[.C13])" office:value-type="currency" office:currency="USD" office:value="282.080194170082">
            <text:p>$282.08</text:p>
          </table:table-cell>
          <table:table-cell table:style-name="ce21" table:formula="of:=IF(OR(EXACT([.B12];&quot;&quot;);[.B12]&lt;=0);&quot;&quot;;IF([.G13]&gt;0;[.G13];MIN([.B12]+[.C1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otal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]+1" office:value-type="float" office:value="8">
            <text:p>8</text:p>
          </table:table-cell>
          <table:table-cell table:style-name="ce21" table:formula="of:=IF(OR(EXACT([.B13];&quot;&quot;);[.B13]&lt;=0);&quot;&quot;;ROUND([.B13]-[.D14];2))" office:value-type="currency" office:currency="USD" office:value="272771.18">
            <text:p>$272,771.18</text:p>
          </table:table-cell>
          <table:table-cell table:style-name="ce21" table:formula="of:=IF(OR(EXACT([.B13];&quot;&quot;);[.B13]&lt;=0);&quot;&quot;;[.B13]*[.$D$1])" office:value-type="currency" office:currency="USD" office:value="1365.27335">
            <text:p>$1,365.27</text:p>
          </table:table-cell>
          <table:table-cell table:style-name="ce21" table:formula="of:=IF(OR(EXACT([.B13];&quot;&quot;);[.B13]&lt;=0);&quot;&quot;;[.E14]-[.C14])" office:value-type="currency" office:currency="USD" office:value="283.490594170082">
            <text:p>$283.49</text:p>
          </table:table-cell>
          <table:table-cell table:style-name="ce21" table:formula="of:=IF(OR(EXACT([.B13];&quot;&quot;);[.B13]&lt;=0);&quot;&quot;;IF([.G14]&gt;0;[.G14];MIN([.B13]+[.C14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9" table:formula="of:=[.J12]+[.$B$1]" office:value-type="currency" office:currency="USD" office:value="593555.13935">
            <text:p>$593,555.14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]+1" office:value-type="float" office:value="9">
            <text:p>9</text:p>
          </table:table-cell>
          <table:table-cell table:style-name="ce21" table:formula="of:=IF(OR(EXACT([.B14];&quot;&quot;);[.B14]&lt;=0);&quot;&quot;;ROUND([.B14]-[.D15];2))" office:value-type="currency" office:currency="USD" office:value="272486.27">
            <text:p>$272,486.27</text:p>
          </table:table-cell>
          <table:table-cell table:style-name="ce21" table:formula="of:=IF(OR(EXACT([.B14];&quot;&quot;);[.B14]&lt;=0);&quot;&quot;;[.B14]*[.$D$1])" office:value-type="currency" office:currency="USD" office:value="1363.8559">
            <text:p>$1,363.86</text:p>
          </table:table-cell>
          <table:table-cell table:style-name="ce21" table:formula="of:=IF(OR(EXACT([.B14];&quot;&quot;);[.B14]&lt;=0);&quot;&quot;;[.E15]-[.C15])" office:value-type="currency" office:currency="USD" office:value="284.908044170082">
            <text:p>$284.91</text:p>
          </table:table-cell>
          <table:table-cell table:style-name="ce21" table:formula="of:=IF(OR(EXACT([.B14];&quot;&quot;);[.B14]&lt;=0);&quot;&quot;;IF([.G15]&gt;0;[.G15];MIN([.B14]+[.C1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]+1" office:value-type="float" office:value="10">
            <text:p>10</text:p>
          </table:table-cell>
          <table:table-cell table:style-name="ce21" table:formula="of:=IF(OR(EXACT([.B15];&quot;&quot;);[.B15]&lt;=0);&quot;&quot;;ROUND([.B15]-[.D16];2))" office:value-type="currency" office:currency="USD" office:value="272199.94">
            <text:p>$272,199.94</text:p>
          </table:table-cell>
          <table:table-cell table:style-name="ce21" table:formula="of:=IF(OR(EXACT([.B15];&quot;&quot;);[.B15]&lt;=0);&quot;&quot;;[.B15]*[.$D$1])" office:value-type="currency" office:currency="USD" office:value="1362.43135">
            <text:p>$1,362.43</text:p>
          </table:table-cell>
          <table:table-cell table:style-name="ce21" table:formula="of:=IF(OR(EXACT([.B15];&quot;&quot;);[.B15]&lt;=0);&quot;&quot;;[.E16]-[.C16])" office:value-type="currency" office:currency="USD" office:value="286.332594170082">
            <text:p>$286.33</text:p>
          </table:table-cell>
          <table:table-cell table:style-name="ce21" table:formula="of:=IF(OR(EXACT([.B15];&quot;&quot;);[.B15]&lt;=0);&quot;&quot;;IF([.G16]&gt;0;[.G16];MIN([.B15]+[.C16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]+1" office:value-type="float" office:value="11">
            <text:p>11</text:p>
          </table:table-cell>
          <table:table-cell table:style-name="ce21" table:formula="of:=IF(OR(EXACT([.B16];&quot;&quot;);[.B16]&lt;=0);&quot;&quot;;ROUND([.B16]-[.D17];2))" office:value-type="currency" office:currency="USD" office:value="271912.18">
            <text:p>$271,912.18</text:p>
          </table:table-cell>
          <table:table-cell table:style-name="ce21" table:formula="of:=IF(OR(EXACT([.B16];&quot;&quot;);[.B16]&lt;=0);&quot;&quot;;[.B16]*[.$D$1])" office:value-type="currency" office:currency="USD" office:value="1360.9997">
            <text:p>$1,361.00</text:p>
          </table:table-cell>
          <table:table-cell table:style-name="ce21" table:formula="of:=IF(OR(EXACT([.B16];&quot;&quot;);[.B16]&lt;=0);&quot;&quot;;[.E17]-[.C17])" office:value-type="currency" office:currency="USD" office:value="287.764244170082">
            <text:p>$287.76</text:p>
          </table:table-cell>
          <table:table-cell table:style-name="ce21" table:formula="of:=IF(OR(EXACT([.B16];&quot;&quot;);[.B16]&lt;=0);&quot;&quot;;IF([.G17]&gt;0;[.G17];MIN([.B16]+[.C1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]+1" office:value-type="float" office:value="12">
            <text:p>12</text:p>
          </table:table-cell>
          <table:table-cell table:style-name="ce22" table:formula="of:=IF(OR(EXACT([.B17];&quot;&quot;);[.B17]&lt;=0);&quot;&quot;;ROUND([.B17]-[.D18];2))" office:value-type="currency" office:currency="USD" office:value="271622.98">
            <text:p>$271,622.98</text:p>
          </table:table-cell>
          <table:table-cell table:style-name="ce22" table:formula="of:=IF(OR(EXACT([.B17];&quot;&quot;);[.B17]&lt;=0);&quot;&quot;;[.B17]*[.$D$1])" office:value-type="currency" office:currency="USD" office:value="1359.5609">
            <text:p>$1,359.56</text:p>
          </table:table-cell>
          <table:table-cell table:style-name="ce22" table:formula="of:=IF(OR(EXACT([.B17];&quot;&quot;);[.B17]&lt;=0);&quot;&quot;;[.E18]-[.C18])" office:value-type="currency" office:currency="USD" office:value="289.203044170082">
            <text:p>$289.20</text:p>
          </table:table-cell>
          <table:table-cell table:style-name="ce22" table:formula="of:=IF(OR(EXACT([.B17];&quot;&quot;);[.B17]&lt;=0);&quot;&quot;;IF([.G18]&gt;0;[.G18];MIN([.B17]+[.C1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">
            <text:p>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]+1" office:value-type="float" office:value="13">
            <text:p>13</text:p>
          </table:table-cell>
          <table:table-cell table:style-name="ce21" table:formula="of:=IF(OR(EXACT([.B18];&quot;&quot;);[.B18]&lt;=0);&quot;&quot;;ROUND([.B18]-[.D19];2))" office:value-type="currency" office:currency="USD" office:value="271332.33">
            <text:p>$271,332.33</text:p>
          </table:table-cell>
          <table:table-cell table:style-name="ce21" table:formula="of:=IF(OR(EXACT([.B18];&quot;&quot;);[.B18]&lt;=0);&quot;&quot;;[.B18]*[.$D$1])" office:value-type="currency" office:currency="USD" office:value="1358.1149">
            <text:p>$1,358.11</text:p>
          </table:table-cell>
          <table:table-cell table:style-name="ce21" table:formula="of:=IF(OR(EXACT([.B18];&quot;&quot;);[.B18]&lt;=0);&quot;&quot;;[.E19]-[.C19])" office:value-type="currency" office:currency="USD" office:value="290.649044170082">
            <text:p>$290.65</text:p>
          </table:table-cell>
          <table:table-cell table:style-name="ce21" table:formula="of:=IF(OR(EXACT([.B18];&quot;&quot;);[.B18]&lt;=0);&quot;&quot;;IF([.G19]&gt;0;[.G19];MIN([.B18]+[.C1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]+1" office:value-type="float" office:value="14">
            <text:p>14</text:p>
          </table:table-cell>
          <table:table-cell table:style-name="ce21" table:formula="of:=IF(OR(EXACT([.B19];&quot;&quot;);[.B19]&lt;=0);&quot;&quot;;ROUND([.B19]-[.D20];2))" office:value-type="currency" office:currency="USD" office:value="271040.23">
            <text:p>$271,040.23</text:p>
          </table:table-cell>
          <table:table-cell table:style-name="ce21" table:formula="of:=IF(OR(EXACT([.B19];&quot;&quot;);[.B19]&lt;=0);&quot;&quot;;[.B19]*[.$D$1])" office:value-type="currency" office:currency="USD" office:value="1356.66165">
            <text:p>$1,356.66</text:p>
          </table:table-cell>
          <table:table-cell table:style-name="ce21" table:formula="of:=IF(OR(EXACT([.B19];&quot;&quot;);[.B19]&lt;=0);&quot;&quot;;[.E20]-[.C20])" office:value-type="currency" office:currency="USD" office:value="292.102294170082">
            <text:p>$292.10</text:p>
          </table:table-cell>
          <table:table-cell table:style-name="ce21" table:formula="of:=IF(OR(EXACT([.B19];&quot;&quot;);[.B19]&lt;=0);&quot;&quot;;IF([.G20]&gt;0;[.G20];MIN([.B19]+[.C20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]+1" office:value-type="float" office:value="15">
            <text:p>15</text:p>
          </table:table-cell>
          <table:table-cell table:style-name="ce21" table:formula="of:=IF(OR(EXACT([.B20];&quot;&quot;);[.B20]&lt;=0);&quot;&quot;;ROUND([.B20]-[.D21];2))" office:value-type="currency" office:currency="USD" office:value="270746.67">
            <text:p>$270,746.67</text:p>
          </table:table-cell>
          <table:table-cell table:style-name="ce21" table:formula="of:=IF(OR(EXACT([.B20];&quot;&quot;);[.B20]&lt;=0);&quot;&quot;;[.B20]*[.$D$1])" office:value-type="currency" office:currency="USD" office:value="1355.20115">
            <text:p>$1,355.20</text:p>
          </table:table-cell>
          <table:table-cell table:style-name="ce21" table:formula="of:=IF(OR(EXACT([.B20];&quot;&quot;);[.B20]&lt;=0);&quot;&quot;;[.E21]-[.C21])" office:value-type="currency" office:currency="USD" office:value="293.562794170082">
            <text:p>$293.56</text:p>
          </table:table-cell>
          <table:table-cell table:style-name="ce21" table:formula="of:=IF(OR(EXACT([.B20];&quot;&quot;);[.B20]&lt;=0);&quot;&quot;;IF([.G21]&gt;0;[.G21];MIN([.B20]+[.C2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]+1" office:value-type="float" office:value="16">
            <text:p>16</text:p>
          </table:table-cell>
          <table:table-cell table:style-name="ce21" table:formula="of:=IF(OR(EXACT([.B21];&quot;&quot;);[.B21]&lt;=0);&quot;&quot;;ROUND([.B21]-[.D22];2))" office:value-type="currency" office:currency="USD" office:value="270451.64">
            <text:p>$270,451.64</text:p>
          </table:table-cell>
          <table:table-cell table:style-name="ce21" table:formula="of:=IF(OR(EXACT([.B21];&quot;&quot;);[.B21]&lt;=0);&quot;&quot;;[.B21]*[.$D$1])" office:value-type="currency" office:currency="USD" office:value="1353.73335">
            <text:p>$1,353.73</text:p>
          </table:table-cell>
          <table:table-cell table:style-name="ce21" table:formula="of:=IF(OR(EXACT([.B21];&quot;&quot;);[.B21]&lt;=0);&quot;&quot;;[.E22]-[.C22])" office:value-type="currency" office:currency="USD" office:value="295.030594170082">
            <text:p>$295.03</text:p>
          </table:table-cell>
          <table:table-cell table:style-name="ce21" table:formula="of:=IF(OR(EXACT([.B21];&quot;&quot;);[.B21]&lt;=0);&quot;&quot;;IF([.G22]&gt;0;[.G22];MIN([.B21]+[.C22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]+1" office:value-type="float" office:value="17">
            <text:p>17</text:p>
          </table:table-cell>
          <table:table-cell table:style-name="ce21" table:formula="of:=IF(OR(EXACT([.B22];&quot;&quot;);[.B22]&lt;=0);&quot;&quot;;ROUND([.B22]-[.D23];2))" office:value-type="currency" office:currency="USD" office:value="270155.13">
            <text:p>$270,155.13</text:p>
          </table:table-cell>
          <table:table-cell table:style-name="ce21" table:formula="of:=IF(OR(EXACT([.B22];&quot;&quot;);[.B22]&lt;=0);&quot;&quot;;[.B22]*[.$D$1])" office:value-type="currency" office:currency="USD" office:value="1352.2582">
            <text:p>$1,352.26</text:p>
          </table:table-cell>
          <table:table-cell table:style-name="ce21" table:formula="of:=IF(OR(EXACT([.B22];&quot;&quot;);[.B22]&lt;=0);&quot;&quot;;[.E23]-[.C23])" office:value-type="currency" office:currency="USD" office:value="296.505744170082">
            <text:p>$296.51</text:p>
          </table:table-cell>
          <table:table-cell table:style-name="ce21" table:formula="of:=IF(OR(EXACT([.B22];&quot;&quot;);[.B22]&lt;=0);&quot;&quot;;IF([.G23]&gt;0;[.G23];MIN([.B22]+[.C2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]+1" office:value-type="float" office:value="18">
            <text:p>18</text:p>
          </table:table-cell>
          <table:table-cell table:style-name="ce21" table:formula="of:=IF(OR(EXACT([.B23];&quot;&quot;);[.B23]&lt;=0);&quot;&quot;;ROUND([.B23]-[.D24];2))" office:value-type="currency" office:currency="USD" office:value="269857.14">
            <text:p>$269,857.14</text:p>
          </table:table-cell>
          <table:table-cell table:style-name="ce21" table:formula="of:=IF(OR(EXACT([.B23];&quot;&quot;);[.B23]&lt;=0);&quot;&quot;;[.B23]*[.$D$1])" office:value-type="currency" office:currency="USD" office:value="1350.77565">
            <text:p>$1,350.78</text:p>
          </table:table-cell>
          <table:table-cell table:style-name="ce21" table:formula="of:=IF(OR(EXACT([.B23];&quot;&quot;);[.B23]&lt;=0);&quot;&quot;;[.E24]-[.C24])" office:value-type="currency" office:currency="USD" office:value="297.988294170082">
            <text:p>$297.99</text:p>
          </table:table-cell>
          <table:table-cell table:style-name="ce21" table:formula="of:=IF(OR(EXACT([.B23];&quot;&quot;);[.B23]&lt;=0);&quot;&quot;;IF([.G24]&gt;0;[.G24];MIN([.B23]+[.C24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]+1" office:value-type="float" office:value="19">
            <text:p>19</text:p>
          </table:table-cell>
          <table:table-cell table:style-name="ce21" table:formula="of:=IF(OR(EXACT([.B24];&quot;&quot;);[.B24]&lt;=0);&quot;&quot;;ROUND([.B24]-[.D25];2))" office:value-type="currency" office:currency="USD" office:value="269557.66">
            <text:p>$269,557.66</text:p>
          </table:table-cell>
          <table:table-cell table:style-name="ce21" table:formula="of:=IF(OR(EXACT([.B24];&quot;&quot;);[.B24]&lt;=0);&quot;&quot;;[.B24]*[.$D$1])" office:value-type="currency" office:currency="USD" office:value="1349.2857">
            <text:p>$1,349.29</text:p>
          </table:table-cell>
          <table:table-cell table:style-name="ce21" table:formula="of:=IF(OR(EXACT([.B24];&quot;&quot;);[.B24]&lt;=0);&quot;&quot;;[.E25]-[.C25])" office:value-type="currency" office:currency="USD" office:value="299.478244170082">
            <text:p>$299.48</text:p>
          </table:table-cell>
          <table:table-cell table:style-name="ce21" table:formula="of:=IF(OR(EXACT([.B24];&quot;&quot;);[.B24]&lt;=0);&quot;&quot;;IF([.G25]&gt;0;[.G25];MIN([.B24]+[.C2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]+1" office:value-type="float" office:value="20">
            <text:p>20</text:p>
          </table:table-cell>
          <table:table-cell table:style-name="ce21" table:formula="of:=IF(OR(EXACT([.B25];&quot;&quot;);[.B25]&lt;=0);&quot;&quot;;ROUND([.B25]-[.D26];2))" office:value-type="currency" office:currency="USD" office:value="269256.68">
            <text:p>$269,256.68</text:p>
          </table:table-cell>
          <table:table-cell table:style-name="ce21" table:formula="of:=IF(OR(EXACT([.B25];&quot;&quot;);[.B25]&lt;=0);&quot;&quot;;[.B25]*[.$D$1])" office:value-type="currency" office:currency="USD" office:value="1347.7883">
            <text:p>$1,347.79</text:p>
          </table:table-cell>
          <table:table-cell table:style-name="ce21" table:formula="of:=IF(OR(EXACT([.B25];&quot;&quot;);[.B25]&lt;=0);&quot;&quot;;[.E26]-[.C26])" office:value-type="currency" office:currency="USD" office:value="300.975644170082">
            <text:p>$300.98</text:p>
          </table:table-cell>
          <table:table-cell table:style-name="ce21" table:formula="of:=IF(OR(EXACT([.B25];&quot;&quot;);[.B25]&lt;=0);&quot;&quot;;IF([.G26]&gt;0;[.G26];MIN([.B25]+[.C26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]+1" office:value-type="float" office:value="21">
            <text:p>21</text:p>
          </table:table-cell>
          <table:table-cell table:style-name="ce21" table:formula="of:=IF(OR(EXACT([.B26];&quot;&quot;);[.B26]&lt;=0);&quot;&quot;;ROUND([.B26]-[.D27];2))" office:value-type="currency" office:currency="USD" office:value="268954.2">
            <text:p>$268,954.20</text:p>
          </table:table-cell>
          <table:table-cell table:style-name="ce21" table:formula="of:=IF(OR(EXACT([.B26];&quot;&quot;);[.B26]&lt;=0);&quot;&quot;;[.B26]*[.$D$1])" office:value-type="currency" office:currency="USD" office:value="1346.2834">
            <text:p>$1,346.28</text:p>
          </table:table-cell>
          <table:table-cell table:style-name="ce21" table:formula="of:=IF(OR(EXACT([.B26];&quot;&quot;);[.B26]&lt;=0);&quot;&quot;;[.E27]-[.C27])" office:value-type="currency" office:currency="USD" office:value="302.480544170082">
            <text:p>$302.48</text:p>
          </table:table-cell>
          <table:table-cell table:style-name="ce21" table:formula="of:=IF(OR(EXACT([.B26];&quot;&quot;);[.B26]&lt;=0);&quot;&quot;;IF([.G27]&gt;0;[.G27];MIN([.B26]+[.C2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ce38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]+1" office:value-type="float" office:value="22">
            <text:p>22</text:p>
          </table:table-cell>
          <table:table-cell table:style-name="ce21" table:formula="of:=IF(OR(EXACT([.B27];&quot;&quot;);[.B27]&lt;=0);&quot;&quot;;ROUND([.B27]-[.D28];2))" office:value-type="currency" office:currency="USD" office:value="268650.21">
            <text:p>$268,650.21</text:p>
          </table:table-cell>
          <table:table-cell table:style-name="ce21" table:formula="of:=IF(OR(EXACT([.B27];&quot;&quot;);[.B27]&lt;=0);&quot;&quot;;[.B27]*[.$D$1])" office:value-type="currency" office:currency="USD" office:value="1344.771">
            <text:p>$1,344.77</text:p>
          </table:table-cell>
          <table:table-cell table:style-name="ce21" table:formula="of:=IF(OR(EXACT([.B27];&quot;&quot;);[.B27]&lt;=0);&quot;&quot;;[.E28]-[.C28])" office:value-type="currency" office:currency="USD" office:value="303.992944170081">
            <text:p>$303.99</text:p>
          </table:table-cell>
          <table:table-cell table:style-name="ce21" table:formula="of:=IF(OR(EXACT([.B27];&quot;&quot;);[.B27]&lt;=0);&quot;&quot;;IF([.G28]&gt;0;[.G28];MIN([.B27]+[.C2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]+1" office:value-type="float" office:value="23">
            <text:p>23</text:p>
          </table:table-cell>
          <table:table-cell table:style-name="ce21" table:formula="of:=IF(OR(EXACT([.B28];&quot;&quot;);[.B28]&lt;=0);&quot;&quot;;ROUND([.B28]-[.D29];2))" office:value-type="currency" office:currency="USD" office:value="268344.7">
            <text:p>$268,344.70</text:p>
          </table:table-cell>
          <table:table-cell table:style-name="ce21" table:formula="of:=IF(OR(EXACT([.B28];&quot;&quot;);[.B28]&lt;=0);&quot;&quot;;[.B28]*[.$D$1])" office:value-type="currency" office:currency="USD" office:value="1343.25105">
            <text:p>$1,343.25</text:p>
          </table:table-cell>
          <table:table-cell table:style-name="ce21" table:formula="of:=IF(OR(EXACT([.B28];&quot;&quot;);[.B28]&lt;=0);&quot;&quot;;[.E29]-[.C29])" office:value-type="currency" office:currency="USD" office:value="305.512894170082">
            <text:p>$305.51</text:p>
          </table:table-cell>
          <table:table-cell table:style-name="ce21" table:formula="of:=IF(OR(EXACT([.B28];&quot;&quot;);[.B28]&lt;=0);&quot;&quot;;IF([.G29]&gt;0;[.G29];MIN([.B28]+[.C2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ce21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]+1" office:value-type="float" office:value="24">
            <text:p>24</text:p>
          </table:table-cell>
          <table:table-cell table:style-name="ce22" table:formula="of:=IF(OR(EXACT([.B29];&quot;&quot;);[.B29]&lt;=0);&quot;&quot;;ROUND([.B29]-[.D30];2))" office:value-type="currency" office:currency="USD" office:value="268037.66">
            <text:p>$268,037.66</text:p>
          </table:table-cell>
          <table:table-cell table:style-name="ce22" table:formula="of:=IF(OR(EXACT([.B29];&quot;&quot;);[.B29]&lt;=0);&quot;&quot;;[.B29]*[.$D$1])" office:value-type="currency" office:currency="USD" office:value="1341.7235">
            <text:p>$1,341.72</text:p>
          </table:table-cell>
          <table:table-cell table:style-name="ce22" table:formula="of:=IF(OR(EXACT([.B29];&quot;&quot;);[.B29]&lt;=0);&quot;&quot;;[.E30]-[.C30])" office:value-type="currency" office:currency="USD" office:value="307.040444170082">
            <text:p>$307.04</text:p>
          </table:table-cell>
          <table:table-cell table:style-name="ce22" table:formula="of:=IF(OR(EXACT([.B29];&quot;&quot;);[.B29]&lt;=0);&quot;&quot;;IF([.G30]&gt;0;[.G30];MIN([.B29]+[.C3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">
            <text:p>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]+1" office:value-type="float" office:value="25">
            <text:p>25</text:p>
          </table:table-cell>
          <table:table-cell table:style-name="ce21" table:formula="of:=IF(OR(EXACT([.B30];&quot;&quot;);[.B30]&lt;=0);&quot;&quot;;ROUND([.B30]-[.D31];2))" office:value-type="currency" office:currency="USD" office:value="267729.08">
            <text:p>$267,729.08</text:p>
          </table:table-cell>
          <table:table-cell table:style-name="ce21" table:formula="of:=IF(OR(EXACT([.B30];&quot;&quot;);[.B30]&lt;=0);&quot;&quot;;[.B30]*[.$D$1])" office:value-type="currency" office:currency="USD" office:value="1340.1883">
            <text:p>$1,340.19</text:p>
          </table:table-cell>
          <table:table-cell table:style-name="ce21" table:formula="of:=IF(OR(EXACT([.B30];&quot;&quot;);[.B30]&lt;=0);&quot;&quot;;[.E31]-[.C31])" office:value-type="currency" office:currency="USD" office:value="308.575644170082">
            <text:p>$308.58</text:p>
          </table:table-cell>
          <table:table-cell table:style-name="ce21" table:formula="of:=IF(OR(EXACT([.B30];&quot;&quot;);[.B30]&lt;=0);&quot;&quot;;IF([.G31]&gt;0;[.G31];MIN([.B30]+[.C3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]+1" office:value-type="float" office:value="26">
            <text:p>26</text:p>
          </table:table-cell>
          <table:table-cell table:style-name="ce21" table:formula="of:=IF(OR(EXACT([.B31];&quot;&quot;);[.B31]&lt;=0);&quot;&quot;;ROUND([.B31]-[.D32];2))" office:value-type="currency" office:currency="USD" office:value="267418.96">
            <text:p>$267,418.96</text:p>
          </table:table-cell>
          <table:table-cell table:style-name="ce21" table:formula="of:=IF(OR(EXACT([.B31];&quot;&quot;);[.B31]&lt;=0);&quot;&quot;;[.B31]*[.$D$1])" office:value-type="currency" office:currency="USD" office:value="1338.6454">
            <text:p>$1,338.65</text:p>
          </table:table-cell>
          <table:table-cell table:style-name="ce21" table:formula="of:=IF(OR(EXACT([.B31];&quot;&quot;);[.B31]&lt;=0);&quot;&quot;;[.E32]-[.C32])" office:value-type="currency" office:currency="USD" office:value="310.118544170082">
            <text:p>$310.12</text:p>
          </table:table-cell>
          <table:table-cell table:style-name="ce21" table:formula="of:=IF(OR(EXACT([.B31];&quot;&quot;);[.B31]&lt;=0);&quot;&quot;;IF([.G32]&gt;0;[.G32];MIN([.B31]+[.C32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]+1" office:value-type="float" office:value="27">
            <text:p>27</text:p>
          </table:table-cell>
          <table:table-cell table:style-name="ce21" table:formula="of:=IF(OR(EXACT([.B32];&quot;&quot;);[.B32]&lt;=0);&quot;&quot;;ROUND([.B32]-[.D33];2))" office:value-type="currency" office:currency="USD" office:value="267107.29">
            <text:p>$267,107.29</text:p>
          </table:table-cell>
          <table:table-cell table:style-name="ce21" table:formula="of:=IF(OR(EXACT([.B32];&quot;&quot;);[.B32]&lt;=0);&quot;&quot;;[.B32]*[.$D$1])" office:value-type="currency" office:currency="USD" office:value="1337.0948">
            <text:p>$1,337.09</text:p>
          </table:table-cell>
          <table:table-cell table:style-name="ce21" table:formula="of:=IF(OR(EXACT([.B32];&quot;&quot;);[.B32]&lt;=0);&quot;&quot;;[.E33]-[.C33])" office:value-type="currency" office:currency="USD" office:value="311.669144170082">
            <text:p>$311.67</text:p>
          </table:table-cell>
          <table:table-cell table:style-name="ce21" table:formula="of:=IF(OR(EXACT([.B32];&quot;&quot;);[.B32]&lt;=0);&quot;&quot;;IF([.G33]&gt;0;[.G33];MIN([.B32]+[.C3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]+1" office:value-type="float" office:value="28">
            <text:p>28</text:p>
          </table:table-cell>
          <table:table-cell table:style-name="ce21" table:formula="of:=IF(OR(EXACT([.B33];&quot;&quot;);[.B33]&lt;=0);&quot;&quot;;ROUND([.B33]-[.D34];2))" office:value-type="currency" office:currency="USD" office:value="266794.06">
            <text:p>$266,794.06</text:p>
          </table:table-cell>
          <table:table-cell table:style-name="ce21" table:formula="of:=IF(OR(EXACT([.B33];&quot;&quot;);[.B33]&lt;=0);&quot;&quot;;[.B33]*[.$D$1])" office:value-type="currency" office:currency="USD" office:value="1335.53645">
            <text:p>$1,335.54</text:p>
          </table:table-cell>
          <table:table-cell table:style-name="ce21" table:formula="of:=IF(OR(EXACT([.B33];&quot;&quot;);[.B33]&lt;=0);&quot;&quot;;[.E34]-[.C34])" office:value-type="currency" office:currency="USD" office:value="313.227494170082">
            <text:p>$313.23</text:p>
          </table:table-cell>
          <table:table-cell table:style-name="ce21" table:formula="of:=IF(OR(EXACT([.B33];&quot;&quot;);[.B33]&lt;=0);&quot;&quot;;IF([.G34]&gt;0;[.G34];MIN([.B33]+[.C34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]+1" office:value-type="float" office:value="29">
            <text:p>29</text:p>
          </table:table-cell>
          <table:table-cell table:style-name="ce21" table:formula="of:=IF(OR(EXACT([.B34];&quot;&quot;);[.B34]&lt;=0);&quot;&quot;;ROUND([.B34]-[.D35];2))" office:value-type="currency" office:currency="USD" office:value="266479.27">
            <text:p>$266,479.27</text:p>
          </table:table-cell>
          <table:table-cell table:style-name="ce21" table:formula="of:=IF(OR(EXACT([.B34];&quot;&quot;);[.B34]&lt;=0);&quot;&quot;;[.B34]*[.$D$1])" office:value-type="currency" office:currency="USD" office:value="1333.9703">
            <text:p>$1,333.97</text:p>
          </table:table-cell>
          <table:table-cell table:style-name="ce21" table:formula="of:=IF(OR(EXACT([.B34];&quot;&quot;);[.B34]&lt;=0);&quot;&quot;;[.E35]-[.C35])" office:value-type="currency" office:currency="USD" office:value="314.793644170082">
            <text:p>$314.79</text:p>
          </table:table-cell>
          <table:table-cell table:style-name="ce21" table:formula="of:=IF(OR(EXACT([.B34];&quot;&quot;);[.B34]&lt;=0);&quot;&quot;;IF([.G35]&gt;0;[.G35];MIN([.B34]+[.C3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]+1" office:value-type="float" office:value="30">
            <text:p>30</text:p>
          </table:table-cell>
          <table:table-cell table:style-name="ce21" table:formula="of:=IF(OR(EXACT([.B35];&quot;&quot;);[.B35]&lt;=0);&quot;&quot;;ROUND([.B35]-[.D36];2))" office:value-type="currency" office:currency="USD" office:value="266162.9">
            <text:p>$266,162.90</text:p>
          </table:table-cell>
          <table:table-cell table:style-name="ce21" table:formula="of:=IF(OR(EXACT([.B35];&quot;&quot;);[.B35]&lt;=0);&quot;&quot;;[.B35]*[.$D$1])" office:value-type="currency" office:currency="USD" office:value="1332.39635">
            <text:p>$1,332.40</text:p>
          </table:table-cell>
          <table:table-cell table:style-name="ce21" table:formula="of:=IF(OR(EXACT([.B35];&quot;&quot;);[.B35]&lt;=0);&quot;&quot;;[.E36]-[.C36])" office:value-type="currency" office:currency="USD" office:value="316.367594170081">
            <text:p>$316.37</text:p>
          </table:table-cell>
          <table:table-cell table:style-name="ce21" table:formula="of:=IF(OR(EXACT([.B35];&quot;&quot;);[.B35]&lt;=0);&quot;&quot;;IF([.G36]&gt;0;[.G36];MIN([.B35]+[.C36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]+1" office:value-type="float" office:value="31">
            <text:p>31</text:p>
          </table:table-cell>
          <table:table-cell table:style-name="ce21" table:formula="of:=IF(OR(EXACT([.B36];&quot;&quot;);[.B36]&lt;=0);&quot;&quot;;ROUND([.B36]-[.D37];2))" office:value-type="currency" office:currency="USD" office:value="265844.95">
            <text:p>$265,844.95</text:p>
          </table:table-cell>
          <table:table-cell table:style-name="ce21" table:formula="of:=IF(OR(EXACT([.B36];&quot;&quot;);[.B36]&lt;=0);&quot;&quot;;[.B36]*[.$D$1])" office:value-type="currency" office:currency="USD" office:value="1330.8145">
            <text:p>$1,330.81</text:p>
          </table:table-cell>
          <table:table-cell table:style-name="ce21" table:formula="of:=IF(OR(EXACT([.B36];&quot;&quot;);[.B36]&lt;=0);&quot;&quot;;[.E37]-[.C37])" office:value-type="currency" office:currency="USD" office:value="317.949444170081">
            <text:p>$317.95</text:p>
          </table:table-cell>
          <table:table-cell table:style-name="ce21" table:formula="of:=IF(OR(EXACT([.B36];&quot;&quot;);[.B36]&lt;=0);&quot;&quot;;IF([.G37]&gt;0;[.G37];MIN([.B36]+[.C3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7]+1" office:value-type="float" office:value="32">
            <text:p>32</text:p>
          </table:table-cell>
          <table:table-cell table:style-name="ce21" table:formula="of:=IF(OR(EXACT([.B37];&quot;&quot;);[.B37]&lt;=0);&quot;&quot;;ROUND([.B37]-[.D38];2))" office:value-type="currency" office:currency="USD" office:value="265525.41">
            <text:p>$265,525.41</text:p>
          </table:table-cell>
          <table:table-cell table:style-name="ce21" table:formula="of:=IF(OR(EXACT([.B37];&quot;&quot;);[.B37]&lt;=0);&quot;&quot;;[.B37]*[.$D$1])" office:value-type="currency" office:currency="USD" office:value="1329.22475">
            <text:p>$1,329.22</text:p>
          </table:table-cell>
          <table:table-cell table:style-name="ce21" table:formula="of:=IF(OR(EXACT([.B37];&quot;&quot;);[.B37]&lt;=0);&quot;&quot;;[.E38]-[.C38])" office:value-type="currency" office:currency="USD" office:value="319.539194170082">
            <text:p>$319.54</text:p>
          </table:table-cell>
          <table:table-cell table:style-name="ce21" table:formula="of:=IF(OR(EXACT([.B37];&quot;&quot;);[.B37]&lt;=0);&quot;&quot;;IF([.G38]&gt;0;[.G38];MIN([.B37]+[.C3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8]+1" office:value-type="float" office:value="33">
            <text:p>33</text:p>
          </table:table-cell>
          <table:table-cell table:style-name="ce21" table:formula="of:=IF(OR(EXACT([.B38];&quot;&quot;);[.B38]&lt;=0);&quot;&quot;;ROUND([.B38]-[.D39];2))" office:value-type="currency" office:currency="USD" office:value="265204.27">
            <text:p>$265,204.27</text:p>
          </table:table-cell>
          <table:table-cell table:style-name="ce21" table:formula="of:=IF(OR(EXACT([.B38];&quot;&quot;);[.B38]&lt;=0);&quot;&quot;;[.B38]*[.$D$1])" office:value-type="currency" office:currency="USD" office:value="1327.62705">
            <text:p>$1,327.63</text:p>
          </table:table-cell>
          <table:table-cell table:style-name="ce21" table:formula="of:=IF(OR(EXACT([.B38];&quot;&quot;);[.B38]&lt;=0);&quot;&quot;;[.E39]-[.C39])" office:value-type="currency" office:currency="USD" office:value="321.136894170082">
            <text:p>$321.14</text:p>
          </table:table-cell>
          <table:table-cell table:style-name="ce21" table:formula="of:=IF(OR(EXACT([.B38];&quot;&quot;);[.B38]&lt;=0);&quot;&quot;;IF([.G39]&gt;0;[.G39];MIN([.B38]+[.C3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9]+1" office:value-type="float" office:value="34">
            <text:p>34</text:p>
          </table:table-cell>
          <table:table-cell table:style-name="ce21" table:formula="of:=IF(OR(EXACT([.B39];&quot;&quot;);[.B39]&lt;=0);&quot;&quot;;ROUND([.B39]-[.D40];2))" office:value-type="currency" office:currency="USD" office:value="264881.53">
            <text:p>$264,881.53</text:p>
          </table:table-cell>
          <table:table-cell table:style-name="ce21" table:formula="of:=IF(OR(EXACT([.B39];&quot;&quot;);[.B39]&lt;=0);&quot;&quot;;[.B39]*[.$D$1])" office:value-type="currency" office:currency="USD" office:value="1326.02135">
            <text:p>$1,326.02</text:p>
          </table:table-cell>
          <table:table-cell table:style-name="ce21" table:formula="of:=IF(OR(EXACT([.B39];&quot;&quot;);[.B39]&lt;=0);&quot;&quot;;[.E40]-[.C40])" office:value-type="currency" office:currency="USD" office:value="322.742594170081">
            <text:p>$322.74</text:p>
          </table:table-cell>
          <table:table-cell table:style-name="ce21" table:formula="of:=IF(OR(EXACT([.B39];&quot;&quot;);[.B39]&lt;=0);&quot;&quot;;IF([.G40]&gt;0;[.G40];MIN([.B39]+[.C40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0]+1" office:value-type="float" office:value="35">
            <text:p>35</text:p>
          </table:table-cell>
          <table:table-cell table:style-name="ce21" table:formula="of:=IF(OR(EXACT([.B40];&quot;&quot;);[.B40]&lt;=0);&quot;&quot;;ROUND([.B40]-[.D41];2))" office:value-type="currency" office:currency="USD" office:value="264557.17">
            <text:p>$264,557.17</text:p>
          </table:table-cell>
          <table:table-cell table:style-name="ce21" table:formula="of:=IF(OR(EXACT([.B40];&quot;&quot;);[.B40]&lt;=0);&quot;&quot;;[.B40]*[.$D$1])" office:value-type="currency" office:currency="USD" office:value="1324.40765">
            <text:p>$1,324.41</text:p>
          </table:table-cell>
          <table:table-cell table:style-name="ce21" table:formula="of:=IF(OR(EXACT([.B40];&quot;&quot;);[.B40]&lt;=0);&quot;&quot;;[.E41]-[.C41])" office:value-type="currency" office:currency="USD" office:value="324.356294170082">
            <text:p>$324.36</text:p>
          </table:table-cell>
          <table:table-cell table:style-name="ce21" table:formula="of:=IF(OR(EXACT([.B40];&quot;&quot;);[.B40]&lt;=0);&quot;&quot;;IF([.G41]&gt;0;[.G41];MIN([.B40]+[.C4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41]+1" office:value-type="float" office:value="36">
            <text:p>36</text:p>
          </table:table-cell>
          <table:table-cell table:style-name="ce22" table:formula="of:=IF(OR(EXACT([.B41];&quot;&quot;);[.B41]&lt;=0);&quot;&quot;;ROUND([.B41]-[.D42];2))" office:value-type="currency" office:currency="USD" office:value="264231.19">
            <text:p>$264,231.19</text:p>
          </table:table-cell>
          <table:table-cell table:style-name="ce22" table:formula="of:=IF(OR(EXACT([.B41];&quot;&quot;);[.B41]&lt;=0);&quot;&quot;;[.B41]*[.$D$1])" office:value-type="currency" office:currency="USD" office:value="1322.78585">
            <text:p>$1,322.79</text:p>
          </table:table-cell>
          <table:table-cell table:style-name="ce22" table:formula="of:=IF(OR(EXACT([.B41];&quot;&quot;);[.B41]&lt;=0);&quot;&quot;;[.E42]-[.C42])" office:value-type="currency" office:currency="USD" office:value="325.978094170082">
            <text:p>$325.98</text:p>
          </table:table-cell>
          <table:table-cell table:style-name="ce22" table:formula="of:=IF(OR(EXACT([.B41];&quot;&quot;);[.B41]&lt;=0);&quot;&quot;;IF([.G42]&gt;0;[.G42];MIN([.B41]+[.C4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">
            <text:p>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2]+1" office:value-type="float" office:value="37">
            <text:p>37</text:p>
          </table:table-cell>
          <table:table-cell table:style-name="ce21" table:formula="of:=IF(OR(EXACT([.B42];&quot;&quot;);[.B42]&lt;=0);&quot;&quot;;ROUND([.B42]-[.D43];2))" office:value-type="currency" office:currency="USD" office:value="263903.58">
            <text:p>$263,903.58</text:p>
          </table:table-cell>
          <table:table-cell table:style-name="ce21" table:formula="of:=IF(OR(EXACT([.B42];&quot;&quot;);[.B42]&lt;=0);&quot;&quot;;[.B42]*[.$D$1])" office:value-type="currency" office:currency="USD" office:value="1321.15595">
            <text:p>$1,321.16</text:p>
          </table:table-cell>
          <table:table-cell table:style-name="ce21" table:formula="of:=IF(OR(EXACT([.B42];&quot;&quot;);[.B42]&lt;=0);&quot;&quot;;[.E43]-[.C43])" office:value-type="currency" office:currency="USD" office:value="327.607994170082">
            <text:p>$327.61</text:p>
          </table:table-cell>
          <table:table-cell table:style-name="ce21" table:formula="of:=IF(OR(EXACT([.B42];&quot;&quot;);[.B42]&lt;=0);&quot;&quot;;IF([.G43]&gt;0;[.G43];MIN([.B42]+[.C4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3]+1" office:value-type="float" office:value="38">
            <text:p>38</text:p>
          </table:table-cell>
          <table:table-cell table:style-name="ce21" table:formula="of:=IF(OR(EXACT([.B43];&quot;&quot;);[.B43]&lt;=0);&quot;&quot;;ROUND([.B43]-[.D44];2))" office:value-type="currency" office:currency="USD" office:value="263574.33">
            <text:p>$263,574.33</text:p>
          </table:table-cell>
          <table:table-cell table:style-name="ce21" table:formula="of:=IF(OR(EXACT([.B43];&quot;&quot;);[.B43]&lt;=0);&quot;&quot;;[.B43]*[.$D$1])" office:value-type="currency" office:currency="USD" office:value="1319.5179">
            <text:p>$1,319.52</text:p>
          </table:table-cell>
          <table:table-cell table:style-name="ce21" table:formula="of:=IF(OR(EXACT([.B43];&quot;&quot;);[.B43]&lt;=0);&quot;&quot;;[.E44]-[.C44])" office:value-type="currency" office:currency="USD" office:value="329.246044170082">
            <text:p>$329.25</text:p>
          </table:table-cell>
          <table:table-cell table:style-name="ce21" table:formula="of:=IF(OR(EXACT([.B43];&quot;&quot;);[.B43]&lt;=0);&quot;&quot;;IF([.G44]&gt;0;[.G44];MIN([.B43]+[.C44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4]+1" office:value-type="float" office:value="39">
            <text:p>39</text:p>
          </table:table-cell>
          <table:table-cell table:style-name="ce21" table:formula="of:=IF(OR(EXACT([.B44];&quot;&quot;);[.B44]&lt;=0);&quot;&quot;;ROUND([.B44]-[.D45];2))" office:value-type="currency" office:currency="USD" office:value="263243.44">
            <text:p>$263,243.44</text:p>
          </table:table-cell>
          <table:table-cell table:style-name="ce21" table:formula="of:=IF(OR(EXACT([.B44];&quot;&quot;);[.B44]&lt;=0);&quot;&quot;;[.B44]*[.$D$1])" office:value-type="currency" office:currency="USD" office:value="1317.87165">
            <text:p>$1,317.87</text:p>
          </table:table-cell>
          <table:table-cell table:style-name="ce21" table:formula="of:=IF(OR(EXACT([.B44];&quot;&quot;);[.B44]&lt;=0);&quot;&quot;;[.E45]-[.C45])" office:value-type="currency" office:currency="USD" office:value="330.892294170082">
            <text:p>$330.89</text:p>
          </table:table-cell>
          <table:table-cell table:style-name="ce21" table:formula="of:=IF(OR(EXACT([.B44];&quot;&quot;);[.B44]&lt;=0);&quot;&quot;;IF([.G45]&gt;0;[.G45];MIN([.B44]+[.C4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5]+1" office:value-type="float" office:value="40">
            <text:p>40</text:p>
          </table:table-cell>
          <table:table-cell table:style-name="ce21" table:formula="of:=IF(OR(EXACT([.B45];&quot;&quot;);[.B45]&lt;=0);&quot;&quot;;ROUND([.B45]-[.D46];2))" office:value-type="currency" office:currency="USD" office:value="262910.89">
            <text:p>$262,910.89</text:p>
          </table:table-cell>
          <table:table-cell table:style-name="ce21" table:formula="of:=IF(OR(EXACT([.B45];&quot;&quot;);[.B45]&lt;=0);&quot;&quot;;[.B45]*[.$D$1])" office:value-type="currency" office:currency="USD" office:value="1316.2172">
            <text:p>$1,316.22</text:p>
          </table:table-cell>
          <table:table-cell table:style-name="ce21" table:formula="of:=IF(OR(EXACT([.B45];&quot;&quot;);[.B45]&lt;=0);&quot;&quot;;[.E46]-[.C46])" office:value-type="currency" office:currency="USD" office:value="332.546744170082">
            <text:p>$332.55</text:p>
          </table:table-cell>
          <table:table-cell table:style-name="ce21" table:formula="of:=IF(OR(EXACT([.B45];&quot;&quot;);[.B45]&lt;=0);&quot;&quot;;IF([.G46]&gt;0;[.G46];MIN([.B45]+[.C46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6]+1" office:value-type="float" office:value="41">
            <text:p>41</text:p>
          </table:table-cell>
          <table:table-cell table:style-name="ce21" table:formula="of:=IF(OR(EXACT([.B46];&quot;&quot;);[.B46]&lt;=0);&quot;&quot;;ROUND([.B46]-[.D47];2))" office:value-type="currency" office:currency="USD" office:value="262576.68">
            <text:p>$262,576.68</text:p>
          </table:table-cell>
          <table:table-cell table:style-name="ce21" table:formula="of:=IF(OR(EXACT([.B46];&quot;&quot;);[.B46]&lt;=0);&quot;&quot;;[.B46]*[.$D$1])" office:value-type="currency" office:currency="USD" office:value="1314.55445">
            <text:p>$1,314.55</text:p>
          </table:table-cell>
          <table:table-cell table:style-name="ce21" table:formula="of:=IF(OR(EXACT([.B46];&quot;&quot;);[.B46]&lt;=0);&quot;&quot;;[.E47]-[.C47])" office:value-type="currency" office:currency="USD" office:value="334.209494170082">
            <text:p>$334.21</text:p>
          </table:table-cell>
          <table:table-cell table:style-name="ce21" table:formula="of:=IF(OR(EXACT([.B46];&quot;&quot;);[.B46]&lt;=0);&quot;&quot;;IF([.G47]&gt;0;[.G47];MIN([.B46]+[.C4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7]+1" office:value-type="float" office:value="42">
            <text:p>42</text:p>
          </table:table-cell>
          <table:table-cell table:style-name="ce21" table:formula="of:=IF(OR(EXACT([.B47];&quot;&quot;);[.B47]&lt;=0);&quot;&quot;;ROUND([.B47]-[.D48];2))" office:value-type="currency" office:currency="USD" office:value="262240.8">
            <text:p>$262,240.80</text:p>
          </table:table-cell>
          <table:table-cell table:style-name="ce21" table:formula="of:=IF(OR(EXACT([.B47];&quot;&quot;);[.B47]&lt;=0);&quot;&quot;;[.B47]*[.$D$1])" office:value-type="currency" office:currency="USD" office:value="1312.8834">
            <text:p>$1,312.88</text:p>
          </table:table-cell>
          <table:table-cell table:style-name="ce21" table:formula="of:=IF(OR(EXACT([.B47];&quot;&quot;);[.B47]&lt;=0);&quot;&quot;;[.E48]-[.C48])" office:value-type="currency" office:currency="USD" office:value="335.880544170082">
            <text:p>$335.88</text:p>
          </table:table-cell>
          <table:table-cell table:style-name="ce21" table:formula="of:=IF(OR(EXACT([.B47];&quot;&quot;);[.B47]&lt;=0);&quot;&quot;;IF([.G48]&gt;0;[.G48];MIN([.B47]+[.C4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8]+1" office:value-type="float" office:value="43">
            <text:p>43</text:p>
          </table:table-cell>
          <table:table-cell table:style-name="ce21" table:formula="of:=IF(OR(EXACT([.B48];&quot;&quot;);[.B48]&lt;=0);&quot;&quot;;ROUND([.B48]-[.D49];2))" office:value-type="currency" office:currency="USD" office:value="261903.24">
            <text:p>$261,903.24</text:p>
          </table:table-cell>
          <table:table-cell table:style-name="ce21" table:formula="of:=IF(OR(EXACT([.B48];&quot;&quot;);[.B48]&lt;=0);&quot;&quot;;[.B48]*[.$D$1])" office:value-type="currency" office:currency="USD" office:value="1311.204">
            <text:p>$1,311.20</text:p>
          </table:table-cell>
          <table:table-cell table:style-name="ce21" table:formula="of:=IF(OR(EXACT([.B48];&quot;&quot;);[.B48]&lt;=0);&quot;&quot;;[.E49]-[.C49])" office:value-type="currency" office:currency="USD" office:value="337.559944170082">
            <text:p>$337.56</text:p>
          </table:table-cell>
          <table:table-cell table:style-name="ce21" table:formula="of:=IF(OR(EXACT([.B48];&quot;&quot;);[.B48]&lt;=0);&quot;&quot;;IF([.G49]&gt;0;[.G49];MIN([.B48]+[.C4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9]+1" office:value-type="float" office:value="44">
            <text:p>44</text:p>
          </table:table-cell>
          <table:table-cell table:style-name="ce21" table:formula="of:=IF(OR(EXACT([.B49];&quot;&quot;);[.B49]&lt;=0);&quot;&quot;;ROUND([.B49]-[.D50];2))" office:value-type="currency" office:currency="USD" office:value="261563.99">
            <text:p>$261,563.99</text:p>
          </table:table-cell>
          <table:table-cell table:style-name="ce21" table:formula="of:=IF(OR(EXACT([.B49];&quot;&quot;);[.B49]&lt;=0);&quot;&quot;;[.B49]*[.$D$1])" office:value-type="currency" office:currency="USD" office:value="1309.5162">
            <text:p>$1,309.52</text:p>
          </table:table-cell>
          <table:table-cell table:style-name="ce21" table:formula="of:=IF(OR(EXACT([.B49];&quot;&quot;);[.B49]&lt;=0);&quot;&quot;;[.E50]-[.C50])" office:value-type="currency" office:currency="USD" office:value="339.247744170082">
            <text:p>$339.25</text:p>
          </table:table-cell>
          <table:table-cell table:style-name="ce21" table:formula="of:=IF(OR(EXACT([.B49];&quot;&quot;);[.B49]&lt;=0);&quot;&quot;;IF([.G50]&gt;0;[.G50];MIN([.B49]+[.C50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0]+1" office:value-type="float" office:value="45">
            <text:p>45</text:p>
          </table:table-cell>
          <table:table-cell table:style-name="ce21" table:formula="of:=IF(OR(EXACT([.B50];&quot;&quot;);[.B50]&lt;=0);&quot;&quot;;ROUND([.B50]-[.D51];2))" office:value-type="currency" office:currency="USD" office:value="261223.05">
            <text:p>$261,223.05</text:p>
          </table:table-cell>
          <table:table-cell table:style-name="ce21" table:formula="of:=IF(OR(EXACT([.B50];&quot;&quot;);[.B50]&lt;=0);&quot;&quot;;[.B50]*[.$D$1])" office:value-type="currency" office:currency="USD" office:value="1307.81995">
            <text:p>$1,307.82</text:p>
          </table:table-cell>
          <table:table-cell table:style-name="ce21" table:formula="of:=IF(OR(EXACT([.B50];&quot;&quot;);[.B50]&lt;=0);&quot;&quot;;[.E51]-[.C51])" office:value-type="currency" office:currency="USD" office:value="340.943994170082">
            <text:p>$340.94</text:p>
          </table:table-cell>
          <table:table-cell table:style-name="ce21" table:formula="of:=IF(OR(EXACT([.B50];&quot;&quot;);[.B50]&lt;=0);&quot;&quot;;IF([.G51]&gt;0;[.G51];MIN([.B50]+[.C5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1]+1" office:value-type="float" office:value="46">
            <text:p>46</text:p>
          </table:table-cell>
          <table:table-cell table:style-name="ce21" table:formula="of:=IF(OR(EXACT([.B51];&quot;&quot;);[.B51]&lt;=0);&quot;&quot;;ROUND([.B51]-[.D52];2))" office:value-type="currency" office:currency="USD" office:value="260880.4">
            <text:p>$260,880.40</text:p>
          </table:table-cell>
          <table:table-cell table:style-name="ce21" table:formula="of:=IF(OR(EXACT([.B51];&quot;&quot;);[.B51]&lt;=0);&quot;&quot;;[.B51]*[.$D$1])" office:value-type="currency" office:currency="USD" office:value="1306.11525">
            <text:p>$1,306.12</text:p>
          </table:table-cell>
          <table:table-cell table:style-name="ce21" table:formula="of:=IF(OR(EXACT([.B51];&quot;&quot;);[.B51]&lt;=0);&quot;&quot;;[.E52]-[.C52])" office:value-type="currency" office:currency="USD" office:value="342.648694170082">
            <text:p>$342.65</text:p>
          </table:table-cell>
          <table:table-cell table:style-name="ce21" table:formula="of:=IF(OR(EXACT([.B51];&quot;&quot;);[.B51]&lt;=0);&quot;&quot;;IF([.G52]&gt;0;[.G52];MIN([.B51]+[.C52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2]+1" office:value-type="float" office:value="47">
            <text:p>47</text:p>
          </table:table-cell>
          <table:table-cell table:style-name="ce21" table:formula="of:=IF(OR(EXACT([.B52];&quot;&quot;);[.B52]&lt;=0);&quot;&quot;;ROUND([.B52]-[.D53];2))" office:value-type="currency" office:currency="USD" office:value="260536.04">
            <text:p>$260,536.04</text:p>
          </table:table-cell>
          <table:table-cell table:style-name="ce21" table:formula="of:=IF(OR(EXACT([.B52];&quot;&quot;);[.B52]&lt;=0);&quot;&quot;;[.B52]*[.$D$1])" office:value-type="currency" office:currency="USD" office:value="1304.402">
            <text:p>$1,304.40</text:p>
          </table:table-cell>
          <table:table-cell table:style-name="ce21" table:formula="of:=IF(OR(EXACT([.B52];&quot;&quot;);[.B52]&lt;=0);&quot;&quot;;[.E53]-[.C53])" office:value-type="currency" office:currency="USD" office:value="344.361944170082">
            <text:p>$344.36</text:p>
          </table:table-cell>
          <table:table-cell table:style-name="ce21" table:formula="of:=IF(OR(EXACT([.B52];&quot;&quot;);[.B52]&lt;=0);&quot;&quot;;IF([.G53]&gt;0;[.G53];MIN([.B52]+[.C5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53]+1" office:value-type="float" office:value="48">
            <text:p>48</text:p>
          </table:table-cell>
          <table:table-cell table:style-name="ce22" table:formula="of:=IF(OR(EXACT([.B53];&quot;&quot;);[.B53]&lt;=0);&quot;&quot;;ROUND([.B53]-[.D54];2))" office:value-type="currency" office:currency="USD" office:value="260189.96">
            <text:p>$260,189.96</text:p>
          </table:table-cell>
          <table:table-cell table:style-name="ce22" table:formula="of:=IF(OR(EXACT([.B53];&quot;&quot;);[.B53]&lt;=0);&quot;&quot;;[.B53]*[.$D$1])" office:value-type="currency" office:currency="USD" office:value="1302.6802">
            <text:p>$1,302.68</text:p>
          </table:table-cell>
          <table:table-cell table:style-name="ce22" table:formula="of:=IF(OR(EXACT([.B53];&quot;&quot;);[.B53]&lt;=0);&quot;&quot;;[.E54]-[.C54])" office:value-type="currency" office:currency="USD" office:value="346.083744170082">
            <text:p>$346.08</text:p>
          </table:table-cell>
          <table:table-cell table:style-name="ce22" table:formula="of:=IF(OR(EXACT([.B53];&quot;&quot;);[.B53]&lt;=0);&quot;&quot;;IF([.G54]&gt;0;[.G54];MIN([.B53]+[.C5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4">
            <text:p>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4]+1" office:value-type="float" office:value="49">
            <text:p>49</text:p>
          </table:table-cell>
          <table:table-cell table:style-name="ce21" table:formula="of:=IF(OR(EXACT([.B54];&quot;&quot;);[.B54]&lt;=0);&quot;&quot;;ROUND([.B54]-[.D55];2))" office:value-type="currency" office:currency="USD" office:value="259842.15">
            <text:p>$259,842.15</text:p>
          </table:table-cell>
          <table:table-cell table:style-name="ce21" table:formula="of:=IF(OR(EXACT([.B54];&quot;&quot;);[.B54]&lt;=0);&quot;&quot;;[.B54]*[.$D$1])" office:value-type="currency" office:currency="USD" office:value="1300.9498">
            <text:p>$1,300.95</text:p>
          </table:table-cell>
          <table:table-cell table:style-name="ce21" table:formula="of:=IF(OR(EXACT([.B54];&quot;&quot;);[.B54]&lt;=0);&quot;&quot;;[.E55]-[.C55])" office:value-type="currency" office:currency="USD" office:value="347.814144170082">
            <text:p>$347.81</text:p>
          </table:table-cell>
          <table:table-cell table:style-name="ce21" table:formula="of:=IF(OR(EXACT([.B54];&quot;&quot;);[.B54]&lt;=0);&quot;&quot;;IF([.G55]&gt;0;[.G55];MIN([.B54]+[.C5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5]+1" office:value-type="float" office:value="50">
            <text:p>50</text:p>
          </table:table-cell>
          <table:table-cell table:style-name="ce21" table:formula="of:=IF(OR(EXACT([.B55];&quot;&quot;);[.B55]&lt;=0);&quot;&quot;;ROUND([.B55]-[.D56];2))" office:value-type="currency" office:currency="USD" office:value="259492.6">
            <text:p>$259,492.60</text:p>
          </table:table-cell>
          <table:table-cell table:style-name="ce21" table:formula="of:=IF(OR(EXACT([.B55];&quot;&quot;);[.B55]&lt;=0);&quot;&quot;;[.B55]*[.$D$1])" office:value-type="currency" office:currency="USD" office:value="1299.21075">
            <text:p>$1,299.21</text:p>
          </table:table-cell>
          <table:table-cell table:style-name="ce21" table:formula="of:=IF(OR(EXACT([.B55];&quot;&quot;);[.B55]&lt;=0);&quot;&quot;;[.E56]-[.C56])" office:value-type="currency" office:currency="USD" office:value="349.553194170082">
            <text:p>$349.55</text:p>
          </table:table-cell>
          <table:table-cell table:style-name="ce21" table:formula="of:=IF(OR(EXACT([.B55];&quot;&quot;);[.B55]&lt;=0);&quot;&quot;;IF([.G56]&gt;0;[.G56];MIN([.B55]+[.C56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6]+1" office:value-type="float" office:value="51">
            <text:p>51</text:p>
          </table:table-cell>
          <table:table-cell table:style-name="ce21" table:formula="of:=IF(OR(EXACT([.B56];&quot;&quot;);[.B56]&lt;=0);&quot;&quot;;ROUND([.B56]-[.D57];2))" office:value-type="currency" office:currency="USD" office:value="259141.3">
            <text:p>$259,141.30</text:p>
          </table:table-cell>
          <table:table-cell table:style-name="ce21" table:formula="of:=IF(OR(EXACT([.B56];&quot;&quot;);[.B56]&lt;=0);&quot;&quot;;[.B56]*[.$D$1])" office:value-type="currency" office:currency="USD" office:value="1297.463">
            <text:p>$1,297.46</text:p>
          </table:table-cell>
          <table:table-cell table:style-name="ce21" table:formula="of:=IF(OR(EXACT([.B56];&quot;&quot;);[.B56]&lt;=0);&quot;&quot;;[.E57]-[.C57])" office:value-type="currency" office:currency="USD" office:value="351.300944170082">
            <text:p>$351.30</text:p>
          </table:table-cell>
          <table:table-cell table:style-name="ce21" table:formula="of:=IF(OR(EXACT([.B56];&quot;&quot;);[.B56]&lt;=0);&quot;&quot;;IF([.G57]&gt;0;[.G57];MIN([.B56]+[.C5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7]+1" office:value-type="float" office:value="52">
            <text:p>52</text:p>
          </table:table-cell>
          <table:table-cell table:style-name="ce21" table:formula="of:=IF(OR(EXACT([.B57];&quot;&quot;);[.B57]&lt;=0);&quot;&quot;;ROUND([.B57]-[.D58];2))" office:value-type="currency" office:currency="USD" office:value="258788.24">
            <text:p>$258,788.24</text:p>
          </table:table-cell>
          <table:table-cell table:style-name="ce21" table:formula="of:=IF(OR(EXACT([.B57];&quot;&quot;);[.B57]&lt;=0);&quot;&quot;;[.B57]*[.$D$1])" office:value-type="currency" office:currency="USD" office:value="1295.7065">
            <text:p>$1,295.71</text:p>
          </table:table-cell>
          <table:table-cell table:style-name="ce21" table:formula="of:=IF(OR(EXACT([.B57];&quot;&quot;);[.B57]&lt;=0);&quot;&quot;;[.E58]-[.C58])" office:value-type="currency" office:currency="USD" office:value="353.057444170082">
            <text:p>$353.06</text:p>
          </table:table-cell>
          <table:table-cell table:style-name="ce21" table:formula="of:=IF(OR(EXACT([.B57];&quot;&quot;);[.B57]&lt;=0);&quot;&quot;;IF([.G58]&gt;0;[.G58];MIN([.B57]+[.C5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8]+1" office:value-type="float" office:value="53">
            <text:p>53</text:p>
          </table:table-cell>
          <table:table-cell table:style-name="ce21" table:formula="of:=IF(OR(EXACT([.B58];&quot;&quot;);[.B58]&lt;=0);&quot;&quot;;ROUND([.B58]-[.D59];2))" office:value-type="currency" office:currency="USD" office:value="258433.42">
            <text:p>$258,433.42</text:p>
          </table:table-cell>
          <table:table-cell table:style-name="ce21" table:formula="of:=IF(OR(EXACT([.B58];&quot;&quot;);[.B58]&lt;=0);&quot;&quot;;[.B58]*[.$D$1])" office:value-type="currency" office:currency="USD" office:value="1293.9412">
            <text:p>$1,293.94</text:p>
          </table:table-cell>
          <table:table-cell table:style-name="ce21" table:formula="of:=IF(OR(EXACT([.B58];&quot;&quot;);[.B58]&lt;=0);&quot;&quot;;[.E59]-[.C59])" office:value-type="currency" office:currency="USD" office:value="354.822744170082">
            <text:p>$354.82</text:p>
          </table:table-cell>
          <table:table-cell table:style-name="ce21" table:formula="of:=IF(OR(EXACT([.B58];&quot;&quot;);[.B58]&lt;=0);&quot;&quot;;IF([.G59]&gt;0;[.G59];MIN([.B58]+[.C5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9]+1" office:value-type="float" office:value="54">
            <text:p>54</text:p>
          </table:table-cell>
          <table:table-cell table:style-name="ce21" table:formula="of:=IF(OR(EXACT([.B59];&quot;&quot;);[.B59]&lt;=0);&quot;&quot;;ROUND([.B59]-[.D60];2))" office:value-type="currency" office:currency="USD" office:value="258076.82">
            <text:p>$258,076.82</text:p>
          </table:table-cell>
          <table:table-cell table:style-name="ce21" table:formula="of:=IF(OR(EXACT([.B59];&quot;&quot;);[.B59]&lt;=0);&quot;&quot;;[.B59]*[.$D$1])" office:value-type="currency" office:currency="USD" office:value="1292.1671">
            <text:p>$1,292.17</text:p>
          </table:table-cell>
          <table:table-cell table:style-name="ce21" table:formula="of:=IF(OR(EXACT([.B59];&quot;&quot;);[.B59]&lt;=0);&quot;&quot;;[.E60]-[.C60])" office:value-type="currency" office:currency="USD" office:value="356.596844170082">
            <text:p>$356.60</text:p>
          </table:table-cell>
          <table:table-cell table:style-name="ce21" table:formula="of:=IF(OR(EXACT([.B59];&quot;&quot;);[.B59]&lt;=0);&quot;&quot;;IF([.G60]&gt;0;[.G60];MIN([.B59]+[.C60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0]+1" office:value-type="float" office:value="55">
            <text:p>55</text:p>
          </table:table-cell>
          <table:table-cell table:style-name="ce21" table:formula="of:=IF(OR(EXACT([.B60];&quot;&quot;);[.B60]&lt;=0);&quot;&quot;;ROUND([.B60]-[.D61];2))" office:value-type="currency" office:currency="USD" office:value="257718.44">
            <text:p>$257,718.44</text:p>
          </table:table-cell>
          <table:table-cell table:style-name="ce21" table:formula="of:=IF(OR(EXACT([.B60];&quot;&quot;);[.B60]&lt;=0);&quot;&quot;;[.B60]*[.$D$1])" office:value-type="currency" office:currency="USD" office:value="1290.3841">
            <text:p>$1,290.38</text:p>
          </table:table-cell>
          <table:table-cell table:style-name="ce21" table:formula="of:=IF(OR(EXACT([.B60];&quot;&quot;);[.B60]&lt;=0);&quot;&quot;;[.E61]-[.C61])" office:value-type="currency" office:currency="USD" office:value="358.379844170082">
            <text:p>$358.38</text:p>
          </table:table-cell>
          <table:table-cell table:style-name="ce21" table:formula="of:=IF(OR(EXACT([.B60];&quot;&quot;);[.B60]&lt;=0);&quot;&quot;;IF([.G61]&gt;0;[.G61];MIN([.B60]+[.C61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1]+1" office:value-type="float" office:value="56">
            <text:p>56</text:p>
          </table:table-cell>
          <table:table-cell table:style-name="ce21" table:formula="of:=IF(OR(EXACT([.B61];&quot;&quot;);[.B61]&lt;=0);&quot;&quot;;ROUND([.B61]-[.D62];2))" office:value-type="currency" office:currency="USD" office:value="257358.27">
            <text:p>$257,358.27</text:p>
          </table:table-cell>
          <table:table-cell table:style-name="ce21" table:formula="of:=IF(OR(EXACT([.B61];&quot;&quot;);[.B61]&lt;=0);&quot;&quot;;[.B61]*[.$D$1])" office:value-type="currency" office:currency="USD" office:value="1288.5922">
            <text:p>$1,288.59</text:p>
          </table:table-cell>
          <table:table-cell table:style-name="ce21" table:formula="of:=IF(OR(EXACT([.B61];&quot;&quot;);[.B61]&lt;=0);&quot;&quot;;[.E62]-[.C62])" office:value-type="currency" office:currency="USD" office:value="360.171744170082">
            <text:p>$360.17</text:p>
          </table:table-cell>
          <table:table-cell table:style-name="ce21" table:formula="of:=IF(OR(EXACT([.B61];&quot;&quot;);[.B61]&lt;=0);&quot;&quot;;IF([.G62]&gt;0;[.G62];MIN([.B61]+[.C62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2]+1" office:value-type="float" office:value="57">
            <text:p>57</text:p>
          </table:table-cell>
          <table:table-cell table:style-name="ce21" table:formula="of:=IF(OR(EXACT([.B62];&quot;&quot;);[.B62]&lt;=0);&quot;&quot;;ROUND([.B62]-[.D63];2))" office:value-type="currency" office:currency="USD" office:value="256996.3">
            <text:p>$256,996.30</text:p>
          </table:table-cell>
          <table:table-cell table:style-name="ce21" table:formula="of:=IF(OR(EXACT([.B62];&quot;&quot;);[.B62]&lt;=0);&quot;&quot;;[.B62]*[.$D$1])" office:value-type="currency" office:currency="USD" office:value="1286.79135">
            <text:p>$1,286.79</text:p>
          </table:table-cell>
          <table:table-cell table:style-name="ce21" table:formula="of:=IF(OR(EXACT([.B62];&quot;&quot;);[.B62]&lt;=0);&quot;&quot;;[.E63]-[.C63])" office:value-type="currency" office:currency="USD" office:value="361.972594170082">
            <text:p>$361.97</text:p>
          </table:table-cell>
          <table:table-cell table:style-name="ce21" table:formula="of:=IF(OR(EXACT([.B62];&quot;&quot;);[.B62]&lt;=0);&quot;&quot;;IF([.G63]&gt;0;[.G63];MIN([.B62]+[.C63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3]+1" office:value-type="float" office:value="58">
            <text:p>58</text:p>
          </table:table-cell>
          <table:table-cell table:style-name="ce21" table:formula="of:=IF(OR(EXACT([.B63];&quot;&quot;);[.B63]&lt;=0);&quot;&quot;;ROUND([.B63]-[.D64];2))" office:value-type="currency" office:currency="USD" office:value="256632.52">
            <text:p>$256,632.52</text:p>
          </table:table-cell>
          <table:table-cell table:style-name="ce21" table:formula="of:=IF(OR(EXACT([.B63];&quot;&quot;);[.B63]&lt;=0);&quot;&quot;;[.B63]*[.$D$1])" office:value-type="currency" office:currency="USD" office:value="1284.9815">
            <text:p>$1,284.98</text:p>
          </table:table-cell>
          <table:table-cell table:style-name="ce21" table:formula="of:=IF(OR(EXACT([.B63];&quot;&quot;);[.B63]&lt;=0);&quot;&quot;;[.E64]-[.C64])" office:value-type="currency" office:currency="USD" office:value="363.782444170082">
            <text:p>$363.78</text:p>
          </table:table-cell>
          <table:table-cell table:style-name="ce21" table:formula="of:=IF(OR(EXACT([.B63];&quot;&quot;);[.B63]&lt;=0);&quot;&quot;;IF([.G64]&gt;0;[.G64];MIN([.B63]+[.C64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4]+1" office:value-type="float" office:value="59">
            <text:p>59</text:p>
          </table:table-cell>
          <table:table-cell table:style-name="ce21" table:formula="of:=IF(OR(EXACT([.B64];&quot;&quot;);[.B64]&lt;=0);&quot;&quot;;ROUND([.B64]-[.D65];2))" office:value-type="currency" office:currency="USD" office:value="256266.92">
            <text:p>$256,266.92</text:p>
          </table:table-cell>
          <table:table-cell table:style-name="ce21" table:formula="of:=IF(OR(EXACT([.B64];&quot;&quot;);[.B64]&lt;=0);&quot;&quot;;[.B64]*[.$D$1])" office:value-type="currency" office:currency="USD" office:value="1283.1626">
            <text:p>$1,283.16</text:p>
          </table:table-cell>
          <table:table-cell table:style-name="ce21" table:formula="of:=IF(OR(EXACT([.B64];&quot;&quot;);[.B64]&lt;=0);&quot;&quot;;[.E65]-[.C65])" office:value-type="currency" office:currency="USD" office:value="365.601344170082">
            <text:p>$365.60</text:p>
          </table:table-cell>
          <table:table-cell table:style-name="ce21" table:formula="of:=IF(OR(EXACT([.B64];&quot;&quot;);[.B64]&lt;=0);&quot;&quot;;IF([.G65]&gt;0;[.G65];MIN([.B64]+[.C65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65]+1" office:value-type="float" office:value="60">
            <text:p>60</text:p>
          </table:table-cell>
          <table:table-cell table:style-name="ce22" table:formula="of:=IF(OR(EXACT([.B65];&quot;&quot;);[.B65]&lt;=0);&quot;&quot;;ROUND([.B65]-[.D66];2))" office:value-type="currency" office:currency="USD" office:value="255899.49">
            <text:p>$255,899.49</text:p>
          </table:table-cell>
          <table:table-cell table:style-name="ce22" table:formula="of:=IF(OR(EXACT([.B65];&quot;&quot;);[.B65]&lt;=0);&quot;&quot;;[.B65]*[.$D$1])" office:value-type="currency" office:currency="USD" office:value="1281.3346">
            <text:p>$1,281.33</text:p>
          </table:table-cell>
          <table:table-cell table:style-name="ce22" table:formula="of:=IF(OR(EXACT([.B65];&quot;&quot;);[.B65]&lt;=0);&quot;&quot;;[.E66]-[.C66])" office:value-type="currency" office:currency="USD" office:value="367.429344170082">
            <text:p>$367.43</text:p>
          </table:table-cell>
          <table:table-cell table:style-name="ce22" table:formula="of:=IF(OR(EXACT([.B65];&quot;&quot;);[.B65]&lt;=0);&quot;&quot;;IF([.G66]&gt;0;[.G66];MIN([.B65]+[.C6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5">
            <text:p>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6]+1" office:value-type="float" office:value="61">
            <text:p>61</text:p>
          </table:table-cell>
          <table:table-cell table:style-name="ce21" table:formula="of:=IF(OR(EXACT([.B66];&quot;&quot;);[.B66]&lt;=0);&quot;&quot;;ROUND([.B66]-[.D67];2))" office:value-type="currency" office:currency="USD" office:value="255530.22">
            <text:p>$255,530.22</text:p>
          </table:table-cell>
          <table:table-cell table:style-name="ce21" table:formula="of:=IF(OR(EXACT([.B66];&quot;&quot;);[.B66]&lt;=0);&quot;&quot;;[.B66]*[.$D$1])" office:value-type="currency" office:currency="USD" office:value="1279.49745">
            <text:p>$1,279.50</text:p>
          </table:table-cell>
          <table:table-cell table:style-name="ce21" table:formula="of:=IF(OR(EXACT([.B66];&quot;&quot;);[.B66]&lt;=0);&quot;&quot;;[.E67]-[.C67])" office:value-type="currency" office:currency="USD" office:value="369.266494170082">
            <text:p>$369.27</text:p>
          </table:table-cell>
          <table:table-cell table:style-name="ce21" table:formula="of:=IF(OR(EXACT([.B66];&quot;&quot;);[.B66]&lt;=0);&quot;&quot;;IF([.G67]&gt;0;[.G67];MIN([.B66]+[.C67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7]+1" office:value-type="float" office:value="62">
            <text:p>62</text:p>
          </table:table-cell>
          <table:table-cell table:style-name="ce21" table:formula="of:=IF(OR(EXACT([.B67];&quot;&quot;);[.B67]&lt;=0);&quot;&quot;;ROUND([.B67]-[.D68];2))" office:value-type="currency" office:currency="USD" office:value="255159.11">
            <text:p>$255,159.11</text:p>
          </table:table-cell>
          <table:table-cell table:style-name="ce21" table:formula="of:=IF(OR(EXACT([.B67];&quot;&quot;);[.B67]&lt;=0);&quot;&quot;;[.B67]*[.$D$1])" office:value-type="currency" office:currency="USD" office:value="1277.6511">
            <text:p>$1,277.65</text:p>
          </table:table-cell>
          <table:table-cell table:style-name="ce21" table:formula="of:=IF(OR(EXACT([.B67];&quot;&quot;);[.B67]&lt;=0);&quot;&quot;;[.E68]-[.C68])" office:value-type="currency" office:currency="USD" office:value="371.112844170082">
            <text:p>$371.11</text:p>
          </table:table-cell>
          <table:table-cell table:style-name="ce21" table:formula="of:=IF(OR(EXACT([.B67];&quot;&quot;);[.B67]&lt;=0);&quot;&quot;;IF([.G68]&gt;0;[.G68];MIN([.B67]+[.C68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8]+1" office:value-type="float" office:value="63">
            <text:p>63</text:p>
          </table:table-cell>
          <table:table-cell table:style-name="ce21" table:formula="of:=IF(OR(EXACT([.B68];&quot;&quot;);[.B68]&lt;=0);&quot;&quot;;ROUND([.B68]-[.D69];2))" office:value-type="currency" office:currency="USD" office:value="254786.14">
            <text:p>$254,786.14</text:p>
          </table:table-cell>
          <table:table-cell table:style-name="ce21" table:formula="of:=IF(OR(EXACT([.B68];&quot;&quot;);[.B68]&lt;=0);&quot;&quot;;[.B68]*[.$D$1])" office:value-type="currency" office:currency="USD" office:value="1275.79555">
            <text:p>$1,275.80</text:p>
          </table:table-cell>
          <table:table-cell table:style-name="ce21" table:formula="of:=IF(OR(EXACT([.B68];&quot;&quot;);[.B68]&lt;=0);&quot;&quot;;[.E69]-[.C69])" office:value-type="currency" office:currency="USD" office:value="372.968394170082">
            <text:p>$372.97</text:p>
          </table:table-cell>
          <table:table-cell table:style-name="ce21" table:formula="of:=IF(OR(EXACT([.B68];&quot;&quot;);[.B68]&lt;=0);&quot;&quot;;IF([.G69]&gt;0;[.G69];MIN([.B68]+[.C69];IF([.$J$5]&gt;0;[.$J$5];[.$D$3]))))" office:value-type="currency" office:currency="USD" office:value="1648.76394417008">
            <text:p>$1,648.76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9]+1" office:value-type="float" office:value="64">
            <text:p>64</text:p>
          </table:table-cell>
          <table:table-cell table:style-name="ce21" table:formula="of:=IF(OR(EXACT([.B69];&quot;&quot;);[.B69]&lt;=0);&quot;&quot;;ROUND([.B69]-[.D70];2))" office:value-type="currency" office:currency="USD" office:value="254411.31">
            <text:p>$254,411.31</text:p>
          </table:table-cell>
          <table:table-cell table:style-name="ce21" table:formula="of:=IF(OR(EXACT([.B69];&quot;&quot;);[.B69]&lt;=0);&quot;&quot;;[.B69]*[.$D$1])" office:value-type="currency" office:currency="USD" office:value="1273.9307">
            <text:p>$1,273.93</text:p>
          </table:table-cell>
          <table:table-cell table:style-name="ce21" table:formula="of:=IF(OR(EXACT([.B69];&quot;&quot;);[.B69]&lt;=0);&quot;&quot;;[.E70]-[.C70])" office:value-type="currency" office:currency="USD" office:value="374.833244170082">
            <text:p>$374.83</text:p>
          </table:table-cell>
          <table:table-cell table:style-name="ce21" table:formula="of:=IF(OR(EXACT([.B69];&quot;&quot;);[.B69]&lt;=0);&quot;&quot;;IF([.G70]&gt;0;[.G70];MIN([.B69]+[.C7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0]+1" office:value-type="float" office:value="65">
            <text:p>65</text:p>
          </table:table-cell>
          <table:table-cell table:style-name="ce21" table:formula="of:=IF(OR(EXACT([.B70];&quot;&quot;);[.B70]&lt;=0);&quot;&quot;;ROUND([.B70]-[.D71];2))" office:value-type="currency" office:currency="USD" office:value="254034.6">
            <text:p>$254,034.60</text:p>
          </table:table-cell>
          <table:table-cell table:style-name="ce21" table:formula="of:=IF(OR(EXACT([.B70];&quot;&quot;);[.B70]&lt;=0);&quot;&quot;;[.B70]*[.$D$1])" office:value-type="currency" office:currency="USD" office:value="1272.05655">
            <text:p>$1,272.06</text:p>
          </table:table-cell>
          <table:table-cell table:style-name="ce21" table:formula="of:=IF(OR(EXACT([.B70];&quot;&quot;);[.B70]&lt;=0);&quot;&quot;;[.E71]-[.C71])" office:value-type="currency" office:currency="USD" office:value="376.707394170082">
            <text:p>$376.71</text:p>
          </table:table-cell>
          <table:table-cell table:style-name="ce21" table:formula="of:=IF(OR(EXACT([.B70];&quot;&quot;);[.B70]&lt;=0);&quot;&quot;;IF([.G71]&gt;0;[.G71];MIN([.B70]+[.C7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1]+1" office:value-type="float" office:value="66">
            <text:p>66</text:p>
          </table:table-cell>
          <table:table-cell table:style-name="ce21" table:formula="of:=IF(OR(EXACT([.B71];&quot;&quot;);[.B71]&lt;=0);&quot;&quot;;ROUND([.B71]-[.D72];2))" office:value-type="currency" office:currency="USD" office:value="253656.01">
            <text:p>$253,656.01</text:p>
          </table:table-cell>
          <table:table-cell table:style-name="ce21" table:formula="of:=IF(OR(EXACT([.B71];&quot;&quot;);[.B71]&lt;=0);&quot;&quot;;[.B71]*[.$D$1])" office:value-type="currency" office:currency="USD" office:value="1270.173">
            <text:p>$1,270.17</text:p>
          </table:table-cell>
          <table:table-cell table:style-name="ce21" table:formula="of:=IF(OR(EXACT([.B71];&quot;&quot;);[.B71]&lt;=0);&quot;&quot;;[.E72]-[.C72])" office:value-type="currency" office:currency="USD" office:value="378.590944170082">
            <text:p>$378.59</text:p>
          </table:table-cell>
          <table:table-cell table:style-name="ce21" table:formula="of:=IF(OR(EXACT([.B71];&quot;&quot;);[.B71]&lt;=0);&quot;&quot;;IF([.G72]&gt;0;[.G72];MIN([.B71]+[.C7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2]+1" office:value-type="float" office:value="67">
            <text:p>67</text:p>
          </table:table-cell>
          <table:table-cell table:style-name="ce21" table:formula="of:=IF(OR(EXACT([.B72];&quot;&quot;);[.B72]&lt;=0);&quot;&quot;;ROUND([.B72]-[.D73];2))" office:value-type="currency" office:currency="USD" office:value="253275.53">
            <text:p>$253,275.53</text:p>
          </table:table-cell>
          <table:table-cell table:style-name="ce21" table:formula="of:=IF(OR(EXACT([.B72];&quot;&quot;);[.B72]&lt;=0);&quot;&quot;;[.B72]*[.$D$1])" office:value-type="currency" office:currency="USD" office:value="1268.28005">
            <text:p>$1,268.28</text:p>
          </table:table-cell>
          <table:table-cell table:style-name="ce21" table:formula="of:=IF(OR(EXACT([.B72];&quot;&quot;);[.B72]&lt;=0);&quot;&quot;;[.E73]-[.C73])" office:value-type="currency" office:currency="USD" office:value="380.483894170082">
            <text:p>$380.48</text:p>
          </table:table-cell>
          <table:table-cell table:style-name="ce21" table:formula="of:=IF(OR(EXACT([.B72];&quot;&quot;);[.B72]&lt;=0);&quot;&quot;;IF([.G73]&gt;0;[.G73];MIN([.B72]+[.C7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3]+1" office:value-type="float" office:value="68">
            <text:p>68</text:p>
          </table:table-cell>
          <table:table-cell table:style-name="ce21" table:formula="of:=IF(OR(EXACT([.B73];&quot;&quot;);[.B73]&lt;=0);&quot;&quot;;ROUND([.B73]-[.D74];2))" office:value-type="currency" office:currency="USD" office:value="252893.14">
            <text:p>$252,893.14</text:p>
          </table:table-cell>
          <table:table-cell table:style-name="ce21" table:formula="of:=IF(OR(EXACT([.B73];&quot;&quot;);[.B73]&lt;=0);&quot;&quot;;[.B73]*[.$D$1])" office:value-type="currency" office:currency="USD" office:value="1266.37765">
            <text:p>$1,266.38</text:p>
          </table:table-cell>
          <table:table-cell table:style-name="ce21" table:formula="of:=IF(OR(EXACT([.B73];&quot;&quot;);[.B73]&lt;=0);&quot;&quot;;[.E74]-[.C74])" office:value-type="currency" office:currency="USD" office:value="382.386294170082">
            <text:p>$382.39</text:p>
          </table:table-cell>
          <table:table-cell table:style-name="ce21" table:formula="of:=IF(OR(EXACT([.B73];&quot;&quot;);[.B73]&lt;=0);&quot;&quot;;IF([.G74]&gt;0;[.G74];MIN([.B73]+[.C7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4]+1" office:value-type="float" office:value="69">
            <text:p>69</text:p>
          </table:table-cell>
          <table:table-cell table:style-name="ce21" table:formula="of:=IF(OR(EXACT([.B74];&quot;&quot;);[.B74]&lt;=0);&quot;&quot;;ROUND([.B74]-[.D75];2))" office:value-type="currency" office:currency="USD" office:value="252508.84">
            <text:p>$252,508.84</text:p>
          </table:table-cell>
          <table:table-cell table:style-name="ce21" table:formula="of:=IF(OR(EXACT([.B74];&quot;&quot;);[.B74]&lt;=0);&quot;&quot;;[.B74]*[.$D$1])" office:value-type="currency" office:currency="USD" office:value="1264.4657">
            <text:p>$1,264.47</text:p>
          </table:table-cell>
          <table:table-cell table:style-name="ce21" table:formula="of:=IF(OR(EXACT([.B74];&quot;&quot;);[.B74]&lt;=0);&quot;&quot;;[.E75]-[.C75])" office:value-type="currency" office:currency="USD" office:value="384.298244170081">
            <text:p>$384.30</text:p>
          </table:table-cell>
          <table:table-cell table:style-name="ce21" table:formula="of:=IF(OR(EXACT([.B74];&quot;&quot;);[.B74]&lt;=0);&quot;&quot;;IF([.G75]&gt;0;[.G75];MIN([.B74]+[.C7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5]+1" office:value-type="float" office:value="70">
            <text:p>70</text:p>
          </table:table-cell>
          <table:table-cell table:style-name="ce21" table:formula="of:=IF(OR(EXACT([.B75];&quot;&quot;);[.B75]&lt;=0);&quot;&quot;;ROUND([.B75]-[.D76];2))" office:value-type="currency" office:currency="USD" office:value="252122.62">
            <text:p>$252,122.62</text:p>
          </table:table-cell>
          <table:table-cell table:style-name="ce21" table:formula="of:=IF(OR(EXACT([.B75];&quot;&quot;);[.B75]&lt;=0);&quot;&quot;;[.B75]*[.$D$1])" office:value-type="currency" office:currency="USD" office:value="1262.5442">
            <text:p>$1,262.54</text:p>
          </table:table-cell>
          <table:table-cell table:style-name="ce21" table:formula="of:=IF(OR(EXACT([.B75];&quot;&quot;);[.B75]&lt;=0);&quot;&quot;;[.E76]-[.C76])" office:value-type="currency" office:currency="USD" office:value="386.219744170082">
            <text:p>$386.22</text:p>
          </table:table-cell>
          <table:table-cell table:style-name="ce21" table:formula="of:=IF(OR(EXACT([.B75];&quot;&quot;);[.B75]&lt;=0);&quot;&quot;;IF([.G76]&gt;0;[.G76];MIN([.B75]+[.C7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6]+1" office:value-type="float" office:value="71">
            <text:p>71</text:p>
          </table:table-cell>
          <table:table-cell table:style-name="ce21" table:formula="of:=IF(OR(EXACT([.B76];&quot;&quot;);[.B76]&lt;=0);&quot;&quot;;ROUND([.B76]-[.D77];2))" office:value-type="currency" office:currency="USD" office:value="251734.47">
            <text:p>$251,734.47</text:p>
          </table:table-cell>
          <table:table-cell table:style-name="ce21" table:formula="of:=IF(OR(EXACT([.B76];&quot;&quot;);[.B76]&lt;=0);&quot;&quot;;[.B76]*[.$D$1])" office:value-type="currency" office:currency="USD" office:value="1260.6131">
            <text:p>$1,260.61</text:p>
          </table:table-cell>
          <table:table-cell table:style-name="ce21" table:formula="of:=IF(OR(EXACT([.B76];&quot;&quot;);[.B76]&lt;=0);&quot;&quot;;[.E77]-[.C77])" office:value-type="currency" office:currency="USD" office:value="388.150844170082">
            <text:p>$388.15</text:p>
          </table:table-cell>
          <table:table-cell table:style-name="ce21" table:formula="of:=IF(OR(EXACT([.B76];&quot;&quot;);[.B76]&lt;=0);&quot;&quot;;IF([.G77]&gt;0;[.G77];MIN([.B76]+[.C7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77]+1" office:value-type="float" office:value="72">
            <text:p>72</text:p>
          </table:table-cell>
          <table:table-cell table:style-name="ce22" table:formula="of:=IF(OR(EXACT([.B77];&quot;&quot;);[.B77]&lt;=0);&quot;&quot;;ROUND([.B77]-[.D78];2))" office:value-type="currency" office:currency="USD" office:value="251344.38">
            <text:p>$251,344.38</text:p>
          </table:table-cell>
          <table:table-cell table:style-name="ce22" table:formula="of:=IF(OR(EXACT([.B77];&quot;&quot;);[.B77]&lt;=0);&quot;&quot;;[.B77]*[.$D$1])" office:value-type="currency" office:currency="USD" office:value="1258.67235">
            <text:p>$1,258.67</text:p>
          </table:table-cell>
          <table:table-cell table:style-name="ce22" table:formula="of:=IF(OR(EXACT([.B77];&quot;&quot;);[.B77]&lt;=0);&quot;&quot;;[.E78]-[.C78])" office:value-type="currency" office:currency="USD" office:value="390.091594170082">
            <text:p>$390.09</text:p>
          </table:table-cell>
          <table:table-cell table:style-name="ce22" table:formula="of:=IF(OR(EXACT([.B77];&quot;&quot;);[.B77]&lt;=0);&quot;&quot;;IF([.G78]&gt;0;[.G78];MIN([.B77]+[.C7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6">
            <text:p>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8]+1" office:value-type="float" office:value="73">
            <text:p>73</text:p>
          </table:table-cell>
          <table:table-cell table:style-name="ce21" table:formula="of:=IF(OR(EXACT([.B78];&quot;&quot;);[.B78]&lt;=0);&quot;&quot;;ROUND([.B78]-[.D79];2))" office:value-type="currency" office:currency="USD" office:value="250952.34">
            <text:p>$250,952.34</text:p>
          </table:table-cell>
          <table:table-cell table:style-name="ce21" table:formula="of:=IF(OR(EXACT([.B78];&quot;&quot;);[.B78]&lt;=0);&quot;&quot;;[.B78]*[.$D$1])" office:value-type="currency" office:currency="USD" office:value="1256.7219">
            <text:p>$1,256.72</text:p>
          </table:table-cell>
          <table:table-cell table:style-name="ce21" table:formula="of:=IF(OR(EXACT([.B78];&quot;&quot;);[.B78]&lt;=0);&quot;&quot;;[.E79]-[.C79])" office:value-type="currency" office:currency="USD" office:value="392.042044170082">
            <text:p>$392.04</text:p>
          </table:table-cell>
          <table:table-cell table:style-name="ce21" table:formula="of:=IF(OR(EXACT([.B78];&quot;&quot;);[.B78]&lt;=0);&quot;&quot;;IF([.G79]&gt;0;[.G79];MIN([.B78]+[.C7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9]+1" office:value-type="float" office:value="74">
            <text:p>74</text:p>
          </table:table-cell>
          <table:table-cell table:style-name="ce21" table:formula="of:=IF(OR(EXACT([.B79];&quot;&quot;);[.B79]&lt;=0);&quot;&quot;;ROUND([.B79]-[.D80];2))" office:value-type="currency" office:currency="USD" office:value="250558.34">
            <text:p>$250,558.34</text:p>
          </table:table-cell>
          <table:table-cell table:style-name="ce21" table:formula="of:=IF(OR(EXACT([.B79];&quot;&quot;);[.B79]&lt;=0);&quot;&quot;;[.B79]*[.$D$1])" office:value-type="currency" office:currency="USD" office:value="1254.7617">
            <text:p>$1,254.76</text:p>
          </table:table-cell>
          <table:table-cell table:style-name="ce21" table:formula="of:=IF(OR(EXACT([.B79];&quot;&quot;);[.B79]&lt;=0);&quot;&quot;;[.E80]-[.C80])" office:value-type="currency" office:currency="USD" office:value="394.002244170082">
            <text:p>$394.00</text:p>
          </table:table-cell>
          <table:table-cell table:style-name="ce21" table:formula="of:=IF(OR(EXACT([.B79];&quot;&quot;);[.B79]&lt;=0);&quot;&quot;;IF([.G80]&gt;0;[.G80];MIN([.B79]+[.C8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0]+1" office:value-type="float" office:value="75">
            <text:p>75</text:p>
          </table:table-cell>
          <table:table-cell table:style-name="ce21" table:formula="of:=IF(OR(EXACT([.B80];&quot;&quot;);[.B80]&lt;=0);&quot;&quot;;ROUND([.B80]-[.D81];2))" office:value-type="currency" office:currency="USD" office:value="250162.37">
            <text:p>$250,162.37</text:p>
          </table:table-cell>
          <table:table-cell table:style-name="ce21" table:formula="of:=IF(OR(EXACT([.B80];&quot;&quot;);[.B80]&lt;=0);&quot;&quot;;[.B80]*[.$D$1])" office:value-type="currency" office:currency="USD" office:value="1252.7917">
            <text:p>$1,252.79</text:p>
          </table:table-cell>
          <table:table-cell table:style-name="ce21" table:formula="of:=IF(OR(EXACT([.B80];&quot;&quot;);[.B80]&lt;=0);&quot;&quot;;[.E81]-[.C81])" office:value-type="currency" office:currency="USD" office:value="395.972244170082">
            <text:p>$395.97</text:p>
          </table:table-cell>
          <table:table-cell table:style-name="ce21" table:formula="of:=IF(OR(EXACT([.B80];&quot;&quot;);[.B80]&lt;=0);&quot;&quot;;IF([.G81]&gt;0;[.G81];MIN([.B80]+[.C8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1]+1" office:value-type="float" office:value="76">
            <text:p>76</text:p>
          </table:table-cell>
          <table:table-cell table:style-name="ce21" table:formula="of:=IF(OR(EXACT([.B81];&quot;&quot;);[.B81]&lt;=0);&quot;&quot;;ROUND([.B81]-[.D82];2))" office:value-type="currency" office:currency="USD" office:value="249764.42">
            <text:p>$249,764.42</text:p>
          </table:table-cell>
          <table:table-cell table:style-name="ce21" table:formula="of:=IF(OR(EXACT([.B81];&quot;&quot;);[.B81]&lt;=0);&quot;&quot;;[.B81]*[.$D$1])" office:value-type="currency" office:currency="USD" office:value="1250.81185">
            <text:p>$1,250.81</text:p>
          </table:table-cell>
          <table:table-cell table:style-name="ce21" table:formula="of:=IF(OR(EXACT([.B81];&quot;&quot;);[.B81]&lt;=0);&quot;&quot;;[.E82]-[.C82])" office:value-type="currency" office:currency="USD" office:value="397.952094170082">
            <text:p>$397.95</text:p>
          </table:table-cell>
          <table:table-cell table:style-name="ce21" table:formula="of:=IF(OR(EXACT([.B81];&quot;&quot;);[.B81]&lt;=0);&quot;&quot;;IF([.G82]&gt;0;[.G82];MIN([.B81]+[.C8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2]+1" office:value-type="float" office:value="77">
            <text:p>77</text:p>
          </table:table-cell>
          <table:table-cell table:style-name="ce21" table:formula="of:=IF(OR(EXACT([.B82];&quot;&quot;);[.B82]&lt;=0);&quot;&quot;;ROUND([.B82]-[.D83];2))" office:value-type="currency" office:currency="USD" office:value="249364.48">
            <text:p>$249,364.48</text:p>
          </table:table-cell>
          <table:table-cell table:style-name="ce21" table:formula="of:=IF(OR(EXACT([.B82];&quot;&quot;);[.B82]&lt;=0);&quot;&quot;;[.B82]*[.$D$1])" office:value-type="currency" office:currency="USD" office:value="1248.8221">
            <text:p>$1,248.82</text:p>
          </table:table-cell>
          <table:table-cell table:style-name="ce21" table:formula="of:=IF(OR(EXACT([.B82];&quot;&quot;);[.B82]&lt;=0);&quot;&quot;;[.E83]-[.C83])" office:value-type="currency" office:currency="USD" office:value="399.941844170082">
            <text:p>$399.94</text:p>
          </table:table-cell>
          <table:table-cell table:style-name="ce21" table:formula="of:=IF(OR(EXACT([.B82];&quot;&quot;);[.B82]&lt;=0);&quot;&quot;;IF([.G83]&gt;0;[.G83];MIN([.B82]+[.C8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3]+1" office:value-type="float" office:value="78">
            <text:p>78</text:p>
          </table:table-cell>
          <table:table-cell table:style-name="ce21" table:formula="of:=IF(OR(EXACT([.B83];&quot;&quot;);[.B83]&lt;=0);&quot;&quot;;ROUND([.B83]-[.D84];2))" office:value-type="currency" office:currency="USD" office:value="248962.54">
            <text:p>$248,962.54</text:p>
          </table:table-cell>
          <table:table-cell table:style-name="ce21" table:formula="of:=IF(OR(EXACT([.B83];&quot;&quot;);[.B83]&lt;=0);&quot;&quot;;[.B83]*[.$D$1])" office:value-type="currency" office:currency="USD" office:value="1246.8224">
            <text:p>$1,246.82</text:p>
          </table:table-cell>
          <table:table-cell table:style-name="ce21" table:formula="of:=IF(OR(EXACT([.B83];&quot;&quot;);[.B83]&lt;=0);&quot;&quot;;[.E84]-[.C84])" office:value-type="currency" office:currency="USD" office:value="401.941544170082">
            <text:p>$401.94</text:p>
          </table:table-cell>
          <table:table-cell table:style-name="ce21" table:formula="of:=IF(OR(EXACT([.B83];&quot;&quot;);[.B83]&lt;=0);&quot;&quot;;IF([.G84]&gt;0;[.G84];MIN([.B83]+[.C8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4]+1" office:value-type="float" office:value="79">
            <text:p>79</text:p>
          </table:table-cell>
          <table:table-cell table:style-name="ce21" table:formula="of:=IF(OR(EXACT([.B84];&quot;&quot;);[.B84]&lt;=0);&quot;&quot;;ROUND([.B84]-[.D85];2))" office:value-type="currency" office:currency="USD" office:value="248558.59">
            <text:p>$248,558.59</text:p>
          </table:table-cell>
          <table:table-cell table:style-name="ce21" table:formula="of:=IF(OR(EXACT([.B84];&quot;&quot;);[.B84]&lt;=0);&quot;&quot;;[.B84]*[.$D$1])" office:value-type="currency" office:currency="USD" office:value="1244.8127">
            <text:p>$1,244.81</text:p>
          </table:table-cell>
          <table:table-cell table:style-name="ce21" table:formula="of:=IF(OR(EXACT([.B84];&quot;&quot;);[.B84]&lt;=0);&quot;&quot;;[.E85]-[.C85])" office:value-type="currency" office:currency="USD" office:value="403.951244170082">
            <text:p>$403.95</text:p>
          </table:table-cell>
          <table:table-cell table:style-name="ce21" table:formula="of:=IF(OR(EXACT([.B84];&quot;&quot;);[.B84]&lt;=0);&quot;&quot;;IF([.G85]&gt;0;[.G85];MIN([.B84]+[.C8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5]+1" office:value-type="float" office:value="80">
            <text:p>80</text:p>
          </table:table-cell>
          <table:table-cell table:style-name="ce21" table:formula="of:=IF(OR(EXACT([.B85];&quot;&quot;);[.B85]&lt;=0);&quot;&quot;;ROUND([.B85]-[.D86];2))" office:value-type="currency" office:currency="USD" office:value="248152.62">
            <text:p>$248,152.62</text:p>
          </table:table-cell>
          <table:table-cell table:style-name="ce21" table:formula="of:=IF(OR(EXACT([.B85];&quot;&quot;);[.B85]&lt;=0);&quot;&quot;;[.B85]*[.$D$1])" office:value-type="currency" office:currency="USD" office:value="1242.79295">
            <text:p>$1,242.79</text:p>
          </table:table-cell>
          <table:table-cell table:style-name="ce21" table:formula="of:=IF(OR(EXACT([.B85];&quot;&quot;);[.B85]&lt;=0);&quot;&quot;;[.E86]-[.C86])" office:value-type="currency" office:currency="USD" office:value="405.970994170082">
            <text:p>$405.97</text:p>
          </table:table-cell>
          <table:table-cell table:style-name="ce21" table:formula="of:=IF(OR(EXACT([.B85];&quot;&quot;);[.B85]&lt;=0);&quot;&quot;;IF([.G86]&gt;0;[.G86];MIN([.B85]+[.C8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6]+1" office:value-type="float" office:value="81">
            <text:p>81</text:p>
          </table:table-cell>
          <table:table-cell table:style-name="ce21" table:formula="of:=IF(OR(EXACT([.B86];&quot;&quot;);[.B86]&lt;=0);&quot;&quot;;ROUND([.B86]-[.D87];2))" office:value-type="currency" office:currency="USD" office:value="247744.62">
            <text:p>$247,744.62</text:p>
          </table:table-cell>
          <table:table-cell table:style-name="ce21" table:formula="of:=IF(OR(EXACT([.B86];&quot;&quot;);[.B86]&lt;=0);&quot;&quot;;[.B86]*[.$D$1])" office:value-type="currency" office:currency="USD" office:value="1240.7631">
            <text:p>$1,240.76</text:p>
          </table:table-cell>
          <table:table-cell table:style-name="ce21" table:formula="of:=IF(OR(EXACT([.B86];&quot;&quot;);[.B86]&lt;=0);&quot;&quot;;[.E87]-[.C87])" office:value-type="currency" office:currency="USD" office:value="408.000844170082">
            <text:p>$408.00</text:p>
          </table:table-cell>
          <table:table-cell table:style-name="ce21" table:formula="of:=IF(OR(EXACT([.B86];&quot;&quot;);[.B86]&lt;=0);&quot;&quot;;IF([.G87]&gt;0;[.G87];MIN([.B86]+[.C8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7]+1" office:value-type="float" office:value="82">
            <text:p>82</text:p>
          </table:table-cell>
          <table:table-cell table:style-name="ce21" table:formula="of:=IF(OR(EXACT([.B87];&quot;&quot;);[.B87]&lt;=0);&quot;&quot;;ROUND([.B87]-[.D88];2))" office:value-type="currency" office:currency="USD" office:value="247334.58">
            <text:p>$247,334.58</text:p>
          </table:table-cell>
          <table:table-cell table:style-name="ce21" table:formula="of:=IF(OR(EXACT([.B87];&quot;&quot;);[.B87]&lt;=0);&quot;&quot;;[.B87]*[.$D$1])" office:value-type="currency" office:currency="USD" office:value="1238.7231">
            <text:p>$1,238.72</text:p>
          </table:table-cell>
          <table:table-cell table:style-name="ce21" table:formula="of:=IF(OR(EXACT([.B87];&quot;&quot;);[.B87]&lt;=0);&quot;&quot;;[.E88]-[.C88])" office:value-type="currency" office:currency="USD" office:value="410.040844170082">
            <text:p>$410.04</text:p>
          </table:table-cell>
          <table:table-cell table:style-name="ce21" table:formula="of:=IF(OR(EXACT([.B87];&quot;&quot;);[.B87]&lt;=0);&quot;&quot;;IF([.G88]&gt;0;[.G88];MIN([.B87]+[.C8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8]+1" office:value-type="float" office:value="83">
            <text:p>83</text:p>
          </table:table-cell>
          <table:table-cell table:style-name="ce21" table:formula="of:=IF(OR(EXACT([.B88];&quot;&quot;);[.B88]&lt;=0);&quot;&quot;;ROUND([.B88]-[.D89];2))" office:value-type="currency" office:currency="USD" office:value="246922.49">
            <text:p>$246,922.49</text:p>
          </table:table-cell>
          <table:table-cell table:style-name="ce21" table:formula="of:=IF(OR(EXACT([.B88];&quot;&quot;);[.B88]&lt;=0);&quot;&quot;;[.B88]*[.$D$1])" office:value-type="currency" office:currency="USD" office:value="1236.6729">
            <text:p>$1,236.67</text:p>
          </table:table-cell>
          <table:table-cell table:style-name="ce21" table:formula="of:=IF(OR(EXACT([.B88];&quot;&quot;);[.B88]&lt;=0);&quot;&quot;;[.E89]-[.C89])" office:value-type="currency" office:currency="USD" office:value="412.091044170082">
            <text:p>$412.09</text:p>
          </table:table-cell>
          <table:table-cell table:style-name="ce21" table:formula="of:=IF(OR(EXACT([.B88];&quot;&quot;);[.B88]&lt;=0);&quot;&quot;;IF([.G89]&gt;0;[.G89];MIN([.B88]+[.C8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89]+1" office:value-type="float" office:value="84">
            <text:p>84</text:p>
          </table:table-cell>
          <table:table-cell table:style-name="ce22" table:formula="of:=IF(OR(EXACT([.B89];&quot;&quot;);[.B89]&lt;=0);&quot;&quot;;ROUND([.B89]-[.D90];2))" office:value-type="currency" office:currency="USD" office:value="246508.34">
            <text:p>$246,508.34</text:p>
          </table:table-cell>
          <table:table-cell table:style-name="ce22" table:formula="of:=IF(OR(EXACT([.B89];&quot;&quot;);[.B89]&lt;=0);&quot;&quot;;[.B89]*[.$D$1])" office:value-type="currency" office:currency="USD" office:value="1234.61245">
            <text:p>$1,234.61</text:p>
          </table:table-cell>
          <table:table-cell table:style-name="ce22" table:formula="of:=IF(OR(EXACT([.B89];&quot;&quot;);[.B89]&lt;=0);&quot;&quot;;[.E90]-[.C90])" office:value-type="currency" office:currency="USD" office:value="414.151494170082">
            <text:p>$414.15</text:p>
          </table:table-cell>
          <table:table-cell table:style-name="ce22" table:formula="of:=IF(OR(EXACT([.B89];&quot;&quot;);[.B89]&lt;=0);&quot;&quot;;IF([.G90]&gt;0;[.G90];MIN([.B89]+[.C9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7">
            <text:p>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0]+1" office:value-type="float" office:value="85">
            <text:p>85</text:p>
          </table:table-cell>
          <table:table-cell table:style-name="ce21" table:formula="of:=IF(OR(EXACT([.B90];&quot;&quot;);[.B90]&lt;=0);&quot;&quot;;ROUND([.B90]-[.D91];2))" office:value-type="currency" office:currency="USD" office:value="246092.12">
            <text:p>$246,092.12</text:p>
          </table:table-cell>
          <table:table-cell table:style-name="ce21" table:formula="of:=IF(OR(EXACT([.B90];&quot;&quot;);[.B90]&lt;=0);&quot;&quot;;[.B90]*[.$D$1])" office:value-type="currency" office:currency="USD" office:value="1232.5417">
            <text:p>$1,232.54</text:p>
          </table:table-cell>
          <table:table-cell table:style-name="ce21" table:formula="of:=IF(OR(EXACT([.B90];&quot;&quot;);[.B90]&lt;=0);&quot;&quot;;[.E91]-[.C91])" office:value-type="currency" office:currency="USD" office:value="416.222244170082">
            <text:p>$416.22</text:p>
          </table:table-cell>
          <table:table-cell table:style-name="ce21" table:formula="of:=IF(OR(EXACT([.B90];&quot;&quot;);[.B90]&lt;=0);&quot;&quot;;IF([.G91]&gt;0;[.G91];MIN([.B90]+[.C9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1]+1" office:value-type="float" office:value="86">
            <text:p>86</text:p>
          </table:table-cell>
          <table:table-cell table:style-name="ce21" table:formula="of:=IF(OR(EXACT([.B91];&quot;&quot;);[.B91]&lt;=0);&quot;&quot;;ROUND([.B91]-[.D92];2))" office:value-type="currency" office:currency="USD" office:value="245673.82">
            <text:p>$245,673.82</text:p>
          </table:table-cell>
          <table:table-cell table:style-name="ce21" table:formula="of:=IF(OR(EXACT([.B91];&quot;&quot;);[.B91]&lt;=0);&quot;&quot;;[.B91]*[.$D$1])" office:value-type="currency" office:currency="USD" office:value="1230.4606">
            <text:p>$1,230.46</text:p>
          </table:table-cell>
          <table:table-cell table:style-name="ce21" table:formula="of:=IF(OR(EXACT([.B91];&quot;&quot;);[.B91]&lt;=0);&quot;&quot;;[.E92]-[.C92])" office:value-type="currency" office:currency="USD" office:value="418.303344170082">
            <text:p>$418.30</text:p>
          </table:table-cell>
          <table:table-cell table:style-name="ce21" table:formula="of:=IF(OR(EXACT([.B91];&quot;&quot;);[.B91]&lt;=0);&quot;&quot;;IF([.G92]&gt;0;[.G92];MIN([.B91]+[.C9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2]+1" office:value-type="float" office:value="87">
            <text:p>87</text:p>
          </table:table-cell>
          <table:table-cell table:style-name="ce21" table:formula="of:=IF(OR(EXACT([.B92];&quot;&quot;);[.B92]&lt;=0);&quot;&quot;;ROUND([.B92]-[.D93];2))" office:value-type="currency" office:currency="USD" office:value="245253.43">
            <text:p>$245,253.43</text:p>
          </table:table-cell>
          <table:table-cell table:style-name="ce21" table:formula="of:=IF(OR(EXACT([.B92];&quot;&quot;);[.B92]&lt;=0);&quot;&quot;;[.B92]*[.$D$1])" office:value-type="currency" office:currency="USD" office:value="1228.3691">
            <text:p>$1,228.37</text:p>
          </table:table-cell>
          <table:table-cell table:style-name="ce21" table:formula="of:=IF(OR(EXACT([.B92];&quot;&quot;);[.B92]&lt;=0);&quot;&quot;;[.E93]-[.C93])" office:value-type="currency" office:currency="USD" office:value="420.394844170082">
            <text:p>$420.39</text:p>
          </table:table-cell>
          <table:table-cell table:style-name="ce21" table:formula="of:=IF(OR(EXACT([.B92];&quot;&quot;);[.B92]&lt;=0);&quot;&quot;;IF([.G93]&gt;0;[.G93];MIN([.B92]+[.C9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3]+1" office:value-type="float" office:value="88">
            <text:p>88</text:p>
          </table:table-cell>
          <table:table-cell table:style-name="ce21" table:formula="of:=IF(OR(EXACT([.B93];&quot;&quot;);[.B93]&lt;=0);&quot;&quot;;ROUND([.B93]-[.D94];2))" office:value-type="currency" office:currency="USD" office:value="244830.93">
            <text:p>$244,830.93</text:p>
          </table:table-cell>
          <table:table-cell table:style-name="ce21" table:formula="of:=IF(OR(EXACT([.B93];&quot;&quot;);[.B93]&lt;=0);&quot;&quot;;[.B93]*[.$D$1])" office:value-type="currency" office:currency="USD" office:value="1226.26715">
            <text:p>$1,226.27</text:p>
          </table:table-cell>
          <table:table-cell table:style-name="ce21" table:formula="of:=IF(OR(EXACT([.B93];&quot;&quot;);[.B93]&lt;=0);&quot;&quot;;[.E94]-[.C94])" office:value-type="currency" office:currency="USD" office:value="422.496794170082">
            <text:p>$422.50</text:p>
          </table:table-cell>
          <table:table-cell table:style-name="ce21" table:formula="of:=IF(OR(EXACT([.B93];&quot;&quot;);[.B93]&lt;=0);&quot;&quot;;IF([.G94]&gt;0;[.G94];MIN([.B93]+[.C9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4]+1" office:value-type="float" office:value="89">
            <text:p>89</text:p>
          </table:table-cell>
          <table:table-cell table:style-name="ce21" table:formula="of:=IF(OR(EXACT([.B94];&quot;&quot;);[.B94]&lt;=0);&quot;&quot;;ROUND([.B94]-[.D95];2))" office:value-type="currency" office:currency="USD" office:value="244406.32">
            <text:p>$244,406.32</text:p>
          </table:table-cell>
          <table:table-cell table:style-name="ce21" table:formula="of:=IF(OR(EXACT([.B94];&quot;&quot;);[.B94]&lt;=0);&quot;&quot;;[.B94]*[.$D$1])" office:value-type="currency" office:currency="USD" office:value="1224.15465">
            <text:p>$1,224.15</text:p>
          </table:table-cell>
          <table:table-cell table:style-name="ce21" table:formula="of:=IF(OR(EXACT([.B94];&quot;&quot;);[.B94]&lt;=0);&quot;&quot;;[.E95]-[.C95])" office:value-type="currency" office:currency="USD" office:value="424.609294170082">
            <text:p>$424.61</text:p>
          </table:table-cell>
          <table:table-cell table:style-name="ce21" table:formula="of:=IF(OR(EXACT([.B94];&quot;&quot;);[.B94]&lt;=0);&quot;&quot;;IF([.G95]&gt;0;[.G95];MIN([.B94]+[.C9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5]+1" office:value-type="float" office:value="90">
            <text:p>90</text:p>
          </table:table-cell>
          <table:table-cell table:style-name="ce21" table:formula="of:=IF(OR(EXACT([.B95];&quot;&quot;);[.B95]&lt;=0);&quot;&quot;;ROUND([.B95]-[.D96];2))" office:value-type="currency" office:currency="USD" office:value="243979.59">
            <text:p>$243,979.59</text:p>
          </table:table-cell>
          <table:table-cell table:style-name="ce21" table:formula="of:=IF(OR(EXACT([.B95];&quot;&quot;);[.B95]&lt;=0);&quot;&quot;;[.B95]*[.$D$1])" office:value-type="currency" office:currency="USD" office:value="1222.0316">
            <text:p>$1,222.03</text:p>
          </table:table-cell>
          <table:table-cell table:style-name="ce21" table:formula="of:=IF(OR(EXACT([.B95];&quot;&quot;);[.B95]&lt;=0);&quot;&quot;;[.E96]-[.C96])" office:value-type="currency" office:currency="USD" office:value="426.732344170082">
            <text:p>$426.73</text:p>
          </table:table-cell>
          <table:table-cell table:style-name="ce21" table:formula="of:=IF(OR(EXACT([.B95];&quot;&quot;);[.B95]&lt;=0);&quot;&quot;;IF([.G96]&gt;0;[.G96];MIN([.B95]+[.C9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6]+1" office:value-type="float" office:value="91">
            <text:p>91</text:p>
          </table:table-cell>
          <table:table-cell table:style-name="ce21" table:formula="of:=IF(OR(EXACT([.B96];&quot;&quot;);[.B96]&lt;=0);&quot;&quot;;ROUND([.B96]-[.D97];2))" office:value-type="currency" office:currency="USD" office:value="243550.72">
            <text:p>$243,550.72</text:p>
          </table:table-cell>
          <table:table-cell table:style-name="ce21" table:formula="of:=IF(OR(EXACT([.B96];&quot;&quot;);[.B96]&lt;=0);&quot;&quot;;[.B96]*[.$D$1])" office:value-type="currency" office:currency="USD" office:value="1219.89795">
            <text:p>$1,219.90</text:p>
          </table:table-cell>
          <table:table-cell table:style-name="ce21" table:formula="of:=IF(OR(EXACT([.B96];&quot;&quot;);[.B96]&lt;=0);&quot;&quot;;[.E97]-[.C97])" office:value-type="currency" office:currency="USD" office:value="428.865994170082">
            <text:p>$428.87</text:p>
          </table:table-cell>
          <table:table-cell table:style-name="ce21" table:formula="of:=IF(OR(EXACT([.B96];&quot;&quot;);[.B96]&lt;=0);&quot;&quot;;IF([.G97]&gt;0;[.G97];MIN([.B96]+[.C9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7]+1" office:value-type="float" office:value="92">
            <text:p>92</text:p>
          </table:table-cell>
          <table:table-cell table:style-name="ce21" table:formula="of:=IF(OR(EXACT([.B97];&quot;&quot;);[.B97]&lt;=0);&quot;&quot;;ROUND([.B97]-[.D98];2))" office:value-type="currency" office:currency="USD" office:value="243119.71">
            <text:p>$243,119.71</text:p>
          </table:table-cell>
          <table:table-cell table:style-name="ce21" table:formula="of:=IF(OR(EXACT([.B97];&quot;&quot;);[.B97]&lt;=0);&quot;&quot;;[.B97]*[.$D$1])" office:value-type="currency" office:currency="USD" office:value="1217.7536">
            <text:p>$1,217.75</text:p>
          </table:table-cell>
          <table:table-cell table:style-name="ce21" table:formula="of:=IF(OR(EXACT([.B97];&quot;&quot;);[.B97]&lt;=0);&quot;&quot;;[.E98]-[.C98])" office:value-type="currency" office:currency="USD" office:value="431.010344170082">
            <text:p>$431.01</text:p>
          </table:table-cell>
          <table:table-cell table:style-name="ce21" table:formula="of:=IF(OR(EXACT([.B97];&quot;&quot;);[.B97]&lt;=0);&quot;&quot;;IF([.G98]&gt;0;[.G98];MIN([.B97]+[.C9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8]+1" office:value-type="float" office:value="93">
            <text:p>93</text:p>
          </table:table-cell>
          <table:table-cell table:style-name="ce21" table:formula="of:=IF(OR(EXACT([.B98];&quot;&quot;);[.B98]&lt;=0);&quot;&quot;;ROUND([.B98]-[.D99];2))" office:value-type="currency" office:currency="USD" office:value="242686.54">
            <text:p>$242,686.54</text:p>
          </table:table-cell>
          <table:table-cell table:style-name="ce21" table:formula="of:=IF(OR(EXACT([.B98];&quot;&quot;);[.B98]&lt;=0);&quot;&quot;;[.B98]*[.$D$1])" office:value-type="currency" office:currency="USD" office:value="1215.59855">
            <text:p>$1,215.60</text:p>
          </table:table-cell>
          <table:table-cell table:style-name="ce21" table:formula="of:=IF(OR(EXACT([.B98];&quot;&quot;);[.B98]&lt;=0);&quot;&quot;;[.E99]-[.C99])" office:value-type="currency" office:currency="USD" office:value="433.165394170082">
            <text:p>$433.17</text:p>
          </table:table-cell>
          <table:table-cell table:style-name="ce21" table:formula="of:=IF(OR(EXACT([.B98];&quot;&quot;);[.B98]&lt;=0);&quot;&quot;;IF([.G99]&gt;0;[.G99];MIN([.B98]+[.C9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9]+1" office:value-type="float" office:value="94">
            <text:p>94</text:p>
          </table:table-cell>
          <table:table-cell table:style-name="ce21" table:formula="of:=IF(OR(EXACT([.B99];&quot;&quot;);[.B99]&lt;=0);&quot;&quot;;ROUND([.B99]-[.D100];2))" office:value-type="currency" office:currency="USD" office:value="242251.21">
            <text:p>$242,251.21</text:p>
          </table:table-cell>
          <table:table-cell table:style-name="ce21" table:formula="of:=IF(OR(EXACT([.B99];&quot;&quot;);[.B99]&lt;=0);&quot;&quot;;[.B99]*[.$D$1])" office:value-type="currency" office:currency="USD" office:value="1213.4327">
            <text:p>$1,213.43</text:p>
          </table:table-cell>
          <table:table-cell table:style-name="ce21" table:formula="of:=IF(OR(EXACT([.B99];&quot;&quot;);[.B99]&lt;=0);&quot;&quot;;[.E100]-[.C100])" office:value-type="currency" office:currency="USD" office:value="435.331244170082">
            <text:p>$435.33</text:p>
          </table:table-cell>
          <table:table-cell table:style-name="ce21" table:formula="of:=IF(OR(EXACT([.B99];&quot;&quot;);[.B99]&lt;=0);&quot;&quot;;IF([.G100]&gt;0;[.G100];MIN([.B99]+[.C10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0]+1" office:value-type="float" office:value="95">
            <text:p>95</text:p>
          </table:table-cell>
          <table:table-cell table:style-name="ce21" table:formula="of:=IF(OR(EXACT([.B100];&quot;&quot;);[.B100]&lt;=0);&quot;&quot;;ROUND([.B100]-[.D101];2))" office:value-type="currency" office:currency="USD" office:value="241813.7">
            <text:p>$241,813.70</text:p>
          </table:table-cell>
          <table:table-cell table:style-name="ce21" table:formula="of:=IF(OR(EXACT([.B100];&quot;&quot;);[.B100]&lt;=0);&quot;&quot;;[.B100]*[.$D$1])" office:value-type="currency" office:currency="USD" office:value="1211.25605">
            <text:p>$1,211.26</text:p>
          </table:table-cell>
          <table:table-cell table:style-name="ce21" table:formula="of:=IF(OR(EXACT([.B100];&quot;&quot;);[.B100]&lt;=0);&quot;&quot;;[.E101]-[.C101])" office:value-type="currency" office:currency="USD" office:value="437.507894170082">
            <text:p>$437.51</text:p>
          </table:table-cell>
          <table:table-cell table:style-name="ce21" table:formula="of:=IF(OR(EXACT([.B100];&quot;&quot;);[.B100]&lt;=0);&quot;&quot;;IF([.G101]&gt;0;[.G101];MIN([.B100]+[.C10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01]+1" office:value-type="float" office:value="96">
            <text:p>96</text:p>
          </table:table-cell>
          <table:table-cell table:style-name="ce22" table:formula="of:=IF(OR(EXACT([.B101];&quot;&quot;);[.B101]&lt;=0);&quot;&quot;;ROUND([.B101]-[.D102];2))" office:value-type="currency" office:currency="USD" office:value="241374">
            <text:p>$241,374.00</text:p>
          </table:table-cell>
          <table:table-cell table:style-name="ce22" table:formula="of:=IF(OR(EXACT([.B101];&quot;&quot;);[.B101]&lt;=0);&quot;&quot;;[.B101]*[.$D$1])" office:value-type="currency" office:currency="USD" office:value="1209.0685">
            <text:p>$1,209.07</text:p>
          </table:table-cell>
          <table:table-cell table:style-name="ce22" table:formula="of:=IF(OR(EXACT([.B101];&quot;&quot;);[.B101]&lt;=0);&quot;&quot;;[.E102]-[.C102])" office:value-type="currency" office:currency="USD" office:value="439.695444170082">
            <text:p>$439.70</text:p>
          </table:table-cell>
          <table:table-cell table:style-name="ce22" table:formula="of:=IF(OR(EXACT([.B101];&quot;&quot;);[.B101]&lt;=0);&quot;&quot;;IF([.G102]&gt;0;[.G102];MIN([.B101]+[.C10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8">
            <text:p>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2]+1" office:value-type="float" office:value="97">
            <text:p>97</text:p>
          </table:table-cell>
          <table:table-cell table:style-name="ce21" table:formula="of:=IF(OR(EXACT([.B102];&quot;&quot;);[.B102]&lt;=0);&quot;&quot;;ROUND([.B102]-[.D103];2))" office:value-type="currency" office:currency="USD" office:value="240932.11">
            <text:p>$240,932.11</text:p>
          </table:table-cell>
          <table:table-cell table:style-name="ce21" table:formula="of:=IF(OR(EXACT([.B102];&quot;&quot;);[.B102]&lt;=0);&quot;&quot;;[.B102]*[.$D$1])" office:value-type="currency" office:currency="USD" office:value="1206.87">
            <text:p>$1,206.87</text:p>
          </table:table-cell>
          <table:table-cell table:style-name="ce21" table:formula="of:=IF(OR(EXACT([.B102];&quot;&quot;);[.B102]&lt;=0);&quot;&quot;;[.E103]-[.C103])" office:value-type="currency" office:currency="USD" office:value="441.893944170082">
            <text:p>$441.89</text:p>
          </table:table-cell>
          <table:table-cell table:style-name="ce21" table:formula="of:=IF(OR(EXACT([.B102];&quot;&quot;);[.B102]&lt;=0);&quot;&quot;;IF([.G103]&gt;0;[.G103];MIN([.B102]+[.C10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3]+1" office:value-type="float" office:value="98">
            <text:p>98</text:p>
          </table:table-cell>
          <table:table-cell table:style-name="ce21" table:formula="of:=IF(OR(EXACT([.B103];&quot;&quot;);[.B103]&lt;=0);&quot;&quot;;ROUND([.B103]-[.D104];2))" office:value-type="currency" office:currency="USD" office:value="240488.01">
            <text:p>$240,488.01</text:p>
          </table:table-cell>
          <table:table-cell table:style-name="ce21" table:formula="of:=IF(OR(EXACT([.B103];&quot;&quot;);[.B103]&lt;=0);&quot;&quot;;[.B103]*[.$D$1])" office:value-type="currency" office:currency="USD" office:value="1204.66055">
            <text:p>$1,204.66</text:p>
          </table:table-cell>
          <table:table-cell table:style-name="ce21" table:formula="of:=IF(OR(EXACT([.B103];&quot;&quot;);[.B103]&lt;=0);&quot;&quot;;[.E104]-[.C104])" office:value-type="currency" office:currency="USD" office:value="444.103394170082">
            <text:p>$444.10</text:p>
          </table:table-cell>
          <table:table-cell table:style-name="ce21" table:formula="of:=IF(OR(EXACT([.B103];&quot;&quot;);[.B103]&lt;=0);&quot;&quot;;IF([.G104]&gt;0;[.G104];MIN([.B103]+[.C10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4]+1" office:value-type="float" office:value="99">
            <text:p>99</text:p>
          </table:table-cell>
          <table:table-cell table:style-name="ce21" table:formula="of:=IF(OR(EXACT([.B104];&quot;&quot;);[.B104]&lt;=0);&quot;&quot;;ROUND([.B104]-[.D105];2))" office:value-type="currency" office:currency="USD" office:value="240041.69">
            <text:p>$240,041.69</text:p>
          </table:table-cell>
          <table:table-cell table:style-name="ce21" table:formula="of:=IF(OR(EXACT([.B104];&quot;&quot;);[.B104]&lt;=0);&quot;&quot;;[.B104]*[.$D$1])" office:value-type="currency" office:currency="USD" office:value="1202.44005">
            <text:p>$1,202.44</text:p>
          </table:table-cell>
          <table:table-cell table:style-name="ce21" table:formula="of:=IF(OR(EXACT([.B104];&quot;&quot;);[.B104]&lt;=0);&quot;&quot;;[.E105]-[.C105])" office:value-type="currency" office:currency="USD" office:value="446.323894170082">
            <text:p>$446.32</text:p>
          </table:table-cell>
          <table:table-cell table:style-name="ce21" table:formula="of:=IF(OR(EXACT([.B104];&quot;&quot;);[.B104]&lt;=0);&quot;&quot;;IF([.G105]&gt;0;[.G105];MIN([.B104]+[.C10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5]+1" office:value-type="float" office:value="100">
            <text:p>100</text:p>
          </table:table-cell>
          <table:table-cell table:style-name="ce21" table:formula="of:=IF(OR(EXACT([.B105];&quot;&quot;);[.B105]&lt;=0);&quot;&quot;;ROUND([.B105]-[.D106];2))" office:value-type="currency" office:currency="USD" office:value="239593.13">
            <text:p>$239,593.13</text:p>
          </table:table-cell>
          <table:table-cell table:style-name="ce21" table:formula="of:=IF(OR(EXACT([.B105];&quot;&quot;);[.B105]&lt;=0);&quot;&quot;;[.B105]*[.$D$1])" office:value-type="currency" office:currency="USD" office:value="1200.20845">
            <text:p>$1,200.21</text:p>
          </table:table-cell>
          <table:table-cell table:style-name="ce21" table:formula="of:=IF(OR(EXACT([.B105];&quot;&quot;);[.B105]&lt;=0);&quot;&quot;;[.E106]-[.C106])" office:value-type="currency" office:currency="USD" office:value="448.555494170082">
            <text:p>$448.56</text:p>
          </table:table-cell>
          <table:table-cell table:style-name="ce21" table:formula="of:=IF(OR(EXACT([.B105];&quot;&quot;);[.B105]&lt;=0);&quot;&quot;;IF([.G106]&gt;0;[.G106];MIN([.B105]+[.C10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6]+1" office:value-type="float" office:value="101">
            <text:p>101</text:p>
          </table:table-cell>
          <table:table-cell table:style-name="ce21" table:formula="of:=IF(OR(EXACT([.B106];&quot;&quot;);[.B106]&lt;=0);&quot;&quot;;ROUND([.B106]-[.D107];2))" office:value-type="currency" office:currency="USD" office:value="239142.33">
            <text:p>$239,142.33</text:p>
          </table:table-cell>
          <table:table-cell table:style-name="ce21" table:formula="of:=IF(OR(EXACT([.B106];&quot;&quot;);[.B106]&lt;=0);&quot;&quot;;[.B106]*[.$D$1])" office:value-type="currency" office:currency="USD" office:value="1197.96565">
            <text:p>$1,197.97</text:p>
          </table:table-cell>
          <table:table-cell table:style-name="ce21" table:formula="of:=IF(OR(EXACT([.B106];&quot;&quot;);[.B106]&lt;=0);&quot;&quot;;[.E107]-[.C107])" office:value-type="currency" office:currency="USD" office:value="450.798294170082">
            <text:p>$450.80</text:p>
          </table:table-cell>
          <table:table-cell table:style-name="ce21" table:formula="of:=IF(OR(EXACT([.B106];&quot;&quot;);[.B106]&lt;=0);&quot;&quot;;IF([.G107]&gt;0;[.G107];MIN([.B106]+[.C10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7]+1" office:value-type="float" office:value="102">
            <text:p>102</text:p>
          </table:table-cell>
          <table:table-cell table:style-name="ce21" table:formula="of:=IF(OR(EXACT([.B107];&quot;&quot;);[.B107]&lt;=0);&quot;&quot;;ROUND([.B107]-[.D108];2))" office:value-type="currency" office:currency="USD" office:value="238689.28">
            <text:p>$238,689.28</text:p>
          </table:table-cell>
          <table:table-cell table:style-name="ce21" table:formula="of:=IF(OR(EXACT([.B107];&quot;&quot;);[.B107]&lt;=0);&quot;&quot;;[.B107]*[.$D$1])" office:value-type="currency" office:currency="USD" office:value="1195.71165">
            <text:p>$1,195.71</text:p>
          </table:table-cell>
          <table:table-cell table:style-name="ce21" table:formula="of:=IF(OR(EXACT([.B107];&quot;&quot;);[.B107]&lt;=0);&quot;&quot;;[.E108]-[.C108])" office:value-type="currency" office:currency="USD" office:value="453.052294170082">
            <text:p>$453.05</text:p>
          </table:table-cell>
          <table:table-cell table:style-name="ce21" table:formula="of:=IF(OR(EXACT([.B107];&quot;&quot;);[.B107]&lt;=0);&quot;&quot;;IF([.G108]&gt;0;[.G108];MIN([.B107]+[.C10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8]+1" office:value-type="float" office:value="103">
            <text:p>103</text:p>
          </table:table-cell>
          <table:table-cell table:style-name="ce21" table:formula="of:=IF(OR(EXACT([.B108];&quot;&quot;);[.B108]&lt;=0);&quot;&quot;;ROUND([.B108]-[.D109];2))" office:value-type="currency" office:currency="USD" office:value="238233.96">
            <text:p>$238,233.96</text:p>
          </table:table-cell>
          <table:table-cell table:style-name="ce21" table:formula="of:=IF(OR(EXACT([.B108];&quot;&quot;);[.B108]&lt;=0);&quot;&quot;;[.B108]*[.$D$1])" office:value-type="currency" office:currency="USD" office:value="1193.4464">
            <text:p>$1,193.45</text:p>
          </table:table-cell>
          <table:table-cell table:style-name="ce21" table:formula="of:=IF(OR(EXACT([.B108];&quot;&quot;);[.B108]&lt;=0);&quot;&quot;;[.E109]-[.C109])" office:value-type="currency" office:currency="USD" office:value="455.317544170082">
            <text:p>$455.32</text:p>
          </table:table-cell>
          <table:table-cell table:style-name="ce21" table:formula="of:=IF(OR(EXACT([.B108];&quot;&quot;);[.B108]&lt;=0);&quot;&quot;;IF([.G109]&gt;0;[.G109];MIN([.B108]+[.C10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9]+1" office:value-type="float" office:value="104">
            <text:p>104</text:p>
          </table:table-cell>
          <table:table-cell table:style-name="ce21" table:formula="of:=IF(OR(EXACT([.B109];&quot;&quot;);[.B109]&lt;=0);&quot;&quot;;ROUND([.B109]-[.D110];2))" office:value-type="currency" office:currency="USD" office:value="237776.37">
            <text:p>$237,776.37</text:p>
          </table:table-cell>
          <table:table-cell table:style-name="ce21" table:formula="of:=IF(OR(EXACT([.B109];&quot;&quot;);[.B109]&lt;=0);&quot;&quot;;[.B109]*[.$D$1])" office:value-type="currency" office:currency="USD" office:value="1191.1698">
            <text:p>$1,191.17</text:p>
          </table:table-cell>
          <table:table-cell table:style-name="ce21" table:formula="of:=IF(OR(EXACT([.B109];&quot;&quot;);[.B109]&lt;=0);&quot;&quot;;[.E110]-[.C110])" office:value-type="currency" office:currency="USD" office:value="457.594144170082">
            <text:p>$457.59</text:p>
          </table:table-cell>
          <table:table-cell table:style-name="ce21" table:formula="of:=IF(OR(EXACT([.B109];&quot;&quot;);[.B109]&lt;=0);&quot;&quot;;IF([.G110]&gt;0;[.G110];MIN([.B109]+[.C11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0]+1" office:value-type="float" office:value="105">
            <text:p>105</text:p>
          </table:table-cell>
          <table:table-cell table:style-name="ce21" table:formula="of:=IF(OR(EXACT([.B110];&quot;&quot;);[.B110]&lt;=0);&quot;&quot;;ROUND([.B110]-[.D111];2))" office:value-type="currency" office:currency="USD" office:value="237316.49">
            <text:p>$237,316.49</text:p>
          </table:table-cell>
          <table:table-cell table:style-name="ce21" table:formula="of:=IF(OR(EXACT([.B110];&quot;&quot;);[.B110]&lt;=0);&quot;&quot;;[.B110]*[.$D$1])" office:value-type="currency" office:currency="USD" office:value="1188.88185">
            <text:p>$1,188.88</text:p>
          </table:table-cell>
          <table:table-cell table:style-name="ce21" table:formula="of:=IF(OR(EXACT([.B110];&quot;&quot;);[.B110]&lt;=0);&quot;&quot;;[.E111]-[.C111])" office:value-type="currency" office:currency="USD" office:value="459.882094170082">
            <text:p>$459.88</text:p>
          </table:table-cell>
          <table:table-cell table:style-name="ce21" table:formula="of:=IF(OR(EXACT([.B110];&quot;&quot;);[.B110]&lt;=0);&quot;&quot;;IF([.G111]&gt;0;[.G111];MIN([.B110]+[.C11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1]+1" office:value-type="float" office:value="106">
            <text:p>106</text:p>
          </table:table-cell>
          <table:table-cell table:style-name="ce21" table:formula="of:=IF(OR(EXACT([.B111];&quot;&quot;);[.B111]&lt;=0);&quot;&quot;;ROUND([.B111]-[.D112];2))" office:value-type="currency" office:currency="USD" office:value="236854.31">
            <text:p>$236,854.31</text:p>
          </table:table-cell>
          <table:table-cell table:style-name="ce21" table:formula="of:=IF(OR(EXACT([.B111];&quot;&quot;);[.B111]&lt;=0);&quot;&quot;;[.B111]*[.$D$1])" office:value-type="currency" office:currency="USD" office:value="1186.58245">
            <text:p>$1,186.58</text:p>
          </table:table-cell>
          <table:table-cell table:style-name="ce21" table:formula="of:=IF(OR(EXACT([.B111];&quot;&quot;);[.B111]&lt;=0);&quot;&quot;;[.E112]-[.C112])" office:value-type="currency" office:currency="USD" office:value="462.181494170082">
            <text:p>$462.18</text:p>
          </table:table-cell>
          <table:table-cell table:style-name="ce21" table:formula="of:=IF(OR(EXACT([.B111];&quot;&quot;);[.B111]&lt;=0);&quot;&quot;;IF([.G112]&gt;0;[.G112];MIN([.B111]+[.C11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2]+1" office:value-type="float" office:value="107">
            <text:p>107</text:p>
          </table:table-cell>
          <table:table-cell table:style-name="ce21" table:formula="of:=IF(OR(EXACT([.B112];&quot;&quot;);[.B112]&lt;=0);&quot;&quot;;ROUND([.B112]-[.D113];2))" office:value-type="currency" office:currency="USD" office:value="236389.82">
            <text:p>$236,389.82</text:p>
          </table:table-cell>
          <table:table-cell table:style-name="ce21" table:formula="of:=IF(OR(EXACT([.B112];&quot;&quot;);[.B112]&lt;=0);&quot;&quot;;[.B112]*[.$D$1])" office:value-type="currency" office:currency="USD" office:value="1184.27155">
            <text:p>$1,184.27</text:p>
          </table:table-cell>
          <table:table-cell table:style-name="ce21" table:formula="of:=IF(OR(EXACT([.B112];&quot;&quot;);[.B112]&lt;=0);&quot;&quot;;[.E113]-[.C113])" office:value-type="currency" office:currency="USD" office:value="464.492394170082">
            <text:p>$464.49</text:p>
          </table:table-cell>
          <table:table-cell table:style-name="ce21" table:formula="of:=IF(OR(EXACT([.B112];&quot;&quot;);[.B112]&lt;=0);&quot;&quot;;IF([.G113]&gt;0;[.G113];MIN([.B112]+[.C11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13]+1" office:value-type="float" office:value="108">
            <text:p>108</text:p>
          </table:table-cell>
          <table:table-cell table:style-name="ce22" table:formula="of:=IF(OR(EXACT([.B113];&quot;&quot;);[.B113]&lt;=0);&quot;&quot;;ROUND([.B113]-[.D114];2))" office:value-type="currency" office:currency="USD" office:value="235923.01">
            <text:p>$235,923.01</text:p>
          </table:table-cell>
          <table:table-cell table:style-name="ce22" table:formula="of:=IF(OR(EXACT([.B113];&quot;&quot;);[.B113]&lt;=0);&quot;&quot;;[.B113]*[.$D$1])" office:value-type="currency" office:currency="USD" office:value="1181.9491">
            <text:p>$1,181.95</text:p>
          </table:table-cell>
          <table:table-cell table:style-name="ce22" table:formula="of:=IF(OR(EXACT([.B113];&quot;&quot;);[.B113]&lt;=0);&quot;&quot;;[.E114]-[.C114])" office:value-type="currency" office:currency="USD" office:value="466.814844170082">
            <text:p>$466.81</text:p>
          </table:table-cell>
          <table:table-cell table:style-name="ce22" table:formula="of:=IF(OR(EXACT([.B113];&quot;&quot;);[.B113]&lt;=0);&quot;&quot;;IF([.G114]&gt;0;[.G114];MIN([.B113]+[.C11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9">
            <text:p>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4]+1" office:value-type="float" office:value="109">
            <text:p>109</text:p>
          </table:table-cell>
          <table:table-cell table:style-name="ce21" table:formula="of:=IF(OR(EXACT([.B114];&quot;&quot;);[.B114]&lt;=0);&quot;&quot;;ROUND([.B114]-[.D115];2))" office:value-type="currency" office:currency="USD" office:value="235453.86">
            <text:p>$235,453.86</text:p>
          </table:table-cell>
          <table:table-cell table:style-name="ce21" table:formula="of:=IF(OR(EXACT([.B114];&quot;&quot;);[.B114]&lt;=0);&quot;&quot;;[.B114]*[.$D$1])" office:value-type="currency" office:currency="USD" office:value="1179.61505">
            <text:p>$1,179.62</text:p>
          </table:table-cell>
          <table:table-cell table:style-name="ce21" table:formula="of:=IF(OR(EXACT([.B114];&quot;&quot;);[.B114]&lt;=0);&quot;&quot;;[.E115]-[.C115])" office:value-type="currency" office:currency="USD" office:value="469.148894170082">
            <text:p>$469.15</text:p>
          </table:table-cell>
          <table:table-cell table:style-name="ce21" table:formula="of:=IF(OR(EXACT([.B114];&quot;&quot;);[.B114]&lt;=0);&quot;&quot;;IF([.G115]&gt;0;[.G115];MIN([.B114]+[.C11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5]+1" office:value-type="float" office:value="110">
            <text:p>110</text:p>
          </table:table-cell>
          <table:table-cell table:style-name="ce21" table:formula="of:=IF(OR(EXACT([.B115];&quot;&quot;);[.B115]&lt;=0);&quot;&quot;;ROUND([.B115]-[.D116];2))" office:value-type="currency" office:currency="USD" office:value="234982.37">
            <text:p>$234,982.37</text:p>
          </table:table-cell>
          <table:table-cell table:style-name="ce21" table:formula="of:=IF(OR(EXACT([.B115];&quot;&quot;);[.B115]&lt;=0);&quot;&quot;;[.B115]*[.$D$1])" office:value-type="currency" office:currency="USD" office:value="1177.2693">
            <text:p>$1,177.27</text:p>
          </table:table-cell>
          <table:table-cell table:style-name="ce21" table:formula="of:=IF(OR(EXACT([.B115];&quot;&quot;);[.B115]&lt;=0);&quot;&quot;;[.E116]-[.C116])" office:value-type="currency" office:currency="USD" office:value="471.494644170082">
            <text:p>$471.49</text:p>
          </table:table-cell>
          <table:table-cell table:style-name="ce21" table:formula="of:=IF(OR(EXACT([.B115];&quot;&quot;);[.B115]&lt;=0);&quot;&quot;;IF([.G116]&gt;0;[.G116];MIN([.B115]+[.C11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6]+1" office:value-type="float" office:value="111">
            <text:p>111</text:p>
          </table:table-cell>
          <table:table-cell table:style-name="ce21" table:formula="of:=IF(OR(EXACT([.B116];&quot;&quot;);[.B116]&lt;=0);&quot;&quot;;ROUND([.B116]-[.D117];2))" office:value-type="currency" office:currency="USD" office:value="234508.52">
            <text:p>$234,508.52</text:p>
          </table:table-cell>
          <table:table-cell table:style-name="ce21" table:formula="of:=IF(OR(EXACT([.B116];&quot;&quot;);[.B116]&lt;=0);&quot;&quot;;[.B116]*[.$D$1])" office:value-type="currency" office:currency="USD" office:value="1174.91185">
            <text:p>$1,174.91</text:p>
          </table:table-cell>
          <table:table-cell table:style-name="ce21" table:formula="of:=IF(OR(EXACT([.B116];&quot;&quot;);[.B116]&lt;=0);&quot;&quot;;[.E117]-[.C117])" office:value-type="currency" office:currency="USD" office:value="473.852094170082">
            <text:p>$473.85</text:p>
          </table:table-cell>
          <table:table-cell table:style-name="ce21" table:formula="of:=IF(OR(EXACT([.B116];&quot;&quot;);[.B116]&lt;=0);&quot;&quot;;IF([.G117]&gt;0;[.G117];MIN([.B116]+[.C11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7]+1" office:value-type="float" office:value="112">
            <text:p>112</text:p>
          </table:table-cell>
          <table:table-cell table:style-name="ce21" table:formula="of:=IF(OR(EXACT([.B117];&quot;&quot;);[.B117]&lt;=0);&quot;&quot;;ROUND([.B117]-[.D118];2))" office:value-type="currency" office:currency="USD" office:value="234032.3">
            <text:p>$234,032.30</text:p>
          </table:table-cell>
          <table:table-cell table:style-name="ce21" table:formula="of:=IF(OR(EXACT([.B117];&quot;&quot;);[.B117]&lt;=0);&quot;&quot;;[.B117]*[.$D$1])" office:value-type="currency" office:currency="USD" office:value="1172.5426">
            <text:p>$1,172.54</text:p>
          </table:table-cell>
          <table:table-cell table:style-name="ce21" table:formula="of:=IF(OR(EXACT([.B117];&quot;&quot;);[.B117]&lt;=0);&quot;&quot;;[.E118]-[.C118])" office:value-type="currency" office:currency="USD" office:value="476.221344170082">
            <text:p>$476.22</text:p>
          </table:table-cell>
          <table:table-cell table:style-name="ce21" table:formula="of:=IF(OR(EXACT([.B117];&quot;&quot;);[.B117]&lt;=0);&quot;&quot;;IF([.G118]&gt;0;[.G118];MIN([.B117]+[.C11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8]+1" office:value-type="float" office:value="113">
            <text:p>113</text:p>
          </table:table-cell>
          <table:table-cell table:style-name="ce21" table:formula="of:=IF(OR(EXACT([.B118];&quot;&quot;);[.B118]&lt;=0);&quot;&quot;;ROUND([.B118]-[.D119];2))" office:value-type="currency" office:currency="USD" office:value="233553.7">
            <text:p>$233,553.70</text:p>
          </table:table-cell>
          <table:table-cell table:style-name="ce21" table:formula="of:=IF(OR(EXACT([.B118];&quot;&quot;);[.B118]&lt;=0);&quot;&quot;;[.B118]*[.$D$1])" office:value-type="currency" office:currency="USD" office:value="1170.1615">
            <text:p>$1,170.16</text:p>
          </table:table-cell>
          <table:table-cell table:style-name="ce21" table:formula="of:=IF(OR(EXACT([.B118];&quot;&quot;);[.B118]&lt;=0);&quot;&quot;;[.E119]-[.C119])" office:value-type="currency" office:currency="USD" office:value="478.602444170082">
            <text:p>$478.60</text:p>
          </table:table-cell>
          <table:table-cell table:style-name="ce21" table:formula="of:=IF(OR(EXACT([.B118];&quot;&quot;);[.B118]&lt;=0);&quot;&quot;;IF([.G119]&gt;0;[.G119];MIN([.B118]+[.C11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9]+1" office:value-type="float" office:value="114">
            <text:p>114</text:p>
          </table:table-cell>
          <table:table-cell table:style-name="ce21" table:formula="of:=IF(OR(EXACT([.B119];&quot;&quot;);[.B119]&lt;=0);&quot;&quot;;ROUND([.B119]-[.D120];2))" office:value-type="currency" office:currency="USD" office:value="233072.7">
            <text:p>$233,072.70</text:p>
          </table:table-cell>
          <table:table-cell table:style-name="ce21" table:formula="of:=IF(OR(EXACT([.B119];&quot;&quot;);[.B119]&lt;=0);&quot;&quot;;[.B119]*[.$D$1])" office:value-type="currency" office:currency="USD" office:value="1167.7685">
            <text:p>$1,167.77</text:p>
          </table:table-cell>
          <table:table-cell table:style-name="ce21" table:formula="of:=IF(OR(EXACT([.B119];&quot;&quot;);[.B119]&lt;=0);&quot;&quot;;[.E120]-[.C120])" office:value-type="currency" office:currency="USD" office:value="480.995444170082">
            <text:p>$481.00</text:p>
          </table:table-cell>
          <table:table-cell table:style-name="ce21" table:formula="of:=IF(OR(EXACT([.B119];&quot;&quot;);[.B119]&lt;=0);&quot;&quot;;IF([.G120]&gt;0;[.G120];MIN([.B119]+[.C12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0]+1" office:value-type="float" office:value="115">
            <text:p>115</text:p>
          </table:table-cell>
          <table:table-cell table:style-name="ce21" table:formula="of:=IF(OR(EXACT([.B120];&quot;&quot;);[.B120]&lt;=0);&quot;&quot;;ROUND([.B120]-[.D121];2))" office:value-type="currency" office:currency="USD" office:value="232589.3">
            <text:p>$232,589.30</text:p>
          </table:table-cell>
          <table:table-cell table:style-name="ce21" table:formula="of:=IF(OR(EXACT([.B120];&quot;&quot;);[.B120]&lt;=0);&quot;&quot;;[.B120]*[.$D$1])" office:value-type="currency" office:currency="USD" office:value="1165.3635">
            <text:p>$1,165.36</text:p>
          </table:table-cell>
          <table:table-cell table:style-name="ce21" table:formula="of:=IF(OR(EXACT([.B120];&quot;&quot;);[.B120]&lt;=0);&quot;&quot;;[.E121]-[.C121])" office:value-type="currency" office:currency="USD" office:value="483.400444170082">
            <text:p>$483.40</text:p>
          </table:table-cell>
          <table:table-cell table:style-name="ce21" table:formula="of:=IF(OR(EXACT([.B120];&quot;&quot;);[.B120]&lt;=0);&quot;&quot;;IF([.G121]&gt;0;[.G121];MIN([.B120]+[.C12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1]+1" office:value-type="float" office:value="116">
            <text:p>116</text:p>
          </table:table-cell>
          <table:table-cell table:style-name="ce21" table:formula="of:=IF(OR(EXACT([.B121];&quot;&quot;);[.B121]&lt;=0);&quot;&quot;;ROUND([.B121]-[.D122];2))" office:value-type="currency" office:currency="USD" office:value="232103.48">
            <text:p>$232,103.48</text:p>
          </table:table-cell>
          <table:table-cell table:style-name="ce21" table:formula="of:=IF(OR(EXACT([.B121];&quot;&quot;);[.B121]&lt;=0);&quot;&quot;;[.B121]*[.$D$1])" office:value-type="currency" office:currency="USD" office:value="1162.9465">
            <text:p>$1,162.95</text:p>
          </table:table-cell>
          <table:table-cell table:style-name="ce21" table:formula="of:=IF(OR(EXACT([.B121];&quot;&quot;);[.B121]&lt;=0);&quot;&quot;;[.E122]-[.C122])" office:value-type="currency" office:currency="USD" office:value="485.817444170082">
            <text:p>$485.82</text:p>
          </table:table-cell>
          <table:table-cell table:style-name="ce21" table:formula="of:=IF(OR(EXACT([.B121];&quot;&quot;);[.B121]&lt;=0);&quot;&quot;;IF([.G122]&gt;0;[.G122];MIN([.B121]+[.C12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2]+1" office:value-type="float" office:value="117">
            <text:p>117</text:p>
          </table:table-cell>
          <table:table-cell table:style-name="ce21" table:formula="of:=IF(OR(EXACT([.B122];&quot;&quot;);[.B122]&lt;=0);&quot;&quot;;ROUND([.B122]-[.D123];2))" office:value-type="currency" office:currency="USD" office:value="231615.23">
            <text:p>$231,615.23</text:p>
          </table:table-cell>
          <table:table-cell table:style-name="ce21" table:formula="of:=IF(OR(EXACT([.B122];&quot;&quot;);[.B122]&lt;=0);&quot;&quot;;[.B122]*[.$D$1])" office:value-type="currency" office:currency="USD" office:value="1160.5174">
            <text:p>$1,160.52</text:p>
          </table:table-cell>
          <table:table-cell table:style-name="ce21" table:formula="of:=IF(OR(EXACT([.B122];&quot;&quot;);[.B122]&lt;=0);&quot;&quot;;[.E123]-[.C123])" office:value-type="currency" office:currency="USD" office:value="488.246544170082">
            <text:p>$488.25</text:p>
          </table:table-cell>
          <table:table-cell table:style-name="ce21" table:formula="of:=IF(OR(EXACT([.B122];&quot;&quot;);[.B122]&lt;=0);&quot;&quot;;IF([.G123]&gt;0;[.G123];MIN([.B122]+[.C12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3]+1" office:value-type="float" office:value="118">
            <text:p>118</text:p>
          </table:table-cell>
          <table:table-cell table:style-name="ce21" table:formula="of:=IF(OR(EXACT([.B123];&quot;&quot;);[.B123]&lt;=0);&quot;&quot;;ROUND([.B123]-[.D124];2))" office:value-type="currency" office:currency="USD" office:value="231124.54">
            <text:p>$231,124.54</text:p>
          </table:table-cell>
          <table:table-cell table:style-name="ce21" table:formula="of:=IF(OR(EXACT([.B123];&quot;&quot;);[.B123]&lt;=0);&quot;&quot;;[.B123]*[.$D$1])" office:value-type="currency" office:currency="USD" office:value="1158.07615">
            <text:p>$1,158.08</text:p>
          </table:table-cell>
          <table:table-cell table:style-name="ce21" table:formula="of:=IF(OR(EXACT([.B123];&quot;&quot;);[.B123]&lt;=0);&quot;&quot;;[.E124]-[.C124])" office:value-type="currency" office:currency="USD" office:value="490.687794170082">
            <text:p>$490.69</text:p>
          </table:table-cell>
          <table:table-cell table:style-name="ce21" table:formula="of:=IF(OR(EXACT([.B123];&quot;&quot;);[.B123]&lt;=0);&quot;&quot;;IF([.G124]&gt;0;[.G124];MIN([.B123]+[.C12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4]+1" office:value-type="float" office:value="119">
            <text:p>119</text:p>
          </table:table-cell>
          <table:table-cell table:style-name="ce21" table:formula="of:=IF(OR(EXACT([.B124];&quot;&quot;);[.B124]&lt;=0);&quot;&quot;;ROUND([.B124]-[.D125];2))" office:value-type="currency" office:currency="USD" office:value="230631.4">
            <text:p>$230,631.40</text:p>
          </table:table-cell>
          <table:table-cell table:style-name="ce21" table:formula="of:=IF(OR(EXACT([.B124];&quot;&quot;);[.B124]&lt;=0);&quot;&quot;;[.B124]*[.$D$1])" office:value-type="currency" office:currency="USD" office:value="1155.6227">
            <text:p>$1,155.62</text:p>
          </table:table-cell>
          <table:table-cell table:style-name="ce21" table:formula="of:=IF(OR(EXACT([.B124];&quot;&quot;);[.B124]&lt;=0);&quot;&quot;;[.E125]-[.C125])" office:value-type="currency" office:currency="USD" office:value="493.141244170082">
            <text:p>$493.14</text:p>
          </table:table-cell>
          <table:table-cell table:style-name="ce21" table:formula="of:=IF(OR(EXACT([.B124];&quot;&quot;);[.B124]&lt;=0);&quot;&quot;;IF([.G125]&gt;0;[.G125];MIN([.B124]+[.C12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25]+1" office:value-type="float" office:value="120">
            <text:p>120</text:p>
          </table:table-cell>
          <table:table-cell table:style-name="ce22" table:formula="of:=IF(OR(EXACT([.B125];&quot;&quot;);[.B125]&lt;=0);&quot;&quot;;ROUND([.B125]-[.D126];2))" office:value-type="currency" office:currency="USD" office:value="230135.79">
            <text:p>$230,135.79</text:p>
          </table:table-cell>
          <table:table-cell table:style-name="ce22" table:formula="of:=IF(OR(EXACT([.B125];&quot;&quot;);[.B125]&lt;=0);&quot;&quot;;[.B125]*[.$D$1])" office:value-type="currency" office:currency="USD" office:value="1153.157">
            <text:p>$1,153.16</text:p>
          </table:table-cell>
          <table:table-cell table:style-name="ce22" table:formula="of:=IF(OR(EXACT([.B125];&quot;&quot;);[.B125]&lt;=0);&quot;&quot;;[.E126]-[.C126])" office:value-type="currency" office:currency="USD" office:value="495.606944170082">
            <text:p>$495.61</text:p>
          </table:table-cell>
          <table:table-cell table:style-name="ce22" table:formula="of:=IF(OR(EXACT([.B125];&quot;&quot;);[.B125]&lt;=0);&quot;&quot;;IF([.G126]&gt;0;[.G126];MIN([.B125]+[.C12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0">
            <text:p>1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6]+1" office:value-type="float" office:value="121">
            <text:p>121</text:p>
          </table:table-cell>
          <table:table-cell table:style-name="ce21" table:formula="of:=IF(OR(EXACT([.B126];&quot;&quot;);[.B126]&lt;=0);&quot;&quot;;ROUND([.B126]-[.D127];2))" office:value-type="currency" office:currency="USD" office:value="229637.71">
            <text:p>$229,637.71</text:p>
          </table:table-cell>
          <table:table-cell table:style-name="ce21" table:formula="of:=IF(OR(EXACT([.B126];&quot;&quot;);[.B126]&lt;=0);&quot;&quot;;[.B126]*[.$D$1])" office:value-type="currency" office:currency="USD" office:value="1150.67895">
            <text:p>$1,150.68</text:p>
          </table:table-cell>
          <table:table-cell table:style-name="ce21" table:formula="of:=IF(OR(EXACT([.B126];&quot;&quot;);[.B126]&lt;=0);&quot;&quot;;[.E127]-[.C127])" office:value-type="currency" office:currency="USD" office:value="498.084994170082">
            <text:p>$498.08</text:p>
          </table:table-cell>
          <table:table-cell table:style-name="ce21" table:formula="of:=IF(OR(EXACT([.B126];&quot;&quot;);[.B126]&lt;=0);&quot;&quot;;IF([.G127]&gt;0;[.G127];MIN([.B126]+[.C12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7]+1" office:value-type="float" office:value="122">
            <text:p>122</text:p>
          </table:table-cell>
          <table:table-cell table:style-name="ce21" table:formula="of:=IF(OR(EXACT([.B127];&quot;&quot;);[.B127]&lt;=0);&quot;&quot;;ROUND([.B127]-[.D128];2))" office:value-type="currency" office:currency="USD" office:value="229137.13">
            <text:p>$229,137.13</text:p>
          </table:table-cell>
          <table:table-cell table:style-name="ce21" table:formula="of:=IF(OR(EXACT([.B127];&quot;&quot;);[.B127]&lt;=0);&quot;&quot;;[.B127]*[.$D$1])" office:value-type="currency" office:currency="USD" office:value="1148.18855">
            <text:p>$1,148.19</text:p>
          </table:table-cell>
          <table:table-cell table:style-name="ce21" table:formula="of:=IF(OR(EXACT([.B127];&quot;&quot;);[.B127]&lt;=0);&quot;&quot;;[.E128]-[.C128])" office:value-type="currency" office:currency="USD" office:value="500.575394170082">
            <text:p>$500.58</text:p>
          </table:table-cell>
          <table:table-cell table:style-name="ce21" table:formula="of:=IF(OR(EXACT([.B127];&quot;&quot;);[.B127]&lt;=0);&quot;&quot;;IF([.G128]&gt;0;[.G128];MIN([.B127]+[.C12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8]+1" office:value-type="float" office:value="123">
            <text:p>123</text:p>
          </table:table-cell>
          <table:table-cell table:style-name="ce21" table:formula="of:=IF(OR(EXACT([.B128];&quot;&quot;);[.B128]&lt;=0);&quot;&quot;;ROUND([.B128]-[.D129];2))" office:value-type="currency" office:currency="USD" office:value="228634.05">
            <text:p>$228,634.05</text:p>
          </table:table-cell>
          <table:table-cell table:style-name="ce21" table:formula="of:=IF(OR(EXACT([.B128];&quot;&quot;);[.B128]&lt;=0);&quot;&quot;;[.B128]*[.$D$1])" office:value-type="currency" office:currency="USD" office:value="1145.68565">
            <text:p>$1,145.69</text:p>
          </table:table-cell>
          <table:table-cell table:style-name="ce21" table:formula="of:=IF(OR(EXACT([.B128];&quot;&quot;);[.B128]&lt;=0);&quot;&quot;;[.E129]-[.C129])" office:value-type="currency" office:currency="USD" office:value="503.078294170082">
            <text:p>$503.08</text:p>
          </table:table-cell>
          <table:table-cell table:style-name="ce21" table:formula="of:=IF(OR(EXACT([.B128];&quot;&quot;);[.B128]&lt;=0);&quot;&quot;;IF([.G129]&gt;0;[.G129];MIN([.B128]+[.C12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9]+1" office:value-type="float" office:value="124">
            <text:p>124</text:p>
          </table:table-cell>
          <table:table-cell table:style-name="ce21" table:formula="of:=IF(OR(EXACT([.B129];&quot;&quot;);[.B129]&lt;=0);&quot;&quot;;ROUND([.B129]-[.D130];2))" office:value-type="currency" office:currency="USD" office:value="228128.46">
            <text:p>$228,128.46</text:p>
          </table:table-cell>
          <table:table-cell table:style-name="ce21" table:formula="of:=IF(OR(EXACT([.B129];&quot;&quot;);[.B129]&lt;=0);&quot;&quot;;[.B129]*[.$D$1])" office:value-type="currency" office:currency="USD" office:value="1143.17025">
            <text:p>$1,143.17</text:p>
          </table:table-cell>
          <table:table-cell table:style-name="ce21" table:formula="of:=IF(OR(EXACT([.B129];&quot;&quot;);[.B129]&lt;=0);&quot;&quot;;[.E130]-[.C130])" office:value-type="currency" office:currency="USD" office:value="505.593694170082">
            <text:p>$505.59</text:p>
          </table:table-cell>
          <table:table-cell table:style-name="ce21" table:formula="of:=IF(OR(EXACT([.B129];&quot;&quot;);[.B129]&lt;=0);&quot;&quot;;IF([.G130]&gt;0;[.G130];MIN([.B129]+[.C13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0]+1" office:value-type="float" office:value="125">
            <text:p>125</text:p>
          </table:table-cell>
          <table:table-cell table:style-name="ce21" table:formula="of:=IF(OR(EXACT([.B130];&quot;&quot;);[.B130]&lt;=0);&quot;&quot;;ROUND([.B130]-[.D131];2))" office:value-type="currency" office:currency="USD" office:value="227620.34">
            <text:p>$227,620.34</text:p>
          </table:table-cell>
          <table:table-cell table:style-name="ce21" table:formula="of:=IF(OR(EXACT([.B130];&quot;&quot;);[.B130]&lt;=0);&quot;&quot;;[.B130]*[.$D$1])" office:value-type="currency" office:currency="USD" office:value="1140.6423">
            <text:p>$1,140.64</text:p>
          </table:table-cell>
          <table:table-cell table:style-name="ce21" table:formula="of:=IF(OR(EXACT([.B130];&quot;&quot;);[.B130]&lt;=0);&quot;&quot;;[.E131]-[.C131])" office:value-type="currency" office:currency="USD" office:value="508.121644170082">
            <text:p>$508.12</text:p>
          </table:table-cell>
          <table:table-cell table:style-name="ce21" table:formula="of:=IF(OR(EXACT([.B130];&quot;&quot;);[.B130]&lt;=0);&quot;&quot;;IF([.G131]&gt;0;[.G131];MIN([.B130]+[.C13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1]+1" office:value-type="float" office:value="126">
            <text:p>126</text:p>
          </table:table-cell>
          <table:table-cell table:style-name="ce21" table:formula="of:=IF(OR(EXACT([.B131];&quot;&quot;);[.B131]&lt;=0);&quot;&quot;;ROUND([.B131]-[.D132];2))" office:value-type="currency" office:currency="USD" office:value="227109.68">
            <text:p>$227,109.68</text:p>
          </table:table-cell>
          <table:table-cell table:style-name="ce21" table:formula="of:=IF(OR(EXACT([.B131];&quot;&quot;);[.B131]&lt;=0);&quot;&quot;;[.B131]*[.$D$1])" office:value-type="currency" office:currency="USD" office:value="1138.1017">
            <text:p>$1,138.10</text:p>
          </table:table-cell>
          <table:table-cell table:style-name="ce21" table:formula="of:=IF(OR(EXACT([.B131];&quot;&quot;);[.B131]&lt;=0);&quot;&quot;;[.E132]-[.C132])" office:value-type="currency" office:currency="USD" office:value="510.662244170082">
            <text:p>$510.66</text:p>
          </table:table-cell>
          <table:table-cell table:style-name="ce21" table:formula="of:=IF(OR(EXACT([.B131];&quot;&quot;);[.B131]&lt;=0);&quot;&quot;;IF([.G132]&gt;0;[.G132];MIN([.B131]+[.C13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2]+1" office:value-type="float" office:value="127">
            <text:p>127</text:p>
          </table:table-cell>
          <table:table-cell table:style-name="ce21" table:formula="of:=IF(OR(EXACT([.B132];&quot;&quot;);[.B132]&lt;=0);&quot;&quot;;ROUND([.B132]-[.D133];2))" office:value-type="currency" office:currency="USD" office:value="226596.46">
            <text:p>$226,596.46</text:p>
          </table:table-cell>
          <table:table-cell table:style-name="ce21" table:formula="of:=IF(OR(EXACT([.B132];&quot;&quot;);[.B132]&lt;=0);&quot;&quot;;[.B132]*[.$D$1])" office:value-type="currency" office:currency="USD" office:value="1135.5484">
            <text:p>$1,135.55</text:p>
          </table:table-cell>
          <table:table-cell table:style-name="ce21" table:formula="of:=IF(OR(EXACT([.B132];&quot;&quot;);[.B132]&lt;=0);&quot;&quot;;[.E133]-[.C133])" office:value-type="currency" office:currency="USD" office:value="513.215544170082">
            <text:p>$513.22</text:p>
          </table:table-cell>
          <table:table-cell table:style-name="ce21" table:formula="of:=IF(OR(EXACT([.B132];&quot;&quot;);[.B132]&lt;=0);&quot;&quot;;IF([.G133]&gt;0;[.G133];MIN([.B132]+[.C13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3]+1" office:value-type="float" office:value="128">
            <text:p>128</text:p>
          </table:table-cell>
          <table:table-cell table:style-name="ce21" table:formula="of:=IF(OR(EXACT([.B133];&quot;&quot;);[.B133]&lt;=0);&quot;&quot;;ROUND([.B133]-[.D134];2))" office:value-type="currency" office:currency="USD" office:value="226080.68">
            <text:p>$226,080.68</text:p>
          </table:table-cell>
          <table:table-cell table:style-name="ce21" table:formula="of:=IF(OR(EXACT([.B133];&quot;&quot;);[.B133]&lt;=0);&quot;&quot;;[.B133]*[.$D$1])" office:value-type="currency" office:currency="USD" office:value="1132.9823">
            <text:p>$1,132.98</text:p>
          </table:table-cell>
          <table:table-cell table:style-name="ce21" table:formula="of:=IF(OR(EXACT([.B133];&quot;&quot;);[.B133]&lt;=0);&quot;&quot;;[.E134]-[.C134])" office:value-type="currency" office:currency="USD" office:value="515.781644170082">
            <text:p>$515.78</text:p>
          </table:table-cell>
          <table:table-cell table:style-name="ce21" table:formula="of:=IF(OR(EXACT([.B133];&quot;&quot;);[.B133]&lt;=0);&quot;&quot;;IF([.G134]&gt;0;[.G134];MIN([.B133]+[.C13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4]+1" office:value-type="float" office:value="129">
            <text:p>129</text:p>
          </table:table-cell>
          <table:table-cell table:style-name="ce21" table:formula="of:=IF(OR(EXACT([.B134];&quot;&quot;);[.B134]&lt;=0);&quot;&quot;;ROUND([.B134]-[.D135];2))" office:value-type="currency" office:currency="USD" office:value="225562.32">
            <text:p>$225,562.32</text:p>
          </table:table-cell>
          <table:table-cell table:style-name="ce21" table:formula="of:=IF(OR(EXACT([.B134];&quot;&quot;);[.B134]&lt;=0);&quot;&quot;;[.B134]*[.$D$1])" office:value-type="currency" office:currency="USD" office:value="1130.4034">
            <text:p>$1,130.40</text:p>
          </table:table-cell>
          <table:table-cell table:style-name="ce21" table:formula="of:=IF(OR(EXACT([.B134];&quot;&quot;);[.B134]&lt;=0);&quot;&quot;;[.E135]-[.C135])" office:value-type="currency" office:currency="USD" office:value="518.360544170082">
            <text:p>$518.36</text:p>
          </table:table-cell>
          <table:table-cell table:style-name="ce21" table:formula="of:=IF(OR(EXACT([.B134];&quot;&quot;);[.B134]&lt;=0);&quot;&quot;;IF([.G135]&gt;0;[.G135];MIN([.B134]+[.C13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5]+1" office:value-type="float" office:value="130">
            <text:p>130</text:p>
          </table:table-cell>
          <table:table-cell table:style-name="ce21" table:formula="of:=IF(OR(EXACT([.B135];&quot;&quot;);[.B135]&lt;=0);&quot;&quot;;ROUND([.B135]-[.D136];2))" office:value-type="currency" office:currency="USD" office:value="225041.37">
            <text:p>$225,041.37</text:p>
          </table:table-cell>
          <table:table-cell table:style-name="ce21" table:formula="of:=IF(OR(EXACT([.B135];&quot;&quot;);[.B135]&lt;=0);&quot;&quot;;[.B135]*[.$D$1])" office:value-type="currency" office:currency="USD" office:value="1127.8116">
            <text:p>$1,127.81</text:p>
          </table:table-cell>
          <table:table-cell table:style-name="ce21" table:formula="of:=IF(OR(EXACT([.B135];&quot;&quot;);[.B135]&lt;=0);&quot;&quot;;[.E136]-[.C136])" office:value-type="currency" office:currency="USD" office:value="520.952344170082">
            <text:p>$520.95</text:p>
          </table:table-cell>
          <table:table-cell table:style-name="ce21" table:formula="of:=IF(OR(EXACT([.B135];&quot;&quot;);[.B135]&lt;=0);&quot;&quot;;IF([.G136]&gt;0;[.G136];MIN([.B135]+[.C13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6]+1" office:value-type="float" office:value="131">
            <text:p>131</text:p>
          </table:table-cell>
          <table:table-cell table:style-name="ce21" table:formula="of:=IF(OR(EXACT([.B136];&quot;&quot;);[.B136]&lt;=0);&quot;&quot;;ROUND([.B136]-[.D137];2))" office:value-type="currency" office:currency="USD" office:value="224517.81">
            <text:p>$224,517.81</text:p>
          </table:table-cell>
          <table:table-cell table:style-name="ce21" table:formula="of:=IF(OR(EXACT([.B136];&quot;&quot;);[.B136]&lt;=0);&quot;&quot;;[.B136]*[.$D$1])" office:value-type="currency" office:currency="USD" office:value="1125.20685">
            <text:p>$1,125.21</text:p>
          </table:table-cell>
          <table:table-cell table:style-name="ce21" table:formula="of:=IF(OR(EXACT([.B136];&quot;&quot;);[.B136]&lt;=0);&quot;&quot;;[.E137]-[.C137])" office:value-type="currency" office:currency="USD" office:value="523.557094170082">
            <text:p>$523.56</text:p>
          </table:table-cell>
          <table:table-cell table:style-name="ce21" table:formula="of:=IF(OR(EXACT([.B136];&quot;&quot;);[.B136]&lt;=0);&quot;&quot;;IF([.G137]&gt;0;[.G137];MIN([.B136]+[.C13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37]+1" office:value-type="float" office:value="132">
            <text:p>132</text:p>
          </table:table-cell>
          <table:table-cell table:style-name="ce22" table:formula="of:=IF(OR(EXACT([.B137];&quot;&quot;);[.B137]&lt;=0);&quot;&quot;;ROUND([.B137]-[.D138];2))" office:value-type="currency" office:currency="USD" office:value="223991.64">
            <text:p>$223,991.64</text:p>
          </table:table-cell>
          <table:table-cell table:style-name="ce22" table:formula="of:=IF(OR(EXACT([.B137];&quot;&quot;);[.B137]&lt;=0);&quot;&quot;;[.B137]*[.$D$1])" office:value-type="currency" office:currency="USD" office:value="1122.58905">
            <text:p>$1,122.59</text:p>
          </table:table-cell>
          <table:table-cell table:style-name="ce22" table:formula="of:=IF(OR(EXACT([.B137];&quot;&quot;);[.B137]&lt;=0);&quot;&quot;;[.E138]-[.C138])" office:value-type="currency" office:currency="USD" office:value="526.174894170082">
            <text:p>$526.17</text:p>
          </table:table-cell>
          <table:table-cell table:style-name="ce22" table:formula="of:=IF(OR(EXACT([.B137];&quot;&quot;);[.B137]&lt;=0);&quot;&quot;;IF([.G138]&gt;0;[.G138];MIN([.B137]+[.C13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1">
            <text:p>1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8]+1" office:value-type="float" office:value="133">
            <text:p>133</text:p>
          </table:table-cell>
          <table:table-cell table:style-name="ce21" table:formula="of:=IF(OR(EXACT([.B138];&quot;&quot;);[.B138]&lt;=0);&quot;&quot;;ROUND([.B138]-[.D139];2))" office:value-type="currency" office:currency="USD" office:value="223462.83">
            <text:p>$223,462.83</text:p>
          </table:table-cell>
          <table:table-cell table:style-name="ce21" table:formula="of:=IF(OR(EXACT([.B138];&quot;&quot;);[.B138]&lt;=0);&quot;&quot;;[.B138]*[.$D$1])" office:value-type="currency" office:currency="USD" office:value="1119.9582">
            <text:p>$1,119.96</text:p>
          </table:table-cell>
          <table:table-cell table:style-name="ce21" table:formula="of:=IF(OR(EXACT([.B138];&quot;&quot;);[.B138]&lt;=0);&quot;&quot;;[.E139]-[.C139])" office:value-type="currency" office:currency="USD" office:value="528.805744170082">
            <text:p>$528.81</text:p>
          </table:table-cell>
          <table:table-cell table:style-name="ce21" table:formula="of:=IF(OR(EXACT([.B138];&quot;&quot;);[.B138]&lt;=0);&quot;&quot;;IF([.G139]&gt;0;[.G139];MIN([.B138]+[.C13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9]+1" office:value-type="float" office:value="134">
            <text:p>134</text:p>
          </table:table-cell>
          <table:table-cell table:style-name="ce21" table:formula="of:=IF(OR(EXACT([.B139];&quot;&quot;);[.B139]&lt;=0);&quot;&quot;;ROUND([.B139]-[.D140];2))" office:value-type="currency" office:currency="USD" office:value="222931.38">
            <text:p>$222,931.38</text:p>
          </table:table-cell>
          <table:table-cell table:style-name="ce21" table:formula="of:=IF(OR(EXACT([.B139];&quot;&quot;);[.B139]&lt;=0);&quot;&quot;;[.B139]*[.$D$1])" office:value-type="currency" office:currency="USD" office:value="1117.31415">
            <text:p>$1,117.31</text:p>
          </table:table-cell>
          <table:table-cell table:style-name="ce21" table:formula="of:=IF(OR(EXACT([.B139];&quot;&quot;);[.B139]&lt;=0);&quot;&quot;;[.E140]-[.C140])" office:value-type="currency" office:currency="USD" office:value="531.449794170082">
            <text:p>$531.45</text:p>
          </table:table-cell>
          <table:table-cell table:style-name="ce21" table:formula="of:=IF(OR(EXACT([.B139];&quot;&quot;);[.B139]&lt;=0);&quot;&quot;;IF([.G140]&gt;0;[.G140];MIN([.B139]+[.C14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0]+1" office:value-type="float" office:value="135">
            <text:p>135</text:p>
          </table:table-cell>
          <table:table-cell table:style-name="ce21" table:formula="of:=IF(OR(EXACT([.B140];&quot;&quot;);[.B140]&lt;=0);&quot;&quot;;ROUND([.B140]-[.D141];2))" office:value-type="currency" office:currency="USD" office:value="222397.27">
            <text:p>$222,397.27</text:p>
          </table:table-cell>
          <table:table-cell table:style-name="ce21" table:formula="of:=IF(OR(EXACT([.B140];&quot;&quot;);[.B140]&lt;=0);&quot;&quot;;[.B140]*[.$D$1])" office:value-type="currency" office:currency="USD" office:value="1114.6569">
            <text:p>$1,114.66</text:p>
          </table:table-cell>
          <table:table-cell table:style-name="ce21" table:formula="of:=IF(OR(EXACT([.B140];&quot;&quot;);[.B140]&lt;=0);&quot;&quot;;[.E141]-[.C141])" office:value-type="currency" office:currency="USD" office:value="534.107044170082">
            <text:p>$534.11</text:p>
          </table:table-cell>
          <table:table-cell table:style-name="ce21" table:formula="of:=IF(OR(EXACT([.B140];&quot;&quot;);[.B140]&lt;=0);&quot;&quot;;IF([.G141]&gt;0;[.G141];MIN([.B140]+[.C14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1]+1" office:value-type="float" office:value="136">
            <text:p>136</text:p>
          </table:table-cell>
          <table:table-cell table:style-name="ce21" table:formula="of:=IF(OR(EXACT([.B141];&quot;&quot;);[.B141]&lt;=0);&quot;&quot;;ROUND([.B141]-[.D142];2))" office:value-type="currency" office:currency="USD" office:value="221860.49">
            <text:p>$221,860.49</text:p>
          </table:table-cell>
          <table:table-cell table:style-name="ce21" table:formula="of:=IF(OR(EXACT([.B141];&quot;&quot;);[.B141]&lt;=0);&quot;&quot;;[.B141]*[.$D$1])" office:value-type="currency" office:currency="USD" office:value="1111.98635">
            <text:p>$1,111.99</text:p>
          </table:table-cell>
          <table:table-cell table:style-name="ce21" table:formula="of:=IF(OR(EXACT([.B141];&quot;&quot;);[.B141]&lt;=0);&quot;&quot;;[.E142]-[.C142])" office:value-type="currency" office:currency="USD" office:value="536.777594170082">
            <text:p>$536.78</text:p>
          </table:table-cell>
          <table:table-cell table:style-name="ce21" table:formula="of:=IF(OR(EXACT([.B141];&quot;&quot;);[.B141]&lt;=0);&quot;&quot;;IF([.G142]&gt;0;[.G142];MIN([.B141]+[.C14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2]+1" office:value-type="float" office:value="137">
            <text:p>137</text:p>
          </table:table-cell>
          <table:table-cell table:style-name="ce21" table:formula="of:=IF(OR(EXACT([.B142];&quot;&quot;);[.B142]&lt;=0);&quot;&quot;;ROUND([.B142]-[.D143];2))" office:value-type="currency" office:currency="USD" office:value="221321.03">
            <text:p>$221,321.03</text:p>
          </table:table-cell>
          <table:table-cell table:style-name="ce21" table:formula="of:=IF(OR(EXACT([.B142];&quot;&quot;);[.B142]&lt;=0);&quot;&quot;;[.B142]*[.$D$1])" office:value-type="currency" office:currency="USD" office:value="1109.30245">
            <text:p>$1,109.30</text:p>
          </table:table-cell>
          <table:table-cell table:style-name="ce21" table:formula="of:=IF(OR(EXACT([.B142];&quot;&quot;);[.B142]&lt;=0);&quot;&quot;;[.E143]-[.C143])" office:value-type="currency" office:currency="USD" office:value="539.461494170082">
            <text:p>$539.46</text:p>
          </table:table-cell>
          <table:table-cell table:style-name="ce21" table:formula="of:=IF(OR(EXACT([.B142];&quot;&quot;);[.B142]&lt;=0);&quot;&quot;;IF([.G143]&gt;0;[.G143];MIN([.B142]+[.C14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3]+1" office:value-type="float" office:value="138">
            <text:p>138</text:p>
          </table:table-cell>
          <table:table-cell table:style-name="ce21" table:formula="of:=IF(OR(EXACT([.B143];&quot;&quot;);[.B143]&lt;=0);&quot;&quot;;ROUND([.B143]-[.D144];2))" office:value-type="currency" office:currency="USD" office:value="220778.87">
            <text:p>$220,778.87</text:p>
          </table:table-cell>
          <table:table-cell table:style-name="ce21" table:formula="of:=IF(OR(EXACT([.B143];&quot;&quot;);[.B143]&lt;=0);&quot;&quot;;[.B143]*[.$D$1])" office:value-type="currency" office:currency="USD" office:value="1106.60515">
            <text:p>$1,106.61</text:p>
          </table:table-cell>
          <table:table-cell table:style-name="ce21" table:formula="of:=IF(OR(EXACT([.B143];&quot;&quot;);[.B143]&lt;=0);&quot;&quot;;[.E144]-[.C144])" office:value-type="currency" office:currency="USD" office:value="542.158794170082">
            <text:p>$542.16</text:p>
          </table:table-cell>
          <table:table-cell table:style-name="ce21" table:formula="of:=IF(OR(EXACT([.B143];&quot;&quot;);[.B143]&lt;=0);&quot;&quot;;IF([.G144]&gt;0;[.G144];MIN([.B143]+[.C14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4]+1" office:value-type="float" office:value="139">
            <text:p>139</text:p>
          </table:table-cell>
          <table:table-cell table:style-name="ce21" table:formula="of:=IF(OR(EXACT([.B144];&quot;&quot;);[.B144]&lt;=0);&quot;&quot;;ROUND([.B144]-[.D145];2))" office:value-type="currency" office:currency="USD" office:value="220234">
            <text:p>$220,234.00</text:p>
          </table:table-cell>
          <table:table-cell table:style-name="ce21" table:formula="of:=IF(OR(EXACT([.B144];&quot;&quot;);[.B144]&lt;=0);&quot;&quot;;[.B144]*[.$D$1])" office:value-type="currency" office:currency="USD" office:value="1103.89435">
            <text:p>$1,103.89</text:p>
          </table:table-cell>
          <table:table-cell table:style-name="ce21" table:formula="of:=IF(OR(EXACT([.B144];&quot;&quot;);[.B144]&lt;=0);&quot;&quot;;[.E145]-[.C145])" office:value-type="currency" office:currency="USD" office:value="544.869594170082">
            <text:p>$544.87</text:p>
          </table:table-cell>
          <table:table-cell table:style-name="ce21" table:formula="of:=IF(OR(EXACT([.B144];&quot;&quot;);[.B144]&lt;=0);&quot;&quot;;IF([.G145]&gt;0;[.G145];MIN([.B144]+[.C14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5]+1" office:value-type="float" office:value="140">
            <text:p>140</text:p>
          </table:table-cell>
          <table:table-cell table:style-name="ce21" table:formula="of:=IF(OR(EXACT([.B145];&quot;&quot;);[.B145]&lt;=0);&quot;&quot;;ROUND([.B145]-[.D146];2))" office:value-type="currency" office:currency="USD" office:value="219686.41">
            <text:p>$219,686.41</text:p>
          </table:table-cell>
          <table:table-cell table:style-name="ce21" table:formula="of:=IF(OR(EXACT([.B145];&quot;&quot;);[.B145]&lt;=0);&quot;&quot;;[.B145]*[.$D$1])" office:value-type="currency" office:currency="USD" office:value="1101.17">
            <text:p>$1,101.17</text:p>
          </table:table-cell>
          <table:table-cell table:style-name="ce21" table:formula="of:=IF(OR(EXACT([.B145];&quot;&quot;);[.B145]&lt;=0);&quot;&quot;;[.E146]-[.C146])" office:value-type="currency" office:currency="USD" office:value="547.593944170082">
            <text:p>$547.59</text:p>
          </table:table-cell>
          <table:table-cell table:style-name="ce21" table:formula="of:=IF(OR(EXACT([.B145];&quot;&quot;);[.B145]&lt;=0);&quot;&quot;;IF([.G146]&gt;0;[.G146];MIN([.B145]+[.C14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6]+1" office:value-type="float" office:value="141">
            <text:p>141</text:p>
          </table:table-cell>
          <table:table-cell table:style-name="ce21" table:formula="of:=IF(OR(EXACT([.B146];&quot;&quot;);[.B146]&lt;=0);&quot;&quot;;ROUND([.B146]-[.D147];2))" office:value-type="currency" office:currency="USD" office:value="219136.08">
            <text:p>$219,136.08</text:p>
          </table:table-cell>
          <table:table-cell table:style-name="ce21" table:formula="of:=IF(OR(EXACT([.B146];&quot;&quot;);[.B146]&lt;=0);&quot;&quot;;[.B146]*[.$D$1])" office:value-type="currency" office:currency="USD" office:value="1098.43205">
            <text:p>$1,098.43</text:p>
          </table:table-cell>
          <table:table-cell table:style-name="ce21" table:formula="of:=IF(OR(EXACT([.B146];&quot;&quot;);[.B146]&lt;=0);&quot;&quot;;[.E147]-[.C147])" office:value-type="currency" office:currency="USD" office:value="550.331894170082">
            <text:p>$550.33</text:p>
          </table:table-cell>
          <table:table-cell table:style-name="ce21" table:formula="of:=IF(OR(EXACT([.B146];&quot;&quot;);[.B146]&lt;=0);&quot;&quot;;IF([.G147]&gt;0;[.G147];MIN([.B146]+[.C14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7]+1" office:value-type="float" office:value="142">
            <text:p>142</text:p>
          </table:table-cell>
          <table:table-cell table:style-name="ce21" table:formula="of:=IF(OR(EXACT([.B147];&quot;&quot;);[.B147]&lt;=0);&quot;&quot;;ROUND([.B147]-[.D148];2))" office:value-type="currency" office:currency="USD" office:value="218583">
            <text:p>$218,583.00</text:p>
          </table:table-cell>
          <table:table-cell table:style-name="ce21" table:formula="of:=IF(OR(EXACT([.B147];&quot;&quot;);[.B147]&lt;=0);&quot;&quot;;[.B147]*[.$D$1])" office:value-type="currency" office:currency="USD" office:value="1095.6804">
            <text:p>$1,095.68</text:p>
          </table:table-cell>
          <table:table-cell table:style-name="ce21" table:formula="of:=IF(OR(EXACT([.B147];&quot;&quot;);[.B147]&lt;=0);&quot;&quot;;[.E148]-[.C148])" office:value-type="currency" office:currency="USD" office:value="553.083544170082">
            <text:p>$553.08</text:p>
          </table:table-cell>
          <table:table-cell table:style-name="ce21" table:formula="of:=IF(OR(EXACT([.B147];&quot;&quot;);[.B147]&lt;=0);&quot;&quot;;IF([.G148]&gt;0;[.G148];MIN([.B147]+[.C14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8]+1" office:value-type="float" office:value="143">
            <text:p>143</text:p>
          </table:table-cell>
          <table:table-cell table:style-name="ce21" table:formula="of:=IF(OR(EXACT([.B148];&quot;&quot;);[.B148]&lt;=0);&quot;&quot;;ROUND([.B148]-[.D149];2))" office:value-type="currency" office:currency="USD" office:value="218027.15">
            <text:p>$218,027.15</text:p>
          </table:table-cell>
          <table:table-cell table:style-name="ce21" table:formula="of:=IF(OR(EXACT([.B148];&quot;&quot;);[.B148]&lt;=0);&quot;&quot;;[.B148]*[.$D$1])" office:value-type="currency" office:currency="USD" office:value="1092.915">
            <text:p>$1,092.92</text:p>
          </table:table-cell>
          <table:table-cell table:style-name="ce21" table:formula="of:=IF(OR(EXACT([.B148];&quot;&quot;);[.B148]&lt;=0);&quot;&quot;;[.E149]-[.C149])" office:value-type="currency" office:currency="USD" office:value="555.848944170082">
            <text:p>$555.85</text:p>
          </table:table-cell>
          <table:table-cell table:style-name="ce21" table:formula="of:=IF(OR(EXACT([.B148];&quot;&quot;);[.B148]&lt;=0);&quot;&quot;;IF([.G149]&gt;0;[.G149];MIN([.B148]+[.C14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49]+1" office:value-type="float" office:value="144">
            <text:p>144</text:p>
          </table:table-cell>
          <table:table-cell table:style-name="ce22" table:formula="of:=IF(OR(EXACT([.B149];&quot;&quot;);[.B149]&lt;=0);&quot;&quot;;ROUND([.B149]-[.D150];2))" office:value-type="currency" office:currency="USD" office:value="217468.52">
            <text:p>$217,468.52</text:p>
          </table:table-cell>
          <table:table-cell table:style-name="ce22" table:formula="of:=IF(OR(EXACT([.B149];&quot;&quot;);[.B149]&lt;=0);&quot;&quot;;[.B149]*[.$D$1])" office:value-type="currency" office:currency="USD" office:value="1090.13575">
            <text:p>$1,090.14</text:p>
          </table:table-cell>
          <table:table-cell table:style-name="ce22" table:formula="of:=IF(OR(EXACT([.B149];&quot;&quot;);[.B149]&lt;=0);&quot;&quot;;[.E150]-[.C150])" office:value-type="currency" office:currency="USD" office:value="558.628194170082">
            <text:p>$558.63</text:p>
          </table:table-cell>
          <table:table-cell table:style-name="ce22" table:formula="of:=IF(OR(EXACT([.B149];&quot;&quot;);[.B149]&lt;=0);&quot;&quot;;IF([.G150]&gt;0;[.G150];MIN([.B149]+[.C15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2">
            <text:p>1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0]+1" office:value-type="float" office:value="145">
            <text:p>145</text:p>
          </table:table-cell>
          <table:table-cell table:style-name="ce21" table:formula="of:=IF(OR(EXACT([.B150];&quot;&quot;);[.B150]&lt;=0);&quot;&quot;;ROUND([.B150]-[.D151];2))" office:value-type="currency" office:currency="USD" office:value="216907.1">
            <text:p>$216,907.10</text:p>
          </table:table-cell>
          <table:table-cell table:style-name="ce21" table:formula="of:=IF(OR(EXACT([.B150];&quot;&quot;);[.B150]&lt;=0);&quot;&quot;;[.B150]*[.$D$1])" office:value-type="currency" office:currency="USD" office:value="1087.3426">
            <text:p>$1,087.34</text:p>
          </table:table-cell>
          <table:table-cell table:style-name="ce21" table:formula="of:=IF(OR(EXACT([.B150];&quot;&quot;);[.B150]&lt;=0);&quot;&quot;;[.E151]-[.C151])" office:value-type="currency" office:currency="USD" office:value="561.421344170082">
            <text:p>$561.42</text:p>
          </table:table-cell>
          <table:table-cell table:style-name="ce21" table:formula="of:=IF(OR(EXACT([.B150];&quot;&quot;);[.B150]&lt;=0);&quot;&quot;;IF([.G151]&gt;0;[.G151];MIN([.B150]+[.C15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1]+1" office:value-type="float" office:value="146">
            <text:p>146</text:p>
          </table:table-cell>
          <table:table-cell table:style-name="ce21" table:formula="of:=IF(OR(EXACT([.B151];&quot;&quot;);[.B151]&lt;=0);&quot;&quot;;ROUND([.B151]-[.D152];2))" office:value-type="currency" office:currency="USD" office:value="216342.87">
            <text:p>$216,342.87</text:p>
          </table:table-cell>
          <table:table-cell table:style-name="ce21" table:formula="of:=IF(OR(EXACT([.B151];&quot;&quot;);[.B151]&lt;=0);&quot;&quot;;[.B151]*[.$D$1])" office:value-type="currency" office:currency="USD" office:value="1084.5355">
            <text:p>$1,084.54</text:p>
          </table:table-cell>
          <table:table-cell table:style-name="ce21" table:formula="of:=IF(OR(EXACT([.B151];&quot;&quot;);[.B151]&lt;=0);&quot;&quot;;[.E152]-[.C152])" office:value-type="currency" office:currency="USD" office:value="564.228444170082">
            <text:p>$564.23</text:p>
          </table:table-cell>
          <table:table-cell table:style-name="ce21" table:formula="of:=IF(OR(EXACT([.B151];&quot;&quot;);[.B151]&lt;=0);&quot;&quot;;IF([.G152]&gt;0;[.G152];MIN([.B151]+[.C15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2]+1" office:value-type="float" office:value="147">
            <text:p>147</text:p>
          </table:table-cell>
          <table:table-cell table:style-name="ce21" table:formula="of:=IF(OR(EXACT([.B152];&quot;&quot;);[.B152]&lt;=0);&quot;&quot;;ROUND([.B152]-[.D153];2))" office:value-type="currency" office:currency="USD" office:value="215775.82">
            <text:p>$215,775.82</text:p>
          </table:table-cell>
          <table:table-cell table:style-name="ce21" table:formula="of:=IF(OR(EXACT([.B152];&quot;&quot;);[.B152]&lt;=0);&quot;&quot;;[.B152]*[.$D$1])" office:value-type="currency" office:currency="USD" office:value="1081.71435">
            <text:p>$1,081.71</text:p>
          </table:table-cell>
          <table:table-cell table:style-name="ce21" table:formula="of:=IF(OR(EXACT([.B152];&quot;&quot;);[.B152]&lt;=0);&quot;&quot;;[.E153]-[.C153])" office:value-type="currency" office:currency="USD" office:value="567.049594170082">
            <text:p>$567.05</text:p>
          </table:table-cell>
          <table:table-cell table:style-name="ce21" table:formula="of:=IF(OR(EXACT([.B152];&quot;&quot;);[.B152]&lt;=0);&quot;&quot;;IF([.G153]&gt;0;[.G153];MIN([.B152]+[.C15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3]+1" office:value-type="float" office:value="148">
            <text:p>148</text:p>
          </table:table-cell>
          <table:table-cell table:style-name="ce21" table:formula="of:=IF(OR(EXACT([.B153];&quot;&quot;);[.B153]&lt;=0);&quot;&quot;;ROUND([.B153]-[.D154];2))" office:value-type="currency" office:currency="USD" office:value="215205.94">
            <text:p>$215,205.94</text:p>
          </table:table-cell>
          <table:table-cell table:style-name="ce21" table:formula="of:=IF(OR(EXACT([.B153];&quot;&quot;);[.B153]&lt;=0);&quot;&quot;;[.B153]*[.$D$1])" office:value-type="currency" office:currency="USD" office:value="1078.8791">
            <text:p>$1,078.88</text:p>
          </table:table-cell>
          <table:table-cell table:style-name="ce21" table:formula="of:=IF(OR(EXACT([.B153];&quot;&quot;);[.B153]&lt;=0);&quot;&quot;;[.E154]-[.C154])" office:value-type="currency" office:currency="USD" office:value="569.884844170082">
            <text:p>$569.88</text:p>
          </table:table-cell>
          <table:table-cell table:style-name="ce21" table:formula="of:=IF(OR(EXACT([.B153];&quot;&quot;);[.B153]&lt;=0);&quot;&quot;;IF([.G154]&gt;0;[.G154];MIN([.B153]+[.C15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4]+1" office:value-type="float" office:value="149">
            <text:p>149</text:p>
          </table:table-cell>
          <table:table-cell table:style-name="ce21" table:formula="of:=IF(OR(EXACT([.B154];&quot;&quot;);[.B154]&lt;=0);&quot;&quot;;ROUND([.B154]-[.D155];2))" office:value-type="currency" office:currency="USD" office:value="214633.21">
            <text:p>$214,633.21</text:p>
          </table:table-cell>
          <table:table-cell table:style-name="ce21" table:formula="of:=IF(OR(EXACT([.B154];&quot;&quot;);[.B154]&lt;=0);&quot;&quot;;[.B154]*[.$D$1])" office:value-type="currency" office:currency="USD" office:value="1076.0297">
            <text:p>$1,076.03</text:p>
          </table:table-cell>
          <table:table-cell table:style-name="ce21" table:formula="of:=IF(OR(EXACT([.B154];&quot;&quot;);[.B154]&lt;=0);&quot;&quot;;[.E155]-[.C155])" office:value-type="currency" office:currency="USD" office:value="572.734244170082">
            <text:p>$572.73</text:p>
          </table:table-cell>
          <table:table-cell table:style-name="ce21" table:formula="of:=IF(OR(EXACT([.B154];&quot;&quot;);[.B154]&lt;=0);&quot;&quot;;IF([.G155]&gt;0;[.G155];MIN([.B154]+[.C15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5]+1" office:value-type="float" office:value="150">
            <text:p>150</text:p>
          </table:table-cell>
          <table:table-cell table:style-name="ce21" table:formula="of:=IF(OR(EXACT([.B155];&quot;&quot;);[.B155]&lt;=0);&quot;&quot;;ROUND([.B155]-[.D156];2))" office:value-type="currency" office:currency="USD" office:value="214057.61">
            <text:p>$214,057.61</text:p>
          </table:table-cell>
          <table:table-cell table:style-name="ce21" table:formula="of:=IF(OR(EXACT([.B155];&quot;&quot;);[.B155]&lt;=0);&quot;&quot;;[.B155]*[.$D$1])" office:value-type="currency" office:currency="USD" office:value="1073.16605">
            <text:p>$1,073.17</text:p>
          </table:table-cell>
          <table:table-cell table:style-name="ce21" table:formula="of:=IF(OR(EXACT([.B155];&quot;&quot;);[.B155]&lt;=0);&quot;&quot;;[.E156]-[.C156])" office:value-type="currency" office:currency="USD" office:value="575.597894170082">
            <text:p>$575.60</text:p>
          </table:table-cell>
          <table:table-cell table:style-name="ce21" table:formula="of:=IF(OR(EXACT([.B155];&quot;&quot;);[.B155]&lt;=0);&quot;&quot;;IF([.G156]&gt;0;[.G156];MIN([.B155]+[.C15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6]+1" office:value-type="float" office:value="151">
            <text:p>151</text:p>
          </table:table-cell>
          <table:table-cell table:style-name="ce21" table:formula="of:=IF(OR(EXACT([.B156];&quot;&quot;);[.B156]&lt;=0);&quot;&quot;;ROUND([.B156]-[.D157];2))" office:value-type="currency" office:currency="USD" office:value="213479.13">
            <text:p>$213,479.13</text:p>
          </table:table-cell>
          <table:table-cell table:style-name="ce21" table:formula="of:=IF(OR(EXACT([.B156];&quot;&quot;);[.B156]&lt;=0);&quot;&quot;;[.B156]*[.$D$1])" office:value-type="currency" office:currency="USD" office:value="1070.28805">
            <text:p>$1,070.29</text:p>
          </table:table-cell>
          <table:table-cell table:style-name="ce21" table:formula="of:=IF(OR(EXACT([.B156];&quot;&quot;);[.B156]&lt;=0);&quot;&quot;;[.E157]-[.C157])" office:value-type="currency" office:currency="USD" office:value="578.475894170082">
            <text:p>$578.48</text:p>
          </table:table-cell>
          <table:table-cell table:style-name="ce21" table:formula="of:=IF(OR(EXACT([.B156];&quot;&quot;);[.B156]&lt;=0);&quot;&quot;;IF([.G157]&gt;0;[.G157];MIN([.B156]+[.C15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7]+1" office:value-type="float" office:value="152">
            <text:p>152</text:p>
          </table:table-cell>
          <table:table-cell table:style-name="ce21" table:formula="of:=IF(OR(EXACT([.B157];&quot;&quot;);[.B157]&lt;=0);&quot;&quot;;ROUND([.B157]-[.D158];2))" office:value-type="currency" office:currency="USD" office:value="212897.76">
            <text:p>$212,897.76</text:p>
          </table:table-cell>
          <table:table-cell table:style-name="ce21" table:formula="of:=IF(OR(EXACT([.B157];&quot;&quot;);[.B157]&lt;=0);&quot;&quot;;[.B157]*[.$D$1])" office:value-type="currency" office:currency="USD" office:value="1067.39565">
            <text:p>$1,067.40</text:p>
          </table:table-cell>
          <table:table-cell table:style-name="ce21" table:formula="of:=IF(OR(EXACT([.B157];&quot;&quot;);[.B157]&lt;=0);&quot;&quot;;[.E158]-[.C158])" office:value-type="currency" office:currency="USD" office:value="581.368294170082">
            <text:p>$581.37</text:p>
          </table:table-cell>
          <table:table-cell table:style-name="ce21" table:formula="of:=IF(OR(EXACT([.B157];&quot;&quot;);[.B157]&lt;=0);&quot;&quot;;IF([.G158]&gt;0;[.G158];MIN([.B157]+[.C15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8]+1" office:value-type="float" office:value="153">
            <text:p>153</text:p>
          </table:table-cell>
          <table:table-cell table:style-name="ce21" table:formula="of:=IF(OR(EXACT([.B158];&quot;&quot;);[.B158]&lt;=0);&quot;&quot;;ROUND([.B158]-[.D159];2))" office:value-type="currency" office:currency="USD" office:value="212313.48">
            <text:p>$212,313.48</text:p>
          </table:table-cell>
          <table:table-cell table:style-name="ce21" table:formula="of:=IF(OR(EXACT([.B158];&quot;&quot;);[.B158]&lt;=0);&quot;&quot;;[.B158]*[.$D$1])" office:value-type="currency" office:currency="USD" office:value="1064.4888">
            <text:p>$1,064.49</text:p>
          </table:table-cell>
          <table:table-cell table:style-name="ce21" table:formula="of:=IF(OR(EXACT([.B158];&quot;&quot;);[.B158]&lt;=0);&quot;&quot;;[.E159]-[.C159])" office:value-type="currency" office:currency="USD" office:value="584.275144170082">
            <text:p>$584.28</text:p>
          </table:table-cell>
          <table:table-cell table:style-name="ce21" table:formula="of:=IF(OR(EXACT([.B158];&quot;&quot;);[.B158]&lt;=0);&quot;&quot;;IF([.G159]&gt;0;[.G159];MIN([.B158]+[.C15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9]+1" office:value-type="float" office:value="154">
            <text:p>154</text:p>
          </table:table-cell>
          <table:table-cell table:style-name="ce21" table:formula="of:=IF(OR(EXACT([.B159];&quot;&quot;);[.B159]&lt;=0);&quot;&quot;;ROUND([.B159]-[.D160];2))" office:value-type="currency" office:currency="USD" office:value="211726.28">
            <text:p>$211,726.28</text:p>
          </table:table-cell>
          <table:table-cell table:style-name="ce21" table:formula="of:=IF(OR(EXACT([.B159];&quot;&quot;);[.B159]&lt;=0);&quot;&quot;;[.B159]*[.$D$1])" office:value-type="currency" office:currency="USD" office:value="1061.5674">
            <text:p>$1,061.57</text:p>
          </table:table-cell>
          <table:table-cell table:style-name="ce21" table:formula="of:=IF(OR(EXACT([.B159];&quot;&quot;);[.B159]&lt;=0);&quot;&quot;;[.E160]-[.C160])" office:value-type="currency" office:currency="USD" office:value="587.196544170082">
            <text:p>$587.20</text:p>
          </table:table-cell>
          <table:table-cell table:style-name="ce21" table:formula="of:=IF(OR(EXACT([.B159];&quot;&quot;);[.B159]&lt;=0);&quot;&quot;;IF([.G160]&gt;0;[.G160];MIN([.B159]+[.C16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0]+1" office:value-type="float" office:value="155">
            <text:p>155</text:p>
          </table:table-cell>
          <table:table-cell table:style-name="ce21" table:formula="of:=IF(OR(EXACT([.B160];&quot;&quot;);[.B160]&lt;=0);&quot;&quot;;ROUND([.B160]-[.D161];2))" office:value-type="currency" office:currency="USD" office:value="211136.15">
            <text:p>$211,136.15</text:p>
          </table:table-cell>
          <table:table-cell table:style-name="ce21" table:formula="of:=IF(OR(EXACT([.B160];&quot;&quot;);[.B160]&lt;=0);&quot;&quot;;[.B160]*[.$D$1])" office:value-type="currency" office:currency="USD" office:value="1058.6314">
            <text:p>$1,058.63</text:p>
          </table:table-cell>
          <table:table-cell table:style-name="ce21" table:formula="of:=IF(OR(EXACT([.B160];&quot;&quot;);[.B160]&lt;=0);&quot;&quot;;[.E161]-[.C161])" office:value-type="currency" office:currency="USD" office:value="590.132544170082">
            <text:p>$590.13</text:p>
          </table:table-cell>
          <table:table-cell table:style-name="ce21" table:formula="of:=IF(OR(EXACT([.B160];&quot;&quot;);[.B160]&lt;=0);&quot;&quot;;IF([.G161]&gt;0;[.G161];MIN([.B160]+[.C16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61]+1" office:value-type="float" office:value="156">
            <text:p>156</text:p>
          </table:table-cell>
          <table:table-cell table:style-name="ce22" table:formula="of:=IF(OR(EXACT([.B161];&quot;&quot;);[.B161]&lt;=0);&quot;&quot;;ROUND([.B161]-[.D162];2))" office:value-type="currency" office:currency="USD" office:value="210543.07">
            <text:p>$210,543.07</text:p>
          </table:table-cell>
          <table:table-cell table:style-name="ce22" table:formula="of:=IF(OR(EXACT([.B161];&quot;&quot;);[.B161]&lt;=0);&quot;&quot;;[.B161]*[.$D$1])" office:value-type="currency" office:currency="USD" office:value="1055.68075">
            <text:p>$1,055.68</text:p>
          </table:table-cell>
          <table:table-cell table:style-name="ce22" table:formula="of:=IF(OR(EXACT([.B161];&quot;&quot;);[.B161]&lt;=0);&quot;&quot;;[.E162]-[.C162])" office:value-type="currency" office:currency="USD" office:value="593.083194170082">
            <text:p>$593.08</text:p>
          </table:table-cell>
          <table:table-cell table:style-name="ce22" table:formula="of:=IF(OR(EXACT([.B161];&quot;&quot;);[.B161]&lt;=0);&quot;&quot;;IF([.G162]&gt;0;[.G162];MIN([.B161]+[.C16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3">
            <text:p>1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2]+1" office:value-type="float" office:value="157">
            <text:p>157</text:p>
          </table:table-cell>
          <table:table-cell table:style-name="ce21" table:formula="of:=IF(OR(EXACT([.B162];&quot;&quot;);[.B162]&lt;=0);&quot;&quot;;ROUND([.B162]-[.D163];2))" office:value-type="currency" office:currency="USD" office:value="209947.02">
            <text:p>$209,947.02</text:p>
          </table:table-cell>
          <table:table-cell table:style-name="ce21" table:formula="of:=IF(OR(EXACT([.B162];&quot;&quot;);[.B162]&lt;=0);&quot;&quot;;[.B162]*[.$D$1])" office:value-type="currency" office:currency="USD" office:value="1052.71535">
            <text:p>$1,052.72</text:p>
          </table:table-cell>
          <table:table-cell table:style-name="ce21" table:formula="of:=IF(OR(EXACT([.B162];&quot;&quot;);[.B162]&lt;=0);&quot;&quot;;[.E163]-[.C163])" office:value-type="currency" office:currency="USD" office:value="596.048594170082">
            <text:p>$596.05</text:p>
          </table:table-cell>
          <table:table-cell table:style-name="ce21" table:formula="of:=IF(OR(EXACT([.B162];&quot;&quot;);[.B162]&lt;=0);&quot;&quot;;IF([.G163]&gt;0;[.G163];MIN([.B162]+[.C16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3]+1" office:value-type="float" office:value="158">
            <text:p>158</text:p>
          </table:table-cell>
          <table:table-cell table:style-name="ce21" table:formula="of:=IF(OR(EXACT([.B163];&quot;&quot;);[.B163]&lt;=0);&quot;&quot;;ROUND([.B163]-[.D164];2))" office:value-type="currency" office:currency="USD" office:value="209347.99">
            <text:p>$209,347.99</text:p>
          </table:table-cell>
          <table:table-cell table:style-name="ce21" table:formula="of:=IF(OR(EXACT([.B163];&quot;&quot;);[.B163]&lt;=0);&quot;&quot;;[.B163]*[.$D$1])" office:value-type="currency" office:currency="USD" office:value="1049.7351">
            <text:p>$1,049.74</text:p>
          </table:table-cell>
          <table:table-cell table:style-name="ce21" table:formula="of:=IF(OR(EXACT([.B163];&quot;&quot;);[.B163]&lt;=0);&quot;&quot;;[.E164]-[.C164])" office:value-type="currency" office:currency="USD" office:value="599.028844170082">
            <text:p>$599.03</text:p>
          </table:table-cell>
          <table:table-cell table:style-name="ce21" table:formula="of:=IF(OR(EXACT([.B163];&quot;&quot;);[.B163]&lt;=0);&quot;&quot;;IF([.G164]&gt;0;[.G164];MIN([.B163]+[.C16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4]+1" office:value-type="float" office:value="159">
            <text:p>159</text:p>
          </table:table-cell>
          <table:table-cell table:style-name="ce21" table:formula="of:=IF(OR(EXACT([.B164];&quot;&quot;);[.B164]&lt;=0);&quot;&quot;;ROUND([.B164]-[.D165];2))" office:value-type="currency" office:currency="USD" office:value="208745.97">
            <text:p>$208,745.97</text:p>
          </table:table-cell>
          <table:table-cell table:style-name="ce21" table:formula="of:=IF(OR(EXACT([.B164];&quot;&quot;);[.B164]&lt;=0);&quot;&quot;;[.B164]*[.$D$1])" office:value-type="currency" office:currency="USD" office:value="1046.73995">
            <text:p>$1,046.74</text:p>
          </table:table-cell>
          <table:table-cell table:style-name="ce21" table:formula="of:=IF(OR(EXACT([.B164];&quot;&quot;);[.B164]&lt;=0);&quot;&quot;;[.E165]-[.C165])" office:value-type="currency" office:currency="USD" office:value="602.023994170082">
            <text:p>$602.02</text:p>
          </table:table-cell>
          <table:table-cell table:style-name="ce21" table:formula="of:=IF(OR(EXACT([.B164];&quot;&quot;);[.B164]&lt;=0);&quot;&quot;;IF([.G165]&gt;0;[.G165];MIN([.B164]+[.C16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5]+1" office:value-type="float" office:value="160">
            <text:p>160</text:p>
          </table:table-cell>
          <table:table-cell table:style-name="ce21" table:formula="of:=IF(OR(EXACT([.B165];&quot;&quot;);[.B165]&lt;=0);&quot;&quot;;ROUND([.B165]-[.D166];2))" office:value-type="currency" office:currency="USD" office:value="208140.94">
            <text:p>$208,140.94</text:p>
          </table:table-cell>
          <table:table-cell table:style-name="ce21" table:formula="of:=IF(OR(EXACT([.B165];&quot;&quot;);[.B165]&lt;=0);&quot;&quot;;[.B165]*[.$D$1])" office:value-type="currency" office:currency="USD" office:value="1043.72985">
            <text:p>$1,043.73</text:p>
          </table:table-cell>
          <table:table-cell table:style-name="ce21" table:formula="of:=IF(OR(EXACT([.B165];&quot;&quot;);[.B165]&lt;=0);&quot;&quot;;[.E166]-[.C166])" office:value-type="currency" office:currency="USD" office:value="605.034094170082">
            <text:p>$605.03</text:p>
          </table:table-cell>
          <table:table-cell table:style-name="ce21" table:formula="of:=IF(OR(EXACT([.B165];&quot;&quot;);[.B165]&lt;=0);&quot;&quot;;IF([.G166]&gt;0;[.G166];MIN([.B165]+[.C16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6]+1" office:value-type="float" office:value="161">
            <text:p>161</text:p>
          </table:table-cell>
          <table:table-cell table:style-name="ce21" table:formula="of:=IF(OR(EXACT([.B166];&quot;&quot;);[.B166]&lt;=0);&quot;&quot;;ROUND([.B166]-[.D167];2))" office:value-type="currency" office:currency="USD" office:value="207532.88">
            <text:p>$207,532.88</text:p>
          </table:table-cell>
          <table:table-cell table:style-name="ce21" table:formula="of:=IF(OR(EXACT([.B166];&quot;&quot;);[.B166]&lt;=0);&quot;&quot;;[.B166]*[.$D$1])" office:value-type="currency" office:currency="USD" office:value="1040.7047">
            <text:p>$1,040.70</text:p>
          </table:table-cell>
          <table:table-cell table:style-name="ce21" table:formula="of:=IF(OR(EXACT([.B166];&quot;&quot;);[.B166]&lt;=0);&quot;&quot;;[.E167]-[.C167])" office:value-type="currency" office:currency="USD" office:value="608.059244170082">
            <text:p>$608.06</text:p>
          </table:table-cell>
          <table:table-cell table:style-name="ce21" table:formula="of:=IF(OR(EXACT([.B166];&quot;&quot;);[.B166]&lt;=0);&quot;&quot;;IF([.G167]&gt;0;[.G167];MIN([.B166]+[.C16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7]+1" office:value-type="float" office:value="162">
            <text:p>162</text:p>
          </table:table-cell>
          <table:table-cell table:style-name="ce21" table:formula="of:=IF(OR(EXACT([.B167];&quot;&quot;);[.B167]&lt;=0);&quot;&quot;;ROUND([.B167]-[.D168];2))" office:value-type="currency" office:currency="USD" office:value="206921.78">
            <text:p>$206,921.78</text:p>
          </table:table-cell>
          <table:table-cell table:style-name="ce21" table:formula="of:=IF(OR(EXACT([.B167];&quot;&quot;);[.B167]&lt;=0);&quot;&quot;;[.B167]*[.$D$1])" office:value-type="currency" office:currency="USD" office:value="1037.6644">
            <text:p>$1,037.66</text:p>
          </table:table-cell>
          <table:table-cell table:style-name="ce21" table:formula="of:=IF(OR(EXACT([.B167];&quot;&quot;);[.B167]&lt;=0);&quot;&quot;;[.E168]-[.C168])" office:value-type="currency" office:currency="USD" office:value="611.099544170082">
            <text:p>$611.10</text:p>
          </table:table-cell>
          <table:table-cell table:style-name="ce21" table:formula="of:=IF(OR(EXACT([.B167];&quot;&quot;);[.B167]&lt;=0);&quot;&quot;;IF([.G168]&gt;0;[.G168];MIN([.B167]+[.C16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8]+1" office:value-type="float" office:value="163">
            <text:p>163</text:p>
          </table:table-cell>
          <table:table-cell table:style-name="ce21" table:formula="of:=IF(OR(EXACT([.B168];&quot;&quot;);[.B168]&lt;=0);&quot;&quot;;ROUND([.B168]-[.D169];2))" office:value-type="currency" office:currency="USD" office:value="206307.62">
            <text:p>$206,307.62</text:p>
          </table:table-cell>
          <table:table-cell table:style-name="ce21" table:formula="of:=IF(OR(EXACT([.B168];&quot;&quot;);[.B168]&lt;=0);&quot;&quot;;[.B168]*[.$D$1])" office:value-type="currency" office:currency="USD" office:value="1034.6089">
            <text:p>$1,034.61</text:p>
          </table:table-cell>
          <table:table-cell table:style-name="ce21" table:formula="of:=IF(OR(EXACT([.B168];&quot;&quot;);[.B168]&lt;=0);&quot;&quot;;[.E169]-[.C169])" office:value-type="currency" office:currency="USD" office:value="614.155044170082">
            <text:p>$614.16</text:p>
          </table:table-cell>
          <table:table-cell table:style-name="ce21" table:formula="of:=IF(OR(EXACT([.B168];&quot;&quot;);[.B168]&lt;=0);&quot;&quot;;IF([.G169]&gt;0;[.G169];MIN([.B168]+[.C16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9]+1" office:value-type="float" office:value="164">
            <text:p>164</text:p>
          </table:table-cell>
          <table:table-cell table:style-name="ce21" table:formula="of:=IF(OR(EXACT([.B169];&quot;&quot;);[.B169]&lt;=0);&quot;&quot;;ROUND([.B169]-[.D170];2))" office:value-type="currency" office:currency="USD" office:value="205690.39">
            <text:p>$205,690.39</text:p>
          </table:table-cell>
          <table:table-cell table:style-name="ce21" table:formula="of:=IF(OR(EXACT([.B169];&quot;&quot;);[.B169]&lt;=0);&quot;&quot;;[.B169]*[.$D$1])" office:value-type="currency" office:currency="USD" office:value="1031.5381">
            <text:p>$1,031.54</text:p>
          </table:table-cell>
          <table:table-cell table:style-name="ce21" table:formula="of:=IF(OR(EXACT([.B169];&quot;&quot;);[.B169]&lt;=0);&quot;&quot;;[.E170]-[.C170])" office:value-type="currency" office:currency="USD" office:value="617.225844170082">
            <text:p>$617.23</text:p>
          </table:table-cell>
          <table:table-cell table:style-name="ce21" table:formula="of:=IF(OR(EXACT([.B169];&quot;&quot;);[.B169]&lt;=0);&quot;&quot;;IF([.G170]&gt;0;[.G170];MIN([.B169]+[.C17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0]+1" office:value-type="float" office:value="165">
            <text:p>165</text:p>
          </table:table-cell>
          <table:table-cell table:style-name="ce21" table:formula="of:=IF(OR(EXACT([.B170];&quot;&quot;);[.B170]&lt;=0);&quot;&quot;;ROUND([.B170]-[.D171];2))" office:value-type="currency" office:currency="USD" office:value="205070.08">
            <text:p>$205,070.08</text:p>
          </table:table-cell>
          <table:table-cell table:style-name="ce21" table:formula="of:=IF(OR(EXACT([.B170];&quot;&quot;);[.B170]&lt;=0);&quot;&quot;;[.B170]*[.$D$1])" office:value-type="currency" office:currency="USD" office:value="1028.45195">
            <text:p>$1,028.45</text:p>
          </table:table-cell>
          <table:table-cell table:style-name="ce21" table:formula="of:=IF(OR(EXACT([.B170];&quot;&quot;);[.B170]&lt;=0);&quot;&quot;;[.E171]-[.C171])" office:value-type="currency" office:currency="USD" office:value="620.311994170082">
            <text:p>$620.31</text:p>
          </table:table-cell>
          <table:table-cell table:style-name="ce21" table:formula="of:=IF(OR(EXACT([.B170];&quot;&quot;);[.B170]&lt;=0);&quot;&quot;;IF([.G171]&gt;0;[.G171];MIN([.B170]+[.C17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1]+1" office:value-type="float" office:value="166">
            <text:p>166</text:p>
          </table:table-cell>
          <table:table-cell table:style-name="ce21" table:formula="of:=IF(OR(EXACT([.B171];&quot;&quot;);[.B171]&lt;=0);&quot;&quot;;ROUND([.B171]-[.D172];2))" office:value-type="currency" office:currency="USD" office:value="204446.67">
            <text:p>$204,446.67</text:p>
          </table:table-cell>
          <table:table-cell table:style-name="ce21" table:formula="of:=IF(OR(EXACT([.B171];&quot;&quot;);[.B171]&lt;=0);&quot;&quot;;[.B171]*[.$D$1])" office:value-type="currency" office:currency="USD" office:value="1025.3504">
            <text:p>$1,025.35</text:p>
          </table:table-cell>
          <table:table-cell table:style-name="ce21" table:formula="of:=IF(OR(EXACT([.B171];&quot;&quot;);[.B171]&lt;=0);&quot;&quot;;[.E172]-[.C172])" office:value-type="currency" office:currency="USD" office:value="623.413544170082">
            <text:p>$623.41</text:p>
          </table:table-cell>
          <table:table-cell table:style-name="ce21" table:formula="of:=IF(OR(EXACT([.B171];&quot;&quot;);[.B171]&lt;=0);&quot;&quot;;IF([.G172]&gt;0;[.G172];MIN([.B171]+[.C17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2]+1" office:value-type="float" office:value="167">
            <text:p>167</text:p>
          </table:table-cell>
          <table:table-cell table:style-name="ce21" table:formula="of:=IF(OR(EXACT([.B172];&quot;&quot;);[.B172]&lt;=0);&quot;&quot;;ROUND([.B172]-[.D173];2))" office:value-type="currency" office:currency="USD" office:value="203820.14">
            <text:p>$203,820.14</text:p>
          </table:table-cell>
          <table:table-cell table:style-name="ce21" table:formula="of:=IF(OR(EXACT([.B172];&quot;&quot;);[.B172]&lt;=0);&quot;&quot;;[.B172]*[.$D$1])" office:value-type="currency" office:currency="USD" office:value="1022.23335">
            <text:p>$1,022.23</text:p>
          </table:table-cell>
          <table:table-cell table:style-name="ce21" table:formula="of:=IF(OR(EXACT([.B172];&quot;&quot;);[.B172]&lt;=0);&quot;&quot;;[.E173]-[.C173])" office:value-type="currency" office:currency="USD" office:value="626.530594170082">
            <text:p>$626.53</text:p>
          </table:table-cell>
          <table:table-cell table:style-name="ce21" table:formula="of:=IF(OR(EXACT([.B172];&quot;&quot;);[.B172]&lt;=0);&quot;&quot;;IF([.G173]&gt;0;[.G173];MIN([.B172]+[.C17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3]+1" office:value-type="float" office:value="168">
            <text:p>168</text:p>
          </table:table-cell>
          <table:table-cell table:style-name="ce22" table:formula="of:=IF(OR(EXACT([.B173];&quot;&quot;);[.B173]&lt;=0);&quot;&quot;;ROUND([.B173]-[.D174];2))" office:value-type="currency" office:currency="USD" office:value="203190.48">
            <text:p>$203,190.48</text:p>
          </table:table-cell>
          <table:table-cell table:style-name="ce22" table:formula="of:=IF(OR(EXACT([.B173];&quot;&quot;);[.B173]&lt;=0);&quot;&quot;;[.B173]*[.$D$1])" office:value-type="currency" office:currency="USD" office:value="1019.1007">
            <text:p>$1,019.10</text:p>
          </table:table-cell>
          <table:table-cell table:style-name="ce22" table:formula="of:=IF(OR(EXACT([.B173];&quot;&quot;);[.B173]&lt;=0);&quot;&quot;;[.E174]-[.C174])" office:value-type="currency" office:currency="USD" office:value="629.663244170082">
            <text:p>$629.66</text:p>
          </table:table-cell>
          <table:table-cell table:style-name="ce22" table:formula="of:=IF(OR(EXACT([.B173];&quot;&quot;);[.B173]&lt;=0);&quot;&quot;;IF([.G174]&gt;0;[.G174];MIN([.B173]+[.C17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4">
            <text:p>1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4]+1" office:value-type="float" office:value="169">
            <text:p>169</text:p>
          </table:table-cell>
          <table:table-cell table:style-name="ce21" table:formula="of:=IF(OR(EXACT([.B174];&quot;&quot;);[.B174]&lt;=0);&quot;&quot;;ROUND([.B174]-[.D175];2))" office:value-type="currency" office:currency="USD" office:value="202557.67">
            <text:p>$202,557.67</text:p>
          </table:table-cell>
          <table:table-cell table:style-name="ce21" table:formula="of:=IF(OR(EXACT([.B174];&quot;&quot;);[.B174]&lt;=0);&quot;&quot;;[.B174]*[.$D$1])" office:value-type="currency" office:currency="USD" office:value="1015.9524">
            <text:p>$1,015.95</text:p>
          </table:table-cell>
          <table:table-cell table:style-name="ce21" table:formula="of:=IF(OR(EXACT([.B174];&quot;&quot;);[.B174]&lt;=0);&quot;&quot;;[.E175]-[.C175])" office:value-type="currency" office:currency="USD" office:value="632.811544170082">
            <text:p>$632.81</text:p>
          </table:table-cell>
          <table:table-cell table:style-name="ce21" table:formula="of:=IF(OR(EXACT([.B174];&quot;&quot;);[.B174]&lt;=0);&quot;&quot;;IF([.G175]&gt;0;[.G175];MIN([.B174]+[.C17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5]+1" office:value-type="float" office:value="170">
            <text:p>170</text:p>
          </table:table-cell>
          <table:table-cell table:style-name="ce21" table:formula="of:=IF(OR(EXACT([.B175];&quot;&quot;);[.B175]&lt;=0);&quot;&quot;;ROUND([.B175]-[.D176];2))" office:value-type="currency" office:currency="USD" office:value="201921.69">
            <text:p>$201,921.69</text:p>
          </table:table-cell>
          <table:table-cell table:style-name="ce21" table:formula="of:=IF(OR(EXACT([.B175];&quot;&quot;);[.B175]&lt;=0);&quot;&quot;;[.B175]*[.$D$1])" office:value-type="currency" office:currency="USD" office:value="1012.78835">
            <text:p>$1,012.79</text:p>
          </table:table-cell>
          <table:table-cell table:style-name="ce21" table:formula="of:=IF(OR(EXACT([.B175];&quot;&quot;);[.B175]&lt;=0);&quot;&quot;;[.E176]-[.C176])" office:value-type="currency" office:currency="USD" office:value="635.975594170082">
            <text:p>$635.98</text:p>
          </table:table-cell>
          <table:table-cell table:style-name="ce21" table:formula="of:=IF(OR(EXACT([.B175];&quot;&quot;);[.B175]&lt;=0);&quot;&quot;;IF([.G176]&gt;0;[.G176];MIN([.B175]+[.C17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6]+1" office:value-type="float" office:value="171">
            <text:p>171</text:p>
          </table:table-cell>
          <table:table-cell table:style-name="ce21" table:formula="of:=IF(OR(EXACT([.B176];&quot;&quot;);[.B176]&lt;=0);&quot;&quot;;ROUND([.B176]-[.D177];2))" office:value-type="currency" office:currency="USD" office:value="201282.53">
            <text:p>$201,282.53</text:p>
          </table:table-cell>
          <table:table-cell table:style-name="ce21" table:formula="of:=IF(OR(EXACT([.B176];&quot;&quot;);[.B176]&lt;=0);&quot;&quot;;[.B176]*[.$D$1])" office:value-type="currency" office:currency="USD" office:value="1009.60845">
            <text:p>$1,009.61</text:p>
          </table:table-cell>
          <table:table-cell table:style-name="ce21" table:formula="of:=IF(OR(EXACT([.B176];&quot;&quot;);[.B176]&lt;=0);&quot;&quot;;[.E177]-[.C177])" office:value-type="currency" office:currency="USD" office:value="639.155494170082">
            <text:p>$639.16</text:p>
          </table:table-cell>
          <table:table-cell table:style-name="ce21" table:formula="of:=IF(OR(EXACT([.B176];&quot;&quot;);[.B176]&lt;=0);&quot;&quot;;IF([.G177]&gt;0;[.G177];MIN([.B176]+[.C17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7]+1" office:value-type="float" office:value="172">
            <text:p>172</text:p>
          </table:table-cell>
          <table:table-cell table:style-name="ce21" table:formula="of:=IF(OR(EXACT([.B177];&quot;&quot;);[.B177]&lt;=0);&quot;&quot;;ROUND([.B177]-[.D178];2))" office:value-type="currency" office:currency="USD" office:value="200640.18">
            <text:p>$200,640.18</text:p>
          </table:table-cell>
          <table:table-cell table:style-name="ce21" table:formula="of:=IF(OR(EXACT([.B177];&quot;&quot;);[.B177]&lt;=0);&quot;&quot;;[.B177]*[.$D$1])" office:value-type="currency" office:currency="USD" office:value="1006.41265">
            <text:p>$1,006.41</text:p>
          </table:table-cell>
          <table:table-cell table:style-name="ce21" table:formula="of:=IF(OR(EXACT([.B177];&quot;&quot;);[.B177]&lt;=0);&quot;&quot;;[.E178]-[.C178])" office:value-type="currency" office:currency="USD" office:value="642.351294170082">
            <text:p>$642.35</text:p>
          </table:table-cell>
          <table:table-cell table:style-name="ce21" table:formula="of:=IF(OR(EXACT([.B177];&quot;&quot;);[.B177]&lt;=0);&quot;&quot;;IF([.G178]&gt;0;[.G178];MIN([.B177]+[.C17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8]+1" office:value-type="float" office:value="173">
            <text:p>173</text:p>
          </table:table-cell>
          <table:table-cell table:style-name="ce21" table:formula="of:=IF(OR(EXACT([.B178];&quot;&quot;);[.B178]&lt;=0);&quot;&quot;;ROUND([.B178]-[.D179];2))" office:value-type="currency" office:currency="USD" office:value="199994.62">
            <text:p>$199,994.62</text:p>
          </table:table-cell>
          <table:table-cell table:style-name="ce21" table:formula="of:=IF(OR(EXACT([.B178];&quot;&quot;);[.B178]&lt;=0);&quot;&quot;;[.B178]*[.$D$1])" office:value-type="currency" office:currency="USD" office:value="1003.2009">
            <text:p>$1,003.20</text:p>
          </table:table-cell>
          <table:table-cell table:style-name="ce21" table:formula="of:=IF(OR(EXACT([.B178];&quot;&quot;);[.B178]&lt;=0);&quot;&quot;;[.E179]-[.C179])" office:value-type="currency" office:currency="USD" office:value="645.563044170082">
            <text:p>$645.56</text:p>
          </table:table-cell>
          <table:table-cell table:style-name="ce21" table:formula="of:=IF(OR(EXACT([.B178];&quot;&quot;);[.B178]&lt;=0);&quot;&quot;;IF([.G179]&gt;0;[.G179];MIN([.B178]+[.C17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9]+1" office:value-type="float" office:value="174">
            <text:p>174</text:p>
          </table:table-cell>
          <table:table-cell table:style-name="ce21" table:formula="of:=IF(OR(EXACT([.B179];&quot;&quot;);[.B179]&lt;=0);&quot;&quot;;ROUND([.B179]-[.D180];2))" office:value-type="currency" office:currency="USD" office:value="199345.83">
            <text:p>$199,345.83</text:p>
          </table:table-cell>
          <table:table-cell table:style-name="ce21" table:formula="of:=IF(OR(EXACT([.B179];&quot;&quot;);[.B179]&lt;=0);&quot;&quot;;[.B179]*[.$D$1])" office:value-type="currency" office:currency="USD" office:value="999.9731">
            <text:p>$999.97</text:p>
          </table:table-cell>
          <table:table-cell table:style-name="ce21" table:formula="of:=IF(OR(EXACT([.B179];&quot;&quot;);[.B179]&lt;=0);&quot;&quot;;[.E180]-[.C180])" office:value-type="currency" office:currency="USD" office:value="648.790844170082">
            <text:p>$648.79</text:p>
          </table:table-cell>
          <table:table-cell table:style-name="ce21" table:formula="of:=IF(OR(EXACT([.B179];&quot;&quot;);[.B179]&lt;=0);&quot;&quot;;IF([.G180]&gt;0;[.G180];MIN([.B179]+[.C18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0]+1" office:value-type="float" office:value="175">
            <text:p>175</text:p>
          </table:table-cell>
          <table:table-cell table:style-name="ce21" table:formula="of:=IF(OR(EXACT([.B180];&quot;&quot;);[.B180]&lt;=0);&quot;&quot;;ROUND([.B180]-[.D181];2))" office:value-type="currency" office:currency="USD" office:value="198693.8">
            <text:p>$198,693.80</text:p>
          </table:table-cell>
          <table:table-cell table:style-name="ce21" table:formula="of:=IF(OR(EXACT([.B180];&quot;&quot;);[.B180]&lt;=0);&quot;&quot;;[.B180]*[.$D$1])" office:value-type="currency" office:currency="USD" office:value="996.72915">
            <text:p>$996.73</text:p>
          </table:table-cell>
          <table:table-cell table:style-name="ce21" table:formula="of:=IF(OR(EXACT([.B180];&quot;&quot;);[.B180]&lt;=0);&quot;&quot;;[.E181]-[.C181])" office:value-type="currency" office:currency="USD" office:value="652.034794170082">
            <text:p>$652.03</text:p>
          </table:table-cell>
          <table:table-cell table:style-name="ce21" table:formula="of:=IF(OR(EXACT([.B180];&quot;&quot;);[.B180]&lt;=0);&quot;&quot;;IF([.G181]&gt;0;[.G181];MIN([.B180]+[.C18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1]+1" office:value-type="float" office:value="176">
            <text:p>176</text:p>
          </table:table-cell>
          <table:table-cell table:style-name="ce21" table:formula="of:=IF(OR(EXACT([.B181];&quot;&quot;);[.B181]&lt;=0);&quot;&quot;;ROUND([.B181]-[.D182];2))" office:value-type="currency" office:currency="USD" office:value="198038.51">
            <text:p>$198,038.51</text:p>
          </table:table-cell>
          <table:table-cell table:style-name="ce21" table:formula="of:=IF(OR(EXACT([.B181];&quot;&quot;);[.B181]&lt;=0);&quot;&quot;;[.B181]*[.$D$1])" office:value-type="currency" office:currency="USD" office:value="993.469">
            <text:p>$993.47</text:p>
          </table:table-cell>
          <table:table-cell table:style-name="ce21" table:formula="of:=IF(OR(EXACT([.B181];&quot;&quot;);[.B181]&lt;=0);&quot;&quot;;[.E182]-[.C182])" office:value-type="currency" office:currency="USD" office:value="655.294944170082">
            <text:p>$655.29</text:p>
          </table:table-cell>
          <table:table-cell table:style-name="ce21" table:formula="of:=IF(OR(EXACT([.B181];&quot;&quot;);[.B181]&lt;=0);&quot;&quot;;IF([.G182]&gt;0;[.G182];MIN([.B181]+[.C18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2]+1" office:value-type="float" office:value="177">
            <text:p>177</text:p>
          </table:table-cell>
          <table:table-cell table:style-name="ce21" table:formula="of:=IF(OR(EXACT([.B182];&quot;&quot;);[.B182]&lt;=0);&quot;&quot;;ROUND([.B182]-[.D183];2))" office:value-type="currency" office:currency="USD" office:value="197379.94">
            <text:p>$197,379.94</text:p>
          </table:table-cell>
          <table:table-cell table:style-name="ce21" table:formula="of:=IF(OR(EXACT([.B182];&quot;&quot;);[.B182]&lt;=0);&quot;&quot;;[.B182]*[.$D$1])" office:value-type="currency" office:currency="USD" office:value="990.19255">
            <text:p>$990.19</text:p>
          </table:table-cell>
          <table:table-cell table:style-name="ce21" table:formula="of:=IF(OR(EXACT([.B182];&quot;&quot;);[.B182]&lt;=0);&quot;&quot;;[.E183]-[.C183])" office:value-type="currency" office:currency="USD" office:value="658.571394170082">
            <text:p>$658.57</text:p>
          </table:table-cell>
          <table:table-cell table:style-name="ce21" table:formula="of:=IF(OR(EXACT([.B182];&quot;&quot;);[.B182]&lt;=0);&quot;&quot;;IF([.G183]&gt;0;[.G183];MIN([.B182]+[.C18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3]+1" office:value-type="float" office:value="178">
            <text:p>178</text:p>
          </table:table-cell>
          <table:table-cell table:style-name="ce21" table:formula="of:=IF(OR(EXACT([.B183];&quot;&quot;);[.B183]&lt;=0);&quot;&quot;;ROUND([.B183]-[.D184];2))" office:value-type="currency" office:currency="USD" office:value="196718.08">
            <text:p>$196,718.08</text:p>
          </table:table-cell>
          <table:table-cell table:style-name="ce21" table:formula="of:=IF(OR(EXACT([.B183];&quot;&quot;);[.B183]&lt;=0);&quot;&quot;;[.B183]*[.$D$1])" office:value-type="currency" office:currency="USD" office:value="986.8997">
            <text:p>$986.90</text:p>
          </table:table-cell>
          <table:table-cell table:style-name="ce21" table:formula="of:=IF(OR(EXACT([.B183];&quot;&quot;);[.B183]&lt;=0);&quot;&quot;;[.E184]-[.C184])" office:value-type="currency" office:currency="USD" office:value="661.864244170082">
            <text:p>$661.86</text:p>
          </table:table-cell>
          <table:table-cell table:style-name="ce21" table:formula="of:=IF(OR(EXACT([.B183];&quot;&quot;);[.B183]&lt;=0);&quot;&quot;;IF([.G184]&gt;0;[.G184];MIN([.B183]+[.C18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4]+1" office:value-type="float" office:value="179">
            <text:p>179</text:p>
          </table:table-cell>
          <table:table-cell table:style-name="ce21" table:formula="of:=IF(OR(EXACT([.B184];&quot;&quot;);[.B184]&lt;=0);&quot;&quot;;ROUND([.B184]-[.D185];2))" office:value-type="currency" office:currency="USD" office:value="196052.91">
            <text:p>$196,052.91</text:p>
          </table:table-cell>
          <table:table-cell table:style-name="ce21" table:formula="of:=IF(OR(EXACT([.B184];&quot;&quot;);[.B184]&lt;=0);&quot;&quot;;[.B184]*[.$D$1])" office:value-type="currency" office:currency="USD" office:value="983.5904">
            <text:p>$983.59</text:p>
          </table:table-cell>
          <table:table-cell table:style-name="ce21" table:formula="of:=IF(OR(EXACT([.B184];&quot;&quot;);[.B184]&lt;=0);&quot;&quot;;[.E185]-[.C185])" office:value-type="currency" office:currency="USD" office:value="665.173544170082">
            <text:p>$665.17</text:p>
          </table:table-cell>
          <table:table-cell table:style-name="ce21" table:formula="of:=IF(OR(EXACT([.B184];&quot;&quot;);[.B184]&lt;=0);&quot;&quot;;IF([.G185]&gt;0;[.G185];MIN([.B184]+[.C18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85]+1" office:value-type="float" office:value="180">
            <text:p>180</text:p>
          </table:table-cell>
          <table:table-cell table:style-name="ce22" table:formula="of:=IF(OR(EXACT([.B185];&quot;&quot;);[.B185]&lt;=0);&quot;&quot;;ROUND([.B185]-[.D186];2))" office:value-type="currency" office:currency="USD" office:value="195384.41">
            <text:p>$195,384.41</text:p>
          </table:table-cell>
          <table:table-cell table:style-name="ce22" table:formula="of:=IF(OR(EXACT([.B185];&quot;&quot;);[.B185]&lt;=0);&quot;&quot;;[.B185]*[.$D$1])" office:value-type="currency" office:currency="USD" office:value="980.26455">
            <text:p>$980.26</text:p>
          </table:table-cell>
          <table:table-cell table:style-name="ce22" table:formula="of:=IF(OR(EXACT([.B185];&quot;&quot;);[.B185]&lt;=0);&quot;&quot;;[.E186]-[.C186])" office:value-type="currency" office:currency="USD" office:value="668.499394170082">
            <text:p>$668.50</text:p>
          </table:table-cell>
          <table:table-cell table:style-name="ce22" table:formula="of:=IF(OR(EXACT([.B185];&quot;&quot;);[.B185]&lt;=0);&quot;&quot;;IF([.G186]&gt;0;[.G186];MIN([.B185]+[.C18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5">
            <text:p>1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6]+1" office:value-type="float" office:value="181">
            <text:p>181</text:p>
          </table:table-cell>
          <table:table-cell table:style-name="ce21" table:formula="of:=IF(OR(EXACT([.B186];&quot;&quot;);[.B186]&lt;=0);&quot;&quot;;ROUND([.B186]-[.D187];2))" office:value-type="currency" office:currency="USD" office:value="194712.57">
            <text:p>$194,712.57</text:p>
          </table:table-cell>
          <table:table-cell table:style-name="ce21" table:formula="of:=IF(OR(EXACT([.B186];&quot;&quot;);[.B186]&lt;=0);&quot;&quot;;[.B186]*[.$D$1])" office:value-type="currency" office:currency="USD" office:value="976.92205">
            <text:p>$976.92</text:p>
          </table:table-cell>
          <table:table-cell table:style-name="ce21" table:formula="of:=IF(OR(EXACT([.B186];&quot;&quot;);[.B186]&lt;=0);&quot;&quot;;[.E187]-[.C187])" office:value-type="currency" office:currency="USD" office:value="671.841894170082">
            <text:p>$671.84</text:p>
          </table:table-cell>
          <table:table-cell table:style-name="ce21" table:formula="of:=IF(OR(EXACT([.B186];&quot;&quot;);[.B186]&lt;=0);&quot;&quot;;IF([.G187]&gt;0;[.G187];MIN([.B186]+[.C18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7]+1" office:value-type="float" office:value="182">
            <text:p>182</text:p>
          </table:table-cell>
          <table:table-cell table:style-name="ce21" table:formula="of:=IF(OR(EXACT([.B187];&quot;&quot;);[.B187]&lt;=0);&quot;&quot;;ROUND([.B187]-[.D188];2))" office:value-type="currency" office:currency="USD" office:value="194037.37">
            <text:p>$194,037.37</text:p>
          </table:table-cell>
          <table:table-cell table:style-name="ce21" table:formula="of:=IF(OR(EXACT([.B187];&quot;&quot;);[.B187]&lt;=0);&quot;&quot;;[.B187]*[.$D$1])" office:value-type="currency" office:currency="USD" office:value="973.56285">
            <text:p>$973.56</text:p>
          </table:table-cell>
          <table:table-cell table:style-name="ce21" table:formula="of:=IF(OR(EXACT([.B187];&quot;&quot;);[.B187]&lt;=0);&quot;&quot;;[.E188]-[.C188])" office:value-type="currency" office:currency="USD" office:value="675.201094170082">
            <text:p>$675.20</text:p>
          </table:table-cell>
          <table:table-cell table:style-name="ce21" table:formula="of:=IF(OR(EXACT([.B187];&quot;&quot;);[.B187]&lt;=0);&quot;&quot;;IF([.G188]&gt;0;[.G188];MIN([.B187]+[.C18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8]+1" office:value-type="float" office:value="183">
            <text:p>183</text:p>
          </table:table-cell>
          <table:table-cell table:style-name="ce21" table:formula="of:=IF(OR(EXACT([.B188];&quot;&quot;);[.B188]&lt;=0);&quot;&quot;;ROUND([.B188]-[.D189];2))" office:value-type="currency" office:currency="USD" office:value="193358.79">
            <text:p>$193,358.79</text:p>
          </table:table-cell>
          <table:table-cell table:style-name="ce21" table:formula="of:=IF(OR(EXACT([.B188];&quot;&quot;);[.B188]&lt;=0);&quot;&quot;;[.B188]*[.$D$1])" office:value-type="currency" office:currency="USD" office:value="970.18685">
            <text:p>$970.19</text:p>
          </table:table-cell>
          <table:table-cell table:style-name="ce21" table:formula="of:=IF(OR(EXACT([.B188];&quot;&quot;);[.B188]&lt;=0);&quot;&quot;;[.E189]-[.C189])" office:value-type="currency" office:currency="USD" office:value="678.577094170082">
            <text:p>$678.58</text:p>
          </table:table-cell>
          <table:table-cell table:style-name="ce21" table:formula="of:=IF(OR(EXACT([.B188];&quot;&quot;);[.B188]&lt;=0);&quot;&quot;;IF([.G189]&gt;0;[.G189];MIN([.B188]+[.C18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9]+1" office:value-type="float" office:value="184">
            <text:p>184</text:p>
          </table:table-cell>
          <table:table-cell table:style-name="ce21" table:formula="of:=IF(OR(EXACT([.B189];&quot;&quot;);[.B189]&lt;=0);&quot;&quot;;ROUND([.B189]-[.D190];2))" office:value-type="currency" office:currency="USD" office:value="192676.82">
            <text:p>$192,676.82</text:p>
          </table:table-cell>
          <table:table-cell table:style-name="ce21" table:formula="of:=IF(OR(EXACT([.B189];&quot;&quot;);[.B189]&lt;=0);&quot;&quot;;[.B189]*[.$D$1])" office:value-type="currency" office:currency="USD" office:value="966.79395">
            <text:p>$966.79</text:p>
          </table:table-cell>
          <table:table-cell table:style-name="ce21" table:formula="of:=IF(OR(EXACT([.B189];&quot;&quot;);[.B189]&lt;=0);&quot;&quot;;[.E190]-[.C190])" office:value-type="currency" office:currency="USD" office:value="681.969994170082">
            <text:p>$681.97</text:p>
          </table:table-cell>
          <table:table-cell table:style-name="ce21" table:formula="of:=IF(OR(EXACT([.B189];&quot;&quot;);[.B189]&lt;=0);&quot;&quot;;IF([.G190]&gt;0;[.G190];MIN([.B189]+[.C19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0]+1" office:value-type="float" office:value="185">
            <text:p>185</text:p>
          </table:table-cell>
          <table:table-cell table:style-name="ce21" table:formula="of:=IF(OR(EXACT([.B190];&quot;&quot;);[.B190]&lt;=0);&quot;&quot;;ROUND([.B190]-[.D191];2))" office:value-type="currency" office:currency="USD" office:value="191991.44">
            <text:p>$191,991.44</text:p>
          </table:table-cell>
          <table:table-cell table:style-name="ce21" table:formula="of:=IF(OR(EXACT([.B190];&quot;&quot;);[.B190]&lt;=0);&quot;&quot;;[.B190]*[.$D$1])" office:value-type="currency" office:currency="USD" office:value="963.3841">
            <text:p>$963.38</text:p>
          </table:table-cell>
          <table:table-cell table:style-name="ce21" table:formula="of:=IF(OR(EXACT([.B190];&quot;&quot;);[.B190]&lt;=0);&quot;&quot;;[.E191]-[.C191])" office:value-type="currency" office:currency="USD" office:value="685.379844170082">
            <text:p>$685.38</text:p>
          </table:table-cell>
          <table:table-cell table:style-name="ce21" table:formula="of:=IF(OR(EXACT([.B190];&quot;&quot;);[.B190]&lt;=0);&quot;&quot;;IF([.G191]&gt;0;[.G191];MIN([.B190]+[.C19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1]+1" office:value-type="float" office:value="186">
            <text:p>186</text:p>
          </table:table-cell>
          <table:table-cell table:style-name="ce21" table:formula="of:=IF(OR(EXACT([.B191];&quot;&quot;);[.B191]&lt;=0);&quot;&quot;;ROUND([.B191]-[.D192];2))" office:value-type="currency" office:currency="USD" office:value="191302.63">
            <text:p>$191,302.63</text:p>
          </table:table-cell>
          <table:table-cell table:style-name="ce21" table:formula="of:=IF(OR(EXACT([.B191];&quot;&quot;);[.B191]&lt;=0);&quot;&quot;;[.B191]*[.$D$1])" office:value-type="currency" office:currency="USD" office:value="959.9572">
            <text:p>$959.96</text:p>
          </table:table-cell>
          <table:table-cell table:style-name="ce21" table:formula="of:=IF(OR(EXACT([.B191];&quot;&quot;);[.B191]&lt;=0);&quot;&quot;;[.E192]-[.C192])" office:value-type="currency" office:currency="USD" office:value="688.806744170082">
            <text:p>$688.81</text:p>
          </table:table-cell>
          <table:table-cell table:style-name="ce21" table:formula="of:=IF(OR(EXACT([.B191];&quot;&quot;);[.B191]&lt;=0);&quot;&quot;;IF([.G192]&gt;0;[.G192];MIN([.B191]+[.C19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2]+1" office:value-type="float" office:value="187">
            <text:p>187</text:p>
          </table:table-cell>
          <table:table-cell table:style-name="ce21" table:formula="of:=IF(OR(EXACT([.B192];&quot;&quot;);[.B192]&lt;=0);&quot;&quot;;ROUND([.B192]-[.D193];2))" office:value-type="currency" office:currency="USD" office:value="190610.38">
            <text:p>$190,610.38</text:p>
          </table:table-cell>
          <table:table-cell table:style-name="ce21" table:formula="of:=IF(OR(EXACT([.B192];&quot;&quot;);[.B192]&lt;=0);&quot;&quot;;[.B192]*[.$D$1])" office:value-type="currency" office:currency="USD" office:value="956.51315">
            <text:p>$956.51</text:p>
          </table:table-cell>
          <table:table-cell table:style-name="ce21" table:formula="of:=IF(OR(EXACT([.B192];&quot;&quot;);[.B192]&lt;=0);&quot;&quot;;[.E193]-[.C193])" office:value-type="currency" office:currency="USD" office:value="692.250794170082">
            <text:p>$692.25</text:p>
          </table:table-cell>
          <table:table-cell table:style-name="ce21" table:formula="of:=IF(OR(EXACT([.B192];&quot;&quot;);[.B192]&lt;=0);&quot;&quot;;IF([.G193]&gt;0;[.G193];MIN([.B192]+[.C19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3]+1" office:value-type="float" office:value="188">
            <text:p>188</text:p>
          </table:table-cell>
          <table:table-cell table:style-name="ce21" table:formula="of:=IF(OR(EXACT([.B193];&quot;&quot;);[.B193]&lt;=0);&quot;&quot;;ROUND([.B193]-[.D194];2))" office:value-type="currency" office:currency="USD" office:value="189914.67">
            <text:p>$189,914.67</text:p>
          </table:table-cell>
          <table:table-cell table:style-name="ce21" table:formula="of:=IF(OR(EXACT([.B193];&quot;&quot;);[.B193]&lt;=0);&quot;&quot;;[.B193]*[.$D$1])" office:value-type="currency" office:currency="USD" office:value="953.0519">
            <text:p>$953.05</text:p>
          </table:table-cell>
          <table:table-cell table:style-name="ce21" table:formula="of:=IF(OR(EXACT([.B193];&quot;&quot;);[.B193]&lt;=0);&quot;&quot;;[.E194]-[.C194])" office:value-type="currency" office:currency="USD" office:value="695.712044170082">
            <text:p>$695.71</text:p>
          </table:table-cell>
          <table:table-cell table:style-name="ce21" table:formula="of:=IF(OR(EXACT([.B193];&quot;&quot;);[.B193]&lt;=0);&quot;&quot;;IF([.G194]&gt;0;[.G194];MIN([.B193]+[.C19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4]+1" office:value-type="float" office:value="189">
            <text:p>189</text:p>
          </table:table-cell>
          <table:table-cell table:style-name="ce21" table:formula="of:=IF(OR(EXACT([.B194];&quot;&quot;);[.B194]&lt;=0);&quot;&quot;;ROUND([.B194]-[.D195];2))" office:value-type="currency" office:currency="USD" office:value="189215.48">
            <text:p>$189,215.48</text:p>
          </table:table-cell>
          <table:table-cell table:style-name="ce21" table:formula="of:=IF(OR(EXACT([.B194];&quot;&quot;);[.B194]&lt;=0);&quot;&quot;;[.B194]*[.$D$1])" office:value-type="currency" office:currency="USD" office:value="949.57335">
            <text:p>$949.57</text:p>
          </table:table-cell>
          <table:table-cell table:style-name="ce21" table:formula="of:=IF(OR(EXACT([.B194];&quot;&quot;);[.B194]&lt;=0);&quot;&quot;;[.E195]-[.C195])" office:value-type="currency" office:currency="USD" office:value="699.190594170082">
            <text:p>$699.19</text:p>
          </table:table-cell>
          <table:table-cell table:style-name="ce21" table:formula="of:=IF(OR(EXACT([.B194];&quot;&quot;);[.B194]&lt;=0);&quot;&quot;;IF([.G195]&gt;0;[.G195];MIN([.B194]+[.C19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5]+1" office:value-type="float" office:value="190">
            <text:p>190</text:p>
          </table:table-cell>
          <table:table-cell table:style-name="ce21" table:formula="of:=IF(OR(EXACT([.B195];&quot;&quot;);[.B195]&lt;=0);&quot;&quot;;ROUND([.B195]-[.D196];2))" office:value-type="currency" office:currency="USD" office:value="188512.79">
            <text:p>$188,512.79</text:p>
          </table:table-cell>
          <table:table-cell table:style-name="ce21" table:formula="of:=IF(OR(EXACT([.B195];&quot;&quot;);[.B195]&lt;=0);&quot;&quot;;[.B195]*[.$D$1])" office:value-type="currency" office:currency="USD" office:value="946.0774">
            <text:p>$946.08</text:p>
          </table:table-cell>
          <table:table-cell table:style-name="ce21" table:formula="of:=IF(OR(EXACT([.B195];&quot;&quot;);[.B195]&lt;=0);&quot;&quot;;[.E196]-[.C196])" office:value-type="currency" office:currency="USD" office:value="702.686544170082">
            <text:p>$702.69</text:p>
          </table:table-cell>
          <table:table-cell table:style-name="ce21" table:formula="of:=IF(OR(EXACT([.B195];&quot;&quot;);[.B195]&lt;=0);&quot;&quot;;IF([.G196]&gt;0;[.G196];MIN([.B195]+[.C19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6]+1" office:value-type="float" office:value="191">
            <text:p>191</text:p>
          </table:table-cell>
          <table:table-cell table:style-name="ce21" table:formula="of:=IF(OR(EXACT([.B196];&quot;&quot;);[.B196]&lt;=0);&quot;&quot;;ROUND([.B196]-[.D197];2))" office:value-type="currency" office:currency="USD" office:value="187806.59">
            <text:p>$187,806.59</text:p>
          </table:table-cell>
          <table:table-cell table:style-name="ce21" table:formula="of:=IF(OR(EXACT([.B196];&quot;&quot;);[.B196]&lt;=0);&quot;&quot;;[.B196]*[.$D$1])" office:value-type="currency" office:currency="USD" office:value="942.56395">
            <text:p>$942.56</text:p>
          </table:table-cell>
          <table:table-cell table:style-name="ce21" table:formula="of:=IF(OR(EXACT([.B196];&quot;&quot;);[.B196]&lt;=0);&quot;&quot;;[.E197]-[.C197])" office:value-type="currency" office:currency="USD" office:value="706.199994170082">
            <text:p>$706.20</text:p>
          </table:table-cell>
          <table:table-cell table:style-name="ce21" table:formula="of:=IF(OR(EXACT([.B196];&quot;&quot;);[.B196]&lt;=0);&quot;&quot;;IF([.G197]&gt;0;[.G197];MIN([.B196]+[.C19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97]+1" office:value-type="float" office:value="192">
            <text:p>192</text:p>
          </table:table-cell>
          <table:table-cell table:style-name="ce22" table:formula="of:=IF(OR(EXACT([.B197];&quot;&quot;);[.B197]&lt;=0);&quot;&quot;;ROUND([.B197]-[.D198];2))" office:value-type="currency" office:currency="USD" office:value="187096.86">
            <text:p>$187,096.86</text:p>
          </table:table-cell>
          <table:table-cell table:style-name="ce22" table:formula="of:=IF(OR(EXACT([.B197];&quot;&quot;);[.B197]&lt;=0);&quot;&quot;;[.B197]*[.$D$1])" office:value-type="currency" office:currency="USD" office:value="939.03295">
            <text:p>$939.03</text:p>
          </table:table-cell>
          <table:table-cell table:style-name="ce22" table:formula="of:=IF(OR(EXACT([.B197];&quot;&quot;);[.B197]&lt;=0);&quot;&quot;;[.E198]-[.C198])" office:value-type="currency" office:currency="USD" office:value="709.730994170082">
            <text:p>$709.73</text:p>
          </table:table-cell>
          <table:table-cell table:style-name="ce22" table:formula="of:=IF(OR(EXACT([.B197];&quot;&quot;);[.B197]&lt;=0);&quot;&quot;;IF([.G198]&gt;0;[.G198];MIN([.B197]+[.C19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6">
            <text:p>1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8]+1" office:value-type="float" office:value="193">
            <text:p>193</text:p>
          </table:table-cell>
          <table:table-cell table:style-name="ce21" table:formula="of:=IF(OR(EXACT([.B198];&quot;&quot;);[.B198]&lt;=0);&quot;&quot;;ROUND([.B198]-[.D199];2))" office:value-type="currency" office:currency="USD" office:value="186383.58">
            <text:p>$186,383.58</text:p>
          </table:table-cell>
          <table:table-cell table:style-name="ce21" table:formula="of:=IF(OR(EXACT([.B198];&quot;&quot;);[.B198]&lt;=0);&quot;&quot;;[.B198]*[.$D$1])" office:value-type="currency" office:currency="USD" office:value="935.4843">
            <text:p>$935.48</text:p>
          </table:table-cell>
          <table:table-cell table:style-name="ce21" table:formula="of:=IF(OR(EXACT([.B198];&quot;&quot;);[.B198]&lt;=0);&quot;&quot;;[.E199]-[.C199])" office:value-type="currency" office:currency="USD" office:value="713.279644170082">
            <text:p>$713.28</text:p>
          </table:table-cell>
          <table:table-cell table:style-name="ce21" table:formula="of:=IF(OR(EXACT([.B198];&quot;&quot;);[.B198]&lt;=0);&quot;&quot;;IF([.G199]&gt;0;[.G199];MIN([.B198]+[.C19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9]+1" office:value-type="float" office:value="194">
            <text:p>194</text:p>
          </table:table-cell>
          <table:table-cell table:style-name="ce21" table:formula="of:=IF(OR(EXACT([.B199];&quot;&quot;);[.B199]&lt;=0);&quot;&quot;;ROUND([.B199]-[.D200];2))" office:value-type="currency" office:currency="USD" office:value="185666.73">
            <text:p>$185,666.73</text:p>
          </table:table-cell>
          <table:table-cell table:style-name="ce21" table:formula="of:=IF(OR(EXACT([.B199];&quot;&quot;);[.B199]&lt;=0);&quot;&quot;;[.B199]*[.$D$1])" office:value-type="currency" office:currency="USD" office:value="931.9179">
            <text:p>$931.92</text:p>
          </table:table-cell>
          <table:table-cell table:style-name="ce21" table:formula="of:=IF(OR(EXACT([.B199];&quot;&quot;);[.B199]&lt;=0);&quot;&quot;;[.E200]-[.C200])" office:value-type="currency" office:currency="USD" office:value="716.846044170082">
            <text:p>$716.85</text:p>
          </table:table-cell>
          <table:table-cell table:style-name="ce21" table:formula="of:=IF(OR(EXACT([.B199];&quot;&quot;);[.B199]&lt;=0);&quot;&quot;;IF([.G200]&gt;0;[.G200];MIN([.B199]+[.C20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0]+1" office:value-type="float" office:value="195">
            <text:p>195</text:p>
          </table:table-cell>
          <table:table-cell table:style-name="ce21" table:formula="of:=IF(OR(EXACT([.B200];&quot;&quot;);[.B200]&lt;=0);&quot;&quot;;ROUND([.B200]-[.D201];2))" office:value-type="currency" office:currency="USD" office:value="184946.3">
            <text:p>$184,946.30</text:p>
          </table:table-cell>
          <table:table-cell table:style-name="ce21" table:formula="of:=IF(OR(EXACT([.B200];&quot;&quot;);[.B200]&lt;=0);&quot;&quot;;[.B200]*[.$D$1])" office:value-type="currency" office:currency="USD" office:value="928.33365">
            <text:p>$928.33</text:p>
          </table:table-cell>
          <table:table-cell table:style-name="ce21" table:formula="of:=IF(OR(EXACT([.B200];&quot;&quot;);[.B200]&lt;=0);&quot;&quot;;[.E201]-[.C201])" office:value-type="currency" office:currency="USD" office:value="720.430294170082">
            <text:p>$720.43</text:p>
          </table:table-cell>
          <table:table-cell table:style-name="ce21" table:formula="of:=IF(OR(EXACT([.B200];&quot;&quot;);[.B200]&lt;=0);&quot;&quot;;IF([.G201]&gt;0;[.G201];MIN([.B200]+[.C20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1]+1" office:value-type="float" office:value="196">
            <text:p>196</text:p>
          </table:table-cell>
          <table:table-cell table:style-name="ce21" table:formula="of:=IF(OR(EXACT([.B201];&quot;&quot;);[.B201]&lt;=0);&quot;&quot;;ROUND([.B201]-[.D202];2))" office:value-type="currency" office:currency="USD" office:value="184222.27">
            <text:p>$184,222.27</text:p>
          </table:table-cell>
          <table:table-cell table:style-name="ce21" table:formula="of:=IF(OR(EXACT([.B201];&quot;&quot;);[.B201]&lt;=0);&quot;&quot;;[.B201]*[.$D$1])" office:value-type="currency" office:currency="USD" office:value="924.7315">
            <text:p>$924.73</text:p>
          </table:table-cell>
          <table:table-cell table:style-name="ce21" table:formula="of:=IF(OR(EXACT([.B201];&quot;&quot;);[.B201]&lt;=0);&quot;&quot;;[.E202]-[.C202])" office:value-type="currency" office:currency="USD" office:value="724.032444170082">
            <text:p>$724.03</text:p>
          </table:table-cell>
          <table:table-cell table:style-name="ce21" table:formula="of:=IF(OR(EXACT([.B201];&quot;&quot;);[.B201]&lt;=0);&quot;&quot;;IF([.G202]&gt;0;[.G202];MIN([.B201]+[.C20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2]+1" office:value-type="float" office:value="197">
            <text:p>197</text:p>
          </table:table-cell>
          <table:table-cell table:style-name="ce21" table:formula="of:=IF(OR(EXACT([.B202];&quot;&quot;);[.B202]&lt;=0);&quot;&quot;;ROUND([.B202]-[.D203];2))" office:value-type="currency" office:currency="USD" office:value="183494.62">
            <text:p>$183,494.62</text:p>
          </table:table-cell>
          <table:table-cell table:style-name="ce21" table:formula="of:=IF(OR(EXACT([.B202];&quot;&quot;);[.B202]&lt;=0);&quot;&quot;;[.B202]*[.$D$1])" office:value-type="currency" office:currency="USD" office:value="921.11135">
            <text:p>$921.11</text:p>
          </table:table-cell>
          <table:table-cell table:style-name="ce21" table:formula="of:=IF(OR(EXACT([.B202];&quot;&quot;);[.B202]&lt;=0);&quot;&quot;;[.E203]-[.C203])" office:value-type="currency" office:currency="USD" office:value="727.652594170082">
            <text:p>$727.65</text:p>
          </table:table-cell>
          <table:table-cell table:style-name="ce21" table:formula="of:=IF(OR(EXACT([.B202];&quot;&quot;);[.B202]&lt;=0);&quot;&quot;;IF([.G203]&gt;0;[.G203];MIN([.B202]+[.C20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3]+1" office:value-type="float" office:value="198">
            <text:p>198</text:p>
          </table:table-cell>
          <table:table-cell table:style-name="ce21" table:formula="of:=IF(OR(EXACT([.B203];&quot;&quot;);[.B203]&lt;=0);&quot;&quot;;ROUND([.B203]-[.D204];2))" office:value-type="currency" office:currency="USD" office:value="182763.33">
            <text:p>$182,763.33</text:p>
          </table:table-cell>
          <table:table-cell table:style-name="ce21" table:formula="of:=IF(OR(EXACT([.B203];&quot;&quot;);[.B203]&lt;=0);&quot;&quot;;[.B203]*[.$D$1])" office:value-type="currency" office:currency="USD" office:value="917.4731">
            <text:p>$917.47</text:p>
          </table:table-cell>
          <table:table-cell table:style-name="ce21" table:formula="of:=IF(OR(EXACT([.B203];&quot;&quot;);[.B203]&lt;=0);&quot;&quot;;[.E204]-[.C204])" office:value-type="currency" office:currency="USD" office:value="731.290844170082">
            <text:p>$731.29</text:p>
          </table:table-cell>
          <table:table-cell table:style-name="ce21" table:formula="of:=IF(OR(EXACT([.B203];&quot;&quot;);[.B203]&lt;=0);&quot;&quot;;IF([.G204]&gt;0;[.G204];MIN([.B203]+[.C20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4]+1" office:value-type="float" office:value="199">
            <text:p>199</text:p>
          </table:table-cell>
          <table:table-cell table:style-name="ce21" table:formula="of:=IF(OR(EXACT([.B204];&quot;&quot;);[.B204]&lt;=0);&quot;&quot;;ROUND([.B204]-[.D205];2))" office:value-type="currency" office:currency="USD" office:value="182028.38">
            <text:p>$182,028.38</text:p>
          </table:table-cell>
          <table:table-cell table:style-name="ce21" table:formula="of:=IF(OR(EXACT([.B204];&quot;&quot;);[.B204]&lt;=0);&quot;&quot;;[.B204]*[.$D$1])" office:value-type="currency" office:currency="USD" office:value="913.81665">
            <text:p>$913.82</text:p>
          </table:table-cell>
          <table:table-cell table:style-name="ce21" table:formula="of:=IF(OR(EXACT([.B204];&quot;&quot;);[.B204]&lt;=0);&quot;&quot;;[.E205]-[.C205])" office:value-type="currency" office:currency="USD" office:value="734.947294170082">
            <text:p>$734.95</text:p>
          </table:table-cell>
          <table:table-cell table:style-name="ce21" table:formula="of:=IF(OR(EXACT([.B204];&quot;&quot;);[.B204]&lt;=0);&quot;&quot;;IF([.G205]&gt;0;[.G205];MIN([.B204]+[.C20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5]+1" office:value-type="float" office:value="200">
            <text:p>200</text:p>
          </table:table-cell>
          <table:table-cell table:style-name="ce21" table:formula="of:=IF(OR(EXACT([.B205];&quot;&quot;);[.B205]&lt;=0);&quot;&quot;;ROUND([.B205]-[.D206];2))" office:value-type="currency" office:currency="USD" office:value="181289.76">
            <text:p>$181,289.76</text:p>
          </table:table-cell>
          <table:table-cell table:style-name="ce21" table:formula="of:=IF(OR(EXACT([.B205];&quot;&quot;);[.B205]&lt;=0);&quot;&quot;;[.B205]*[.$D$1])" office:value-type="currency" office:currency="USD" office:value="910.1419">
            <text:p>$910.14</text:p>
          </table:table-cell>
          <table:table-cell table:style-name="ce21" table:formula="of:=IF(OR(EXACT([.B205];&quot;&quot;);[.B205]&lt;=0);&quot;&quot;;[.E206]-[.C206])" office:value-type="currency" office:currency="USD" office:value="738.622044170082">
            <text:p>$738.62</text:p>
          </table:table-cell>
          <table:table-cell table:style-name="ce21" table:formula="of:=IF(OR(EXACT([.B205];&quot;&quot;);[.B205]&lt;=0);&quot;&quot;;IF([.G206]&gt;0;[.G206];MIN([.B205]+[.C20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6]+1" office:value-type="float" office:value="201">
            <text:p>201</text:p>
          </table:table-cell>
          <table:table-cell table:style-name="ce21" table:formula="of:=IF(OR(EXACT([.B206];&quot;&quot;);[.B206]&lt;=0);&quot;&quot;;ROUND([.B206]-[.D207];2))" office:value-type="currency" office:currency="USD" office:value="180547.44">
            <text:p>$180,547.44</text:p>
          </table:table-cell>
          <table:table-cell table:style-name="ce21" table:formula="of:=IF(OR(EXACT([.B206];&quot;&quot;);[.B206]&lt;=0);&quot;&quot;;[.B206]*[.$D$1])" office:value-type="currency" office:currency="USD" office:value="906.4488">
            <text:p>$906.45</text:p>
          </table:table-cell>
          <table:table-cell table:style-name="ce21" table:formula="of:=IF(OR(EXACT([.B206];&quot;&quot;);[.B206]&lt;=0);&quot;&quot;;[.E207]-[.C207])" office:value-type="currency" office:currency="USD" office:value="742.315144170082">
            <text:p>$742.32</text:p>
          </table:table-cell>
          <table:table-cell table:style-name="ce21" table:formula="of:=IF(OR(EXACT([.B206];&quot;&quot;);[.B206]&lt;=0);&quot;&quot;;IF([.G207]&gt;0;[.G207];MIN([.B206]+[.C20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7]+1" office:value-type="float" office:value="202">
            <text:p>202</text:p>
          </table:table-cell>
          <table:table-cell table:style-name="ce21" table:formula="of:=IF(OR(EXACT([.B207];&quot;&quot;);[.B207]&lt;=0);&quot;&quot;;ROUND([.B207]-[.D208];2))" office:value-type="currency" office:currency="USD" office:value="179801.41">
            <text:p>$179,801.41</text:p>
          </table:table-cell>
          <table:table-cell table:style-name="ce21" table:formula="of:=IF(OR(EXACT([.B207];&quot;&quot;);[.B207]&lt;=0);&quot;&quot;;[.B207]*[.$D$1])" office:value-type="currency" office:currency="USD" office:value="902.7372">
            <text:p>$902.74</text:p>
          </table:table-cell>
          <table:table-cell table:style-name="ce21" table:formula="of:=IF(OR(EXACT([.B207];&quot;&quot;);[.B207]&lt;=0);&quot;&quot;;[.E208]-[.C208])" office:value-type="currency" office:currency="USD" office:value="746.026744170082">
            <text:p>$746.03</text:p>
          </table:table-cell>
          <table:table-cell table:style-name="ce21" table:formula="of:=IF(OR(EXACT([.B207];&quot;&quot;);[.B207]&lt;=0);&quot;&quot;;IF([.G208]&gt;0;[.G208];MIN([.B207]+[.C20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8]+1" office:value-type="float" office:value="203">
            <text:p>203</text:p>
          </table:table-cell>
          <table:table-cell table:style-name="ce21" table:formula="of:=IF(OR(EXACT([.B208];&quot;&quot;);[.B208]&lt;=0);&quot;&quot;;ROUND([.B208]-[.D209];2))" office:value-type="currency" office:currency="USD" office:value="179051.65">
            <text:p>$179,051.65</text:p>
          </table:table-cell>
          <table:table-cell table:style-name="ce21" table:formula="of:=IF(OR(EXACT([.B208];&quot;&quot;);[.B208]&lt;=0);&quot;&quot;;[.B208]*[.$D$1])" office:value-type="currency" office:currency="USD" office:value="899.00705">
            <text:p>$899.01</text:p>
          </table:table-cell>
          <table:table-cell table:style-name="ce21" table:formula="of:=IF(OR(EXACT([.B208];&quot;&quot;);[.B208]&lt;=0);&quot;&quot;;[.E209]-[.C209])" office:value-type="currency" office:currency="USD" office:value="749.756894170082">
            <text:p>$749.76</text:p>
          </table:table-cell>
          <table:table-cell table:style-name="ce21" table:formula="of:=IF(OR(EXACT([.B208];&quot;&quot;);[.B208]&lt;=0);&quot;&quot;;IF([.G209]&gt;0;[.G209];MIN([.B208]+[.C20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09]+1" office:value-type="float" office:value="204">
            <text:p>204</text:p>
          </table:table-cell>
          <table:table-cell table:style-name="ce22" table:formula="of:=IF(OR(EXACT([.B209];&quot;&quot;);[.B209]&lt;=0);&quot;&quot;;ROUND([.B209]-[.D210];2))" office:value-type="currency" office:currency="USD" office:value="178298.14">
            <text:p>$178,298.14</text:p>
          </table:table-cell>
          <table:table-cell table:style-name="ce22" table:formula="of:=IF(OR(EXACT([.B209];&quot;&quot;);[.B209]&lt;=0);&quot;&quot;;[.B209]*[.$D$1])" office:value-type="currency" office:currency="USD" office:value="895.25825">
            <text:p>$895.26</text:p>
          </table:table-cell>
          <table:table-cell table:style-name="ce22" table:formula="of:=IF(OR(EXACT([.B209];&quot;&quot;);[.B209]&lt;=0);&quot;&quot;;[.E210]-[.C210])" office:value-type="currency" office:currency="USD" office:value="753.505694170082">
            <text:p>$753.51</text:p>
          </table:table-cell>
          <table:table-cell table:style-name="ce22" table:formula="of:=IF(OR(EXACT([.B209];&quot;&quot;);[.B209]&lt;=0);&quot;&quot;;IF([.G210]&gt;0;[.G210];MIN([.B209]+[.C21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7">
            <text:p>1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0]+1" office:value-type="float" office:value="205">
            <text:p>205</text:p>
          </table:table-cell>
          <table:table-cell table:style-name="ce21" table:formula="of:=IF(OR(EXACT([.B210];&quot;&quot;);[.B210]&lt;=0);&quot;&quot;;ROUND([.B210]-[.D211];2))" office:value-type="currency" office:currency="USD" office:value="177540.87">
            <text:p>$177,540.87</text:p>
          </table:table-cell>
          <table:table-cell table:style-name="ce21" table:formula="of:=IF(OR(EXACT([.B210];&quot;&quot;);[.B210]&lt;=0);&quot;&quot;;[.B210]*[.$D$1])" office:value-type="currency" office:currency="USD" office:value="891.4907">
            <text:p>$891.49</text:p>
          </table:table-cell>
          <table:table-cell table:style-name="ce21" table:formula="of:=IF(OR(EXACT([.B210];&quot;&quot;);[.B210]&lt;=0);&quot;&quot;;[.E211]-[.C211])" office:value-type="currency" office:currency="USD" office:value="757.273244170082">
            <text:p>$757.27</text:p>
          </table:table-cell>
          <table:table-cell table:style-name="ce21" table:formula="of:=IF(OR(EXACT([.B210];&quot;&quot;);[.B210]&lt;=0);&quot;&quot;;IF([.G211]&gt;0;[.G211];MIN([.B210]+[.C21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1]+1" office:value-type="float" office:value="206">
            <text:p>206</text:p>
          </table:table-cell>
          <table:table-cell table:style-name="ce21" table:formula="of:=IF(OR(EXACT([.B211];&quot;&quot;);[.B211]&lt;=0);&quot;&quot;;ROUND([.B211]-[.D212];2))" office:value-type="currency" office:currency="USD" office:value="176779.81">
            <text:p>$176,779.81</text:p>
          </table:table-cell>
          <table:table-cell table:style-name="ce21" table:formula="of:=IF(OR(EXACT([.B211];&quot;&quot;);[.B211]&lt;=0);&quot;&quot;;[.B211]*[.$D$1])" office:value-type="currency" office:currency="USD" office:value="887.70435">
            <text:p>$887.70</text:p>
          </table:table-cell>
          <table:table-cell table:style-name="ce21" table:formula="of:=IF(OR(EXACT([.B211];&quot;&quot;);[.B211]&lt;=0);&quot;&quot;;[.E212]-[.C212])" office:value-type="currency" office:currency="USD" office:value="761.059594170082">
            <text:p>$761.06</text:p>
          </table:table-cell>
          <table:table-cell table:style-name="ce21" table:formula="of:=IF(OR(EXACT([.B211];&quot;&quot;);[.B211]&lt;=0);&quot;&quot;;IF([.G212]&gt;0;[.G212];MIN([.B211]+[.C21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2]+1" office:value-type="float" office:value="207">
            <text:p>207</text:p>
          </table:table-cell>
          <table:table-cell table:style-name="ce21" table:formula="of:=IF(OR(EXACT([.B212];&quot;&quot;);[.B212]&lt;=0);&quot;&quot;;ROUND([.B212]-[.D213];2))" office:value-type="currency" office:currency="USD" office:value="176014.95">
            <text:p>$176,014.95</text:p>
          </table:table-cell>
          <table:table-cell table:style-name="ce21" table:formula="of:=IF(OR(EXACT([.B212];&quot;&quot;);[.B212]&lt;=0);&quot;&quot;;[.B212]*[.$D$1])" office:value-type="currency" office:currency="USD" office:value="883.89905">
            <text:p>$883.90</text:p>
          </table:table-cell>
          <table:table-cell table:style-name="ce21" table:formula="of:=IF(OR(EXACT([.B212];&quot;&quot;);[.B212]&lt;=0);&quot;&quot;;[.E213]-[.C213])" office:value-type="currency" office:currency="USD" office:value="764.864894170082">
            <text:p>$764.86</text:p>
          </table:table-cell>
          <table:table-cell table:style-name="ce21" table:formula="of:=IF(OR(EXACT([.B212];&quot;&quot;);[.B212]&lt;=0);&quot;&quot;;IF([.G213]&gt;0;[.G213];MIN([.B212]+[.C21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3]+1" office:value-type="float" office:value="208">
            <text:p>208</text:p>
          </table:table-cell>
          <table:table-cell table:style-name="ce21" table:formula="of:=IF(OR(EXACT([.B213];&quot;&quot;);[.B213]&lt;=0);&quot;&quot;;ROUND([.B213]-[.D214];2))" office:value-type="currency" office:currency="USD" office:value="175246.26">
            <text:p>$175,246.26</text:p>
          </table:table-cell>
          <table:table-cell table:style-name="ce21" table:formula="of:=IF(OR(EXACT([.B213];&quot;&quot;);[.B213]&lt;=0);&quot;&quot;;[.B213]*[.$D$1])" office:value-type="currency" office:currency="USD" office:value="880.07475">
            <text:p>$880.07</text:p>
          </table:table-cell>
          <table:table-cell table:style-name="ce21" table:formula="of:=IF(OR(EXACT([.B213];&quot;&quot;);[.B213]&lt;=0);&quot;&quot;;[.E214]-[.C214])" office:value-type="currency" office:currency="USD" office:value="768.689194170082">
            <text:p>$768.69</text:p>
          </table:table-cell>
          <table:table-cell table:style-name="ce21" table:formula="of:=IF(OR(EXACT([.B213];&quot;&quot;);[.B213]&lt;=0);&quot;&quot;;IF([.G214]&gt;0;[.G214];MIN([.B213]+[.C21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4]+1" office:value-type="float" office:value="209">
            <text:p>209</text:p>
          </table:table-cell>
          <table:table-cell table:style-name="ce21" table:formula="of:=IF(OR(EXACT([.B214];&quot;&quot;);[.B214]&lt;=0);&quot;&quot;;ROUND([.B214]-[.D215];2))" office:value-type="currency" office:currency="USD" office:value="174473.73">
            <text:p>$174,473.73</text:p>
          </table:table-cell>
          <table:table-cell table:style-name="ce21" table:formula="of:=IF(OR(EXACT([.B214];&quot;&quot;);[.B214]&lt;=0);&quot;&quot;;[.B214]*[.$D$1])" office:value-type="currency" office:currency="USD" office:value="876.2313">
            <text:p>$876.23</text:p>
          </table:table-cell>
          <table:table-cell table:style-name="ce21" table:formula="of:=IF(OR(EXACT([.B214];&quot;&quot;);[.B214]&lt;=0);&quot;&quot;;[.E215]-[.C215])" office:value-type="currency" office:currency="USD" office:value="772.532644170082">
            <text:p>$772.53</text:p>
          </table:table-cell>
          <table:table-cell table:style-name="ce21" table:formula="of:=IF(OR(EXACT([.B214];&quot;&quot;);[.B214]&lt;=0);&quot;&quot;;IF([.G215]&gt;0;[.G215];MIN([.B214]+[.C21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5]+1" office:value-type="float" office:value="210">
            <text:p>210</text:p>
          </table:table-cell>
          <table:table-cell table:style-name="ce21" table:formula="of:=IF(OR(EXACT([.B215];&quot;&quot;);[.B215]&lt;=0);&quot;&quot;;ROUND([.B215]-[.D216];2))" office:value-type="currency" office:currency="USD" office:value="173697.33">
            <text:p>$173,697.33</text:p>
          </table:table-cell>
          <table:table-cell table:style-name="ce21" table:formula="of:=IF(OR(EXACT([.B215];&quot;&quot;);[.B215]&lt;=0);&quot;&quot;;[.B215]*[.$D$1])" office:value-type="currency" office:currency="USD" office:value="872.36865">
            <text:p>$872.37</text:p>
          </table:table-cell>
          <table:table-cell table:style-name="ce21" table:formula="of:=IF(OR(EXACT([.B215];&quot;&quot;);[.B215]&lt;=0);&quot;&quot;;[.E216]-[.C216])" office:value-type="currency" office:currency="USD" office:value="776.395294170082">
            <text:p>$776.40</text:p>
          </table:table-cell>
          <table:table-cell table:style-name="ce21" table:formula="of:=IF(OR(EXACT([.B215];&quot;&quot;);[.B215]&lt;=0);&quot;&quot;;IF([.G216]&gt;0;[.G216];MIN([.B215]+[.C21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6]+1" office:value-type="float" office:value="211">
            <text:p>211</text:p>
          </table:table-cell>
          <table:table-cell table:style-name="ce21" table:formula="of:=IF(OR(EXACT([.B216];&quot;&quot;);[.B216]&lt;=0);&quot;&quot;;ROUND([.B216]-[.D217];2))" office:value-type="currency" office:currency="USD" office:value="172917.05">
            <text:p>$172,917.05</text:p>
          </table:table-cell>
          <table:table-cell table:style-name="ce21" table:formula="of:=IF(OR(EXACT([.B216];&quot;&quot;);[.B216]&lt;=0);&quot;&quot;;[.B216]*[.$D$1])" office:value-type="currency" office:currency="USD" office:value="868.48665">
            <text:p>$868.49</text:p>
          </table:table-cell>
          <table:table-cell table:style-name="ce21" table:formula="of:=IF(OR(EXACT([.B216];&quot;&quot;);[.B216]&lt;=0);&quot;&quot;;[.E217]-[.C217])" office:value-type="currency" office:currency="USD" office:value="780.277294170082">
            <text:p>$780.28</text:p>
          </table:table-cell>
          <table:table-cell table:style-name="ce21" table:formula="of:=IF(OR(EXACT([.B216];&quot;&quot;);[.B216]&lt;=0);&quot;&quot;;IF([.G217]&gt;0;[.G217];MIN([.B216]+[.C21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7]+1" office:value-type="float" office:value="212">
            <text:p>212</text:p>
          </table:table-cell>
          <table:table-cell table:style-name="ce21" table:formula="of:=IF(OR(EXACT([.B217];&quot;&quot;);[.B217]&lt;=0);&quot;&quot;;ROUND([.B217]-[.D218];2))" office:value-type="currency" office:currency="USD" office:value="172132.87">
            <text:p>$172,132.87</text:p>
          </table:table-cell>
          <table:table-cell table:style-name="ce21" table:formula="of:=IF(OR(EXACT([.B217];&quot;&quot;);[.B217]&lt;=0);&quot;&quot;;[.B217]*[.$D$1])" office:value-type="currency" office:currency="USD" office:value="864.58525">
            <text:p>$864.59</text:p>
          </table:table-cell>
          <table:table-cell table:style-name="ce21" table:formula="of:=IF(OR(EXACT([.B217];&quot;&quot;);[.B217]&lt;=0);&quot;&quot;;[.E218]-[.C218])" office:value-type="currency" office:currency="USD" office:value="784.178694170082">
            <text:p>$784.18</text:p>
          </table:table-cell>
          <table:table-cell table:style-name="ce21" table:formula="of:=IF(OR(EXACT([.B217];&quot;&quot;);[.B217]&lt;=0);&quot;&quot;;IF([.G218]&gt;0;[.G218];MIN([.B217]+[.C21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8]+1" office:value-type="float" office:value="213">
            <text:p>213</text:p>
          </table:table-cell>
          <table:table-cell table:style-name="ce21" table:formula="of:=IF(OR(EXACT([.B218];&quot;&quot;);[.B218]&lt;=0);&quot;&quot;;ROUND([.B218]-[.D219];2))" office:value-type="currency" office:currency="USD" office:value="171344.77">
            <text:p>$171,344.77</text:p>
          </table:table-cell>
          <table:table-cell table:style-name="ce21" table:formula="of:=IF(OR(EXACT([.B218];&quot;&quot;);[.B218]&lt;=0);&quot;&quot;;[.B218]*[.$D$1])" office:value-type="currency" office:currency="USD" office:value="860.66435">
            <text:p>$860.66</text:p>
          </table:table-cell>
          <table:table-cell table:style-name="ce21" table:formula="of:=IF(OR(EXACT([.B218];&quot;&quot;);[.B218]&lt;=0);&quot;&quot;;[.E219]-[.C219])" office:value-type="currency" office:currency="USD" office:value="788.099594170082">
            <text:p>$788.10</text:p>
          </table:table-cell>
          <table:table-cell table:style-name="ce21" table:formula="of:=IF(OR(EXACT([.B218];&quot;&quot;);[.B218]&lt;=0);&quot;&quot;;IF([.G219]&gt;0;[.G219];MIN([.B218]+[.C21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9]+1" office:value-type="float" office:value="214">
            <text:p>214</text:p>
          </table:table-cell>
          <table:table-cell table:style-name="ce21" table:formula="of:=IF(OR(EXACT([.B219];&quot;&quot;);[.B219]&lt;=0);&quot;&quot;;ROUND([.B219]-[.D220];2))" office:value-type="currency" office:currency="USD" office:value="170552.73">
            <text:p>$170,552.73</text:p>
          </table:table-cell>
          <table:table-cell table:style-name="ce21" table:formula="of:=IF(OR(EXACT([.B219];&quot;&quot;);[.B219]&lt;=0);&quot;&quot;;[.B219]*[.$D$1])" office:value-type="currency" office:currency="USD" office:value="856.72385">
            <text:p>$856.72</text:p>
          </table:table-cell>
          <table:table-cell table:style-name="ce21" table:formula="of:=IF(OR(EXACT([.B219];&quot;&quot;);[.B219]&lt;=0);&quot;&quot;;[.E220]-[.C220])" office:value-type="currency" office:currency="USD" office:value="792.040094170082">
            <text:p>$792.04</text:p>
          </table:table-cell>
          <table:table-cell table:style-name="ce21" table:formula="of:=IF(OR(EXACT([.B219];&quot;&quot;);[.B219]&lt;=0);&quot;&quot;;IF([.G220]&gt;0;[.G220];MIN([.B219]+[.C22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0]+1" office:value-type="float" office:value="215">
            <text:p>215</text:p>
          </table:table-cell>
          <table:table-cell table:style-name="ce21" table:formula="of:=IF(OR(EXACT([.B220];&quot;&quot;);[.B220]&lt;=0);&quot;&quot;;ROUND([.B220]-[.D221];2))" office:value-type="currency" office:currency="USD" office:value="169756.73">
            <text:p>$169,756.73</text:p>
          </table:table-cell>
          <table:table-cell table:style-name="ce21" table:formula="of:=IF(OR(EXACT([.B220];&quot;&quot;);[.B220]&lt;=0);&quot;&quot;;[.B220]*[.$D$1])" office:value-type="currency" office:currency="USD" office:value="852.76365">
            <text:p>$852.76</text:p>
          </table:table-cell>
          <table:table-cell table:style-name="ce21" table:formula="of:=IF(OR(EXACT([.B220];&quot;&quot;);[.B220]&lt;=0);&quot;&quot;;[.E221]-[.C221])" office:value-type="currency" office:currency="USD" office:value="796.000294170082">
            <text:p>$796.00</text:p>
          </table:table-cell>
          <table:table-cell table:style-name="ce21" table:formula="of:=IF(OR(EXACT([.B220];&quot;&quot;);[.B220]&lt;=0);&quot;&quot;;IF([.G221]&gt;0;[.G221];MIN([.B220]+[.C22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21]+1" office:value-type="float" office:value="216">
            <text:p>216</text:p>
          </table:table-cell>
          <table:table-cell table:style-name="ce22" table:formula="of:=IF(OR(EXACT([.B221];&quot;&quot;);[.B221]&lt;=0);&quot;&quot;;ROUND([.B221]-[.D222];2))" office:value-type="currency" office:currency="USD" office:value="168956.75">
            <text:p>$168,956.75</text:p>
          </table:table-cell>
          <table:table-cell table:style-name="ce22" table:formula="of:=IF(OR(EXACT([.B221];&quot;&quot;);[.B221]&lt;=0);&quot;&quot;;[.B221]*[.$D$1])" office:value-type="currency" office:currency="USD" office:value="848.78365">
            <text:p>$848.78</text:p>
          </table:table-cell>
          <table:table-cell table:style-name="ce22" table:formula="of:=IF(OR(EXACT([.B221];&quot;&quot;);[.B221]&lt;=0);&quot;&quot;;[.E222]-[.C222])" office:value-type="currency" office:currency="USD" office:value="799.980294170082">
            <text:p>$799.98</text:p>
          </table:table-cell>
          <table:table-cell table:style-name="ce22" table:formula="of:=IF(OR(EXACT([.B221];&quot;&quot;);[.B221]&lt;=0);&quot;&quot;;IF([.G222]&gt;0;[.G222];MIN([.B221]+[.C22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8">
            <text:p>1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2]+1" office:value-type="float" office:value="217">
            <text:p>217</text:p>
          </table:table-cell>
          <table:table-cell table:style-name="ce21" table:formula="of:=IF(OR(EXACT([.B222];&quot;&quot;);[.B222]&lt;=0);&quot;&quot;;ROUND([.B222]-[.D223];2))" office:value-type="currency" office:currency="USD" office:value="168152.77">
            <text:p>$168,152.77</text:p>
          </table:table-cell>
          <table:table-cell table:style-name="ce21" table:formula="of:=IF(OR(EXACT([.B222];&quot;&quot;);[.B222]&lt;=0);&quot;&quot;;[.B222]*[.$D$1])" office:value-type="currency" office:currency="USD" office:value="844.78375">
            <text:p>$844.78</text:p>
          </table:table-cell>
          <table:table-cell table:style-name="ce21" table:formula="of:=IF(OR(EXACT([.B222];&quot;&quot;);[.B222]&lt;=0);&quot;&quot;;[.E223]-[.C223])" office:value-type="currency" office:currency="USD" office:value="803.980194170082">
            <text:p>$803.98</text:p>
          </table:table-cell>
          <table:table-cell table:style-name="ce21" table:formula="of:=IF(OR(EXACT([.B222];&quot;&quot;);[.B222]&lt;=0);&quot;&quot;;IF([.G223]&gt;0;[.G223];MIN([.B222]+[.C22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3]+1" office:value-type="float" office:value="218">
            <text:p>218</text:p>
          </table:table-cell>
          <table:table-cell table:style-name="ce21" table:formula="of:=IF(OR(EXACT([.B223];&quot;&quot;);[.B223]&lt;=0);&quot;&quot;;ROUND([.B223]-[.D224];2))" office:value-type="currency" office:currency="USD" office:value="167344.77">
            <text:p>$167,344.77</text:p>
          </table:table-cell>
          <table:table-cell table:style-name="ce21" table:formula="of:=IF(OR(EXACT([.B223];&quot;&quot;);[.B223]&lt;=0);&quot;&quot;;[.B223]*[.$D$1])" office:value-type="currency" office:currency="USD" office:value="840.76385">
            <text:p>$840.76</text:p>
          </table:table-cell>
          <table:table-cell table:style-name="ce21" table:formula="of:=IF(OR(EXACT([.B223];&quot;&quot;);[.B223]&lt;=0);&quot;&quot;;[.E224]-[.C224])" office:value-type="currency" office:currency="USD" office:value="808.000094170082">
            <text:p>$808.00</text:p>
          </table:table-cell>
          <table:table-cell table:style-name="ce21" table:formula="of:=IF(OR(EXACT([.B223];&quot;&quot;);[.B223]&lt;=0);&quot;&quot;;IF([.G224]&gt;0;[.G224];MIN([.B223]+[.C22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4]+1" office:value-type="float" office:value="219">
            <text:p>219</text:p>
          </table:table-cell>
          <table:table-cell table:style-name="ce21" table:formula="of:=IF(OR(EXACT([.B224];&quot;&quot;);[.B224]&lt;=0);&quot;&quot;;ROUND([.B224]-[.D225];2))" office:value-type="currency" office:currency="USD" office:value="166532.73">
            <text:p>$166,532.73</text:p>
          </table:table-cell>
          <table:table-cell table:style-name="ce21" table:formula="of:=IF(OR(EXACT([.B224];&quot;&quot;);[.B224]&lt;=0);&quot;&quot;;[.B224]*[.$D$1])" office:value-type="currency" office:currency="USD" office:value="836.72385">
            <text:p>$836.72</text:p>
          </table:table-cell>
          <table:table-cell table:style-name="ce21" table:formula="of:=IF(OR(EXACT([.B224];&quot;&quot;);[.B224]&lt;=0);&quot;&quot;;[.E225]-[.C225])" office:value-type="currency" office:currency="USD" office:value="812.040094170082">
            <text:p>$812.04</text:p>
          </table:table-cell>
          <table:table-cell table:style-name="ce21" table:formula="of:=IF(OR(EXACT([.B224];&quot;&quot;);[.B224]&lt;=0);&quot;&quot;;IF([.G225]&gt;0;[.G225];MIN([.B224]+[.C22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5]+1" office:value-type="float" office:value="220">
            <text:p>220</text:p>
          </table:table-cell>
          <table:table-cell table:style-name="ce21" table:formula="of:=IF(OR(EXACT([.B225];&quot;&quot;);[.B225]&lt;=0);&quot;&quot;;ROUND([.B225]-[.D226];2))" office:value-type="currency" office:currency="USD" office:value="165716.63">
            <text:p>$165,716.63</text:p>
          </table:table-cell>
          <table:table-cell table:style-name="ce21" table:formula="of:=IF(OR(EXACT([.B225];&quot;&quot;);[.B225]&lt;=0);&quot;&quot;;[.B225]*[.$D$1])" office:value-type="currency" office:currency="USD" office:value="832.66365">
            <text:p>$832.66</text:p>
          </table:table-cell>
          <table:table-cell table:style-name="ce21" table:formula="of:=IF(OR(EXACT([.B225];&quot;&quot;);[.B225]&lt;=0);&quot;&quot;;[.E226]-[.C226])" office:value-type="currency" office:currency="USD" office:value="816.100294170082">
            <text:p>$816.10</text:p>
          </table:table-cell>
          <table:table-cell table:style-name="ce21" table:formula="of:=IF(OR(EXACT([.B225];&quot;&quot;);[.B225]&lt;=0);&quot;&quot;;IF([.G226]&gt;0;[.G226];MIN([.B225]+[.C22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6]+1" office:value-type="float" office:value="221">
            <text:p>221</text:p>
          </table:table-cell>
          <table:table-cell table:style-name="ce21" table:formula="of:=IF(OR(EXACT([.B226];&quot;&quot;);[.B226]&lt;=0);&quot;&quot;;ROUND([.B226]-[.D227];2))" office:value-type="currency" office:currency="USD" office:value="164896.45">
            <text:p>$164,896.45</text:p>
          </table:table-cell>
          <table:table-cell table:style-name="ce21" table:formula="of:=IF(OR(EXACT([.B226];&quot;&quot;);[.B226]&lt;=0);&quot;&quot;;[.B226]*[.$D$1])" office:value-type="currency" office:currency="USD" office:value="828.58315">
            <text:p>$828.58</text:p>
          </table:table-cell>
          <table:table-cell table:style-name="ce21" table:formula="of:=IF(OR(EXACT([.B226];&quot;&quot;);[.B226]&lt;=0);&quot;&quot;;[.E227]-[.C227])" office:value-type="currency" office:currency="USD" office:value="820.180794170082">
            <text:p>$820.18</text:p>
          </table:table-cell>
          <table:table-cell table:style-name="ce21" table:formula="of:=IF(OR(EXACT([.B226];&quot;&quot;);[.B226]&lt;=0);&quot;&quot;;IF([.G227]&gt;0;[.G227];MIN([.B226]+[.C22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7]+1" office:value-type="float" office:value="222">
            <text:p>222</text:p>
          </table:table-cell>
          <table:table-cell table:style-name="ce21" table:formula="of:=IF(OR(EXACT([.B227];&quot;&quot;);[.B227]&lt;=0);&quot;&quot;;ROUND([.B227]-[.D228];2))" office:value-type="currency" office:currency="USD" office:value="164072.17">
            <text:p>$164,072.17</text:p>
          </table:table-cell>
          <table:table-cell table:style-name="ce21" table:formula="of:=IF(OR(EXACT([.B227];&quot;&quot;);[.B227]&lt;=0);&quot;&quot;;[.B227]*[.$D$1])" office:value-type="currency" office:currency="USD" office:value="824.48225">
            <text:p>$824.48</text:p>
          </table:table-cell>
          <table:table-cell table:style-name="ce21" table:formula="of:=IF(OR(EXACT([.B227];&quot;&quot;);[.B227]&lt;=0);&quot;&quot;;[.E228]-[.C228])" office:value-type="currency" office:currency="USD" office:value="824.281694170082">
            <text:p>$824.28</text:p>
          </table:table-cell>
          <table:table-cell table:style-name="ce21" table:formula="of:=IF(OR(EXACT([.B227];&quot;&quot;);[.B227]&lt;=0);&quot;&quot;;IF([.G228]&gt;0;[.G228];MIN([.B227]+[.C22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8]+1" office:value-type="float" office:value="223">
            <text:p>223</text:p>
          </table:table-cell>
          <table:table-cell table:style-name="ce21" table:formula="of:=IF(OR(EXACT([.B228];&quot;&quot;);[.B228]&lt;=0);&quot;&quot;;ROUND([.B228]-[.D229];2))" office:value-type="currency" office:currency="USD" office:value="163243.77">
            <text:p>$163,243.77</text:p>
          </table:table-cell>
          <table:table-cell table:style-name="ce21" table:formula="of:=IF(OR(EXACT([.B228];&quot;&quot;);[.B228]&lt;=0);&quot;&quot;;[.B228]*[.$D$1])" office:value-type="currency" office:currency="USD" office:value="820.36085">
            <text:p>$820.36</text:p>
          </table:table-cell>
          <table:table-cell table:style-name="ce21" table:formula="of:=IF(OR(EXACT([.B228];&quot;&quot;);[.B228]&lt;=0);&quot;&quot;;[.E229]-[.C229])" office:value-type="currency" office:currency="USD" office:value="828.403094170082">
            <text:p>$828.40</text:p>
          </table:table-cell>
          <table:table-cell table:style-name="ce21" table:formula="of:=IF(OR(EXACT([.B228];&quot;&quot;);[.B228]&lt;=0);&quot;&quot;;IF([.G229]&gt;0;[.G229];MIN([.B228]+[.C22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9]+1" office:value-type="float" office:value="224">
            <text:p>224</text:p>
          </table:table-cell>
          <table:table-cell table:style-name="ce21" table:formula="of:=IF(OR(EXACT([.B229];&quot;&quot;);[.B229]&lt;=0);&quot;&quot;;ROUND([.B229]-[.D230];2))" office:value-type="currency" office:currency="USD" office:value="162411.22">
            <text:p>$162,411.22</text:p>
          </table:table-cell>
          <table:table-cell table:style-name="ce21" table:formula="of:=IF(OR(EXACT([.B229];&quot;&quot;);[.B229]&lt;=0);&quot;&quot;;[.B229]*[.$D$1])" office:value-type="currency" office:currency="USD" office:value="816.21885">
            <text:p>$816.22</text:p>
          </table:table-cell>
          <table:table-cell table:style-name="ce21" table:formula="of:=IF(OR(EXACT([.B229];&quot;&quot;);[.B229]&lt;=0);&quot;&quot;;[.E230]-[.C230])" office:value-type="currency" office:currency="USD" office:value="832.545094170082">
            <text:p>$832.55</text:p>
          </table:table-cell>
          <table:table-cell table:style-name="ce21" table:formula="of:=IF(OR(EXACT([.B229];&quot;&quot;);[.B229]&lt;=0);&quot;&quot;;IF([.G230]&gt;0;[.G230];MIN([.B229]+[.C23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0]+1" office:value-type="float" office:value="225">
            <text:p>225</text:p>
          </table:table-cell>
          <table:table-cell table:style-name="ce21" table:formula="of:=IF(OR(EXACT([.B230];&quot;&quot;);[.B230]&lt;=0);&quot;&quot;;ROUND([.B230]-[.D231];2))" office:value-type="currency" office:currency="USD" office:value="161574.51">
            <text:p>$161,574.51</text:p>
          </table:table-cell>
          <table:table-cell table:style-name="ce21" table:formula="of:=IF(OR(EXACT([.B230];&quot;&quot;);[.B230]&lt;=0);&quot;&quot;;[.B230]*[.$D$1])" office:value-type="currency" office:currency="USD" office:value="812.0561">
            <text:p>$812.06</text:p>
          </table:table-cell>
          <table:table-cell table:style-name="ce21" table:formula="of:=IF(OR(EXACT([.B230];&quot;&quot;);[.B230]&lt;=0);&quot;&quot;;[.E231]-[.C231])" office:value-type="currency" office:currency="USD" office:value="836.707844170082">
            <text:p>$836.71</text:p>
          </table:table-cell>
          <table:table-cell table:style-name="ce21" table:formula="of:=IF(OR(EXACT([.B230];&quot;&quot;);[.B230]&lt;=0);&quot;&quot;;IF([.G231]&gt;0;[.G231];MIN([.B230]+[.C23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1]+1" office:value-type="float" office:value="226">
            <text:p>226</text:p>
          </table:table-cell>
          <table:table-cell table:style-name="ce21" table:formula="of:=IF(OR(EXACT([.B231];&quot;&quot;);[.B231]&lt;=0);&quot;&quot;;ROUND([.B231]-[.D232];2))" office:value-type="currency" office:currency="USD" office:value="160733.62">
            <text:p>$160,733.62</text:p>
          </table:table-cell>
          <table:table-cell table:style-name="ce21" table:formula="of:=IF(OR(EXACT([.B231];&quot;&quot;);[.B231]&lt;=0);&quot;&quot;;[.B231]*[.$D$1])" office:value-type="currency" office:currency="USD" office:value="807.87255">
            <text:p>$807.87</text:p>
          </table:table-cell>
          <table:table-cell table:style-name="ce21" table:formula="of:=IF(OR(EXACT([.B231];&quot;&quot;);[.B231]&lt;=0);&quot;&quot;;[.E232]-[.C232])" office:value-type="currency" office:currency="USD" office:value="840.891394170082">
            <text:p>$840.89</text:p>
          </table:table-cell>
          <table:table-cell table:style-name="ce21" table:formula="of:=IF(OR(EXACT([.B231];&quot;&quot;);[.B231]&lt;=0);&quot;&quot;;IF([.G232]&gt;0;[.G232];MIN([.B231]+[.C23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2]+1" office:value-type="float" office:value="227">
            <text:p>227</text:p>
          </table:table-cell>
          <table:table-cell table:style-name="ce21" table:formula="of:=IF(OR(EXACT([.B232];&quot;&quot;);[.B232]&lt;=0);&quot;&quot;;ROUND([.B232]-[.D233];2))" office:value-type="currency" office:currency="USD" office:value="159888.52">
            <text:p>$159,888.52</text:p>
          </table:table-cell>
          <table:table-cell table:style-name="ce21" table:formula="of:=IF(OR(EXACT([.B232];&quot;&quot;);[.B232]&lt;=0);&quot;&quot;;[.B232]*[.$D$1])" office:value-type="currency" office:currency="USD" office:value="803.6681">
            <text:p>$803.67</text:p>
          </table:table-cell>
          <table:table-cell table:style-name="ce21" table:formula="of:=IF(OR(EXACT([.B232];&quot;&quot;);[.B232]&lt;=0);&quot;&quot;;[.E233]-[.C233])" office:value-type="currency" office:currency="USD" office:value="845.095844170082">
            <text:p>$845.10</text:p>
          </table:table-cell>
          <table:table-cell table:style-name="ce21" table:formula="of:=IF(OR(EXACT([.B232];&quot;&quot;);[.B232]&lt;=0);&quot;&quot;;IF([.G233]&gt;0;[.G233];MIN([.B232]+[.C23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33]+1" office:value-type="float" office:value="228">
            <text:p>228</text:p>
          </table:table-cell>
          <table:table-cell table:style-name="ce22" table:formula="of:=IF(OR(EXACT([.B233];&quot;&quot;);[.B233]&lt;=0);&quot;&quot;;ROUND([.B233]-[.D234];2))" office:value-type="currency" office:currency="USD" office:value="159039.2">
            <text:p>$159,039.20</text:p>
          </table:table-cell>
          <table:table-cell table:style-name="ce22" table:formula="of:=IF(OR(EXACT([.B233];&quot;&quot;);[.B233]&lt;=0);&quot;&quot;;[.B233]*[.$D$1])" office:value-type="currency" office:currency="USD" office:value="799.4426">
            <text:p>$799.44</text:p>
          </table:table-cell>
          <table:table-cell table:style-name="ce22" table:formula="of:=IF(OR(EXACT([.B233];&quot;&quot;);[.B233]&lt;=0);&quot;&quot;;[.E234]-[.C234])" office:value-type="currency" office:currency="USD" office:value="849.321344170082">
            <text:p>$849.32</text:p>
          </table:table-cell>
          <table:table-cell table:style-name="ce22" table:formula="of:=IF(OR(EXACT([.B233];&quot;&quot;);[.B233]&lt;=0);&quot;&quot;;IF([.G234]&gt;0;[.G234];MIN([.B233]+[.C23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9">
            <text:p>1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4]+1" office:value-type="float" office:value="229">
            <text:p>229</text:p>
          </table:table-cell>
          <table:table-cell table:style-name="ce21" table:formula="of:=IF(OR(EXACT([.B234];&quot;&quot;);[.B234]&lt;=0);&quot;&quot;;ROUND([.B234]-[.D235];2))" office:value-type="currency" office:currency="USD" office:value="158185.63">
            <text:p>$158,185.63</text:p>
          </table:table-cell>
          <table:table-cell table:style-name="ce21" table:formula="of:=IF(OR(EXACT([.B234];&quot;&quot;);[.B234]&lt;=0);&quot;&quot;;[.B234]*[.$D$1])" office:value-type="currency" office:currency="USD" office:value="795.196">
            <text:p>$795.20</text:p>
          </table:table-cell>
          <table:table-cell table:style-name="ce21" table:formula="of:=IF(OR(EXACT([.B234];&quot;&quot;);[.B234]&lt;=0);&quot;&quot;;[.E235]-[.C235])" office:value-type="currency" office:currency="USD" office:value="853.567944170082">
            <text:p>$853.57</text:p>
          </table:table-cell>
          <table:table-cell table:style-name="ce21" table:formula="of:=IF(OR(EXACT([.B234];&quot;&quot;);[.B234]&lt;=0);&quot;&quot;;IF([.G235]&gt;0;[.G235];MIN([.B234]+[.C23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5]+1" office:value-type="float" office:value="230">
            <text:p>230</text:p>
          </table:table-cell>
          <table:table-cell table:style-name="ce21" table:formula="of:=IF(OR(EXACT([.B235];&quot;&quot;);[.B235]&lt;=0);&quot;&quot;;ROUND([.B235]-[.D236];2))" office:value-type="currency" office:currency="USD" office:value="157327.79">
            <text:p>$157,327.79</text:p>
          </table:table-cell>
          <table:table-cell table:style-name="ce21" table:formula="of:=IF(OR(EXACT([.B235];&quot;&quot;);[.B235]&lt;=0);&quot;&quot;;[.B235]*[.$D$1])" office:value-type="currency" office:currency="USD" office:value="790.92815">
            <text:p>$790.93</text:p>
          </table:table-cell>
          <table:table-cell table:style-name="ce21" table:formula="of:=IF(OR(EXACT([.B235];&quot;&quot;);[.B235]&lt;=0);&quot;&quot;;[.E236]-[.C236])" office:value-type="currency" office:currency="USD" office:value="857.835794170082">
            <text:p>$857.84</text:p>
          </table:table-cell>
          <table:table-cell table:style-name="ce21" table:formula="of:=IF(OR(EXACT([.B235];&quot;&quot;);[.B235]&lt;=0);&quot;&quot;;IF([.G236]&gt;0;[.G236];MIN([.B235]+[.C23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6]+1" office:value-type="float" office:value="231">
            <text:p>231</text:p>
          </table:table-cell>
          <table:table-cell table:style-name="ce21" table:formula="of:=IF(OR(EXACT([.B236];&quot;&quot;);[.B236]&lt;=0);&quot;&quot;;ROUND([.B236]-[.D237];2))" office:value-type="currency" office:currency="USD" office:value="156465.67">
            <text:p>$156,465.67</text:p>
          </table:table-cell>
          <table:table-cell table:style-name="ce21" table:formula="of:=IF(OR(EXACT([.B236];&quot;&quot;);[.B236]&lt;=0);&quot;&quot;;[.B236]*[.$D$1])" office:value-type="currency" office:currency="USD" office:value="786.63895">
            <text:p>$786.64</text:p>
          </table:table-cell>
          <table:table-cell table:style-name="ce21" table:formula="of:=IF(OR(EXACT([.B236];&quot;&quot;);[.B236]&lt;=0);&quot;&quot;;[.E237]-[.C237])" office:value-type="currency" office:currency="USD" office:value="862.124994170082">
            <text:p>$862.12</text:p>
          </table:table-cell>
          <table:table-cell table:style-name="ce21" table:formula="of:=IF(OR(EXACT([.B236];&quot;&quot;);[.B236]&lt;=0);&quot;&quot;;IF([.G237]&gt;0;[.G237];MIN([.B236]+[.C23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7]+1" office:value-type="float" office:value="232">
            <text:p>232</text:p>
          </table:table-cell>
          <table:table-cell table:style-name="ce21" table:formula="of:=IF(OR(EXACT([.B237];&quot;&quot;);[.B237]&lt;=0);&quot;&quot;;ROUND([.B237]-[.D238];2))" office:value-type="currency" office:currency="USD" office:value="155599.23">
            <text:p>$155,599.23</text:p>
          </table:table-cell>
          <table:table-cell table:style-name="ce21" table:formula="of:=IF(OR(EXACT([.B237];&quot;&quot;);[.B237]&lt;=0);&quot;&quot;;[.B237]*[.$D$1])" office:value-type="currency" office:currency="USD" office:value="782.32835">
            <text:p>$782.33</text:p>
          </table:table-cell>
          <table:table-cell table:style-name="ce21" table:formula="of:=IF(OR(EXACT([.B237];&quot;&quot;);[.B237]&lt;=0);&quot;&quot;;[.E238]-[.C238])" office:value-type="currency" office:currency="USD" office:value="866.435594170082">
            <text:p>$866.44</text:p>
          </table:table-cell>
          <table:table-cell table:style-name="ce21" table:formula="of:=IF(OR(EXACT([.B237];&quot;&quot;);[.B237]&lt;=0);&quot;&quot;;IF([.G238]&gt;0;[.G238];MIN([.B237]+[.C23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8]+1" office:value-type="float" office:value="233">
            <text:p>233</text:p>
          </table:table-cell>
          <table:table-cell table:style-name="ce21" table:formula="of:=IF(OR(EXACT([.B238];&quot;&quot;);[.B238]&lt;=0);&quot;&quot;;ROUND([.B238]-[.D239];2))" office:value-type="currency" office:currency="USD" office:value="154728.46">
            <text:p>$154,728.46</text:p>
          </table:table-cell>
          <table:table-cell table:style-name="ce21" table:formula="of:=IF(OR(EXACT([.B238];&quot;&quot;);[.B238]&lt;=0);&quot;&quot;;[.B238]*[.$D$1])" office:value-type="currency" office:currency="USD" office:value="777.99615">
            <text:p>$778.00</text:p>
          </table:table-cell>
          <table:table-cell table:style-name="ce21" table:formula="of:=IF(OR(EXACT([.B238];&quot;&quot;);[.B238]&lt;=0);&quot;&quot;;[.E239]-[.C239])" office:value-type="currency" office:currency="USD" office:value="870.767794170082">
            <text:p>$870.77</text:p>
          </table:table-cell>
          <table:table-cell table:style-name="ce21" table:formula="of:=IF(OR(EXACT([.B238];&quot;&quot;);[.B238]&lt;=0);&quot;&quot;;IF([.G239]&gt;0;[.G239];MIN([.B238]+[.C23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9]+1" office:value-type="float" office:value="234">
            <text:p>234</text:p>
          </table:table-cell>
          <table:table-cell table:style-name="ce21" table:formula="of:=IF(OR(EXACT([.B239];&quot;&quot;);[.B239]&lt;=0);&quot;&quot;;ROUND([.B239]-[.D240];2))" office:value-type="currency" office:currency="USD" office:value="153853.34">
            <text:p>$153,853.34</text:p>
          </table:table-cell>
          <table:table-cell table:style-name="ce21" table:formula="of:=IF(OR(EXACT([.B239];&quot;&quot;);[.B239]&lt;=0);&quot;&quot;;[.B239]*[.$D$1])" office:value-type="currency" office:currency="USD" office:value="773.6423">
            <text:p>$773.64</text:p>
          </table:table-cell>
          <table:table-cell table:style-name="ce21" table:formula="of:=IF(OR(EXACT([.B239];&quot;&quot;);[.B239]&lt;=0);&quot;&quot;;[.E240]-[.C240])" office:value-type="currency" office:currency="USD" office:value="875.121644170082">
            <text:p>$875.12</text:p>
          </table:table-cell>
          <table:table-cell table:style-name="ce21" table:formula="of:=IF(OR(EXACT([.B239];&quot;&quot;);[.B239]&lt;=0);&quot;&quot;;IF([.G240]&gt;0;[.G240];MIN([.B239]+[.C24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0]+1" office:value-type="float" office:value="235">
            <text:p>235</text:p>
          </table:table-cell>
          <table:table-cell table:style-name="ce21" table:formula="of:=IF(OR(EXACT([.B240];&quot;&quot;);[.B240]&lt;=0);&quot;&quot;;ROUND([.B240]-[.D241];2))" office:value-type="currency" office:currency="USD" office:value="152973.84">
            <text:p>$152,973.84</text:p>
          </table:table-cell>
          <table:table-cell table:style-name="ce21" table:formula="of:=IF(OR(EXACT([.B240];&quot;&quot;);[.B240]&lt;=0);&quot;&quot;;[.B240]*[.$D$1])" office:value-type="currency" office:currency="USD" office:value="769.2667">
            <text:p>$769.27</text:p>
          </table:table-cell>
          <table:table-cell table:style-name="ce21" table:formula="of:=IF(OR(EXACT([.B240];&quot;&quot;);[.B240]&lt;=0);&quot;&quot;;[.E241]-[.C241])" office:value-type="currency" office:currency="USD" office:value="879.497244170082">
            <text:p>$879.50</text:p>
          </table:table-cell>
          <table:table-cell table:style-name="ce21" table:formula="of:=IF(OR(EXACT([.B240];&quot;&quot;);[.B240]&lt;=0);&quot;&quot;;IF([.G241]&gt;0;[.G241];MIN([.B240]+[.C24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1]+1" office:value-type="float" office:value="236">
            <text:p>236</text:p>
          </table:table-cell>
          <table:table-cell table:style-name="ce21" table:formula="of:=IF(OR(EXACT([.B241];&quot;&quot;);[.B241]&lt;=0);&quot;&quot;;ROUND([.B241]-[.D242];2))" office:value-type="currency" office:currency="USD" office:value="152089.95">
            <text:p>$152,089.95</text:p>
          </table:table-cell>
          <table:table-cell table:style-name="ce21" table:formula="of:=IF(OR(EXACT([.B241];&quot;&quot;);[.B241]&lt;=0);&quot;&quot;;[.B241]*[.$D$1])" office:value-type="currency" office:currency="USD" office:value="764.8692">
            <text:p>$764.87</text:p>
          </table:table-cell>
          <table:table-cell table:style-name="ce21" table:formula="of:=IF(OR(EXACT([.B241];&quot;&quot;);[.B241]&lt;=0);&quot;&quot;;[.E242]-[.C242])" office:value-type="currency" office:currency="USD" office:value="883.894744170082">
            <text:p>$883.89</text:p>
          </table:table-cell>
          <table:table-cell table:style-name="ce21" table:formula="of:=IF(OR(EXACT([.B241];&quot;&quot;);[.B241]&lt;=0);&quot;&quot;;IF([.G242]&gt;0;[.G242];MIN([.B241]+[.C24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2]+1" office:value-type="float" office:value="237">
            <text:p>237</text:p>
          </table:table-cell>
          <table:table-cell table:style-name="ce21" table:formula="of:=IF(OR(EXACT([.B242];&quot;&quot;);[.B242]&lt;=0);&quot;&quot;;ROUND([.B242]-[.D243];2))" office:value-type="currency" office:currency="USD" office:value="151201.64">
            <text:p>$151,201.64</text:p>
          </table:table-cell>
          <table:table-cell table:style-name="ce21" table:formula="of:=IF(OR(EXACT([.B242];&quot;&quot;);[.B242]&lt;=0);&quot;&quot;;[.B242]*[.$D$1])" office:value-type="currency" office:currency="USD" office:value="760.44975">
            <text:p>$760.45</text:p>
          </table:table-cell>
          <table:table-cell table:style-name="ce21" table:formula="of:=IF(OR(EXACT([.B242];&quot;&quot;);[.B242]&lt;=0);&quot;&quot;;[.E243]-[.C243])" office:value-type="currency" office:currency="USD" office:value="888.314194170082">
            <text:p>$888.31</text:p>
          </table:table-cell>
          <table:table-cell table:style-name="ce21" table:formula="of:=IF(OR(EXACT([.B242];&quot;&quot;);[.B242]&lt;=0);&quot;&quot;;IF([.G243]&gt;0;[.G243];MIN([.B242]+[.C24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3]+1" office:value-type="float" office:value="238">
            <text:p>238</text:p>
          </table:table-cell>
          <table:table-cell table:style-name="ce21" table:formula="of:=IF(OR(EXACT([.B243];&quot;&quot;);[.B243]&lt;=0);&quot;&quot;;ROUND([.B243]-[.D244];2))" office:value-type="currency" office:currency="USD" office:value="150308.88">
            <text:p>$150,308.88</text:p>
          </table:table-cell>
          <table:table-cell table:style-name="ce21" table:formula="of:=IF(OR(EXACT([.B243];&quot;&quot;);[.B243]&lt;=0);&quot;&quot;;[.B243]*[.$D$1])" office:value-type="currency" office:currency="USD" office:value="756.0082">
            <text:p>$756.01</text:p>
          </table:table-cell>
          <table:table-cell table:style-name="ce21" table:formula="of:=IF(OR(EXACT([.B243];&quot;&quot;);[.B243]&lt;=0);&quot;&quot;;[.E244]-[.C244])" office:value-type="currency" office:currency="USD" office:value="892.755744170082">
            <text:p>$892.76</text:p>
          </table:table-cell>
          <table:table-cell table:style-name="ce21" table:formula="of:=IF(OR(EXACT([.B243];&quot;&quot;);[.B243]&lt;=0);&quot;&quot;;IF([.G244]&gt;0;[.G244];MIN([.B243]+[.C24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4]+1" office:value-type="float" office:value="239">
            <text:p>239</text:p>
          </table:table-cell>
          <table:table-cell table:style-name="ce21" table:formula="of:=IF(OR(EXACT([.B244];&quot;&quot;);[.B244]&lt;=0);&quot;&quot;;ROUND([.B244]-[.D245];2))" office:value-type="currency" office:currency="USD" office:value="149411.66">
            <text:p>$149,411.66</text:p>
          </table:table-cell>
          <table:table-cell table:style-name="ce21" table:formula="of:=IF(OR(EXACT([.B244];&quot;&quot;);[.B244]&lt;=0);&quot;&quot;;[.B244]*[.$D$1])" office:value-type="currency" office:currency="USD" office:value="751.5444">
            <text:p>$751.54</text:p>
          </table:table-cell>
          <table:table-cell table:style-name="ce21" table:formula="of:=IF(OR(EXACT([.B244];&quot;&quot;);[.B244]&lt;=0);&quot;&quot;;[.E245]-[.C245])" office:value-type="currency" office:currency="USD" office:value="897.219544170082">
            <text:p>$897.22</text:p>
          </table:table-cell>
          <table:table-cell table:style-name="ce21" table:formula="of:=IF(OR(EXACT([.B244];&quot;&quot;);[.B244]&lt;=0);&quot;&quot;;IF([.G245]&gt;0;[.G245];MIN([.B244]+[.C24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45]+1" office:value-type="float" office:value="240">
            <text:p>240</text:p>
          </table:table-cell>
          <table:table-cell table:style-name="ce22" table:formula="of:=IF(OR(EXACT([.B245];&quot;&quot;);[.B245]&lt;=0);&quot;&quot;;ROUND([.B245]-[.D246];2))" office:value-type="currency" office:currency="USD" office:value="148509.95">
            <text:p>$148,509.95</text:p>
          </table:table-cell>
          <table:table-cell table:style-name="ce22" table:formula="of:=IF(OR(EXACT([.B245];&quot;&quot;);[.B245]&lt;=0);&quot;&quot;;[.B245]*[.$D$1])" office:value-type="currency" office:currency="USD" office:value="747.0583">
            <text:p>$747.06</text:p>
          </table:table-cell>
          <table:table-cell table:style-name="ce22" table:formula="of:=IF(OR(EXACT([.B245];&quot;&quot;);[.B245]&lt;=0);&quot;&quot;;[.E246]-[.C246])" office:value-type="currency" office:currency="USD" office:value="901.705644170082">
            <text:p>$901.71</text:p>
          </table:table-cell>
          <table:table-cell table:style-name="ce22" table:formula="of:=IF(OR(EXACT([.B245];&quot;&quot;);[.B245]&lt;=0);&quot;&quot;;IF([.G246]&gt;0;[.G246];MIN([.B245]+[.C24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0">
            <text:p>2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6]+1" office:value-type="float" office:value="241">
            <text:p>241</text:p>
          </table:table-cell>
          <table:table-cell table:style-name="ce21" table:formula="of:=IF(OR(EXACT([.B246];&quot;&quot;);[.B246]&lt;=0);&quot;&quot;;ROUND([.B246]-[.D247];2))" office:value-type="currency" office:currency="USD" office:value="147603.74">
            <text:p>$147,603.74</text:p>
          </table:table-cell>
          <table:table-cell table:style-name="ce21" table:formula="of:=IF(OR(EXACT([.B246];&quot;&quot;);[.B246]&lt;=0);&quot;&quot;;[.B246]*[.$D$1])" office:value-type="currency" office:currency="USD" office:value="742.54975">
            <text:p>$742.55</text:p>
          </table:table-cell>
          <table:table-cell table:style-name="ce21" table:formula="of:=IF(OR(EXACT([.B246];&quot;&quot;);[.B246]&lt;=0);&quot;&quot;;[.E247]-[.C247])" office:value-type="currency" office:currency="USD" office:value="906.214194170082">
            <text:p>$906.21</text:p>
          </table:table-cell>
          <table:table-cell table:style-name="ce21" table:formula="of:=IF(OR(EXACT([.B246];&quot;&quot;);[.B246]&lt;=0);&quot;&quot;;IF([.G247]&gt;0;[.G247];MIN([.B246]+[.C24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7]+1" office:value-type="float" office:value="242">
            <text:p>242</text:p>
          </table:table-cell>
          <table:table-cell table:style-name="ce21" table:formula="of:=IF(OR(EXACT([.B247];&quot;&quot;);[.B247]&lt;=0);&quot;&quot;;ROUND([.B247]-[.D248];2))" office:value-type="currency" office:currency="USD" office:value="146692.99">
            <text:p>$146,692.99</text:p>
          </table:table-cell>
          <table:table-cell table:style-name="ce21" table:formula="of:=IF(OR(EXACT([.B247];&quot;&quot;);[.B247]&lt;=0);&quot;&quot;;[.B247]*[.$D$1])" office:value-type="currency" office:currency="USD" office:value="738.0187">
            <text:p>$738.02</text:p>
          </table:table-cell>
          <table:table-cell table:style-name="ce21" table:formula="of:=IF(OR(EXACT([.B247];&quot;&quot;);[.B247]&lt;=0);&quot;&quot;;[.E248]-[.C248])" office:value-type="currency" office:currency="USD" office:value="910.745244170082">
            <text:p>$910.75</text:p>
          </table:table-cell>
          <table:table-cell table:style-name="ce21" table:formula="of:=IF(OR(EXACT([.B247];&quot;&quot;);[.B247]&lt;=0);&quot;&quot;;IF([.G248]&gt;0;[.G248];MIN([.B247]+[.C24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8]+1" office:value-type="float" office:value="243">
            <text:p>243</text:p>
          </table:table-cell>
          <table:table-cell table:style-name="ce21" table:formula="of:=IF(OR(EXACT([.B248];&quot;&quot;);[.B248]&lt;=0);&quot;&quot;;ROUND([.B248]-[.D249];2))" office:value-type="currency" office:currency="USD" office:value="145777.69">
            <text:p>$145,777.69</text:p>
          </table:table-cell>
          <table:table-cell table:style-name="ce21" table:formula="of:=IF(OR(EXACT([.B248];&quot;&quot;);[.B248]&lt;=0);&quot;&quot;;[.B248]*[.$D$1])" office:value-type="currency" office:currency="USD" office:value="733.46495">
            <text:p>$733.46</text:p>
          </table:table-cell>
          <table:table-cell table:style-name="ce21" table:formula="of:=IF(OR(EXACT([.B248];&quot;&quot;);[.B248]&lt;=0);&quot;&quot;;[.E249]-[.C249])" office:value-type="currency" office:currency="USD" office:value="915.298994170082">
            <text:p>$915.30</text:p>
          </table:table-cell>
          <table:table-cell table:style-name="ce21" table:formula="of:=IF(OR(EXACT([.B248];&quot;&quot;);[.B248]&lt;=0);&quot;&quot;;IF([.G249]&gt;0;[.G249];MIN([.B248]+[.C24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9]+1" office:value-type="float" office:value="244">
            <text:p>244</text:p>
          </table:table-cell>
          <table:table-cell table:style-name="ce21" table:formula="of:=IF(OR(EXACT([.B249];&quot;&quot;);[.B249]&lt;=0);&quot;&quot;;ROUND([.B249]-[.D250];2))" office:value-type="currency" office:currency="USD" office:value="144857.81">
            <text:p>$144,857.81</text:p>
          </table:table-cell>
          <table:table-cell table:style-name="ce21" table:formula="of:=IF(OR(EXACT([.B249];&quot;&quot;);[.B249]&lt;=0);&quot;&quot;;[.B249]*[.$D$1])" office:value-type="currency" office:currency="USD" office:value="728.88845">
            <text:p>$728.89</text:p>
          </table:table-cell>
          <table:table-cell table:style-name="ce21" table:formula="of:=IF(OR(EXACT([.B249];&quot;&quot;);[.B249]&lt;=0);&quot;&quot;;[.E250]-[.C250])" office:value-type="currency" office:currency="USD" office:value="919.875494170082">
            <text:p>$919.88</text:p>
          </table:table-cell>
          <table:table-cell table:style-name="ce21" table:formula="of:=IF(OR(EXACT([.B249];&quot;&quot;);[.B249]&lt;=0);&quot;&quot;;IF([.G250]&gt;0;[.G250];MIN([.B249]+[.C25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0]+1" office:value-type="float" office:value="245">
            <text:p>245</text:p>
          </table:table-cell>
          <table:table-cell table:style-name="ce21" table:formula="of:=IF(OR(EXACT([.B250];&quot;&quot;);[.B250]&lt;=0);&quot;&quot;;ROUND([.B250]-[.D251];2))" office:value-type="currency" office:currency="USD" office:value="143933.34">
            <text:p>$143,933.34</text:p>
          </table:table-cell>
          <table:table-cell table:style-name="ce21" table:formula="of:=IF(OR(EXACT([.B250];&quot;&quot;);[.B250]&lt;=0);&quot;&quot;;[.B250]*[.$D$1])" office:value-type="currency" office:currency="USD" office:value="724.28905">
            <text:p>$724.29</text:p>
          </table:table-cell>
          <table:table-cell table:style-name="ce21" table:formula="of:=IF(OR(EXACT([.B250];&quot;&quot;);[.B250]&lt;=0);&quot;&quot;;[.E251]-[.C251])" office:value-type="currency" office:currency="USD" office:value="924.474894170082">
            <text:p>$924.47</text:p>
          </table:table-cell>
          <table:table-cell table:style-name="ce21" table:formula="of:=IF(OR(EXACT([.B250];&quot;&quot;);[.B250]&lt;=0);&quot;&quot;;IF([.G251]&gt;0;[.G251];MIN([.B250]+[.C25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1]+1" office:value-type="float" office:value="246">
            <text:p>246</text:p>
          </table:table-cell>
          <table:table-cell table:style-name="ce21" table:formula="of:=IF(OR(EXACT([.B251];&quot;&quot;);[.B251]&lt;=0);&quot;&quot;;ROUND([.B251]-[.D252];2))" office:value-type="currency" office:currency="USD" office:value="143004.24">
            <text:p>$143,004.24</text:p>
          </table:table-cell>
          <table:table-cell table:style-name="ce21" table:formula="of:=IF(OR(EXACT([.B251];&quot;&quot;);[.B251]&lt;=0);&quot;&quot;;[.B251]*[.$D$1])" office:value-type="currency" office:currency="USD" office:value="719.6667">
            <text:p>$719.67</text:p>
          </table:table-cell>
          <table:table-cell table:style-name="ce21" table:formula="of:=IF(OR(EXACT([.B251];&quot;&quot;);[.B251]&lt;=0);&quot;&quot;;[.E252]-[.C252])" office:value-type="currency" office:currency="USD" office:value="929.097244170082">
            <text:p>$929.10</text:p>
          </table:table-cell>
          <table:table-cell table:style-name="ce21" table:formula="of:=IF(OR(EXACT([.B251];&quot;&quot;);[.B251]&lt;=0);&quot;&quot;;IF([.G252]&gt;0;[.G252];MIN([.B251]+[.C25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2]+1" office:value-type="float" office:value="247">
            <text:p>247</text:p>
          </table:table-cell>
          <table:table-cell table:style-name="ce21" table:formula="of:=IF(OR(EXACT([.B252];&quot;&quot;);[.B252]&lt;=0);&quot;&quot;;ROUND([.B252]-[.D253];2))" office:value-type="currency" office:currency="USD" office:value="142070.5">
            <text:p>$142,070.50</text:p>
          </table:table-cell>
          <table:table-cell table:style-name="ce21" table:formula="of:=IF(OR(EXACT([.B252];&quot;&quot;);[.B252]&lt;=0);&quot;&quot;;[.B252]*[.$D$1])" office:value-type="currency" office:currency="USD" office:value="715.0212">
            <text:p>$715.02</text:p>
          </table:table-cell>
          <table:table-cell table:style-name="ce21" table:formula="of:=IF(OR(EXACT([.B252];&quot;&quot;);[.B252]&lt;=0);&quot;&quot;;[.E253]-[.C253])" office:value-type="currency" office:currency="USD" office:value="933.742744170082">
            <text:p>$933.74</text:p>
          </table:table-cell>
          <table:table-cell table:style-name="ce21" table:formula="of:=IF(OR(EXACT([.B252];&quot;&quot;);[.B252]&lt;=0);&quot;&quot;;IF([.G253]&gt;0;[.G253];MIN([.B252]+[.C25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3]+1" office:value-type="float" office:value="248">
            <text:p>248</text:p>
          </table:table-cell>
          <table:table-cell table:style-name="ce21" table:formula="of:=IF(OR(EXACT([.B253];&quot;&quot;);[.B253]&lt;=0);&quot;&quot;;ROUND([.B253]-[.D254];2))" office:value-type="currency" office:currency="USD" office:value="141132.09">
            <text:p>$141,132.09</text:p>
          </table:table-cell>
          <table:table-cell table:style-name="ce21" table:formula="of:=IF(OR(EXACT([.B253];&quot;&quot;);[.B253]&lt;=0);&quot;&quot;;[.B253]*[.$D$1])" office:value-type="currency" office:currency="USD" office:value="710.3525">
            <text:p>$710.35</text:p>
          </table:table-cell>
          <table:table-cell table:style-name="ce21" table:formula="of:=IF(OR(EXACT([.B253];&quot;&quot;);[.B253]&lt;=0);&quot;&quot;;[.E254]-[.C254])" office:value-type="currency" office:currency="USD" office:value="938.411444170082">
            <text:p>$938.41</text:p>
          </table:table-cell>
          <table:table-cell table:style-name="ce21" table:formula="of:=IF(OR(EXACT([.B253];&quot;&quot;);[.B253]&lt;=0);&quot;&quot;;IF([.G254]&gt;0;[.G254];MIN([.B253]+[.C25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4]+1" office:value-type="float" office:value="249">
            <text:p>249</text:p>
          </table:table-cell>
          <table:table-cell table:style-name="ce21" table:formula="of:=IF(OR(EXACT([.B254];&quot;&quot;);[.B254]&lt;=0);&quot;&quot;;ROUND([.B254]-[.D255];2))" office:value-type="currency" office:currency="USD" office:value="140188.99">
            <text:p>$140,188.99</text:p>
          </table:table-cell>
          <table:table-cell table:style-name="ce21" table:formula="of:=IF(OR(EXACT([.B254];&quot;&quot;);[.B254]&lt;=0);&quot;&quot;;[.B254]*[.$D$1])" office:value-type="currency" office:currency="USD" office:value="705.66045">
            <text:p>$705.66</text:p>
          </table:table-cell>
          <table:table-cell table:style-name="ce21" table:formula="of:=IF(OR(EXACT([.B254];&quot;&quot;);[.B254]&lt;=0);&quot;&quot;;[.E255]-[.C255])" office:value-type="currency" office:currency="USD" office:value="943.103494170082">
            <text:p>$943.10</text:p>
          </table:table-cell>
          <table:table-cell table:style-name="ce21" table:formula="of:=IF(OR(EXACT([.B254];&quot;&quot;);[.B254]&lt;=0);&quot;&quot;;IF([.G255]&gt;0;[.G255];MIN([.B254]+[.C25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5]+1" office:value-type="float" office:value="250">
            <text:p>250</text:p>
          </table:table-cell>
          <table:table-cell table:style-name="ce21" table:formula="of:=IF(OR(EXACT([.B255];&quot;&quot;);[.B255]&lt;=0);&quot;&quot;;ROUND([.B255]-[.D256];2))" office:value-type="currency" office:currency="USD" office:value="139241.17">
            <text:p>$139,241.17</text:p>
          </table:table-cell>
          <table:table-cell table:style-name="ce21" table:formula="of:=IF(OR(EXACT([.B255];&quot;&quot;);[.B255]&lt;=0);&quot;&quot;;[.B255]*[.$D$1])" office:value-type="currency" office:currency="USD" office:value="700.94495">
            <text:p>$700.94</text:p>
          </table:table-cell>
          <table:table-cell table:style-name="ce21" table:formula="of:=IF(OR(EXACT([.B255];&quot;&quot;);[.B255]&lt;=0);&quot;&quot;;[.E256]-[.C256])" office:value-type="currency" office:currency="USD" office:value="947.818994170082">
            <text:p>$947.82</text:p>
          </table:table-cell>
          <table:table-cell table:style-name="ce21" table:formula="of:=IF(OR(EXACT([.B255];&quot;&quot;);[.B255]&lt;=0);&quot;&quot;;IF([.G256]&gt;0;[.G256];MIN([.B255]+[.C25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6]+1" office:value-type="float" office:value="251">
            <text:p>251</text:p>
          </table:table-cell>
          <table:table-cell table:style-name="ce21" table:formula="of:=IF(OR(EXACT([.B256];&quot;&quot;);[.B256]&lt;=0);&quot;&quot;;ROUND([.B256]-[.D257];2))" office:value-type="currency" office:currency="USD" office:value="138288.61">
            <text:p>$138,288.61</text:p>
          </table:table-cell>
          <table:table-cell table:style-name="ce21" table:formula="of:=IF(OR(EXACT([.B256];&quot;&quot;);[.B256]&lt;=0);&quot;&quot;;[.B256]*[.$D$1])" office:value-type="currency" office:currency="USD" office:value="696.20585">
            <text:p>$696.21</text:p>
          </table:table-cell>
          <table:table-cell table:style-name="ce21" table:formula="of:=IF(OR(EXACT([.B256];&quot;&quot;);[.B256]&lt;=0);&quot;&quot;;[.E257]-[.C257])" office:value-type="currency" office:currency="USD" office:value="952.558094170082">
            <text:p>$952.56</text:p>
          </table:table-cell>
          <table:table-cell table:style-name="ce21" table:formula="of:=IF(OR(EXACT([.B256];&quot;&quot;);[.B256]&lt;=0);&quot;&quot;;IF([.G257]&gt;0;[.G257];MIN([.B256]+[.C25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57]+1" office:value-type="float" office:value="252">
            <text:p>252</text:p>
          </table:table-cell>
          <table:table-cell table:style-name="ce22" table:formula="of:=IF(OR(EXACT([.B257];&quot;&quot;);[.B257]&lt;=0);&quot;&quot;;ROUND([.B257]-[.D258];2))" office:value-type="currency" office:currency="USD" office:value="137331.29">
            <text:p>$137,331.29</text:p>
          </table:table-cell>
          <table:table-cell table:style-name="ce22" table:formula="of:=IF(OR(EXACT([.B257];&quot;&quot;);[.B257]&lt;=0);&quot;&quot;;[.B257]*[.$D$1])" office:value-type="currency" office:currency="USD" office:value="691.44305">
            <text:p>$691.44</text:p>
          </table:table-cell>
          <table:table-cell table:style-name="ce22" table:formula="of:=IF(OR(EXACT([.B257];&quot;&quot;);[.B257]&lt;=0);&quot;&quot;;[.E258]-[.C258])" office:value-type="currency" office:currency="USD" office:value="957.320894170082">
            <text:p>$957.32</text:p>
          </table:table-cell>
          <table:table-cell table:style-name="ce22" table:formula="of:=IF(OR(EXACT([.B257];&quot;&quot;);[.B257]&lt;=0);&quot;&quot;;IF([.G258]&gt;0;[.G258];MIN([.B257]+[.C25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1">
            <text:p>2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8]+1" office:value-type="float" office:value="253">
            <text:p>253</text:p>
          </table:table-cell>
          <table:table-cell table:style-name="ce21" table:formula="of:=IF(OR(EXACT([.B258];&quot;&quot;);[.B258]&lt;=0);&quot;&quot;;ROUND([.B258]-[.D259];2))" office:value-type="currency" office:currency="USD" office:value="136369.18">
            <text:p>$136,369.18</text:p>
          </table:table-cell>
          <table:table-cell table:style-name="ce21" table:formula="of:=IF(OR(EXACT([.B258];&quot;&quot;);[.B258]&lt;=0);&quot;&quot;;[.B258]*[.$D$1])" office:value-type="currency" office:currency="USD" office:value="686.65645">
            <text:p>$686.66</text:p>
          </table:table-cell>
          <table:table-cell table:style-name="ce21" table:formula="of:=IF(OR(EXACT([.B258];&quot;&quot;);[.B258]&lt;=0);&quot;&quot;;[.E259]-[.C259])" office:value-type="currency" office:currency="USD" office:value="962.107494170082">
            <text:p>$962.11</text:p>
          </table:table-cell>
          <table:table-cell table:style-name="ce21" table:formula="of:=IF(OR(EXACT([.B258];&quot;&quot;);[.B258]&lt;=0);&quot;&quot;;IF([.G259]&gt;0;[.G259];MIN([.B258]+[.C25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9]+1" office:value-type="float" office:value="254">
            <text:p>254</text:p>
          </table:table-cell>
          <table:table-cell table:style-name="ce21" table:formula="of:=IF(OR(EXACT([.B259];&quot;&quot;);[.B259]&lt;=0);&quot;&quot;;ROUND([.B259]-[.D260];2))" office:value-type="currency" office:currency="USD" office:value="135402.26">
            <text:p>$135,402.26</text:p>
          </table:table-cell>
          <table:table-cell table:style-name="ce21" table:formula="of:=IF(OR(EXACT([.B259];&quot;&quot;);[.B259]&lt;=0);&quot;&quot;;[.B259]*[.$D$1])" office:value-type="currency" office:currency="USD" office:value="681.8459">
            <text:p>$681.85</text:p>
          </table:table-cell>
          <table:table-cell table:style-name="ce21" table:formula="of:=IF(OR(EXACT([.B259];&quot;&quot;);[.B259]&lt;=0);&quot;&quot;;[.E260]-[.C260])" office:value-type="currency" office:currency="USD" office:value="966.918044170082">
            <text:p>$966.92</text:p>
          </table:table-cell>
          <table:table-cell table:style-name="ce21" table:formula="of:=IF(OR(EXACT([.B259];&quot;&quot;);[.B259]&lt;=0);&quot;&quot;;IF([.G260]&gt;0;[.G260];MIN([.B259]+[.C26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0]+1" office:value-type="float" office:value="255">
            <text:p>255</text:p>
          </table:table-cell>
          <table:table-cell table:style-name="ce21" table:formula="of:=IF(OR(EXACT([.B260];&quot;&quot;);[.B260]&lt;=0);&quot;&quot;;ROUND([.B260]-[.D261];2))" office:value-type="currency" office:currency="USD" office:value="134430.51">
            <text:p>$134,430.51</text:p>
          </table:table-cell>
          <table:table-cell table:style-name="ce21" table:formula="of:=IF(OR(EXACT([.B260];&quot;&quot;);[.B260]&lt;=0);&quot;&quot;;[.B260]*[.$D$1])" office:value-type="currency" office:currency="USD" office:value="677.0113">
            <text:p>$677.01</text:p>
          </table:table-cell>
          <table:table-cell table:style-name="ce21" table:formula="of:=IF(OR(EXACT([.B260];&quot;&quot;);[.B260]&lt;=0);&quot;&quot;;[.E261]-[.C261])" office:value-type="currency" office:currency="USD" office:value="971.752644170082">
            <text:p>$971.75</text:p>
          </table:table-cell>
          <table:table-cell table:style-name="ce21" table:formula="of:=IF(OR(EXACT([.B260];&quot;&quot;);[.B260]&lt;=0);&quot;&quot;;IF([.G261]&gt;0;[.G261];MIN([.B260]+[.C26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1]+1" office:value-type="float" office:value="256">
            <text:p>256</text:p>
          </table:table-cell>
          <table:table-cell table:style-name="ce21" table:formula="of:=IF(OR(EXACT([.B261];&quot;&quot;);[.B261]&lt;=0);&quot;&quot;;ROUND([.B261]-[.D262];2))" office:value-type="currency" office:currency="USD" office:value="133453.9">
            <text:p>$133,453.90</text:p>
          </table:table-cell>
          <table:table-cell table:style-name="ce21" table:formula="of:=IF(OR(EXACT([.B261];&quot;&quot;);[.B261]&lt;=0);&quot;&quot;;[.B261]*[.$D$1])" office:value-type="currency" office:currency="USD" office:value="672.15255">
            <text:p>$672.15</text:p>
          </table:table-cell>
          <table:table-cell table:style-name="ce21" table:formula="of:=IF(OR(EXACT([.B261];&quot;&quot;);[.B261]&lt;=0);&quot;&quot;;[.E262]-[.C262])" office:value-type="currency" office:currency="USD" office:value="976.611394170082">
            <text:p>$976.61</text:p>
          </table:table-cell>
          <table:table-cell table:style-name="ce21" table:formula="of:=IF(OR(EXACT([.B261];&quot;&quot;);[.B261]&lt;=0);&quot;&quot;;IF([.G262]&gt;0;[.G262];MIN([.B261]+[.C26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2]+1" office:value-type="float" office:value="257">
            <text:p>257</text:p>
          </table:table-cell>
          <table:table-cell table:style-name="ce21" table:formula="of:=IF(OR(EXACT([.B262];&quot;&quot;);[.B262]&lt;=0);&quot;&quot;;ROUND([.B262]-[.D263];2))" office:value-type="currency" office:currency="USD" office:value="132472.41">
            <text:p>$132,472.41</text:p>
          </table:table-cell>
          <table:table-cell table:style-name="ce21" table:formula="of:=IF(OR(EXACT([.B262];&quot;&quot;);[.B262]&lt;=0);&quot;&quot;;[.B262]*[.$D$1])" office:value-type="currency" office:currency="USD" office:value="667.2695">
            <text:p>$667.27</text:p>
          </table:table-cell>
          <table:table-cell table:style-name="ce21" table:formula="of:=IF(OR(EXACT([.B262];&quot;&quot;);[.B262]&lt;=0);&quot;&quot;;[.E263]-[.C263])" office:value-type="currency" office:currency="USD" office:value="981.494444170082">
            <text:p>$981.49</text:p>
          </table:table-cell>
          <table:table-cell table:style-name="ce21" table:formula="of:=IF(OR(EXACT([.B262];&quot;&quot;);[.B262]&lt;=0);&quot;&quot;;IF([.G263]&gt;0;[.G263];MIN([.B262]+[.C26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3]+1" office:value-type="float" office:value="258">
            <text:p>258</text:p>
          </table:table-cell>
          <table:table-cell table:style-name="ce21" table:formula="of:=IF(OR(EXACT([.B263];&quot;&quot;);[.B263]&lt;=0);&quot;&quot;;ROUND([.B263]-[.D264];2))" office:value-type="currency" office:currency="USD" office:value="131486.01">
            <text:p>$131,486.01</text:p>
          </table:table-cell>
          <table:table-cell table:style-name="ce21" table:formula="of:=IF(OR(EXACT([.B263];&quot;&quot;);[.B263]&lt;=0);&quot;&quot;;[.B263]*[.$D$1])" office:value-type="currency" office:currency="USD" office:value="662.36205">
            <text:p>$662.36</text:p>
          </table:table-cell>
          <table:table-cell table:style-name="ce21" table:formula="of:=IF(OR(EXACT([.B263];&quot;&quot;);[.B263]&lt;=0);&quot;&quot;;[.E264]-[.C264])" office:value-type="currency" office:currency="USD" office:value="986.401894170082">
            <text:p>$986.40</text:p>
          </table:table-cell>
          <table:table-cell table:style-name="ce21" table:formula="of:=IF(OR(EXACT([.B263];&quot;&quot;);[.B263]&lt;=0);&quot;&quot;;IF([.G264]&gt;0;[.G264];MIN([.B263]+[.C26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4]+1" office:value-type="float" office:value="259">
            <text:p>259</text:p>
          </table:table-cell>
          <table:table-cell table:style-name="ce21" table:formula="of:=IF(OR(EXACT([.B264];&quot;&quot;);[.B264]&lt;=0);&quot;&quot;;ROUND([.B264]-[.D265];2))" office:value-type="currency" office:currency="USD" office:value="130494.68">
            <text:p>$130,494.68</text:p>
          </table:table-cell>
          <table:table-cell table:style-name="ce21" table:formula="of:=IF(OR(EXACT([.B264];&quot;&quot;);[.B264]&lt;=0);&quot;&quot;;[.B264]*[.$D$1])" office:value-type="currency" office:currency="USD" office:value="657.43005">
            <text:p>$657.43</text:p>
          </table:table-cell>
          <table:table-cell table:style-name="ce21" table:formula="of:=IF(OR(EXACT([.B264];&quot;&quot;);[.B264]&lt;=0);&quot;&quot;;[.E265]-[.C265])" office:value-type="currency" office:currency="USD" office:value="991.333894170082">
            <text:p>$991.33</text:p>
          </table:table-cell>
          <table:table-cell table:style-name="ce21" table:formula="of:=IF(OR(EXACT([.B264];&quot;&quot;);[.B264]&lt;=0);&quot;&quot;;IF([.G265]&gt;0;[.G265];MIN([.B264]+[.C26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5]+1" office:value-type="float" office:value="260">
            <text:p>260</text:p>
          </table:table-cell>
          <table:table-cell table:style-name="ce21" table:formula="of:=IF(OR(EXACT([.B265];&quot;&quot;);[.B265]&lt;=0);&quot;&quot;;ROUND([.B265]-[.D266];2))" office:value-type="currency" office:currency="USD" office:value="129498.39">
            <text:p>$129,498.39</text:p>
          </table:table-cell>
          <table:table-cell table:style-name="ce21" table:formula="of:=IF(OR(EXACT([.B265];&quot;&quot;);[.B265]&lt;=0);&quot;&quot;;[.B265]*[.$D$1])" office:value-type="currency" office:currency="USD" office:value="652.4734">
            <text:p>$652.47</text:p>
          </table:table-cell>
          <table:table-cell table:style-name="ce21" table:formula="of:=IF(OR(EXACT([.B265];&quot;&quot;);[.B265]&lt;=0);&quot;&quot;;[.E266]-[.C266])" office:value-type="currency" office:currency="USD" office:value="996.290544170082">
            <text:p>$996.29</text:p>
          </table:table-cell>
          <table:table-cell table:style-name="ce21" table:formula="of:=IF(OR(EXACT([.B265];&quot;&quot;);[.B265]&lt;=0);&quot;&quot;;IF([.G266]&gt;0;[.G266];MIN([.B265]+[.C26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6]+1" office:value-type="float" office:value="261">
            <text:p>261</text:p>
          </table:table-cell>
          <table:table-cell table:style-name="ce21" table:formula="of:=IF(OR(EXACT([.B266];&quot;&quot;);[.B266]&lt;=0);&quot;&quot;;ROUND([.B266]-[.D267];2))" office:value-type="currency" office:currency="USD" office:value="128497.12">
            <text:p>$128,497.12</text:p>
          </table:table-cell>
          <table:table-cell table:style-name="ce21" table:formula="of:=IF(OR(EXACT([.B266];&quot;&quot;);[.B266]&lt;=0);&quot;&quot;;[.B266]*[.$D$1])" office:value-type="currency" office:currency="USD" office:value="647.49195">
            <text:p>$647.49</text:p>
          </table:table-cell>
          <table:table-cell table:style-name="ce21" table:formula="of:=IF(OR(EXACT([.B266];&quot;&quot;);[.B266]&lt;=0);&quot;&quot;;[.E267]-[.C267])" office:value-type="currency" office:currency="USD" office:value="1001.27199417008">
            <text:p>$1,001.27</text:p>
          </table:table-cell>
          <table:table-cell table:style-name="ce21" table:formula="of:=IF(OR(EXACT([.B266];&quot;&quot;);[.B266]&lt;=0);&quot;&quot;;IF([.G267]&gt;0;[.G267];MIN([.B266]+[.C26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7]+1" office:value-type="float" office:value="262">
            <text:p>262</text:p>
          </table:table-cell>
          <table:table-cell table:style-name="ce21" table:formula="of:=IF(OR(EXACT([.B267];&quot;&quot;);[.B267]&lt;=0);&quot;&quot;;ROUND([.B267]-[.D268];2))" office:value-type="currency" office:currency="USD" office:value="127490.84">
            <text:p>$127,490.84</text:p>
          </table:table-cell>
          <table:table-cell table:style-name="ce21" table:formula="of:=IF(OR(EXACT([.B267];&quot;&quot;);[.B267]&lt;=0);&quot;&quot;;[.B267]*[.$D$1])" office:value-type="currency" office:currency="USD" office:value="642.4856">
            <text:p>$642.49</text:p>
          </table:table-cell>
          <table:table-cell table:style-name="ce21" table:formula="of:=IF(OR(EXACT([.B267];&quot;&quot;);[.B267]&lt;=0);&quot;&quot;;[.E268]-[.C268])" office:value-type="currency" office:currency="USD" office:value="1006.27834417008">
            <text:p>$1,006.28</text:p>
          </table:table-cell>
          <table:table-cell table:style-name="ce21" table:formula="of:=IF(OR(EXACT([.B267];&quot;&quot;);[.B267]&lt;=0);&quot;&quot;;IF([.G268]&gt;0;[.G268];MIN([.B267]+[.C26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8]+1" office:value-type="float" office:value="263">
            <text:p>263</text:p>
          </table:table-cell>
          <table:table-cell table:style-name="ce21" table:formula="of:=IF(OR(EXACT([.B268];&quot;&quot;);[.B268]&lt;=0);&quot;&quot;;ROUND([.B268]-[.D269];2))" office:value-type="currency" office:currency="USD" office:value="126479.53">
            <text:p>$126,479.53</text:p>
          </table:table-cell>
          <table:table-cell table:style-name="ce21" table:formula="of:=IF(OR(EXACT([.B268];&quot;&quot;);[.B268]&lt;=0);&quot;&quot;;[.B268]*[.$D$1])" office:value-type="currency" office:currency="USD" office:value="637.4542">
            <text:p>$637.45</text:p>
          </table:table-cell>
          <table:table-cell table:style-name="ce21" table:formula="of:=IF(OR(EXACT([.B268];&quot;&quot;);[.B268]&lt;=0);&quot;&quot;;[.E269]-[.C269])" office:value-type="currency" office:currency="USD" office:value="1011.30974417008">
            <text:p>$1,011.31</text:p>
          </table:table-cell>
          <table:table-cell table:style-name="ce21" table:formula="of:=IF(OR(EXACT([.B268];&quot;&quot;);[.B268]&lt;=0);&quot;&quot;;IF([.G269]&gt;0;[.G269];MIN([.B268]+[.C26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69]+1" office:value-type="float" office:value="264">
            <text:p>264</text:p>
          </table:table-cell>
          <table:table-cell table:style-name="ce22" table:formula="of:=IF(OR(EXACT([.B269];&quot;&quot;);[.B269]&lt;=0);&quot;&quot;;ROUND([.B269]-[.D270];2))" office:value-type="currency" office:currency="USD" office:value="125463.16">
            <text:p>$125,463.16</text:p>
          </table:table-cell>
          <table:table-cell table:style-name="ce22" table:formula="of:=IF(OR(EXACT([.B269];&quot;&quot;);[.B269]&lt;=0);&quot;&quot;;[.B269]*[.$D$1])" office:value-type="currency" office:currency="USD" office:value="632.39765">
            <text:p>$632.40</text:p>
          </table:table-cell>
          <table:table-cell table:style-name="ce22" table:formula="of:=IF(OR(EXACT([.B269];&quot;&quot;);[.B269]&lt;=0);&quot;&quot;;[.E270]-[.C270])" office:value-type="currency" office:currency="USD" office:value="1016.36629417008">
            <text:p>$1,016.37</text:p>
          </table:table-cell>
          <table:table-cell table:style-name="ce22" table:formula="of:=IF(OR(EXACT([.B269];&quot;&quot;);[.B269]&lt;=0);&quot;&quot;;IF([.G270]&gt;0;[.G270];MIN([.B269]+[.C27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2">
            <text:p>2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0]+1" office:value-type="float" office:value="265">
            <text:p>265</text:p>
          </table:table-cell>
          <table:table-cell table:style-name="ce21" table:formula="of:=IF(OR(EXACT([.B270];&quot;&quot;);[.B270]&lt;=0);&quot;&quot;;ROUND([.B270]-[.D271];2))" office:value-type="currency" office:currency="USD" office:value="124441.71">
            <text:p>$124,441.71</text:p>
          </table:table-cell>
          <table:table-cell table:style-name="ce21" table:formula="of:=IF(OR(EXACT([.B270];&quot;&quot;);[.B270]&lt;=0);&quot;&quot;;[.B270]*[.$D$1])" office:value-type="currency" office:currency="USD" office:value="627.3158">
            <text:p>$627.32</text:p>
          </table:table-cell>
          <table:table-cell table:style-name="ce21" table:formula="of:=IF(OR(EXACT([.B270];&quot;&quot;);[.B270]&lt;=0);&quot;&quot;;[.E271]-[.C271])" office:value-type="currency" office:currency="USD" office:value="1021.44814417008">
            <text:p>$1,021.45</text:p>
          </table:table-cell>
          <table:table-cell table:style-name="ce21" table:formula="of:=IF(OR(EXACT([.B270];&quot;&quot;);[.B270]&lt;=0);&quot;&quot;;IF([.G271]&gt;0;[.G271];MIN([.B270]+[.C27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1]+1" office:value-type="float" office:value="266">
            <text:p>266</text:p>
          </table:table-cell>
          <table:table-cell table:style-name="ce21" table:formula="of:=IF(OR(EXACT([.B271];&quot;&quot;);[.B271]&lt;=0);&quot;&quot;;ROUND([.B271]-[.D272];2))" office:value-type="currency" office:currency="USD" office:value="123415.15">
            <text:p>$123,415.15</text:p>
          </table:table-cell>
          <table:table-cell table:style-name="ce21" table:formula="of:=IF(OR(EXACT([.B271];&quot;&quot;);[.B271]&lt;=0);&quot;&quot;;[.B271]*[.$D$1])" office:value-type="currency" office:currency="USD" office:value="622.20855">
            <text:p>$622.21</text:p>
          </table:table-cell>
          <table:table-cell table:style-name="ce21" table:formula="of:=IF(OR(EXACT([.B271];&quot;&quot;);[.B271]&lt;=0);&quot;&quot;;[.E272]-[.C272])" office:value-type="currency" office:currency="USD" office:value="1026.55539417008">
            <text:p>$1,026.56</text:p>
          </table:table-cell>
          <table:table-cell table:style-name="ce21" table:formula="of:=IF(OR(EXACT([.B271];&quot;&quot;);[.B271]&lt;=0);&quot;&quot;;IF([.G272]&gt;0;[.G272];MIN([.B271]+[.C27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2]+1" office:value-type="float" office:value="267">
            <text:p>267</text:p>
          </table:table-cell>
          <table:table-cell table:style-name="ce21" table:formula="of:=IF(OR(EXACT([.B272];&quot;&quot;);[.B272]&lt;=0);&quot;&quot;;ROUND([.B272]-[.D273];2))" office:value-type="currency" office:currency="USD" office:value="122383.46">
            <text:p>$122,383.46</text:p>
          </table:table-cell>
          <table:table-cell table:style-name="ce21" table:formula="of:=IF(OR(EXACT([.B272];&quot;&quot;);[.B272]&lt;=0);&quot;&quot;;[.B272]*[.$D$1])" office:value-type="currency" office:currency="USD" office:value="617.07575">
            <text:p>$617.08</text:p>
          </table:table-cell>
          <table:table-cell table:style-name="ce21" table:formula="of:=IF(OR(EXACT([.B272];&quot;&quot;);[.B272]&lt;=0);&quot;&quot;;[.E273]-[.C273])" office:value-type="currency" office:currency="USD" office:value="1031.68819417008">
            <text:p>$1,031.69</text:p>
          </table:table-cell>
          <table:table-cell table:style-name="ce21" table:formula="of:=IF(OR(EXACT([.B272];&quot;&quot;);[.B272]&lt;=0);&quot;&quot;;IF([.G273]&gt;0;[.G273];MIN([.B272]+[.C27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3]+1" office:value-type="float" office:value="268">
            <text:p>268</text:p>
          </table:table-cell>
          <table:table-cell table:style-name="ce21" table:formula="of:=IF(OR(EXACT([.B273];&quot;&quot;);[.B273]&lt;=0);&quot;&quot;;ROUND([.B273]-[.D274];2))" office:value-type="currency" office:currency="USD" office:value="121346.61">
            <text:p>$121,346.61</text:p>
          </table:table-cell>
          <table:table-cell table:style-name="ce21" table:formula="of:=IF(OR(EXACT([.B273];&quot;&quot;);[.B273]&lt;=0);&quot;&quot;;[.B273]*[.$D$1])" office:value-type="currency" office:currency="USD" office:value="611.9173">
            <text:p>$611.92</text:p>
          </table:table-cell>
          <table:table-cell table:style-name="ce21" table:formula="of:=IF(OR(EXACT([.B273];&quot;&quot;);[.B273]&lt;=0);&quot;&quot;;[.E274]-[.C274])" office:value-type="currency" office:currency="USD" office:value="1036.84664417008">
            <text:p>$1,036.85</text:p>
          </table:table-cell>
          <table:table-cell table:style-name="ce21" table:formula="of:=IF(OR(EXACT([.B273];&quot;&quot;);[.B273]&lt;=0);&quot;&quot;;IF([.G274]&gt;0;[.G274];MIN([.B273]+[.C27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4]+1" office:value-type="float" office:value="269">
            <text:p>269</text:p>
          </table:table-cell>
          <table:table-cell table:style-name="ce21" table:formula="of:=IF(OR(EXACT([.B274];&quot;&quot;);[.B274]&lt;=0);&quot;&quot;;ROUND([.B274]-[.D275];2))" office:value-type="currency" office:currency="USD" office:value="120304.58">
            <text:p>$120,304.58</text:p>
          </table:table-cell>
          <table:table-cell table:style-name="ce21" table:formula="of:=IF(OR(EXACT([.B274];&quot;&quot;);[.B274]&lt;=0);&quot;&quot;;[.B274]*[.$D$1])" office:value-type="currency" office:currency="USD" office:value="606.73305">
            <text:p>$606.73</text:p>
          </table:table-cell>
          <table:table-cell table:style-name="ce21" table:formula="of:=IF(OR(EXACT([.B274];&quot;&quot;);[.B274]&lt;=0);&quot;&quot;;[.E275]-[.C275])" office:value-type="currency" office:currency="USD" office:value="1042.03089417008">
            <text:p>$1,042.03</text:p>
          </table:table-cell>
          <table:table-cell table:style-name="ce21" table:formula="of:=IF(OR(EXACT([.B274];&quot;&quot;);[.B274]&lt;=0);&quot;&quot;;IF([.G275]&gt;0;[.G275];MIN([.B274]+[.C27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5]+1" office:value-type="float" office:value="270">
            <text:p>270</text:p>
          </table:table-cell>
          <table:table-cell table:style-name="ce21" table:formula="of:=IF(OR(EXACT([.B275];&quot;&quot;);[.B275]&lt;=0);&quot;&quot;;ROUND([.B275]-[.D276];2))" office:value-type="currency" office:currency="USD" office:value="119257.34">
            <text:p>$119,257.34</text:p>
          </table:table-cell>
          <table:table-cell table:style-name="ce21" table:formula="of:=IF(OR(EXACT([.B275];&quot;&quot;);[.B275]&lt;=0);&quot;&quot;;[.B275]*[.$D$1])" office:value-type="currency" office:currency="USD" office:value="601.5229">
            <text:p>$601.52</text:p>
          </table:table-cell>
          <table:table-cell table:style-name="ce21" table:formula="of:=IF(OR(EXACT([.B275];&quot;&quot;);[.B275]&lt;=0);&quot;&quot;;[.E276]-[.C276])" office:value-type="currency" office:currency="USD" office:value="1047.24104417008">
            <text:p>$1,047.24</text:p>
          </table:table-cell>
          <table:table-cell table:style-name="ce21" table:formula="of:=IF(OR(EXACT([.B275];&quot;&quot;);[.B275]&lt;=0);&quot;&quot;;IF([.G276]&gt;0;[.G276];MIN([.B275]+[.C27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6]+1" office:value-type="float" office:value="271">
            <text:p>271</text:p>
          </table:table-cell>
          <table:table-cell table:style-name="ce21" table:formula="of:=IF(OR(EXACT([.B276];&quot;&quot;);[.B276]&lt;=0);&quot;&quot;;ROUND([.B276]-[.D277];2))" office:value-type="currency" office:currency="USD" office:value="118204.86">
            <text:p>$118,204.86</text:p>
          </table:table-cell>
          <table:table-cell table:style-name="ce21" table:formula="of:=IF(OR(EXACT([.B276];&quot;&quot;);[.B276]&lt;=0);&quot;&quot;;[.B276]*[.$D$1])" office:value-type="currency" office:currency="USD" office:value="596.2867">
            <text:p>$596.29</text:p>
          </table:table-cell>
          <table:table-cell table:style-name="ce21" table:formula="of:=IF(OR(EXACT([.B276];&quot;&quot;);[.B276]&lt;=0);&quot;&quot;;[.E277]-[.C277])" office:value-type="currency" office:currency="USD" office:value="1052.47724417008">
            <text:p>$1,052.48</text:p>
          </table:table-cell>
          <table:table-cell table:style-name="ce21" table:formula="of:=IF(OR(EXACT([.B276];&quot;&quot;);[.B276]&lt;=0);&quot;&quot;;IF([.G277]&gt;0;[.G277];MIN([.B276]+[.C27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7]+1" office:value-type="float" office:value="272">
            <text:p>272</text:p>
          </table:table-cell>
          <table:table-cell table:style-name="ce21" table:formula="of:=IF(OR(EXACT([.B277];&quot;&quot;);[.B277]&lt;=0);&quot;&quot;;ROUND([.B277]-[.D278];2))" office:value-type="currency" office:currency="USD" office:value="117147.12">
            <text:p>$117,147.12</text:p>
          </table:table-cell>
          <table:table-cell table:style-name="ce21" table:formula="of:=IF(OR(EXACT([.B277];&quot;&quot;);[.B277]&lt;=0);&quot;&quot;;[.B277]*[.$D$1])" office:value-type="currency" office:currency="USD" office:value="591.0243">
            <text:p>$591.02</text:p>
          </table:table-cell>
          <table:table-cell table:style-name="ce21" table:formula="of:=IF(OR(EXACT([.B277];&quot;&quot;);[.B277]&lt;=0);&quot;&quot;;[.E278]-[.C278])" office:value-type="currency" office:currency="USD" office:value="1057.73964417008">
            <text:p>$1,057.74</text:p>
          </table:table-cell>
          <table:table-cell table:style-name="ce21" table:formula="of:=IF(OR(EXACT([.B277];&quot;&quot;);[.B277]&lt;=0);&quot;&quot;;IF([.G278]&gt;0;[.G278];MIN([.B277]+[.C27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8]+1" office:value-type="float" office:value="273">
            <text:p>273</text:p>
          </table:table-cell>
          <table:table-cell table:style-name="ce21" table:formula="of:=IF(OR(EXACT([.B278];&quot;&quot;);[.B278]&lt;=0);&quot;&quot;;ROUND([.B278]-[.D279];2))" office:value-type="currency" office:currency="USD" office:value="116084.09">
            <text:p>$116,084.09</text:p>
          </table:table-cell>
          <table:table-cell table:style-name="ce21" table:formula="of:=IF(OR(EXACT([.B278];&quot;&quot;);[.B278]&lt;=0);&quot;&quot;;[.B278]*[.$D$1])" office:value-type="currency" office:currency="USD" office:value="585.7356">
            <text:p>$585.74</text:p>
          </table:table-cell>
          <table:table-cell table:style-name="ce21" table:formula="of:=IF(OR(EXACT([.B278];&quot;&quot;);[.B278]&lt;=0);&quot;&quot;;[.E279]-[.C279])" office:value-type="currency" office:currency="USD" office:value="1063.02834417008">
            <text:p>$1,063.03</text:p>
          </table:table-cell>
          <table:table-cell table:style-name="ce21" table:formula="of:=IF(OR(EXACT([.B278];&quot;&quot;);[.B278]&lt;=0);&quot;&quot;;IF([.G279]&gt;0;[.G279];MIN([.B278]+[.C27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9]+1" office:value-type="float" office:value="274">
            <text:p>274</text:p>
          </table:table-cell>
          <table:table-cell table:style-name="ce21" table:formula="of:=IF(OR(EXACT([.B279];&quot;&quot;);[.B279]&lt;=0);&quot;&quot;;ROUND([.B279]-[.D280];2))" office:value-type="currency" office:currency="USD" office:value="115015.75">
            <text:p>$115,015.75</text:p>
          </table:table-cell>
          <table:table-cell table:style-name="ce21" table:formula="of:=IF(OR(EXACT([.B279];&quot;&quot;);[.B279]&lt;=0);&quot;&quot;;[.B279]*[.$D$1])" office:value-type="currency" office:currency="USD" office:value="580.42045">
            <text:p>$580.42</text:p>
          </table:table-cell>
          <table:table-cell table:style-name="ce21" table:formula="of:=IF(OR(EXACT([.B279];&quot;&quot;);[.B279]&lt;=0);&quot;&quot;;[.E280]-[.C280])" office:value-type="currency" office:currency="USD" office:value="1068.34349417008">
            <text:p>$1,068.34</text:p>
          </table:table-cell>
          <table:table-cell table:style-name="ce21" table:formula="of:=IF(OR(EXACT([.B279];&quot;&quot;);[.B279]&lt;=0);&quot;&quot;;IF([.G280]&gt;0;[.G280];MIN([.B279]+[.C28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0]+1" office:value-type="float" office:value="275">
            <text:p>275</text:p>
          </table:table-cell>
          <table:table-cell table:style-name="ce21" table:formula="of:=IF(OR(EXACT([.B280];&quot;&quot;);[.B280]&lt;=0);&quot;&quot;;ROUND([.B280]-[.D281];2))" office:value-type="currency" office:currency="USD" office:value="113942.06">
            <text:p>$113,942.06</text:p>
          </table:table-cell>
          <table:table-cell table:style-name="ce21" table:formula="of:=IF(OR(EXACT([.B280];&quot;&quot;);[.B280]&lt;=0);&quot;&quot;;[.B280]*[.$D$1])" office:value-type="currency" office:currency="USD" office:value="575.07875">
            <text:p>$575.08</text:p>
          </table:table-cell>
          <table:table-cell table:style-name="ce21" table:formula="of:=IF(OR(EXACT([.B280];&quot;&quot;);[.B280]&lt;=0);&quot;&quot;;[.E281]-[.C281])" office:value-type="currency" office:currency="USD" office:value="1073.68519417008">
            <text:p>$1,073.69</text:p>
          </table:table-cell>
          <table:table-cell table:style-name="ce21" table:formula="of:=IF(OR(EXACT([.B280];&quot;&quot;);[.B280]&lt;=0);&quot;&quot;;IF([.G281]&gt;0;[.G281];MIN([.B280]+[.C28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81]+1" office:value-type="float" office:value="276">
            <text:p>276</text:p>
          </table:table-cell>
          <table:table-cell table:style-name="ce22" table:formula="of:=IF(OR(EXACT([.B281];&quot;&quot;);[.B281]&lt;=0);&quot;&quot;;ROUND([.B281]-[.D282];2))" office:value-type="currency" office:currency="USD" office:value="112863.01">
            <text:p>$112,863.01</text:p>
          </table:table-cell>
          <table:table-cell table:style-name="ce22" table:formula="of:=IF(OR(EXACT([.B281];&quot;&quot;);[.B281]&lt;=0);&quot;&quot;;[.B281]*[.$D$1])" office:value-type="currency" office:currency="USD" office:value="569.7103">
            <text:p>$569.71</text:p>
          </table:table-cell>
          <table:table-cell table:style-name="ce22" table:formula="of:=IF(OR(EXACT([.B281];&quot;&quot;);[.B281]&lt;=0);&quot;&quot;;[.E282]-[.C282])" office:value-type="currency" office:currency="USD" office:value="1079.05364417008">
            <text:p>$1,079.05</text:p>
          </table:table-cell>
          <table:table-cell table:style-name="ce22" table:formula="of:=IF(OR(EXACT([.B281];&quot;&quot;);[.B281]&lt;=0);&quot;&quot;;IF([.G282]&gt;0;[.G282];MIN([.B281]+[.C28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3">
            <text:p>2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2]+1" office:value-type="float" office:value="277">
            <text:p>277</text:p>
          </table:table-cell>
          <table:table-cell table:style-name="ce21" table:formula="of:=IF(OR(EXACT([.B282];&quot;&quot;);[.B282]&lt;=0);&quot;&quot;;ROUND([.B282]-[.D283];2))" office:value-type="currency" office:currency="USD" office:value="111778.56">
            <text:p>$111,778.56</text:p>
          </table:table-cell>
          <table:table-cell table:style-name="ce21" table:formula="of:=IF(OR(EXACT([.B282];&quot;&quot;);[.B282]&lt;=0);&quot;&quot;;[.B282]*[.$D$1])" office:value-type="currency" office:currency="USD" office:value="564.31505">
            <text:p>$564.32</text:p>
          </table:table-cell>
          <table:table-cell table:style-name="ce21" table:formula="of:=IF(OR(EXACT([.B282];&quot;&quot;);[.B282]&lt;=0);&quot;&quot;;[.E283]-[.C283])" office:value-type="currency" office:currency="USD" office:value="1084.44889417008">
            <text:p>$1,084.45</text:p>
          </table:table-cell>
          <table:table-cell table:style-name="ce21" table:formula="of:=IF(OR(EXACT([.B282];&quot;&quot;);[.B282]&lt;=0);&quot;&quot;;IF([.G283]&gt;0;[.G283];MIN([.B282]+[.C28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3]+1" office:value-type="float" office:value="278">
            <text:p>278</text:p>
          </table:table-cell>
          <table:table-cell table:style-name="ce21" table:formula="of:=IF(OR(EXACT([.B283];&quot;&quot;);[.B283]&lt;=0);&quot;&quot;;ROUND([.B283]-[.D284];2))" office:value-type="currency" office:currency="USD" office:value="110688.69">
            <text:p>$110,688.69</text:p>
          </table:table-cell>
          <table:table-cell table:style-name="ce21" table:formula="of:=IF(OR(EXACT([.B283];&quot;&quot;);[.B283]&lt;=0);&quot;&quot;;[.B283]*[.$D$1])" office:value-type="currency" office:currency="USD" office:value="558.8928">
            <text:p>$558.89</text:p>
          </table:table-cell>
          <table:table-cell table:style-name="ce21" table:formula="of:=IF(OR(EXACT([.B283];&quot;&quot;);[.B283]&lt;=0);&quot;&quot;;[.E284]-[.C284])" office:value-type="currency" office:currency="USD" office:value="1089.87114417008">
            <text:p>$1,089.87</text:p>
          </table:table-cell>
          <table:table-cell table:style-name="ce21" table:formula="of:=IF(OR(EXACT([.B283];&quot;&quot;);[.B283]&lt;=0);&quot;&quot;;IF([.G284]&gt;0;[.G284];MIN([.B283]+[.C28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4]+1" office:value-type="float" office:value="279">
            <text:p>279</text:p>
          </table:table-cell>
          <table:table-cell table:style-name="ce21" table:formula="of:=IF(OR(EXACT([.B284];&quot;&quot;);[.B284]&lt;=0);&quot;&quot;;ROUND([.B284]-[.D285];2))" office:value-type="currency" office:currency="USD" office:value="109593.37">
            <text:p>$109,593.37</text:p>
          </table:table-cell>
          <table:table-cell table:style-name="ce21" table:formula="of:=IF(OR(EXACT([.B284];&quot;&quot;);[.B284]&lt;=0);&quot;&quot;;[.B284]*[.$D$1])" office:value-type="currency" office:currency="USD" office:value="553.44345">
            <text:p>$553.44</text:p>
          </table:table-cell>
          <table:table-cell table:style-name="ce21" table:formula="of:=IF(OR(EXACT([.B284];&quot;&quot;);[.B284]&lt;=0);&quot;&quot;;[.E285]-[.C285])" office:value-type="currency" office:currency="USD" office:value="1095.32049417008">
            <text:p>$1,095.32</text:p>
          </table:table-cell>
          <table:table-cell table:style-name="ce21" table:formula="of:=IF(OR(EXACT([.B284];&quot;&quot;);[.B284]&lt;=0);&quot;&quot;;IF([.G285]&gt;0;[.G285];MIN([.B284]+[.C28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5]+1" office:value-type="float" office:value="280">
            <text:p>280</text:p>
          </table:table-cell>
          <table:table-cell table:style-name="ce21" table:formula="of:=IF(OR(EXACT([.B285];&quot;&quot;);[.B285]&lt;=0);&quot;&quot;;ROUND([.B285]-[.D286];2))" office:value-type="currency" office:currency="USD" office:value="108492.57">
            <text:p>$108,492.57</text:p>
          </table:table-cell>
          <table:table-cell table:style-name="ce21" table:formula="of:=IF(OR(EXACT([.B285];&quot;&quot;);[.B285]&lt;=0);&quot;&quot;;[.B285]*[.$D$1])" office:value-type="currency" office:currency="USD" office:value="547.96685">
            <text:p>$547.97</text:p>
          </table:table-cell>
          <table:table-cell table:style-name="ce21" table:formula="of:=IF(OR(EXACT([.B285];&quot;&quot;);[.B285]&lt;=0);&quot;&quot;;[.E286]-[.C286])" office:value-type="currency" office:currency="USD" office:value="1100.79709417008">
            <text:p>$1,100.80</text:p>
          </table:table-cell>
          <table:table-cell table:style-name="ce21" table:formula="of:=IF(OR(EXACT([.B285];&quot;&quot;);[.B285]&lt;=0);&quot;&quot;;IF([.G286]&gt;0;[.G286];MIN([.B285]+[.C28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6]+1" office:value-type="float" office:value="281">
            <text:p>281</text:p>
          </table:table-cell>
          <table:table-cell table:style-name="ce21" table:formula="of:=IF(OR(EXACT([.B286];&quot;&quot;);[.B286]&lt;=0);&quot;&quot;;ROUND([.B286]-[.D287];2))" office:value-type="currency" office:currency="USD" office:value="107386.27">
            <text:p>$107,386.27</text:p>
          </table:table-cell>
          <table:table-cell table:style-name="ce21" table:formula="of:=IF(OR(EXACT([.B286];&quot;&quot;);[.B286]&lt;=0);&quot;&quot;;[.B286]*[.$D$1])" office:value-type="currency" office:currency="USD" office:value="542.46285">
            <text:p>$542.46</text:p>
          </table:table-cell>
          <table:table-cell table:style-name="ce21" table:formula="of:=IF(OR(EXACT([.B286];&quot;&quot;);[.B286]&lt;=0);&quot;&quot;;[.E287]-[.C287])" office:value-type="currency" office:currency="USD" office:value="1106.30109417008">
            <text:p>$1,106.30</text:p>
          </table:table-cell>
          <table:table-cell table:style-name="ce21" table:formula="of:=IF(OR(EXACT([.B286];&quot;&quot;);[.B286]&lt;=0);&quot;&quot;;IF([.G287]&gt;0;[.G287];MIN([.B286]+[.C28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7]+1" office:value-type="float" office:value="282">
            <text:p>282</text:p>
          </table:table-cell>
          <table:table-cell table:style-name="ce21" table:formula="of:=IF(OR(EXACT([.B287];&quot;&quot;);[.B287]&lt;=0);&quot;&quot;;ROUND([.B287]-[.D288];2))" office:value-type="currency" office:currency="USD" office:value="106274.44">
            <text:p>$106,274.44</text:p>
          </table:table-cell>
          <table:table-cell table:style-name="ce21" table:formula="of:=IF(OR(EXACT([.B287];&quot;&quot;);[.B287]&lt;=0);&quot;&quot;;[.B287]*[.$D$1])" office:value-type="currency" office:currency="USD" office:value="536.93135">
            <text:p>$536.93</text:p>
          </table:table-cell>
          <table:table-cell table:style-name="ce21" table:formula="of:=IF(OR(EXACT([.B287];&quot;&quot;);[.B287]&lt;=0);&quot;&quot;;[.E288]-[.C288])" office:value-type="currency" office:currency="USD" office:value="1111.83259417008">
            <text:p>$1,111.83</text:p>
          </table:table-cell>
          <table:table-cell table:style-name="ce21" table:formula="of:=IF(OR(EXACT([.B287];&quot;&quot;);[.B287]&lt;=0);&quot;&quot;;IF([.G288]&gt;0;[.G288];MIN([.B287]+[.C28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8]+1" office:value-type="float" office:value="283">
            <text:p>283</text:p>
          </table:table-cell>
          <table:table-cell table:style-name="ce21" table:formula="of:=IF(OR(EXACT([.B288];&quot;&quot;);[.B288]&lt;=0);&quot;&quot;;ROUND([.B288]-[.D289];2))" office:value-type="currency" office:currency="USD" office:value="105157.05">
            <text:p>$105,157.05</text:p>
          </table:table-cell>
          <table:table-cell table:style-name="ce21" table:formula="of:=IF(OR(EXACT([.B288];&quot;&quot;);[.B288]&lt;=0);&quot;&quot;;[.B288]*[.$D$1])" office:value-type="currency" office:currency="USD" office:value="531.3722">
            <text:p>$531.37</text:p>
          </table:table-cell>
          <table:table-cell table:style-name="ce21" table:formula="of:=IF(OR(EXACT([.B288];&quot;&quot;);[.B288]&lt;=0);&quot;&quot;;[.E289]-[.C289])" office:value-type="currency" office:currency="USD" office:value="1117.39174417008">
            <text:p>$1,117.39</text:p>
          </table:table-cell>
          <table:table-cell table:style-name="ce21" table:formula="of:=IF(OR(EXACT([.B288];&quot;&quot;);[.B288]&lt;=0);&quot;&quot;;IF([.G289]&gt;0;[.G289];MIN([.B288]+[.C28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9]+1" office:value-type="float" office:value="284">
            <text:p>284</text:p>
          </table:table-cell>
          <table:table-cell table:style-name="ce21" table:formula="of:=IF(OR(EXACT([.B289];&quot;&quot;);[.B289]&lt;=0);&quot;&quot;;ROUND([.B289]-[.D290];2))" office:value-type="currency" office:currency="USD" office:value="104034.07">
            <text:p>$104,034.07</text:p>
          </table:table-cell>
          <table:table-cell table:style-name="ce21" table:formula="of:=IF(OR(EXACT([.B289];&quot;&quot;);[.B289]&lt;=0);&quot;&quot;;[.B289]*[.$D$1])" office:value-type="currency" office:currency="USD" office:value="525.78525">
            <text:p>$525.79</text:p>
          </table:table-cell>
          <table:table-cell table:style-name="ce21" table:formula="of:=IF(OR(EXACT([.B289];&quot;&quot;);[.B289]&lt;=0);&quot;&quot;;[.E290]-[.C290])" office:value-type="currency" office:currency="USD" office:value="1122.97869417008">
            <text:p>$1,122.98</text:p>
          </table:table-cell>
          <table:table-cell table:style-name="ce21" table:formula="of:=IF(OR(EXACT([.B289];&quot;&quot;);[.B289]&lt;=0);&quot;&quot;;IF([.G290]&gt;0;[.G290];MIN([.B289]+[.C29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0]+1" office:value-type="float" office:value="285">
            <text:p>285</text:p>
          </table:table-cell>
          <table:table-cell table:style-name="ce21" table:formula="of:=IF(OR(EXACT([.B290];&quot;&quot;);[.B290]&lt;=0);&quot;&quot;;ROUND([.B290]-[.D291];2))" office:value-type="currency" office:currency="USD" office:value="102905.48">
            <text:p>$102,905.48</text:p>
          </table:table-cell>
          <table:table-cell table:style-name="ce21" table:formula="of:=IF(OR(EXACT([.B290];&quot;&quot;);[.B290]&lt;=0);&quot;&quot;;[.B290]*[.$D$1])" office:value-type="currency" office:currency="USD" office:value="520.17035">
            <text:p>$520.17</text:p>
          </table:table-cell>
          <table:table-cell table:style-name="ce21" table:formula="of:=IF(OR(EXACT([.B290];&quot;&quot;);[.B290]&lt;=0);&quot;&quot;;[.E291]-[.C291])" office:value-type="currency" office:currency="USD" office:value="1128.59359417008">
            <text:p>$1,128.59</text:p>
          </table:table-cell>
          <table:table-cell table:style-name="ce21" table:formula="of:=IF(OR(EXACT([.B290];&quot;&quot;);[.B290]&lt;=0);&quot;&quot;;IF([.G291]&gt;0;[.G291];MIN([.B290]+[.C29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1]+1" office:value-type="float" office:value="286">
            <text:p>286</text:p>
          </table:table-cell>
          <table:table-cell table:style-name="ce21" table:formula="of:=IF(OR(EXACT([.B291];&quot;&quot;);[.B291]&lt;=0);&quot;&quot;;ROUND([.B291]-[.D292];2))" office:value-type="currency" office:currency="USD" office:value="101771.24">
            <text:p>$101,771.24</text:p>
          </table:table-cell>
          <table:table-cell table:style-name="ce21" table:formula="of:=IF(OR(EXACT([.B291];&quot;&quot;);[.B291]&lt;=0);&quot;&quot;;[.B291]*[.$D$1])" office:value-type="currency" office:currency="USD" office:value="514.5274">
            <text:p>$514.53</text:p>
          </table:table-cell>
          <table:table-cell table:style-name="ce21" table:formula="of:=IF(OR(EXACT([.B291];&quot;&quot;);[.B291]&lt;=0);&quot;&quot;;[.E292]-[.C292])" office:value-type="currency" office:currency="USD" office:value="1134.23654417008">
            <text:p>$1,134.24</text:p>
          </table:table-cell>
          <table:table-cell table:style-name="ce21" table:formula="of:=IF(OR(EXACT([.B291];&quot;&quot;);[.B291]&lt;=0);&quot;&quot;;IF([.G292]&gt;0;[.G292];MIN([.B291]+[.C29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2]+1" office:value-type="float" office:value="287">
            <text:p>287</text:p>
          </table:table-cell>
          <table:table-cell table:style-name="ce21" table:formula="of:=IF(OR(EXACT([.B292];&quot;&quot;);[.B292]&lt;=0);&quot;&quot;;ROUND([.B292]-[.D293];2))" office:value-type="currency" office:currency="USD" office:value="100631.33">
            <text:p>$100,631.33</text:p>
          </table:table-cell>
          <table:table-cell table:style-name="ce21" table:formula="of:=IF(OR(EXACT([.B292];&quot;&quot;);[.B292]&lt;=0);&quot;&quot;;[.B292]*[.$D$1])" office:value-type="currency" office:currency="USD" office:value="508.8562">
            <text:p>$508.86</text:p>
          </table:table-cell>
          <table:table-cell table:style-name="ce21" table:formula="of:=IF(OR(EXACT([.B292];&quot;&quot;);[.B292]&lt;=0);&quot;&quot;;[.E293]-[.C293])" office:value-type="currency" office:currency="USD" office:value="1139.90774417008">
            <text:p>$1,139.91</text:p>
          </table:table-cell>
          <table:table-cell table:style-name="ce21" table:formula="of:=IF(OR(EXACT([.B292];&quot;&quot;);[.B292]&lt;=0);&quot;&quot;;IF([.G293]&gt;0;[.G293];MIN([.B292]+[.C29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3]+1" office:value-type="float" office:value="288">
            <text:p>288</text:p>
          </table:table-cell>
          <table:table-cell table:style-name="ce22" table:formula="of:=IF(OR(EXACT([.B293];&quot;&quot;);[.B293]&lt;=0);&quot;&quot;;ROUND([.B293]-[.D294];2))" office:value-type="currency" office:currency="USD" office:value="99485.72">
            <text:p>$99,485.72</text:p>
          </table:table-cell>
          <table:table-cell table:style-name="ce22" table:formula="of:=IF(OR(EXACT([.B293];&quot;&quot;);[.B293]&lt;=0);&quot;&quot;;[.B293]*[.$D$1])" office:value-type="currency" office:currency="USD" office:value="503.15665">
            <text:p>$503.16</text:p>
          </table:table-cell>
          <table:table-cell table:style-name="ce22" table:formula="of:=IF(OR(EXACT([.B293];&quot;&quot;);[.B293]&lt;=0);&quot;&quot;;[.E294]-[.C294])" office:value-type="currency" office:currency="USD" office:value="1145.60729417008">
            <text:p>$1,145.61</text:p>
          </table:table-cell>
          <table:table-cell table:style-name="ce22" table:formula="of:=IF(OR(EXACT([.B293];&quot;&quot;);[.B293]&lt;=0);&quot;&quot;;IF([.G294]&gt;0;[.G294];MIN([.B293]+[.C29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4">
            <text:p>2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4]+1" office:value-type="float" office:value="289">
            <text:p>289</text:p>
          </table:table-cell>
          <table:table-cell table:style-name="ce21" table:formula="of:=IF(OR(EXACT([.B294];&quot;&quot;);[.B294]&lt;=0);&quot;&quot;;ROUND([.B294]-[.D295];2))" office:value-type="currency" office:currency="USD" office:value="98334.38">
            <text:p>$98,334.38</text:p>
          </table:table-cell>
          <table:table-cell table:style-name="ce21" table:formula="of:=IF(OR(EXACT([.B294];&quot;&quot;);[.B294]&lt;=0);&quot;&quot;;[.B294]*[.$D$1])" office:value-type="currency" office:currency="USD" office:value="497.4286">
            <text:p>$497.43</text:p>
          </table:table-cell>
          <table:table-cell table:style-name="ce21" table:formula="of:=IF(OR(EXACT([.B294];&quot;&quot;);[.B294]&lt;=0);&quot;&quot;;[.E295]-[.C295])" office:value-type="currency" office:currency="USD" office:value="1151.33534417008">
            <text:p>$1,151.34</text:p>
          </table:table-cell>
          <table:table-cell table:style-name="ce21" table:formula="of:=IF(OR(EXACT([.B294];&quot;&quot;);[.B294]&lt;=0);&quot;&quot;;IF([.G295]&gt;0;[.G295];MIN([.B294]+[.C29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5]+1" office:value-type="float" office:value="290">
            <text:p>290</text:p>
          </table:table-cell>
          <table:table-cell table:style-name="ce21" table:formula="of:=IF(OR(EXACT([.B295];&quot;&quot;);[.B295]&lt;=0);&quot;&quot;;ROUND([.B295]-[.D296];2))" office:value-type="currency" office:currency="USD" office:value="97177.29">
            <text:p>$97,177.29</text:p>
          </table:table-cell>
          <table:table-cell table:style-name="ce21" table:formula="of:=IF(OR(EXACT([.B295];&quot;&quot;);[.B295]&lt;=0);&quot;&quot;;[.B295]*[.$D$1])" office:value-type="currency" office:currency="USD" office:value="491.6719">
            <text:p>$491.67</text:p>
          </table:table-cell>
          <table:table-cell table:style-name="ce21" table:formula="of:=IF(OR(EXACT([.B295];&quot;&quot;);[.B295]&lt;=0);&quot;&quot;;[.E296]-[.C296])" office:value-type="currency" office:currency="USD" office:value="1157.09204417008">
            <text:p>$1,157.09</text:p>
          </table:table-cell>
          <table:table-cell table:style-name="ce21" table:formula="of:=IF(OR(EXACT([.B295];&quot;&quot;);[.B295]&lt;=0);&quot;&quot;;IF([.G296]&gt;0;[.G296];MIN([.B295]+[.C29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6]+1" office:value-type="float" office:value="291">
            <text:p>291</text:p>
          </table:table-cell>
          <table:table-cell table:style-name="ce21" table:formula="of:=IF(OR(EXACT([.B296];&quot;&quot;);[.B296]&lt;=0);&quot;&quot;;ROUND([.B296]-[.D297];2))" office:value-type="currency" office:currency="USD" office:value="96014.41">
            <text:p>$96,014.41</text:p>
          </table:table-cell>
          <table:table-cell table:style-name="ce21" table:formula="of:=IF(OR(EXACT([.B296];&quot;&quot;);[.B296]&lt;=0);&quot;&quot;;[.B296]*[.$D$1])" office:value-type="currency" office:currency="USD" office:value="485.88645">
            <text:p>$485.89</text:p>
          </table:table-cell>
          <table:table-cell table:style-name="ce21" table:formula="of:=IF(OR(EXACT([.B296];&quot;&quot;);[.B296]&lt;=0);&quot;&quot;;[.E297]-[.C297])" office:value-type="currency" office:currency="USD" office:value="1162.87749417008">
            <text:p>$1,162.88</text:p>
          </table:table-cell>
          <table:table-cell table:style-name="ce21" table:formula="of:=IF(OR(EXACT([.B296];&quot;&quot;);[.B296]&lt;=0);&quot;&quot;;IF([.G297]&gt;0;[.G297];MIN([.B296]+[.C29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7]+1" office:value-type="float" office:value="292">
            <text:p>292</text:p>
          </table:table-cell>
          <table:table-cell table:style-name="ce21" table:formula="of:=IF(OR(EXACT([.B297];&quot;&quot;);[.B297]&lt;=0);&quot;&quot;;ROUND([.B297]-[.D298];2))" office:value-type="currency" office:currency="USD" office:value="94845.72">
            <text:p>$94,845.72</text:p>
          </table:table-cell>
          <table:table-cell table:style-name="ce21" table:formula="of:=IF(OR(EXACT([.B297];&quot;&quot;);[.B297]&lt;=0);&quot;&quot;;[.B297]*[.$D$1])" office:value-type="currency" office:currency="USD" office:value="480.07205">
            <text:p>$480.07</text:p>
          </table:table-cell>
          <table:table-cell table:style-name="ce21" table:formula="of:=IF(OR(EXACT([.B297];&quot;&quot;);[.B297]&lt;=0);&quot;&quot;;[.E298]-[.C298])" office:value-type="currency" office:currency="USD" office:value="1168.69189417008">
            <text:p>$1,168.69</text:p>
          </table:table-cell>
          <table:table-cell table:style-name="ce21" table:formula="of:=IF(OR(EXACT([.B297];&quot;&quot;);[.B297]&lt;=0);&quot;&quot;;IF([.G298]&gt;0;[.G298];MIN([.B297]+[.C29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8]+1" office:value-type="float" office:value="293">
            <text:p>293</text:p>
          </table:table-cell>
          <table:table-cell table:style-name="ce21" table:formula="of:=IF(OR(EXACT([.B298];&quot;&quot;);[.B298]&lt;=0);&quot;&quot;;ROUND([.B298]-[.D299];2))" office:value-type="currency" office:currency="USD" office:value="93671.18">
            <text:p>$93,671.18</text:p>
          </table:table-cell>
          <table:table-cell table:style-name="ce21" table:formula="of:=IF(OR(EXACT([.B298];&quot;&quot;);[.B298]&lt;=0);&quot;&quot;;[.B298]*[.$D$1])" office:value-type="currency" office:currency="USD" office:value="474.2286">
            <text:p>$474.23</text:p>
          </table:table-cell>
          <table:table-cell table:style-name="ce21" table:formula="of:=IF(OR(EXACT([.B298];&quot;&quot;);[.B298]&lt;=0);&quot;&quot;;[.E299]-[.C299])" office:value-type="currency" office:currency="USD" office:value="1174.53534417008">
            <text:p>$1,174.54</text:p>
          </table:table-cell>
          <table:table-cell table:style-name="ce21" table:formula="of:=IF(OR(EXACT([.B298];&quot;&quot;);[.B298]&lt;=0);&quot;&quot;;IF([.G299]&gt;0;[.G299];MIN([.B298]+[.C29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9]+1" office:value-type="float" office:value="294">
            <text:p>294</text:p>
          </table:table-cell>
          <table:table-cell table:style-name="ce21" table:formula="of:=IF(OR(EXACT([.B299];&quot;&quot;);[.B299]&lt;=0);&quot;&quot;;ROUND([.B299]-[.D300];2))" office:value-type="currency" office:currency="USD" office:value="92490.77">
            <text:p>$92,490.77</text:p>
          </table:table-cell>
          <table:table-cell table:style-name="ce21" table:formula="of:=IF(OR(EXACT([.B299];&quot;&quot;);[.B299]&lt;=0);&quot;&quot;;[.B299]*[.$D$1])" office:value-type="currency" office:currency="USD" office:value="468.3559">
            <text:p>$468.36</text:p>
          </table:table-cell>
          <table:table-cell table:style-name="ce21" table:formula="of:=IF(OR(EXACT([.B299];&quot;&quot;);[.B299]&lt;=0);&quot;&quot;;[.E300]-[.C300])" office:value-type="currency" office:currency="USD" office:value="1180.40804417008">
            <text:p>$1,180.41</text:p>
          </table:table-cell>
          <table:table-cell table:style-name="ce21" table:formula="of:=IF(OR(EXACT([.B299];&quot;&quot;);[.B299]&lt;=0);&quot;&quot;;IF([.G300]&gt;0;[.G300];MIN([.B299]+[.C30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0]+1" office:value-type="float" office:value="295">
            <text:p>295</text:p>
          </table:table-cell>
          <table:table-cell table:style-name="ce21" table:formula="of:=IF(OR(EXACT([.B300];&quot;&quot;);[.B300]&lt;=0);&quot;&quot;;ROUND([.B300]-[.D301];2))" office:value-type="currency" office:currency="USD" office:value="91304.46">
            <text:p>$91,304.46</text:p>
          </table:table-cell>
          <table:table-cell table:style-name="ce21" table:formula="of:=IF(OR(EXACT([.B300];&quot;&quot;);[.B300]&lt;=0);&quot;&quot;;[.B300]*[.$D$1])" office:value-type="currency" office:currency="USD" office:value="462.45385">
            <text:p>$462.45</text:p>
          </table:table-cell>
          <table:table-cell table:style-name="ce21" table:formula="of:=IF(OR(EXACT([.B300];&quot;&quot;);[.B300]&lt;=0);&quot;&quot;;[.E301]-[.C301])" office:value-type="currency" office:currency="USD" office:value="1186.31009417008">
            <text:p>$1,186.31</text:p>
          </table:table-cell>
          <table:table-cell table:style-name="ce21" table:formula="of:=IF(OR(EXACT([.B300];&quot;&quot;);[.B300]&lt;=0);&quot;&quot;;IF([.G301]&gt;0;[.G301];MIN([.B300]+[.C30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1]+1" office:value-type="float" office:value="296">
            <text:p>296</text:p>
          </table:table-cell>
          <table:table-cell table:style-name="ce21" table:formula="of:=IF(OR(EXACT([.B301];&quot;&quot;);[.B301]&lt;=0);&quot;&quot;;ROUND([.B301]-[.D302];2))" office:value-type="currency" office:currency="USD" office:value="90112.22">
            <text:p>$90,112.22</text:p>
          </table:table-cell>
          <table:table-cell table:style-name="ce21" table:formula="of:=IF(OR(EXACT([.B301];&quot;&quot;);[.B301]&lt;=0);&quot;&quot;;[.B301]*[.$D$1])" office:value-type="currency" office:currency="USD" office:value="456.5223">
            <text:p>$456.52</text:p>
          </table:table-cell>
          <table:table-cell table:style-name="ce21" table:formula="of:=IF(OR(EXACT([.B301];&quot;&quot;);[.B301]&lt;=0);&quot;&quot;;[.E302]-[.C302])" office:value-type="currency" office:currency="USD" office:value="1192.24164417008">
            <text:p>$1,192.24</text:p>
          </table:table-cell>
          <table:table-cell table:style-name="ce21" table:formula="of:=IF(OR(EXACT([.B301];&quot;&quot;);[.B301]&lt;=0);&quot;&quot;;IF([.G302]&gt;0;[.G302];MIN([.B301]+[.C30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2]+1" office:value-type="float" office:value="297">
            <text:p>297</text:p>
          </table:table-cell>
          <table:table-cell table:style-name="ce21" table:formula="of:=IF(OR(EXACT([.B302];&quot;&quot;);[.B302]&lt;=0);&quot;&quot;;ROUND([.B302]-[.D303];2))" office:value-type="currency" office:currency="USD" office:value="88914.02">
            <text:p>$88,914.02</text:p>
          </table:table-cell>
          <table:table-cell table:style-name="ce21" table:formula="of:=IF(OR(EXACT([.B302];&quot;&quot;);[.B302]&lt;=0);&quot;&quot;;[.B302]*[.$D$1])" office:value-type="currency" office:currency="USD" office:value="450.5611">
            <text:p>$450.56</text:p>
          </table:table-cell>
          <table:table-cell table:style-name="ce21" table:formula="of:=IF(OR(EXACT([.B302];&quot;&quot;);[.B302]&lt;=0);&quot;&quot;;[.E303]-[.C303])" office:value-type="currency" office:currency="USD" office:value="1198.20284417008">
            <text:p>$1,198.20</text:p>
          </table:table-cell>
          <table:table-cell table:style-name="ce21" table:formula="of:=IF(OR(EXACT([.B302];&quot;&quot;);[.B302]&lt;=0);&quot;&quot;;IF([.G303]&gt;0;[.G303];MIN([.B302]+[.C30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3]+1" office:value-type="float" office:value="298">
            <text:p>298</text:p>
          </table:table-cell>
          <table:table-cell table:style-name="ce21" table:formula="of:=IF(OR(EXACT([.B303];&quot;&quot;);[.B303]&lt;=0);&quot;&quot;;ROUND([.B303]-[.D304];2))" office:value-type="currency" office:currency="USD" office:value="87709.83">
            <text:p>$87,709.83</text:p>
          </table:table-cell>
          <table:table-cell table:style-name="ce21" table:formula="of:=IF(OR(EXACT([.B303];&quot;&quot;);[.B303]&lt;=0);&quot;&quot;;[.B303]*[.$D$1])" office:value-type="currency" office:currency="USD" office:value="444.5701">
            <text:p>$444.57</text:p>
          </table:table-cell>
          <table:table-cell table:style-name="ce21" table:formula="of:=IF(OR(EXACT([.B303];&quot;&quot;);[.B303]&lt;=0);&quot;&quot;;[.E304]-[.C304])" office:value-type="currency" office:currency="USD" office:value="1204.19384417008">
            <text:p>$1,204.19</text:p>
          </table:table-cell>
          <table:table-cell table:style-name="ce21" table:formula="of:=IF(OR(EXACT([.B303];&quot;&quot;);[.B303]&lt;=0);&quot;&quot;;IF([.G304]&gt;0;[.G304];MIN([.B303]+[.C30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4]+1" office:value-type="float" office:value="299">
            <text:p>299</text:p>
          </table:table-cell>
          <table:table-cell table:style-name="ce21" table:formula="of:=IF(OR(EXACT([.B304];&quot;&quot;);[.B304]&lt;=0);&quot;&quot;;ROUND([.B304]-[.D305];2))" office:value-type="currency" office:currency="USD" office:value="86499.62">
            <text:p>$86,499.62</text:p>
          </table:table-cell>
          <table:table-cell table:style-name="ce21" table:formula="of:=IF(OR(EXACT([.B304];&quot;&quot;);[.B304]&lt;=0);&quot;&quot;;[.B304]*[.$D$1])" office:value-type="currency" office:currency="USD" office:value="438.54915">
            <text:p>$438.55</text:p>
          </table:table-cell>
          <table:table-cell table:style-name="ce21" table:formula="of:=IF(OR(EXACT([.B304];&quot;&quot;);[.B304]&lt;=0);&quot;&quot;;[.E305]-[.C305])" office:value-type="currency" office:currency="USD" office:value="1210.21479417008">
            <text:p>$1,210.21</text:p>
          </table:table-cell>
          <table:table-cell table:style-name="ce21" table:formula="of:=IF(OR(EXACT([.B304];&quot;&quot;);[.B304]&lt;=0);&quot;&quot;;IF([.G305]&gt;0;[.G305];MIN([.B304]+[.C30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05]+1" office:value-type="float" office:value="300">
            <text:p>300</text:p>
          </table:table-cell>
          <table:table-cell table:style-name="ce22" table:formula="of:=IF(OR(EXACT([.B305];&quot;&quot;);[.B305]&lt;=0);&quot;&quot;;ROUND([.B305]-[.D306];2))" office:value-type="currency" office:currency="USD" office:value="85283.35">
            <text:p>$85,283.35</text:p>
          </table:table-cell>
          <table:table-cell table:style-name="ce22" table:formula="of:=IF(OR(EXACT([.B305];&quot;&quot;);[.B305]&lt;=0);&quot;&quot;;[.B305]*[.$D$1])" office:value-type="currency" office:currency="USD" office:value="432.4981">
            <text:p>$432.50</text:p>
          </table:table-cell>
          <table:table-cell table:style-name="ce22" table:formula="of:=IF(OR(EXACT([.B305];&quot;&quot;);[.B305]&lt;=0);&quot;&quot;;[.E306]-[.C306])" office:value-type="currency" office:currency="USD" office:value="1216.26584417008">
            <text:p>$1,216.27</text:p>
          </table:table-cell>
          <table:table-cell table:style-name="ce22" table:formula="of:=IF(OR(EXACT([.B305];&quot;&quot;);[.B305]&lt;=0);&quot;&quot;;IF([.G306]&gt;0;[.G306];MIN([.B305]+[.C30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5">
            <text:p>2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6]+1" office:value-type="float" office:value="301">
            <text:p>301</text:p>
          </table:table-cell>
          <table:table-cell table:style-name="ce21" table:formula="of:=IF(OR(EXACT([.B306];&quot;&quot;);[.B306]&lt;=0);&quot;&quot;;ROUND([.B306]-[.D307];2))" office:value-type="currency" office:currency="USD" office:value="84061">
            <text:p>$84,061.00</text:p>
          </table:table-cell>
          <table:table-cell table:style-name="ce21" table:formula="of:=IF(OR(EXACT([.B306];&quot;&quot;);[.B306]&lt;=0);&quot;&quot;;[.B306]*[.$D$1])" office:value-type="currency" office:currency="USD" office:value="426.41675">
            <text:p>$426.42</text:p>
          </table:table-cell>
          <table:table-cell table:style-name="ce21" table:formula="of:=IF(OR(EXACT([.B306];&quot;&quot;);[.B306]&lt;=0);&quot;&quot;;[.E307]-[.C307])" office:value-type="currency" office:currency="USD" office:value="1222.34719417008">
            <text:p>$1,222.35</text:p>
          </table:table-cell>
          <table:table-cell table:style-name="ce21" table:formula="of:=IF(OR(EXACT([.B306];&quot;&quot;);[.B306]&lt;=0);&quot;&quot;;IF([.G307]&gt;0;[.G307];MIN([.B306]+[.C30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7]+1" office:value-type="float" office:value="302">
            <text:p>302</text:p>
          </table:table-cell>
          <table:table-cell table:style-name="ce21" table:formula="of:=IF(OR(EXACT([.B307];&quot;&quot;);[.B307]&lt;=0);&quot;&quot;;ROUND([.B307]-[.D308];2))" office:value-type="currency" office:currency="USD" office:value="82832.54">
            <text:p>$82,832.54</text:p>
          </table:table-cell>
          <table:table-cell table:style-name="ce21" table:formula="of:=IF(OR(EXACT([.B307];&quot;&quot;);[.B307]&lt;=0);&quot;&quot;;[.B307]*[.$D$1])" office:value-type="currency" office:currency="USD" office:value="420.305">
            <text:p>$420.31</text:p>
          </table:table-cell>
          <table:table-cell table:style-name="ce21" table:formula="of:=IF(OR(EXACT([.B307];&quot;&quot;);[.B307]&lt;=0);&quot;&quot;;[.E308]-[.C308])" office:value-type="currency" office:currency="USD" office:value="1228.45894417008">
            <text:p>$1,228.46</text:p>
          </table:table-cell>
          <table:table-cell table:style-name="ce21" table:formula="of:=IF(OR(EXACT([.B307];&quot;&quot;);[.B307]&lt;=0);&quot;&quot;;IF([.G308]&gt;0;[.G308];MIN([.B307]+[.C30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8]+1" office:value-type="float" office:value="303">
            <text:p>303</text:p>
          </table:table-cell>
          <table:table-cell table:style-name="ce21" table:formula="of:=IF(OR(EXACT([.B308];&quot;&quot;);[.B308]&lt;=0);&quot;&quot;;ROUND([.B308]-[.D309];2))" office:value-type="currency" office:currency="USD" office:value="81597.94">
            <text:p>$81,597.94</text:p>
          </table:table-cell>
          <table:table-cell table:style-name="ce21" table:formula="of:=IF(OR(EXACT([.B308];&quot;&quot;);[.B308]&lt;=0);&quot;&quot;;[.B308]*[.$D$1])" office:value-type="currency" office:currency="USD" office:value="414.1627">
            <text:p>$414.16</text:p>
          </table:table-cell>
          <table:table-cell table:style-name="ce21" table:formula="of:=IF(OR(EXACT([.B308];&quot;&quot;);[.B308]&lt;=0);&quot;&quot;;[.E309]-[.C309])" office:value-type="currency" office:currency="USD" office:value="1234.60124417008">
            <text:p>$1,234.60</text:p>
          </table:table-cell>
          <table:table-cell table:style-name="ce21" table:formula="of:=IF(OR(EXACT([.B308];&quot;&quot;);[.B308]&lt;=0);&quot;&quot;;IF([.G309]&gt;0;[.G309];MIN([.B308]+[.C30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9]+1" office:value-type="float" office:value="304">
            <text:p>304</text:p>
          </table:table-cell>
          <table:table-cell table:style-name="ce21" table:formula="of:=IF(OR(EXACT([.B309];&quot;&quot;);[.B309]&lt;=0);&quot;&quot;;ROUND([.B309]-[.D310];2))" office:value-type="currency" office:currency="USD" office:value="80357.17">
            <text:p>$80,357.17</text:p>
          </table:table-cell>
          <table:table-cell table:style-name="ce21" table:formula="of:=IF(OR(EXACT([.B309];&quot;&quot;);[.B309]&lt;=0);&quot;&quot;;[.B309]*[.$D$1])" office:value-type="currency" office:currency="USD" office:value="407.9897">
            <text:p>$407.99</text:p>
          </table:table-cell>
          <table:table-cell table:style-name="ce21" table:formula="of:=IF(OR(EXACT([.B309];&quot;&quot;);[.B309]&lt;=0);&quot;&quot;;[.E310]-[.C310])" office:value-type="currency" office:currency="USD" office:value="1240.77424417008">
            <text:p>$1,240.77</text:p>
          </table:table-cell>
          <table:table-cell table:style-name="ce21" table:formula="of:=IF(OR(EXACT([.B309];&quot;&quot;);[.B309]&lt;=0);&quot;&quot;;IF([.G310]&gt;0;[.G310];MIN([.B309]+[.C31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0]+1" office:value-type="float" office:value="305">
            <text:p>305</text:p>
          </table:table-cell>
          <table:table-cell table:style-name="ce21" table:formula="of:=IF(OR(EXACT([.B310];&quot;&quot;);[.B310]&lt;=0);&quot;&quot;;ROUND([.B310]-[.D311];2))" office:value-type="currency" office:currency="USD" office:value="79110.19">
            <text:p>$79,110.19</text:p>
          </table:table-cell>
          <table:table-cell table:style-name="ce21" table:formula="of:=IF(OR(EXACT([.B310];&quot;&quot;);[.B310]&lt;=0);&quot;&quot;;[.B310]*[.$D$1])" office:value-type="currency" office:currency="USD" office:value="401.78585">
            <text:p>$401.79</text:p>
          </table:table-cell>
          <table:table-cell table:style-name="ce21" table:formula="of:=IF(OR(EXACT([.B310];&quot;&quot;);[.B310]&lt;=0);&quot;&quot;;[.E311]-[.C311])" office:value-type="currency" office:currency="USD" office:value="1246.97809417008">
            <text:p>$1,246.98</text:p>
          </table:table-cell>
          <table:table-cell table:style-name="ce21" table:formula="of:=IF(OR(EXACT([.B310];&quot;&quot;);[.B310]&lt;=0);&quot;&quot;;IF([.G311]&gt;0;[.G311];MIN([.B310]+[.C31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1]+1" office:value-type="float" office:value="306">
            <text:p>306</text:p>
          </table:table-cell>
          <table:table-cell table:style-name="ce21" table:formula="of:=IF(OR(EXACT([.B311];&quot;&quot;);[.B311]&lt;=0);&quot;&quot;;ROUND([.B311]-[.D312];2))" office:value-type="currency" office:currency="USD" office:value="77856.98">
            <text:p>$77,856.98</text:p>
          </table:table-cell>
          <table:table-cell table:style-name="ce21" table:formula="of:=IF(OR(EXACT([.B311];&quot;&quot;);[.B311]&lt;=0);&quot;&quot;;[.B311]*[.$D$1])" office:value-type="currency" office:currency="USD" office:value="395.55095">
            <text:p>$395.55</text:p>
          </table:table-cell>
          <table:table-cell table:style-name="ce21" table:formula="of:=IF(OR(EXACT([.B311];&quot;&quot;);[.B311]&lt;=0);&quot;&quot;;[.E312]-[.C312])" office:value-type="currency" office:currency="USD" office:value="1253.21299417008">
            <text:p>$1,253.21</text:p>
          </table:table-cell>
          <table:table-cell table:style-name="ce21" table:formula="of:=IF(OR(EXACT([.B311];&quot;&quot;);[.B311]&lt;=0);&quot;&quot;;IF([.G312]&gt;0;[.G312];MIN([.B311]+[.C31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2]+1" office:value-type="float" office:value="307">
            <text:p>307</text:p>
          </table:table-cell>
          <table:table-cell table:style-name="ce21" table:formula="of:=IF(OR(EXACT([.B312];&quot;&quot;);[.B312]&lt;=0);&quot;&quot;;ROUND([.B312]-[.D313];2))" office:value-type="currency" office:currency="USD" office:value="76597.5">
            <text:p>$76,597.50</text:p>
          </table:table-cell>
          <table:table-cell table:style-name="ce21" table:formula="of:=IF(OR(EXACT([.B312];&quot;&quot;);[.B312]&lt;=0);&quot;&quot;;[.B312]*[.$D$1])" office:value-type="currency" office:currency="USD" office:value="389.2849">
            <text:p>$389.28</text:p>
          </table:table-cell>
          <table:table-cell table:style-name="ce21" table:formula="of:=IF(OR(EXACT([.B312];&quot;&quot;);[.B312]&lt;=0);&quot;&quot;;[.E313]-[.C313])" office:value-type="currency" office:currency="USD" office:value="1259.47904417008">
            <text:p>$1,259.48</text:p>
          </table:table-cell>
          <table:table-cell table:style-name="ce21" table:formula="of:=IF(OR(EXACT([.B312];&quot;&quot;);[.B312]&lt;=0);&quot;&quot;;IF([.G313]&gt;0;[.G313];MIN([.B312]+[.C31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3]+1" office:value-type="float" office:value="308">
            <text:p>308</text:p>
          </table:table-cell>
          <table:table-cell table:style-name="ce21" table:formula="of:=IF(OR(EXACT([.B313];&quot;&quot;);[.B313]&lt;=0);&quot;&quot;;ROUND([.B313]-[.D314];2))" office:value-type="currency" office:currency="USD" office:value="75331.72">
            <text:p>$75,331.72</text:p>
          </table:table-cell>
          <table:table-cell table:style-name="ce21" table:formula="of:=IF(OR(EXACT([.B313];&quot;&quot;);[.B313]&lt;=0);&quot;&quot;;[.B313]*[.$D$1])" office:value-type="currency" office:currency="USD" office:value="382.9875">
            <text:p>$382.99</text:p>
          </table:table-cell>
          <table:table-cell table:style-name="ce21" table:formula="of:=IF(OR(EXACT([.B313];&quot;&quot;);[.B313]&lt;=0);&quot;&quot;;[.E314]-[.C314])" office:value-type="currency" office:currency="USD" office:value="1265.77644417008">
            <text:p>$1,265.78</text:p>
          </table:table-cell>
          <table:table-cell table:style-name="ce21" table:formula="of:=IF(OR(EXACT([.B313];&quot;&quot;);[.B313]&lt;=0);&quot;&quot;;IF([.G314]&gt;0;[.G314];MIN([.B313]+[.C31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4]+1" office:value-type="float" office:value="309">
            <text:p>309</text:p>
          </table:table-cell>
          <table:table-cell table:style-name="ce21" table:formula="of:=IF(OR(EXACT([.B314];&quot;&quot;);[.B314]&lt;=0);&quot;&quot;;ROUND([.B314]-[.D315];2))" office:value-type="currency" office:currency="USD" office:value="74059.61">
            <text:p>$74,059.61</text:p>
          </table:table-cell>
          <table:table-cell table:style-name="ce21" table:formula="of:=IF(OR(EXACT([.B314];&quot;&quot;);[.B314]&lt;=0);&quot;&quot;;[.B314]*[.$D$1])" office:value-type="currency" office:currency="USD" office:value="376.6586">
            <text:p>$376.66</text:p>
          </table:table-cell>
          <table:table-cell table:style-name="ce21" table:formula="of:=IF(OR(EXACT([.B314];&quot;&quot;);[.B314]&lt;=0);&quot;&quot;;[.E315]-[.C315])" office:value-type="currency" office:currency="USD" office:value="1272.10534417008">
            <text:p>$1,272.11</text:p>
          </table:table-cell>
          <table:table-cell table:style-name="ce21" table:formula="of:=IF(OR(EXACT([.B314];&quot;&quot;);[.B314]&lt;=0);&quot;&quot;;IF([.G315]&gt;0;[.G315];MIN([.B314]+[.C31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5]+1" office:value-type="float" office:value="310">
            <text:p>310</text:p>
          </table:table-cell>
          <table:table-cell table:style-name="ce21" table:formula="of:=IF(OR(EXACT([.B315];&quot;&quot;);[.B315]&lt;=0);&quot;&quot;;ROUND([.B315]-[.D316];2))" office:value-type="currency" office:currency="USD" office:value="72781.14">
            <text:p>$72,781.14</text:p>
          </table:table-cell>
          <table:table-cell table:style-name="ce21" table:formula="of:=IF(OR(EXACT([.B315];&quot;&quot;);[.B315]&lt;=0);&quot;&quot;;[.B315]*[.$D$1])" office:value-type="currency" office:currency="USD" office:value="370.29805">
            <text:p>$370.30</text:p>
          </table:table-cell>
          <table:table-cell table:style-name="ce21" table:formula="of:=IF(OR(EXACT([.B315];&quot;&quot;);[.B315]&lt;=0);&quot;&quot;;[.E316]-[.C316])" office:value-type="currency" office:currency="USD" office:value="1278.46589417008">
            <text:p>$1,278.47</text:p>
          </table:table-cell>
          <table:table-cell table:style-name="ce21" table:formula="of:=IF(OR(EXACT([.B315];&quot;&quot;);[.B315]&lt;=0);&quot;&quot;;IF([.G316]&gt;0;[.G316];MIN([.B315]+[.C31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6]+1" office:value-type="float" office:value="311">
            <text:p>311</text:p>
          </table:table-cell>
          <table:table-cell table:style-name="ce21" table:formula="of:=IF(OR(EXACT([.B316];&quot;&quot;);[.B316]&lt;=0);&quot;&quot;;ROUND([.B316]-[.D317];2))" office:value-type="currency" office:currency="USD" office:value="71496.28">
            <text:p>$71,496.28</text:p>
          </table:table-cell>
          <table:table-cell table:style-name="ce21" table:formula="of:=IF(OR(EXACT([.B316];&quot;&quot;);[.B316]&lt;=0);&quot;&quot;;[.B316]*[.$D$1])" office:value-type="currency" office:currency="USD" office:value="363.9057">
            <text:p>$363.91</text:p>
          </table:table-cell>
          <table:table-cell table:style-name="ce21" table:formula="of:=IF(OR(EXACT([.B316];&quot;&quot;);[.B316]&lt;=0);&quot;&quot;;[.E317]-[.C317])" office:value-type="currency" office:currency="USD" office:value="1284.85824417008">
            <text:p>$1,284.86</text:p>
          </table:table-cell>
          <table:table-cell table:style-name="ce21" table:formula="of:=IF(OR(EXACT([.B316];&quot;&quot;);[.B316]&lt;=0);&quot;&quot;;IF([.G317]&gt;0;[.G317];MIN([.B316]+[.C31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17]+1" office:value-type="float" office:value="312">
            <text:p>312</text:p>
          </table:table-cell>
          <table:table-cell table:style-name="ce22" table:formula="of:=IF(OR(EXACT([.B317];&quot;&quot;);[.B317]&lt;=0);&quot;&quot;;ROUND([.B317]-[.D318];2))" office:value-type="currency" office:currency="USD" office:value="70205">
            <text:p>$70,205.00</text:p>
          </table:table-cell>
          <table:table-cell table:style-name="ce22" table:formula="of:=IF(OR(EXACT([.B317];&quot;&quot;);[.B317]&lt;=0);&quot;&quot;;[.B317]*[.$D$1])" office:value-type="currency" office:currency="USD" office:value="357.4814">
            <text:p>$357.48</text:p>
          </table:table-cell>
          <table:table-cell table:style-name="ce22" table:formula="of:=IF(OR(EXACT([.B317];&quot;&quot;);[.B317]&lt;=0);&quot;&quot;;[.E318]-[.C318])" office:value-type="currency" office:currency="USD" office:value="1291.28254417008">
            <text:p>$1,291.28</text:p>
          </table:table-cell>
          <table:table-cell table:style-name="ce22" table:formula="of:=IF(OR(EXACT([.B317];&quot;&quot;);[.B317]&lt;=0);&quot;&quot;;IF([.G318]&gt;0;[.G318];MIN([.B317]+[.C318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6">
            <text:p>2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8]+1" office:value-type="float" office:value="313">
            <text:p>313</text:p>
          </table:table-cell>
          <table:table-cell table:style-name="ce21" table:formula="of:=IF(OR(EXACT([.B318];&quot;&quot;);[.B318]&lt;=0);&quot;&quot;;ROUND([.B318]-[.D319];2))" office:value-type="currency" office:currency="USD" office:value="68907.26">
            <text:p>$68,907.26</text:p>
          </table:table-cell>
          <table:table-cell table:style-name="ce21" table:formula="of:=IF(OR(EXACT([.B318];&quot;&quot;);[.B318]&lt;=0);&quot;&quot;;[.B318]*[.$D$1])" office:value-type="currency" office:currency="USD" office:value="351.025">
            <text:p>$351.03</text:p>
          </table:table-cell>
          <table:table-cell table:style-name="ce21" table:formula="of:=IF(OR(EXACT([.B318];&quot;&quot;);[.B318]&lt;=0);&quot;&quot;;[.E319]-[.C319])" office:value-type="currency" office:currency="USD" office:value="1297.73894417008">
            <text:p>$1,297.74</text:p>
          </table:table-cell>
          <table:table-cell table:style-name="ce21" table:formula="of:=IF(OR(EXACT([.B318];&quot;&quot;);[.B318]&lt;=0);&quot;&quot;;IF([.G319]&gt;0;[.G319];MIN([.B318]+[.C31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9]+1" office:value-type="float" office:value="314">
            <text:p>314</text:p>
          </table:table-cell>
          <table:table-cell table:style-name="ce21" table:formula="of:=IF(OR(EXACT([.B319];&quot;&quot;);[.B319]&lt;=0);&quot;&quot;;ROUND([.B319]-[.D320];2))" office:value-type="currency" office:currency="USD" office:value="67603.03">
            <text:p>$67,603.03</text:p>
          </table:table-cell>
          <table:table-cell table:style-name="ce21" table:formula="of:=IF(OR(EXACT([.B319];&quot;&quot;);[.B319]&lt;=0);&quot;&quot;;[.B319]*[.$D$1])" office:value-type="currency" office:currency="USD" office:value="344.5363">
            <text:p>$344.54</text:p>
          </table:table-cell>
          <table:table-cell table:style-name="ce21" table:formula="of:=IF(OR(EXACT([.B319];&quot;&quot;);[.B319]&lt;=0);&quot;&quot;;[.E320]-[.C320])" office:value-type="currency" office:currency="USD" office:value="1304.22764417008">
            <text:p>$1,304.23</text:p>
          </table:table-cell>
          <table:table-cell table:style-name="ce21" table:formula="of:=IF(OR(EXACT([.B319];&quot;&quot;);[.B319]&lt;=0);&quot;&quot;;IF([.G320]&gt;0;[.G320];MIN([.B319]+[.C32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0]+1" office:value-type="float" office:value="315">
            <text:p>315</text:p>
          </table:table-cell>
          <table:table-cell table:style-name="ce21" table:formula="of:=IF(OR(EXACT([.B320];&quot;&quot;);[.B320]&lt;=0);&quot;&quot;;ROUND([.B320]-[.D321];2))" office:value-type="currency" office:currency="USD" office:value="66292.28">
            <text:p>$66,292.28</text:p>
          </table:table-cell>
          <table:table-cell table:style-name="ce21" table:formula="of:=IF(OR(EXACT([.B320];&quot;&quot;);[.B320]&lt;=0);&quot;&quot;;[.B320]*[.$D$1])" office:value-type="currency" office:currency="USD" office:value="338.01515">
            <text:p>$338.02</text:p>
          </table:table-cell>
          <table:table-cell table:style-name="ce21" table:formula="of:=IF(OR(EXACT([.B320];&quot;&quot;);[.B320]&lt;=0);&quot;&quot;;[.E321]-[.C321])" office:value-type="currency" office:currency="USD" office:value="1310.74879417008">
            <text:p>$1,310.75</text:p>
          </table:table-cell>
          <table:table-cell table:style-name="ce21" table:formula="of:=IF(OR(EXACT([.B320];&quot;&quot;);[.B320]&lt;=0);&quot;&quot;;IF([.G321]&gt;0;[.G321];MIN([.B320]+[.C32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1]+1" office:value-type="float" office:value="316">
            <text:p>316</text:p>
          </table:table-cell>
          <table:table-cell table:style-name="ce21" table:formula="of:=IF(OR(EXACT([.B321];&quot;&quot;);[.B321]&lt;=0);&quot;&quot;;ROUND([.B321]-[.D322];2))" office:value-type="currency" office:currency="USD" office:value="64974.98">
            <text:p>$64,974.98</text:p>
          </table:table-cell>
          <table:table-cell table:style-name="ce21" table:formula="of:=IF(OR(EXACT([.B321];&quot;&quot;);[.B321]&lt;=0);&quot;&quot;;[.B321]*[.$D$1])" office:value-type="currency" office:currency="USD" office:value="331.4614">
            <text:p>$331.46</text:p>
          </table:table-cell>
          <table:table-cell table:style-name="ce21" table:formula="of:=IF(OR(EXACT([.B321];&quot;&quot;);[.B321]&lt;=0);&quot;&quot;;[.E322]-[.C322])" office:value-type="currency" office:currency="USD" office:value="1317.30254417008">
            <text:p>$1,317.30</text:p>
          </table:table-cell>
          <table:table-cell table:style-name="ce21" table:formula="of:=IF(OR(EXACT([.B321];&quot;&quot;);[.B321]&lt;=0);&quot;&quot;;IF([.G322]&gt;0;[.G322];MIN([.B321]+[.C32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2]+1" office:value-type="float" office:value="317">
            <text:p>317</text:p>
          </table:table-cell>
          <table:table-cell table:style-name="ce21" table:formula="of:=IF(OR(EXACT([.B322];&quot;&quot;);[.B322]&lt;=0);&quot;&quot;;ROUND([.B322]-[.D323];2))" office:value-type="currency" office:currency="USD" office:value="63651.09">
            <text:p>$63,651.09</text:p>
          </table:table-cell>
          <table:table-cell table:style-name="ce21" table:formula="of:=IF(OR(EXACT([.B322];&quot;&quot;);[.B322]&lt;=0);&quot;&quot;;[.B322]*[.$D$1])" office:value-type="currency" office:currency="USD" office:value="324.8749">
            <text:p>$324.87</text:p>
          </table:table-cell>
          <table:table-cell table:style-name="ce21" table:formula="of:=IF(OR(EXACT([.B322];&quot;&quot;);[.B322]&lt;=0);&quot;&quot;;[.E323]-[.C323])" office:value-type="currency" office:currency="USD" office:value="1323.88904417008">
            <text:p>$1,323.89</text:p>
          </table:table-cell>
          <table:table-cell table:style-name="ce21" table:formula="of:=IF(OR(EXACT([.B322];&quot;&quot;);[.B322]&lt;=0);&quot;&quot;;IF([.G323]&gt;0;[.G323];MIN([.B322]+[.C32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3]+1" office:value-type="float" office:value="318">
            <text:p>318</text:p>
          </table:table-cell>
          <table:table-cell table:style-name="ce21" table:formula="of:=IF(OR(EXACT([.B323];&quot;&quot;);[.B323]&lt;=0);&quot;&quot;;ROUND([.B323]-[.D324];2))" office:value-type="currency" office:currency="USD" office:value="62320.58">
            <text:p>$62,320.58</text:p>
          </table:table-cell>
          <table:table-cell table:style-name="ce21" table:formula="of:=IF(OR(EXACT([.B323];&quot;&quot;);[.B323]&lt;=0);&quot;&quot;;[.B323]*[.$D$1])" office:value-type="currency" office:currency="USD" office:value="318.25545">
            <text:p>$318.26</text:p>
          </table:table-cell>
          <table:table-cell table:style-name="ce21" table:formula="of:=IF(OR(EXACT([.B323];&quot;&quot;);[.B323]&lt;=0);&quot;&quot;;[.E324]-[.C324])" office:value-type="currency" office:currency="USD" office:value="1330.50849417008">
            <text:p>$1,330.51</text:p>
          </table:table-cell>
          <table:table-cell table:style-name="ce21" table:formula="of:=IF(OR(EXACT([.B323];&quot;&quot;);[.B323]&lt;=0);&quot;&quot;;IF([.G324]&gt;0;[.G324];MIN([.B323]+[.C32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4]+1" office:value-type="float" office:value="319">
            <text:p>319</text:p>
          </table:table-cell>
          <table:table-cell table:style-name="ce21" table:formula="of:=IF(OR(EXACT([.B324];&quot;&quot;);[.B324]&lt;=0);&quot;&quot;;ROUND([.B324]-[.D325];2))" office:value-type="currency" office:currency="USD" office:value="60983.42">
            <text:p>$60,983.42</text:p>
          </table:table-cell>
          <table:table-cell table:style-name="ce21" table:formula="of:=IF(OR(EXACT([.B324];&quot;&quot;);[.B324]&lt;=0);&quot;&quot;;[.B324]*[.$D$1])" office:value-type="currency" office:currency="USD" office:value="311.6029">
            <text:p>$311.60</text:p>
          </table:table-cell>
          <table:table-cell table:style-name="ce21" table:formula="of:=IF(OR(EXACT([.B324];&quot;&quot;);[.B324]&lt;=0);&quot;&quot;;[.E325]-[.C325])" office:value-type="currency" office:currency="USD" office:value="1337.16104417008">
            <text:p>$1,337.16</text:p>
          </table:table-cell>
          <table:table-cell table:style-name="ce21" table:formula="of:=IF(OR(EXACT([.B324];&quot;&quot;);[.B324]&lt;=0);&quot;&quot;;IF([.G325]&gt;0;[.G325];MIN([.B324]+[.C32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5]+1" office:value-type="float" office:value="320">
            <text:p>320</text:p>
          </table:table-cell>
          <table:table-cell table:style-name="ce21" table:formula="of:=IF(OR(EXACT([.B325];&quot;&quot;);[.B325]&lt;=0);&quot;&quot;;ROUND([.B325]-[.D326];2))" office:value-type="currency" office:currency="USD" office:value="59639.57">
            <text:p>$59,639.57</text:p>
          </table:table-cell>
          <table:table-cell table:style-name="ce21" table:formula="of:=IF(OR(EXACT([.B325];&quot;&quot;);[.B325]&lt;=0);&quot;&quot;;[.B325]*[.$D$1])" office:value-type="currency" office:currency="USD" office:value="304.9171">
            <text:p>$304.92</text:p>
          </table:table-cell>
          <table:table-cell table:style-name="ce21" table:formula="of:=IF(OR(EXACT([.B325];&quot;&quot;);[.B325]&lt;=0);&quot;&quot;;[.E326]-[.C326])" office:value-type="currency" office:currency="USD" office:value="1343.84684417008">
            <text:p>$1,343.85</text:p>
          </table:table-cell>
          <table:table-cell table:style-name="ce21" table:formula="of:=IF(OR(EXACT([.B325];&quot;&quot;);[.B325]&lt;=0);&quot;&quot;;IF([.G326]&gt;0;[.G326];MIN([.B325]+[.C32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6]+1" office:value-type="float" office:value="321">
            <text:p>321</text:p>
          </table:table-cell>
          <table:table-cell table:style-name="ce21" table:formula="of:=IF(OR(EXACT([.B326];&quot;&quot;);[.B326]&lt;=0);&quot;&quot;;ROUND([.B326]-[.D327];2))" office:value-type="currency" office:currency="USD" office:value="58289">
            <text:p>$58,289.00</text:p>
          </table:table-cell>
          <table:table-cell table:style-name="ce21" table:formula="of:=IF(OR(EXACT([.B326];&quot;&quot;);[.B326]&lt;=0);&quot;&quot;;[.B326]*[.$D$1])" office:value-type="currency" office:currency="USD" office:value="298.19785">
            <text:p>$298.20</text:p>
          </table:table-cell>
          <table:table-cell table:style-name="ce21" table:formula="of:=IF(OR(EXACT([.B326];&quot;&quot;);[.B326]&lt;=0);&quot;&quot;;[.E327]-[.C327])" office:value-type="currency" office:currency="USD" office:value="1350.56609417008">
            <text:p>$1,350.57</text:p>
          </table:table-cell>
          <table:table-cell table:style-name="ce21" table:formula="of:=IF(OR(EXACT([.B326];&quot;&quot;);[.B326]&lt;=0);&quot;&quot;;IF([.G327]&gt;0;[.G327];MIN([.B326]+[.C32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7]+1" office:value-type="float" office:value="322">
            <text:p>322</text:p>
          </table:table-cell>
          <table:table-cell table:style-name="ce21" table:formula="of:=IF(OR(EXACT([.B327];&quot;&quot;);[.B327]&lt;=0);&quot;&quot;;ROUND([.B327]-[.D328];2))" office:value-type="currency" office:currency="USD" office:value="56931.68">
            <text:p>$56,931.68</text:p>
          </table:table-cell>
          <table:table-cell table:style-name="ce21" table:formula="of:=IF(OR(EXACT([.B327];&quot;&quot;);[.B327]&lt;=0);&quot;&quot;;[.B327]*[.$D$1])" office:value-type="currency" office:currency="USD" office:value="291.445">
            <text:p>$291.45</text:p>
          </table:table-cell>
          <table:table-cell table:style-name="ce21" table:formula="of:=IF(OR(EXACT([.B327];&quot;&quot;);[.B327]&lt;=0);&quot;&quot;;[.E328]-[.C328])" office:value-type="currency" office:currency="USD" office:value="1357.31894417008">
            <text:p>$1,357.32</text:p>
          </table:table-cell>
          <table:table-cell table:style-name="ce21" table:formula="of:=IF(OR(EXACT([.B327];&quot;&quot;);[.B327]&lt;=0);&quot;&quot;;IF([.G328]&gt;0;[.G328];MIN([.B327]+[.C32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8]+1" office:value-type="float" office:value="323">
            <text:p>323</text:p>
          </table:table-cell>
          <table:table-cell table:style-name="ce21" table:formula="of:=IF(OR(EXACT([.B328];&quot;&quot;);[.B328]&lt;=0);&quot;&quot;;ROUND([.B328]-[.D329];2))" office:value-type="currency" office:currency="USD" office:value="55567.57">
            <text:p>$55,567.57</text:p>
          </table:table-cell>
          <table:table-cell table:style-name="ce21" table:formula="of:=IF(OR(EXACT([.B328];&quot;&quot;);[.B328]&lt;=0);&quot;&quot;;[.B328]*[.$D$1])" office:value-type="currency" office:currency="USD" office:value="284.6584">
            <text:p>$284.66</text:p>
          </table:table-cell>
          <table:table-cell table:style-name="ce21" table:formula="of:=IF(OR(EXACT([.B328];&quot;&quot;);[.B328]&lt;=0);&quot;&quot;;[.E329]-[.C329])" office:value-type="currency" office:currency="USD" office:value="1364.10554417008">
            <text:p>$1,364.11</text:p>
          </table:table-cell>
          <table:table-cell table:style-name="ce21" table:formula="of:=IF(OR(EXACT([.B328];&quot;&quot;);[.B328]&lt;=0);&quot;&quot;;IF([.G329]&gt;0;[.G329];MIN([.B328]+[.C32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29]+1" office:value-type="float" office:value="324">
            <text:p>324</text:p>
          </table:table-cell>
          <table:table-cell table:style-name="ce22" table:formula="of:=IF(OR(EXACT([.B329];&quot;&quot;);[.B329]&lt;=0);&quot;&quot;;ROUND([.B329]-[.D330];2))" office:value-type="currency" office:currency="USD" office:value="54196.64">
            <text:p>$54,196.64</text:p>
          </table:table-cell>
          <table:table-cell table:style-name="ce22" table:formula="of:=IF(OR(EXACT([.B329];&quot;&quot;);[.B329]&lt;=0);&quot;&quot;;[.B329]*[.$D$1])" office:value-type="currency" office:currency="USD" office:value="277.83785">
            <text:p>$277.84</text:p>
          </table:table-cell>
          <table:table-cell table:style-name="ce22" table:formula="of:=IF(OR(EXACT([.B329];&quot;&quot;);[.B329]&lt;=0);&quot;&quot;;[.E330]-[.C330])" office:value-type="currency" office:currency="USD" office:value="1370.92609417008">
            <text:p>$1,370.93</text:p>
          </table:table-cell>
          <table:table-cell table:style-name="ce22" table:formula="of:=IF(OR(EXACT([.B329];&quot;&quot;);[.B329]&lt;=0);&quot;&quot;;IF([.G330]&gt;0;[.G330];MIN([.B329]+[.C330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7">
            <text:p>2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0]+1" office:value-type="float" office:value="325">
            <text:p>325</text:p>
          </table:table-cell>
          <table:table-cell table:style-name="ce21" table:formula="of:=IF(OR(EXACT([.B330];&quot;&quot;);[.B330]&lt;=0);&quot;&quot;;ROUND([.B330]-[.D331];2))" office:value-type="currency" office:currency="USD" office:value="52818.86">
            <text:p>$52,818.86</text:p>
          </table:table-cell>
          <table:table-cell table:style-name="ce21" table:formula="of:=IF(OR(EXACT([.B330];&quot;&quot;);[.B330]&lt;=0);&quot;&quot;;[.B330]*[.$D$1])" office:value-type="currency" office:currency="USD" office:value="270.9832">
            <text:p>$270.98</text:p>
          </table:table-cell>
          <table:table-cell table:style-name="ce21" table:formula="of:=IF(OR(EXACT([.B330];&quot;&quot;);[.B330]&lt;=0);&quot;&quot;;[.E331]-[.C331])" office:value-type="currency" office:currency="USD" office:value="1377.78074417008">
            <text:p>$1,377.78</text:p>
          </table:table-cell>
          <table:table-cell table:style-name="ce21" table:formula="of:=IF(OR(EXACT([.B330];&quot;&quot;);[.B330]&lt;=0);&quot;&quot;;IF([.G331]&gt;0;[.G331];MIN([.B330]+[.C33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1]+1" office:value-type="float" office:value="326">
            <text:p>326</text:p>
          </table:table-cell>
          <table:table-cell table:style-name="ce21" table:formula="of:=IF(OR(EXACT([.B331];&quot;&quot;);[.B331]&lt;=0);&quot;&quot;;ROUND([.B331]-[.D332];2))" office:value-type="currency" office:currency="USD" office:value="51434.19">
            <text:p>$51,434.19</text:p>
          </table:table-cell>
          <table:table-cell table:style-name="ce21" table:formula="of:=IF(OR(EXACT([.B331];&quot;&quot;);[.B331]&lt;=0);&quot;&quot;;[.B331]*[.$D$1])" office:value-type="currency" office:currency="USD" office:value="264.0943">
            <text:p>$264.09</text:p>
          </table:table-cell>
          <table:table-cell table:style-name="ce21" table:formula="of:=IF(OR(EXACT([.B331];&quot;&quot;);[.B331]&lt;=0);&quot;&quot;;[.E332]-[.C332])" office:value-type="currency" office:currency="USD" office:value="1384.66964417008">
            <text:p>$1,384.67</text:p>
          </table:table-cell>
          <table:table-cell table:style-name="ce21" table:formula="of:=IF(OR(EXACT([.B331];&quot;&quot;);[.B331]&lt;=0);&quot;&quot;;IF([.G332]&gt;0;[.G332];MIN([.B331]+[.C33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2]+1" office:value-type="float" office:value="327">
            <text:p>327</text:p>
          </table:table-cell>
          <table:table-cell table:style-name="ce21" table:formula="of:=IF(OR(EXACT([.B332];&quot;&quot;);[.B332]&lt;=0);&quot;&quot;;ROUND([.B332]-[.D333];2))" office:value-type="currency" office:currency="USD" office:value="50042.6">
            <text:p>$50,042.60</text:p>
          </table:table-cell>
          <table:table-cell table:style-name="ce21" table:formula="of:=IF(OR(EXACT([.B332];&quot;&quot;);[.B332]&lt;=0);&quot;&quot;;[.B332]*[.$D$1])" office:value-type="currency" office:currency="USD" office:value="257.17095">
            <text:p>$257.17</text:p>
          </table:table-cell>
          <table:table-cell table:style-name="ce21" table:formula="of:=IF(OR(EXACT([.B332];&quot;&quot;);[.B332]&lt;=0);&quot;&quot;;[.E333]-[.C333])" office:value-type="currency" office:currency="USD" office:value="1391.59299417008">
            <text:p>$1,391.59</text:p>
          </table:table-cell>
          <table:table-cell table:style-name="ce21" table:formula="of:=IF(OR(EXACT([.B332];&quot;&quot;);[.B332]&lt;=0);&quot;&quot;;IF([.G333]&gt;0;[.G333];MIN([.B332]+[.C33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3]+1" office:value-type="float" office:value="328">
            <text:p>328</text:p>
          </table:table-cell>
          <table:table-cell table:style-name="ce21" table:formula="of:=IF(OR(EXACT([.B333];&quot;&quot;);[.B333]&lt;=0);&quot;&quot;;ROUND([.B333]-[.D334];2))" office:value-type="currency" office:currency="USD" office:value="48644.05">
            <text:p>$48,644.05</text:p>
          </table:table-cell>
          <table:table-cell table:style-name="ce21" table:formula="of:=IF(OR(EXACT([.B333];&quot;&quot;);[.B333]&lt;=0);&quot;&quot;;[.B333]*[.$D$1])" office:value-type="currency" office:currency="USD" office:value="250.213">
            <text:p>$250.21</text:p>
          </table:table-cell>
          <table:table-cell table:style-name="ce21" table:formula="of:=IF(OR(EXACT([.B333];&quot;&quot;);[.B333]&lt;=0);&quot;&quot;;[.E334]-[.C334])" office:value-type="currency" office:currency="USD" office:value="1398.55094417008">
            <text:p>$1,398.55</text:p>
          </table:table-cell>
          <table:table-cell table:style-name="ce21" table:formula="of:=IF(OR(EXACT([.B333];&quot;&quot;);[.B333]&lt;=0);&quot;&quot;;IF([.G334]&gt;0;[.G334];MIN([.B333]+[.C33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4]+1" office:value-type="float" office:value="329">
            <text:p>329</text:p>
          </table:table-cell>
          <table:table-cell table:style-name="ce21" table:formula="of:=IF(OR(EXACT([.B334];&quot;&quot;);[.B334]&lt;=0);&quot;&quot;;ROUND([.B334]-[.D335];2))" office:value-type="currency" office:currency="USD" office:value="47238.51">
            <text:p>$47,238.51</text:p>
          </table:table-cell>
          <table:table-cell table:style-name="ce21" table:formula="of:=IF(OR(EXACT([.B334];&quot;&quot;);[.B334]&lt;=0);&quot;&quot;;[.B334]*[.$D$1])" office:value-type="currency" office:currency="USD" office:value="243.22025">
            <text:p>$243.22</text:p>
          </table:table-cell>
          <table:table-cell table:style-name="ce21" table:formula="of:=IF(OR(EXACT([.B334];&quot;&quot;);[.B334]&lt;=0);&quot;&quot;;[.E335]-[.C335])" office:value-type="currency" office:currency="USD" office:value="1405.54369417008">
            <text:p>$1,405.54</text:p>
          </table:table-cell>
          <table:table-cell table:style-name="ce21" table:formula="of:=IF(OR(EXACT([.B334];&quot;&quot;);[.B334]&lt;=0);&quot;&quot;;IF([.G335]&gt;0;[.G335];MIN([.B334]+[.C33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5]+1" office:value-type="float" office:value="330">
            <text:p>330</text:p>
          </table:table-cell>
          <table:table-cell table:style-name="ce21" table:formula="of:=IF(OR(EXACT([.B335];&quot;&quot;);[.B335]&lt;=0);&quot;&quot;;ROUND([.B335]-[.D336];2))" office:value-type="currency" office:currency="USD" office:value="45825.94">
            <text:p>$45,825.94</text:p>
          </table:table-cell>
          <table:table-cell table:style-name="ce21" table:formula="of:=IF(OR(EXACT([.B335];&quot;&quot;);[.B335]&lt;=0);&quot;&quot;;[.B335]*[.$D$1])" office:value-type="currency" office:currency="USD" office:value="236.19255">
            <text:p>$236.19</text:p>
          </table:table-cell>
          <table:table-cell table:style-name="ce21" table:formula="of:=IF(OR(EXACT([.B335];&quot;&quot;);[.B335]&lt;=0);&quot;&quot;;[.E336]-[.C336])" office:value-type="currency" office:currency="USD" office:value="1412.57139417008">
            <text:p>$1,412.57</text:p>
          </table:table-cell>
          <table:table-cell table:style-name="ce21" table:formula="of:=IF(OR(EXACT([.B335];&quot;&quot;);[.B335]&lt;=0);&quot;&quot;;IF([.G336]&gt;0;[.G336];MIN([.B335]+[.C33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6]+1" office:value-type="float" office:value="331">
            <text:p>331</text:p>
          </table:table-cell>
          <table:table-cell table:style-name="ce21" table:formula="of:=IF(OR(EXACT([.B336];&quot;&quot;);[.B336]&lt;=0);&quot;&quot;;ROUND([.B336]-[.D337];2))" office:value-type="currency" office:currency="USD" office:value="44406.31">
            <text:p>$44,406.31</text:p>
          </table:table-cell>
          <table:table-cell table:style-name="ce21" table:formula="of:=IF(OR(EXACT([.B336];&quot;&quot;);[.B336]&lt;=0);&quot;&quot;;[.B336]*[.$D$1])" office:value-type="currency" office:currency="USD" office:value="229.1297">
            <text:p>$229.13</text:p>
          </table:table-cell>
          <table:table-cell table:style-name="ce21" table:formula="of:=IF(OR(EXACT([.B336];&quot;&quot;);[.B336]&lt;=0);&quot;&quot;;[.E337]-[.C337])" office:value-type="currency" office:currency="USD" office:value="1419.63424417008">
            <text:p>$1,419.63</text:p>
          </table:table-cell>
          <table:table-cell table:style-name="ce21" table:formula="of:=IF(OR(EXACT([.B336];&quot;&quot;);[.B336]&lt;=0);&quot;&quot;;IF([.G337]&gt;0;[.G337];MIN([.B336]+[.C33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7]+1" office:value-type="float" office:value="332">
            <text:p>332</text:p>
          </table:table-cell>
          <table:table-cell table:style-name="ce21" table:formula="of:=IF(OR(EXACT([.B337];&quot;&quot;);[.B337]&lt;=0);&quot;&quot;;ROUND([.B337]-[.D338];2))" office:value-type="currency" office:currency="USD" office:value="42979.58">
            <text:p>$42,979.58</text:p>
          </table:table-cell>
          <table:table-cell table:style-name="ce21" table:formula="of:=IF(OR(EXACT([.B337];&quot;&quot;);[.B337]&lt;=0);&quot;&quot;;[.B337]*[.$D$1])" office:value-type="currency" office:currency="USD" office:value="222.03155">
            <text:p>$222.03</text:p>
          </table:table-cell>
          <table:table-cell table:style-name="ce21" table:formula="of:=IF(OR(EXACT([.B337];&quot;&quot;);[.B337]&lt;=0);&quot;&quot;;[.E338]-[.C338])" office:value-type="currency" office:currency="USD" office:value="1426.73239417008">
            <text:p>$1,426.73</text:p>
          </table:table-cell>
          <table:table-cell table:style-name="ce21" table:formula="of:=IF(OR(EXACT([.B337];&quot;&quot;);[.B337]&lt;=0);&quot;&quot;;IF([.G338]&gt;0;[.G338];MIN([.B337]+[.C33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8]+1" office:value-type="float" office:value="333">
            <text:p>333</text:p>
          </table:table-cell>
          <table:table-cell table:style-name="ce21" table:formula="of:=IF(OR(EXACT([.B338];&quot;&quot;);[.B338]&lt;=0);&quot;&quot;;ROUND([.B338]-[.D339];2))" office:value-type="currency" office:currency="USD" office:value="41545.71">
            <text:p>$41,545.71</text:p>
          </table:table-cell>
          <table:table-cell table:style-name="ce21" table:formula="of:=IF(OR(EXACT([.B338];&quot;&quot;);[.B338]&lt;=0);&quot;&quot;;[.B338]*[.$D$1])" office:value-type="currency" office:currency="USD" office:value="214.8979">
            <text:p>$214.90</text:p>
          </table:table-cell>
          <table:table-cell table:style-name="ce21" table:formula="of:=IF(OR(EXACT([.B338];&quot;&quot;);[.B338]&lt;=0);&quot;&quot;;[.E339]-[.C339])" office:value-type="currency" office:currency="USD" office:value="1433.86604417008">
            <text:p>$1,433.87</text:p>
          </table:table-cell>
          <table:table-cell table:style-name="ce21" table:formula="of:=IF(OR(EXACT([.B338];&quot;&quot;);[.B338]&lt;=0);&quot;&quot;;IF([.G339]&gt;0;[.G339];MIN([.B338]+[.C33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9]+1" office:value-type="float" office:value="334">
            <text:p>334</text:p>
          </table:table-cell>
          <table:table-cell table:style-name="ce21" table:formula="of:=IF(OR(EXACT([.B339];&quot;&quot;);[.B339]&lt;=0);&quot;&quot;;ROUND([.B339]-[.D340];2))" office:value-type="currency" office:currency="USD" office:value="40104.67">
            <text:p>$40,104.67</text:p>
          </table:table-cell>
          <table:table-cell table:style-name="ce21" table:formula="of:=IF(OR(EXACT([.B339];&quot;&quot;);[.B339]&lt;=0);&quot;&quot;;[.B339]*[.$D$1])" office:value-type="currency" office:currency="USD" office:value="207.72855">
            <text:p>$207.73</text:p>
          </table:table-cell>
          <table:table-cell table:style-name="ce21" table:formula="of:=IF(OR(EXACT([.B339];&quot;&quot;);[.B339]&lt;=0);&quot;&quot;;[.E340]-[.C340])" office:value-type="currency" office:currency="USD" office:value="1441.03539417008">
            <text:p>$1,441.04</text:p>
          </table:table-cell>
          <table:table-cell table:style-name="ce21" table:formula="of:=IF(OR(EXACT([.B339];&quot;&quot;);[.B339]&lt;=0);&quot;&quot;;IF([.G340]&gt;0;[.G340];MIN([.B339]+[.C34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0]+1" office:value-type="float" office:value="335">
            <text:p>335</text:p>
          </table:table-cell>
          <table:table-cell table:style-name="ce21" table:formula="of:=IF(OR(EXACT([.B340];&quot;&quot;);[.B340]&lt;=0);&quot;&quot;;ROUND([.B340]-[.D341];2))" office:value-type="currency" office:currency="USD" office:value="38656.43">
            <text:p>$38,656.43</text:p>
          </table:table-cell>
          <table:table-cell table:style-name="ce21" table:formula="of:=IF(OR(EXACT([.B340];&quot;&quot;);[.B340]&lt;=0);&quot;&quot;;[.B340]*[.$D$1])" office:value-type="currency" office:currency="USD" office:value="200.52335">
            <text:p>$200.52</text:p>
          </table:table-cell>
          <table:table-cell table:style-name="ce21" table:formula="of:=IF(OR(EXACT([.B340];&quot;&quot;);[.B340]&lt;=0);&quot;&quot;;[.E341]-[.C341])" office:value-type="currency" office:currency="USD" office:value="1448.24059417008">
            <text:p>$1,448.24</text:p>
          </table:table-cell>
          <table:table-cell table:style-name="ce21" table:formula="of:=IF(OR(EXACT([.B340];&quot;&quot;);[.B340]&lt;=0);&quot;&quot;;IF([.G341]&gt;0;[.G341];MIN([.B340]+[.C34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41]+1" office:value-type="float" office:value="336">
            <text:p>336</text:p>
          </table:table-cell>
          <table:table-cell table:style-name="ce22" table:formula="of:=IF(OR(EXACT([.B341];&quot;&quot;);[.B341]&lt;=0);&quot;&quot;;ROUND([.B341]-[.D342];2))" office:value-type="currency" office:currency="USD" office:value="37200.95">
            <text:p>$37,200.95</text:p>
          </table:table-cell>
          <table:table-cell table:style-name="ce22" table:formula="of:=IF(OR(EXACT([.B341];&quot;&quot;);[.B341]&lt;=0);&quot;&quot;;[.B341]*[.$D$1])" office:value-type="currency" office:currency="USD" office:value="193.28215">
            <text:p>$193.28</text:p>
          </table:table-cell>
          <table:table-cell table:style-name="ce22" table:formula="of:=IF(OR(EXACT([.B341];&quot;&quot;);[.B341]&lt;=0);&quot;&quot;;[.E342]-[.C342])" office:value-type="currency" office:currency="USD" office:value="1455.48179417008">
            <text:p>$1,455.48</text:p>
          </table:table-cell>
          <table:table-cell table:style-name="ce22" table:formula="of:=IF(OR(EXACT([.B341];&quot;&quot;);[.B341]&lt;=0);&quot;&quot;;IF([.G342]&gt;0;[.G342];MIN([.B341]+[.C342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8">
            <text:p>2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2]+1" office:value-type="float" office:value="337">
            <text:p>337</text:p>
          </table:table-cell>
          <table:table-cell table:style-name="ce21" table:formula="of:=IF(OR(EXACT([.B342];&quot;&quot;);[.B342]&lt;=0);&quot;&quot;;ROUND([.B342]-[.D343];2))" office:value-type="currency" office:currency="USD" office:value="35738.19">
            <text:p>$35,738.19</text:p>
          </table:table-cell>
          <table:table-cell table:style-name="ce21" table:formula="of:=IF(OR(EXACT([.B342];&quot;&quot;);[.B342]&lt;=0);&quot;&quot;;[.B342]*[.$D$1])" office:value-type="currency" office:currency="USD" office:value="186.00475">
            <text:p>$186.00</text:p>
          </table:table-cell>
          <table:table-cell table:style-name="ce21" table:formula="of:=IF(OR(EXACT([.B342];&quot;&quot;);[.B342]&lt;=0);&quot;&quot;;[.E343]-[.C343])" office:value-type="currency" office:currency="USD" office:value="1462.75919417008">
            <text:p>$1,462.76</text:p>
          </table:table-cell>
          <table:table-cell table:style-name="ce21" table:formula="of:=IF(OR(EXACT([.B342];&quot;&quot;);[.B342]&lt;=0);&quot;&quot;;IF([.G343]&gt;0;[.G343];MIN([.B342]+[.C34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3]+1" office:value-type="float" office:value="338">
            <text:p>338</text:p>
          </table:table-cell>
          <table:table-cell table:style-name="ce21" table:formula="of:=IF(OR(EXACT([.B343];&quot;&quot;);[.B343]&lt;=0);&quot;&quot;;ROUND([.B343]-[.D344];2))" office:value-type="currency" office:currency="USD" office:value="34268.12">
            <text:p>$34,268.12</text:p>
          </table:table-cell>
          <table:table-cell table:style-name="ce21" table:formula="of:=IF(OR(EXACT([.B343];&quot;&quot;);[.B343]&lt;=0);&quot;&quot;;[.B343]*[.$D$1])" office:value-type="currency" office:currency="USD" office:value="178.69095">
            <text:p>$178.69</text:p>
          </table:table-cell>
          <table:table-cell table:style-name="ce21" table:formula="of:=IF(OR(EXACT([.B343];&quot;&quot;);[.B343]&lt;=0);&quot;&quot;;[.E344]-[.C344])" office:value-type="currency" office:currency="USD" office:value="1470.07299417008">
            <text:p>$1,470.07</text:p>
          </table:table-cell>
          <table:table-cell table:style-name="ce21" table:formula="of:=IF(OR(EXACT([.B343];&quot;&quot;);[.B343]&lt;=0);&quot;&quot;;IF([.G344]&gt;0;[.G344];MIN([.B343]+[.C34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4]+1" office:value-type="float" office:value="339">
            <text:p>339</text:p>
          </table:table-cell>
          <table:table-cell table:style-name="ce21" table:formula="of:=IF(OR(EXACT([.B344];&quot;&quot;);[.B344]&lt;=0);&quot;&quot;;ROUND([.B344]-[.D345];2))" office:value-type="currency" office:currency="USD" office:value="32790.7">
            <text:p>$32,790.70</text:p>
          </table:table-cell>
          <table:table-cell table:style-name="ce21" table:formula="of:=IF(OR(EXACT([.B344];&quot;&quot;);[.B344]&lt;=0);&quot;&quot;;[.B344]*[.$D$1])" office:value-type="currency" office:currency="USD" office:value="171.3406">
            <text:p>$171.34</text:p>
          </table:table-cell>
          <table:table-cell table:style-name="ce21" table:formula="of:=IF(OR(EXACT([.B344];&quot;&quot;);[.B344]&lt;=0);&quot;&quot;;[.E345]-[.C345])" office:value-type="currency" office:currency="USD" office:value="1477.42334417008">
            <text:p>$1,477.42</text:p>
          </table:table-cell>
          <table:table-cell table:style-name="ce21" table:formula="of:=IF(OR(EXACT([.B344];&quot;&quot;);[.B344]&lt;=0);&quot;&quot;;IF([.G345]&gt;0;[.G345];MIN([.B344]+[.C34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5]+1" office:value-type="float" office:value="340">
            <text:p>340</text:p>
          </table:table-cell>
          <table:table-cell table:style-name="ce21" table:formula="of:=IF(OR(EXACT([.B345];&quot;&quot;);[.B345]&lt;=0);&quot;&quot;;ROUND([.B345]-[.D346];2))" office:value-type="currency" office:currency="USD" office:value="31305.89">
            <text:p>$31,305.89</text:p>
          </table:table-cell>
          <table:table-cell table:style-name="ce21" table:formula="of:=IF(OR(EXACT([.B345];&quot;&quot;);[.B345]&lt;=0);&quot;&quot;;[.B345]*[.$D$1])" office:value-type="currency" office:currency="USD" office:value="163.9535">
            <text:p>$163.95</text:p>
          </table:table-cell>
          <table:table-cell table:style-name="ce21" table:formula="of:=IF(OR(EXACT([.B345];&quot;&quot;);[.B345]&lt;=0);&quot;&quot;;[.E346]-[.C346])" office:value-type="currency" office:currency="USD" office:value="1484.81044417008">
            <text:p>$1,484.81</text:p>
          </table:table-cell>
          <table:table-cell table:style-name="ce21" table:formula="of:=IF(OR(EXACT([.B345];&quot;&quot;);[.B345]&lt;=0);&quot;&quot;;IF([.G346]&gt;0;[.G346];MIN([.B345]+[.C34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6]+1" office:value-type="float" office:value="341">
            <text:p>341</text:p>
          </table:table-cell>
          <table:table-cell table:style-name="ce21" table:formula="of:=IF(OR(EXACT([.B346];&quot;&quot;);[.B346]&lt;=0);&quot;&quot;;ROUND([.B346]-[.D347];2))" office:value-type="currency" office:currency="USD" office:value="29813.66">
            <text:p>$29,813.66</text:p>
          </table:table-cell>
          <table:table-cell table:style-name="ce21" table:formula="of:=IF(OR(EXACT([.B346];&quot;&quot;);[.B346]&lt;=0);&quot;&quot;;[.B346]*[.$D$1])" office:value-type="currency" office:currency="USD" office:value="156.52945">
            <text:p>$156.53</text:p>
          </table:table-cell>
          <table:table-cell table:style-name="ce21" table:formula="of:=IF(OR(EXACT([.B346];&quot;&quot;);[.B346]&lt;=0);&quot;&quot;;[.E347]-[.C347])" office:value-type="currency" office:currency="USD" office:value="1492.23449417008">
            <text:p>$1,492.23</text:p>
          </table:table-cell>
          <table:table-cell table:style-name="ce21" table:formula="of:=IF(OR(EXACT([.B346];&quot;&quot;);[.B346]&lt;=0);&quot;&quot;;IF([.G347]&gt;0;[.G347];MIN([.B346]+[.C34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7]+1" office:value-type="float" office:value="342">
            <text:p>342</text:p>
          </table:table-cell>
          <table:table-cell table:style-name="ce21" table:formula="of:=IF(OR(EXACT([.B347];&quot;&quot;);[.B347]&lt;=0);&quot;&quot;;ROUND([.B347]-[.D348];2))" office:value-type="currency" office:currency="USD" office:value="28313.96">
            <text:p>$28,313.96</text:p>
          </table:table-cell>
          <table:table-cell table:style-name="ce21" table:formula="of:=IF(OR(EXACT([.B347];&quot;&quot;);[.B347]&lt;=0);&quot;&quot;;[.B347]*[.$D$1])" office:value-type="currency" office:currency="USD" office:value="149.0683">
            <text:p>$149.07</text:p>
          </table:table-cell>
          <table:table-cell table:style-name="ce21" table:formula="of:=IF(OR(EXACT([.B347];&quot;&quot;);[.B347]&lt;=0);&quot;&quot;;[.E348]-[.C348])" office:value-type="currency" office:currency="USD" office:value="1499.69564417008">
            <text:p>$1,499.70</text:p>
          </table:table-cell>
          <table:table-cell table:style-name="ce21" table:formula="of:=IF(OR(EXACT([.B347];&quot;&quot;);[.B347]&lt;=0);&quot;&quot;;IF([.G348]&gt;0;[.G348];MIN([.B347]+[.C34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8]+1" office:value-type="float" office:value="343">
            <text:p>343</text:p>
          </table:table-cell>
          <table:table-cell table:style-name="ce21" table:formula="of:=IF(OR(EXACT([.B348];&quot;&quot;);[.B348]&lt;=0);&quot;&quot;;ROUND([.B348]-[.D349];2))" office:value-type="currency" office:currency="USD" office:value="26806.77">
            <text:p>$26,806.77</text:p>
          </table:table-cell>
          <table:table-cell table:style-name="ce21" table:formula="of:=IF(OR(EXACT([.B348];&quot;&quot;);[.B348]&lt;=0);&quot;&quot;;[.B348]*[.$D$1])" office:value-type="currency" office:currency="USD" office:value="141.5698">
            <text:p>$141.57</text:p>
          </table:table-cell>
          <table:table-cell table:style-name="ce21" table:formula="of:=IF(OR(EXACT([.B348];&quot;&quot;);[.B348]&lt;=0);&quot;&quot;;[.E349]-[.C349])" office:value-type="currency" office:currency="USD" office:value="1507.19414417008">
            <text:p>$1,507.19</text:p>
          </table:table-cell>
          <table:table-cell table:style-name="ce21" table:formula="of:=IF(OR(EXACT([.B348];&quot;&quot;);[.B348]&lt;=0);&quot;&quot;;IF([.G349]&gt;0;[.G349];MIN([.B348]+[.C34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9]+1" office:value-type="float" office:value="344">
            <text:p>344</text:p>
          </table:table-cell>
          <table:table-cell table:style-name="ce21" table:formula="of:=IF(OR(EXACT([.B349];&quot;&quot;);[.B349]&lt;=0);&quot;&quot;;ROUND([.B349]-[.D350];2))" office:value-type="currency" office:currency="USD" office:value="25292.04">
            <text:p>$25,292.04</text:p>
          </table:table-cell>
          <table:table-cell table:style-name="ce21" table:formula="of:=IF(OR(EXACT([.B349];&quot;&quot;);[.B349]&lt;=0);&quot;&quot;;[.B349]*[.$D$1])" office:value-type="currency" office:currency="USD" office:value="134.03385">
            <text:p>$134.03</text:p>
          </table:table-cell>
          <table:table-cell table:style-name="ce21" table:formula="of:=IF(OR(EXACT([.B349];&quot;&quot;);[.B349]&lt;=0);&quot;&quot;;[.E350]-[.C350])" office:value-type="currency" office:currency="USD" office:value="1514.73009417008">
            <text:p>$1,514.73</text:p>
          </table:table-cell>
          <table:table-cell table:style-name="ce21" table:formula="of:=IF(OR(EXACT([.B349];&quot;&quot;);[.B349]&lt;=0);&quot;&quot;;IF([.G350]&gt;0;[.G350];MIN([.B349]+[.C35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0]+1" office:value-type="float" office:value="345">
            <text:p>345</text:p>
          </table:table-cell>
          <table:table-cell table:style-name="ce21" table:formula="of:=IF(OR(EXACT([.B350];&quot;&quot;);[.B350]&lt;=0);&quot;&quot;;ROUND([.B350]-[.D351];2))" office:value-type="currency" office:currency="USD" office:value="23769.74">
            <text:p>$23,769.74</text:p>
          </table:table-cell>
          <table:table-cell table:style-name="ce21" table:formula="of:=IF(OR(EXACT([.B350];&quot;&quot;);[.B350]&lt;=0);&quot;&quot;;[.B350]*[.$D$1])" office:value-type="currency" office:currency="USD" office:value="126.4602">
            <text:p>$126.46</text:p>
          </table:table-cell>
          <table:table-cell table:style-name="ce21" table:formula="of:=IF(OR(EXACT([.B350];&quot;&quot;);[.B350]&lt;=0);&quot;&quot;;[.E351]-[.C351])" office:value-type="currency" office:currency="USD" office:value="1522.30374417008">
            <text:p>$1,522.30</text:p>
          </table:table-cell>
          <table:table-cell table:style-name="ce21" table:formula="of:=IF(OR(EXACT([.B350];&quot;&quot;);[.B350]&lt;=0);&quot;&quot;;IF([.G351]&gt;0;[.G351];MIN([.B350]+[.C35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1]+1" office:value-type="float" office:value="346">
            <text:p>346</text:p>
          </table:table-cell>
          <table:table-cell table:style-name="ce21" table:formula="of:=IF(OR(EXACT([.B351];&quot;&quot;);[.B351]&lt;=0);&quot;&quot;;ROUND([.B351]-[.D352];2))" office:value-type="currency" office:currency="USD" office:value="22239.82">
            <text:p>$22,239.82</text:p>
          </table:table-cell>
          <table:table-cell table:style-name="ce21" table:formula="of:=IF(OR(EXACT([.B351];&quot;&quot;);[.B351]&lt;=0);&quot;&quot;;[.B351]*[.$D$1])" office:value-type="currency" office:currency="USD" office:value="118.8487">
            <text:p>$118.85</text:p>
          </table:table-cell>
          <table:table-cell table:style-name="ce21" table:formula="of:=IF(OR(EXACT([.B351];&quot;&quot;);[.B351]&lt;=0);&quot;&quot;;[.E352]-[.C352])" office:value-type="currency" office:currency="USD" office:value="1529.91524417008">
            <text:p>$1,529.92</text:p>
          </table:table-cell>
          <table:table-cell table:style-name="ce21" table:formula="of:=IF(OR(EXACT([.B351];&quot;&quot;);[.B351]&lt;=0);&quot;&quot;;IF([.G352]&gt;0;[.G352];MIN([.B351]+[.C35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2]+1" office:value-type="float" office:value="347">
            <text:p>347</text:p>
          </table:table-cell>
          <table:table-cell table:style-name="ce21" table:formula="of:=IF(OR(EXACT([.B352];&quot;&quot;);[.B352]&lt;=0);&quot;&quot;;ROUND([.B352]-[.D353];2))" office:value-type="currency" office:currency="USD" office:value="20702.26">
            <text:p>$20,702.26</text:p>
          </table:table-cell>
          <table:table-cell table:style-name="ce21" table:formula="of:=IF(OR(EXACT([.B352];&quot;&quot;);[.B352]&lt;=0);&quot;&quot;;[.B352]*[.$D$1])" office:value-type="currency" office:currency="USD" office:value="111.1991">
            <text:p>$111.20</text:p>
          </table:table-cell>
          <table:table-cell table:style-name="ce21" table:formula="of:=IF(OR(EXACT([.B352];&quot;&quot;);[.B352]&lt;=0);&quot;&quot;;[.E353]-[.C353])" office:value-type="currency" office:currency="USD" office:value="1537.56484417008">
            <text:p>$1,537.56</text:p>
          </table:table-cell>
          <table:table-cell table:style-name="ce21" table:formula="of:=IF(OR(EXACT([.B352];&quot;&quot;);[.B352]&lt;=0);&quot;&quot;;IF([.G353]&gt;0;[.G353];MIN([.B352]+[.C35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53]+1" office:value-type="float" office:value="348">
            <text:p>348</text:p>
          </table:table-cell>
          <table:table-cell table:style-name="ce22" table:formula="of:=IF(OR(EXACT([.B353];&quot;&quot;);[.B353]&lt;=0);&quot;&quot;;ROUND([.B353]-[.D354];2))" office:value-type="currency" office:currency="USD" office:value="19157.01">
            <text:p>$19,157.01</text:p>
          </table:table-cell>
          <table:table-cell table:style-name="ce22" table:formula="of:=IF(OR(EXACT([.B353];&quot;&quot;);[.B353]&lt;=0);&quot;&quot;;[.B353]*[.$D$1])" office:value-type="currency" office:currency="USD" office:value="103.5113">
            <text:p>$103.51</text:p>
          </table:table-cell>
          <table:table-cell table:style-name="ce22" table:formula="of:=IF(OR(EXACT([.B353];&quot;&quot;);[.B353]&lt;=0);&quot;&quot;;[.E354]-[.C354])" office:value-type="currency" office:currency="USD" office:value="1545.25264417008">
            <text:p>$1,545.25</text:p>
          </table:table-cell>
          <table:table-cell table:style-name="ce22" table:formula="of:=IF(OR(EXACT([.B353];&quot;&quot;);[.B353]&lt;=0);&quot;&quot;;IF([.G354]&gt;0;[.G354];MIN([.B353]+[.C354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9">
            <text:p>2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4]+1" office:value-type="float" office:value="349">
            <text:p>349</text:p>
          </table:table-cell>
          <table:table-cell table:style-name="ce21" table:formula="of:=IF(OR(EXACT([.B354];&quot;&quot;);[.B354]&lt;=0);&quot;&quot;;ROUND([.B354]-[.D355];2))" office:value-type="currency" office:currency="USD" office:value="17604.03">
            <text:p>$17,604.03</text:p>
          </table:table-cell>
          <table:table-cell table:style-name="ce21" table:formula="of:=IF(OR(EXACT([.B354];&quot;&quot;);[.B354]&lt;=0);&quot;&quot;;[.B354]*[.$D$1])" office:value-type="currency" office:currency="USD" office:value="95.78505">
            <text:p>$95.79</text:p>
          </table:table-cell>
          <table:table-cell table:style-name="ce21" table:formula="of:=IF(OR(EXACT([.B354];&quot;&quot;);[.B354]&lt;=0);&quot;&quot;;[.E355]-[.C355])" office:value-type="currency" office:currency="USD" office:value="1552.97889417008">
            <text:p>$1,552.98</text:p>
          </table:table-cell>
          <table:table-cell table:style-name="ce21" table:formula="of:=IF(OR(EXACT([.B354];&quot;&quot;);[.B354]&lt;=0);&quot;&quot;;IF([.G355]&gt;0;[.G355];MIN([.B354]+[.C35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5]+1" office:value-type="float" office:value="350">
            <text:p>350</text:p>
          </table:table-cell>
          <table:table-cell table:style-name="ce21" table:formula="of:=IF(OR(EXACT([.B355];&quot;&quot;);[.B355]&lt;=0);&quot;&quot;;ROUND([.B355]-[.D356];2))" office:value-type="currency" office:currency="USD" office:value="16043.29">
            <text:p>$16,043.29</text:p>
          </table:table-cell>
          <table:table-cell table:style-name="ce21" table:formula="of:=IF(OR(EXACT([.B355];&quot;&quot;);[.B355]&lt;=0);&quot;&quot;;[.B355]*[.$D$1])" office:value-type="currency" office:currency="USD" office:value="88.02015">
            <text:p>$88.02</text:p>
          </table:table-cell>
          <table:table-cell table:style-name="ce21" table:formula="of:=IF(OR(EXACT([.B355];&quot;&quot;);[.B355]&lt;=0);&quot;&quot;;[.E356]-[.C356])" office:value-type="currency" office:currency="USD" office:value="1560.74379417008">
            <text:p>$1,560.74</text:p>
          </table:table-cell>
          <table:table-cell table:style-name="ce21" table:formula="of:=IF(OR(EXACT([.B355];&quot;&quot;);[.B355]&lt;=0);&quot;&quot;;IF([.G356]&gt;0;[.G356];MIN([.B355]+[.C356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6]+1" office:value-type="float" office:value="351">
            <text:p>351</text:p>
          </table:table-cell>
          <table:table-cell table:style-name="ce21" table:formula="of:=IF(OR(EXACT([.B356];&quot;&quot;);[.B356]&lt;=0);&quot;&quot;;ROUND([.B356]-[.D357];2))" office:value-type="currency" office:currency="USD" office:value="14474.74">
            <text:p>$14,474.74</text:p>
          </table:table-cell>
          <table:table-cell table:style-name="ce21" table:formula="of:=IF(OR(EXACT([.B356];&quot;&quot;);[.B356]&lt;=0);&quot;&quot;;[.B356]*[.$D$1])" office:value-type="currency" office:currency="USD" office:value="80.21645">
            <text:p>$80.22</text:p>
          </table:table-cell>
          <table:table-cell table:style-name="ce21" table:formula="of:=IF(OR(EXACT([.B356];&quot;&quot;);[.B356]&lt;=0);&quot;&quot;;[.E357]-[.C357])" office:value-type="currency" office:currency="USD" office:value="1568.54749417008">
            <text:p>$1,568.55</text:p>
          </table:table-cell>
          <table:table-cell table:style-name="ce21" table:formula="of:=IF(OR(EXACT([.B356];&quot;&quot;);[.B356]&lt;=0);&quot;&quot;;IF([.G357]&gt;0;[.G357];MIN([.B356]+[.C357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7]+1" office:value-type="float" office:value="352">
            <text:p>352</text:p>
          </table:table-cell>
          <table:table-cell table:style-name="ce21" table:formula="of:=IF(OR(EXACT([.B357];&quot;&quot;);[.B357]&lt;=0);&quot;&quot;;ROUND([.B357]-[.D358];2))" office:value-type="currency" office:currency="USD" office:value="12898.35">
            <text:p>$12,898.35</text:p>
          </table:table-cell>
          <table:table-cell table:style-name="ce21" table:formula="of:=IF(OR(EXACT([.B357];&quot;&quot;);[.B357]&lt;=0);&quot;&quot;;[.B357]*[.$D$1])" office:value-type="currency" office:currency="USD" office:value="72.3737">
            <text:p>$72.37</text:p>
          </table:table-cell>
          <table:table-cell table:style-name="ce21" table:formula="of:=IF(OR(EXACT([.B357];&quot;&quot;);[.B357]&lt;=0);&quot;&quot;;[.E358]-[.C358])" office:value-type="currency" office:currency="USD" office:value="1576.39024417008">
            <text:p>$1,576.39</text:p>
          </table:table-cell>
          <table:table-cell table:style-name="ce21" table:formula="of:=IF(OR(EXACT([.B357];&quot;&quot;);[.B357]&lt;=0);&quot;&quot;;IF([.G358]&gt;0;[.G358];MIN([.B357]+[.C358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8]+1" office:value-type="float" office:value="353">
            <text:p>353</text:p>
          </table:table-cell>
          <table:table-cell table:style-name="ce21" table:formula="of:=IF(OR(EXACT([.B358];&quot;&quot;);[.B358]&lt;=0);&quot;&quot;;ROUND([.B358]-[.D359];2))" office:value-type="currency" office:currency="USD" office:value="11314.08">
            <text:p>$11,314.08</text:p>
          </table:table-cell>
          <table:table-cell table:style-name="ce21" table:formula="of:=IF(OR(EXACT([.B358];&quot;&quot;);[.B358]&lt;=0);&quot;&quot;;[.B358]*[.$D$1])" office:value-type="currency" office:currency="USD" office:value="64.49175">
            <text:p>$64.49</text:p>
          </table:table-cell>
          <table:table-cell table:style-name="ce21" table:formula="of:=IF(OR(EXACT([.B358];&quot;&quot;);[.B358]&lt;=0);&quot;&quot;;[.E359]-[.C359])" office:value-type="currency" office:currency="USD" office:value="1584.27219417008">
            <text:p>$1,584.27</text:p>
          </table:table-cell>
          <table:table-cell table:style-name="ce21" table:formula="of:=IF(OR(EXACT([.B358];&quot;&quot;);[.B358]&lt;=0);&quot;&quot;;IF([.G359]&gt;0;[.G359];MIN([.B358]+[.C359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9]+1" office:value-type="float" office:value="354">
            <text:p>354</text:p>
          </table:table-cell>
          <table:table-cell table:style-name="ce21" table:formula="of:=IF(OR(EXACT([.B359];&quot;&quot;);[.B359]&lt;=0);&quot;&quot;;ROUND([.B359]-[.D360];2))" office:value-type="currency" office:currency="USD" office:value="9721.89">
            <text:p>$9,721.89</text:p>
          </table:table-cell>
          <table:table-cell table:style-name="ce21" table:formula="of:=IF(OR(EXACT([.B359];&quot;&quot;);[.B359]&lt;=0);&quot;&quot;;[.B359]*[.$D$1])" office:value-type="currency" office:currency="USD" office:value="56.5704">
            <text:p>$56.57</text:p>
          </table:table-cell>
          <table:table-cell table:style-name="ce21" table:formula="of:=IF(OR(EXACT([.B359];&quot;&quot;);[.B359]&lt;=0);&quot;&quot;;[.E360]-[.C360])" office:value-type="currency" office:currency="USD" office:value="1592.19354417008">
            <text:p>$1,592.19</text:p>
          </table:table-cell>
          <table:table-cell table:style-name="ce21" table:formula="of:=IF(OR(EXACT([.B359];&quot;&quot;);[.B359]&lt;=0);&quot;&quot;;IF([.G360]&gt;0;[.G360];MIN([.B359]+[.C360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0]+1" office:value-type="float" office:value="355">
            <text:p>355</text:p>
          </table:table-cell>
          <table:table-cell table:style-name="ce21" table:formula="of:=IF(OR(EXACT([.B360];&quot;&quot;);[.B360]&lt;=0);&quot;&quot;;ROUND([.B360]-[.D361];2))" office:value-type="currency" office:currency="USD" office:value="8121.74">
            <text:p>$8,121.74</text:p>
          </table:table-cell>
          <table:table-cell table:style-name="ce21" table:formula="of:=IF(OR(EXACT([.B360];&quot;&quot;);[.B360]&lt;=0);&quot;&quot;;[.B360]*[.$D$1])" office:value-type="currency" office:currency="USD" office:value="48.60945">
            <text:p>$48.61</text:p>
          </table:table-cell>
          <table:table-cell table:style-name="ce21" table:formula="of:=IF(OR(EXACT([.B360];&quot;&quot;);[.B360]&lt;=0);&quot;&quot;;[.E361]-[.C361])" office:value-type="currency" office:currency="USD" office:value="1600.15449417008">
            <text:p>$1,600.15</text:p>
          </table:table-cell>
          <table:table-cell table:style-name="ce21" table:formula="of:=IF(OR(EXACT([.B360];&quot;&quot;);[.B360]&lt;=0);&quot;&quot;;IF([.G361]&gt;0;[.G361];MIN([.B360]+[.C361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1]+1" office:value-type="float" office:value="356">
            <text:p>356</text:p>
          </table:table-cell>
          <table:table-cell table:style-name="ce21" table:formula="of:=IF(OR(EXACT([.B361];&quot;&quot;);[.B361]&lt;=0);&quot;&quot;;ROUND([.B361]-[.D362];2))" office:value-type="currency" office:currency="USD" office:value="6513.58">
            <text:p>$6,513.58</text:p>
          </table:table-cell>
          <table:table-cell table:style-name="ce21" table:formula="of:=IF(OR(EXACT([.B361];&quot;&quot;);[.B361]&lt;=0);&quot;&quot;;[.B361]*[.$D$1])" office:value-type="currency" office:currency="USD" office:value="40.6087">
            <text:p>$40.61</text:p>
          </table:table-cell>
          <table:table-cell table:style-name="ce21" table:formula="of:=IF(OR(EXACT([.B361];&quot;&quot;);[.B361]&lt;=0);&quot;&quot;;[.E362]-[.C362])" office:value-type="currency" office:currency="USD" office:value="1608.15524417008">
            <text:p>$1,608.16</text:p>
          </table:table-cell>
          <table:table-cell table:style-name="ce21" table:formula="of:=IF(OR(EXACT([.B361];&quot;&quot;);[.B361]&lt;=0);&quot;&quot;;IF([.G362]&gt;0;[.G362];MIN([.B361]+[.C362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2]+1" office:value-type="float" office:value="357">
            <text:p>357</text:p>
          </table:table-cell>
          <table:table-cell table:style-name="ce21" table:formula="of:=IF(OR(EXACT([.B362];&quot;&quot;);[.B362]&lt;=0);&quot;&quot;;ROUND([.B362]-[.D363];2))" office:value-type="currency" office:currency="USD" office:value="4897.38">
            <text:p>$4,897.38</text:p>
          </table:table-cell>
          <table:table-cell table:style-name="ce21" table:formula="of:=IF(OR(EXACT([.B362];&quot;&quot;);[.B362]&lt;=0);&quot;&quot;;[.B362]*[.$D$1])" office:value-type="currency" office:currency="USD" office:value="32.5679">
            <text:p>$32.57</text:p>
          </table:table-cell>
          <table:table-cell table:style-name="ce21" table:formula="of:=IF(OR(EXACT([.B362];&quot;&quot;);[.B362]&lt;=0);&quot;&quot;;[.E363]-[.C363])" office:value-type="currency" office:currency="USD" office:value="1616.19604417008">
            <text:p>$1,616.20</text:p>
          </table:table-cell>
          <table:table-cell table:style-name="ce21" table:formula="of:=IF(OR(EXACT([.B362];&quot;&quot;);[.B362]&lt;=0);&quot;&quot;;IF([.G363]&gt;0;[.G363];MIN([.B362]+[.C363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3]+1" office:value-type="float" office:value="358">
            <text:p>358</text:p>
          </table:table-cell>
          <table:table-cell table:style-name="ce21" table:formula="of:=IF(OR(EXACT([.B363];&quot;&quot;);[.B363]&lt;=0);&quot;&quot;;ROUND([.B363]-[.D364];2))" office:value-type="currency" office:currency="USD" office:value="3273.1">
            <text:p>$3,273.10</text:p>
          </table:table-cell>
          <table:table-cell table:style-name="ce21" table:formula="of:=IF(OR(EXACT([.B363];&quot;&quot;);[.B363]&lt;=0);&quot;&quot;;[.B363]*[.$D$1])" office:value-type="currency" office:currency="USD" office:value="24.4869">
            <text:p>$24.49</text:p>
          </table:table-cell>
          <table:table-cell table:style-name="ce21" table:formula="of:=IF(OR(EXACT([.B363];&quot;&quot;);[.B363]&lt;=0);&quot;&quot;;[.E364]-[.C364])" office:value-type="currency" office:currency="USD" office:value="1624.27704417008">
            <text:p>$1,624.28</text:p>
          </table:table-cell>
          <table:table-cell table:style-name="ce21" table:formula="of:=IF(OR(EXACT([.B363];&quot;&quot;);[.B363]&lt;=0);&quot;&quot;;IF([.G364]&gt;0;[.G364];MIN([.B363]+[.C364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4]+1" office:value-type="float" office:value="359">
            <text:p>359</text:p>
          </table:table-cell>
          <table:table-cell table:style-name="ce21" table:formula="of:=IF(OR(EXACT([.B364];&quot;&quot;);[.B364]&lt;=0);&quot;&quot;;ROUND([.B364]-[.D365];2))" office:value-type="currency" office:currency="USD" office:value="1640.7">
            <text:p>$1,640.70</text:p>
          </table:table-cell>
          <table:table-cell table:style-name="ce21" table:formula="of:=IF(OR(EXACT([.B364];&quot;&quot;);[.B364]&lt;=0);&quot;&quot;;[.B364]*[.$D$1])" office:value-type="currency" office:currency="USD" office:value="16.3655">
            <text:p>$16.37</text:p>
          </table:table-cell>
          <table:table-cell table:style-name="ce21" table:formula="of:=IF(OR(EXACT([.B364];&quot;&quot;);[.B364]&lt;=0);&quot;&quot;;[.E365]-[.C365])" office:value-type="currency" office:currency="USD" office:value="1632.39844417008">
            <text:p>$1,632.40</text:p>
          </table:table-cell>
          <table:table-cell table:style-name="ce21" table:formula="of:=IF(OR(EXACT([.B364];&quot;&quot;);[.B364]&lt;=0);&quot;&quot;;IF([.G365]&gt;0;[.G365];MIN([.B364]+[.C365];IF([.$J$5]&gt;0;[.$J$5];[.$D$3]))))" office:value-type="currency" office:currency="USD" office:value="1648.76394417008">
            <text:p>$1,648.76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65]+1" office:value-type="float" office:value="360">
            <text:p>360</text:p>
          </table:table-cell>
          <table:table-cell table:style-name="ce22" table:formula="of:=IF(OR(EXACT([.B365];&quot;&quot;);[.B365]&lt;=0);&quot;&quot;;ROUND([.B365]-[.D366];2))" office:value-type="currency" office:currency="USD" office:value="0.14">
            <text:p>$0.14</text:p>
          </table:table-cell>
          <table:table-cell table:style-name="ce22" table:formula="of:=IF(OR(EXACT([.B365];&quot;&quot;);[.B365]&lt;=0);&quot;&quot;;[.B365]*[.$D$1])" office:value-type="currency" office:currency="USD" office:value="8.2035">
            <text:p>$8.20</text:p>
          </table:table-cell>
          <table:table-cell table:style-name="ce22" table:formula="of:=IF(OR(EXACT([.B365];&quot;&quot;);[.B365]&lt;=0);&quot;&quot;;[.E366]-[.C366])" office:value-type="currency" office:currency="USD" office:value="1640.56044417008">
            <text:p>$1,640.56</text:p>
          </table:table-cell>
          <table:table-cell table:style-name="ce22" table:formula="of:=IF(OR(EXACT([.B365];&quot;&quot;);[.B365]&lt;=0);&quot;&quot;;IF([.G366]&gt;0;[.G366];MIN([.B365]+[.C366];IF([.$J$5]&gt;0;[.$J$5];[.$D$3]))))" office:value-type="currency" office:currency="USD" office:value="1648.76394417008">
            <text:p>$1,648.76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0">
            <text:p>3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 table:number-rows-repeated="65170">
          <table:table-cell table:style-name="ce15"/>
          <table:table-cell table:style-name="ce23"/>
          <table:table-cell table:style-name="ce21" table:number-columns-repeated="3"/>
          <table:table-cell table:style-name="ce34"/>
          <table:table-cell table:style-name="ce38"/>
          <table:table-cell table:style-name="ce15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1005" table:default-cell-style-name="Default"/>
        <table:table-row table:style-name="ro2">
          <table:table-cell table:style-name="ce2" office:value-type="string">
            <text:p>P=</text:p>
          </table:table-cell>
          <table:table-cell table:style-name="ce9" table:formula="of:=[$Main.$B$14]" office:value-type="currency" office:currency="USD" office:value="275000">
            <text:p>$275,000.00</text:p>
          </table:table-cell>
          <table:table-cell table:style-name="ce24" office:value-type="string">
            <text:p>J=</text:p>
          </table:table-cell>
          <table:table-cell table:style-name="ce8" table:formula="of:=[.B2]/(12)" office:value-type="float" office:value="0.00416666666666667">
            <text:p>0.0042</text:p>
          </table:table-cell>
          <table:table-cell table:style-name="ce26"/>
          <table:table-cell table:style-name="ce27" office:value-type="string">
            <text:p>P is the principal</text:p>
          </table:table-cell>
          <table:table-cell table:style-name="ce35"/>
          <table:table-cell table:style-name="ce40"/>
          <table:table-cell table:style-name="ce44" office:value-type="string">
            <text:p>J is the (computed) monthly interes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I=</text:p>
          </table:table-cell>
          <table:table-cell table:style-name="ce17" table:formula="of:=[$Main.$B$15]" office:value-type="percentage" office:value="0.05">
            <text:p>5.00%</text:p>
          </table:table-cell>
          <table:table-cell table:style-name="ce24" office:value-type="string">
            <text:p>N=</text:p>
          </table:table-cell>
          <table:table-cell table:style-name="ce25" table:formula="of:=[.B3]*12" office:value-type="float" office:value="240">
            <text:p>240</text:p>
          </table:table-cell>
          <table:table-cell table:style-name="ce26"/>
          <table:table-cell table:style-name="ce27" office:value-type="string">
            <text:p>I is the annual interest rate</text:p>
          </table:table-cell>
          <table:table-cell table:style-name="ce35"/>
          <table:table-cell table:style-name="ce40"/>
          <table:table-cell table:style-name="ce44" office:value-type="string">
            <text:p>N is the (computed) number of months for the loan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L=</text:p>
          </table:table-cell>
          <table:table-cell table:style-name="ce25" table:formula="of:=[$Main.$B$16]" office:value-type="float" office:value="20">
            <text:p>20</text:p>
          </table:table-cell>
          <table:table-cell table:style-name="ce24" office:value-type="string">
            <text:p>M=</text:p>
          </table:table-cell>
          <table:table-cell table:style-name="ce9" table:formula="of:=[.B1]*([.D1]/(1-(1+[.D1])^(-[.D2])))" office:value-type="currency" office:currency="USD" office:value="1814.87828284581">
            <text:p>$1,814.88</text:p>
          </table:table-cell>
          <table:table-cell table:style-name="ce26"/>
          <table:table-cell table:style-name="ce27" office:value-type="string">
            <text:p>L is the period of the loan, in years</text:p>
          </table:table-cell>
          <table:table-cell table:style-name="ce35"/>
          <table:table-cell table:style-name="ce40"/>
          <table:table-cell table:style-name="ce44" office:value-type="string">
            <text:p>M is the (computed) monthly paymen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3"/>
          <table:table-cell table:style-name="ce19"/>
          <table:table-cell table:style-name="ce22" table:number-columns-repeated="3"/>
          <table:table-cell table:style-name="ce28"/>
          <table:table-cell table:style-name="ce36"/>
          <table:table-cell table:style-name="ce13"/>
          <table:table-cell table:style-name="ce45" table:number-columns-repeated="2"/>
          <table:table-cell table:number-columns-repeated="6"/>
          <table:table-cell table:style-name="ce53"/>
          <table:table-cell table:style-name="ce52" table:number-columns-repeated="2"/>
          <table:table-cell table:number-columns-repeated="1005"/>
        </table:table-row>
        <table:table-row table:style-name="ro2">
          <table:table-cell table:style-name="ce14" office:value-type="string">
            <text:p>Payment #</text:p>
          </table:table-cell>
          <table:table-cell table:style-name="ce20" office:value-type="string">
            <text:p>ending balance</text:p>
          </table:table-cell>
          <table:table-cell table:style-name="ce20" office:value-type="string">
            <text:p>interest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payment</text:p>
          </table:table-cell>
          <table:table-cell table:style-name="ce29"/>
          <table:table-cell table:style-name="ce37" office:value-type="string">
            <text:p>actual payment</text:p>
          </table:table-cell>
          <table:table-cell table:style-name="ce40"/>
          <table:table-cell table:style-name="ce46" office:value-type="string">
            <text:p>standard payment =</text:p>
          </table:table-cell>
          <table:table-cell table:style-name="ce49" table:formula="of:=[$Main.$E$17]" office:value-type="currency" office:currency="USD" office:value="0">
            <text:p>$0.00</text:p>
          </table:table-cell>
          <table:table-cell table:number-columns-repeated="6"/>
          <table:table-cell table:style-name="ce53" table:number-columns-repeated="3"/>
          <table:table-cell table:number-columns-repeated="1005"/>
        </table:table-row>
        <table:table-row table:style-name="ro2">
          <table:table-cell table:style-name="ce15" office:value-type="float" office:value="0">
            <text:p>0</text:p>
          </table:table-cell>
          <table:table-cell table:style-name="ce21" table:formula="of:=[.B1]" office:value-type="currency" office:currency="USD" office:value="275000">
            <text:p>$275,000.00</text:p>
          </table:table-cell>
          <table:table-cell table:style-name="ce21" table:number-columns-repeated="3"/>
          <table:table-cell table:style-name="ce30" office:value-type="string">
            <text:p>date</text:p>
          </table:table-cell>
          <table:table-cell table:style-name="ce38"/>
          <table:table-cell table:style-name="ce41" office:value-type="string">
            <text:p>check #</text:p>
          </table:table-cell>
          <table:table-cell table:style-name="ce47" office:value-type="string">
            <text:p><text:s/>notes</text:p>
          </table:table-cell>
          <table:table-cell table:number-columns-repeated="7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]+1" office:value-type="float" office:value="1">
            <text:p>1</text:p>
          </table:table-cell>
          <table:table-cell table:style-name="ce21" table:formula="of:=IF(OR(EXACT([.B6];&quot;&quot;);[.B6]&lt;=0);&quot;&quot;;ROUND([.B6]-[.D7];2))" office:value-type="currency" office:currency="USD" office:value="274330.96">
            <text:p>$274,330.96</text:p>
          </table:table-cell>
          <table:table-cell table:style-name="ce21" table:formula="of:=IF(OR(EXACT([.B6];&quot;&quot;);[.B6]&lt;=0);&quot;&quot;;[.B6]*[.$D$1])" office:value-type="currency" office:currency="USD" office:value="1145.83333333333">
            <text:p>$1,145.83</text:p>
          </table:table-cell>
          <table:table-cell table:style-name="ce21" table:formula="of:=IF(OR(EXACT([.B6];&quot;&quot;);[.B6]&lt;=0);&quot;&quot;;[.E7]-[.C7])" office:value-type="currency" office:currency="USD" office:value="669.044949512478">
            <text:p>$669.04</text:p>
          </table:table-cell>
          <table:table-cell table:style-name="ce21" table:formula="of:=IF(OR(EXACT([.B6];&quot;&quot;);[.B6]&lt;=0);&quot;&quot;;IF([.G7]&gt;0;[.G7];MIN([.B6]+[.C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erm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]+1" office:value-type="float" office:value="2">
            <text:p>2</text:p>
          </table:table-cell>
          <table:table-cell table:style-name="ce21" table:formula="of:=IF(OR(EXACT([.B7];&quot;&quot;);[.B7]&lt;=0);&quot;&quot;;ROUND([.B7]-[.D8];2))" office:value-type="currency" office:currency="USD" office:value="273659.13">
            <text:p>$273,659.13</text:p>
          </table:table-cell>
          <table:table-cell table:style-name="ce21" table:formula="of:=IF(OR(EXACT([.B7];&quot;&quot;);[.B7]&lt;=0);&quot;&quot;;[.B7]*[.$D$1])" office:value-type="currency" office:currency="USD" office:value="1143.04566666667">
            <text:p>$1,143.05</text:p>
          </table:table-cell>
          <table:table-cell table:style-name="ce21" table:formula="of:=IF(OR(EXACT([.B7];&quot;&quot;);[.B7]&lt;=0);&quot;&quot;;[.E8]-[.C8])" office:value-type="currency" office:currency="USD" office:value="671.832616179145">
            <text:p>$671.83</text:p>
          </table:table-cell>
          <table:table-cell table:style-name="ce21" table:formula="of:=IF(OR(EXACT([.B7];&quot;&quot;);[.B7]&lt;=0);&quot;&quot;;IF([.G8]&gt;0;[.G8];MIN([.B7]+[.C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TRUNC(INDEX([.$A$6:.$A$366];MATCH(MIN([.$B$6:.$B$366]);[.$B$6:.$B$366];0);1)/12);&quot; years&quot;)" office:value-type="string" office:string-value="20 years">
            <text:p>20 year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]+1" office:value-type="float" office:value="3">
            <text:p>3</text:p>
          </table:table-cell>
          <table:table-cell table:style-name="ce21" table:formula="of:=IF(OR(EXACT([.B8];&quot;&quot;);[.B8]&lt;=0);&quot;&quot;;ROUND([.B8]-[.D9];2))" office:value-type="currency" office:currency="USD" office:value="272984.5">
            <text:p>$272,984.50</text:p>
          </table:table-cell>
          <table:table-cell table:style-name="ce21" table:formula="of:=IF(OR(EXACT([.B8];&quot;&quot;);[.B8]&lt;=0);&quot;&quot;;[.B8]*[.$D$1])" office:value-type="currency" office:currency="USD" office:value="1140.246375">
            <text:p>$1,140.25</text:p>
          </table:table-cell>
          <table:table-cell table:style-name="ce21" table:formula="of:=IF(OR(EXACT([.B8];&quot;&quot;);[.B8]&lt;=0);&quot;&quot;;[.E9]-[.C9])" office:value-type="currency" office:currency="USD" office:value="674.631907845812">
            <text:p>$674.63</text:p>
          </table:table-cell>
          <table:table-cell table:style-name="ce21" table:formula="of:=IF(OR(EXACT([.B8];&quot;&quot;);[.B8]&lt;=0);&quot;&quot;;IF([.G9]&gt;0;[.G9];MIN([.B8]+[.C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MOD(INDEX([.$A$6:.$A$366];MATCH(MIN([.$B$6:.$B$366]);[.$B$6:.$B$366];0);1);12);&quot; months&quot;)" office:value-type="string" office:string-value="1 months">
            <text:p>1 month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]+1" office:value-type="float" office:value="4">
            <text:p>4</text:p>
          </table:table-cell>
          <table:table-cell table:style-name="ce21" table:formula="of:=IF(OR(EXACT([.B9];&quot;&quot;);[.B9]&lt;=0);&quot;&quot;;ROUND([.B9]-[.D10];2))" office:value-type="currency" office:currency="USD" office:value="272307.06">
            <text:p>$272,307.06</text:p>
          </table:table-cell>
          <table:table-cell table:style-name="ce21" table:formula="of:=IF(OR(EXACT([.B9];&quot;&quot;);[.B9]&lt;=0);&quot;&quot;;[.B9]*[.$D$1])" office:value-type="currency" office:currency="USD" office:value="1137.43541666667">
            <text:p>$1,137.44</text:p>
          </table:table-cell>
          <table:table-cell table:style-name="ce21" table:formula="of:=IF(OR(EXACT([.B9];&quot;&quot;);[.B9]&lt;=0);&quot;&quot;;[.E10]-[.C10])" office:value-type="currency" office:currency="USD" office:value="677.442866179145">
            <text:p>$677.44</text:p>
          </table:table-cell>
          <table:table-cell table:style-name="ce21" table:formula="of:=IF(OR(EXACT([.B9];&quot;&quot;);[.B9]&lt;=0);&quot;&quot;;IF([.G10]&gt;0;[.G10];MIN([.B9]+[.C10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]+1" office:value-type="float" office:value="5">
            <text:p>5</text:p>
          </table:table-cell>
          <table:table-cell table:style-name="ce21" table:formula="of:=IF(OR(EXACT([.B10];&quot;&quot;);[.B10]&lt;=0);&quot;&quot;;ROUND([.B10]-[.D11];2))" office:value-type="currency" office:currency="USD" office:value="271626.79">
            <text:p>$271,626.79</text:p>
          </table:table-cell>
          <table:table-cell table:style-name="ce21" table:formula="of:=IF(OR(EXACT([.B10];&quot;&quot;);[.B10]&lt;=0);&quot;&quot;;[.B10]*[.$D$1])" office:value-type="currency" office:currency="USD" office:value="1134.61275">
            <text:p>$1,134.61</text:p>
          </table:table-cell>
          <table:table-cell table:style-name="ce21" table:formula="of:=IF(OR(EXACT([.B10];&quot;&quot;);[.B10]&lt;=0);&quot;&quot;;[.E11]-[.C11])" office:value-type="currency" office:currency="USD" office:value="680.265532845812">
            <text:p>$680.27</text:p>
          </table:table-cell>
          <table:table-cell table:style-name="ce21" table:formula="of:=IF(OR(EXACT([.B10];&quot;&quot;);[.B10]&lt;=0);&quot;&quot;;IF([.G11]&gt;0;[.G11];MIN([.B10]+[.C1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Interest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]+1" office:value-type="float" office:value="6">
            <text:p>6</text:p>
          </table:table-cell>
          <table:table-cell table:style-name="ce21" table:formula="of:=IF(OR(EXACT([.B11];&quot;&quot;);[.B11]&lt;=0);&quot;&quot;;ROUND([.B11]-[.D12];2))" office:value-type="currency" office:currency="USD" office:value="270943.69">
            <text:p>$270,943.69</text:p>
          </table:table-cell>
          <table:table-cell table:style-name="ce21" table:formula="of:=IF(OR(EXACT([.B11];&quot;&quot;);[.B11]&lt;=0);&quot;&quot;;[.B11]*[.$D$1])" office:value-type="currency" office:currency="USD" office:value="1131.77829166667">
            <text:p>$1,131.78</text:p>
          </table:table-cell>
          <table:table-cell table:style-name="ce21" table:formula="of:=IF(OR(EXACT([.B11];&quot;&quot;);[.B11]&lt;=0);&quot;&quot;;[.E12]-[.C12])" office:value-type="currency" office:currency="USD" office:value="683.099991179145">
            <text:p>$683.10</text:p>
          </table:table-cell>
          <table:table-cell table:style-name="ce21" table:formula="of:=IF(OR(EXACT([.B11];&quot;&quot;);[.B11]&lt;=0);&quot;&quot;;IF([.G12]&gt;0;[.G12];MIN([.B11]+[.C12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2" table:formula="of:=SUM([.$C$6:.$C$366])" office:value-type="currency" office:currency="USD" office:value="160570.876">
            <text:p>$160,570.88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]+1" office:value-type="float" office:value="7">
            <text:p>7</text:p>
          </table:table-cell>
          <table:table-cell table:style-name="ce21" table:formula="of:=IF(OR(EXACT([.B12];&quot;&quot;);[.B12]&lt;=0);&quot;&quot;;ROUND([.B12]-[.D13];2))" office:value-type="currency" office:currency="USD" office:value="270257.74">
            <text:p>$270,257.74</text:p>
          </table:table-cell>
          <table:table-cell table:style-name="ce21" table:formula="of:=IF(OR(EXACT([.B12];&quot;&quot;);[.B12]&lt;=0);&quot;&quot;;[.B12]*[.$D$1])" office:value-type="currency" office:currency="USD" office:value="1128.93204166667">
            <text:p>$1,128.93</text:p>
          </table:table-cell>
          <table:table-cell table:style-name="ce21" table:formula="of:=IF(OR(EXACT([.B12];&quot;&quot;);[.B12]&lt;=0);&quot;&quot;;[.E13]-[.C13])" office:value-type="currency" office:currency="USD" office:value="685.946241179145">
            <text:p>$685.95</text:p>
          </table:table-cell>
          <table:table-cell table:style-name="ce21" table:formula="of:=IF(OR(EXACT([.B12];&quot;&quot;);[.B12]&lt;=0);&quot;&quot;;IF([.G13]&gt;0;[.G13];MIN([.B12]+[.C1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otal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]+1" office:value-type="float" office:value="8">
            <text:p>8</text:p>
          </table:table-cell>
          <table:table-cell table:style-name="ce21" table:formula="of:=IF(OR(EXACT([.B13];&quot;&quot;);[.B13]&lt;=0);&quot;&quot;;ROUND([.B13]-[.D14];2))" office:value-type="currency" office:currency="USD" office:value="269568.94">
            <text:p>$269,568.94</text:p>
          </table:table-cell>
          <table:table-cell table:style-name="ce21" table:formula="of:=IF(OR(EXACT([.B13];&quot;&quot;);[.B13]&lt;=0);&quot;&quot;;[.B13]*[.$D$1])" office:value-type="currency" office:currency="USD" office:value="1126.07391666667">
            <text:p>$1,126.07</text:p>
          </table:table-cell>
          <table:table-cell table:style-name="ce21" table:formula="of:=IF(OR(EXACT([.B13];&quot;&quot;);[.B13]&lt;=0);&quot;&quot;;[.E14]-[.C14])" office:value-type="currency" office:currency="USD" office:value="688.804366179145">
            <text:p>$688.80</text:p>
          </table:table-cell>
          <table:table-cell table:style-name="ce21" table:formula="of:=IF(OR(EXACT([.B13];&quot;&quot;);[.B13]&lt;=0);&quot;&quot;;IF([.G14]&gt;0;[.G14];MIN([.B13]+[.C14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9" table:formula="of:=[.J12]+[.$B$1]" office:value-type="currency" office:currency="USD" office:value="435570.876">
            <text:p>$435,570.88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]+1" office:value-type="float" office:value="9">
            <text:p>9</text:p>
          </table:table-cell>
          <table:table-cell table:style-name="ce21" table:formula="of:=IF(OR(EXACT([.B14];&quot;&quot;);[.B14]&lt;=0);&quot;&quot;;ROUND([.B14]-[.D15];2))" office:value-type="currency" office:currency="USD" office:value="268877.27">
            <text:p>$268,877.27</text:p>
          </table:table-cell>
          <table:table-cell table:style-name="ce21" table:formula="of:=IF(OR(EXACT([.B14];&quot;&quot;);[.B14]&lt;=0);&quot;&quot;;[.B14]*[.$D$1])" office:value-type="currency" office:currency="USD" office:value="1123.20391666667">
            <text:p>$1,123.20</text:p>
          </table:table-cell>
          <table:table-cell table:style-name="ce21" table:formula="of:=IF(OR(EXACT([.B14];&quot;&quot;);[.B14]&lt;=0);&quot;&quot;;[.E15]-[.C15])" office:value-type="currency" office:currency="USD" office:value="691.674366179145">
            <text:p>$691.67</text:p>
          </table:table-cell>
          <table:table-cell table:style-name="ce21" table:formula="of:=IF(OR(EXACT([.B14];&quot;&quot;);[.B14]&lt;=0);&quot;&quot;;IF([.G15]&gt;0;[.G15];MIN([.B14]+[.C1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]+1" office:value-type="float" office:value="10">
            <text:p>10</text:p>
          </table:table-cell>
          <table:table-cell table:style-name="ce21" table:formula="of:=IF(OR(EXACT([.B15];&quot;&quot;);[.B15]&lt;=0);&quot;&quot;;ROUND([.B15]-[.D16];2))" office:value-type="currency" office:currency="USD" office:value="268182.71">
            <text:p>$268,182.71</text:p>
          </table:table-cell>
          <table:table-cell table:style-name="ce21" table:formula="of:=IF(OR(EXACT([.B15];&quot;&quot;);[.B15]&lt;=0);&quot;&quot;;[.B15]*[.$D$1])" office:value-type="currency" office:currency="USD" office:value="1120.32195833333">
            <text:p>$1,120.32</text:p>
          </table:table-cell>
          <table:table-cell table:style-name="ce21" table:formula="of:=IF(OR(EXACT([.B15];&quot;&quot;);[.B15]&lt;=0);&quot;&quot;;[.E16]-[.C16])" office:value-type="currency" office:currency="USD" office:value="694.556324512478">
            <text:p>$694.56</text:p>
          </table:table-cell>
          <table:table-cell table:style-name="ce21" table:formula="of:=IF(OR(EXACT([.B15];&quot;&quot;);[.B15]&lt;=0);&quot;&quot;;IF([.G16]&gt;0;[.G16];MIN([.B15]+[.C16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]+1" office:value-type="float" office:value="11">
            <text:p>11</text:p>
          </table:table-cell>
          <table:table-cell table:style-name="ce21" table:formula="of:=IF(OR(EXACT([.B16];&quot;&quot;);[.B16]&lt;=0);&quot;&quot;;ROUND([.B16]-[.D17];2))" office:value-type="currency" office:currency="USD" office:value="267485.26">
            <text:p>$267,485.26</text:p>
          </table:table-cell>
          <table:table-cell table:style-name="ce21" table:formula="of:=IF(OR(EXACT([.B16];&quot;&quot;);[.B16]&lt;=0);&quot;&quot;;[.B16]*[.$D$1])" office:value-type="currency" office:currency="USD" office:value="1117.42795833333">
            <text:p>$1,117.43</text:p>
          </table:table-cell>
          <table:table-cell table:style-name="ce21" table:formula="of:=IF(OR(EXACT([.B16];&quot;&quot;);[.B16]&lt;=0);&quot;&quot;;[.E17]-[.C17])" office:value-type="currency" office:currency="USD" office:value="697.450324512478">
            <text:p>$697.45</text:p>
          </table:table-cell>
          <table:table-cell table:style-name="ce21" table:formula="of:=IF(OR(EXACT([.B16];&quot;&quot;);[.B16]&lt;=0);&quot;&quot;;IF([.G17]&gt;0;[.G17];MIN([.B16]+[.C1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]+1" office:value-type="float" office:value="12">
            <text:p>12</text:p>
          </table:table-cell>
          <table:table-cell table:style-name="ce22" table:formula="of:=IF(OR(EXACT([.B17];&quot;&quot;);[.B17]&lt;=0);&quot;&quot;;ROUND([.B17]-[.D18];2))" office:value-type="currency" office:currency="USD" office:value="266784.9">
            <text:p>$266,784.90</text:p>
          </table:table-cell>
          <table:table-cell table:style-name="ce22" table:formula="of:=IF(OR(EXACT([.B17];&quot;&quot;);[.B17]&lt;=0);&quot;&quot;;[.B17]*[.$D$1])" office:value-type="currency" office:currency="USD" office:value="1114.52191666667">
            <text:p>$1,114.52</text:p>
          </table:table-cell>
          <table:table-cell table:style-name="ce22" table:formula="of:=IF(OR(EXACT([.B17];&quot;&quot;);[.B17]&lt;=0);&quot;&quot;;[.E18]-[.C18])" office:value-type="currency" office:currency="USD" office:value="700.356366179145">
            <text:p>$700.36</text:p>
          </table:table-cell>
          <table:table-cell table:style-name="ce22" table:formula="of:=IF(OR(EXACT([.B17];&quot;&quot;);[.B17]&lt;=0);&quot;&quot;;IF([.G18]&gt;0;[.G18];MIN([.B17]+[.C18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">
            <text:p>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]+1" office:value-type="float" office:value="13">
            <text:p>13</text:p>
          </table:table-cell>
          <table:table-cell table:style-name="ce21" table:formula="of:=IF(OR(EXACT([.B18];&quot;&quot;);[.B18]&lt;=0);&quot;&quot;;ROUND([.B18]-[.D19];2))" office:value-type="currency" office:currency="USD" office:value="266081.63">
            <text:p>$266,081.63</text:p>
          </table:table-cell>
          <table:table-cell table:style-name="ce21" table:formula="of:=IF(OR(EXACT([.B18];&quot;&quot;);[.B18]&lt;=0);&quot;&quot;;[.B18]*[.$D$1])" office:value-type="currency" office:currency="USD" office:value="1111.60375">
            <text:p>$1,111.60</text:p>
          </table:table-cell>
          <table:table-cell table:style-name="ce21" table:formula="of:=IF(OR(EXACT([.B18];&quot;&quot;);[.B18]&lt;=0);&quot;&quot;;[.E19]-[.C19])" office:value-type="currency" office:currency="USD" office:value="703.274532845812">
            <text:p>$703.27</text:p>
          </table:table-cell>
          <table:table-cell table:style-name="ce21" table:formula="of:=IF(OR(EXACT([.B18];&quot;&quot;);[.B18]&lt;=0);&quot;&quot;;IF([.G19]&gt;0;[.G19];MIN([.B18]+[.C1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]+1" office:value-type="float" office:value="14">
            <text:p>14</text:p>
          </table:table-cell>
          <table:table-cell table:style-name="ce21" table:formula="of:=IF(OR(EXACT([.B19];&quot;&quot;);[.B19]&lt;=0);&quot;&quot;;ROUND([.B19]-[.D20];2))" office:value-type="currency" office:currency="USD" office:value="265375.43">
            <text:p>$265,375.43</text:p>
          </table:table-cell>
          <table:table-cell table:style-name="ce21" table:formula="of:=IF(OR(EXACT([.B19];&quot;&quot;);[.B19]&lt;=0);&quot;&quot;;[.B19]*[.$D$1])" office:value-type="currency" office:currency="USD" office:value="1108.67345833333">
            <text:p>$1,108.67</text:p>
          </table:table-cell>
          <table:table-cell table:style-name="ce21" table:formula="of:=IF(OR(EXACT([.B19];&quot;&quot;);[.B19]&lt;=0);&quot;&quot;;[.E20]-[.C20])" office:value-type="currency" office:currency="USD" office:value="706.204824512478">
            <text:p>$706.20</text:p>
          </table:table-cell>
          <table:table-cell table:style-name="ce21" table:formula="of:=IF(OR(EXACT([.B19];&quot;&quot;);[.B19]&lt;=0);&quot;&quot;;IF([.G20]&gt;0;[.G20];MIN([.B19]+[.C20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]+1" office:value-type="float" office:value="15">
            <text:p>15</text:p>
          </table:table-cell>
          <table:table-cell table:style-name="ce21" table:formula="of:=IF(OR(EXACT([.B20];&quot;&quot;);[.B20]&lt;=0);&quot;&quot;;ROUND([.B20]-[.D21];2))" office:value-type="currency" office:currency="USD" office:value="264666.28">
            <text:p>$264,666.28</text:p>
          </table:table-cell>
          <table:table-cell table:style-name="ce21" table:formula="of:=IF(OR(EXACT([.B20];&quot;&quot;);[.B20]&lt;=0);&quot;&quot;;[.B20]*[.$D$1])" office:value-type="currency" office:currency="USD" office:value="1105.73095833333">
            <text:p>$1,105.73</text:p>
          </table:table-cell>
          <table:table-cell table:style-name="ce21" table:formula="of:=IF(OR(EXACT([.B20];&quot;&quot;);[.B20]&lt;=0);&quot;&quot;;[.E21]-[.C21])" office:value-type="currency" office:currency="USD" office:value="709.147324512478">
            <text:p>$709.15</text:p>
          </table:table-cell>
          <table:table-cell table:style-name="ce21" table:formula="of:=IF(OR(EXACT([.B20];&quot;&quot;);[.B20]&lt;=0);&quot;&quot;;IF([.G21]&gt;0;[.G21];MIN([.B20]+[.C2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]+1" office:value-type="float" office:value="16">
            <text:p>16</text:p>
          </table:table-cell>
          <table:table-cell table:style-name="ce21" table:formula="of:=IF(OR(EXACT([.B21];&quot;&quot;);[.B21]&lt;=0);&quot;&quot;;ROUND([.B21]-[.D22];2))" office:value-type="currency" office:currency="USD" office:value="263954.18">
            <text:p>$263,954.18</text:p>
          </table:table-cell>
          <table:table-cell table:style-name="ce21" table:formula="of:=IF(OR(EXACT([.B21];&quot;&quot;);[.B21]&lt;=0);&quot;&quot;;[.B21]*[.$D$1])" office:value-type="currency" office:currency="USD" office:value="1102.77616666667">
            <text:p>$1,102.78</text:p>
          </table:table-cell>
          <table:table-cell table:style-name="ce21" table:formula="of:=IF(OR(EXACT([.B21];&quot;&quot;);[.B21]&lt;=0);&quot;&quot;;[.E22]-[.C22])" office:value-type="currency" office:currency="USD" office:value="712.102116179145">
            <text:p>$712.10</text:p>
          </table:table-cell>
          <table:table-cell table:style-name="ce21" table:formula="of:=IF(OR(EXACT([.B21];&quot;&quot;);[.B21]&lt;=0);&quot;&quot;;IF([.G22]&gt;0;[.G22];MIN([.B21]+[.C22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]+1" office:value-type="float" office:value="17">
            <text:p>17</text:p>
          </table:table-cell>
          <table:table-cell table:style-name="ce21" table:formula="of:=IF(OR(EXACT([.B22];&quot;&quot;);[.B22]&lt;=0);&quot;&quot;;ROUND([.B22]-[.D23];2))" office:value-type="currency" office:currency="USD" office:value="263239.11">
            <text:p>$263,239.11</text:p>
          </table:table-cell>
          <table:table-cell table:style-name="ce21" table:formula="of:=IF(OR(EXACT([.B22];&quot;&quot;);[.B22]&lt;=0);&quot;&quot;;[.B22]*[.$D$1])" office:value-type="currency" office:currency="USD" office:value="1099.80908333333">
            <text:p>$1,099.81</text:p>
          </table:table-cell>
          <table:table-cell table:style-name="ce21" table:formula="of:=IF(OR(EXACT([.B22];&quot;&quot;);[.B22]&lt;=0);&quot;&quot;;[.E23]-[.C23])" office:value-type="currency" office:currency="USD" office:value="715.069199512478">
            <text:p>$715.07</text:p>
          </table:table-cell>
          <table:table-cell table:style-name="ce21" table:formula="of:=IF(OR(EXACT([.B22];&quot;&quot;);[.B22]&lt;=0);&quot;&quot;;IF([.G23]&gt;0;[.G23];MIN([.B22]+[.C2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]+1" office:value-type="float" office:value="18">
            <text:p>18</text:p>
          </table:table-cell>
          <table:table-cell table:style-name="ce21" table:formula="of:=IF(OR(EXACT([.B23];&quot;&quot;);[.B23]&lt;=0);&quot;&quot;;ROUND([.B23]-[.D24];2))" office:value-type="currency" office:currency="USD" office:value="262521.06">
            <text:p>$262,521.06</text:p>
          </table:table-cell>
          <table:table-cell table:style-name="ce21" table:formula="of:=IF(OR(EXACT([.B23];&quot;&quot;);[.B23]&lt;=0);&quot;&quot;;[.B23]*[.$D$1])" office:value-type="currency" office:currency="USD" office:value="1096.829625">
            <text:p>$1,096.83</text:p>
          </table:table-cell>
          <table:table-cell table:style-name="ce21" table:formula="of:=IF(OR(EXACT([.B23];&quot;&quot;);[.B23]&lt;=0);&quot;&quot;;[.E24]-[.C24])" office:value-type="currency" office:currency="USD" office:value="718.048657845812">
            <text:p>$718.05</text:p>
          </table:table-cell>
          <table:table-cell table:style-name="ce21" table:formula="of:=IF(OR(EXACT([.B23];&quot;&quot;);[.B23]&lt;=0);&quot;&quot;;IF([.G24]&gt;0;[.G24];MIN([.B23]+[.C24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]+1" office:value-type="float" office:value="19">
            <text:p>19</text:p>
          </table:table-cell>
          <table:table-cell table:style-name="ce21" table:formula="of:=IF(OR(EXACT([.B24];&quot;&quot;);[.B24]&lt;=0);&quot;&quot;;ROUND([.B24]-[.D25];2))" office:value-type="currency" office:currency="USD" office:value="261800.02">
            <text:p>$261,800.02</text:p>
          </table:table-cell>
          <table:table-cell table:style-name="ce21" table:formula="of:=IF(OR(EXACT([.B24];&quot;&quot;);[.B24]&lt;=0);&quot;&quot;;[.B24]*[.$D$1])" office:value-type="currency" office:currency="USD" office:value="1093.83775">
            <text:p>$1,093.84</text:p>
          </table:table-cell>
          <table:table-cell table:style-name="ce21" table:formula="of:=IF(OR(EXACT([.B24];&quot;&quot;);[.B24]&lt;=0);&quot;&quot;;[.E25]-[.C25])" office:value-type="currency" office:currency="USD" office:value="721.040532845812">
            <text:p>$721.04</text:p>
          </table:table-cell>
          <table:table-cell table:style-name="ce21" table:formula="of:=IF(OR(EXACT([.B24];&quot;&quot;);[.B24]&lt;=0);&quot;&quot;;IF([.G25]&gt;0;[.G25];MIN([.B24]+[.C2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]+1" office:value-type="float" office:value="20">
            <text:p>20</text:p>
          </table:table-cell>
          <table:table-cell table:style-name="ce21" table:formula="of:=IF(OR(EXACT([.B25];&quot;&quot;);[.B25]&lt;=0);&quot;&quot;;ROUND([.B25]-[.D26];2))" office:value-type="currency" office:currency="USD" office:value="261075.98">
            <text:p>$261,075.98</text:p>
          </table:table-cell>
          <table:table-cell table:style-name="ce21" table:formula="of:=IF(OR(EXACT([.B25];&quot;&quot;);[.B25]&lt;=0);&quot;&quot;;[.B25]*[.$D$1])" office:value-type="currency" office:currency="USD" office:value="1090.83341666667">
            <text:p>$1,090.83</text:p>
          </table:table-cell>
          <table:table-cell table:style-name="ce21" table:formula="of:=IF(OR(EXACT([.B25];&quot;&quot;);[.B25]&lt;=0);&quot;&quot;;[.E26]-[.C26])" office:value-type="currency" office:currency="USD" office:value="724.044866179145">
            <text:p>$724.04</text:p>
          </table:table-cell>
          <table:table-cell table:style-name="ce21" table:formula="of:=IF(OR(EXACT([.B25];&quot;&quot;);[.B25]&lt;=0);&quot;&quot;;IF([.G26]&gt;0;[.G26];MIN([.B25]+[.C26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]+1" office:value-type="float" office:value="21">
            <text:p>21</text:p>
          </table:table-cell>
          <table:table-cell table:style-name="ce21" table:formula="of:=IF(OR(EXACT([.B26];&quot;&quot;);[.B26]&lt;=0);&quot;&quot;;ROUND([.B26]-[.D27];2))" office:value-type="currency" office:currency="USD" office:value="260348.92">
            <text:p>$260,348.92</text:p>
          </table:table-cell>
          <table:table-cell table:style-name="ce21" table:formula="of:=IF(OR(EXACT([.B26];&quot;&quot;);[.B26]&lt;=0);&quot;&quot;;[.B26]*[.$D$1])" office:value-type="currency" office:currency="USD" office:value="1087.81658333333">
            <text:p>$1,087.82</text:p>
          </table:table-cell>
          <table:table-cell table:style-name="ce21" table:formula="of:=IF(OR(EXACT([.B26];&quot;&quot;);[.B26]&lt;=0);&quot;&quot;;[.E27]-[.C27])" office:value-type="currency" office:currency="USD" office:value="727.061699512478">
            <text:p>$727.06</text:p>
          </table:table-cell>
          <table:table-cell table:style-name="ce21" table:formula="of:=IF(OR(EXACT([.B26];&quot;&quot;);[.B26]&lt;=0);&quot;&quot;;IF([.G27]&gt;0;[.G27];MIN([.B26]+[.C2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ce38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]+1" office:value-type="float" office:value="22">
            <text:p>22</text:p>
          </table:table-cell>
          <table:table-cell table:style-name="ce21" table:formula="of:=IF(OR(EXACT([.B27];&quot;&quot;);[.B27]&lt;=0);&quot;&quot;;ROUND([.B27]-[.D28];2))" office:value-type="currency" office:currency="USD" office:value="259618.83">
            <text:p>$259,618.83</text:p>
          </table:table-cell>
          <table:table-cell table:style-name="ce21" table:formula="of:=IF(OR(EXACT([.B27];&quot;&quot;);[.B27]&lt;=0);&quot;&quot;;[.B27]*[.$D$1])" office:value-type="currency" office:currency="USD" office:value="1084.78716666667">
            <text:p>$1,084.79</text:p>
          </table:table-cell>
          <table:table-cell table:style-name="ce21" table:formula="of:=IF(OR(EXACT([.B27];&quot;&quot;);[.B27]&lt;=0);&quot;&quot;;[.E28]-[.C28])" office:value-type="currency" office:currency="USD" office:value="730.091116179145">
            <text:p>$730.09</text:p>
          </table:table-cell>
          <table:table-cell table:style-name="ce21" table:formula="of:=IF(OR(EXACT([.B27];&quot;&quot;);[.B27]&lt;=0);&quot;&quot;;IF([.G28]&gt;0;[.G28];MIN([.B27]+[.C2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]+1" office:value-type="float" office:value="23">
            <text:p>23</text:p>
          </table:table-cell>
          <table:table-cell table:style-name="ce21" table:formula="of:=IF(OR(EXACT([.B28];&quot;&quot;);[.B28]&lt;=0);&quot;&quot;;ROUND([.B28]-[.D29];2))" office:value-type="currency" office:currency="USD" office:value="258885.7">
            <text:p>$258,885.70</text:p>
          </table:table-cell>
          <table:table-cell table:style-name="ce21" table:formula="of:=IF(OR(EXACT([.B28];&quot;&quot;);[.B28]&lt;=0);&quot;&quot;;[.B28]*[.$D$1])" office:value-type="currency" office:currency="USD" office:value="1081.745125">
            <text:p>$1,081.75</text:p>
          </table:table-cell>
          <table:table-cell table:style-name="ce21" table:formula="of:=IF(OR(EXACT([.B28];&quot;&quot;);[.B28]&lt;=0);&quot;&quot;;[.E29]-[.C29])" office:value-type="currency" office:currency="USD" office:value="733.133157845812">
            <text:p>$733.13</text:p>
          </table:table-cell>
          <table:table-cell table:style-name="ce21" table:formula="of:=IF(OR(EXACT([.B28];&quot;&quot;);[.B28]&lt;=0);&quot;&quot;;IF([.G29]&gt;0;[.G29];MIN([.B28]+[.C2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ce21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]+1" office:value-type="float" office:value="24">
            <text:p>24</text:p>
          </table:table-cell>
          <table:table-cell table:style-name="ce22" table:formula="of:=IF(OR(EXACT([.B29];&quot;&quot;);[.B29]&lt;=0);&quot;&quot;;ROUND([.B29]-[.D30];2))" office:value-type="currency" office:currency="USD" office:value="258149.51">
            <text:p>$258,149.51</text:p>
          </table:table-cell>
          <table:table-cell table:style-name="ce22" table:formula="of:=IF(OR(EXACT([.B29];&quot;&quot;);[.B29]&lt;=0);&quot;&quot;;[.B29]*[.$D$1])" office:value-type="currency" office:currency="USD" office:value="1078.69041666667">
            <text:p>$1,078.69</text:p>
          </table:table-cell>
          <table:table-cell table:style-name="ce22" table:formula="of:=IF(OR(EXACT([.B29];&quot;&quot;);[.B29]&lt;=0);&quot;&quot;;[.E30]-[.C30])" office:value-type="currency" office:currency="USD" office:value="736.187866179145">
            <text:p>$736.19</text:p>
          </table:table-cell>
          <table:table-cell table:style-name="ce22" table:formula="of:=IF(OR(EXACT([.B29];&quot;&quot;);[.B29]&lt;=0);&quot;&quot;;IF([.G30]&gt;0;[.G30];MIN([.B29]+[.C30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">
            <text:p>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]+1" office:value-type="float" office:value="25">
            <text:p>25</text:p>
          </table:table-cell>
          <table:table-cell table:style-name="ce21" table:formula="of:=IF(OR(EXACT([.B30];&quot;&quot;);[.B30]&lt;=0);&quot;&quot;;ROUND([.B30]-[.D31];2))" office:value-type="currency" office:currency="USD" office:value="257410.25">
            <text:p>$257,410.25</text:p>
          </table:table-cell>
          <table:table-cell table:style-name="ce21" table:formula="of:=IF(OR(EXACT([.B30];&quot;&quot;);[.B30]&lt;=0);&quot;&quot;;[.B30]*[.$D$1])" office:value-type="currency" office:currency="USD" office:value="1075.62295833333">
            <text:p>$1,075.62</text:p>
          </table:table-cell>
          <table:table-cell table:style-name="ce21" table:formula="of:=IF(OR(EXACT([.B30];&quot;&quot;);[.B30]&lt;=0);&quot;&quot;;[.E31]-[.C31])" office:value-type="currency" office:currency="USD" office:value="739.255324512478">
            <text:p>$739.26</text:p>
          </table:table-cell>
          <table:table-cell table:style-name="ce21" table:formula="of:=IF(OR(EXACT([.B30];&quot;&quot;);[.B30]&lt;=0);&quot;&quot;;IF([.G31]&gt;0;[.G31];MIN([.B30]+[.C3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]+1" office:value-type="float" office:value="26">
            <text:p>26</text:p>
          </table:table-cell>
          <table:table-cell table:style-name="ce21" table:formula="of:=IF(OR(EXACT([.B31];&quot;&quot;);[.B31]&lt;=0);&quot;&quot;;ROUND([.B31]-[.D32];2))" office:value-type="currency" office:currency="USD" office:value="256667.91">
            <text:p>$256,667.91</text:p>
          </table:table-cell>
          <table:table-cell table:style-name="ce21" table:formula="of:=IF(OR(EXACT([.B31];&quot;&quot;);[.B31]&lt;=0);&quot;&quot;;[.B31]*[.$D$1])" office:value-type="currency" office:currency="USD" office:value="1072.54270833333">
            <text:p>$1,072.54</text:p>
          </table:table-cell>
          <table:table-cell table:style-name="ce21" table:formula="of:=IF(OR(EXACT([.B31];&quot;&quot;);[.B31]&lt;=0);&quot;&quot;;[.E32]-[.C32])" office:value-type="currency" office:currency="USD" office:value="742.335574512478">
            <text:p>$742.34</text:p>
          </table:table-cell>
          <table:table-cell table:style-name="ce21" table:formula="of:=IF(OR(EXACT([.B31];&quot;&quot;);[.B31]&lt;=0);&quot;&quot;;IF([.G32]&gt;0;[.G32];MIN([.B31]+[.C32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]+1" office:value-type="float" office:value="27">
            <text:p>27</text:p>
          </table:table-cell>
          <table:table-cell table:style-name="ce21" table:formula="of:=IF(OR(EXACT([.B32];&quot;&quot;);[.B32]&lt;=0);&quot;&quot;;ROUND([.B32]-[.D33];2))" office:value-type="currency" office:currency="USD" office:value="255922.48">
            <text:p>$255,922.48</text:p>
          </table:table-cell>
          <table:table-cell table:style-name="ce21" table:formula="of:=IF(OR(EXACT([.B32];&quot;&quot;);[.B32]&lt;=0);&quot;&quot;;[.B32]*[.$D$1])" office:value-type="currency" office:currency="USD" office:value="1069.449625">
            <text:p>$1,069.45</text:p>
          </table:table-cell>
          <table:table-cell table:style-name="ce21" table:formula="of:=IF(OR(EXACT([.B32];&quot;&quot;);[.B32]&lt;=0);&quot;&quot;;[.E33]-[.C33])" office:value-type="currency" office:currency="USD" office:value="745.428657845812">
            <text:p>$745.43</text:p>
          </table:table-cell>
          <table:table-cell table:style-name="ce21" table:formula="of:=IF(OR(EXACT([.B32];&quot;&quot;);[.B32]&lt;=0);&quot;&quot;;IF([.G33]&gt;0;[.G33];MIN([.B32]+[.C3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]+1" office:value-type="float" office:value="28">
            <text:p>28</text:p>
          </table:table-cell>
          <table:table-cell table:style-name="ce21" table:formula="of:=IF(OR(EXACT([.B33];&quot;&quot;);[.B33]&lt;=0);&quot;&quot;;ROUND([.B33]-[.D34];2))" office:value-type="currency" office:currency="USD" office:value="255173.95">
            <text:p>$255,173.95</text:p>
          </table:table-cell>
          <table:table-cell table:style-name="ce21" table:formula="of:=IF(OR(EXACT([.B33];&quot;&quot;);[.B33]&lt;=0);&quot;&quot;;[.B33]*[.$D$1])" office:value-type="currency" office:currency="USD" office:value="1066.34366666667">
            <text:p>$1,066.34</text:p>
          </table:table-cell>
          <table:table-cell table:style-name="ce21" table:formula="of:=IF(OR(EXACT([.B33];&quot;&quot;);[.B33]&lt;=0);&quot;&quot;;[.E34]-[.C34])" office:value-type="currency" office:currency="USD" office:value="748.534616179145">
            <text:p>$748.53</text:p>
          </table:table-cell>
          <table:table-cell table:style-name="ce21" table:formula="of:=IF(OR(EXACT([.B33];&quot;&quot;);[.B33]&lt;=0);&quot;&quot;;IF([.G34]&gt;0;[.G34];MIN([.B33]+[.C34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]+1" office:value-type="float" office:value="29">
            <text:p>29</text:p>
          </table:table-cell>
          <table:table-cell table:style-name="ce21" table:formula="of:=IF(OR(EXACT([.B34];&quot;&quot;);[.B34]&lt;=0);&quot;&quot;;ROUND([.B34]-[.D35];2))" office:value-type="currency" office:currency="USD" office:value="254422.3">
            <text:p>$254,422.30</text:p>
          </table:table-cell>
          <table:table-cell table:style-name="ce21" table:formula="of:=IF(OR(EXACT([.B34];&quot;&quot;);[.B34]&lt;=0);&quot;&quot;;[.B34]*[.$D$1])" office:value-type="currency" office:currency="USD" office:value="1063.22479166667">
            <text:p>$1,063.22</text:p>
          </table:table-cell>
          <table:table-cell table:style-name="ce21" table:formula="of:=IF(OR(EXACT([.B34];&quot;&quot;);[.B34]&lt;=0);&quot;&quot;;[.E35]-[.C35])" office:value-type="currency" office:currency="USD" office:value="751.653491179145">
            <text:p>$751.65</text:p>
          </table:table-cell>
          <table:table-cell table:style-name="ce21" table:formula="of:=IF(OR(EXACT([.B34];&quot;&quot;);[.B34]&lt;=0);&quot;&quot;;IF([.G35]&gt;0;[.G35];MIN([.B34]+[.C3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]+1" office:value-type="float" office:value="30">
            <text:p>30</text:p>
          </table:table-cell>
          <table:table-cell table:style-name="ce21" table:formula="of:=IF(OR(EXACT([.B35];&quot;&quot;);[.B35]&lt;=0);&quot;&quot;;ROUND([.B35]-[.D36];2))" office:value-type="currency" office:currency="USD" office:value="253667.51">
            <text:p>$253,667.51</text:p>
          </table:table-cell>
          <table:table-cell table:style-name="ce21" table:formula="of:=IF(OR(EXACT([.B35];&quot;&quot;);[.B35]&lt;=0);&quot;&quot;;[.B35]*[.$D$1])" office:value-type="currency" office:currency="USD" office:value="1060.09291666667">
            <text:p>$1,060.09</text:p>
          </table:table-cell>
          <table:table-cell table:style-name="ce21" table:formula="of:=IF(OR(EXACT([.B35];&quot;&quot;);[.B35]&lt;=0);&quot;&quot;;[.E36]-[.C36])" office:value-type="currency" office:currency="USD" office:value="754.785366179145">
            <text:p>$754.79</text:p>
          </table:table-cell>
          <table:table-cell table:style-name="ce21" table:formula="of:=IF(OR(EXACT([.B35];&quot;&quot;);[.B35]&lt;=0);&quot;&quot;;IF([.G36]&gt;0;[.G36];MIN([.B35]+[.C36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]+1" office:value-type="float" office:value="31">
            <text:p>31</text:p>
          </table:table-cell>
          <table:table-cell table:style-name="ce21" table:formula="of:=IF(OR(EXACT([.B36];&quot;&quot;);[.B36]&lt;=0);&quot;&quot;;ROUND([.B36]-[.D37];2))" office:value-type="currency" office:currency="USD" office:value="252909.58">
            <text:p>$252,909.58</text:p>
          </table:table-cell>
          <table:table-cell table:style-name="ce21" table:formula="of:=IF(OR(EXACT([.B36];&quot;&quot;);[.B36]&lt;=0);&quot;&quot;;[.B36]*[.$D$1])" office:value-type="currency" office:currency="USD" office:value="1056.94795833333">
            <text:p>$1,056.95</text:p>
          </table:table-cell>
          <table:table-cell table:style-name="ce21" table:formula="of:=IF(OR(EXACT([.B36];&quot;&quot;);[.B36]&lt;=0);&quot;&quot;;[.E37]-[.C37])" office:value-type="currency" office:currency="USD" office:value="757.930324512478">
            <text:p>$757.93</text:p>
          </table:table-cell>
          <table:table-cell table:style-name="ce21" table:formula="of:=IF(OR(EXACT([.B36];&quot;&quot;);[.B36]&lt;=0);&quot;&quot;;IF([.G37]&gt;0;[.G37];MIN([.B36]+[.C3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7]+1" office:value-type="float" office:value="32">
            <text:p>32</text:p>
          </table:table-cell>
          <table:table-cell table:style-name="ce21" table:formula="of:=IF(OR(EXACT([.B37];&quot;&quot;);[.B37]&lt;=0);&quot;&quot;;ROUND([.B37]-[.D38];2))" office:value-type="currency" office:currency="USD" office:value="252148.49">
            <text:p>$252,148.49</text:p>
          </table:table-cell>
          <table:table-cell table:style-name="ce21" table:formula="of:=IF(OR(EXACT([.B37];&quot;&quot;);[.B37]&lt;=0);&quot;&quot;;[.B37]*[.$D$1])" office:value-type="currency" office:currency="USD" office:value="1053.78991666667">
            <text:p>$1,053.79</text:p>
          </table:table-cell>
          <table:table-cell table:style-name="ce21" table:formula="of:=IF(OR(EXACT([.B37];&quot;&quot;);[.B37]&lt;=0);&quot;&quot;;[.E38]-[.C38])" office:value-type="currency" office:currency="USD" office:value="761.088366179145">
            <text:p>$761.09</text:p>
          </table:table-cell>
          <table:table-cell table:style-name="ce21" table:formula="of:=IF(OR(EXACT([.B37];&quot;&quot;);[.B37]&lt;=0);&quot;&quot;;IF([.G38]&gt;0;[.G38];MIN([.B37]+[.C3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8]+1" office:value-type="float" office:value="33">
            <text:p>33</text:p>
          </table:table-cell>
          <table:table-cell table:style-name="ce21" table:formula="of:=IF(OR(EXACT([.B38];&quot;&quot;);[.B38]&lt;=0);&quot;&quot;;ROUND([.B38]-[.D39];2))" office:value-type="currency" office:currency="USD" office:value="251384.23">
            <text:p>$251,384.23</text:p>
          </table:table-cell>
          <table:table-cell table:style-name="ce21" table:formula="of:=IF(OR(EXACT([.B38];&quot;&quot;);[.B38]&lt;=0);&quot;&quot;;[.B38]*[.$D$1])" office:value-type="currency" office:currency="USD" office:value="1050.61870833333">
            <text:p>$1,050.62</text:p>
          </table:table-cell>
          <table:table-cell table:style-name="ce21" table:formula="of:=IF(OR(EXACT([.B38];&quot;&quot;);[.B38]&lt;=0);&quot;&quot;;[.E39]-[.C39])" office:value-type="currency" office:currency="USD" office:value="764.259574512478">
            <text:p>$764.26</text:p>
          </table:table-cell>
          <table:table-cell table:style-name="ce21" table:formula="of:=IF(OR(EXACT([.B38];&quot;&quot;);[.B38]&lt;=0);&quot;&quot;;IF([.G39]&gt;0;[.G39];MIN([.B38]+[.C3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9]+1" office:value-type="float" office:value="34">
            <text:p>34</text:p>
          </table:table-cell>
          <table:table-cell table:style-name="ce21" table:formula="of:=IF(OR(EXACT([.B39];&quot;&quot;);[.B39]&lt;=0);&quot;&quot;;ROUND([.B39]-[.D40];2))" office:value-type="currency" office:currency="USD" office:value="250616.79">
            <text:p>$250,616.79</text:p>
          </table:table-cell>
          <table:table-cell table:style-name="ce21" table:formula="of:=IF(OR(EXACT([.B39];&quot;&quot;);[.B39]&lt;=0);&quot;&quot;;[.B39]*[.$D$1])" office:value-type="currency" office:currency="USD" office:value="1047.43429166667">
            <text:p>$1,047.43</text:p>
          </table:table-cell>
          <table:table-cell table:style-name="ce21" table:formula="of:=IF(OR(EXACT([.B39];&quot;&quot;);[.B39]&lt;=0);&quot;&quot;;[.E40]-[.C40])" office:value-type="currency" office:currency="USD" office:value="767.443991179145">
            <text:p>$767.44</text:p>
          </table:table-cell>
          <table:table-cell table:style-name="ce21" table:formula="of:=IF(OR(EXACT([.B39];&quot;&quot;);[.B39]&lt;=0);&quot;&quot;;IF([.G40]&gt;0;[.G40];MIN([.B39]+[.C40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0]+1" office:value-type="float" office:value="35">
            <text:p>35</text:p>
          </table:table-cell>
          <table:table-cell table:style-name="ce21" table:formula="of:=IF(OR(EXACT([.B40];&quot;&quot;);[.B40]&lt;=0);&quot;&quot;;ROUND([.B40]-[.D41];2))" office:value-type="currency" office:currency="USD" office:value="249846.15">
            <text:p>$249,846.15</text:p>
          </table:table-cell>
          <table:table-cell table:style-name="ce21" table:formula="of:=IF(OR(EXACT([.B40];&quot;&quot;);[.B40]&lt;=0);&quot;&quot;;[.B40]*[.$D$1])" office:value-type="currency" office:currency="USD" office:value="1044.236625">
            <text:p>$1,044.24</text:p>
          </table:table-cell>
          <table:table-cell table:style-name="ce21" table:formula="of:=IF(OR(EXACT([.B40];&quot;&quot;);[.B40]&lt;=0);&quot;&quot;;[.E41]-[.C41])" office:value-type="currency" office:currency="USD" office:value="770.641657845812">
            <text:p>$770.64</text:p>
          </table:table-cell>
          <table:table-cell table:style-name="ce21" table:formula="of:=IF(OR(EXACT([.B40];&quot;&quot;);[.B40]&lt;=0);&quot;&quot;;IF([.G41]&gt;0;[.G41];MIN([.B40]+[.C4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41]+1" office:value-type="float" office:value="36">
            <text:p>36</text:p>
          </table:table-cell>
          <table:table-cell table:style-name="ce22" table:formula="of:=IF(OR(EXACT([.B41];&quot;&quot;);[.B41]&lt;=0);&quot;&quot;;ROUND([.B41]-[.D42];2))" office:value-type="currency" office:currency="USD" office:value="249072.3">
            <text:p>$249,072.30</text:p>
          </table:table-cell>
          <table:table-cell table:style-name="ce22" table:formula="of:=IF(OR(EXACT([.B41];&quot;&quot;);[.B41]&lt;=0);&quot;&quot;;[.B41]*[.$D$1])" office:value-type="currency" office:currency="USD" office:value="1041.025625">
            <text:p>$1,041.03</text:p>
          </table:table-cell>
          <table:table-cell table:style-name="ce22" table:formula="of:=IF(OR(EXACT([.B41];&quot;&quot;);[.B41]&lt;=0);&quot;&quot;;[.E42]-[.C42])" office:value-type="currency" office:currency="USD" office:value="773.852657845812">
            <text:p>$773.85</text:p>
          </table:table-cell>
          <table:table-cell table:style-name="ce22" table:formula="of:=IF(OR(EXACT([.B41];&quot;&quot;);[.B41]&lt;=0);&quot;&quot;;IF([.G42]&gt;0;[.G42];MIN([.B41]+[.C42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">
            <text:p>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2]+1" office:value-type="float" office:value="37">
            <text:p>37</text:p>
          </table:table-cell>
          <table:table-cell table:style-name="ce21" table:formula="of:=IF(OR(EXACT([.B42];&quot;&quot;);[.B42]&lt;=0);&quot;&quot;;ROUND([.B42]-[.D43];2))" office:value-type="currency" office:currency="USD" office:value="248295.22">
            <text:p>$248,295.22</text:p>
          </table:table-cell>
          <table:table-cell table:style-name="ce21" table:formula="of:=IF(OR(EXACT([.B42];&quot;&quot;);[.B42]&lt;=0);&quot;&quot;;[.B42]*[.$D$1])" office:value-type="currency" office:currency="USD" office:value="1037.80125">
            <text:p>$1,037.80</text:p>
          </table:table-cell>
          <table:table-cell table:style-name="ce21" table:formula="of:=IF(OR(EXACT([.B42];&quot;&quot;);[.B42]&lt;=0);&quot;&quot;;[.E43]-[.C43])" office:value-type="currency" office:currency="USD" office:value="777.077032845812">
            <text:p>$777.08</text:p>
          </table:table-cell>
          <table:table-cell table:style-name="ce21" table:formula="of:=IF(OR(EXACT([.B42];&quot;&quot;);[.B42]&lt;=0);&quot;&quot;;IF([.G43]&gt;0;[.G43];MIN([.B42]+[.C4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3]+1" office:value-type="float" office:value="38">
            <text:p>38</text:p>
          </table:table-cell>
          <table:table-cell table:style-name="ce21" table:formula="of:=IF(OR(EXACT([.B43];&quot;&quot;);[.B43]&lt;=0);&quot;&quot;;ROUND([.B43]-[.D44];2))" office:value-type="currency" office:currency="USD" office:value="247514.91">
            <text:p>$247,514.91</text:p>
          </table:table-cell>
          <table:table-cell table:style-name="ce21" table:formula="of:=IF(OR(EXACT([.B43];&quot;&quot;);[.B43]&lt;=0);&quot;&quot;;[.B43]*[.$D$1])" office:value-type="currency" office:currency="USD" office:value="1034.56341666667">
            <text:p>$1,034.56</text:p>
          </table:table-cell>
          <table:table-cell table:style-name="ce21" table:formula="of:=IF(OR(EXACT([.B43];&quot;&quot;);[.B43]&lt;=0);&quot;&quot;;[.E44]-[.C44])" office:value-type="currency" office:currency="USD" office:value="780.314866179145">
            <text:p>$780.31</text:p>
          </table:table-cell>
          <table:table-cell table:style-name="ce21" table:formula="of:=IF(OR(EXACT([.B43];&quot;&quot;);[.B43]&lt;=0);&quot;&quot;;IF([.G44]&gt;0;[.G44];MIN([.B43]+[.C44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4]+1" office:value-type="float" office:value="39">
            <text:p>39</text:p>
          </table:table-cell>
          <table:table-cell table:style-name="ce21" table:formula="of:=IF(OR(EXACT([.B44];&quot;&quot;);[.B44]&lt;=0);&quot;&quot;;ROUND([.B44]-[.D45];2))" office:value-type="currency" office:currency="USD" office:value="246731.34">
            <text:p>$246,731.34</text:p>
          </table:table-cell>
          <table:table-cell table:style-name="ce21" table:formula="of:=IF(OR(EXACT([.B44];&quot;&quot;);[.B44]&lt;=0);&quot;&quot;;[.B44]*[.$D$1])" office:value-type="currency" office:currency="USD" office:value="1031.312125">
            <text:p>$1,031.31</text:p>
          </table:table-cell>
          <table:table-cell table:style-name="ce21" table:formula="of:=IF(OR(EXACT([.B44];&quot;&quot;);[.B44]&lt;=0);&quot;&quot;;[.E45]-[.C45])" office:value-type="currency" office:currency="USD" office:value="783.566157845812">
            <text:p>$783.57</text:p>
          </table:table-cell>
          <table:table-cell table:style-name="ce21" table:formula="of:=IF(OR(EXACT([.B44];&quot;&quot;);[.B44]&lt;=0);&quot;&quot;;IF([.G45]&gt;0;[.G45];MIN([.B44]+[.C4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5]+1" office:value-type="float" office:value="40">
            <text:p>40</text:p>
          </table:table-cell>
          <table:table-cell table:style-name="ce21" table:formula="of:=IF(OR(EXACT([.B45];&quot;&quot;);[.B45]&lt;=0);&quot;&quot;;ROUND([.B45]-[.D46];2))" office:value-type="currency" office:currency="USD" office:value="245944.51">
            <text:p>$245,944.51</text:p>
          </table:table-cell>
          <table:table-cell table:style-name="ce21" table:formula="of:=IF(OR(EXACT([.B45];&quot;&quot;);[.B45]&lt;=0);&quot;&quot;;[.B45]*[.$D$1])" office:value-type="currency" office:currency="USD" office:value="1028.04725">
            <text:p>$1,028.05</text:p>
          </table:table-cell>
          <table:table-cell table:style-name="ce21" table:formula="of:=IF(OR(EXACT([.B45];&quot;&quot;);[.B45]&lt;=0);&quot;&quot;;[.E46]-[.C46])" office:value-type="currency" office:currency="USD" office:value="786.831032845812">
            <text:p>$786.83</text:p>
          </table:table-cell>
          <table:table-cell table:style-name="ce21" table:formula="of:=IF(OR(EXACT([.B45];&quot;&quot;);[.B45]&lt;=0);&quot;&quot;;IF([.G46]&gt;0;[.G46];MIN([.B45]+[.C46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6]+1" office:value-type="float" office:value="41">
            <text:p>41</text:p>
          </table:table-cell>
          <table:table-cell table:style-name="ce21" table:formula="of:=IF(OR(EXACT([.B46];&quot;&quot;);[.B46]&lt;=0);&quot;&quot;;ROUND([.B46]-[.D47];2))" office:value-type="currency" office:currency="USD" office:value="245154.4">
            <text:p>$245,154.40</text:p>
          </table:table-cell>
          <table:table-cell table:style-name="ce21" table:formula="of:=IF(OR(EXACT([.B46];&quot;&quot;);[.B46]&lt;=0);&quot;&quot;;[.B46]*[.$D$1])" office:value-type="currency" office:currency="USD" office:value="1024.76879166667">
            <text:p>$1,024.77</text:p>
          </table:table-cell>
          <table:table-cell table:style-name="ce21" table:formula="of:=IF(OR(EXACT([.B46];&quot;&quot;);[.B46]&lt;=0);&quot;&quot;;[.E47]-[.C47])" office:value-type="currency" office:currency="USD" office:value="790.109491179145">
            <text:p>$790.11</text:p>
          </table:table-cell>
          <table:table-cell table:style-name="ce21" table:formula="of:=IF(OR(EXACT([.B46];&quot;&quot;);[.B46]&lt;=0);&quot;&quot;;IF([.G47]&gt;0;[.G47];MIN([.B46]+[.C4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7]+1" office:value-type="float" office:value="42">
            <text:p>42</text:p>
          </table:table-cell>
          <table:table-cell table:style-name="ce21" table:formula="of:=IF(OR(EXACT([.B47];&quot;&quot;);[.B47]&lt;=0);&quot;&quot;;ROUND([.B47]-[.D48];2))" office:value-type="currency" office:currency="USD" office:value="244361">
            <text:p>$244,361.00</text:p>
          </table:table-cell>
          <table:table-cell table:style-name="ce21" table:formula="of:=IF(OR(EXACT([.B47];&quot;&quot;);[.B47]&lt;=0);&quot;&quot;;[.B47]*[.$D$1])" office:value-type="currency" office:currency="USD" office:value="1021.47666666667">
            <text:p>$1,021.48</text:p>
          </table:table-cell>
          <table:table-cell table:style-name="ce21" table:formula="of:=IF(OR(EXACT([.B47];&quot;&quot;);[.B47]&lt;=0);&quot;&quot;;[.E48]-[.C48])" office:value-type="currency" office:currency="USD" office:value="793.401616179145">
            <text:p>$793.40</text:p>
          </table:table-cell>
          <table:table-cell table:style-name="ce21" table:formula="of:=IF(OR(EXACT([.B47];&quot;&quot;);[.B47]&lt;=0);&quot;&quot;;IF([.G48]&gt;0;[.G48];MIN([.B47]+[.C4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8]+1" office:value-type="float" office:value="43">
            <text:p>43</text:p>
          </table:table-cell>
          <table:table-cell table:style-name="ce21" table:formula="of:=IF(OR(EXACT([.B48];&quot;&quot;);[.B48]&lt;=0);&quot;&quot;;ROUND([.B48]-[.D49];2))" office:value-type="currency" office:currency="USD" office:value="243564.29">
            <text:p>$243,564.29</text:p>
          </table:table-cell>
          <table:table-cell table:style-name="ce21" table:formula="of:=IF(OR(EXACT([.B48];&quot;&quot;);[.B48]&lt;=0);&quot;&quot;;[.B48]*[.$D$1])" office:value-type="currency" office:currency="USD" office:value="1018.17083333333">
            <text:p>$1,018.17</text:p>
          </table:table-cell>
          <table:table-cell table:style-name="ce21" table:formula="of:=IF(OR(EXACT([.B48];&quot;&quot;);[.B48]&lt;=0);&quot;&quot;;[.E49]-[.C49])" office:value-type="currency" office:currency="USD" office:value="796.707449512478">
            <text:p>$796.71</text:p>
          </table:table-cell>
          <table:table-cell table:style-name="ce21" table:formula="of:=IF(OR(EXACT([.B48];&quot;&quot;);[.B48]&lt;=0);&quot;&quot;;IF([.G49]&gt;0;[.G49];MIN([.B48]+[.C4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9]+1" office:value-type="float" office:value="44">
            <text:p>44</text:p>
          </table:table-cell>
          <table:table-cell table:style-name="ce21" table:formula="of:=IF(OR(EXACT([.B49];&quot;&quot;);[.B49]&lt;=0);&quot;&quot;;ROUND([.B49]-[.D50];2))" office:value-type="currency" office:currency="USD" office:value="242764.26">
            <text:p>$242,764.26</text:p>
          </table:table-cell>
          <table:table-cell table:style-name="ce21" table:formula="of:=IF(OR(EXACT([.B49];&quot;&quot;);[.B49]&lt;=0);&quot;&quot;;[.B49]*[.$D$1])" office:value-type="currency" office:currency="USD" office:value="1014.85120833333">
            <text:p>$1,014.85</text:p>
          </table:table-cell>
          <table:table-cell table:style-name="ce21" table:formula="of:=IF(OR(EXACT([.B49];&quot;&quot;);[.B49]&lt;=0);&quot;&quot;;[.E50]-[.C50])" office:value-type="currency" office:currency="USD" office:value="800.027074512478">
            <text:p>$800.03</text:p>
          </table:table-cell>
          <table:table-cell table:style-name="ce21" table:formula="of:=IF(OR(EXACT([.B49];&quot;&quot;);[.B49]&lt;=0);&quot;&quot;;IF([.G50]&gt;0;[.G50];MIN([.B49]+[.C50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0]+1" office:value-type="float" office:value="45">
            <text:p>45</text:p>
          </table:table-cell>
          <table:table-cell table:style-name="ce21" table:formula="of:=IF(OR(EXACT([.B50];&quot;&quot;);[.B50]&lt;=0);&quot;&quot;;ROUND([.B50]-[.D51];2))" office:value-type="currency" office:currency="USD" office:value="241960.9">
            <text:p>$241,960.90</text:p>
          </table:table-cell>
          <table:table-cell table:style-name="ce21" table:formula="of:=IF(OR(EXACT([.B50];&quot;&quot;);[.B50]&lt;=0);&quot;&quot;;[.B50]*[.$D$1])" office:value-type="currency" office:currency="USD" office:value="1011.51775">
            <text:p>$1,011.52</text:p>
          </table:table-cell>
          <table:table-cell table:style-name="ce21" table:formula="of:=IF(OR(EXACT([.B50];&quot;&quot;);[.B50]&lt;=0);&quot;&quot;;[.E51]-[.C51])" office:value-type="currency" office:currency="USD" office:value="803.360532845812">
            <text:p>$803.36</text:p>
          </table:table-cell>
          <table:table-cell table:style-name="ce21" table:formula="of:=IF(OR(EXACT([.B50];&quot;&quot;);[.B50]&lt;=0);&quot;&quot;;IF([.G51]&gt;0;[.G51];MIN([.B50]+[.C5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1]+1" office:value-type="float" office:value="46">
            <text:p>46</text:p>
          </table:table-cell>
          <table:table-cell table:style-name="ce21" table:formula="of:=IF(OR(EXACT([.B51];&quot;&quot;);[.B51]&lt;=0);&quot;&quot;;ROUND([.B51]-[.D52];2))" office:value-type="currency" office:currency="USD" office:value="241154.19">
            <text:p>$241,154.19</text:p>
          </table:table-cell>
          <table:table-cell table:style-name="ce21" table:formula="of:=IF(OR(EXACT([.B51];&quot;&quot;);[.B51]&lt;=0);&quot;&quot;;[.B51]*[.$D$1])" office:value-type="currency" office:currency="USD" office:value="1008.17041666667">
            <text:p>$1,008.17</text:p>
          </table:table-cell>
          <table:table-cell table:style-name="ce21" table:formula="of:=IF(OR(EXACT([.B51];&quot;&quot;);[.B51]&lt;=0);&quot;&quot;;[.E52]-[.C52])" office:value-type="currency" office:currency="USD" office:value="806.707866179145">
            <text:p>$806.71</text:p>
          </table:table-cell>
          <table:table-cell table:style-name="ce21" table:formula="of:=IF(OR(EXACT([.B51];&quot;&quot;);[.B51]&lt;=0);&quot;&quot;;IF([.G52]&gt;0;[.G52];MIN([.B51]+[.C52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2]+1" office:value-type="float" office:value="47">
            <text:p>47</text:p>
          </table:table-cell>
          <table:table-cell table:style-name="ce21" table:formula="of:=IF(OR(EXACT([.B52];&quot;&quot;);[.B52]&lt;=0);&quot;&quot;;ROUND([.B52]-[.D53];2))" office:value-type="currency" office:currency="USD" office:value="240344.12">
            <text:p>$240,344.12</text:p>
          </table:table-cell>
          <table:table-cell table:style-name="ce21" table:formula="of:=IF(OR(EXACT([.B52];&quot;&quot;);[.B52]&lt;=0);&quot;&quot;;[.B52]*[.$D$1])" office:value-type="currency" office:currency="USD" office:value="1004.809125">
            <text:p>$1,004.81</text:p>
          </table:table-cell>
          <table:table-cell table:style-name="ce21" table:formula="of:=IF(OR(EXACT([.B52];&quot;&quot;);[.B52]&lt;=0);&quot;&quot;;[.E53]-[.C53])" office:value-type="currency" office:currency="USD" office:value="810.069157845812">
            <text:p>$810.07</text:p>
          </table:table-cell>
          <table:table-cell table:style-name="ce21" table:formula="of:=IF(OR(EXACT([.B52];&quot;&quot;);[.B52]&lt;=0);&quot;&quot;;IF([.G53]&gt;0;[.G53];MIN([.B52]+[.C5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53]+1" office:value-type="float" office:value="48">
            <text:p>48</text:p>
          </table:table-cell>
          <table:table-cell table:style-name="ce22" table:formula="of:=IF(OR(EXACT([.B53];&quot;&quot;);[.B53]&lt;=0);&quot;&quot;;ROUND([.B53]-[.D54];2))" office:value-type="currency" office:currency="USD" office:value="239530.68">
            <text:p>$239,530.68</text:p>
          </table:table-cell>
          <table:table-cell table:style-name="ce22" table:formula="of:=IF(OR(EXACT([.B53];&quot;&quot;);[.B53]&lt;=0);&quot;&quot;;[.B53]*[.$D$1])" office:value-type="currency" office:currency="USD" office:value="1001.43383333333">
            <text:p>$1,001.43</text:p>
          </table:table-cell>
          <table:table-cell table:style-name="ce22" table:formula="of:=IF(OR(EXACT([.B53];&quot;&quot;);[.B53]&lt;=0);&quot;&quot;;[.E54]-[.C54])" office:value-type="currency" office:currency="USD" office:value="813.444449512478">
            <text:p>$813.44</text:p>
          </table:table-cell>
          <table:table-cell table:style-name="ce22" table:formula="of:=IF(OR(EXACT([.B53];&quot;&quot;);[.B53]&lt;=0);&quot;&quot;;IF([.G54]&gt;0;[.G54];MIN([.B53]+[.C54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4">
            <text:p>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4]+1" office:value-type="float" office:value="49">
            <text:p>49</text:p>
          </table:table-cell>
          <table:table-cell table:style-name="ce21" table:formula="of:=IF(OR(EXACT([.B54];&quot;&quot;);[.B54]&lt;=0);&quot;&quot;;ROUND([.B54]-[.D55];2))" office:value-type="currency" office:currency="USD" office:value="238713.85">
            <text:p>$238,713.85</text:p>
          </table:table-cell>
          <table:table-cell table:style-name="ce21" table:formula="of:=IF(OR(EXACT([.B54];&quot;&quot;);[.B54]&lt;=0);&quot;&quot;;[.B54]*[.$D$1])" office:value-type="currency" office:currency="USD" office:value="998.0445">
            <text:p>$998.04</text:p>
          </table:table-cell>
          <table:table-cell table:style-name="ce21" table:formula="of:=IF(OR(EXACT([.B54];&quot;&quot;);[.B54]&lt;=0);&quot;&quot;;[.E55]-[.C55])" office:value-type="currency" office:currency="USD" office:value="816.833782845812">
            <text:p>$816.83</text:p>
          </table:table-cell>
          <table:table-cell table:style-name="ce21" table:formula="of:=IF(OR(EXACT([.B54];&quot;&quot;);[.B54]&lt;=0);&quot;&quot;;IF([.G55]&gt;0;[.G55];MIN([.B54]+[.C5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5]+1" office:value-type="float" office:value="50">
            <text:p>50</text:p>
          </table:table-cell>
          <table:table-cell table:style-name="ce21" table:formula="of:=IF(OR(EXACT([.B55];&quot;&quot;);[.B55]&lt;=0);&quot;&quot;;ROUND([.B55]-[.D56];2))" office:value-type="currency" office:currency="USD" office:value="237893.61">
            <text:p>$237,893.61</text:p>
          </table:table-cell>
          <table:table-cell table:style-name="ce21" table:formula="of:=IF(OR(EXACT([.B55];&quot;&quot;);[.B55]&lt;=0);&quot;&quot;;[.B55]*[.$D$1])" office:value-type="currency" office:currency="USD" office:value="994.641041666667">
            <text:p>$994.64</text:p>
          </table:table-cell>
          <table:table-cell table:style-name="ce21" table:formula="of:=IF(OR(EXACT([.B55];&quot;&quot;);[.B55]&lt;=0);&quot;&quot;;[.E56]-[.C56])" office:value-type="currency" office:currency="USD" office:value="820.237241179145">
            <text:p>$820.24</text:p>
          </table:table-cell>
          <table:table-cell table:style-name="ce21" table:formula="of:=IF(OR(EXACT([.B55];&quot;&quot;);[.B55]&lt;=0);&quot;&quot;;IF([.G56]&gt;0;[.G56];MIN([.B55]+[.C56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6]+1" office:value-type="float" office:value="51">
            <text:p>51</text:p>
          </table:table-cell>
          <table:table-cell table:style-name="ce21" table:formula="of:=IF(OR(EXACT([.B56];&quot;&quot;);[.B56]&lt;=0);&quot;&quot;;ROUND([.B56]-[.D57];2))" office:value-type="currency" office:currency="USD" office:value="237069.96">
            <text:p>$237,069.96</text:p>
          </table:table-cell>
          <table:table-cell table:style-name="ce21" table:formula="of:=IF(OR(EXACT([.B56];&quot;&quot;);[.B56]&lt;=0);&quot;&quot;;[.B56]*[.$D$1])" office:value-type="currency" office:currency="USD" office:value="991.223375">
            <text:p>$991.22</text:p>
          </table:table-cell>
          <table:table-cell table:style-name="ce21" table:formula="of:=IF(OR(EXACT([.B56];&quot;&quot;);[.B56]&lt;=0);&quot;&quot;;[.E57]-[.C57])" office:value-type="currency" office:currency="USD" office:value="823.654907845812">
            <text:p>$823.65</text:p>
          </table:table-cell>
          <table:table-cell table:style-name="ce21" table:formula="of:=IF(OR(EXACT([.B56];&quot;&quot;);[.B56]&lt;=0);&quot;&quot;;IF([.G57]&gt;0;[.G57];MIN([.B56]+[.C5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7]+1" office:value-type="float" office:value="52">
            <text:p>52</text:p>
          </table:table-cell>
          <table:table-cell table:style-name="ce21" table:formula="of:=IF(OR(EXACT([.B57];&quot;&quot;);[.B57]&lt;=0);&quot;&quot;;ROUND([.B57]-[.D58];2))" office:value-type="currency" office:currency="USD" office:value="236242.87">
            <text:p>$236,242.87</text:p>
          </table:table-cell>
          <table:table-cell table:style-name="ce21" table:formula="of:=IF(OR(EXACT([.B57];&quot;&quot;);[.B57]&lt;=0);&quot;&quot;;[.B57]*[.$D$1])" office:value-type="currency" office:currency="USD" office:value="987.7915">
            <text:p>$987.79</text:p>
          </table:table-cell>
          <table:table-cell table:style-name="ce21" table:formula="of:=IF(OR(EXACT([.B57];&quot;&quot;);[.B57]&lt;=0);&quot;&quot;;[.E58]-[.C58])" office:value-type="currency" office:currency="USD" office:value="827.086782845812">
            <text:p>$827.09</text:p>
          </table:table-cell>
          <table:table-cell table:style-name="ce21" table:formula="of:=IF(OR(EXACT([.B57];&quot;&quot;);[.B57]&lt;=0);&quot;&quot;;IF([.G58]&gt;0;[.G58];MIN([.B57]+[.C5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8]+1" office:value-type="float" office:value="53">
            <text:p>53</text:p>
          </table:table-cell>
          <table:table-cell table:style-name="ce21" table:formula="of:=IF(OR(EXACT([.B58];&quot;&quot;);[.B58]&lt;=0);&quot;&quot;;ROUND([.B58]-[.D59];2))" office:value-type="currency" office:currency="USD" office:value="235412.34">
            <text:p>$235,412.34</text:p>
          </table:table-cell>
          <table:table-cell table:style-name="ce21" table:formula="of:=IF(OR(EXACT([.B58];&quot;&quot;);[.B58]&lt;=0);&quot;&quot;;[.B58]*[.$D$1])" office:value-type="currency" office:currency="USD" office:value="984.345291666667">
            <text:p>$984.35</text:p>
          </table:table-cell>
          <table:table-cell table:style-name="ce21" table:formula="of:=IF(OR(EXACT([.B58];&quot;&quot;);[.B58]&lt;=0);&quot;&quot;;[.E59]-[.C59])" office:value-type="currency" office:currency="USD" office:value="830.532991179145">
            <text:p>$830.53</text:p>
          </table:table-cell>
          <table:table-cell table:style-name="ce21" table:formula="of:=IF(OR(EXACT([.B58];&quot;&quot;);[.B58]&lt;=0);&quot;&quot;;IF([.G59]&gt;0;[.G59];MIN([.B58]+[.C5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9]+1" office:value-type="float" office:value="54">
            <text:p>54</text:p>
          </table:table-cell>
          <table:table-cell table:style-name="ce21" table:formula="of:=IF(OR(EXACT([.B59];&quot;&quot;);[.B59]&lt;=0);&quot;&quot;;ROUND([.B59]-[.D60];2))" office:value-type="currency" office:currency="USD" office:value="234578.35">
            <text:p>$234,578.35</text:p>
          </table:table-cell>
          <table:table-cell table:style-name="ce21" table:formula="of:=IF(OR(EXACT([.B59];&quot;&quot;);[.B59]&lt;=0);&quot;&quot;;[.B59]*[.$D$1])" office:value-type="currency" office:currency="USD" office:value="980.88475">
            <text:p>$980.88</text:p>
          </table:table-cell>
          <table:table-cell table:style-name="ce21" table:formula="of:=IF(OR(EXACT([.B59];&quot;&quot;);[.B59]&lt;=0);&quot;&quot;;[.E60]-[.C60])" office:value-type="currency" office:currency="USD" office:value="833.993532845812">
            <text:p>$833.99</text:p>
          </table:table-cell>
          <table:table-cell table:style-name="ce21" table:formula="of:=IF(OR(EXACT([.B59];&quot;&quot;);[.B59]&lt;=0);&quot;&quot;;IF([.G60]&gt;0;[.G60];MIN([.B59]+[.C60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0]+1" office:value-type="float" office:value="55">
            <text:p>55</text:p>
          </table:table-cell>
          <table:table-cell table:style-name="ce21" table:formula="of:=IF(OR(EXACT([.B60];&quot;&quot;);[.B60]&lt;=0);&quot;&quot;;ROUND([.B60]-[.D61];2))" office:value-type="currency" office:currency="USD" office:value="233740.88">
            <text:p>$233,740.88</text:p>
          </table:table-cell>
          <table:table-cell table:style-name="ce21" table:formula="of:=IF(OR(EXACT([.B60];&quot;&quot;);[.B60]&lt;=0);&quot;&quot;;[.B60]*[.$D$1])" office:value-type="currency" office:currency="USD" office:value="977.409791666667">
            <text:p>$977.41</text:p>
          </table:table-cell>
          <table:table-cell table:style-name="ce21" table:formula="of:=IF(OR(EXACT([.B60];&quot;&quot;);[.B60]&lt;=0);&quot;&quot;;[.E61]-[.C61])" office:value-type="currency" office:currency="USD" office:value="837.468491179145">
            <text:p>$837.47</text:p>
          </table:table-cell>
          <table:table-cell table:style-name="ce21" table:formula="of:=IF(OR(EXACT([.B60];&quot;&quot;);[.B60]&lt;=0);&quot;&quot;;IF([.G61]&gt;0;[.G61];MIN([.B60]+[.C61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1]+1" office:value-type="float" office:value="56">
            <text:p>56</text:p>
          </table:table-cell>
          <table:table-cell table:style-name="ce21" table:formula="of:=IF(OR(EXACT([.B61];&quot;&quot;);[.B61]&lt;=0);&quot;&quot;;ROUND([.B61]-[.D62];2))" office:value-type="currency" office:currency="USD" office:value="232899.92">
            <text:p>$232,899.92</text:p>
          </table:table-cell>
          <table:table-cell table:style-name="ce21" table:formula="of:=IF(OR(EXACT([.B61];&quot;&quot;);[.B61]&lt;=0);&quot;&quot;;[.B61]*[.$D$1])" office:value-type="currency" office:currency="USD" office:value="973.920333333333">
            <text:p>$973.92</text:p>
          </table:table-cell>
          <table:table-cell table:style-name="ce21" table:formula="of:=IF(OR(EXACT([.B61];&quot;&quot;);[.B61]&lt;=0);&quot;&quot;;[.E62]-[.C62])" office:value-type="currency" office:currency="USD" office:value="840.957949512478">
            <text:p>$840.96</text:p>
          </table:table-cell>
          <table:table-cell table:style-name="ce21" table:formula="of:=IF(OR(EXACT([.B61];&quot;&quot;);[.B61]&lt;=0);&quot;&quot;;IF([.G62]&gt;0;[.G62];MIN([.B61]+[.C62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2]+1" office:value-type="float" office:value="57">
            <text:p>57</text:p>
          </table:table-cell>
          <table:table-cell table:style-name="ce21" table:formula="of:=IF(OR(EXACT([.B62];&quot;&quot;);[.B62]&lt;=0);&quot;&quot;;ROUND([.B62]-[.D63];2))" office:value-type="currency" office:currency="USD" office:value="232055.46">
            <text:p>$232,055.46</text:p>
          </table:table-cell>
          <table:table-cell table:style-name="ce21" table:formula="of:=IF(OR(EXACT([.B62];&quot;&quot;);[.B62]&lt;=0);&quot;&quot;;[.B62]*[.$D$1])" office:value-type="currency" office:currency="USD" office:value="970.416333333333">
            <text:p>$970.42</text:p>
          </table:table-cell>
          <table:table-cell table:style-name="ce21" table:formula="of:=IF(OR(EXACT([.B62];&quot;&quot;);[.B62]&lt;=0);&quot;&quot;;[.E63]-[.C63])" office:value-type="currency" office:currency="USD" office:value="844.461949512478">
            <text:p>$844.46</text:p>
          </table:table-cell>
          <table:table-cell table:style-name="ce21" table:formula="of:=IF(OR(EXACT([.B62];&quot;&quot;);[.B62]&lt;=0);&quot;&quot;;IF([.G63]&gt;0;[.G63];MIN([.B62]+[.C63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3]+1" office:value-type="float" office:value="58">
            <text:p>58</text:p>
          </table:table-cell>
          <table:table-cell table:style-name="ce21" table:formula="of:=IF(OR(EXACT([.B63];&quot;&quot;);[.B63]&lt;=0);&quot;&quot;;ROUND([.B63]-[.D64];2))" office:value-type="currency" office:currency="USD" office:value="231207.48">
            <text:p>$231,207.48</text:p>
          </table:table-cell>
          <table:table-cell table:style-name="ce21" table:formula="of:=IF(OR(EXACT([.B63];&quot;&quot;);[.B63]&lt;=0);&quot;&quot;;[.B63]*[.$D$1])" office:value-type="currency" office:currency="USD" office:value="966.89775">
            <text:p>$966.90</text:p>
          </table:table-cell>
          <table:table-cell table:style-name="ce21" table:formula="of:=IF(OR(EXACT([.B63];&quot;&quot;);[.B63]&lt;=0);&quot;&quot;;[.E64]-[.C64])" office:value-type="currency" office:currency="USD" office:value="847.980532845812">
            <text:p>$847.98</text:p>
          </table:table-cell>
          <table:table-cell table:style-name="ce21" table:formula="of:=IF(OR(EXACT([.B63];&quot;&quot;);[.B63]&lt;=0);&quot;&quot;;IF([.G64]&gt;0;[.G64];MIN([.B63]+[.C64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4]+1" office:value-type="float" office:value="59">
            <text:p>59</text:p>
          </table:table-cell>
          <table:table-cell table:style-name="ce21" table:formula="of:=IF(OR(EXACT([.B64];&quot;&quot;);[.B64]&lt;=0);&quot;&quot;;ROUND([.B64]-[.D65];2))" office:value-type="currency" office:currency="USD" office:value="230355.97">
            <text:p>$230,355.97</text:p>
          </table:table-cell>
          <table:table-cell table:style-name="ce21" table:formula="of:=IF(OR(EXACT([.B64];&quot;&quot;);[.B64]&lt;=0);&quot;&quot;;[.B64]*[.$D$1])" office:value-type="currency" office:currency="USD" office:value="963.3645">
            <text:p>$963.36</text:p>
          </table:table-cell>
          <table:table-cell table:style-name="ce21" table:formula="of:=IF(OR(EXACT([.B64];&quot;&quot;);[.B64]&lt;=0);&quot;&quot;;[.E65]-[.C65])" office:value-type="currency" office:currency="USD" office:value="851.513782845812">
            <text:p>$851.51</text:p>
          </table:table-cell>
          <table:table-cell table:style-name="ce21" table:formula="of:=IF(OR(EXACT([.B64];&quot;&quot;);[.B64]&lt;=0);&quot;&quot;;IF([.G65]&gt;0;[.G65];MIN([.B64]+[.C65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65]+1" office:value-type="float" office:value="60">
            <text:p>60</text:p>
          </table:table-cell>
          <table:table-cell table:style-name="ce22" table:formula="of:=IF(OR(EXACT([.B65];&quot;&quot;);[.B65]&lt;=0);&quot;&quot;;ROUND([.B65]-[.D66];2))" office:value-type="currency" office:currency="USD" office:value="229500.91">
            <text:p>$229,500.91</text:p>
          </table:table-cell>
          <table:table-cell table:style-name="ce22" table:formula="of:=IF(OR(EXACT([.B65];&quot;&quot;);[.B65]&lt;=0);&quot;&quot;;[.B65]*[.$D$1])" office:value-type="currency" office:currency="USD" office:value="959.816541666667">
            <text:p>$959.82</text:p>
          </table:table-cell>
          <table:table-cell table:style-name="ce22" table:formula="of:=IF(OR(EXACT([.B65];&quot;&quot;);[.B65]&lt;=0);&quot;&quot;;[.E66]-[.C66])" office:value-type="currency" office:currency="USD" office:value="855.061741179145">
            <text:p>$855.06</text:p>
          </table:table-cell>
          <table:table-cell table:style-name="ce22" table:formula="of:=IF(OR(EXACT([.B65];&quot;&quot;);[.B65]&lt;=0);&quot;&quot;;IF([.G66]&gt;0;[.G66];MIN([.B65]+[.C66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5">
            <text:p>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6]+1" office:value-type="float" office:value="61">
            <text:p>61</text:p>
          </table:table-cell>
          <table:table-cell table:style-name="ce21" table:formula="of:=IF(OR(EXACT([.B66];&quot;&quot;);[.B66]&lt;=0);&quot;&quot;;ROUND([.B66]-[.D67];2))" office:value-type="currency" office:currency="USD" office:value="228642.29">
            <text:p>$228,642.29</text:p>
          </table:table-cell>
          <table:table-cell table:style-name="ce21" table:formula="of:=IF(OR(EXACT([.B66];&quot;&quot;);[.B66]&lt;=0);&quot;&quot;;[.B66]*[.$D$1])" office:value-type="currency" office:currency="USD" office:value="956.253791666667">
            <text:p>$956.25</text:p>
          </table:table-cell>
          <table:table-cell table:style-name="ce21" table:formula="of:=IF(OR(EXACT([.B66];&quot;&quot;);[.B66]&lt;=0);&quot;&quot;;[.E67]-[.C67])" office:value-type="currency" office:currency="USD" office:value="858.624491179145">
            <text:p>$858.62</text:p>
          </table:table-cell>
          <table:table-cell table:style-name="ce21" table:formula="of:=IF(OR(EXACT([.B66];&quot;&quot;);[.B66]&lt;=0);&quot;&quot;;IF([.G67]&gt;0;[.G67];MIN([.B66]+[.C67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7]+1" office:value-type="float" office:value="62">
            <text:p>62</text:p>
          </table:table-cell>
          <table:table-cell table:style-name="ce21" table:formula="of:=IF(OR(EXACT([.B67];&quot;&quot;);[.B67]&lt;=0);&quot;&quot;;ROUND([.B67]-[.D68];2))" office:value-type="currency" office:currency="USD" office:value="227780.09">
            <text:p>$227,780.09</text:p>
          </table:table-cell>
          <table:table-cell table:style-name="ce21" table:formula="of:=IF(OR(EXACT([.B67];&quot;&quot;);[.B67]&lt;=0);&quot;&quot;;[.B67]*[.$D$1])" office:value-type="currency" office:currency="USD" office:value="952.676208333333">
            <text:p>$952.68</text:p>
          </table:table-cell>
          <table:table-cell table:style-name="ce21" table:formula="of:=IF(OR(EXACT([.B67];&quot;&quot;);[.B67]&lt;=0);&quot;&quot;;[.E68]-[.C68])" office:value-type="currency" office:currency="USD" office:value="862.202074512478">
            <text:p>$862.20</text:p>
          </table:table-cell>
          <table:table-cell table:style-name="ce21" table:formula="of:=IF(OR(EXACT([.B67];&quot;&quot;);[.B67]&lt;=0);&quot;&quot;;IF([.G68]&gt;0;[.G68];MIN([.B67]+[.C68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8]+1" office:value-type="float" office:value="63">
            <text:p>63</text:p>
          </table:table-cell>
          <table:table-cell table:style-name="ce21" table:formula="of:=IF(OR(EXACT([.B68];&quot;&quot;);[.B68]&lt;=0);&quot;&quot;;ROUND([.B68]-[.D69];2))" office:value-type="currency" office:currency="USD" office:value="226914.3">
            <text:p>$226,914.30</text:p>
          </table:table-cell>
          <table:table-cell table:style-name="ce21" table:formula="of:=IF(OR(EXACT([.B68];&quot;&quot;);[.B68]&lt;=0);&quot;&quot;;[.B68]*[.$D$1])" office:value-type="currency" office:currency="USD" office:value="949.083708333333">
            <text:p>$949.08</text:p>
          </table:table-cell>
          <table:table-cell table:style-name="ce21" table:formula="of:=IF(OR(EXACT([.B68];&quot;&quot;);[.B68]&lt;=0);&quot;&quot;;[.E69]-[.C69])" office:value-type="currency" office:currency="USD" office:value="865.794574512478">
            <text:p>$865.79</text:p>
          </table:table-cell>
          <table:table-cell table:style-name="ce21" table:formula="of:=IF(OR(EXACT([.B68];&quot;&quot;);[.B68]&lt;=0);&quot;&quot;;IF([.G69]&gt;0;[.G69];MIN([.B68]+[.C69];IF([.$J$5]&gt;0;[.$J$5];[.$D$3]))))" office:value-type="currency" office:currency="USD" office:value="1814.87828284581">
            <text:p>$1,814.88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9]+1" office:value-type="float" office:value="64">
            <text:p>64</text:p>
          </table:table-cell>
          <table:table-cell table:style-name="ce21" table:formula="of:=IF(OR(EXACT([.B69];&quot;&quot;);[.B69]&lt;=0);&quot;&quot;;ROUND([.B69]-[.D70];2))" office:value-type="currency" office:currency="USD" office:value="226044.9">
            <text:p>$226,044.90</text:p>
          </table:table-cell>
          <table:table-cell table:style-name="ce21" table:formula="of:=IF(OR(EXACT([.B69];&quot;&quot;);[.B69]&lt;=0);&quot;&quot;;[.B69]*[.$D$1])" office:value-type="currency" office:currency="USD" office:value="945.47625">
            <text:p>$945.48</text:p>
          </table:table-cell>
          <table:table-cell table:style-name="ce21" table:formula="of:=IF(OR(EXACT([.B69];&quot;&quot;);[.B69]&lt;=0);&quot;&quot;;[.E70]-[.C70])" office:value-type="currency" office:currency="USD" office:value="869.402032845812">
            <text:p>$869.40</text:p>
          </table:table-cell>
          <table:table-cell table:style-name="ce21" table:formula="of:=IF(OR(EXACT([.B69];&quot;&quot;);[.B69]&lt;=0);&quot;&quot;;IF([.G70]&gt;0;[.G70];MIN([.B69]+[.C7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0]+1" office:value-type="float" office:value="65">
            <text:p>65</text:p>
          </table:table-cell>
          <table:table-cell table:style-name="ce21" table:formula="of:=IF(OR(EXACT([.B70];&quot;&quot;);[.B70]&lt;=0);&quot;&quot;;ROUND([.B70]-[.D71];2))" office:value-type="currency" office:currency="USD" office:value="225171.88">
            <text:p>$225,171.88</text:p>
          </table:table-cell>
          <table:table-cell table:style-name="ce21" table:formula="of:=IF(OR(EXACT([.B70];&quot;&quot;);[.B70]&lt;=0);&quot;&quot;;[.B70]*[.$D$1])" office:value-type="currency" office:currency="USD" office:value="941.85375">
            <text:p>$941.85</text:p>
          </table:table-cell>
          <table:table-cell table:style-name="ce21" table:formula="of:=IF(OR(EXACT([.B70];&quot;&quot;);[.B70]&lt;=0);&quot;&quot;;[.E71]-[.C71])" office:value-type="currency" office:currency="USD" office:value="873.024532845812">
            <text:p>$873.02</text:p>
          </table:table-cell>
          <table:table-cell table:style-name="ce21" table:formula="of:=IF(OR(EXACT([.B70];&quot;&quot;);[.B70]&lt;=0);&quot;&quot;;IF([.G71]&gt;0;[.G71];MIN([.B70]+[.C7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1]+1" office:value-type="float" office:value="66">
            <text:p>66</text:p>
          </table:table-cell>
          <table:table-cell table:style-name="ce21" table:formula="of:=IF(OR(EXACT([.B71];&quot;&quot;);[.B71]&lt;=0);&quot;&quot;;ROUND([.B71]-[.D72];2))" office:value-type="currency" office:currency="USD" office:value="224295.22">
            <text:p>$224,295.22</text:p>
          </table:table-cell>
          <table:table-cell table:style-name="ce21" table:formula="of:=IF(OR(EXACT([.B71];&quot;&quot;);[.B71]&lt;=0);&quot;&quot;;[.B71]*[.$D$1])" office:value-type="currency" office:currency="USD" office:value="938.216166666667">
            <text:p>$938.22</text:p>
          </table:table-cell>
          <table:table-cell table:style-name="ce21" table:formula="of:=IF(OR(EXACT([.B71];&quot;&quot;);[.B71]&lt;=0);&quot;&quot;;[.E72]-[.C72])" office:value-type="currency" office:currency="USD" office:value="876.662116179145">
            <text:p>$876.66</text:p>
          </table:table-cell>
          <table:table-cell table:style-name="ce21" table:formula="of:=IF(OR(EXACT([.B71];&quot;&quot;);[.B71]&lt;=0);&quot;&quot;;IF([.G72]&gt;0;[.G72];MIN([.B71]+[.C7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2]+1" office:value-type="float" office:value="67">
            <text:p>67</text:p>
          </table:table-cell>
          <table:table-cell table:style-name="ce21" table:formula="of:=IF(OR(EXACT([.B72];&quot;&quot;);[.B72]&lt;=0);&quot;&quot;;ROUND([.B72]-[.D73];2))" office:value-type="currency" office:currency="USD" office:value="223414.91">
            <text:p>$223,414.91</text:p>
          </table:table-cell>
          <table:table-cell table:style-name="ce21" table:formula="of:=IF(OR(EXACT([.B72];&quot;&quot;);[.B72]&lt;=0);&quot;&quot;;[.B72]*[.$D$1])" office:value-type="currency" office:currency="USD" office:value="934.563416666667">
            <text:p>$934.56</text:p>
          </table:table-cell>
          <table:table-cell table:style-name="ce21" table:formula="of:=IF(OR(EXACT([.B72];&quot;&quot;);[.B72]&lt;=0);&quot;&quot;;[.E73]-[.C73])" office:value-type="currency" office:currency="USD" office:value="880.314866179145">
            <text:p>$880.31</text:p>
          </table:table-cell>
          <table:table-cell table:style-name="ce21" table:formula="of:=IF(OR(EXACT([.B72];&quot;&quot;);[.B72]&lt;=0);&quot;&quot;;IF([.G73]&gt;0;[.G73];MIN([.B72]+[.C7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3]+1" office:value-type="float" office:value="68">
            <text:p>68</text:p>
          </table:table-cell>
          <table:table-cell table:style-name="ce21" table:formula="of:=IF(OR(EXACT([.B73];&quot;&quot;);[.B73]&lt;=0);&quot;&quot;;ROUND([.B73]-[.D74];2))" office:value-type="currency" office:currency="USD" office:value="222530.93">
            <text:p>$222,530.93</text:p>
          </table:table-cell>
          <table:table-cell table:style-name="ce21" table:formula="of:=IF(OR(EXACT([.B73];&quot;&quot;);[.B73]&lt;=0);&quot;&quot;;[.B73]*[.$D$1])" office:value-type="currency" office:currency="USD" office:value="930.895458333333">
            <text:p>$930.90</text:p>
          </table:table-cell>
          <table:table-cell table:style-name="ce21" table:formula="of:=IF(OR(EXACT([.B73];&quot;&quot;);[.B73]&lt;=0);&quot;&quot;;[.E74]-[.C74])" office:value-type="currency" office:currency="USD" office:value="883.982824512478">
            <text:p>$883.98</text:p>
          </table:table-cell>
          <table:table-cell table:style-name="ce21" table:formula="of:=IF(OR(EXACT([.B73];&quot;&quot;);[.B73]&lt;=0);&quot;&quot;;IF([.G74]&gt;0;[.G74];MIN([.B73]+[.C7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4]+1" office:value-type="float" office:value="69">
            <text:p>69</text:p>
          </table:table-cell>
          <table:table-cell table:style-name="ce21" table:formula="of:=IF(OR(EXACT([.B74];&quot;&quot;);[.B74]&lt;=0);&quot;&quot;;ROUND([.B74]-[.D75];2))" office:value-type="currency" office:currency="USD" office:value="221643.26">
            <text:p>$221,643.26</text:p>
          </table:table-cell>
          <table:table-cell table:style-name="ce21" table:formula="of:=IF(OR(EXACT([.B74];&quot;&quot;);[.B74]&lt;=0);&quot;&quot;;[.B74]*[.$D$1])" office:value-type="currency" office:currency="USD" office:value="927.212208333333">
            <text:p>$927.21</text:p>
          </table:table-cell>
          <table:table-cell table:style-name="ce21" table:formula="of:=IF(OR(EXACT([.B74];&quot;&quot;);[.B74]&lt;=0);&quot;&quot;;[.E75]-[.C75])" office:value-type="currency" office:currency="USD" office:value="887.666074512478">
            <text:p>$887.67</text:p>
          </table:table-cell>
          <table:table-cell table:style-name="ce21" table:formula="of:=IF(OR(EXACT([.B74];&quot;&quot;);[.B74]&lt;=0);&quot;&quot;;IF([.G75]&gt;0;[.G75];MIN([.B74]+[.C7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5]+1" office:value-type="float" office:value="70">
            <text:p>70</text:p>
          </table:table-cell>
          <table:table-cell table:style-name="ce21" table:formula="of:=IF(OR(EXACT([.B75];&quot;&quot;);[.B75]&lt;=0);&quot;&quot;;ROUND([.B75]-[.D76];2))" office:value-type="currency" office:currency="USD" office:value="220751.9">
            <text:p>$220,751.90</text:p>
          </table:table-cell>
          <table:table-cell table:style-name="ce21" table:formula="of:=IF(OR(EXACT([.B75];&quot;&quot;);[.B75]&lt;=0);&quot;&quot;;[.B75]*[.$D$1])" office:value-type="currency" office:currency="USD" office:value="923.513583333333">
            <text:p>$923.51</text:p>
          </table:table-cell>
          <table:table-cell table:style-name="ce21" table:formula="of:=IF(OR(EXACT([.B75];&quot;&quot;);[.B75]&lt;=0);&quot;&quot;;[.E76]-[.C76])" office:value-type="currency" office:currency="USD" office:value="891.364699512478">
            <text:p>$891.36</text:p>
          </table:table-cell>
          <table:table-cell table:style-name="ce21" table:formula="of:=IF(OR(EXACT([.B75];&quot;&quot;);[.B75]&lt;=0);&quot;&quot;;IF([.G76]&gt;0;[.G76];MIN([.B75]+[.C7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6]+1" office:value-type="float" office:value="71">
            <text:p>71</text:p>
          </table:table-cell>
          <table:table-cell table:style-name="ce21" table:formula="of:=IF(OR(EXACT([.B76];&quot;&quot;);[.B76]&lt;=0);&quot;&quot;;ROUND([.B76]-[.D77];2))" office:value-type="currency" office:currency="USD" office:value="219856.82">
            <text:p>$219,856.82</text:p>
          </table:table-cell>
          <table:table-cell table:style-name="ce21" table:formula="of:=IF(OR(EXACT([.B76];&quot;&quot;);[.B76]&lt;=0);&quot;&quot;;[.B76]*[.$D$1])" office:value-type="currency" office:currency="USD" office:value="919.799583333333">
            <text:p>$919.80</text:p>
          </table:table-cell>
          <table:table-cell table:style-name="ce21" table:formula="of:=IF(OR(EXACT([.B76];&quot;&quot;);[.B76]&lt;=0);&quot;&quot;;[.E77]-[.C77])" office:value-type="currency" office:currency="USD" office:value="895.078699512478">
            <text:p>$895.08</text:p>
          </table:table-cell>
          <table:table-cell table:style-name="ce21" table:formula="of:=IF(OR(EXACT([.B76];&quot;&quot;);[.B76]&lt;=0);&quot;&quot;;IF([.G77]&gt;0;[.G77];MIN([.B76]+[.C7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77]+1" office:value-type="float" office:value="72">
            <text:p>72</text:p>
          </table:table-cell>
          <table:table-cell table:style-name="ce22" table:formula="of:=IF(OR(EXACT([.B77];&quot;&quot;);[.B77]&lt;=0);&quot;&quot;;ROUND([.B77]-[.D78];2))" office:value-type="currency" office:currency="USD" office:value="218958.01">
            <text:p>$218,958.01</text:p>
          </table:table-cell>
          <table:table-cell table:style-name="ce22" table:formula="of:=IF(OR(EXACT([.B77];&quot;&quot;);[.B77]&lt;=0);&quot;&quot;;[.B77]*[.$D$1])" office:value-type="currency" office:currency="USD" office:value="916.070083333333">
            <text:p>$916.07</text:p>
          </table:table-cell>
          <table:table-cell table:style-name="ce22" table:formula="of:=IF(OR(EXACT([.B77];&quot;&quot;);[.B77]&lt;=0);&quot;&quot;;[.E78]-[.C78])" office:value-type="currency" office:currency="USD" office:value="898.808199512478">
            <text:p>$898.81</text:p>
          </table:table-cell>
          <table:table-cell table:style-name="ce22" table:formula="of:=IF(OR(EXACT([.B77];&quot;&quot;);[.B77]&lt;=0);&quot;&quot;;IF([.G78]&gt;0;[.G78];MIN([.B77]+[.C78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6">
            <text:p>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8]+1" office:value-type="float" office:value="73">
            <text:p>73</text:p>
          </table:table-cell>
          <table:table-cell table:style-name="ce21" table:formula="of:=IF(OR(EXACT([.B78];&quot;&quot;);[.B78]&lt;=0);&quot;&quot;;ROUND([.B78]-[.D79];2))" office:value-type="currency" office:currency="USD" office:value="218055.46">
            <text:p>$218,055.46</text:p>
          </table:table-cell>
          <table:table-cell table:style-name="ce21" table:formula="of:=IF(OR(EXACT([.B78];&quot;&quot;);[.B78]&lt;=0);&quot;&quot;;[.B78]*[.$D$1])" office:value-type="currency" office:currency="USD" office:value="912.325041666667">
            <text:p>$912.33</text:p>
          </table:table-cell>
          <table:table-cell table:style-name="ce21" table:formula="of:=IF(OR(EXACT([.B78];&quot;&quot;);[.B78]&lt;=0);&quot;&quot;;[.E79]-[.C79])" office:value-type="currency" office:currency="USD" office:value="902.553241179145">
            <text:p>$902.55</text:p>
          </table:table-cell>
          <table:table-cell table:style-name="ce21" table:formula="of:=IF(OR(EXACT([.B78];&quot;&quot;);[.B78]&lt;=0);&quot;&quot;;IF([.G79]&gt;0;[.G79];MIN([.B78]+[.C7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9]+1" office:value-type="float" office:value="74">
            <text:p>74</text:p>
          </table:table-cell>
          <table:table-cell table:style-name="ce21" table:formula="of:=IF(OR(EXACT([.B79];&quot;&quot;);[.B79]&lt;=0);&quot;&quot;;ROUND([.B79]-[.D80];2))" office:value-type="currency" office:currency="USD" office:value="217149.15">
            <text:p>$217,149.15</text:p>
          </table:table-cell>
          <table:table-cell table:style-name="ce21" table:formula="of:=IF(OR(EXACT([.B79];&quot;&quot;);[.B79]&lt;=0);&quot;&quot;;[.B79]*[.$D$1])" office:value-type="currency" office:currency="USD" office:value="908.564416666667">
            <text:p>$908.56</text:p>
          </table:table-cell>
          <table:table-cell table:style-name="ce21" table:formula="of:=IF(OR(EXACT([.B79];&quot;&quot;);[.B79]&lt;=0);&quot;&quot;;[.E80]-[.C80])" office:value-type="currency" office:currency="USD" office:value="906.313866179145">
            <text:p>$906.31</text:p>
          </table:table-cell>
          <table:table-cell table:style-name="ce21" table:formula="of:=IF(OR(EXACT([.B79];&quot;&quot;);[.B79]&lt;=0);&quot;&quot;;IF([.G80]&gt;0;[.G80];MIN([.B79]+[.C8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0]+1" office:value-type="float" office:value="75">
            <text:p>75</text:p>
          </table:table-cell>
          <table:table-cell table:style-name="ce21" table:formula="of:=IF(OR(EXACT([.B80];&quot;&quot;);[.B80]&lt;=0);&quot;&quot;;ROUND([.B80]-[.D81];2))" office:value-type="currency" office:currency="USD" office:value="216239.06">
            <text:p>$216,239.06</text:p>
          </table:table-cell>
          <table:table-cell table:style-name="ce21" table:formula="of:=IF(OR(EXACT([.B80];&quot;&quot;);[.B80]&lt;=0);&quot;&quot;;[.B80]*[.$D$1])" office:value-type="currency" office:currency="USD" office:value="904.788125">
            <text:p>$904.79</text:p>
          </table:table-cell>
          <table:table-cell table:style-name="ce21" table:formula="of:=IF(OR(EXACT([.B80];&quot;&quot;);[.B80]&lt;=0);&quot;&quot;;[.E81]-[.C81])" office:value-type="currency" office:currency="USD" office:value="910.090157845812">
            <text:p>$910.09</text:p>
          </table:table-cell>
          <table:table-cell table:style-name="ce21" table:formula="of:=IF(OR(EXACT([.B80];&quot;&quot;);[.B80]&lt;=0);&quot;&quot;;IF([.G81]&gt;0;[.G81];MIN([.B80]+[.C8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1]+1" office:value-type="float" office:value="76">
            <text:p>76</text:p>
          </table:table-cell>
          <table:table-cell table:style-name="ce21" table:formula="of:=IF(OR(EXACT([.B81];&quot;&quot;);[.B81]&lt;=0);&quot;&quot;;ROUND([.B81]-[.D82];2))" office:value-type="currency" office:currency="USD" office:value="215325.18">
            <text:p>$215,325.18</text:p>
          </table:table-cell>
          <table:table-cell table:style-name="ce21" table:formula="of:=IF(OR(EXACT([.B81];&quot;&quot;);[.B81]&lt;=0);&quot;&quot;;[.B81]*[.$D$1])" office:value-type="currency" office:currency="USD" office:value="900.996083333333">
            <text:p>$901.00</text:p>
          </table:table-cell>
          <table:table-cell table:style-name="ce21" table:formula="of:=IF(OR(EXACT([.B81];&quot;&quot;);[.B81]&lt;=0);&quot;&quot;;[.E82]-[.C82])" office:value-type="currency" office:currency="USD" office:value="913.882199512478">
            <text:p>$913.88</text:p>
          </table:table-cell>
          <table:table-cell table:style-name="ce21" table:formula="of:=IF(OR(EXACT([.B81];&quot;&quot;);[.B81]&lt;=0);&quot;&quot;;IF([.G82]&gt;0;[.G82];MIN([.B81]+[.C8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2]+1" office:value-type="float" office:value="77">
            <text:p>77</text:p>
          </table:table-cell>
          <table:table-cell table:style-name="ce21" table:formula="of:=IF(OR(EXACT([.B82];&quot;&quot;);[.B82]&lt;=0);&quot;&quot;;ROUND([.B82]-[.D83];2))" office:value-type="currency" office:currency="USD" office:value="214407.49">
            <text:p>$214,407.49</text:p>
          </table:table-cell>
          <table:table-cell table:style-name="ce21" table:formula="of:=IF(OR(EXACT([.B82];&quot;&quot;);[.B82]&lt;=0);&quot;&quot;;[.B82]*[.$D$1])" office:value-type="currency" office:currency="USD" office:value="897.18825">
            <text:p>$897.19</text:p>
          </table:table-cell>
          <table:table-cell table:style-name="ce21" table:formula="of:=IF(OR(EXACT([.B82];&quot;&quot;);[.B82]&lt;=0);&quot;&quot;;[.E83]-[.C83])" office:value-type="currency" office:currency="USD" office:value="917.690032845812">
            <text:p>$917.69</text:p>
          </table:table-cell>
          <table:table-cell table:style-name="ce21" table:formula="of:=IF(OR(EXACT([.B82];&quot;&quot;);[.B82]&lt;=0);&quot;&quot;;IF([.G83]&gt;0;[.G83];MIN([.B82]+[.C8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3]+1" office:value-type="float" office:value="78">
            <text:p>78</text:p>
          </table:table-cell>
          <table:table-cell table:style-name="ce21" table:formula="of:=IF(OR(EXACT([.B83];&quot;&quot;);[.B83]&lt;=0);&quot;&quot;;ROUND([.B83]-[.D84];2))" office:value-type="currency" office:currency="USD" office:value="213485.98">
            <text:p>$213,485.98</text:p>
          </table:table-cell>
          <table:table-cell table:style-name="ce21" table:formula="of:=IF(OR(EXACT([.B83];&quot;&quot;);[.B83]&lt;=0);&quot;&quot;;[.B83]*[.$D$1])" office:value-type="currency" office:currency="USD" office:value="893.364541666667">
            <text:p>$893.36</text:p>
          </table:table-cell>
          <table:table-cell table:style-name="ce21" table:formula="of:=IF(OR(EXACT([.B83];&quot;&quot;);[.B83]&lt;=0);&quot;&quot;;[.E84]-[.C84])" office:value-type="currency" office:currency="USD" office:value="921.513741179145">
            <text:p>$921.51</text:p>
          </table:table-cell>
          <table:table-cell table:style-name="ce21" table:formula="of:=IF(OR(EXACT([.B83];&quot;&quot;);[.B83]&lt;=0);&quot;&quot;;IF([.G84]&gt;0;[.G84];MIN([.B83]+[.C8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4]+1" office:value-type="float" office:value="79">
            <text:p>79</text:p>
          </table:table-cell>
          <table:table-cell table:style-name="ce21" table:formula="of:=IF(OR(EXACT([.B84];&quot;&quot;);[.B84]&lt;=0);&quot;&quot;;ROUND([.B84]-[.D85];2))" office:value-type="currency" office:currency="USD" office:value="212560.63">
            <text:p>$212,560.63</text:p>
          </table:table-cell>
          <table:table-cell table:style-name="ce21" table:formula="of:=IF(OR(EXACT([.B84];&quot;&quot;);[.B84]&lt;=0);&quot;&quot;;[.B84]*[.$D$1])" office:value-type="currency" office:currency="USD" office:value="889.524916666667">
            <text:p>$889.52</text:p>
          </table:table-cell>
          <table:table-cell table:style-name="ce21" table:formula="of:=IF(OR(EXACT([.B84];&quot;&quot;);[.B84]&lt;=0);&quot;&quot;;[.E85]-[.C85])" office:value-type="currency" office:currency="USD" office:value="925.353366179145">
            <text:p>$925.35</text:p>
          </table:table-cell>
          <table:table-cell table:style-name="ce21" table:formula="of:=IF(OR(EXACT([.B84];&quot;&quot;);[.B84]&lt;=0);&quot;&quot;;IF([.G85]&gt;0;[.G85];MIN([.B84]+[.C8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5]+1" office:value-type="float" office:value="80">
            <text:p>80</text:p>
          </table:table-cell>
          <table:table-cell table:style-name="ce21" table:formula="of:=IF(OR(EXACT([.B85];&quot;&quot;);[.B85]&lt;=0);&quot;&quot;;ROUND([.B85]-[.D86];2))" office:value-type="currency" office:currency="USD" office:value="211631.42">
            <text:p>$211,631.42</text:p>
          </table:table-cell>
          <table:table-cell table:style-name="ce21" table:formula="of:=IF(OR(EXACT([.B85];&quot;&quot;);[.B85]&lt;=0);&quot;&quot;;[.B85]*[.$D$1])" office:value-type="currency" office:currency="USD" office:value="885.669291666667">
            <text:p>$885.67</text:p>
          </table:table-cell>
          <table:table-cell table:style-name="ce21" table:formula="of:=IF(OR(EXACT([.B85];&quot;&quot;);[.B85]&lt;=0);&quot;&quot;;[.E86]-[.C86])" office:value-type="currency" office:currency="USD" office:value="929.208991179145">
            <text:p>$929.21</text:p>
          </table:table-cell>
          <table:table-cell table:style-name="ce21" table:formula="of:=IF(OR(EXACT([.B85];&quot;&quot;);[.B85]&lt;=0);&quot;&quot;;IF([.G86]&gt;0;[.G86];MIN([.B85]+[.C8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6]+1" office:value-type="float" office:value="81">
            <text:p>81</text:p>
          </table:table-cell>
          <table:table-cell table:style-name="ce21" table:formula="of:=IF(OR(EXACT([.B86];&quot;&quot;);[.B86]&lt;=0);&quot;&quot;;ROUND([.B86]-[.D87];2))" office:value-type="currency" office:currency="USD" office:value="210698.34">
            <text:p>$210,698.34</text:p>
          </table:table-cell>
          <table:table-cell table:style-name="ce21" table:formula="of:=IF(OR(EXACT([.B86];&quot;&quot;);[.B86]&lt;=0);&quot;&quot;;[.B86]*[.$D$1])" office:value-type="currency" office:currency="USD" office:value="881.797583333333">
            <text:p>$881.80</text:p>
          </table:table-cell>
          <table:table-cell table:style-name="ce21" table:formula="of:=IF(OR(EXACT([.B86];&quot;&quot;);[.B86]&lt;=0);&quot;&quot;;[.E87]-[.C87])" office:value-type="currency" office:currency="USD" office:value="933.080699512478">
            <text:p>$933.08</text:p>
          </table:table-cell>
          <table:table-cell table:style-name="ce21" table:formula="of:=IF(OR(EXACT([.B86];&quot;&quot;);[.B86]&lt;=0);&quot;&quot;;IF([.G87]&gt;0;[.G87];MIN([.B86]+[.C8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7]+1" office:value-type="float" office:value="82">
            <text:p>82</text:p>
          </table:table-cell>
          <table:table-cell table:style-name="ce21" table:formula="of:=IF(OR(EXACT([.B87];&quot;&quot;);[.B87]&lt;=0);&quot;&quot;;ROUND([.B87]-[.D88];2))" office:value-type="currency" office:currency="USD" office:value="209761.37">
            <text:p>$209,761.37</text:p>
          </table:table-cell>
          <table:table-cell table:style-name="ce21" table:formula="of:=IF(OR(EXACT([.B87];&quot;&quot;);[.B87]&lt;=0);&quot;&quot;;[.B87]*[.$D$1])" office:value-type="currency" office:currency="USD" office:value="877.90975">
            <text:p>$877.91</text:p>
          </table:table-cell>
          <table:table-cell table:style-name="ce21" table:formula="of:=IF(OR(EXACT([.B87];&quot;&quot;);[.B87]&lt;=0);&quot;&quot;;[.E88]-[.C88])" office:value-type="currency" office:currency="USD" office:value="936.968532845812">
            <text:p>$936.97</text:p>
          </table:table-cell>
          <table:table-cell table:style-name="ce21" table:formula="of:=IF(OR(EXACT([.B87];&quot;&quot;);[.B87]&lt;=0);&quot;&quot;;IF([.G88]&gt;0;[.G88];MIN([.B87]+[.C8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8]+1" office:value-type="float" office:value="83">
            <text:p>83</text:p>
          </table:table-cell>
          <table:table-cell table:style-name="ce21" table:formula="of:=IF(OR(EXACT([.B88];&quot;&quot;);[.B88]&lt;=0);&quot;&quot;;ROUND([.B88]-[.D89];2))" office:value-type="currency" office:currency="USD" office:value="208820.5">
            <text:p>$208,820.50</text:p>
          </table:table-cell>
          <table:table-cell table:style-name="ce21" table:formula="of:=IF(OR(EXACT([.B88];&quot;&quot;);[.B88]&lt;=0);&quot;&quot;;[.B88]*[.$D$1])" office:value-type="currency" office:currency="USD" office:value="874.005708333333">
            <text:p>$874.01</text:p>
          </table:table-cell>
          <table:table-cell table:style-name="ce21" table:formula="of:=IF(OR(EXACT([.B88];&quot;&quot;);[.B88]&lt;=0);&quot;&quot;;[.E89]-[.C89])" office:value-type="currency" office:currency="USD" office:value="940.872574512478">
            <text:p>$940.87</text:p>
          </table:table-cell>
          <table:table-cell table:style-name="ce21" table:formula="of:=IF(OR(EXACT([.B88];&quot;&quot;);[.B88]&lt;=0);&quot;&quot;;IF([.G89]&gt;0;[.G89];MIN([.B88]+[.C8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89]+1" office:value-type="float" office:value="84">
            <text:p>84</text:p>
          </table:table-cell>
          <table:table-cell table:style-name="ce22" table:formula="of:=IF(OR(EXACT([.B89];&quot;&quot;);[.B89]&lt;=0);&quot;&quot;;ROUND([.B89]-[.D90];2))" office:value-type="currency" office:currency="USD" office:value="207875.71">
            <text:p>$207,875.71</text:p>
          </table:table-cell>
          <table:table-cell table:style-name="ce22" table:formula="of:=IF(OR(EXACT([.B89];&quot;&quot;);[.B89]&lt;=0);&quot;&quot;;[.B89]*[.$D$1])" office:value-type="currency" office:currency="USD" office:value="870.085416666667">
            <text:p>$870.09</text:p>
          </table:table-cell>
          <table:table-cell table:style-name="ce22" table:formula="of:=IF(OR(EXACT([.B89];&quot;&quot;);[.B89]&lt;=0);&quot;&quot;;[.E90]-[.C90])" office:value-type="currency" office:currency="USD" office:value="944.792866179145">
            <text:p>$944.79</text:p>
          </table:table-cell>
          <table:table-cell table:style-name="ce22" table:formula="of:=IF(OR(EXACT([.B89];&quot;&quot;);[.B89]&lt;=0);&quot;&quot;;IF([.G90]&gt;0;[.G90];MIN([.B89]+[.C90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7">
            <text:p>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0]+1" office:value-type="float" office:value="85">
            <text:p>85</text:p>
          </table:table-cell>
          <table:table-cell table:style-name="ce21" table:formula="of:=IF(OR(EXACT([.B90];&quot;&quot;);[.B90]&lt;=0);&quot;&quot;;ROUND([.B90]-[.D91];2))" office:value-type="currency" office:currency="USD" office:value="206926.98">
            <text:p>$206,926.98</text:p>
          </table:table-cell>
          <table:table-cell table:style-name="ce21" table:formula="of:=IF(OR(EXACT([.B90];&quot;&quot;);[.B90]&lt;=0);&quot;&quot;;[.B90]*[.$D$1])" office:value-type="currency" office:currency="USD" office:value="866.148791666667">
            <text:p>$866.15</text:p>
          </table:table-cell>
          <table:table-cell table:style-name="ce21" table:formula="of:=IF(OR(EXACT([.B90];&quot;&quot;);[.B90]&lt;=0);&quot;&quot;;[.E91]-[.C91])" office:value-type="currency" office:currency="USD" office:value="948.729491179145">
            <text:p>$948.73</text:p>
          </table:table-cell>
          <table:table-cell table:style-name="ce21" table:formula="of:=IF(OR(EXACT([.B90];&quot;&quot;);[.B90]&lt;=0);&quot;&quot;;IF([.G91]&gt;0;[.G91];MIN([.B90]+[.C9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1]+1" office:value-type="float" office:value="86">
            <text:p>86</text:p>
          </table:table-cell>
          <table:table-cell table:style-name="ce21" table:formula="of:=IF(OR(EXACT([.B91];&quot;&quot;);[.B91]&lt;=0);&quot;&quot;;ROUND([.B91]-[.D92];2))" office:value-type="currency" office:currency="USD" office:value="205974.3">
            <text:p>$205,974.30</text:p>
          </table:table-cell>
          <table:table-cell table:style-name="ce21" table:formula="of:=IF(OR(EXACT([.B91];&quot;&quot;);[.B91]&lt;=0);&quot;&quot;;[.B91]*[.$D$1])" office:value-type="currency" office:currency="USD" office:value="862.19575">
            <text:p>$862.20</text:p>
          </table:table-cell>
          <table:table-cell table:style-name="ce21" table:formula="of:=IF(OR(EXACT([.B91];&quot;&quot;);[.B91]&lt;=0);&quot;&quot;;[.E92]-[.C92])" office:value-type="currency" office:currency="USD" office:value="952.682532845812">
            <text:p>$952.68</text:p>
          </table:table-cell>
          <table:table-cell table:style-name="ce21" table:formula="of:=IF(OR(EXACT([.B91];&quot;&quot;);[.B91]&lt;=0);&quot;&quot;;IF([.G92]&gt;0;[.G92];MIN([.B91]+[.C9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2]+1" office:value-type="float" office:value="87">
            <text:p>87</text:p>
          </table:table-cell>
          <table:table-cell table:style-name="ce21" table:formula="of:=IF(OR(EXACT([.B92];&quot;&quot;);[.B92]&lt;=0);&quot;&quot;;ROUND([.B92]-[.D93];2))" office:value-type="currency" office:currency="USD" office:value="205017.65">
            <text:p>$205,017.65</text:p>
          </table:table-cell>
          <table:table-cell table:style-name="ce21" table:formula="of:=IF(OR(EXACT([.B92];&quot;&quot;);[.B92]&lt;=0);&quot;&quot;;[.B92]*[.$D$1])" office:value-type="currency" office:currency="USD" office:value="858.22625">
            <text:p>$858.23</text:p>
          </table:table-cell>
          <table:table-cell table:style-name="ce21" table:formula="of:=IF(OR(EXACT([.B92];&quot;&quot;);[.B92]&lt;=0);&quot;&quot;;[.E93]-[.C93])" office:value-type="currency" office:currency="USD" office:value="956.652032845812">
            <text:p>$956.65</text:p>
          </table:table-cell>
          <table:table-cell table:style-name="ce21" table:formula="of:=IF(OR(EXACT([.B92];&quot;&quot;);[.B92]&lt;=0);&quot;&quot;;IF([.G93]&gt;0;[.G93];MIN([.B92]+[.C9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3]+1" office:value-type="float" office:value="88">
            <text:p>88</text:p>
          </table:table-cell>
          <table:table-cell table:style-name="ce21" table:formula="of:=IF(OR(EXACT([.B93];&quot;&quot;);[.B93]&lt;=0);&quot;&quot;;ROUND([.B93]-[.D94];2))" office:value-type="currency" office:currency="USD" office:value="204057.01">
            <text:p>$204,057.01</text:p>
          </table:table-cell>
          <table:table-cell table:style-name="ce21" table:formula="of:=IF(OR(EXACT([.B93];&quot;&quot;);[.B93]&lt;=0);&quot;&quot;;[.B93]*[.$D$1])" office:value-type="currency" office:currency="USD" office:value="854.240208333333">
            <text:p>$854.24</text:p>
          </table:table-cell>
          <table:table-cell table:style-name="ce21" table:formula="of:=IF(OR(EXACT([.B93];&quot;&quot;);[.B93]&lt;=0);&quot;&quot;;[.E94]-[.C94])" office:value-type="currency" office:currency="USD" office:value="960.638074512478">
            <text:p>$960.64</text:p>
          </table:table-cell>
          <table:table-cell table:style-name="ce21" table:formula="of:=IF(OR(EXACT([.B93];&quot;&quot;);[.B93]&lt;=0);&quot;&quot;;IF([.G94]&gt;0;[.G94];MIN([.B93]+[.C9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4]+1" office:value-type="float" office:value="89">
            <text:p>89</text:p>
          </table:table-cell>
          <table:table-cell table:style-name="ce21" table:formula="of:=IF(OR(EXACT([.B94];&quot;&quot;);[.B94]&lt;=0);&quot;&quot;;ROUND([.B94]-[.D95];2))" office:value-type="currency" office:currency="USD" office:value="203092.37">
            <text:p>$203,092.37</text:p>
          </table:table-cell>
          <table:table-cell table:style-name="ce21" table:formula="of:=IF(OR(EXACT([.B94];&quot;&quot;);[.B94]&lt;=0);&quot;&quot;;[.B94]*[.$D$1])" office:value-type="currency" office:currency="USD" office:value="850.237541666667">
            <text:p>$850.24</text:p>
          </table:table-cell>
          <table:table-cell table:style-name="ce21" table:formula="of:=IF(OR(EXACT([.B94];&quot;&quot;);[.B94]&lt;=0);&quot;&quot;;[.E95]-[.C95])" office:value-type="currency" office:currency="USD" office:value="964.640741179145">
            <text:p>$964.64</text:p>
          </table:table-cell>
          <table:table-cell table:style-name="ce21" table:formula="of:=IF(OR(EXACT([.B94];&quot;&quot;);[.B94]&lt;=0);&quot;&quot;;IF([.G95]&gt;0;[.G95];MIN([.B94]+[.C9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5]+1" office:value-type="float" office:value="90">
            <text:p>90</text:p>
          </table:table-cell>
          <table:table-cell table:style-name="ce21" table:formula="of:=IF(OR(EXACT([.B95];&quot;&quot;);[.B95]&lt;=0);&quot;&quot;;ROUND([.B95]-[.D96];2))" office:value-type="currency" office:currency="USD" office:value="202123.71">
            <text:p>$202,123.71</text:p>
          </table:table-cell>
          <table:table-cell table:style-name="ce21" table:formula="of:=IF(OR(EXACT([.B95];&quot;&quot;);[.B95]&lt;=0);&quot;&quot;;[.B95]*[.$D$1])" office:value-type="currency" office:currency="USD" office:value="846.218208333333">
            <text:p>$846.22</text:p>
          </table:table-cell>
          <table:table-cell table:style-name="ce21" table:formula="of:=IF(OR(EXACT([.B95];&quot;&quot;);[.B95]&lt;=0);&quot;&quot;;[.E96]-[.C96])" office:value-type="currency" office:currency="USD" office:value="968.660074512478">
            <text:p>$968.66</text:p>
          </table:table-cell>
          <table:table-cell table:style-name="ce21" table:formula="of:=IF(OR(EXACT([.B95];&quot;&quot;);[.B95]&lt;=0);&quot;&quot;;IF([.G96]&gt;0;[.G96];MIN([.B95]+[.C9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6]+1" office:value-type="float" office:value="91">
            <text:p>91</text:p>
          </table:table-cell>
          <table:table-cell table:style-name="ce21" table:formula="of:=IF(OR(EXACT([.B96];&quot;&quot;);[.B96]&lt;=0);&quot;&quot;;ROUND([.B96]-[.D97];2))" office:value-type="currency" office:currency="USD" office:value="201151.01">
            <text:p>$201,151.01</text:p>
          </table:table-cell>
          <table:table-cell table:style-name="ce21" table:formula="of:=IF(OR(EXACT([.B96];&quot;&quot;);[.B96]&lt;=0);&quot;&quot;;[.B96]*[.$D$1])" office:value-type="currency" office:currency="USD" office:value="842.182125">
            <text:p>$842.18</text:p>
          </table:table-cell>
          <table:table-cell table:style-name="ce21" table:formula="of:=IF(OR(EXACT([.B96];&quot;&quot;);[.B96]&lt;=0);&quot;&quot;;[.E97]-[.C97])" office:value-type="currency" office:currency="USD" office:value="972.696157845812">
            <text:p>$972.70</text:p>
          </table:table-cell>
          <table:table-cell table:style-name="ce21" table:formula="of:=IF(OR(EXACT([.B96];&quot;&quot;);[.B96]&lt;=0);&quot;&quot;;IF([.G97]&gt;0;[.G97];MIN([.B96]+[.C9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7]+1" office:value-type="float" office:value="92">
            <text:p>92</text:p>
          </table:table-cell>
          <table:table-cell table:style-name="ce21" table:formula="of:=IF(OR(EXACT([.B97];&quot;&quot;);[.B97]&lt;=0);&quot;&quot;;ROUND([.B97]-[.D98];2))" office:value-type="currency" office:currency="USD" office:value="200174.26">
            <text:p>$200,174.26</text:p>
          </table:table-cell>
          <table:table-cell table:style-name="ce21" table:formula="of:=IF(OR(EXACT([.B97];&quot;&quot;);[.B97]&lt;=0);&quot;&quot;;[.B97]*[.$D$1])" office:value-type="currency" office:currency="USD" office:value="838.129208333333">
            <text:p>$838.13</text:p>
          </table:table-cell>
          <table:table-cell table:style-name="ce21" table:formula="of:=IF(OR(EXACT([.B97];&quot;&quot;);[.B97]&lt;=0);&quot;&quot;;[.E98]-[.C98])" office:value-type="currency" office:currency="USD" office:value="976.749074512478">
            <text:p>$976.75</text:p>
          </table:table-cell>
          <table:table-cell table:style-name="ce21" table:formula="of:=IF(OR(EXACT([.B97];&quot;&quot;);[.B97]&lt;=0);&quot;&quot;;IF([.G98]&gt;0;[.G98];MIN([.B97]+[.C9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8]+1" office:value-type="float" office:value="93">
            <text:p>93</text:p>
          </table:table-cell>
          <table:table-cell table:style-name="ce21" table:formula="of:=IF(OR(EXACT([.B98];&quot;&quot;);[.B98]&lt;=0);&quot;&quot;;ROUND([.B98]-[.D99];2))" office:value-type="currency" office:currency="USD" office:value="199193.44">
            <text:p>$199,193.44</text:p>
          </table:table-cell>
          <table:table-cell table:style-name="ce21" table:formula="of:=IF(OR(EXACT([.B98];&quot;&quot;);[.B98]&lt;=0);&quot;&quot;;[.B98]*[.$D$1])" office:value-type="currency" office:currency="USD" office:value="834.059416666667">
            <text:p>$834.06</text:p>
          </table:table-cell>
          <table:table-cell table:style-name="ce21" table:formula="of:=IF(OR(EXACT([.B98];&quot;&quot;);[.B98]&lt;=0);&quot;&quot;;[.E99]-[.C99])" office:value-type="currency" office:currency="USD" office:value="980.818866179145">
            <text:p>$980.82</text:p>
          </table:table-cell>
          <table:table-cell table:style-name="ce21" table:formula="of:=IF(OR(EXACT([.B98];&quot;&quot;);[.B98]&lt;=0);&quot;&quot;;IF([.G99]&gt;0;[.G99];MIN([.B98]+[.C9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9]+1" office:value-type="float" office:value="94">
            <text:p>94</text:p>
          </table:table-cell>
          <table:table-cell table:style-name="ce21" table:formula="of:=IF(OR(EXACT([.B99];&quot;&quot;);[.B99]&lt;=0);&quot;&quot;;ROUND([.B99]-[.D100];2))" office:value-type="currency" office:currency="USD" office:value="198208.53">
            <text:p>$198,208.53</text:p>
          </table:table-cell>
          <table:table-cell table:style-name="ce21" table:formula="of:=IF(OR(EXACT([.B99];&quot;&quot;);[.B99]&lt;=0);&quot;&quot;;[.B99]*[.$D$1])" office:value-type="currency" office:currency="USD" office:value="829.972666666667">
            <text:p>$829.97</text:p>
          </table:table-cell>
          <table:table-cell table:style-name="ce21" table:formula="of:=IF(OR(EXACT([.B99];&quot;&quot;);[.B99]&lt;=0);&quot;&quot;;[.E100]-[.C100])" office:value-type="currency" office:currency="USD" office:value="984.905616179145">
            <text:p>$984.91</text:p>
          </table:table-cell>
          <table:table-cell table:style-name="ce21" table:formula="of:=IF(OR(EXACT([.B99];&quot;&quot;);[.B99]&lt;=0);&quot;&quot;;IF([.G100]&gt;0;[.G100];MIN([.B99]+[.C10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0]+1" office:value-type="float" office:value="95">
            <text:p>95</text:p>
          </table:table-cell>
          <table:table-cell table:style-name="ce21" table:formula="of:=IF(OR(EXACT([.B100];&quot;&quot;);[.B100]&lt;=0);&quot;&quot;;ROUND([.B100]-[.D101];2))" office:value-type="currency" office:currency="USD" office:value="197219.52">
            <text:p>$197,219.52</text:p>
          </table:table-cell>
          <table:table-cell table:style-name="ce21" table:formula="of:=IF(OR(EXACT([.B100];&quot;&quot;);[.B100]&lt;=0);&quot;&quot;;[.B100]*[.$D$1])" office:value-type="currency" office:currency="USD" office:value="825.868875">
            <text:p>$825.87</text:p>
          </table:table-cell>
          <table:table-cell table:style-name="ce21" table:formula="of:=IF(OR(EXACT([.B100];&quot;&quot;);[.B100]&lt;=0);&quot;&quot;;[.E101]-[.C101])" office:value-type="currency" office:currency="USD" office:value="989.009407845812">
            <text:p>$989.01</text:p>
          </table:table-cell>
          <table:table-cell table:style-name="ce21" table:formula="of:=IF(OR(EXACT([.B100];&quot;&quot;);[.B100]&lt;=0);&quot;&quot;;IF([.G101]&gt;0;[.G101];MIN([.B100]+[.C10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01]+1" office:value-type="float" office:value="96">
            <text:p>96</text:p>
          </table:table-cell>
          <table:table-cell table:style-name="ce22" table:formula="of:=IF(OR(EXACT([.B101];&quot;&quot;);[.B101]&lt;=0);&quot;&quot;;ROUND([.B101]-[.D102];2))" office:value-type="currency" office:currency="USD" office:value="196226.39">
            <text:p>$196,226.39</text:p>
          </table:table-cell>
          <table:table-cell table:style-name="ce22" table:formula="of:=IF(OR(EXACT([.B101];&quot;&quot;);[.B101]&lt;=0);&quot;&quot;;[.B101]*[.$D$1])" office:value-type="currency" office:currency="USD" office:value="821.748">
            <text:p>$821.75</text:p>
          </table:table-cell>
          <table:table-cell table:style-name="ce22" table:formula="of:=IF(OR(EXACT([.B101];&quot;&quot;);[.B101]&lt;=0);&quot;&quot;;[.E102]-[.C102])" office:value-type="currency" office:currency="USD" office:value="993.130282845812">
            <text:p>$993.13</text:p>
          </table:table-cell>
          <table:table-cell table:style-name="ce22" table:formula="of:=IF(OR(EXACT([.B101];&quot;&quot;);[.B101]&lt;=0);&quot;&quot;;IF([.G102]&gt;0;[.G102];MIN([.B101]+[.C102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8">
            <text:p>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2]+1" office:value-type="float" office:value="97">
            <text:p>97</text:p>
          </table:table-cell>
          <table:table-cell table:style-name="ce21" table:formula="of:=IF(OR(EXACT([.B102];&quot;&quot;);[.B102]&lt;=0);&quot;&quot;;ROUND([.B102]-[.D103];2))" office:value-type="currency" office:currency="USD" office:value="195229.12">
            <text:p>$195,229.12</text:p>
          </table:table-cell>
          <table:table-cell table:style-name="ce21" table:formula="of:=IF(OR(EXACT([.B102];&quot;&quot;);[.B102]&lt;=0);&quot;&quot;;[.B102]*[.$D$1])" office:value-type="currency" office:currency="USD" office:value="817.609958333333">
            <text:p>$817.61</text:p>
          </table:table-cell>
          <table:table-cell table:style-name="ce21" table:formula="of:=IF(OR(EXACT([.B102];&quot;&quot;);[.B102]&lt;=0);&quot;&quot;;[.E103]-[.C103])" office:value-type="currency" office:currency="USD" office:value="997.268324512478">
            <text:p>$997.27</text:p>
          </table:table-cell>
          <table:table-cell table:style-name="ce21" table:formula="of:=IF(OR(EXACT([.B102];&quot;&quot;);[.B102]&lt;=0);&quot;&quot;;IF([.G103]&gt;0;[.G103];MIN([.B102]+[.C10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3]+1" office:value-type="float" office:value="98">
            <text:p>98</text:p>
          </table:table-cell>
          <table:table-cell table:style-name="ce21" table:formula="of:=IF(OR(EXACT([.B103];&quot;&quot;);[.B103]&lt;=0);&quot;&quot;;ROUND([.B103]-[.D104];2))" office:value-type="currency" office:currency="USD" office:value="194227.7">
            <text:p>$194,227.70</text:p>
          </table:table-cell>
          <table:table-cell table:style-name="ce21" table:formula="of:=IF(OR(EXACT([.B103];&quot;&quot;);[.B103]&lt;=0);&quot;&quot;;[.B103]*[.$D$1])" office:value-type="currency" office:currency="USD" office:value="813.454666666667">
            <text:p>$813.45</text:p>
          </table:table-cell>
          <table:table-cell table:style-name="ce21" table:formula="of:=IF(OR(EXACT([.B103];&quot;&quot;);[.B103]&lt;=0);&quot;&quot;;[.E104]-[.C104])" office:value-type="currency" office:currency="USD" office:value="1001.42361617915">
            <text:p>$1,001.42</text:p>
          </table:table-cell>
          <table:table-cell table:style-name="ce21" table:formula="of:=IF(OR(EXACT([.B103];&quot;&quot;);[.B103]&lt;=0);&quot;&quot;;IF([.G104]&gt;0;[.G104];MIN([.B103]+[.C10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4]+1" office:value-type="float" office:value="99">
            <text:p>99</text:p>
          </table:table-cell>
          <table:table-cell table:style-name="ce21" table:formula="of:=IF(OR(EXACT([.B104];&quot;&quot;);[.B104]&lt;=0);&quot;&quot;;ROUND([.B104]-[.D105];2))" office:value-type="currency" office:currency="USD" office:value="193222.1">
            <text:p>$193,222.10</text:p>
          </table:table-cell>
          <table:table-cell table:style-name="ce21" table:formula="of:=IF(OR(EXACT([.B104];&quot;&quot;);[.B104]&lt;=0);&quot;&quot;;[.B104]*[.$D$1])" office:value-type="currency" office:currency="USD" office:value="809.282083333333">
            <text:p>$809.28</text:p>
          </table:table-cell>
          <table:table-cell table:style-name="ce21" table:formula="of:=IF(OR(EXACT([.B104];&quot;&quot;);[.B104]&lt;=0);&quot;&quot;;[.E105]-[.C105])" office:value-type="currency" office:currency="USD" office:value="1005.59619951248">
            <text:p>$1,005.60</text:p>
          </table:table-cell>
          <table:table-cell table:style-name="ce21" table:formula="of:=IF(OR(EXACT([.B104];&quot;&quot;);[.B104]&lt;=0);&quot;&quot;;IF([.G105]&gt;0;[.G105];MIN([.B104]+[.C10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5]+1" office:value-type="float" office:value="100">
            <text:p>100</text:p>
          </table:table-cell>
          <table:table-cell table:style-name="ce21" table:formula="of:=IF(OR(EXACT([.B105];&quot;&quot;);[.B105]&lt;=0);&quot;&quot;;ROUND([.B105]-[.D106];2))" office:value-type="currency" office:currency="USD" office:value="192212.31">
            <text:p>$192,212.31</text:p>
          </table:table-cell>
          <table:table-cell table:style-name="ce21" table:formula="of:=IF(OR(EXACT([.B105];&quot;&quot;);[.B105]&lt;=0);&quot;&quot;;[.B105]*[.$D$1])" office:value-type="currency" office:currency="USD" office:value="805.092083333333">
            <text:p>$805.09</text:p>
          </table:table-cell>
          <table:table-cell table:style-name="ce21" table:formula="of:=IF(OR(EXACT([.B105];&quot;&quot;);[.B105]&lt;=0);&quot;&quot;;[.E106]-[.C106])" office:value-type="currency" office:currency="USD" office:value="1009.78619951248">
            <text:p>$1,009.79</text:p>
          </table:table-cell>
          <table:table-cell table:style-name="ce21" table:formula="of:=IF(OR(EXACT([.B105];&quot;&quot;);[.B105]&lt;=0);&quot;&quot;;IF([.G106]&gt;0;[.G106];MIN([.B105]+[.C10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6]+1" office:value-type="float" office:value="101">
            <text:p>101</text:p>
          </table:table-cell>
          <table:table-cell table:style-name="ce21" table:formula="of:=IF(OR(EXACT([.B106];&quot;&quot;);[.B106]&lt;=0);&quot;&quot;;ROUND([.B106]-[.D107];2))" office:value-type="currency" office:currency="USD" office:value="191198.32">
            <text:p>$191,198.32</text:p>
          </table:table-cell>
          <table:table-cell table:style-name="ce21" table:formula="of:=IF(OR(EXACT([.B106];&quot;&quot;);[.B106]&lt;=0);&quot;&quot;;[.B106]*[.$D$1])" office:value-type="currency" office:currency="USD" office:value="800.884625">
            <text:p>$800.88</text:p>
          </table:table-cell>
          <table:table-cell table:style-name="ce21" table:formula="of:=IF(OR(EXACT([.B106];&quot;&quot;);[.B106]&lt;=0);&quot;&quot;;[.E107]-[.C107])" office:value-type="currency" office:currency="USD" office:value="1013.99365784581">
            <text:p>$1,013.99</text:p>
          </table:table-cell>
          <table:table-cell table:style-name="ce21" table:formula="of:=IF(OR(EXACT([.B106];&quot;&quot;);[.B106]&lt;=0);&quot;&quot;;IF([.G107]&gt;0;[.G107];MIN([.B106]+[.C10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7]+1" office:value-type="float" office:value="102">
            <text:p>102</text:p>
          </table:table-cell>
          <table:table-cell table:style-name="ce21" table:formula="of:=IF(OR(EXACT([.B107];&quot;&quot;);[.B107]&lt;=0);&quot;&quot;;ROUND([.B107]-[.D108];2))" office:value-type="currency" office:currency="USD" office:value="190180.1">
            <text:p>$190,180.10</text:p>
          </table:table-cell>
          <table:table-cell table:style-name="ce21" table:formula="of:=IF(OR(EXACT([.B107];&quot;&quot;);[.B107]&lt;=0);&quot;&quot;;[.B107]*[.$D$1])" office:value-type="currency" office:currency="USD" office:value="796.659666666667">
            <text:p>$796.66</text:p>
          </table:table-cell>
          <table:table-cell table:style-name="ce21" table:formula="of:=IF(OR(EXACT([.B107];&quot;&quot;);[.B107]&lt;=0);&quot;&quot;;[.E108]-[.C108])" office:value-type="currency" office:currency="USD" office:value="1018.21861617914">
            <text:p>$1,018.22</text:p>
          </table:table-cell>
          <table:table-cell table:style-name="ce21" table:formula="of:=IF(OR(EXACT([.B107];&quot;&quot;);[.B107]&lt;=0);&quot;&quot;;IF([.G108]&gt;0;[.G108];MIN([.B107]+[.C10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8]+1" office:value-type="float" office:value="103">
            <text:p>103</text:p>
          </table:table-cell>
          <table:table-cell table:style-name="ce21" table:formula="of:=IF(OR(EXACT([.B108];&quot;&quot;);[.B108]&lt;=0);&quot;&quot;;ROUND([.B108]-[.D109];2))" office:value-type="currency" office:currency="USD" office:value="189157.64">
            <text:p>$189,157.64</text:p>
          </table:table-cell>
          <table:table-cell table:style-name="ce21" table:formula="of:=IF(OR(EXACT([.B108];&quot;&quot;);[.B108]&lt;=0);&quot;&quot;;[.B108]*[.$D$1])" office:value-type="currency" office:currency="USD" office:value="792.417083333333">
            <text:p>$792.42</text:p>
          </table:table-cell>
          <table:table-cell table:style-name="ce21" table:formula="of:=IF(OR(EXACT([.B108];&quot;&quot;);[.B108]&lt;=0);&quot;&quot;;[.E109]-[.C109])" office:value-type="currency" office:currency="USD" office:value="1022.46119951248">
            <text:p>$1,022.46</text:p>
          </table:table-cell>
          <table:table-cell table:style-name="ce21" table:formula="of:=IF(OR(EXACT([.B108];&quot;&quot;);[.B108]&lt;=0);&quot;&quot;;IF([.G109]&gt;0;[.G109];MIN([.B108]+[.C10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9]+1" office:value-type="float" office:value="104">
            <text:p>104</text:p>
          </table:table-cell>
          <table:table-cell table:style-name="ce21" table:formula="of:=IF(OR(EXACT([.B109];&quot;&quot;);[.B109]&lt;=0);&quot;&quot;;ROUND([.B109]-[.D110];2))" office:value-type="currency" office:currency="USD" office:value="188130.92">
            <text:p>$188,130.92</text:p>
          </table:table-cell>
          <table:table-cell table:style-name="ce21" table:formula="of:=IF(OR(EXACT([.B109];&quot;&quot;);[.B109]&lt;=0);&quot;&quot;;[.B109]*[.$D$1])" office:value-type="currency" office:currency="USD" office:value="788.156833333333">
            <text:p>$788.16</text:p>
          </table:table-cell>
          <table:table-cell table:style-name="ce21" table:formula="of:=IF(OR(EXACT([.B109];&quot;&quot;);[.B109]&lt;=0);&quot;&quot;;[.E110]-[.C110])" office:value-type="currency" office:currency="USD" office:value="1026.72144951248">
            <text:p>$1,026.72</text:p>
          </table:table-cell>
          <table:table-cell table:style-name="ce21" table:formula="of:=IF(OR(EXACT([.B109];&quot;&quot;);[.B109]&lt;=0);&quot;&quot;;IF([.G110]&gt;0;[.G110];MIN([.B109]+[.C11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0]+1" office:value-type="float" office:value="105">
            <text:p>105</text:p>
          </table:table-cell>
          <table:table-cell table:style-name="ce21" table:formula="of:=IF(OR(EXACT([.B110];&quot;&quot;);[.B110]&lt;=0);&quot;&quot;;ROUND([.B110]-[.D111];2))" office:value-type="currency" office:currency="USD" office:value="187099.92">
            <text:p>$187,099.92</text:p>
          </table:table-cell>
          <table:table-cell table:style-name="ce21" table:formula="of:=IF(OR(EXACT([.B110];&quot;&quot;);[.B110]&lt;=0);&quot;&quot;;[.B110]*[.$D$1])" office:value-type="currency" office:currency="USD" office:value="783.878833333333">
            <text:p>$783.88</text:p>
          </table:table-cell>
          <table:table-cell table:style-name="ce21" table:formula="of:=IF(OR(EXACT([.B110];&quot;&quot;);[.B110]&lt;=0);&quot;&quot;;[.E111]-[.C111])" office:value-type="currency" office:currency="USD" office:value="1030.99944951248">
            <text:p>$1,031.00</text:p>
          </table:table-cell>
          <table:table-cell table:style-name="ce21" table:formula="of:=IF(OR(EXACT([.B110];&quot;&quot;);[.B110]&lt;=0);&quot;&quot;;IF([.G111]&gt;0;[.G111];MIN([.B110]+[.C11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1]+1" office:value-type="float" office:value="106">
            <text:p>106</text:p>
          </table:table-cell>
          <table:table-cell table:style-name="ce21" table:formula="of:=IF(OR(EXACT([.B111];&quot;&quot;);[.B111]&lt;=0);&quot;&quot;;ROUND([.B111]-[.D112];2))" office:value-type="currency" office:currency="USD" office:value="186064.62">
            <text:p>$186,064.62</text:p>
          </table:table-cell>
          <table:table-cell table:style-name="ce21" table:formula="of:=IF(OR(EXACT([.B111];&quot;&quot;);[.B111]&lt;=0);&quot;&quot;;[.B111]*[.$D$1])" office:value-type="currency" office:currency="USD" office:value="779.583">
            <text:p>$779.58</text:p>
          </table:table-cell>
          <table:table-cell table:style-name="ce21" table:formula="of:=IF(OR(EXACT([.B111];&quot;&quot;);[.B111]&lt;=0);&quot;&quot;;[.E112]-[.C112])" office:value-type="currency" office:currency="USD" office:value="1035.29528284581">
            <text:p>$1,035.30</text:p>
          </table:table-cell>
          <table:table-cell table:style-name="ce21" table:formula="of:=IF(OR(EXACT([.B111];&quot;&quot;);[.B111]&lt;=0);&quot;&quot;;IF([.G112]&gt;0;[.G112];MIN([.B111]+[.C11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2]+1" office:value-type="float" office:value="107">
            <text:p>107</text:p>
          </table:table-cell>
          <table:table-cell table:style-name="ce21" table:formula="of:=IF(OR(EXACT([.B112];&quot;&quot;);[.B112]&lt;=0);&quot;&quot;;ROUND([.B112]-[.D113];2))" office:value-type="currency" office:currency="USD" office:value="185025.01">
            <text:p>$185,025.01</text:p>
          </table:table-cell>
          <table:table-cell table:style-name="ce21" table:formula="of:=IF(OR(EXACT([.B112];&quot;&quot;);[.B112]&lt;=0);&quot;&quot;;[.B112]*[.$D$1])" office:value-type="currency" office:currency="USD" office:value="775.26925">
            <text:p>$775.27</text:p>
          </table:table-cell>
          <table:table-cell table:style-name="ce21" table:formula="of:=IF(OR(EXACT([.B112];&quot;&quot;);[.B112]&lt;=0);&quot;&quot;;[.E113]-[.C113])" office:value-type="currency" office:currency="USD" office:value="1039.60903284581">
            <text:p>$1,039.61</text:p>
          </table:table-cell>
          <table:table-cell table:style-name="ce21" table:formula="of:=IF(OR(EXACT([.B112];&quot;&quot;);[.B112]&lt;=0);&quot;&quot;;IF([.G113]&gt;0;[.G113];MIN([.B112]+[.C11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13]+1" office:value-type="float" office:value="108">
            <text:p>108</text:p>
          </table:table-cell>
          <table:table-cell table:style-name="ce22" table:formula="of:=IF(OR(EXACT([.B113];&quot;&quot;);[.B113]&lt;=0);&quot;&quot;;ROUND([.B113]-[.D114];2))" office:value-type="currency" office:currency="USD" office:value="183981.07">
            <text:p>$183,981.07</text:p>
          </table:table-cell>
          <table:table-cell table:style-name="ce22" table:formula="of:=IF(OR(EXACT([.B113];&quot;&quot;);[.B113]&lt;=0);&quot;&quot;;[.B113]*[.$D$1])" office:value-type="currency" office:currency="USD" office:value="770.937541666667">
            <text:p>$770.94</text:p>
          </table:table-cell>
          <table:table-cell table:style-name="ce22" table:formula="of:=IF(OR(EXACT([.B113];&quot;&quot;);[.B113]&lt;=0);&quot;&quot;;[.E114]-[.C114])" office:value-type="currency" office:currency="USD" office:value="1043.94074117914">
            <text:p>$1,043.94</text:p>
          </table:table-cell>
          <table:table-cell table:style-name="ce22" table:formula="of:=IF(OR(EXACT([.B113];&quot;&quot;);[.B113]&lt;=0);&quot;&quot;;IF([.G114]&gt;0;[.G114];MIN([.B113]+[.C114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9">
            <text:p>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4]+1" office:value-type="float" office:value="109">
            <text:p>109</text:p>
          </table:table-cell>
          <table:table-cell table:style-name="ce21" table:formula="of:=IF(OR(EXACT([.B114];&quot;&quot;);[.B114]&lt;=0);&quot;&quot;;ROUND([.B114]-[.D115];2))" office:value-type="currency" office:currency="USD" office:value="182932.78">
            <text:p>$182,932.78</text:p>
          </table:table-cell>
          <table:table-cell table:style-name="ce21" table:formula="of:=IF(OR(EXACT([.B114];&quot;&quot;);[.B114]&lt;=0);&quot;&quot;;[.B114]*[.$D$1])" office:value-type="currency" office:currency="USD" office:value="766.587791666667">
            <text:p>$766.59</text:p>
          </table:table-cell>
          <table:table-cell table:style-name="ce21" table:formula="of:=IF(OR(EXACT([.B114];&quot;&quot;);[.B114]&lt;=0);&quot;&quot;;[.E115]-[.C115])" office:value-type="currency" office:currency="USD" office:value="1048.29049117914">
            <text:p>$1,048.29</text:p>
          </table:table-cell>
          <table:table-cell table:style-name="ce21" table:formula="of:=IF(OR(EXACT([.B114];&quot;&quot;);[.B114]&lt;=0);&quot;&quot;;IF([.G115]&gt;0;[.G115];MIN([.B114]+[.C11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5]+1" office:value-type="float" office:value="110">
            <text:p>110</text:p>
          </table:table-cell>
          <table:table-cell table:style-name="ce21" table:formula="of:=IF(OR(EXACT([.B115];&quot;&quot;);[.B115]&lt;=0);&quot;&quot;;ROUND([.B115]-[.D116];2))" office:value-type="currency" office:currency="USD" office:value="181880.12">
            <text:p>$181,880.12</text:p>
          </table:table-cell>
          <table:table-cell table:style-name="ce21" table:formula="of:=IF(OR(EXACT([.B115];&quot;&quot;);[.B115]&lt;=0);&quot;&quot;;[.B115]*[.$D$1])" office:value-type="currency" office:currency="USD" office:value="762.219916666667">
            <text:p>$762.22</text:p>
          </table:table-cell>
          <table:table-cell table:style-name="ce21" table:formula="of:=IF(OR(EXACT([.B115];&quot;&quot;);[.B115]&lt;=0);&quot;&quot;;[.E116]-[.C116])" office:value-type="currency" office:currency="USD" office:value="1052.65836617914">
            <text:p>$1,052.66</text:p>
          </table:table-cell>
          <table:table-cell table:style-name="ce21" table:formula="of:=IF(OR(EXACT([.B115];&quot;&quot;);[.B115]&lt;=0);&quot;&quot;;IF([.G116]&gt;0;[.G116];MIN([.B115]+[.C11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6]+1" office:value-type="float" office:value="111">
            <text:p>111</text:p>
          </table:table-cell>
          <table:table-cell table:style-name="ce21" table:formula="of:=IF(OR(EXACT([.B116];&quot;&quot;);[.B116]&lt;=0);&quot;&quot;;ROUND([.B116]-[.D117];2))" office:value-type="currency" office:currency="USD" office:value="180823.08">
            <text:p>$180,823.08</text:p>
          </table:table-cell>
          <table:table-cell table:style-name="ce21" table:formula="of:=IF(OR(EXACT([.B116];&quot;&quot;);[.B116]&lt;=0);&quot;&quot;;[.B116]*[.$D$1])" office:value-type="currency" office:currency="USD" office:value="757.833833333333">
            <text:p>$757.83</text:p>
          </table:table-cell>
          <table:table-cell table:style-name="ce21" table:formula="of:=IF(OR(EXACT([.B116];&quot;&quot;);[.B116]&lt;=0);&quot;&quot;;[.E117]-[.C117])" office:value-type="currency" office:currency="USD" office:value="1057.04444951248">
            <text:p>$1,057.04</text:p>
          </table:table-cell>
          <table:table-cell table:style-name="ce21" table:formula="of:=IF(OR(EXACT([.B116];&quot;&quot;);[.B116]&lt;=0);&quot;&quot;;IF([.G117]&gt;0;[.G117];MIN([.B116]+[.C11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7]+1" office:value-type="float" office:value="112">
            <text:p>112</text:p>
          </table:table-cell>
          <table:table-cell table:style-name="ce21" table:formula="of:=IF(OR(EXACT([.B117];&quot;&quot;);[.B117]&lt;=0);&quot;&quot;;ROUND([.B117]-[.D118];2))" office:value-type="currency" office:currency="USD" office:value="179761.63">
            <text:p>$179,761.63</text:p>
          </table:table-cell>
          <table:table-cell table:style-name="ce21" table:formula="of:=IF(OR(EXACT([.B117];&quot;&quot;);[.B117]&lt;=0);&quot;&quot;;[.B117]*[.$D$1])" office:value-type="currency" office:currency="USD" office:value="753.4295">
            <text:p>$753.43</text:p>
          </table:table-cell>
          <table:table-cell table:style-name="ce21" table:formula="of:=IF(OR(EXACT([.B117];&quot;&quot;);[.B117]&lt;=0);&quot;&quot;;[.E118]-[.C118])" office:value-type="currency" office:currency="USD" office:value="1061.44878284581">
            <text:p>$1,061.45</text:p>
          </table:table-cell>
          <table:table-cell table:style-name="ce21" table:formula="of:=IF(OR(EXACT([.B117];&quot;&quot;);[.B117]&lt;=0);&quot;&quot;;IF([.G118]&gt;0;[.G118];MIN([.B117]+[.C11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8]+1" office:value-type="float" office:value="113">
            <text:p>113</text:p>
          </table:table-cell>
          <table:table-cell table:style-name="ce21" table:formula="of:=IF(OR(EXACT([.B118];&quot;&quot;);[.B118]&lt;=0);&quot;&quot;;ROUND([.B118]-[.D119];2))" office:value-type="currency" office:currency="USD" office:value="178695.76">
            <text:p>$178,695.76</text:p>
          </table:table-cell>
          <table:table-cell table:style-name="ce21" table:formula="of:=IF(OR(EXACT([.B118];&quot;&quot;);[.B118]&lt;=0);&quot;&quot;;[.B118]*[.$D$1])" office:value-type="currency" office:currency="USD" office:value="749.006791666667">
            <text:p>$749.01</text:p>
          </table:table-cell>
          <table:table-cell table:style-name="ce21" table:formula="of:=IF(OR(EXACT([.B118];&quot;&quot;);[.B118]&lt;=0);&quot;&quot;;[.E119]-[.C119])" office:value-type="currency" office:currency="USD" office:value="1065.87149117915">
            <text:p>$1,065.87</text:p>
          </table:table-cell>
          <table:table-cell table:style-name="ce21" table:formula="of:=IF(OR(EXACT([.B118];&quot;&quot;);[.B118]&lt;=0);&quot;&quot;;IF([.G119]&gt;0;[.G119];MIN([.B118]+[.C11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9]+1" office:value-type="float" office:value="114">
            <text:p>114</text:p>
          </table:table-cell>
          <table:table-cell table:style-name="ce21" table:formula="of:=IF(OR(EXACT([.B119];&quot;&quot;);[.B119]&lt;=0);&quot;&quot;;ROUND([.B119]-[.D120];2))" office:value-type="currency" office:currency="USD" office:value="177625.45">
            <text:p>$177,625.45</text:p>
          </table:table-cell>
          <table:table-cell table:style-name="ce21" table:formula="of:=IF(OR(EXACT([.B119];&quot;&quot;);[.B119]&lt;=0);&quot;&quot;;[.B119]*[.$D$1])" office:value-type="currency" office:currency="USD" office:value="744.565666666667">
            <text:p>$744.57</text:p>
          </table:table-cell>
          <table:table-cell table:style-name="ce21" table:formula="of:=IF(OR(EXACT([.B119];&quot;&quot;);[.B119]&lt;=0);&quot;&quot;;[.E120]-[.C120])" office:value-type="currency" office:currency="USD" office:value="1070.31261617914">
            <text:p>$1,070.31</text:p>
          </table:table-cell>
          <table:table-cell table:style-name="ce21" table:formula="of:=IF(OR(EXACT([.B119];&quot;&quot;);[.B119]&lt;=0);&quot;&quot;;IF([.G120]&gt;0;[.G120];MIN([.B119]+[.C12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0]+1" office:value-type="float" office:value="115">
            <text:p>115</text:p>
          </table:table-cell>
          <table:table-cell table:style-name="ce21" table:formula="of:=IF(OR(EXACT([.B120];&quot;&quot;);[.B120]&lt;=0);&quot;&quot;;ROUND([.B120]-[.D121];2))" office:value-type="currency" office:currency="USD" office:value="176550.68">
            <text:p>$176,550.68</text:p>
          </table:table-cell>
          <table:table-cell table:style-name="ce21" table:formula="of:=IF(OR(EXACT([.B120];&quot;&quot;);[.B120]&lt;=0);&quot;&quot;;[.B120]*[.$D$1])" office:value-type="currency" office:currency="USD" office:value="740.106041666667">
            <text:p>$740.11</text:p>
          </table:table-cell>
          <table:table-cell table:style-name="ce21" table:formula="of:=IF(OR(EXACT([.B120];&quot;&quot;);[.B120]&lt;=0);&quot;&quot;;[.E121]-[.C121])" office:value-type="currency" office:currency="USD" office:value="1074.77224117915">
            <text:p>$1,074.77</text:p>
          </table:table-cell>
          <table:table-cell table:style-name="ce21" table:formula="of:=IF(OR(EXACT([.B120];&quot;&quot;);[.B120]&lt;=0);&quot;&quot;;IF([.G121]&gt;0;[.G121];MIN([.B120]+[.C12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1]+1" office:value-type="float" office:value="116">
            <text:p>116</text:p>
          </table:table-cell>
          <table:table-cell table:style-name="ce21" table:formula="of:=IF(OR(EXACT([.B121];&quot;&quot;);[.B121]&lt;=0);&quot;&quot;;ROUND([.B121]-[.D122];2))" office:value-type="currency" office:currency="USD" office:value="175471.43">
            <text:p>$175,471.43</text:p>
          </table:table-cell>
          <table:table-cell table:style-name="ce21" table:formula="of:=IF(OR(EXACT([.B121];&quot;&quot;);[.B121]&lt;=0);&quot;&quot;;[.B121]*[.$D$1])" office:value-type="currency" office:currency="USD" office:value="735.627833333333">
            <text:p>$735.63</text:p>
          </table:table-cell>
          <table:table-cell table:style-name="ce21" table:formula="of:=IF(OR(EXACT([.B121];&quot;&quot;);[.B121]&lt;=0);&quot;&quot;;[.E122]-[.C122])" office:value-type="currency" office:currency="USD" office:value="1079.25044951248">
            <text:p>$1,079.25</text:p>
          </table:table-cell>
          <table:table-cell table:style-name="ce21" table:formula="of:=IF(OR(EXACT([.B121];&quot;&quot;);[.B121]&lt;=0);&quot;&quot;;IF([.G122]&gt;0;[.G122];MIN([.B121]+[.C12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2]+1" office:value-type="float" office:value="117">
            <text:p>117</text:p>
          </table:table-cell>
          <table:table-cell table:style-name="ce21" table:formula="of:=IF(OR(EXACT([.B122];&quot;&quot;);[.B122]&lt;=0);&quot;&quot;;ROUND([.B122]-[.D123];2))" office:value-type="currency" office:currency="USD" office:value="174387.68">
            <text:p>$174,387.68</text:p>
          </table:table-cell>
          <table:table-cell table:style-name="ce21" table:formula="of:=IF(OR(EXACT([.B122];&quot;&quot;);[.B122]&lt;=0);&quot;&quot;;[.B122]*[.$D$1])" office:value-type="currency" office:currency="USD" office:value="731.130958333333">
            <text:p>$731.13</text:p>
          </table:table-cell>
          <table:table-cell table:style-name="ce21" table:formula="of:=IF(OR(EXACT([.B122];&quot;&quot;);[.B122]&lt;=0);&quot;&quot;;[.E123]-[.C123])" office:value-type="currency" office:currency="USD" office:value="1083.74732451248">
            <text:p>$1,083.75</text:p>
          </table:table-cell>
          <table:table-cell table:style-name="ce21" table:formula="of:=IF(OR(EXACT([.B122];&quot;&quot;);[.B122]&lt;=0);&quot;&quot;;IF([.G123]&gt;0;[.G123];MIN([.B122]+[.C12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3]+1" office:value-type="float" office:value="118">
            <text:p>118</text:p>
          </table:table-cell>
          <table:table-cell table:style-name="ce21" table:formula="of:=IF(OR(EXACT([.B123];&quot;&quot;);[.B123]&lt;=0);&quot;&quot;;ROUND([.B123]-[.D124];2))" office:value-type="currency" office:currency="USD" office:value="173299.42">
            <text:p>$173,299.42</text:p>
          </table:table-cell>
          <table:table-cell table:style-name="ce21" table:formula="of:=IF(OR(EXACT([.B123];&quot;&quot;);[.B123]&lt;=0);&quot;&quot;;[.B123]*[.$D$1])" office:value-type="currency" office:currency="USD" office:value="726.615333333333">
            <text:p>$726.62</text:p>
          </table:table-cell>
          <table:table-cell table:style-name="ce21" table:formula="of:=IF(OR(EXACT([.B123];&quot;&quot;);[.B123]&lt;=0);&quot;&quot;;[.E124]-[.C124])" office:value-type="currency" office:currency="USD" office:value="1088.26294951248">
            <text:p>$1,088.26</text:p>
          </table:table-cell>
          <table:table-cell table:style-name="ce21" table:formula="of:=IF(OR(EXACT([.B123];&quot;&quot;);[.B123]&lt;=0);&quot;&quot;;IF([.G124]&gt;0;[.G124];MIN([.B123]+[.C12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4]+1" office:value-type="float" office:value="119">
            <text:p>119</text:p>
          </table:table-cell>
          <table:table-cell table:style-name="ce21" table:formula="of:=IF(OR(EXACT([.B124];&quot;&quot;);[.B124]&lt;=0);&quot;&quot;;ROUND([.B124]-[.D125];2))" office:value-type="currency" office:currency="USD" office:value="172206.62">
            <text:p>$172,206.62</text:p>
          </table:table-cell>
          <table:table-cell table:style-name="ce21" table:formula="of:=IF(OR(EXACT([.B124];&quot;&quot;);[.B124]&lt;=0);&quot;&quot;;[.B124]*[.$D$1])" office:value-type="currency" office:currency="USD" office:value="722.080916666667">
            <text:p>$722.08</text:p>
          </table:table-cell>
          <table:table-cell table:style-name="ce21" table:formula="of:=IF(OR(EXACT([.B124];&quot;&quot;);[.B124]&lt;=0);&quot;&quot;;[.E125]-[.C125])" office:value-type="currency" office:currency="USD" office:value="1092.79736617914">
            <text:p>$1,092.80</text:p>
          </table:table-cell>
          <table:table-cell table:style-name="ce21" table:formula="of:=IF(OR(EXACT([.B124];&quot;&quot;);[.B124]&lt;=0);&quot;&quot;;IF([.G125]&gt;0;[.G125];MIN([.B124]+[.C12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25]+1" office:value-type="float" office:value="120">
            <text:p>120</text:p>
          </table:table-cell>
          <table:table-cell table:style-name="ce22" table:formula="of:=IF(OR(EXACT([.B125];&quot;&quot;);[.B125]&lt;=0);&quot;&quot;;ROUND([.B125]-[.D126];2))" office:value-type="currency" office:currency="USD" office:value="171109.27">
            <text:p>$171,109.27</text:p>
          </table:table-cell>
          <table:table-cell table:style-name="ce22" table:formula="of:=IF(OR(EXACT([.B125];&quot;&quot;);[.B125]&lt;=0);&quot;&quot;;[.B125]*[.$D$1])" office:value-type="currency" office:currency="USD" office:value="717.527583333333">
            <text:p>$717.53</text:p>
          </table:table-cell>
          <table:table-cell table:style-name="ce22" table:formula="of:=IF(OR(EXACT([.B125];&quot;&quot;);[.B125]&lt;=0);&quot;&quot;;[.E126]-[.C126])" office:value-type="currency" office:currency="USD" office:value="1097.35069951248">
            <text:p>$1,097.35</text:p>
          </table:table-cell>
          <table:table-cell table:style-name="ce22" table:formula="of:=IF(OR(EXACT([.B125];&quot;&quot;);[.B125]&lt;=0);&quot;&quot;;IF([.G126]&gt;0;[.G126];MIN([.B125]+[.C126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0">
            <text:p>1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6]+1" office:value-type="float" office:value="121">
            <text:p>121</text:p>
          </table:table-cell>
          <table:table-cell table:style-name="ce21" table:formula="of:=IF(OR(EXACT([.B126];&quot;&quot;);[.B126]&lt;=0);&quot;&quot;;ROUND([.B126]-[.D127];2))" office:value-type="currency" office:currency="USD" office:value="170007.35">
            <text:p>$170,007.35</text:p>
          </table:table-cell>
          <table:table-cell table:style-name="ce21" table:formula="of:=IF(OR(EXACT([.B126];&quot;&quot;);[.B126]&lt;=0);&quot;&quot;;[.B126]*[.$D$1])" office:value-type="currency" office:currency="USD" office:value="712.955291666667">
            <text:p>$712.96</text:p>
          </table:table-cell>
          <table:table-cell table:style-name="ce21" table:formula="of:=IF(OR(EXACT([.B126];&quot;&quot;);[.B126]&lt;=0);&quot;&quot;;[.E127]-[.C127])" office:value-type="currency" office:currency="USD" office:value="1101.92299117914">
            <text:p>$1,101.92</text:p>
          </table:table-cell>
          <table:table-cell table:style-name="ce21" table:formula="of:=IF(OR(EXACT([.B126];&quot;&quot;);[.B126]&lt;=0);&quot;&quot;;IF([.G127]&gt;0;[.G127];MIN([.B126]+[.C12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7]+1" office:value-type="float" office:value="122">
            <text:p>122</text:p>
          </table:table-cell>
          <table:table-cell table:style-name="ce21" table:formula="of:=IF(OR(EXACT([.B127];&quot;&quot;);[.B127]&lt;=0);&quot;&quot;;ROUND([.B127]-[.D128];2))" office:value-type="currency" office:currency="USD" office:value="168900.84">
            <text:p>$168,900.84</text:p>
          </table:table-cell>
          <table:table-cell table:style-name="ce21" table:formula="of:=IF(OR(EXACT([.B127];&quot;&quot;);[.B127]&lt;=0);&quot;&quot;;[.B127]*[.$D$1])" office:value-type="currency" office:currency="USD" office:value="708.363958333333">
            <text:p>$708.36</text:p>
          </table:table-cell>
          <table:table-cell table:style-name="ce21" table:formula="of:=IF(OR(EXACT([.B127];&quot;&quot;);[.B127]&lt;=0);&quot;&quot;;[.E128]-[.C128])" office:value-type="currency" office:currency="USD" office:value="1106.51432451248">
            <text:p>$1,106.51</text:p>
          </table:table-cell>
          <table:table-cell table:style-name="ce21" table:formula="of:=IF(OR(EXACT([.B127];&quot;&quot;);[.B127]&lt;=0);&quot;&quot;;IF([.G128]&gt;0;[.G128];MIN([.B127]+[.C12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8]+1" office:value-type="float" office:value="123">
            <text:p>123</text:p>
          </table:table-cell>
          <table:table-cell table:style-name="ce21" table:formula="of:=IF(OR(EXACT([.B128];&quot;&quot;);[.B128]&lt;=0);&quot;&quot;;ROUND([.B128]-[.D129];2))" office:value-type="currency" office:currency="USD" office:value="167789.72">
            <text:p>$167,789.72</text:p>
          </table:table-cell>
          <table:table-cell table:style-name="ce21" table:formula="of:=IF(OR(EXACT([.B128];&quot;&quot;);[.B128]&lt;=0);&quot;&quot;;[.B128]*[.$D$1])" office:value-type="currency" office:currency="USD" office:value="703.7535">
            <text:p>$703.75</text:p>
          </table:table-cell>
          <table:table-cell table:style-name="ce21" table:formula="of:=IF(OR(EXACT([.B128];&quot;&quot;);[.B128]&lt;=0);&quot;&quot;;[.E129]-[.C129])" office:value-type="currency" office:currency="USD" office:value="1111.12478284581">
            <text:p>$1,111.12</text:p>
          </table:table-cell>
          <table:table-cell table:style-name="ce21" table:formula="of:=IF(OR(EXACT([.B128];&quot;&quot;);[.B128]&lt;=0);&quot;&quot;;IF([.G129]&gt;0;[.G129];MIN([.B128]+[.C12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9]+1" office:value-type="float" office:value="124">
            <text:p>124</text:p>
          </table:table-cell>
          <table:table-cell table:style-name="ce21" table:formula="of:=IF(OR(EXACT([.B129];&quot;&quot;);[.B129]&lt;=0);&quot;&quot;;ROUND([.B129]-[.D130];2))" office:value-type="currency" office:currency="USD" office:value="166673.97">
            <text:p>$166,673.97</text:p>
          </table:table-cell>
          <table:table-cell table:style-name="ce21" table:formula="of:=IF(OR(EXACT([.B129];&quot;&quot;);[.B129]&lt;=0);&quot;&quot;;[.B129]*[.$D$1])" office:value-type="currency" office:currency="USD" office:value="699.123833333333">
            <text:p>$699.12</text:p>
          </table:table-cell>
          <table:table-cell table:style-name="ce21" table:formula="of:=IF(OR(EXACT([.B129];&quot;&quot;);[.B129]&lt;=0);&quot;&quot;;[.E130]-[.C130])" office:value-type="currency" office:currency="USD" office:value="1115.75444951248">
            <text:p>$1,115.75</text:p>
          </table:table-cell>
          <table:table-cell table:style-name="ce21" table:formula="of:=IF(OR(EXACT([.B129];&quot;&quot;);[.B129]&lt;=0);&quot;&quot;;IF([.G130]&gt;0;[.G130];MIN([.B129]+[.C13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0]+1" office:value-type="float" office:value="125">
            <text:p>125</text:p>
          </table:table-cell>
          <table:table-cell table:style-name="ce21" table:formula="of:=IF(OR(EXACT([.B130];&quot;&quot;);[.B130]&lt;=0);&quot;&quot;;ROUND([.B130]-[.D131];2))" office:value-type="currency" office:currency="USD" office:value="165553.57">
            <text:p>$165,553.57</text:p>
          </table:table-cell>
          <table:table-cell table:style-name="ce21" table:formula="of:=IF(OR(EXACT([.B130];&quot;&quot;);[.B130]&lt;=0);&quot;&quot;;[.B130]*[.$D$1])" office:value-type="currency" office:currency="USD" office:value="694.474875">
            <text:p>$694.47</text:p>
          </table:table-cell>
          <table:table-cell table:style-name="ce21" table:formula="of:=IF(OR(EXACT([.B130];&quot;&quot;);[.B130]&lt;=0);&quot;&quot;;[.E131]-[.C131])" office:value-type="currency" office:currency="USD" office:value="1120.40340784581">
            <text:p>$1,120.40</text:p>
          </table:table-cell>
          <table:table-cell table:style-name="ce21" table:formula="of:=IF(OR(EXACT([.B130];&quot;&quot;);[.B130]&lt;=0);&quot;&quot;;IF([.G131]&gt;0;[.G131];MIN([.B130]+[.C13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1]+1" office:value-type="float" office:value="126">
            <text:p>126</text:p>
          </table:table-cell>
          <table:table-cell table:style-name="ce21" table:formula="of:=IF(OR(EXACT([.B131];&quot;&quot;);[.B131]&lt;=0);&quot;&quot;;ROUND([.B131]-[.D132];2))" office:value-type="currency" office:currency="USD" office:value="164428.5">
            <text:p>$164,428.50</text:p>
          </table:table-cell>
          <table:table-cell table:style-name="ce21" table:formula="of:=IF(OR(EXACT([.B131];&quot;&quot;);[.B131]&lt;=0);&quot;&quot;;[.B131]*[.$D$1])" office:value-type="currency" office:currency="USD" office:value="689.806541666667">
            <text:p>$689.81</text:p>
          </table:table-cell>
          <table:table-cell table:style-name="ce21" table:formula="of:=IF(OR(EXACT([.B131];&quot;&quot;);[.B131]&lt;=0);&quot;&quot;;[.E132]-[.C132])" office:value-type="currency" office:currency="USD" office:value="1125.07174117914">
            <text:p>$1,125.07</text:p>
          </table:table-cell>
          <table:table-cell table:style-name="ce21" table:formula="of:=IF(OR(EXACT([.B131];&quot;&quot;);[.B131]&lt;=0);&quot;&quot;;IF([.G132]&gt;0;[.G132];MIN([.B131]+[.C13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2]+1" office:value-type="float" office:value="127">
            <text:p>127</text:p>
          </table:table-cell>
          <table:table-cell table:style-name="ce21" table:formula="of:=IF(OR(EXACT([.B132];&quot;&quot;);[.B132]&lt;=0);&quot;&quot;;ROUND([.B132]-[.D133];2))" office:value-type="currency" office:currency="USD" office:value="163298.74">
            <text:p>$163,298.74</text:p>
          </table:table-cell>
          <table:table-cell table:style-name="ce21" table:formula="of:=IF(OR(EXACT([.B132];&quot;&quot;);[.B132]&lt;=0);&quot;&quot;;[.B132]*[.$D$1])" office:value-type="currency" office:currency="USD" office:value="685.11875">
            <text:p>$685.12</text:p>
          </table:table-cell>
          <table:table-cell table:style-name="ce21" table:formula="of:=IF(OR(EXACT([.B132];&quot;&quot;);[.B132]&lt;=0);&quot;&quot;;[.E133]-[.C133])" office:value-type="currency" office:currency="USD" office:value="1129.75953284581">
            <text:p>$1,129.76</text:p>
          </table:table-cell>
          <table:table-cell table:style-name="ce21" table:formula="of:=IF(OR(EXACT([.B132];&quot;&quot;);[.B132]&lt;=0);&quot;&quot;;IF([.G133]&gt;0;[.G133];MIN([.B132]+[.C13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3]+1" office:value-type="float" office:value="128">
            <text:p>128</text:p>
          </table:table-cell>
          <table:table-cell table:style-name="ce21" table:formula="of:=IF(OR(EXACT([.B133];&quot;&quot;);[.B133]&lt;=0);&quot;&quot;;ROUND([.B133]-[.D134];2))" office:value-type="currency" office:currency="USD" office:value="162164.27">
            <text:p>$162,164.27</text:p>
          </table:table-cell>
          <table:table-cell table:style-name="ce21" table:formula="of:=IF(OR(EXACT([.B133];&quot;&quot;);[.B133]&lt;=0);&quot;&quot;;[.B133]*[.$D$1])" office:value-type="currency" office:currency="USD" office:value="680.411416666667">
            <text:p>$680.41</text:p>
          </table:table-cell>
          <table:table-cell table:style-name="ce21" table:formula="of:=IF(OR(EXACT([.B133];&quot;&quot;);[.B133]&lt;=0);&quot;&quot;;[.E134]-[.C134])" office:value-type="currency" office:currency="USD" office:value="1134.46686617915">
            <text:p>$1,134.47</text:p>
          </table:table-cell>
          <table:table-cell table:style-name="ce21" table:formula="of:=IF(OR(EXACT([.B133];&quot;&quot;);[.B133]&lt;=0);&quot;&quot;;IF([.G134]&gt;0;[.G134];MIN([.B133]+[.C13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4]+1" office:value-type="float" office:value="129">
            <text:p>129</text:p>
          </table:table-cell>
          <table:table-cell table:style-name="ce21" table:formula="of:=IF(OR(EXACT([.B134];&quot;&quot;);[.B134]&lt;=0);&quot;&quot;;ROUND([.B134]-[.D135];2))" office:value-type="currency" office:currency="USD" office:value="161025.08">
            <text:p>$161,025.08</text:p>
          </table:table-cell>
          <table:table-cell table:style-name="ce21" table:formula="of:=IF(OR(EXACT([.B134];&quot;&quot;);[.B134]&lt;=0);&quot;&quot;;[.B134]*[.$D$1])" office:value-type="currency" office:currency="USD" office:value="675.684458333333">
            <text:p>$675.68</text:p>
          </table:table-cell>
          <table:table-cell table:style-name="ce21" table:formula="of:=IF(OR(EXACT([.B134];&quot;&quot;);[.B134]&lt;=0);&quot;&quot;;[.E135]-[.C135])" office:value-type="currency" office:currency="USD" office:value="1139.19382451248">
            <text:p>$1,139.19</text:p>
          </table:table-cell>
          <table:table-cell table:style-name="ce21" table:formula="of:=IF(OR(EXACT([.B134];&quot;&quot;);[.B134]&lt;=0);&quot;&quot;;IF([.G135]&gt;0;[.G135];MIN([.B134]+[.C13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5]+1" office:value-type="float" office:value="130">
            <text:p>130</text:p>
          </table:table-cell>
          <table:table-cell table:style-name="ce21" table:formula="of:=IF(OR(EXACT([.B135];&quot;&quot;);[.B135]&lt;=0);&quot;&quot;;ROUND([.B135]-[.D136];2))" office:value-type="currency" office:currency="USD" office:value="159881.14">
            <text:p>$159,881.14</text:p>
          </table:table-cell>
          <table:table-cell table:style-name="ce21" table:formula="of:=IF(OR(EXACT([.B135];&quot;&quot;);[.B135]&lt;=0);&quot;&quot;;[.B135]*[.$D$1])" office:value-type="currency" office:currency="USD" office:value="670.937833333333">
            <text:p>$670.94</text:p>
          </table:table-cell>
          <table:table-cell table:style-name="ce21" table:formula="of:=IF(OR(EXACT([.B135];&quot;&quot;);[.B135]&lt;=0);&quot;&quot;;[.E136]-[.C136])" office:value-type="currency" office:currency="USD" office:value="1143.94044951248">
            <text:p>$1,143.94</text:p>
          </table:table-cell>
          <table:table-cell table:style-name="ce21" table:formula="of:=IF(OR(EXACT([.B135];&quot;&quot;);[.B135]&lt;=0);&quot;&quot;;IF([.G136]&gt;0;[.G136];MIN([.B135]+[.C13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6]+1" office:value-type="float" office:value="131">
            <text:p>131</text:p>
          </table:table-cell>
          <table:table-cell table:style-name="ce21" table:formula="of:=IF(OR(EXACT([.B136];&quot;&quot;);[.B136]&lt;=0);&quot;&quot;;ROUND([.B136]-[.D137];2))" office:value-type="currency" office:currency="USD" office:value="158732.43">
            <text:p>$158,732.43</text:p>
          </table:table-cell>
          <table:table-cell table:style-name="ce21" table:formula="of:=IF(OR(EXACT([.B136];&quot;&quot;);[.B136]&lt;=0);&quot;&quot;;[.B136]*[.$D$1])" office:value-type="currency" office:currency="USD" office:value="666.171416666667">
            <text:p>$666.17</text:p>
          </table:table-cell>
          <table:table-cell table:style-name="ce21" table:formula="of:=IF(OR(EXACT([.B136];&quot;&quot;);[.B136]&lt;=0);&quot;&quot;;[.E137]-[.C137])" office:value-type="currency" office:currency="USD" office:value="1148.70686617915">
            <text:p>$1,148.71</text:p>
          </table:table-cell>
          <table:table-cell table:style-name="ce21" table:formula="of:=IF(OR(EXACT([.B136];&quot;&quot;);[.B136]&lt;=0);&quot;&quot;;IF([.G137]&gt;0;[.G137];MIN([.B136]+[.C13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37]+1" office:value-type="float" office:value="132">
            <text:p>132</text:p>
          </table:table-cell>
          <table:table-cell table:style-name="ce22" table:formula="of:=IF(OR(EXACT([.B137];&quot;&quot;);[.B137]&lt;=0);&quot;&quot;;ROUND([.B137]-[.D138];2))" office:value-type="currency" office:currency="USD" office:value="157578.94">
            <text:p>$157,578.94</text:p>
          </table:table-cell>
          <table:table-cell table:style-name="ce22" table:formula="of:=IF(OR(EXACT([.B137];&quot;&quot;);[.B137]&lt;=0);&quot;&quot;;[.B137]*[.$D$1])" office:value-type="currency" office:currency="USD" office:value="661.385125">
            <text:p>$661.39</text:p>
          </table:table-cell>
          <table:table-cell table:style-name="ce22" table:formula="of:=IF(OR(EXACT([.B137];&quot;&quot;);[.B137]&lt;=0);&quot;&quot;;[.E138]-[.C138])" office:value-type="currency" office:currency="USD" office:value="1153.49315784581">
            <text:p>$1,153.49</text:p>
          </table:table-cell>
          <table:table-cell table:style-name="ce22" table:formula="of:=IF(OR(EXACT([.B137];&quot;&quot;);[.B137]&lt;=0);&quot;&quot;;IF([.G138]&gt;0;[.G138];MIN([.B137]+[.C138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1">
            <text:p>1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8]+1" office:value-type="float" office:value="133">
            <text:p>133</text:p>
          </table:table-cell>
          <table:table-cell table:style-name="ce21" table:formula="of:=IF(OR(EXACT([.B138];&quot;&quot;);[.B138]&lt;=0);&quot;&quot;;ROUND([.B138]-[.D139];2))" office:value-type="currency" office:currency="USD" office:value="156420.64">
            <text:p>$156,420.64</text:p>
          </table:table-cell>
          <table:table-cell table:style-name="ce21" table:formula="of:=IF(OR(EXACT([.B138];&quot;&quot;);[.B138]&lt;=0);&quot;&quot;;[.B138]*[.$D$1])" office:value-type="currency" office:currency="USD" office:value="656.578916666667">
            <text:p>$656.58</text:p>
          </table:table-cell>
          <table:table-cell table:style-name="ce21" table:formula="of:=IF(OR(EXACT([.B138];&quot;&quot;);[.B138]&lt;=0);&quot;&quot;;[.E139]-[.C139])" office:value-type="currency" office:currency="USD" office:value="1158.29936617914">
            <text:p>$1,158.30</text:p>
          </table:table-cell>
          <table:table-cell table:style-name="ce21" table:formula="of:=IF(OR(EXACT([.B138];&quot;&quot;);[.B138]&lt;=0);&quot;&quot;;IF([.G139]&gt;0;[.G139];MIN([.B138]+[.C13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9]+1" office:value-type="float" office:value="134">
            <text:p>134</text:p>
          </table:table-cell>
          <table:table-cell table:style-name="ce21" table:formula="of:=IF(OR(EXACT([.B139];&quot;&quot;);[.B139]&lt;=0);&quot;&quot;;ROUND([.B139]-[.D140];2))" office:value-type="currency" office:currency="USD" office:value="155257.51">
            <text:p>$155,257.51</text:p>
          </table:table-cell>
          <table:table-cell table:style-name="ce21" table:formula="of:=IF(OR(EXACT([.B139];&quot;&quot;);[.B139]&lt;=0);&quot;&quot;;[.B139]*[.$D$1])" office:value-type="currency" office:currency="USD" office:value="651.752666666667">
            <text:p>$651.75</text:p>
          </table:table-cell>
          <table:table-cell table:style-name="ce21" table:formula="of:=IF(OR(EXACT([.B139];&quot;&quot;);[.B139]&lt;=0);&quot;&quot;;[.E140]-[.C140])" office:value-type="currency" office:currency="USD" office:value="1163.12561617914">
            <text:p>$1,163.13</text:p>
          </table:table-cell>
          <table:table-cell table:style-name="ce21" table:formula="of:=IF(OR(EXACT([.B139];&quot;&quot;);[.B139]&lt;=0);&quot;&quot;;IF([.G140]&gt;0;[.G140];MIN([.B139]+[.C14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0]+1" office:value-type="float" office:value="135">
            <text:p>135</text:p>
          </table:table-cell>
          <table:table-cell table:style-name="ce21" table:formula="of:=IF(OR(EXACT([.B140];&quot;&quot;);[.B140]&lt;=0);&quot;&quot;;ROUND([.B140]-[.D141];2))" office:value-type="currency" office:currency="USD" office:value="154089.54">
            <text:p>$154,089.54</text:p>
          </table:table-cell>
          <table:table-cell table:style-name="ce21" table:formula="of:=IF(OR(EXACT([.B140];&quot;&quot;);[.B140]&lt;=0);&quot;&quot;;[.B140]*[.$D$1])" office:value-type="currency" office:currency="USD" office:value="646.906291666667">
            <text:p>$646.91</text:p>
          </table:table-cell>
          <table:table-cell table:style-name="ce21" table:formula="of:=IF(OR(EXACT([.B140];&quot;&quot;);[.B140]&lt;=0);&quot;&quot;;[.E141]-[.C141])" office:value-type="currency" office:currency="USD" office:value="1167.97199117914">
            <text:p>$1,167.97</text:p>
          </table:table-cell>
          <table:table-cell table:style-name="ce21" table:formula="of:=IF(OR(EXACT([.B140];&quot;&quot;);[.B140]&lt;=0);&quot;&quot;;IF([.G141]&gt;0;[.G141];MIN([.B140]+[.C14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1]+1" office:value-type="float" office:value="136">
            <text:p>136</text:p>
          </table:table-cell>
          <table:table-cell table:style-name="ce21" table:formula="of:=IF(OR(EXACT([.B141];&quot;&quot;);[.B141]&lt;=0);&quot;&quot;;ROUND([.B141]-[.D142];2))" office:value-type="currency" office:currency="USD" office:value="152916.7">
            <text:p>$152,916.70</text:p>
          </table:table-cell>
          <table:table-cell table:style-name="ce21" table:formula="of:=IF(OR(EXACT([.B141];&quot;&quot;);[.B141]&lt;=0);&quot;&quot;;[.B141]*[.$D$1])" office:value-type="currency" office:currency="USD" office:value="642.03975">
            <text:p>$642.04</text:p>
          </table:table-cell>
          <table:table-cell table:style-name="ce21" table:formula="of:=IF(OR(EXACT([.B141];&quot;&quot;);[.B141]&lt;=0);&quot;&quot;;[.E142]-[.C142])" office:value-type="currency" office:currency="USD" office:value="1172.83853284581">
            <text:p>$1,172.84</text:p>
          </table:table-cell>
          <table:table-cell table:style-name="ce21" table:formula="of:=IF(OR(EXACT([.B141];&quot;&quot;);[.B141]&lt;=0);&quot;&quot;;IF([.G142]&gt;0;[.G142];MIN([.B141]+[.C14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2]+1" office:value-type="float" office:value="137">
            <text:p>137</text:p>
          </table:table-cell>
          <table:table-cell table:style-name="ce21" table:formula="of:=IF(OR(EXACT([.B142];&quot;&quot;);[.B142]&lt;=0);&quot;&quot;;ROUND([.B142]-[.D143];2))" office:value-type="currency" office:currency="USD" office:value="151738.97">
            <text:p>$151,738.97</text:p>
          </table:table-cell>
          <table:table-cell table:style-name="ce21" table:formula="of:=IF(OR(EXACT([.B142];&quot;&quot;);[.B142]&lt;=0);&quot;&quot;;[.B142]*[.$D$1])" office:value-type="currency" office:currency="USD" office:value="637.152916666667">
            <text:p>$637.15</text:p>
          </table:table-cell>
          <table:table-cell table:style-name="ce21" table:formula="of:=IF(OR(EXACT([.B142];&quot;&quot;);[.B142]&lt;=0);&quot;&quot;;[.E143]-[.C143])" office:value-type="currency" office:currency="USD" office:value="1177.72536617915">
            <text:p>$1,177.73</text:p>
          </table:table-cell>
          <table:table-cell table:style-name="ce21" table:formula="of:=IF(OR(EXACT([.B142];&quot;&quot;);[.B142]&lt;=0);&quot;&quot;;IF([.G143]&gt;0;[.G143];MIN([.B142]+[.C14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3]+1" office:value-type="float" office:value="138">
            <text:p>138</text:p>
          </table:table-cell>
          <table:table-cell table:style-name="ce21" table:formula="of:=IF(OR(EXACT([.B143];&quot;&quot;);[.B143]&lt;=0);&quot;&quot;;ROUND([.B143]-[.D144];2))" office:value-type="currency" office:currency="USD" office:value="150556.34">
            <text:p>$150,556.34</text:p>
          </table:table-cell>
          <table:table-cell table:style-name="ce21" table:formula="of:=IF(OR(EXACT([.B143];&quot;&quot;);[.B143]&lt;=0);&quot;&quot;;[.B143]*[.$D$1])" office:value-type="currency" office:currency="USD" office:value="632.245708333333">
            <text:p>$632.25</text:p>
          </table:table-cell>
          <table:table-cell table:style-name="ce21" table:formula="of:=IF(OR(EXACT([.B143];&quot;&quot;);[.B143]&lt;=0);&quot;&quot;;[.E144]-[.C144])" office:value-type="currency" office:currency="USD" office:value="1182.63257451248">
            <text:p>$1,182.63</text:p>
          </table:table-cell>
          <table:table-cell table:style-name="ce21" table:formula="of:=IF(OR(EXACT([.B143];&quot;&quot;);[.B143]&lt;=0);&quot;&quot;;IF([.G144]&gt;0;[.G144];MIN([.B143]+[.C14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4]+1" office:value-type="float" office:value="139">
            <text:p>139</text:p>
          </table:table-cell>
          <table:table-cell table:style-name="ce21" table:formula="of:=IF(OR(EXACT([.B144];&quot;&quot;);[.B144]&lt;=0);&quot;&quot;;ROUND([.B144]-[.D145];2))" office:value-type="currency" office:currency="USD" office:value="149368.78">
            <text:p>$149,368.78</text:p>
          </table:table-cell>
          <table:table-cell table:style-name="ce21" table:formula="of:=IF(OR(EXACT([.B144];&quot;&quot;);[.B144]&lt;=0);&quot;&quot;;[.B144]*[.$D$1])" office:value-type="currency" office:currency="USD" office:value="627.318083333333">
            <text:p>$627.32</text:p>
          </table:table-cell>
          <table:table-cell table:style-name="ce21" table:formula="of:=IF(OR(EXACT([.B144];&quot;&quot;);[.B144]&lt;=0);&quot;&quot;;[.E145]-[.C145])" office:value-type="currency" office:currency="USD" office:value="1187.56019951248">
            <text:p>$1,187.56</text:p>
          </table:table-cell>
          <table:table-cell table:style-name="ce21" table:formula="of:=IF(OR(EXACT([.B144];&quot;&quot;);[.B144]&lt;=0);&quot;&quot;;IF([.G145]&gt;0;[.G145];MIN([.B144]+[.C14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5]+1" office:value-type="float" office:value="140">
            <text:p>140</text:p>
          </table:table-cell>
          <table:table-cell table:style-name="ce21" table:formula="of:=IF(OR(EXACT([.B145];&quot;&quot;);[.B145]&lt;=0);&quot;&quot;;ROUND([.B145]-[.D146];2))" office:value-type="currency" office:currency="USD" office:value="148176.27">
            <text:p>$148,176.27</text:p>
          </table:table-cell>
          <table:table-cell table:style-name="ce21" table:formula="of:=IF(OR(EXACT([.B145];&quot;&quot;);[.B145]&lt;=0);&quot;&quot;;[.B145]*[.$D$1])" office:value-type="currency" office:currency="USD" office:value="622.369916666667">
            <text:p>$622.37</text:p>
          </table:table-cell>
          <table:table-cell table:style-name="ce21" table:formula="of:=IF(OR(EXACT([.B145];&quot;&quot;);[.B145]&lt;=0);&quot;&quot;;[.E146]-[.C146])" office:value-type="currency" office:currency="USD" office:value="1192.50836617915">
            <text:p>$1,192.51</text:p>
          </table:table-cell>
          <table:table-cell table:style-name="ce21" table:formula="of:=IF(OR(EXACT([.B145];&quot;&quot;);[.B145]&lt;=0);&quot;&quot;;IF([.G146]&gt;0;[.G146];MIN([.B145]+[.C14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6]+1" office:value-type="float" office:value="141">
            <text:p>141</text:p>
          </table:table-cell>
          <table:table-cell table:style-name="ce21" table:formula="of:=IF(OR(EXACT([.B146];&quot;&quot;);[.B146]&lt;=0);&quot;&quot;;ROUND([.B146]-[.D147];2))" office:value-type="currency" office:currency="USD" office:value="146978.79">
            <text:p>$146,978.79</text:p>
          </table:table-cell>
          <table:table-cell table:style-name="ce21" table:formula="of:=IF(OR(EXACT([.B146];&quot;&quot;);[.B146]&lt;=0);&quot;&quot;;[.B146]*[.$D$1])" office:value-type="currency" office:currency="USD" office:value="617.401125">
            <text:p>$617.40</text:p>
          </table:table-cell>
          <table:table-cell table:style-name="ce21" table:formula="of:=IF(OR(EXACT([.B146];&quot;&quot;);[.B146]&lt;=0);&quot;&quot;;[.E147]-[.C147])" office:value-type="currency" office:currency="USD" office:value="1197.47715784581">
            <text:p>$1,197.48</text:p>
          </table:table-cell>
          <table:table-cell table:style-name="ce21" table:formula="of:=IF(OR(EXACT([.B146];&quot;&quot;);[.B146]&lt;=0);&quot;&quot;;IF([.G147]&gt;0;[.G147];MIN([.B146]+[.C14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7]+1" office:value-type="float" office:value="142">
            <text:p>142</text:p>
          </table:table-cell>
          <table:table-cell table:style-name="ce21" table:formula="of:=IF(OR(EXACT([.B147];&quot;&quot;);[.B147]&lt;=0);&quot;&quot;;ROUND([.B147]-[.D148];2))" office:value-type="currency" office:currency="USD" office:value="145776.32">
            <text:p>$145,776.32</text:p>
          </table:table-cell>
          <table:table-cell table:style-name="ce21" table:formula="of:=IF(OR(EXACT([.B147];&quot;&quot;);[.B147]&lt;=0);&quot;&quot;;[.B147]*[.$D$1])" office:value-type="currency" office:currency="USD" office:value="612.411625">
            <text:p>$612.41</text:p>
          </table:table-cell>
          <table:table-cell table:style-name="ce21" table:formula="of:=IF(OR(EXACT([.B147];&quot;&quot;);[.B147]&lt;=0);&quot;&quot;;[.E148]-[.C148])" office:value-type="currency" office:currency="USD" office:value="1202.46665784581">
            <text:p>$1,202.47</text:p>
          </table:table-cell>
          <table:table-cell table:style-name="ce21" table:formula="of:=IF(OR(EXACT([.B147];&quot;&quot;);[.B147]&lt;=0);&quot;&quot;;IF([.G148]&gt;0;[.G148];MIN([.B147]+[.C14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8]+1" office:value-type="float" office:value="143">
            <text:p>143</text:p>
          </table:table-cell>
          <table:table-cell table:style-name="ce21" table:formula="of:=IF(OR(EXACT([.B148];&quot;&quot;);[.B148]&lt;=0);&quot;&quot;;ROUND([.B148]-[.D149];2))" office:value-type="currency" office:currency="USD" office:value="144568.84">
            <text:p>$144,568.84</text:p>
          </table:table-cell>
          <table:table-cell table:style-name="ce21" table:formula="of:=IF(OR(EXACT([.B148];&quot;&quot;);[.B148]&lt;=0);&quot;&quot;;[.B148]*[.$D$1])" office:value-type="currency" office:currency="USD" office:value="607.401333333333">
            <text:p>$607.40</text:p>
          </table:table-cell>
          <table:table-cell table:style-name="ce21" table:formula="of:=IF(OR(EXACT([.B148];&quot;&quot;);[.B148]&lt;=0);&quot;&quot;;[.E149]-[.C149])" office:value-type="currency" office:currency="USD" office:value="1207.47694951248">
            <text:p>$1,207.48</text:p>
          </table:table-cell>
          <table:table-cell table:style-name="ce21" table:formula="of:=IF(OR(EXACT([.B148];&quot;&quot;);[.B148]&lt;=0);&quot;&quot;;IF([.G149]&gt;0;[.G149];MIN([.B148]+[.C14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49]+1" office:value-type="float" office:value="144">
            <text:p>144</text:p>
          </table:table-cell>
          <table:table-cell table:style-name="ce22" table:formula="of:=IF(OR(EXACT([.B149];&quot;&quot;);[.B149]&lt;=0);&quot;&quot;;ROUND([.B149]-[.D150];2))" office:value-type="currency" office:currency="USD" office:value="143356.33">
            <text:p>$143,356.33</text:p>
          </table:table-cell>
          <table:table-cell table:style-name="ce22" table:formula="of:=IF(OR(EXACT([.B149];&quot;&quot;);[.B149]&lt;=0);&quot;&quot;;[.B149]*[.$D$1])" office:value-type="currency" office:currency="USD" office:value="602.370166666667">
            <text:p>$602.37</text:p>
          </table:table-cell>
          <table:table-cell table:style-name="ce22" table:formula="of:=IF(OR(EXACT([.B149];&quot;&quot;);[.B149]&lt;=0);&quot;&quot;;[.E150]-[.C150])" office:value-type="currency" office:currency="USD" office:value="1212.50811617914">
            <text:p>$1,212.51</text:p>
          </table:table-cell>
          <table:table-cell table:style-name="ce22" table:formula="of:=IF(OR(EXACT([.B149];&quot;&quot;);[.B149]&lt;=0);&quot;&quot;;IF([.G150]&gt;0;[.G150];MIN([.B149]+[.C150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2">
            <text:p>1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0]+1" office:value-type="float" office:value="145">
            <text:p>145</text:p>
          </table:table-cell>
          <table:table-cell table:style-name="ce21" table:formula="of:=IF(OR(EXACT([.B150];&quot;&quot;);[.B150]&lt;=0);&quot;&quot;;ROUND([.B150]-[.D151];2))" office:value-type="currency" office:currency="USD" office:value="142138.77">
            <text:p>$142,138.77</text:p>
          </table:table-cell>
          <table:table-cell table:style-name="ce21" table:formula="of:=IF(OR(EXACT([.B150];&quot;&quot;);[.B150]&lt;=0);&quot;&quot;;[.B150]*[.$D$1])" office:value-type="currency" office:currency="USD" office:value="597.318041666667">
            <text:p>$597.32</text:p>
          </table:table-cell>
          <table:table-cell table:style-name="ce21" table:formula="of:=IF(OR(EXACT([.B150];&quot;&quot;);[.B150]&lt;=0);&quot;&quot;;[.E151]-[.C151])" office:value-type="currency" office:currency="USD" office:value="1217.56024117914">
            <text:p>$1,217.56</text:p>
          </table:table-cell>
          <table:table-cell table:style-name="ce21" table:formula="of:=IF(OR(EXACT([.B150];&quot;&quot;);[.B150]&lt;=0);&quot;&quot;;IF([.G151]&gt;0;[.G151];MIN([.B150]+[.C15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1]+1" office:value-type="float" office:value="146">
            <text:p>146</text:p>
          </table:table-cell>
          <table:table-cell table:style-name="ce21" table:formula="of:=IF(OR(EXACT([.B151];&quot;&quot;);[.B151]&lt;=0);&quot;&quot;;ROUND([.B151]-[.D152];2))" office:value-type="currency" office:currency="USD" office:value="140916.14">
            <text:p>$140,916.14</text:p>
          </table:table-cell>
          <table:table-cell table:style-name="ce21" table:formula="of:=IF(OR(EXACT([.B151];&quot;&quot;);[.B151]&lt;=0);&quot;&quot;;[.B151]*[.$D$1])" office:value-type="currency" office:currency="USD" office:value="592.244875">
            <text:p>$592.24</text:p>
          </table:table-cell>
          <table:table-cell table:style-name="ce21" table:formula="of:=IF(OR(EXACT([.B151];&quot;&quot;);[.B151]&lt;=0);&quot;&quot;;[.E152]-[.C152])" office:value-type="currency" office:currency="USD" office:value="1222.63340784581">
            <text:p>$1,222.63</text:p>
          </table:table-cell>
          <table:table-cell table:style-name="ce21" table:formula="of:=IF(OR(EXACT([.B151];&quot;&quot;);[.B151]&lt;=0);&quot;&quot;;IF([.G152]&gt;0;[.G152];MIN([.B151]+[.C15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2]+1" office:value-type="float" office:value="147">
            <text:p>147</text:p>
          </table:table-cell>
          <table:table-cell table:style-name="ce21" table:formula="of:=IF(OR(EXACT([.B152];&quot;&quot;);[.B152]&lt;=0);&quot;&quot;;ROUND([.B152]-[.D153];2))" office:value-type="currency" office:currency="USD" office:value="139688.41">
            <text:p>$139,688.41</text:p>
          </table:table-cell>
          <table:table-cell table:style-name="ce21" table:formula="of:=IF(OR(EXACT([.B152];&quot;&quot;);[.B152]&lt;=0);&quot;&quot;;[.B152]*[.$D$1])" office:value-type="currency" office:currency="USD" office:value="587.150583333333">
            <text:p>$587.15</text:p>
          </table:table-cell>
          <table:table-cell table:style-name="ce21" table:formula="of:=IF(OR(EXACT([.B152];&quot;&quot;);[.B152]&lt;=0);&quot;&quot;;[.E153]-[.C153])" office:value-type="currency" office:currency="USD" office:value="1227.72769951248">
            <text:p>$1,227.73</text:p>
          </table:table-cell>
          <table:table-cell table:style-name="ce21" table:formula="of:=IF(OR(EXACT([.B152];&quot;&quot;);[.B152]&lt;=0);&quot;&quot;;IF([.G153]&gt;0;[.G153];MIN([.B152]+[.C15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3]+1" office:value-type="float" office:value="148">
            <text:p>148</text:p>
          </table:table-cell>
          <table:table-cell table:style-name="ce21" table:formula="of:=IF(OR(EXACT([.B153];&quot;&quot;);[.B153]&lt;=0);&quot;&quot;;ROUND([.B153]-[.D154];2))" office:value-type="currency" office:currency="USD" office:value="138455.57">
            <text:p>$138,455.57</text:p>
          </table:table-cell>
          <table:table-cell table:style-name="ce21" table:formula="of:=IF(OR(EXACT([.B153];&quot;&quot;);[.B153]&lt;=0);&quot;&quot;;[.B153]*[.$D$1])" office:value-type="currency" office:currency="USD" office:value="582.035041666667">
            <text:p>$582.04</text:p>
          </table:table-cell>
          <table:table-cell table:style-name="ce21" table:formula="of:=IF(OR(EXACT([.B153];&quot;&quot;);[.B153]&lt;=0);&quot;&quot;;[.E154]-[.C154])" office:value-type="currency" office:currency="USD" office:value="1232.84324117915">
            <text:p>$1,232.84</text:p>
          </table:table-cell>
          <table:table-cell table:style-name="ce21" table:formula="of:=IF(OR(EXACT([.B153];&quot;&quot;);[.B153]&lt;=0);&quot;&quot;;IF([.G154]&gt;0;[.G154];MIN([.B153]+[.C15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4]+1" office:value-type="float" office:value="149">
            <text:p>149</text:p>
          </table:table-cell>
          <table:table-cell table:style-name="ce21" table:formula="of:=IF(OR(EXACT([.B154];&quot;&quot;);[.B154]&lt;=0);&quot;&quot;;ROUND([.B154]-[.D155];2))" office:value-type="currency" office:currency="USD" office:value="137217.59">
            <text:p>$137,217.59</text:p>
          </table:table-cell>
          <table:table-cell table:style-name="ce21" table:formula="of:=IF(OR(EXACT([.B154];&quot;&quot;);[.B154]&lt;=0);&quot;&quot;;[.B154]*[.$D$1])" office:value-type="currency" office:currency="USD" office:value="576.898208333333">
            <text:p>$576.90</text:p>
          </table:table-cell>
          <table:table-cell table:style-name="ce21" table:formula="of:=IF(OR(EXACT([.B154];&quot;&quot;);[.B154]&lt;=0);&quot;&quot;;[.E155]-[.C155])" office:value-type="currency" office:currency="USD" office:value="1237.98007451248">
            <text:p>$1,237.98</text:p>
          </table:table-cell>
          <table:table-cell table:style-name="ce21" table:formula="of:=IF(OR(EXACT([.B154];&quot;&quot;);[.B154]&lt;=0);&quot;&quot;;IF([.G155]&gt;0;[.G155];MIN([.B154]+[.C15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5]+1" office:value-type="float" office:value="150">
            <text:p>150</text:p>
          </table:table-cell>
          <table:table-cell table:style-name="ce21" table:formula="of:=IF(OR(EXACT([.B155];&quot;&quot;);[.B155]&lt;=0);&quot;&quot;;ROUND([.B155]-[.D156];2))" office:value-type="currency" office:currency="USD" office:value="135974.45">
            <text:p>$135,974.45</text:p>
          </table:table-cell>
          <table:table-cell table:style-name="ce21" table:formula="of:=IF(OR(EXACT([.B155];&quot;&quot;);[.B155]&lt;=0);&quot;&quot;;[.B155]*[.$D$1])" office:value-type="currency" office:currency="USD" office:value="571.739958333333">
            <text:p>$571.74</text:p>
          </table:table-cell>
          <table:table-cell table:style-name="ce21" table:formula="of:=IF(OR(EXACT([.B155];&quot;&quot;);[.B155]&lt;=0);&quot;&quot;;[.E156]-[.C156])" office:value-type="currency" office:currency="USD" office:value="1243.13832451248">
            <text:p>$1,243.14</text:p>
          </table:table-cell>
          <table:table-cell table:style-name="ce21" table:formula="of:=IF(OR(EXACT([.B155];&quot;&quot;);[.B155]&lt;=0);&quot;&quot;;IF([.G156]&gt;0;[.G156];MIN([.B155]+[.C15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6]+1" office:value-type="float" office:value="151">
            <text:p>151</text:p>
          </table:table-cell>
          <table:table-cell table:style-name="ce21" table:formula="of:=IF(OR(EXACT([.B156];&quot;&quot;);[.B156]&lt;=0);&quot;&quot;;ROUND([.B156]-[.D157];2))" office:value-type="currency" office:currency="USD" office:value="134726.13">
            <text:p>$134,726.13</text:p>
          </table:table-cell>
          <table:table-cell table:style-name="ce21" table:formula="of:=IF(OR(EXACT([.B156];&quot;&quot;);[.B156]&lt;=0);&quot;&quot;;[.B156]*[.$D$1])" office:value-type="currency" office:currency="USD" office:value="566.560208333333">
            <text:p>$566.56</text:p>
          </table:table-cell>
          <table:table-cell table:style-name="ce21" table:formula="of:=IF(OR(EXACT([.B156];&quot;&quot;);[.B156]&lt;=0);&quot;&quot;;[.E157]-[.C157])" office:value-type="currency" office:currency="USD" office:value="1248.31807451248">
            <text:p>$1,248.32</text:p>
          </table:table-cell>
          <table:table-cell table:style-name="ce21" table:formula="of:=IF(OR(EXACT([.B156];&quot;&quot;);[.B156]&lt;=0);&quot;&quot;;IF([.G157]&gt;0;[.G157];MIN([.B156]+[.C15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7]+1" office:value-type="float" office:value="152">
            <text:p>152</text:p>
          </table:table-cell>
          <table:table-cell table:style-name="ce21" table:formula="of:=IF(OR(EXACT([.B157];&quot;&quot;);[.B157]&lt;=0);&quot;&quot;;ROUND([.B157]-[.D158];2))" office:value-type="currency" office:currency="USD" office:value="133472.61">
            <text:p>$133,472.61</text:p>
          </table:table-cell>
          <table:table-cell table:style-name="ce21" table:formula="of:=IF(OR(EXACT([.B157];&quot;&quot;);[.B157]&lt;=0);&quot;&quot;;[.B157]*[.$D$1])" office:value-type="currency" office:currency="USD" office:value="561.358875">
            <text:p>$561.36</text:p>
          </table:table-cell>
          <table:table-cell table:style-name="ce21" table:formula="of:=IF(OR(EXACT([.B157];&quot;&quot;);[.B157]&lt;=0);&quot;&quot;;[.E158]-[.C158])" office:value-type="currency" office:currency="USD" office:value="1253.51940784581">
            <text:p>$1,253.52</text:p>
          </table:table-cell>
          <table:table-cell table:style-name="ce21" table:formula="of:=IF(OR(EXACT([.B157];&quot;&quot;);[.B157]&lt;=0);&quot;&quot;;IF([.G158]&gt;0;[.G158];MIN([.B157]+[.C15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8]+1" office:value-type="float" office:value="153">
            <text:p>153</text:p>
          </table:table-cell>
          <table:table-cell table:style-name="ce21" table:formula="of:=IF(OR(EXACT([.B158];&quot;&quot;);[.B158]&lt;=0);&quot;&quot;;ROUND([.B158]-[.D159];2))" office:value-type="currency" office:currency="USD" office:value="132213.87">
            <text:p>$132,213.87</text:p>
          </table:table-cell>
          <table:table-cell table:style-name="ce21" table:formula="of:=IF(OR(EXACT([.B158];&quot;&quot;);[.B158]&lt;=0);&quot;&quot;;[.B158]*[.$D$1])" office:value-type="currency" office:currency="USD" office:value="556.135875">
            <text:p>$556.14</text:p>
          </table:table-cell>
          <table:table-cell table:style-name="ce21" table:formula="of:=IF(OR(EXACT([.B158];&quot;&quot;);[.B158]&lt;=0);&quot;&quot;;[.E159]-[.C159])" office:value-type="currency" office:currency="USD" office:value="1258.74240784581">
            <text:p>$1,258.74</text:p>
          </table:table-cell>
          <table:table-cell table:style-name="ce21" table:formula="of:=IF(OR(EXACT([.B158];&quot;&quot;);[.B158]&lt;=0);&quot;&quot;;IF([.G159]&gt;0;[.G159];MIN([.B158]+[.C15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9]+1" office:value-type="float" office:value="154">
            <text:p>154</text:p>
          </table:table-cell>
          <table:table-cell table:style-name="ce21" table:formula="of:=IF(OR(EXACT([.B159];&quot;&quot;);[.B159]&lt;=0);&quot;&quot;;ROUND([.B159]-[.D160];2))" office:value-type="currency" office:currency="USD" office:value="130949.88">
            <text:p>$130,949.88</text:p>
          </table:table-cell>
          <table:table-cell table:style-name="ce21" table:formula="of:=IF(OR(EXACT([.B159];&quot;&quot;);[.B159]&lt;=0);&quot;&quot;;[.B159]*[.$D$1])" office:value-type="currency" office:currency="USD" office:value="550.891125">
            <text:p>$550.89</text:p>
          </table:table-cell>
          <table:table-cell table:style-name="ce21" table:formula="of:=IF(OR(EXACT([.B159];&quot;&quot;);[.B159]&lt;=0);&quot;&quot;;[.E160]-[.C160])" office:value-type="currency" office:currency="USD" office:value="1263.98715784581">
            <text:p>$1,263.99</text:p>
          </table:table-cell>
          <table:table-cell table:style-name="ce21" table:formula="of:=IF(OR(EXACT([.B159];&quot;&quot;);[.B159]&lt;=0);&quot;&quot;;IF([.G160]&gt;0;[.G160];MIN([.B159]+[.C16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0]+1" office:value-type="float" office:value="155">
            <text:p>155</text:p>
          </table:table-cell>
          <table:table-cell table:style-name="ce21" table:formula="of:=IF(OR(EXACT([.B160];&quot;&quot;);[.B160]&lt;=0);&quot;&quot;;ROUND([.B160]-[.D161];2))" office:value-type="currency" office:currency="USD" office:value="129680.63">
            <text:p>$129,680.63</text:p>
          </table:table-cell>
          <table:table-cell table:style-name="ce21" table:formula="of:=IF(OR(EXACT([.B160];&quot;&quot;);[.B160]&lt;=0);&quot;&quot;;[.B160]*[.$D$1])" office:value-type="currency" office:currency="USD" office:value="545.6245">
            <text:p>$545.62</text:p>
          </table:table-cell>
          <table:table-cell table:style-name="ce21" table:formula="of:=IF(OR(EXACT([.B160];&quot;&quot;);[.B160]&lt;=0);&quot;&quot;;[.E161]-[.C161])" office:value-type="currency" office:currency="USD" office:value="1269.25378284581">
            <text:p>$1,269.25</text:p>
          </table:table-cell>
          <table:table-cell table:style-name="ce21" table:formula="of:=IF(OR(EXACT([.B160];&quot;&quot;);[.B160]&lt;=0);&quot;&quot;;IF([.G161]&gt;0;[.G161];MIN([.B160]+[.C16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61]+1" office:value-type="float" office:value="156">
            <text:p>156</text:p>
          </table:table-cell>
          <table:table-cell table:style-name="ce22" table:formula="of:=IF(OR(EXACT([.B161];&quot;&quot;);[.B161]&lt;=0);&quot;&quot;;ROUND([.B161]-[.D162];2))" office:value-type="currency" office:currency="USD" office:value="128406.09">
            <text:p>$128,406.09</text:p>
          </table:table-cell>
          <table:table-cell table:style-name="ce22" table:formula="of:=IF(OR(EXACT([.B161];&quot;&quot;);[.B161]&lt;=0);&quot;&quot;;[.B161]*[.$D$1])" office:value-type="currency" office:currency="USD" office:value="540.335958333333">
            <text:p>$540.34</text:p>
          </table:table-cell>
          <table:table-cell table:style-name="ce22" table:formula="of:=IF(OR(EXACT([.B161];&quot;&quot;);[.B161]&lt;=0);&quot;&quot;;[.E162]-[.C162])" office:value-type="currency" office:currency="USD" office:value="1274.54232451248">
            <text:p>$1,274.54</text:p>
          </table:table-cell>
          <table:table-cell table:style-name="ce22" table:formula="of:=IF(OR(EXACT([.B161];&quot;&quot;);[.B161]&lt;=0);&quot;&quot;;IF([.G162]&gt;0;[.G162];MIN([.B161]+[.C162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3">
            <text:p>1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2]+1" office:value-type="float" office:value="157">
            <text:p>157</text:p>
          </table:table-cell>
          <table:table-cell table:style-name="ce21" table:formula="of:=IF(OR(EXACT([.B162];&quot;&quot;);[.B162]&lt;=0);&quot;&quot;;ROUND([.B162]-[.D163];2))" office:value-type="currency" office:currency="USD" office:value="127126.24">
            <text:p>$127,126.24</text:p>
          </table:table-cell>
          <table:table-cell table:style-name="ce21" table:formula="of:=IF(OR(EXACT([.B162];&quot;&quot;);[.B162]&lt;=0);&quot;&quot;;[.B162]*[.$D$1])" office:value-type="currency" office:currency="USD" office:value="535.025375">
            <text:p>$535.03</text:p>
          </table:table-cell>
          <table:table-cell table:style-name="ce21" table:formula="of:=IF(OR(EXACT([.B162];&quot;&quot;);[.B162]&lt;=0);&quot;&quot;;[.E163]-[.C163])" office:value-type="currency" office:currency="USD" office:value="1279.85290784581">
            <text:p>$1,279.85</text:p>
          </table:table-cell>
          <table:table-cell table:style-name="ce21" table:formula="of:=IF(OR(EXACT([.B162];&quot;&quot;);[.B162]&lt;=0);&quot;&quot;;IF([.G163]&gt;0;[.G163];MIN([.B162]+[.C16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3]+1" office:value-type="float" office:value="158">
            <text:p>158</text:p>
          </table:table-cell>
          <table:table-cell table:style-name="ce21" table:formula="of:=IF(OR(EXACT([.B163];&quot;&quot;);[.B163]&lt;=0);&quot;&quot;;ROUND([.B163]-[.D164];2))" office:value-type="currency" office:currency="USD" office:value="125841.05">
            <text:p>$125,841.05</text:p>
          </table:table-cell>
          <table:table-cell table:style-name="ce21" table:formula="of:=IF(OR(EXACT([.B163];&quot;&quot;);[.B163]&lt;=0);&quot;&quot;;[.B163]*[.$D$1])" office:value-type="currency" office:currency="USD" office:value="529.692666666667">
            <text:p>$529.69</text:p>
          </table:table-cell>
          <table:table-cell table:style-name="ce21" table:formula="of:=IF(OR(EXACT([.B163];&quot;&quot;);[.B163]&lt;=0);&quot;&quot;;[.E164]-[.C164])" office:value-type="currency" office:currency="USD" office:value="1285.18561617914">
            <text:p>$1,285.19</text:p>
          </table:table-cell>
          <table:table-cell table:style-name="ce21" table:formula="of:=IF(OR(EXACT([.B163];&quot;&quot;);[.B163]&lt;=0);&quot;&quot;;IF([.G164]&gt;0;[.G164];MIN([.B163]+[.C16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4]+1" office:value-type="float" office:value="159">
            <text:p>159</text:p>
          </table:table-cell>
          <table:table-cell table:style-name="ce21" table:formula="of:=IF(OR(EXACT([.B164];&quot;&quot;);[.B164]&lt;=0);&quot;&quot;;ROUND([.B164]-[.D165];2))" office:value-type="currency" office:currency="USD" office:value="124550.51">
            <text:p>$124,550.51</text:p>
          </table:table-cell>
          <table:table-cell table:style-name="ce21" table:formula="of:=IF(OR(EXACT([.B164];&quot;&quot;);[.B164]&lt;=0);&quot;&quot;;[.B164]*[.$D$1])" office:value-type="currency" office:currency="USD" office:value="524.337708333333">
            <text:p>$524.34</text:p>
          </table:table-cell>
          <table:table-cell table:style-name="ce21" table:formula="of:=IF(OR(EXACT([.B164];&quot;&quot;);[.B164]&lt;=0);&quot;&quot;;[.E165]-[.C165])" office:value-type="currency" office:currency="USD" office:value="1290.54057451248">
            <text:p>$1,290.54</text:p>
          </table:table-cell>
          <table:table-cell table:style-name="ce21" table:formula="of:=IF(OR(EXACT([.B164];&quot;&quot;);[.B164]&lt;=0);&quot;&quot;;IF([.G165]&gt;0;[.G165];MIN([.B164]+[.C16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5]+1" office:value-type="float" office:value="160">
            <text:p>160</text:p>
          </table:table-cell>
          <table:table-cell table:style-name="ce21" table:formula="of:=IF(OR(EXACT([.B165];&quot;&quot;);[.B165]&lt;=0);&quot;&quot;;ROUND([.B165]-[.D166];2))" office:value-type="currency" office:currency="USD" office:value="123254.59">
            <text:p>$123,254.59</text:p>
          </table:table-cell>
          <table:table-cell table:style-name="ce21" table:formula="of:=IF(OR(EXACT([.B165];&quot;&quot;);[.B165]&lt;=0);&quot;&quot;;[.B165]*[.$D$1])" office:value-type="currency" office:currency="USD" office:value="518.960458333333">
            <text:p>$518.96</text:p>
          </table:table-cell>
          <table:table-cell table:style-name="ce21" table:formula="of:=IF(OR(EXACT([.B165];&quot;&quot;);[.B165]&lt;=0);&quot;&quot;;[.E166]-[.C166])" office:value-type="currency" office:currency="USD" office:value="1295.91782451248">
            <text:p>$1,295.92</text:p>
          </table:table-cell>
          <table:table-cell table:style-name="ce21" table:formula="of:=IF(OR(EXACT([.B165];&quot;&quot;);[.B165]&lt;=0);&quot;&quot;;IF([.G166]&gt;0;[.G166];MIN([.B165]+[.C16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6]+1" office:value-type="float" office:value="161">
            <text:p>161</text:p>
          </table:table-cell>
          <table:table-cell table:style-name="ce21" table:formula="of:=IF(OR(EXACT([.B166];&quot;&quot;);[.B166]&lt;=0);&quot;&quot;;ROUND([.B166]-[.D167];2))" office:value-type="currency" office:currency="USD" office:value="121953.27">
            <text:p>$121,953.27</text:p>
          </table:table-cell>
          <table:table-cell table:style-name="ce21" table:formula="of:=IF(OR(EXACT([.B166];&quot;&quot;);[.B166]&lt;=0);&quot;&quot;;[.B166]*[.$D$1])" office:value-type="currency" office:currency="USD" office:value="513.560791666667">
            <text:p>$513.56</text:p>
          </table:table-cell>
          <table:table-cell table:style-name="ce21" table:formula="of:=IF(OR(EXACT([.B166];&quot;&quot;);[.B166]&lt;=0);&quot;&quot;;[.E167]-[.C167])" office:value-type="currency" office:currency="USD" office:value="1301.31749117914">
            <text:p>$1,301.32</text:p>
          </table:table-cell>
          <table:table-cell table:style-name="ce21" table:formula="of:=IF(OR(EXACT([.B166];&quot;&quot;);[.B166]&lt;=0);&quot;&quot;;IF([.G167]&gt;0;[.G167];MIN([.B166]+[.C16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7]+1" office:value-type="float" office:value="162">
            <text:p>162</text:p>
          </table:table-cell>
          <table:table-cell table:style-name="ce21" table:formula="of:=IF(OR(EXACT([.B167];&quot;&quot;);[.B167]&lt;=0);&quot;&quot;;ROUND([.B167]-[.D168];2))" office:value-type="currency" office:currency="USD" office:value="120646.53">
            <text:p>$120,646.53</text:p>
          </table:table-cell>
          <table:table-cell table:style-name="ce21" table:formula="of:=IF(OR(EXACT([.B167];&quot;&quot;);[.B167]&lt;=0);&quot;&quot;;[.B167]*[.$D$1])" office:value-type="currency" office:currency="USD" office:value="508.138625">
            <text:p>$508.14</text:p>
          </table:table-cell>
          <table:table-cell table:style-name="ce21" table:formula="of:=IF(OR(EXACT([.B167];&quot;&quot;);[.B167]&lt;=0);&quot;&quot;;[.E168]-[.C168])" office:value-type="currency" office:currency="USD" office:value="1306.73965784581">
            <text:p>$1,306.74</text:p>
          </table:table-cell>
          <table:table-cell table:style-name="ce21" table:formula="of:=IF(OR(EXACT([.B167];&quot;&quot;);[.B167]&lt;=0);&quot;&quot;;IF([.G168]&gt;0;[.G168];MIN([.B167]+[.C16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8]+1" office:value-type="float" office:value="163">
            <text:p>163</text:p>
          </table:table-cell>
          <table:table-cell table:style-name="ce21" table:formula="of:=IF(OR(EXACT([.B168];&quot;&quot;);[.B168]&lt;=0);&quot;&quot;;ROUND([.B168]-[.D169];2))" office:value-type="currency" office:currency="USD" office:value="119334.35">
            <text:p>$119,334.35</text:p>
          </table:table-cell>
          <table:table-cell table:style-name="ce21" table:formula="of:=IF(OR(EXACT([.B168];&quot;&quot;);[.B168]&lt;=0);&quot;&quot;;[.B168]*[.$D$1])" office:value-type="currency" office:currency="USD" office:value="502.693875">
            <text:p>$502.69</text:p>
          </table:table-cell>
          <table:table-cell table:style-name="ce21" table:formula="of:=IF(OR(EXACT([.B168];&quot;&quot;);[.B168]&lt;=0);&quot;&quot;;[.E169]-[.C169])" office:value-type="currency" office:currency="USD" office:value="1312.18440784581">
            <text:p>$1,312.18</text:p>
          </table:table-cell>
          <table:table-cell table:style-name="ce21" table:formula="of:=IF(OR(EXACT([.B168];&quot;&quot;);[.B168]&lt;=0);&quot;&quot;;IF([.G169]&gt;0;[.G169];MIN([.B168]+[.C16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9]+1" office:value-type="float" office:value="164">
            <text:p>164</text:p>
          </table:table-cell>
          <table:table-cell table:style-name="ce21" table:formula="of:=IF(OR(EXACT([.B169];&quot;&quot;);[.B169]&lt;=0);&quot;&quot;;ROUND([.B169]-[.D170];2))" office:value-type="currency" office:currency="USD" office:value="118016.7">
            <text:p>$118,016.70</text:p>
          </table:table-cell>
          <table:table-cell table:style-name="ce21" table:formula="of:=IF(OR(EXACT([.B169];&quot;&quot;);[.B169]&lt;=0);&quot;&quot;;[.B169]*[.$D$1])" office:value-type="currency" office:currency="USD" office:value="497.226458333333">
            <text:p>$497.23</text:p>
          </table:table-cell>
          <table:table-cell table:style-name="ce21" table:formula="of:=IF(OR(EXACT([.B169];&quot;&quot;);[.B169]&lt;=0);&quot;&quot;;[.E170]-[.C170])" office:value-type="currency" office:currency="USD" office:value="1317.65182451248">
            <text:p>$1,317.65</text:p>
          </table:table-cell>
          <table:table-cell table:style-name="ce21" table:formula="of:=IF(OR(EXACT([.B169];&quot;&quot;);[.B169]&lt;=0);&quot;&quot;;IF([.G170]&gt;0;[.G170];MIN([.B169]+[.C17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0]+1" office:value-type="float" office:value="165">
            <text:p>165</text:p>
          </table:table-cell>
          <table:table-cell table:style-name="ce21" table:formula="of:=IF(OR(EXACT([.B170];&quot;&quot;);[.B170]&lt;=0);&quot;&quot;;ROUND([.B170]-[.D171];2))" office:value-type="currency" office:currency="USD" office:value="116693.56">
            <text:p>$116,693.56</text:p>
          </table:table-cell>
          <table:table-cell table:style-name="ce21" table:formula="of:=IF(OR(EXACT([.B170];&quot;&quot;);[.B170]&lt;=0);&quot;&quot;;[.B170]*[.$D$1])" office:value-type="currency" office:currency="USD" office:value="491.73625">
            <text:p>$491.74</text:p>
          </table:table-cell>
          <table:table-cell table:style-name="ce21" table:formula="of:=IF(OR(EXACT([.B170];&quot;&quot;);[.B170]&lt;=0);&quot;&quot;;[.E171]-[.C171])" office:value-type="currency" office:currency="USD" office:value="1323.14203284581">
            <text:p>$1,323.14</text:p>
          </table:table-cell>
          <table:table-cell table:style-name="ce21" table:formula="of:=IF(OR(EXACT([.B170];&quot;&quot;);[.B170]&lt;=0);&quot;&quot;;IF([.G171]&gt;0;[.G171];MIN([.B170]+[.C17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1]+1" office:value-type="float" office:value="166">
            <text:p>166</text:p>
          </table:table-cell>
          <table:table-cell table:style-name="ce21" table:formula="of:=IF(OR(EXACT([.B171];&quot;&quot;);[.B171]&lt;=0);&quot;&quot;;ROUND([.B171]-[.D172];2))" office:value-type="currency" office:currency="USD" office:value="115364.9">
            <text:p>$115,364.90</text:p>
          </table:table-cell>
          <table:table-cell table:style-name="ce21" table:formula="of:=IF(OR(EXACT([.B171];&quot;&quot;);[.B171]&lt;=0);&quot;&quot;;[.B171]*[.$D$1])" office:value-type="currency" office:currency="USD" office:value="486.223166666667">
            <text:p>$486.22</text:p>
          </table:table-cell>
          <table:table-cell table:style-name="ce21" table:formula="of:=IF(OR(EXACT([.B171];&quot;&quot;);[.B171]&lt;=0);&quot;&quot;;[.E172]-[.C172])" office:value-type="currency" office:currency="USD" office:value="1328.65511617914">
            <text:p>$1,328.66</text:p>
          </table:table-cell>
          <table:table-cell table:style-name="ce21" table:formula="of:=IF(OR(EXACT([.B171];&quot;&quot;);[.B171]&lt;=0);&quot;&quot;;IF([.G172]&gt;0;[.G172];MIN([.B171]+[.C17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2]+1" office:value-type="float" office:value="167">
            <text:p>167</text:p>
          </table:table-cell>
          <table:table-cell table:style-name="ce21" table:formula="of:=IF(OR(EXACT([.B172];&quot;&quot;);[.B172]&lt;=0);&quot;&quot;;ROUND([.B172]-[.D173];2))" office:value-type="currency" office:currency="USD" office:value="114030.71">
            <text:p>$114,030.71</text:p>
          </table:table-cell>
          <table:table-cell table:style-name="ce21" table:formula="of:=IF(OR(EXACT([.B172];&quot;&quot;);[.B172]&lt;=0);&quot;&quot;;[.B172]*[.$D$1])" office:value-type="currency" office:currency="USD" office:value="480.687083333333">
            <text:p>$480.69</text:p>
          </table:table-cell>
          <table:table-cell table:style-name="ce21" table:formula="of:=IF(OR(EXACT([.B172];&quot;&quot;);[.B172]&lt;=0);&quot;&quot;;[.E173]-[.C173])" office:value-type="currency" office:currency="USD" office:value="1334.19119951248">
            <text:p>$1,334.19</text:p>
          </table:table-cell>
          <table:table-cell table:style-name="ce21" table:formula="of:=IF(OR(EXACT([.B172];&quot;&quot;);[.B172]&lt;=0);&quot;&quot;;IF([.G173]&gt;0;[.G173];MIN([.B172]+[.C17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3]+1" office:value-type="float" office:value="168">
            <text:p>168</text:p>
          </table:table-cell>
          <table:table-cell table:style-name="ce22" table:formula="of:=IF(OR(EXACT([.B173];&quot;&quot;);[.B173]&lt;=0);&quot;&quot;;ROUND([.B173]-[.D174];2))" office:value-type="currency" office:currency="USD" office:value="112690.96">
            <text:p>$112,690.96</text:p>
          </table:table-cell>
          <table:table-cell table:style-name="ce22" table:formula="of:=IF(OR(EXACT([.B173];&quot;&quot;);[.B173]&lt;=0);&quot;&quot;;[.B173]*[.$D$1])" office:value-type="currency" office:currency="USD" office:value="475.127958333333">
            <text:p>$475.13</text:p>
          </table:table-cell>
          <table:table-cell table:style-name="ce22" table:formula="of:=IF(OR(EXACT([.B173];&quot;&quot;);[.B173]&lt;=0);&quot;&quot;;[.E174]-[.C174])" office:value-type="currency" office:currency="USD" office:value="1339.75032451248">
            <text:p>$1,339.75</text:p>
          </table:table-cell>
          <table:table-cell table:style-name="ce22" table:formula="of:=IF(OR(EXACT([.B173];&quot;&quot;);[.B173]&lt;=0);&quot;&quot;;IF([.G174]&gt;0;[.G174];MIN([.B173]+[.C174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4">
            <text:p>1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4]+1" office:value-type="float" office:value="169">
            <text:p>169</text:p>
          </table:table-cell>
          <table:table-cell table:style-name="ce21" table:formula="of:=IF(OR(EXACT([.B174];&quot;&quot;);[.B174]&lt;=0);&quot;&quot;;ROUND([.B174]-[.D175];2))" office:value-type="currency" office:currency="USD" office:value="111345.63">
            <text:p>$111,345.63</text:p>
          </table:table-cell>
          <table:table-cell table:style-name="ce21" table:formula="of:=IF(OR(EXACT([.B174];&quot;&quot;);[.B174]&lt;=0);&quot;&quot;;[.B174]*[.$D$1])" office:value-type="currency" office:currency="USD" office:value="469.545666666667">
            <text:p>$469.55</text:p>
          </table:table-cell>
          <table:table-cell table:style-name="ce21" table:formula="of:=IF(OR(EXACT([.B174];&quot;&quot;);[.B174]&lt;=0);&quot;&quot;;[.E175]-[.C175])" office:value-type="currency" office:currency="USD" office:value="1345.33261617915">
            <text:p>$1,345.33</text:p>
          </table:table-cell>
          <table:table-cell table:style-name="ce21" table:formula="of:=IF(OR(EXACT([.B174];&quot;&quot;);[.B174]&lt;=0);&quot;&quot;;IF([.G175]&gt;0;[.G175];MIN([.B174]+[.C17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5]+1" office:value-type="float" office:value="170">
            <text:p>170</text:p>
          </table:table-cell>
          <table:table-cell table:style-name="ce21" table:formula="of:=IF(OR(EXACT([.B175];&quot;&quot;);[.B175]&lt;=0);&quot;&quot;;ROUND([.B175]-[.D176];2))" office:value-type="currency" office:currency="USD" office:value="109994.69">
            <text:p>$109,994.69</text:p>
          </table:table-cell>
          <table:table-cell table:style-name="ce21" table:formula="of:=IF(OR(EXACT([.B175];&quot;&quot;);[.B175]&lt;=0);&quot;&quot;;[.B175]*[.$D$1])" office:value-type="currency" office:currency="USD" office:value="463.940125">
            <text:p>$463.94</text:p>
          </table:table-cell>
          <table:table-cell table:style-name="ce21" table:formula="of:=IF(OR(EXACT([.B175];&quot;&quot;);[.B175]&lt;=0);&quot;&quot;;[.E176]-[.C176])" office:value-type="currency" office:currency="USD" office:value="1350.93815784581">
            <text:p>$1,350.94</text:p>
          </table:table-cell>
          <table:table-cell table:style-name="ce21" table:formula="of:=IF(OR(EXACT([.B175];&quot;&quot;);[.B175]&lt;=0);&quot;&quot;;IF([.G176]&gt;0;[.G176];MIN([.B175]+[.C17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6]+1" office:value-type="float" office:value="171">
            <text:p>171</text:p>
          </table:table-cell>
          <table:table-cell table:style-name="ce21" table:formula="of:=IF(OR(EXACT([.B176];&quot;&quot;);[.B176]&lt;=0);&quot;&quot;;ROUND([.B176]-[.D177];2))" office:value-type="currency" office:currency="USD" office:value="108638.12">
            <text:p>$108,638.12</text:p>
          </table:table-cell>
          <table:table-cell table:style-name="ce21" table:formula="of:=IF(OR(EXACT([.B176];&quot;&quot;);[.B176]&lt;=0);&quot;&quot;;[.B176]*[.$D$1])" office:value-type="currency" office:currency="USD" office:value="458.311208333333">
            <text:p>$458.31</text:p>
          </table:table-cell>
          <table:table-cell table:style-name="ce21" table:formula="of:=IF(OR(EXACT([.B176];&quot;&quot;);[.B176]&lt;=0);&quot;&quot;;[.E177]-[.C177])" office:value-type="currency" office:currency="USD" office:value="1356.56707451248">
            <text:p>$1,356.57</text:p>
          </table:table-cell>
          <table:table-cell table:style-name="ce21" table:formula="of:=IF(OR(EXACT([.B176];&quot;&quot;);[.B176]&lt;=0);&quot;&quot;;IF([.G177]&gt;0;[.G177];MIN([.B176]+[.C17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7]+1" office:value-type="float" office:value="172">
            <text:p>172</text:p>
          </table:table-cell>
          <table:table-cell table:style-name="ce21" table:formula="of:=IF(OR(EXACT([.B177];&quot;&quot;);[.B177]&lt;=0);&quot;&quot;;ROUND([.B177]-[.D178];2))" office:value-type="currency" office:currency="USD" office:value="107275.9">
            <text:p>$107,275.90</text:p>
          </table:table-cell>
          <table:table-cell table:style-name="ce21" table:formula="of:=IF(OR(EXACT([.B177];&quot;&quot;);[.B177]&lt;=0);&quot;&quot;;[.B177]*[.$D$1])" office:value-type="currency" office:currency="USD" office:value="452.658833333333">
            <text:p>$452.66</text:p>
          </table:table-cell>
          <table:table-cell table:style-name="ce21" table:formula="of:=IF(OR(EXACT([.B177];&quot;&quot;);[.B177]&lt;=0);&quot;&quot;;[.E178]-[.C178])" office:value-type="currency" office:currency="USD" office:value="1362.21944951248">
            <text:p>$1,362.22</text:p>
          </table:table-cell>
          <table:table-cell table:style-name="ce21" table:formula="of:=IF(OR(EXACT([.B177];&quot;&quot;);[.B177]&lt;=0);&quot;&quot;;IF([.G178]&gt;0;[.G178];MIN([.B177]+[.C17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8]+1" office:value-type="float" office:value="173">
            <text:p>173</text:p>
          </table:table-cell>
          <table:table-cell table:style-name="ce21" table:formula="of:=IF(OR(EXACT([.B178];&quot;&quot;);[.B178]&lt;=0);&quot;&quot;;ROUND([.B178]-[.D179];2))" office:value-type="currency" office:currency="USD" office:value="105908">
            <text:p>$105,908.00</text:p>
          </table:table-cell>
          <table:table-cell table:style-name="ce21" table:formula="of:=IF(OR(EXACT([.B178];&quot;&quot;);[.B178]&lt;=0);&quot;&quot;;[.B178]*[.$D$1])" office:value-type="currency" office:currency="USD" office:value="446.982916666667">
            <text:p>$446.98</text:p>
          </table:table-cell>
          <table:table-cell table:style-name="ce21" table:formula="of:=IF(OR(EXACT([.B178];&quot;&quot;);[.B178]&lt;=0);&quot;&quot;;[.E179]-[.C179])" office:value-type="currency" office:currency="USD" office:value="1367.89536617914">
            <text:p>$1,367.90</text:p>
          </table:table-cell>
          <table:table-cell table:style-name="ce21" table:formula="of:=IF(OR(EXACT([.B178];&quot;&quot;);[.B178]&lt;=0);&quot;&quot;;IF([.G179]&gt;0;[.G179];MIN([.B178]+[.C17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9]+1" office:value-type="float" office:value="174">
            <text:p>174</text:p>
          </table:table-cell>
          <table:table-cell table:style-name="ce21" table:formula="of:=IF(OR(EXACT([.B179];&quot;&quot;);[.B179]&lt;=0);&quot;&quot;;ROUND([.B179]-[.D180];2))" office:value-type="currency" office:currency="USD" office:value="104534.41">
            <text:p>$104,534.41</text:p>
          </table:table-cell>
          <table:table-cell table:style-name="ce21" table:formula="of:=IF(OR(EXACT([.B179];&quot;&quot;);[.B179]&lt;=0);&quot;&quot;;[.B179]*[.$D$1])" office:value-type="currency" office:currency="USD" office:value="441.283333333333">
            <text:p>$441.28</text:p>
          </table:table-cell>
          <table:table-cell table:style-name="ce21" table:formula="of:=IF(OR(EXACT([.B179];&quot;&quot;);[.B179]&lt;=0);&quot;&quot;;[.E180]-[.C180])" office:value-type="currency" office:currency="USD" office:value="1373.59494951248">
            <text:p>$1,373.59</text:p>
          </table:table-cell>
          <table:table-cell table:style-name="ce21" table:formula="of:=IF(OR(EXACT([.B179];&quot;&quot;);[.B179]&lt;=0);&quot;&quot;;IF([.G180]&gt;0;[.G180];MIN([.B179]+[.C18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0]+1" office:value-type="float" office:value="175">
            <text:p>175</text:p>
          </table:table-cell>
          <table:table-cell table:style-name="ce21" table:formula="of:=IF(OR(EXACT([.B180];&quot;&quot;);[.B180]&lt;=0);&quot;&quot;;ROUND([.B180]-[.D181];2))" office:value-type="currency" office:currency="USD" office:value="103155.09">
            <text:p>$103,155.09</text:p>
          </table:table-cell>
          <table:table-cell table:style-name="ce21" table:formula="of:=IF(OR(EXACT([.B180];&quot;&quot;);[.B180]&lt;=0);&quot;&quot;;[.B180]*[.$D$1])" office:value-type="currency" office:currency="USD" office:value="435.560041666667">
            <text:p>$435.56</text:p>
          </table:table-cell>
          <table:table-cell table:style-name="ce21" table:formula="of:=IF(OR(EXACT([.B180];&quot;&quot;);[.B180]&lt;=0);&quot;&quot;;[.E181]-[.C181])" office:value-type="currency" office:currency="USD" office:value="1379.31824117915">
            <text:p>$1,379.32</text:p>
          </table:table-cell>
          <table:table-cell table:style-name="ce21" table:formula="of:=IF(OR(EXACT([.B180];&quot;&quot;);[.B180]&lt;=0);&quot;&quot;;IF([.G181]&gt;0;[.G181];MIN([.B180]+[.C18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1]+1" office:value-type="float" office:value="176">
            <text:p>176</text:p>
          </table:table-cell>
          <table:table-cell table:style-name="ce21" table:formula="of:=IF(OR(EXACT([.B181];&quot;&quot;);[.B181]&lt;=0);&quot;&quot;;ROUND([.B181]-[.D182];2))" office:value-type="currency" office:currency="USD" office:value="101770.02">
            <text:p>$101,770.02</text:p>
          </table:table-cell>
          <table:table-cell table:style-name="ce21" table:formula="of:=IF(OR(EXACT([.B181];&quot;&quot;);[.B181]&lt;=0);&quot;&quot;;[.B181]*[.$D$1])" office:value-type="currency" office:currency="USD" office:value="429.812875">
            <text:p>$429.81</text:p>
          </table:table-cell>
          <table:table-cell table:style-name="ce21" table:formula="of:=IF(OR(EXACT([.B181];&quot;&quot;);[.B181]&lt;=0);&quot;&quot;;[.E182]-[.C182])" office:value-type="currency" office:currency="USD" office:value="1385.06540784581">
            <text:p>$1,385.07</text:p>
          </table:table-cell>
          <table:table-cell table:style-name="ce21" table:formula="of:=IF(OR(EXACT([.B181];&quot;&quot;);[.B181]&lt;=0);&quot;&quot;;IF([.G182]&gt;0;[.G182];MIN([.B181]+[.C18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2]+1" office:value-type="float" office:value="177">
            <text:p>177</text:p>
          </table:table-cell>
          <table:table-cell table:style-name="ce21" table:formula="of:=IF(OR(EXACT([.B182];&quot;&quot;);[.B182]&lt;=0);&quot;&quot;;ROUND([.B182]-[.D183];2))" office:value-type="currency" office:currency="USD" office:value="100379.18">
            <text:p>$100,379.18</text:p>
          </table:table-cell>
          <table:table-cell table:style-name="ce21" table:formula="of:=IF(OR(EXACT([.B182];&quot;&quot;);[.B182]&lt;=0);&quot;&quot;;[.B182]*[.$D$1])" office:value-type="currency" office:currency="USD" office:value="424.04175">
            <text:p>$424.04</text:p>
          </table:table-cell>
          <table:table-cell table:style-name="ce21" table:formula="of:=IF(OR(EXACT([.B182];&quot;&quot;);[.B182]&lt;=0);&quot;&quot;;[.E183]-[.C183])" office:value-type="currency" office:currency="USD" office:value="1390.83653284581">
            <text:p>$1,390.84</text:p>
          </table:table-cell>
          <table:table-cell table:style-name="ce21" table:formula="of:=IF(OR(EXACT([.B182];&quot;&quot;);[.B182]&lt;=0);&quot;&quot;;IF([.G183]&gt;0;[.G183];MIN([.B182]+[.C18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3]+1" office:value-type="float" office:value="178">
            <text:p>178</text:p>
          </table:table-cell>
          <table:table-cell table:style-name="ce21" table:formula="of:=IF(OR(EXACT([.B183];&quot;&quot;);[.B183]&lt;=0);&quot;&quot;;ROUND([.B183]-[.D184];2))" office:value-type="currency" office:currency="USD" office:value="98982.55">
            <text:p>$98,982.55</text:p>
          </table:table-cell>
          <table:table-cell table:style-name="ce21" table:formula="of:=IF(OR(EXACT([.B183];&quot;&quot;);[.B183]&lt;=0);&quot;&quot;;[.B183]*[.$D$1])" office:value-type="currency" office:currency="USD" office:value="418.246583333333">
            <text:p>$418.25</text:p>
          </table:table-cell>
          <table:table-cell table:style-name="ce21" table:formula="of:=IF(OR(EXACT([.B183];&quot;&quot;);[.B183]&lt;=0);&quot;&quot;;[.E184]-[.C184])" office:value-type="currency" office:currency="USD" office:value="1396.63169951248">
            <text:p>$1,396.63</text:p>
          </table:table-cell>
          <table:table-cell table:style-name="ce21" table:formula="of:=IF(OR(EXACT([.B183];&quot;&quot;);[.B183]&lt;=0);&quot;&quot;;IF([.G184]&gt;0;[.G184];MIN([.B183]+[.C18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4]+1" office:value-type="float" office:value="179">
            <text:p>179</text:p>
          </table:table-cell>
          <table:table-cell table:style-name="ce21" table:formula="of:=IF(OR(EXACT([.B184];&quot;&quot;);[.B184]&lt;=0);&quot;&quot;;ROUND([.B184]-[.D185];2))" office:value-type="currency" office:currency="USD" office:value="97580.1">
            <text:p>$97,580.10</text:p>
          </table:table-cell>
          <table:table-cell table:style-name="ce21" table:formula="of:=IF(OR(EXACT([.B184];&quot;&quot;);[.B184]&lt;=0);&quot;&quot;;[.B184]*[.$D$1])" office:value-type="currency" office:currency="USD" office:value="412.427291666667">
            <text:p>$412.43</text:p>
          </table:table-cell>
          <table:table-cell table:style-name="ce21" table:formula="of:=IF(OR(EXACT([.B184];&quot;&quot;);[.B184]&lt;=0);&quot;&quot;;[.E185]-[.C185])" office:value-type="currency" office:currency="USD" office:value="1402.45099117915">
            <text:p>$1,402.45</text:p>
          </table:table-cell>
          <table:table-cell table:style-name="ce21" table:formula="of:=IF(OR(EXACT([.B184];&quot;&quot;);[.B184]&lt;=0);&quot;&quot;;IF([.G185]&gt;0;[.G185];MIN([.B184]+[.C18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85]+1" office:value-type="float" office:value="180">
            <text:p>180</text:p>
          </table:table-cell>
          <table:table-cell table:style-name="ce22" table:formula="of:=IF(OR(EXACT([.B185];&quot;&quot;);[.B185]&lt;=0);&quot;&quot;;ROUND([.B185]-[.D186];2))" office:value-type="currency" office:currency="USD" office:value="96171.81">
            <text:p>$96,171.81</text:p>
          </table:table-cell>
          <table:table-cell table:style-name="ce22" table:formula="of:=IF(OR(EXACT([.B185];&quot;&quot;);[.B185]&lt;=0);&quot;&quot;;[.B185]*[.$D$1])" office:value-type="currency" office:currency="USD" office:value="406.58375">
            <text:p>$406.58</text:p>
          </table:table-cell>
          <table:table-cell table:style-name="ce22" table:formula="of:=IF(OR(EXACT([.B185];&quot;&quot;);[.B185]&lt;=0);&quot;&quot;;[.E186]-[.C186])" office:value-type="currency" office:currency="USD" office:value="1408.29453284581">
            <text:p>$1,408.29</text:p>
          </table:table-cell>
          <table:table-cell table:style-name="ce22" table:formula="of:=IF(OR(EXACT([.B185];&quot;&quot;);[.B185]&lt;=0);&quot;&quot;;IF([.G186]&gt;0;[.G186];MIN([.B185]+[.C186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5">
            <text:p>1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6]+1" office:value-type="float" office:value="181">
            <text:p>181</text:p>
          </table:table-cell>
          <table:table-cell table:style-name="ce21" table:formula="of:=IF(OR(EXACT([.B186];&quot;&quot;);[.B186]&lt;=0);&quot;&quot;;ROUND([.B186]-[.D187];2))" office:value-type="currency" office:currency="USD" office:value="94757.65">
            <text:p>$94,757.65</text:p>
          </table:table-cell>
          <table:table-cell table:style-name="ce21" table:formula="of:=IF(OR(EXACT([.B186];&quot;&quot;);[.B186]&lt;=0);&quot;&quot;;[.B186]*[.$D$1])" office:value-type="currency" office:currency="USD" office:value="400.715875">
            <text:p>$400.72</text:p>
          </table:table-cell>
          <table:table-cell table:style-name="ce21" table:formula="of:=IF(OR(EXACT([.B186];&quot;&quot;);[.B186]&lt;=0);&quot;&quot;;[.E187]-[.C187])" office:value-type="currency" office:currency="USD" office:value="1414.16240784581">
            <text:p>$1,414.16</text:p>
          </table:table-cell>
          <table:table-cell table:style-name="ce21" table:formula="of:=IF(OR(EXACT([.B186];&quot;&quot;);[.B186]&lt;=0);&quot;&quot;;IF([.G187]&gt;0;[.G187];MIN([.B186]+[.C18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7]+1" office:value-type="float" office:value="182">
            <text:p>182</text:p>
          </table:table-cell>
          <table:table-cell table:style-name="ce21" table:formula="of:=IF(OR(EXACT([.B187];&quot;&quot;);[.B187]&lt;=0);&quot;&quot;;ROUND([.B187]-[.D188];2))" office:value-type="currency" office:currency="USD" office:value="93337.6">
            <text:p>$93,337.60</text:p>
          </table:table-cell>
          <table:table-cell table:style-name="ce21" table:formula="of:=IF(OR(EXACT([.B187];&quot;&quot;);[.B187]&lt;=0);&quot;&quot;;[.B187]*[.$D$1])" office:value-type="currency" office:currency="USD" office:value="394.823541666667">
            <text:p>$394.82</text:p>
          </table:table-cell>
          <table:table-cell table:style-name="ce21" table:formula="of:=IF(OR(EXACT([.B187];&quot;&quot;);[.B187]&lt;=0);&quot;&quot;;[.E188]-[.C188])" office:value-type="currency" office:currency="USD" office:value="1420.05474117914">
            <text:p>$1,420.05</text:p>
          </table:table-cell>
          <table:table-cell table:style-name="ce21" table:formula="of:=IF(OR(EXACT([.B187];&quot;&quot;);[.B187]&lt;=0);&quot;&quot;;IF([.G188]&gt;0;[.G188];MIN([.B187]+[.C18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8]+1" office:value-type="float" office:value="183">
            <text:p>183</text:p>
          </table:table-cell>
          <table:table-cell table:style-name="ce21" table:formula="of:=IF(OR(EXACT([.B188];&quot;&quot;);[.B188]&lt;=0);&quot;&quot;;ROUND([.B188]-[.D189];2))" office:value-type="currency" office:currency="USD" office:value="91911.63">
            <text:p>$91,911.63</text:p>
          </table:table-cell>
          <table:table-cell table:style-name="ce21" table:formula="of:=IF(OR(EXACT([.B188];&quot;&quot;);[.B188]&lt;=0);&quot;&quot;;[.B188]*[.$D$1])" office:value-type="currency" office:currency="USD" office:value="388.906666666667">
            <text:p>$388.91</text:p>
          </table:table-cell>
          <table:table-cell table:style-name="ce21" table:formula="of:=IF(OR(EXACT([.B188];&quot;&quot;);[.B188]&lt;=0);&quot;&quot;;[.E189]-[.C189])" office:value-type="currency" office:currency="USD" office:value="1425.97161617914">
            <text:p>$1,425.97</text:p>
          </table:table-cell>
          <table:table-cell table:style-name="ce21" table:formula="of:=IF(OR(EXACT([.B188];&quot;&quot;);[.B188]&lt;=0);&quot;&quot;;IF([.G189]&gt;0;[.G189];MIN([.B188]+[.C18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9]+1" office:value-type="float" office:value="184">
            <text:p>184</text:p>
          </table:table-cell>
          <table:table-cell table:style-name="ce21" table:formula="of:=IF(OR(EXACT([.B189];&quot;&quot;);[.B189]&lt;=0);&quot;&quot;;ROUND([.B189]-[.D190];2))" office:value-type="currency" office:currency="USD" office:value="90479.72">
            <text:p>$90,479.72</text:p>
          </table:table-cell>
          <table:table-cell table:style-name="ce21" table:formula="of:=IF(OR(EXACT([.B189];&quot;&quot;);[.B189]&lt;=0);&quot;&quot;;[.B189]*[.$D$1])" office:value-type="currency" office:currency="USD" office:value="382.965125">
            <text:p>$382.97</text:p>
          </table:table-cell>
          <table:table-cell table:style-name="ce21" table:formula="of:=IF(OR(EXACT([.B189];&quot;&quot;);[.B189]&lt;=0);&quot;&quot;;[.E190]-[.C190])" office:value-type="currency" office:currency="USD" office:value="1431.91315784581">
            <text:p>$1,431.91</text:p>
          </table:table-cell>
          <table:table-cell table:style-name="ce21" table:formula="of:=IF(OR(EXACT([.B189];&quot;&quot;);[.B189]&lt;=0);&quot;&quot;;IF([.G190]&gt;0;[.G190];MIN([.B189]+[.C19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0]+1" office:value-type="float" office:value="185">
            <text:p>185</text:p>
          </table:table-cell>
          <table:table-cell table:style-name="ce21" table:formula="of:=IF(OR(EXACT([.B190];&quot;&quot;);[.B190]&lt;=0);&quot;&quot;;ROUND([.B190]-[.D191];2))" office:value-type="currency" office:currency="USD" office:value="89041.84">
            <text:p>$89,041.84</text:p>
          </table:table-cell>
          <table:table-cell table:style-name="ce21" table:formula="of:=IF(OR(EXACT([.B190];&quot;&quot;);[.B190]&lt;=0);&quot;&quot;;[.B190]*[.$D$1])" office:value-type="currency" office:currency="USD" office:value="376.998833333333">
            <text:p>$377.00</text:p>
          </table:table-cell>
          <table:table-cell table:style-name="ce21" table:formula="of:=IF(OR(EXACT([.B190];&quot;&quot;);[.B190]&lt;=0);&quot;&quot;;[.E191]-[.C191])" office:value-type="currency" office:currency="USD" office:value="1437.87944951248">
            <text:p>$1,437.88</text:p>
          </table:table-cell>
          <table:table-cell table:style-name="ce21" table:formula="of:=IF(OR(EXACT([.B190];&quot;&quot;);[.B190]&lt;=0);&quot;&quot;;IF([.G191]&gt;0;[.G191];MIN([.B190]+[.C19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1]+1" office:value-type="float" office:value="186">
            <text:p>186</text:p>
          </table:table-cell>
          <table:table-cell table:style-name="ce21" table:formula="of:=IF(OR(EXACT([.B191];&quot;&quot;);[.B191]&lt;=0);&quot;&quot;;ROUND([.B191]-[.D192];2))" office:value-type="currency" office:currency="USD" office:value="87597.97">
            <text:p>$87,597.97</text:p>
          </table:table-cell>
          <table:table-cell table:style-name="ce21" table:formula="of:=IF(OR(EXACT([.B191];&quot;&quot;);[.B191]&lt;=0);&quot;&quot;;[.B191]*[.$D$1])" office:value-type="currency" office:currency="USD" office:value="371.007666666667">
            <text:p>$371.01</text:p>
          </table:table-cell>
          <table:table-cell table:style-name="ce21" table:formula="of:=IF(OR(EXACT([.B191];&quot;&quot;);[.B191]&lt;=0);&quot;&quot;;[.E192]-[.C192])" office:value-type="currency" office:currency="USD" office:value="1443.87061617915">
            <text:p>$1,443.87</text:p>
          </table:table-cell>
          <table:table-cell table:style-name="ce21" table:formula="of:=IF(OR(EXACT([.B191];&quot;&quot;);[.B191]&lt;=0);&quot;&quot;;IF([.G192]&gt;0;[.G192];MIN([.B191]+[.C19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2]+1" office:value-type="float" office:value="187">
            <text:p>187</text:p>
          </table:table-cell>
          <table:table-cell table:style-name="ce21" table:formula="of:=IF(OR(EXACT([.B192];&quot;&quot;);[.B192]&lt;=0);&quot;&quot;;ROUND([.B192]-[.D193];2))" office:value-type="currency" office:currency="USD" office:value="86148.08">
            <text:p>$86,148.08</text:p>
          </table:table-cell>
          <table:table-cell table:style-name="ce21" table:formula="of:=IF(OR(EXACT([.B192];&quot;&quot;);[.B192]&lt;=0);&quot;&quot;;[.B192]*[.$D$1])" office:value-type="currency" office:currency="USD" office:value="364.991541666667">
            <text:p>$364.99</text:p>
          </table:table-cell>
          <table:table-cell table:style-name="ce21" table:formula="of:=IF(OR(EXACT([.B192];&quot;&quot;);[.B192]&lt;=0);&quot;&quot;;[.E193]-[.C193])" office:value-type="currency" office:currency="USD" office:value="1449.88674117914">
            <text:p>$1,449.89</text:p>
          </table:table-cell>
          <table:table-cell table:style-name="ce21" table:formula="of:=IF(OR(EXACT([.B192];&quot;&quot;);[.B192]&lt;=0);&quot;&quot;;IF([.G193]&gt;0;[.G193];MIN([.B192]+[.C19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3]+1" office:value-type="float" office:value="188">
            <text:p>188</text:p>
          </table:table-cell>
          <table:table-cell table:style-name="ce21" table:formula="of:=IF(OR(EXACT([.B193];&quot;&quot;);[.B193]&lt;=0);&quot;&quot;;ROUND([.B193]-[.D194];2))" office:value-type="currency" office:currency="USD" office:value="84692.15">
            <text:p>$84,692.15</text:p>
          </table:table-cell>
          <table:table-cell table:style-name="ce21" table:formula="of:=IF(OR(EXACT([.B193];&quot;&quot;);[.B193]&lt;=0);&quot;&quot;;[.B193]*[.$D$1])" office:value-type="currency" office:currency="USD" office:value="358.950333333333">
            <text:p>$358.95</text:p>
          </table:table-cell>
          <table:table-cell table:style-name="ce21" table:formula="of:=IF(OR(EXACT([.B193];&quot;&quot;);[.B193]&lt;=0);&quot;&quot;;[.E194]-[.C194])" office:value-type="currency" office:currency="USD" office:value="1455.92794951248">
            <text:p>$1,455.93</text:p>
          </table:table-cell>
          <table:table-cell table:style-name="ce21" table:formula="of:=IF(OR(EXACT([.B193];&quot;&quot;);[.B193]&lt;=0);&quot;&quot;;IF([.G194]&gt;0;[.G194];MIN([.B193]+[.C19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4]+1" office:value-type="float" office:value="189">
            <text:p>189</text:p>
          </table:table-cell>
          <table:table-cell table:style-name="ce21" table:formula="of:=IF(OR(EXACT([.B194];&quot;&quot;);[.B194]&lt;=0);&quot;&quot;;ROUND([.B194]-[.D195];2))" office:value-type="currency" office:currency="USD" office:value="83230.16">
            <text:p>$83,230.16</text:p>
          </table:table-cell>
          <table:table-cell table:style-name="ce21" table:formula="of:=IF(OR(EXACT([.B194];&quot;&quot;);[.B194]&lt;=0);&quot;&quot;;[.B194]*[.$D$1])" office:value-type="currency" office:currency="USD" office:value="352.883958333333">
            <text:p>$352.88</text:p>
          </table:table-cell>
          <table:table-cell table:style-name="ce21" table:formula="of:=IF(OR(EXACT([.B194];&quot;&quot;);[.B194]&lt;=0);&quot;&quot;;[.E195]-[.C195])" office:value-type="currency" office:currency="USD" office:value="1461.99432451248">
            <text:p>$1,461.99</text:p>
          </table:table-cell>
          <table:table-cell table:style-name="ce21" table:formula="of:=IF(OR(EXACT([.B194];&quot;&quot;);[.B194]&lt;=0);&quot;&quot;;IF([.G195]&gt;0;[.G195];MIN([.B194]+[.C19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5]+1" office:value-type="float" office:value="190">
            <text:p>190</text:p>
          </table:table-cell>
          <table:table-cell table:style-name="ce21" table:formula="of:=IF(OR(EXACT([.B195];&quot;&quot;);[.B195]&lt;=0);&quot;&quot;;ROUND([.B195]-[.D196];2))" office:value-type="currency" office:currency="USD" office:value="81762.07">
            <text:p>$81,762.07</text:p>
          </table:table-cell>
          <table:table-cell table:style-name="ce21" table:formula="of:=IF(OR(EXACT([.B195];&quot;&quot;);[.B195]&lt;=0);&quot;&quot;;[.B195]*[.$D$1])" office:value-type="currency" office:currency="USD" office:value="346.792333333333">
            <text:p>$346.79</text:p>
          </table:table-cell>
          <table:table-cell table:style-name="ce21" table:formula="of:=IF(OR(EXACT([.B195];&quot;&quot;);[.B195]&lt;=0);&quot;&quot;;[.E196]-[.C196])" office:value-type="currency" office:currency="USD" office:value="1468.08594951248">
            <text:p>$1,468.09</text:p>
          </table:table-cell>
          <table:table-cell table:style-name="ce21" table:formula="of:=IF(OR(EXACT([.B195];&quot;&quot;);[.B195]&lt;=0);&quot;&quot;;IF([.G196]&gt;0;[.G196];MIN([.B195]+[.C19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6]+1" office:value-type="float" office:value="191">
            <text:p>191</text:p>
          </table:table-cell>
          <table:table-cell table:style-name="ce21" table:formula="of:=IF(OR(EXACT([.B196];&quot;&quot;);[.B196]&lt;=0);&quot;&quot;;ROUND([.B196]-[.D197];2))" office:value-type="currency" office:currency="USD" office:value="80287.87">
            <text:p>$80,287.87</text:p>
          </table:table-cell>
          <table:table-cell table:style-name="ce21" table:formula="of:=IF(OR(EXACT([.B196];&quot;&quot;);[.B196]&lt;=0);&quot;&quot;;[.B196]*[.$D$1])" office:value-type="currency" office:currency="USD" office:value="340.675291666667">
            <text:p>$340.68</text:p>
          </table:table-cell>
          <table:table-cell table:style-name="ce21" table:formula="of:=IF(OR(EXACT([.B196];&quot;&quot;);[.B196]&lt;=0);&quot;&quot;;[.E197]-[.C197])" office:value-type="currency" office:currency="USD" office:value="1474.20299117914">
            <text:p>$1,474.20</text:p>
          </table:table-cell>
          <table:table-cell table:style-name="ce21" table:formula="of:=IF(OR(EXACT([.B196];&quot;&quot;);[.B196]&lt;=0);&quot;&quot;;IF([.G197]&gt;0;[.G197];MIN([.B196]+[.C19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97]+1" office:value-type="float" office:value="192">
            <text:p>192</text:p>
          </table:table-cell>
          <table:table-cell table:style-name="ce22" table:formula="of:=IF(OR(EXACT([.B197];&quot;&quot;);[.B197]&lt;=0);&quot;&quot;;ROUND([.B197]-[.D198];2))" office:value-type="currency" office:currency="USD" office:value="78807.52">
            <text:p>$78,807.52</text:p>
          </table:table-cell>
          <table:table-cell table:style-name="ce22" table:formula="of:=IF(OR(EXACT([.B197];&quot;&quot;);[.B197]&lt;=0);&quot;&quot;;[.B197]*[.$D$1])" office:value-type="currency" office:currency="USD" office:value="334.532791666667">
            <text:p>$334.53</text:p>
          </table:table-cell>
          <table:table-cell table:style-name="ce22" table:formula="of:=IF(OR(EXACT([.B197];&quot;&quot;);[.B197]&lt;=0);&quot;&quot;;[.E198]-[.C198])" office:value-type="currency" office:currency="USD" office:value="1480.34549117915">
            <text:p>$1,480.35</text:p>
          </table:table-cell>
          <table:table-cell table:style-name="ce22" table:formula="of:=IF(OR(EXACT([.B197];&quot;&quot;);[.B197]&lt;=0);&quot;&quot;;IF([.G198]&gt;0;[.G198];MIN([.B197]+[.C198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6">
            <text:p>1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8]+1" office:value-type="float" office:value="193">
            <text:p>193</text:p>
          </table:table-cell>
          <table:table-cell table:style-name="ce21" table:formula="of:=IF(OR(EXACT([.B198];&quot;&quot;);[.B198]&lt;=0);&quot;&quot;;ROUND([.B198]-[.D199];2))" office:value-type="currency" office:currency="USD" office:value="77321.01">
            <text:p>$77,321.01</text:p>
          </table:table-cell>
          <table:table-cell table:style-name="ce21" table:formula="of:=IF(OR(EXACT([.B198];&quot;&quot;);[.B198]&lt;=0);&quot;&quot;;[.B198]*[.$D$1])" office:value-type="currency" office:currency="USD" office:value="328.364666666667">
            <text:p>$328.36</text:p>
          </table:table-cell>
          <table:table-cell table:style-name="ce21" table:formula="of:=IF(OR(EXACT([.B198];&quot;&quot;);[.B198]&lt;=0);&quot;&quot;;[.E199]-[.C199])" office:value-type="currency" office:currency="USD" office:value="1486.51361617915">
            <text:p>$1,486.51</text:p>
          </table:table-cell>
          <table:table-cell table:style-name="ce21" table:formula="of:=IF(OR(EXACT([.B198];&quot;&quot;);[.B198]&lt;=0);&quot;&quot;;IF([.G199]&gt;0;[.G199];MIN([.B198]+[.C19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9]+1" office:value-type="float" office:value="194">
            <text:p>194</text:p>
          </table:table-cell>
          <table:table-cell table:style-name="ce21" table:formula="of:=IF(OR(EXACT([.B199];&quot;&quot;);[.B199]&lt;=0);&quot;&quot;;ROUND([.B199]-[.D200];2))" office:value-type="currency" office:currency="USD" office:value="75828.3">
            <text:p>$75,828.30</text:p>
          </table:table-cell>
          <table:table-cell table:style-name="ce21" table:formula="of:=IF(OR(EXACT([.B199];&quot;&quot;);[.B199]&lt;=0);&quot;&quot;;[.B199]*[.$D$1])" office:value-type="currency" office:currency="USD" office:value="322.170875">
            <text:p>$322.17</text:p>
          </table:table-cell>
          <table:table-cell table:style-name="ce21" table:formula="of:=IF(OR(EXACT([.B199];&quot;&quot;);[.B199]&lt;=0);&quot;&quot;;[.E200]-[.C200])" office:value-type="currency" office:currency="USD" office:value="1492.70740784581">
            <text:p>$1,492.71</text:p>
          </table:table-cell>
          <table:table-cell table:style-name="ce21" table:formula="of:=IF(OR(EXACT([.B199];&quot;&quot;);[.B199]&lt;=0);&quot;&quot;;IF([.G200]&gt;0;[.G200];MIN([.B199]+[.C20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0]+1" office:value-type="float" office:value="195">
            <text:p>195</text:p>
          </table:table-cell>
          <table:table-cell table:style-name="ce21" table:formula="of:=IF(OR(EXACT([.B200];&quot;&quot;);[.B200]&lt;=0);&quot;&quot;;ROUND([.B200]-[.D201];2))" office:value-type="currency" office:currency="USD" office:value="74329.37">
            <text:p>$74,329.37</text:p>
          </table:table-cell>
          <table:table-cell table:style-name="ce21" table:formula="of:=IF(OR(EXACT([.B200];&quot;&quot;);[.B200]&lt;=0);&quot;&quot;;[.B200]*[.$D$1])" office:value-type="currency" office:currency="USD" office:value="315.95125">
            <text:p>$315.95</text:p>
          </table:table-cell>
          <table:table-cell table:style-name="ce21" table:formula="of:=IF(OR(EXACT([.B200];&quot;&quot;);[.B200]&lt;=0);&quot;&quot;;[.E201]-[.C201])" office:value-type="currency" office:currency="USD" office:value="1498.92703284581">
            <text:p>$1,498.93</text:p>
          </table:table-cell>
          <table:table-cell table:style-name="ce21" table:formula="of:=IF(OR(EXACT([.B200];&quot;&quot;);[.B200]&lt;=0);&quot;&quot;;IF([.G201]&gt;0;[.G201];MIN([.B200]+[.C20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1]+1" office:value-type="float" office:value="196">
            <text:p>196</text:p>
          </table:table-cell>
          <table:table-cell table:style-name="ce21" table:formula="of:=IF(OR(EXACT([.B201];&quot;&quot;);[.B201]&lt;=0);&quot;&quot;;ROUND([.B201]-[.D202];2))" office:value-type="currency" office:currency="USD" office:value="72824.2">
            <text:p>$72,824.20</text:p>
          </table:table-cell>
          <table:table-cell table:style-name="ce21" table:formula="of:=IF(OR(EXACT([.B201];&quot;&quot;);[.B201]&lt;=0);&quot;&quot;;[.B201]*[.$D$1])" office:value-type="currency" office:currency="USD" office:value="309.705708333333">
            <text:p>$309.71</text:p>
          </table:table-cell>
          <table:table-cell table:style-name="ce21" table:formula="of:=IF(OR(EXACT([.B201];&quot;&quot;);[.B201]&lt;=0);&quot;&quot;;[.E202]-[.C202])" office:value-type="currency" office:currency="USD" office:value="1505.17257451248">
            <text:p>$1,505.17</text:p>
          </table:table-cell>
          <table:table-cell table:style-name="ce21" table:formula="of:=IF(OR(EXACT([.B201];&quot;&quot;);[.B201]&lt;=0);&quot;&quot;;IF([.G202]&gt;0;[.G202];MIN([.B201]+[.C20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2]+1" office:value-type="float" office:value="197">
            <text:p>197</text:p>
          </table:table-cell>
          <table:table-cell table:style-name="ce21" table:formula="of:=IF(OR(EXACT([.B202];&quot;&quot;);[.B202]&lt;=0);&quot;&quot;;ROUND([.B202]-[.D203];2))" office:value-type="currency" office:currency="USD" office:value="71312.76">
            <text:p>$71,312.76</text:p>
          </table:table-cell>
          <table:table-cell table:style-name="ce21" table:formula="of:=IF(OR(EXACT([.B202];&quot;&quot;);[.B202]&lt;=0);&quot;&quot;;[.B202]*[.$D$1])" office:value-type="currency" office:currency="USD" office:value="303.434166666667">
            <text:p>$303.43</text:p>
          </table:table-cell>
          <table:table-cell table:style-name="ce21" table:formula="of:=IF(OR(EXACT([.B202];&quot;&quot;);[.B202]&lt;=0);&quot;&quot;;[.E203]-[.C203])" office:value-type="currency" office:currency="USD" office:value="1511.44411617915">
            <text:p>$1,511.44</text:p>
          </table:table-cell>
          <table:table-cell table:style-name="ce21" table:formula="of:=IF(OR(EXACT([.B202];&quot;&quot;);[.B202]&lt;=0);&quot;&quot;;IF([.G203]&gt;0;[.G203];MIN([.B202]+[.C20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3]+1" office:value-type="float" office:value="198">
            <text:p>198</text:p>
          </table:table-cell>
          <table:table-cell table:style-name="ce21" table:formula="of:=IF(OR(EXACT([.B203];&quot;&quot;);[.B203]&lt;=0);&quot;&quot;;ROUND([.B203]-[.D204];2))" office:value-type="currency" office:currency="USD" office:value="69795.02">
            <text:p>$69,795.02</text:p>
          </table:table-cell>
          <table:table-cell table:style-name="ce21" table:formula="of:=IF(OR(EXACT([.B203];&quot;&quot;);[.B203]&lt;=0);&quot;&quot;;[.B203]*[.$D$1])" office:value-type="currency" office:currency="USD" office:value="297.1365">
            <text:p>$297.14</text:p>
          </table:table-cell>
          <table:table-cell table:style-name="ce21" table:formula="of:=IF(OR(EXACT([.B203];&quot;&quot;);[.B203]&lt;=0);&quot;&quot;;[.E204]-[.C204])" office:value-type="currency" office:currency="USD" office:value="1517.74178284581">
            <text:p>$1,517.74</text:p>
          </table:table-cell>
          <table:table-cell table:style-name="ce21" table:formula="of:=IF(OR(EXACT([.B203];&quot;&quot;);[.B203]&lt;=0);&quot;&quot;;IF([.G204]&gt;0;[.G204];MIN([.B203]+[.C20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4]+1" office:value-type="float" office:value="199">
            <text:p>199</text:p>
          </table:table-cell>
          <table:table-cell table:style-name="ce21" table:formula="of:=IF(OR(EXACT([.B204];&quot;&quot;);[.B204]&lt;=0);&quot;&quot;;ROUND([.B204]-[.D205];2))" office:value-type="currency" office:currency="USD" office:value="68270.95">
            <text:p>$68,270.95</text:p>
          </table:table-cell>
          <table:table-cell table:style-name="ce21" table:formula="of:=IF(OR(EXACT([.B204];&quot;&quot;);[.B204]&lt;=0);&quot;&quot;;[.B204]*[.$D$1])" office:value-type="currency" office:currency="USD" office:value="290.812583333333">
            <text:p>$290.81</text:p>
          </table:table-cell>
          <table:table-cell table:style-name="ce21" table:formula="of:=IF(OR(EXACT([.B204];&quot;&quot;);[.B204]&lt;=0);&quot;&quot;;[.E205]-[.C205])" office:value-type="currency" office:currency="USD" office:value="1524.06569951248">
            <text:p>$1,524.07</text:p>
          </table:table-cell>
          <table:table-cell table:style-name="ce21" table:formula="of:=IF(OR(EXACT([.B204];&quot;&quot;);[.B204]&lt;=0);&quot;&quot;;IF([.G205]&gt;0;[.G205];MIN([.B204]+[.C20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5]+1" office:value-type="float" office:value="200">
            <text:p>200</text:p>
          </table:table-cell>
          <table:table-cell table:style-name="ce21" table:formula="of:=IF(OR(EXACT([.B205];&quot;&quot;);[.B205]&lt;=0);&quot;&quot;;ROUND([.B205]-[.D206];2))" office:value-type="currency" office:currency="USD" office:value="66740.53">
            <text:p>$66,740.53</text:p>
          </table:table-cell>
          <table:table-cell table:style-name="ce21" table:formula="of:=IF(OR(EXACT([.B205];&quot;&quot;);[.B205]&lt;=0);&quot;&quot;;[.B205]*[.$D$1])" office:value-type="currency" office:currency="USD" office:value="284.462291666667">
            <text:p>$284.46</text:p>
          </table:table-cell>
          <table:table-cell table:style-name="ce21" table:formula="of:=IF(OR(EXACT([.B205];&quot;&quot;);[.B205]&lt;=0);&quot;&quot;;[.E206]-[.C206])" office:value-type="currency" office:currency="USD" office:value="1530.41599117914">
            <text:p>$1,530.42</text:p>
          </table:table-cell>
          <table:table-cell table:style-name="ce21" table:formula="of:=IF(OR(EXACT([.B205];&quot;&quot;);[.B205]&lt;=0);&quot;&quot;;IF([.G206]&gt;0;[.G206];MIN([.B205]+[.C20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6]+1" office:value-type="float" office:value="201">
            <text:p>201</text:p>
          </table:table-cell>
          <table:table-cell table:style-name="ce21" table:formula="of:=IF(OR(EXACT([.B206];&quot;&quot;);[.B206]&lt;=0);&quot;&quot;;ROUND([.B206]-[.D207];2))" office:value-type="currency" office:currency="USD" office:value="65203.74">
            <text:p>$65,203.74</text:p>
          </table:table-cell>
          <table:table-cell table:style-name="ce21" table:formula="of:=IF(OR(EXACT([.B206];&quot;&quot;);[.B206]&lt;=0);&quot;&quot;;[.B206]*[.$D$1])" office:value-type="currency" office:currency="USD" office:value="278.085541666667">
            <text:p>$278.09</text:p>
          </table:table-cell>
          <table:table-cell table:style-name="ce21" table:formula="of:=IF(OR(EXACT([.B206];&quot;&quot;);[.B206]&lt;=0);&quot;&quot;;[.E207]-[.C207])" office:value-type="currency" office:currency="USD" office:value="1536.79274117915">
            <text:p>$1,536.79</text:p>
          </table:table-cell>
          <table:table-cell table:style-name="ce21" table:formula="of:=IF(OR(EXACT([.B206];&quot;&quot;);[.B206]&lt;=0);&quot;&quot;;IF([.G207]&gt;0;[.G207];MIN([.B206]+[.C20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7]+1" office:value-type="float" office:value="202">
            <text:p>202</text:p>
          </table:table-cell>
          <table:table-cell table:style-name="ce21" table:formula="of:=IF(OR(EXACT([.B207];&quot;&quot;);[.B207]&lt;=0);&quot;&quot;;ROUND([.B207]-[.D208];2))" office:value-type="currency" office:currency="USD" office:value="63660.54">
            <text:p>$63,660.54</text:p>
          </table:table-cell>
          <table:table-cell table:style-name="ce21" table:formula="of:=IF(OR(EXACT([.B207];&quot;&quot;);[.B207]&lt;=0);&quot;&quot;;[.B207]*[.$D$1])" office:value-type="currency" office:currency="USD" office:value="271.68225">
            <text:p>$271.68</text:p>
          </table:table-cell>
          <table:table-cell table:style-name="ce21" table:formula="of:=IF(OR(EXACT([.B207];&quot;&quot;);[.B207]&lt;=0);&quot;&quot;;[.E208]-[.C208])" office:value-type="currency" office:currency="USD" office:value="1543.19603284581">
            <text:p>$1,543.20</text:p>
          </table:table-cell>
          <table:table-cell table:style-name="ce21" table:formula="of:=IF(OR(EXACT([.B207];&quot;&quot;);[.B207]&lt;=0);&quot;&quot;;IF([.G208]&gt;0;[.G208];MIN([.B207]+[.C20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8]+1" office:value-type="float" office:value="203">
            <text:p>203</text:p>
          </table:table-cell>
          <table:table-cell table:style-name="ce21" table:formula="of:=IF(OR(EXACT([.B208];&quot;&quot;);[.B208]&lt;=0);&quot;&quot;;ROUND([.B208]-[.D209];2))" office:value-type="currency" office:currency="USD" office:value="62110.91">
            <text:p>$62,110.91</text:p>
          </table:table-cell>
          <table:table-cell table:style-name="ce21" table:formula="of:=IF(OR(EXACT([.B208];&quot;&quot;);[.B208]&lt;=0);&quot;&quot;;[.B208]*[.$D$1])" office:value-type="currency" office:currency="USD" office:value="265.25225">
            <text:p>$265.25</text:p>
          </table:table-cell>
          <table:table-cell table:style-name="ce21" table:formula="of:=IF(OR(EXACT([.B208];&quot;&quot;);[.B208]&lt;=0);&quot;&quot;;[.E209]-[.C209])" office:value-type="currency" office:currency="USD" office:value="1549.62603284581">
            <text:p>$1,549.63</text:p>
          </table:table-cell>
          <table:table-cell table:style-name="ce21" table:formula="of:=IF(OR(EXACT([.B208];&quot;&quot;);[.B208]&lt;=0);&quot;&quot;;IF([.G209]&gt;0;[.G209];MIN([.B208]+[.C20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09]+1" office:value-type="float" office:value="204">
            <text:p>204</text:p>
          </table:table-cell>
          <table:table-cell table:style-name="ce22" table:formula="of:=IF(OR(EXACT([.B209];&quot;&quot;);[.B209]&lt;=0);&quot;&quot;;ROUND([.B209]-[.D210];2))" office:value-type="currency" office:currency="USD" office:value="60554.83">
            <text:p>$60,554.83</text:p>
          </table:table-cell>
          <table:table-cell table:style-name="ce22" table:formula="of:=IF(OR(EXACT([.B209];&quot;&quot;);[.B209]&lt;=0);&quot;&quot;;[.B209]*[.$D$1])" office:value-type="currency" office:currency="USD" office:value="258.795458333333">
            <text:p>$258.80</text:p>
          </table:table-cell>
          <table:table-cell table:style-name="ce22" table:formula="of:=IF(OR(EXACT([.B209];&quot;&quot;);[.B209]&lt;=0);&quot;&quot;;[.E210]-[.C210])" office:value-type="currency" office:currency="USD" office:value="1556.08282451248">
            <text:p>$1,556.08</text:p>
          </table:table-cell>
          <table:table-cell table:style-name="ce22" table:formula="of:=IF(OR(EXACT([.B209];&quot;&quot;);[.B209]&lt;=0);&quot;&quot;;IF([.G210]&gt;0;[.G210];MIN([.B209]+[.C210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7">
            <text:p>1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0]+1" office:value-type="float" office:value="205">
            <text:p>205</text:p>
          </table:table-cell>
          <table:table-cell table:style-name="ce21" table:formula="of:=IF(OR(EXACT([.B210];&quot;&quot;);[.B210]&lt;=0);&quot;&quot;;ROUND([.B210]-[.D211];2))" office:value-type="currency" office:currency="USD" office:value="58992.26">
            <text:p>$58,992.26</text:p>
          </table:table-cell>
          <table:table-cell table:style-name="ce21" table:formula="of:=IF(OR(EXACT([.B210];&quot;&quot;);[.B210]&lt;=0);&quot;&quot;;[.B210]*[.$D$1])" office:value-type="currency" office:currency="USD" office:value="252.311791666667">
            <text:p>$252.31</text:p>
          </table:table-cell>
          <table:table-cell table:style-name="ce21" table:formula="of:=IF(OR(EXACT([.B210];&quot;&quot;);[.B210]&lt;=0);&quot;&quot;;[.E211]-[.C211])" office:value-type="currency" office:currency="USD" office:value="1562.56649117914">
            <text:p>$1,562.57</text:p>
          </table:table-cell>
          <table:table-cell table:style-name="ce21" table:formula="of:=IF(OR(EXACT([.B210];&quot;&quot;);[.B210]&lt;=0);&quot;&quot;;IF([.G211]&gt;0;[.G211];MIN([.B210]+[.C21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1]+1" office:value-type="float" office:value="206">
            <text:p>206</text:p>
          </table:table-cell>
          <table:table-cell table:style-name="ce21" table:formula="of:=IF(OR(EXACT([.B211];&quot;&quot;);[.B211]&lt;=0);&quot;&quot;;ROUND([.B211]-[.D212];2))" office:value-type="currency" office:currency="USD" office:value="57423.18">
            <text:p>$57,423.18</text:p>
          </table:table-cell>
          <table:table-cell table:style-name="ce21" table:formula="of:=IF(OR(EXACT([.B211];&quot;&quot;);[.B211]&lt;=0);&quot;&quot;;[.B211]*[.$D$1])" office:value-type="currency" office:currency="USD" office:value="245.801083333333">
            <text:p>$245.80</text:p>
          </table:table-cell>
          <table:table-cell table:style-name="ce21" table:formula="of:=IF(OR(EXACT([.B211];&quot;&quot;);[.B211]&lt;=0);&quot;&quot;;[.E212]-[.C212])" office:value-type="currency" office:currency="USD" office:value="1569.07719951248">
            <text:p>$1,569.08</text:p>
          </table:table-cell>
          <table:table-cell table:style-name="ce21" table:formula="of:=IF(OR(EXACT([.B211];&quot;&quot;);[.B211]&lt;=0);&quot;&quot;;IF([.G212]&gt;0;[.G212];MIN([.B211]+[.C21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2]+1" office:value-type="float" office:value="207">
            <text:p>207</text:p>
          </table:table-cell>
          <table:table-cell table:style-name="ce21" table:formula="of:=IF(OR(EXACT([.B212];&quot;&quot;);[.B212]&lt;=0);&quot;&quot;;ROUND([.B212]-[.D213];2))" office:value-type="currency" office:currency="USD" office:value="55847.56">
            <text:p>$55,847.56</text:p>
          </table:table-cell>
          <table:table-cell table:style-name="ce21" table:formula="of:=IF(OR(EXACT([.B212];&quot;&quot;);[.B212]&lt;=0);&quot;&quot;;[.B212]*[.$D$1])" office:value-type="currency" office:currency="USD" office:value="239.26325">
            <text:p>$239.26</text:p>
          </table:table-cell>
          <table:table-cell table:style-name="ce21" table:formula="of:=IF(OR(EXACT([.B212];&quot;&quot;);[.B212]&lt;=0);&quot;&quot;;[.E213]-[.C213])" office:value-type="currency" office:currency="USD" office:value="1575.61503284581">
            <text:p>$1,575.62</text:p>
          </table:table-cell>
          <table:table-cell table:style-name="ce21" table:formula="of:=IF(OR(EXACT([.B212];&quot;&quot;);[.B212]&lt;=0);&quot;&quot;;IF([.G213]&gt;0;[.G213];MIN([.B212]+[.C21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3]+1" office:value-type="float" office:value="208">
            <text:p>208</text:p>
          </table:table-cell>
          <table:table-cell table:style-name="ce21" table:formula="of:=IF(OR(EXACT([.B213];&quot;&quot;);[.B213]&lt;=0);&quot;&quot;;ROUND([.B213]-[.D214];2))" office:value-type="currency" office:currency="USD" office:value="54265.38">
            <text:p>$54,265.38</text:p>
          </table:table-cell>
          <table:table-cell table:style-name="ce21" table:formula="of:=IF(OR(EXACT([.B213];&quot;&quot;);[.B213]&lt;=0);&quot;&quot;;[.B213]*[.$D$1])" office:value-type="currency" office:currency="USD" office:value="232.698166666667">
            <text:p>$232.70</text:p>
          </table:table-cell>
          <table:table-cell table:style-name="ce21" table:formula="of:=IF(OR(EXACT([.B213];&quot;&quot;);[.B213]&lt;=0);&quot;&quot;;[.E214]-[.C214])" office:value-type="currency" office:currency="USD" office:value="1582.18011617914">
            <text:p>$1,582.18</text:p>
          </table:table-cell>
          <table:table-cell table:style-name="ce21" table:formula="of:=IF(OR(EXACT([.B213];&quot;&quot;);[.B213]&lt;=0);&quot;&quot;;IF([.G214]&gt;0;[.G214];MIN([.B213]+[.C21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4]+1" office:value-type="float" office:value="209">
            <text:p>209</text:p>
          </table:table-cell>
          <table:table-cell table:style-name="ce21" table:formula="of:=IF(OR(EXACT([.B214];&quot;&quot;);[.B214]&lt;=0);&quot;&quot;;ROUND([.B214]-[.D215];2))" office:value-type="currency" office:currency="USD" office:value="52676.61">
            <text:p>$52,676.61</text:p>
          </table:table-cell>
          <table:table-cell table:style-name="ce21" table:formula="of:=IF(OR(EXACT([.B214];&quot;&quot;);[.B214]&lt;=0);&quot;&quot;;[.B214]*[.$D$1])" office:value-type="currency" office:currency="USD" office:value="226.10575">
            <text:p>$226.11</text:p>
          </table:table-cell>
          <table:table-cell table:style-name="ce21" table:formula="of:=IF(OR(EXACT([.B214];&quot;&quot;);[.B214]&lt;=0);&quot;&quot;;[.E215]-[.C215])" office:value-type="currency" office:currency="USD" office:value="1588.77253284581">
            <text:p>$1,588.77</text:p>
          </table:table-cell>
          <table:table-cell table:style-name="ce21" table:formula="of:=IF(OR(EXACT([.B214];&quot;&quot;);[.B214]&lt;=0);&quot;&quot;;IF([.G215]&gt;0;[.G215];MIN([.B214]+[.C21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5]+1" office:value-type="float" office:value="210">
            <text:p>210</text:p>
          </table:table-cell>
          <table:table-cell table:style-name="ce21" table:formula="of:=IF(OR(EXACT([.B215];&quot;&quot;);[.B215]&lt;=0);&quot;&quot;;ROUND([.B215]-[.D216];2))" office:value-type="currency" office:currency="USD" office:value="51081.22">
            <text:p>$51,081.22</text:p>
          </table:table-cell>
          <table:table-cell table:style-name="ce21" table:formula="of:=IF(OR(EXACT([.B215];&quot;&quot;);[.B215]&lt;=0);&quot;&quot;;[.B215]*[.$D$1])" office:value-type="currency" office:currency="USD" office:value="219.485875">
            <text:p>$219.49</text:p>
          </table:table-cell>
          <table:table-cell table:style-name="ce21" table:formula="of:=IF(OR(EXACT([.B215];&quot;&quot;);[.B215]&lt;=0);&quot;&quot;;[.E216]-[.C216])" office:value-type="currency" office:currency="USD" office:value="1595.39240784581">
            <text:p>$1,595.39</text:p>
          </table:table-cell>
          <table:table-cell table:style-name="ce21" table:formula="of:=IF(OR(EXACT([.B215];&quot;&quot;);[.B215]&lt;=0);&quot;&quot;;IF([.G216]&gt;0;[.G216];MIN([.B215]+[.C21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6]+1" office:value-type="float" office:value="211">
            <text:p>211</text:p>
          </table:table-cell>
          <table:table-cell table:style-name="ce21" table:formula="of:=IF(OR(EXACT([.B216];&quot;&quot;);[.B216]&lt;=0);&quot;&quot;;ROUND([.B216]-[.D217];2))" office:value-type="currency" office:currency="USD" office:value="49479.18">
            <text:p>$49,479.18</text:p>
          </table:table-cell>
          <table:table-cell table:style-name="ce21" table:formula="of:=IF(OR(EXACT([.B216];&quot;&quot;);[.B216]&lt;=0);&quot;&quot;;[.B216]*[.$D$1])" office:value-type="currency" office:currency="USD" office:value="212.838416666667">
            <text:p>$212.84</text:p>
          </table:table-cell>
          <table:table-cell table:style-name="ce21" table:formula="of:=IF(OR(EXACT([.B216];&quot;&quot;);[.B216]&lt;=0);&quot;&quot;;[.E217]-[.C217])" office:value-type="currency" office:currency="USD" office:value="1602.03986617914">
            <text:p>$1,602.04</text:p>
          </table:table-cell>
          <table:table-cell table:style-name="ce21" table:formula="of:=IF(OR(EXACT([.B216];&quot;&quot;);[.B216]&lt;=0);&quot;&quot;;IF([.G217]&gt;0;[.G217];MIN([.B216]+[.C21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7]+1" office:value-type="float" office:value="212">
            <text:p>212</text:p>
          </table:table-cell>
          <table:table-cell table:style-name="ce21" table:formula="of:=IF(OR(EXACT([.B217];&quot;&quot;);[.B217]&lt;=0);&quot;&quot;;ROUND([.B217]-[.D218];2))" office:value-type="currency" office:currency="USD" office:value="47870.46">
            <text:p>$47,870.46</text:p>
          </table:table-cell>
          <table:table-cell table:style-name="ce21" table:formula="of:=IF(OR(EXACT([.B217];&quot;&quot;);[.B217]&lt;=0);&quot;&quot;;[.B217]*[.$D$1])" office:value-type="currency" office:currency="USD" office:value="206.16325">
            <text:p>$206.16</text:p>
          </table:table-cell>
          <table:table-cell table:style-name="ce21" table:formula="of:=IF(OR(EXACT([.B217];&quot;&quot;);[.B217]&lt;=0);&quot;&quot;;[.E218]-[.C218])" office:value-type="currency" office:currency="USD" office:value="1608.71503284581">
            <text:p>$1,608.72</text:p>
          </table:table-cell>
          <table:table-cell table:style-name="ce21" table:formula="of:=IF(OR(EXACT([.B217];&quot;&quot;);[.B217]&lt;=0);&quot;&quot;;IF([.G218]&gt;0;[.G218];MIN([.B217]+[.C21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8]+1" office:value-type="float" office:value="213">
            <text:p>213</text:p>
          </table:table-cell>
          <table:table-cell table:style-name="ce21" table:formula="of:=IF(OR(EXACT([.B218];&quot;&quot;);[.B218]&lt;=0);&quot;&quot;;ROUND([.B218]-[.D219];2))" office:value-type="currency" office:currency="USD" office:value="46255.04">
            <text:p>$46,255.04</text:p>
          </table:table-cell>
          <table:table-cell table:style-name="ce21" table:formula="of:=IF(OR(EXACT([.B218];&quot;&quot;);[.B218]&lt;=0);&quot;&quot;;[.B218]*[.$D$1])" office:value-type="currency" office:currency="USD" office:value="199.46025">
            <text:p>$199.46</text:p>
          </table:table-cell>
          <table:table-cell table:style-name="ce21" table:formula="of:=IF(OR(EXACT([.B218];&quot;&quot;);[.B218]&lt;=0);&quot;&quot;;[.E219]-[.C219])" office:value-type="currency" office:currency="USD" office:value="1615.41803284581">
            <text:p>$1,615.42</text:p>
          </table:table-cell>
          <table:table-cell table:style-name="ce21" table:formula="of:=IF(OR(EXACT([.B218];&quot;&quot;);[.B218]&lt;=0);&quot;&quot;;IF([.G219]&gt;0;[.G219];MIN([.B218]+[.C21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9]+1" office:value-type="float" office:value="214">
            <text:p>214</text:p>
          </table:table-cell>
          <table:table-cell table:style-name="ce21" table:formula="of:=IF(OR(EXACT([.B219];&quot;&quot;);[.B219]&lt;=0);&quot;&quot;;ROUND([.B219]-[.D220];2))" office:value-type="currency" office:currency="USD" office:value="44632.89">
            <text:p>$44,632.89</text:p>
          </table:table-cell>
          <table:table-cell table:style-name="ce21" table:formula="of:=IF(OR(EXACT([.B219];&quot;&quot;);[.B219]&lt;=0);&quot;&quot;;[.B219]*[.$D$1])" office:value-type="currency" office:currency="USD" office:value="192.729333333333">
            <text:p>$192.73</text:p>
          </table:table-cell>
          <table:table-cell table:style-name="ce21" table:formula="of:=IF(OR(EXACT([.B219];&quot;&quot;);[.B219]&lt;=0);&quot;&quot;;[.E220]-[.C220])" office:value-type="currency" office:currency="USD" office:value="1622.14894951248">
            <text:p>$1,622.15</text:p>
          </table:table-cell>
          <table:table-cell table:style-name="ce21" table:formula="of:=IF(OR(EXACT([.B219];&quot;&quot;);[.B219]&lt;=0);&quot;&quot;;IF([.G220]&gt;0;[.G220];MIN([.B219]+[.C22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0]+1" office:value-type="float" office:value="215">
            <text:p>215</text:p>
          </table:table-cell>
          <table:table-cell table:style-name="ce21" table:formula="of:=IF(OR(EXACT([.B220];&quot;&quot;);[.B220]&lt;=0);&quot;&quot;;ROUND([.B220]-[.D221];2))" office:value-type="currency" office:currency="USD" office:value="43003.98">
            <text:p>$43,003.98</text:p>
          </table:table-cell>
          <table:table-cell table:style-name="ce21" table:formula="of:=IF(OR(EXACT([.B220];&quot;&quot;);[.B220]&lt;=0);&quot;&quot;;[.B220]*[.$D$1])" office:value-type="currency" office:currency="USD" office:value="185.970375">
            <text:p>$185.97</text:p>
          </table:table-cell>
          <table:table-cell table:style-name="ce21" table:formula="of:=IF(OR(EXACT([.B220];&quot;&quot;);[.B220]&lt;=0);&quot;&quot;;[.E221]-[.C221])" office:value-type="currency" office:currency="USD" office:value="1628.90790784581">
            <text:p>$1,628.91</text:p>
          </table:table-cell>
          <table:table-cell table:style-name="ce21" table:formula="of:=IF(OR(EXACT([.B220];&quot;&quot;);[.B220]&lt;=0);&quot;&quot;;IF([.G221]&gt;0;[.G221];MIN([.B220]+[.C22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21]+1" office:value-type="float" office:value="216">
            <text:p>216</text:p>
          </table:table-cell>
          <table:table-cell table:style-name="ce22" table:formula="of:=IF(OR(EXACT([.B221];&quot;&quot;);[.B221]&lt;=0);&quot;&quot;;ROUND([.B221]-[.D222];2))" office:value-type="currency" office:currency="USD" office:value="41368.28">
            <text:p>$41,368.28</text:p>
          </table:table-cell>
          <table:table-cell table:style-name="ce22" table:formula="of:=IF(OR(EXACT([.B221];&quot;&quot;);[.B221]&lt;=0);&quot;&quot;;[.B221]*[.$D$1])" office:value-type="currency" office:currency="USD" office:value="179.18325">
            <text:p>$179.18</text:p>
          </table:table-cell>
          <table:table-cell table:style-name="ce22" table:formula="of:=IF(OR(EXACT([.B221];&quot;&quot;);[.B221]&lt;=0);&quot;&quot;;[.E222]-[.C222])" office:value-type="currency" office:currency="USD" office:value="1635.69503284581">
            <text:p>$1,635.70</text:p>
          </table:table-cell>
          <table:table-cell table:style-name="ce22" table:formula="of:=IF(OR(EXACT([.B221];&quot;&quot;);[.B221]&lt;=0);&quot;&quot;;IF([.G222]&gt;0;[.G222];MIN([.B221]+[.C222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8">
            <text:p>1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2]+1" office:value-type="float" office:value="217">
            <text:p>217</text:p>
          </table:table-cell>
          <table:table-cell table:style-name="ce21" table:formula="of:=IF(OR(EXACT([.B222];&quot;&quot;);[.B222]&lt;=0);&quot;&quot;;ROUND([.B222]-[.D223];2))" office:value-type="currency" office:currency="USD" office:value="39725.77">
            <text:p>$39,725.77</text:p>
          </table:table-cell>
          <table:table-cell table:style-name="ce21" table:formula="of:=IF(OR(EXACT([.B222];&quot;&quot;);[.B222]&lt;=0);&quot;&quot;;[.B222]*[.$D$1])" office:value-type="currency" office:currency="USD" office:value="172.367833333333">
            <text:p>$172.37</text:p>
          </table:table-cell>
          <table:table-cell table:style-name="ce21" table:formula="of:=IF(OR(EXACT([.B222];&quot;&quot;);[.B222]&lt;=0);&quot;&quot;;[.E223]-[.C223])" office:value-type="currency" office:currency="USD" office:value="1642.51044951248">
            <text:p>$1,642.51</text:p>
          </table:table-cell>
          <table:table-cell table:style-name="ce21" table:formula="of:=IF(OR(EXACT([.B222];&quot;&quot;);[.B222]&lt;=0);&quot;&quot;;IF([.G223]&gt;0;[.G223];MIN([.B222]+[.C22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3]+1" office:value-type="float" office:value="218">
            <text:p>218</text:p>
          </table:table-cell>
          <table:table-cell table:style-name="ce21" table:formula="of:=IF(OR(EXACT([.B223];&quot;&quot;);[.B223]&lt;=0);&quot;&quot;;ROUND([.B223]-[.D224];2))" office:value-type="currency" office:currency="USD" office:value="38076.42">
            <text:p>$38,076.42</text:p>
          </table:table-cell>
          <table:table-cell table:style-name="ce21" table:formula="of:=IF(OR(EXACT([.B223];&quot;&quot;);[.B223]&lt;=0);&quot;&quot;;[.B223]*[.$D$1])" office:value-type="currency" office:currency="USD" office:value="165.524041666667">
            <text:p>$165.52</text:p>
          </table:table-cell>
          <table:table-cell table:style-name="ce21" table:formula="of:=IF(OR(EXACT([.B223];&quot;&quot;);[.B223]&lt;=0);&quot;&quot;;[.E224]-[.C224])" office:value-type="currency" office:currency="USD" office:value="1649.35424117915">
            <text:p>$1,649.35</text:p>
          </table:table-cell>
          <table:table-cell table:style-name="ce21" table:formula="of:=IF(OR(EXACT([.B223];&quot;&quot;);[.B223]&lt;=0);&quot;&quot;;IF([.G224]&gt;0;[.G224];MIN([.B223]+[.C22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4]+1" office:value-type="float" office:value="219">
            <text:p>219</text:p>
          </table:table-cell>
          <table:table-cell table:style-name="ce21" table:formula="of:=IF(OR(EXACT([.B224];&quot;&quot;);[.B224]&lt;=0);&quot;&quot;;ROUND([.B224]-[.D225];2))" office:value-type="currency" office:currency="USD" office:value="36420.19">
            <text:p>$36,420.19</text:p>
          </table:table-cell>
          <table:table-cell table:style-name="ce21" table:formula="of:=IF(OR(EXACT([.B224];&quot;&quot;);[.B224]&lt;=0);&quot;&quot;;[.B224]*[.$D$1])" office:value-type="currency" office:currency="USD" office:value="158.65175">
            <text:p>$158.65</text:p>
          </table:table-cell>
          <table:table-cell table:style-name="ce21" table:formula="of:=IF(OR(EXACT([.B224];&quot;&quot;);[.B224]&lt;=0);&quot;&quot;;[.E225]-[.C225])" office:value-type="currency" office:currency="USD" office:value="1656.22653284581">
            <text:p>$1,656.23</text:p>
          </table:table-cell>
          <table:table-cell table:style-name="ce21" table:formula="of:=IF(OR(EXACT([.B224];&quot;&quot;);[.B224]&lt;=0);&quot;&quot;;IF([.G225]&gt;0;[.G225];MIN([.B224]+[.C22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5]+1" office:value-type="float" office:value="220">
            <text:p>220</text:p>
          </table:table-cell>
          <table:table-cell table:style-name="ce21" table:formula="of:=IF(OR(EXACT([.B225];&quot;&quot;);[.B225]&lt;=0);&quot;&quot;;ROUND([.B225]-[.D226];2))" office:value-type="currency" office:currency="USD" office:value="34757.06">
            <text:p>$34,757.06</text:p>
          </table:table-cell>
          <table:table-cell table:style-name="ce21" table:formula="of:=IF(OR(EXACT([.B225];&quot;&quot;);[.B225]&lt;=0);&quot;&quot;;[.B225]*[.$D$1])" office:value-type="currency" office:currency="USD" office:value="151.750791666667">
            <text:p>$151.75</text:p>
          </table:table-cell>
          <table:table-cell table:style-name="ce21" table:formula="of:=IF(OR(EXACT([.B225];&quot;&quot;);[.B225]&lt;=0);&quot;&quot;;[.E226]-[.C226])" office:value-type="currency" office:currency="USD" office:value="1663.12749117915">
            <text:p>$1,663.13</text:p>
          </table:table-cell>
          <table:table-cell table:style-name="ce21" table:formula="of:=IF(OR(EXACT([.B225];&quot;&quot;);[.B225]&lt;=0);&quot;&quot;;IF([.G226]&gt;0;[.G226];MIN([.B225]+[.C22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6]+1" office:value-type="float" office:value="221">
            <text:p>221</text:p>
          </table:table-cell>
          <table:table-cell table:style-name="ce21" table:formula="of:=IF(OR(EXACT([.B226];&quot;&quot;);[.B226]&lt;=0);&quot;&quot;;ROUND([.B226]-[.D227];2))" office:value-type="currency" office:currency="USD" office:value="33087">
            <text:p>$33,087.00</text:p>
          </table:table-cell>
          <table:table-cell table:style-name="ce21" table:formula="of:=IF(OR(EXACT([.B226];&quot;&quot;);[.B226]&lt;=0);&quot;&quot;;[.B226]*[.$D$1])" office:value-type="currency" office:currency="USD" office:value="144.821083333333">
            <text:p>$144.82</text:p>
          </table:table-cell>
          <table:table-cell table:style-name="ce21" table:formula="of:=IF(OR(EXACT([.B226];&quot;&quot;);[.B226]&lt;=0);&quot;&quot;;[.E227]-[.C227])" office:value-type="currency" office:currency="USD" office:value="1670.05719951248">
            <text:p>$1,670.06</text:p>
          </table:table-cell>
          <table:table-cell table:style-name="ce21" table:formula="of:=IF(OR(EXACT([.B226];&quot;&quot;);[.B226]&lt;=0);&quot;&quot;;IF([.G227]&gt;0;[.G227];MIN([.B226]+[.C22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7]+1" office:value-type="float" office:value="222">
            <text:p>222</text:p>
          </table:table-cell>
          <table:table-cell table:style-name="ce21" table:formula="of:=IF(OR(EXACT([.B227];&quot;&quot;);[.B227]&lt;=0);&quot;&quot;;ROUND([.B227]-[.D228];2))" office:value-type="currency" office:currency="USD" office:value="31409.98">
            <text:p>$31,409.98</text:p>
          </table:table-cell>
          <table:table-cell table:style-name="ce21" table:formula="of:=IF(OR(EXACT([.B227];&quot;&quot;);[.B227]&lt;=0);&quot;&quot;;[.B227]*[.$D$1])" office:value-type="currency" office:currency="USD" office:value="137.8625">
            <text:p>$137.86</text:p>
          </table:table-cell>
          <table:table-cell table:style-name="ce21" table:formula="of:=IF(OR(EXACT([.B227];&quot;&quot;);[.B227]&lt;=0);&quot;&quot;;[.E228]-[.C228])" office:value-type="currency" office:currency="USD" office:value="1677.01578284581">
            <text:p>$1,677.02</text:p>
          </table:table-cell>
          <table:table-cell table:style-name="ce21" table:formula="of:=IF(OR(EXACT([.B227];&quot;&quot;);[.B227]&lt;=0);&quot;&quot;;IF([.G228]&gt;0;[.G228];MIN([.B227]+[.C22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8]+1" office:value-type="float" office:value="223">
            <text:p>223</text:p>
          </table:table-cell>
          <table:table-cell table:style-name="ce21" table:formula="of:=IF(OR(EXACT([.B228];&quot;&quot;);[.B228]&lt;=0);&quot;&quot;;ROUND([.B228]-[.D229];2))" office:value-type="currency" office:currency="USD" office:value="29725.98">
            <text:p>$29,725.98</text:p>
          </table:table-cell>
          <table:table-cell table:style-name="ce21" table:formula="of:=IF(OR(EXACT([.B228];&quot;&quot;);[.B228]&lt;=0);&quot;&quot;;[.B228]*[.$D$1])" office:value-type="currency" office:currency="USD" office:value="130.874916666667">
            <text:p>$130.87</text:p>
          </table:table-cell>
          <table:table-cell table:style-name="ce21" table:formula="of:=IF(OR(EXACT([.B228];&quot;&quot;);[.B228]&lt;=0);&quot;&quot;;[.E229]-[.C229])" office:value-type="currency" office:currency="USD" office:value="1684.00336617914">
            <text:p>$1,684.00</text:p>
          </table:table-cell>
          <table:table-cell table:style-name="ce21" table:formula="of:=IF(OR(EXACT([.B228];&quot;&quot;);[.B228]&lt;=0);&quot;&quot;;IF([.G229]&gt;0;[.G229];MIN([.B228]+[.C22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9]+1" office:value-type="float" office:value="224">
            <text:p>224</text:p>
          </table:table-cell>
          <table:table-cell table:style-name="ce21" table:formula="of:=IF(OR(EXACT([.B229];&quot;&quot;);[.B229]&lt;=0);&quot;&quot;;ROUND([.B229]-[.D230];2))" office:value-type="currency" office:currency="USD" office:value="28034.96">
            <text:p>$28,034.96</text:p>
          </table:table-cell>
          <table:table-cell table:style-name="ce21" table:formula="of:=IF(OR(EXACT([.B229];&quot;&quot;);[.B229]&lt;=0);&quot;&quot;;[.B229]*[.$D$1])" office:value-type="currency" office:currency="USD" office:value="123.85825">
            <text:p>$123.86</text:p>
          </table:table-cell>
          <table:table-cell table:style-name="ce21" table:formula="of:=IF(OR(EXACT([.B229];&quot;&quot;);[.B229]&lt;=0);&quot;&quot;;[.E230]-[.C230])" office:value-type="currency" office:currency="USD" office:value="1691.02003284581">
            <text:p>$1,691.02</text:p>
          </table:table-cell>
          <table:table-cell table:style-name="ce21" table:formula="of:=IF(OR(EXACT([.B229];&quot;&quot;);[.B229]&lt;=0);&quot;&quot;;IF([.G230]&gt;0;[.G230];MIN([.B229]+[.C23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0]+1" office:value-type="float" office:value="225">
            <text:p>225</text:p>
          </table:table-cell>
          <table:table-cell table:style-name="ce21" table:formula="of:=IF(OR(EXACT([.B230];&quot;&quot;);[.B230]&lt;=0);&quot;&quot;;ROUND([.B230]-[.D231];2))" office:value-type="currency" office:currency="USD" office:value="26336.89">
            <text:p>$26,336.89</text:p>
          </table:table-cell>
          <table:table-cell table:style-name="ce21" table:formula="of:=IF(OR(EXACT([.B230];&quot;&quot;);[.B230]&lt;=0);&quot;&quot;;[.B230]*[.$D$1])" office:value-type="currency" office:currency="USD" office:value="116.812333333333">
            <text:p>$116.81</text:p>
          </table:table-cell>
          <table:table-cell table:style-name="ce21" table:formula="of:=IF(OR(EXACT([.B230];&quot;&quot;);[.B230]&lt;=0);&quot;&quot;;[.E231]-[.C231])" office:value-type="currency" office:currency="USD" office:value="1698.06594951248">
            <text:p>$1,698.07</text:p>
          </table:table-cell>
          <table:table-cell table:style-name="ce21" table:formula="of:=IF(OR(EXACT([.B230];&quot;&quot;);[.B230]&lt;=0);&quot;&quot;;IF([.G231]&gt;0;[.G231];MIN([.B230]+[.C23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1]+1" office:value-type="float" office:value="226">
            <text:p>226</text:p>
          </table:table-cell>
          <table:table-cell table:style-name="ce21" table:formula="of:=IF(OR(EXACT([.B231];&quot;&quot;);[.B231]&lt;=0);&quot;&quot;;ROUND([.B231]-[.D232];2))" office:value-type="currency" office:currency="USD" office:value="24631.75">
            <text:p>$24,631.75</text:p>
          </table:table-cell>
          <table:table-cell table:style-name="ce21" table:formula="of:=IF(OR(EXACT([.B231];&quot;&quot;);[.B231]&lt;=0);&quot;&quot;;[.B231]*[.$D$1])" office:value-type="currency" office:currency="USD" office:value="109.737041666667">
            <text:p>$109.74</text:p>
          </table:table-cell>
          <table:table-cell table:style-name="ce21" table:formula="of:=IF(OR(EXACT([.B231];&quot;&quot;);[.B231]&lt;=0);&quot;&quot;;[.E232]-[.C232])" office:value-type="currency" office:currency="USD" office:value="1705.14124117914">
            <text:p>$1,705.14</text:p>
          </table:table-cell>
          <table:table-cell table:style-name="ce21" table:formula="of:=IF(OR(EXACT([.B231];&quot;&quot;);[.B231]&lt;=0);&quot;&quot;;IF([.G232]&gt;0;[.G232];MIN([.B231]+[.C23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2]+1" office:value-type="float" office:value="227">
            <text:p>227</text:p>
          </table:table-cell>
          <table:table-cell table:style-name="ce21" table:formula="of:=IF(OR(EXACT([.B232];&quot;&quot;);[.B232]&lt;=0);&quot;&quot;;ROUND([.B232]-[.D233];2))" office:value-type="currency" office:currency="USD" office:value="22919.5">
            <text:p>$22,919.50</text:p>
          </table:table-cell>
          <table:table-cell table:style-name="ce21" table:formula="of:=IF(OR(EXACT([.B232];&quot;&quot;);[.B232]&lt;=0);&quot;&quot;;[.B232]*[.$D$1])" office:value-type="currency" office:currency="USD" office:value="102.632291666667">
            <text:p>$102.63</text:p>
          </table:table-cell>
          <table:table-cell table:style-name="ce21" table:formula="of:=IF(OR(EXACT([.B232];&quot;&quot;);[.B232]&lt;=0);&quot;&quot;;[.E233]-[.C233])" office:value-type="currency" office:currency="USD" office:value="1712.24599117915">
            <text:p>$1,712.25</text:p>
          </table:table-cell>
          <table:table-cell table:style-name="ce21" table:formula="of:=IF(OR(EXACT([.B232];&quot;&quot;);[.B232]&lt;=0);&quot;&quot;;IF([.G233]&gt;0;[.G233];MIN([.B232]+[.C23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33]+1" office:value-type="float" office:value="228">
            <text:p>228</text:p>
          </table:table-cell>
          <table:table-cell table:style-name="ce22" table:formula="of:=IF(OR(EXACT([.B233];&quot;&quot;);[.B233]&lt;=0);&quot;&quot;;ROUND([.B233]-[.D234];2))" office:value-type="currency" office:currency="USD" office:value="21200.12">
            <text:p>$21,200.12</text:p>
          </table:table-cell>
          <table:table-cell table:style-name="ce22" table:formula="of:=IF(OR(EXACT([.B233];&quot;&quot;);[.B233]&lt;=0);&quot;&quot;;[.B233]*[.$D$1])" office:value-type="currency" office:currency="USD" office:value="95.4979166666667">
            <text:p>$95.50</text:p>
          </table:table-cell>
          <table:table-cell table:style-name="ce22" table:formula="of:=IF(OR(EXACT([.B233];&quot;&quot;);[.B233]&lt;=0);&quot;&quot;;[.E234]-[.C234])" office:value-type="currency" office:currency="USD" office:value="1719.38036617915">
            <text:p>$1,719.38</text:p>
          </table:table-cell>
          <table:table-cell table:style-name="ce22" table:formula="of:=IF(OR(EXACT([.B233];&quot;&quot;);[.B233]&lt;=0);&quot;&quot;;IF([.G234]&gt;0;[.G234];MIN([.B233]+[.C234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9">
            <text:p>1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4]+1" office:value-type="float" office:value="229">
            <text:p>229</text:p>
          </table:table-cell>
          <table:table-cell table:style-name="ce21" table:formula="of:=IF(OR(EXACT([.B234];&quot;&quot;);[.B234]&lt;=0);&quot;&quot;;ROUND([.B234]-[.D235];2))" office:value-type="currency" office:currency="USD" office:value="19473.58">
            <text:p>$19,473.58</text:p>
          </table:table-cell>
          <table:table-cell table:style-name="ce21" table:formula="of:=IF(OR(EXACT([.B234];&quot;&quot;);[.B234]&lt;=0);&quot;&quot;;[.B234]*[.$D$1])" office:value-type="currency" office:currency="USD" office:value="88.3338333333333">
            <text:p>$88.33</text:p>
          </table:table-cell>
          <table:table-cell table:style-name="ce21" table:formula="of:=IF(OR(EXACT([.B234];&quot;&quot;);[.B234]&lt;=0);&quot;&quot;;[.E235]-[.C235])" office:value-type="currency" office:currency="USD" office:value="1726.54444951248">
            <text:p>$1,726.54</text:p>
          </table:table-cell>
          <table:table-cell table:style-name="ce21" table:formula="of:=IF(OR(EXACT([.B234];&quot;&quot;);[.B234]&lt;=0);&quot;&quot;;IF([.G235]&gt;0;[.G235];MIN([.B234]+[.C23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5]+1" office:value-type="float" office:value="230">
            <text:p>230</text:p>
          </table:table-cell>
          <table:table-cell table:style-name="ce21" table:formula="of:=IF(OR(EXACT([.B235];&quot;&quot;);[.B235]&lt;=0);&quot;&quot;;ROUND([.B235]-[.D236];2))" office:value-type="currency" office:currency="USD" office:value="17739.84">
            <text:p>$17,739.84</text:p>
          </table:table-cell>
          <table:table-cell table:style-name="ce21" table:formula="of:=IF(OR(EXACT([.B235];&quot;&quot;);[.B235]&lt;=0);&quot;&quot;;[.B235]*[.$D$1])" office:value-type="currency" office:currency="USD" office:value="81.1399166666667">
            <text:p>$81.14</text:p>
          </table:table-cell>
          <table:table-cell table:style-name="ce21" table:formula="of:=IF(OR(EXACT([.B235];&quot;&quot;);[.B235]&lt;=0);&quot;&quot;;[.E236]-[.C236])" office:value-type="currency" office:currency="USD" office:value="1733.73836617914">
            <text:p>$1,733.74</text:p>
          </table:table-cell>
          <table:table-cell table:style-name="ce21" table:formula="of:=IF(OR(EXACT([.B235];&quot;&quot;);[.B235]&lt;=0);&quot;&quot;;IF([.G236]&gt;0;[.G236];MIN([.B235]+[.C236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6]+1" office:value-type="float" office:value="231">
            <text:p>231</text:p>
          </table:table-cell>
          <table:table-cell table:style-name="ce21" table:formula="of:=IF(OR(EXACT([.B236];&quot;&quot;);[.B236]&lt;=0);&quot;&quot;;ROUND([.B236]-[.D237];2))" office:value-type="currency" office:currency="USD" office:value="15998.88">
            <text:p>$15,998.88</text:p>
          </table:table-cell>
          <table:table-cell table:style-name="ce21" table:formula="of:=IF(OR(EXACT([.B236];&quot;&quot;);[.B236]&lt;=0);&quot;&quot;;[.B236]*[.$D$1])" office:value-type="currency" office:currency="USD" office:value="73.916">
            <text:p>$73.92</text:p>
          </table:table-cell>
          <table:table-cell table:style-name="ce21" table:formula="of:=IF(OR(EXACT([.B236];&quot;&quot;);[.B236]&lt;=0);&quot;&quot;;[.E237]-[.C237])" office:value-type="currency" office:currency="USD" office:value="1740.96228284581">
            <text:p>$1,740.96</text:p>
          </table:table-cell>
          <table:table-cell table:style-name="ce21" table:formula="of:=IF(OR(EXACT([.B236];&quot;&quot;);[.B236]&lt;=0);&quot;&quot;;IF([.G237]&gt;0;[.G237];MIN([.B236]+[.C237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7]+1" office:value-type="float" office:value="232">
            <text:p>232</text:p>
          </table:table-cell>
          <table:table-cell table:style-name="ce21" table:formula="of:=IF(OR(EXACT([.B237];&quot;&quot;);[.B237]&lt;=0);&quot;&quot;;ROUND([.B237]-[.D238];2))" office:value-type="currency" office:currency="USD" office:value="14250.66">
            <text:p>$14,250.66</text:p>
          </table:table-cell>
          <table:table-cell table:style-name="ce21" table:formula="of:=IF(OR(EXACT([.B237];&quot;&quot;);[.B237]&lt;=0);&quot;&quot;;[.B237]*[.$D$1])" office:value-type="currency" office:currency="USD" office:value="66.662">
            <text:p>$66.66</text:p>
          </table:table-cell>
          <table:table-cell table:style-name="ce21" table:formula="of:=IF(OR(EXACT([.B237];&quot;&quot;);[.B237]&lt;=0);&quot;&quot;;[.E238]-[.C238])" office:value-type="currency" office:currency="USD" office:value="1748.21628284581">
            <text:p>$1,748.22</text:p>
          </table:table-cell>
          <table:table-cell table:style-name="ce21" table:formula="of:=IF(OR(EXACT([.B237];&quot;&quot;);[.B237]&lt;=0);&quot;&quot;;IF([.G238]&gt;0;[.G238];MIN([.B237]+[.C238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8]+1" office:value-type="float" office:value="233">
            <text:p>233</text:p>
          </table:table-cell>
          <table:table-cell table:style-name="ce21" table:formula="of:=IF(OR(EXACT([.B238];&quot;&quot;);[.B238]&lt;=0);&quot;&quot;;ROUND([.B238]-[.D239];2))" office:value-type="currency" office:currency="USD" office:value="12495.16">
            <text:p>$12,495.16</text:p>
          </table:table-cell>
          <table:table-cell table:style-name="ce21" table:formula="of:=IF(OR(EXACT([.B238];&quot;&quot;);[.B238]&lt;=0);&quot;&quot;;[.B238]*[.$D$1])" office:value-type="currency" office:currency="USD" office:value="59.37775">
            <text:p>$59.38</text:p>
          </table:table-cell>
          <table:table-cell table:style-name="ce21" table:formula="of:=IF(OR(EXACT([.B238];&quot;&quot;);[.B238]&lt;=0);&quot;&quot;;[.E239]-[.C239])" office:value-type="currency" office:currency="USD" office:value="1755.50053284581">
            <text:p>$1,755.50</text:p>
          </table:table-cell>
          <table:table-cell table:style-name="ce21" table:formula="of:=IF(OR(EXACT([.B238];&quot;&quot;);[.B238]&lt;=0);&quot;&quot;;IF([.G239]&gt;0;[.G239];MIN([.B238]+[.C239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9]+1" office:value-type="float" office:value="234">
            <text:p>234</text:p>
          </table:table-cell>
          <table:table-cell table:style-name="ce21" table:formula="of:=IF(OR(EXACT([.B239];&quot;&quot;);[.B239]&lt;=0);&quot;&quot;;ROUND([.B239]-[.D240];2))" office:value-type="currency" office:currency="USD" office:value="10732.34">
            <text:p>$10,732.34</text:p>
          </table:table-cell>
          <table:table-cell table:style-name="ce21" table:formula="of:=IF(OR(EXACT([.B239];&quot;&quot;);[.B239]&lt;=0);&quot;&quot;;[.B239]*[.$D$1])" office:value-type="currency" office:currency="USD" office:value="52.0631666666667">
            <text:p>$52.06</text:p>
          </table:table-cell>
          <table:table-cell table:style-name="ce21" table:formula="of:=IF(OR(EXACT([.B239];&quot;&quot;);[.B239]&lt;=0);&quot;&quot;;[.E240]-[.C240])" office:value-type="currency" office:currency="USD" office:value="1762.81511617915">
            <text:p>$1,762.82</text:p>
          </table:table-cell>
          <table:table-cell table:style-name="ce21" table:formula="of:=IF(OR(EXACT([.B239];&quot;&quot;);[.B239]&lt;=0);&quot;&quot;;IF([.G240]&gt;0;[.G240];MIN([.B239]+[.C240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0]+1" office:value-type="float" office:value="235">
            <text:p>235</text:p>
          </table:table-cell>
          <table:table-cell table:style-name="ce21" table:formula="of:=IF(OR(EXACT([.B240];&quot;&quot;);[.B240]&lt;=0);&quot;&quot;;ROUND([.B240]-[.D241];2))" office:value-type="currency" office:currency="USD" office:value="8962.18">
            <text:p>$8,962.18</text:p>
          </table:table-cell>
          <table:table-cell table:style-name="ce21" table:formula="of:=IF(OR(EXACT([.B240];&quot;&quot;);[.B240]&lt;=0);&quot;&quot;;[.B240]*[.$D$1])" office:value-type="currency" office:currency="USD" office:value="44.7180833333333">
            <text:p>$44.72</text:p>
          </table:table-cell>
          <table:table-cell table:style-name="ce21" table:formula="of:=IF(OR(EXACT([.B240];&quot;&quot;);[.B240]&lt;=0);&quot;&quot;;[.E241]-[.C241])" office:value-type="currency" office:currency="USD" office:value="1770.16019951248">
            <text:p>$1,770.16</text:p>
          </table:table-cell>
          <table:table-cell table:style-name="ce21" table:formula="of:=IF(OR(EXACT([.B240];&quot;&quot;);[.B240]&lt;=0);&quot;&quot;;IF([.G241]&gt;0;[.G241];MIN([.B240]+[.C241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1]+1" office:value-type="float" office:value="236">
            <text:p>236</text:p>
          </table:table-cell>
          <table:table-cell table:style-name="ce21" table:formula="of:=IF(OR(EXACT([.B241];&quot;&quot;);[.B241]&lt;=0);&quot;&quot;;ROUND([.B241]-[.D242];2))" office:value-type="currency" office:currency="USD" office:value="7184.64">
            <text:p>$7,184.64</text:p>
          </table:table-cell>
          <table:table-cell table:style-name="ce21" table:formula="of:=IF(OR(EXACT([.B241];&quot;&quot;);[.B241]&lt;=0);&quot;&quot;;[.B241]*[.$D$1])" office:value-type="currency" office:currency="USD" office:value="37.3424166666667">
            <text:p>$37.34</text:p>
          </table:table-cell>
          <table:table-cell table:style-name="ce21" table:formula="of:=IF(OR(EXACT([.B241];&quot;&quot;);[.B241]&lt;=0);&quot;&quot;;[.E242]-[.C242])" office:value-type="currency" office:currency="USD" office:value="1777.53586617915">
            <text:p>$1,777.54</text:p>
          </table:table-cell>
          <table:table-cell table:style-name="ce21" table:formula="of:=IF(OR(EXACT([.B241];&quot;&quot;);[.B241]&lt;=0);&quot;&quot;;IF([.G242]&gt;0;[.G242];MIN([.B241]+[.C242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2]+1" office:value-type="float" office:value="237">
            <text:p>237</text:p>
          </table:table-cell>
          <table:table-cell table:style-name="ce21" table:formula="of:=IF(OR(EXACT([.B242];&quot;&quot;);[.B242]&lt;=0);&quot;&quot;;ROUND([.B242]-[.D243];2))" office:value-type="currency" office:currency="USD" office:value="5399.7">
            <text:p>$5,399.70</text:p>
          </table:table-cell>
          <table:table-cell table:style-name="ce21" table:formula="of:=IF(OR(EXACT([.B242];&quot;&quot;);[.B242]&lt;=0);&quot;&quot;;[.B242]*[.$D$1])" office:value-type="currency" office:currency="USD" office:value="29.936">
            <text:p>$29.94</text:p>
          </table:table-cell>
          <table:table-cell table:style-name="ce21" table:formula="of:=IF(OR(EXACT([.B242];&quot;&quot;);[.B242]&lt;=0);&quot;&quot;;[.E243]-[.C243])" office:value-type="currency" office:currency="USD" office:value="1784.94228284581">
            <text:p>$1,784.94</text:p>
          </table:table-cell>
          <table:table-cell table:style-name="ce21" table:formula="of:=IF(OR(EXACT([.B242];&quot;&quot;);[.B242]&lt;=0);&quot;&quot;;IF([.G243]&gt;0;[.G243];MIN([.B242]+[.C243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3]+1" office:value-type="float" office:value="238">
            <text:p>238</text:p>
          </table:table-cell>
          <table:table-cell table:style-name="ce21" table:formula="of:=IF(OR(EXACT([.B243];&quot;&quot;);[.B243]&lt;=0);&quot;&quot;;ROUND([.B243]-[.D244];2))" office:value-type="currency" office:currency="USD" office:value="3607.32">
            <text:p>$3,607.32</text:p>
          </table:table-cell>
          <table:table-cell table:style-name="ce21" table:formula="of:=IF(OR(EXACT([.B243];&quot;&quot;);[.B243]&lt;=0);&quot;&quot;;[.B243]*[.$D$1])" office:value-type="currency" office:currency="USD" office:value="22.49875">
            <text:p>$22.50</text:p>
          </table:table-cell>
          <table:table-cell table:style-name="ce21" table:formula="of:=IF(OR(EXACT([.B243];&quot;&quot;);[.B243]&lt;=0);&quot;&quot;;[.E244]-[.C244])" office:value-type="currency" office:currency="USD" office:value="1792.37953284581">
            <text:p>$1,792.38</text:p>
          </table:table-cell>
          <table:table-cell table:style-name="ce21" table:formula="of:=IF(OR(EXACT([.B243];&quot;&quot;);[.B243]&lt;=0);&quot;&quot;;IF([.G244]&gt;0;[.G244];MIN([.B243]+[.C244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4]+1" office:value-type="float" office:value="239">
            <text:p>239</text:p>
          </table:table-cell>
          <table:table-cell table:style-name="ce21" table:formula="of:=IF(OR(EXACT([.B244];&quot;&quot;);[.B244]&lt;=0);&quot;&quot;;ROUND([.B244]-[.D245];2))" office:value-type="currency" office:currency="USD" office:value="1807.47">
            <text:p>$1,807.47</text:p>
          </table:table-cell>
          <table:table-cell table:style-name="ce21" table:formula="of:=IF(OR(EXACT([.B244];&quot;&quot;);[.B244]&lt;=0);&quot;&quot;;[.B244]*[.$D$1])" office:value-type="currency" office:currency="USD" office:value="15.0305">
            <text:p>$15.03</text:p>
          </table:table-cell>
          <table:table-cell table:style-name="ce21" table:formula="of:=IF(OR(EXACT([.B244];&quot;&quot;);[.B244]&lt;=0);&quot;&quot;;[.E245]-[.C245])" office:value-type="currency" office:currency="USD" office:value="1799.84778284581">
            <text:p>$1,799.85</text:p>
          </table:table-cell>
          <table:table-cell table:style-name="ce21" table:formula="of:=IF(OR(EXACT([.B244];&quot;&quot;);[.B244]&lt;=0);&quot;&quot;;IF([.G245]&gt;0;[.G245];MIN([.B244]+[.C245];IF([.$J$5]&gt;0;[.$J$5];[.$D$3]))))" office:value-type="currency" office:currency="USD" office:value="1814.87828284581">
            <text:p>$1,814.88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45]+1" office:value-type="float" office:value="240">
            <text:p>240</text:p>
          </table:table-cell>
          <table:table-cell table:style-name="ce22" table:formula="of:=IF(OR(EXACT([.B245];&quot;&quot;);[.B245]&lt;=0);&quot;&quot;;ROUND([.B245]-[.D246];2))" office:value-type="currency" office:currency="USD" office:value="0.12">
            <text:p>$0.12</text:p>
          </table:table-cell>
          <table:table-cell table:style-name="ce22" table:formula="of:=IF(OR(EXACT([.B245];&quot;&quot;);[.B245]&lt;=0);&quot;&quot;;[.B245]*[.$D$1])" office:value-type="currency" office:currency="USD" office:value="7.531125">
            <text:p>$7.53</text:p>
          </table:table-cell>
          <table:table-cell table:style-name="ce22" table:formula="of:=IF(OR(EXACT([.B245];&quot;&quot;);[.B245]&lt;=0);&quot;&quot;;[.E246]-[.C246])" office:value-type="currency" office:currency="USD" office:value="1807.34715784581">
            <text:p>$1,807.35</text:p>
          </table:table-cell>
          <table:table-cell table:style-name="ce22" table:formula="of:=IF(OR(EXACT([.B245];&quot;&quot;);[.B245]&lt;=0);&quot;&quot;;IF([.G246]&gt;0;[.G246];MIN([.B245]+[.C246];IF([.$J$5]&gt;0;[.$J$5];[.$D$3]))))" office:value-type="currency" office:currency="USD" office:value="1814.87828284581">
            <text:p>$1,814.88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0">
            <text:p>2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6]+1" office:value-type="float" office:value="241">
            <text:p>241</text:p>
          </table:table-cell>
          <table:table-cell table:style-name="ce21" table:formula="of:=IF(OR(EXACT([.B246];&quot;&quot;);[.B246]&lt;=0);&quot;&quot;;ROUND([.B246]-[.D247];2))" office:value-type="currency" office:currency="USD" office:value="0">
            <text:p>$0.00</text:p>
          </table:table-cell>
          <table:table-cell table:style-name="ce21" table:formula="of:=IF(OR(EXACT([.B246];&quot;&quot;);[.B246]&lt;=0);&quot;&quot;;[.B246]*[.$D$1])" office:value-type="currency" office:currency="USD" office:value="0.0005">
            <text:p>$0.00</text:p>
          </table:table-cell>
          <table:table-cell table:style-name="ce21" table:formula="of:=IF(OR(EXACT([.B246];&quot;&quot;);[.B246]&lt;=0);&quot;&quot;;[.E247]-[.C247])" office:value-type="currency" office:currency="USD" office:value="0.12">
            <text:p>$0.12</text:p>
          </table:table-cell>
          <table:table-cell table:style-name="ce21" table:formula="of:=IF(OR(EXACT([.B246];&quot;&quot;);[.B246]&lt;=0);&quot;&quot;;IF([.G247]&gt;0;[.G247];MIN([.B246]+[.C247];IF([.$J$5]&gt;0;[.$J$5];[.$D$3]))))" office:value-type="currency" office:currency="USD" office:value="0.1205">
            <text:p>$0.12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7]+1" office:value-type="float" office:value="242">
            <text:p>242</text:p>
          </table:table-cell>
          <table:table-cell table:style-name="ce21" table:formula="of:=IF(OR(EXACT([.B247];&quot;&quot;);[.B247]&lt;=0);&quot;&quot;;ROUND([.B247]-[.D248];2))">
            <text:p/>
          </table:table-cell>
          <table:table-cell table:style-name="ce21" table:formula="of:=IF(OR(EXACT([.B247];&quot;&quot;);[.B247]&lt;=0);&quot;&quot;;[.B247]*[.$D$1])">
            <text:p/>
          </table:table-cell>
          <table:table-cell table:style-name="ce21" table:formula="of:=IF(OR(EXACT([.B247];&quot;&quot;);[.B247]&lt;=0);&quot;&quot;;[.E248]-[.C248])">
            <text:p/>
          </table:table-cell>
          <table:table-cell table:style-name="ce21" table:formula="of:=IF(OR(EXACT([.B247];&quot;&quot;);[.B247]&lt;=0);&quot;&quot;;IF([.G248]&gt;0;[.G248];MIN([.B247]+[.C24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8]+1" office:value-type="float" office:value="243">
            <text:p>243</text:p>
          </table:table-cell>
          <table:table-cell table:style-name="ce21" table:formula="of:=IF(OR(EXACT([.B248];&quot;&quot;);[.B248]&lt;=0);&quot;&quot;;ROUND([.B248]-[.D249];2))">
            <text:p/>
          </table:table-cell>
          <table:table-cell table:style-name="ce21" table:formula="of:=IF(OR(EXACT([.B248];&quot;&quot;);[.B248]&lt;=0);&quot;&quot;;[.B248]*[.$D$1])">
            <text:p/>
          </table:table-cell>
          <table:table-cell table:style-name="ce21" table:formula="of:=IF(OR(EXACT([.B248];&quot;&quot;);[.B248]&lt;=0);&quot;&quot;;[.E249]-[.C249])">
            <text:p/>
          </table:table-cell>
          <table:table-cell table:style-name="ce21" table:formula="of:=IF(OR(EXACT([.B248];&quot;&quot;);[.B248]&lt;=0);&quot;&quot;;IF([.G249]&gt;0;[.G249];MIN([.B248]+[.C24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9]+1" office:value-type="float" office:value="244">
            <text:p>244</text:p>
          </table:table-cell>
          <table:table-cell table:style-name="ce21" table:formula="of:=IF(OR(EXACT([.B249];&quot;&quot;);[.B249]&lt;=0);&quot;&quot;;ROUND([.B249]-[.D250];2))">
            <text:p/>
          </table:table-cell>
          <table:table-cell table:style-name="ce21" table:formula="of:=IF(OR(EXACT([.B249];&quot;&quot;);[.B249]&lt;=0);&quot;&quot;;[.B249]*[.$D$1])">
            <text:p/>
          </table:table-cell>
          <table:table-cell table:style-name="ce21" table:formula="of:=IF(OR(EXACT([.B249];&quot;&quot;);[.B249]&lt;=0);&quot;&quot;;[.E250]-[.C250])">
            <text:p/>
          </table:table-cell>
          <table:table-cell table:style-name="ce21" table:formula="of:=IF(OR(EXACT([.B249];&quot;&quot;);[.B249]&lt;=0);&quot;&quot;;IF([.G250]&gt;0;[.G250];MIN([.B249]+[.C25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0]+1" office:value-type="float" office:value="245">
            <text:p>245</text:p>
          </table:table-cell>
          <table:table-cell table:style-name="ce21" table:formula="of:=IF(OR(EXACT([.B250];&quot;&quot;);[.B250]&lt;=0);&quot;&quot;;ROUND([.B250]-[.D251];2))">
            <text:p/>
          </table:table-cell>
          <table:table-cell table:style-name="ce21" table:formula="of:=IF(OR(EXACT([.B250];&quot;&quot;);[.B250]&lt;=0);&quot;&quot;;[.B250]*[.$D$1])">
            <text:p/>
          </table:table-cell>
          <table:table-cell table:style-name="ce21" table:formula="of:=IF(OR(EXACT([.B250];&quot;&quot;);[.B250]&lt;=0);&quot;&quot;;[.E251]-[.C251])">
            <text:p/>
          </table:table-cell>
          <table:table-cell table:style-name="ce21" table:formula="of:=IF(OR(EXACT([.B250];&quot;&quot;);[.B250]&lt;=0);&quot;&quot;;IF([.G251]&gt;0;[.G251];MIN([.B250]+[.C25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1]+1" office:value-type="float" office:value="246">
            <text:p>246</text:p>
          </table:table-cell>
          <table:table-cell table:style-name="ce21" table:formula="of:=IF(OR(EXACT([.B251];&quot;&quot;);[.B251]&lt;=0);&quot;&quot;;ROUND([.B251]-[.D252];2))">
            <text:p/>
          </table:table-cell>
          <table:table-cell table:style-name="ce21" table:formula="of:=IF(OR(EXACT([.B251];&quot;&quot;);[.B251]&lt;=0);&quot;&quot;;[.B251]*[.$D$1])">
            <text:p/>
          </table:table-cell>
          <table:table-cell table:style-name="ce21" table:formula="of:=IF(OR(EXACT([.B251];&quot;&quot;);[.B251]&lt;=0);&quot;&quot;;[.E252]-[.C252])">
            <text:p/>
          </table:table-cell>
          <table:table-cell table:style-name="ce21" table:formula="of:=IF(OR(EXACT([.B251];&quot;&quot;);[.B251]&lt;=0);&quot;&quot;;IF([.G252]&gt;0;[.G252];MIN([.B251]+[.C25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2]+1" office:value-type="float" office:value="247">
            <text:p>247</text:p>
          </table:table-cell>
          <table:table-cell table:style-name="ce21" table:formula="of:=IF(OR(EXACT([.B252];&quot;&quot;);[.B252]&lt;=0);&quot;&quot;;ROUND([.B252]-[.D253];2))">
            <text:p/>
          </table:table-cell>
          <table:table-cell table:style-name="ce21" table:formula="of:=IF(OR(EXACT([.B252];&quot;&quot;);[.B252]&lt;=0);&quot;&quot;;[.B252]*[.$D$1])">
            <text:p/>
          </table:table-cell>
          <table:table-cell table:style-name="ce21" table:formula="of:=IF(OR(EXACT([.B252];&quot;&quot;);[.B252]&lt;=0);&quot;&quot;;[.E253]-[.C253])">
            <text:p/>
          </table:table-cell>
          <table:table-cell table:style-name="ce21" table:formula="of:=IF(OR(EXACT([.B252];&quot;&quot;);[.B252]&lt;=0);&quot;&quot;;IF([.G253]&gt;0;[.G253];MIN([.B252]+[.C25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3]+1" office:value-type="float" office:value="248">
            <text:p>248</text:p>
          </table:table-cell>
          <table:table-cell table:style-name="ce21" table:formula="of:=IF(OR(EXACT([.B253];&quot;&quot;);[.B253]&lt;=0);&quot;&quot;;ROUND([.B253]-[.D254];2))">
            <text:p/>
          </table:table-cell>
          <table:table-cell table:style-name="ce21" table:formula="of:=IF(OR(EXACT([.B253];&quot;&quot;);[.B253]&lt;=0);&quot;&quot;;[.B253]*[.$D$1])">
            <text:p/>
          </table:table-cell>
          <table:table-cell table:style-name="ce21" table:formula="of:=IF(OR(EXACT([.B253];&quot;&quot;);[.B253]&lt;=0);&quot;&quot;;[.E254]-[.C254])">
            <text:p/>
          </table:table-cell>
          <table:table-cell table:style-name="ce21" table:formula="of:=IF(OR(EXACT([.B253];&quot;&quot;);[.B253]&lt;=0);&quot;&quot;;IF([.G254]&gt;0;[.G254];MIN([.B253]+[.C25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4]+1" office:value-type="float" office:value="249">
            <text:p>249</text:p>
          </table:table-cell>
          <table:table-cell table:style-name="ce21" table:formula="of:=IF(OR(EXACT([.B254];&quot;&quot;);[.B254]&lt;=0);&quot;&quot;;ROUND([.B254]-[.D255];2))">
            <text:p/>
          </table:table-cell>
          <table:table-cell table:style-name="ce21" table:formula="of:=IF(OR(EXACT([.B254];&quot;&quot;);[.B254]&lt;=0);&quot;&quot;;[.B254]*[.$D$1])">
            <text:p/>
          </table:table-cell>
          <table:table-cell table:style-name="ce21" table:formula="of:=IF(OR(EXACT([.B254];&quot;&quot;);[.B254]&lt;=0);&quot;&quot;;[.E255]-[.C255])">
            <text:p/>
          </table:table-cell>
          <table:table-cell table:style-name="ce21" table:formula="of:=IF(OR(EXACT([.B254];&quot;&quot;);[.B254]&lt;=0);&quot;&quot;;IF([.G255]&gt;0;[.G255];MIN([.B254]+[.C25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5]+1" office:value-type="float" office:value="250">
            <text:p>250</text:p>
          </table:table-cell>
          <table:table-cell table:style-name="ce21" table:formula="of:=IF(OR(EXACT([.B255];&quot;&quot;);[.B255]&lt;=0);&quot;&quot;;ROUND([.B255]-[.D256];2))">
            <text:p/>
          </table:table-cell>
          <table:table-cell table:style-name="ce21" table:formula="of:=IF(OR(EXACT([.B255];&quot;&quot;);[.B255]&lt;=0);&quot;&quot;;[.B255]*[.$D$1])">
            <text:p/>
          </table:table-cell>
          <table:table-cell table:style-name="ce21" table:formula="of:=IF(OR(EXACT([.B255];&quot;&quot;);[.B255]&lt;=0);&quot;&quot;;[.E256]-[.C256])">
            <text:p/>
          </table:table-cell>
          <table:table-cell table:style-name="ce21" table:formula="of:=IF(OR(EXACT([.B255];&quot;&quot;);[.B255]&lt;=0);&quot;&quot;;IF([.G256]&gt;0;[.G256];MIN([.B255]+[.C25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6]+1" office:value-type="float" office:value="251">
            <text:p>251</text:p>
          </table:table-cell>
          <table:table-cell table:style-name="ce21" table:formula="of:=IF(OR(EXACT([.B256];&quot;&quot;);[.B256]&lt;=0);&quot;&quot;;ROUND([.B256]-[.D257];2))">
            <text:p/>
          </table:table-cell>
          <table:table-cell table:style-name="ce21" table:formula="of:=IF(OR(EXACT([.B256];&quot;&quot;);[.B256]&lt;=0);&quot;&quot;;[.B256]*[.$D$1])">
            <text:p/>
          </table:table-cell>
          <table:table-cell table:style-name="ce21" table:formula="of:=IF(OR(EXACT([.B256];&quot;&quot;);[.B256]&lt;=0);&quot;&quot;;[.E257]-[.C257])">
            <text:p/>
          </table:table-cell>
          <table:table-cell table:style-name="ce21" table:formula="of:=IF(OR(EXACT([.B256];&quot;&quot;);[.B256]&lt;=0);&quot;&quot;;IF([.G257]&gt;0;[.G257];MIN([.B256]+[.C25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57]+1" office:value-type="float" office:value="252">
            <text:p>252</text:p>
          </table:table-cell>
          <table:table-cell table:style-name="ce22" table:formula="of:=IF(OR(EXACT([.B257];&quot;&quot;);[.B257]&lt;=0);&quot;&quot;;ROUND([.B257]-[.D258];2))">
            <text:p/>
          </table:table-cell>
          <table:table-cell table:style-name="ce22" table:formula="of:=IF(OR(EXACT([.B257];&quot;&quot;);[.B257]&lt;=0);&quot;&quot;;[.B257]*[.$D$1])">
            <text:p/>
          </table:table-cell>
          <table:table-cell table:style-name="ce22" table:formula="of:=IF(OR(EXACT([.B257];&quot;&quot;);[.B257]&lt;=0);&quot;&quot;;[.E258]-[.C258])">
            <text:p/>
          </table:table-cell>
          <table:table-cell table:style-name="ce22" table:formula="of:=IF(OR(EXACT([.B257];&quot;&quot;);[.B257]&lt;=0);&quot;&quot;;IF([.G258]&gt;0;[.G258];MIN([.B257]+[.C258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1">
            <text:p>2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8]+1" office:value-type="float" office:value="253">
            <text:p>253</text:p>
          </table:table-cell>
          <table:table-cell table:style-name="ce21" table:formula="of:=IF(OR(EXACT([.B258];&quot;&quot;);[.B258]&lt;=0);&quot;&quot;;ROUND([.B258]-[.D259];2))">
            <text:p/>
          </table:table-cell>
          <table:table-cell table:style-name="ce21" table:formula="of:=IF(OR(EXACT([.B258];&quot;&quot;);[.B258]&lt;=0);&quot;&quot;;[.B258]*[.$D$1])">
            <text:p/>
          </table:table-cell>
          <table:table-cell table:style-name="ce21" table:formula="of:=IF(OR(EXACT([.B258];&quot;&quot;);[.B258]&lt;=0);&quot;&quot;;[.E259]-[.C259])">
            <text:p/>
          </table:table-cell>
          <table:table-cell table:style-name="ce21" table:formula="of:=IF(OR(EXACT([.B258];&quot;&quot;);[.B258]&lt;=0);&quot;&quot;;IF([.G259]&gt;0;[.G259];MIN([.B258]+[.C25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9]+1" office:value-type="float" office:value="254">
            <text:p>254</text:p>
          </table:table-cell>
          <table:table-cell table:style-name="ce21" table:formula="of:=IF(OR(EXACT([.B259];&quot;&quot;);[.B259]&lt;=0);&quot;&quot;;ROUND([.B259]-[.D260];2))">
            <text:p/>
          </table:table-cell>
          <table:table-cell table:style-name="ce21" table:formula="of:=IF(OR(EXACT([.B259];&quot;&quot;);[.B259]&lt;=0);&quot;&quot;;[.B259]*[.$D$1])">
            <text:p/>
          </table:table-cell>
          <table:table-cell table:style-name="ce21" table:formula="of:=IF(OR(EXACT([.B259];&quot;&quot;);[.B259]&lt;=0);&quot;&quot;;[.E260]-[.C260])">
            <text:p/>
          </table:table-cell>
          <table:table-cell table:style-name="ce21" table:formula="of:=IF(OR(EXACT([.B259];&quot;&quot;);[.B259]&lt;=0);&quot;&quot;;IF([.G260]&gt;0;[.G260];MIN([.B259]+[.C26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0]+1" office:value-type="float" office:value="255">
            <text:p>255</text:p>
          </table:table-cell>
          <table:table-cell table:style-name="ce21" table:formula="of:=IF(OR(EXACT([.B260];&quot;&quot;);[.B260]&lt;=0);&quot;&quot;;ROUND([.B260]-[.D261];2))">
            <text:p/>
          </table:table-cell>
          <table:table-cell table:style-name="ce21" table:formula="of:=IF(OR(EXACT([.B260];&quot;&quot;);[.B260]&lt;=0);&quot;&quot;;[.B260]*[.$D$1])">
            <text:p/>
          </table:table-cell>
          <table:table-cell table:style-name="ce21" table:formula="of:=IF(OR(EXACT([.B260];&quot;&quot;);[.B260]&lt;=0);&quot;&quot;;[.E261]-[.C261])">
            <text:p/>
          </table:table-cell>
          <table:table-cell table:style-name="ce21" table:formula="of:=IF(OR(EXACT([.B260];&quot;&quot;);[.B260]&lt;=0);&quot;&quot;;IF([.G261]&gt;0;[.G261];MIN([.B260]+[.C26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1]+1" office:value-type="float" office:value="256">
            <text:p>256</text:p>
          </table:table-cell>
          <table:table-cell table:style-name="ce21" table:formula="of:=IF(OR(EXACT([.B261];&quot;&quot;);[.B261]&lt;=0);&quot;&quot;;ROUND([.B261]-[.D262];2))">
            <text:p/>
          </table:table-cell>
          <table:table-cell table:style-name="ce21" table:formula="of:=IF(OR(EXACT([.B261];&quot;&quot;);[.B261]&lt;=0);&quot;&quot;;[.B261]*[.$D$1])">
            <text:p/>
          </table:table-cell>
          <table:table-cell table:style-name="ce21" table:formula="of:=IF(OR(EXACT([.B261];&quot;&quot;);[.B261]&lt;=0);&quot;&quot;;[.E262]-[.C262])">
            <text:p/>
          </table:table-cell>
          <table:table-cell table:style-name="ce21" table:formula="of:=IF(OR(EXACT([.B261];&quot;&quot;);[.B261]&lt;=0);&quot;&quot;;IF([.G262]&gt;0;[.G262];MIN([.B261]+[.C26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2]+1" office:value-type="float" office:value="257">
            <text:p>257</text:p>
          </table:table-cell>
          <table:table-cell table:style-name="ce21" table:formula="of:=IF(OR(EXACT([.B262];&quot;&quot;);[.B262]&lt;=0);&quot;&quot;;ROUND([.B262]-[.D263];2))">
            <text:p/>
          </table:table-cell>
          <table:table-cell table:style-name="ce21" table:formula="of:=IF(OR(EXACT([.B262];&quot;&quot;);[.B262]&lt;=0);&quot;&quot;;[.B262]*[.$D$1])">
            <text:p/>
          </table:table-cell>
          <table:table-cell table:style-name="ce21" table:formula="of:=IF(OR(EXACT([.B262];&quot;&quot;);[.B262]&lt;=0);&quot;&quot;;[.E263]-[.C263])">
            <text:p/>
          </table:table-cell>
          <table:table-cell table:style-name="ce21" table:formula="of:=IF(OR(EXACT([.B262];&quot;&quot;);[.B262]&lt;=0);&quot;&quot;;IF([.G263]&gt;0;[.G263];MIN([.B262]+[.C26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3]+1" office:value-type="float" office:value="258">
            <text:p>258</text:p>
          </table:table-cell>
          <table:table-cell table:style-name="ce21" table:formula="of:=IF(OR(EXACT([.B263];&quot;&quot;);[.B263]&lt;=0);&quot;&quot;;ROUND([.B263]-[.D264];2))">
            <text:p/>
          </table:table-cell>
          <table:table-cell table:style-name="ce21" table:formula="of:=IF(OR(EXACT([.B263];&quot;&quot;);[.B263]&lt;=0);&quot;&quot;;[.B263]*[.$D$1])">
            <text:p/>
          </table:table-cell>
          <table:table-cell table:style-name="ce21" table:formula="of:=IF(OR(EXACT([.B263];&quot;&quot;);[.B263]&lt;=0);&quot;&quot;;[.E264]-[.C264])">
            <text:p/>
          </table:table-cell>
          <table:table-cell table:style-name="ce21" table:formula="of:=IF(OR(EXACT([.B263];&quot;&quot;);[.B263]&lt;=0);&quot;&quot;;IF([.G264]&gt;0;[.G264];MIN([.B263]+[.C26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4]+1" office:value-type="float" office:value="259">
            <text:p>259</text:p>
          </table:table-cell>
          <table:table-cell table:style-name="ce21" table:formula="of:=IF(OR(EXACT([.B264];&quot;&quot;);[.B264]&lt;=0);&quot;&quot;;ROUND([.B264]-[.D265];2))">
            <text:p/>
          </table:table-cell>
          <table:table-cell table:style-name="ce21" table:formula="of:=IF(OR(EXACT([.B264];&quot;&quot;);[.B264]&lt;=0);&quot;&quot;;[.B264]*[.$D$1])">
            <text:p/>
          </table:table-cell>
          <table:table-cell table:style-name="ce21" table:formula="of:=IF(OR(EXACT([.B264];&quot;&quot;);[.B264]&lt;=0);&quot;&quot;;[.E265]-[.C265])">
            <text:p/>
          </table:table-cell>
          <table:table-cell table:style-name="ce21" table:formula="of:=IF(OR(EXACT([.B264];&quot;&quot;);[.B264]&lt;=0);&quot;&quot;;IF([.G265]&gt;0;[.G265];MIN([.B264]+[.C26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5]+1" office:value-type="float" office:value="260">
            <text:p>260</text:p>
          </table:table-cell>
          <table:table-cell table:style-name="ce21" table:formula="of:=IF(OR(EXACT([.B265];&quot;&quot;);[.B265]&lt;=0);&quot;&quot;;ROUND([.B265]-[.D266];2))">
            <text:p/>
          </table:table-cell>
          <table:table-cell table:style-name="ce21" table:formula="of:=IF(OR(EXACT([.B265];&quot;&quot;);[.B265]&lt;=0);&quot;&quot;;[.B265]*[.$D$1])">
            <text:p/>
          </table:table-cell>
          <table:table-cell table:style-name="ce21" table:formula="of:=IF(OR(EXACT([.B265];&quot;&quot;);[.B265]&lt;=0);&quot;&quot;;[.E266]-[.C266])">
            <text:p/>
          </table:table-cell>
          <table:table-cell table:style-name="ce21" table:formula="of:=IF(OR(EXACT([.B265];&quot;&quot;);[.B265]&lt;=0);&quot;&quot;;IF([.G266]&gt;0;[.G266];MIN([.B265]+[.C26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6]+1" office:value-type="float" office:value="261">
            <text:p>261</text:p>
          </table:table-cell>
          <table:table-cell table:style-name="ce21" table:formula="of:=IF(OR(EXACT([.B266];&quot;&quot;);[.B266]&lt;=0);&quot;&quot;;ROUND([.B266]-[.D267];2))">
            <text:p/>
          </table:table-cell>
          <table:table-cell table:style-name="ce21" table:formula="of:=IF(OR(EXACT([.B266];&quot;&quot;);[.B266]&lt;=0);&quot;&quot;;[.B266]*[.$D$1])">
            <text:p/>
          </table:table-cell>
          <table:table-cell table:style-name="ce21" table:formula="of:=IF(OR(EXACT([.B266];&quot;&quot;);[.B266]&lt;=0);&quot;&quot;;[.E267]-[.C267])">
            <text:p/>
          </table:table-cell>
          <table:table-cell table:style-name="ce21" table:formula="of:=IF(OR(EXACT([.B266];&quot;&quot;);[.B266]&lt;=0);&quot;&quot;;IF([.G267]&gt;0;[.G267];MIN([.B266]+[.C26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7]+1" office:value-type="float" office:value="262">
            <text:p>262</text:p>
          </table:table-cell>
          <table:table-cell table:style-name="ce21" table:formula="of:=IF(OR(EXACT([.B267];&quot;&quot;);[.B267]&lt;=0);&quot;&quot;;ROUND([.B267]-[.D268];2))">
            <text:p/>
          </table:table-cell>
          <table:table-cell table:style-name="ce21" table:formula="of:=IF(OR(EXACT([.B267];&quot;&quot;);[.B267]&lt;=0);&quot;&quot;;[.B267]*[.$D$1])">
            <text:p/>
          </table:table-cell>
          <table:table-cell table:style-name="ce21" table:formula="of:=IF(OR(EXACT([.B267];&quot;&quot;);[.B267]&lt;=0);&quot;&quot;;[.E268]-[.C268])">
            <text:p/>
          </table:table-cell>
          <table:table-cell table:style-name="ce21" table:formula="of:=IF(OR(EXACT([.B267];&quot;&quot;);[.B267]&lt;=0);&quot;&quot;;IF([.G268]&gt;0;[.G268];MIN([.B267]+[.C26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8]+1" office:value-type="float" office:value="263">
            <text:p>263</text:p>
          </table:table-cell>
          <table:table-cell table:style-name="ce21" table:formula="of:=IF(OR(EXACT([.B268];&quot;&quot;);[.B268]&lt;=0);&quot;&quot;;ROUND([.B268]-[.D269];2))">
            <text:p/>
          </table:table-cell>
          <table:table-cell table:style-name="ce21" table:formula="of:=IF(OR(EXACT([.B268];&quot;&quot;);[.B268]&lt;=0);&quot;&quot;;[.B268]*[.$D$1])">
            <text:p/>
          </table:table-cell>
          <table:table-cell table:style-name="ce21" table:formula="of:=IF(OR(EXACT([.B268];&quot;&quot;);[.B268]&lt;=0);&quot;&quot;;[.E269]-[.C269])">
            <text:p/>
          </table:table-cell>
          <table:table-cell table:style-name="ce21" table:formula="of:=IF(OR(EXACT([.B268];&quot;&quot;);[.B268]&lt;=0);&quot;&quot;;IF([.G269]&gt;0;[.G269];MIN([.B268]+[.C26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69]+1" office:value-type="float" office:value="264">
            <text:p>264</text:p>
          </table:table-cell>
          <table:table-cell table:style-name="ce22" table:formula="of:=IF(OR(EXACT([.B269];&quot;&quot;);[.B269]&lt;=0);&quot;&quot;;ROUND([.B269]-[.D270];2))">
            <text:p/>
          </table:table-cell>
          <table:table-cell table:style-name="ce22" table:formula="of:=IF(OR(EXACT([.B269];&quot;&quot;);[.B269]&lt;=0);&quot;&quot;;[.B269]*[.$D$1])">
            <text:p/>
          </table:table-cell>
          <table:table-cell table:style-name="ce22" table:formula="of:=IF(OR(EXACT([.B269];&quot;&quot;);[.B269]&lt;=0);&quot;&quot;;[.E270]-[.C270])">
            <text:p/>
          </table:table-cell>
          <table:table-cell table:style-name="ce22" table:formula="of:=IF(OR(EXACT([.B269];&quot;&quot;);[.B269]&lt;=0);&quot;&quot;;IF([.G270]&gt;0;[.G270];MIN([.B269]+[.C270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2">
            <text:p>2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0]+1" office:value-type="float" office:value="265">
            <text:p>265</text:p>
          </table:table-cell>
          <table:table-cell table:style-name="ce21" table:formula="of:=IF(OR(EXACT([.B270];&quot;&quot;);[.B270]&lt;=0);&quot;&quot;;ROUND([.B270]-[.D271];2))">
            <text:p/>
          </table:table-cell>
          <table:table-cell table:style-name="ce21" table:formula="of:=IF(OR(EXACT([.B270];&quot;&quot;);[.B270]&lt;=0);&quot;&quot;;[.B270]*[.$D$1])">
            <text:p/>
          </table:table-cell>
          <table:table-cell table:style-name="ce21" table:formula="of:=IF(OR(EXACT([.B270];&quot;&quot;);[.B270]&lt;=0);&quot;&quot;;[.E271]-[.C271])">
            <text:p/>
          </table:table-cell>
          <table:table-cell table:style-name="ce21" table:formula="of:=IF(OR(EXACT([.B270];&quot;&quot;);[.B270]&lt;=0);&quot;&quot;;IF([.G271]&gt;0;[.G271];MIN([.B270]+[.C27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1]+1" office:value-type="float" office:value="266">
            <text:p>266</text:p>
          </table:table-cell>
          <table:table-cell table:style-name="ce21" table:formula="of:=IF(OR(EXACT([.B271];&quot;&quot;);[.B271]&lt;=0);&quot;&quot;;ROUND([.B271]-[.D272];2))">
            <text:p/>
          </table:table-cell>
          <table:table-cell table:style-name="ce21" table:formula="of:=IF(OR(EXACT([.B271];&quot;&quot;);[.B271]&lt;=0);&quot;&quot;;[.B271]*[.$D$1])">
            <text:p/>
          </table:table-cell>
          <table:table-cell table:style-name="ce21" table:formula="of:=IF(OR(EXACT([.B271];&quot;&quot;);[.B271]&lt;=0);&quot;&quot;;[.E272]-[.C272])">
            <text:p/>
          </table:table-cell>
          <table:table-cell table:style-name="ce21" table:formula="of:=IF(OR(EXACT([.B271];&quot;&quot;);[.B271]&lt;=0);&quot;&quot;;IF([.G272]&gt;0;[.G272];MIN([.B271]+[.C27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2]+1" office:value-type="float" office:value="267">
            <text:p>267</text:p>
          </table:table-cell>
          <table:table-cell table:style-name="ce21" table:formula="of:=IF(OR(EXACT([.B272];&quot;&quot;);[.B272]&lt;=0);&quot;&quot;;ROUND([.B272]-[.D273];2))">
            <text:p/>
          </table:table-cell>
          <table:table-cell table:style-name="ce21" table:formula="of:=IF(OR(EXACT([.B272];&quot;&quot;);[.B272]&lt;=0);&quot;&quot;;[.B272]*[.$D$1])">
            <text:p/>
          </table:table-cell>
          <table:table-cell table:style-name="ce21" table:formula="of:=IF(OR(EXACT([.B272];&quot;&quot;);[.B272]&lt;=0);&quot;&quot;;[.E273]-[.C273])">
            <text:p/>
          </table:table-cell>
          <table:table-cell table:style-name="ce21" table:formula="of:=IF(OR(EXACT([.B272];&quot;&quot;);[.B272]&lt;=0);&quot;&quot;;IF([.G273]&gt;0;[.G273];MIN([.B272]+[.C27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3]+1" office:value-type="float" office:value="268">
            <text:p>268</text:p>
          </table:table-cell>
          <table:table-cell table:style-name="ce21" table:formula="of:=IF(OR(EXACT([.B273];&quot;&quot;);[.B273]&lt;=0);&quot;&quot;;ROUND([.B273]-[.D274];2))">
            <text:p/>
          </table:table-cell>
          <table:table-cell table:style-name="ce21" table:formula="of:=IF(OR(EXACT([.B273];&quot;&quot;);[.B273]&lt;=0);&quot;&quot;;[.B273]*[.$D$1])">
            <text:p/>
          </table:table-cell>
          <table:table-cell table:style-name="ce21" table:formula="of:=IF(OR(EXACT([.B273];&quot;&quot;);[.B273]&lt;=0);&quot;&quot;;[.E274]-[.C274])">
            <text:p/>
          </table:table-cell>
          <table:table-cell table:style-name="ce21" table:formula="of:=IF(OR(EXACT([.B273];&quot;&quot;);[.B273]&lt;=0);&quot;&quot;;IF([.G274]&gt;0;[.G274];MIN([.B273]+[.C27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4]+1" office:value-type="float" office:value="269">
            <text:p>269</text:p>
          </table:table-cell>
          <table:table-cell table:style-name="ce21" table:formula="of:=IF(OR(EXACT([.B274];&quot;&quot;);[.B274]&lt;=0);&quot;&quot;;ROUND([.B274]-[.D275];2))">
            <text:p/>
          </table:table-cell>
          <table:table-cell table:style-name="ce21" table:formula="of:=IF(OR(EXACT([.B274];&quot;&quot;);[.B274]&lt;=0);&quot;&quot;;[.B274]*[.$D$1])">
            <text:p/>
          </table:table-cell>
          <table:table-cell table:style-name="ce21" table:formula="of:=IF(OR(EXACT([.B274];&quot;&quot;);[.B274]&lt;=0);&quot;&quot;;[.E275]-[.C275])">
            <text:p/>
          </table:table-cell>
          <table:table-cell table:style-name="ce21" table:formula="of:=IF(OR(EXACT([.B274];&quot;&quot;);[.B274]&lt;=0);&quot;&quot;;IF([.G275]&gt;0;[.G275];MIN([.B274]+[.C27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5]+1" office:value-type="float" office:value="270">
            <text:p>270</text:p>
          </table:table-cell>
          <table:table-cell table:style-name="ce21" table:formula="of:=IF(OR(EXACT([.B275];&quot;&quot;);[.B275]&lt;=0);&quot;&quot;;ROUND([.B275]-[.D276];2))">
            <text:p/>
          </table:table-cell>
          <table:table-cell table:style-name="ce21" table:formula="of:=IF(OR(EXACT([.B275];&quot;&quot;);[.B275]&lt;=0);&quot;&quot;;[.B275]*[.$D$1])">
            <text:p/>
          </table:table-cell>
          <table:table-cell table:style-name="ce21" table:formula="of:=IF(OR(EXACT([.B275];&quot;&quot;);[.B275]&lt;=0);&quot;&quot;;[.E276]-[.C276])">
            <text:p/>
          </table:table-cell>
          <table:table-cell table:style-name="ce21" table:formula="of:=IF(OR(EXACT([.B275];&quot;&quot;);[.B275]&lt;=0);&quot;&quot;;IF([.G276]&gt;0;[.G276];MIN([.B275]+[.C27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6]+1" office:value-type="float" office:value="271">
            <text:p>271</text:p>
          </table:table-cell>
          <table:table-cell table:style-name="ce21" table:formula="of:=IF(OR(EXACT([.B276];&quot;&quot;);[.B276]&lt;=0);&quot;&quot;;ROUND([.B276]-[.D277];2))">
            <text:p/>
          </table:table-cell>
          <table:table-cell table:style-name="ce21" table:formula="of:=IF(OR(EXACT([.B276];&quot;&quot;);[.B276]&lt;=0);&quot;&quot;;[.B276]*[.$D$1])">
            <text:p/>
          </table:table-cell>
          <table:table-cell table:style-name="ce21" table:formula="of:=IF(OR(EXACT([.B276];&quot;&quot;);[.B276]&lt;=0);&quot;&quot;;[.E277]-[.C277])">
            <text:p/>
          </table:table-cell>
          <table:table-cell table:style-name="ce21" table:formula="of:=IF(OR(EXACT([.B276];&quot;&quot;);[.B276]&lt;=0);&quot;&quot;;IF([.G277]&gt;0;[.G277];MIN([.B276]+[.C27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7]+1" office:value-type="float" office:value="272">
            <text:p>272</text:p>
          </table:table-cell>
          <table:table-cell table:style-name="ce21" table:formula="of:=IF(OR(EXACT([.B277];&quot;&quot;);[.B277]&lt;=0);&quot;&quot;;ROUND([.B277]-[.D278];2))">
            <text:p/>
          </table:table-cell>
          <table:table-cell table:style-name="ce21" table:formula="of:=IF(OR(EXACT([.B277];&quot;&quot;);[.B277]&lt;=0);&quot;&quot;;[.B277]*[.$D$1])">
            <text:p/>
          </table:table-cell>
          <table:table-cell table:style-name="ce21" table:formula="of:=IF(OR(EXACT([.B277];&quot;&quot;);[.B277]&lt;=0);&quot;&quot;;[.E278]-[.C278])">
            <text:p/>
          </table:table-cell>
          <table:table-cell table:style-name="ce21" table:formula="of:=IF(OR(EXACT([.B277];&quot;&quot;);[.B277]&lt;=0);&quot;&quot;;IF([.G278]&gt;0;[.G278];MIN([.B277]+[.C27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8]+1" office:value-type="float" office:value="273">
            <text:p>273</text:p>
          </table:table-cell>
          <table:table-cell table:style-name="ce21" table:formula="of:=IF(OR(EXACT([.B278];&quot;&quot;);[.B278]&lt;=0);&quot;&quot;;ROUND([.B278]-[.D279];2))">
            <text:p/>
          </table:table-cell>
          <table:table-cell table:style-name="ce21" table:formula="of:=IF(OR(EXACT([.B278];&quot;&quot;);[.B278]&lt;=0);&quot;&quot;;[.B278]*[.$D$1])">
            <text:p/>
          </table:table-cell>
          <table:table-cell table:style-name="ce21" table:formula="of:=IF(OR(EXACT([.B278];&quot;&quot;);[.B278]&lt;=0);&quot;&quot;;[.E279]-[.C279])">
            <text:p/>
          </table:table-cell>
          <table:table-cell table:style-name="ce21" table:formula="of:=IF(OR(EXACT([.B278];&quot;&quot;);[.B278]&lt;=0);&quot;&quot;;IF([.G279]&gt;0;[.G279];MIN([.B278]+[.C27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9]+1" office:value-type="float" office:value="274">
            <text:p>274</text:p>
          </table:table-cell>
          <table:table-cell table:style-name="ce21" table:formula="of:=IF(OR(EXACT([.B279];&quot;&quot;);[.B279]&lt;=0);&quot;&quot;;ROUND([.B279]-[.D280];2))">
            <text:p/>
          </table:table-cell>
          <table:table-cell table:style-name="ce21" table:formula="of:=IF(OR(EXACT([.B279];&quot;&quot;);[.B279]&lt;=0);&quot;&quot;;[.B279]*[.$D$1])">
            <text:p/>
          </table:table-cell>
          <table:table-cell table:style-name="ce21" table:formula="of:=IF(OR(EXACT([.B279];&quot;&quot;);[.B279]&lt;=0);&quot;&quot;;[.E280]-[.C280])">
            <text:p/>
          </table:table-cell>
          <table:table-cell table:style-name="ce21" table:formula="of:=IF(OR(EXACT([.B279];&quot;&quot;);[.B279]&lt;=0);&quot;&quot;;IF([.G280]&gt;0;[.G280];MIN([.B279]+[.C28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0]+1" office:value-type="float" office:value="275">
            <text:p>275</text:p>
          </table:table-cell>
          <table:table-cell table:style-name="ce21" table:formula="of:=IF(OR(EXACT([.B280];&quot;&quot;);[.B280]&lt;=0);&quot;&quot;;ROUND([.B280]-[.D281];2))">
            <text:p/>
          </table:table-cell>
          <table:table-cell table:style-name="ce21" table:formula="of:=IF(OR(EXACT([.B280];&quot;&quot;);[.B280]&lt;=0);&quot;&quot;;[.B280]*[.$D$1])">
            <text:p/>
          </table:table-cell>
          <table:table-cell table:style-name="ce21" table:formula="of:=IF(OR(EXACT([.B280];&quot;&quot;);[.B280]&lt;=0);&quot;&quot;;[.E281]-[.C281])">
            <text:p/>
          </table:table-cell>
          <table:table-cell table:style-name="ce21" table:formula="of:=IF(OR(EXACT([.B280];&quot;&quot;);[.B280]&lt;=0);&quot;&quot;;IF([.G281]&gt;0;[.G281];MIN([.B280]+[.C28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81]+1" office:value-type="float" office:value="276">
            <text:p>276</text:p>
          </table:table-cell>
          <table:table-cell table:style-name="ce22" table:formula="of:=IF(OR(EXACT([.B281];&quot;&quot;);[.B281]&lt;=0);&quot;&quot;;ROUND([.B281]-[.D282];2))">
            <text:p/>
          </table:table-cell>
          <table:table-cell table:style-name="ce22" table:formula="of:=IF(OR(EXACT([.B281];&quot;&quot;);[.B281]&lt;=0);&quot;&quot;;[.B281]*[.$D$1])">
            <text:p/>
          </table:table-cell>
          <table:table-cell table:style-name="ce22" table:formula="of:=IF(OR(EXACT([.B281];&quot;&quot;);[.B281]&lt;=0);&quot;&quot;;[.E282]-[.C282])">
            <text:p/>
          </table:table-cell>
          <table:table-cell table:style-name="ce22" table:formula="of:=IF(OR(EXACT([.B281];&quot;&quot;);[.B281]&lt;=0);&quot;&quot;;IF([.G282]&gt;0;[.G282];MIN([.B281]+[.C282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3">
            <text:p>2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2]+1" office:value-type="float" office:value="277">
            <text:p>277</text:p>
          </table:table-cell>
          <table:table-cell table:style-name="ce21" table:formula="of:=IF(OR(EXACT([.B282];&quot;&quot;);[.B282]&lt;=0);&quot;&quot;;ROUND([.B282]-[.D283];2))">
            <text:p/>
          </table:table-cell>
          <table:table-cell table:style-name="ce21" table:formula="of:=IF(OR(EXACT([.B282];&quot;&quot;);[.B282]&lt;=0);&quot;&quot;;[.B282]*[.$D$1])">
            <text:p/>
          </table:table-cell>
          <table:table-cell table:style-name="ce21" table:formula="of:=IF(OR(EXACT([.B282];&quot;&quot;);[.B282]&lt;=0);&quot;&quot;;[.E283]-[.C283])">
            <text:p/>
          </table:table-cell>
          <table:table-cell table:style-name="ce21" table:formula="of:=IF(OR(EXACT([.B282];&quot;&quot;);[.B282]&lt;=0);&quot;&quot;;IF([.G283]&gt;0;[.G283];MIN([.B282]+[.C28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3]+1" office:value-type="float" office:value="278">
            <text:p>278</text:p>
          </table:table-cell>
          <table:table-cell table:style-name="ce21" table:formula="of:=IF(OR(EXACT([.B283];&quot;&quot;);[.B283]&lt;=0);&quot;&quot;;ROUND([.B283]-[.D284];2))">
            <text:p/>
          </table:table-cell>
          <table:table-cell table:style-name="ce21" table:formula="of:=IF(OR(EXACT([.B283];&quot;&quot;);[.B283]&lt;=0);&quot;&quot;;[.B283]*[.$D$1])">
            <text:p/>
          </table:table-cell>
          <table:table-cell table:style-name="ce21" table:formula="of:=IF(OR(EXACT([.B283];&quot;&quot;);[.B283]&lt;=0);&quot;&quot;;[.E284]-[.C284])">
            <text:p/>
          </table:table-cell>
          <table:table-cell table:style-name="ce21" table:formula="of:=IF(OR(EXACT([.B283];&quot;&quot;);[.B283]&lt;=0);&quot;&quot;;IF([.G284]&gt;0;[.G284];MIN([.B283]+[.C28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4]+1" office:value-type="float" office:value="279">
            <text:p>279</text:p>
          </table:table-cell>
          <table:table-cell table:style-name="ce21" table:formula="of:=IF(OR(EXACT([.B284];&quot;&quot;);[.B284]&lt;=0);&quot;&quot;;ROUND([.B284]-[.D285];2))">
            <text:p/>
          </table:table-cell>
          <table:table-cell table:style-name="ce21" table:formula="of:=IF(OR(EXACT([.B284];&quot;&quot;);[.B284]&lt;=0);&quot;&quot;;[.B284]*[.$D$1])">
            <text:p/>
          </table:table-cell>
          <table:table-cell table:style-name="ce21" table:formula="of:=IF(OR(EXACT([.B284];&quot;&quot;);[.B284]&lt;=0);&quot;&quot;;[.E285]-[.C285])">
            <text:p/>
          </table:table-cell>
          <table:table-cell table:style-name="ce21" table:formula="of:=IF(OR(EXACT([.B284];&quot;&quot;);[.B284]&lt;=0);&quot;&quot;;IF([.G285]&gt;0;[.G285];MIN([.B284]+[.C28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5]+1" office:value-type="float" office:value="280">
            <text:p>280</text:p>
          </table:table-cell>
          <table:table-cell table:style-name="ce21" table:formula="of:=IF(OR(EXACT([.B285];&quot;&quot;);[.B285]&lt;=0);&quot;&quot;;ROUND([.B285]-[.D286];2))">
            <text:p/>
          </table:table-cell>
          <table:table-cell table:style-name="ce21" table:formula="of:=IF(OR(EXACT([.B285];&quot;&quot;);[.B285]&lt;=0);&quot;&quot;;[.B285]*[.$D$1])">
            <text:p/>
          </table:table-cell>
          <table:table-cell table:style-name="ce21" table:formula="of:=IF(OR(EXACT([.B285];&quot;&quot;);[.B285]&lt;=0);&quot;&quot;;[.E286]-[.C286])">
            <text:p/>
          </table:table-cell>
          <table:table-cell table:style-name="ce21" table:formula="of:=IF(OR(EXACT([.B285];&quot;&quot;);[.B285]&lt;=0);&quot;&quot;;IF([.G286]&gt;0;[.G286];MIN([.B285]+[.C28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6]+1" office:value-type="float" office:value="281">
            <text:p>281</text:p>
          </table:table-cell>
          <table:table-cell table:style-name="ce21" table:formula="of:=IF(OR(EXACT([.B286];&quot;&quot;);[.B286]&lt;=0);&quot;&quot;;ROUND([.B286]-[.D287];2))">
            <text:p/>
          </table:table-cell>
          <table:table-cell table:style-name="ce21" table:formula="of:=IF(OR(EXACT([.B286];&quot;&quot;);[.B286]&lt;=0);&quot;&quot;;[.B286]*[.$D$1])">
            <text:p/>
          </table:table-cell>
          <table:table-cell table:style-name="ce21" table:formula="of:=IF(OR(EXACT([.B286];&quot;&quot;);[.B286]&lt;=0);&quot;&quot;;[.E287]-[.C287])">
            <text:p/>
          </table:table-cell>
          <table:table-cell table:style-name="ce21" table:formula="of:=IF(OR(EXACT([.B286];&quot;&quot;);[.B286]&lt;=0);&quot;&quot;;IF([.G287]&gt;0;[.G287];MIN([.B286]+[.C28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7]+1" office:value-type="float" office:value="282">
            <text:p>282</text:p>
          </table:table-cell>
          <table:table-cell table:style-name="ce21" table:formula="of:=IF(OR(EXACT([.B287];&quot;&quot;);[.B287]&lt;=0);&quot;&quot;;ROUND([.B287]-[.D288];2))">
            <text:p/>
          </table:table-cell>
          <table:table-cell table:style-name="ce21" table:formula="of:=IF(OR(EXACT([.B287];&quot;&quot;);[.B287]&lt;=0);&quot;&quot;;[.B287]*[.$D$1])">
            <text:p/>
          </table:table-cell>
          <table:table-cell table:style-name="ce21" table:formula="of:=IF(OR(EXACT([.B287];&quot;&quot;);[.B287]&lt;=0);&quot;&quot;;[.E288]-[.C288])">
            <text:p/>
          </table:table-cell>
          <table:table-cell table:style-name="ce21" table:formula="of:=IF(OR(EXACT([.B287];&quot;&quot;);[.B287]&lt;=0);&quot;&quot;;IF([.G288]&gt;0;[.G288];MIN([.B287]+[.C28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8]+1" office:value-type="float" office:value="283">
            <text:p>283</text:p>
          </table:table-cell>
          <table:table-cell table:style-name="ce21" table:formula="of:=IF(OR(EXACT([.B288];&quot;&quot;);[.B288]&lt;=0);&quot;&quot;;ROUND([.B288]-[.D289];2))">
            <text:p/>
          </table:table-cell>
          <table:table-cell table:style-name="ce21" table:formula="of:=IF(OR(EXACT([.B288];&quot;&quot;);[.B288]&lt;=0);&quot;&quot;;[.B288]*[.$D$1])">
            <text:p/>
          </table:table-cell>
          <table:table-cell table:style-name="ce21" table:formula="of:=IF(OR(EXACT([.B288];&quot;&quot;);[.B288]&lt;=0);&quot;&quot;;[.E289]-[.C289])">
            <text:p/>
          </table:table-cell>
          <table:table-cell table:style-name="ce21" table:formula="of:=IF(OR(EXACT([.B288];&quot;&quot;);[.B288]&lt;=0);&quot;&quot;;IF([.G289]&gt;0;[.G289];MIN([.B288]+[.C28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9]+1" office:value-type="float" office:value="284">
            <text:p>284</text:p>
          </table:table-cell>
          <table:table-cell table:style-name="ce21" table:formula="of:=IF(OR(EXACT([.B289];&quot;&quot;);[.B289]&lt;=0);&quot;&quot;;ROUND([.B289]-[.D290];2))">
            <text:p/>
          </table:table-cell>
          <table:table-cell table:style-name="ce21" table:formula="of:=IF(OR(EXACT([.B289];&quot;&quot;);[.B289]&lt;=0);&quot;&quot;;[.B289]*[.$D$1])">
            <text:p/>
          </table:table-cell>
          <table:table-cell table:style-name="ce21" table:formula="of:=IF(OR(EXACT([.B289];&quot;&quot;);[.B289]&lt;=0);&quot;&quot;;[.E290]-[.C290])">
            <text:p/>
          </table:table-cell>
          <table:table-cell table:style-name="ce21" table:formula="of:=IF(OR(EXACT([.B289];&quot;&quot;);[.B289]&lt;=0);&quot;&quot;;IF([.G290]&gt;0;[.G290];MIN([.B289]+[.C29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0]+1" office:value-type="float" office:value="285">
            <text:p>285</text:p>
          </table:table-cell>
          <table:table-cell table:style-name="ce21" table:formula="of:=IF(OR(EXACT([.B290];&quot;&quot;);[.B290]&lt;=0);&quot;&quot;;ROUND([.B290]-[.D291];2))">
            <text:p/>
          </table:table-cell>
          <table:table-cell table:style-name="ce21" table:formula="of:=IF(OR(EXACT([.B290];&quot;&quot;);[.B290]&lt;=0);&quot;&quot;;[.B290]*[.$D$1])">
            <text:p/>
          </table:table-cell>
          <table:table-cell table:style-name="ce21" table:formula="of:=IF(OR(EXACT([.B290];&quot;&quot;);[.B290]&lt;=0);&quot;&quot;;[.E291]-[.C291])">
            <text:p/>
          </table:table-cell>
          <table:table-cell table:style-name="ce21" table:formula="of:=IF(OR(EXACT([.B290];&quot;&quot;);[.B290]&lt;=0);&quot;&quot;;IF([.G291]&gt;0;[.G291];MIN([.B290]+[.C29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1]+1" office:value-type="float" office:value="286">
            <text:p>286</text:p>
          </table:table-cell>
          <table:table-cell table:style-name="ce21" table:formula="of:=IF(OR(EXACT([.B291];&quot;&quot;);[.B291]&lt;=0);&quot;&quot;;ROUND([.B291]-[.D292];2))">
            <text:p/>
          </table:table-cell>
          <table:table-cell table:style-name="ce21" table:formula="of:=IF(OR(EXACT([.B291];&quot;&quot;);[.B291]&lt;=0);&quot;&quot;;[.B291]*[.$D$1])">
            <text:p/>
          </table:table-cell>
          <table:table-cell table:style-name="ce21" table:formula="of:=IF(OR(EXACT([.B291];&quot;&quot;);[.B291]&lt;=0);&quot;&quot;;[.E292]-[.C292])">
            <text:p/>
          </table:table-cell>
          <table:table-cell table:style-name="ce21" table:formula="of:=IF(OR(EXACT([.B291];&quot;&quot;);[.B291]&lt;=0);&quot;&quot;;IF([.G292]&gt;0;[.G292];MIN([.B291]+[.C29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2]+1" office:value-type="float" office:value="287">
            <text:p>287</text:p>
          </table:table-cell>
          <table:table-cell table:style-name="ce21" table:formula="of:=IF(OR(EXACT([.B292];&quot;&quot;);[.B292]&lt;=0);&quot;&quot;;ROUND([.B292]-[.D293];2))">
            <text:p/>
          </table:table-cell>
          <table:table-cell table:style-name="ce21" table:formula="of:=IF(OR(EXACT([.B292];&quot;&quot;);[.B292]&lt;=0);&quot;&quot;;[.B292]*[.$D$1])">
            <text:p/>
          </table:table-cell>
          <table:table-cell table:style-name="ce21" table:formula="of:=IF(OR(EXACT([.B292];&quot;&quot;);[.B292]&lt;=0);&quot;&quot;;[.E293]-[.C293])">
            <text:p/>
          </table:table-cell>
          <table:table-cell table:style-name="ce21" table:formula="of:=IF(OR(EXACT([.B292];&quot;&quot;);[.B292]&lt;=0);&quot;&quot;;IF([.G293]&gt;0;[.G293];MIN([.B292]+[.C29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3]+1" office:value-type="float" office:value="288">
            <text:p>288</text:p>
          </table:table-cell>
          <table:table-cell table:style-name="ce22" table:formula="of:=IF(OR(EXACT([.B293];&quot;&quot;);[.B293]&lt;=0);&quot;&quot;;ROUND([.B293]-[.D294];2))">
            <text:p/>
          </table:table-cell>
          <table:table-cell table:style-name="ce22" table:formula="of:=IF(OR(EXACT([.B293];&quot;&quot;);[.B293]&lt;=0);&quot;&quot;;[.B293]*[.$D$1])">
            <text:p/>
          </table:table-cell>
          <table:table-cell table:style-name="ce22" table:formula="of:=IF(OR(EXACT([.B293];&quot;&quot;);[.B293]&lt;=0);&quot;&quot;;[.E294]-[.C294])">
            <text:p/>
          </table:table-cell>
          <table:table-cell table:style-name="ce22" table:formula="of:=IF(OR(EXACT([.B293];&quot;&quot;);[.B293]&lt;=0);&quot;&quot;;IF([.G294]&gt;0;[.G294];MIN([.B293]+[.C294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4">
            <text:p>2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4]+1" office:value-type="float" office:value="289">
            <text:p>289</text:p>
          </table:table-cell>
          <table:table-cell table:style-name="ce21" table:formula="of:=IF(OR(EXACT([.B294];&quot;&quot;);[.B294]&lt;=0);&quot;&quot;;ROUND([.B294]-[.D295];2))">
            <text:p/>
          </table:table-cell>
          <table:table-cell table:style-name="ce21" table:formula="of:=IF(OR(EXACT([.B294];&quot;&quot;);[.B294]&lt;=0);&quot;&quot;;[.B294]*[.$D$1])">
            <text:p/>
          </table:table-cell>
          <table:table-cell table:style-name="ce21" table:formula="of:=IF(OR(EXACT([.B294];&quot;&quot;);[.B294]&lt;=0);&quot;&quot;;[.E295]-[.C295])">
            <text:p/>
          </table:table-cell>
          <table:table-cell table:style-name="ce21" table:formula="of:=IF(OR(EXACT([.B294];&quot;&quot;);[.B294]&lt;=0);&quot;&quot;;IF([.G295]&gt;0;[.G295];MIN([.B294]+[.C29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5]+1" office:value-type="float" office:value="290">
            <text:p>290</text:p>
          </table:table-cell>
          <table:table-cell table:style-name="ce21" table:formula="of:=IF(OR(EXACT([.B295];&quot;&quot;);[.B295]&lt;=0);&quot;&quot;;ROUND([.B295]-[.D296];2))">
            <text:p/>
          </table:table-cell>
          <table:table-cell table:style-name="ce21" table:formula="of:=IF(OR(EXACT([.B295];&quot;&quot;);[.B295]&lt;=0);&quot;&quot;;[.B295]*[.$D$1])">
            <text:p/>
          </table:table-cell>
          <table:table-cell table:style-name="ce21" table:formula="of:=IF(OR(EXACT([.B295];&quot;&quot;);[.B295]&lt;=0);&quot;&quot;;[.E296]-[.C296])">
            <text:p/>
          </table:table-cell>
          <table:table-cell table:style-name="ce21" table:formula="of:=IF(OR(EXACT([.B295];&quot;&quot;);[.B295]&lt;=0);&quot;&quot;;IF([.G296]&gt;0;[.G296];MIN([.B295]+[.C29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6]+1" office:value-type="float" office:value="291">
            <text:p>291</text:p>
          </table:table-cell>
          <table:table-cell table:style-name="ce21" table:formula="of:=IF(OR(EXACT([.B296];&quot;&quot;);[.B296]&lt;=0);&quot;&quot;;ROUND([.B296]-[.D297];2))">
            <text:p/>
          </table:table-cell>
          <table:table-cell table:style-name="ce21" table:formula="of:=IF(OR(EXACT([.B296];&quot;&quot;);[.B296]&lt;=0);&quot;&quot;;[.B296]*[.$D$1])">
            <text:p/>
          </table:table-cell>
          <table:table-cell table:style-name="ce21" table:formula="of:=IF(OR(EXACT([.B296];&quot;&quot;);[.B296]&lt;=0);&quot;&quot;;[.E297]-[.C297])">
            <text:p/>
          </table:table-cell>
          <table:table-cell table:style-name="ce21" table:formula="of:=IF(OR(EXACT([.B296];&quot;&quot;);[.B296]&lt;=0);&quot;&quot;;IF([.G297]&gt;0;[.G297];MIN([.B296]+[.C29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7]+1" office:value-type="float" office:value="292">
            <text:p>292</text:p>
          </table:table-cell>
          <table:table-cell table:style-name="ce21" table:formula="of:=IF(OR(EXACT([.B297];&quot;&quot;);[.B297]&lt;=0);&quot;&quot;;ROUND([.B297]-[.D298];2))">
            <text:p/>
          </table:table-cell>
          <table:table-cell table:style-name="ce21" table:formula="of:=IF(OR(EXACT([.B297];&quot;&quot;);[.B297]&lt;=0);&quot;&quot;;[.B297]*[.$D$1])">
            <text:p/>
          </table:table-cell>
          <table:table-cell table:style-name="ce21" table:formula="of:=IF(OR(EXACT([.B297];&quot;&quot;);[.B297]&lt;=0);&quot;&quot;;[.E298]-[.C298])">
            <text:p/>
          </table:table-cell>
          <table:table-cell table:style-name="ce21" table:formula="of:=IF(OR(EXACT([.B297];&quot;&quot;);[.B297]&lt;=0);&quot;&quot;;IF([.G298]&gt;0;[.G298];MIN([.B297]+[.C29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8]+1" office:value-type="float" office:value="293">
            <text:p>293</text:p>
          </table:table-cell>
          <table:table-cell table:style-name="ce21" table:formula="of:=IF(OR(EXACT([.B298];&quot;&quot;);[.B298]&lt;=0);&quot;&quot;;ROUND([.B298]-[.D299];2))">
            <text:p/>
          </table:table-cell>
          <table:table-cell table:style-name="ce21" table:formula="of:=IF(OR(EXACT([.B298];&quot;&quot;);[.B298]&lt;=0);&quot;&quot;;[.B298]*[.$D$1])">
            <text:p/>
          </table:table-cell>
          <table:table-cell table:style-name="ce21" table:formula="of:=IF(OR(EXACT([.B298];&quot;&quot;);[.B298]&lt;=0);&quot;&quot;;[.E299]-[.C299])">
            <text:p/>
          </table:table-cell>
          <table:table-cell table:style-name="ce21" table:formula="of:=IF(OR(EXACT([.B298];&quot;&quot;);[.B298]&lt;=0);&quot;&quot;;IF([.G299]&gt;0;[.G299];MIN([.B298]+[.C29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9]+1" office:value-type="float" office:value="294">
            <text:p>294</text:p>
          </table:table-cell>
          <table:table-cell table:style-name="ce21" table:formula="of:=IF(OR(EXACT([.B299];&quot;&quot;);[.B299]&lt;=0);&quot;&quot;;ROUND([.B299]-[.D300];2))">
            <text:p/>
          </table:table-cell>
          <table:table-cell table:style-name="ce21" table:formula="of:=IF(OR(EXACT([.B299];&quot;&quot;);[.B299]&lt;=0);&quot;&quot;;[.B299]*[.$D$1])">
            <text:p/>
          </table:table-cell>
          <table:table-cell table:style-name="ce21" table:formula="of:=IF(OR(EXACT([.B299];&quot;&quot;);[.B299]&lt;=0);&quot;&quot;;[.E300]-[.C300])">
            <text:p/>
          </table:table-cell>
          <table:table-cell table:style-name="ce21" table:formula="of:=IF(OR(EXACT([.B299];&quot;&quot;);[.B299]&lt;=0);&quot;&quot;;IF([.G300]&gt;0;[.G300];MIN([.B299]+[.C30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0]+1" office:value-type="float" office:value="295">
            <text:p>295</text:p>
          </table:table-cell>
          <table:table-cell table:style-name="ce21" table:formula="of:=IF(OR(EXACT([.B300];&quot;&quot;);[.B300]&lt;=0);&quot;&quot;;ROUND([.B300]-[.D301];2))">
            <text:p/>
          </table:table-cell>
          <table:table-cell table:style-name="ce21" table:formula="of:=IF(OR(EXACT([.B300];&quot;&quot;);[.B300]&lt;=0);&quot;&quot;;[.B300]*[.$D$1])">
            <text:p/>
          </table:table-cell>
          <table:table-cell table:style-name="ce21" table:formula="of:=IF(OR(EXACT([.B300];&quot;&quot;);[.B300]&lt;=0);&quot;&quot;;[.E301]-[.C301])">
            <text:p/>
          </table:table-cell>
          <table:table-cell table:style-name="ce21" table:formula="of:=IF(OR(EXACT([.B300];&quot;&quot;);[.B300]&lt;=0);&quot;&quot;;IF([.G301]&gt;0;[.G301];MIN([.B300]+[.C30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1]+1" office:value-type="float" office:value="296">
            <text:p>296</text:p>
          </table:table-cell>
          <table:table-cell table:style-name="ce21" table:formula="of:=IF(OR(EXACT([.B301];&quot;&quot;);[.B301]&lt;=0);&quot;&quot;;ROUND([.B301]-[.D302];2))">
            <text:p/>
          </table:table-cell>
          <table:table-cell table:style-name="ce21" table:formula="of:=IF(OR(EXACT([.B301];&quot;&quot;);[.B301]&lt;=0);&quot;&quot;;[.B301]*[.$D$1])">
            <text:p/>
          </table:table-cell>
          <table:table-cell table:style-name="ce21" table:formula="of:=IF(OR(EXACT([.B301];&quot;&quot;);[.B301]&lt;=0);&quot;&quot;;[.E302]-[.C302])">
            <text:p/>
          </table:table-cell>
          <table:table-cell table:style-name="ce21" table:formula="of:=IF(OR(EXACT([.B301];&quot;&quot;);[.B301]&lt;=0);&quot;&quot;;IF([.G302]&gt;0;[.G302];MIN([.B301]+[.C30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2]+1" office:value-type="float" office:value="297">
            <text:p>297</text:p>
          </table:table-cell>
          <table:table-cell table:style-name="ce21" table:formula="of:=IF(OR(EXACT([.B302];&quot;&quot;);[.B302]&lt;=0);&quot;&quot;;ROUND([.B302]-[.D303];2))">
            <text:p/>
          </table:table-cell>
          <table:table-cell table:style-name="ce21" table:formula="of:=IF(OR(EXACT([.B302];&quot;&quot;);[.B302]&lt;=0);&quot;&quot;;[.B302]*[.$D$1])">
            <text:p/>
          </table:table-cell>
          <table:table-cell table:style-name="ce21" table:formula="of:=IF(OR(EXACT([.B302];&quot;&quot;);[.B302]&lt;=0);&quot;&quot;;[.E303]-[.C303])">
            <text:p/>
          </table:table-cell>
          <table:table-cell table:style-name="ce21" table:formula="of:=IF(OR(EXACT([.B302];&quot;&quot;);[.B302]&lt;=0);&quot;&quot;;IF([.G303]&gt;0;[.G303];MIN([.B302]+[.C30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3]+1" office:value-type="float" office:value="298">
            <text:p>298</text:p>
          </table:table-cell>
          <table:table-cell table:style-name="ce21" table:formula="of:=IF(OR(EXACT([.B303];&quot;&quot;);[.B303]&lt;=0);&quot;&quot;;ROUND([.B303]-[.D304];2))">
            <text:p/>
          </table:table-cell>
          <table:table-cell table:style-name="ce21" table:formula="of:=IF(OR(EXACT([.B303];&quot;&quot;);[.B303]&lt;=0);&quot;&quot;;[.B303]*[.$D$1])">
            <text:p/>
          </table:table-cell>
          <table:table-cell table:style-name="ce21" table:formula="of:=IF(OR(EXACT([.B303];&quot;&quot;);[.B303]&lt;=0);&quot;&quot;;[.E304]-[.C304])">
            <text:p/>
          </table:table-cell>
          <table:table-cell table:style-name="ce21" table:formula="of:=IF(OR(EXACT([.B303];&quot;&quot;);[.B303]&lt;=0);&quot;&quot;;IF([.G304]&gt;0;[.G304];MIN([.B303]+[.C30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4]+1" office:value-type="float" office:value="299">
            <text:p>299</text:p>
          </table:table-cell>
          <table:table-cell table:style-name="ce21" table:formula="of:=IF(OR(EXACT([.B304];&quot;&quot;);[.B304]&lt;=0);&quot;&quot;;ROUND([.B304]-[.D305];2))">
            <text:p/>
          </table:table-cell>
          <table:table-cell table:style-name="ce21" table:formula="of:=IF(OR(EXACT([.B304];&quot;&quot;);[.B304]&lt;=0);&quot;&quot;;[.B304]*[.$D$1])">
            <text:p/>
          </table:table-cell>
          <table:table-cell table:style-name="ce21" table:formula="of:=IF(OR(EXACT([.B304];&quot;&quot;);[.B304]&lt;=0);&quot;&quot;;[.E305]-[.C305])">
            <text:p/>
          </table:table-cell>
          <table:table-cell table:style-name="ce21" table:formula="of:=IF(OR(EXACT([.B304];&quot;&quot;);[.B304]&lt;=0);&quot;&quot;;IF([.G305]&gt;0;[.G305];MIN([.B304]+[.C30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05]+1" office:value-type="float" office:value="300">
            <text:p>300</text:p>
          </table:table-cell>
          <table:table-cell table:style-name="ce22" table:formula="of:=IF(OR(EXACT([.B305];&quot;&quot;);[.B305]&lt;=0);&quot;&quot;;ROUND([.B305]-[.D306];2))">
            <text:p/>
          </table:table-cell>
          <table:table-cell table:style-name="ce22" table:formula="of:=IF(OR(EXACT([.B305];&quot;&quot;);[.B305]&lt;=0);&quot;&quot;;[.B305]*[.$D$1])">
            <text:p/>
          </table:table-cell>
          <table:table-cell table:style-name="ce22" table:formula="of:=IF(OR(EXACT([.B305];&quot;&quot;);[.B305]&lt;=0);&quot;&quot;;[.E306]-[.C306])">
            <text:p/>
          </table:table-cell>
          <table:table-cell table:style-name="ce22" table:formula="of:=IF(OR(EXACT([.B305];&quot;&quot;);[.B305]&lt;=0);&quot;&quot;;IF([.G306]&gt;0;[.G306];MIN([.B305]+[.C306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5">
            <text:p>2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6]+1" office:value-type="float" office:value="301">
            <text:p>301</text:p>
          </table:table-cell>
          <table:table-cell table:style-name="ce21" table:formula="of:=IF(OR(EXACT([.B306];&quot;&quot;);[.B306]&lt;=0);&quot;&quot;;ROUND([.B306]-[.D307];2))">
            <text:p/>
          </table:table-cell>
          <table:table-cell table:style-name="ce21" table:formula="of:=IF(OR(EXACT([.B306];&quot;&quot;);[.B306]&lt;=0);&quot;&quot;;[.B306]*[.$D$1])">
            <text:p/>
          </table:table-cell>
          <table:table-cell table:style-name="ce21" table:formula="of:=IF(OR(EXACT([.B306];&quot;&quot;);[.B306]&lt;=0);&quot;&quot;;[.E307]-[.C307])">
            <text:p/>
          </table:table-cell>
          <table:table-cell table:style-name="ce21" table:formula="of:=IF(OR(EXACT([.B306];&quot;&quot;);[.B306]&lt;=0);&quot;&quot;;IF([.G307]&gt;0;[.G307];MIN([.B306]+[.C30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7]+1" office:value-type="float" office:value="302">
            <text:p>302</text:p>
          </table:table-cell>
          <table:table-cell table:style-name="ce21" table:formula="of:=IF(OR(EXACT([.B307];&quot;&quot;);[.B307]&lt;=0);&quot;&quot;;ROUND([.B307]-[.D308];2))">
            <text:p/>
          </table:table-cell>
          <table:table-cell table:style-name="ce21" table:formula="of:=IF(OR(EXACT([.B307];&quot;&quot;);[.B307]&lt;=0);&quot;&quot;;[.B307]*[.$D$1])">
            <text:p/>
          </table:table-cell>
          <table:table-cell table:style-name="ce21" table:formula="of:=IF(OR(EXACT([.B307];&quot;&quot;);[.B307]&lt;=0);&quot;&quot;;[.E308]-[.C308])">
            <text:p/>
          </table:table-cell>
          <table:table-cell table:style-name="ce21" table:formula="of:=IF(OR(EXACT([.B307];&quot;&quot;);[.B307]&lt;=0);&quot;&quot;;IF([.G308]&gt;0;[.G308];MIN([.B307]+[.C30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8]+1" office:value-type="float" office:value="303">
            <text:p>303</text:p>
          </table:table-cell>
          <table:table-cell table:style-name="ce21" table:formula="of:=IF(OR(EXACT([.B308];&quot;&quot;);[.B308]&lt;=0);&quot;&quot;;ROUND([.B308]-[.D309];2))">
            <text:p/>
          </table:table-cell>
          <table:table-cell table:style-name="ce21" table:formula="of:=IF(OR(EXACT([.B308];&quot;&quot;);[.B308]&lt;=0);&quot;&quot;;[.B308]*[.$D$1])">
            <text:p/>
          </table:table-cell>
          <table:table-cell table:style-name="ce21" table:formula="of:=IF(OR(EXACT([.B308];&quot;&quot;);[.B308]&lt;=0);&quot;&quot;;[.E309]-[.C309])">
            <text:p/>
          </table:table-cell>
          <table:table-cell table:style-name="ce21" table:formula="of:=IF(OR(EXACT([.B308];&quot;&quot;);[.B308]&lt;=0);&quot;&quot;;IF([.G309]&gt;0;[.G309];MIN([.B308]+[.C30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9]+1" office:value-type="float" office:value="304">
            <text:p>304</text:p>
          </table:table-cell>
          <table:table-cell table:style-name="ce21" table:formula="of:=IF(OR(EXACT([.B309];&quot;&quot;);[.B309]&lt;=0);&quot;&quot;;ROUND([.B309]-[.D310];2))">
            <text:p/>
          </table:table-cell>
          <table:table-cell table:style-name="ce21" table:formula="of:=IF(OR(EXACT([.B309];&quot;&quot;);[.B309]&lt;=0);&quot;&quot;;[.B309]*[.$D$1])">
            <text:p/>
          </table:table-cell>
          <table:table-cell table:style-name="ce21" table:formula="of:=IF(OR(EXACT([.B309];&quot;&quot;);[.B309]&lt;=0);&quot;&quot;;[.E310]-[.C310])">
            <text:p/>
          </table:table-cell>
          <table:table-cell table:style-name="ce21" table:formula="of:=IF(OR(EXACT([.B309];&quot;&quot;);[.B309]&lt;=0);&quot;&quot;;IF([.G310]&gt;0;[.G310];MIN([.B309]+[.C31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0]+1" office:value-type="float" office:value="305">
            <text:p>305</text:p>
          </table:table-cell>
          <table:table-cell table:style-name="ce21" table:formula="of:=IF(OR(EXACT([.B310];&quot;&quot;);[.B310]&lt;=0);&quot;&quot;;ROUND([.B310]-[.D311];2))">
            <text:p/>
          </table:table-cell>
          <table:table-cell table:style-name="ce21" table:formula="of:=IF(OR(EXACT([.B310];&quot;&quot;);[.B310]&lt;=0);&quot;&quot;;[.B310]*[.$D$1])">
            <text:p/>
          </table:table-cell>
          <table:table-cell table:style-name="ce21" table:formula="of:=IF(OR(EXACT([.B310];&quot;&quot;);[.B310]&lt;=0);&quot;&quot;;[.E311]-[.C311])">
            <text:p/>
          </table:table-cell>
          <table:table-cell table:style-name="ce21" table:formula="of:=IF(OR(EXACT([.B310];&quot;&quot;);[.B310]&lt;=0);&quot;&quot;;IF([.G311]&gt;0;[.G311];MIN([.B310]+[.C31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1]+1" office:value-type="float" office:value="306">
            <text:p>306</text:p>
          </table:table-cell>
          <table:table-cell table:style-name="ce21" table:formula="of:=IF(OR(EXACT([.B311];&quot;&quot;);[.B311]&lt;=0);&quot;&quot;;ROUND([.B311]-[.D312];2))">
            <text:p/>
          </table:table-cell>
          <table:table-cell table:style-name="ce21" table:formula="of:=IF(OR(EXACT([.B311];&quot;&quot;);[.B311]&lt;=0);&quot;&quot;;[.B311]*[.$D$1])">
            <text:p/>
          </table:table-cell>
          <table:table-cell table:style-name="ce21" table:formula="of:=IF(OR(EXACT([.B311];&quot;&quot;);[.B311]&lt;=0);&quot;&quot;;[.E312]-[.C312])">
            <text:p/>
          </table:table-cell>
          <table:table-cell table:style-name="ce21" table:formula="of:=IF(OR(EXACT([.B311];&quot;&quot;);[.B311]&lt;=0);&quot;&quot;;IF([.G312]&gt;0;[.G312];MIN([.B311]+[.C31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2]+1" office:value-type="float" office:value="307">
            <text:p>307</text:p>
          </table:table-cell>
          <table:table-cell table:style-name="ce21" table:formula="of:=IF(OR(EXACT([.B312];&quot;&quot;);[.B312]&lt;=0);&quot;&quot;;ROUND([.B312]-[.D313];2))">
            <text:p/>
          </table:table-cell>
          <table:table-cell table:style-name="ce21" table:formula="of:=IF(OR(EXACT([.B312];&quot;&quot;);[.B312]&lt;=0);&quot;&quot;;[.B312]*[.$D$1])">
            <text:p/>
          </table:table-cell>
          <table:table-cell table:style-name="ce21" table:formula="of:=IF(OR(EXACT([.B312];&quot;&quot;);[.B312]&lt;=0);&quot;&quot;;[.E313]-[.C313])">
            <text:p/>
          </table:table-cell>
          <table:table-cell table:style-name="ce21" table:formula="of:=IF(OR(EXACT([.B312];&quot;&quot;);[.B312]&lt;=0);&quot;&quot;;IF([.G313]&gt;0;[.G313];MIN([.B312]+[.C31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3]+1" office:value-type="float" office:value="308">
            <text:p>308</text:p>
          </table:table-cell>
          <table:table-cell table:style-name="ce21" table:formula="of:=IF(OR(EXACT([.B313];&quot;&quot;);[.B313]&lt;=0);&quot;&quot;;ROUND([.B313]-[.D314];2))">
            <text:p/>
          </table:table-cell>
          <table:table-cell table:style-name="ce21" table:formula="of:=IF(OR(EXACT([.B313];&quot;&quot;);[.B313]&lt;=0);&quot;&quot;;[.B313]*[.$D$1])">
            <text:p/>
          </table:table-cell>
          <table:table-cell table:style-name="ce21" table:formula="of:=IF(OR(EXACT([.B313];&quot;&quot;);[.B313]&lt;=0);&quot;&quot;;[.E314]-[.C314])">
            <text:p/>
          </table:table-cell>
          <table:table-cell table:style-name="ce21" table:formula="of:=IF(OR(EXACT([.B313];&quot;&quot;);[.B313]&lt;=0);&quot;&quot;;IF([.G314]&gt;0;[.G314];MIN([.B313]+[.C31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4]+1" office:value-type="float" office:value="309">
            <text:p>309</text:p>
          </table:table-cell>
          <table:table-cell table:style-name="ce21" table:formula="of:=IF(OR(EXACT([.B314];&quot;&quot;);[.B314]&lt;=0);&quot;&quot;;ROUND([.B314]-[.D315];2))">
            <text:p/>
          </table:table-cell>
          <table:table-cell table:style-name="ce21" table:formula="of:=IF(OR(EXACT([.B314];&quot;&quot;);[.B314]&lt;=0);&quot;&quot;;[.B314]*[.$D$1])">
            <text:p/>
          </table:table-cell>
          <table:table-cell table:style-name="ce21" table:formula="of:=IF(OR(EXACT([.B314];&quot;&quot;);[.B314]&lt;=0);&quot;&quot;;[.E315]-[.C315])">
            <text:p/>
          </table:table-cell>
          <table:table-cell table:style-name="ce21" table:formula="of:=IF(OR(EXACT([.B314];&quot;&quot;);[.B314]&lt;=0);&quot;&quot;;IF([.G315]&gt;0;[.G315];MIN([.B314]+[.C31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5]+1" office:value-type="float" office:value="310">
            <text:p>310</text:p>
          </table:table-cell>
          <table:table-cell table:style-name="ce21" table:formula="of:=IF(OR(EXACT([.B315];&quot;&quot;);[.B315]&lt;=0);&quot;&quot;;ROUND([.B315]-[.D316];2))">
            <text:p/>
          </table:table-cell>
          <table:table-cell table:style-name="ce21" table:formula="of:=IF(OR(EXACT([.B315];&quot;&quot;);[.B315]&lt;=0);&quot;&quot;;[.B315]*[.$D$1])">
            <text:p/>
          </table:table-cell>
          <table:table-cell table:style-name="ce21" table:formula="of:=IF(OR(EXACT([.B315];&quot;&quot;);[.B315]&lt;=0);&quot;&quot;;[.E316]-[.C316])">
            <text:p/>
          </table:table-cell>
          <table:table-cell table:style-name="ce21" table:formula="of:=IF(OR(EXACT([.B315];&quot;&quot;);[.B315]&lt;=0);&quot;&quot;;IF([.G316]&gt;0;[.G316];MIN([.B315]+[.C31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6]+1" office:value-type="float" office:value="311">
            <text:p>311</text:p>
          </table:table-cell>
          <table:table-cell table:style-name="ce21" table:formula="of:=IF(OR(EXACT([.B316];&quot;&quot;);[.B316]&lt;=0);&quot;&quot;;ROUND([.B316]-[.D317];2))">
            <text:p/>
          </table:table-cell>
          <table:table-cell table:style-name="ce21" table:formula="of:=IF(OR(EXACT([.B316];&quot;&quot;);[.B316]&lt;=0);&quot;&quot;;[.B316]*[.$D$1])">
            <text:p/>
          </table:table-cell>
          <table:table-cell table:style-name="ce21" table:formula="of:=IF(OR(EXACT([.B316];&quot;&quot;);[.B316]&lt;=0);&quot;&quot;;[.E317]-[.C317])">
            <text:p/>
          </table:table-cell>
          <table:table-cell table:style-name="ce21" table:formula="of:=IF(OR(EXACT([.B316];&quot;&quot;);[.B316]&lt;=0);&quot;&quot;;IF([.G317]&gt;0;[.G317];MIN([.B316]+[.C31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17]+1" office:value-type="float" office:value="312">
            <text:p>312</text:p>
          </table:table-cell>
          <table:table-cell table:style-name="ce22" table:formula="of:=IF(OR(EXACT([.B317];&quot;&quot;);[.B317]&lt;=0);&quot;&quot;;ROUND([.B317]-[.D318];2))">
            <text:p/>
          </table:table-cell>
          <table:table-cell table:style-name="ce22" table:formula="of:=IF(OR(EXACT([.B317];&quot;&quot;);[.B317]&lt;=0);&quot;&quot;;[.B317]*[.$D$1])">
            <text:p/>
          </table:table-cell>
          <table:table-cell table:style-name="ce22" table:formula="of:=IF(OR(EXACT([.B317];&quot;&quot;);[.B317]&lt;=0);&quot;&quot;;[.E318]-[.C318])">
            <text:p/>
          </table:table-cell>
          <table:table-cell table:style-name="ce22" table:formula="of:=IF(OR(EXACT([.B317];&quot;&quot;);[.B317]&lt;=0);&quot;&quot;;IF([.G318]&gt;0;[.G318];MIN([.B317]+[.C318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6">
            <text:p>2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8]+1" office:value-type="float" office:value="313">
            <text:p>313</text:p>
          </table:table-cell>
          <table:table-cell table:style-name="ce21" table:formula="of:=IF(OR(EXACT([.B318];&quot;&quot;);[.B318]&lt;=0);&quot;&quot;;ROUND([.B318]-[.D319];2))">
            <text:p/>
          </table:table-cell>
          <table:table-cell table:style-name="ce21" table:formula="of:=IF(OR(EXACT([.B318];&quot;&quot;);[.B318]&lt;=0);&quot;&quot;;[.B318]*[.$D$1])">
            <text:p/>
          </table:table-cell>
          <table:table-cell table:style-name="ce21" table:formula="of:=IF(OR(EXACT([.B318];&quot;&quot;);[.B318]&lt;=0);&quot;&quot;;[.E319]-[.C319])">
            <text:p/>
          </table:table-cell>
          <table:table-cell table:style-name="ce21" table:formula="of:=IF(OR(EXACT([.B318];&quot;&quot;);[.B318]&lt;=0);&quot;&quot;;IF([.G319]&gt;0;[.G319];MIN([.B318]+[.C31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9]+1" office:value-type="float" office:value="314">
            <text:p>314</text:p>
          </table:table-cell>
          <table:table-cell table:style-name="ce21" table:formula="of:=IF(OR(EXACT([.B319];&quot;&quot;);[.B319]&lt;=0);&quot;&quot;;ROUND([.B319]-[.D320];2))">
            <text:p/>
          </table:table-cell>
          <table:table-cell table:style-name="ce21" table:formula="of:=IF(OR(EXACT([.B319];&quot;&quot;);[.B319]&lt;=0);&quot;&quot;;[.B319]*[.$D$1])">
            <text:p/>
          </table:table-cell>
          <table:table-cell table:style-name="ce21" table:formula="of:=IF(OR(EXACT([.B319];&quot;&quot;);[.B319]&lt;=0);&quot;&quot;;[.E320]-[.C320])">
            <text:p/>
          </table:table-cell>
          <table:table-cell table:style-name="ce21" table:formula="of:=IF(OR(EXACT([.B319];&quot;&quot;);[.B319]&lt;=0);&quot;&quot;;IF([.G320]&gt;0;[.G320];MIN([.B319]+[.C32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0]+1" office:value-type="float" office:value="315">
            <text:p>315</text:p>
          </table:table-cell>
          <table:table-cell table:style-name="ce21" table:formula="of:=IF(OR(EXACT([.B320];&quot;&quot;);[.B320]&lt;=0);&quot;&quot;;ROUND([.B320]-[.D321];2))">
            <text:p/>
          </table:table-cell>
          <table:table-cell table:style-name="ce21" table:formula="of:=IF(OR(EXACT([.B320];&quot;&quot;);[.B320]&lt;=0);&quot;&quot;;[.B320]*[.$D$1])">
            <text:p/>
          </table:table-cell>
          <table:table-cell table:style-name="ce21" table:formula="of:=IF(OR(EXACT([.B320];&quot;&quot;);[.B320]&lt;=0);&quot;&quot;;[.E321]-[.C321])">
            <text:p/>
          </table:table-cell>
          <table:table-cell table:style-name="ce21" table:formula="of:=IF(OR(EXACT([.B320];&quot;&quot;);[.B320]&lt;=0);&quot;&quot;;IF([.G321]&gt;0;[.G321];MIN([.B320]+[.C32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1]+1" office:value-type="float" office:value="316">
            <text:p>316</text:p>
          </table:table-cell>
          <table:table-cell table:style-name="ce21" table:formula="of:=IF(OR(EXACT([.B321];&quot;&quot;);[.B321]&lt;=0);&quot;&quot;;ROUND([.B321]-[.D322];2))">
            <text:p/>
          </table:table-cell>
          <table:table-cell table:style-name="ce21" table:formula="of:=IF(OR(EXACT([.B321];&quot;&quot;);[.B321]&lt;=0);&quot;&quot;;[.B321]*[.$D$1])">
            <text:p/>
          </table:table-cell>
          <table:table-cell table:style-name="ce21" table:formula="of:=IF(OR(EXACT([.B321];&quot;&quot;);[.B321]&lt;=0);&quot;&quot;;[.E322]-[.C322])">
            <text:p/>
          </table:table-cell>
          <table:table-cell table:style-name="ce21" table:formula="of:=IF(OR(EXACT([.B321];&quot;&quot;);[.B321]&lt;=0);&quot;&quot;;IF([.G322]&gt;0;[.G322];MIN([.B321]+[.C32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2]+1" office:value-type="float" office:value="317">
            <text:p>317</text:p>
          </table:table-cell>
          <table:table-cell table:style-name="ce21" table:formula="of:=IF(OR(EXACT([.B322];&quot;&quot;);[.B322]&lt;=0);&quot;&quot;;ROUND([.B322]-[.D323];2))">
            <text:p/>
          </table:table-cell>
          <table:table-cell table:style-name="ce21" table:formula="of:=IF(OR(EXACT([.B322];&quot;&quot;);[.B322]&lt;=0);&quot;&quot;;[.B322]*[.$D$1])">
            <text:p/>
          </table:table-cell>
          <table:table-cell table:style-name="ce21" table:formula="of:=IF(OR(EXACT([.B322];&quot;&quot;);[.B322]&lt;=0);&quot;&quot;;[.E323]-[.C323])">
            <text:p/>
          </table:table-cell>
          <table:table-cell table:style-name="ce21" table:formula="of:=IF(OR(EXACT([.B322];&quot;&quot;);[.B322]&lt;=0);&quot;&quot;;IF([.G323]&gt;0;[.G323];MIN([.B322]+[.C32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3]+1" office:value-type="float" office:value="318">
            <text:p>318</text:p>
          </table:table-cell>
          <table:table-cell table:style-name="ce21" table:formula="of:=IF(OR(EXACT([.B323];&quot;&quot;);[.B323]&lt;=0);&quot;&quot;;ROUND([.B323]-[.D324];2))">
            <text:p/>
          </table:table-cell>
          <table:table-cell table:style-name="ce21" table:formula="of:=IF(OR(EXACT([.B323];&quot;&quot;);[.B323]&lt;=0);&quot;&quot;;[.B323]*[.$D$1])">
            <text:p/>
          </table:table-cell>
          <table:table-cell table:style-name="ce21" table:formula="of:=IF(OR(EXACT([.B323];&quot;&quot;);[.B323]&lt;=0);&quot;&quot;;[.E324]-[.C324])">
            <text:p/>
          </table:table-cell>
          <table:table-cell table:style-name="ce21" table:formula="of:=IF(OR(EXACT([.B323];&quot;&quot;);[.B323]&lt;=0);&quot;&quot;;IF([.G324]&gt;0;[.G324];MIN([.B323]+[.C32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4]+1" office:value-type="float" office:value="319">
            <text:p>319</text:p>
          </table:table-cell>
          <table:table-cell table:style-name="ce21" table:formula="of:=IF(OR(EXACT([.B324];&quot;&quot;);[.B324]&lt;=0);&quot;&quot;;ROUND([.B324]-[.D325];2))">
            <text:p/>
          </table:table-cell>
          <table:table-cell table:style-name="ce21" table:formula="of:=IF(OR(EXACT([.B324];&quot;&quot;);[.B324]&lt;=0);&quot;&quot;;[.B324]*[.$D$1])">
            <text:p/>
          </table:table-cell>
          <table:table-cell table:style-name="ce21" table:formula="of:=IF(OR(EXACT([.B324];&quot;&quot;);[.B324]&lt;=0);&quot;&quot;;[.E325]-[.C325])">
            <text:p/>
          </table:table-cell>
          <table:table-cell table:style-name="ce21" table:formula="of:=IF(OR(EXACT([.B324];&quot;&quot;);[.B324]&lt;=0);&quot;&quot;;IF([.G325]&gt;0;[.G325];MIN([.B324]+[.C32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5]+1" office:value-type="float" office:value="320">
            <text:p>320</text:p>
          </table:table-cell>
          <table:table-cell table:style-name="ce21" table:formula="of:=IF(OR(EXACT([.B325];&quot;&quot;);[.B325]&lt;=0);&quot;&quot;;ROUND([.B325]-[.D326];2))">
            <text:p/>
          </table:table-cell>
          <table:table-cell table:style-name="ce21" table:formula="of:=IF(OR(EXACT([.B325];&quot;&quot;);[.B325]&lt;=0);&quot;&quot;;[.B325]*[.$D$1])">
            <text:p/>
          </table:table-cell>
          <table:table-cell table:style-name="ce21" table:formula="of:=IF(OR(EXACT([.B325];&quot;&quot;);[.B325]&lt;=0);&quot;&quot;;[.E326]-[.C326])">
            <text:p/>
          </table:table-cell>
          <table:table-cell table:style-name="ce21" table:formula="of:=IF(OR(EXACT([.B325];&quot;&quot;);[.B325]&lt;=0);&quot;&quot;;IF([.G326]&gt;0;[.G326];MIN([.B325]+[.C32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6]+1" office:value-type="float" office:value="321">
            <text:p>321</text:p>
          </table:table-cell>
          <table:table-cell table:style-name="ce21" table:formula="of:=IF(OR(EXACT([.B326];&quot;&quot;);[.B326]&lt;=0);&quot;&quot;;ROUND([.B326]-[.D327];2))">
            <text:p/>
          </table:table-cell>
          <table:table-cell table:style-name="ce21" table:formula="of:=IF(OR(EXACT([.B326];&quot;&quot;);[.B326]&lt;=0);&quot;&quot;;[.B326]*[.$D$1])">
            <text:p/>
          </table:table-cell>
          <table:table-cell table:style-name="ce21" table:formula="of:=IF(OR(EXACT([.B326];&quot;&quot;);[.B326]&lt;=0);&quot;&quot;;[.E327]-[.C327])">
            <text:p/>
          </table:table-cell>
          <table:table-cell table:style-name="ce21" table:formula="of:=IF(OR(EXACT([.B326];&quot;&quot;);[.B326]&lt;=0);&quot;&quot;;IF([.G327]&gt;0;[.G327];MIN([.B326]+[.C32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7]+1" office:value-type="float" office:value="322">
            <text:p>322</text:p>
          </table:table-cell>
          <table:table-cell table:style-name="ce21" table:formula="of:=IF(OR(EXACT([.B327];&quot;&quot;);[.B327]&lt;=0);&quot;&quot;;ROUND([.B327]-[.D328];2))">
            <text:p/>
          </table:table-cell>
          <table:table-cell table:style-name="ce21" table:formula="of:=IF(OR(EXACT([.B327];&quot;&quot;);[.B327]&lt;=0);&quot;&quot;;[.B327]*[.$D$1])">
            <text:p/>
          </table:table-cell>
          <table:table-cell table:style-name="ce21" table:formula="of:=IF(OR(EXACT([.B327];&quot;&quot;);[.B327]&lt;=0);&quot;&quot;;[.E328]-[.C328])">
            <text:p/>
          </table:table-cell>
          <table:table-cell table:style-name="ce21" table:formula="of:=IF(OR(EXACT([.B327];&quot;&quot;);[.B327]&lt;=0);&quot;&quot;;IF([.G328]&gt;0;[.G328];MIN([.B327]+[.C32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8]+1" office:value-type="float" office:value="323">
            <text:p>323</text:p>
          </table:table-cell>
          <table:table-cell table:style-name="ce21" table:formula="of:=IF(OR(EXACT([.B328];&quot;&quot;);[.B328]&lt;=0);&quot;&quot;;ROUND([.B328]-[.D329];2))">
            <text:p/>
          </table:table-cell>
          <table:table-cell table:style-name="ce21" table:formula="of:=IF(OR(EXACT([.B328];&quot;&quot;);[.B328]&lt;=0);&quot;&quot;;[.B328]*[.$D$1])">
            <text:p/>
          </table:table-cell>
          <table:table-cell table:style-name="ce21" table:formula="of:=IF(OR(EXACT([.B328];&quot;&quot;);[.B328]&lt;=0);&quot;&quot;;[.E329]-[.C329])">
            <text:p/>
          </table:table-cell>
          <table:table-cell table:style-name="ce21" table:formula="of:=IF(OR(EXACT([.B328];&quot;&quot;);[.B328]&lt;=0);&quot;&quot;;IF([.G329]&gt;0;[.G329];MIN([.B328]+[.C32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29]+1" office:value-type="float" office:value="324">
            <text:p>324</text:p>
          </table:table-cell>
          <table:table-cell table:style-name="ce22" table:formula="of:=IF(OR(EXACT([.B329];&quot;&quot;);[.B329]&lt;=0);&quot;&quot;;ROUND([.B329]-[.D330];2))">
            <text:p/>
          </table:table-cell>
          <table:table-cell table:style-name="ce22" table:formula="of:=IF(OR(EXACT([.B329];&quot;&quot;);[.B329]&lt;=0);&quot;&quot;;[.B329]*[.$D$1])">
            <text:p/>
          </table:table-cell>
          <table:table-cell table:style-name="ce22" table:formula="of:=IF(OR(EXACT([.B329];&quot;&quot;);[.B329]&lt;=0);&quot;&quot;;[.E330]-[.C330])">
            <text:p/>
          </table:table-cell>
          <table:table-cell table:style-name="ce22" table:formula="of:=IF(OR(EXACT([.B329];&quot;&quot;);[.B329]&lt;=0);&quot;&quot;;IF([.G330]&gt;0;[.G330];MIN([.B329]+[.C330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7">
            <text:p>2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0]+1" office:value-type="float" office:value="325">
            <text:p>325</text:p>
          </table:table-cell>
          <table:table-cell table:style-name="ce21" table:formula="of:=IF(OR(EXACT([.B330];&quot;&quot;);[.B330]&lt;=0);&quot;&quot;;ROUND([.B330]-[.D331];2))">
            <text:p/>
          </table:table-cell>
          <table:table-cell table:style-name="ce21" table:formula="of:=IF(OR(EXACT([.B330];&quot;&quot;);[.B330]&lt;=0);&quot;&quot;;[.B330]*[.$D$1])">
            <text:p/>
          </table:table-cell>
          <table:table-cell table:style-name="ce21" table:formula="of:=IF(OR(EXACT([.B330];&quot;&quot;);[.B330]&lt;=0);&quot;&quot;;[.E331]-[.C331])">
            <text:p/>
          </table:table-cell>
          <table:table-cell table:style-name="ce21" table:formula="of:=IF(OR(EXACT([.B330];&quot;&quot;);[.B330]&lt;=0);&quot;&quot;;IF([.G331]&gt;0;[.G331];MIN([.B330]+[.C33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1]+1" office:value-type="float" office:value="326">
            <text:p>326</text:p>
          </table:table-cell>
          <table:table-cell table:style-name="ce21" table:formula="of:=IF(OR(EXACT([.B331];&quot;&quot;);[.B331]&lt;=0);&quot;&quot;;ROUND([.B331]-[.D332];2))">
            <text:p/>
          </table:table-cell>
          <table:table-cell table:style-name="ce21" table:formula="of:=IF(OR(EXACT([.B331];&quot;&quot;);[.B331]&lt;=0);&quot;&quot;;[.B331]*[.$D$1])">
            <text:p/>
          </table:table-cell>
          <table:table-cell table:style-name="ce21" table:formula="of:=IF(OR(EXACT([.B331];&quot;&quot;);[.B331]&lt;=0);&quot;&quot;;[.E332]-[.C332])">
            <text:p/>
          </table:table-cell>
          <table:table-cell table:style-name="ce21" table:formula="of:=IF(OR(EXACT([.B331];&quot;&quot;);[.B331]&lt;=0);&quot;&quot;;IF([.G332]&gt;0;[.G332];MIN([.B331]+[.C33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2]+1" office:value-type="float" office:value="327">
            <text:p>327</text:p>
          </table:table-cell>
          <table:table-cell table:style-name="ce21" table:formula="of:=IF(OR(EXACT([.B332];&quot;&quot;);[.B332]&lt;=0);&quot;&quot;;ROUND([.B332]-[.D333];2))">
            <text:p/>
          </table:table-cell>
          <table:table-cell table:style-name="ce21" table:formula="of:=IF(OR(EXACT([.B332];&quot;&quot;);[.B332]&lt;=0);&quot;&quot;;[.B332]*[.$D$1])">
            <text:p/>
          </table:table-cell>
          <table:table-cell table:style-name="ce21" table:formula="of:=IF(OR(EXACT([.B332];&quot;&quot;);[.B332]&lt;=0);&quot;&quot;;[.E333]-[.C333])">
            <text:p/>
          </table:table-cell>
          <table:table-cell table:style-name="ce21" table:formula="of:=IF(OR(EXACT([.B332];&quot;&quot;);[.B332]&lt;=0);&quot;&quot;;IF([.G333]&gt;0;[.G333];MIN([.B332]+[.C33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3]+1" office:value-type="float" office:value="328">
            <text:p>328</text:p>
          </table:table-cell>
          <table:table-cell table:style-name="ce21" table:formula="of:=IF(OR(EXACT([.B333];&quot;&quot;);[.B333]&lt;=0);&quot;&quot;;ROUND([.B333]-[.D334];2))">
            <text:p/>
          </table:table-cell>
          <table:table-cell table:style-name="ce21" table:formula="of:=IF(OR(EXACT([.B333];&quot;&quot;);[.B333]&lt;=0);&quot;&quot;;[.B333]*[.$D$1])">
            <text:p/>
          </table:table-cell>
          <table:table-cell table:style-name="ce21" table:formula="of:=IF(OR(EXACT([.B333];&quot;&quot;);[.B333]&lt;=0);&quot;&quot;;[.E334]-[.C334])">
            <text:p/>
          </table:table-cell>
          <table:table-cell table:style-name="ce21" table:formula="of:=IF(OR(EXACT([.B333];&quot;&quot;);[.B333]&lt;=0);&quot;&quot;;IF([.G334]&gt;0;[.G334];MIN([.B333]+[.C33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4]+1" office:value-type="float" office:value="329">
            <text:p>329</text:p>
          </table:table-cell>
          <table:table-cell table:style-name="ce21" table:formula="of:=IF(OR(EXACT([.B334];&quot;&quot;);[.B334]&lt;=0);&quot;&quot;;ROUND([.B334]-[.D335];2))">
            <text:p/>
          </table:table-cell>
          <table:table-cell table:style-name="ce21" table:formula="of:=IF(OR(EXACT([.B334];&quot;&quot;);[.B334]&lt;=0);&quot;&quot;;[.B334]*[.$D$1])">
            <text:p/>
          </table:table-cell>
          <table:table-cell table:style-name="ce21" table:formula="of:=IF(OR(EXACT([.B334];&quot;&quot;);[.B334]&lt;=0);&quot;&quot;;[.E335]-[.C335])">
            <text:p/>
          </table:table-cell>
          <table:table-cell table:style-name="ce21" table:formula="of:=IF(OR(EXACT([.B334];&quot;&quot;);[.B334]&lt;=0);&quot;&quot;;IF([.G335]&gt;0;[.G335];MIN([.B334]+[.C33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5]+1" office:value-type="float" office:value="330">
            <text:p>330</text:p>
          </table:table-cell>
          <table:table-cell table:style-name="ce21" table:formula="of:=IF(OR(EXACT([.B335];&quot;&quot;);[.B335]&lt;=0);&quot;&quot;;ROUND([.B335]-[.D336];2))">
            <text:p/>
          </table:table-cell>
          <table:table-cell table:style-name="ce21" table:formula="of:=IF(OR(EXACT([.B335];&quot;&quot;);[.B335]&lt;=0);&quot;&quot;;[.B335]*[.$D$1])">
            <text:p/>
          </table:table-cell>
          <table:table-cell table:style-name="ce21" table:formula="of:=IF(OR(EXACT([.B335];&quot;&quot;);[.B335]&lt;=0);&quot;&quot;;[.E336]-[.C336])">
            <text:p/>
          </table:table-cell>
          <table:table-cell table:style-name="ce21" table:formula="of:=IF(OR(EXACT([.B335];&quot;&quot;);[.B335]&lt;=0);&quot;&quot;;IF([.G336]&gt;0;[.G336];MIN([.B335]+[.C33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6]+1" office:value-type="float" office:value="331">
            <text:p>331</text:p>
          </table:table-cell>
          <table:table-cell table:style-name="ce21" table:formula="of:=IF(OR(EXACT([.B336];&quot;&quot;);[.B336]&lt;=0);&quot;&quot;;ROUND([.B336]-[.D337];2))">
            <text:p/>
          </table:table-cell>
          <table:table-cell table:style-name="ce21" table:formula="of:=IF(OR(EXACT([.B336];&quot;&quot;);[.B336]&lt;=0);&quot;&quot;;[.B336]*[.$D$1])">
            <text:p/>
          </table:table-cell>
          <table:table-cell table:style-name="ce21" table:formula="of:=IF(OR(EXACT([.B336];&quot;&quot;);[.B336]&lt;=0);&quot;&quot;;[.E337]-[.C337])">
            <text:p/>
          </table:table-cell>
          <table:table-cell table:style-name="ce21" table:formula="of:=IF(OR(EXACT([.B336];&quot;&quot;);[.B336]&lt;=0);&quot;&quot;;IF([.G337]&gt;0;[.G337];MIN([.B336]+[.C33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7]+1" office:value-type="float" office:value="332">
            <text:p>332</text:p>
          </table:table-cell>
          <table:table-cell table:style-name="ce21" table:formula="of:=IF(OR(EXACT([.B337];&quot;&quot;);[.B337]&lt;=0);&quot;&quot;;ROUND([.B337]-[.D338];2))">
            <text:p/>
          </table:table-cell>
          <table:table-cell table:style-name="ce21" table:formula="of:=IF(OR(EXACT([.B337];&quot;&quot;);[.B337]&lt;=0);&quot;&quot;;[.B337]*[.$D$1])">
            <text:p/>
          </table:table-cell>
          <table:table-cell table:style-name="ce21" table:formula="of:=IF(OR(EXACT([.B337];&quot;&quot;);[.B337]&lt;=0);&quot;&quot;;[.E338]-[.C338])">
            <text:p/>
          </table:table-cell>
          <table:table-cell table:style-name="ce21" table:formula="of:=IF(OR(EXACT([.B337];&quot;&quot;);[.B337]&lt;=0);&quot;&quot;;IF([.G338]&gt;0;[.G338];MIN([.B337]+[.C33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8]+1" office:value-type="float" office:value="333">
            <text:p>333</text:p>
          </table:table-cell>
          <table:table-cell table:style-name="ce21" table:formula="of:=IF(OR(EXACT([.B338];&quot;&quot;);[.B338]&lt;=0);&quot;&quot;;ROUND([.B338]-[.D339];2))">
            <text:p/>
          </table:table-cell>
          <table:table-cell table:style-name="ce21" table:formula="of:=IF(OR(EXACT([.B338];&quot;&quot;);[.B338]&lt;=0);&quot;&quot;;[.B338]*[.$D$1])">
            <text:p/>
          </table:table-cell>
          <table:table-cell table:style-name="ce21" table:formula="of:=IF(OR(EXACT([.B338];&quot;&quot;);[.B338]&lt;=0);&quot;&quot;;[.E339]-[.C339])">
            <text:p/>
          </table:table-cell>
          <table:table-cell table:style-name="ce21" table:formula="of:=IF(OR(EXACT([.B338];&quot;&quot;);[.B338]&lt;=0);&quot;&quot;;IF([.G339]&gt;0;[.G339];MIN([.B338]+[.C33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9]+1" office:value-type="float" office:value="334">
            <text:p>334</text:p>
          </table:table-cell>
          <table:table-cell table:style-name="ce21" table:formula="of:=IF(OR(EXACT([.B339];&quot;&quot;);[.B339]&lt;=0);&quot;&quot;;ROUND([.B339]-[.D340];2))">
            <text:p/>
          </table:table-cell>
          <table:table-cell table:style-name="ce21" table:formula="of:=IF(OR(EXACT([.B339];&quot;&quot;);[.B339]&lt;=0);&quot;&quot;;[.B339]*[.$D$1])">
            <text:p/>
          </table:table-cell>
          <table:table-cell table:style-name="ce21" table:formula="of:=IF(OR(EXACT([.B339];&quot;&quot;);[.B339]&lt;=0);&quot;&quot;;[.E340]-[.C340])">
            <text:p/>
          </table:table-cell>
          <table:table-cell table:style-name="ce21" table:formula="of:=IF(OR(EXACT([.B339];&quot;&quot;);[.B339]&lt;=0);&quot;&quot;;IF([.G340]&gt;0;[.G340];MIN([.B339]+[.C34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0]+1" office:value-type="float" office:value="335">
            <text:p>335</text:p>
          </table:table-cell>
          <table:table-cell table:style-name="ce21" table:formula="of:=IF(OR(EXACT([.B340];&quot;&quot;);[.B340]&lt;=0);&quot;&quot;;ROUND([.B340]-[.D341];2))">
            <text:p/>
          </table:table-cell>
          <table:table-cell table:style-name="ce21" table:formula="of:=IF(OR(EXACT([.B340];&quot;&quot;);[.B340]&lt;=0);&quot;&quot;;[.B340]*[.$D$1])">
            <text:p/>
          </table:table-cell>
          <table:table-cell table:style-name="ce21" table:formula="of:=IF(OR(EXACT([.B340];&quot;&quot;);[.B340]&lt;=0);&quot;&quot;;[.E341]-[.C341])">
            <text:p/>
          </table:table-cell>
          <table:table-cell table:style-name="ce21" table:formula="of:=IF(OR(EXACT([.B340];&quot;&quot;);[.B340]&lt;=0);&quot;&quot;;IF([.G341]&gt;0;[.G341];MIN([.B340]+[.C34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41]+1" office:value-type="float" office:value="336">
            <text:p>336</text:p>
          </table:table-cell>
          <table:table-cell table:style-name="ce22" table:formula="of:=IF(OR(EXACT([.B341];&quot;&quot;);[.B341]&lt;=0);&quot;&quot;;ROUND([.B341]-[.D342];2))">
            <text:p/>
          </table:table-cell>
          <table:table-cell table:style-name="ce22" table:formula="of:=IF(OR(EXACT([.B341];&quot;&quot;);[.B341]&lt;=0);&quot;&quot;;[.B341]*[.$D$1])">
            <text:p/>
          </table:table-cell>
          <table:table-cell table:style-name="ce22" table:formula="of:=IF(OR(EXACT([.B341];&quot;&quot;);[.B341]&lt;=0);&quot;&quot;;[.E342]-[.C342])">
            <text:p/>
          </table:table-cell>
          <table:table-cell table:style-name="ce22" table:formula="of:=IF(OR(EXACT([.B341];&quot;&quot;);[.B341]&lt;=0);&quot;&quot;;IF([.G342]&gt;0;[.G342];MIN([.B341]+[.C342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8">
            <text:p>2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2]+1" office:value-type="float" office:value="337">
            <text:p>337</text:p>
          </table:table-cell>
          <table:table-cell table:style-name="ce21" table:formula="of:=IF(OR(EXACT([.B342];&quot;&quot;);[.B342]&lt;=0);&quot;&quot;;ROUND([.B342]-[.D343];2))">
            <text:p/>
          </table:table-cell>
          <table:table-cell table:style-name="ce21" table:formula="of:=IF(OR(EXACT([.B342];&quot;&quot;);[.B342]&lt;=0);&quot;&quot;;[.B342]*[.$D$1])">
            <text:p/>
          </table:table-cell>
          <table:table-cell table:style-name="ce21" table:formula="of:=IF(OR(EXACT([.B342];&quot;&quot;);[.B342]&lt;=0);&quot;&quot;;[.E343]-[.C343])">
            <text:p/>
          </table:table-cell>
          <table:table-cell table:style-name="ce21" table:formula="of:=IF(OR(EXACT([.B342];&quot;&quot;);[.B342]&lt;=0);&quot;&quot;;IF([.G343]&gt;0;[.G343];MIN([.B342]+[.C34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3]+1" office:value-type="float" office:value="338">
            <text:p>338</text:p>
          </table:table-cell>
          <table:table-cell table:style-name="ce21" table:formula="of:=IF(OR(EXACT([.B343];&quot;&quot;);[.B343]&lt;=0);&quot;&quot;;ROUND([.B343]-[.D344];2))">
            <text:p/>
          </table:table-cell>
          <table:table-cell table:style-name="ce21" table:formula="of:=IF(OR(EXACT([.B343];&quot;&quot;);[.B343]&lt;=0);&quot;&quot;;[.B343]*[.$D$1])">
            <text:p/>
          </table:table-cell>
          <table:table-cell table:style-name="ce21" table:formula="of:=IF(OR(EXACT([.B343];&quot;&quot;);[.B343]&lt;=0);&quot;&quot;;[.E344]-[.C344])">
            <text:p/>
          </table:table-cell>
          <table:table-cell table:style-name="ce21" table:formula="of:=IF(OR(EXACT([.B343];&quot;&quot;);[.B343]&lt;=0);&quot;&quot;;IF([.G344]&gt;0;[.G344];MIN([.B343]+[.C34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4]+1" office:value-type="float" office:value="339">
            <text:p>339</text:p>
          </table:table-cell>
          <table:table-cell table:style-name="ce21" table:formula="of:=IF(OR(EXACT([.B344];&quot;&quot;);[.B344]&lt;=0);&quot;&quot;;ROUND([.B344]-[.D345];2))">
            <text:p/>
          </table:table-cell>
          <table:table-cell table:style-name="ce21" table:formula="of:=IF(OR(EXACT([.B344];&quot;&quot;);[.B344]&lt;=0);&quot;&quot;;[.B344]*[.$D$1])">
            <text:p/>
          </table:table-cell>
          <table:table-cell table:style-name="ce21" table:formula="of:=IF(OR(EXACT([.B344];&quot;&quot;);[.B344]&lt;=0);&quot;&quot;;[.E345]-[.C345])">
            <text:p/>
          </table:table-cell>
          <table:table-cell table:style-name="ce21" table:formula="of:=IF(OR(EXACT([.B344];&quot;&quot;);[.B344]&lt;=0);&quot;&quot;;IF([.G345]&gt;0;[.G345];MIN([.B344]+[.C34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5]+1" office:value-type="float" office:value="340">
            <text:p>340</text:p>
          </table:table-cell>
          <table:table-cell table:style-name="ce21" table:formula="of:=IF(OR(EXACT([.B345];&quot;&quot;);[.B345]&lt;=0);&quot;&quot;;ROUND([.B345]-[.D346];2))">
            <text:p/>
          </table:table-cell>
          <table:table-cell table:style-name="ce21" table:formula="of:=IF(OR(EXACT([.B345];&quot;&quot;);[.B345]&lt;=0);&quot;&quot;;[.B345]*[.$D$1])">
            <text:p/>
          </table:table-cell>
          <table:table-cell table:style-name="ce21" table:formula="of:=IF(OR(EXACT([.B345];&quot;&quot;);[.B345]&lt;=0);&quot;&quot;;[.E346]-[.C346])">
            <text:p/>
          </table:table-cell>
          <table:table-cell table:style-name="ce21" table:formula="of:=IF(OR(EXACT([.B345];&quot;&quot;);[.B345]&lt;=0);&quot;&quot;;IF([.G346]&gt;0;[.G346];MIN([.B345]+[.C34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6]+1" office:value-type="float" office:value="341">
            <text:p>341</text:p>
          </table:table-cell>
          <table:table-cell table:style-name="ce21" table:formula="of:=IF(OR(EXACT([.B346];&quot;&quot;);[.B346]&lt;=0);&quot;&quot;;ROUND([.B346]-[.D347];2))">
            <text:p/>
          </table:table-cell>
          <table:table-cell table:style-name="ce21" table:formula="of:=IF(OR(EXACT([.B346];&quot;&quot;);[.B346]&lt;=0);&quot;&quot;;[.B346]*[.$D$1])">
            <text:p/>
          </table:table-cell>
          <table:table-cell table:style-name="ce21" table:formula="of:=IF(OR(EXACT([.B346];&quot;&quot;);[.B346]&lt;=0);&quot;&quot;;[.E347]-[.C347])">
            <text:p/>
          </table:table-cell>
          <table:table-cell table:style-name="ce21" table:formula="of:=IF(OR(EXACT([.B346];&quot;&quot;);[.B346]&lt;=0);&quot;&quot;;IF([.G347]&gt;0;[.G347];MIN([.B346]+[.C34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7]+1" office:value-type="float" office:value="342">
            <text:p>342</text:p>
          </table:table-cell>
          <table:table-cell table:style-name="ce21" table:formula="of:=IF(OR(EXACT([.B347];&quot;&quot;);[.B347]&lt;=0);&quot;&quot;;ROUND([.B347]-[.D348];2))">
            <text:p/>
          </table:table-cell>
          <table:table-cell table:style-name="ce21" table:formula="of:=IF(OR(EXACT([.B347];&quot;&quot;);[.B347]&lt;=0);&quot;&quot;;[.B347]*[.$D$1])">
            <text:p/>
          </table:table-cell>
          <table:table-cell table:style-name="ce21" table:formula="of:=IF(OR(EXACT([.B347];&quot;&quot;);[.B347]&lt;=0);&quot;&quot;;[.E348]-[.C348])">
            <text:p/>
          </table:table-cell>
          <table:table-cell table:style-name="ce21" table:formula="of:=IF(OR(EXACT([.B347];&quot;&quot;);[.B347]&lt;=0);&quot;&quot;;IF([.G348]&gt;0;[.G348];MIN([.B347]+[.C34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8]+1" office:value-type="float" office:value="343">
            <text:p>343</text:p>
          </table:table-cell>
          <table:table-cell table:style-name="ce21" table:formula="of:=IF(OR(EXACT([.B348];&quot;&quot;);[.B348]&lt;=0);&quot;&quot;;ROUND([.B348]-[.D349];2))">
            <text:p/>
          </table:table-cell>
          <table:table-cell table:style-name="ce21" table:formula="of:=IF(OR(EXACT([.B348];&quot;&quot;);[.B348]&lt;=0);&quot;&quot;;[.B348]*[.$D$1])">
            <text:p/>
          </table:table-cell>
          <table:table-cell table:style-name="ce21" table:formula="of:=IF(OR(EXACT([.B348];&quot;&quot;);[.B348]&lt;=0);&quot;&quot;;[.E349]-[.C349])">
            <text:p/>
          </table:table-cell>
          <table:table-cell table:style-name="ce21" table:formula="of:=IF(OR(EXACT([.B348];&quot;&quot;);[.B348]&lt;=0);&quot;&quot;;IF([.G349]&gt;0;[.G349];MIN([.B348]+[.C34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9]+1" office:value-type="float" office:value="344">
            <text:p>344</text:p>
          </table:table-cell>
          <table:table-cell table:style-name="ce21" table:formula="of:=IF(OR(EXACT([.B349];&quot;&quot;);[.B349]&lt;=0);&quot;&quot;;ROUND([.B349]-[.D350];2))">
            <text:p/>
          </table:table-cell>
          <table:table-cell table:style-name="ce21" table:formula="of:=IF(OR(EXACT([.B349];&quot;&quot;);[.B349]&lt;=0);&quot;&quot;;[.B349]*[.$D$1])">
            <text:p/>
          </table:table-cell>
          <table:table-cell table:style-name="ce21" table:formula="of:=IF(OR(EXACT([.B349];&quot;&quot;);[.B349]&lt;=0);&quot;&quot;;[.E350]-[.C350])">
            <text:p/>
          </table:table-cell>
          <table:table-cell table:style-name="ce21" table:formula="of:=IF(OR(EXACT([.B349];&quot;&quot;);[.B349]&lt;=0);&quot;&quot;;IF([.G350]&gt;0;[.G350];MIN([.B349]+[.C35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0]+1" office:value-type="float" office:value="345">
            <text:p>345</text:p>
          </table:table-cell>
          <table:table-cell table:style-name="ce21" table:formula="of:=IF(OR(EXACT([.B350];&quot;&quot;);[.B350]&lt;=0);&quot;&quot;;ROUND([.B350]-[.D351];2))">
            <text:p/>
          </table:table-cell>
          <table:table-cell table:style-name="ce21" table:formula="of:=IF(OR(EXACT([.B350];&quot;&quot;);[.B350]&lt;=0);&quot;&quot;;[.B350]*[.$D$1])">
            <text:p/>
          </table:table-cell>
          <table:table-cell table:style-name="ce21" table:formula="of:=IF(OR(EXACT([.B350];&quot;&quot;);[.B350]&lt;=0);&quot;&quot;;[.E351]-[.C351])">
            <text:p/>
          </table:table-cell>
          <table:table-cell table:style-name="ce21" table:formula="of:=IF(OR(EXACT([.B350];&quot;&quot;);[.B350]&lt;=0);&quot;&quot;;IF([.G351]&gt;0;[.G351];MIN([.B350]+[.C35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1]+1" office:value-type="float" office:value="346">
            <text:p>346</text:p>
          </table:table-cell>
          <table:table-cell table:style-name="ce21" table:formula="of:=IF(OR(EXACT([.B351];&quot;&quot;);[.B351]&lt;=0);&quot;&quot;;ROUND([.B351]-[.D352];2))">
            <text:p/>
          </table:table-cell>
          <table:table-cell table:style-name="ce21" table:formula="of:=IF(OR(EXACT([.B351];&quot;&quot;);[.B351]&lt;=0);&quot;&quot;;[.B351]*[.$D$1])">
            <text:p/>
          </table:table-cell>
          <table:table-cell table:style-name="ce21" table:formula="of:=IF(OR(EXACT([.B351];&quot;&quot;);[.B351]&lt;=0);&quot;&quot;;[.E352]-[.C352])">
            <text:p/>
          </table:table-cell>
          <table:table-cell table:style-name="ce21" table:formula="of:=IF(OR(EXACT([.B351];&quot;&quot;);[.B351]&lt;=0);&quot;&quot;;IF([.G352]&gt;0;[.G352];MIN([.B351]+[.C35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2]+1" office:value-type="float" office:value="347">
            <text:p>347</text:p>
          </table:table-cell>
          <table:table-cell table:style-name="ce21" table:formula="of:=IF(OR(EXACT([.B352];&quot;&quot;);[.B352]&lt;=0);&quot;&quot;;ROUND([.B352]-[.D353];2))">
            <text:p/>
          </table:table-cell>
          <table:table-cell table:style-name="ce21" table:formula="of:=IF(OR(EXACT([.B352];&quot;&quot;);[.B352]&lt;=0);&quot;&quot;;[.B352]*[.$D$1])">
            <text:p/>
          </table:table-cell>
          <table:table-cell table:style-name="ce21" table:formula="of:=IF(OR(EXACT([.B352];&quot;&quot;);[.B352]&lt;=0);&quot;&quot;;[.E353]-[.C353])">
            <text:p/>
          </table:table-cell>
          <table:table-cell table:style-name="ce21" table:formula="of:=IF(OR(EXACT([.B352];&quot;&quot;);[.B352]&lt;=0);&quot;&quot;;IF([.G353]&gt;0;[.G353];MIN([.B352]+[.C35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53]+1" office:value-type="float" office:value="348">
            <text:p>348</text:p>
          </table:table-cell>
          <table:table-cell table:style-name="ce22" table:formula="of:=IF(OR(EXACT([.B353];&quot;&quot;);[.B353]&lt;=0);&quot;&quot;;ROUND([.B353]-[.D354];2))">
            <text:p/>
          </table:table-cell>
          <table:table-cell table:style-name="ce22" table:formula="of:=IF(OR(EXACT([.B353];&quot;&quot;);[.B353]&lt;=0);&quot;&quot;;[.B353]*[.$D$1])">
            <text:p/>
          </table:table-cell>
          <table:table-cell table:style-name="ce22" table:formula="of:=IF(OR(EXACT([.B353];&quot;&quot;);[.B353]&lt;=0);&quot;&quot;;[.E354]-[.C354])">
            <text:p/>
          </table:table-cell>
          <table:table-cell table:style-name="ce22" table:formula="of:=IF(OR(EXACT([.B353];&quot;&quot;);[.B353]&lt;=0);&quot;&quot;;IF([.G354]&gt;0;[.G354];MIN([.B353]+[.C354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9">
            <text:p>2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4]+1" office:value-type="float" office:value="349">
            <text:p>349</text:p>
          </table:table-cell>
          <table:table-cell table:style-name="ce21" table:formula="of:=IF(OR(EXACT([.B354];&quot;&quot;);[.B354]&lt;=0);&quot;&quot;;ROUND([.B354]-[.D355];2))">
            <text:p/>
          </table:table-cell>
          <table:table-cell table:style-name="ce21" table:formula="of:=IF(OR(EXACT([.B354];&quot;&quot;);[.B354]&lt;=0);&quot;&quot;;[.B354]*[.$D$1])">
            <text:p/>
          </table:table-cell>
          <table:table-cell table:style-name="ce21" table:formula="of:=IF(OR(EXACT([.B354];&quot;&quot;);[.B354]&lt;=0);&quot;&quot;;[.E355]-[.C355])">
            <text:p/>
          </table:table-cell>
          <table:table-cell table:style-name="ce21" table:formula="of:=IF(OR(EXACT([.B354];&quot;&quot;);[.B354]&lt;=0);&quot;&quot;;IF([.G355]&gt;0;[.G355];MIN([.B354]+[.C35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5]+1" office:value-type="float" office:value="350">
            <text:p>350</text:p>
          </table:table-cell>
          <table:table-cell table:style-name="ce21" table:formula="of:=IF(OR(EXACT([.B355];&quot;&quot;);[.B355]&lt;=0);&quot;&quot;;ROUND([.B355]-[.D356];2))">
            <text:p/>
          </table:table-cell>
          <table:table-cell table:style-name="ce21" table:formula="of:=IF(OR(EXACT([.B355];&quot;&quot;);[.B355]&lt;=0);&quot;&quot;;[.B355]*[.$D$1])">
            <text:p/>
          </table:table-cell>
          <table:table-cell table:style-name="ce21" table:formula="of:=IF(OR(EXACT([.B355];&quot;&quot;);[.B355]&lt;=0);&quot;&quot;;[.E356]-[.C356])">
            <text:p/>
          </table:table-cell>
          <table:table-cell table:style-name="ce21" table:formula="of:=IF(OR(EXACT([.B355];&quot;&quot;);[.B355]&lt;=0);&quot;&quot;;IF([.G356]&gt;0;[.G356];MIN([.B355]+[.C35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6]+1" office:value-type="float" office:value="351">
            <text:p>351</text:p>
          </table:table-cell>
          <table:table-cell table:style-name="ce21" table:formula="of:=IF(OR(EXACT([.B356];&quot;&quot;);[.B356]&lt;=0);&quot;&quot;;ROUND([.B356]-[.D357];2))">
            <text:p/>
          </table:table-cell>
          <table:table-cell table:style-name="ce21" table:formula="of:=IF(OR(EXACT([.B356];&quot;&quot;);[.B356]&lt;=0);&quot;&quot;;[.B356]*[.$D$1])">
            <text:p/>
          </table:table-cell>
          <table:table-cell table:style-name="ce21" table:formula="of:=IF(OR(EXACT([.B356];&quot;&quot;);[.B356]&lt;=0);&quot;&quot;;[.E357]-[.C357])">
            <text:p/>
          </table:table-cell>
          <table:table-cell table:style-name="ce21" table:formula="of:=IF(OR(EXACT([.B356];&quot;&quot;);[.B356]&lt;=0);&quot;&quot;;IF([.G357]&gt;0;[.G357];MIN([.B356]+[.C35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7]+1" office:value-type="float" office:value="352">
            <text:p>352</text:p>
          </table:table-cell>
          <table:table-cell table:style-name="ce21" table:formula="of:=IF(OR(EXACT([.B357];&quot;&quot;);[.B357]&lt;=0);&quot;&quot;;ROUND([.B357]-[.D358];2))">
            <text:p/>
          </table:table-cell>
          <table:table-cell table:style-name="ce21" table:formula="of:=IF(OR(EXACT([.B357];&quot;&quot;);[.B357]&lt;=0);&quot;&quot;;[.B357]*[.$D$1])">
            <text:p/>
          </table:table-cell>
          <table:table-cell table:style-name="ce21" table:formula="of:=IF(OR(EXACT([.B357];&quot;&quot;);[.B357]&lt;=0);&quot;&quot;;[.E358]-[.C358])">
            <text:p/>
          </table:table-cell>
          <table:table-cell table:style-name="ce21" table:formula="of:=IF(OR(EXACT([.B357];&quot;&quot;);[.B357]&lt;=0);&quot;&quot;;IF([.G358]&gt;0;[.G358];MIN([.B357]+[.C35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8]+1" office:value-type="float" office:value="353">
            <text:p>353</text:p>
          </table:table-cell>
          <table:table-cell table:style-name="ce21" table:formula="of:=IF(OR(EXACT([.B358];&quot;&quot;);[.B358]&lt;=0);&quot;&quot;;ROUND([.B358]-[.D359];2))">
            <text:p/>
          </table:table-cell>
          <table:table-cell table:style-name="ce21" table:formula="of:=IF(OR(EXACT([.B358];&quot;&quot;);[.B358]&lt;=0);&quot;&quot;;[.B358]*[.$D$1])">
            <text:p/>
          </table:table-cell>
          <table:table-cell table:style-name="ce21" table:formula="of:=IF(OR(EXACT([.B358];&quot;&quot;);[.B358]&lt;=0);&quot;&quot;;[.E359]-[.C359])">
            <text:p/>
          </table:table-cell>
          <table:table-cell table:style-name="ce21" table:formula="of:=IF(OR(EXACT([.B358];&quot;&quot;);[.B358]&lt;=0);&quot;&quot;;IF([.G359]&gt;0;[.G359];MIN([.B358]+[.C35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9]+1" office:value-type="float" office:value="354">
            <text:p>354</text:p>
          </table:table-cell>
          <table:table-cell table:style-name="ce21" table:formula="of:=IF(OR(EXACT([.B359];&quot;&quot;);[.B359]&lt;=0);&quot;&quot;;ROUND([.B359]-[.D360];2))">
            <text:p/>
          </table:table-cell>
          <table:table-cell table:style-name="ce21" table:formula="of:=IF(OR(EXACT([.B359];&quot;&quot;);[.B359]&lt;=0);&quot;&quot;;[.B359]*[.$D$1])">
            <text:p/>
          </table:table-cell>
          <table:table-cell table:style-name="ce21" table:formula="of:=IF(OR(EXACT([.B359];&quot;&quot;);[.B359]&lt;=0);&quot;&quot;;[.E360]-[.C360])">
            <text:p/>
          </table:table-cell>
          <table:table-cell table:style-name="ce21" table:formula="of:=IF(OR(EXACT([.B359];&quot;&quot;);[.B359]&lt;=0);&quot;&quot;;IF([.G360]&gt;0;[.G360];MIN([.B359]+[.C36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0]+1" office:value-type="float" office:value="355">
            <text:p>355</text:p>
          </table:table-cell>
          <table:table-cell table:style-name="ce21" table:formula="of:=IF(OR(EXACT([.B360];&quot;&quot;);[.B360]&lt;=0);&quot;&quot;;ROUND([.B360]-[.D361];2))">
            <text:p/>
          </table:table-cell>
          <table:table-cell table:style-name="ce21" table:formula="of:=IF(OR(EXACT([.B360];&quot;&quot;);[.B360]&lt;=0);&quot;&quot;;[.B360]*[.$D$1])">
            <text:p/>
          </table:table-cell>
          <table:table-cell table:style-name="ce21" table:formula="of:=IF(OR(EXACT([.B360];&quot;&quot;);[.B360]&lt;=0);&quot;&quot;;[.E361]-[.C361])">
            <text:p/>
          </table:table-cell>
          <table:table-cell table:style-name="ce21" table:formula="of:=IF(OR(EXACT([.B360];&quot;&quot;);[.B360]&lt;=0);&quot;&quot;;IF([.G361]&gt;0;[.G361];MIN([.B360]+[.C36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1]+1" office:value-type="float" office:value="356">
            <text:p>356</text:p>
          </table:table-cell>
          <table:table-cell table:style-name="ce21" table:formula="of:=IF(OR(EXACT([.B361];&quot;&quot;);[.B361]&lt;=0);&quot;&quot;;ROUND([.B361]-[.D362];2))">
            <text:p/>
          </table:table-cell>
          <table:table-cell table:style-name="ce21" table:formula="of:=IF(OR(EXACT([.B361];&quot;&quot;);[.B361]&lt;=0);&quot;&quot;;[.B361]*[.$D$1])">
            <text:p/>
          </table:table-cell>
          <table:table-cell table:style-name="ce21" table:formula="of:=IF(OR(EXACT([.B361];&quot;&quot;);[.B361]&lt;=0);&quot;&quot;;[.E362]-[.C362])">
            <text:p/>
          </table:table-cell>
          <table:table-cell table:style-name="ce21" table:formula="of:=IF(OR(EXACT([.B361];&quot;&quot;);[.B361]&lt;=0);&quot;&quot;;IF([.G362]&gt;0;[.G362];MIN([.B361]+[.C36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2]+1" office:value-type="float" office:value="357">
            <text:p>357</text:p>
          </table:table-cell>
          <table:table-cell table:style-name="ce21" table:formula="of:=IF(OR(EXACT([.B362];&quot;&quot;);[.B362]&lt;=0);&quot;&quot;;ROUND([.B362]-[.D363];2))">
            <text:p/>
          </table:table-cell>
          <table:table-cell table:style-name="ce21" table:formula="of:=IF(OR(EXACT([.B362];&quot;&quot;);[.B362]&lt;=0);&quot;&quot;;[.B362]*[.$D$1])">
            <text:p/>
          </table:table-cell>
          <table:table-cell table:style-name="ce21" table:formula="of:=IF(OR(EXACT([.B362];&quot;&quot;);[.B362]&lt;=0);&quot;&quot;;[.E363]-[.C363])">
            <text:p/>
          </table:table-cell>
          <table:table-cell table:style-name="ce21" table:formula="of:=IF(OR(EXACT([.B362];&quot;&quot;);[.B362]&lt;=0);&quot;&quot;;IF([.G363]&gt;0;[.G363];MIN([.B362]+[.C36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3]+1" office:value-type="float" office:value="358">
            <text:p>358</text:p>
          </table:table-cell>
          <table:table-cell table:style-name="ce21" table:formula="of:=IF(OR(EXACT([.B363];&quot;&quot;);[.B363]&lt;=0);&quot;&quot;;ROUND([.B363]-[.D364];2))">
            <text:p/>
          </table:table-cell>
          <table:table-cell table:style-name="ce21" table:formula="of:=IF(OR(EXACT([.B363];&quot;&quot;);[.B363]&lt;=0);&quot;&quot;;[.B363]*[.$D$1])">
            <text:p/>
          </table:table-cell>
          <table:table-cell table:style-name="ce21" table:formula="of:=IF(OR(EXACT([.B363];&quot;&quot;);[.B363]&lt;=0);&quot;&quot;;[.E364]-[.C364])">
            <text:p/>
          </table:table-cell>
          <table:table-cell table:style-name="ce21" table:formula="of:=IF(OR(EXACT([.B363];&quot;&quot;);[.B363]&lt;=0);&quot;&quot;;IF([.G364]&gt;0;[.G364];MIN([.B363]+[.C36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4]+1" office:value-type="float" office:value="359">
            <text:p>359</text:p>
          </table:table-cell>
          <table:table-cell table:style-name="ce21" table:formula="of:=IF(OR(EXACT([.B364];&quot;&quot;);[.B364]&lt;=0);&quot;&quot;;ROUND([.B364]-[.D365];2))">
            <text:p/>
          </table:table-cell>
          <table:table-cell table:style-name="ce21" table:formula="of:=IF(OR(EXACT([.B364];&quot;&quot;);[.B364]&lt;=0);&quot;&quot;;[.B364]*[.$D$1])">
            <text:p/>
          </table:table-cell>
          <table:table-cell table:style-name="ce21" table:formula="of:=IF(OR(EXACT([.B364];&quot;&quot;);[.B364]&lt;=0);&quot;&quot;;[.E365]-[.C365])">
            <text:p/>
          </table:table-cell>
          <table:table-cell table:style-name="ce21" table:formula="of:=IF(OR(EXACT([.B364];&quot;&quot;);[.B364]&lt;=0);&quot;&quot;;IF([.G365]&gt;0;[.G365];MIN([.B364]+[.C36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65]+1" office:value-type="float" office:value="360">
            <text:p>360</text:p>
          </table:table-cell>
          <table:table-cell table:style-name="ce22" table:formula="of:=IF(OR(EXACT([.B365];&quot;&quot;);[.B365]&lt;=0);&quot;&quot;;ROUND([.B365]-[.D366];2))">
            <text:p/>
          </table:table-cell>
          <table:table-cell table:style-name="ce22" table:formula="of:=IF(OR(EXACT([.B365];&quot;&quot;);[.B365]&lt;=0);&quot;&quot;;[.B365]*[.$D$1])">
            <text:p/>
          </table:table-cell>
          <table:table-cell table:style-name="ce22" table:formula="of:=IF(OR(EXACT([.B365];&quot;&quot;);[.B365]&lt;=0);&quot;&quot;;[.E366]-[.C366])">
            <text:p/>
          </table:table-cell>
          <table:table-cell table:style-name="ce22" table:formula="of:=IF(OR(EXACT([.B365];&quot;&quot;);[.B365]&lt;=0);&quot;&quot;;IF([.G366]&gt;0;[.G366];MIN([.B365]+[.C366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0">
            <text:p>3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 table:number-rows-repeated="65170">
          <table:table-cell table:style-name="ce15"/>
          <table:table-cell table:style-name="ce23"/>
          <table:table-cell table:style-name="ce21" table:number-columns-repeated="3"/>
          <table:table-cell table:style-name="ce34"/>
          <table:table-cell table:style-name="ce38"/>
          <table:table-cell table:style-name="ce15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1005" table:default-cell-style-name="Default"/>
        <table:table-row table:style-name="ro2">
          <table:table-cell table:style-name="ce2" office:value-type="string">
            <text:p>P=</text:p>
          </table:table-cell>
          <table:table-cell table:style-name="ce9" table:formula="of:=[$Main.$B$20]" office:value-type="currency" office:currency="USD" office:value="275000">
            <text:p>$275,000.00</text:p>
          </table:table-cell>
          <table:table-cell table:style-name="ce24" office:value-type="string">
            <text:p>J=</text:p>
          </table:table-cell>
          <table:table-cell table:style-name="ce8" table:formula="of:=[.B2]/(12)" office:value-type="float" office:value="0.005">
            <text:p>0.0050</text:p>
          </table:table-cell>
          <table:table-cell table:style-name="ce26"/>
          <table:table-cell table:style-name="ce27" office:value-type="string">
            <text:p>P is the principal</text:p>
          </table:table-cell>
          <table:table-cell table:style-name="ce35"/>
          <table:table-cell table:style-name="ce40"/>
          <table:table-cell table:style-name="ce44" office:value-type="string">
            <text:p>J is the (computed) monthly interes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I=</text:p>
          </table:table-cell>
          <table:table-cell table:style-name="ce17" table:formula="of:=[$Main.$B$21]" office:value-type="percentage" office:value="0.06">
            <text:p>6.00%</text:p>
          </table:table-cell>
          <table:table-cell table:style-name="ce24" office:value-type="string">
            <text:p>N=</text:p>
          </table:table-cell>
          <table:table-cell table:style-name="ce25" table:formula="of:=[.B3]*12" office:value-type="float" office:value="240">
            <text:p>240</text:p>
          </table:table-cell>
          <table:table-cell table:style-name="ce26"/>
          <table:table-cell table:style-name="ce27" office:value-type="string">
            <text:p>I is the annual interest rate</text:p>
          </table:table-cell>
          <table:table-cell table:style-name="ce35"/>
          <table:table-cell table:style-name="ce40"/>
          <table:table-cell table:style-name="ce44" office:value-type="string">
            <text:p>N is the (computed) number of months for the loan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2" office:value-type="string">
            <text:p>L=</text:p>
          </table:table-cell>
          <table:table-cell table:style-name="ce25" table:formula="of:=[$Main.$B$22]" office:value-type="float" office:value="20">
            <text:p>20</text:p>
          </table:table-cell>
          <table:table-cell table:style-name="ce24" office:value-type="string">
            <text:p>M=</text:p>
          </table:table-cell>
          <table:table-cell table:style-name="ce9" table:formula="of:=[.B1]*([.D1]/(1-(1+[.D1])^(-[.D2])))" office:value-type="currency" office:currency="USD" office:value="1970.18541081498">
            <text:p>$1,970.19</text:p>
          </table:table-cell>
          <table:table-cell table:style-name="ce26"/>
          <table:table-cell table:style-name="ce27" office:value-type="string">
            <text:p>L is the period of the loan, in years</text:p>
          </table:table-cell>
          <table:table-cell table:style-name="ce35"/>
          <table:table-cell table:style-name="ce40"/>
          <table:table-cell table:style-name="ce44" office:value-type="string">
            <text:p>M is the (computed) monthly payment</text:p>
          </table:table-cell>
          <table:table-cell table:style-name="ce44"/>
          <table:table-cell table:style-name="ce50" table:number-columns-repeated="2"/>
          <table:table-cell table:number-columns-repeated="4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3"/>
          <table:table-cell table:style-name="ce19"/>
          <table:table-cell table:style-name="ce22" table:number-columns-repeated="3"/>
          <table:table-cell table:style-name="ce28"/>
          <table:table-cell table:style-name="ce36"/>
          <table:table-cell table:style-name="ce13"/>
          <table:table-cell table:style-name="ce45" table:number-columns-repeated="2"/>
          <table:table-cell table:number-columns-repeated="6"/>
          <table:table-cell table:style-name="ce53"/>
          <table:table-cell table:style-name="ce52" table:number-columns-repeated="2"/>
          <table:table-cell table:number-columns-repeated="1005"/>
        </table:table-row>
        <table:table-row table:style-name="ro2">
          <table:table-cell table:style-name="ce14" office:value-type="string">
            <text:p>Payment #</text:p>
          </table:table-cell>
          <table:table-cell table:style-name="ce20" office:value-type="string">
            <text:p>ending balance</text:p>
          </table:table-cell>
          <table:table-cell table:style-name="ce20" office:value-type="string">
            <text:p>interest</text:p>
          </table:table-cell>
          <table:table-cell table:style-name="ce20" office:value-type="string">
            <text:p>principal</text:p>
          </table:table-cell>
          <table:table-cell table:style-name="ce20" office:value-type="string">
            <text:p>payment</text:p>
          </table:table-cell>
          <table:table-cell table:style-name="ce29"/>
          <table:table-cell table:style-name="ce37" office:value-type="string">
            <text:p>actual payment</text:p>
          </table:table-cell>
          <table:table-cell table:style-name="ce40"/>
          <table:table-cell table:style-name="ce46" office:value-type="string">
            <text:p>standard payment =</text:p>
          </table:table-cell>
          <table:table-cell table:style-name="ce49" table:formula="of:=[$Main.$E$23]" office:value-type="currency" office:currency="USD" office:value="0">
            <text:p>$0.00</text:p>
          </table:table-cell>
          <table:table-cell table:number-columns-repeated="6"/>
          <table:table-cell table:style-name="ce53" table:number-columns-repeated="3"/>
          <table:table-cell table:number-columns-repeated="1005"/>
        </table:table-row>
        <table:table-row table:style-name="ro2">
          <table:table-cell table:style-name="ce15" office:value-type="float" office:value="0">
            <text:p>0</text:p>
          </table:table-cell>
          <table:table-cell table:style-name="ce21" table:formula="of:=[.B1]" office:value-type="currency" office:currency="USD" office:value="275000">
            <text:p>$275,000.00</text:p>
          </table:table-cell>
          <table:table-cell table:style-name="ce21" table:number-columns-repeated="3"/>
          <table:table-cell table:style-name="ce30" office:value-type="string">
            <text:p>date</text:p>
          </table:table-cell>
          <table:table-cell table:style-name="ce38"/>
          <table:table-cell table:style-name="ce41" office:value-type="string">
            <text:p>check #</text:p>
          </table:table-cell>
          <table:table-cell table:style-name="ce47" office:value-type="string">
            <text:p><text:s/>notes</text:p>
          </table:table-cell>
          <table:table-cell table:number-columns-repeated="7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]+1" office:value-type="float" office:value="1">
            <text:p>1</text:p>
          </table:table-cell>
          <table:table-cell table:style-name="ce21" table:formula="of:=IF(OR(EXACT([.B6];&quot;&quot;);[.B6]&lt;=0);&quot;&quot;;ROUND([.B6]-[.D7];2))" office:value-type="currency" office:currency="USD" office:value="274404.81">
            <text:p>$274,404.81</text:p>
          </table:table-cell>
          <table:table-cell table:style-name="ce21" table:formula="of:=IF(OR(EXACT([.B6];&quot;&quot;);[.B6]&lt;=0);&quot;&quot;;[.B6]*[.$D$1])" office:value-type="currency" office:currency="USD" office:value="1375">
            <text:p>$1,375.00</text:p>
          </table:table-cell>
          <table:table-cell table:style-name="ce21" table:formula="of:=IF(OR(EXACT([.B6];&quot;&quot;);[.B6]&lt;=0);&quot;&quot;;[.E7]-[.C7])" office:value-type="currency" office:currency="USD" office:value="595.185410814975">
            <text:p>$595.19</text:p>
          </table:table-cell>
          <table:table-cell table:style-name="ce21" table:formula="of:=IF(OR(EXACT([.B6];&quot;&quot;);[.B6]&lt;=0);&quot;&quot;;IF([.G7]&gt;0;[.G7];MIN([.B6]+[.C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erm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]+1" office:value-type="float" office:value="2">
            <text:p>2</text:p>
          </table:table-cell>
          <table:table-cell table:style-name="ce21" table:formula="of:=IF(OR(EXACT([.B7];&quot;&quot;);[.B7]&lt;=0);&quot;&quot;;ROUND([.B7]-[.D8];2))" office:value-type="currency" office:currency="USD" office:value="273806.65">
            <text:p>$273,806.65</text:p>
          </table:table-cell>
          <table:table-cell table:style-name="ce21" table:formula="of:=IF(OR(EXACT([.B7];&quot;&quot;);[.B7]&lt;=0);&quot;&quot;;[.B7]*[.$D$1])" office:value-type="currency" office:currency="USD" office:value="1372.02405">
            <text:p>$1,372.02</text:p>
          </table:table-cell>
          <table:table-cell table:style-name="ce21" table:formula="of:=IF(OR(EXACT([.B7];&quot;&quot;);[.B7]&lt;=0);&quot;&quot;;[.E8]-[.C8])" office:value-type="currency" office:currency="USD" office:value="598.161360814975">
            <text:p>$598.16</text:p>
          </table:table-cell>
          <table:table-cell table:style-name="ce21" table:formula="of:=IF(OR(EXACT([.B7];&quot;&quot;);[.B7]&lt;=0);&quot;&quot;;IF([.G8]&gt;0;[.G8];MIN([.B7]+[.C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TRUNC(INDEX([.$A$6:.$A$366];MATCH(MIN([.$B$6:.$B$366]);[.$B$6:.$B$366];0);1)/12);&quot; years&quot;)" office:value-type="string" office:string-value="20 years">
            <text:p>20 year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]+1" office:value-type="float" office:value="3">
            <text:p>3</text:p>
          </table:table-cell>
          <table:table-cell table:style-name="ce21" table:formula="of:=IF(OR(EXACT([.B8];&quot;&quot;);[.B8]&lt;=0);&quot;&quot;;ROUND([.B8]-[.D9];2))" office:value-type="currency" office:currency="USD" office:value="273205.5">
            <text:p>$273,205.50</text:p>
          </table:table-cell>
          <table:table-cell table:style-name="ce21" table:formula="of:=IF(OR(EXACT([.B8];&quot;&quot;);[.B8]&lt;=0);&quot;&quot;;[.B8]*[.$D$1])" office:value-type="currency" office:currency="USD" office:value="1369.03325">
            <text:p>$1,369.03</text:p>
          </table:table-cell>
          <table:table-cell table:style-name="ce21" table:formula="of:=IF(OR(EXACT([.B8];&quot;&quot;);[.B8]&lt;=0);&quot;&quot;;[.E9]-[.C9])" office:value-type="currency" office:currency="USD" office:value="601.152160814975">
            <text:p>$601.15</text:p>
          </table:table-cell>
          <table:table-cell table:style-name="ce21" table:formula="of:=IF(OR(EXACT([.B8];&quot;&quot;);[.B8]&lt;=0);&quot;&quot;;IF([.G9]&gt;0;[.G9];MIN([.B8]+[.C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7" table:formula="of:=CONCATENATE(MOD(INDEX([.$A$6:.$A$366];MATCH(MIN([.$B$6:.$B$366]);[.$B$6:.$B$366];0);1);12);&quot; months&quot;)" office:value-type="string" office:string-value="1 months">
            <text:p>1 months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]+1" office:value-type="float" office:value="4">
            <text:p>4</text:p>
          </table:table-cell>
          <table:table-cell table:style-name="ce21" table:formula="of:=IF(OR(EXACT([.B9];&quot;&quot;);[.B9]&lt;=0);&quot;&quot;;ROUND([.B9]-[.D10];2))" office:value-type="currency" office:currency="USD" office:value="272601.34">
            <text:p>$272,601.34</text:p>
          </table:table-cell>
          <table:table-cell table:style-name="ce21" table:formula="of:=IF(OR(EXACT([.B9];&quot;&quot;);[.B9]&lt;=0);&quot;&quot;;[.B9]*[.$D$1])" office:value-type="currency" office:currency="USD" office:value="1366.0275">
            <text:p>$1,366.03</text:p>
          </table:table-cell>
          <table:table-cell table:style-name="ce21" table:formula="of:=IF(OR(EXACT([.B9];&quot;&quot;);[.B9]&lt;=0);&quot;&quot;;[.E10]-[.C10])" office:value-type="currency" office:currency="USD" office:value="604.157910814975">
            <text:p>$604.16</text:p>
          </table:table-cell>
          <table:table-cell table:style-name="ce21" table:formula="of:=IF(OR(EXACT([.B9];&quot;&quot;);[.B9]&lt;=0);&quot;&quot;;IF([.G10]&gt;0;[.G10];MIN([.B9]+[.C10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]+1" office:value-type="float" office:value="5">
            <text:p>5</text:p>
          </table:table-cell>
          <table:table-cell table:style-name="ce21" table:formula="of:=IF(OR(EXACT([.B10];&quot;&quot;);[.B10]&lt;=0);&quot;&quot;;ROUND([.B10]-[.D11];2))" office:value-type="currency" office:currency="USD" office:value="271994.16">
            <text:p>$271,994.16</text:p>
          </table:table-cell>
          <table:table-cell table:style-name="ce21" table:formula="of:=IF(OR(EXACT([.B10];&quot;&quot;);[.B10]&lt;=0);&quot;&quot;;[.B10]*[.$D$1])" office:value-type="currency" office:currency="USD" office:value="1363.0067">
            <text:p>$1,363.01</text:p>
          </table:table-cell>
          <table:table-cell table:style-name="ce21" table:formula="of:=IF(OR(EXACT([.B10];&quot;&quot;);[.B10]&lt;=0);&quot;&quot;;[.E11]-[.C11])" office:value-type="currency" office:currency="USD" office:value="607.178710814975">
            <text:p>$607.18</text:p>
          </table:table-cell>
          <table:table-cell table:style-name="ce21" table:formula="of:=IF(OR(EXACT([.B10];&quot;&quot;);[.B10]&lt;=0);&quot;&quot;;IF([.G11]&gt;0;[.G11];MIN([.B10]+[.C1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Interest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]+1" office:value-type="float" office:value="6">
            <text:p>6</text:p>
          </table:table-cell>
          <table:table-cell table:style-name="ce21" table:formula="of:=IF(OR(EXACT([.B11];&quot;&quot;);[.B11]&lt;=0);&quot;&quot;;ROUND([.B11]-[.D12];2))" office:value-type="currency" office:currency="USD" office:value="271383.95">
            <text:p>$271,383.95</text:p>
          </table:table-cell>
          <table:table-cell table:style-name="ce21" table:formula="of:=IF(OR(EXACT([.B11];&quot;&quot;);[.B11]&lt;=0);&quot;&quot;;[.B11]*[.$D$1])" office:value-type="currency" office:currency="USD" office:value="1359.9708">
            <text:p>$1,359.97</text:p>
          </table:table-cell>
          <table:table-cell table:style-name="ce21" table:formula="of:=IF(OR(EXACT([.B11];&quot;&quot;);[.B11]&lt;=0);&quot;&quot;;[.E12]-[.C12])" office:value-type="currency" office:currency="USD" office:value="610.214610814975">
            <text:p>$610.21</text:p>
          </table:table-cell>
          <table:table-cell table:style-name="ce21" table:formula="of:=IF(OR(EXACT([.B11];&quot;&quot;);[.B11]&lt;=0);&quot;&quot;;IF([.G12]&gt;0;[.G12];MIN([.B11]+[.C12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2" table:formula="of:=SUM([.$C$6:.$C$366])" office:value-type="currency" office:currency="USD" office:value="197844.56185">
            <text:p>$197,844.56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]+1" office:value-type="float" office:value="7">
            <text:p>7</text:p>
          </table:table-cell>
          <table:table-cell table:style-name="ce21" table:formula="of:=IF(OR(EXACT([.B12];&quot;&quot;);[.B12]&lt;=0);&quot;&quot;;ROUND([.B12]-[.D13];2))" office:value-type="currency" office:currency="USD" office:value="270770.68">
            <text:p>$270,770.68</text:p>
          </table:table-cell>
          <table:table-cell table:style-name="ce21" table:formula="of:=IF(OR(EXACT([.B12];&quot;&quot;);[.B12]&lt;=0);&quot;&quot;;[.B12]*[.$D$1])" office:value-type="currency" office:currency="USD" office:value="1356.91975">
            <text:p>$1,356.92</text:p>
          </table:table-cell>
          <table:table-cell table:style-name="ce21" table:formula="of:=IF(OR(EXACT([.B12];&quot;&quot;);[.B12]&lt;=0);&quot;&quot;;[.E13]-[.C13])" office:value-type="currency" office:currency="USD" office:value="613.265660814975">
            <text:p>$613.27</text:p>
          </table:table-cell>
          <table:table-cell table:style-name="ce21" table:formula="of:=IF(OR(EXACT([.B12];&quot;&quot;);[.B12]&lt;=0);&quot;&quot;;IF([.G13]&gt;0;[.G13];MIN([.B12]+[.C1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11" office:value-type="string">
            <text:p>Payoff Total: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]+1" office:value-type="float" office:value="8">
            <text:p>8</text:p>
          </table:table-cell>
          <table:table-cell table:style-name="ce21" table:formula="of:=IF(OR(EXACT([.B13];&quot;&quot;);[.B13]&lt;=0);&quot;&quot;;ROUND([.B13]-[.D14];2))" office:value-type="currency" office:currency="USD" office:value="270154.35">
            <text:p>$270,154.35</text:p>
          </table:table-cell>
          <table:table-cell table:style-name="ce21" table:formula="of:=IF(OR(EXACT([.B13];&quot;&quot;);[.B13]&lt;=0);&quot;&quot;;[.B13]*[.$D$1])" office:value-type="currency" office:currency="USD" office:value="1353.8534">
            <text:p>$1,353.85</text:p>
          </table:table-cell>
          <table:table-cell table:style-name="ce21" table:formula="of:=IF(OR(EXACT([.B13];&quot;&quot;);[.B13]&lt;=0);&quot;&quot;;[.E14]-[.C14])" office:value-type="currency" office:currency="USD" office:value="616.332010814975">
            <text:p>$616.33</text:p>
          </table:table-cell>
          <table:table-cell table:style-name="ce21" table:formula="of:=IF(OR(EXACT([.B13];&quot;&quot;);[.B13]&lt;=0);&quot;&quot;;IF([.G14]&gt;0;[.G14];MIN([.B13]+[.C14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/>
          <table:table-cell table:style-name="ce9" table:formula="of:=[.J12]+[.$B$1]" office:value-type="currency" office:currency="USD" office:value="472844.56185">
            <text:p>$472,844.56</text:p>
          </table:table-cell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]+1" office:value-type="float" office:value="9">
            <text:p>9</text:p>
          </table:table-cell>
          <table:table-cell table:style-name="ce21" table:formula="of:=IF(OR(EXACT([.B14];&quot;&quot;);[.B14]&lt;=0);&quot;&quot;;ROUND([.B14]-[.D15];2))" office:value-type="currency" office:currency="USD" office:value="269534.94">
            <text:p>$269,534.94</text:p>
          </table:table-cell>
          <table:table-cell table:style-name="ce21" table:formula="of:=IF(OR(EXACT([.B14];&quot;&quot;);[.B14]&lt;=0);&quot;&quot;;[.B14]*[.$D$1])" office:value-type="currency" office:currency="USD" office:value="1350.77175">
            <text:p>$1,350.77</text:p>
          </table:table-cell>
          <table:table-cell table:style-name="ce21" table:formula="of:=IF(OR(EXACT([.B14];&quot;&quot;);[.B14]&lt;=0);&quot;&quot;;[.E15]-[.C15])" office:value-type="currency" office:currency="USD" office:value="619.413660814975">
            <text:p>$619.41</text:p>
          </table:table-cell>
          <table:table-cell table:style-name="ce21" table:formula="of:=IF(OR(EXACT([.B14];&quot;&quot;);[.B14]&lt;=0);&quot;&quot;;IF([.G15]&gt;0;[.G15];MIN([.B14]+[.C1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]+1" office:value-type="float" office:value="10">
            <text:p>10</text:p>
          </table:table-cell>
          <table:table-cell table:style-name="ce21" table:formula="of:=IF(OR(EXACT([.B15];&quot;&quot;);[.B15]&lt;=0);&quot;&quot;;ROUND([.B15]-[.D16];2))" office:value-type="currency" office:currency="USD" office:value="268912.43">
            <text:p>$268,912.43</text:p>
          </table:table-cell>
          <table:table-cell table:style-name="ce21" table:formula="of:=IF(OR(EXACT([.B15];&quot;&quot;);[.B15]&lt;=0);&quot;&quot;;[.B15]*[.$D$1])" office:value-type="currency" office:currency="USD" office:value="1347.6747">
            <text:p>$1,347.67</text:p>
          </table:table-cell>
          <table:table-cell table:style-name="ce21" table:formula="of:=IF(OR(EXACT([.B15];&quot;&quot;);[.B15]&lt;=0);&quot;&quot;;[.E16]-[.C16])" office:value-type="currency" office:currency="USD" office:value="622.510710814975">
            <text:p>$622.51</text:p>
          </table:table-cell>
          <table:table-cell table:style-name="ce21" table:formula="of:=IF(OR(EXACT([.B15];&quot;&quot;);[.B15]&lt;=0);&quot;&quot;;IF([.G16]&gt;0;[.G16];MIN([.B15]+[.C16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]+1" office:value-type="float" office:value="11">
            <text:p>11</text:p>
          </table:table-cell>
          <table:table-cell table:style-name="ce21" table:formula="of:=IF(OR(EXACT([.B16];&quot;&quot;);[.B16]&lt;=0);&quot;&quot;;ROUND([.B16]-[.D17];2))" office:value-type="currency" office:currency="USD" office:value="268286.81">
            <text:p>$268,286.81</text:p>
          </table:table-cell>
          <table:table-cell table:style-name="ce21" table:formula="of:=IF(OR(EXACT([.B16];&quot;&quot;);[.B16]&lt;=0);&quot;&quot;;[.B16]*[.$D$1])" office:value-type="currency" office:currency="USD" office:value="1344.56215">
            <text:p>$1,344.56</text:p>
          </table:table-cell>
          <table:table-cell table:style-name="ce21" table:formula="of:=IF(OR(EXACT([.B16];&quot;&quot;);[.B16]&lt;=0);&quot;&quot;;[.E17]-[.C17])" office:value-type="currency" office:currency="USD" office:value="625.623260814975">
            <text:p>$625.62</text:p>
          </table:table-cell>
          <table:table-cell table:style-name="ce21" table:formula="of:=IF(OR(EXACT([.B16];&quot;&quot;);[.B16]&lt;=0);&quot;&quot;;IF([.G17]&gt;0;[.G17];MIN([.B16]+[.C1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]+1" office:value-type="float" office:value="12">
            <text:p>12</text:p>
          </table:table-cell>
          <table:table-cell table:style-name="ce22" table:formula="of:=IF(OR(EXACT([.B17];&quot;&quot;);[.B17]&lt;=0);&quot;&quot;;ROUND([.B17]-[.D18];2))" office:value-type="currency" office:currency="USD" office:value="267658.06">
            <text:p>$267,658.06</text:p>
          </table:table-cell>
          <table:table-cell table:style-name="ce22" table:formula="of:=IF(OR(EXACT([.B17];&quot;&quot;);[.B17]&lt;=0);&quot;&quot;;[.B17]*[.$D$1])" office:value-type="currency" office:currency="USD" office:value="1341.43405">
            <text:p>$1,341.43</text:p>
          </table:table-cell>
          <table:table-cell table:style-name="ce22" table:formula="of:=IF(OR(EXACT([.B17];&quot;&quot;);[.B17]&lt;=0);&quot;&quot;;[.E18]-[.C18])" office:value-type="currency" office:currency="USD" office:value="628.751360814975">
            <text:p>$628.75</text:p>
          </table:table-cell>
          <table:table-cell table:style-name="ce22" table:formula="of:=IF(OR(EXACT([.B17];&quot;&quot;);[.B17]&lt;=0);&quot;&quot;;IF([.G18]&gt;0;[.G18];MIN([.B17]+[.C18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">
            <text:p>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]+1" office:value-type="float" office:value="13">
            <text:p>13</text:p>
          </table:table-cell>
          <table:table-cell table:style-name="ce21" table:formula="of:=IF(OR(EXACT([.B18];&quot;&quot;);[.B18]&lt;=0);&quot;&quot;;ROUND([.B18]-[.D19];2))" office:value-type="currency" office:currency="USD" office:value="267026.16">
            <text:p>$267,026.16</text:p>
          </table:table-cell>
          <table:table-cell table:style-name="ce21" table:formula="of:=IF(OR(EXACT([.B18];&quot;&quot;);[.B18]&lt;=0);&quot;&quot;;[.B18]*[.$D$1])" office:value-type="currency" office:currency="USD" office:value="1338.2903">
            <text:p>$1,338.29</text:p>
          </table:table-cell>
          <table:table-cell table:style-name="ce21" table:formula="of:=IF(OR(EXACT([.B18];&quot;&quot;);[.B18]&lt;=0);&quot;&quot;;[.E19]-[.C19])" office:value-type="currency" office:currency="USD" office:value="631.895110814975">
            <text:p>$631.90</text:p>
          </table:table-cell>
          <table:table-cell table:style-name="ce21" table:formula="of:=IF(OR(EXACT([.B18];&quot;&quot;);[.B18]&lt;=0);&quot;&quot;;IF([.G19]&gt;0;[.G19];MIN([.B18]+[.C1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]+1" office:value-type="float" office:value="14">
            <text:p>14</text:p>
          </table:table-cell>
          <table:table-cell table:style-name="ce21" table:formula="of:=IF(OR(EXACT([.B19];&quot;&quot;);[.B19]&lt;=0);&quot;&quot;;ROUND([.B19]-[.D20];2))" office:value-type="currency" office:currency="USD" office:value="266391.11">
            <text:p>$266,391.11</text:p>
          </table:table-cell>
          <table:table-cell table:style-name="ce21" table:formula="of:=IF(OR(EXACT([.B19];&quot;&quot;);[.B19]&lt;=0);&quot;&quot;;[.B19]*[.$D$1])" office:value-type="currency" office:currency="USD" office:value="1335.1308">
            <text:p>$1,335.13</text:p>
          </table:table-cell>
          <table:table-cell table:style-name="ce21" table:formula="of:=IF(OR(EXACT([.B19];&quot;&quot;);[.B19]&lt;=0);&quot;&quot;;[.E20]-[.C20])" office:value-type="currency" office:currency="USD" office:value="635.054610814975">
            <text:p>$635.05</text:p>
          </table:table-cell>
          <table:table-cell table:style-name="ce21" table:formula="of:=IF(OR(EXACT([.B19];&quot;&quot;);[.B19]&lt;=0);&quot;&quot;;IF([.G20]&gt;0;[.G20];MIN([.B19]+[.C20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]+1" office:value-type="float" office:value="15">
            <text:p>15</text:p>
          </table:table-cell>
          <table:table-cell table:style-name="ce21" table:formula="of:=IF(OR(EXACT([.B20];&quot;&quot;);[.B20]&lt;=0);&quot;&quot;;ROUND([.B20]-[.D21];2))" office:value-type="currency" office:currency="USD" office:value="265752.88">
            <text:p>$265,752.88</text:p>
          </table:table-cell>
          <table:table-cell table:style-name="ce21" table:formula="of:=IF(OR(EXACT([.B20];&quot;&quot;);[.B20]&lt;=0);&quot;&quot;;[.B20]*[.$D$1])" office:value-type="currency" office:currency="USD" office:value="1331.95555">
            <text:p>$1,331.96</text:p>
          </table:table-cell>
          <table:table-cell table:style-name="ce21" table:formula="of:=IF(OR(EXACT([.B20];&quot;&quot;);[.B20]&lt;=0);&quot;&quot;;[.E21]-[.C21])" office:value-type="currency" office:currency="USD" office:value="638.229860814975">
            <text:p>$638.23</text:p>
          </table:table-cell>
          <table:table-cell table:style-name="ce21" table:formula="of:=IF(OR(EXACT([.B20];&quot;&quot;);[.B20]&lt;=0);&quot;&quot;;IF([.G21]&gt;0;[.G21];MIN([.B20]+[.C2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]+1" office:value-type="float" office:value="16">
            <text:p>16</text:p>
          </table:table-cell>
          <table:table-cell table:style-name="ce21" table:formula="of:=IF(OR(EXACT([.B21];&quot;&quot;);[.B21]&lt;=0);&quot;&quot;;ROUND([.B21]-[.D22];2))" office:value-type="currency" office:currency="USD" office:value="265111.46">
            <text:p>$265,111.46</text:p>
          </table:table-cell>
          <table:table-cell table:style-name="ce21" table:formula="of:=IF(OR(EXACT([.B21];&quot;&quot;);[.B21]&lt;=0);&quot;&quot;;[.B21]*[.$D$1])" office:value-type="currency" office:currency="USD" office:value="1328.7644">
            <text:p>$1,328.76</text:p>
          </table:table-cell>
          <table:table-cell table:style-name="ce21" table:formula="of:=IF(OR(EXACT([.B21];&quot;&quot;);[.B21]&lt;=0);&quot;&quot;;[.E22]-[.C22])" office:value-type="currency" office:currency="USD" office:value="641.421010814975">
            <text:p>$641.42</text:p>
          </table:table-cell>
          <table:table-cell table:style-name="ce21" table:formula="of:=IF(OR(EXACT([.B21];&quot;&quot;);[.B21]&lt;=0);&quot;&quot;;IF([.G22]&gt;0;[.G22];MIN([.B21]+[.C22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]+1" office:value-type="float" office:value="17">
            <text:p>17</text:p>
          </table:table-cell>
          <table:table-cell table:style-name="ce21" table:formula="of:=IF(OR(EXACT([.B22];&quot;&quot;);[.B22]&lt;=0);&quot;&quot;;ROUND([.B22]-[.D23];2))" office:value-type="currency" office:currency="USD" office:value="264466.83">
            <text:p>$264,466.83</text:p>
          </table:table-cell>
          <table:table-cell table:style-name="ce21" table:formula="of:=IF(OR(EXACT([.B22];&quot;&quot;);[.B22]&lt;=0);&quot;&quot;;[.B22]*[.$D$1])" office:value-type="currency" office:currency="USD" office:value="1325.5573">
            <text:p>$1,325.56</text:p>
          </table:table-cell>
          <table:table-cell table:style-name="ce21" table:formula="of:=IF(OR(EXACT([.B22];&quot;&quot;);[.B22]&lt;=0);&quot;&quot;;[.E23]-[.C23])" office:value-type="currency" office:currency="USD" office:value="644.628110814975">
            <text:p>$644.63</text:p>
          </table:table-cell>
          <table:table-cell table:style-name="ce21" table:formula="of:=IF(OR(EXACT([.B22];&quot;&quot;);[.B22]&lt;=0);&quot;&quot;;IF([.G23]&gt;0;[.G23];MIN([.B22]+[.C2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]+1" office:value-type="float" office:value="18">
            <text:p>18</text:p>
          </table:table-cell>
          <table:table-cell table:style-name="ce21" table:formula="of:=IF(OR(EXACT([.B23];&quot;&quot;);[.B23]&lt;=0);&quot;&quot;;ROUND([.B23]-[.D24];2))" office:value-type="currency" office:currency="USD" office:value="263818.98">
            <text:p>$263,818.98</text:p>
          </table:table-cell>
          <table:table-cell table:style-name="ce21" table:formula="of:=IF(OR(EXACT([.B23];&quot;&quot;);[.B23]&lt;=0);&quot;&quot;;[.B23]*[.$D$1])" office:value-type="currency" office:currency="USD" office:value="1322.33415">
            <text:p>$1,322.33</text:p>
          </table:table-cell>
          <table:table-cell table:style-name="ce21" table:formula="of:=IF(OR(EXACT([.B23];&quot;&quot;);[.B23]&lt;=0);&quot;&quot;;[.E24]-[.C24])" office:value-type="currency" office:currency="USD" office:value="647.851260814975">
            <text:p>$647.85</text:p>
          </table:table-cell>
          <table:table-cell table:style-name="ce21" table:formula="of:=IF(OR(EXACT([.B23];&quot;&quot;);[.B23]&lt;=0);&quot;&quot;;IF([.G24]&gt;0;[.G24];MIN([.B23]+[.C24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]+1" office:value-type="float" office:value="19">
            <text:p>19</text:p>
          </table:table-cell>
          <table:table-cell table:style-name="ce21" table:formula="of:=IF(OR(EXACT([.B24];&quot;&quot;);[.B24]&lt;=0);&quot;&quot;;ROUND([.B24]-[.D25];2))" office:value-type="currency" office:currency="USD" office:value="263167.89">
            <text:p>$263,167.89</text:p>
          </table:table-cell>
          <table:table-cell table:style-name="ce21" table:formula="of:=IF(OR(EXACT([.B24];&quot;&quot;);[.B24]&lt;=0);&quot;&quot;;[.B24]*[.$D$1])" office:value-type="currency" office:currency="USD" office:value="1319.0949">
            <text:p>$1,319.09</text:p>
          </table:table-cell>
          <table:table-cell table:style-name="ce21" table:formula="of:=IF(OR(EXACT([.B24];&quot;&quot;);[.B24]&lt;=0);&quot;&quot;;[.E25]-[.C25])" office:value-type="currency" office:currency="USD" office:value="651.090510814975">
            <text:p>$651.09</text:p>
          </table:table-cell>
          <table:table-cell table:style-name="ce21" table:formula="of:=IF(OR(EXACT([.B24];&quot;&quot;);[.B24]&lt;=0);&quot;&quot;;IF([.G25]&gt;0;[.G25];MIN([.B24]+[.C2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]+1" office:value-type="float" office:value="20">
            <text:p>20</text:p>
          </table:table-cell>
          <table:table-cell table:style-name="ce21" table:formula="of:=IF(OR(EXACT([.B25];&quot;&quot;);[.B25]&lt;=0);&quot;&quot;;ROUND([.B25]-[.D26];2))" office:value-type="currency" office:currency="USD" office:value="262513.54">
            <text:p>$262,513.54</text:p>
          </table:table-cell>
          <table:table-cell table:style-name="ce21" table:formula="of:=IF(OR(EXACT([.B25];&quot;&quot;);[.B25]&lt;=0);&quot;&quot;;[.B25]*[.$D$1])" office:value-type="currency" office:currency="USD" office:value="1315.83945">
            <text:p>$1,315.84</text:p>
          </table:table-cell>
          <table:table-cell table:style-name="ce21" table:formula="of:=IF(OR(EXACT([.B25];&quot;&quot;);[.B25]&lt;=0);&quot;&quot;;[.E26]-[.C26])" office:value-type="currency" office:currency="USD" office:value="654.345960814975">
            <text:p>$654.35</text:p>
          </table:table-cell>
          <table:table-cell table:style-name="ce21" table:formula="of:=IF(OR(EXACT([.B25];&quot;&quot;);[.B25]&lt;=0);&quot;&quot;;IF([.G26]&gt;0;[.G26];MIN([.B25]+[.C26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]+1" office:value-type="float" office:value="21">
            <text:p>21</text:p>
          </table:table-cell>
          <table:table-cell table:style-name="ce21" table:formula="of:=IF(OR(EXACT([.B26];&quot;&quot;);[.B26]&lt;=0);&quot;&quot;;ROUND([.B26]-[.D27];2))" office:value-type="currency" office:currency="USD" office:value="261855.92">
            <text:p>$261,855.92</text:p>
          </table:table-cell>
          <table:table-cell table:style-name="ce21" table:formula="of:=IF(OR(EXACT([.B26];&quot;&quot;);[.B26]&lt;=0);&quot;&quot;;[.B26]*[.$D$1])" office:value-type="currency" office:currency="USD" office:value="1312.5677">
            <text:p>$1,312.57</text:p>
          </table:table-cell>
          <table:table-cell table:style-name="ce21" table:formula="of:=IF(OR(EXACT([.B26];&quot;&quot;);[.B26]&lt;=0);&quot;&quot;;[.E27]-[.C27])" office:value-type="currency" office:currency="USD" office:value="657.617710814975">
            <text:p>$657.62</text:p>
          </table:table-cell>
          <table:table-cell table:style-name="ce21" table:formula="of:=IF(OR(EXACT([.B26];&quot;&quot;);[.B26]&lt;=0);&quot;&quot;;IF([.G27]&gt;0;[.G27];MIN([.B26]+[.C2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ce38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]+1" office:value-type="float" office:value="22">
            <text:p>22</text:p>
          </table:table-cell>
          <table:table-cell table:style-name="ce21" table:formula="of:=IF(OR(EXACT([.B27];&quot;&quot;);[.B27]&lt;=0);&quot;&quot;;ROUND([.B27]-[.D28];2))" office:value-type="currency" office:currency="USD" office:value="261195.01">
            <text:p>$261,195.01</text:p>
          </table:table-cell>
          <table:table-cell table:style-name="ce21" table:formula="of:=IF(OR(EXACT([.B27];&quot;&quot;);[.B27]&lt;=0);&quot;&quot;;[.B27]*[.$D$1])" office:value-type="currency" office:currency="USD" office:value="1309.2796">
            <text:p>$1,309.28</text:p>
          </table:table-cell>
          <table:table-cell table:style-name="ce21" table:formula="of:=IF(OR(EXACT([.B27];&quot;&quot;);[.B27]&lt;=0);&quot;&quot;;[.E28]-[.C28])" office:value-type="currency" office:currency="USD" office:value="660.905810814975">
            <text:p>$660.91</text:p>
          </table:table-cell>
          <table:table-cell table:style-name="ce21" table:formula="of:=IF(OR(EXACT([.B27];&quot;&quot;);[.B27]&lt;=0);&quot;&quot;;IF([.G28]&gt;0;[.G28];MIN([.B27]+[.C2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]+1" office:value-type="float" office:value="23">
            <text:p>23</text:p>
          </table:table-cell>
          <table:table-cell table:style-name="ce21" table:formula="of:=IF(OR(EXACT([.B28];&quot;&quot;);[.B28]&lt;=0);&quot;&quot;;ROUND([.B28]-[.D29];2))" office:value-type="currency" office:currency="USD" office:value="260530.8">
            <text:p>$260,530.80</text:p>
          </table:table-cell>
          <table:table-cell table:style-name="ce21" table:formula="of:=IF(OR(EXACT([.B28];&quot;&quot;);[.B28]&lt;=0);&quot;&quot;;[.B28]*[.$D$1])" office:value-type="currency" office:currency="USD" office:value="1305.97505">
            <text:p>$1,305.98</text:p>
          </table:table-cell>
          <table:table-cell table:style-name="ce21" table:formula="of:=IF(OR(EXACT([.B28];&quot;&quot;);[.B28]&lt;=0);&quot;&quot;;[.E29]-[.C29])" office:value-type="currency" office:currency="USD" office:value="664.210360814975">
            <text:p>$664.21</text:p>
          </table:table-cell>
          <table:table-cell table:style-name="ce21" table:formula="of:=IF(OR(EXACT([.B28];&quot;&quot;);[.B28]&lt;=0);&quot;&quot;;IF([.G29]&gt;0;[.G29];MIN([.B28]+[.C2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ce21"/>
          <table:table-cell table:style-name="Default_20_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]+1" office:value-type="float" office:value="24">
            <text:p>24</text:p>
          </table:table-cell>
          <table:table-cell table:style-name="ce22" table:formula="of:=IF(OR(EXACT([.B29];&quot;&quot;);[.B29]&lt;=0);&quot;&quot;;ROUND([.B29]-[.D30];2))" office:value-type="currency" office:currency="USD" office:value="259863.27">
            <text:p>$259,863.27</text:p>
          </table:table-cell>
          <table:table-cell table:style-name="ce22" table:formula="of:=IF(OR(EXACT([.B29];&quot;&quot;);[.B29]&lt;=0);&quot;&quot;;[.B29]*[.$D$1])" office:value-type="currency" office:currency="USD" office:value="1302.654">
            <text:p>$1,302.65</text:p>
          </table:table-cell>
          <table:table-cell table:style-name="ce22" table:formula="of:=IF(OR(EXACT([.B29];&quot;&quot;);[.B29]&lt;=0);&quot;&quot;;[.E30]-[.C30])" office:value-type="currency" office:currency="USD" office:value="667.531410814975">
            <text:p>$667.53</text:p>
          </table:table-cell>
          <table:table-cell table:style-name="ce22" table:formula="of:=IF(OR(EXACT([.B29];&quot;&quot;);[.B29]&lt;=0);&quot;&quot;;IF([.G30]&gt;0;[.G30];MIN([.B29]+[.C30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">
            <text:p>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]+1" office:value-type="float" office:value="25">
            <text:p>25</text:p>
          </table:table-cell>
          <table:table-cell table:style-name="ce21" table:formula="of:=IF(OR(EXACT([.B30];&quot;&quot;);[.B30]&lt;=0);&quot;&quot;;ROUND([.B30]-[.D31];2))" office:value-type="currency" office:currency="USD" office:value="259192.4">
            <text:p>$259,192.40</text:p>
          </table:table-cell>
          <table:table-cell table:style-name="ce21" table:formula="of:=IF(OR(EXACT([.B30];&quot;&quot;);[.B30]&lt;=0);&quot;&quot;;[.B30]*[.$D$1])" office:value-type="currency" office:currency="USD" office:value="1299.31635">
            <text:p>$1,299.32</text:p>
          </table:table-cell>
          <table:table-cell table:style-name="ce21" table:formula="of:=IF(OR(EXACT([.B30];&quot;&quot;);[.B30]&lt;=0);&quot;&quot;;[.E31]-[.C31])" office:value-type="currency" office:currency="USD" office:value="670.869060814975">
            <text:p>$670.87</text:p>
          </table:table-cell>
          <table:table-cell table:style-name="ce21" table:formula="of:=IF(OR(EXACT([.B30];&quot;&quot;);[.B30]&lt;=0);&quot;&quot;;IF([.G31]&gt;0;[.G31];MIN([.B30]+[.C3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]+1" office:value-type="float" office:value="26">
            <text:p>26</text:p>
          </table:table-cell>
          <table:table-cell table:style-name="ce21" table:formula="of:=IF(OR(EXACT([.B31];&quot;&quot;);[.B31]&lt;=0);&quot;&quot;;ROUND([.B31]-[.D32];2))" office:value-type="currency" office:currency="USD" office:value="258518.18">
            <text:p>$258,518.18</text:p>
          </table:table-cell>
          <table:table-cell table:style-name="ce21" table:formula="of:=IF(OR(EXACT([.B31];&quot;&quot;);[.B31]&lt;=0);&quot;&quot;;[.B31]*[.$D$1])" office:value-type="currency" office:currency="USD" office:value="1295.962">
            <text:p>$1,295.96</text:p>
          </table:table-cell>
          <table:table-cell table:style-name="ce21" table:formula="of:=IF(OR(EXACT([.B31];&quot;&quot;);[.B31]&lt;=0);&quot;&quot;;[.E32]-[.C32])" office:value-type="currency" office:currency="USD" office:value="674.223410814975">
            <text:p>$674.22</text:p>
          </table:table-cell>
          <table:table-cell table:style-name="ce21" table:formula="of:=IF(OR(EXACT([.B31];&quot;&quot;);[.B31]&lt;=0);&quot;&quot;;IF([.G32]&gt;0;[.G32];MIN([.B31]+[.C32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]+1" office:value-type="float" office:value="27">
            <text:p>27</text:p>
          </table:table-cell>
          <table:table-cell table:style-name="ce21" table:formula="of:=IF(OR(EXACT([.B32];&quot;&quot;);[.B32]&lt;=0);&quot;&quot;;ROUND([.B32]-[.D33];2))" office:value-type="currency" office:currency="USD" office:value="257840.59">
            <text:p>$257,840.59</text:p>
          </table:table-cell>
          <table:table-cell table:style-name="ce21" table:formula="of:=IF(OR(EXACT([.B32];&quot;&quot;);[.B32]&lt;=0);&quot;&quot;;[.B32]*[.$D$1])" office:value-type="currency" office:currency="USD" office:value="1292.5909">
            <text:p>$1,292.59</text:p>
          </table:table-cell>
          <table:table-cell table:style-name="ce21" table:formula="of:=IF(OR(EXACT([.B32];&quot;&quot;);[.B32]&lt;=0);&quot;&quot;;[.E33]-[.C33])" office:value-type="currency" office:currency="USD" office:value="677.594510814975">
            <text:p>$677.59</text:p>
          </table:table-cell>
          <table:table-cell table:style-name="ce21" table:formula="of:=IF(OR(EXACT([.B32];&quot;&quot;);[.B32]&lt;=0);&quot;&quot;;IF([.G33]&gt;0;[.G33];MIN([.B32]+[.C3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]+1" office:value-type="float" office:value="28">
            <text:p>28</text:p>
          </table:table-cell>
          <table:table-cell table:style-name="ce21" table:formula="of:=IF(OR(EXACT([.B33];&quot;&quot;);[.B33]&lt;=0);&quot;&quot;;ROUND([.B33]-[.D34];2))" office:value-type="currency" office:currency="USD" office:value="257159.61">
            <text:p>$257,159.61</text:p>
          </table:table-cell>
          <table:table-cell table:style-name="ce21" table:formula="of:=IF(OR(EXACT([.B33];&quot;&quot;);[.B33]&lt;=0);&quot;&quot;;[.B33]*[.$D$1])" office:value-type="currency" office:currency="USD" office:value="1289.20295">
            <text:p>$1,289.20</text:p>
          </table:table-cell>
          <table:table-cell table:style-name="ce21" table:formula="of:=IF(OR(EXACT([.B33];&quot;&quot;);[.B33]&lt;=0);&quot;&quot;;[.E34]-[.C34])" office:value-type="currency" office:currency="USD" office:value="680.982460814975">
            <text:p>$680.98</text:p>
          </table:table-cell>
          <table:table-cell table:style-name="ce21" table:formula="of:=IF(OR(EXACT([.B33];&quot;&quot;);[.B33]&lt;=0);&quot;&quot;;IF([.G34]&gt;0;[.G34];MIN([.B33]+[.C34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]+1" office:value-type="float" office:value="29">
            <text:p>29</text:p>
          </table:table-cell>
          <table:table-cell table:style-name="ce21" table:formula="of:=IF(OR(EXACT([.B34];&quot;&quot;);[.B34]&lt;=0);&quot;&quot;;ROUND([.B34]-[.D35];2))" office:value-type="currency" office:currency="USD" office:value="256475.22">
            <text:p>$256,475.22</text:p>
          </table:table-cell>
          <table:table-cell table:style-name="ce21" table:formula="of:=IF(OR(EXACT([.B34];&quot;&quot;);[.B34]&lt;=0);&quot;&quot;;[.B34]*[.$D$1])" office:value-type="currency" office:currency="USD" office:value="1285.79805">
            <text:p>$1,285.80</text:p>
          </table:table-cell>
          <table:table-cell table:style-name="ce21" table:formula="of:=IF(OR(EXACT([.B34];&quot;&quot;);[.B34]&lt;=0);&quot;&quot;;[.E35]-[.C35])" office:value-type="currency" office:currency="USD" office:value="684.387360814975">
            <text:p>$684.39</text:p>
          </table:table-cell>
          <table:table-cell table:style-name="ce21" table:formula="of:=IF(OR(EXACT([.B34];&quot;&quot;);[.B34]&lt;=0);&quot;&quot;;IF([.G35]&gt;0;[.G35];MIN([.B34]+[.C3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]+1" office:value-type="float" office:value="30">
            <text:p>30</text:p>
          </table:table-cell>
          <table:table-cell table:style-name="ce21" table:formula="of:=IF(OR(EXACT([.B35];&quot;&quot;);[.B35]&lt;=0);&quot;&quot;;ROUND([.B35]-[.D36];2))" office:value-type="currency" office:currency="USD" office:value="255787.41">
            <text:p>$255,787.41</text:p>
          </table:table-cell>
          <table:table-cell table:style-name="ce21" table:formula="of:=IF(OR(EXACT([.B35];&quot;&quot;);[.B35]&lt;=0);&quot;&quot;;[.B35]*[.$D$1])" office:value-type="currency" office:currency="USD" office:value="1282.3761">
            <text:p>$1,282.38</text:p>
          </table:table-cell>
          <table:table-cell table:style-name="ce21" table:formula="of:=IF(OR(EXACT([.B35];&quot;&quot;);[.B35]&lt;=0);&quot;&quot;;[.E36]-[.C36])" office:value-type="currency" office:currency="USD" office:value="687.809310814975">
            <text:p>$687.81</text:p>
          </table:table-cell>
          <table:table-cell table:style-name="ce21" table:formula="of:=IF(OR(EXACT([.B35];&quot;&quot;);[.B35]&lt;=0);&quot;&quot;;IF([.G36]&gt;0;[.G36];MIN([.B35]+[.C36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]+1" office:value-type="float" office:value="31">
            <text:p>31</text:p>
          </table:table-cell>
          <table:table-cell table:style-name="ce21" table:formula="of:=IF(OR(EXACT([.B36];&quot;&quot;);[.B36]&lt;=0);&quot;&quot;;ROUND([.B36]-[.D37];2))" office:value-type="currency" office:currency="USD" office:value="255096.16">
            <text:p>$255,096.16</text:p>
          </table:table-cell>
          <table:table-cell table:style-name="ce21" table:formula="of:=IF(OR(EXACT([.B36];&quot;&quot;);[.B36]&lt;=0);&quot;&quot;;[.B36]*[.$D$1])" office:value-type="currency" office:currency="USD" office:value="1278.93705">
            <text:p>$1,278.94</text:p>
          </table:table-cell>
          <table:table-cell table:style-name="ce21" table:formula="of:=IF(OR(EXACT([.B36];&quot;&quot;);[.B36]&lt;=0);&quot;&quot;;[.E37]-[.C37])" office:value-type="currency" office:currency="USD" office:value="691.248360814975">
            <text:p>$691.25</text:p>
          </table:table-cell>
          <table:table-cell table:style-name="ce21" table:formula="of:=IF(OR(EXACT([.B36];&quot;&quot;);[.B36]&lt;=0);&quot;&quot;;IF([.G37]&gt;0;[.G37];MIN([.B36]+[.C3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7]+1" office:value-type="float" office:value="32">
            <text:p>32</text:p>
          </table:table-cell>
          <table:table-cell table:style-name="ce21" table:formula="of:=IF(OR(EXACT([.B37];&quot;&quot;);[.B37]&lt;=0);&quot;&quot;;ROUND([.B37]-[.D38];2))" office:value-type="currency" office:currency="USD" office:value="254401.46">
            <text:p>$254,401.46</text:p>
          </table:table-cell>
          <table:table-cell table:style-name="ce21" table:formula="of:=IF(OR(EXACT([.B37];&quot;&quot;);[.B37]&lt;=0);&quot;&quot;;[.B37]*[.$D$1])" office:value-type="currency" office:currency="USD" office:value="1275.4808">
            <text:p>$1,275.48</text:p>
          </table:table-cell>
          <table:table-cell table:style-name="ce21" table:formula="of:=IF(OR(EXACT([.B37];&quot;&quot;);[.B37]&lt;=0);&quot;&quot;;[.E38]-[.C38])" office:value-type="currency" office:currency="USD" office:value="694.704610814975">
            <text:p>$694.70</text:p>
          </table:table-cell>
          <table:table-cell table:style-name="ce21" table:formula="of:=IF(OR(EXACT([.B37];&quot;&quot;);[.B37]&lt;=0);&quot;&quot;;IF([.G38]&gt;0;[.G38];MIN([.B37]+[.C3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8]+1" office:value-type="float" office:value="33">
            <text:p>33</text:p>
          </table:table-cell>
          <table:table-cell table:style-name="ce21" table:formula="of:=IF(OR(EXACT([.B38];&quot;&quot;);[.B38]&lt;=0);&quot;&quot;;ROUND([.B38]-[.D39];2))" office:value-type="currency" office:currency="USD" office:value="253703.28">
            <text:p>$253,703.28</text:p>
          </table:table-cell>
          <table:table-cell table:style-name="ce21" table:formula="of:=IF(OR(EXACT([.B38];&quot;&quot;);[.B38]&lt;=0);&quot;&quot;;[.B38]*[.$D$1])" office:value-type="currency" office:currency="USD" office:value="1272.0073">
            <text:p>$1,272.01</text:p>
          </table:table-cell>
          <table:table-cell table:style-name="ce21" table:formula="of:=IF(OR(EXACT([.B38];&quot;&quot;);[.B38]&lt;=0);&quot;&quot;;[.E39]-[.C39])" office:value-type="currency" office:currency="USD" office:value="698.178110814975">
            <text:p>$698.18</text:p>
          </table:table-cell>
          <table:table-cell table:style-name="ce21" table:formula="of:=IF(OR(EXACT([.B38];&quot;&quot;);[.B38]&lt;=0);&quot;&quot;;IF([.G39]&gt;0;[.G39];MIN([.B38]+[.C3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9]+1" office:value-type="float" office:value="34">
            <text:p>34</text:p>
          </table:table-cell>
          <table:table-cell table:style-name="ce21" table:formula="of:=IF(OR(EXACT([.B39];&quot;&quot;);[.B39]&lt;=0);&quot;&quot;;ROUND([.B39]-[.D40];2))" office:value-type="currency" office:currency="USD" office:value="253001.61">
            <text:p>$253,001.61</text:p>
          </table:table-cell>
          <table:table-cell table:style-name="ce21" table:formula="of:=IF(OR(EXACT([.B39];&quot;&quot;);[.B39]&lt;=0);&quot;&quot;;[.B39]*[.$D$1])" office:value-type="currency" office:currency="USD" office:value="1268.5164">
            <text:p>$1,268.52</text:p>
          </table:table-cell>
          <table:table-cell table:style-name="ce21" table:formula="of:=IF(OR(EXACT([.B39];&quot;&quot;);[.B39]&lt;=0);&quot;&quot;;[.E40]-[.C40])" office:value-type="currency" office:currency="USD" office:value="701.669010814975">
            <text:p>$701.67</text:p>
          </table:table-cell>
          <table:table-cell table:style-name="ce21" table:formula="of:=IF(OR(EXACT([.B39];&quot;&quot;);[.B39]&lt;=0);&quot;&quot;;IF([.G40]&gt;0;[.G40];MIN([.B39]+[.C40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0]+1" office:value-type="float" office:value="35">
            <text:p>35</text:p>
          </table:table-cell>
          <table:table-cell table:style-name="ce21" table:formula="of:=IF(OR(EXACT([.B40];&quot;&quot;);[.B40]&lt;=0);&quot;&quot;;ROUND([.B40]-[.D41];2))" office:value-type="currency" office:currency="USD" office:value="252296.43">
            <text:p>$252,296.43</text:p>
          </table:table-cell>
          <table:table-cell table:style-name="ce21" table:formula="of:=IF(OR(EXACT([.B40];&quot;&quot;);[.B40]&lt;=0);&quot;&quot;;[.B40]*[.$D$1])" office:value-type="currency" office:currency="USD" office:value="1265.00805">
            <text:p>$1,265.01</text:p>
          </table:table-cell>
          <table:table-cell table:style-name="ce21" table:formula="of:=IF(OR(EXACT([.B40];&quot;&quot;);[.B40]&lt;=0);&quot;&quot;;[.E41]-[.C41])" office:value-type="currency" office:currency="USD" office:value="705.177360814975">
            <text:p>$705.18</text:p>
          </table:table-cell>
          <table:table-cell table:style-name="ce21" table:formula="of:=IF(OR(EXACT([.B40];&quot;&quot;);[.B40]&lt;=0);&quot;&quot;;IF([.G41]&gt;0;[.G41];MIN([.B40]+[.C4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41]+1" office:value-type="float" office:value="36">
            <text:p>36</text:p>
          </table:table-cell>
          <table:table-cell table:style-name="ce22" table:formula="of:=IF(OR(EXACT([.B41];&quot;&quot;);[.B41]&lt;=0);&quot;&quot;;ROUND([.B41]-[.D42];2))" office:value-type="currency" office:currency="USD" office:value="251587.73">
            <text:p>$251,587.73</text:p>
          </table:table-cell>
          <table:table-cell table:style-name="ce22" table:formula="of:=IF(OR(EXACT([.B41];&quot;&quot;);[.B41]&lt;=0);&quot;&quot;;[.B41]*[.$D$1])" office:value-type="currency" office:currency="USD" office:value="1261.48215">
            <text:p>$1,261.48</text:p>
          </table:table-cell>
          <table:table-cell table:style-name="ce22" table:formula="of:=IF(OR(EXACT([.B41];&quot;&quot;);[.B41]&lt;=0);&quot;&quot;;[.E42]-[.C42])" office:value-type="currency" office:currency="USD" office:value="708.703260814975">
            <text:p>$708.70</text:p>
          </table:table-cell>
          <table:table-cell table:style-name="ce22" table:formula="of:=IF(OR(EXACT([.B41];&quot;&quot;);[.B41]&lt;=0);&quot;&quot;;IF([.G42]&gt;0;[.G42];MIN([.B41]+[.C42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">
            <text:p>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2]+1" office:value-type="float" office:value="37">
            <text:p>37</text:p>
          </table:table-cell>
          <table:table-cell table:style-name="ce21" table:formula="of:=IF(OR(EXACT([.B42];&quot;&quot;);[.B42]&lt;=0);&quot;&quot;;ROUND([.B42]-[.D43];2))" office:value-type="currency" office:currency="USD" office:value="250875.48">
            <text:p>$250,875.48</text:p>
          </table:table-cell>
          <table:table-cell table:style-name="ce21" table:formula="of:=IF(OR(EXACT([.B42];&quot;&quot;);[.B42]&lt;=0);&quot;&quot;;[.B42]*[.$D$1])" office:value-type="currency" office:currency="USD" office:value="1257.93865">
            <text:p>$1,257.94</text:p>
          </table:table-cell>
          <table:table-cell table:style-name="ce21" table:formula="of:=IF(OR(EXACT([.B42];&quot;&quot;);[.B42]&lt;=0);&quot;&quot;;[.E43]-[.C43])" office:value-type="currency" office:currency="USD" office:value="712.246760814975">
            <text:p>$712.25</text:p>
          </table:table-cell>
          <table:table-cell table:style-name="ce21" table:formula="of:=IF(OR(EXACT([.B42];&quot;&quot;);[.B42]&lt;=0);&quot;&quot;;IF([.G43]&gt;0;[.G43];MIN([.B42]+[.C4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3]+1" office:value-type="float" office:value="38">
            <text:p>38</text:p>
          </table:table-cell>
          <table:table-cell table:style-name="ce21" table:formula="of:=IF(OR(EXACT([.B43];&quot;&quot;);[.B43]&lt;=0);&quot;&quot;;ROUND([.B43]-[.D44];2))" office:value-type="currency" office:currency="USD" office:value="250159.67">
            <text:p>$250,159.67</text:p>
          </table:table-cell>
          <table:table-cell table:style-name="ce21" table:formula="of:=IF(OR(EXACT([.B43];&quot;&quot;);[.B43]&lt;=0);&quot;&quot;;[.B43]*[.$D$1])" office:value-type="currency" office:currency="USD" office:value="1254.3774">
            <text:p>$1,254.38</text:p>
          </table:table-cell>
          <table:table-cell table:style-name="ce21" table:formula="of:=IF(OR(EXACT([.B43];&quot;&quot;);[.B43]&lt;=0);&quot;&quot;;[.E44]-[.C44])" office:value-type="currency" office:currency="USD" office:value="715.808010814975">
            <text:p>$715.81</text:p>
          </table:table-cell>
          <table:table-cell table:style-name="ce21" table:formula="of:=IF(OR(EXACT([.B43];&quot;&quot;);[.B43]&lt;=0);&quot;&quot;;IF([.G44]&gt;0;[.G44];MIN([.B43]+[.C44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4]+1" office:value-type="float" office:value="39">
            <text:p>39</text:p>
          </table:table-cell>
          <table:table-cell table:style-name="ce21" table:formula="of:=IF(OR(EXACT([.B44];&quot;&quot;);[.B44]&lt;=0);&quot;&quot;;ROUND([.B44]-[.D45];2))" office:value-type="currency" office:currency="USD" office:value="249440.28">
            <text:p>$249,440.28</text:p>
          </table:table-cell>
          <table:table-cell table:style-name="ce21" table:formula="of:=IF(OR(EXACT([.B44];&quot;&quot;);[.B44]&lt;=0);&quot;&quot;;[.B44]*[.$D$1])" office:value-type="currency" office:currency="USD" office:value="1250.79835">
            <text:p>$1,250.80</text:p>
          </table:table-cell>
          <table:table-cell table:style-name="ce21" table:formula="of:=IF(OR(EXACT([.B44];&quot;&quot;);[.B44]&lt;=0);&quot;&quot;;[.E45]-[.C45])" office:value-type="currency" office:currency="USD" office:value="719.387060814975">
            <text:p>$719.39</text:p>
          </table:table-cell>
          <table:table-cell table:style-name="ce21" table:formula="of:=IF(OR(EXACT([.B44];&quot;&quot;);[.B44]&lt;=0);&quot;&quot;;IF([.G45]&gt;0;[.G45];MIN([.B44]+[.C4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5]+1" office:value-type="float" office:value="40">
            <text:p>40</text:p>
          </table:table-cell>
          <table:table-cell table:style-name="ce21" table:formula="of:=IF(OR(EXACT([.B45];&quot;&quot;);[.B45]&lt;=0);&quot;&quot;;ROUND([.B45]-[.D46];2))" office:value-type="currency" office:currency="USD" office:value="248717.3">
            <text:p>$248,717.30</text:p>
          </table:table-cell>
          <table:table-cell table:style-name="ce21" table:formula="of:=IF(OR(EXACT([.B45];&quot;&quot;);[.B45]&lt;=0);&quot;&quot;;[.B45]*[.$D$1])" office:value-type="currency" office:currency="USD" office:value="1247.2014">
            <text:p>$1,247.20</text:p>
          </table:table-cell>
          <table:table-cell table:style-name="ce21" table:formula="of:=IF(OR(EXACT([.B45];&quot;&quot;);[.B45]&lt;=0);&quot;&quot;;[.E46]-[.C46])" office:value-type="currency" office:currency="USD" office:value="722.984010814975">
            <text:p>$722.98</text:p>
          </table:table-cell>
          <table:table-cell table:style-name="ce21" table:formula="of:=IF(OR(EXACT([.B45];&quot;&quot;);[.B45]&lt;=0);&quot;&quot;;IF([.G46]&gt;0;[.G46];MIN([.B45]+[.C46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6]+1" office:value-type="float" office:value="41">
            <text:p>41</text:p>
          </table:table-cell>
          <table:table-cell table:style-name="ce21" table:formula="of:=IF(OR(EXACT([.B46];&quot;&quot;);[.B46]&lt;=0);&quot;&quot;;ROUND([.B46]-[.D47];2))" office:value-type="currency" office:currency="USD" office:value="247990.7">
            <text:p>$247,990.70</text:p>
          </table:table-cell>
          <table:table-cell table:style-name="ce21" table:formula="of:=IF(OR(EXACT([.B46];&quot;&quot;);[.B46]&lt;=0);&quot;&quot;;[.B46]*[.$D$1])" office:value-type="currency" office:currency="USD" office:value="1243.5865">
            <text:p>$1,243.59</text:p>
          </table:table-cell>
          <table:table-cell table:style-name="ce21" table:formula="of:=IF(OR(EXACT([.B46];&quot;&quot;);[.B46]&lt;=0);&quot;&quot;;[.E47]-[.C47])" office:value-type="currency" office:currency="USD" office:value="726.598910814975">
            <text:p>$726.60</text:p>
          </table:table-cell>
          <table:table-cell table:style-name="ce21" table:formula="of:=IF(OR(EXACT([.B46];&quot;&quot;);[.B46]&lt;=0);&quot;&quot;;IF([.G47]&gt;0;[.G47];MIN([.B46]+[.C4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7]+1" office:value-type="float" office:value="42">
            <text:p>42</text:p>
          </table:table-cell>
          <table:table-cell table:style-name="ce21" table:formula="of:=IF(OR(EXACT([.B47];&quot;&quot;);[.B47]&lt;=0);&quot;&quot;;ROUND([.B47]-[.D48];2))" office:value-type="currency" office:currency="USD" office:value="247260.47">
            <text:p>$247,260.47</text:p>
          </table:table-cell>
          <table:table-cell table:style-name="ce21" table:formula="of:=IF(OR(EXACT([.B47];&quot;&quot;);[.B47]&lt;=0);&quot;&quot;;[.B47]*[.$D$1])" office:value-type="currency" office:currency="USD" office:value="1239.9535">
            <text:p>$1,239.95</text:p>
          </table:table-cell>
          <table:table-cell table:style-name="ce21" table:formula="of:=IF(OR(EXACT([.B47];&quot;&quot;);[.B47]&lt;=0);&quot;&quot;;[.E48]-[.C48])" office:value-type="currency" office:currency="USD" office:value="730.231910814975">
            <text:p>$730.23</text:p>
          </table:table-cell>
          <table:table-cell table:style-name="ce21" table:formula="of:=IF(OR(EXACT([.B47];&quot;&quot;);[.B47]&lt;=0);&quot;&quot;;IF([.G48]&gt;0;[.G48];MIN([.B47]+[.C4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8]+1" office:value-type="float" office:value="43">
            <text:p>43</text:p>
          </table:table-cell>
          <table:table-cell table:style-name="ce21" table:formula="of:=IF(OR(EXACT([.B48];&quot;&quot;);[.B48]&lt;=0);&quot;&quot;;ROUND([.B48]-[.D49];2))" office:value-type="currency" office:currency="USD" office:value="246526.59">
            <text:p>$246,526.59</text:p>
          </table:table-cell>
          <table:table-cell table:style-name="ce21" table:formula="of:=IF(OR(EXACT([.B48];&quot;&quot;);[.B48]&lt;=0);&quot;&quot;;[.B48]*[.$D$1])" office:value-type="currency" office:currency="USD" office:value="1236.30235">
            <text:p>$1,236.30</text:p>
          </table:table-cell>
          <table:table-cell table:style-name="ce21" table:formula="of:=IF(OR(EXACT([.B48];&quot;&quot;);[.B48]&lt;=0);&quot;&quot;;[.E49]-[.C49])" office:value-type="currency" office:currency="USD" office:value="733.883060814975">
            <text:p>$733.88</text:p>
          </table:table-cell>
          <table:table-cell table:style-name="ce21" table:formula="of:=IF(OR(EXACT([.B48];&quot;&quot;);[.B48]&lt;=0);&quot;&quot;;IF([.G49]&gt;0;[.G49];MIN([.B48]+[.C4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49]+1" office:value-type="float" office:value="44">
            <text:p>44</text:p>
          </table:table-cell>
          <table:table-cell table:style-name="ce21" table:formula="of:=IF(OR(EXACT([.B49];&quot;&quot;);[.B49]&lt;=0);&quot;&quot;;ROUND([.B49]-[.D50];2))" office:value-type="currency" office:currency="USD" office:value="245789.04">
            <text:p>$245,789.04</text:p>
          </table:table-cell>
          <table:table-cell table:style-name="ce21" table:formula="of:=IF(OR(EXACT([.B49];&quot;&quot;);[.B49]&lt;=0);&quot;&quot;;[.B49]*[.$D$1])" office:value-type="currency" office:currency="USD" office:value="1232.63295">
            <text:p>$1,232.63</text:p>
          </table:table-cell>
          <table:table-cell table:style-name="ce21" table:formula="of:=IF(OR(EXACT([.B49];&quot;&quot;);[.B49]&lt;=0);&quot;&quot;;[.E50]-[.C50])" office:value-type="currency" office:currency="USD" office:value="737.552460814975">
            <text:p>$737.55</text:p>
          </table:table-cell>
          <table:table-cell table:style-name="ce21" table:formula="of:=IF(OR(EXACT([.B49];&quot;&quot;);[.B49]&lt;=0);&quot;&quot;;IF([.G50]&gt;0;[.G50];MIN([.B49]+[.C50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0]+1" office:value-type="float" office:value="45">
            <text:p>45</text:p>
          </table:table-cell>
          <table:table-cell table:style-name="ce21" table:formula="of:=IF(OR(EXACT([.B50];&quot;&quot;);[.B50]&lt;=0);&quot;&quot;;ROUND([.B50]-[.D51];2))" office:value-type="currency" office:currency="USD" office:value="245047.8">
            <text:p>$245,047.80</text:p>
          </table:table-cell>
          <table:table-cell table:style-name="ce21" table:formula="of:=IF(OR(EXACT([.B50];&quot;&quot;);[.B50]&lt;=0);&quot;&quot;;[.B50]*[.$D$1])" office:value-type="currency" office:currency="USD" office:value="1228.9452">
            <text:p>$1,228.95</text:p>
          </table:table-cell>
          <table:table-cell table:style-name="ce21" table:formula="of:=IF(OR(EXACT([.B50];&quot;&quot;);[.B50]&lt;=0);&quot;&quot;;[.E51]-[.C51])" office:value-type="currency" office:currency="USD" office:value="741.240210814975">
            <text:p>$741.24</text:p>
          </table:table-cell>
          <table:table-cell table:style-name="ce21" table:formula="of:=IF(OR(EXACT([.B50];&quot;&quot;);[.B50]&lt;=0);&quot;&quot;;IF([.G51]&gt;0;[.G51];MIN([.B50]+[.C5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1]+1" office:value-type="float" office:value="46">
            <text:p>46</text:p>
          </table:table-cell>
          <table:table-cell table:style-name="ce21" table:formula="of:=IF(OR(EXACT([.B51];&quot;&quot;);[.B51]&lt;=0);&quot;&quot;;ROUND([.B51]-[.D52];2))" office:value-type="currency" office:currency="USD" office:value="244302.85">
            <text:p>$244,302.85</text:p>
          </table:table-cell>
          <table:table-cell table:style-name="ce21" table:formula="of:=IF(OR(EXACT([.B51];&quot;&quot;);[.B51]&lt;=0);&quot;&quot;;[.B51]*[.$D$1])" office:value-type="currency" office:currency="USD" office:value="1225.239">
            <text:p>$1,225.24</text:p>
          </table:table-cell>
          <table:table-cell table:style-name="ce21" table:formula="of:=IF(OR(EXACT([.B51];&quot;&quot;);[.B51]&lt;=0);&quot;&quot;;[.E52]-[.C52])" office:value-type="currency" office:currency="USD" office:value="744.946410814975">
            <text:p>$744.95</text:p>
          </table:table-cell>
          <table:table-cell table:style-name="ce21" table:formula="of:=IF(OR(EXACT([.B51];&quot;&quot;);[.B51]&lt;=0);&quot;&quot;;IF([.G52]&gt;0;[.G52];MIN([.B51]+[.C52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2]+1" office:value-type="float" office:value="47">
            <text:p>47</text:p>
          </table:table-cell>
          <table:table-cell table:style-name="ce21" table:formula="of:=IF(OR(EXACT([.B52];&quot;&quot;);[.B52]&lt;=0);&quot;&quot;;ROUND([.B52]-[.D53];2))" office:value-type="currency" office:currency="USD" office:value="243554.18">
            <text:p>$243,554.18</text:p>
          </table:table-cell>
          <table:table-cell table:style-name="ce21" table:formula="of:=IF(OR(EXACT([.B52];&quot;&quot;);[.B52]&lt;=0);&quot;&quot;;[.B52]*[.$D$1])" office:value-type="currency" office:currency="USD" office:value="1221.51425">
            <text:p>$1,221.51</text:p>
          </table:table-cell>
          <table:table-cell table:style-name="ce21" table:formula="of:=IF(OR(EXACT([.B52];&quot;&quot;);[.B52]&lt;=0);&quot;&quot;;[.E53]-[.C53])" office:value-type="currency" office:currency="USD" office:value="748.671160814975">
            <text:p>$748.67</text:p>
          </table:table-cell>
          <table:table-cell table:style-name="ce21" table:formula="of:=IF(OR(EXACT([.B52];&quot;&quot;);[.B52]&lt;=0);&quot;&quot;;IF([.G53]&gt;0;[.G53];MIN([.B52]+[.C5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53]+1" office:value-type="float" office:value="48">
            <text:p>48</text:p>
          </table:table-cell>
          <table:table-cell table:style-name="ce22" table:formula="of:=IF(OR(EXACT([.B53];&quot;&quot;);[.B53]&lt;=0);&quot;&quot;;ROUND([.B53]-[.D54];2))" office:value-type="currency" office:currency="USD" office:value="242801.77">
            <text:p>$242,801.77</text:p>
          </table:table-cell>
          <table:table-cell table:style-name="ce22" table:formula="of:=IF(OR(EXACT([.B53];&quot;&quot;);[.B53]&lt;=0);&quot;&quot;;[.B53]*[.$D$1])" office:value-type="currency" office:currency="USD" office:value="1217.7709">
            <text:p>$1,217.77</text:p>
          </table:table-cell>
          <table:table-cell table:style-name="ce22" table:formula="of:=IF(OR(EXACT([.B53];&quot;&quot;);[.B53]&lt;=0);&quot;&quot;;[.E54]-[.C54])" office:value-type="currency" office:currency="USD" office:value="752.414510814975">
            <text:p>$752.41</text:p>
          </table:table-cell>
          <table:table-cell table:style-name="ce22" table:formula="of:=IF(OR(EXACT([.B53];&quot;&quot;);[.B53]&lt;=0);&quot;&quot;;IF([.G54]&gt;0;[.G54];MIN([.B53]+[.C54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4">
            <text:p>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4]+1" office:value-type="float" office:value="49">
            <text:p>49</text:p>
          </table:table-cell>
          <table:table-cell table:style-name="ce21" table:formula="of:=IF(OR(EXACT([.B54];&quot;&quot;);[.B54]&lt;=0);&quot;&quot;;ROUND([.B54]-[.D55];2))" office:value-type="currency" office:currency="USD" office:value="242045.59">
            <text:p>$242,045.59</text:p>
          </table:table-cell>
          <table:table-cell table:style-name="ce21" table:formula="of:=IF(OR(EXACT([.B54];&quot;&quot;);[.B54]&lt;=0);&quot;&quot;;[.B54]*[.$D$1])" office:value-type="currency" office:currency="USD" office:value="1214.00885">
            <text:p>$1,214.01</text:p>
          </table:table-cell>
          <table:table-cell table:style-name="ce21" table:formula="of:=IF(OR(EXACT([.B54];&quot;&quot;);[.B54]&lt;=0);&quot;&quot;;[.E55]-[.C55])" office:value-type="currency" office:currency="USD" office:value="756.176560814975">
            <text:p>$756.18</text:p>
          </table:table-cell>
          <table:table-cell table:style-name="ce21" table:formula="of:=IF(OR(EXACT([.B54];&quot;&quot;);[.B54]&lt;=0);&quot;&quot;;IF([.G55]&gt;0;[.G55];MIN([.B54]+[.C5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5]+1" office:value-type="float" office:value="50">
            <text:p>50</text:p>
          </table:table-cell>
          <table:table-cell table:style-name="ce21" table:formula="of:=IF(OR(EXACT([.B55];&quot;&quot;);[.B55]&lt;=0);&quot;&quot;;ROUND([.B55]-[.D56];2))" office:value-type="currency" office:currency="USD" office:value="241285.63">
            <text:p>$241,285.63</text:p>
          </table:table-cell>
          <table:table-cell table:style-name="ce21" table:formula="of:=IF(OR(EXACT([.B55];&quot;&quot;);[.B55]&lt;=0);&quot;&quot;;[.B55]*[.$D$1])" office:value-type="currency" office:currency="USD" office:value="1210.22795">
            <text:p>$1,210.23</text:p>
          </table:table-cell>
          <table:table-cell table:style-name="ce21" table:formula="of:=IF(OR(EXACT([.B55];&quot;&quot;);[.B55]&lt;=0);&quot;&quot;;[.E56]-[.C56])" office:value-type="currency" office:currency="USD" office:value="759.957460814975">
            <text:p>$759.96</text:p>
          </table:table-cell>
          <table:table-cell table:style-name="ce21" table:formula="of:=IF(OR(EXACT([.B55];&quot;&quot;);[.B55]&lt;=0);&quot;&quot;;IF([.G56]&gt;0;[.G56];MIN([.B55]+[.C56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6]+1" office:value-type="float" office:value="51">
            <text:p>51</text:p>
          </table:table-cell>
          <table:table-cell table:style-name="ce21" table:formula="of:=IF(OR(EXACT([.B56];&quot;&quot;);[.B56]&lt;=0);&quot;&quot;;ROUND([.B56]-[.D57];2))" office:value-type="currency" office:currency="USD" office:value="240521.87">
            <text:p>$240,521.87</text:p>
          </table:table-cell>
          <table:table-cell table:style-name="ce21" table:formula="of:=IF(OR(EXACT([.B56];&quot;&quot;);[.B56]&lt;=0);&quot;&quot;;[.B56]*[.$D$1])" office:value-type="currency" office:currency="USD" office:value="1206.42815">
            <text:p>$1,206.43</text:p>
          </table:table-cell>
          <table:table-cell table:style-name="ce21" table:formula="of:=IF(OR(EXACT([.B56];&quot;&quot;);[.B56]&lt;=0);&quot;&quot;;[.E57]-[.C57])" office:value-type="currency" office:currency="USD" office:value="763.757260814975">
            <text:p>$763.76</text:p>
          </table:table-cell>
          <table:table-cell table:style-name="ce21" table:formula="of:=IF(OR(EXACT([.B56];&quot;&quot;);[.B56]&lt;=0);&quot;&quot;;IF([.G57]&gt;0;[.G57];MIN([.B56]+[.C5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7]+1" office:value-type="float" office:value="52">
            <text:p>52</text:p>
          </table:table-cell>
          <table:table-cell table:style-name="ce21" table:formula="of:=IF(OR(EXACT([.B57];&quot;&quot;);[.B57]&lt;=0);&quot;&quot;;ROUND([.B57]-[.D58];2))" office:value-type="currency" office:currency="USD" office:value="239754.29">
            <text:p>$239,754.29</text:p>
          </table:table-cell>
          <table:table-cell table:style-name="ce21" table:formula="of:=IF(OR(EXACT([.B57];&quot;&quot;);[.B57]&lt;=0);&quot;&quot;;[.B57]*[.$D$1])" office:value-type="currency" office:currency="USD" office:value="1202.60935">
            <text:p>$1,202.61</text:p>
          </table:table-cell>
          <table:table-cell table:style-name="ce21" table:formula="of:=IF(OR(EXACT([.B57];&quot;&quot;);[.B57]&lt;=0);&quot;&quot;;[.E58]-[.C58])" office:value-type="currency" office:currency="USD" office:value="767.576060814975">
            <text:p>$767.58</text:p>
          </table:table-cell>
          <table:table-cell table:style-name="ce21" table:formula="of:=IF(OR(EXACT([.B57];&quot;&quot;);[.B57]&lt;=0);&quot;&quot;;IF([.G58]&gt;0;[.G58];MIN([.B57]+[.C5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8]+1" office:value-type="float" office:value="53">
            <text:p>53</text:p>
          </table:table-cell>
          <table:table-cell table:style-name="ce21" table:formula="of:=IF(OR(EXACT([.B58];&quot;&quot;);[.B58]&lt;=0);&quot;&quot;;ROUND([.B58]-[.D59];2))" office:value-type="currency" office:currency="USD" office:value="238982.88">
            <text:p>$238,982.88</text:p>
          </table:table-cell>
          <table:table-cell table:style-name="ce21" table:formula="of:=IF(OR(EXACT([.B58];&quot;&quot;);[.B58]&lt;=0);&quot;&quot;;[.B58]*[.$D$1])" office:value-type="currency" office:currency="USD" office:value="1198.77145">
            <text:p>$1,198.77</text:p>
          </table:table-cell>
          <table:table-cell table:style-name="ce21" table:formula="of:=IF(OR(EXACT([.B58];&quot;&quot;);[.B58]&lt;=0);&quot;&quot;;[.E59]-[.C59])" office:value-type="currency" office:currency="USD" office:value="771.413960814975">
            <text:p>$771.41</text:p>
          </table:table-cell>
          <table:table-cell table:style-name="ce21" table:formula="of:=IF(OR(EXACT([.B58];&quot;&quot;);[.B58]&lt;=0);&quot;&quot;;IF([.G59]&gt;0;[.G59];MIN([.B58]+[.C5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59]+1" office:value-type="float" office:value="54">
            <text:p>54</text:p>
          </table:table-cell>
          <table:table-cell table:style-name="ce21" table:formula="of:=IF(OR(EXACT([.B59];&quot;&quot;);[.B59]&lt;=0);&quot;&quot;;ROUND([.B59]-[.D60];2))" office:value-type="currency" office:currency="USD" office:value="238207.61">
            <text:p>$238,207.61</text:p>
          </table:table-cell>
          <table:table-cell table:style-name="ce21" table:formula="of:=IF(OR(EXACT([.B59];&quot;&quot;);[.B59]&lt;=0);&quot;&quot;;[.B59]*[.$D$1])" office:value-type="currency" office:currency="USD" office:value="1194.9144">
            <text:p>$1,194.91</text:p>
          </table:table-cell>
          <table:table-cell table:style-name="ce21" table:formula="of:=IF(OR(EXACT([.B59];&quot;&quot;);[.B59]&lt;=0);&quot;&quot;;[.E60]-[.C60])" office:value-type="currency" office:currency="USD" office:value="775.271010814975">
            <text:p>$775.27</text:p>
          </table:table-cell>
          <table:table-cell table:style-name="ce21" table:formula="of:=IF(OR(EXACT([.B59];&quot;&quot;);[.B59]&lt;=0);&quot;&quot;;IF([.G60]&gt;0;[.G60];MIN([.B59]+[.C60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0]+1" office:value-type="float" office:value="55">
            <text:p>55</text:p>
          </table:table-cell>
          <table:table-cell table:style-name="ce21" table:formula="of:=IF(OR(EXACT([.B60];&quot;&quot;);[.B60]&lt;=0);&quot;&quot;;ROUND([.B60]-[.D61];2))" office:value-type="currency" office:currency="USD" office:value="237428.46">
            <text:p>$237,428.46</text:p>
          </table:table-cell>
          <table:table-cell table:style-name="ce21" table:formula="of:=IF(OR(EXACT([.B60];&quot;&quot;);[.B60]&lt;=0);&quot;&quot;;[.B60]*[.$D$1])" office:value-type="currency" office:currency="USD" office:value="1191.03805">
            <text:p>$1,191.04</text:p>
          </table:table-cell>
          <table:table-cell table:style-name="ce21" table:formula="of:=IF(OR(EXACT([.B60];&quot;&quot;);[.B60]&lt;=0);&quot;&quot;;[.E61]-[.C61])" office:value-type="currency" office:currency="USD" office:value="779.147360814975">
            <text:p>$779.15</text:p>
          </table:table-cell>
          <table:table-cell table:style-name="ce21" table:formula="of:=IF(OR(EXACT([.B60];&quot;&quot;);[.B60]&lt;=0);&quot;&quot;;IF([.G61]&gt;0;[.G61];MIN([.B60]+[.C61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1]+1" office:value-type="float" office:value="56">
            <text:p>56</text:p>
          </table:table-cell>
          <table:table-cell table:style-name="ce21" table:formula="of:=IF(OR(EXACT([.B61];&quot;&quot;);[.B61]&lt;=0);&quot;&quot;;ROUND([.B61]-[.D62];2))" office:value-type="currency" office:currency="USD" office:value="236645.42">
            <text:p>$236,645.42</text:p>
          </table:table-cell>
          <table:table-cell table:style-name="ce21" table:formula="of:=IF(OR(EXACT([.B61];&quot;&quot;);[.B61]&lt;=0);&quot;&quot;;[.B61]*[.$D$1])" office:value-type="currency" office:currency="USD" office:value="1187.1423">
            <text:p>$1,187.14</text:p>
          </table:table-cell>
          <table:table-cell table:style-name="ce21" table:formula="of:=IF(OR(EXACT([.B61];&quot;&quot;);[.B61]&lt;=0);&quot;&quot;;[.E62]-[.C62])" office:value-type="currency" office:currency="USD" office:value="783.043110814975">
            <text:p>$783.04</text:p>
          </table:table-cell>
          <table:table-cell table:style-name="ce21" table:formula="of:=IF(OR(EXACT([.B61];&quot;&quot;);[.B61]&lt;=0);&quot;&quot;;IF([.G62]&gt;0;[.G62];MIN([.B61]+[.C62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2]+1" office:value-type="float" office:value="57">
            <text:p>57</text:p>
          </table:table-cell>
          <table:table-cell table:style-name="ce21" table:formula="of:=IF(OR(EXACT([.B62];&quot;&quot;);[.B62]&lt;=0);&quot;&quot;;ROUND([.B62]-[.D63];2))" office:value-type="currency" office:currency="USD" office:value="235858.46">
            <text:p>$235,858.46</text:p>
          </table:table-cell>
          <table:table-cell table:style-name="ce21" table:formula="of:=IF(OR(EXACT([.B62];&quot;&quot;);[.B62]&lt;=0);&quot;&quot;;[.B62]*[.$D$1])" office:value-type="currency" office:currency="USD" office:value="1183.2271">
            <text:p>$1,183.23</text:p>
          </table:table-cell>
          <table:table-cell table:style-name="ce21" table:formula="of:=IF(OR(EXACT([.B62];&quot;&quot;);[.B62]&lt;=0);&quot;&quot;;[.E63]-[.C63])" office:value-type="currency" office:currency="USD" office:value="786.958310814975">
            <text:p>$786.96</text:p>
          </table:table-cell>
          <table:table-cell table:style-name="ce21" table:formula="of:=IF(OR(EXACT([.B62];&quot;&quot;);[.B62]&lt;=0);&quot;&quot;;IF([.G63]&gt;0;[.G63];MIN([.B62]+[.C63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3]+1" office:value-type="float" office:value="58">
            <text:p>58</text:p>
          </table:table-cell>
          <table:table-cell table:style-name="ce21" table:formula="of:=IF(OR(EXACT([.B63];&quot;&quot;);[.B63]&lt;=0);&quot;&quot;;ROUND([.B63]-[.D64];2))" office:value-type="currency" office:currency="USD" office:value="235067.57">
            <text:p>$235,067.57</text:p>
          </table:table-cell>
          <table:table-cell table:style-name="ce21" table:formula="of:=IF(OR(EXACT([.B63];&quot;&quot;);[.B63]&lt;=0);&quot;&quot;;[.B63]*[.$D$1])" office:value-type="currency" office:currency="USD" office:value="1179.2923">
            <text:p>$1,179.29</text:p>
          </table:table-cell>
          <table:table-cell table:style-name="ce21" table:formula="of:=IF(OR(EXACT([.B63];&quot;&quot;);[.B63]&lt;=0);&quot;&quot;;[.E64]-[.C64])" office:value-type="currency" office:currency="USD" office:value="790.893110814975">
            <text:p>$790.89</text:p>
          </table:table-cell>
          <table:table-cell table:style-name="ce21" table:formula="of:=IF(OR(EXACT([.B63];&quot;&quot;);[.B63]&lt;=0);&quot;&quot;;IF([.G64]&gt;0;[.G64];MIN([.B63]+[.C64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4]+1" office:value-type="float" office:value="59">
            <text:p>59</text:p>
          </table:table-cell>
          <table:table-cell table:style-name="ce21" table:formula="of:=IF(OR(EXACT([.B64];&quot;&quot;);[.B64]&lt;=0);&quot;&quot;;ROUND([.B64]-[.D65];2))" office:value-type="currency" office:currency="USD" office:value="234272.72">
            <text:p>$234,272.72</text:p>
          </table:table-cell>
          <table:table-cell table:style-name="ce21" table:formula="of:=IF(OR(EXACT([.B64];&quot;&quot;);[.B64]&lt;=0);&quot;&quot;;[.B64]*[.$D$1])" office:value-type="currency" office:currency="USD" office:value="1175.33785">
            <text:p>$1,175.34</text:p>
          </table:table-cell>
          <table:table-cell table:style-name="ce21" table:formula="of:=IF(OR(EXACT([.B64];&quot;&quot;);[.B64]&lt;=0);&quot;&quot;;[.E65]-[.C65])" office:value-type="currency" office:currency="USD" office:value="794.847560814975">
            <text:p>$794.85</text:p>
          </table:table-cell>
          <table:table-cell table:style-name="ce21" table:formula="of:=IF(OR(EXACT([.B64];&quot;&quot;);[.B64]&lt;=0);&quot;&quot;;IF([.G65]&gt;0;[.G65];MIN([.B64]+[.C65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65]+1" office:value-type="float" office:value="60">
            <text:p>60</text:p>
          </table:table-cell>
          <table:table-cell table:style-name="ce22" table:formula="of:=IF(OR(EXACT([.B65];&quot;&quot;);[.B65]&lt;=0);&quot;&quot;;ROUND([.B65]-[.D66];2))" office:value-type="currency" office:currency="USD" office:value="233473.9">
            <text:p>$233,473.90</text:p>
          </table:table-cell>
          <table:table-cell table:style-name="ce22" table:formula="of:=IF(OR(EXACT([.B65];&quot;&quot;);[.B65]&lt;=0);&quot;&quot;;[.B65]*[.$D$1])" office:value-type="currency" office:currency="USD" office:value="1171.3636">
            <text:p>$1,171.36</text:p>
          </table:table-cell>
          <table:table-cell table:style-name="ce22" table:formula="of:=IF(OR(EXACT([.B65];&quot;&quot;);[.B65]&lt;=0);&quot;&quot;;[.E66]-[.C66])" office:value-type="currency" office:currency="USD" office:value="798.821810814975">
            <text:p>$798.82</text:p>
          </table:table-cell>
          <table:table-cell table:style-name="ce22" table:formula="of:=IF(OR(EXACT([.B65];&quot;&quot;);[.B65]&lt;=0);&quot;&quot;;IF([.G66]&gt;0;[.G66];MIN([.B65]+[.C66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5">
            <text:p>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6]+1" office:value-type="float" office:value="61">
            <text:p>61</text:p>
          </table:table-cell>
          <table:table-cell table:style-name="ce21" table:formula="of:=IF(OR(EXACT([.B66];&quot;&quot;);[.B66]&lt;=0);&quot;&quot;;ROUND([.B66]-[.D67];2))" office:value-type="currency" office:currency="USD" office:value="232671.08">
            <text:p>$232,671.08</text:p>
          </table:table-cell>
          <table:table-cell table:style-name="ce21" table:formula="of:=IF(OR(EXACT([.B66];&quot;&quot;);[.B66]&lt;=0);&quot;&quot;;[.B66]*[.$D$1])" office:value-type="currency" office:currency="USD" office:value="1167.3695">
            <text:p>$1,167.37</text:p>
          </table:table-cell>
          <table:table-cell table:style-name="ce21" table:formula="of:=IF(OR(EXACT([.B66];&quot;&quot;);[.B66]&lt;=0);&quot;&quot;;[.E67]-[.C67])" office:value-type="currency" office:currency="USD" office:value="802.815910814975">
            <text:p>$802.82</text:p>
          </table:table-cell>
          <table:table-cell table:style-name="ce21" table:formula="of:=IF(OR(EXACT([.B66];&quot;&quot;);[.B66]&lt;=0);&quot;&quot;;IF([.G67]&gt;0;[.G67];MIN([.B66]+[.C67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7]+1" office:value-type="float" office:value="62">
            <text:p>62</text:p>
          </table:table-cell>
          <table:table-cell table:style-name="ce21" table:formula="of:=IF(OR(EXACT([.B67];&quot;&quot;);[.B67]&lt;=0);&quot;&quot;;ROUND([.B67]-[.D68];2))" office:value-type="currency" office:currency="USD" office:value="231864.25">
            <text:p>$231,864.25</text:p>
          </table:table-cell>
          <table:table-cell table:style-name="ce21" table:formula="of:=IF(OR(EXACT([.B67];&quot;&quot;);[.B67]&lt;=0);&quot;&quot;;[.B67]*[.$D$1])" office:value-type="currency" office:currency="USD" office:value="1163.3554">
            <text:p>$1,163.36</text:p>
          </table:table-cell>
          <table:table-cell table:style-name="ce21" table:formula="of:=IF(OR(EXACT([.B67];&quot;&quot;);[.B67]&lt;=0);&quot;&quot;;[.E68]-[.C68])" office:value-type="currency" office:currency="USD" office:value="806.830010814975">
            <text:p>$806.83</text:p>
          </table:table-cell>
          <table:table-cell table:style-name="ce21" table:formula="of:=IF(OR(EXACT([.B67];&quot;&quot;);[.B67]&lt;=0);&quot;&quot;;IF([.G68]&gt;0;[.G68];MIN([.B67]+[.C68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8]+1" office:value-type="float" office:value="63">
            <text:p>63</text:p>
          </table:table-cell>
          <table:table-cell table:style-name="ce21" table:formula="of:=IF(OR(EXACT([.B68];&quot;&quot;);[.B68]&lt;=0);&quot;&quot;;ROUND([.B68]-[.D69];2))" office:value-type="currency" office:currency="USD" office:value="231053.39">
            <text:p>$231,053.39</text:p>
          </table:table-cell>
          <table:table-cell table:style-name="ce21" table:formula="of:=IF(OR(EXACT([.B68];&quot;&quot;);[.B68]&lt;=0);&quot;&quot;;[.B68]*[.$D$1])" office:value-type="currency" office:currency="USD" office:value="1159.32125">
            <text:p>$1,159.32</text:p>
          </table:table-cell>
          <table:table-cell table:style-name="ce21" table:formula="of:=IF(OR(EXACT([.B68];&quot;&quot;);[.B68]&lt;=0);&quot;&quot;;[.E69]-[.C69])" office:value-type="currency" office:currency="USD" office:value="810.864160814975">
            <text:p>$810.86</text:p>
          </table:table-cell>
          <table:table-cell table:style-name="ce21" table:formula="of:=IF(OR(EXACT([.B68];&quot;&quot;);[.B68]&lt;=0);&quot;&quot;;IF([.G69]&gt;0;[.G69];MIN([.B68]+[.C69];IF([.$J$5]&gt;0;[.$J$5];[.$D$3]))))" office:value-type="currency" office:currency="USD" office:value="1970.18541081498">
            <text:p>$1,970.19</text:p>
          </table:table-cell>
          <table:table-cell table:style-name="ce31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69]+1" office:value-type="float" office:value="64">
            <text:p>64</text:p>
          </table:table-cell>
          <table:table-cell table:style-name="ce21" table:formula="of:=IF(OR(EXACT([.B69];&quot;&quot;);[.B69]&lt;=0);&quot;&quot;;ROUND([.B69]-[.D70];2))" office:value-type="currency" office:currency="USD" office:value="230238.47">
            <text:p>$230,238.47</text:p>
          </table:table-cell>
          <table:table-cell table:style-name="ce21" table:formula="of:=IF(OR(EXACT([.B69];&quot;&quot;);[.B69]&lt;=0);&quot;&quot;;[.B69]*[.$D$1])" office:value-type="currency" office:currency="USD" office:value="1155.26695">
            <text:p>$1,155.27</text:p>
          </table:table-cell>
          <table:table-cell table:style-name="ce21" table:formula="of:=IF(OR(EXACT([.B69];&quot;&quot;);[.B69]&lt;=0);&quot;&quot;;[.E70]-[.C70])" office:value-type="currency" office:currency="USD" office:value="814.918460814975">
            <text:p>$814.92</text:p>
          </table:table-cell>
          <table:table-cell table:style-name="ce21" table:formula="of:=IF(OR(EXACT([.B69];&quot;&quot;);[.B69]&lt;=0);&quot;&quot;;IF([.G70]&gt;0;[.G70];MIN([.B69]+[.C7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0]+1" office:value-type="float" office:value="65">
            <text:p>65</text:p>
          </table:table-cell>
          <table:table-cell table:style-name="ce21" table:formula="of:=IF(OR(EXACT([.B70];&quot;&quot;);[.B70]&lt;=0);&quot;&quot;;ROUND([.B70]-[.D71];2))" office:value-type="currency" office:currency="USD" office:value="229419.48">
            <text:p>$229,419.48</text:p>
          </table:table-cell>
          <table:table-cell table:style-name="ce21" table:formula="of:=IF(OR(EXACT([.B70];&quot;&quot;);[.B70]&lt;=0);&quot;&quot;;[.B70]*[.$D$1])" office:value-type="currency" office:currency="USD" office:value="1151.19235">
            <text:p>$1,151.19</text:p>
          </table:table-cell>
          <table:table-cell table:style-name="ce21" table:formula="of:=IF(OR(EXACT([.B70];&quot;&quot;);[.B70]&lt;=0);&quot;&quot;;[.E71]-[.C71])" office:value-type="currency" office:currency="USD" office:value="818.993060814975">
            <text:p>$818.99</text:p>
          </table:table-cell>
          <table:table-cell table:style-name="ce21" table:formula="of:=IF(OR(EXACT([.B70];&quot;&quot;);[.B70]&lt;=0);&quot;&quot;;IF([.G71]&gt;0;[.G71];MIN([.B70]+[.C7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1]+1" office:value-type="float" office:value="66">
            <text:p>66</text:p>
          </table:table-cell>
          <table:table-cell table:style-name="ce21" table:formula="of:=IF(OR(EXACT([.B71];&quot;&quot;);[.B71]&lt;=0);&quot;&quot;;ROUND([.B71]-[.D72];2))" office:value-type="currency" office:currency="USD" office:value="228596.39">
            <text:p>$228,596.39</text:p>
          </table:table-cell>
          <table:table-cell table:style-name="ce21" table:formula="of:=IF(OR(EXACT([.B71];&quot;&quot;);[.B71]&lt;=0);&quot;&quot;;[.B71]*[.$D$1])" office:value-type="currency" office:currency="USD" office:value="1147.0974">
            <text:p>$1,147.10</text:p>
          </table:table-cell>
          <table:table-cell table:style-name="ce21" table:formula="of:=IF(OR(EXACT([.B71];&quot;&quot;);[.B71]&lt;=0);&quot;&quot;;[.E72]-[.C72])" office:value-type="currency" office:currency="USD" office:value="823.088010814975">
            <text:p>$823.09</text:p>
          </table:table-cell>
          <table:table-cell table:style-name="ce21" table:formula="of:=IF(OR(EXACT([.B71];&quot;&quot;);[.B71]&lt;=0);&quot;&quot;;IF([.G72]&gt;0;[.G72];MIN([.B71]+[.C7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2]+1" office:value-type="float" office:value="67">
            <text:p>67</text:p>
          </table:table-cell>
          <table:table-cell table:style-name="ce21" table:formula="of:=IF(OR(EXACT([.B72];&quot;&quot;);[.B72]&lt;=0);&quot;&quot;;ROUND([.B72]-[.D73];2))" office:value-type="currency" office:currency="USD" office:value="227769.19">
            <text:p>$227,769.19</text:p>
          </table:table-cell>
          <table:table-cell table:style-name="ce21" table:formula="of:=IF(OR(EXACT([.B72];&quot;&quot;);[.B72]&lt;=0);&quot;&quot;;[.B72]*[.$D$1])" office:value-type="currency" office:currency="USD" office:value="1142.98195">
            <text:p>$1,142.98</text:p>
          </table:table-cell>
          <table:table-cell table:style-name="ce21" table:formula="of:=IF(OR(EXACT([.B72];&quot;&quot;);[.B72]&lt;=0);&quot;&quot;;[.E73]-[.C73])" office:value-type="currency" office:currency="USD" office:value="827.203460814975">
            <text:p>$827.20</text:p>
          </table:table-cell>
          <table:table-cell table:style-name="ce21" table:formula="of:=IF(OR(EXACT([.B72];&quot;&quot;);[.B72]&lt;=0);&quot;&quot;;IF([.G73]&gt;0;[.G73];MIN([.B72]+[.C7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3]+1" office:value-type="float" office:value="68">
            <text:p>68</text:p>
          </table:table-cell>
          <table:table-cell table:style-name="ce21" table:formula="of:=IF(OR(EXACT([.B73];&quot;&quot;);[.B73]&lt;=0);&quot;&quot;;ROUND([.B73]-[.D74];2))" office:value-type="currency" office:currency="USD" office:value="226937.85">
            <text:p>$226,937.85</text:p>
          </table:table-cell>
          <table:table-cell table:style-name="ce21" table:formula="of:=IF(OR(EXACT([.B73];&quot;&quot;);[.B73]&lt;=0);&quot;&quot;;[.B73]*[.$D$1])" office:value-type="currency" office:currency="USD" office:value="1138.84595">
            <text:p>$1,138.85</text:p>
          </table:table-cell>
          <table:table-cell table:style-name="ce21" table:formula="of:=IF(OR(EXACT([.B73];&quot;&quot;);[.B73]&lt;=0);&quot;&quot;;[.E74]-[.C74])" office:value-type="currency" office:currency="USD" office:value="831.339460814975">
            <text:p>$831.34</text:p>
          </table:table-cell>
          <table:table-cell table:style-name="ce21" table:formula="of:=IF(OR(EXACT([.B73];&quot;&quot;);[.B73]&lt;=0);&quot;&quot;;IF([.G74]&gt;0;[.G74];MIN([.B73]+[.C7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4]+1" office:value-type="float" office:value="69">
            <text:p>69</text:p>
          </table:table-cell>
          <table:table-cell table:style-name="ce21" table:formula="of:=IF(OR(EXACT([.B74];&quot;&quot;);[.B74]&lt;=0);&quot;&quot;;ROUND([.B74]-[.D75];2))" office:value-type="currency" office:currency="USD" office:value="226102.35">
            <text:p>$226,102.35</text:p>
          </table:table-cell>
          <table:table-cell table:style-name="ce21" table:formula="of:=IF(OR(EXACT([.B74];&quot;&quot;);[.B74]&lt;=0);&quot;&quot;;[.B74]*[.$D$1])" office:value-type="currency" office:currency="USD" office:value="1134.68925">
            <text:p>$1,134.69</text:p>
          </table:table-cell>
          <table:table-cell table:style-name="ce21" table:formula="of:=IF(OR(EXACT([.B74];&quot;&quot;);[.B74]&lt;=0);&quot;&quot;;[.E75]-[.C75])" office:value-type="currency" office:currency="USD" office:value="835.496160814975">
            <text:p>$835.50</text:p>
          </table:table-cell>
          <table:table-cell table:style-name="ce21" table:formula="of:=IF(OR(EXACT([.B74];&quot;&quot;);[.B74]&lt;=0);&quot;&quot;;IF([.G75]&gt;0;[.G75];MIN([.B74]+[.C7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5]+1" office:value-type="float" office:value="70">
            <text:p>70</text:p>
          </table:table-cell>
          <table:table-cell table:style-name="ce21" table:formula="of:=IF(OR(EXACT([.B75];&quot;&quot;);[.B75]&lt;=0);&quot;&quot;;ROUND([.B75]-[.D76];2))" office:value-type="currency" office:currency="USD" office:value="225262.68">
            <text:p>$225,262.68</text:p>
          </table:table-cell>
          <table:table-cell table:style-name="ce21" table:formula="of:=IF(OR(EXACT([.B75];&quot;&quot;);[.B75]&lt;=0);&quot;&quot;;[.B75]*[.$D$1])" office:value-type="currency" office:currency="USD" office:value="1130.51175">
            <text:p>$1,130.51</text:p>
          </table:table-cell>
          <table:table-cell table:style-name="ce21" table:formula="of:=IF(OR(EXACT([.B75];&quot;&quot;);[.B75]&lt;=0);&quot;&quot;;[.E76]-[.C76])" office:value-type="currency" office:currency="USD" office:value="839.673660814975">
            <text:p>$839.67</text:p>
          </table:table-cell>
          <table:table-cell table:style-name="ce21" table:formula="of:=IF(OR(EXACT([.B75];&quot;&quot;);[.B75]&lt;=0);&quot;&quot;;IF([.G76]&gt;0;[.G76];MIN([.B75]+[.C7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6]+1" office:value-type="float" office:value="71">
            <text:p>71</text:p>
          </table:table-cell>
          <table:table-cell table:style-name="ce21" table:formula="of:=IF(OR(EXACT([.B76];&quot;&quot;);[.B76]&lt;=0);&quot;&quot;;ROUND([.B76]-[.D77];2))" office:value-type="currency" office:currency="USD" office:value="224418.81">
            <text:p>$224,418.81</text:p>
          </table:table-cell>
          <table:table-cell table:style-name="ce21" table:formula="of:=IF(OR(EXACT([.B76];&quot;&quot;);[.B76]&lt;=0);&quot;&quot;;[.B76]*[.$D$1])" office:value-type="currency" office:currency="USD" office:value="1126.3134">
            <text:p>$1,126.31</text:p>
          </table:table-cell>
          <table:table-cell table:style-name="ce21" table:formula="of:=IF(OR(EXACT([.B76];&quot;&quot;);[.B76]&lt;=0);&quot;&quot;;[.E77]-[.C77])" office:value-type="currency" office:currency="USD" office:value="843.872010814975">
            <text:p>$843.87</text:p>
          </table:table-cell>
          <table:table-cell table:style-name="ce21" table:formula="of:=IF(OR(EXACT([.B76];&quot;&quot;);[.B76]&lt;=0);&quot;&quot;;IF([.G77]&gt;0;[.G77];MIN([.B76]+[.C7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77]+1" office:value-type="float" office:value="72">
            <text:p>72</text:p>
          </table:table-cell>
          <table:table-cell table:style-name="ce22" table:formula="of:=IF(OR(EXACT([.B77];&quot;&quot;);[.B77]&lt;=0);&quot;&quot;;ROUND([.B77]-[.D78];2))" office:value-type="currency" office:currency="USD" office:value="223570.72">
            <text:p>$223,570.72</text:p>
          </table:table-cell>
          <table:table-cell table:style-name="ce22" table:formula="of:=IF(OR(EXACT([.B77];&quot;&quot;);[.B77]&lt;=0);&quot;&quot;;[.B77]*[.$D$1])" office:value-type="currency" office:currency="USD" office:value="1122.09405">
            <text:p>$1,122.09</text:p>
          </table:table-cell>
          <table:table-cell table:style-name="ce22" table:formula="of:=IF(OR(EXACT([.B77];&quot;&quot;);[.B77]&lt;=0);&quot;&quot;;[.E78]-[.C78])" office:value-type="currency" office:currency="USD" office:value="848.091360814975">
            <text:p>$848.09</text:p>
          </table:table-cell>
          <table:table-cell table:style-name="ce22" table:formula="of:=IF(OR(EXACT([.B77];&quot;&quot;);[.B77]&lt;=0);&quot;&quot;;IF([.G78]&gt;0;[.G78];MIN([.B77]+[.C78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6">
            <text:p>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8]+1" office:value-type="float" office:value="73">
            <text:p>73</text:p>
          </table:table-cell>
          <table:table-cell table:style-name="ce21" table:formula="of:=IF(OR(EXACT([.B78];&quot;&quot;);[.B78]&lt;=0);&quot;&quot;;ROUND([.B78]-[.D79];2))" office:value-type="currency" office:currency="USD" office:value="222718.39">
            <text:p>$222,718.39</text:p>
          </table:table-cell>
          <table:table-cell table:style-name="ce21" table:formula="of:=IF(OR(EXACT([.B78];&quot;&quot;);[.B78]&lt;=0);&quot;&quot;;[.B78]*[.$D$1])" office:value-type="currency" office:currency="USD" office:value="1117.8536">
            <text:p>$1,117.85</text:p>
          </table:table-cell>
          <table:table-cell table:style-name="ce21" table:formula="of:=IF(OR(EXACT([.B78];&quot;&quot;);[.B78]&lt;=0);&quot;&quot;;[.E79]-[.C79])" office:value-type="currency" office:currency="USD" office:value="852.331810814975">
            <text:p>$852.33</text:p>
          </table:table-cell>
          <table:table-cell table:style-name="ce21" table:formula="of:=IF(OR(EXACT([.B78];&quot;&quot;);[.B78]&lt;=0);&quot;&quot;;IF([.G79]&gt;0;[.G79];MIN([.B78]+[.C7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79]+1" office:value-type="float" office:value="74">
            <text:p>74</text:p>
          </table:table-cell>
          <table:table-cell table:style-name="ce21" table:formula="of:=IF(OR(EXACT([.B79];&quot;&quot;);[.B79]&lt;=0);&quot;&quot;;ROUND([.B79]-[.D80];2))" office:value-type="currency" office:currency="USD" office:value="221861.8">
            <text:p>$221,861.80</text:p>
          </table:table-cell>
          <table:table-cell table:style-name="ce21" table:formula="of:=IF(OR(EXACT([.B79];&quot;&quot;);[.B79]&lt;=0);&quot;&quot;;[.B79]*[.$D$1])" office:value-type="currency" office:currency="USD" office:value="1113.59195">
            <text:p>$1,113.59</text:p>
          </table:table-cell>
          <table:table-cell table:style-name="ce21" table:formula="of:=IF(OR(EXACT([.B79];&quot;&quot;);[.B79]&lt;=0);&quot;&quot;;[.E80]-[.C80])" office:value-type="currency" office:currency="USD" office:value="856.593460814975">
            <text:p>$856.59</text:p>
          </table:table-cell>
          <table:table-cell table:style-name="ce21" table:formula="of:=IF(OR(EXACT([.B79];&quot;&quot;);[.B79]&lt;=0);&quot;&quot;;IF([.G80]&gt;0;[.G80];MIN([.B79]+[.C8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0]+1" office:value-type="float" office:value="75">
            <text:p>75</text:p>
          </table:table-cell>
          <table:table-cell table:style-name="ce21" table:formula="of:=IF(OR(EXACT([.B80];&quot;&quot;);[.B80]&lt;=0);&quot;&quot;;ROUND([.B80]-[.D81];2))" office:value-type="currency" office:currency="USD" office:value="221000.92">
            <text:p>$221,000.92</text:p>
          </table:table-cell>
          <table:table-cell table:style-name="ce21" table:formula="of:=IF(OR(EXACT([.B80];&quot;&quot;);[.B80]&lt;=0);&quot;&quot;;[.B80]*[.$D$1])" office:value-type="currency" office:currency="USD" office:value="1109.309">
            <text:p>$1,109.31</text:p>
          </table:table-cell>
          <table:table-cell table:style-name="ce21" table:formula="of:=IF(OR(EXACT([.B80];&quot;&quot;);[.B80]&lt;=0);&quot;&quot;;[.E81]-[.C81])" office:value-type="currency" office:currency="USD" office:value="860.876410814975">
            <text:p>$860.88</text:p>
          </table:table-cell>
          <table:table-cell table:style-name="ce21" table:formula="of:=IF(OR(EXACT([.B80];&quot;&quot;);[.B80]&lt;=0);&quot;&quot;;IF([.G81]&gt;0;[.G81];MIN([.B80]+[.C8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1]+1" office:value-type="float" office:value="76">
            <text:p>76</text:p>
          </table:table-cell>
          <table:table-cell table:style-name="ce21" table:formula="of:=IF(OR(EXACT([.B81];&quot;&quot;);[.B81]&lt;=0);&quot;&quot;;ROUND([.B81]-[.D82];2))" office:value-type="currency" office:currency="USD" office:value="220135.74">
            <text:p>$220,135.74</text:p>
          </table:table-cell>
          <table:table-cell table:style-name="ce21" table:formula="of:=IF(OR(EXACT([.B81];&quot;&quot;);[.B81]&lt;=0);&quot;&quot;;[.B81]*[.$D$1])" office:value-type="currency" office:currency="USD" office:value="1105.0046">
            <text:p>$1,105.00</text:p>
          </table:table-cell>
          <table:table-cell table:style-name="ce21" table:formula="of:=IF(OR(EXACT([.B81];&quot;&quot;);[.B81]&lt;=0);&quot;&quot;;[.E82]-[.C82])" office:value-type="currency" office:currency="USD" office:value="865.180810814975">
            <text:p>$865.18</text:p>
          </table:table-cell>
          <table:table-cell table:style-name="ce21" table:formula="of:=IF(OR(EXACT([.B81];&quot;&quot;);[.B81]&lt;=0);&quot;&quot;;IF([.G82]&gt;0;[.G82];MIN([.B81]+[.C8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2]+1" office:value-type="float" office:value="77">
            <text:p>77</text:p>
          </table:table-cell>
          <table:table-cell table:style-name="ce21" table:formula="of:=IF(OR(EXACT([.B82];&quot;&quot;);[.B82]&lt;=0);&quot;&quot;;ROUND([.B82]-[.D83];2))" office:value-type="currency" office:currency="USD" office:value="219266.23">
            <text:p>$219,266.23</text:p>
          </table:table-cell>
          <table:table-cell table:style-name="ce21" table:formula="of:=IF(OR(EXACT([.B82];&quot;&quot;);[.B82]&lt;=0);&quot;&quot;;[.B82]*[.$D$1])" office:value-type="currency" office:currency="USD" office:value="1100.6787">
            <text:p>$1,100.68</text:p>
          </table:table-cell>
          <table:table-cell table:style-name="ce21" table:formula="of:=IF(OR(EXACT([.B82];&quot;&quot;);[.B82]&lt;=0);&quot;&quot;;[.E83]-[.C83])" office:value-type="currency" office:currency="USD" office:value="869.506710814975">
            <text:p>$869.51</text:p>
          </table:table-cell>
          <table:table-cell table:style-name="ce21" table:formula="of:=IF(OR(EXACT([.B82];&quot;&quot;);[.B82]&lt;=0);&quot;&quot;;IF([.G83]&gt;0;[.G83];MIN([.B82]+[.C8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3]+1" office:value-type="float" office:value="78">
            <text:p>78</text:p>
          </table:table-cell>
          <table:table-cell table:style-name="ce21" table:formula="of:=IF(OR(EXACT([.B83];&quot;&quot;);[.B83]&lt;=0);&quot;&quot;;ROUND([.B83]-[.D84];2))" office:value-type="currency" office:currency="USD" office:value="218392.38">
            <text:p>$218,392.38</text:p>
          </table:table-cell>
          <table:table-cell table:style-name="ce21" table:formula="of:=IF(OR(EXACT([.B83];&quot;&quot;);[.B83]&lt;=0);&quot;&quot;;[.B83]*[.$D$1])" office:value-type="currency" office:currency="USD" office:value="1096.33115">
            <text:p>$1,096.33</text:p>
          </table:table-cell>
          <table:table-cell table:style-name="ce21" table:formula="of:=IF(OR(EXACT([.B83];&quot;&quot;);[.B83]&lt;=0);&quot;&quot;;[.E84]-[.C84])" office:value-type="currency" office:currency="USD" office:value="873.854260814975">
            <text:p>$873.85</text:p>
          </table:table-cell>
          <table:table-cell table:style-name="ce21" table:formula="of:=IF(OR(EXACT([.B83];&quot;&quot;);[.B83]&lt;=0);&quot;&quot;;IF([.G84]&gt;0;[.G84];MIN([.B83]+[.C8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4]+1" office:value-type="float" office:value="79">
            <text:p>79</text:p>
          </table:table-cell>
          <table:table-cell table:style-name="ce21" table:formula="of:=IF(OR(EXACT([.B84];&quot;&quot;);[.B84]&lt;=0);&quot;&quot;;ROUND([.B84]-[.D85];2))" office:value-type="currency" office:currency="USD" office:value="217514.16">
            <text:p>$217,514.16</text:p>
          </table:table-cell>
          <table:table-cell table:style-name="ce21" table:formula="of:=IF(OR(EXACT([.B84];&quot;&quot;);[.B84]&lt;=0);&quot;&quot;;[.B84]*[.$D$1])" office:value-type="currency" office:currency="USD" office:value="1091.9619">
            <text:p>$1,091.96</text:p>
          </table:table-cell>
          <table:table-cell table:style-name="ce21" table:formula="of:=IF(OR(EXACT([.B84];&quot;&quot;);[.B84]&lt;=0);&quot;&quot;;[.E85]-[.C85])" office:value-type="currency" office:currency="USD" office:value="878.223510814975">
            <text:p>$878.22</text:p>
          </table:table-cell>
          <table:table-cell table:style-name="ce21" table:formula="of:=IF(OR(EXACT([.B84];&quot;&quot;);[.B84]&lt;=0);&quot;&quot;;IF([.G85]&gt;0;[.G85];MIN([.B84]+[.C8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5]+1" office:value-type="float" office:value="80">
            <text:p>80</text:p>
          </table:table-cell>
          <table:table-cell table:style-name="ce21" table:formula="of:=IF(OR(EXACT([.B85];&quot;&quot;);[.B85]&lt;=0);&quot;&quot;;ROUND([.B85]-[.D86];2))" office:value-type="currency" office:currency="USD" office:value="216631.55">
            <text:p>$216,631.55</text:p>
          </table:table-cell>
          <table:table-cell table:style-name="ce21" table:formula="of:=IF(OR(EXACT([.B85];&quot;&quot;);[.B85]&lt;=0);&quot;&quot;;[.B85]*[.$D$1])" office:value-type="currency" office:currency="USD" office:value="1087.5708">
            <text:p>$1,087.57</text:p>
          </table:table-cell>
          <table:table-cell table:style-name="ce21" table:formula="of:=IF(OR(EXACT([.B85];&quot;&quot;);[.B85]&lt;=0);&quot;&quot;;[.E86]-[.C86])" office:value-type="currency" office:currency="USD" office:value="882.614610814975">
            <text:p>$882.61</text:p>
          </table:table-cell>
          <table:table-cell table:style-name="ce21" table:formula="of:=IF(OR(EXACT([.B85];&quot;&quot;);[.B85]&lt;=0);&quot;&quot;;IF([.G86]&gt;0;[.G86];MIN([.B85]+[.C8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6]+1" office:value-type="float" office:value="81">
            <text:p>81</text:p>
          </table:table-cell>
          <table:table-cell table:style-name="ce21" table:formula="of:=IF(OR(EXACT([.B86];&quot;&quot;);[.B86]&lt;=0);&quot;&quot;;ROUND([.B86]-[.D87];2))" office:value-type="currency" office:currency="USD" office:value="215744.52">
            <text:p>$215,744.52</text:p>
          </table:table-cell>
          <table:table-cell table:style-name="ce21" table:formula="of:=IF(OR(EXACT([.B86];&quot;&quot;);[.B86]&lt;=0);&quot;&quot;;[.B86]*[.$D$1])" office:value-type="currency" office:currency="USD" office:value="1083.15775">
            <text:p>$1,083.16</text:p>
          </table:table-cell>
          <table:table-cell table:style-name="ce21" table:formula="of:=IF(OR(EXACT([.B86];&quot;&quot;);[.B86]&lt;=0);&quot;&quot;;[.E87]-[.C87])" office:value-type="currency" office:currency="USD" office:value="887.027660814976">
            <text:p>$887.03</text:p>
          </table:table-cell>
          <table:table-cell table:style-name="ce21" table:formula="of:=IF(OR(EXACT([.B86];&quot;&quot;);[.B86]&lt;=0);&quot;&quot;;IF([.G87]&gt;0;[.G87];MIN([.B86]+[.C8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7]+1" office:value-type="float" office:value="82">
            <text:p>82</text:p>
          </table:table-cell>
          <table:table-cell table:style-name="ce21" table:formula="of:=IF(OR(EXACT([.B87];&quot;&quot;);[.B87]&lt;=0);&quot;&quot;;ROUND([.B87]-[.D88];2))" office:value-type="currency" office:currency="USD" office:value="214853.06">
            <text:p>$214,853.06</text:p>
          </table:table-cell>
          <table:table-cell table:style-name="ce21" table:formula="of:=IF(OR(EXACT([.B87];&quot;&quot;);[.B87]&lt;=0);&quot;&quot;;[.B87]*[.$D$1])" office:value-type="currency" office:currency="USD" office:value="1078.7226">
            <text:p>$1,078.72</text:p>
          </table:table-cell>
          <table:table-cell table:style-name="ce21" table:formula="of:=IF(OR(EXACT([.B87];&quot;&quot;);[.B87]&lt;=0);&quot;&quot;;[.E88]-[.C88])" office:value-type="currency" office:currency="USD" office:value="891.462810814975">
            <text:p>$891.46</text:p>
          </table:table-cell>
          <table:table-cell table:style-name="ce21" table:formula="of:=IF(OR(EXACT([.B87];&quot;&quot;);[.B87]&lt;=0);&quot;&quot;;IF([.G88]&gt;0;[.G88];MIN([.B87]+[.C8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88]+1" office:value-type="float" office:value="83">
            <text:p>83</text:p>
          </table:table-cell>
          <table:table-cell table:style-name="ce21" table:formula="of:=IF(OR(EXACT([.B88];&quot;&quot;);[.B88]&lt;=0);&quot;&quot;;ROUND([.B88]-[.D89];2))" office:value-type="currency" office:currency="USD" office:value="213957.14">
            <text:p>$213,957.14</text:p>
          </table:table-cell>
          <table:table-cell table:style-name="ce21" table:formula="of:=IF(OR(EXACT([.B88];&quot;&quot;);[.B88]&lt;=0);&quot;&quot;;[.B88]*[.$D$1])" office:value-type="currency" office:currency="USD" office:value="1074.2653">
            <text:p>$1,074.27</text:p>
          </table:table-cell>
          <table:table-cell table:style-name="ce21" table:formula="of:=IF(OR(EXACT([.B88];&quot;&quot;);[.B88]&lt;=0);&quot;&quot;;[.E89]-[.C89])" office:value-type="currency" office:currency="USD" office:value="895.920110814975">
            <text:p>$895.92</text:p>
          </table:table-cell>
          <table:table-cell table:style-name="ce21" table:formula="of:=IF(OR(EXACT([.B88];&quot;&quot;);[.B88]&lt;=0);&quot;&quot;;IF([.G89]&gt;0;[.G89];MIN([.B88]+[.C8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89]+1" office:value-type="float" office:value="84">
            <text:p>84</text:p>
          </table:table-cell>
          <table:table-cell table:style-name="ce22" table:formula="of:=IF(OR(EXACT([.B89];&quot;&quot;);[.B89]&lt;=0);&quot;&quot;;ROUND([.B89]-[.D90];2))" office:value-type="currency" office:currency="USD" office:value="213056.74">
            <text:p>$213,056.74</text:p>
          </table:table-cell>
          <table:table-cell table:style-name="ce22" table:formula="of:=IF(OR(EXACT([.B89];&quot;&quot;);[.B89]&lt;=0);&quot;&quot;;[.B89]*[.$D$1])" office:value-type="currency" office:currency="USD" office:value="1069.7857">
            <text:p>$1,069.79</text:p>
          </table:table-cell>
          <table:table-cell table:style-name="ce22" table:formula="of:=IF(OR(EXACT([.B89];&quot;&quot;);[.B89]&lt;=0);&quot;&quot;;[.E90]-[.C90])" office:value-type="currency" office:currency="USD" office:value="900.399710814975">
            <text:p>$900.40</text:p>
          </table:table-cell>
          <table:table-cell table:style-name="ce22" table:formula="of:=IF(OR(EXACT([.B89];&quot;&quot;);[.B89]&lt;=0);&quot;&quot;;IF([.G90]&gt;0;[.G90];MIN([.B89]+[.C90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7">
            <text:p>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0]+1" office:value-type="float" office:value="85">
            <text:p>85</text:p>
          </table:table-cell>
          <table:table-cell table:style-name="ce21" table:formula="of:=IF(OR(EXACT([.B90];&quot;&quot;);[.B90]&lt;=0);&quot;&quot;;ROUND([.B90]-[.D91];2))" office:value-type="currency" office:currency="USD" office:value="212151.84">
            <text:p>$212,151.84</text:p>
          </table:table-cell>
          <table:table-cell table:style-name="ce21" table:formula="of:=IF(OR(EXACT([.B90];&quot;&quot;);[.B90]&lt;=0);&quot;&quot;;[.B90]*[.$D$1])" office:value-type="currency" office:currency="USD" office:value="1065.2837">
            <text:p>$1,065.28</text:p>
          </table:table-cell>
          <table:table-cell table:style-name="ce21" table:formula="of:=IF(OR(EXACT([.B90];&quot;&quot;);[.B90]&lt;=0);&quot;&quot;;[.E91]-[.C91])" office:value-type="currency" office:currency="USD" office:value="904.901710814975">
            <text:p>$904.90</text:p>
          </table:table-cell>
          <table:table-cell table:style-name="ce21" table:formula="of:=IF(OR(EXACT([.B90];&quot;&quot;);[.B90]&lt;=0);&quot;&quot;;IF([.G91]&gt;0;[.G91];MIN([.B90]+[.C9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1]+1" office:value-type="float" office:value="86">
            <text:p>86</text:p>
          </table:table-cell>
          <table:table-cell table:style-name="ce21" table:formula="of:=IF(OR(EXACT([.B91];&quot;&quot;);[.B91]&lt;=0);&quot;&quot;;ROUND([.B91]-[.D92];2))" office:value-type="currency" office:currency="USD" office:value="211242.41">
            <text:p>$211,242.41</text:p>
          </table:table-cell>
          <table:table-cell table:style-name="ce21" table:formula="of:=IF(OR(EXACT([.B91];&quot;&quot;);[.B91]&lt;=0);&quot;&quot;;[.B91]*[.$D$1])" office:value-type="currency" office:currency="USD" office:value="1060.7592">
            <text:p>$1,060.76</text:p>
          </table:table-cell>
          <table:table-cell table:style-name="ce21" table:formula="of:=IF(OR(EXACT([.B91];&quot;&quot;);[.B91]&lt;=0);&quot;&quot;;[.E92]-[.C92])" office:value-type="currency" office:currency="USD" office:value="909.426210814975">
            <text:p>$909.43</text:p>
          </table:table-cell>
          <table:table-cell table:style-name="ce21" table:formula="of:=IF(OR(EXACT([.B91];&quot;&quot;);[.B91]&lt;=0);&quot;&quot;;IF([.G92]&gt;0;[.G92];MIN([.B91]+[.C9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2]+1" office:value-type="float" office:value="87">
            <text:p>87</text:p>
          </table:table-cell>
          <table:table-cell table:style-name="ce21" table:formula="of:=IF(OR(EXACT([.B92];&quot;&quot;);[.B92]&lt;=0);&quot;&quot;;ROUND([.B92]-[.D93];2))" office:value-type="currency" office:currency="USD" office:value="210328.44">
            <text:p>$210,328.44</text:p>
          </table:table-cell>
          <table:table-cell table:style-name="ce21" table:formula="of:=IF(OR(EXACT([.B92];&quot;&quot;);[.B92]&lt;=0);&quot;&quot;;[.B92]*[.$D$1])" office:value-type="currency" office:currency="USD" office:value="1056.21205">
            <text:p>$1,056.21</text:p>
          </table:table-cell>
          <table:table-cell table:style-name="ce21" table:formula="of:=IF(OR(EXACT([.B92];&quot;&quot;);[.B92]&lt;=0);&quot;&quot;;[.E93]-[.C93])" office:value-type="currency" office:currency="USD" office:value="913.973360814975">
            <text:p>$913.97</text:p>
          </table:table-cell>
          <table:table-cell table:style-name="ce21" table:formula="of:=IF(OR(EXACT([.B92];&quot;&quot;);[.B92]&lt;=0);&quot;&quot;;IF([.G93]&gt;0;[.G93];MIN([.B92]+[.C9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3]+1" office:value-type="float" office:value="88">
            <text:p>88</text:p>
          </table:table-cell>
          <table:table-cell table:style-name="ce21" table:formula="of:=IF(OR(EXACT([.B93];&quot;&quot;);[.B93]&lt;=0);&quot;&quot;;ROUND([.B93]-[.D94];2))" office:value-type="currency" office:currency="USD" office:value="209409.9">
            <text:p>$209,409.90</text:p>
          </table:table-cell>
          <table:table-cell table:style-name="ce21" table:formula="of:=IF(OR(EXACT([.B93];&quot;&quot;);[.B93]&lt;=0);&quot;&quot;;[.B93]*[.$D$1])" office:value-type="currency" office:currency="USD" office:value="1051.6422">
            <text:p>$1,051.64</text:p>
          </table:table-cell>
          <table:table-cell table:style-name="ce21" table:formula="of:=IF(OR(EXACT([.B93];&quot;&quot;);[.B93]&lt;=0);&quot;&quot;;[.E94]-[.C94])" office:value-type="currency" office:currency="USD" office:value="918.543210814975">
            <text:p>$918.54</text:p>
          </table:table-cell>
          <table:table-cell table:style-name="ce21" table:formula="of:=IF(OR(EXACT([.B93];&quot;&quot;);[.B93]&lt;=0);&quot;&quot;;IF([.G94]&gt;0;[.G94];MIN([.B93]+[.C9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4]+1" office:value-type="float" office:value="89">
            <text:p>89</text:p>
          </table:table-cell>
          <table:table-cell table:style-name="ce21" table:formula="of:=IF(OR(EXACT([.B94];&quot;&quot;);[.B94]&lt;=0);&quot;&quot;;ROUND([.B94]-[.D95];2))" office:value-type="currency" office:currency="USD" office:value="208486.76">
            <text:p>$208,486.76</text:p>
          </table:table-cell>
          <table:table-cell table:style-name="ce21" table:formula="of:=IF(OR(EXACT([.B94];&quot;&quot;);[.B94]&lt;=0);&quot;&quot;;[.B94]*[.$D$1])" office:value-type="currency" office:currency="USD" office:value="1047.0495">
            <text:p>$1,047.05</text:p>
          </table:table-cell>
          <table:table-cell table:style-name="ce21" table:formula="of:=IF(OR(EXACT([.B94];&quot;&quot;);[.B94]&lt;=0);&quot;&quot;;[.E95]-[.C95])" office:value-type="currency" office:currency="USD" office:value="923.135910814975">
            <text:p>$923.14</text:p>
          </table:table-cell>
          <table:table-cell table:style-name="ce21" table:formula="of:=IF(OR(EXACT([.B94];&quot;&quot;);[.B94]&lt;=0);&quot;&quot;;IF([.G95]&gt;0;[.G95];MIN([.B94]+[.C9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5]+1" office:value-type="float" office:value="90">
            <text:p>90</text:p>
          </table:table-cell>
          <table:table-cell table:style-name="ce21" table:formula="of:=IF(OR(EXACT([.B95];&quot;&quot;);[.B95]&lt;=0);&quot;&quot;;ROUND([.B95]-[.D96];2))" office:value-type="currency" office:currency="USD" office:value="207559.01">
            <text:p>$207,559.01</text:p>
          </table:table-cell>
          <table:table-cell table:style-name="ce21" table:formula="of:=IF(OR(EXACT([.B95];&quot;&quot;);[.B95]&lt;=0);&quot;&quot;;[.B95]*[.$D$1])" office:value-type="currency" office:currency="USD" office:value="1042.4338">
            <text:p>$1,042.43</text:p>
          </table:table-cell>
          <table:table-cell table:style-name="ce21" table:formula="of:=IF(OR(EXACT([.B95];&quot;&quot;);[.B95]&lt;=0);&quot;&quot;;[.E96]-[.C96])" office:value-type="currency" office:currency="USD" office:value="927.751610814975">
            <text:p>$927.75</text:p>
          </table:table-cell>
          <table:table-cell table:style-name="ce21" table:formula="of:=IF(OR(EXACT([.B95];&quot;&quot;);[.B95]&lt;=0);&quot;&quot;;IF([.G96]&gt;0;[.G96];MIN([.B95]+[.C9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6]+1" office:value-type="float" office:value="91">
            <text:p>91</text:p>
          </table:table-cell>
          <table:table-cell table:style-name="ce21" table:formula="of:=IF(OR(EXACT([.B96];&quot;&quot;);[.B96]&lt;=0);&quot;&quot;;ROUND([.B96]-[.D97];2))" office:value-type="currency" office:currency="USD" office:value="206626.62">
            <text:p>$206,626.62</text:p>
          </table:table-cell>
          <table:table-cell table:style-name="ce21" table:formula="of:=IF(OR(EXACT([.B96];&quot;&quot;);[.B96]&lt;=0);&quot;&quot;;[.B96]*[.$D$1])" office:value-type="currency" office:currency="USD" office:value="1037.79505">
            <text:p>$1,037.80</text:p>
          </table:table-cell>
          <table:table-cell table:style-name="ce21" table:formula="of:=IF(OR(EXACT([.B96];&quot;&quot;);[.B96]&lt;=0);&quot;&quot;;[.E97]-[.C97])" office:value-type="currency" office:currency="USD" office:value="932.390360814975">
            <text:p>$932.39</text:p>
          </table:table-cell>
          <table:table-cell table:style-name="ce21" table:formula="of:=IF(OR(EXACT([.B96];&quot;&quot;);[.B96]&lt;=0);&quot;&quot;;IF([.G97]&gt;0;[.G97];MIN([.B96]+[.C9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7]+1" office:value-type="float" office:value="92">
            <text:p>92</text:p>
          </table:table-cell>
          <table:table-cell table:style-name="ce21" table:formula="of:=IF(OR(EXACT([.B97];&quot;&quot;);[.B97]&lt;=0);&quot;&quot;;ROUND([.B97]-[.D98];2))" office:value-type="currency" office:currency="USD" office:value="205689.57">
            <text:p>$205,689.57</text:p>
          </table:table-cell>
          <table:table-cell table:style-name="ce21" table:formula="of:=IF(OR(EXACT([.B97];&quot;&quot;);[.B97]&lt;=0);&quot;&quot;;[.B97]*[.$D$1])" office:value-type="currency" office:currency="USD" office:value="1033.1331">
            <text:p>$1,033.13</text:p>
          </table:table-cell>
          <table:table-cell table:style-name="ce21" table:formula="of:=IF(OR(EXACT([.B97];&quot;&quot;);[.B97]&lt;=0);&quot;&quot;;[.E98]-[.C98])" office:value-type="currency" office:currency="USD" office:value="937.052310814975">
            <text:p>$937.05</text:p>
          </table:table-cell>
          <table:table-cell table:style-name="ce21" table:formula="of:=IF(OR(EXACT([.B97];&quot;&quot;);[.B97]&lt;=0);&quot;&quot;;IF([.G98]&gt;0;[.G98];MIN([.B97]+[.C9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8]+1" office:value-type="float" office:value="93">
            <text:p>93</text:p>
          </table:table-cell>
          <table:table-cell table:style-name="ce21" table:formula="of:=IF(OR(EXACT([.B98];&quot;&quot;);[.B98]&lt;=0);&quot;&quot;;ROUND([.B98]-[.D99];2))" office:value-type="currency" office:currency="USD" office:value="204747.83">
            <text:p>$204,747.83</text:p>
          </table:table-cell>
          <table:table-cell table:style-name="ce21" table:formula="of:=IF(OR(EXACT([.B98];&quot;&quot;);[.B98]&lt;=0);&quot;&quot;;[.B98]*[.$D$1])" office:value-type="currency" office:currency="USD" office:value="1028.44785">
            <text:p>$1,028.45</text:p>
          </table:table-cell>
          <table:table-cell table:style-name="ce21" table:formula="of:=IF(OR(EXACT([.B98];&quot;&quot;);[.B98]&lt;=0);&quot;&quot;;[.E99]-[.C99])" office:value-type="currency" office:currency="USD" office:value="941.737560814975">
            <text:p>$941.74</text:p>
          </table:table-cell>
          <table:table-cell table:style-name="ce21" table:formula="of:=IF(OR(EXACT([.B98];&quot;&quot;);[.B98]&lt;=0);&quot;&quot;;IF([.G99]&gt;0;[.G99];MIN([.B98]+[.C9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99]+1" office:value-type="float" office:value="94">
            <text:p>94</text:p>
          </table:table-cell>
          <table:table-cell table:style-name="ce21" table:formula="of:=IF(OR(EXACT([.B99];&quot;&quot;);[.B99]&lt;=0);&quot;&quot;;ROUND([.B99]-[.D100];2))" office:value-type="currency" office:currency="USD" office:value="203801.38">
            <text:p>$203,801.38</text:p>
          </table:table-cell>
          <table:table-cell table:style-name="ce21" table:formula="of:=IF(OR(EXACT([.B99];&quot;&quot;);[.B99]&lt;=0);&quot;&quot;;[.B99]*[.$D$1])" office:value-type="currency" office:currency="USD" office:value="1023.73915">
            <text:p>$1,023.74</text:p>
          </table:table-cell>
          <table:table-cell table:style-name="ce21" table:formula="of:=IF(OR(EXACT([.B99];&quot;&quot;);[.B99]&lt;=0);&quot;&quot;;[.E100]-[.C100])" office:value-type="currency" office:currency="USD" office:value="946.446260814975">
            <text:p>$946.45</text:p>
          </table:table-cell>
          <table:table-cell table:style-name="ce21" table:formula="of:=IF(OR(EXACT([.B99];&quot;&quot;);[.B99]&lt;=0);&quot;&quot;;IF([.G100]&gt;0;[.G100];MIN([.B99]+[.C10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0]+1" office:value-type="float" office:value="95">
            <text:p>95</text:p>
          </table:table-cell>
          <table:table-cell table:style-name="ce21" table:formula="of:=IF(OR(EXACT([.B100];&quot;&quot;);[.B100]&lt;=0);&quot;&quot;;ROUND([.B100]-[.D101];2))" office:value-type="currency" office:currency="USD" office:value="202850.2">
            <text:p>$202,850.20</text:p>
          </table:table-cell>
          <table:table-cell table:style-name="ce21" table:formula="of:=IF(OR(EXACT([.B100];&quot;&quot;);[.B100]&lt;=0);&quot;&quot;;[.B100]*[.$D$1])" office:value-type="currency" office:currency="USD" office:value="1019.0069">
            <text:p>$1,019.01</text:p>
          </table:table-cell>
          <table:table-cell table:style-name="ce21" table:formula="of:=IF(OR(EXACT([.B100];&quot;&quot;);[.B100]&lt;=0);&quot;&quot;;[.E101]-[.C101])" office:value-type="currency" office:currency="USD" office:value="951.178510814975">
            <text:p>$951.18</text:p>
          </table:table-cell>
          <table:table-cell table:style-name="ce21" table:formula="of:=IF(OR(EXACT([.B100];&quot;&quot;);[.B100]&lt;=0);&quot;&quot;;IF([.G101]&gt;0;[.G101];MIN([.B100]+[.C10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01]+1" office:value-type="float" office:value="96">
            <text:p>96</text:p>
          </table:table-cell>
          <table:table-cell table:style-name="ce22" table:formula="of:=IF(OR(EXACT([.B101];&quot;&quot;);[.B101]&lt;=0);&quot;&quot;;ROUND([.B101]-[.D102];2))" office:value-type="currency" office:currency="USD" office:value="201894.27">
            <text:p>$201,894.27</text:p>
          </table:table-cell>
          <table:table-cell table:style-name="ce22" table:formula="of:=IF(OR(EXACT([.B101];&quot;&quot;);[.B101]&lt;=0);&quot;&quot;;[.B101]*[.$D$1])" office:value-type="currency" office:currency="USD" office:value="1014.251">
            <text:p>$1,014.25</text:p>
          </table:table-cell>
          <table:table-cell table:style-name="ce22" table:formula="of:=IF(OR(EXACT([.B101];&quot;&quot;);[.B101]&lt;=0);&quot;&quot;;[.E102]-[.C102])" office:value-type="currency" office:currency="USD" office:value="955.934410814975">
            <text:p>$955.93</text:p>
          </table:table-cell>
          <table:table-cell table:style-name="ce22" table:formula="of:=IF(OR(EXACT([.B101];&quot;&quot;);[.B101]&lt;=0);&quot;&quot;;IF([.G102]&gt;0;[.G102];MIN([.B101]+[.C102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8">
            <text:p>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2]+1" office:value-type="float" office:value="97">
            <text:p>97</text:p>
          </table:table-cell>
          <table:table-cell table:style-name="ce21" table:formula="of:=IF(OR(EXACT([.B102];&quot;&quot;);[.B102]&lt;=0);&quot;&quot;;ROUND([.B102]-[.D103];2))" office:value-type="currency" office:currency="USD" office:value="200933.56">
            <text:p>$200,933.56</text:p>
          </table:table-cell>
          <table:table-cell table:style-name="ce21" table:formula="of:=IF(OR(EXACT([.B102];&quot;&quot;);[.B102]&lt;=0);&quot;&quot;;[.B102]*[.$D$1])" office:value-type="currency" office:currency="USD" office:value="1009.47135">
            <text:p>$1,009.47</text:p>
          </table:table-cell>
          <table:table-cell table:style-name="ce21" table:formula="of:=IF(OR(EXACT([.B102];&quot;&quot;);[.B102]&lt;=0);&quot;&quot;;[.E103]-[.C103])" office:value-type="currency" office:currency="USD" office:value="960.714060814975">
            <text:p>$960.71</text:p>
          </table:table-cell>
          <table:table-cell table:style-name="ce21" table:formula="of:=IF(OR(EXACT([.B102];&quot;&quot;);[.B102]&lt;=0);&quot;&quot;;IF([.G103]&gt;0;[.G103];MIN([.B102]+[.C10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3]+1" office:value-type="float" office:value="98">
            <text:p>98</text:p>
          </table:table-cell>
          <table:table-cell table:style-name="ce21" table:formula="of:=IF(OR(EXACT([.B103];&quot;&quot;);[.B103]&lt;=0);&quot;&quot;;ROUND([.B103]-[.D104];2))" office:value-type="currency" office:currency="USD" office:value="199968.04">
            <text:p>$199,968.04</text:p>
          </table:table-cell>
          <table:table-cell table:style-name="ce21" table:formula="of:=IF(OR(EXACT([.B103];&quot;&quot;);[.B103]&lt;=0);&quot;&quot;;[.B103]*[.$D$1])" office:value-type="currency" office:currency="USD" office:value="1004.6678">
            <text:p>$1,004.67</text:p>
          </table:table-cell>
          <table:table-cell table:style-name="ce21" table:formula="of:=IF(OR(EXACT([.B103];&quot;&quot;);[.B103]&lt;=0);&quot;&quot;;[.E104]-[.C104])" office:value-type="currency" office:currency="USD" office:value="965.517610814975">
            <text:p>$965.52</text:p>
          </table:table-cell>
          <table:table-cell table:style-name="ce21" table:formula="of:=IF(OR(EXACT([.B103];&quot;&quot;);[.B103]&lt;=0);&quot;&quot;;IF([.G104]&gt;0;[.G104];MIN([.B103]+[.C10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4]+1" office:value-type="float" office:value="99">
            <text:p>99</text:p>
          </table:table-cell>
          <table:table-cell table:style-name="ce21" table:formula="of:=IF(OR(EXACT([.B104];&quot;&quot;);[.B104]&lt;=0);&quot;&quot;;ROUND([.B104]-[.D105];2))" office:value-type="currency" office:currency="USD" office:value="198997.69">
            <text:p>$198,997.69</text:p>
          </table:table-cell>
          <table:table-cell table:style-name="ce21" table:formula="of:=IF(OR(EXACT([.B104];&quot;&quot;);[.B104]&lt;=0);&quot;&quot;;[.B104]*[.$D$1])" office:value-type="currency" office:currency="USD" office:value="999.8402">
            <text:p>$999.84</text:p>
          </table:table-cell>
          <table:table-cell table:style-name="ce21" table:formula="of:=IF(OR(EXACT([.B104];&quot;&quot;);[.B104]&lt;=0);&quot;&quot;;[.E105]-[.C105])" office:value-type="currency" office:currency="USD" office:value="970.345210814975">
            <text:p>$970.35</text:p>
          </table:table-cell>
          <table:table-cell table:style-name="ce21" table:formula="of:=IF(OR(EXACT([.B104];&quot;&quot;);[.B104]&lt;=0);&quot;&quot;;IF([.G105]&gt;0;[.G105];MIN([.B104]+[.C10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5]+1" office:value-type="float" office:value="100">
            <text:p>100</text:p>
          </table:table-cell>
          <table:table-cell table:style-name="ce21" table:formula="of:=IF(OR(EXACT([.B105];&quot;&quot;);[.B105]&lt;=0);&quot;&quot;;ROUND([.B105]-[.D106];2))" office:value-type="currency" office:currency="USD" office:value="198022.49">
            <text:p>$198,022.49</text:p>
          </table:table-cell>
          <table:table-cell table:style-name="ce21" table:formula="of:=IF(OR(EXACT([.B105];&quot;&quot;);[.B105]&lt;=0);&quot;&quot;;[.B105]*[.$D$1])" office:value-type="currency" office:currency="USD" office:value="994.98845">
            <text:p>$994.99</text:p>
          </table:table-cell>
          <table:table-cell table:style-name="ce21" table:formula="of:=IF(OR(EXACT([.B105];&quot;&quot;);[.B105]&lt;=0);&quot;&quot;;[.E106]-[.C106])" office:value-type="currency" office:currency="USD" office:value="975.196960814975">
            <text:p>$975.20</text:p>
          </table:table-cell>
          <table:table-cell table:style-name="ce21" table:formula="of:=IF(OR(EXACT([.B105];&quot;&quot;);[.B105]&lt;=0);&quot;&quot;;IF([.G106]&gt;0;[.G106];MIN([.B105]+[.C10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6]+1" office:value-type="float" office:value="101">
            <text:p>101</text:p>
          </table:table-cell>
          <table:table-cell table:style-name="ce21" table:formula="of:=IF(OR(EXACT([.B106];&quot;&quot;);[.B106]&lt;=0);&quot;&quot;;ROUND([.B106]-[.D107];2))" office:value-type="currency" office:currency="USD" office:value="197042.42">
            <text:p>$197,042.42</text:p>
          </table:table-cell>
          <table:table-cell table:style-name="ce21" table:formula="of:=IF(OR(EXACT([.B106];&quot;&quot;);[.B106]&lt;=0);&quot;&quot;;[.B106]*[.$D$1])" office:value-type="currency" office:currency="USD" office:value="990.11245">
            <text:p>$990.11</text:p>
          </table:table-cell>
          <table:table-cell table:style-name="ce21" table:formula="of:=IF(OR(EXACT([.B106];&quot;&quot;);[.B106]&lt;=0);&quot;&quot;;[.E107]-[.C107])" office:value-type="currency" office:currency="USD" office:value="980.072960814975">
            <text:p>$980.07</text:p>
          </table:table-cell>
          <table:table-cell table:style-name="ce21" table:formula="of:=IF(OR(EXACT([.B106];&quot;&quot;);[.B106]&lt;=0);&quot;&quot;;IF([.G107]&gt;0;[.G107];MIN([.B106]+[.C10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7]+1" office:value-type="float" office:value="102">
            <text:p>102</text:p>
          </table:table-cell>
          <table:table-cell table:style-name="ce21" table:formula="of:=IF(OR(EXACT([.B107];&quot;&quot;);[.B107]&lt;=0);&quot;&quot;;ROUND([.B107]-[.D108];2))" office:value-type="currency" office:currency="USD" office:value="196057.45">
            <text:p>$196,057.45</text:p>
          </table:table-cell>
          <table:table-cell table:style-name="ce21" table:formula="of:=IF(OR(EXACT([.B107];&quot;&quot;);[.B107]&lt;=0);&quot;&quot;;[.B107]*[.$D$1])" office:value-type="currency" office:currency="USD" office:value="985.2121">
            <text:p>$985.21</text:p>
          </table:table-cell>
          <table:table-cell table:style-name="ce21" table:formula="of:=IF(OR(EXACT([.B107];&quot;&quot;);[.B107]&lt;=0);&quot;&quot;;[.E108]-[.C108])" office:value-type="currency" office:currency="USD" office:value="984.973310814975">
            <text:p>$984.97</text:p>
          </table:table-cell>
          <table:table-cell table:style-name="ce21" table:formula="of:=IF(OR(EXACT([.B107];&quot;&quot;);[.B107]&lt;=0);&quot;&quot;;IF([.G108]&gt;0;[.G108];MIN([.B107]+[.C10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8]+1" office:value-type="float" office:value="103">
            <text:p>103</text:p>
          </table:table-cell>
          <table:table-cell table:style-name="ce21" table:formula="of:=IF(OR(EXACT([.B108];&quot;&quot;);[.B108]&lt;=0);&quot;&quot;;ROUND([.B108]-[.D109];2))" office:value-type="currency" office:currency="USD" office:value="195067.55">
            <text:p>$195,067.55</text:p>
          </table:table-cell>
          <table:table-cell table:style-name="ce21" table:formula="of:=IF(OR(EXACT([.B108];&quot;&quot;);[.B108]&lt;=0);&quot;&quot;;[.B108]*[.$D$1])" office:value-type="currency" office:currency="USD" office:value="980.28725">
            <text:p>$980.29</text:p>
          </table:table-cell>
          <table:table-cell table:style-name="ce21" table:formula="of:=IF(OR(EXACT([.B108];&quot;&quot;);[.B108]&lt;=0);&quot;&quot;;[.E109]-[.C109])" office:value-type="currency" office:currency="USD" office:value="989.898160814975">
            <text:p>$989.90</text:p>
          </table:table-cell>
          <table:table-cell table:style-name="ce21" table:formula="of:=IF(OR(EXACT([.B108];&quot;&quot;);[.B108]&lt;=0);&quot;&quot;;IF([.G109]&gt;0;[.G109];MIN([.B108]+[.C10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09]+1" office:value-type="float" office:value="104">
            <text:p>104</text:p>
          </table:table-cell>
          <table:table-cell table:style-name="ce21" table:formula="of:=IF(OR(EXACT([.B109];&quot;&quot;);[.B109]&lt;=0);&quot;&quot;;ROUND([.B109]-[.D110];2))" office:value-type="currency" office:currency="USD" office:value="194072.7">
            <text:p>$194,072.70</text:p>
          </table:table-cell>
          <table:table-cell table:style-name="ce21" table:formula="of:=IF(OR(EXACT([.B109];&quot;&quot;);[.B109]&lt;=0);&quot;&quot;;[.B109]*[.$D$1])" office:value-type="currency" office:currency="USD" office:value="975.33775">
            <text:p>$975.34</text:p>
          </table:table-cell>
          <table:table-cell table:style-name="ce21" table:formula="of:=IF(OR(EXACT([.B109];&quot;&quot;);[.B109]&lt;=0);&quot;&quot;;[.E110]-[.C110])" office:value-type="currency" office:currency="USD" office:value="994.847660814975">
            <text:p>$994.85</text:p>
          </table:table-cell>
          <table:table-cell table:style-name="ce21" table:formula="of:=IF(OR(EXACT([.B109];&quot;&quot;);[.B109]&lt;=0);&quot;&quot;;IF([.G110]&gt;0;[.G110];MIN([.B109]+[.C11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0]+1" office:value-type="float" office:value="105">
            <text:p>105</text:p>
          </table:table-cell>
          <table:table-cell table:style-name="ce21" table:formula="of:=IF(OR(EXACT([.B110];&quot;&quot;);[.B110]&lt;=0);&quot;&quot;;ROUND([.B110]-[.D111];2))" office:value-type="currency" office:currency="USD" office:value="193072.88">
            <text:p>$193,072.88</text:p>
          </table:table-cell>
          <table:table-cell table:style-name="ce21" table:formula="of:=IF(OR(EXACT([.B110];&quot;&quot;);[.B110]&lt;=0);&quot;&quot;;[.B110]*[.$D$1])" office:value-type="currency" office:currency="USD" office:value="970.3635">
            <text:p>$970.36</text:p>
          </table:table-cell>
          <table:table-cell table:style-name="ce21" table:formula="of:=IF(OR(EXACT([.B110];&quot;&quot;);[.B110]&lt;=0);&quot;&quot;;[.E111]-[.C111])" office:value-type="currency" office:currency="USD" office:value="999.821910814975">
            <text:p>$999.82</text:p>
          </table:table-cell>
          <table:table-cell table:style-name="ce21" table:formula="of:=IF(OR(EXACT([.B110];&quot;&quot;);[.B110]&lt;=0);&quot;&quot;;IF([.G111]&gt;0;[.G111];MIN([.B110]+[.C11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1]+1" office:value-type="float" office:value="106">
            <text:p>106</text:p>
          </table:table-cell>
          <table:table-cell table:style-name="ce21" table:formula="of:=IF(OR(EXACT([.B111];&quot;&quot;);[.B111]&lt;=0);&quot;&quot;;ROUND([.B111]-[.D112];2))" office:value-type="currency" office:currency="USD" office:value="192068.06">
            <text:p>$192,068.06</text:p>
          </table:table-cell>
          <table:table-cell table:style-name="ce21" table:formula="of:=IF(OR(EXACT([.B111];&quot;&quot;);[.B111]&lt;=0);&quot;&quot;;[.B111]*[.$D$1])" office:value-type="currency" office:currency="USD" office:value="965.3644">
            <text:p>$965.36</text:p>
          </table:table-cell>
          <table:table-cell table:style-name="ce21" table:formula="of:=IF(OR(EXACT([.B111];&quot;&quot;);[.B111]&lt;=0);&quot;&quot;;[.E112]-[.C112])" office:value-type="currency" office:currency="USD" office:value="1004.82101081498">
            <text:p>$1,004.82</text:p>
          </table:table-cell>
          <table:table-cell table:style-name="ce21" table:formula="of:=IF(OR(EXACT([.B111];&quot;&quot;);[.B111]&lt;=0);&quot;&quot;;IF([.G112]&gt;0;[.G112];MIN([.B111]+[.C11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2]+1" office:value-type="float" office:value="107">
            <text:p>107</text:p>
          </table:table-cell>
          <table:table-cell table:style-name="ce21" table:formula="of:=IF(OR(EXACT([.B112];&quot;&quot;);[.B112]&lt;=0);&quot;&quot;;ROUND([.B112]-[.D113];2))" office:value-type="currency" office:currency="USD" office:value="191058.21">
            <text:p>$191,058.21</text:p>
          </table:table-cell>
          <table:table-cell table:style-name="ce21" table:formula="of:=IF(OR(EXACT([.B112];&quot;&quot;);[.B112]&lt;=0);&quot;&quot;;[.B112]*[.$D$1])" office:value-type="currency" office:currency="USD" office:value="960.3403">
            <text:p>$960.34</text:p>
          </table:table-cell>
          <table:table-cell table:style-name="ce21" table:formula="of:=IF(OR(EXACT([.B112];&quot;&quot;);[.B112]&lt;=0);&quot;&quot;;[.E113]-[.C113])" office:value-type="currency" office:currency="USD" office:value="1009.84511081498">
            <text:p>$1,009.85</text:p>
          </table:table-cell>
          <table:table-cell table:style-name="ce21" table:formula="of:=IF(OR(EXACT([.B112];&quot;&quot;);[.B112]&lt;=0);&quot;&quot;;IF([.G113]&gt;0;[.G113];MIN([.B112]+[.C11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13]+1" office:value-type="float" office:value="108">
            <text:p>108</text:p>
          </table:table-cell>
          <table:table-cell table:style-name="ce22" table:formula="of:=IF(OR(EXACT([.B113];&quot;&quot;);[.B113]&lt;=0);&quot;&quot;;ROUND([.B113]-[.D114];2))" office:value-type="currency" office:currency="USD" office:value="190043.32">
            <text:p>$190,043.32</text:p>
          </table:table-cell>
          <table:table-cell table:style-name="ce22" table:formula="of:=IF(OR(EXACT([.B113];&quot;&quot;);[.B113]&lt;=0);&quot;&quot;;[.B113]*[.$D$1])" office:value-type="currency" office:currency="USD" office:value="955.29105">
            <text:p>$955.29</text:p>
          </table:table-cell>
          <table:table-cell table:style-name="ce22" table:formula="of:=IF(OR(EXACT([.B113];&quot;&quot;);[.B113]&lt;=0);&quot;&quot;;[.E114]-[.C114])" office:value-type="currency" office:currency="USD" office:value="1014.89436081498">
            <text:p>$1,014.89</text:p>
          </table:table-cell>
          <table:table-cell table:style-name="ce22" table:formula="of:=IF(OR(EXACT([.B113];&quot;&quot;);[.B113]&lt;=0);&quot;&quot;;IF([.G114]&gt;0;[.G114];MIN([.B113]+[.C114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9">
            <text:p>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4]+1" office:value-type="float" office:value="109">
            <text:p>109</text:p>
          </table:table-cell>
          <table:table-cell table:style-name="ce21" table:formula="of:=IF(OR(EXACT([.B114];&quot;&quot;);[.B114]&lt;=0);&quot;&quot;;ROUND([.B114]-[.D115];2))" office:value-type="currency" office:currency="USD" office:value="189023.35">
            <text:p>$189,023.35</text:p>
          </table:table-cell>
          <table:table-cell table:style-name="ce21" table:formula="of:=IF(OR(EXACT([.B114];&quot;&quot;);[.B114]&lt;=0);&quot;&quot;;[.B114]*[.$D$1])" office:value-type="currency" office:currency="USD" office:value="950.2166">
            <text:p>$950.22</text:p>
          </table:table-cell>
          <table:table-cell table:style-name="ce21" table:formula="of:=IF(OR(EXACT([.B114];&quot;&quot;);[.B114]&lt;=0);&quot;&quot;;[.E115]-[.C115])" office:value-type="currency" office:currency="USD" office:value="1019.96881081498">
            <text:p>$1,019.97</text:p>
          </table:table-cell>
          <table:table-cell table:style-name="ce21" table:formula="of:=IF(OR(EXACT([.B114];&quot;&quot;);[.B114]&lt;=0);&quot;&quot;;IF([.G115]&gt;0;[.G115];MIN([.B114]+[.C11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5]+1" office:value-type="float" office:value="110">
            <text:p>110</text:p>
          </table:table-cell>
          <table:table-cell table:style-name="ce21" table:formula="of:=IF(OR(EXACT([.B115];&quot;&quot;);[.B115]&lt;=0);&quot;&quot;;ROUND([.B115]-[.D116];2))" office:value-type="currency" office:currency="USD" office:value="187998.28">
            <text:p>$187,998.28</text:p>
          </table:table-cell>
          <table:table-cell table:style-name="ce21" table:formula="of:=IF(OR(EXACT([.B115];&quot;&quot;);[.B115]&lt;=0);&quot;&quot;;[.B115]*[.$D$1])" office:value-type="currency" office:currency="USD" office:value="945.11675">
            <text:p>$945.12</text:p>
          </table:table-cell>
          <table:table-cell table:style-name="ce21" table:formula="of:=IF(OR(EXACT([.B115];&quot;&quot;);[.B115]&lt;=0);&quot;&quot;;[.E116]-[.C116])" office:value-type="currency" office:currency="USD" office:value="1025.06866081498">
            <text:p>$1,025.07</text:p>
          </table:table-cell>
          <table:table-cell table:style-name="ce21" table:formula="of:=IF(OR(EXACT([.B115];&quot;&quot;);[.B115]&lt;=0);&quot;&quot;;IF([.G116]&gt;0;[.G116];MIN([.B115]+[.C11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6]+1" office:value-type="float" office:value="111">
            <text:p>111</text:p>
          </table:table-cell>
          <table:table-cell table:style-name="ce21" table:formula="of:=IF(OR(EXACT([.B116];&quot;&quot;);[.B116]&lt;=0);&quot;&quot;;ROUND([.B116]-[.D117];2))" office:value-type="currency" office:currency="USD" office:value="186968.09">
            <text:p>$186,968.09</text:p>
          </table:table-cell>
          <table:table-cell table:style-name="ce21" table:formula="of:=IF(OR(EXACT([.B116];&quot;&quot;);[.B116]&lt;=0);&quot;&quot;;[.B116]*[.$D$1])" office:value-type="currency" office:currency="USD" office:value="939.9914">
            <text:p>$939.99</text:p>
          </table:table-cell>
          <table:table-cell table:style-name="ce21" table:formula="of:=IF(OR(EXACT([.B116];&quot;&quot;);[.B116]&lt;=0);&quot;&quot;;[.E117]-[.C117])" office:value-type="currency" office:currency="USD" office:value="1030.19401081498">
            <text:p>$1,030.19</text:p>
          </table:table-cell>
          <table:table-cell table:style-name="ce21" table:formula="of:=IF(OR(EXACT([.B116];&quot;&quot;);[.B116]&lt;=0);&quot;&quot;;IF([.G117]&gt;0;[.G117];MIN([.B116]+[.C11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7]+1" office:value-type="float" office:value="112">
            <text:p>112</text:p>
          </table:table-cell>
          <table:table-cell table:style-name="ce21" table:formula="of:=IF(OR(EXACT([.B117];&quot;&quot;);[.B117]&lt;=0);&quot;&quot;;ROUND([.B117]-[.D118];2))" office:value-type="currency" office:currency="USD" office:value="185932.75">
            <text:p>$185,932.75</text:p>
          </table:table-cell>
          <table:table-cell table:style-name="ce21" table:formula="of:=IF(OR(EXACT([.B117];&quot;&quot;);[.B117]&lt;=0);&quot;&quot;;[.B117]*[.$D$1])" office:value-type="currency" office:currency="USD" office:value="934.84045">
            <text:p>$934.84</text:p>
          </table:table-cell>
          <table:table-cell table:style-name="ce21" table:formula="of:=IF(OR(EXACT([.B117];&quot;&quot;);[.B117]&lt;=0);&quot;&quot;;[.E118]-[.C118])" office:value-type="currency" office:currency="USD" office:value="1035.34496081498">
            <text:p>$1,035.34</text:p>
          </table:table-cell>
          <table:table-cell table:style-name="ce21" table:formula="of:=IF(OR(EXACT([.B117];&quot;&quot;);[.B117]&lt;=0);&quot;&quot;;IF([.G118]&gt;0;[.G118];MIN([.B117]+[.C11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8]+1" office:value-type="float" office:value="113">
            <text:p>113</text:p>
          </table:table-cell>
          <table:table-cell table:style-name="ce21" table:formula="of:=IF(OR(EXACT([.B118];&quot;&quot;);[.B118]&lt;=0);&quot;&quot;;ROUND([.B118]-[.D119];2))" office:value-type="currency" office:currency="USD" office:value="184892.23">
            <text:p>$184,892.23</text:p>
          </table:table-cell>
          <table:table-cell table:style-name="ce21" table:formula="of:=IF(OR(EXACT([.B118];&quot;&quot;);[.B118]&lt;=0);&quot;&quot;;[.B118]*[.$D$1])" office:value-type="currency" office:currency="USD" office:value="929.66375">
            <text:p>$929.66</text:p>
          </table:table-cell>
          <table:table-cell table:style-name="ce21" table:formula="of:=IF(OR(EXACT([.B118];&quot;&quot;);[.B118]&lt;=0);&quot;&quot;;[.E119]-[.C119])" office:value-type="currency" office:currency="USD" office:value="1040.52166081498">
            <text:p>$1,040.52</text:p>
          </table:table-cell>
          <table:table-cell table:style-name="ce21" table:formula="of:=IF(OR(EXACT([.B118];&quot;&quot;);[.B118]&lt;=0);&quot;&quot;;IF([.G119]&gt;0;[.G119];MIN([.B118]+[.C11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19]+1" office:value-type="float" office:value="114">
            <text:p>114</text:p>
          </table:table-cell>
          <table:table-cell table:style-name="ce21" table:formula="of:=IF(OR(EXACT([.B119];&quot;&quot;);[.B119]&lt;=0);&quot;&quot;;ROUND([.B119]-[.D120];2))" office:value-type="currency" office:currency="USD" office:value="183846.51">
            <text:p>$183,846.51</text:p>
          </table:table-cell>
          <table:table-cell table:style-name="ce21" table:formula="of:=IF(OR(EXACT([.B119];&quot;&quot;);[.B119]&lt;=0);&quot;&quot;;[.B119]*[.$D$1])" office:value-type="currency" office:currency="USD" office:value="924.46115">
            <text:p>$924.46</text:p>
          </table:table-cell>
          <table:table-cell table:style-name="ce21" table:formula="of:=IF(OR(EXACT([.B119];&quot;&quot;);[.B119]&lt;=0);&quot;&quot;;[.E120]-[.C120])" office:value-type="currency" office:currency="USD" office:value="1045.72426081498">
            <text:p>$1,045.72</text:p>
          </table:table-cell>
          <table:table-cell table:style-name="ce21" table:formula="of:=IF(OR(EXACT([.B119];&quot;&quot;);[.B119]&lt;=0);&quot;&quot;;IF([.G120]&gt;0;[.G120];MIN([.B119]+[.C12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0]+1" office:value-type="float" office:value="115">
            <text:p>115</text:p>
          </table:table-cell>
          <table:table-cell table:style-name="ce21" table:formula="of:=IF(OR(EXACT([.B120];&quot;&quot;);[.B120]&lt;=0);&quot;&quot;;ROUND([.B120]-[.D121];2))" office:value-type="currency" office:currency="USD" office:value="182795.56">
            <text:p>$182,795.56</text:p>
          </table:table-cell>
          <table:table-cell table:style-name="ce21" table:formula="of:=IF(OR(EXACT([.B120];&quot;&quot;);[.B120]&lt;=0);&quot;&quot;;[.B120]*[.$D$1])" office:value-type="currency" office:currency="USD" office:value="919.23255">
            <text:p>$919.23</text:p>
          </table:table-cell>
          <table:table-cell table:style-name="ce21" table:formula="of:=IF(OR(EXACT([.B120];&quot;&quot;);[.B120]&lt;=0);&quot;&quot;;[.E121]-[.C121])" office:value-type="currency" office:currency="USD" office:value="1050.95286081498">
            <text:p>$1,050.95</text:p>
          </table:table-cell>
          <table:table-cell table:style-name="ce21" table:formula="of:=IF(OR(EXACT([.B120];&quot;&quot;);[.B120]&lt;=0);&quot;&quot;;IF([.G121]&gt;0;[.G121];MIN([.B120]+[.C12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1]+1" office:value-type="float" office:value="116">
            <text:p>116</text:p>
          </table:table-cell>
          <table:table-cell table:style-name="ce21" table:formula="of:=IF(OR(EXACT([.B121];&quot;&quot;);[.B121]&lt;=0);&quot;&quot;;ROUND([.B121]-[.D122];2))" office:value-type="currency" office:currency="USD" office:value="181739.35">
            <text:p>$181,739.35</text:p>
          </table:table-cell>
          <table:table-cell table:style-name="ce21" table:formula="of:=IF(OR(EXACT([.B121];&quot;&quot;);[.B121]&lt;=0);&quot;&quot;;[.B121]*[.$D$1])" office:value-type="currency" office:currency="USD" office:value="913.9778">
            <text:p>$913.98</text:p>
          </table:table-cell>
          <table:table-cell table:style-name="ce21" table:formula="of:=IF(OR(EXACT([.B121];&quot;&quot;);[.B121]&lt;=0);&quot;&quot;;[.E122]-[.C122])" office:value-type="currency" office:currency="USD" office:value="1056.20761081498">
            <text:p>$1,056.21</text:p>
          </table:table-cell>
          <table:table-cell table:style-name="ce21" table:formula="of:=IF(OR(EXACT([.B121];&quot;&quot;);[.B121]&lt;=0);&quot;&quot;;IF([.G122]&gt;0;[.G122];MIN([.B121]+[.C12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2]+1" office:value-type="float" office:value="117">
            <text:p>117</text:p>
          </table:table-cell>
          <table:table-cell table:style-name="ce21" table:formula="of:=IF(OR(EXACT([.B122];&quot;&quot;);[.B122]&lt;=0);&quot;&quot;;ROUND([.B122]-[.D123];2))" office:value-type="currency" office:currency="USD" office:value="180677.86">
            <text:p>$180,677.86</text:p>
          </table:table-cell>
          <table:table-cell table:style-name="ce21" table:formula="of:=IF(OR(EXACT([.B122];&quot;&quot;);[.B122]&lt;=0);&quot;&quot;;[.B122]*[.$D$1])" office:value-type="currency" office:currency="USD" office:value="908.69675">
            <text:p>$908.70</text:p>
          </table:table-cell>
          <table:table-cell table:style-name="ce21" table:formula="of:=IF(OR(EXACT([.B122];&quot;&quot;);[.B122]&lt;=0);&quot;&quot;;[.E123]-[.C123])" office:value-type="currency" office:currency="USD" office:value="1061.48866081498">
            <text:p>$1,061.49</text:p>
          </table:table-cell>
          <table:table-cell table:style-name="ce21" table:formula="of:=IF(OR(EXACT([.B122];&quot;&quot;);[.B122]&lt;=0);&quot;&quot;;IF([.G123]&gt;0;[.G123];MIN([.B122]+[.C12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3]+1" office:value-type="float" office:value="118">
            <text:p>118</text:p>
          </table:table-cell>
          <table:table-cell table:style-name="ce21" table:formula="of:=IF(OR(EXACT([.B123];&quot;&quot;);[.B123]&lt;=0);&quot;&quot;;ROUND([.B123]-[.D124];2))" office:value-type="currency" office:currency="USD" office:value="179611.06">
            <text:p>$179,611.06</text:p>
          </table:table-cell>
          <table:table-cell table:style-name="ce21" table:formula="of:=IF(OR(EXACT([.B123];&quot;&quot;);[.B123]&lt;=0);&quot;&quot;;[.B123]*[.$D$1])" office:value-type="currency" office:currency="USD" office:value="903.3893">
            <text:p>$903.39</text:p>
          </table:table-cell>
          <table:table-cell table:style-name="ce21" table:formula="of:=IF(OR(EXACT([.B123];&quot;&quot;);[.B123]&lt;=0);&quot;&quot;;[.E124]-[.C124])" office:value-type="currency" office:currency="USD" office:value="1066.79611081498">
            <text:p>$1,066.80</text:p>
          </table:table-cell>
          <table:table-cell table:style-name="ce21" table:formula="of:=IF(OR(EXACT([.B123];&quot;&quot;);[.B123]&lt;=0);&quot;&quot;;IF([.G124]&gt;0;[.G124];MIN([.B123]+[.C12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4]+1" office:value-type="float" office:value="119">
            <text:p>119</text:p>
          </table:table-cell>
          <table:table-cell table:style-name="ce21" table:formula="of:=IF(OR(EXACT([.B124];&quot;&quot;);[.B124]&lt;=0);&quot;&quot;;ROUND([.B124]-[.D125];2))" office:value-type="currency" office:currency="USD" office:value="178538.93">
            <text:p>$178,538.93</text:p>
          </table:table-cell>
          <table:table-cell table:style-name="ce21" table:formula="of:=IF(OR(EXACT([.B124];&quot;&quot;);[.B124]&lt;=0);&quot;&quot;;[.B124]*[.$D$1])" office:value-type="currency" office:currency="USD" office:value="898.0553">
            <text:p>$898.06</text:p>
          </table:table-cell>
          <table:table-cell table:style-name="ce21" table:formula="of:=IF(OR(EXACT([.B124];&quot;&quot;);[.B124]&lt;=0);&quot;&quot;;[.E125]-[.C125])" office:value-type="currency" office:currency="USD" office:value="1072.13011081498">
            <text:p>$1,072.13</text:p>
          </table:table-cell>
          <table:table-cell table:style-name="ce21" table:formula="of:=IF(OR(EXACT([.B124];&quot;&quot;);[.B124]&lt;=0);&quot;&quot;;IF([.G125]&gt;0;[.G125];MIN([.B124]+[.C12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25]+1" office:value-type="float" office:value="120">
            <text:p>120</text:p>
          </table:table-cell>
          <table:table-cell table:style-name="ce22" table:formula="of:=IF(OR(EXACT([.B125];&quot;&quot;);[.B125]&lt;=0);&quot;&quot;;ROUND([.B125]-[.D126];2))" office:value-type="currency" office:currency="USD" office:value="177461.44">
            <text:p>$177,461.44</text:p>
          </table:table-cell>
          <table:table-cell table:style-name="ce22" table:formula="of:=IF(OR(EXACT([.B125];&quot;&quot;);[.B125]&lt;=0);&quot;&quot;;[.B125]*[.$D$1])" office:value-type="currency" office:currency="USD" office:value="892.69465">
            <text:p>$892.69</text:p>
          </table:table-cell>
          <table:table-cell table:style-name="ce22" table:formula="of:=IF(OR(EXACT([.B125];&quot;&quot;);[.B125]&lt;=0);&quot;&quot;;[.E126]-[.C126])" office:value-type="currency" office:currency="USD" office:value="1077.49076081498">
            <text:p>$1,077.49</text:p>
          </table:table-cell>
          <table:table-cell table:style-name="ce22" table:formula="of:=IF(OR(EXACT([.B125];&quot;&quot;);[.B125]&lt;=0);&quot;&quot;;IF([.G126]&gt;0;[.G126];MIN([.B125]+[.C126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0">
            <text:p>1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6]+1" office:value-type="float" office:value="121">
            <text:p>121</text:p>
          </table:table-cell>
          <table:table-cell table:style-name="ce21" table:formula="of:=IF(OR(EXACT([.B126];&quot;&quot;);[.B126]&lt;=0);&quot;&quot;;ROUND([.B126]-[.D127];2))" office:value-type="currency" office:currency="USD" office:value="176378.56">
            <text:p>$176,378.56</text:p>
          </table:table-cell>
          <table:table-cell table:style-name="ce21" table:formula="of:=IF(OR(EXACT([.B126];&quot;&quot;);[.B126]&lt;=0);&quot;&quot;;[.B126]*[.$D$1])" office:value-type="currency" office:currency="USD" office:value="887.3072">
            <text:p>$887.31</text:p>
          </table:table-cell>
          <table:table-cell table:style-name="ce21" table:formula="of:=IF(OR(EXACT([.B126];&quot;&quot;);[.B126]&lt;=0);&quot;&quot;;[.E127]-[.C127])" office:value-type="currency" office:currency="USD" office:value="1082.87821081498">
            <text:p>$1,082.88</text:p>
          </table:table-cell>
          <table:table-cell table:style-name="ce21" table:formula="of:=IF(OR(EXACT([.B126];&quot;&quot;);[.B126]&lt;=0);&quot;&quot;;IF([.G127]&gt;0;[.G127];MIN([.B126]+[.C12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7]+1" office:value-type="float" office:value="122">
            <text:p>122</text:p>
          </table:table-cell>
          <table:table-cell table:style-name="ce21" table:formula="of:=IF(OR(EXACT([.B127];&quot;&quot;);[.B127]&lt;=0);&quot;&quot;;ROUND([.B127]-[.D128];2))" office:value-type="currency" office:currency="USD" office:value="175290.27">
            <text:p>$175,290.27</text:p>
          </table:table-cell>
          <table:table-cell table:style-name="ce21" table:formula="of:=IF(OR(EXACT([.B127];&quot;&quot;);[.B127]&lt;=0);&quot;&quot;;[.B127]*[.$D$1])" office:value-type="currency" office:currency="USD" office:value="881.8928">
            <text:p>$881.89</text:p>
          </table:table-cell>
          <table:table-cell table:style-name="ce21" table:formula="of:=IF(OR(EXACT([.B127];&quot;&quot;);[.B127]&lt;=0);&quot;&quot;;[.E128]-[.C128])" office:value-type="currency" office:currency="USD" office:value="1088.29261081498">
            <text:p>$1,088.29</text:p>
          </table:table-cell>
          <table:table-cell table:style-name="ce21" table:formula="of:=IF(OR(EXACT([.B127];&quot;&quot;);[.B127]&lt;=0);&quot;&quot;;IF([.G128]&gt;0;[.G128];MIN([.B127]+[.C12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8]+1" office:value-type="float" office:value="123">
            <text:p>123</text:p>
          </table:table-cell>
          <table:table-cell table:style-name="ce21" table:formula="of:=IF(OR(EXACT([.B128];&quot;&quot;);[.B128]&lt;=0);&quot;&quot;;ROUND([.B128]-[.D129];2))" office:value-type="currency" office:currency="USD" office:value="174196.54">
            <text:p>$174,196.54</text:p>
          </table:table-cell>
          <table:table-cell table:style-name="ce21" table:formula="of:=IF(OR(EXACT([.B128];&quot;&quot;);[.B128]&lt;=0);&quot;&quot;;[.B128]*[.$D$1])" office:value-type="currency" office:currency="USD" office:value="876.45135">
            <text:p>$876.45</text:p>
          </table:table-cell>
          <table:table-cell table:style-name="ce21" table:formula="of:=IF(OR(EXACT([.B128];&quot;&quot;);[.B128]&lt;=0);&quot;&quot;;[.E129]-[.C129])" office:value-type="currency" office:currency="USD" office:value="1093.73406081498">
            <text:p>$1,093.73</text:p>
          </table:table-cell>
          <table:table-cell table:style-name="ce21" table:formula="of:=IF(OR(EXACT([.B128];&quot;&quot;);[.B128]&lt;=0);&quot;&quot;;IF([.G129]&gt;0;[.G129];MIN([.B128]+[.C12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29]+1" office:value-type="float" office:value="124">
            <text:p>124</text:p>
          </table:table-cell>
          <table:table-cell table:style-name="ce21" table:formula="of:=IF(OR(EXACT([.B129];&quot;&quot;);[.B129]&lt;=0);&quot;&quot;;ROUND([.B129]-[.D130];2))" office:value-type="currency" office:currency="USD" office:value="173097.34">
            <text:p>$173,097.34</text:p>
          </table:table-cell>
          <table:table-cell table:style-name="ce21" table:formula="of:=IF(OR(EXACT([.B129];&quot;&quot;);[.B129]&lt;=0);&quot;&quot;;[.B129]*[.$D$1])" office:value-type="currency" office:currency="USD" office:value="870.9827">
            <text:p>$870.98</text:p>
          </table:table-cell>
          <table:table-cell table:style-name="ce21" table:formula="of:=IF(OR(EXACT([.B129];&quot;&quot;);[.B129]&lt;=0);&quot;&quot;;[.E130]-[.C130])" office:value-type="currency" office:currency="USD" office:value="1099.20271081498">
            <text:p>$1,099.20</text:p>
          </table:table-cell>
          <table:table-cell table:style-name="ce21" table:formula="of:=IF(OR(EXACT([.B129];&quot;&quot;);[.B129]&lt;=0);&quot;&quot;;IF([.G130]&gt;0;[.G130];MIN([.B129]+[.C13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0]+1" office:value-type="float" office:value="125">
            <text:p>125</text:p>
          </table:table-cell>
          <table:table-cell table:style-name="ce21" table:formula="of:=IF(OR(EXACT([.B130];&quot;&quot;);[.B130]&lt;=0);&quot;&quot;;ROUND([.B130]-[.D131];2))" office:value-type="currency" office:currency="USD" office:value="171992.64">
            <text:p>$171,992.64</text:p>
          </table:table-cell>
          <table:table-cell table:style-name="ce21" table:formula="of:=IF(OR(EXACT([.B130];&quot;&quot;);[.B130]&lt;=0);&quot;&quot;;[.B130]*[.$D$1])" office:value-type="currency" office:currency="USD" office:value="865.4867">
            <text:p>$865.49</text:p>
          </table:table-cell>
          <table:table-cell table:style-name="ce21" table:formula="of:=IF(OR(EXACT([.B130];&quot;&quot;);[.B130]&lt;=0);&quot;&quot;;[.E131]-[.C131])" office:value-type="currency" office:currency="USD" office:value="1104.69871081498">
            <text:p>$1,104.70</text:p>
          </table:table-cell>
          <table:table-cell table:style-name="ce21" table:formula="of:=IF(OR(EXACT([.B130];&quot;&quot;);[.B130]&lt;=0);&quot;&quot;;IF([.G131]&gt;0;[.G131];MIN([.B130]+[.C13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1]+1" office:value-type="float" office:value="126">
            <text:p>126</text:p>
          </table:table-cell>
          <table:table-cell table:style-name="ce21" table:formula="of:=IF(OR(EXACT([.B131];&quot;&quot;);[.B131]&lt;=0);&quot;&quot;;ROUND([.B131]-[.D132];2))" office:value-type="currency" office:currency="USD" office:value="170882.42">
            <text:p>$170,882.42</text:p>
          </table:table-cell>
          <table:table-cell table:style-name="ce21" table:formula="of:=IF(OR(EXACT([.B131];&quot;&quot;);[.B131]&lt;=0);&quot;&quot;;[.B131]*[.$D$1])" office:value-type="currency" office:currency="USD" office:value="859.9632">
            <text:p>$859.96</text:p>
          </table:table-cell>
          <table:table-cell table:style-name="ce21" table:formula="of:=IF(OR(EXACT([.B131];&quot;&quot;);[.B131]&lt;=0);&quot;&quot;;[.E132]-[.C132])" office:value-type="currency" office:currency="USD" office:value="1110.22221081498">
            <text:p>$1,110.22</text:p>
          </table:table-cell>
          <table:table-cell table:style-name="ce21" table:formula="of:=IF(OR(EXACT([.B131];&quot;&quot;);[.B131]&lt;=0);&quot;&quot;;IF([.G132]&gt;0;[.G132];MIN([.B131]+[.C13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2]+1" office:value-type="float" office:value="127">
            <text:p>127</text:p>
          </table:table-cell>
          <table:table-cell table:style-name="ce21" table:formula="of:=IF(OR(EXACT([.B132];&quot;&quot;);[.B132]&lt;=0);&quot;&quot;;ROUND([.B132]-[.D133];2))" office:value-type="currency" office:currency="USD" office:value="169766.65">
            <text:p>$169,766.65</text:p>
          </table:table-cell>
          <table:table-cell table:style-name="ce21" table:formula="of:=IF(OR(EXACT([.B132];&quot;&quot;);[.B132]&lt;=0);&quot;&quot;;[.B132]*[.$D$1])" office:value-type="currency" office:currency="USD" office:value="854.4121">
            <text:p>$854.41</text:p>
          </table:table-cell>
          <table:table-cell table:style-name="ce21" table:formula="of:=IF(OR(EXACT([.B132];&quot;&quot;);[.B132]&lt;=0);&quot;&quot;;[.E133]-[.C133])" office:value-type="currency" office:currency="USD" office:value="1115.77331081498">
            <text:p>$1,115.77</text:p>
          </table:table-cell>
          <table:table-cell table:style-name="ce21" table:formula="of:=IF(OR(EXACT([.B132];&quot;&quot;);[.B132]&lt;=0);&quot;&quot;;IF([.G133]&gt;0;[.G133];MIN([.B132]+[.C13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3]+1" office:value-type="float" office:value="128">
            <text:p>128</text:p>
          </table:table-cell>
          <table:table-cell table:style-name="ce21" table:formula="of:=IF(OR(EXACT([.B133];&quot;&quot;);[.B133]&lt;=0);&quot;&quot;;ROUND([.B133]-[.D134];2))" office:value-type="currency" office:currency="USD" office:value="168645.3">
            <text:p>$168,645.30</text:p>
          </table:table-cell>
          <table:table-cell table:style-name="ce21" table:formula="of:=IF(OR(EXACT([.B133];&quot;&quot;);[.B133]&lt;=0);&quot;&quot;;[.B133]*[.$D$1])" office:value-type="currency" office:currency="USD" office:value="848.83325">
            <text:p>$848.83</text:p>
          </table:table-cell>
          <table:table-cell table:style-name="ce21" table:formula="of:=IF(OR(EXACT([.B133];&quot;&quot;);[.B133]&lt;=0);&quot;&quot;;[.E134]-[.C134])" office:value-type="currency" office:currency="USD" office:value="1121.35216081498">
            <text:p>$1,121.35</text:p>
          </table:table-cell>
          <table:table-cell table:style-name="ce21" table:formula="of:=IF(OR(EXACT([.B133];&quot;&quot;);[.B133]&lt;=0);&quot;&quot;;IF([.G134]&gt;0;[.G134];MIN([.B133]+[.C13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4]+1" office:value-type="float" office:value="129">
            <text:p>129</text:p>
          </table:table-cell>
          <table:table-cell table:style-name="ce21" table:formula="of:=IF(OR(EXACT([.B134];&quot;&quot;);[.B134]&lt;=0);&quot;&quot;;ROUND([.B134]-[.D135];2))" office:value-type="currency" office:currency="USD" office:value="167518.34">
            <text:p>$167,518.34</text:p>
          </table:table-cell>
          <table:table-cell table:style-name="ce21" table:formula="of:=IF(OR(EXACT([.B134];&quot;&quot;);[.B134]&lt;=0);&quot;&quot;;[.B134]*[.$D$1])" office:value-type="currency" office:currency="USD" office:value="843.2265">
            <text:p>$843.23</text:p>
          </table:table-cell>
          <table:table-cell table:style-name="ce21" table:formula="of:=IF(OR(EXACT([.B134];&quot;&quot;);[.B134]&lt;=0);&quot;&quot;;[.E135]-[.C135])" office:value-type="currency" office:currency="USD" office:value="1126.95891081498">
            <text:p>$1,126.96</text:p>
          </table:table-cell>
          <table:table-cell table:style-name="ce21" table:formula="of:=IF(OR(EXACT([.B134];&quot;&quot;);[.B134]&lt;=0);&quot;&quot;;IF([.G135]&gt;0;[.G135];MIN([.B134]+[.C13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5]+1" office:value-type="float" office:value="130">
            <text:p>130</text:p>
          </table:table-cell>
          <table:table-cell table:style-name="ce21" table:formula="of:=IF(OR(EXACT([.B135];&quot;&quot;);[.B135]&lt;=0);&quot;&quot;;ROUND([.B135]-[.D136];2))" office:value-type="currency" office:currency="USD" office:value="166385.75">
            <text:p>$166,385.75</text:p>
          </table:table-cell>
          <table:table-cell table:style-name="ce21" table:formula="of:=IF(OR(EXACT([.B135];&quot;&quot;);[.B135]&lt;=0);&quot;&quot;;[.B135]*[.$D$1])" office:value-type="currency" office:currency="USD" office:value="837.5917">
            <text:p>$837.59</text:p>
          </table:table-cell>
          <table:table-cell table:style-name="ce21" table:formula="of:=IF(OR(EXACT([.B135];&quot;&quot;);[.B135]&lt;=0);&quot;&quot;;[.E136]-[.C136])" office:value-type="currency" office:currency="USD" office:value="1132.59371081498">
            <text:p>$1,132.59</text:p>
          </table:table-cell>
          <table:table-cell table:style-name="ce21" table:formula="of:=IF(OR(EXACT([.B135];&quot;&quot;);[.B135]&lt;=0);&quot;&quot;;IF([.G136]&gt;0;[.G136];MIN([.B135]+[.C13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6]+1" office:value-type="float" office:value="131">
            <text:p>131</text:p>
          </table:table-cell>
          <table:table-cell table:style-name="ce21" table:formula="of:=IF(OR(EXACT([.B136];&quot;&quot;);[.B136]&lt;=0);&quot;&quot;;ROUND([.B136]-[.D137];2))" office:value-type="currency" office:currency="USD" office:value="165247.49">
            <text:p>$165,247.49</text:p>
          </table:table-cell>
          <table:table-cell table:style-name="ce21" table:formula="of:=IF(OR(EXACT([.B136];&quot;&quot;);[.B136]&lt;=0);&quot;&quot;;[.B136]*[.$D$1])" office:value-type="currency" office:currency="USD" office:value="831.92875">
            <text:p>$831.93</text:p>
          </table:table-cell>
          <table:table-cell table:style-name="ce21" table:formula="of:=IF(OR(EXACT([.B136];&quot;&quot;);[.B136]&lt;=0);&quot;&quot;;[.E137]-[.C137])" office:value-type="currency" office:currency="USD" office:value="1138.25666081498">
            <text:p>$1,138.26</text:p>
          </table:table-cell>
          <table:table-cell table:style-name="ce21" table:formula="of:=IF(OR(EXACT([.B136];&quot;&quot;);[.B136]&lt;=0);&quot;&quot;;IF([.G137]&gt;0;[.G137];MIN([.B136]+[.C13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37]+1" office:value-type="float" office:value="132">
            <text:p>132</text:p>
          </table:table-cell>
          <table:table-cell table:style-name="ce22" table:formula="of:=IF(OR(EXACT([.B137];&quot;&quot;);[.B137]&lt;=0);&quot;&quot;;ROUND([.B137]-[.D138];2))" office:value-type="currency" office:currency="USD" office:value="164103.54">
            <text:p>$164,103.54</text:p>
          </table:table-cell>
          <table:table-cell table:style-name="ce22" table:formula="of:=IF(OR(EXACT([.B137];&quot;&quot;);[.B137]&lt;=0);&quot;&quot;;[.B137]*[.$D$1])" office:value-type="currency" office:currency="USD" office:value="826.23745">
            <text:p>$826.24</text:p>
          </table:table-cell>
          <table:table-cell table:style-name="ce22" table:formula="of:=IF(OR(EXACT([.B137];&quot;&quot;);[.B137]&lt;=0);&quot;&quot;;[.E138]-[.C138])" office:value-type="currency" office:currency="USD" office:value="1143.94796081498">
            <text:p>$1,143.95</text:p>
          </table:table-cell>
          <table:table-cell table:style-name="ce22" table:formula="of:=IF(OR(EXACT([.B137];&quot;&quot;);[.B137]&lt;=0);&quot;&quot;;IF([.G138]&gt;0;[.G138];MIN([.B137]+[.C138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1">
            <text:p>1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8]+1" office:value-type="float" office:value="133">
            <text:p>133</text:p>
          </table:table-cell>
          <table:table-cell table:style-name="ce21" table:formula="of:=IF(OR(EXACT([.B138];&quot;&quot;);[.B138]&lt;=0);&quot;&quot;;ROUND([.B138]-[.D139];2))" office:value-type="currency" office:currency="USD" office:value="162953.87">
            <text:p>$162,953.87</text:p>
          </table:table-cell>
          <table:table-cell table:style-name="ce21" table:formula="of:=IF(OR(EXACT([.B138];&quot;&quot;);[.B138]&lt;=0);&quot;&quot;;[.B138]*[.$D$1])" office:value-type="currency" office:currency="USD" office:value="820.5177">
            <text:p>$820.52</text:p>
          </table:table-cell>
          <table:table-cell table:style-name="ce21" table:formula="of:=IF(OR(EXACT([.B138];&quot;&quot;);[.B138]&lt;=0);&quot;&quot;;[.E139]-[.C139])" office:value-type="currency" office:currency="USD" office:value="1149.66771081498">
            <text:p>$1,149.67</text:p>
          </table:table-cell>
          <table:table-cell table:style-name="ce21" table:formula="of:=IF(OR(EXACT([.B138];&quot;&quot;);[.B138]&lt;=0);&quot;&quot;;IF([.G139]&gt;0;[.G139];MIN([.B138]+[.C13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39]+1" office:value-type="float" office:value="134">
            <text:p>134</text:p>
          </table:table-cell>
          <table:table-cell table:style-name="ce21" table:formula="of:=IF(OR(EXACT([.B139];&quot;&quot;);[.B139]&lt;=0);&quot;&quot;;ROUND([.B139]-[.D140];2))" office:value-type="currency" office:currency="USD" office:value="161798.45">
            <text:p>$161,798.45</text:p>
          </table:table-cell>
          <table:table-cell table:style-name="ce21" table:formula="of:=IF(OR(EXACT([.B139];&quot;&quot;);[.B139]&lt;=0);&quot;&quot;;[.B139]*[.$D$1])" office:value-type="currency" office:currency="USD" office:value="814.76935">
            <text:p>$814.77</text:p>
          </table:table-cell>
          <table:table-cell table:style-name="ce21" table:formula="of:=IF(OR(EXACT([.B139];&quot;&quot;);[.B139]&lt;=0);&quot;&quot;;[.E140]-[.C140])" office:value-type="currency" office:currency="USD" office:value="1155.41606081498">
            <text:p>$1,155.42</text:p>
          </table:table-cell>
          <table:table-cell table:style-name="ce21" table:formula="of:=IF(OR(EXACT([.B139];&quot;&quot;);[.B139]&lt;=0);&quot;&quot;;IF([.G140]&gt;0;[.G140];MIN([.B139]+[.C14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0]+1" office:value-type="float" office:value="135">
            <text:p>135</text:p>
          </table:table-cell>
          <table:table-cell table:style-name="ce21" table:formula="of:=IF(OR(EXACT([.B140];&quot;&quot;);[.B140]&lt;=0);&quot;&quot;;ROUND([.B140]-[.D141];2))" office:value-type="currency" office:currency="USD" office:value="160637.26">
            <text:p>$160,637.26</text:p>
          </table:table-cell>
          <table:table-cell table:style-name="ce21" table:formula="of:=IF(OR(EXACT([.B140];&quot;&quot;);[.B140]&lt;=0);&quot;&quot;;[.B140]*[.$D$1])" office:value-type="currency" office:currency="USD" office:value="808.99225">
            <text:p>$808.99</text:p>
          </table:table-cell>
          <table:table-cell table:style-name="ce21" table:formula="of:=IF(OR(EXACT([.B140];&quot;&quot;);[.B140]&lt;=0);&quot;&quot;;[.E141]-[.C141])" office:value-type="currency" office:currency="USD" office:value="1161.19316081498">
            <text:p>$1,161.19</text:p>
          </table:table-cell>
          <table:table-cell table:style-name="ce21" table:formula="of:=IF(OR(EXACT([.B140];&quot;&quot;);[.B140]&lt;=0);&quot;&quot;;IF([.G141]&gt;0;[.G141];MIN([.B140]+[.C14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1]+1" office:value-type="float" office:value="136">
            <text:p>136</text:p>
          </table:table-cell>
          <table:table-cell table:style-name="ce21" table:formula="of:=IF(OR(EXACT([.B141];&quot;&quot;);[.B141]&lt;=0);&quot;&quot;;ROUND([.B141]-[.D142];2))" office:value-type="currency" office:currency="USD" office:value="159470.26">
            <text:p>$159,470.26</text:p>
          </table:table-cell>
          <table:table-cell table:style-name="ce21" table:formula="of:=IF(OR(EXACT([.B141];&quot;&quot;);[.B141]&lt;=0);&quot;&quot;;[.B141]*[.$D$1])" office:value-type="currency" office:currency="USD" office:value="803.1863">
            <text:p>$803.19</text:p>
          </table:table-cell>
          <table:table-cell table:style-name="ce21" table:formula="of:=IF(OR(EXACT([.B141];&quot;&quot;);[.B141]&lt;=0);&quot;&quot;;[.E142]-[.C142])" office:value-type="currency" office:currency="USD" office:value="1166.99911081498">
            <text:p>$1,167.00</text:p>
          </table:table-cell>
          <table:table-cell table:style-name="ce21" table:formula="of:=IF(OR(EXACT([.B141];&quot;&quot;);[.B141]&lt;=0);&quot;&quot;;IF([.G142]&gt;0;[.G142];MIN([.B141]+[.C14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2]+1" office:value-type="float" office:value="137">
            <text:p>137</text:p>
          </table:table-cell>
          <table:table-cell table:style-name="ce21" table:formula="of:=IF(OR(EXACT([.B142];&quot;&quot;);[.B142]&lt;=0);&quot;&quot;;ROUND([.B142]-[.D143];2))" office:value-type="currency" office:currency="USD" office:value="158297.43">
            <text:p>$158,297.43</text:p>
          </table:table-cell>
          <table:table-cell table:style-name="ce21" table:formula="of:=IF(OR(EXACT([.B142];&quot;&quot;);[.B142]&lt;=0);&quot;&quot;;[.B142]*[.$D$1])" office:value-type="currency" office:currency="USD" office:value="797.3513">
            <text:p>$797.35</text:p>
          </table:table-cell>
          <table:table-cell table:style-name="ce21" table:formula="of:=IF(OR(EXACT([.B142];&quot;&quot;);[.B142]&lt;=0);&quot;&quot;;[.E143]-[.C143])" office:value-type="currency" office:currency="USD" office:value="1172.83411081498">
            <text:p>$1,172.83</text:p>
          </table:table-cell>
          <table:table-cell table:style-name="ce21" table:formula="of:=IF(OR(EXACT([.B142];&quot;&quot;);[.B142]&lt;=0);&quot;&quot;;IF([.G143]&gt;0;[.G143];MIN([.B142]+[.C14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3]+1" office:value-type="float" office:value="138">
            <text:p>138</text:p>
          </table:table-cell>
          <table:table-cell table:style-name="ce21" table:formula="of:=IF(OR(EXACT([.B143];&quot;&quot;);[.B143]&lt;=0);&quot;&quot;;ROUND([.B143]-[.D144];2))" office:value-type="currency" office:currency="USD" office:value="157118.73">
            <text:p>$157,118.73</text:p>
          </table:table-cell>
          <table:table-cell table:style-name="ce21" table:formula="of:=IF(OR(EXACT([.B143];&quot;&quot;);[.B143]&lt;=0);&quot;&quot;;[.B143]*[.$D$1])" office:value-type="currency" office:currency="USD" office:value="791.48715">
            <text:p>$791.49</text:p>
          </table:table-cell>
          <table:table-cell table:style-name="ce21" table:formula="of:=IF(OR(EXACT([.B143];&quot;&quot;);[.B143]&lt;=0);&quot;&quot;;[.E144]-[.C144])" office:value-type="currency" office:currency="USD" office:value="1178.69826081498">
            <text:p>$1,178.70</text:p>
          </table:table-cell>
          <table:table-cell table:style-name="ce21" table:formula="of:=IF(OR(EXACT([.B143];&quot;&quot;);[.B143]&lt;=0);&quot;&quot;;IF([.G144]&gt;0;[.G144];MIN([.B143]+[.C14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4]+1" office:value-type="float" office:value="139">
            <text:p>139</text:p>
          </table:table-cell>
          <table:table-cell table:style-name="ce21" table:formula="of:=IF(OR(EXACT([.B144];&quot;&quot;);[.B144]&lt;=0);&quot;&quot;;ROUND([.B144]-[.D145];2))" office:value-type="currency" office:currency="USD" office:value="155934.14">
            <text:p>$155,934.14</text:p>
          </table:table-cell>
          <table:table-cell table:style-name="ce21" table:formula="of:=IF(OR(EXACT([.B144];&quot;&quot;);[.B144]&lt;=0);&quot;&quot;;[.B144]*[.$D$1])" office:value-type="currency" office:currency="USD" office:value="785.59365">
            <text:p>$785.59</text:p>
          </table:table-cell>
          <table:table-cell table:style-name="ce21" table:formula="of:=IF(OR(EXACT([.B144];&quot;&quot;);[.B144]&lt;=0);&quot;&quot;;[.E145]-[.C145])" office:value-type="currency" office:currency="USD" office:value="1184.59176081498">
            <text:p>$1,184.59</text:p>
          </table:table-cell>
          <table:table-cell table:style-name="ce21" table:formula="of:=IF(OR(EXACT([.B144];&quot;&quot;);[.B144]&lt;=0);&quot;&quot;;IF([.G145]&gt;0;[.G145];MIN([.B144]+[.C14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5]+1" office:value-type="float" office:value="140">
            <text:p>140</text:p>
          </table:table-cell>
          <table:table-cell table:style-name="ce21" table:formula="of:=IF(OR(EXACT([.B145];&quot;&quot;);[.B145]&lt;=0);&quot;&quot;;ROUND([.B145]-[.D146];2))" office:value-type="currency" office:currency="USD" office:value="154743.63">
            <text:p>$154,743.63</text:p>
          </table:table-cell>
          <table:table-cell table:style-name="ce21" table:formula="of:=IF(OR(EXACT([.B145];&quot;&quot;);[.B145]&lt;=0);&quot;&quot;;[.B145]*[.$D$1])" office:value-type="currency" office:currency="USD" office:value="779.6707">
            <text:p>$779.67</text:p>
          </table:table-cell>
          <table:table-cell table:style-name="ce21" table:formula="of:=IF(OR(EXACT([.B145];&quot;&quot;);[.B145]&lt;=0);&quot;&quot;;[.E146]-[.C146])" office:value-type="currency" office:currency="USD" office:value="1190.51471081498">
            <text:p>$1,190.51</text:p>
          </table:table-cell>
          <table:table-cell table:style-name="ce21" table:formula="of:=IF(OR(EXACT([.B145];&quot;&quot;);[.B145]&lt;=0);&quot;&quot;;IF([.G146]&gt;0;[.G146];MIN([.B145]+[.C14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6]+1" office:value-type="float" office:value="141">
            <text:p>141</text:p>
          </table:table-cell>
          <table:table-cell table:style-name="ce21" table:formula="of:=IF(OR(EXACT([.B146];&quot;&quot;);[.B146]&lt;=0);&quot;&quot;;ROUND([.B146]-[.D147];2))" office:value-type="currency" office:currency="USD" office:value="153547.16">
            <text:p>$153,547.16</text:p>
          </table:table-cell>
          <table:table-cell table:style-name="ce21" table:formula="of:=IF(OR(EXACT([.B146];&quot;&quot;);[.B146]&lt;=0);&quot;&quot;;[.B146]*[.$D$1])" office:value-type="currency" office:currency="USD" office:value="773.71815">
            <text:p>$773.72</text:p>
          </table:table-cell>
          <table:table-cell table:style-name="ce21" table:formula="of:=IF(OR(EXACT([.B146];&quot;&quot;);[.B146]&lt;=0);&quot;&quot;;[.E147]-[.C147])" office:value-type="currency" office:currency="USD" office:value="1196.46726081498">
            <text:p>$1,196.47</text:p>
          </table:table-cell>
          <table:table-cell table:style-name="ce21" table:formula="of:=IF(OR(EXACT([.B146];&quot;&quot;);[.B146]&lt;=0);&quot;&quot;;IF([.G147]&gt;0;[.G147];MIN([.B146]+[.C14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7]+1" office:value-type="float" office:value="142">
            <text:p>142</text:p>
          </table:table-cell>
          <table:table-cell table:style-name="ce21" table:formula="of:=IF(OR(EXACT([.B147];&quot;&quot;);[.B147]&lt;=0);&quot;&quot;;ROUND([.B147]-[.D148];2))" office:value-type="currency" office:currency="USD" office:value="152344.71">
            <text:p>$152,344.71</text:p>
          </table:table-cell>
          <table:table-cell table:style-name="ce21" table:formula="of:=IF(OR(EXACT([.B147];&quot;&quot;);[.B147]&lt;=0);&quot;&quot;;[.B147]*[.$D$1])" office:value-type="currency" office:currency="USD" office:value="767.7358">
            <text:p>$767.74</text:p>
          </table:table-cell>
          <table:table-cell table:style-name="ce21" table:formula="of:=IF(OR(EXACT([.B147];&quot;&quot;);[.B147]&lt;=0);&quot;&quot;;[.E148]-[.C148])" office:value-type="currency" office:currency="USD" office:value="1202.44961081498">
            <text:p>$1,202.45</text:p>
          </table:table-cell>
          <table:table-cell table:style-name="ce21" table:formula="of:=IF(OR(EXACT([.B147];&quot;&quot;);[.B147]&lt;=0);&quot;&quot;;IF([.G148]&gt;0;[.G148];MIN([.B147]+[.C14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48]+1" office:value-type="float" office:value="143">
            <text:p>143</text:p>
          </table:table-cell>
          <table:table-cell table:style-name="ce21" table:formula="of:=IF(OR(EXACT([.B148];&quot;&quot;);[.B148]&lt;=0);&quot;&quot;;ROUND([.B148]-[.D149];2))" office:value-type="currency" office:currency="USD" office:value="151136.25">
            <text:p>$151,136.25</text:p>
          </table:table-cell>
          <table:table-cell table:style-name="ce21" table:formula="of:=IF(OR(EXACT([.B148];&quot;&quot;);[.B148]&lt;=0);&quot;&quot;;[.B148]*[.$D$1])" office:value-type="currency" office:currency="USD" office:value="761.72355">
            <text:p>$761.72</text:p>
          </table:table-cell>
          <table:table-cell table:style-name="ce21" table:formula="of:=IF(OR(EXACT([.B148];&quot;&quot;);[.B148]&lt;=0);&quot;&quot;;[.E149]-[.C149])" office:value-type="currency" office:currency="USD" office:value="1208.46186081498">
            <text:p>$1,208.46</text:p>
          </table:table-cell>
          <table:table-cell table:style-name="ce21" table:formula="of:=IF(OR(EXACT([.B148];&quot;&quot;);[.B148]&lt;=0);&quot;&quot;;IF([.G149]&gt;0;[.G149];MIN([.B148]+[.C14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49]+1" office:value-type="float" office:value="144">
            <text:p>144</text:p>
          </table:table-cell>
          <table:table-cell table:style-name="ce22" table:formula="of:=IF(OR(EXACT([.B149];&quot;&quot;);[.B149]&lt;=0);&quot;&quot;;ROUND([.B149]-[.D150];2))" office:value-type="currency" office:currency="USD" office:value="149921.75">
            <text:p>$149,921.75</text:p>
          </table:table-cell>
          <table:table-cell table:style-name="ce22" table:formula="of:=IF(OR(EXACT([.B149];&quot;&quot;);[.B149]&lt;=0);&quot;&quot;;[.B149]*[.$D$1])" office:value-type="currency" office:currency="USD" office:value="755.68125">
            <text:p>$755.68</text:p>
          </table:table-cell>
          <table:table-cell table:style-name="ce22" table:formula="of:=IF(OR(EXACT([.B149];&quot;&quot;);[.B149]&lt;=0);&quot;&quot;;[.E150]-[.C150])" office:value-type="currency" office:currency="USD" office:value="1214.50416081498">
            <text:p>$1,214.50</text:p>
          </table:table-cell>
          <table:table-cell table:style-name="ce22" table:formula="of:=IF(OR(EXACT([.B149];&quot;&quot;);[.B149]&lt;=0);&quot;&quot;;IF([.G150]&gt;0;[.G150];MIN([.B149]+[.C150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2">
            <text:p>1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0]+1" office:value-type="float" office:value="145">
            <text:p>145</text:p>
          </table:table-cell>
          <table:table-cell table:style-name="ce21" table:formula="of:=IF(OR(EXACT([.B150];&quot;&quot;);[.B150]&lt;=0);&quot;&quot;;ROUND([.B150]-[.D151];2))" office:value-type="currency" office:currency="USD" office:value="148701.17">
            <text:p>$148,701.17</text:p>
          </table:table-cell>
          <table:table-cell table:style-name="ce21" table:formula="of:=IF(OR(EXACT([.B150];&quot;&quot;);[.B150]&lt;=0);&quot;&quot;;[.B150]*[.$D$1])" office:value-type="currency" office:currency="USD" office:value="749.60875">
            <text:p>$749.61</text:p>
          </table:table-cell>
          <table:table-cell table:style-name="ce21" table:formula="of:=IF(OR(EXACT([.B150];&quot;&quot;);[.B150]&lt;=0);&quot;&quot;;[.E151]-[.C151])" office:value-type="currency" office:currency="USD" office:value="1220.57666081498">
            <text:p>$1,220.58</text:p>
          </table:table-cell>
          <table:table-cell table:style-name="ce21" table:formula="of:=IF(OR(EXACT([.B150];&quot;&quot;);[.B150]&lt;=0);&quot;&quot;;IF([.G151]&gt;0;[.G151];MIN([.B150]+[.C15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1]+1" office:value-type="float" office:value="146">
            <text:p>146</text:p>
          </table:table-cell>
          <table:table-cell table:style-name="ce21" table:formula="of:=IF(OR(EXACT([.B151];&quot;&quot;);[.B151]&lt;=0);&quot;&quot;;ROUND([.B151]-[.D152];2))" office:value-type="currency" office:currency="USD" office:value="147474.49">
            <text:p>$147,474.49</text:p>
          </table:table-cell>
          <table:table-cell table:style-name="ce21" table:formula="of:=IF(OR(EXACT([.B151];&quot;&quot;);[.B151]&lt;=0);&quot;&quot;;[.B151]*[.$D$1])" office:value-type="currency" office:currency="USD" office:value="743.50585">
            <text:p>$743.51</text:p>
          </table:table-cell>
          <table:table-cell table:style-name="ce21" table:formula="of:=IF(OR(EXACT([.B151];&quot;&quot;);[.B151]&lt;=0);&quot;&quot;;[.E152]-[.C152])" office:value-type="currency" office:currency="USD" office:value="1226.67956081498">
            <text:p>$1,226.68</text:p>
          </table:table-cell>
          <table:table-cell table:style-name="ce21" table:formula="of:=IF(OR(EXACT([.B151];&quot;&quot;);[.B151]&lt;=0);&quot;&quot;;IF([.G152]&gt;0;[.G152];MIN([.B151]+[.C15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2]+1" office:value-type="float" office:value="147">
            <text:p>147</text:p>
          </table:table-cell>
          <table:table-cell table:style-name="ce21" table:formula="of:=IF(OR(EXACT([.B152];&quot;&quot;);[.B152]&lt;=0);&quot;&quot;;ROUND([.B152]-[.D153];2))" office:value-type="currency" office:currency="USD" office:value="146241.68">
            <text:p>$146,241.68</text:p>
          </table:table-cell>
          <table:table-cell table:style-name="ce21" table:formula="of:=IF(OR(EXACT([.B152];&quot;&quot;);[.B152]&lt;=0);&quot;&quot;;[.B152]*[.$D$1])" office:value-type="currency" office:currency="USD" office:value="737.37245">
            <text:p>$737.37</text:p>
          </table:table-cell>
          <table:table-cell table:style-name="ce21" table:formula="of:=IF(OR(EXACT([.B152];&quot;&quot;);[.B152]&lt;=0);&quot;&quot;;[.E153]-[.C153])" office:value-type="currency" office:currency="USD" office:value="1232.81296081498">
            <text:p>$1,232.81</text:p>
          </table:table-cell>
          <table:table-cell table:style-name="ce21" table:formula="of:=IF(OR(EXACT([.B152];&quot;&quot;);[.B152]&lt;=0);&quot;&quot;;IF([.G153]&gt;0;[.G153];MIN([.B152]+[.C15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3]+1" office:value-type="float" office:value="148">
            <text:p>148</text:p>
          </table:table-cell>
          <table:table-cell table:style-name="ce21" table:formula="of:=IF(OR(EXACT([.B153];&quot;&quot;);[.B153]&lt;=0);&quot;&quot;;ROUND([.B153]-[.D154];2))" office:value-type="currency" office:currency="USD" office:value="145002.7">
            <text:p>$145,002.70</text:p>
          </table:table-cell>
          <table:table-cell table:style-name="ce21" table:formula="of:=IF(OR(EXACT([.B153];&quot;&quot;);[.B153]&lt;=0);&quot;&quot;;[.B153]*[.$D$1])" office:value-type="currency" office:currency="USD" office:value="731.2084">
            <text:p>$731.21</text:p>
          </table:table-cell>
          <table:table-cell table:style-name="ce21" table:formula="of:=IF(OR(EXACT([.B153];&quot;&quot;);[.B153]&lt;=0);&quot;&quot;;[.E154]-[.C154])" office:value-type="currency" office:currency="USD" office:value="1238.97701081498">
            <text:p>$1,238.98</text:p>
          </table:table-cell>
          <table:table-cell table:style-name="ce21" table:formula="of:=IF(OR(EXACT([.B153];&quot;&quot;);[.B153]&lt;=0);&quot;&quot;;IF([.G154]&gt;0;[.G154];MIN([.B153]+[.C15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4]+1" office:value-type="float" office:value="149">
            <text:p>149</text:p>
          </table:table-cell>
          <table:table-cell table:style-name="ce21" table:formula="of:=IF(OR(EXACT([.B154];&quot;&quot;);[.B154]&lt;=0);&quot;&quot;;ROUND([.B154]-[.D155];2))" office:value-type="currency" office:currency="USD" office:value="143757.53">
            <text:p>$143,757.53</text:p>
          </table:table-cell>
          <table:table-cell table:style-name="ce21" table:formula="of:=IF(OR(EXACT([.B154];&quot;&quot;);[.B154]&lt;=0);&quot;&quot;;[.B154]*[.$D$1])" office:value-type="currency" office:currency="USD" office:value="725.0135">
            <text:p>$725.01</text:p>
          </table:table-cell>
          <table:table-cell table:style-name="ce21" table:formula="of:=IF(OR(EXACT([.B154];&quot;&quot;);[.B154]&lt;=0);&quot;&quot;;[.E155]-[.C155])" office:value-type="currency" office:currency="USD" office:value="1245.17191081498">
            <text:p>$1,245.17</text:p>
          </table:table-cell>
          <table:table-cell table:style-name="ce21" table:formula="of:=IF(OR(EXACT([.B154];&quot;&quot;);[.B154]&lt;=0);&quot;&quot;;IF([.G155]&gt;0;[.G155];MIN([.B154]+[.C15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5]+1" office:value-type="float" office:value="150">
            <text:p>150</text:p>
          </table:table-cell>
          <table:table-cell table:style-name="ce21" table:formula="of:=IF(OR(EXACT([.B155];&quot;&quot;);[.B155]&lt;=0);&quot;&quot;;ROUND([.B155]-[.D156];2))" office:value-type="currency" office:currency="USD" office:value="142506.13">
            <text:p>$142,506.13</text:p>
          </table:table-cell>
          <table:table-cell table:style-name="ce21" table:formula="of:=IF(OR(EXACT([.B155];&quot;&quot;);[.B155]&lt;=0);&quot;&quot;;[.B155]*[.$D$1])" office:value-type="currency" office:currency="USD" office:value="718.78765">
            <text:p>$718.79</text:p>
          </table:table-cell>
          <table:table-cell table:style-name="ce21" table:formula="of:=IF(OR(EXACT([.B155];&quot;&quot;);[.B155]&lt;=0);&quot;&quot;;[.E156]-[.C156])" office:value-type="currency" office:currency="USD" office:value="1251.39776081498">
            <text:p>$1,251.40</text:p>
          </table:table-cell>
          <table:table-cell table:style-name="ce21" table:formula="of:=IF(OR(EXACT([.B155];&quot;&quot;);[.B155]&lt;=0);&quot;&quot;;IF([.G156]&gt;0;[.G156];MIN([.B155]+[.C15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6]+1" office:value-type="float" office:value="151">
            <text:p>151</text:p>
          </table:table-cell>
          <table:table-cell table:style-name="ce21" table:formula="of:=IF(OR(EXACT([.B156];&quot;&quot;);[.B156]&lt;=0);&quot;&quot;;ROUND([.B156]-[.D157];2))" office:value-type="currency" office:currency="USD" office:value="141248.48">
            <text:p>$141,248.48</text:p>
          </table:table-cell>
          <table:table-cell table:style-name="ce21" table:formula="of:=IF(OR(EXACT([.B156];&quot;&quot;);[.B156]&lt;=0);&quot;&quot;;[.B156]*[.$D$1])" office:value-type="currency" office:currency="USD" office:value="712.53065">
            <text:p>$712.53</text:p>
          </table:table-cell>
          <table:table-cell table:style-name="ce21" table:formula="of:=IF(OR(EXACT([.B156];&quot;&quot;);[.B156]&lt;=0);&quot;&quot;;[.E157]-[.C157])" office:value-type="currency" office:currency="USD" office:value="1257.65476081498">
            <text:p>$1,257.65</text:p>
          </table:table-cell>
          <table:table-cell table:style-name="ce21" table:formula="of:=IF(OR(EXACT([.B156];&quot;&quot;);[.B156]&lt;=0);&quot;&quot;;IF([.G157]&gt;0;[.G157];MIN([.B156]+[.C15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7]+1" office:value-type="float" office:value="152">
            <text:p>152</text:p>
          </table:table-cell>
          <table:table-cell table:style-name="ce21" table:formula="of:=IF(OR(EXACT([.B157];&quot;&quot;);[.B157]&lt;=0);&quot;&quot;;ROUND([.B157]-[.D158];2))" office:value-type="currency" office:currency="USD" office:value="139984.54">
            <text:p>$139,984.54</text:p>
          </table:table-cell>
          <table:table-cell table:style-name="ce21" table:formula="of:=IF(OR(EXACT([.B157];&quot;&quot;);[.B157]&lt;=0);&quot;&quot;;[.B157]*[.$D$1])" office:value-type="currency" office:currency="USD" office:value="706.2424">
            <text:p>$706.24</text:p>
          </table:table-cell>
          <table:table-cell table:style-name="ce21" table:formula="of:=IF(OR(EXACT([.B157];&quot;&quot;);[.B157]&lt;=0);&quot;&quot;;[.E158]-[.C158])" office:value-type="currency" office:currency="USD" office:value="1263.94301081498">
            <text:p>$1,263.94</text:p>
          </table:table-cell>
          <table:table-cell table:style-name="ce21" table:formula="of:=IF(OR(EXACT([.B157];&quot;&quot;);[.B157]&lt;=0);&quot;&quot;;IF([.G158]&gt;0;[.G158];MIN([.B157]+[.C15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8]+1" office:value-type="float" office:value="153">
            <text:p>153</text:p>
          </table:table-cell>
          <table:table-cell table:style-name="ce21" table:formula="of:=IF(OR(EXACT([.B158];&quot;&quot;);[.B158]&lt;=0);&quot;&quot;;ROUND([.B158]-[.D159];2))" office:value-type="currency" office:currency="USD" office:value="138714.28">
            <text:p>$138,714.28</text:p>
          </table:table-cell>
          <table:table-cell table:style-name="ce21" table:formula="of:=IF(OR(EXACT([.B158];&quot;&quot;);[.B158]&lt;=0);&quot;&quot;;[.B158]*[.$D$1])" office:value-type="currency" office:currency="USD" office:value="699.9227">
            <text:p>$699.92</text:p>
          </table:table-cell>
          <table:table-cell table:style-name="ce21" table:formula="of:=IF(OR(EXACT([.B158];&quot;&quot;);[.B158]&lt;=0);&quot;&quot;;[.E159]-[.C159])" office:value-type="currency" office:currency="USD" office:value="1270.26271081498">
            <text:p>$1,270.26</text:p>
          </table:table-cell>
          <table:table-cell table:style-name="ce21" table:formula="of:=IF(OR(EXACT([.B158];&quot;&quot;);[.B158]&lt;=0);&quot;&quot;;IF([.G159]&gt;0;[.G159];MIN([.B158]+[.C15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59]+1" office:value-type="float" office:value="154">
            <text:p>154</text:p>
          </table:table-cell>
          <table:table-cell table:style-name="ce21" table:formula="of:=IF(OR(EXACT([.B159];&quot;&quot;);[.B159]&lt;=0);&quot;&quot;;ROUND([.B159]-[.D160];2))" office:value-type="currency" office:currency="USD" office:value="137437.67">
            <text:p>$137,437.67</text:p>
          </table:table-cell>
          <table:table-cell table:style-name="ce21" table:formula="of:=IF(OR(EXACT([.B159];&quot;&quot;);[.B159]&lt;=0);&quot;&quot;;[.B159]*[.$D$1])" office:value-type="currency" office:currency="USD" office:value="693.5714">
            <text:p>$693.57</text:p>
          </table:table-cell>
          <table:table-cell table:style-name="ce21" table:formula="of:=IF(OR(EXACT([.B159];&quot;&quot;);[.B159]&lt;=0);&quot;&quot;;[.E160]-[.C160])" office:value-type="currency" office:currency="USD" office:value="1276.61401081498">
            <text:p>$1,276.61</text:p>
          </table:table-cell>
          <table:table-cell table:style-name="ce21" table:formula="of:=IF(OR(EXACT([.B159];&quot;&quot;);[.B159]&lt;=0);&quot;&quot;;IF([.G160]&gt;0;[.G160];MIN([.B159]+[.C16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0]+1" office:value-type="float" office:value="155">
            <text:p>155</text:p>
          </table:table-cell>
          <table:table-cell table:style-name="ce21" table:formula="of:=IF(OR(EXACT([.B160];&quot;&quot;);[.B160]&lt;=0);&quot;&quot;;ROUND([.B160]-[.D161];2))" office:value-type="currency" office:currency="USD" office:value="136154.67">
            <text:p>$136,154.67</text:p>
          </table:table-cell>
          <table:table-cell table:style-name="ce21" table:formula="of:=IF(OR(EXACT([.B160];&quot;&quot;);[.B160]&lt;=0);&quot;&quot;;[.B160]*[.$D$1])" office:value-type="currency" office:currency="USD" office:value="687.18835">
            <text:p>$687.19</text:p>
          </table:table-cell>
          <table:table-cell table:style-name="ce21" table:formula="of:=IF(OR(EXACT([.B160];&quot;&quot;);[.B160]&lt;=0);&quot;&quot;;[.E161]-[.C161])" office:value-type="currency" office:currency="USD" office:value="1282.99706081498">
            <text:p>$1,283.00</text:p>
          </table:table-cell>
          <table:table-cell table:style-name="ce21" table:formula="of:=IF(OR(EXACT([.B160];&quot;&quot;);[.B160]&lt;=0);&quot;&quot;;IF([.G161]&gt;0;[.G161];MIN([.B160]+[.C16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61]+1" office:value-type="float" office:value="156">
            <text:p>156</text:p>
          </table:table-cell>
          <table:table-cell table:style-name="ce22" table:formula="of:=IF(OR(EXACT([.B161];&quot;&quot;);[.B161]&lt;=0);&quot;&quot;;ROUND([.B161]-[.D162];2))" office:value-type="currency" office:currency="USD" office:value="134865.26">
            <text:p>$134,865.26</text:p>
          </table:table-cell>
          <table:table-cell table:style-name="ce22" table:formula="of:=IF(OR(EXACT([.B161];&quot;&quot;);[.B161]&lt;=0);&quot;&quot;;[.B161]*[.$D$1])" office:value-type="currency" office:currency="USD" office:value="680.77335">
            <text:p>$680.77</text:p>
          </table:table-cell>
          <table:table-cell table:style-name="ce22" table:formula="of:=IF(OR(EXACT([.B161];&quot;&quot;);[.B161]&lt;=0);&quot;&quot;;[.E162]-[.C162])" office:value-type="currency" office:currency="USD" office:value="1289.41206081498">
            <text:p>$1,289.41</text:p>
          </table:table-cell>
          <table:table-cell table:style-name="ce22" table:formula="of:=IF(OR(EXACT([.B161];&quot;&quot;);[.B161]&lt;=0);&quot;&quot;;IF([.G162]&gt;0;[.G162];MIN([.B161]+[.C162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3">
            <text:p>1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2]+1" office:value-type="float" office:value="157">
            <text:p>157</text:p>
          </table:table-cell>
          <table:table-cell table:style-name="ce21" table:formula="of:=IF(OR(EXACT([.B162];&quot;&quot;);[.B162]&lt;=0);&quot;&quot;;ROUND([.B162]-[.D163];2))" office:value-type="currency" office:currency="USD" office:value="133569.4">
            <text:p>$133,569.40</text:p>
          </table:table-cell>
          <table:table-cell table:style-name="ce21" table:formula="of:=IF(OR(EXACT([.B162];&quot;&quot;);[.B162]&lt;=0);&quot;&quot;;[.B162]*[.$D$1])" office:value-type="currency" office:currency="USD" office:value="674.3263">
            <text:p>$674.33</text:p>
          </table:table-cell>
          <table:table-cell table:style-name="ce21" table:formula="of:=IF(OR(EXACT([.B162];&quot;&quot;);[.B162]&lt;=0);&quot;&quot;;[.E163]-[.C163])" office:value-type="currency" office:currency="USD" office:value="1295.85911081498">
            <text:p>$1,295.86</text:p>
          </table:table-cell>
          <table:table-cell table:style-name="ce21" table:formula="of:=IF(OR(EXACT([.B162];&quot;&quot;);[.B162]&lt;=0);&quot;&quot;;IF([.G163]&gt;0;[.G163];MIN([.B162]+[.C16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3]+1" office:value-type="float" office:value="158">
            <text:p>158</text:p>
          </table:table-cell>
          <table:table-cell table:style-name="ce21" table:formula="of:=IF(OR(EXACT([.B163];&quot;&quot;);[.B163]&lt;=0);&quot;&quot;;ROUND([.B163]-[.D164];2))" office:value-type="currency" office:currency="USD" office:value="132267.06">
            <text:p>$132,267.06</text:p>
          </table:table-cell>
          <table:table-cell table:style-name="ce21" table:formula="of:=IF(OR(EXACT([.B163];&quot;&quot;);[.B163]&lt;=0);&quot;&quot;;[.B163]*[.$D$1])" office:value-type="currency" office:currency="USD" office:value="667.847">
            <text:p>$667.85</text:p>
          </table:table-cell>
          <table:table-cell table:style-name="ce21" table:formula="of:=IF(OR(EXACT([.B163];&quot;&quot;);[.B163]&lt;=0);&quot;&quot;;[.E164]-[.C164])" office:value-type="currency" office:currency="USD" office:value="1302.33841081498">
            <text:p>$1,302.34</text:p>
          </table:table-cell>
          <table:table-cell table:style-name="ce21" table:formula="of:=IF(OR(EXACT([.B163];&quot;&quot;);[.B163]&lt;=0);&quot;&quot;;IF([.G164]&gt;0;[.G164];MIN([.B163]+[.C16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4]+1" office:value-type="float" office:value="159">
            <text:p>159</text:p>
          </table:table-cell>
          <table:table-cell table:style-name="ce21" table:formula="of:=IF(OR(EXACT([.B164];&quot;&quot;);[.B164]&lt;=0);&quot;&quot;;ROUND([.B164]-[.D165];2))" office:value-type="currency" office:currency="USD" office:value="130958.21">
            <text:p>$130,958.21</text:p>
          </table:table-cell>
          <table:table-cell table:style-name="ce21" table:formula="of:=IF(OR(EXACT([.B164];&quot;&quot;);[.B164]&lt;=0);&quot;&quot;;[.B164]*[.$D$1])" office:value-type="currency" office:currency="USD" office:value="661.3353">
            <text:p>$661.34</text:p>
          </table:table-cell>
          <table:table-cell table:style-name="ce21" table:formula="of:=IF(OR(EXACT([.B164];&quot;&quot;);[.B164]&lt;=0);&quot;&quot;;[.E165]-[.C165])" office:value-type="currency" office:currency="USD" office:value="1308.85011081498">
            <text:p>$1,308.85</text:p>
          </table:table-cell>
          <table:table-cell table:style-name="ce21" table:formula="of:=IF(OR(EXACT([.B164];&quot;&quot;);[.B164]&lt;=0);&quot;&quot;;IF([.G165]&gt;0;[.G165];MIN([.B164]+[.C16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5]+1" office:value-type="float" office:value="160">
            <text:p>160</text:p>
          </table:table-cell>
          <table:table-cell table:style-name="ce21" table:formula="of:=IF(OR(EXACT([.B165];&quot;&quot;);[.B165]&lt;=0);&quot;&quot;;ROUND([.B165]-[.D166];2))" office:value-type="currency" office:currency="USD" office:value="129642.82">
            <text:p>$129,642.82</text:p>
          </table:table-cell>
          <table:table-cell table:style-name="ce21" table:formula="of:=IF(OR(EXACT([.B165];&quot;&quot;);[.B165]&lt;=0);&quot;&quot;;[.B165]*[.$D$1])" office:value-type="currency" office:currency="USD" office:value="654.79105">
            <text:p>$654.79</text:p>
          </table:table-cell>
          <table:table-cell table:style-name="ce21" table:formula="of:=IF(OR(EXACT([.B165];&quot;&quot;);[.B165]&lt;=0);&quot;&quot;;[.E166]-[.C166])" office:value-type="currency" office:currency="USD" office:value="1315.39436081498">
            <text:p>$1,315.39</text:p>
          </table:table-cell>
          <table:table-cell table:style-name="ce21" table:formula="of:=IF(OR(EXACT([.B165];&quot;&quot;);[.B165]&lt;=0);&quot;&quot;;IF([.G166]&gt;0;[.G166];MIN([.B165]+[.C16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6]+1" office:value-type="float" office:value="161">
            <text:p>161</text:p>
          </table:table-cell>
          <table:table-cell table:style-name="ce21" table:formula="of:=IF(OR(EXACT([.B166];&quot;&quot;);[.B166]&lt;=0);&quot;&quot;;ROUND([.B166]-[.D167];2))" office:value-type="currency" office:currency="USD" office:value="128320.85">
            <text:p>$128,320.85</text:p>
          </table:table-cell>
          <table:table-cell table:style-name="ce21" table:formula="of:=IF(OR(EXACT([.B166];&quot;&quot;);[.B166]&lt;=0);&quot;&quot;;[.B166]*[.$D$1])" office:value-type="currency" office:currency="USD" office:value="648.2141">
            <text:p>$648.21</text:p>
          </table:table-cell>
          <table:table-cell table:style-name="ce21" table:formula="of:=IF(OR(EXACT([.B166];&quot;&quot;);[.B166]&lt;=0);&quot;&quot;;[.E167]-[.C167])" office:value-type="currency" office:currency="USD" office:value="1321.97131081498">
            <text:p>$1,321.97</text:p>
          </table:table-cell>
          <table:table-cell table:style-name="ce21" table:formula="of:=IF(OR(EXACT([.B166];&quot;&quot;);[.B166]&lt;=0);&quot;&quot;;IF([.G167]&gt;0;[.G167];MIN([.B166]+[.C16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7]+1" office:value-type="float" office:value="162">
            <text:p>162</text:p>
          </table:table-cell>
          <table:table-cell table:style-name="ce21" table:formula="of:=IF(OR(EXACT([.B167];&quot;&quot;);[.B167]&lt;=0);&quot;&quot;;ROUND([.B167]-[.D168];2))" office:value-type="currency" office:currency="USD" office:value="126992.27">
            <text:p>$126,992.27</text:p>
          </table:table-cell>
          <table:table-cell table:style-name="ce21" table:formula="of:=IF(OR(EXACT([.B167];&quot;&quot;);[.B167]&lt;=0);&quot;&quot;;[.B167]*[.$D$1])" office:value-type="currency" office:currency="USD" office:value="641.60425">
            <text:p>$641.60</text:p>
          </table:table-cell>
          <table:table-cell table:style-name="ce21" table:formula="of:=IF(OR(EXACT([.B167];&quot;&quot;);[.B167]&lt;=0);&quot;&quot;;[.E168]-[.C168])" office:value-type="currency" office:currency="USD" office:value="1328.58116081498">
            <text:p>$1,328.58</text:p>
          </table:table-cell>
          <table:table-cell table:style-name="ce21" table:formula="of:=IF(OR(EXACT([.B167];&quot;&quot;);[.B167]&lt;=0);&quot;&quot;;IF([.G168]&gt;0;[.G168];MIN([.B167]+[.C16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8]+1" office:value-type="float" office:value="163">
            <text:p>163</text:p>
          </table:table-cell>
          <table:table-cell table:style-name="ce21" table:formula="of:=IF(OR(EXACT([.B168];&quot;&quot;);[.B168]&lt;=0);&quot;&quot;;ROUND([.B168]-[.D169];2))" office:value-type="currency" office:currency="USD" office:value="125657.05">
            <text:p>$125,657.05</text:p>
          </table:table-cell>
          <table:table-cell table:style-name="ce21" table:formula="of:=IF(OR(EXACT([.B168];&quot;&quot;);[.B168]&lt;=0);&quot;&quot;;[.B168]*[.$D$1])" office:value-type="currency" office:currency="USD" office:value="634.96135">
            <text:p>$634.96</text:p>
          </table:table-cell>
          <table:table-cell table:style-name="ce21" table:formula="of:=IF(OR(EXACT([.B168];&quot;&quot;);[.B168]&lt;=0);&quot;&quot;;[.E169]-[.C169])" office:value-type="currency" office:currency="USD" office:value="1335.22406081498">
            <text:p>$1,335.22</text:p>
          </table:table-cell>
          <table:table-cell table:style-name="ce21" table:formula="of:=IF(OR(EXACT([.B168];&quot;&quot;);[.B168]&lt;=0);&quot;&quot;;IF([.G169]&gt;0;[.G169];MIN([.B168]+[.C16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69]+1" office:value-type="float" office:value="164">
            <text:p>164</text:p>
          </table:table-cell>
          <table:table-cell table:style-name="ce21" table:formula="of:=IF(OR(EXACT([.B169];&quot;&quot;);[.B169]&lt;=0);&quot;&quot;;ROUND([.B169]-[.D170];2))" office:value-type="currency" office:currency="USD" office:value="124315.15">
            <text:p>$124,315.15</text:p>
          </table:table-cell>
          <table:table-cell table:style-name="ce21" table:formula="of:=IF(OR(EXACT([.B169];&quot;&quot;);[.B169]&lt;=0);&quot;&quot;;[.B169]*[.$D$1])" office:value-type="currency" office:currency="USD" office:value="628.28525">
            <text:p>$628.29</text:p>
          </table:table-cell>
          <table:table-cell table:style-name="ce21" table:formula="of:=IF(OR(EXACT([.B169];&quot;&quot;);[.B169]&lt;=0);&quot;&quot;;[.E170]-[.C170])" office:value-type="currency" office:currency="USD" office:value="1341.90016081498">
            <text:p>$1,341.90</text:p>
          </table:table-cell>
          <table:table-cell table:style-name="ce21" table:formula="of:=IF(OR(EXACT([.B169];&quot;&quot;);[.B169]&lt;=0);&quot;&quot;;IF([.G170]&gt;0;[.G170];MIN([.B169]+[.C17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0]+1" office:value-type="float" office:value="165">
            <text:p>165</text:p>
          </table:table-cell>
          <table:table-cell table:style-name="ce21" table:formula="of:=IF(OR(EXACT([.B170];&quot;&quot;);[.B170]&lt;=0);&quot;&quot;;ROUND([.B170]-[.D171];2))" office:value-type="currency" office:currency="USD" office:value="122966.54">
            <text:p>$122,966.54</text:p>
          </table:table-cell>
          <table:table-cell table:style-name="ce21" table:formula="of:=IF(OR(EXACT([.B170];&quot;&quot;);[.B170]&lt;=0);&quot;&quot;;[.B170]*[.$D$1])" office:value-type="currency" office:currency="USD" office:value="621.57575">
            <text:p>$621.58</text:p>
          </table:table-cell>
          <table:table-cell table:style-name="ce21" table:formula="of:=IF(OR(EXACT([.B170];&quot;&quot;);[.B170]&lt;=0);&quot;&quot;;[.E171]-[.C171])" office:value-type="currency" office:currency="USD" office:value="1348.60966081498">
            <text:p>$1,348.61</text:p>
          </table:table-cell>
          <table:table-cell table:style-name="ce21" table:formula="of:=IF(OR(EXACT([.B170];&quot;&quot;);[.B170]&lt;=0);&quot;&quot;;IF([.G171]&gt;0;[.G171];MIN([.B170]+[.C17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1]+1" office:value-type="float" office:value="166">
            <text:p>166</text:p>
          </table:table-cell>
          <table:table-cell table:style-name="ce21" table:formula="of:=IF(OR(EXACT([.B171];&quot;&quot;);[.B171]&lt;=0);&quot;&quot;;ROUND([.B171]-[.D172];2))" office:value-type="currency" office:currency="USD" office:value="121611.19">
            <text:p>$121,611.19</text:p>
          </table:table-cell>
          <table:table-cell table:style-name="ce21" table:formula="of:=IF(OR(EXACT([.B171];&quot;&quot;);[.B171]&lt;=0);&quot;&quot;;[.B171]*[.$D$1])" office:value-type="currency" office:currency="USD" office:value="614.8327">
            <text:p>$614.83</text:p>
          </table:table-cell>
          <table:table-cell table:style-name="ce21" table:formula="of:=IF(OR(EXACT([.B171];&quot;&quot;);[.B171]&lt;=0);&quot;&quot;;[.E172]-[.C172])" office:value-type="currency" office:currency="USD" office:value="1355.35271081498">
            <text:p>$1,355.35</text:p>
          </table:table-cell>
          <table:table-cell table:style-name="ce21" table:formula="of:=IF(OR(EXACT([.B171];&quot;&quot;);[.B171]&lt;=0);&quot;&quot;;IF([.G172]&gt;0;[.G172];MIN([.B171]+[.C17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2]+1" office:value-type="float" office:value="167">
            <text:p>167</text:p>
          </table:table-cell>
          <table:table-cell table:style-name="ce21" table:formula="of:=IF(OR(EXACT([.B172];&quot;&quot;);[.B172]&lt;=0);&quot;&quot;;ROUND([.B172]-[.D173];2))" office:value-type="currency" office:currency="USD" office:value="120249.06">
            <text:p>$120,249.06</text:p>
          </table:table-cell>
          <table:table-cell table:style-name="ce21" table:formula="of:=IF(OR(EXACT([.B172];&quot;&quot;);[.B172]&lt;=0);&quot;&quot;;[.B172]*[.$D$1])" office:value-type="currency" office:currency="USD" office:value="608.05595">
            <text:p>$608.06</text:p>
          </table:table-cell>
          <table:table-cell table:style-name="ce21" table:formula="of:=IF(OR(EXACT([.B172];&quot;&quot;);[.B172]&lt;=0);&quot;&quot;;[.E173]-[.C173])" office:value-type="currency" office:currency="USD" office:value="1362.12946081498">
            <text:p>$1,362.13</text:p>
          </table:table-cell>
          <table:table-cell table:style-name="ce21" table:formula="of:=IF(OR(EXACT([.B172];&quot;&quot;);[.B172]&lt;=0);&quot;&quot;;IF([.G173]&gt;0;[.G173];MIN([.B172]+[.C17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73]+1" office:value-type="float" office:value="168">
            <text:p>168</text:p>
          </table:table-cell>
          <table:table-cell table:style-name="ce22" table:formula="of:=IF(OR(EXACT([.B173];&quot;&quot;);[.B173]&lt;=0);&quot;&quot;;ROUND([.B173]-[.D174];2))" office:value-type="currency" office:currency="USD" office:value="118880.12">
            <text:p>$118,880.12</text:p>
          </table:table-cell>
          <table:table-cell table:style-name="ce22" table:formula="of:=IF(OR(EXACT([.B173];&quot;&quot;);[.B173]&lt;=0);&quot;&quot;;[.B173]*[.$D$1])" office:value-type="currency" office:currency="USD" office:value="601.2453">
            <text:p>$601.25</text:p>
          </table:table-cell>
          <table:table-cell table:style-name="ce22" table:formula="of:=IF(OR(EXACT([.B173];&quot;&quot;);[.B173]&lt;=0);&quot;&quot;;[.E174]-[.C174])" office:value-type="currency" office:currency="USD" office:value="1368.94011081498">
            <text:p>$1,368.94</text:p>
          </table:table-cell>
          <table:table-cell table:style-name="ce22" table:formula="of:=IF(OR(EXACT([.B173];&quot;&quot;);[.B173]&lt;=0);&quot;&quot;;IF([.G174]&gt;0;[.G174];MIN([.B173]+[.C174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4">
            <text:p>1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4]+1" office:value-type="float" office:value="169">
            <text:p>169</text:p>
          </table:table-cell>
          <table:table-cell table:style-name="ce21" table:formula="of:=IF(OR(EXACT([.B174];&quot;&quot;);[.B174]&lt;=0);&quot;&quot;;ROUND([.B174]-[.D175];2))" office:value-type="currency" office:currency="USD" office:value="117504.34">
            <text:p>$117,504.34</text:p>
          </table:table-cell>
          <table:table-cell table:style-name="ce21" table:formula="of:=IF(OR(EXACT([.B174];&quot;&quot;);[.B174]&lt;=0);&quot;&quot;;[.B174]*[.$D$1])" office:value-type="currency" office:currency="USD" office:value="594.4006">
            <text:p>$594.40</text:p>
          </table:table-cell>
          <table:table-cell table:style-name="ce21" table:formula="of:=IF(OR(EXACT([.B174];&quot;&quot;);[.B174]&lt;=0);&quot;&quot;;[.E175]-[.C175])" office:value-type="currency" office:currency="USD" office:value="1375.78481081498">
            <text:p>$1,375.78</text:p>
          </table:table-cell>
          <table:table-cell table:style-name="ce21" table:formula="of:=IF(OR(EXACT([.B174];&quot;&quot;);[.B174]&lt;=0);&quot;&quot;;IF([.G175]&gt;0;[.G175];MIN([.B174]+[.C17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5]+1" office:value-type="float" office:value="170">
            <text:p>170</text:p>
          </table:table-cell>
          <table:table-cell table:style-name="ce21" table:formula="of:=IF(OR(EXACT([.B175];&quot;&quot;);[.B175]&lt;=0);&quot;&quot;;ROUND([.B175]-[.D176];2))" office:value-type="currency" office:currency="USD" office:value="116121.68">
            <text:p>$116,121.68</text:p>
          </table:table-cell>
          <table:table-cell table:style-name="ce21" table:formula="of:=IF(OR(EXACT([.B175];&quot;&quot;);[.B175]&lt;=0);&quot;&quot;;[.B175]*[.$D$1])" office:value-type="currency" office:currency="USD" office:value="587.5217">
            <text:p>$587.52</text:p>
          </table:table-cell>
          <table:table-cell table:style-name="ce21" table:formula="of:=IF(OR(EXACT([.B175];&quot;&quot;);[.B175]&lt;=0);&quot;&quot;;[.E176]-[.C176])" office:value-type="currency" office:currency="USD" office:value="1382.66371081498">
            <text:p>$1,382.66</text:p>
          </table:table-cell>
          <table:table-cell table:style-name="ce21" table:formula="of:=IF(OR(EXACT([.B175];&quot;&quot;);[.B175]&lt;=0);&quot;&quot;;IF([.G176]&gt;0;[.G176];MIN([.B175]+[.C17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6]+1" office:value-type="float" office:value="171">
            <text:p>171</text:p>
          </table:table-cell>
          <table:table-cell table:style-name="ce21" table:formula="of:=IF(OR(EXACT([.B176];&quot;&quot;);[.B176]&lt;=0);&quot;&quot;;ROUND([.B176]-[.D177];2))" office:value-type="currency" office:currency="USD" office:value="114732.1">
            <text:p>$114,732.10</text:p>
          </table:table-cell>
          <table:table-cell table:style-name="ce21" table:formula="of:=IF(OR(EXACT([.B176];&quot;&quot;);[.B176]&lt;=0);&quot;&quot;;[.B176]*[.$D$1])" office:value-type="currency" office:currency="USD" office:value="580.6084">
            <text:p>$580.61</text:p>
          </table:table-cell>
          <table:table-cell table:style-name="ce21" table:formula="of:=IF(OR(EXACT([.B176];&quot;&quot;);[.B176]&lt;=0);&quot;&quot;;[.E177]-[.C177])" office:value-type="currency" office:currency="USD" office:value="1389.57701081498">
            <text:p>$1,389.58</text:p>
          </table:table-cell>
          <table:table-cell table:style-name="ce21" table:formula="of:=IF(OR(EXACT([.B176];&quot;&quot;);[.B176]&lt;=0);&quot;&quot;;IF([.G177]&gt;0;[.G177];MIN([.B176]+[.C17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7]+1" office:value-type="float" office:value="172">
            <text:p>172</text:p>
          </table:table-cell>
          <table:table-cell table:style-name="ce21" table:formula="of:=IF(OR(EXACT([.B177];&quot;&quot;);[.B177]&lt;=0);&quot;&quot;;ROUND([.B177]-[.D178];2))" office:value-type="currency" office:currency="USD" office:value="113335.58">
            <text:p>$113,335.58</text:p>
          </table:table-cell>
          <table:table-cell table:style-name="ce21" table:formula="of:=IF(OR(EXACT([.B177];&quot;&quot;);[.B177]&lt;=0);&quot;&quot;;[.B177]*[.$D$1])" office:value-type="currency" office:currency="USD" office:value="573.6605">
            <text:p>$573.66</text:p>
          </table:table-cell>
          <table:table-cell table:style-name="ce21" table:formula="of:=IF(OR(EXACT([.B177];&quot;&quot;);[.B177]&lt;=0);&quot;&quot;;[.E178]-[.C178])" office:value-type="currency" office:currency="USD" office:value="1396.52491081498">
            <text:p>$1,396.52</text:p>
          </table:table-cell>
          <table:table-cell table:style-name="ce21" table:formula="of:=IF(OR(EXACT([.B177];&quot;&quot;);[.B177]&lt;=0);&quot;&quot;;IF([.G178]&gt;0;[.G178];MIN([.B177]+[.C17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8]+1" office:value-type="float" office:value="173">
            <text:p>173</text:p>
          </table:table-cell>
          <table:table-cell table:style-name="ce21" table:formula="of:=IF(OR(EXACT([.B178];&quot;&quot;);[.B178]&lt;=0);&quot;&quot;;ROUND([.B178]-[.D179];2))" office:value-type="currency" office:currency="USD" office:value="111932.07">
            <text:p>$111,932.07</text:p>
          </table:table-cell>
          <table:table-cell table:style-name="ce21" table:formula="of:=IF(OR(EXACT([.B178];&quot;&quot;);[.B178]&lt;=0);&quot;&quot;;[.B178]*[.$D$1])" office:value-type="currency" office:currency="USD" office:value="566.6779">
            <text:p>$566.68</text:p>
          </table:table-cell>
          <table:table-cell table:style-name="ce21" table:formula="of:=IF(OR(EXACT([.B178];&quot;&quot;);[.B178]&lt;=0);&quot;&quot;;[.E179]-[.C179])" office:value-type="currency" office:currency="USD" office:value="1403.50751081498">
            <text:p>$1,403.51</text:p>
          </table:table-cell>
          <table:table-cell table:style-name="ce21" table:formula="of:=IF(OR(EXACT([.B178];&quot;&quot;);[.B178]&lt;=0);&quot;&quot;;IF([.G179]&gt;0;[.G179];MIN([.B178]+[.C17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79]+1" office:value-type="float" office:value="174">
            <text:p>174</text:p>
          </table:table-cell>
          <table:table-cell table:style-name="ce21" table:formula="of:=IF(OR(EXACT([.B179];&quot;&quot;);[.B179]&lt;=0);&quot;&quot;;ROUND([.B179]-[.D180];2))" office:value-type="currency" office:currency="USD" office:value="110521.54">
            <text:p>$110,521.54</text:p>
          </table:table-cell>
          <table:table-cell table:style-name="ce21" table:formula="of:=IF(OR(EXACT([.B179];&quot;&quot;);[.B179]&lt;=0);&quot;&quot;;[.B179]*[.$D$1])" office:value-type="currency" office:currency="USD" office:value="559.66035">
            <text:p>$559.66</text:p>
          </table:table-cell>
          <table:table-cell table:style-name="ce21" table:formula="of:=IF(OR(EXACT([.B179];&quot;&quot;);[.B179]&lt;=0);&quot;&quot;;[.E180]-[.C180])" office:value-type="currency" office:currency="USD" office:value="1410.52506081498">
            <text:p>$1,410.53</text:p>
          </table:table-cell>
          <table:table-cell table:style-name="ce21" table:formula="of:=IF(OR(EXACT([.B179];&quot;&quot;);[.B179]&lt;=0);&quot;&quot;;IF([.G180]&gt;0;[.G180];MIN([.B179]+[.C18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0]+1" office:value-type="float" office:value="175">
            <text:p>175</text:p>
          </table:table-cell>
          <table:table-cell table:style-name="ce21" table:formula="of:=IF(OR(EXACT([.B180];&quot;&quot;);[.B180]&lt;=0);&quot;&quot;;ROUND([.B180]-[.D181];2))" office:value-type="currency" office:currency="USD" office:value="109103.96">
            <text:p>$109,103.96</text:p>
          </table:table-cell>
          <table:table-cell table:style-name="ce21" table:formula="of:=IF(OR(EXACT([.B180];&quot;&quot;);[.B180]&lt;=0);&quot;&quot;;[.B180]*[.$D$1])" office:value-type="currency" office:currency="USD" office:value="552.6077">
            <text:p>$552.61</text:p>
          </table:table-cell>
          <table:table-cell table:style-name="ce21" table:formula="of:=IF(OR(EXACT([.B180];&quot;&quot;);[.B180]&lt;=0);&quot;&quot;;[.E181]-[.C181])" office:value-type="currency" office:currency="USD" office:value="1417.57771081498">
            <text:p>$1,417.58</text:p>
          </table:table-cell>
          <table:table-cell table:style-name="ce21" table:formula="of:=IF(OR(EXACT([.B180];&quot;&quot;);[.B180]&lt;=0);&quot;&quot;;IF([.G181]&gt;0;[.G181];MIN([.B180]+[.C18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1]+1" office:value-type="float" office:value="176">
            <text:p>176</text:p>
          </table:table-cell>
          <table:table-cell table:style-name="ce21" table:formula="of:=IF(OR(EXACT([.B181];&quot;&quot;);[.B181]&lt;=0);&quot;&quot;;ROUND([.B181]-[.D182];2))" office:value-type="currency" office:currency="USD" office:value="107679.29">
            <text:p>$107,679.29</text:p>
          </table:table-cell>
          <table:table-cell table:style-name="ce21" table:formula="of:=IF(OR(EXACT([.B181];&quot;&quot;);[.B181]&lt;=0);&quot;&quot;;[.B181]*[.$D$1])" office:value-type="currency" office:currency="USD" office:value="545.5198">
            <text:p>$545.52</text:p>
          </table:table-cell>
          <table:table-cell table:style-name="ce21" table:formula="of:=IF(OR(EXACT([.B181];&quot;&quot;);[.B181]&lt;=0);&quot;&quot;;[.E182]-[.C182])" office:value-type="currency" office:currency="USD" office:value="1424.66561081498">
            <text:p>$1,424.67</text:p>
          </table:table-cell>
          <table:table-cell table:style-name="ce21" table:formula="of:=IF(OR(EXACT([.B181];&quot;&quot;);[.B181]&lt;=0);&quot;&quot;;IF([.G182]&gt;0;[.G182];MIN([.B181]+[.C18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2]+1" office:value-type="float" office:value="177">
            <text:p>177</text:p>
          </table:table-cell>
          <table:table-cell table:style-name="ce21" table:formula="of:=IF(OR(EXACT([.B182];&quot;&quot;);[.B182]&lt;=0);&quot;&quot;;ROUND([.B182]-[.D183];2))" office:value-type="currency" office:currency="USD" office:value="106247.5">
            <text:p>$106,247.50</text:p>
          </table:table-cell>
          <table:table-cell table:style-name="ce21" table:formula="of:=IF(OR(EXACT([.B182];&quot;&quot;);[.B182]&lt;=0);&quot;&quot;;[.B182]*[.$D$1])" office:value-type="currency" office:currency="USD" office:value="538.39645">
            <text:p>$538.40</text:p>
          </table:table-cell>
          <table:table-cell table:style-name="ce21" table:formula="of:=IF(OR(EXACT([.B182];&quot;&quot;);[.B182]&lt;=0);&quot;&quot;;[.E183]-[.C183])" office:value-type="currency" office:currency="USD" office:value="1431.78896081498">
            <text:p>$1,431.79</text:p>
          </table:table-cell>
          <table:table-cell table:style-name="ce21" table:formula="of:=IF(OR(EXACT([.B182];&quot;&quot;);[.B182]&lt;=0);&quot;&quot;;IF([.G183]&gt;0;[.G183];MIN([.B182]+[.C18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3]+1" office:value-type="float" office:value="178">
            <text:p>178</text:p>
          </table:table-cell>
          <table:table-cell table:style-name="ce21" table:formula="of:=IF(OR(EXACT([.B183];&quot;&quot;);[.B183]&lt;=0);&quot;&quot;;ROUND([.B183]-[.D184];2))" office:value-type="currency" office:currency="USD" office:value="104808.55">
            <text:p>$104,808.55</text:p>
          </table:table-cell>
          <table:table-cell table:style-name="ce21" table:formula="of:=IF(OR(EXACT([.B183];&quot;&quot;);[.B183]&lt;=0);&quot;&quot;;[.B183]*[.$D$1])" office:value-type="currency" office:currency="USD" office:value="531.2375">
            <text:p>$531.24</text:p>
          </table:table-cell>
          <table:table-cell table:style-name="ce21" table:formula="of:=IF(OR(EXACT([.B183];&quot;&quot;);[.B183]&lt;=0);&quot;&quot;;[.E184]-[.C184])" office:value-type="currency" office:currency="USD" office:value="1438.94791081498">
            <text:p>$1,438.95</text:p>
          </table:table-cell>
          <table:table-cell table:style-name="ce21" table:formula="of:=IF(OR(EXACT([.B183];&quot;&quot;);[.B183]&lt;=0);&quot;&quot;;IF([.G184]&gt;0;[.G184];MIN([.B183]+[.C18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4]+1" office:value-type="float" office:value="179">
            <text:p>179</text:p>
          </table:table-cell>
          <table:table-cell table:style-name="ce21" table:formula="of:=IF(OR(EXACT([.B184];&quot;&quot;);[.B184]&lt;=0);&quot;&quot;;ROUND([.B184]-[.D185];2))" office:value-type="currency" office:currency="USD" office:value="103362.41">
            <text:p>$103,362.41</text:p>
          </table:table-cell>
          <table:table-cell table:style-name="ce21" table:formula="of:=IF(OR(EXACT([.B184];&quot;&quot;);[.B184]&lt;=0);&quot;&quot;;[.B184]*[.$D$1])" office:value-type="currency" office:currency="USD" office:value="524.04275">
            <text:p>$524.04</text:p>
          </table:table-cell>
          <table:table-cell table:style-name="ce21" table:formula="of:=IF(OR(EXACT([.B184];&quot;&quot;);[.B184]&lt;=0);&quot;&quot;;[.E185]-[.C185])" office:value-type="currency" office:currency="USD" office:value="1446.14266081498">
            <text:p>$1,446.14</text:p>
          </table:table-cell>
          <table:table-cell table:style-name="ce21" table:formula="of:=IF(OR(EXACT([.B184];&quot;&quot;);[.B184]&lt;=0);&quot;&quot;;IF([.G185]&gt;0;[.G185];MIN([.B184]+[.C18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85]+1" office:value-type="float" office:value="180">
            <text:p>180</text:p>
          </table:table-cell>
          <table:table-cell table:style-name="ce22" table:formula="of:=IF(OR(EXACT([.B185];&quot;&quot;);[.B185]&lt;=0);&quot;&quot;;ROUND([.B185]-[.D186];2))" office:value-type="currency" office:currency="USD" office:value="101909.04">
            <text:p>$101,909.04</text:p>
          </table:table-cell>
          <table:table-cell table:style-name="ce22" table:formula="of:=IF(OR(EXACT([.B185];&quot;&quot;);[.B185]&lt;=0);&quot;&quot;;[.B185]*[.$D$1])" office:value-type="currency" office:currency="USD" office:value="516.81205">
            <text:p>$516.81</text:p>
          </table:table-cell>
          <table:table-cell table:style-name="ce22" table:formula="of:=IF(OR(EXACT([.B185];&quot;&quot;);[.B185]&lt;=0);&quot;&quot;;[.E186]-[.C186])" office:value-type="currency" office:currency="USD" office:value="1453.37336081498">
            <text:p>$1,453.37</text:p>
          </table:table-cell>
          <table:table-cell table:style-name="ce22" table:formula="of:=IF(OR(EXACT([.B185];&quot;&quot;);[.B185]&lt;=0);&quot;&quot;;IF([.G186]&gt;0;[.G186];MIN([.B185]+[.C186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5">
            <text:p>1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6]+1" office:value-type="float" office:value="181">
            <text:p>181</text:p>
          </table:table-cell>
          <table:table-cell table:style-name="ce21" table:formula="of:=IF(OR(EXACT([.B186];&quot;&quot;);[.B186]&lt;=0);&quot;&quot;;ROUND([.B186]-[.D187];2))" office:value-type="currency" office:currency="USD" office:value="100448.4">
            <text:p>$100,448.40</text:p>
          </table:table-cell>
          <table:table-cell table:style-name="ce21" table:formula="of:=IF(OR(EXACT([.B186];&quot;&quot;);[.B186]&lt;=0);&quot;&quot;;[.B186]*[.$D$1])" office:value-type="currency" office:currency="USD" office:value="509.5452">
            <text:p>$509.55</text:p>
          </table:table-cell>
          <table:table-cell table:style-name="ce21" table:formula="of:=IF(OR(EXACT([.B186];&quot;&quot;);[.B186]&lt;=0);&quot;&quot;;[.E187]-[.C187])" office:value-type="currency" office:currency="USD" office:value="1460.64021081498">
            <text:p>$1,460.64</text:p>
          </table:table-cell>
          <table:table-cell table:style-name="ce21" table:formula="of:=IF(OR(EXACT([.B186];&quot;&quot;);[.B186]&lt;=0);&quot;&quot;;IF([.G187]&gt;0;[.G187];MIN([.B186]+[.C18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7]+1" office:value-type="float" office:value="182">
            <text:p>182</text:p>
          </table:table-cell>
          <table:table-cell table:style-name="ce21" table:formula="of:=IF(OR(EXACT([.B187];&quot;&quot;);[.B187]&lt;=0);&quot;&quot;;ROUND([.B187]-[.D188];2))" office:value-type="currency" office:currency="USD" office:value="98980.46">
            <text:p>$98,980.46</text:p>
          </table:table-cell>
          <table:table-cell table:style-name="ce21" table:formula="of:=IF(OR(EXACT([.B187];&quot;&quot;);[.B187]&lt;=0);&quot;&quot;;[.B187]*[.$D$1])" office:value-type="currency" office:currency="USD" office:value="502.242">
            <text:p>$502.24</text:p>
          </table:table-cell>
          <table:table-cell table:style-name="ce21" table:formula="of:=IF(OR(EXACT([.B187];&quot;&quot;);[.B187]&lt;=0);&quot;&quot;;[.E188]-[.C188])" office:value-type="currency" office:currency="USD" office:value="1467.94341081498">
            <text:p>$1,467.94</text:p>
          </table:table-cell>
          <table:table-cell table:style-name="ce21" table:formula="of:=IF(OR(EXACT([.B187];&quot;&quot;);[.B187]&lt;=0);&quot;&quot;;IF([.G188]&gt;0;[.G188];MIN([.B187]+[.C18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8]+1" office:value-type="float" office:value="183">
            <text:p>183</text:p>
          </table:table-cell>
          <table:table-cell table:style-name="ce21" table:formula="of:=IF(OR(EXACT([.B188];&quot;&quot;);[.B188]&lt;=0);&quot;&quot;;ROUND([.B188]-[.D189];2))" office:value-type="currency" office:currency="USD" office:value="97505.18">
            <text:p>$97,505.18</text:p>
          </table:table-cell>
          <table:table-cell table:style-name="ce21" table:formula="of:=IF(OR(EXACT([.B188];&quot;&quot;);[.B188]&lt;=0);&quot;&quot;;[.B188]*[.$D$1])" office:value-type="currency" office:currency="USD" office:value="494.9023">
            <text:p>$494.90</text:p>
          </table:table-cell>
          <table:table-cell table:style-name="ce21" table:formula="of:=IF(OR(EXACT([.B188];&quot;&quot;);[.B188]&lt;=0);&quot;&quot;;[.E189]-[.C189])" office:value-type="currency" office:currency="USD" office:value="1475.28311081498">
            <text:p>$1,475.28</text:p>
          </table:table-cell>
          <table:table-cell table:style-name="ce21" table:formula="of:=IF(OR(EXACT([.B188];&quot;&quot;);[.B188]&lt;=0);&quot;&quot;;IF([.G189]&gt;0;[.G189];MIN([.B188]+[.C18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89]+1" office:value-type="float" office:value="184">
            <text:p>184</text:p>
          </table:table-cell>
          <table:table-cell table:style-name="ce21" table:formula="of:=IF(OR(EXACT([.B189];&quot;&quot;);[.B189]&lt;=0);&quot;&quot;;ROUND([.B189]-[.D190];2))" office:value-type="currency" office:currency="USD" office:value="96022.52">
            <text:p>$96,022.52</text:p>
          </table:table-cell>
          <table:table-cell table:style-name="ce21" table:formula="of:=IF(OR(EXACT([.B189];&quot;&quot;);[.B189]&lt;=0);&quot;&quot;;[.B189]*[.$D$1])" office:value-type="currency" office:currency="USD" office:value="487.5259">
            <text:p>$487.53</text:p>
          </table:table-cell>
          <table:table-cell table:style-name="ce21" table:formula="of:=IF(OR(EXACT([.B189];&quot;&quot;);[.B189]&lt;=0);&quot;&quot;;[.E190]-[.C190])" office:value-type="currency" office:currency="USD" office:value="1482.65951081498">
            <text:p>$1,482.66</text:p>
          </table:table-cell>
          <table:table-cell table:style-name="ce21" table:formula="of:=IF(OR(EXACT([.B189];&quot;&quot;);[.B189]&lt;=0);&quot;&quot;;IF([.G190]&gt;0;[.G190];MIN([.B189]+[.C19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0]+1" office:value-type="float" office:value="185">
            <text:p>185</text:p>
          </table:table-cell>
          <table:table-cell table:style-name="ce21" table:formula="of:=IF(OR(EXACT([.B190];&quot;&quot;);[.B190]&lt;=0);&quot;&quot;;ROUND([.B190]-[.D191];2))" office:value-type="currency" office:currency="USD" office:value="94532.45">
            <text:p>$94,532.45</text:p>
          </table:table-cell>
          <table:table-cell table:style-name="ce21" table:formula="of:=IF(OR(EXACT([.B190];&quot;&quot;);[.B190]&lt;=0);&quot;&quot;;[.B190]*[.$D$1])" office:value-type="currency" office:currency="USD" office:value="480.1126">
            <text:p>$480.11</text:p>
          </table:table-cell>
          <table:table-cell table:style-name="ce21" table:formula="of:=IF(OR(EXACT([.B190];&quot;&quot;);[.B190]&lt;=0);&quot;&quot;;[.E191]-[.C191])" office:value-type="currency" office:currency="USD" office:value="1490.07281081498">
            <text:p>$1,490.07</text:p>
          </table:table-cell>
          <table:table-cell table:style-name="ce21" table:formula="of:=IF(OR(EXACT([.B190];&quot;&quot;);[.B190]&lt;=0);&quot;&quot;;IF([.G191]&gt;0;[.G191];MIN([.B190]+[.C19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1]+1" office:value-type="float" office:value="186">
            <text:p>186</text:p>
          </table:table-cell>
          <table:table-cell table:style-name="ce21" table:formula="of:=IF(OR(EXACT([.B191];&quot;&quot;);[.B191]&lt;=0);&quot;&quot;;ROUND([.B191]-[.D192];2))" office:value-type="currency" office:currency="USD" office:value="93034.93">
            <text:p>$93,034.93</text:p>
          </table:table-cell>
          <table:table-cell table:style-name="ce21" table:formula="of:=IF(OR(EXACT([.B191];&quot;&quot;);[.B191]&lt;=0);&quot;&quot;;[.B191]*[.$D$1])" office:value-type="currency" office:currency="USD" office:value="472.66225">
            <text:p>$472.66</text:p>
          </table:table-cell>
          <table:table-cell table:style-name="ce21" table:formula="of:=IF(OR(EXACT([.B191];&quot;&quot;);[.B191]&lt;=0);&quot;&quot;;[.E192]-[.C192])" office:value-type="currency" office:currency="USD" office:value="1497.52316081498">
            <text:p>$1,497.52</text:p>
          </table:table-cell>
          <table:table-cell table:style-name="ce21" table:formula="of:=IF(OR(EXACT([.B191];&quot;&quot;);[.B191]&lt;=0);&quot;&quot;;IF([.G192]&gt;0;[.G192];MIN([.B191]+[.C19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2]+1" office:value-type="float" office:value="187">
            <text:p>187</text:p>
          </table:table-cell>
          <table:table-cell table:style-name="ce21" table:formula="of:=IF(OR(EXACT([.B192];&quot;&quot;);[.B192]&lt;=0);&quot;&quot;;ROUND([.B192]-[.D193];2))" office:value-type="currency" office:currency="USD" office:value="91529.92">
            <text:p>$91,529.92</text:p>
          </table:table-cell>
          <table:table-cell table:style-name="ce21" table:formula="of:=IF(OR(EXACT([.B192];&quot;&quot;);[.B192]&lt;=0);&quot;&quot;;[.B192]*[.$D$1])" office:value-type="currency" office:currency="USD" office:value="465.17465">
            <text:p>$465.17</text:p>
          </table:table-cell>
          <table:table-cell table:style-name="ce21" table:formula="of:=IF(OR(EXACT([.B192];&quot;&quot;);[.B192]&lt;=0);&quot;&quot;;[.E193]-[.C193])" office:value-type="currency" office:currency="USD" office:value="1505.01076081498">
            <text:p>$1,505.01</text:p>
          </table:table-cell>
          <table:table-cell table:style-name="ce21" table:formula="of:=IF(OR(EXACT([.B192];&quot;&quot;);[.B192]&lt;=0);&quot;&quot;;IF([.G193]&gt;0;[.G193];MIN([.B192]+[.C19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3]+1" office:value-type="float" office:value="188">
            <text:p>188</text:p>
          </table:table-cell>
          <table:table-cell table:style-name="ce21" table:formula="of:=IF(OR(EXACT([.B193];&quot;&quot;);[.B193]&lt;=0);&quot;&quot;;ROUND([.B193]-[.D194];2))" office:value-type="currency" office:currency="USD" office:value="90017.38">
            <text:p>$90,017.38</text:p>
          </table:table-cell>
          <table:table-cell table:style-name="ce21" table:formula="of:=IF(OR(EXACT([.B193];&quot;&quot;);[.B193]&lt;=0);&quot;&quot;;[.B193]*[.$D$1])" office:value-type="currency" office:currency="USD" office:value="457.6496">
            <text:p>$457.65</text:p>
          </table:table-cell>
          <table:table-cell table:style-name="ce21" table:formula="of:=IF(OR(EXACT([.B193];&quot;&quot;);[.B193]&lt;=0);&quot;&quot;;[.E194]-[.C194])" office:value-type="currency" office:currency="USD" office:value="1512.53581081498">
            <text:p>$1,512.54</text:p>
          </table:table-cell>
          <table:table-cell table:style-name="ce21" table:formula="of:=IF(OR(EXACT([.B193];&quot;&quot;);[.B193]&lt;=0);&quot;&quot;;IF([.G194]&gt;0;[.G194];MIN([.B193]+[.C19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4]+1" office:value-type="float" office:value="189">
            <text:p>189</text:p>
          </table:table-cell>
          <table:table-cell table:style-name="ce21" table:formula="of:=IF(OR(EXACT([.B194];&quot;&quot;);[.B194]&lt;=0);&quot;&quot;;ROUND([.B194]-[.D195];2))" office:value-type="currency" office:currency="USD" office:value="88497.28">
            <text:p>$88,497.28</text:p>
          </table:table-cell>
          <table:table-cell table:style-name="ce21" table:formula="of:=IF(OR(EXACT([.B194];&quot;&quot;);[.B194]&lt;=0);&quot;&quot;;[.B194]*[.$D$1])" office:value-type="currency" office:currency="USD" office:value="450.0869">
            <text:p>$450.09</text:p>
          </table:table-cell>
          <table:table-cell table:style-name="ce21" table:formula="of:=IF(OR(EXACT([.B194];&quot;&quot;);[.B194]&lt;=0);&quot;&quot;;[.E195]-[.C195])" office:value-type="currency" office:currency="USD" office:value="1520.09851081498">
            <text:p>$1,520.10</text:p>
          </table:table-cell>
          <table:table-cell table:style-name="ce21" table:formula="of:=IF(OR(EXACT([.B194];&quot;&quot;);[.B194]&lt;=0);&quot;&quot;;IF([.G195]&gt;0;[.G195];MIN([.B194]+[.C19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5]+1" office:value-type="float" office:value="190">
            <text:p>190</text:p>
          </table:table-cell>
          <table:table-cell table:style-name="ce21" table:formula="of:=IF(OR(EXACT([.B195];&quot;&quot;);[.B195]&lt;=0);&quot;&quot;;ROUND([.B195]-[.D196];2))" office:value-type="currency" office:currency="USD" office:value="86969.58">
            <text:p>$86,969.58</text:p>
          </table:table-cell>
          <table:table-cell table:style-name="ce21" table:formula="of:=IF(OR(EXACT([.B195];&quot;&quot;);[.B195]&lt;=0);&quot;&quot;;[.B195]*[.$D$1])" office:value-type="currency" office:currency="USD" office:value="442.4864">
            <text:p>$442.49</text:p>
          </table:table-cell>
          <table:table-cell table:style-name="ce21" table:formula="of:=IF(OR(EXACT([.B195];&quot;&quot;);[.B195]&lt;=0);&quot;&quot;;[.E196]-[.C196])" office:value-type="currency" office:currency="USD" office:value="1527.69901081498">
            <text:p>$1,527.70</text:p>
          </table:table-cell>
          <table:table-cell table:style-name="ce21" table:formula="of:=IF(OR(EXACT([.B195];&quot;&quot;);[.B195]&lt;=0);&quot;&quot;;IF([.G196]&gt;0;[.G196];MIN([.B195]+[.C19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6]+1" office:value-type="float" office:value="191">
            <text:p>191</text:p>
          </table:table-cell>
          <table:table-cell table:style-name="ce21" table:formula="of:=IF(OR(EXACT([.B196];&quot;&quot;);[.B196]&lt;=0);&quot;&quot;;ROUND([.B196]-[.D197];2))" office:value-type="currency" office:currency="USD" office:value="85434.24">
            <text:p>$85,434.24</text:p>
          </table:table-cell>
          <table:table-cell table:style-name="ce21" table:formula="of:=IF(OR(EXACT([.B196];&quot;&quot;);[.B196]&lt;=0);&quot;&quot;;[.B196]*[.$D$1])" office:value-type="currency" office:currency="USD" office:value="434.8479">
            <text:p>$434.85</text:p>
          </table:table-cell>
          <table:table-cell table:style-name="ce21" table:formula="of:=IF(OR(EXACT([.B196];&quot;&quot;);[.B196]&lt;=0);&quot;&quot;;[.E197]-[.C197])" office:value-type="currency" office:currency="USD" office:value="1535.33751081498">
            <text:p>$1,535.34</text:p>
          </table:table-cell>
          <table:table-cell table:style-name="ce21" table:formula="of:=IF(OR(EXACT([.B196];&quot;&quot;);[.B196]&lt;=0);&quot;&quot;;IF([.G197]&gt;0;[.G197];MIN([.B196]+[.C19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197]+1" office:value-type="float" office:value="192">
            <text:p>192</text:p>
          </table:table-cell>
          <table:table-cell table:style-name="ce22" table:formula="of:=IF(OR(EXACT([.B197];&quot;&quot;);[.B197]&lt;=0);&quot;&quot;;ROUND([.B197]-[.D198];2))" office:value-type="currency" office:currency="USD" office:value="83891.23">
            <text:p>$83,891.23</text:p>
          </table:table-cell>
          <table:table-cell table:style-name="ce22" table:formula="of:=IF(OR(EXACT([.B197];&quot;&quot;);[.B197]&lt;=0);&quot;&quot;;[.B197]*[.$D$1])" office:value-type="currency" office:currency="USD" office:value="427.1712">
            <text:p>$427.17</text:p>
          </table:table-cell>
          <table:table-cell table:style-name="ce22" table:formula="of:=IF(OR(EXACT([.B197];&quot;&quot;);[.B197]&lt;=0);&quot;&quot;;[.E198]-[.C198])" office:value-type="currency" office:currency="USD" office:value="1543.01421081498">
            <text:p>$1,543.01</text:p>
          </table:table-cell>
          <table:table-cell table:style-name="ce22" table:formula="of:=IF(OR(EXACT([.B197];&quot;&quot;);[.B197]&lt;=0);&quot;&quot;;IF([.G198]&gt;0;[.G198];MIN([.B197]+[.C198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6">
            <text:p>1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8]+1" office:value-type="float" office:value="193">
            <text:p>193</text:p>
          </table:table-cell>
          <table:table-cell table:style-name="ce21" table:formula="of:=IF(OR(EXACT([.B198];&quot;&quot;);[.B198]&lt;=0);&quot;&quot;;ROUND([.B198]-[.D199];2))" office:value-type="currency" office:currency="USD" office:value="82340.5">
            <text:p>$82,340.50</text:p>
          </table:table-cell>
          <table:table-cell table:style-name="ce21" table:formula="of:=IF(OR(EXACT([.B198];&quot;&quot;);[.B198]&lt;=0);&quot;&quot;;[.B198]*[.$D$1])" office:value-type="currency" office:currency="USD" office:value="419.45615">
            <text:p>$419.46</text:p>
          </table:table-cell>
          <table:table-cell table:style-name="ce21" table:formula="of:=IF(OR(EXACT([.B198];&quot;&quot;);[.B198]&lt;=0);&quot;&quot;;[.E199]-[.C199])" office:value-type="currency" office:currency="USD" office:value="1550.72926081498">
            <text:p>$1,550.73</text:p>
          </table:table-cell>
          <table:table-cell table:style-name="ce21" table:formula="of:=IF(OR(EXACT([.B198];&quot;&quot;);[.B198]&lt;=0);&quot;&quot;;IF([.G199]&gt;0;[.G199];MIN([.B198]+[.C19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199]+1" office:value-type="float" office:value="194">
            <text:p>194</text:p>
          </table:table-cell>
          <table:table-cell table:style-name="ce21" table:formula="of:=IF(OR(EXACT([.B199];&quot;&quot;);[.B199]&lt;=0);&quot;&quot;;ROUND([.B199]-[.D200];2))" office:value-type="currency" office:currency="USD" office:value="80782.02">
            <text:p>$80,782.02</text:p>
          </table:table-cell>
          <table:table-cell table:style-name="ce21" table:formula="of:=IF(OR(EXACT([.B199];&quot;&quot;);[.B199]&lt;=0);&quot;&quot;;[.B199]*[.$D$1])" office:value-type="currency" office:currency="USD" office:value="411.7025">
            <text:p>$411.70</text:p>
          </table:table-cell>
          <table:table-cell table:style-name="ce21" table:formula="of:=IF(OR(EXACT([.B199];&quot;&quot;);[.B199]&lt;=0);&quot;&quot;;[.E200]-[.C200])" office:value-type="currency" office:currency="USD" office:value="1558.48291081498">
            <text:p>$1,558.48</text:p>
          </table:table-cell>
          <table:table-cell table:style-name="ce21" table:formula="of:=IF(OR(EXACT([.B199];&quot;&quot;);[.B199]&lt;=0);&quot;&quot;;IF([.G200]&gt;0;[.G200];MIN([.B199]+[.C20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0]+1" office:value-type="float" office:value="195">
            <text:p>195</text:p>
          </table:table-cell>
          <table:table-cell table:style-name="ce21" table:formula="of:=IF(OR(EXACT([.B200];&quot;&quot;);[.B200]&lt;=0);&quot;&quot;;ROUND([.B200]-[.D201];2))" office:value-type="currency" office:currency="USD" office:value="79215.74">
            <text:p>$79,215.74</text:p>
          </table:table-cell>
          <table:table-cell table:style-name="ce21" table:formula="of:=IF(OR(EXACT([.B200];&quot;&quot;);[.B200]&lt;=0);&quot;&quot;;[.B200]*[.$D$1])" office:value-type="currency" office:currency="USD" office:value="403.9101">
            <text:p>$403.91</text:p>
          </table:table-cell>
          <table:table-cell table:style-name="ce21" table:formula="of:=IF(OR(EXACT([.B200];&quot;&quot;);[.B200]&lt;=0);&quot;&quot;;[.E201]-[.C201])" office:value-type="currency" office:currency="USD" office:value="1566.27531081498">
            <text:p>$1,566.28</text:p>
          </table:table-cell>
          <table:table-cell table:style-name="ce21" table:formula="of:=IF(OR(EXACT([.B200];&quot;&quot;);[.B200]&lt;=0);&quot;&quot;;IF([.G201]&gt;0;[.G201];MIN([.B200]+[.C20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1]+1" office:value-type="float" office:value="196">
            <text:p>196</text:p>
          </table:table-cell>
          <table:table-cell table:style-name="ce21" table:formula="of:=IF(OR(EXACT([.B201];&quot;&quot;);[.B201]&lt;=0);&quot;&quot;;ROUND([.B201]-[.D202];2))" office:value-type="currency" office:currency="USD" office:value="77641.63">
            <text:p>$77,641.63</text:p>
          </table:table-cell>
          <table:table-cell table:style-name="ce21" table:formula="of:=IF(OR(EXACT([.B201];&quot;&quot;);[.B201]&lt;=0);&quot;&quot;;[.B201]*[.$D$1])" office:value-type="currency" office:currency="USD" office:value="396.0787">
            <text:p>$396.08</text:p>
          </table:table-cell>
          <table:table-cell table:style-name="ce21" table:formula="of:=IF(OR(EXACT([.B201];&quot;&quot;);[.B201]&lt;=0);&quot;&quot;;[.E202]-[.C202])" office:value-type="currency" office:currency="USD" office:value="1574.10671081498">
            <text:p>$1,574.11</text:p>
          </table:table-cell>
          <table:table-cell table:style-name="ce21" table:formula="of:=IF(OR(EXACT([.B201];&quot;&quot;);[.B201]&lt;=0);&quot;&quot;;IF([.G202]&gt;0;[.G202];MIN([.B201]+[.C20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2]+1" office:value-type="float" office:value="197">
            <text:p>197</text:p>
          </table:table-cell>
          <table:table-cell table:style-name="ce21" table:formula="of:=IF(OR(EXACT([.B202];&quot;&quot;);[.B202]&lt;=0);&quot;&quot;;ROUND([.B202]-[.D203];2))" office:value-type="currency" office:currency="USD" office:value="76059.65">
            <text:p>$76,059.65</text:p>
          </table:table-cell>
          <table:table-cell table:style-name="ce21" table:formula="of:=IF(OR(EXACT([.B202];&quot;&quot;);[.B202]&lt;=0);&quot;&quot;;[.B202]*[.$D$1])" office:value-type="currency" office:currency="USD" office:value="388.20815">
            <text:p>$388.21</text:p>
          </table:table-cell>
          <table:table-cell table:style-name="ce21" table:formula="of:=IF(OR(EXACT([.B202];&quot;&quot;);[.B202]&lt;=0);&quot;&quot;;[.E203]-[.C203])" office:value-type="currency" office:currency="USD" office:value="1581.97726081498">
            <text:p>$1,581.98</text:p>
          </table:table-cell>
          <table:table-cell table:style-name="ce21" table:formula="of:=IF(OR(EXACT([.B202];&quot;&quot;);[.B202]&lt;=0);&quot;&quot;;IF([.G203]&gt;0;[.G203];MIN([.B202]+[.C20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3]+1" office:value-type="float" office:value="198">
            <text:p>198</text:p>
          </table:table-cell>
          <table:table-cell table:style-name="ce21" table:formula="of:=IF(OR(EXACT([.B203];&quot;&quot;);[.B203]&lt;=0);&quot;&quot;;ROUND([.B203]-[.D204];2))" office:value-type="currency" office:currency="USD" office:value="74469.76">
            <text:p>$74,469.76</text:p>
          </table:table-cell>
          <table:table-cell table:style-name="ce21" table:formula="of:=IF(OR(EXACT([.B203];&quot;&quot;);[.B203]&lt;=0);&quot;&quot;;[.B203]*[.$D$1])" office:value-type="currency" office:currency="USD" office:value="380.29825">
            <text:p>$380.30</text:p>
          </table:table-cell>
          <table:table-cell table:style-name="ce21" table:formula="of:=IF(OR(EXACT([.B203];&quot;&quot;);[.B203]&lt;=0);&quot;&quot;;[.E204]-[.C204])" office:value-type="currency" office:currency="USD" office:value="1589.88716081498">
            <text:p>$1,589.89</text:p>
          </table:table-cell>
          <table:table-cell table:style-name="ce21" table:formula="of:=IF(OR(EXACT([.B203];&quot;&quot;);[.B203]&lt;=0);&quot;&quot;;IF([.G204]&gt;0;[.G204];MIN([.B203]+[.C20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4]+1" office:value-type="float" office:value="199">
            <text:p>199</text:p>
          </table:table-cell>
          <table:table-cell table:style-name="ce21" table:formula="of:=IF(OR(EXACT([.B204];&quot;&quot;);[.B204]&lt;=0);&quot;&quot;;ROUND([.B204]-[.D205];2))" office:value-type="currency" office:currency="USD" office:value="72871.92">
            <text:p>$72,871.92</text:p>
          </table:table-cell>
          <table:table-cell table:style-name="ce21" table:formula="of:=IF(OR(EXACT([.B204];&quot;&quot;);[.B204]&lt;=0);&quot;&quot;;[.B204]*[.$D$1])" office:value-type="currency" office:currency="USD" office:value="372.3488">
            <text:p>$372.35</text:p>
          </table:table-cell>
          <table:table-cell table:style-name="ce21" table:formula="of:=IF(OR(EXACT([.B204];&quot;&quot;);[.B204]&lt;=0);&quot;&quot;;[.E205]-[.C205])" office:value-type="currency" office:currency="USD" office:value="1597.83661081498">
            <text:p>$1,597.84</text:p>
          </table:table-cell>
          <table:table-cell table:style-name="ce21" table:formula="of:=IF(OR(EXACT([.B204];&quot;&quot;);[.B204]&lt;=0);&quot;&quot;;IF([.G205]&gt;0;[.G205];MIN([.B204]+[.C20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5]+1" office:value-type="float" office:value="200">
            <text:p>200</text:p>
          </table:table-cell>
          <table:table-cell table:style-name="ce21" table:formula="of:=IF(OR(EXACT([.B205];&quot;&quot;);[.B205]&lt;=0);&quot;&quot;;ROUND([.B205]-[.D206];2))" office:value-type="currency" office:currency="USD" office:value="71266.09">
            <text:p>$71,266.09</text:p>
          </table:table-cell>
          <table:table-cell table:style-name="ce21" table:formula="of:=IF(OR(EXACT([.B205];&quot;&quot;);[.B205]&lt;=0);&quot;&quot;;[.B205]*[.$D$1])" office:value-type="currency" office:currency="USD" office:value="364.3596">
            <text:p>$364.36</text:p>
          </table:table-cell>
          <table:table-cell table:style-name="ce21" table:formula="of:=IF(OR(EXACT([.B205];&quot;&quot;);[.B205]&lt;=0);&quot;&quot;;[.E206]-[.C206])" office:value-type="currency" office:currency="USD" office:value="1605.82581081498">
            <text:p>$1,605.83</text:p>
          </table:table-cell>
          <table:table-cell table:style-name="ce21" table:formula="of:=IF(OR(EXACT([.B205];&quot;&quot;);[.B205]&lt;=0);&quot;&quot;;IF([.G206]&gt;0;[.G206];MIN([.B205]+[.C20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6]+1" office:value-type="float" office:value="201">
            <text:p>201</text:p>
          </table:table-cell>
          <table:table-cell table:style-name="ce21" table:formula="of:=IF(OR(EXACT([.B206];&quot;&quot;);[.B206]&lt;=0);&quot;&quot;;ROUND([.B206]-[.D207];2))" office:value-type="currency" office:currency="USD" office:value="69652.24">
            <text:p>$69,652.24</text:p>
          </table:table-cell>
          <table:table-cell table:style-name="ce21" table:formula="of:=IF(OR(EXACT([.B206];&quot;&quot;);[.B206]&lt;=0);&quot;&quot;;[.B206]*[.$D$1])" office:value-type="currency" office:currency="USD" office:value="356.33045">
            <text:p>$356.33</text:p>
          </table:table-cell>
          <table:table-cell table:style-name="ce21" table:formula="of:=IF(OR(EXACT([.B206];&quot;&quot;);[.B206]&lt;=0);&quot;&quot;;[.E207]-[.C207])" office:value-type="currency" office:currency="USD" office:value="1613.85496081498">
            <text:p>$1,613.85</text:p>
          </table:table-cell>
          <table:table-cell table:style-name="ce21" table:formula="of:=IF(OR(EXACT([.B206];&quot;&quot;);[.B206]&lt;=0);&quot;&quot;;IF([.G207]&gt;0;[.G207];MIN([.B206]+[.C20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7]+1" office:value-type="float" office:value="202">
            <text:p>202</text:p>
          </table:table-cell>
          <table:table-cell table:style-name="ce21" table:formula="of:=IF(OR(EXACT([.B207];&quot;&quot;);[.B207]&lt;=0);&quot;&quot;;ROUND([.B207]-[.D208];2))" office:value-type="currency" office:currency="USD" office:value="68030.32">
            <text:p>$68,030.32</text:p>
          </table:table-cell>
          <table:table-cell table:style-name="ce21" table:formula="of:=IF(OR(EXACT([.B207];&quot;&quot;);[.B207]&lt;=0);&quot;&quot;;[.B207]*[.$D$1])" office:value-type="currency" office:currency="USD" office:value="348.2612">
            <text:p>$348.26</text:p>
          </table:table-cell>
          <table:table-cell table:style-name="ce21" table:formula="of:=IF(OR(EXACT([.B207];&quot;&quot;);[.B207]&lt;=0);&quot;&quot;;[.E208]-[.C208])" office:value-type="currency" office:currency="USD" office:value="1621.92421081498">
            <text:p>$1,621.92</text:p>
          </table:table-cell>
          <table:table-cell table:style-name="ce21" table:formula="of:=IF(OR(EXACT([.B207];&quot;&quot;);[.B207]&lt;=0);&quot;&quot;;IF([.G208]&gt;0;[.G208];MIN([.B207]+[.C20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08]+1" office:value-type="float" office:value="203">
            <text:p>203</text:p>
          </table:table-cell>
          <table:table-cell table:style-name="ce21" table:formula="of:=IF(OR(EXACT([.B208];&quot;&quot;);[.B208]&lt;=0);&quot;&quot;;ROUND([.B208]-[.D209];2))" office:value-type="currency" office:currency="USD" office:value="66400.29">
            <text:p>$66,400.29</text:p>
          </table:table-cell>
          <table:table-cell table:style-name="ce21" table:formula="of:=IF(OR(EXACT([.B208];&quot;&quot;);[.B208]&lt;=0);&quot;&quot;;[.B208]*[.$D$1])" office:value-type="currency" office:currency="USD" office:value="340.1516">
            <text:p>$340.15</text:p>
          </table:table-cell>
          <table:table-cell table:style-name="ce21" table:formula="of:=IF(OR(EXACT([.B208];&quot;&quot;);[.B208]&lt;=0);&quot;&quot;;[.E209]-[.C209])" office:value-type="currency" office:currency="USD" office:value="1630.03381081498">
            <text:p>$1,630.03</text:p>
          </table:table-cell>
          <table:table-cell table:style-name="ce21" table:formula="of:=IF(OR(EXACT([.B208];&quot;&quot;);[.B208]&lt;=0);&quot;&quot;;IF([.G209]&gt;0;[.G209];MIN([.B208]+[.C20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09]+1" office:value-type="float" office:value="204">
            <text:p>204</text:p>
          </table:table-cell>
          <table:table-cell table:style-name="ce22" table:formula="of:=IF(OR(EXACT([.B209];&quot;&quot;);[.B209]&lt;=0);&quot;&quot;;ROUND([.B209]-[.D210];2))" office:value-type="currency" office:currency="USD" office:value="64762.11">
            <text:p>$64,762.11</text:p>
          </table:table-cell>
          <table:table-cell table:style-name="ce22" table:formula="of:=IF(OR(EXACT([.B209];&quot;&quot;);[.B209]&lt;=0);&quot;&quot;;[.B209]*[.$D$1])" office:value-type="currency" office:currency="USD" office:value="332.00145">
            <text:p>$332.00</text:p>
          </table:table-cell>
          <table:table-cell table:style-name="ce22" table:formula="of:=IF(OR(EXACT([.B209];&quot;&quot;);[.B209]&lt;=0);&quot;&quot;;[.E210]-[.C210])" office:value-type="currency" office:currency="USD" office:value="1638.18396081498">
            <text:p>$1,638.18</text:p>
          </table:table-cell>
          <table:table-cell table:style-name="ce22" table:formula="of:=IF(OR(EXACT([.B209];&quot;&quot;);[.B209]&lt;=0);&quot;&quot;;IF([.G210]&gt;0;[.G210];MIN([.B209]+[.C210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7">
            <text:p>1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0]+1" office:value-type="float" office:value="205">
            <text:p>205</text:p>
          </table:table-cell>
          <table:table-cell table:style-name="ce21" table:formula="of:=IF(OR(EXACT([.B210];&quot;&quot;);[.B210]&lt;=0);&quot;&quot;;ROUND([.B210]-[.D211];2))" office:value-type="currency" office:currency="USD" office:value="63115.74">
            <text:p>$63,115.74</text:p>
          </table:table-cell>
          <table:table-cell table:style-name="ce21" table:formula="of:=IF(OR(EXACT([.B210];&quot;&quot;);[.B210]&lt;=0);&quot;&quot;;[.B210]*[.$D$1])" office:value-type="currency" office:currency="USD" office:value="323.81055">
            <text:p>$323.81</text:p>
          </table:table-cell>
          <table:table-cell table:style-name="ce21" table:formula="of:=IF(OR(EXACT([.B210];&quot;&quot;);[.B210]&lt;=0);&quot;&quot;;[.E211]-[.C211])" office:value-type="currency" office:currency="USD" office:value="1646.37486081498">
            <text:p>$1,646.37</text:p>
          </table:table-cell>
          <table:table-cell table:style-name="ce21" table:formula="of:=IF(OR(EXACT([.B210];&quot;&quot;);[.B210]&lt;=0);&quot;&quot;;IF([.G211]&gt;0;[.G211];MIN([.B210]+[.C21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1]+1" office:value-type="float" office:value="206">
            <text:p>206</text:p>
          </table:table-cell>
          <table:table-cell table:style-name="ce21" table:formula="of:=IF(OR(EXACT([.B211];&quot;&quot;);[.B211]&lt;=0);&quot;&quot;;ROUND([.B211]-[.D212];2))" office:value-type="currency" office:currency="USD" office:value="61461.13">
            <text:p>$61,461.13</text:p>
          </table:table-cell>
          <table:table-cell table:style-name="ce21" table:formula="of:=IF(OR(EXACT([.B211];&quot;&quot;);[.B211]&lt;=0);&quot;&quot;;[.B211]*[.$D$1])" office:value-type="currency" office:currency="USD" office:value="315.5787">
            <text:p>$315.58</text:p>
          </table:table-cell>
          <table:table-cell table:style-name="ce21" table:formula="of:=IF(OR(EXACT([.B211];&quot;&quot;);[.B211]&lt;=0);&quot;&quot;;[.E212]-[.C212])" office:value-type="currency" office:currency="USD" office:value="1654.60671081498">
            <text:p>$1,654.61</text:p>
          </table:table-cell>
          <table:table-cell table:style-name="ce21" table:formula="of:=IF(OR(EXACT([.B211];&quot;&quot;);[.B211]&lt;=0);&quot;&quot;;IF([.G212]&gt;0;[.G212];MIN([.B211]+[.C21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2]+1" office:value-type="float" office:value="207">
            <text:p>207</text:p>
          </table:table-cell>
          <table:table-cell table:style-name="ce21" table:formula="of:=IF(OR(EXACT([.B212];&quot;&quot;);[.B212]&lt;=0);&quot;&quot;;ROUND([.B212]-[.D213];2))" office:value-type="currency" office:currency="USD" office:value="59798.25">
            <text:p>$59,798.25</text:p>
          </table:table-cell>
          <table:table-cell table:style-name="ce21" table:formula="of:=IF(OR(EXACT([.B212];&quot;&quot;);[.B212]&lt;=0);&quot;&quot;;[.B212]*[.$D$1])" office:value-type="currency" office:currency="USD" office:value="307.30565">
            <text:p>$307.31</text:p>
          </table:table-cell>
          <table:table-cell table:style-name="ce21" table:formula="of:=IF(OR(EXACT([.B212];&quot;&quot;);[.B212]&lt;=0);&quot;&quot;;[.E213]-[.C213])" office:value-type="currency" office:currency="USD" office:value="1662.87976081498">
            <text:p>$1,662.88</text:p>
          </table:table-cell>
          <table:table-cell table:style-name="ce21" table:formula="of:=IF(OR(EXACT([.B212];&quot;&quot;);[.B212]&lt;=0);&quot;&quot;;IF([.G213]&gt;0;[.G213];MIN([.B212]+[.C21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3]+1" office:value-type="float" office:value="208">
            <text:p>208</text:p>
          </table:table-cell>
          <table:table-cell table:style-name="ce21" table:formula="of:=IF(OR(EXACT([.B213];&quot;&quot;);[.B213]&lt;=0);&quot;&quot;;ROUND([.B213]-[.D214];2))" office:value-type="currency" office:currency="USD" office:value="58127.06">
            <text:p>$58,127.06</text:p>
          </table:table-cell>
          <table:table-cell table:style-name="ce21" table:formula="of:=IF(OR(EXACT([.B213];&quot;&quot;);[.B213]&lt;=0);&quot;&quot;;[.B213]*[.$D$1])" office:value-type="currency" office:currency="USD" office:value="298.99125">
            <text:p>$298.99</text:p>
          </table:table-cell>
          <table:table-cell table:style-name="ce21" table:formula="of:=IF(OR(EXACT([.B213];&quot;&quot;);[.B213]&lt;=0);&quot;&quot;;[.E214]-[.C214])" office:value-type="currency" office:currency="USD" office:value="1671.19416081498">
            <text:p>$1,671.19</text:p>
          </table:table-cell>
          <table:table-cell table:style-name="ce21" table:formula="of:=IF(OR(EXACT([.B213];&quot;&quot;);[.B213]&lt;=0);&quot;&quot;;IF([.G214]&gt;0;[.G214];MIN([.B213]+[.C21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4]+1" office:value-type="float" office:value="209">
            <text:p>209</text:p>
          </table:table-cell>
          <table:table-cell table:style-name="ce21" table:formula="of:=IF(OR(EXACT([.B214];&quot;&quot;);[.B214]&lt;=0);&quot;&quot;;ROUND([.B214]-[.D215];2))" office:value-type="currency" office:currency="USD" office:value="56447.51">
            <text:p>$56,447.51</text:p>
          </table:table-cell>
          <table:table-cell table:style-name="ce21" table:formula="of:=IF(OR(EXACT([.B214];&quot;&quot;);[.B214]&lt;=0);&quot;&quot;;[.B214]*[.$D$1])" office:value-type="currency" office:currency="USD" office:value="290.6353">
            <text:p>$290.64</text:p>
          </table:table-cell>
          <table:table-cell table:style-name="ce21" table:formula="of:=IF(OR(EXACT([.B214];&quot;&quot;);[.B214]&lt;=0);&quot;&quot;;[.E215]-[.C215])" office:value-type="currency" office:currency="USD" office:value="1679.55011081498">
            <text:p>$1,679.55</text:p>
          </table:table-cell>
          <table:table-cell table:style-name="ce21" table:formula="of:=IF(OR(EXACT([.B214];&quot;&quot;);[.B214]&lt;=0);&quot;&quot;;IF([.G215]&gt;0;[.G215];MIN([.B214]+[.C21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5]+1" office:value-type="float" office:value="210">
            <text:p>210</text:p>
          </table:table-cell>
          <table:table-cell table:style-name="ce21" table:formula="of:=IF(OR(EXACT([.B215];&quot;&quot;);[.B215]&lt;=0);&quot;&quot;;ROUND([.B215]-[.D216];2))" office:value-type="currency" office:currency="USD" office:value="54759.56">
            <text:p>$54,759.56</text:p>
          </table:table-cell>
          <table:table-cell table:style-name="ce21" table:formula="of:=IF(OR(EXACT([.B215];&quot;&quot;);[.B215]&lt;=0);&quot;&quot;;[.B215]*[.$D$1])" office:value-type="currency" office:currency="USD" office:value="282.23755">
            <text:p>$282.24</text:p>
          </table:table-cell>
          <table:table-cell table:style-name="ce21" table:formula="of:=IF(OR(EXACT([.B215];&quot;&quot;);[.B215]&lt;=0);&quot;&quot;;[.E216]-[.C216])" office:value-type="currency" office:currency="USD" office:value="1687.94786081498">
            <text:p>$1,687.95</text:p>
          </table:table-cell>
          <table:table-cell table:style-name="ce21" table:formula="of:=IF(OR(EXACT([.B215];&quot;&quot;);[.B215]&lt;=0);&quot;&quot;;IF([.G216]&gt;0;[.G216];MIN([.B215]+[.C21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6]+1" office:value-type="float" office:value="211">
            <text:p>211</text:p>
          </table:table-cell>
          <table:table-cell table:style-name="ce21" table:formula="of:=IF(OR(EXACT([.B216];&quot;&quot;);[.B216]&lt;=0);&quot;&quot;;ROUND([.B216]-[.D217];2))" office:value-type="currency" office:currency="USD" office:value="53063.17">
            <text:p>$53,063.17</text:p>
          </table:table-cell>
          <table:table-cell table:style-name="ce21" table:formula="of:=IF(OR(EXACT([.B216];&quot;&quot;);[.B216]&lt;=0);&quot;&quot;;[.B216]*[.$D$1])" office:value-type="currency" office:currency="USD" office:value="273.7978">
            <text:p>$273.80</text:p>
          </table:table-cell>
          <table:table-cell table:style-name="ce21" table:formula="of:=IF(OR(EXACT([.B216];&quot;&quot;);[.B216]&lt;=0);&quot;&quot;;[.E217]-[.C217])" office:value-type="currency" office:currency="USD" office:value="1696.38761081498">
            <text:p>$1,696.39</text:p>
          </table:table-cell>
          <table:table-cell table:style-name="ce21" table:formula="of:=IF(OR(EXACT([.B216];&quot;&quot;);[.B216]&lt;=0);&quot;&quot;;IF([.G217]&gt;0;[.G217];MIN([.B216]+[.C21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7]+1" office:value-type="float" office:value="212">
            <text:p>212</text:p>
          </table:table-cell>
          <table:table-cell table:style-name="ce21" table:formula="of:=IF(OR(EXACT([.B217];&quot;&quot;);[.B217]&lt;=0);&quot;&quot;;ROUND([.B217]-[.D218];2))" office:value-type="currency" office:currency="USD" office:value="51358.3">
            <text:p>$51,358.30</text:p>
          </table:table-cell>
          <table:table-cell table:style-name="ce21" table:formula="of:=IF(OR(EXACT([.B217];&quot;&quot;);[.B217]&lt;=0);&quot;&quot;;[.B217]*[.$D$1])" office:value-type="currency" office:currency="USD" office:value="265.31585">
            <text:p>$265.32</text:p>
          </table:table-cell>
          <table:table-cell table:style-name="ce21" table:formula="of:=IF(OR(EXACT([.B217];&quot;&quot;);[.B217]&lt;=0);&quot;&quot;;[.E218]-[.C218])" office:value-type="currency" office:currency="USD" office:value="1704.86956081498">
            <text:p>$1,704.87</text:p>
          </table:table-cell>
          <table:table-cell table:style-name="ce21" table:formula="of:=IF(OR(EXACT([.B217];&quot;&quot;);[.B217]&lt;=0);&quot;&quot;;IF([.G218]&gt;0;[.G218];MIN([.B217]+[.C21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8]+1" office:value-type="float" office:value="213">
            <text:p>213</text:p>
          </table:table-cell>
          <table:table-cell table:style-name="ce21" table:formula="of:=IF(OR(EXACT([.B218];&quot;&quot;);[.B218]&lt;=0);&quot;&quot;;ROUND([.B218]-[.D219];2))" office:value-type="currency" office:currency="USD" office:value="49644.91">
            <text:p>$49,644.91</text:p>
          </table:table-cell>
          <table:table-cell table:style-name="ce21" table:formula="of:=IF(OR(EXACT([.B218];&quot;&quot;);[.B218]&lt;=0);&quot;&quot;;[.B218]*[.$D$1])" office:value-type="currency" office:currency="USD" office:value="256.7915">
            <text:p>$256.79</text:p>
          </table:table-cell>
          <table:table-cell table:style-name="ce21" table:formula="of:=IF(OR(EXACT([.B218];&quot;&quot;);[.B218]&lt;=0);&quot;&quot;;[.E219]-[.C219])" office:value-type="currency" office:currency="USD" office:value="1713.39391081498">
            <text:p>$1,713.39</text:p>
          </table:table-cell>
          <table:table-cell table:style-name="ce21" table:formula="of:=IF(OR(EXACT([.B218];&quot;&quot;);[.B218]&lt;=0);&quot;&quot;;IF([.G219]&gt;0;[.G219];MIN([.B218]+[.C21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19]+1" office:value-type="float" office:value="214">
            <text:p>214</text:p>
          </table:table-cell>
          <table:table-cell table:style-name="ce21" table:formula="of:=IF(OR(EXACT([.B219];&quot;&quot;);[.B219]&lt;=0);&quot;&quot;;ROUND([.B219]-[.D220];2))" office:value-type="currency" office:currency="USD" office:value="47922.95">
            <text:p>$47,922.95</text:p>
          </table:table-cell>
          <table:table-cell table:style-name="ce21" table:formula="of:=IF(OR(EXACT([.B219];&quot;&quot;);[.B219]&lt;=0);&quot;&quot;;[.B219]*[.$D$1])" office:value-type="currency" office:currency="USD" office:value="248.22455">
            <text:p>$248.22</text:p>
          </table:table-cell>
          <table:table-cell table:style-name="ce21" table:formula="of:=IF(OR(EXACT([.B219];&quot;&quot;);[.B219]&lt;=0);&quot;&quot;;[.E220]-[.C220])" office:value-type="currency" office:currency="USD" office:value="1721.96086081498">
            <text:p>$1,721.96</text:p>
          </table:table-cell>
          <table:table-cell table:style-name="ce21" table:formula="of:=IF(OR(EXACT([.B219];&quot;&quot;);[.B219]&lt;=0);&quot;&quot;;IF([.G220]&gt;0;[.G220];MIN([.B219]+[.C22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0]+1" office:value-type="float" office:value="215">
            <text:p>215</text:p>
          </table:table-cell>
          <table:table-cell table:style-name="ce21" table:formula="of:=IF(OR(EXACT([.B220];&quot;&quot;);[.B220]&lt;=0);&quot;&quot;;ROUND([.B220]-[.D221];2))" office:value-type="currency" office:currency="USD" office:value="46192.38">
            <text:p>$46,192.38</text:p>
          </table:table-cell>
          <table:table-cell table:style-name="ce21" table:formula="of:=IF(OR(EXACT([.B220];&quot;&quot;);[.B220]&lt;=0);&quot;&quot;;[.B220]*[.$D$1])" office:value-type="currency" office:currency="USD" office:value="239.61475">
            <text:p>$239.61</text:p>
          </table:table-cell>
          <table:table-cell table:style-name="ce21" table:formula="of:=IF(OR(EXACT([.B220];&quot;&quot;);[.B220]&lt;=0);&quot;&quot;;[.E221]-[.C221])" office:value-type="currency" office:currency="USD" office:value="1730.57066081498">
            <text:p>$1,730.57</text:p>
          </table:table-cell>
          <table:table-cell table:style-name="ce21" table:formula="of:=IF(OR(EXACT([.B220];&quot;&quot;);[.B220]&lt;=0);&quot;&quot;;IF([.G221]&gt;0;[.G221];MIN([.B220]+[.C22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21]+1" office:value-type="float" office:value="216">
            <text:p>216</text:p>
          </table:table-cell>
          <table:table-cell table:style-name="ce22" table:formula="of:=IF(OR(EXACT([.B221];&quot;&quot;);[.B221]&lt;=0);&quot;&quot;;ROUND([.B221]-[.D222];2))" office:value-type="currency" office:currency="USD" office:value="44453.16">
            <text:p>$44,453.16</text:p>
          </table:table-cell>
          <table:table-cell table:style-name="ce22" table:formula="of:=IF(OR(EXACT([.B221];&quot;&quot;);[.B221]&lt;=0);&quot;&quot;;[.B221]*[.$D$1])" office:value-type="currency" office:currency="USD" office:value="230.9619">
            <text:p>$230.96</text:p>
          </table:table-cell>
          <table:table-cell table:style-name="ce22" table:formula="of:=IF(OR(EXACT([.B221];&quot;&quot;);[.B221]&lt;=0);&quot;&quot;;[.E222]-[.C222])" office:value-type="currency" office:currency="USD" office:value="1739.22351081498">
            <text:p>$1,739.22</text:p>
          </table:table-cell>
          <table:table-cell table:style-name="ce22" table:formula="of:=IF(OR(EXACT([.B221];&quot;&quot;);[.B221]&lt;=0);&quot;&quot;;IF([.G222]&gt;0;[.G222];MIN([.B221]+[.C222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8">
            <text:p>1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2]+1" office:value-type="float" office:value="217">
            <text:p>217</text:p>
          </table:table-cell>
          <table:table-cell table:style-name="ce21" table:formula="of:=IF(OR(EXACT([.B222];&quot;&quot;);[.B222]&lt;=0);&quot;&quot;;ROUND([.B222]-[.D223];2))" office:value-type="currency" office:currency="USD" office:value="42705.24">
            <text:p>$42,705.24</text:p>
          </table:table-cell>
          <table:table-cell table:style-name="ce21" table:formula="of:=IF(OR(EXACT([.B222];&quot;&quot;);[.B222]&lt;=0);&quot;&quot;;[.B222]*[.$D$1])" office:value-type="currency" office:currency="USD" office:value="222.2658">
            <text:p>$222.27</text:p>
          </table:table-cell>
          <table:table-cell table:style-name="ce21" table:formula="of:=IF(OR(EXACT([.B222];&quot;&quot;);[.B222]&lt;=0);&quot;&quot;;[.E223]-[.C223])" office:value-type="currency" office:currency="USD" office:value="1747.91961081498">
            <text:p>$1,747.92</text:p>
          </table:table-cell>
          <table:table-cell table:style-name="ce21" table:formula="of:=IF(OR(EXACT([.B222];&quot;&quot;);[.B222]&lt;=0);&quot;&quot;;IF([.G223]&gt;0;[.G223];MIN([.B222]+[.C22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3]+1" office:value-type="float" office:value="218">
            <text:p>218</text:p>
          </table:table-cell>
          <table:table-cell table:style-name="ce21" table:formula="of:=IF(OR(EXACT([.B223];&quot;&quot;);[.B223]&lt;=0);&quot;&quot;;ROUND([.B223]-[.D224];2))" office:value-type="currency" office:currency="USD" office:value="40948.58">
            <text:p>$40,948.58</text:p>
          </table:table-cell>
          <table:table-cell table:style-name="ce21" table:formula="of:=IF(OR(EXACT([.B223];&quot;&quot;);[.B223]&lt;=0);&quot;&quot;;[.B223]*[.$D$1])" office:value-type="currency" office:currency="USD" office:value="213.5262">
            <text:p>$213.53</text:p>
          </table:table-cell>
          <table:table-cell table:style-name="ce21" table:formula="of:=IF(OR(EXACT([.B223];&quot;&quot;);[.B223]&lt;=0);&quot;&quot;;[.E224]-[.C224])" office:value-type="currency" office:currency="USD" office:value="1756.65921081498">
            <text:p>$1,756.66</text:p>
          </table:table-cell>
          <table:table-cell table:style-name="ce21" table:formula="of:=IF(OR(EXACT([.B223];&quot;&quot;);[.B223]&lt;=0);&quot;&quot;;IF([.G224]&gt;0;[.G224];MIN([.B223]+[.C22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4]+1" office:value-type="float" office:value="219">
            <text:p>219</text:p>
          </table:table-cell>
          <table:table-cell table:style-name="ce21" table:formula="of:=IF(OR(EXACT([.B224];&quot;&quot;);[.B224]&lt;=0);&quot;&quot;;ROUND([.B224]-[.D225];2))" office:value-type="currency" office:currency="USD" office:value="39183.14">
            <text:p>$39,183.14</text:p>
          </table:table-cell>
          <table:table-cell table:style-name="ce21" table:formula="of:=IF(OR(EXACT([.B224];&quot;&quot;);[.B224]&lt;=0);&quot;&quot;;[.B224]*[.$D$1])" office:value-type="currency" office:currency="USD" office:value="204.7429">
            <text:p>$204.74</text:p>
          </table:table-cell>
          <table:table-cell table:style-name="ce21" table:formula="of:=IF(OR(EXACT([.B224];&quot;&quot;);[.B224]&lt;=0);&quot;&quot;;[.E225]-[.C225])" office:value-type="currency" office:currency="USD" office:value="1765.44251081498">
            <text:p>$1,765.44</text:p>
          </table:table-cell>
          <table:table-cell table:style-name="ce21" table:formula="of:=IF(OR(EXACT([.B224];&quot;&quot;);[.B224]&lt;=0);&quot;&quot;;IF([.G225]&gt;0;[.G225];MIN([.B224]+[.C22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5]+1" office:value-type="float" office:value="220">
            <text:p>220</text:p>
          </table:table-cell>
          <table:table-cell table:style-name="ce21" table:formula="of:=IF(OR(EXACT([.B225];&quot;&quot;);[.B225]&lt;=0);&quot;&quot;;ROUND([.B225]-[.D226];2))" office:value-type="currency" office:currency="USD" office:value="37408.87">
            <text:p>$37,408.87</text:p>
          </table:table-cell>
          <table:table-cell table:style-name="ce21" table:formula="of:=IF(OR(EXACT([.B225];&quot;&quot;);[.B225]&lt;=0);&quot;&quot;;[.B225]*[.$D$1])" office:value-type="currency" office:currency="USD" office:value="195.9157">
            <text:p>$195.92</text:p>
          </table:table-cell>
          <table:table-cell table:style-name="ce21" table:formula="of:=IF(OR(EXACT([.B225];&quot;&quot;);[.B225]&lt;=0);&quot;&quot;;[.E226]-[.C226])" office:value-type="currency" office:currency="USD" office:value="1774.26971081498">
            <text:p>$1,774.27</text:p>
          </table:table-cell>
          <table:table-cell table:style-name="ce21" table:formula="of:=IF(OR(EXACT([.B225];&quot;&quot;);[.B225]&lt;=0);&quot;&quot;;IF([.G226]&gt;0;[.G226];MIN([.B225]+[.C22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6]+1" office:value-type="float" office:value="221">
            <text:p>221</text:p>
          </table:table-cell>
          <table:table-cell table:style-name="ce21" table:formula="of:=IF(OR(EXACT([.B226];&quot;&quot;);[.B226]&lt;=0);&quot;&quot;;ROUND([.B226]-[.D227];2))" office:value-type="currency" office:currency="USD" office:value="35625.73">
            <text:p>$35,625.73</text:p>
          </table:table-cell>
          <table:table-cell table:style-name="ce21" table:formula="of:=IF(OR(EXACT([.B226];&quot;&quot;);[.B226]&lt;=0);&quot;&quot;;[.B226]*[.$D$1])" office:value-type="currency" office:currency="USD" office:value="187.04435">
            <text:p>$187.04</text:p>
          </table:table-cell>
          <table:table-cell table:style-name="ce21" table:formula="of:=IF(OR(EXACT([.B226];&quot;&quot;);[.B226]&lt;=0);&quot;&quot;;[.E227]-[.C227])" office:value-type="currency" office:currency="USD" office:value="1783.14106081498">
            <text:p>$1,783.14</text:p>
          </table:table-cell>
          <table:table-cell table:style-name="ce21" table:formula="of:=IF(OR(EXACT([.B226];&quot;&quot;);[.B226]&lt;=0);&quot;&quot;;IF([.G227]&gt;0;[.G227];MIN([.B226]+[.C22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7]+1" office:value-type="float" office:value="222">
            <text:p>222</text:p>
          </table:table-cell>
          <table:table-cell table:style-name="ce21" table:formula="of:=IF(OR(EXACT([.B227];&quot;&quot;);[.B227]&lt;=0);&quot;&quot;;ROUND([.B227]-[.D228];2))" office:value-type="currency" office:currency="USD" office:value="33833.67">
            <text:p>$33,833.67</text:p>
          </table:table-cell>
          <table:table-cell table:style-name="ce21" table:formula="of:=IF(OR(EXACT([.B227];&quot;&quot;);[.B227]&lt;=0);&quot;&quot;;[.B227]*[.$D$1])" office:value-type="currency" office:currency="USD" office:value="178.12865">
            <text:p>$178.13</text:p>
          </table:table-cell>
          <table:table-cell table:style-name="ce21" table:formula="of:=IF(OR(EXACT([.B227];&quot;&quot;);[.B227]&lt;=0);&quot;&quot;;[.E228]-[.C228])" office:value-type="currency" office:currency="USD" office:value="1792.05676081498">
            <text:p>$1,792.06</text:p>
          </table:table-cell>
          <table:table-cell table:style-name="ce21" table:formula="of:=IF(OR(EXACT([.B227];&quot;&quot;);[.B227]&lt;=0);&quot;&quot;;IF([.G228]&gt;0;[.G228];MIN([.B227]+[.C22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8]+1" office:value-type="float" office:value="223">
            <text:p>223</text:p>
          </table:table-cell>
          <table:table-cell table:style-name="ce21" table:formula="of:=IF(OR(EXACT([.B228];&quot;&quot;);[.B228]&lt;=0);&quot;&quot;;ROUND([.B228]-[.D229];2))" office:value-type="currency" office:currency="USD" office:value="32032.65">
            <text:p>$32,032.65</text:p>
          </table:table-cell>
          <table:table-cell table:style-name="ce21" table:formula="of:=IF(OR(EXACT([.B228];&quot;&quot;);[.B228]&lt;=0);&quot;&quot;;[.B228]*[.$D$1])" office:value-type="currency" office:currency="USD" office:value="169.16835">
            <text:p>$169.17</text:p>
          </table:table-cell>
          <table:table-cell table:style-name="ce21" table:formula="of:=IF(OR(EXACT([.B228];&quot;&quot;);[.B228]&lt;=0);&quot;&quot;;[.E229]-[.C229])" office:value-type="currency" office:currency="USD" office:value="1801.01706081498">
            <text:p>$1,801.02</text:p>
          </table:table-cell>
          <table:table-cell table:style-name="ce21" table:formula="of:=IF(OR(EXACT([.B228];&quot;&quot;);[.B228]&lt;=0);&quot;&quot;;IF([.G229]&gt;0;[.G229];MIN([.B228]+[.C22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29]+1" office:value-type="float" office:value="224">
            <text:p>224</text:p>
          </table:table-cell>
          <table:table-cell table:style-name="ce21" table:formula="of:=IF(OR(EXACT([.B229];&quot;&quot;);[.B229]&lt;=0);&quot;&quot;;ROUND([.B229]-[.D230];2))" office:value-type="currency" office:currency="USD" office:value="30222.63">
            <text:p>$30,222.63</text:p>
          </table:table-cell>
          <table:table-cell table:style-name="ce21" table:formula="of:=IF(OR(EXACT([.B229];&quot;&quot;);[.B229]&lt;=0);&quot;&quot;;[.B229]*[.$D$1])" office:value-type="currency" office:currency="USD" office:value="160.16325">
            <text:p>$160.16</text:p>
          </table:table-cell>
          <table:table-cell table:style-name="ce21" table:formula="of:=IF(OR(EXACT([.B229];&quot;&quot;);[.B229]&lt;=0);&quot;&quot;;[.E230]-[.C230])" office:value-type="currency" office:currency="USD" office:value="1810.02216081498">
            <text:p>$1,810.02</text:p>
          </table:table-cell>
          <table:table-cell table:style-name="ce21" table:formula="of:=IF(OR(EXACT([.B229];&quot;&quot;);[.B229]&lt;=0);&quot;&quot;;IF([.G230]&gt;0;[.G230];MIN([.B229]+[.C23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0]+1" office:value-type="float" office:value="225">
            <text:p>225</text:p>
          </table:table-cell>
          <table:table-cell table:style-name="ce21" table:formula="of:=IF(OR(EXACT([.B230];&quot;&quot;);[.B230]&lt;=0);&quot;&quot;;ROUND([.B230]-[.D231];2))" office:value-type="currency" office:currency="USD" office:value="28403.56">
            <text:p>$28,403.56</text:p>
          </table:table-cell>
          <table:table-cell table:style-name="ce21" table:formula="of:=IF(OR(EXACT([.B230];&quot;&quot;);[.B230]&lt;=0);&quot;&quot;;[.B230]*[.$D$1])" office:value-type="currency" office:currency="USD" office:value="151.11315">
            <text:p>$151.11</text:p>
          </table:table-cell>
          <table:table-cell table:style-name="ce21" table:formula="of:=IF(OR(EXACT([.B230];&quot;&quot;);[.B230]&lt;=0);&quot;&quot;;[.E231]-[.C231])" office:value-type="currency" office:currency="USD" office:value="1819.07226081498">
            <text:p>$1,819.07</text:p>
          </table:table-cell>
          <table:table-cell table:style-name="ce21" table:formula="of:=IF(OR(EXACT([.B230];&quot;&quot;);[.B230]&lt;=0);&quot;&quot;;IF([.G231]&gt;0;[.G231];MIN([.B230]+[.C23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1]+1" office:value-type="float" office:value="226">
            <text:p>226</text:p>
          </table:table-cell>
          <table:table-cell table:style-name="ce21" table:formula="of:=IF(OR(EXACT([.B231];&quot;&quot;);[.B231]&lt;=0);&quot;&quot;;ROUND([.B231]-[.D232];2))" office:value-type="currency" office:currency="USD" office:value="26575.39">
            <text:p>$26,575.39</text:p>
          </table:table-cell>
          <table:table-cell table:style-name="ce21" table:formula="of:=IF(OR(EXACT([.B231];&quot;&quot;);[.B231]&lt;=0);&quot;&quot;;[.B231]*[.$D$1])" office:value-type="currency" office:currency="USD" office:value="142.0178">
            <text:p>$142.02</text:p>
          </table:table-cell>
          <table:table-cell table:style-name="ce21" table:formula="of:=IF(OR(EXACT([.B231];&quot;&quot;);[.B231]&lt;=0);&quot;&quot;;[.E232]-[.C232])" office:value-type="currency" office:currency="USD" office:value="1828.16761081498">
            <text:p>$1,828.17</text:p>
          </table:table-cell>
          <table:table-cell table:style-name="ce21" table:formula="of:=IF(OR(EXACT([.B231];&quot;&quot;);[.B231]&lt;=0);&quot;&quot;;IF([.G232]&gt;0;[.G232];MIN([.B231]+[.C23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2]+1" office:value-type="float" office:value="227">
            <text:p>227</text:p>
          </table:table-cell>
          <table:table-cell table:style-name="ce21" table:formula="of:=IF(OR(EXACT([.B232];&quot;&quot;);[.B232]&lt;=0);&quot;&quot;;ROUND([.B232]-[.D233];2))" office:value-type="currency" office:currency="USD" office:value="24738.08">
            <text:p>$24,738.08</text:p>
          </table:table-cell>
          <table:table-cell table:style-name="ce21" table:formula="of:=IF(OR(EXACT([.B232];&quot;&quot;);[.B232]&lt;=0);&quot;&quot;;[.B232]*[.$D$1])" office:value-type="currency" office:currency="USD" office:value="132.87695">
            <text:p>$132.88</text:p>
          </table:table-cell>
          <table:table-cell table:style-name="ce21" table:formula="of:=IF(OR(EXACT([.B232];&quot;&quot;);[.B232]&lt;=0);&quot;&quot;;[.E233]-[.C233])" office:value-type="currency" office:currency="USD" office:value="1837.30846081498">
            <text:p>$1,837.31</text:p>
          </table:table-cell>
          <table:table-cell table:style-name="ce21" table:formula="of:=IF(OR(EXACT([.B232];&quot;&quot;);[.B232]&lt;=0);&quot;&quot;;IF([.G233]&gt;0;[.G233];MIN([.B232]+[.C23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33]+1" office:value-type="float" office:value="228">
            <text:p>228</text:p>
          </table:table-cell>
          <table:table-cell table:style-name="ce22" table:formula="of:=IF(OR(EXACT([.B233];&quot;&quot;);[.B233]&lt;=0);&quot;&quot;;ROUND([.B233]-[.D234];2))" office:value-type="currency" office:currency="USD" office:value="22891.58">
            <text:p>$22,891.58</text:p>
          </table:table-cell>
          <table:table-cell table:style-name="ce22" table:formula="of:=IF(OR(EXACT([.B233];&quot;&quot;);[.B233]&lt;=0);&quot;&quot;;[.B233]*[.$D$1])" office:value-type="currency" office:currency="USD" office:value="123.6904">
            <text:p>$123.69</text:p>
          </table:table-cell>
          <table:table-cell table:style-name="ce22" table:formula="of:=IF(OR(EXACT([.B233];&quot;&quot;);[.B233]&lt;=0);&quot;&quot;;[.E234]-[.C234])" office:value-type="currency" office:currency="USD" office:value="1846.49501081498">
            <text:p>$1,846.50</text:p>
          </table:table-cell>
          <table:table-cell table:style-name="ce22" table:formula="of:=IF(OR(EXACT([.B233];&quot;&quot;);[.B233]&lt;=0);&quot;&quot;;IF([.G234]&gt;0;[.G234];MIN([.B233]+[.C234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19">
            <text:p>1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4]+1" office:value-type="float" office:value="229">
            <text:p>229</text:p>
          </table:table-cell>
          <table:table-cell table:style-name="ce21" table:formula="of:=IF(OR(EXACT([.B234];&quot;&quot;);[.B234]&lt;=0);&quot;&quot;;ROUND([.B234]-[.D235];2))" office:value-type="currency" office:currency="USD" office:value="21035.85">
            <text:p>$21,035.85</text:p>
          </table:table-cell>
          <table:table-cell table:style-name="ce21" table:formula="of:=IF(OR(EXACT([.B234];&quot;&quot;);[.B234]&lt;=0);&quot;&quot;;[.B234]*[.$D$1])" office:value-type="currency" office:currency="USD" office:value="114.4579">
            <text:p>$114.46</text:p>
          </table:table-cell>
          <table:table-cell table:style-name="ce21" table:formula="of:=IF(OR(EXACT([.B234];&quot;&quot;);[.B234]&lt;=0);&quot;&quot;;[.E235]-[.C235])" office:value-type="currency" office:currency="USD" office:value="1855.72751081498">
            <text:p>$1,855.73</text:p>
          </table:table-cell>
          <table:table-cell table:style-name="ce21" table:formula="of:=IF(OR(EXACT([.B234];&quot;&quot;);[.B234]&lt;=0);&quot;&quot;;IF([.G235]&gt;0;[.G235];MIN([.B234]+[.C23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5]+1" office:value-type="float" office:value="230">
            <text:p>230</text:p>
          </table:table-cell>
          <table:table-cell table:style-name="ce21" table:formula="of:=IF(OR(EXACT([.B235];&quot;&quot;);[.B235]&lt;=0);&quot;&quot;;ROUND([.B235]-[.D236];2))" office:value-type="currency" office:currency="USD" office:value="19170.84">
            <text:p>$19,170.84</text:p>
          </table:table-cell>
          <table:table-cell table:style-name="ce21" table:formula="of:=IF(OR(EXACT([.B235];&quot;&quot;);[.B235]&lt;=0);&quot;&quot;;[.B235]*[.$D$1])" office:value-type="currency" office:currency="USD" office:value="105.17925">
            <text:p>$105.18</text:p>
          </table:table-cell>
          <table:table-cell table:style-name="ce21" table:formula="of:=IF(OR(EXACT([.B235];&quot;&quot;);[.B235]&lt;=0);&quot;&quot;;[.E236]-[.C236])" office:value-type="currency" office:currency="USD" office:value="1865.00616081498">
            <text:p>$1,865.01</text:p>
          </table:table-cell>
          <table:table-cell table:style-name="ce21" table:formula="of:=IF(OR(EXACT([.B235];&quot;&quot;);[.B235]&lt;=0);&quot;&quot;;IF([.G236]&gt;0;[.G236];MIN([.B235]+[.C236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6]+1" office:value-type="float" office:value="231">
            <text:p>231</text:p>
          </table:table-cell>
          <table:table-cell table:style-name="ce21" table:formula="of:=IF(OR(EXACT([.B236];&quot;&quot;);[.B236]&lt;=0);&quot;&quot;;ROUND([.B236]-[.D237];2))" office:value-type="currency" office:currency="USD" office:value="17296.51">
            <text:p>$17,296.51</text:p>
          </table:table-cell>
          <table:table-cell table:style-name="ce21" table:formula="of:=IF(OR(EXACT([.B236];&quot;&quot;);[.B236]&lt;=0);&quot;&quot;;[.B236]*[.$D$1])" office:value-type="currency" office:currency="USD" office:value="95.8542">
            <text:p>$95.85</text:p>
          </table:table-cell>
          <table:table-cell table:style-name="ce21" table:formula="of:=IF(OR(EXACT([.B236];&quot;&quot;);[.B236]&lt;=0);&quot;&quot;;[.E237]-[.C237])" office:value-type="currency" office:currency="USD" office:value="1874.33121081498">
            <text:p>$1,874.33</text:p>
          </table:table-cell>
          <table:table-cell table:style-name="ce21" table:formula="of:=IF(OR(EXACT([.B236];&quot;&quot;);[.B236]&lt;=0);&quot;&quot;;IF([.G237]&gt;0;[.G237];MIN([.B236]+[.C237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7]+1" office:value-type="float" office:value="232">
            <text:p>232</text:p>
          </table:table-cell>
          <table:table-cell table:style-name="ce21" table:formula="of:=IF(OR(EXACT([.B237];&quot;&quot;);[.B237]&lt;=0);&quot;&quot;;ROUND([.B237]-[.D238];2))" office:value-type="currency" office:currency="USD" office:value="15412.81">
            <text:p>$15,412.81</text:p>
          </table:table-cell>
          <table:table-cell table:style-name="ce21" table:formula="of:=IF(OR(EXACT([.B237];&quot;&quot;);[.B237]&lt;=0);&quot;&quot;;[.B237]*[.$D$1])" office:value-type="currency" office:currency="USD" office:value="86.48255">
            <text:p>$86.48</text:p>
          </table:table-cell>
          <table:table-cell table:style-name="ce21" table:formula="of:=IF(OR(EXACT([.B237];&quot;&quot;);[.B237]&lt;=0);&quot;&quot;;[.E238]-[.C238])" office:value-type="currency" office:currency="USD" office:value="1883.70286081498">
            <text:p>$1,883.70</text:p>
          </table:table-cell>
          <table:table-cell table:style-name="ce21" table:formula="of:=IF(OR(EXACT([.B237];&quot;&quot;);[.B237]&lt;=0);&quot;&quot;;IF([.G238]&gt;0;[.G238];MIN([.B237]+[.C238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8]+1" office:value-type="float" office:value="233">
            <text:p>233</text:p>
          </table:table-cell>
          <table:table-cell table:style-name="ce21" table:formula="of:=IF(OR(EXACT([.B238];&quot;&quot;);[.B238]&lt;=0);&quot;&quot;;ROUND([.B238]-[.D239];2))" office:value-type="currency" office:currency="USD" office:value="13519.69">
            <text:p>$13,519.69</text:p>
          </table:table-cell>
          <table:table-cell table:style-name="ce21" table:formula="of:=IF(OR(EXACT([.B238];&quot;&quot;);[.B238]&lt;=0);&quot;&quot;;[.B238]*[.$D$1])" office:value-type="currency" office:currency="USD" office:value="77.06405">
            <text:p>$77.06</text:p>
          </table:table-cell>
          <table:table-cell table:style-name="ce21" table:formula="of:=IF(OR(EXACT([.B238];&quot;&quot;);[.B238]&lt;=0);&quot;&quot;;[.E239]-[.C239])" office:value-type="currency" office:currency="USD" office:value="1893.12136081498">
            <text:p>$1,893.12</text:p>
          </table:table-cell>
          <table:table-cell table:style-name="ce21" table:formula="of:=IF(OR(EXACT([.B238];&quot;&quot;);[.B238]&lt;=0);&quot;&quot;;IF([.G239]&gt;0;[.G239];MIN([.B238]+[.C239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39]+1" office:value-type="float" office:value="234">
            <text:p>234</text:p>
          </table:table-cell>
          <table:table-cell table:style-name="ce21" table:formula="of:=IF(OR(EXACT([.B239];&quot;&quot;);[.B239]&lt;=0);&quot;&quot;;ROUND([.B239]-[.D240];2))" office:value-type="currency" office:currency="USD" office:value="11617.1">
            <text:p>$11,617.10</text:p>
          </table:table-cell>
          <table:table-cell table:style-name="ce21" table:formula="of:=IF(OR(EXACT([.B239];&quot;&quot;);[.B239]&lt;=0);&quot;&quot;;[.B239]*[.$D$1])" office:value-type="currency" office:currency="USD" office:value="67.59845">
            <text:p>$67.60</text:p>
          </table:table-cell>
          <table:table-cell table:style-name="ce21" table:formula="of:=IF(OR(EXACT([.B239];&quot;&quot;);[.B239]&lt;=0);&quot;&quot;;[.E240]-[.C240])" office:value-type="currency" office:currency="USD" office:value="1902.58696081498">
            <text:p>$1,902.59</text:p>
          </table:table-cell>
          <table:table-cell table:style-name="ce21" table:formula="of:=IF(OR(EXACT([.B239];&quot;&quot;);[.B239]&lt;=0);&quot;&quot;;IF([.G240]&gt;0;[.G240];MIN([.B239]+[.C240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0]+1" office:value-type="float" office:value="235">
            <text:p>235</text:p>
          </table:table-cell>
          <table:table-cell table:style-name="ce21" table:formula="of:=IF(OR(EXACT([.B240];&quot;&quot;);[.B240]&lt;=0);&quot;&quot;;ROUND([.B240]-[.D241];2))" office:value-type="currency" office:currency="USD" office:value="9705">
            <text:p>$9,705.00</text:p>
          </table:table-cell>
          <table:table-cell table:style-name="ce21" table:formula="of:=IF(OR(EXACT([.B240];&quot;&quot;);[.B240]&lt;=0);&quot;&quot;;[.B240]*[.$D$1])" office:value-type="currency" office:currency="USD" office:value="58.0855">
            <text:p>$58.09</text:p>
          </table:table-cell>
          <table:table-cell table:style-name="ce21" table:formula="of:=IF(OR(EXACT([.B240];&quot;&quot;);[.B240]&lt;=0);&quot;&quot;;[.E241]-[.C241])" office:value-type="currency" office:currency="USD" office:value="1912.09991081498">
            <text:p>$1,912.10</text:p>
          </table:table-cell>
          <table:table-cell table:style-name="ce21" table:formula="of:=IF(OR(EXACT([.B240];&quot;&quot;);[.B240]&lt;=0);&quot;&quot;;IF([.G241]&gt;0;[.G241];MIN([.B240]+[.C241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1]+1" office:value-type="float" office:value="236">
            <text:p>236</text:p>
          </table:table-cell>
          <table:table-cell table:style-name="ce21" table:formula="of:=IF(OR(EXACT([.B241];&quot;&quot;);[.B241]&lt;=0);&quot;&quot;;ROUND([.B241]-[.D242];2))" office:value-type="currency" office:currency="USD" office:value="7783.34">
            <text:p>$7,783.34</text:p>
          </table:table-cell>
          <table:table-cell table:style-name="ce21" table:formula="of:=IF(OR(EXACT([.B241];&quot;&quot;);[.B241]&lt;=0);&quot;&quot;;[.B241]*[.$D$1])" office:value-type="currency" office:currency="USD" office:value="48.525">
            <text:p>$48.53</text:p>
          </table:table-cell>
          <table:table-cell table:style-name="ce21" table:formula="of:=IF(OR(EXACT([.B241];&quot;&quot;);[.B241]&lt;=0);&quot;&quot;;[.E242]-[.C242])" office:value-type="currency" office:currency="USD" office:value="1921.66041081498">
            <text:p>$1,921.66</text:p>
          </table:table-cell>
          <table:table-cell table:style-name="ce21" table:formula="of:=IF(OR(EXACT([.B241];&quot;&quot;);[.B241]&lt;=0);&quot;&quot;;IF([.G242]&gt;0;[.G242];MIN([.B241]+[.C242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2]+1" office:value-type="float" office:value="237">
            <text:p>237</text:p>
          </table:table-cell>
          <table:table-cell table:style-name="ce21" table:formula="of:=IF(OR(EXACT([.B242];&quot;&quot;);[.B242]&lt;=0);&quot;&quot;;ROUND([.B242]-[.D243];2))" office:value-type="currency" office:currency="USD" office:value="5852.07">
            <text:p>$5,852.07</text:p>
          </table:table-cell>
          <table:table-cell table:style-name="ce21" table:formula="of:=IF(OR(EXACT([.B242];&quot;&quot;);[.B242]&lt;=0);&quot;&quot;;[.B242]*[.$D$1])" office:value-type="currency" office:currency="USD" office:value="38.9167">
            <text:p>$38.92</text:p>
          </table:table-cell>
          <table:table-cell table:style-name="ce21" table:formula="of:=IF(OR(EXACT([.B242];&quot;&quot;);[.B242]&lt;=0);&quot;&quot;;[.E243]-[.C243])" office:value-type="currency" office:currency="USD" office:value="1931.26871081498">
            <text:p>$1,931.27</text:p>
          </table:table-cell>
          <table:table-cell table:style-name="ce21" table:formula="of:=IF(OR(EXACT([.B242];&quot;&quot;);[.B242]&lt;=0);&quot;&quot;;IF([.G243]&gt;0;[.G243];MIN([.B242]+[.C243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3]+1" office:value-type="float" office:value="238">
            <text:p>238</text:p>
          </table:table-cell>
          <table:table-cell table:style-name="ce21" table:formula="of:=IF(OR(EXACT([.B243];&quot;&quot;);[.B243]&lt;=0);&quot;&quot;;ROUND([.B243]-[.D244];2))" office:value-type="currency" office:currency="USD" office:value="3911.14">
            <text:p>$3,911.14</text:p>
          </table:table-cell>
          <table:table-cell table:style-name="ce21" table:formula="of:=IF(OR(EXACT([.B243];&quot;&quot;);[.B243]&lt;=0);&quot;&quot;;[.B243]*[.$D$1])" office:value-type="currency" office:currency="USD" office:value="29.26035">
            <text:p>$29.26</text:p>
          </table:table-cell>
          <table:table-cell table:style-name="ce21" table:formula="of:=IF(OR(EXACT([.B243];&quot;&quot;);[.B243]&lt;=0);&quot;&quot;;[.E244]-[.C244])" office:value-type="currency" office:currency="USD" office:value="1940.92506081498">
            <text:p>$1,940.93</text:p>
          </table:table-cell>
          <table:table-cell table:style-name="ce21" table:formula="of:=IF(OR(EXACT([.B243];&quot;&quot;);[.B243]&lt;=0);&quot;&quot;;IF([.G244]&gt;0;[.G244];MIN([.B243]+[.C244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4]+1" office:value-type="float" office:value="239">
            <text:p>239</text:p>
          </table:table-cell>
          <table:table-cell table:style-name="ce21" table:formula="of:=IF(OR(EXACT([.B244];&quot;&quot;);[.B244]&lt;=0);&quot;&quot;;ROUND([.B244]-[.D245];2))" office:value-type="currency" office:currency="USD" office:value="1960.51">
            <text:p>$1,960.51</text:p>
          </table:table-cell>
          <table:table-cell table:style-name="ce21" table:formula="of:=IF(OR(EXACT([.B244];&quot;&quot;);[.B244]&lt;=0);&quot;&quot;;[.B244]*[.$D$1])" office:value-type="currency" office:currency="USD" office:value="19.5557">
            <text:p>$19.56</text:p>
          </table:table-cell>
          <table:table-cell table:style-name="ce21" table:formula="of:=IF(OR(EXACT([.B244];&quot;&quot;);[.B244]&lt;=0);&quot;&quot;;[.E245]-[.C245])" office:value-type="currency" office:currency="USD" office:value="1950.62971081498">
            <text:p>$1,950.63</text:p>
          </table:table-cell>
          <table:table-cell table:style-name="ce21" table:formula="of:=IF(OR(EXACT([.B244];&quot;&quot;);[.B244]&lt;=0);&quot;&quot;;IF([.G245]&gt;0;[.G245];MIN([.B244]+[.C245];IF([.$J$5]&gt;0;[.$J$5];[.$D$3]))))" office:value-type="currency" office:currency="USD" office:value="1970.18541081498">
            <text:p>$1,970.19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45]+1" office:value-type="float" office:value="240">
            <text:p>240</text:p>
          </table:table-cell>
          <table:table-cell table:style-name="ce22" table:formula="of:=IF(OR(EXACT([.B245];&quot;&quot;);[.B245]&lt;=0);&quot;&quot;;ROUND([.B245]-[.D246];2))" office:value-type="currency" office:currency="USD" office:value="0.13">
            <text:p>$0.13</text:p>
          </table:table-cell>
          <table:table-cell table:style-name="ce22" table:formula="of:=IF(OR(EXACT([.B245];&quot;&quot;);[.B245]&lt;=0);&quot;&quot;;[.B245]*[.$D$1])" office:value-type="currency" office:currency="USD" office:value="9.80255">
            <text:p>$9.80</text:p>
          </table:table-cell>
          <table:table-cell table:style-name="ce22" table:formula="of:=IF(OR(EXACT([.B245];&quot;&quot;);[.B245]&lt;=0);&quot;&quot;;[.E246]-[.C246])" office:value-type="currency" office:currency="USD" office:value="1960.38286081498">
            <text:p>$1,960.38</text:p>
          </table:table-cell>
          <table:table-cell table:style-name="ce22" table:formula="of:=IF(OR(EXACT([.B245];&quot;&quot;);[.B245]&lt;=0);&quot;&quot;;IF([.G246]&gt;0;[.G246];MIN([.B245]+[.C246];IF([.$J$5]&gt;0;[.$J$5];[.$D$3]))))" office:value-type="currency" office:currency="USD" office:value="1970.18541081498">
            <text:p>$1,970.19</text:p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0">
            <text:p>2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6]+1" office:value-type="float" office:value="241">
            <text:p>241</text:p>
          </table:table-cell>
          <table:table-cell table:style-name="ce21" table:formula="of:=IF(OR(EXACT([.B246];&quot;&quot;);[.B246]&lt;=0);&quot;&quot;;ROUND([.B246]-[.D247];2))" office:value-type="currency" office:currency="USD" office:value="0">
            <text:p>$0.00</text:p>
          </table:table-cell>
          <table:table-cell table:style-name="ce21" table:formula="of:=IF(OR(EXACT([.B246];&quot;&quot;);[.B246]&lt;=0);&quot;&quot;;[.B246]*[.$D$1])" office:value-type="currency" office:currency="USD" office:value="0.00065">
            <text:p>$0.00</text:p>
          </table:table-cell>
          <table:table-cell table:style-name="ce21" table:formula="of:=IF(OR(EXACT([.B246];&quot;&quot;);[.B246]&lt;=0);&quot;&quot;;[.E247]-[.C247])" office:value-type="currency" office:currency="USD" office:value="0.13">
            <text:p>$0.13</text:p>
          </table:table-cell>
          <table:table-cell table:style-name="ce21" table:formula="of:=IF(OR(EXACT([.B246];&quot;&quot;);[.B246]&lt;=0);&quot;&quot;;IF([.G247]&gt;0;[.G247];MIN([.B246]+[.C247];IF([.$J$5]&gt;0;[.$J$5];[.$D$3]))))" office:value-type="currency" office:currency="USD" office:value="0.13065">
            <text:p>$0.13</text:p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7]+1" office:value-type="float" office:value="242">
            <text:p>242</text:p>
          </table:table-cell>
          <table:table-cell table:style-name="ce21" table:formula="of:=IF(OR(EXACT([.B247];&quot;&quot;);[.B247]&lt;=0);&quot;&quot;;ROUND([.B247]-[.D248];2))">
            <text:p/>
          </table:table-cell>
          <table:table-cell table:style-name="ce21" table:formula="of:=IF(OR(EXACT([.B247];&quot;&quot;);[.B247]&lt;=0);&quot;&quot;;[.B247]*[.$D$1])">
            <text:p/>
          </table:table-cell>
          <table:table-cell table:style-name="ce21" table:formula="of:=IF(OR(EXACT([.B247];&quot;&quot;);[.B247]&lt;=0);&quot;&quot;;[.E248]-[.C248])">
            <text:p/>
          </table:table-cell>
          <table:table-cell table:style-name="ce21" table:formula="of:=IF(OR(EXACT([.B247];&quot;&quot;);[.B247]&lt;=0);&quot;&quot;;IF([.G248]&gt;0;[.G248];MIN([.B247]+[.C24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8]+1" office:value-type="float" office:value="243">
            <text:p>243</text:p>
          </table:table-cell>
          <table:table-cell table:style-name="ce21" table:formula="of:=IF(OR(EXACT([.B248];&quot;&quot;);[.B248]&lt;=0);&quot;&quot;;ROUND([.B248]-[.D249];2))">
            <text:p/>
          </table:table-cell>
          <table:table-cell table:style-name="ce21" table:formula="of:=IF(OR(EXACT([.B248];&quot;&quot;);[.B248]&lt;=0);&quot;&quot;;[.B248]*[.$D$1])">
            <text:p/>
          </table:table-cell>
          <table:table-cell table:style-name="ce21" table:formula="of:=IF(OR(EXACT([.B248];&quot;&quot;);[.B248]&lt;=0);&quot;&quot;;[.E249]-[.C249])">
            <text:p/>
          </table:table-cell>
          <table:table-cell table:style-name="ce21" table:formula="of:=IF(OR(EXACT([.B248];&quot;&quot;);[.B248]&lt;=0);&quot;&quot;;IF([.G249]&gt;0;[.G249];MIN([.B248]+[.C24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49]+1" office:value-type="float" office:value="244">
            <text:p>244</text:p>
          </table:table-cell>
          <table:table-cell table:style-name="ce21" table:formula="of:=IF(OR(EXACT([.B249];&quot;&quot;);[.B249]&lt;=0);&quot;&quot;;ROUND([.B249]-[.D250];2))">
            <text:p/>
          </table:table-cell>
          <table:table-cell table:style-name="ce21" table:formula="of:=IF(OR(EXACT([.B249];&quot;&quot;);[.B249]&lt;=0);&quot;&quot;;[.B249]*[.$D$1])">
            <text:p/>
          </table:table-cell>
          <table:table-cell table:style-name="ce21" table:formula="of:=IF(OR(EXACT([.B249];&quot;&quot;);[.B249]&lt;=0);&quot;&quot;;[.E250]-[.C250])">
            <text:p/>
          </table:table-cell>
          <table:table-cell table:style-name="ce21" table:formula="of:=IF(OR(EXACT([.B249];&quot;&quot;);[.B249]&lt;=0);&quot;&quot;;IF([.G250]&gt;0;[.G250];MIN([.B249]+[.C25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0]+1" office:value-type="float" office:value="245">
            <text:p>245</text:p>
          </table:table-cell>
          <table:table-cell table:style-name="ce21" table:formula="of:=IF(OR(EXACT([.B250];&quot;&quot;);[.B250]&lt;=0);&quot;&quot;;ROUND([.B250]-[.D251];2))">
            <text:p/>
          </table:table-cell>
          <table:table-cell table:style-name="ce21" table:formula="of:=IF(OR(EXACT([.B250];&quot;&quot;);[.B250]&lt;=0);&quot;&quot;;[.B250]*[.$D$1])">
            <text:p/>
          </table:table-cell>
          <table:table-cell table:style-name="ce21" table:formula="of:=IF(OR(EXACT([.B250];&quot;&quot;);[.B250]&lt;=0);&quot;&quot;;[.E251]-[.C251])">
            <text:p/>
          </table:table-cell>
          <table:table-cell table:style-name="ce21" table:formula="of:=IF(OR(EXACT([.B250];&quot;&quot;);[.B250]&lt;=0);&quot;&quot;;IF([.G251]&gt;0;[.G251];MIN([.B250]+[.C25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1]+1" office:value-type="float" office:value="246">
            <text:p>246</text:p>
          </table:table-cell>
          <table:table-cell table:style-name="ce21" table:formula="of:=IF(OR(EXACT([.B251];&quot;&quot;);[.B251]&lt;=0);&quot;&quot;;ROUND([.B251]-[.D252];2))">
            <text:p/>
          </table:table-cell>
          <table:table-cell table:style-name="ce21" table:formula="of:=IF(OR(EXACT([.B251];&quot;&quot;);[.B251]&lt;=0);&quot;&quot;;[.B251]*[.$D$1])">
            <text:p/>
          </table:table-cell>
          <table:table-cell table:style-name="ce21" table:formula="of:=IF(OR(EXACT([.B251];&quot;&quot;);[.B251]&lt;=0);&quot;&quot;;[.E252]-[.C252])">
            <text:p/>
          </table:table-cell>
          <table:table-cell table:style-name="ce21" table:formula="of:=IF(OR(EXACT([.B251];&quot;&quot;);[.B251]&lt;=0);&quot;&quot;;IF([.G252]&gt;0;[.G252];MIN([.B251]+[.C25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2]+1" office:value-type="float" office:value="247">
            <text:p>247</text:p>
          </table:table-cell>
          <table:table-cell table:style-name="ce21" table:formula="of:=IF(OR(EXACT([.B252];&quot;&quot;);[.B252]&lt;=0);&quot;&quot;;ROUND([.B252]-[.D253];2))">
            <text:p/>
          </table:table-cell>
          <table:table-cell table:style-name="ce21" table:formula="of:=IF(OR(EXACT([.B252];&quot;&quot;);[.B252]&lt;=0);&quot;&quot;;[.B252]*[.$D$1])">
            <text:p/>
          </table:table-cell>
          <table:table-cell table:style-name="ce21" table:formula="of:=IF(OR(EXACT([.B252];&quot;&quot;);[.B252]&lt;=0);&quot;&quot;;[.E253]-[.C253])">
            <text:p/>
          </table:table-cell>
          <table:table-cell table:style-name="ce21" table:formula="of:=IF(OR(EXACT([.B252];&quot;&quot;);[.B252]&lt;=0);&quot;&quot;;IF([.G253]&gt;0;[.G253];MIN([.B252]+[.C25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3]+1" office:value-type="float" office:value="248">
            <text:p>248</text:p>
          </table:table-cell>
          <table:table-cell table:style-name="ce21" table:formula="of:=IF(OR(EXACT([.B253];&quot;&quot;);[.B253]&lt;=0);&quot;&quot;;ROUND([.B253]-[.D254];2))">
            <text:p/>
          </table:table-cell>
          <table:table-cell table:style-name="ce21" table:formula="of:=IF(OR(EXACT([.B253];&quot;&quot;);[.B253]&lt;=0);&quot;&quot;;[.B253]*[.$D$1])">
            <text:p/>
          </table:table-cell>
          <table:table-cell table:style-name="ce21" table:formula="of:=IF(OR(EXACT([.B253];&quot;&quot;);[.B253]&lt;=0);&quot;&quot;;[.E254]-[.C254])">
            <text:p/>
          </table:table-cell>
          <table:table-cell table:style-name="ce21" table:formula="of:=IF(OR(EXACT([.B253];&quot;&quot;);[.B253]&lt;=0);&quot;&quot;;IF([.G254]&gt;0;[.G254];MIN([.B253]+[.C25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4]+1" office:value-type="float" office:value="249">
            <text:p>249</text:p>
          </table:table-cell>
          <table:table-cell table:style-name="ce21" table:formula="of:=IF(OR(EXACT([.B254];&quot;&quot;);[.B254]&lt;=0);&quot;&quot;;ROUND([.B254]-[.D255];2))">
            <text:p/>
          </table:table-cell>
          <table:table-cell table:style-name="ce21" table:formula="of:=IF(OR(EXACT([.B254];&quot;&quot;);[.B254]&lt;=0);&quot;&quot;;[.B254]*[.$D$1])">
            <text:p/>
          </table:table-cell>
          <table:table-cell table:style-name="ce21" table:formula="of:=IF(OR(EXACT([.B254];&quot;&quot;);[.B254]&lt;=0);&quot;&quot;;[.E255]-[.C255])">
            <text:p/>
          </table:table-cell>
          <table:table-cell table:style-name="ce21" table:formula="of:=IF(OR(EXACT([.B254];&quot;&quot;);[.B254]&lt;=0);&quot;&quot;;IF([.G255]&gt;0;[.G255];MIN([.B254]+[.C25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5]+1" office:value-type="float" office:value="250">
            <text:p>250</text:p>
          </table:table-cell>
          <table:table-cell table:style-name="ce21" table:formula="of:=IF(OR(EXACT([.B255];&quot;&quot;);[.B255]&lt;=0);&quot;&quot;;ROUND([.B255]-[.D256];2))">
            <text:p/>
          </table:table-cell>
          <table:table-cell table:style-name="ce21" table:formula="of:=IF(OR(EXACT([.B255];&quot;&quot;);[.B255]&lt;=0);&quot;&quot;;[.B255]*[.$D$1])">
            <text:p/>
          </table:table-cell>
          <table:table-cell table:style-name="ce21" table:formula="of:=IF(OR(EXACT([.B255];&quot;&quot;);[.B255]&lt;=0);&quot;&quot;;[.E256]-[.C256])">
            <text:p/>
          </table:table-cell>
          <table:table-cell table:style-name="ce21" table:formula="of:=IF(OR(EXACT([.B255];&quot;&quot;);[.B255]&lt;=0);&quot;&quot;;IF([.G256]&gt;0;[.G256];MIN([.B255]+[.C25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6]+1" office:value-type="float" office:value="251">
            <text:p>251</text:p>
          </table:table-cell>
          <table:table-cell table:style-name="ce21" table:formula="of:=IF(OR(EXACT([.B256];&quot;&quot;);[.B256]&lt;=0);&quot;&quot;;ROUND([.B256]-[.D257];2))">
            <text:p/>
          </table:table-cell>
          <table:table-cell table:style-name="ce21" table:formula="of:=IF(OR(EXACT([.B256];&quot;&quot;);[.B256]&lt;=0);&quot;&quot;;[.B256]*[.$D$1])">
            <text:p/>
          </table:table-cell>
          <table:table-cell table:style-name="ce21" table:formula="of:=IF(OR(EXACT([.B256];&quot;&quot;);[.B256]&lt;=0);&quot;&quot;;[.E257]-[.C257])">
            <text:p/>
          </table:table-cell>
          <table:table-cell table:style-name="ce21" table:formula="of:=IF(OR(EXACT([.B256];&quot;&quot;);[.B256]&lt;=0);&quot;&quot;;IF([.G257]&gt;0;[.G257];MIN([.B256]+[.C25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57]+1" office:value-type="float" office:value="252">
            <text:p>252</text:p>
          </table:table-cell>
          <table:table-cell table:style-name="ce22" table:formula="of:=IF(OR(EXACT([.B257];&quot;&quot;);[.B257]&lt;=0);&quot;&quot;;ROUND([.B257]-[.D258];2))">
            <text:p/>
          </table:table-cell>
          <table:table-cell table:style-name="ce22" table:formula="of:=IF(OR(EXACT([.B257];&quot;&quot;);[.B257]&lt;=0);&quot;&quot;;[.B257]*[.$D$1])">
            <text:p/>
          </table:table-cell>
          <table:table-cell table:style-name="ce22" table:formula="of:=IF(OR(EXACT([.B257];&quot;&quot;);[.B257]&lt;=0);&quot;&quot;;[.E258]-[.C258])">
            <text:p/>
          </table:table-cell>
          <table:table-cell table:style-name="ce22" table:formula="of:=IF(OR(EXACT([.B257];&quot;&quot;);[.B257]&lt;=0);&quot;&quot;;IF([.G258]&gt;0;[.G258];MIN([.B257]+[.C258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1">
            <text:p>21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8]+1" office:value-type="float" office:value="253">
            <text:p>253</text:p>
          </table:table-cell>
          <table:table-cell table:style-name="ce21" table:formula="of:=IF(OR(EXACT([.B258];&quot;&quot;);[.B258]&lt;=0);&quot;&quot;;ROUND([.B258]-[.D259];2))">
            <text:p/>
          </table:table-cell>
          <table:table-cell table:style-name="ce21" table:formula="of:=IF(OR(EXACT([.B258];&quot;&quot;);[.B258]&lt;=0);&quot;&quot;;[.B258]*[.$D$1])">
            <text:p/>
          </table:table-cell>
          <table:table-cell table:style-name="ce21" table:formula="of:=IF(OR(EXACT([.B258];&quot;&quot;);[.B258]&lt;=0);&quot;&quot;;[.E259]-[.C259])">
            <text:p/>
          </table:table-cell>
          <table:table-cell table:style-name="ce21" table:formula="of:=IF(OR(EXACT([.B258];&quot;&quot;);[.B258]&lt;=0);&quot;&quot;;IF([.G259]&gt;0;[.G259];MIN([.B258]+[.C25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59]+1" office:value-type="float" office:value="254">
            <text:p>254</text:p>
          </table:table-cell>
          <table:table-cell table:style-name="ce21" table:formula="of:=IF(OR(EXACT([.B259];&quot;&quot;);[.B259]&lt;=0);&quot;&quot;;ROUND([.B259]-[.D260];2))">
            <text:p/>
          </table:table-cell>
          <table:table-cell table:style-name="ce21" table:formula="of:=IF(OR(EXACT([.B259];&quot;&quot;);[.B259]&lt;=0);&quot;&quot;;[.B259]*[.$D$1])">
            <text:p/>
          </table:table-cell>
          <table:table-cell table:style-name="ce21" table:formula="of:=IF(OR(EXACT([.B259];&quot;&quot;);[.B259]&lt;=0);&quot;&quot;;[.E260]-[.C260])">
            <text:p/>
          </table:table-cell>
          <table:table-cell table:style-name="ce21" table:formula="of:=IF(OR(EXACT([.B259];&quot;&quot;);[.B259]&lt;=0);&quot;&quot;;IF([.G260]&gt;0;[.G260];MIN([.B259]+[.C26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0]+1" office:value-type="float" office:value="255">
            <text:p>255</text:p>
          </table:table-cell>
          <table:table-cell table:style-name="ce21" table:formula="of:=IF(OR(EXACT([.B260];&quot;&quot;);[.B260]&lt;=0);&quot;&quot;;ROUND([.B260]-[.D261];2))">
            <text:p/>
          </table:table-cell>
          <table:table-cell table:style-name="ce21" table:formula="of:=IF(OR(EXACT([.B260];&quot;&quot;);[.B260]&lt;=0);&quot;&quot;;[.B260]*[.$D$1])">
            <text:p/>
          </table:table-cell>
          <table:table-cell table:style-name="ce21" table:formula="of:=IF(OR(EXACT([.B260];&quot;&quot;);[.B260]&lt;=0);&quot;&quot;;[.E261]-[.C261])">
            <text:p/>
          </table:table-cell>
          <table:table-cell table:style-name="ce21" table:formula="of:=IF(OR(EXACT([.B260];&quot;&quot;);[.B260]&lt;=0);&quot;&quot;;IF([.G261]&gt;0;[.G261];MIN([.B260]+[.C26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1]+1" office:value-type="float" office:value="256">
            <text:p>256</text:p>
          </table:table-cell>
          <table:table-cell table:style-name="ce21" table:formula="of:=IF(OR(EXACT([.B261];&quot;&quot;);[.B261]&lt;=0);&quot;&quot;;ROUND([.B261]-[.D262];2))">
            <text:p/>
          </table:table-cell>
          <table:table-cell table:style-name="ce21" table:formula="of:=IF(OR(EXACT([.B261];&quot;&quot;);[.B261]&lt;=0);&quot;&quot;;[.B261]*[.$D$1])">
            <text:p/>
          </table:table-cell>
          <table:table-cell table:style-name="ce21" table:formula="of:=IF(OR(EXACT([.B261];&quot;&quot;);[.B261]&lt;=0);&quot;&quot;;[.E262]-[.C262])">
            <text:p/>
          </table:table-cell>
          <table:table-cell table:style-name="ce21" table:formula="of:=IF(OR(EXACT([.B261];&quot;&quot;);[.B261]&lt;=0);&quot;&quot;;IF([.G262]&gt;0;[.G262];MIN([.B261]+[.C26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2]+1" office:value-type="float" office:value="257">
            <text:p>257</text:p>
          </table:table-cell>
          <table:table-cell table:style-name="ce21" table:formula="of:=IF(OR(EXACT([.B262];&quot;&quot;);[.B262]&lt;=0);&quot;&quot;;ROUND([.B262]-[.D263];2))">
            <text:p/>
          </table:table-cell>
          <table:table-cell table:style-name="ce21" table:formula="of:=IF(OR(EXACT([.B262];&quot;&quot;);[.B262]&lt;=0);&quot;&quot;;[.B262]*[.$D$1])">
            <text:p/>
          </table:table-cell>
          <table:table-cell table:style-name="ce21" table:formula="of:=IF(OR(EXACT([.B262];&quot;&quot;);[.B262]&lt;=0);&quot;&quot;;[.E263]-[.C263])">
            <text:p/>
          </table:table-cell>
          <table:table-cell table:style-name="ce21" table:formula="of:=IF(OR(EXACT([.B262];&quot;&quot;);[.B262]&lt;=0);&quot;&quot;;IF([.G263]&gt;0;[.G263];MIN([.B262]+[.C26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3]+1" office:value-type="float" office:value="258">
            <text:p>258</text:p>
          </table:table-cell>
          <table:table-cell table:style-name="ce21" table:formula="of:=IF(OR(EXACT([.B263];&quot;&quot;);[.B263]&lt;=0);&quot;&quot;;ROUND([.B263]-[.D264];2))">
            <text:p/>
          </table:table-cell>
          <table:table-cell table:style-name="ce21" table:formula="of:=IF(OR(EXACT([.B263];&quot;&quot;);[.B263]&lt;=0);&quot;&quot;;[.B263]*[.$D$1])">
            <text:p/>
          </table:table-cell>
          <table:table-cell table:style-name="ce21" table:formula="of:=IF(OR(EXACT([.B263];&quot;&quot;);[.B263]&lt;=0);&quot;&quot;;[.E264]-[.C264])">
            <text:p/>
          </table:table-cell>
          <table:table-cell table:style-name="ce21" table:formula="of:=IF(OR(EXACT([.B263];&quot;&quot;);[.B263]&lt;=0);&quot;&quot;;IF([.G264]&gt;0;[.G264];MIN([.B263]+[.C26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4]+1" office:value-type="float" office:value="259">
            <text:p>259</text:p>
          </table:table-cell>
          <table:table-cell table:style-name="ce21" table:formula="of:=IF(OR(EXACT([.B264];&quot;&quot;);[.B264]&lt;=0);&quot;&quot;;ROUND([.B264]-[.D265];2))">
            <text:p/>
          </table:table-cell>
          <table:table-cell table:style-name="ce21" table:formula="of:=IF(OR(EXACT([.B264];&quot;&quot;);[.B264]&lt;=0);&quot;&quot;;[.B264]*[.$D$1])">
            <text:p/>
          </table:table-cell>
          <table:table-cell table:style-name="ce21" table:formula="of:=IF(OR(EXACT([.B264];&quot;&quot;);[.B264]&lt;=0);&quot;&quot;;[.E265]-[.C265])">
            <text:p/>
          </table:table-cell>
          <table:table-cell table:style-name="ce21" table:formula="of:=IF(OR(EXACT([.B264];&quot;&quot;);[.B264]&lt;=0);&quot;&quot;;IF([.G265]&gt;0;[.G265];MIN([.B264]+[.C26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5]+1" office:value-type="float" office:value="260">
            <text:p>260</text:p>
          </table:table-cell>
          <table:table-cell table:style-name="ce21" table:formula="of:=IF(OR(EXACT([.B265];&quot;&quot;);[.B265]&lt;=0);&quot;&quot;;ROUND([.B265]-[.D266];2))">
            <text:p/>
          </table:table-cell>
          <table:table-cell table:style-name="ce21" table:formula="of:=IF(OR(EXACT([.B265];&quot;&quot;);[.B265]&lt;=0);&quot;&quot;;[.B265]*[.$D$1])">
            <text:p/>
          </table:table-cell>
          <table:table-cell table:style-name="ce21" table:formula="of:=IF(OR(EXACT([.B265];&quot;&quot;);[.B265]&lt;=0);&quot;&quot;;[.E266]-[.C266])">
            <text:p/>
          </table:table-cell>
          <table:table-cell table:style-name="ce21" table:formula="of:=IF(OR(EXACT([.B265];&quot;&quot;);[.B265]&lt;=0);&quot;&quot;;IF([.G266]&gt;0;[.G266];MIN([.B265]+[.C26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6]+1" office:value-type="float" office:value="261">
            <text:p>261</text:p>
          </table:table-cell>
          <table:table-cell table:style-name="ce21" table:formula="of:=IF(OR(EXACT([.B266];&quot;&quot;);[.B266]&lt;=0);&quot;&quot;;ROUND([.B266]-[.D267];2))">
            <text:p/>
          </table:table-cell>
          <table:table-cell table:style-name="ce21" table:formula="of:=IF(OR(EXACT([.B266];&quot;&quot;);[.B266]&lt;=0);&quot;&quot;;[.B266]*[.$D$1])">
            <text:p/>
          </table:table-cell>
          <table:table-cell table:style-name="ce21" table:formula="of:=IF(OR(EXACT([.B266];&quot;&quot;);[.B266]&lt;=0);&quot;&quot;;[.E267]-[.C267])">
            <text:p/>
          </table:table-cell>
          <table:table-cell table:style-name="ce21" table:formula="of:=IF(OR(EXACT([.B266];&quot;&quot;);[.B266]&lt;=0);&quot;&quot;;IF([.G267]&gt;0;[.G267];MIN([.B266]+[.C26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7]+1" office:value-type="float" office:value="262">
            <text:p>262</text:p>
          </table:table-cell>
          <table:table-cell table:style-name="ce21" table:formula="of:=IF(OR(EXACT([.B267];&quot;&quot;);[.B267]&lt;=0);&quot;&quot;;ROUND([.B267]-[.D268];2))">
            <text:p/>
          </table:table-cell>
          <table:table-cell table:style-name="ce21" table:formula="of:=IF(OR(EXACT([.B267];&quot;&quot;);[.B267]&lt;=0);&quot;&quot;;[.B267]*[.$D$1])">
            <text:p/>
          </table:table-cell>
          <table:table-cell table:style-name="ce21" table:formula="of:=IF(OR(EXACT([.B267];&quot;&quot;);[.B267]&lt;=0);&quot;&quot;;[.E268]-[.C268])">
            <text:p/>
          </table:table-cell>
          <table:table-cell table:style-name="ce21" table:formula="of:=IF(OR(EXACT([.B267];&quot;&quot;);[.B267]&lt;=0);&quot;&quot;;IF([.G268]&gt;0;[.G268];MIN([.B267]+[.C26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68]+1" office:value-type="float" office:value="263">
            <text:p>263</text:p>
          </table:table-cell>
          <table:table-cell table:style-name="ce21" table:formula="of:=IF(OR(EXACT([.B268];&quot;&quot;);[.B268]&lt;=0);&quot;&quot;;ROUND([.B268]-[.D269];2))">
            <text:p/>
          </table:table-cell>
          <table:table-cell table:style-name="ce21" table:formula="of:=IF(OR(EXACT([.B268];&quot;&quot;);[.B268]&lt;=0);&quot;&quot;;[.B268]*[.$D$1])">
            <text:p/>
          </table:table-cell>
          <table:table-cell table:style-name="ce21" table:formula="of:=IF(OR(EXACT([.B268];&quot;&quot;);[.B268]&lt;=0);&quot;&quot;;[.E269]-[.C269])">
            <text:p/>
          </table:table-cell>
          <table:table-cell table:style-name="ce21" table:formula="of:=IF(OR(EXACT([.B268];&quot;&quot;);[.B268]&lt;=0);&quot;&quot;;IF([.G269]&gt;0;[.G269];MIN([.B268]+[.C26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69]+1" office:value-type="float" office:value="264">
            <text:p>264</text:p>
          </table:table-cell>
          <table:table-cell table:style-name="ce22" table:formula="of:=IF(OR(EXACT([.B269];&quot;&quot;);[.B269]&lt;=0);&quot;&quot;;ROUND([.B269]-[.D270];2))">
            <text:p/>
          </table:table-cell>
          <table:table-cell table:style-name="ce22" table:formula="of:=IF(OR(EXACT([.B269];&quot;&quot;);[.B269]&lt;=0);&quot;&quot;;[.B269]*[.$D$1])">
            <text:p/>
          </table:table-cell>
          <table:table-cell table:style-name="ce22" table:formula="of:=IF(OR(EXACT([.B269];&quot;&quot;);[.B269]&lt;=0);&quot;&quot;;[.E270]-[.C270])">
            <text:p/>
          </table:table-cell>
          <table:table-cell table:style-name="ce22" table:formula="of:=IF(OR(EXACT([.B269];&quot;&quot;);[.B269]&lt;=0);&quot;&quot;;IF([.G270]&gt;0;[.G270];MIN([.B269]+[.C270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2">
            <text:p>22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0]+1" office:value-type="float" office:value="265">
            <text:p>265</text:p>
          </table:table-cell>
          <table:table-cell table:style-name="ce21" table:formula="of:=IF(OR(EXACT([.B270];&quot;&quot;);[.B270]&lt;=0);&quot;&quot;;ROUND([.B270]-[.D271];2))">
            <text:p/>
          </table:table-cell>
          <table:table-cell table:style-name="ce21" table:formula="of:=IF(OR(EXACT([.B270];&quot;&quot;);[.B270]&lt;=0);&quot;&quot;;[.B270]*[.$D$1])">
            <text:p/>
          </table:table-cell>
          <table:table-cell table:style-name="ce21" table:formula="of:=IF(OR(EXACT([.B270];&quot;&quot;);[.B270]&lt;=0);&quot;&quot;;[.E271]-[.C271])">
            <text:p/>
          </table:table-cell>
          <table:table-cell table:style-name="ce21" table:formula="of:=IF(OR(EXACT([.B270];&quot;&quot;);[.B270]&lt;=0);&quot;&quot;;IF([.G271]&gt;0;[.G271];MIN([.B270]+[.C27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1]+1" office:value-type="float" office:value="266">
            <text:p>266</text:p>
          </table:table-cell>
          <table:table-cell table:style-name="ce21" table:formula="of:=IF(OR(EXACT([.B271];&quot;&quot;);[.B271]&lt;=0);&quot;&quot;;ROUND([.B271]-[.D272];2))">
            <text:p/>
          </table:table-cell>
          <table:table-cell table:style-name="ce21" table:formula="of:=IF(OR(EXACT([.B271];&quot;&quot;);[.B271]&lt;=0);&quot;&quot;;[.B271]*[.$D$1])">
            <text:p/>
          </table:table-cell>
          <table:table-cell table:style-name="ce21" table:formula="of:=IF(OR(EXACT([.B271];&quot;&quot;);[.B271]&lt;=0);&quot;&quot;;[.E272]-[.C272])">
            <text:p/>
          </table:table-cell>
          <table:table-cell table:style-name="ce21" table:formula="of:=IF(OR(EXACT([.B271];&quot;&quot;);[.B271]&lt;=0);&quot;&quot;;IF([.G272]&gt;0;[.G272];MIN([.B271]+[.C27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2]+1" office:value-type="float" office:value="267">
            <text:p>267</text:p>
          </table:table-cell>
          <table:table-cell table:style-name="ce21" table:formula="of:=IF(OR(EXACT([.B272];&quot;&quot;);[.B272]&lt;=0);&quot;&quot;;ROUND([.B272]-[.D273];2))">
            <text:p/>
          </table:table-cell>
          <table:table-cell table:style-name="ce21" table:formula="of:=IF(OR(EXACT([.B272];&quot;&quot;);[.B272]&lt;=0);&quot;&quot;;[.B272]*[.$D$1])">
            <text:p/>
          </table:table-cell>
          <table:table-cell table:style-name="ce21" table:formula="of:=IF(OR(EXACT([.B272];&quot;&quot;);[.B272]&lt;=0);&quot;&quot;;[.E273]-[.C273])">
            <text:p/>
          </table:table-cell>
          <table:table-cell table:style-name="ce21" table:formula="of:=IF(OR(EXACT([.B272];&quot;&quot;);[.B272]&lt;=0);&quot;&quot;;IF([.G273]&gt;0;[.G273];MIN([.B272]+[.C27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3]+1" office:value-type="float" office:value="268">
            <text:p>268</text:p>
          </table:table-cell>
          <table:table-cell table:style-name="ce21" table:formula="of:=IF(OR(EXACT([.B273];&quot;&quot;);[.B273]&lt;=0);&quot;&quot;;ROUND([.B273]-[.D274];2))">
            <text:p/>
          </table:table-cell>
          <table:table-cell table:style-name="ce21" table:formula="of:=IF(OR(EXACT([.B273];&quot;&quot;);[.B273]&lt;=0);&quot;&quot;;[.B273]*[.$D$1])">
            <text:p/>
          </table:table-cell>
          <table:table-cell table:style-name="ce21" table:formula="of:=IF(OR(EXACT([.B273];&quot;&quot;);[.B273]&lt;=0);&quot;&quot;;[.E274]-[.C274])">
            <text:p/>
          </table:table-cell>
          <table:table-cell table:style-name="ce21" table:formula="of:=IF(OR(EXACT([.B273];&quot;&quot;);[.B273]&lt;=0);&quot;&quot;;IF([.G274]&gt;0;[.G274];MIN([.B273]+[.C27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4]+1" office:value-type="float" office:value="269">
            <text:p>269</text:p>
          </table:table-cell>
          <table:table-cell table:style-name="ce21" table:formula="of:=IF(OR(EXACT([.B274];&quot;&quot;);[.B274]&lt;=0);&quot;&quot;;ROUND([.B274]-[.D275];2))">
            <text:p/>
          </table:table-cell>
          <table:table-cell table:style-name="ce21" table:formula="of:=IF(OR(EXACT([.B274];&quot;&quot;);[.B274]&lt;=0);&quot;&quot;;[.B274]*[.$D$1])">
            <text:p/>
          </table:table-cell>
          <table:table-cell table:style-name="ce21" table:formula="of:=IF(OR(EXACT([.B274];&quot;&quot;);[.B274]&lt;=0);&quot;&quot;;[.E275]-[.C275])">
            <text:p/>
          </table:table-cell>
          <table:table-cell table:style-name="ce21" table:formula="of:=IF(OR(EXACT([.B274];&quot;&quot;);[.B274]&lt;=0);&quot;&quot;;IF([.G275]&gt;0;[.G275];MIN([.B274]+[.C27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5]+1" office:value-type="float" office:value="270">
            <text:p>270</text:p>
          </table:table-cell>
          <table:table-cell table:style-name="ce21" table:formula="of:=IF(OR(EXACT([.B275];&quot;&quot;);[.B275]&lt;=0);&quot;&quot;;ROUND([.B275]-[.D276];2))">
            <text:p/>
          </table:table-cell>
          <table:table-cell table:style-name="ce21" table:formula="of:=IF(OR(EXACT([.B275];&quot;&quot;);[.B275]&lt;=0);&quot;&quot;;[.B275]*[.$D$1])">
            <text:p/>
          </table:table-cell>
          <table:table-cell table:style-name="ce21" table:formula="of:=IF(OR(EXACT([.B275];&quot;&quot;);[.B275]&lt;=0);&quot;&quot;;[.E276]-[.C276])">
            <text:p/>
          </table:table-cell>
          <table:table-cell table:style-name="ce21" table:formula="of:=IF(OR(EXACT([.B275];&quot;&quot;);[.B275]&lt;=0);&quot;&quot;;IF([.G276]&gt;0;[.G276];MIN([.B275]+[.C27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6]+1" office:value-type="float" office:value="271">
            <text:p>271</text:p>
          </table:table-cell>
          <table:table-cell table:style-name="ce21" table:formula="of:=IF(OR(EXACT([.B276];&quot;&quot;);[.B276]&lt;=0);&quot;&quot;;ROUND([.B276]-[.D277];2))">
            <text:p/>
          </table:table-cell>
          <table:table-cell table:style-name="ce21" table:formula="of:=IF(OR(EXACT([.B276];&quot;&quot;);[.B276]&lt;=0);&quot;&quot;;[.B276]*[.$D$1])">
            <text:p/>
          </table:table-cell>
          <table:table-cell table:style-name="ce21" table:formula="of:=IF(OR(EXACT([.B276];&quot;&quot;);[.B276]&lt;=0);&quot;&quot;;[.E277]-[.C277])">
            <text:p/>
          </table:table-cell>
          <table:table-cell table:style-name="ce21" table:formula="of:=IF(OR(EXACT([.B276];&quot;&quot;);[.B276]&lt;=0);&quot;&quot;;IF([.G277]&gt;0;[.G277];MIN([.B276]+[.C27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7]+1" office:value-type="float" office:value="272">
            <text:p>272</text:p>
          </table:table-cell>
          <table:table-cell table:style-name="ce21" table:formula="of:=IF(OR(EXACT([.B277];&quot;&quot;);[.B277]&lt;=0);&quot;&quot;;ROUND([.B277]-[.D278];2))">
            <text:p/>
          </table:table-cell>
          <table:table-cell table:style-name="ce21" table:formula="of:=IF(OR(EXACT([.B277];&quot;&quot;);[.B277]&lt;=0);&quot;&quot;;[.B277]*[.$D$1])">
            <text:p/>
          </table:table-cell>
          <table:table-cell table:style-name="ce21" table:formula="of:=IF(OR(EXACT([.B277];&quot;&quot;);[.B277]&lt;=0);&quot;&quot;;[.E278]-[.C278])">
            <text:p/>
          </table:table-cell>
          <table:table-cell table:style-name="ce21" table:formula="of:=IF(OR(EXACT([.B277];&quot;&quot;);[.B277]&lt;=0);&quot;&quot;;IF([.G278]&gt;0;[.G278];MIN([.B277]+[.C27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8]+1" office:value-type="float" office:value="273">
            <text:p>273</text:p>
          </table:table-cell>
          <table:table-cell table:style-name="ce21" table:formula="of:=IF(OR(EXACT([.B278];&quot;&quot;);[.B278]&lt;=0);&quot;&quot;;ROUND([.B278]-[.D279];2))">
            <text:p/>
          </table:table-cell>
          <table:table-cell table:style-name="ce21" table:formula="of:=IF(OR(EXACT([.B278];&quot;&quot;);[.B278]&lt;=0);&quot;&quot;;[.B278]*[.$D$1])">
            <text:p/>
          </table:table-cell>
          <table:table-cell table:style-name="ce21" table:formula="of:=IF(OR(EXACT([.B278];&quot;&quot;);[.B278]&lt;=0);&quot;&quot;;[.E279]-[.C279])">
            <text:p/>
          </table:table-cell>
          <table:table-cell table:style-name="ce21" table:formula="of:=IF(OR(EXACT([.B278];&quot;&quot;);[.B278]&lt;=0);&quot;&quot;;IF([.G279]&gt;0;[.G279];MIN([.B278]+[.C27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79]+1" office:value-type="float" office:value="274">
            <text:p>274</text:p>
          </table:table-cell>
          <table:table-cell table:style-name="ce21" table:formula="of:=IF(OR(EXACT([.B279];&quot;&quot;);[.B279]&lt;=0);&quot;&quot;;ROUND([.B279]-[.D280];2))">
            <text:p/>
          </table:table-cell>
          <table:table-cell table:style-name="ce21" table:formula="of:=IF(OR(EXACT([.B279];&quot;&quot;);[.B279]&lt;=0);&quot;&quot;;[.B279]*[.$D$1])">
            <text:p/>
          </table:table-cell>
          <table:table-cell table:style-name="ce21" table:formula="of:=IF(OR(EXACT([.B279];&quot;&quot;);[.B279]&lt;=0);&quot;&quot;;[.E280]-[.C280])">
            <text:p/>
          </table:table-cell>
          <table:table-cell table:style-name="ce21" table:formula="of:=IF(OR(EXACT([.B279];&quot;&quot;);[.B279]&lt;=0);&quot;&quot;;IF([.G280]&gt;0;[.G280];MIN([.B279]+[.C28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0]+1" office:value-type="float" office:value="275">
            <text:p>275</text:p>
          </table:table-cell>
          <table:table-cell table:style-name="ce21" table:formula="of:=IF(OR(EXACT([.B280];&quot;&quot;);[.B280]&lt;=0);&quot;&quot;;ROUND([.B280]-[.D281];2))">
            <text:p/>
          </table:table-cell>
          <table:table-cell table:style-name="ce21" table:formula="of:=IF(OR(EXACT([.B280];&quot;&quot;);[.B280]&lt;=0);&quot;&quot;;[.B280]*[.$D$1])">
            <text:p/>
          </table:table-cell>
          <table:table-cell table:style-name="ce21" table:formula="of:=IF(OR(EXACT([.B280];&quot;&quot;);[.B280]&lt;=0);&quot;&quot;;[.E281]-[.C281])">
            <text:p/>
          </table:table-cell>
          <table:table-cell table:style-name="ce21" table:formula="of:=IF(OR(EXACT([.B280];&quot;&quot;);[.B280]&lt;=0);&quot;&quot;;IF([.G281]&gt;0;[.G281];MIN([.B280]+[.C28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81]+1" office:value-type="float" office:value="276">
            <text:p>276</text:p>
          </table:table-cell>
          <table:table-cell table:style-name="ce22" table:formula="of:=IF(OR(EXACT([.B281];&quot;&quot;);[.B281]&lt;=0);&quot;&quot;;ROUND([.B281]-[.D282];2))">
            <text:p/>
          </table:table-cell>
          <table:table-cell table:style-name="ce22" table:formula="of:=IF(OR(EXACT([.B281];&quot;&quot;);[.B281]&lt;=0);&quot;&quot;;[.B281]*[.$D$1])">
            <text:p/>
          </table:table-cell>
          <table:table-cell table:style-name="ce22" table:formula="of:=IF(OR(EXACT([.B281];&quot;&quot;);[.B281]&lt;=0);&quot;&quot;;[.E282]-[.C282])">
            <text:p/>
          </table:table-cell>
          <table:table-cell table:style-name="ce22" table:formula="of:=IF(OR(EXACT([.B281];&quot;&quot;);[.B281]&lt;=0);&quot;&quot;;IF([.G282]&gt;0;[.G282];MIN([.B281]+[.C282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3">
            <text:p>23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2]+1" office:value-type="float" office:value="277">
            <text:p>277</text:p>
          </table:table-cell>
          <table:table-cell table:style-name="ce21" table:formula="of:=IF(OR(EXACT([.B282];&quot;&quot;);[.B282]&lt;=0);&quot;&quot;;ROUND([.B282]-[.D283];2))">
            <text:p/>
          </table:table-cell>
          <table:table-cell table:style-name="ce21" table:formula="of:=IF(OR(EXACT([.B282];&quot;&quot;);[.B282]&lt;=0);&quot;&quot;;[.B282]*[.$D$1])">
            <text:p/>
          </table:table-cell>
          <table:table-cell table:style-name="ce21" table:formula="of:=IF(OR(EXACT([.B282];&quot;&quot;);[.B282]&lt;=0);&quot;&quot;;[.E283]-[.C283])">
            <text:p/>
          </table:table-cell>
          <table:table-cell table:style-name="ce21" table:formula="of:=IF(OR(EXACT([.B282];&quot;&quot;);[.B282]&lt;=0);&quot;&quot;;IF([.G283]&gt;0;[.G283];MIN([.B282]+[.C28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3]+1" office:value-type="float" office:value="278">
            <text:p>278</text:p>
          </table:table-cell>
          <table:table-cell table:style-name="ce21" table:formula="of:=IF(OR(EXACT([.B283];&quot;&quot;);[.B283]&lt;=0);&quot;&quot;;ROUND([.B283]-[.D284];2))">
            <text:p/>
          </table:table-cell>
          <table:table-cell table:style-name="ce21" table:formula="of:=IF(OR(EXACT([.B283];&quot;&quot;);[.B283]&lt;=0);&quot;&quot;;[.B283]*[.$D$1])">
            <text:p/>
          </table:table-cell>
          <table:table-cell table:style-name="ce21" table:formula="of:=IF(OR(EXACT([.B283];&quot;&quot;);[.B283]&lt;=0);&quot;&quot;;[.E284]-[.C284])">
            <text:p/>
          </table:table-cell>
          <table:table-cell table:style-name="ce21" table:formula="of:=IF(OR(EXACT([.B283];&quot;&quot;);[.B283]&lt;=0);&quot;&quot;;IF([.G284]&gt;0;[.G284];MIN([.B283]+[.C28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4]+1" office:value-type="float" office:value="279">
            <text:p>279</text:p>
          </table:table-cell>
          <table:table-cell table:style-name="ce21" table:formula="of:=IF(OR(EXACT([.B284];&quot;&quot;);[.B284]&lt;=0);&quot;&quot;;ROUND([.B284]-[.D285];2))">
            <text:p/>
          </table:table-cell>
          <table:table-cell table:style-name="ce21" table:formula="of:=IF(OR(EXACT([.B284];&quot;&quot;);[.B284]&lt;=0);&quot;&quot;;[.B284]*[.$D$1])">
            <text:p/>
          </table:table-cell>
          <table:table-cell table:style-name="ce21" table:formula="of:=IF(OR(EXACT([.B284];&quot;&quot;);[.B284]&lt;=0);&quot;&quot;;[.E285]-[.C285])">
            <text:p/>
          </table:table-cell>
          <table:table-cell table:style-name="ce21" table:formula="of:=IF(OR(EXACT([.B284];&quot;&quot;);[.B284]&lt;=0);&quot;&quot;;IF([.G285]&gt;0;[.G285];MIN([.B284]+[.C28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5]+1" office:value-type="float" office:value="280">
            <text:p>280</text:p>
          </table:table-cell>
          <table:table-cell table:style-name="ce21" table:formula="of:=IF(OR(EXACT([.B285];&quot;&quot;);[.B285]&lt;=0);&quot;&quot;;ROUND([.B285]-[.D286];2))">
            <text:p/>
          </table:table-cell>
          <table:table-cell table:style-name="ce21" table:formula="of:=IF(OR(EXACT([.B285];&quot;&quot;);[.B285]&lt;=0);&quot;&quot;;[.B285]*[.$D$1])">
            <text:p/>
          </table:table-cell>
          <table:table-cell table:style-name="ce21" table:formula="of:=IF(OR(EXACT([.B285];&quot;&quot;);[.B285]&lt;=0);&quot;&quot;;[.E286]-[.C286])">
            <text:p/>
          </table:table-cell>
          <table:table-cell table:style-name="ce21" table:formula="of:=IF(OR(EXACT([.B285];&quot;&quot;);[.B285]&lt;=0);&quot;&quot;;IF([.G286]&gt;0;[.G286];MIN([.B285]+[.C28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6]+1" office:value-type="float" office:value="281">
            <text:p>281</text:p>
          </table:table-cell>
          <table:table-cell table:style-name="ce21" table:formula="of:=IF(OR(EXACT([.B286];&quot;&quot;);[.B286]&lt;=0);&quot;&quot;;ROUND([.B286]-[.D287];2))">
            <text:p/>
          </table:table-cell>
          <table:table-cell table:style-name="ce21" table:formula="of:=IF(OR(EXACT([.B286];&quot;&quot;);[.B286]&lt;=0);&quot;&quot;;[.B286]*[.$D$1])">
            <text:p/>
          </table:table-cell>
          <table:table-cell table:style-name="ce21" table:formula="of:=IF(OR(EXACT([.B286];&quot;&quot;);[.B286]&lt;=0);&quot;&quot;;[.E287]-[.C287])">
            <text:p/>
          </table:table-cell>
          <table:table-cell table:style-name="ce21" table:formula="of:=IF(OR(EXACT([.B286];&quot;&quot;);[.B286]&lt;=0);&quot;&quot;;IF([.G287]&gt;0;[.G287];MIN([.B286]+[.C28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7]+1" office:value-type="float" office:value="282">
            <text:p>282</text:p>
          </table:table-cell>
          <table:table-cell table:style-name="ce21" table:formula="of:=IF(OR(EXACT([.B287];&quot;&quot;);[.B287]&lt;=0);&quot;&quot;;ROUND([.B287]-[.D288];2))">
            <text:p/>
          </table:table-cell>
          <table:table-cell table:style-name="ce21" table:formula="of:=IF(OR(EXACT([.B287];&quot;&quot;);[.B287]&lt;=0);&quot;&quot;;[.B287]*[.$D$1])">
            <text:p/>
          </table:table-cell>
          <table:table-cell table:style-name="ce21" table:formula="of:=IF(OR(EXACT([.B287];&quot;&quot;);[.B287]&lt;=0);&quot;&quot;;[.E288]-[.C288])">
            <text:p/>
          </table:table-cell>
          <table:table-cell table:style-name="ce21" table:formula="of:=IF(OR(EXACT([.B287];&quot;&quot;);[.B287]&lt;=0);&quot;&quot;;IF([.G288]&gt;0;[.G288];MIN([.B287]+[.C28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8]+1" office:value-type="float" office:value="283">
            <text:p>283</text:p>
          </table:table-cell>
          <table:table-cell table:style-name="ce21" table:formula="of:=IF(OR(EXACT([.B288];&quot;&quot;);[.B288]&lt;=0);&quot;&quot;;ROUND([.B288]-[.D289];2))">
            <text:p/>
          </table:table-cell>
          <table:table-cell table:style-name="ce21" table:formula="of:=IF(OR(EXACT([.B288];&quot;&quot;);[.B288]&lt;=0);&quot;&quot;;[.B288]*[.$D$1])">
            <text:p/>
          </table:table-cell>
          <table:table-cell table:style-name="ce21" table:formula="of:=IF(OR(EXACT([.B288];&quot;&quot;);[.B288]&lt;=0);&quot;&quot;;[.E289]-[.C289])">
            <text:p/>
          </table:table-cell>
          <table:table-cell table:style-name="ce21" table:formula="of:=IF(OR(EXACT([.B288];&quot;&quot;);[.B288]&lt;=0);&quot;&quot;;IF([.G289]&gt;0;[.G289];MIN([.B288]+[.C28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89]+1" office:value-type="float" office:value="284">
            <text:p>284</text:p>
          </table:table-cell>
          <table:table-cell table:style-name="ce21" table:formula="of:=IF(OR(EXACT([.B289];&quot;&quot;);[.B289]&lt;=0);&quot;&quot;;ROUND([.B289]-[.D290];2))">
            <text:p/>
          </table:table-cell>
          <table:table-cell table:style-name="ce21" table:formula="of:=IF(OR(EXACT([.B289];&quot;&quot;);[.B289]&lt;=0);&quot;&quot;;[.B289]*[.$D$1])">
            <text:p/>
          </table:table-cell>
          <table:table-cell table:style-name="ce21" table:formula="of:=IF(OR(EXACT([.B289];&quot;&quot;);[.B289]&lt;=0);&quot;&quot;;[.E290]-[.C290])">
            <text:p/>
          </table:table-cell>
          <table:table-cell table:style-name="ce21" table:formula="of:=IF(OR(EXACT([.B289];&quot;&quot;);[.B289]&lt;=0);&quot;&quot;;IF([.G290]&gt;0;[.G290];MIN([.B289]+[.C29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0]+1" office:value-type="float" office:value="285">
            <text:p>285</text:p>
          </table:table-cell>
          <table:table-cell table:style-name="ce21" table:formula="of:=IF(OR(EXACT([.B290];&quot;&quot;);[.B290]&lt;=0);&quot;&quot;;ROUND([.B290]-[.D291];2))">
            <text:p/>
          </table:table-cell>
          <table:table-cell table:style-name="ce21" table:formula="of:=IF(OR(EXACT([.B290];&quot;&quot;);[.B290]&lt;=0);&quot;&quot;;[.B290]*[.$D$1])">
            <text:p/>
          </table:table-cell>
          <table:table-cell table:style-name="ce21" table:formula="of:=IF(OR(EXACT([.B290];&quot;&quot;);[.B290]&lt;=0);&quot;&quot;;[.E291]-[.C291])">
            <text:p/>
          </table:table-cell>
          <table:table-cell table:style-name="ce21" table:formula="of:=IF(OR(EXACT([.B290];&quot;&quot;);[.B290]&lt;=0);&quot;&quot;;IF([.G291]&gt;0;[.G291];MIN([.B290]+[.C29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1]+1" office:value-type="float" office:value="286">
            <text:p>286</text:p>
          </table:table-cell>
          <table:table-cell table:style-name="ce21" table:formula="of:=IF(OR(EXACT([.B291];&quot;&quot;);[.B291]&lt;=0);&quot;&quot;;ROUND([.B291]-[.D292];2))">
            <text:p/>
          </table:table-cell>
          <table:table-cell table:style-name="ce21" table:formula="of:=IF(OR(EXACT([.B291];&quot;&quot;);[.B291]&lt;=0);&quot;&quot;;[.B291]*[.$D$1])">
            <text:p/>
          </table:table-cell>
          <table:table-cell table:style-name="ce21" table:formula="of:=IF(OR(EXACT([.B291];&quot;&quot;);[.B291]&lt;=0);&quot;&quot;;[.E292]-[.C292])">
            <text:p/>
          </table:table-cell>
          <table:table-cell table:style-name="ce21" table:formula="of:=IF(OR(EXACT([.B291];&quot;&quot;);[.B291]&lt;=0);&quot;&quot;;IF([.G292]&gt;0;[.G292];MIN([.B291]+[.C29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2]+1" office:value-type="float" office:value="287">
            <text:p>287</text:p>
          </table:table-cell>
          <table:table-cell table:style-name="ce21" table:formula="of:=IF(OR(EXACT([.B292];&quot;&quot;);[.B292]&lt;=0);&quot;&quot;;ROUND([.B292]-[.D293];2))">
            <text:p/>
          </table:table-cell>
          <table:table-cell table:style-name="ce21" table:formula="of:=IF(OR(EXACT([.B292];&quot;&quot;);[.B292]&lt;=0);&quot;&quot;;[.B292]*[.$D$1])">
            <text:p/>
          </table:table-cell>
          <table:table-cell table:style-name="ce21" table:formula="of:=IF(OR(EXACT([.B292];&quot;&quot;);[.B292]&lt;=0);&quot;&quot;;[.E293]-[.C293])">
            <text:p/>
          </table:table-cell>
          <table:table-cell table:style-name="ce21" table:formula="of:=IF(OR(EXACT([.B292];&quot;&quot;);[.B292]&lt;=0);&quot;&quot;;IF([.G293]&gt;0;[.G293];MIN([.B292]+[.C29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293]+1" office:value-type="float" office:value="288">
            <text:p>288</text:p>
          </table:table-cell>
          <table:table-cell table:style-name="ce22" table:formula="of:=IF(OR(EXACT([.B293];&quot;&quot;);[.B293]&lt;=0);&quot;&quot;;ROUND([.B293]-[.D294];2))">
            <text:p/>
          </table:table-cell>
          <table:table-cell table:style-name="ce22" table:formula="of:=IF(OR(EXACT([.B293];&quot;&quot;);[.B293]&lt;=0);&quot;&quot;;[.B293]*[.$D$1])">
            <text:p/>
          </table:table-cell>
          <table:table-cell table:style-name="ce22" table:formula="of:=IF(OR(EXACT([.B293];&quot;&quot;);[.B293]&lt;=0);&quot;&quot;;[.E294]-[.C294])">
            <text:p/>
          </table:table-cell>
          <table:table-cell table:style-name="ce22" table:formula="of:=IF(OR(EXACT([.B293];&quot;&quot;);[.B293]&lt;=0);&quot;&quot;;IF([.G294]&gt;0;[.G294];MIN([.B293]+[.C294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4">
            <text:p>24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4]+1" office:value-type="float" office:value="289">
            <text:p>289</text:p>
          </table:table-cell>
          <table:table-cell table:style-name="ce21" table:formula="of:=IF(OR(EXACT([.B294];&quot;&quot;);[.B294]&lt;=0);&quot;&quot;;ROUND([.B294]-[.D295];2))">
            <text:p/>
          </table:table-cell>
          <table:table-cell table:style-name="ce21" table:formula="of:=IF(OR(EXACT([.B294];&quot;&quot;);[.B294]&lt;=0);&quot;&quot;;[.B294]*[.$D$1])">
            <text:p/>
          </table:table-cell>
          <table:table-cell table:style-name="ce21" table:formula="of:=IF(OR(EXACT([.B294];&quot;&quot;);[.B294]&lt;=0);&quot;&quot;;[.E295]-[.C295])">
            <text:p/>
          </table:table-cell>
          <table:table-cell table:style-name="ce21" table:formula="of:=IF(OR(EXACT([.B294];&quot;&quot;);[.B294]&lt;=0);&quot;&quot;;IF([.G295]&gt;0;[.G295];MIN([.B294]+[.C29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5]+1" office:value-type="float" office:value="290">
            <text:p>290</text:p>
          </table:table-cell>
          <table:table-cell table:style-name="ce21" table:formula="of:=IF(OR(EXACT([.B295];&quot;&quot;);[.B295]&lt;=0);&quot;&quot;;ROUND([.B295]-[.D296];2))">
            <text:p/>
          </table:table-cell>
          <table:table-cell table:style-name="ce21" table:formula="of:=IF(OR(EXACT([.B295];&quot;&quot;);[.B295]&lt;=0);&quot;&quot;;[.B295]*[.$D$1])">
            <text:p/>
          </table:table-cell>
          <table:table-cell table:style-name="ce21" table:formula="of:=IF(OR(EXACT([.B295];&quot;&quot;);[.B295]&lt;=0);&quot;&quot;;[.E296]-[.C296])">
            <text:p/>
          </table:table-cell>
          <table:table-cell table:style-name="ce21" table:formula="of:=IF(OR(EXACT([.B295];&quot;&quot;);[.B295]&lt;=0);&quot;&quot;;IF([.G296]&gt;0;[.G296];MIN([.B295]+[.C29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6]+1" office:value-type="float" office:value="291">
            <text:p>291</text:p>
          </table:table-cell>
          <table:table-cell table:style-name="ce21" table:formula="of:=IF(OR(EXACT([.B296];&quot;&quot;);[.B296]&lt;=0);&quot;&quot;;ROUND([.B296]-[.D297];2))">
            <text:p/>
          </table:table-cell>
          <table:table-cell table:style-name="ce21" table:formula="of:=IF(OR(EXACT([.B296];&quot;&quot;);[.B296]&lt;=0);&quot;&quot;;[.B296]*[.$D$1])">
            <text:p/>
          </table:table-cell>
          <table:table-cell table:style-name="ce21" table:formula="of:=IF(OR(EXACT([.B296];&quot;&quot;);[.B296]&lt;=0);&quot;&quot;;[.E297]-[.C297])">
            <text:p/>
          </table:table-cell>
          <table:table-cell table:style-name="ce21" table:formula="of:=IF(OR(EXACT([.B296];&quot;&quot;);[.B296]&lt;=0);&quot;&quot;;IF([.G297]&gt;0;[.G297];MIN([.B296]+[.C29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7]+1" office:value-type="float" office:value="292">
            <text:p>292</text:p>
          </table:table-cell>
          <table:table-cell table:style-name="ce21" table:formula="of:=IF(OR(EXACT([.B297];&quot;&quot;);[.B297]&lt;=0);&quot;&quot;;ROUND([.B297]-[.D298];2))">
            <text:p/>
          </table:table-cell>
          <table:table-cell table:style-name="ce21" table:formula="of:=IF(OR(EXACT([.B297];&quot;&quot;);[.B297]&lt;=0);&quot;&quot;;[.B297]*[.$D$1])">
            <text:p/>
          </table:table-cell>
          <table:table-cell table:style-name="ce21" table:formula="of:=IF(OR(EXACT([.B297];&quot;&quot;);[.B297]&lt;=0);&quot;&quot;;[.E298]-[.C298])">
            <text:p/>
          </table:table-cell>
          <table:table-cell table:style-name="ce21" table:formula="of:=IF(OR(EXACT([.B297];&quot;&quot;);[.B297]&lt;=0);&quot;&quot;;IF([.G298]&gt;0;[.G298];MIN([.B297]+[.C29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8]+1" office:value-type="float" office:value="293">
            <text:p>293</text:p>
          </table:table-cell>
          <table:table-cell table:style-name="ce21" table:formula="of:=IF(OR(EXACT([.B298];&quot;&quot;);[.B298]&lt;=0);&quot;&quot;;ROUND([.B298]-[.D299];2))">
            <text:p/>
          </table:table-cell>
          <table:table-cell table:style-name="ce21" table:formula="of:=IF(OR(EXACT([.B298];&quot;&quot;);[.B298]&lt;=0);&quot;&quot;;[.B298]*[.$D$1])">
            <text:p/>
          </table:table-cell>
          <table:table-cell table:style-name="ce21" table:formula="of:=IF(OR(EXACT([.B298];&quot;&quot;);[.B298]&lt;=0);&quot;&quot;;[.E299]-[.C299])">
            <text:p/>
          </table:table-cell>
          <table:table-cell table:style-name="ce21" table:formula="of:=IF(OR(EXACT([.B298];&quot;&quot;);[.B298]&lt;=0);&quot;&quot;;IF([.G299]&gt;0;[.G299];MIN([.B298]+[.C29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299]+1" office:value-type="float" office:value="294">
            <text:p>294</text:p>
          </table:table-cell>
          <table:table-cell table:style-name="ce21" table:formula="of:=IF(OR(EXACT([.B299];&quot;&quot;);[.B299]&lt;=0);&quot;&quot;;ROUND([.B299]-[.D300];2))">
            <text:p/>
          </table:table-cell>
          <table:table-cell table:style-name="ce21" table:formula="of:=IF(OR(EXACT([.B299];&quot;&quot;);[.B299]&lt;=0);&quot;&quot;;[.B299]*[.$D$1])">
            <text:p/>
          </table:table-cell>
          <table:table-cell table:style-name="ce21" table:formula="of:=IF(OR(EXACT([.B299];&quot;&quot;);[.B299]&lt;=0);&quot;&quot;;[.E300]-[.C300])">
            <text:p/>
          </table:table-cell>
          <table:table-cell table:style-name="ce21" table:formula="of:=IF(OR(EXACT([.B299];&quot;&quot;);[.B299]&lt;=0);&quot;&quot;;IF([.G300]&gt;0;[.G300];MIN([.B299]+[.C30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0]+1" office:value-type="float" office:value="295">
            <text:p>295</text:p>
          </table:table-cell>
          <table:table-cell table:style-name="ce21" table:formula="of:=IF(OR(EXACT([.B300];&quot;&quot;);[.B300]&lt;=0);&quot;&quot;;ROUND([.B300]-[.D301];2))">
            <text:p/>
          </table:table-cell>
          <table:table-cell table:style-name="ce21" table:formula="of:=IF(OR(EXACT([.B300];&quot;&quot;);[.B300]&lt;=0);&quot;&quot;;[.B300]*[.$D$1])">
            <text:p/>
          </table:table-cell>
          <table:table-cell table:style-name="ce21" table:formula="of:=IF(OR(EXACT([.B300];&quot;&quot;);[.B300]&lt;=0);&quot;&quot;;[.E301]-[.C301])">
            <text:p/>
          </table:table-cell>
          <table:table-cell table:style-name="ce21" table:formula="of:=IF(OR(EXACT([.B300];&quot;&quot;);[.B300]&lt;=0);&quot;&quot;;IF([.G301]&gt;0;[.G301];MIN([.B300]+[.C30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1]+1" office:value-type="float" office:value="296">
            <text:p>296</text:p>
          </table:table-cell>
          <table:table-cell table:style-name="ce21" table:formula="of:=IF(OR(EXACT([.B301];&quot;&quot;);[.B301]&lt;=0);&quot;&quot;;ROUND([.B301]-[.D302];2))">
            <text:p/>
          </table:table-cell>
          <table:table-cell table:style-name="ce21" table:formula="of:=IF(OR(EXACT([.B301];&quot;&quot;);[.B301]&lt;=0);&quot;&quot;;[.B301]*[.$D$1])">
            <text:p/>
          </table:table-cell>
          <table:table-cell table:style-name="ce21" table:formula="of:=IF(OR(EXACT([.B301];&quot;&quot;);[.B301]&lt;=0);&quot;&quot;;[.E302]-[.C302])">
            <text:p/>
          </table:table-cell>
          <table:table-cell table:style-name="ce21" table:formula="of:=IF(OR(EXACT([.B301];&quot;&quot;);[.B301]&lt;=0);&quot;&quot;;IF([.G302]&gt;0;[.G302];MIN([.B301]+[.C30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2]+1" office:value-type="float" office:value="297">
            <text:p>297</text:p>
          </table:table-cell>
          <table:table-cell table:style-name="ce21" table:formula="of:=IF(OR(EXACT([.B302];&quot;&quot;);[.B302]&lt;=0);&quot;&quot;;ROUND([.B302]-[.D303];2))">
            <text:p/>
          </table:table-cell>
          <table:table-cell table:style-name="ce21" table:formula="of:=IF(OR(EXACT([.B302];&quot;&quot;);[.B302]&lt;=0);&quot;&quot;;[.B302]*[.$D$1])">
            <text:p/>
          </table:table-cell>
          <table:table-cell table:style-name="ce21" table:formula="of:=IF(OR(EXACT([.B302];&quot;&quot;);[.B302]&lt;=0);&quot;&quot;;[.E303]-[.C303])">
            <text:p/>
          </table:table-cell>
          <table:table-cell table:style-name="ce21" table:formula="of:=IF(OR(EXACT([.B302];&quot;&quot;);[.B302]&lt;=0);&quot;&quot;;IF([.G303]&gt;0;[.G303];MIN([.B302]+[.C30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3]+1" office:value-type="float" office:value="298">
            <text:p>298</text:p>
          </table:table-cell>
          <table:table-cell table:style-name="ce21" table:formula="of:=IF(OR(EXACT([.B303];&quot;&quot;);[.B303]&lt;=0);&quot;&quot;;ROUND([.B303]-[.D304];2))">
            <text:p/>
          </table:table-cell>
          <table:table-cell table:style-name="ce21" table:formula="of:=IF(OR(EXACT([.B303];&quot;&quot;);[.B303]&lt;=0);&quot;&quot;;[.B303]*[.$D$1])">
            <text:p/>
          </table:table-cell>
          <table:table-cell table:style-name="ce21" table:formula="of:=IF(OR(EXACT([.B303];&quot;&quot;);[.B303]&lt;=0);&quot;&quot;;[.E304]-[.C304])">
            <text:p/>
          </table:table-cell>
          <table:table-cell table:style-name="ce21" table:formula="of:=IF(OR(EXACT([.B303];&quot;&quot;);[.B303]&lt;=0);&quot;&quot;;IF([.G304]&gt;0;[.G304];MIN([.B303]+[.C30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4]+1" office:value-type="float" office:value="299">
            <text:p>299</text:p>
          </table:table-cell>
          <table:table-cell table:style-name="ce21" table:formula="of:=IF(OR(EXACT([.B304];&quot;&quot;);[.B304]&lt;=0);&quot;&quot;;ROUND([.B304]-[.D305];2))">
            <text:p/>
          </table:table-cell>
          <table:table-cell table:style-name="ce21" table:formula="of:=IF(OR(EXACT([.B304];&quot;&quot;);[.B304]&lt;=0);&quot;&quot;;[.B304]*[.$D$1])">
            <text:p/>
          </table:table-cell>
          <table:table-cell table:style-name="ce21" table:formula="of:=IF(OR(EXACT([.B304];&quot;&quot;);[.B304]&lt;=0);&quot;&quot;;[.E305]-[.C305])">
            <text:p/>
          </table:table-cell>
          <table:table-cell table:style-name="ce21" table:formula="of:=IF(OR(EXACT([.B304];&quot;&quot;);[.B304]&lt;=0);&quot;&quot;;IF([.G305]&gt;0;[.G305];MIN([.B304]+[.C30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05]+1" office:value-type="float" office:value="300">
            <text:p>300</text:p>
          </table:table-cell>
          <table:table-cell table:style-name="ce22" table:formula="of:=IF(OR(EXACT([.B305];&quot;&quot;);[.B305]&lt;=0);&quot;&quot;;ROUND([.B305]-[.D306];2))">
            <text:p/>
          </table:table-cell>
          <table:table-cell table:style-name="ce22" table:formula="of:=IF(OR(EXACT([.B305];&quot;&quot;);[.B305]&lt;=0);&quot;&quot;;[.B305]*[.$D$1])">
            <text:p/>
          </table:table-cell>
          <table:table-cell table:style-name="ce22" table:formula="of:=IF(OR(EXACT([.B305];&quot;&quot;);[.B305]&lt;=0);&quot;&quot;;[.E306]-[.C306])">
            <text:p/>
          </table:table-cell>
          <table:table-cell table:style-name="ce22" table:formula="of:=IF(OR(EXACT([.B305];&quot;&quot;);[.B305]&lt;=0);&quot;&quot;;IF([.G306]&gt;0;[.G306];MIN([.B305]+[.C306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5">
            <text:p>25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6]+1" office:value-type="float" office:value="301">
            <text:p>301</text:p>
          </table:table-cell>
          <table:table-cell table:style-name="ce21" table:formula="of:=IF(OR(EXACT([.B306];&quot;&quot;);[.B306]&lt;=0);&quot;&quot;;ROUND([.B306]-[.D307];2))">
            <text:p/>
          </table:table-cell>
          <table:table-cell table:style-name="ce21" table:formula="of:=IF(OR(EXACT([.B306];&quot;&quot;);[.B306]&lt;=0);&quot;&quot;;[.B306]*[.$D$1])">
            <text:p/>
          </table:table-cell>
          <table:table-cell table:style-name="ce21" table:formula="of:=IF(OR(EXACT([.B306];&quot;&quot;);[.B306]&lt;=0);&quot;&quot;;[.E307]-[.C307])">
            <text:p/>
          </table:table-cell>
          <table:table-cell table:style-name="ce21" table:formula="of:=IF(OR(EXACT([.B306];&quot;&quot;);[.B306]&lt;=0);&quot;&quot;;IF([.G307]&gt;0;[.G307];MIN([.B306]+[.C30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7]+1" office:value-type="float" office:value="302">
            <text:p>302</text:p>
          </table:table-cell>
          <table:table-cell table:style-name="ce21" table:formula="of:=IF(OR(EXACT([.B307];&quot;&quot;);[.B307]&lt;=0);&quot;&quot;;ROUND([.B307]-[.D308];2))">
            <text:p/>
          </table:table-cell>
          <table:table-cell table:style-name="ce21" table:formula="of:=IF(OR(EXACT([.B307];&quot;&quot;);[.B307]&lt;=0);&quot;&quot;;[.B307]*[.$D$1])">
            <text:p/>
          </table:table-cell>
          <table:table-cell table:style-name="ce21" table:formula="of:=IF(OR(EXACT([.B307];&quot;&quot;);[.B307]&lt;=0);&quot;&quot;;[.E308]-[.C308])">
            <text:p/>
          </table:table-cell>
          <table:table-cell table:style-name="ce21" table:formula="of:=IF(OR(EXACT([.B307];&quot;&quot;);[.B307]&lt;=0);&quot;&quot;;IF([.G308]&gt;0;[.G308];MIN([.B307]+[.C30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8]+1" office:value-type="float" office:value="303">
            <text:p>303</text:p>
          </table:table-cell>
          <table:table-cell table:style-name="ce21" table:formula="of:=IF(OR(EXACT([.B308];&quot;&quot;);[.B308]&lt;=0);&quot;&quot;;ROUND([.B308]-[.D309];2))">
            <text:p/>
          </table:table-cell>
          <table:table-cell table:style-name="ce21" table:formula="of:=IF(OR(EXACT([.B308];&quot;&quot;);[.B308]&lt;=0);&quot;&quot;;[.B308]*[.$D$1])">
            <text:p/>
          </table:table-cell>
          <table:table-cell table:style-name="ce21" table:formula="of:=IF(OR(EXACT([.B308];&quot;&quot;);[.B308]&lt;=0);&quot;&quot;;[.E309]-[.C309])">
            <text:p/>
          </table:table-cell>
          <table:table-cell table:style-name="ce21" table:formula="of:=IF(OR(EXACT([.B308];&quot;&quot;);[.B308]&lt;=0);&quot;&quot;;IF([.G309]&gt;0;[.G309];MIN([.B308]+[.C30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09]+1" office:value-type="float" office:value="304">
            <text:p>304</text:p>
          </table:table-cell>
          <table:table-cell table:style-name="ce21" table:formula="of:=IF(OR(EXACT([.B309];&quot;&quot;);[.B309]&lt;=0);&quot;&quot;;ROUND([.B309]-[.D310];2))">
            <text:p/>
          </table:table-cell>
          <table:table-cell table:style-name="ce21" table:formula="of:=IF(OR(EXACT([.B309];&quot;&quot;);[.B309]&lt;=0);&quot;&quot;;[.B309]*[.$D$1])">
            <text:p/>
          </table:table-cell>
          <table:table-cell table:style-name="ce21" table:formula="of:=IF(OR(EXACT([.B309];&quot;&quot;);[.B309]&lt;=0);&quot;&quot;;[.E310]-[.C310])">
            <text:p/>
          </table:table-cell>
          <table:table-cell table:style-name="ce21" table:formula="of:=IF(OR(EXACT([.B309];&quot;&quot;);[.B309]&lt;=0);&quot;&quot;;IF([.G310]&gt;0;[.G310];MIN([.B309]+[.C31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0]+1" office:value-type="float" office:value="305">
            <text:p>305</text:p>
          </table:table-cell>
          <table:table-cell table:style-name="ce21" table:formula="of:=IF(OR(EXACT([.B310];&quot;&quot;);[.B310]&lt;=0);&quot;&quot;;ROUND([.B310]-[.D311];2))">
            <text:p/>
          </table:table-cell>
          <table:table-cell table:style-name="ce21" table:formula="of:=IF(OR(EXACT([.B310];&quot;&quot;);[.B310]&lt;=0);&quot;&quot;;[.B310]*[.$D$1])">
            <text:p/>
          </table:table-cell>
          <table:table-cell table:style-name="ce21" table:formula="of:=IF(OR(EXACT([.B310];&quot;&quot;);[.B310]&lt;=0);&quot;&quot;;[.E311]-[.C311])">
            <text:p/>
          </table:table-cell>
          <table:table-cell table:style-name="ce21" table:formula="of:=IF(OR(EXACT([.B310];&quot;&quot;);[.B310]&lt;=0);&quot;&quot;;IF([.G311]&gt;0;[.G311];MIN([.B310]+[.C31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1]+1" office:value-type="float" office:value="306">
            <text:p>306</text:p>
          </table:table-cell>
          <table:table-cell table:style-name="ce21" table:formula="of:=IF(OR(EXACT([.B311];&quot;&quot;);[.B311]&lt;=0);&quot;&quot;;ROUND([.B311]-[.D312];2))">
            <text:p/>
          </table:table-cell>
          <table:table-cell table:style-name="ce21" table:formula="of:=IF(OR(EXACT([.B311];&quot;&quot;);[.B311]&lt;=0);&quot;&quot;;[.B311]*[.$D$1])">
            <text:p/>
          </table:table-cell>
          <table:table-cell table:style-name="ce21" table:formula="of:=IF(OR(EXACT([.B311];&quot;&quot;);[.B311]&lt;=0);&quot;&quot;;[.E312]-[.C312])">
            <text:p/>
          </table:table-cell>
          <table:table-cell table:style-name="ce21" table:formula="of:=IF(OR(EXACT([.B311];&quot;&quot;);[.B311]&lt;=0);&quot;&quot;;IF([.G312]&gt;0;[.G312];MIN([.B311]+[.C31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2]+1" office:value-type="float" office:value="307">
            <text:p>307</text:p>
          </table:table-cell>
          <table:table-cell table:style-name="ce21" table:formula="of:=IF(OR(EXACT([.B312];&quot;&quot;);[.B312]&lt;=0);&quot;&quot;;ROUND([.B312]-[.D313];2))">
            <text:p/>
          </table:table-cell>
          <table:table-cell table:style-name="ce21" table:formula="of:=IF(OR(EXACT([.B312];&quot;&quot;);[.B312]&lt;=0);&quot;&quot;;[.B312]*[.$D$1])">
            <text:p/>
          </table:table-cell>
          <table:table-cell table:style-name="ce21" table:formula="of:=IF(OR(EXACT([.B312];&quot;&quot;);[.B312]&lt;=0);&quot;&quot;;[.E313]-[.C313])">
            <text:p/>
          </table:table-cell>
          <table:table-cell table:style-name="ce21" table:formula="of:=IF(OR(EXACT([.B312];&quot;&quot;);[.B312]&lt;=0);&quot;&quot;;IF([.G313]&gt;0;[.G313];MIN([.B312]+[.C31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3]+1" office:value-type="float" office:value="308">
            <text:p>308</text:p>
          </table:table-cell>
          <table:table-cell table:style-name="ce21" table:formula="of:=IF(OR(EXACT([.B313];&quot;&quot;);[.B313]&lt;=0);&quot;&quot;;ROUND([.B313]-[.D314];2))">
            <text:p/>
          </table:table-cell>
          <table:table-cell table:style-name="ce21" table:formula="of:=IF(OR(EXACT([.B313];&quot;&quot;);[.B313]&lt;=0);&quot;&quot;;[.B313]*[.$D$1])">
            <text:p/>
          </table:table-cell>
          <table:table-cell table:style-name="ce21" table:formula="of:=IF(OR(EXACT([.B313];&quot;&quot;);[.B313]&lt;=0);&quot;&quot;;[.E314]-[.C314])">
            <text:p/>
          </table:table-cell>
          <table:table-cell table:style-name="ce21" table:formula="of:=IF(OR(EXACT([.B313];&quot;&quot;);[.B313]&lt;=0);&quot;&quot;;IF([.G314]&gt;0;[.G314];MIN([.B313]+[.C31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4]+1" office:value-type="float" office:value="309">
            <text:p>309</text:p>
          </table:table-cell>
          <table:table-cell table:style-name="ce21" table:formula="of:=IF(OR(EXACT([.B314];&quot;&quot;);[.B314]&lt;=0);&quot;&quot;;ROUND([.B314]-[.D315];2))">
            <text:p/>
          </table:table-cell>
          <table:table-cell table:style-name="ce21" table:formula="of:=IF(OR(EXACT([.B314];&quot;&quot;);[.B314]&lt;=0);&quot;&quot;;[.B314]*[.$D$1])">
            <text:p/>
          </table:table-cell>
          <table:table-cell table:style-name="ce21" table:formula="of:=IF(OR(EXACT([.B314];&quot;&quot;);[.B314]&lt;=0);&quot;&quot;;[.E315]-[.C315])">
            <text:p/>
          </table:table-cell>
          <table:table-cell table:style-name="ce21" table:formula="of:=IF(OR(EXACT([.B314];&quot;&quot;);[.B314]&lt;=0);&quot;&quot;;IF([.G315]&gt;0;[.G315];MIN([.B314]+[.C31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5]+1" office:value-type="float" office:value="310">
            <text:p>310</text:p>
          </table:table-cell>
          <table:table-cell table:style-name="ce21" table:formula="of:=IF(OR(EXACT([.B315];&quot;&quot;);[.B315]&lt;=0);&quot;&quot;;ROUND([.B315]-[.D316];2))">
            <text:p/>
          </table:table-cell>
          <table:table-cell table:style-name="ce21" table:formula="of:=IF(OR(EXACT([.B315];&quot;&quot;);[.B315]&lt;=0);&quot;&quot;;[.B315]*[.$D$1])">
            <text:p/>
          </table:table-cell>
          <table:table-cell table:style-name="ce21" table:formula="of:=IF(OR(EXACT([.B315];&quot;&quot;);[.B315]&lt;=0);&quot;&quot;;[.E316]-[.C316])">
            <text:p/>
          </table:table-cell>
          <table:table-cell table:style-name="ce21" table:formula="of:=IF(OR(EXACT([.B315];&quot;&quot;);[.B315]&lt;=0);&quot;&quot;;IF([.G316]&gt;0;[.G316];MIN([.B315]+[.C31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6]+1" office:value-type="float" office:value="311">
            <text:p>311</text:p>
          </table:table-cell>
          <table:table-cell table:style-name="ce21" table:formula="of:=IF(OR(EXACT([.B316];&quot;&quot;);[.B316]&lt;=0);&quot;&quot;;ROUND([.B316]-[.D317];2))">
            <text:p/>
          </table:table-cell>
          <table:table-cell table:style-name="ce21" table:formula="of:=IF(OR(EXACT([.B316];&quot;&quot;);[.B316]&lt;=0);&quot;&quot;;[.B316]*[.$D$1])">
            <text:p/>
          </table:table-cell>
          <table:table-cell table:style-name="ce21" table:formula="of:=IF(OR(EXACT([.B316];&quot;&quot;);[.B316]&lt;=0);&quot;&quot;;[.E317]-[.C317])">
            <text:p/>
          </table:table-cell>
          <table:table-cell table:style-name="ce21" table:formula="of:=IF(OR(EXACT([.B316];&quot;&quot;);[.B316]&lt;=0);&quot;&quot;;IF([.G317]&gt;0;[.G317];MIN([.B316]+[.C31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17]+1" office:value-type="float" office:value="312">
            <text:p>312</text:p>
          </table:table-cell>
          <table:table-cell table:style-name="ce22" table:formula="of:=IF(OR(EXACT([.B317];&quot;&quot;);[.B317]&lt;=0);&quot;&quot;;ROUND([.B317]-[.D318];2))">
            <text:p/>
          </table:table-cell>
          <table:table-cell table:style-name="ce22" table:formula="of:=IF(OR(EXACT([.B317];&quot;&quot;);[.B317]&lt;=0);&quot;&quot;;[.B317]*[.$D$1])">
            <text:p/>
          </table:table-cell>
          <table:table-cell table:style-name="ce22" table:formula="of:=IF(OR(EXACT([.B317];&quot;&quot;);[.B317]&lt;=0);&quot;&quot;;[.E318]-[.C318])">
            <text:p/>
          </table:table-cell>
          <table:table-cell table:style-name="ce22" table:formula="of:=IF(OR(EXACT([.B317];&quot;&quot;);[.B317]&lt;=0);&quot;&quot;;IF([.G318]&gt;0;[.G318];MIN([.B317]+[.C318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6">
            <text:p>26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8]+1" office:value-type="float" office:value="313">
            <text:p>313</text:p>
          </table:table-cell>
          <table:table-cell table:style-name="ce21" table:formula="of:=IF(OR(EXACT([.B318];&quot;&quot;);[.B318]&lt;=0);&quot;&quot;;ROUND([.B318]-[.D319];2))">
            <text:p/>
          </table:table-cell>
          <table:table-cell table:style-name="ce21" table:formula="of:=IF(OR(EXACT([.B318];&quot;&quot;);[.B318]&lt;=0);&quot;&quot;;[.B318]*[.$D$1])">
            <text:p/>
          </table:table-cell>
          <table:table-cell table:style-name="ce21" table:formula="of:=IF(OR(EXACT([.B318];&quot;&quot;);[.B318]&lt;=0);&quot;&quot;;[.E319]-[.C319])">
            <text:p/>
          </table:table-cell>
          <table:table-cell table:style-name="ce21" table:formula="of:=IF(OR(EXACT([.B318];&quot;&quot;);[.B318]&lt;=0);&quot;&quot;;IF([.G319]&gt;0;[.G319];MIN([.B318]+[.C31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19]+1" office:value-type="float" office:value="314">
            <text:p>314</text:p>
          </table:table-cell>
          <table:table-cell table:style-name="ce21" table:formula="of:=IF(OR(EXACT([.B319];&quot;&quot;);[.B319]&lt;=0);&quot;&quot;;ROUND([.B319]-[.D320];2))">
            <text:p/>
          </table:table-cell>
          <table:table-cell table:style-name="ce21" table:formula="of:=IF(OR(EXACT([.B319];&quot;&quot;);[.B319]&lt;=0);&quot;&quot;;[.B319]*[.$D$1])">
            <text:p/>
          </table:table-cell>
          <table:table-cell table:style-name="ce21" table:formula="of:=IF(OR(EXACT([.B319];&quot;&quot;);[.B319]&lt;=0);&quot;&quot;;[.E320]-[.C320])">
            <text:p/>
          </table:table-cell>
          <table:table-cell table:style-name="ce21" table:formula="of:=IF(OR(EXACT([.B319];&quot;&quot;);[.B319]&lt;=0);&quot;&quot;;IF([.G320]&gt;0;[.G320];MIN([.B319]+[.C32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0]+1" office:value-type="float" office:value="315">
            <text:p>315</text:p>
          </table:table-cell>
          <table:table-cell table:style-name="ce21" table:formula="of:=IF(OR(EXACT([.B320];&quot;&quot;);[.B320]&lt;=0);&quot;&quot;;ROUND([.B320]-[.D321];2))">
            <text:p/>
          </table:table-cell>
          <table:table-cell table:style-name="ce21" table:formula="of:=IF(OR(EXACT([.B320];&quot;&quot;);[.B320]&lt;=0);&quot;&quot;;[.B320]*[.$D$1])">
            <text:p/>
          </table:table-cell>
          <table:table-cell table:style-name="ce21" table:formula="of:=IF(OR(EXACT([.B320];&quot;&quot;);[.B320]&lt;=0);&quot;&quot;;[.E321]-[.C321])">
            <text:p/>
          </table:table-cell>
          <table:table-cell table:style-name="ce21" table:formula="of:=IF(OR(EXACT([.B320];&quot;&quot;);[.B320]&lt;=0);&quot;&quot;;IF([.G321]&gt;0;[.G321];MIN([.B320]+[.C32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1]+1" office:value-type="float" office:value="316">
            <text:p>316</text:p>
          </table:table-cell>
          <table:table-cell table:style-name="ce21" table:formula="of:=IF(OR(EXACT([.B321];&quot;&quot;);[.B321]&lt;=0);&quot;&quot;;ROUND([.B321]-[.D322];2))">
            <text:p/>
          </table:table-cell>
          <table:table-cell table:style-name="ce21" table:formula="of:=IF(OR(EXACT([.B321];&quot;&quot;);[.B321]&lt;=0);&quot;&quot;;[.B321]*[.$D$1])">
            <text:p/>
          </table:table-cell>
          <table:table-cell table:style-name="ce21" table:formula="of:=IF(OR(EXACT([.B321];&quot;&quot;);[.B321]&lt;=0);&quot;&quot;;[.E322]-[.C322])">
            <text:p/>
          </table:table-cell>
          <table:table-cell table:style-name="ce21" table:formula="of:=IF(OR(EXACT([.B321];&quot;&quot;);[.B321]&lt;=0);&quot;&quot;;IF([.G322]&gt;0;[.G322];MIN([.B321]+[.C32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2]+1" office:value-type="float" office:value="317">
            <text:p>317</text:p>
          </table:table-cell>
          <table:table-cell table:style-name="ce21" table:formula="of:=IF(OR(EXACT([.B322];&quot;&quot;);[.B322]&lt;=0);&quot;&quot;;ROUND([.B322]-[.D323];2))">
            <text:p/>
          </table:table-cell>
          <table:table-cell table:style-name="ce21" table:formula="of:=IF(OR(EXACT([.B322];&quot;&quot;);[.B322]&lt;=0);&quot;&quot;;[.B322]*[.$D$1])">
            <text:p/>
          </table:table-cell>
          <table:table-cell table:style-name="ce21" table:formula="of:=IF(OR(EXACT([.B322];&quot;&quot;);[.B322]&lt;=0);&quot;&quot;;[.E323]-[.C323])">
            <text:p/>
          </table:table-cell>
          <table:table-cell table:style-name="ce21" table:formula="of:=IF(OR(EXACT([.B322];&quot;&quot;);[.B322]&lt;=0);&quot;&quot;;IF([.G323]&gt;0;[.G323];MIN([.B322]+[.C32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3]+1" office:value-type="float" office:value="318">
            <text:p>318</text:p>
          </table:table-cell>
          <table:table-cell table:style-name="ce21" table:formula="of:=IF(OR(EXACT([.B323];&quot;&quot;);[.B323]&lt;=0);&quot;&quot;;ROUND([.B323]-[.D324];2))">
            <text:p/>
          </table:table-cell>
          <table:table-cell table:style-name="ce21" table:formula="of:=IF(OR(EXACT([.B323];&quot;&quot;);[.B323]&lt;=0);&quot;&quot;;[.B323]*[.$D$1])">
            <text:p/>
          </table:table-cell>
          <table:table-cell table:style-name="ce21" table:formula="of:=IF(OR(EXACT([.B323];&quot;&quot;);[.B323]&lt;=0);&quot;&quot;;[.E324]-[.C324])">
            <text:p/>
          </table:table-cell>
          <table:table-cell table:style-name="ce21" table:formula="of:=IF(OR(EXACT([.B323];&quot;&quot;);[.B323]&lt;=0);&quot;&quot;;IF([.G324]&gt;0;[.G324];MIN([.B323]+[.C32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4]+1" office:value-type="float" office:value="319">
            <text:p>319</text:p>
          </table:table-cell>
          <table:table-cell table:style-name="ce21" table:formula="of:=IF(OR(EXACT([.B324];&quot;&quot;);[.B324]&lt;=0);&quot;&quot;;ROUND([.B324]-[.D325];2))">
            <text:p/>
          </table:table-cell>
          <table:table-cell table:style-name="ce21" table:formula="of:=IF(OR(EXACT([.B324];&quot;&quot;);[.B324]&lt;=0);&quot;&quot;;[.B324]*[.$D$1])">
            <text:p/>
          </table:table-cell>
          <table:table-cell table:style-name="ce21" table:formula="of:=IF(OR(EXACT([.B324];&quot;&quot;);[.B324]&lt;=0);&quot;&quot;;[.E325]-[.C325])">
            <text:p/>
          </table:table-cell>
          <table:table-cell table:style-name="ce21" table:formula="of:=IF(OR(EXACT([.B324];&quot;&quot;);[.B324]&lt;=0);&quot;&quot;;IF([.G325]&gt;0;[.G325];MIN([.B324]+[.C32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5]+1" office:value-type="float" office:value="320">
            <text:p>320</text:p>
          </table:table-cell>
          <table:table-cell table:style-name="ce21" table:formula="of:=IF(OR(EXACT([.B325];&quot;&quot;);[.B325]&lt;=0);&quot;&quot;;ROUND([.B325]-[.D326];2))">
            <text:p/>
          </table:table-cell>
          <table:table-cell table:style-name="ce21" table:formula="of:=IF(OR(EXACT([.B325];&quot;&quot;);[.B325]&lt;=0);&quot;&quot;;[.B325]*[.$D$1])">
            <text:p/>
          </table:table-cell>
          <table:table-cell table:style-name="ce21" table:formula="of:=IF(OR(EXACT([.B325];&quot;&quot;);[.B325]&lt;=0);&quot;&quot;;[.E326]-[.C326])">
            <text:p/>
          </table:table-cell>
          <table:table-cell table:style-name="ce21" table:formula="of:=IF(OR(EXACT([.B325];&quot;&quot;);[.B325]&lt;=0);&quot;&quot;;IF([.G326]&gt;0;[.G326];MIN([.B325]+[.C32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6]+1" office:value-type="float" office:value="321">
            <text:p>321</text:p>
          </table:table-cell>
          <table:table-cell table:style-name="ce21" table:formula="of:=IF(OR(EXACT([.B326];&quot;&quot;);[.B326]&lt;=0);&quot;&quot;;ROUND([.B326]-[.D327];2))">
            <text:p/>
          </table:table-cell>
          <table:table-cell table:style-name="ce21" table:formula="of:=IF(OR(EXACT([.B326];&quot;&quot;);[.B326]&lt;=0);&quot;&quot;;[.B326]*[.$D$1])">
            <text:p/>
          </table:table-cell>
          <table:table-cell table:style-name="ce21" table:formula="of:=IF(OR(EXACT([.B326];&quot;&quot;);[.B326]&lt;=0);&quot;&quot;;[.E327]-[.C327])">
            <text:p/>
          </table:table-cell>
          <table:table-cell table:style-name="ce21" table:formula="of:=IF(OR(EXACT([.B326];&quot;&quot;);[.B326]&lt;=0);&quot;&quot;;IF([.G327]&gt;0;[.G327];MIN([.B326]+[.C32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7]+1" office:value-type="float" office:value="322">
            <text:p>322</text:p>
          </table:table-cell>
          <table:table-cell table:style-name="ce21" table:formula="of:=IF(OR(EXACT([.B327];&quot;&quot;);[.B327]&lt;=0);&quot;&quot;;ROUND([.B327]-[.D328];2))">
            <text:p/>
          </table:table-cell>
          <table:table-cell table:style-name="ce21" table:formula="of:=IF(OR(EXACT([.B327];&quot;&quot;);[.B327]&lt;=0);&quot;&quot;;[.B327]*[.$D$1])">
            <text:p/>
          </table:table-cell>
          <table:table-cell table:style-name="ce21" table:formula="of:=IF(OR(EXACT([.B327];&quot;&quot;);[.B327]&lt;=0);&quot;&quot;;[.E328]-[.C328])">
            <text:p/>
          </table:table-cell>
          <table:table-cell table:style-name="ce21" table:formula="of:=IF(OR(EXACT([.B327];&quot;&quot;);[.B327]&lt;=0);&quot;&quot;;IF([.G328]&gt;0;[.G328];MIN([.B327]+[.C32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28]+1" office:value-type="float" office:value="323">
            <text:p>323</text:p>
          </table:table-cell>
          <table:table-cell table:style-name="ce21" table:formula="of:=IF(OR(EXACT([.B328];&quot;&quot;);[.B328]&lt;=0);&quot;&quot;;ROUND([.B328]-[.D329];2))">
            <text:p/>
          </table:table-cell>
          <table:table-cell table:style-name="ce21" table:formula="of:=IF(OR(EXACT([.B328];&quot;&quot;);[.B328]&lt;=0);&quot;&quot;;[.B328]*[.$D$1])">
            <text:p/>
          </table:table-cell>
          <table:table-cell table:style-name="ce21" table:formula="of:=IF(OR(EXACT([.B328];&quot;&quot;);[.B328]&lt;=0);&quot;&quot;;[.E329]-[.C329])">
            <text:p/>
          </table:table-cell>
          <table:table-cell table:style-name="ce21" table:formula="of:=IF(OR(EXACT([.B328];&quot;&quot;);[.B328]&lt;=0);&quot;&quot;;IF([.G329]&gt;0;[.G329];MIN([.B328]+[.C32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29]+1" office:value-type="float" office:value="324">
            <text:p>324</text:p>
          </table:table-cell>
          <table:table-cell table:style-name="ce22" table:formula="of:=IF(OR(EXACT([.B329];&quot;&quot;);[.B329]&lt;=0);&quot;&quot;;ROUND([.B329]-[.D330];2))">
            <text:p/>
          </table:table-cell>
          <table:table-cell table:style-name="ce22" table:formula="of:=IF(OR(EXACT([.B329];&quot;&quot;);[.B329]&lt;=0);&quot;&quot;;[.B329]*[.$D$1])">
            <text:p/>
          </table:table-cell>
          <table:table-cell table:style-name="ce22" table:formula="of:=IF(OR(EXACT([.B329];&quot;&quot;);[.B329]&lt;=0);&quot;&quot;;[.E330]-[.C330])">
            <text:p/>
          </table:table-cell>
          <table:table-cell table:style-name="ce22" table:formula="of:=IF(OR(EXACT([.B329];&quot;&quot;);[.B329]&lt;=0);&quot;&quot;;IF([.G330]&gt;0;[.G330];MIN([.B329]+[.C330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7">
            <text:p>27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0]+1" office:value-type="float" office:value="325">
            <text:p>325</text:p>
          </table:table-cell>
          <table:table-cell table:style-name="ce21" table:formula="of:=IF(OR(EXACT([.B330];&quot;&quot;);[.B330]&lt;=0);&quot;&quot;;ROUND([.B330]-[.D331];2))">
            <text:p/>
          </table:table-cell>
          <table:table-cell table:style-name="ce21" table:formula="of:=IF(OR(EXACT([.B330];&quot;&quot;);[.B330]&lt;=0);&quot;&quot;;[.B330]*[.$D$1])">
            <text:p/>
          </table:table-cell>
          <table:table-cell table:style-name="ce21" table:formula="of:=IF(OR(EXACT([.B330];&quot;&quot;);[.B330]&lt;=0);&quot;&quot;;[.E331]-[.C331])">
            <text:p/>
          </table:table-cell>
          <table:table-cell table:style-name="ce21" table:formula="of:=IF(OR(EXACT([.B330];&quot;&quot;);[.B330]&lt;=0);&quot;&quot;;IF([.G331]&gt;0;[.G331];MIN([.B330]+[.C33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1]+1" office:value-type="float" office:value="326">
            <text:p>326</text:p>
          </table:table-cell>
          <table:table-cell table:style-name="ce21" table:formula="of:=IF(OR(EXACT([.B331];&quot;&quot;);[.B331]&lt;=0);&quot;&quot;;ROUND([.B331]-[.D332];2))">
            <text:p/>
          </table:table-cell>
          <table:table-cell table:style-name="ce21" table:formula="of:=IF(OR(EXACT([.B331];&quot;&quot;);[.B331]&lt;=0);&quot;&quot;;[.B331]*[.$D$1])">
            <text:p/>
          </table:table-cell>
          <table:table-cell table:style-name="ce21" table:formula="of:=IF(OR(EXACT([.B331];&quot;&quot;);[.B331]&lt;=0);&quot;&quot;;[.E332]-[.C332])">
            <text:p/>
          </table:table-cell>
          <table:table-cell table:style-name="ce21" table:formula="of:=IF(OR(EXACT([.B331];&quot;&quot;);[.B331]&lt;=0);&quot;&quot;;IF([.G332]&gt;0;[.G332];MIN([.B331]+[.C33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2]+1" office:value-type="float" office:value="327">
            <text:p>327</text:p>
          </table:table-cell>
          <table:table-cell table:style-name="ce21" table:formula="of:=IF(OR(EXACT([.B332];&quot;&quot;);[.B332]&lt;=0);&quot;&quot;;ROUND([.B332]-[.D333];2))">
            <text:p/>
          </table:table-cell>
          <table:table-cell table:style-name="ce21" table:formula="of:=IF(OR(EXACT([.B332];&quot;&quot;);[.B332]&lt;=0);&quot;&quot;;[.B332]*[.$D$1])">
            <text:p/>
          </table:table-cell>
          <table:table-cell table:style-name="ce21" table:formula="of:=IF(OR(EXACT([.B332];&quot;&quot;);[.B332]&lt;=0);&quot;&quot;;[.E333]-[.C333])">
            <text:p/>
          </table:table-cell>
          <table:table-cell table:style-name="ce21" table:formula="of:=IF(OR(EXACT([.B332];&quot;&quot;);[.B332]&lt;=0);&quot;&quot;;IF([.G333]&gt;0;[.G333];MIN([.B332]+[.C33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3]+1" office:value-type="float" office:value="328">
            <text:p>328</text:p>
          </table:table-cell>
          <table:table-cell table:style-name="ce21" table:formula="of:=IF(OR(EXACT([.B333];&quot;&quot;);[.B333]&lt;=0);&quot;&quot;;ROUND([.B333]-[.D334];2))">
            <text:p/>
          </table:table-cell>
          <table:table-cell table:style-name="ce21" table:formula="of:=IF(OR(EXACT([.B333];&quot;&quot;);[.B333]&lt;=0);&quot;&quot;;[.B333]*[.$D$1])">
            <text:p/>
          </table:table-cell>
          <table:table-cell table:style-name="ce21" table:formula="of:=IF(OR(EXACT([.B333];&quot;&quot;);[.B333]&lt;=0);&quot;&quot;;[.E334]-[.C334])">
            <text:p/>
          </table:table-cell>
          <table:table-cell table:style-name="ce21" table:formula="of:=IF(OR(EXACT([.B333];&quot;&quot;);[.B333]&lt;=0);&quot;&quot;;IF([.G334]&gt;0;[.G334];MIN([.B333]+[.C33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4]+1" office:value-type="float" office:value="329">
            <text:p>329</text:p>
          </table:table-cell>
          <table:table-cell table:style-name="ce21" table:formula="of:=IF(OR(EXACT([.B334];&quot;&quot;);[.B334]&lt;=0);&quot;&quot;;ROUND([.B334]-[.D335];2))">
            <text:p/>
          </table:table-cell>
          <table:table-cell table:style-name="ce21" table:formula="of:=IF(OR(EXACT([.B334];&quot;&quot;);[.B334]&lt;=0);&quot;&quot;;[.B334]*[.$D$1])">
            <text:p/>
          </table:table-cell>
          <table:table-cell table:style-name="ce21" table:formula="of:=IF(OR(EXACT([.B334];&quot;&quot;);[.B334]&lt;=0);&quot;&quot;;[.E335]-[.C335])">
            <text:p/>
          </table:table-cell>
          <table:table-cell table:style-name="ce21" table:formula="of:=IF(OR(EXACT([.B334];&quot;&quot;);[.B334]&lt;=0);&quot;&quot;;IF([.G335]&gt;0;[.G335];MIN([.B334]+[.C33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5]+1" office:value-type="float" office:value="330">
            <text:p>330</text:p>
          </table:table-cell>
          <table:table-cell table:style-name="ce21" table:formula="of:=IF(OR(EXACT([.B335];&quot;&quot;);[.B335]&lt;=0);&quot;&quot;;ROUND([.B335]-[.D336];2))">
            <text:p/>
          </table:table-cell>
          <table:table-cell table:style-name="ce21" table:formula="of:=IF(OR(EXACT([.B335];&quot;&quot;);[.B335]&lt;=0);&quot;&quot;;[.B335]*[.$D$1])">
            <text:p/>
          </table:table-cell>
          <table:table-cell table:style-name="ce21" table:formula="of:=IF(OR(EXACT([.B335];&quot;&quot;);[.B335]&lt;=0);&quot;&quot;;[.E336]-[.C336])">
            <text:p/>
          </table:table-cell>
          <table:table-cell table:style-name="ce21" table:formula="of:=IF(OR(EXACT([.B335];&quot;&quot;);[.B335]&lt;=0);&quot;&quot;;IF([.G336]&gt;0;[.G336];MIN([.B335]+[.C33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6]+1" office:value-type="float" office:value="331">
            <text:p>331</text:p>
          </table:table-cell>
          <table:table-cell table:style-name="ce21" table:formula="of:=IF(OR(EXACT([.B336];&quot;&quot;);[.B336]&lt;=0);&quot;&quot;;ROUND([.B336]-[.D337];2))">
            <text:p/>
          </table:table-cell>
          <table:table-cell table:style-name="ce21" table:formula="of:=IF(OR(EXACT([.B336];&quot;&quot;);[.B336]&lt;=0);&quot;&quot;;[.B336]*[.$D$1])">
            <text:p/>
          </table:table-cell>
          <table:table-cell table:style-name="ce21" table:formula="of:=IF(OR(EXACT([.B336];&quot;&quot;);[.B336]&lt;=0);&quot;&quot;;[.E337]-[.C337])">
            <text:p/>
          </table:table-cell>
          <table:table-cell table:style-name="ce21" table:formula="of:=IF(OR(EXACT([.B336];&quot;&quot;);[.B336]&lt;=0);&quot;&quot;;IF([.G337]&gt;0;[.G337];MIN([.B336]+[.C33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7]+1" office:value-type="float" office:value="332">
            <text:p>332</text:p>
          </table:table-cell>
          <table:table-cell table:style-name="ce21" table:formula="of:=IF(OR(EXACT([.B337];&quot;&quot;);[.B337]&lt;=0);&quot;&quot;;ROUND([.B337]-[.D338];2))">
            <text:p/>
          </table:table-cell>
          <table:table-cell table:style-name="ce21" table:formula="of:=IF(OR(EXACT([.B337];&quot;&quot;);[.B337]&lt;=0);&quot;&quot;;[.B337]*[.$D$1])">
            <text:p/>
          </table:table-cell>
          <table:table-cell table:style-name="ce21" table:formula="of:=IF(OR(EXACT([.B337];&quot;&quot;);[.B337]&lt;=0);&quot;&quot;;[.E338]-[.C338])">
            <text:p/>
          </table:table-cell>
          <table:table-cell table:style-name="ce21" table:formula="of:=IF(OR(EXACT([.B337];&quot;&quot;);[.B337]&lt;=0);&quot;&quot;;IF([.G338]&gt;0;[.G338];MIN([.B337]+[.C33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8]+1" office:value-type="float" office:value="333">
            <text:p>333</text:p>
          </table:table-cell>
          <table:table-cell table:style-name="ce21" table:formula="of:=IF(OR(EXACT([.B338];&quot;&quot;);[.B338]&lt;=0);&quot;&quot;;ROUND([.B338]-[.D339];2))">
            <text:p/>
          </table:table-cell>
          <table:table-cell table:style-name="ce21" table:formula="of:=IF(OR(EXACT([.B338];&quot;&quot;);[.B338]&lt;=0);&quot;&quot;;[.B338]*[.$D$1])">
            <text:p/>
          </table:table-cell>
          <table:table-cell table:style-name="ce21" table:formula="of:=IF(OR(EXACT([.B338];&quot;&quot;);[.B338]&lt;=0);&quot;&quot;;[.E339]-[.C339])">
            <text:p/>
          </table:table-cell>
          <table:table-cell table:style-name="ce21" table:formula="of:=IF(OR(EXACT([.B338];&quot;&quot;);[.B338]&lt;=0);&quot;&quot;;IF([.G339]&gt;0;[.G339];MIN([.B338]+[.C33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39]+1" office:value-type="float" office:value="334">
            <text:p>334</text:p>
          </table:table-cell>
          <table:table-cell table:style-name="ce21" table:formula="of:=IF(OR(EXACT([.B339];&quot;&quot;);[.B339]&lt;=0);&quot;&quot;;ROUND([.B339]-[.D340];2))">
            <text:p/>
          </table:table-cell>
          <table:table-cell table:style-name="ce21" table:formula="of:=IF(OR(EXACT([.B339];&quot;&quot;);[.B339]&lt;=0);&quot;&quot;;[.B339]*[.$D$1])">
            <text:p/>
          </table:table-cell>
          <table:table-cell table:style-name="ce21" table:formula="of:=IF(OR(EXACT([.B339];&quot;&quot;);[.B339]&lt;=0);&quot;&quot;;[.E340]-[.C340])">
            <text:p/>
          </table:table-cell>
          <table:table-cell table:style-name="ce21" table:formula="of:=IF(OR(EXACT([.B339];&quot;&quot;);[.B339]&lt;=0);&quot;&quot;;IF([.G340]&gt;0;[.G340];MIN([.B339]+[.C34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0]+1" office:value-type="float" office:value="335">
            <text:p>335</text:p>
          </table:table-cell>
          <table:table-cell table:style-name="ce21" table:formula="of:=IF(OR(EXACT([.B340];&quot;&quot;);[.B340]&lt;=0);&quot;&quot;;ROUND([.B340]-[.D341];2))">
            <text:p/>
          </table:table-cell>
          <table:table-cell table:style-name="ce21" table:formula="of:=IF(OR(EXACT([.B340];&quot;&quot;);[.B340]&lt;=0);&quot;&quot;;[.B340]*[.$D$1])">
            <text:p/>
          </table:table-cell>
          <table:table-cell table:style-name="ce21" table:formula="of:=IF(OR(EXACT([.B340];&quot;&quot;);[.B340]&lt;=0);&quot;&quot;;[.E341]-[.C341])">
            <text:p/>
          </table:table-cell>
          <table:table-cell table:style-name="ce21" table:formula="of:=IF(OR(EXACT([.B340];&quot;&quot;);[.B340]&lt;=0);&quot;&quot;;IF([.G341]&gt;0;[.G341];MIN([.B340]+[.C34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41]+1" office:value-type="float" office:value="336">
            <text:p>336</text:p>
          </table:table-cell>
          <table:table-cell table:style-name="ce22" table:formula="of:=IF(OR(EXACT([.B341];&quot;&quot;);[.B341]&lt;=0);&quot;&quot;;ROUND([.B341]-[.D342];2))">
            <text:p/>
          </table:table-cell>
          <table:table-cell table:style-name="ce22" table:formula="of:=IF(OR(EXACT([.B341];&quot;&quot;);[.B341]&lt;=0);&quot;&quot;;[.B341]*[.$D$1])">
            <text:p/>
          </table:table-cell>
          <table:table-cell table:style-name="ce22" table:formula="of:=IF(OR(EXACT([.B341];&quot;&quot;);[.B341]&lt;=0);&quot;&quot;;[.E342]-[.C342])">
            <text:p/>
          </table:table-cell>
          <table:table-cell table:style-name="ce22" table:formula="of:=IF(OR(EXACT([.B341];&quot;&quot;);[.B341]&lt;=0);&quot;&quot;;IF([.G342]&gt;0;[.G342];MIN([.B341]+[.C342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8">
            <text:p>28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2]+1" office:value-type="float" office:value="337">
            <text:p>337</text:p>
          </table:table-cell>
          <table:table-cell table:style-name="ce21" table:formula="of:=IF(OR(EXACT([.B342];&quot;&quot;);[.B342]&lt;=0);&quot;&quot;;ROUND([.B342]-[.D343];2))">
            <text:p/>
          </table:table-cell>
          <table:table-cell table:style-name="ce21" table:formula="of:=IF(OR(EXACT([.B342];&quot;&quot;);[.B342]&lt;=0);&quot;&quot;;[.B342]*[.$D$1])">
            <text:p/>
          </table:table-cell>
          <table:table-cell table:style-name="ce21" table:formula="of:=IF(OR(EXACT([.B342];&quot;&quot;);[.B342]&lt;=0);&quot;&quot;;[.E343]-[.C343])">
            <text:p/>
          </table:table-cell>
          <table:table-cell table:style-name="ce21" table:formula="of:=IF(OR(EXACT([.B342];&quot;&quot;);[.B342]&lt;=0);&quot;&quot;;IF([.G343]&gt;0;[.G343];MIN([.B342]+[.C34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3]+1" office:value-type="float" office:value="338">
            <text:p>338</text:p>
          </table:table-cell>
          <table:table-cell table:style-name="ce21" table:formula="of:=IF(OR(EXACT([.B343];&quot;&quot;);[.B343]&lt;=0);&quot;&quot;;ROUND([.B343]-[.D344];2))">
            <text:p/>
          </table:table-cell>
          <table:table-cell table:style-name="ce21" table:formula="of:=IF(OR(EXACT([.B343];&quot;&quot;);[.B343]&lt;=0);&quot;&quot;;[.B343]*[.$D$1])">
            <text:p/>
          </table:table-cell>
          <table:table-cell table:style-name="ce21" table:formula="of:=IF(OR(EXACT([.B343];&quot;&quot;);[.B343]&lt;=0);&quot;&quot;;[.E344]-[.C344])">
            <text:p/>
          </table:table-cell>
          <table:table-cell table:style-name="ce21" table:formula="of:=IF(OR(EXACT([.B343];&quot;&quot;);[.B343]&lt;=0);&quot;&quot;;IF([.G344]&gt;0;[.G344];MIN([.B343]+[.C34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4]+1" office:value-type="float" office:value="339">
            <text:p>339</text:p>
          </table:table-cell>
          <table:table-cell table:style-name="ce21" table:formula="of:=IF(OR(EXACT([.B344];&quot;&quot;);[.B344]&lt;=0);&quot;&quot;;ROUND([.B344]-[.D345];2))">
            <text:p/>
          </table:table-cell>
          <table:table-cell table:style-name="ce21" table:formula="of:=IF(OR(EXACT([.B344];&quot;&quot;);[.B344]&lt;=0);&quot;&quot;;[.B344]*[.$D$1])">
            <text:p/>
          </table:table-cell>
          <table:table-cell table:style-name="ce21" table:formula="of:=IF(OR(EXACT([.B344];&quot;&quot;);[.B344]&lt;=0);&quot;&quot;;[.E345]-[.C345])">
            <text:p/>
          </table:table-cell>
          <table:table-cell table:style-name="ce21" table:formula="of:=IF(OR(EXACT([.B344];&quot;&quot;);[.B344]&lt;=0);&quot;&quot;;IF([.G345]&gt;0;[.G345];MIN([.B344]+[.C34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5]+1" office:value-type="float" office:value="340">
            <text:p>340</text:p>
          </table:table-cell>
          <table:table-cell table:style-name="ce21" table:formula="of:=IF(OR(EXACT([.B345];&quot;&quot;);[.B345]&lt;=0);&quot;&quot;;ROUND([.B345]-[.D346];2))">
            <text:p/>
          </table:table-cell>
          <table:table-cell table:style-name="ce21" table:formula="of:=IF(OR(EXACT([.B345];&quot;&quot;);[.B345]&lt;=0);&quot;&quot;;[.B345]*[.$D$1])">
            <text:p/>
          </table:table-cell>
          <table:table-cell table:style-name="ce21" table:formula="of:=IF(OR(EXACT([.B345];&quot;&quot;);[.B345]&lt;=0);&quot;&quot;;[.E346]-[.C346])">
            <text:p/>
          </table:table-cell>
          <table:table-cell table:style-name="ce21" table:formula="of:=IF(OR(EXACT([.B345];&quot;&quot;);[.B345]&lt;=0);&quot;&quot;;IF([.G346]&gt;0;[.G346];MIN([.B345]+[.C34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6]+1" office:value-type="float" office:value="341">
            <text:p>341</text:p>
          </table:table-cell>
          <table:table-cell table:style-name="ce21" table:formula="of:=IF(OR(EXACT([.B346];&quot;&quot;);[.B346]&lt;=0);&quot;&quot;;ROUND([.B346]-[.D347];2))">
            <text:p/>
          </table:table-cell>
          <table:table-cell table:style-name="ce21" table:formula="of:=IF(OR(EXACT([.B346];&quot;&quot;);[.B346]&lt;=0);&quot;&quot;;[.B346]*[.$D$1])">
            <text:p/>
          </table:table-cell>
          <table:table-cell table:style-name="ce21" table:formula="of:=IF(OR(EXACT([.B346];&quot;&quot;);[.B346]&lt;=0);&quot;&quot;;[.E347]-[.C347])">
            <text:p/>
          </table:table-cell>
          <table:table-cell table:style-name="ce21" table:formula="of:=IF(OR(EXACT([.B346];&quot;&quot;);[.B346]&lt;=0);&quot;&quot;;IF([.G347]&gt;0;[.G347];MIN([.B346]+[.C34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7]+1" office:value-type="float" office:value="342">
            <text:p>342</text:p>
          </table:table-cell>
          <table:table-cell table:style-name="ce21" table:formula="of:=IF(OR(EXACT([.B347];&quot;&quot;);[.B347]&lt;=0);&quot;&quot;;ROUND([.B347]-[.D348];2))">
            <text:p/>
          </table:table-cell>
          <table:table-cell table:style-name="ce21" table:formula="of:=IF(OR(EXACT([.B347];&quot;&quot;);[.B347]&lt;=0);&quot;&quot;;[.B347]*[.$D$1])">
            <text:p/>
          </table:table-cell>
          <table:table-cell table:style-name="ce21" table:formula="of:=IF(OR(EXACT([.B347];&quot;&quot;);[.B347]&lt;=0);&quot;&quot;;[.E348]-[.C348])">
            <text:p/>
          </table:table-cell>
          <table:table-cell table:style-name="ce21" table:formula="of:=IF(OR(EXACT([.B347];&quot;&quot;);[.B347]&lt;=0);&quot;&quot;;IF([.G348]&gt;0;[.G348];MIN([.B347]+[.C34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8]+1" office:value-type="float" office:value="343">
            <text:p>343</text:p>
          </table:table-cell>
          <table:table-cell table:style-name="ce21" table:formula="of:=IF(OR(EXACT([.B348];&quot;&quot;);[.B348]&lt;=0);&quot;&quot;;ROUND([.B348]-[.D349];2))">
            <text:p/>
          </table:table-cell>
          <table:table-cell table:style-name="ce21" table:formula="of:=IF(OR(EXACT([.B348];&quot;&quot;);[.B348]&lt;=0);&quot;&quot;;[.B348]*[.$D$1])">
            <text:p/>
          </table:table-cell>
          <table:table-cell table:style-name="ce21" table:formula="of:=IF(OR(EXACT([.B348];&quot;&quot;);[.B348]&lt;=0);&quot;&quot;;[.E349]-[.C349])">
            <text:p/>
          </table:table-cell>
          <table:table-cell table:style-name="ce21" table:formula="of:=IF(OR(EXACT([.B348];&quot;&quot;);[.B348]&lt;=0);&quot;&quot;;IF([.G349]&gt;0;[.G349];MIN([.B348]+[.C34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49]+1" office:value-type="float" office:value="344">
            <text:p>344</text:p>
          </table:table-cell>
          <table:table-cell table:style-name="ce21" table:formula="of:=IF(OR(EXACT([.B349];&quot;&quot;);[.B349]&lt;=0);&quot;&quot;;ROUND([.B349]-[.D350];2))">
            <text:p/>
          </table:table-cell>
          <table:table-cell table:style-name="ce21" table:formula="of:=IF(OR(EXACT([.B349];&quot;&quot;);[.B349]&lt;=0);&quot;&quot;;[.B349]*[.$D$1])">
            <text:p/>
          </table:table-cell>
          <table:table-cell table:style-name="ce21" table:formula="of:=IF(OR(EXACT([.B349];&quot;&quot;);[.B349]&lt;=0);&quot;&quot;;[.E350]-[.C350])">
            <text:p/>
          </table:table-cell>
          <table:table-cell table:style-name="ce21" table:formula="of:=IF(OR(EXACT([.B349];&quot;&quot;);[.B349]&lt;=0);&quot;&quot;;IF([.G350]&gt;0;[.G350];MIN([.B349]+[.C35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0]+1" office:value-type="float" office:value="345">
            <text:p>345</text:p>
          </table:table-cell>
          <table:table-cell table:style-name="ce21" table:formula="of:=IF(OR(EXACT([.B350];&quot;&quot;);[.B350]&lt;=0);&quot;&quot;;ROUND([.B350]-[.D351];2))">
            <text:p/>
          </table:table-cell>
          <table:table-cell table:style-name="ce21" table:formula="of:=IF(OR(EXACT([.B350];&quot;&quot;);[.B350]&lt;=0);&quot;&quot;;[.B350]*[.$D$1])">
            <text:p/>
          </table:table-cell>
          <table:table-cell table:style-name="ce21" table:formula="of:=IF(OR(EXACT([.B350];&quot;&quot;);[.B350]&lt;=0);&quot;&quot;;[.E351]-[.C351])">
            <text:p/>
          </table:table-cell>
          <table:table-cell table:style-name="ce21" table:formula="of:=IF(OR(EXACT([.B350];&quot;&quot;);[.B350]&lt;=0);&quot;&quot;;IF([.G351]&gt;0;[.G351];MIN([.B350]+[.C35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1]+1" office:value-type="float" office:value="346">
            <text:p>346</text:p>
          </table:table-cell>
          <table:table-cell table:style-name="ce21" table:formula="of:=IF(OR(EXACT([.B351];&quot;&quot;);[.B351]&lt;=0);&quot;&quot;;ROUND([.B351]-[.D352];2))">
            <text:p/>
          </table:table-cell>
          <table:table-cell table:style-name="ce21" table:formula="of:=IF(OR(EXACT([.B351];&quot;&quot;);[.B351]&lt;=0);&quot;&quot;;[.B351]*[.$D$1])">
            <text:p/>
          </table:table-cell>
          <table:table-cell table:style-name="ce21" table:formula="of:=IF(OR(EXACT([.B351];&quot;&quot;);[.B351]&lt;=0);&quot;&quot;;[.E352]-[.C352])">
            <text:p/>
          </table:table-cell>
          <table:table-cell table:style-name="ce21" table:formula="of:=IF(OR(EXACT([.B351];&quot;&quot;);[.B351]&lt;=0);&quot;&quot;;IF([.G352]&gt;0;[.G352];MIN([.B351]+[.C35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2]+1" office:value-type="float" office:value="347">
            <text:p>347</text:p>
          </table:table-cell>
          <table:table-cell table:style-name="ce21" table:formula="of:=IF(OR(EXACT([.B352];&quot;&quot;);[.B352]&lt;=0);&quot;&quot;;ROUND([.B352]-[.D353];2))">
            <text:p/>
          </table:table-cell>
          <table:table-cell table:style-name="ce21" table:formula="of:=IF(OR(EXACT([.B352];&quot;&quot;);[.B352]&lt;=0);&quot;&quot;;[.B352]*[.$D$1])">
            <text:p/>
          </table:table-cell>
          <table:table-cell table:style-name="ce21" table:formula="of:=IF(OR(EXACT([.B352];&quot;&quot;);[.B352]&lt;=0);&quot;&quot;;[.E353]-[.C353])">
            <text:p/>
          </table:table-cell>
          <table:table-cell table:style-name="ce21" table:formula="of:=IF(OR(EXACT([.B352];&quot;&quot;);[.B352]&lt;=0);&quot;&quot;;IF([.G353]&gt;0;[.G353];MIN([.B352]+[.C35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53]+1" office:value-type="float" office:value="348">
            <text:p>348</text:p>
          </table:table-cell>
          <table:table-cell table:style-name="ce22" table:formula="of:=IF(OR(EXACT([.B353];&quot;&quot;);[.B353]&lt;=0);&quot;&quot;;ROUND([.B353]-[.D354];2))">
            <text:p/>
          </table:table-cell>
          <table:table-cell table:style-name="ce22" table:formula="of:=IF(OR(EXACT([.B353];&quot;&quot;);[.B353]&lt;=0);&quot;&quot;;[.B353]*[.$D$1])">
            <text:p/>
          </table:table-cell>
          <table:table-cell table:style-name="ce22" table:formula="of:=IF(OR(EXACT([.B353];&quot;&quot;);[.B353]&lt;=0);&quot;&quot;;[.E354]-[.C354])">
            <text:p/>
          </table:table-cell>
          <table:table-cell table:style-name="ce22" table:formula="of:=IF(OR(EXACT([.B353];&quot;&quot;);[.B353]&lt;=0);&quot;&quot;;IF([.G354]&gt;0;[.G354];MIN([.B353]+[.C354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29">
            <text:p>29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4]+1" office:value-type="float" office:value="349">
            <text:p>349</text:p>
          </table:table-cell>
          <table:table-cell table:style-name="ce21" table:formula="of:=IF(OR(EXACT([.B354];&quot;&quot;);[.B354]&lt;=0);&quot;&quot;;ROUND([.B354]-[.D355];2))">
            <text:p/>
          </table:table-cell>
          <table:table-cell table:style-name="ce21" table:formula="of:=IF(OR(EXACT([.B354];&quot;&quot;);[.B354]&lt;=0);&quot;&quot;;[.B354]*[.$D$1])">
            <text:p/>
          </table:table-cell>
          <table:table-cell table:style-name="ce21" table:formula="of:=IF(OR(EXACT([.B354];&quot;&quot;);[.B354]&lt;=0);&quot;&quot;;[.E355]-[.C355])">
            <text:p/>
          </table:table-cell>
          <table:table-cell table:style-name="ce21" table:formula="of:=IF(OR(EXACT([.B354];&quot;&quot;);[.B354]&lt;=0);&quot;&quot;;IF([.G355]&gt;0;[.G355];MIN([.B354]+[.C35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5]+1" office:value-type="float" office:value="350">
            <text:p>350</text:p>
          </table:table-cell>
          <table:table-cell table:style-name="ce21" table:formula="of:=IF(OR(EXACT([.B355];&quot;&quot;);[.B355]&lt;=0);&quot;&quot;;ROUND([.B355]-[.D356];2))">
            <text:p/>
          </table:table-cell>
          <table:table-cell table:style-name="ce21" table:formula="of:=IF(OR(EXACT([.B355];&quot;&quot;);[.B355]&lt;=0);&quot;&quot;;[.B355]*[.$D$1])">
            <text:p/>
          </table:table-cell>
          <table:table-cell table:style-name="ce21" table:formula="of:=IF(OR(EXACT([.B355];&quot;&quot;);[.B355]&lt;=0);&quot;&quot;;[.E356]-[.C356])">
            <text:p/>
          </table:table-cell>
          <table:table-cell table:style-name="ce21" table:formula="of:=IF(OR(EXACT([.B355];&quot;&quot;);[.B355]&lt;=0);&quot;&quot;;IF([.G356]&gt;0;[.G356];MIN([.B355]+[.C356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6]+1" office:value-type="float" office:value="351">
            <text:p>351</text:p>
          </table:table-cell>
          <table:table-cell table:style-name="ce21" table:formula="of:=IF(OR(EXACT([.B356];&quot;&quot;);[.B356]&lt;=0);&quot;&quot;;ROUND([.B356]-[.D357];2))">
            <text:p/>
          </table:table-cell>
          <table:table-cell table:style-name="ce21" table:formula="of:=IF(OR(EXACT([.B356];&quot;&quot;);[.B356]&lt;=0);&quot;&quot;;[.B356]*[.$D$1])">
            <text:p/>
          </table:table-cell>
          <table:table-cell table:style-name="ce21" table:formula="of:=IF(OR(EXACT([.B356];&quot;&quot;);[.B356]&lt;=0);&quot;&quot;;[.E357]-[.C357])">
            <text:p/>
          </table:table-cell>
          <table:table-cell table:style-name="ce21" table:formula="of:=IF(OR(EXACT([.B356];&quot;&quot;);[.B356]&lt;=0);&quot;&quot;;IF([.G357]&gt;0;[.G357];MIN([.B356]+[.C357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7]+1" office:value-type="float" office:value="352">
            <text:p>352</text:p>
          </table:table-cell>
          <table:table-cell table:style-name="ce21" table:formula="of:=IF(OR(EXACT([.B357];&quot;&quot;);[.B357]&lt;=0);&quot;&quot;;ROUND([.B357]-[.D358];2))">
            <text:p/>
          </table:table-cell>
          <table:table-cell table:style-name="ce21" table:formula="of:=IF(OR(EXACT([.B357];&quot;&quot;);[.B357]&lt;=0);&quot;&quot;;[.B357]*[.$D$1])">
            <text:p/>
          </table:table-cell>
          <table:table-cell table:style-name="ce21" table:formula="of:=IF(OR(EXACT([.B357];&quot;&quot;);[.B357]&lt;=0);&quot;&quot;;[.E358]-[.C358])">
            <text:p/>
          </table:table-cell>
          <table:table-cell table:style-name="ce21" table:formula="of:=IF(OR(EXACT([.B357];&quot;&quot;);[.B357]&lt;=0);&quot;&quot;;IF([.G358]&gt;0;[.G358];MIN([.B357]+[.C358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8]+1" office:value-type="float" office:value="353">
            <text:p>353</text:p>
          </table:table-cell>
          <table:table-cell table:style-name="ce21" table:formula="of:=IF(OR(EXACT([.B358];&quot;&quot;);[.B358]&lt;=0);&quot;&quot;;ROUND([.B358]-[.D359];2))">
            <text:p/>
          </table:table-cell>
          <table:table-cell table:style-name="ce21" table:formula="of:=IF(OR(EXACT([.B358];&quot;&quot;);[.B358]&lt;=0);&quot;&quot;;[.B358]*[.$D$1])">
            <text:p/>
          </table:table-cell>
          <table:table-cell table:style-name="ce21" table:formula="of:=IF(OR(EXACT([.B358];&quot;&quot;);[.B358]&lt;=0);&quot;&quot;;[.E359]-[.C359])">
            <text:p/>
          </table:table-cell>
          <table:table-cell table:style-name="ce21" table:formula="of:=IF(OR(EXACT([.B358];&quot;&quot;);[.B358]&lt;=0);&quot;&quot;;IF([.G359]&gt;0;[.G359];MIN([.B358]+[.C359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59]+1" office:value-type="float" office:value="354">
            <text:p>354</text:p>
          </table:table-cell>
          <table:table-cell table:style-name="ce21" table:formula="of:=IF(OR(EXACT([.B359];&quot;&quot;);[.B359]&lt;=0);&quot;&quot;;ROUND([.B359]-[.D360];2))">
            <text:p/>
          </table:table-cell>
          <table:table-cell table:style-name="ce21" table:formula="of:=IF(OR(EXACT([.B359];&quot;&quot;);[.B359]&lt;=0);&quot;&quot;;[.B359]*[.$D$1])">
            <text:p/>
          </table:table-cell>
          <table:table-cell table:style-name="ce21" table:formula="of:=IF(OR(EXACT([.B359];&quot;&quot;);[.B359]&lt;=0);&quot;&quot;;[.E360]-[.C360])">
            <text:p/>
          </table:table-cell>
          <table:table-cell table:style-name="ce21" table:formula="of:=IF(OR(EXACT([.B359];&quot;&quot;);[.B359]&lt;=0);&quot;&quot;;IF([.G360]&gt;0;[.G360];MIN([.B359]+[.C360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0]+1" office:value-type="float" office:value="355">
            <text:p>355</text:p>
          </table:table-cell>
          <table:table-cell table:style-name="ce21" table:formula="of:=IF(OR(EXACT([.B360];&quot;&quot;);[.B360]&lt;=0);&quot;&quot;;ROUND([.B360]-[.D361];2))">
            <text:p/>
          </table:table-cell>
          <table:table-cell table:style-name="ce21" table:formula="of:=IF(OR(EXACT([.B360];&quot;&quot;);[.B360]&lt;=0);&quot;&quot;;[.B360]*[.$D$1])">
            <text:p/>
          </table:table-cell>
          <table:table-cell table:style-name="ce21" table:formula="of:=IF(OR(EXACT([.B360];&quot;&quot;);[.B360]&lt;=0);&quot;&quot;;[.E361]-[.C361])">
            <text:p/>
          </table:table-cell>
          <table:table-cell table:style-name="ce21" table:formula="of:=IF(OR(EXACT([.B360];&quot;&quot;);[.B360]&lt;=0);&quot;&quot;;IF([.G361]&gt;0;[.G361];MIN([.B360]+[.C361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1]+1" office:value-type="float" office:value="356">
            <text:p>356</text:p>
          </table:table-cell>
          <table:table-cell table:style-name="ce21" table:formula="of:=IF(OR(EXACT([.B361];&quot;&quot;);[.B361]&lt;=0);&quot;&quot;;ROUND([.B361]-[.D362];2))">
            <text:p/>
          </table:table-cell>
          <table:table-cell table:style-name="ce21" table:formula="of:=IF(OR(EXACT([.B361];&quot;&quot;);[.B361]&lt;=0);&quot;&quot;;[.B361]*[.$D$1])">
            <text:p/>
          </table:table-cell>
          <table:table-cell table:style-name="ce21" table:formula="of:=IF(OR(EXACT([.B361];&quot;&quot;);[.B361]&lt;=0);&quot;&quot;;[.E362]-[.C362])">
            <text:p/>
          </table:table-cell>
          <table:table-cell table:style-name="ce21" table:formula="of:=IF(OR(EXACT([.B361];&quot;&quot;);[.B361]&lt;=0);&quot;&quot;;IF([.G362]&gt;0;[.G362];MIN([.B361]+[.C362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2]+1" office:value-type="float" office:value="357">
            <text:p>357</text:p>
          </table:table-cell>
          <table:table-cell table:style-name="ce21" table:formula="of:=IF(OR(EXACT([.B362];&quot;&quot;);[.B362]&lt;=0);&quot;&quot;;ROUND([.B362]-[.D363];2))">
            <text:p/>
          </table:table-cell>
          <table:table-cell table:style-name="ce21" table:formula="of:=IF(OR(EXACT([.B362];&quot;&quot;);[.B362]&lt;=0);&quot;&quot;;[.B362]*[.$D$1])">
            <text:p/>
          </table:table-cell>
          <table:table-cell table:style-name="ce21" table:formula="of:=IF(OR(EXACT([.B362];&quot;&quot;);[.B362]&lt;=0);&quot;&quot;;[.E363]-[.C363])">
            <text:p/>
          </table:table-cell>
          <table:table-cell table:style-name="ce21" table:formula="of:=IF(OR(EXACT([.B362];&quot;&quot;);[.B362]&lt;=0);&quot;&quot;;IF([.G363]&gt;0;[.G363];MIN([.B362]+[.C363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3]+1" office:value-type="float" office:value="358">
            <text:p>358</text:p>
          </table:table-cell>
          <table:table-cell table:style-name="ce21" table:formula="of:=IF(OR(EXACT([.B363];&quot;&quot;);[.B363]&lt;=0);&quot;&quot;;ROUND([.B363]-[.D364];2))">
            <text:p/>
          </table:table-cell>
          <table:table-cell table:style-name="ce21" table:formula="of:=IF(OR(EXACT([.B363];&quot;&quot;);[.B363]&lt;=0);&quot;&quot;;[.B363]*[.$D$1])">
            <text:p/>
          </table:table-cell>
          <table:table-cell table:style-name="ce21" table:formula="of:=IF(OR(EXACT([.B363];&quot;&quot;);[.B363]&lt;=0);&quot;&quot;;[.E364]-[.C364])">
            <text:p/>
          </table:table-cell>
          <table:table-cell table:style-name="ce21" table:formula="of:=IF(OR(EXACT([.B363];&quot;&quot;);[.B363]&lt;=0);&quot;&quot;;IF([.G364]&gt;0;[.G364];MIN([.B363]+[.C364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5" table:formula="of:=[.A364]+1" office:value-type="float" office:value="359">
            <text:p>359</text:p>
          </table:table-cell>
          <table:table-cell table:style-name="ce21" table:formula="of:=IF(OR(EXACT([.B364];&quot;&quot;);[.B364]&lt;=0);&quot;&quot;;ROUND([.B364]-[.D365];2))">
            <text:p/>
          </table:table-cell>
          <table:table-cell table:style-name="ce21" table:formula="of:=IF(OR(EXACT([.B364];&quot;&quot;);[.B364]&lt;=0);&quot;&quot;;[.B364]*[.$D$1])">
            <text:p/>
          </table:table-cell>
          <table:table-cell table:style-name="ce21" table:formula="of:=IF(OR(EXACT([.B364];&quot;&quot;);[.B364]&lt;=0);&quot;&quot;;[.E365]-[.C365])">
            <text:p/>
          </table:table-cell>
          <table:table-cell table:style-name="ce21" table:formula="of:=IF(OR(EXACT([.B364];&quot;&quot;);[.B364]&lt;=0);&quot;&quot;;IF([.G365]&gt;0;[.G365];MIN([.B364]+[.C365];IF([.$J$5]&gt;0;[.$J$5];[.$D$3]))))">
            <text:p/>
          </table:table-cell>
          <table:table-cell table:style-name="ce33"/>
          <table:table-cell table:style-name="ce10"/>
          <table:table-cell table:style-name="ce42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2">
          <table:table-cell table:style-name="ce16" table:formula="of:=[.A365]+1" office:value-type="float" office:value="360">
            <text:p>360</text:p>
          </table:table-cell>
          <table:table-cell table:style-name="ce22" table:formula="of:=IF(OR(EXACT([.B365];&quot;&quot;);[.B365]&lt;=0);&quot;&quot;;ROUND([.B365]-[.D366];2))">
            <text:p/>
          </table:table-cell>
          <table:table-cell table:style-name="ce22" table:formula="of:=IF(OR(EXACT([.B365];&quot;&quot;);[.B365]&lt;=0);&quot;&quot;;[.B365]*[.$D$1])">
            <text:p/>
          </table:table-cell>
          <table:table-cell table:style-name="ce22" table:formula="of:=IF(OR(EXACT([.B365];&quot;&quot;);[.B365]&lt;=0);&quot;&quot;;[.E366]-[.C366])">
            <text:p/>
          </table:table-cell>
          <table:table-cell table:style-name="ce22" table:formula="of:=IF(OR(EXACT([.B365];&quot;&quot;);[.B365]&lt;=0);&quot;&quot;;IF([.G366]&gt;0;[.G366];MIN([.B365]+[.C366];IF([.$J$5]&gt;0;[.$J$5];[.$D$3]))))">
            <text:p/>
          </table:table-cell>
          <table:table-cell table:style-name="ce32"/>
          <table:table-cell table:style-name="ce39"/>
          <table:table-cell table:style-name="ce43"/>
          <table:table-cell table:style-name="ce48" table:number-columns-repeated="2"/>
          <table:table-cell table:style-name="ce51" office:value-type="float" office:value="30">
            <text:p>30</text:p>
          </table:table-cell>
          <table:table-cell table:number-columns-repeated="5"/>
          <table:table-cell table:style-name="ce52" table:number-columns-repeated="3"/>
          <table:table-cell table:number-columns-repeated="1005"/>
        </table:table-row>
        <table:table-row table:style-name="ro2" table:number-rows-repeated="65170">
          <table:table-cell table:style-name="ce15"/>
          <table:table-cell table:style-name="ce23"/>
          <table:table-cell table:style-name="ce21" table:number-columns-repeated="3"/>
          <table:table-cell table:style-name="ce34"/>
          <table:table-cell table:style-name="ce38"/>
          <table:table-cell table:style-name="ce15"/>
          <table:table-cell table:style-name="Default_20_2" table:number-columns-repeated="2"/>
          <table:table-cell table:number-columns-repeated="6"/>
          <table:table-cell table:style-name="ce52" table:number-columns-repeated="3"/>
          <table:table-cell table:number-columns-repeated="100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Geneva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fault_20_2" style:display-name="Default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Default_20_SS" style:display-name="Default SS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efault_20_TB" style:display-name="Default TB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Body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oot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2in" fo:margin-bottom="0.4992in" fo:margin-left="0.4992in" fo:margin-right="0.4992in" style:scale-to="100%" style:writing-mode="lr-tb" style:print="charts drawings grid headers objects zero-values"/>
      <style:header-style>
        <style:header-footer-properties fo:min-height="0.2957in" fo:margin-left="0.2484in" fo:margin-right="0.2484in" fo:margin-bottom="0in"/>
      </style:header-style>
      <style:footer-style>
        <style:header-footer-properties fo:min-height="0.2957in" fo:margin-left="0.2484in" fo:margin-right="0.2484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1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1T21:58:57</dc:date>
    <meta:editing-cycles>33</meta:editing-cycles>
    <meta:editing-duration>PT6H33M50S</meta:editing-duration>
    <meta:generator>OpenOffice.org/3.4.1$Unix OpenOffice.org_project/341m1$Build-9593</meta:generator>
    <dc:description>This spreadsheet is used to compute, evaluate, and monitor fixed-rate mortgages (such as home mortgages).

It is free for non-commercial use and distribution.

Copyright 2004 Stewart Stremler</dc:description>
    <meta:keyword>Mortgage Fixed</meta:keyword>
    <dc:subject>Mortgage Tracking Spreadsheet</dc:subject>
    <dc:title>Mortgage</dc:title>
    <meta:document-statistic meta:table-count="6" meta:cell-count="9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odd" chart:axis-position="0"/>
      <style:graphic-properties svg:stroke-color="#e6e6e6"/>
      <style:text-properties fo:font-size="8pt" style:font-size-asian="8pt" style:font-size-complex="8pt"/>
    </style:style>
    <style:style style:name="ch6" style:family="chart">
      <style:graphic-properties svg:stroke-color="#e6e6e6"/>
    </style:style>
    <style:style style:name="ch7" style:family="chart" style:data-style-name="N10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02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2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02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10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93cm" svg:height="11.154cm" xlink:href=".." xlink:type="simple" chart:class="chart:line" chart:style-name="ch1">
        <chart:title svg:x="9.115cm" svg:y="0.358cm" chart:style-name="ch2">
          <text:p>Balance Over Time</text:p>
        </chart:title>
        <chart:legend chart:legend-position="end" svg:x="19.396cm" svg:y="4.713cm" style:legend-expansion="high" chart:style-name="ch3"/>
        <chart:plot-area chart:style-name="ch4" table:cell-range-address="Main.A1:Main.A1 Sheet1.B6:Sheet1.B366 Main.A7:Main.A7 Sheet2.B6:Sheet2.B366 Main.A13:Main.A13 Sheet3.B6:Sheet3.B366 Main.A19:Main.A19 Sheet4.B6:Sheet4.B366" chart:data-source-has-labels="row" svg:x="0.895cm" svg:y="1.82cm" svg:width="17.611cm" svg:height="8.691cm">
          <chartooo:coordinate-region svg:x="2.712cm" svg:y="1.974cm" svg:width="15.554cm" svg:height="7.67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6:Sheet1.B366" chart:label-cell-address="Main.A1:Main.A1" chart:class="chart:line">
            <chart:data-point chart:repeated="361"/>
          </chart:series>
          <chart:series chart:style-name="ch10" chart:values-cell-range-address="Sheet2.B6:Sheet2.B366" chart:label-cell-address="Main.A7:Main.A7" chart:class="chart:line">
            <chart:data-point chart:repeated="361"/>
          </chart:series>
          <chart:series chart:style-name="ch11" chart:values-cell-range-address="Sheet3.B6:Sheet3.B366" chart:label-cell-address="Main.A13:Main.A13" chart:class="chart:line">
            <chart:data-point chart:repeated="361"/>
          </chart:series>
          <chart:series chart:style-name="ch12" chart:values-cell-range-address="Sheet4.B6:Sheet4.B366" chart:label-cell-address="Main.A19:Main.A19" chart:class="chart:line">
            <chart:data-point chart:repeated="3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gage #1</text:p>
                <draw:g>
                  <svg:desc>Main.A1:Main.A1</svg:desc>
                </draw:g>
              </table:table-cell>
              <table:table-cell office:value-type="string">
                <text:p>Mortgage #2</text:p>
                <draw:g>
                  <svg:desc>Main.A7:Main.A7</svg:desc>
                </draw:g>
              </table:table-cell>
              <table:table-cell office:value-type="string">
                <text:p>Mortgage #3</text:p>
                <draw:g>
                  <svg:desc>Main.A13:Main.A13</svg:desc>
                </draw:g>
              </table:table-cell>
              <table:table-cell office:value-type="string">
                <text:p>Mortgage #4</text:p>
                <draw:g>
                  <svg:desc>Main.A19:Main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000">
                <text:p>275000</text:p>
                <draw:g>
                  <svg:desc>Sheet1.B6:Sheet1.B366</svg:desc>
                </draw:g>
              </table:table-cell>
              <table:table-cell office:value-type="float" office:value="275000">
                <text:p>275000</text:p>
                <draw:g>
                  <svg:desc>Sheet2.B6:Sheet2.B366</svg:desc>
                </draw:g>
              </table:table-cell>
              <table:table-cell office:value-type="float" office:value="275000">
                <text:p>275000</text:p>
                <draw:g>
                  <svg:desc>Sheet3.B6:Sheet3.B366</svg:desc>
                </draw:g>
              </table:table-cell>
              <table:table-cell office:value-type="float" office:value="275000">
                <text:p>275000</text:p>
                <draw:g>
                  <svg:desc>Sheet4.B6:Sheet4.B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669.57">
                <text:p>274669.57</text:p>
              </table:table-cell>
              <table:table-cell office:value-type="float" office:value="274726.24">
                <text:p>274726.24</text:p>
              </table:table-cell>
              <table:table-cell office:value-type="float" office:value="274330.96">
                <text:p>274330.96</text:p>
              </table:table-cell>
              <table:table-cell office:value-type="float" office:value="274404.81">
                <text:p>274404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4337.77">
                <text:p>274337.77</text:p>
              </table:table-cell>
              <table:table-cell office:value-type="float" office:value="274451.11">
                <text:p>274451.11</text:p>
              </table:table-cell>
              <table:table-cell office:value-type="float" office:value="273659.13">
                <text:p>273659.13</text:p>
              </table:table-cell>
              <table:table-cell office:value-type="float" office:value="273806.65">
                <text:p>273806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004.58">
                <text:p>274004.58</text:p>
              </table:table-cell>
              <table:table-cell office:value-type="float" office:value="274174.6">
                <text:p>274174.6</text:p>
              </table:table-cell>
              <table:table-cell office:value-type="float" office:value="272984.5">
                <text:p>272984.5</text:p>
              </table:table-cell>
              <table:table-cell office:value-type="float" office:value="273205.5">
                <text:p>27320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670.01">
                <text:p>273670.01</text:p>
              </table:table-cell>
              <table:table-cell office:value-type="float" office:value="273896.71">
                <text:p>273896.71</text:p>
              </table:table-cell>
              <table:table-cell office:value-type="float" office:value="272307.06">
                <text:p>272307.06</text:p>
              </table:table-cell>
              <table:table-cell office:value-type="float" office:value="272601.34">
                <text:p>272601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334.04">
                <text:p>273334.04</text:p>
              </table:table-cell>
              <table:table-cell office:value-type="float" office:value="273617.43">
                <text:p>273617.43</text:p>
              </table:table-cell>
              <table:table-cell office:value-type="float" office:value="271626.79">
                <text:p>271626.79</text:p>
              </table:table-cell>
              <table:table-cell office:value-type="float" office:value="271994.16">
                <text:p>27199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996.67">
                <text:p>272996.67</text:p>
              </table:table-cell>
              <table:table-cell office:value-type="float" office:value="273336.75">
                <text:p>273336.75</text:p>
              </table:table-cell>
              <table:table-cell office:value-type="float" office:value="270943.69">
                <text:p>270943.69</text:p>
              </table:table-cell>
              <table:table-cell office:value-type="float" office:value="271383.95">
                <text:p>27138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657.9">
                <text:p>272657.9</text:p>
              </table:table-cell>
              <table:table-cell office:value-type="float" office:value="273054.67">
                <text:p>273054.67</text:p>
              </table:table-cell>
              <table:table-cell office:value-type="float" office:value="270257.74">
                <text:p>270257.74</text:p>
              </table:table-cell>
              <table:table-cell office:value-type="float" office:value="270770.68">
                <text:p>27077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317.72">
                <text:p>272317.72</text:p>
              </table:table-cell>
              <table:table-cell office:value-type="float" office:value="272771.18">
                <text:p>272771.18</text:p>
              </table:table-cell>
              <table:table-cell office:value-type="float" office:value="269568.94">
                <text:p>269568.94</text:p>
              </table:table-cell>
              <table:table-cell office:value-type="float" office:value="270154.35">
                <text:p>270154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1976.12">
                <text:p>271976.12</text:p>
              </table:table-cell>
              <table:table-cell office:value-type="float" office:value="272486.27">
                <text:p>272486.27</text:p>
              </table:table-cell>
              <table:table-cell office:value-type="float" office:value="268877.27">
                <text:p>268877.27</text:p>
              </table:table-cell>
              <table:table-cell office:value-type="float" office:value="269534.94">
                <text:p>269534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1633.09">
                <text:p>271633.09</text:p>
              </table:table-cell>
              <table:table-cell office:value-type="float" office:value="272199.94">
                <text:p>272199.94</text:p>
              </table:table-cell>
              <table:table-cell office:value-type="float" office:value="268182.71">
                <text:p>268182.71</text:p>
              </table:table-cell>
              <table:table-cell office:value-type="float" office:value="268912.43">
                <text:p>26891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288.64">
                <text:p>271288.64</text:p>
              </table:table-cell>
              <table:table-cell office:value-type="float" office:value="271912.18">
                <text:p>271912.18</text:p>
              </table:table-cell>
              <table:table-cell office:value-type="float" office:value="267485.26">
                <text:p>267485.26</text:p>
              </table:table-cell>
              <table:table-cell office:value-type="float" office:value="268286.81">
                <text:p>268286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942.75">
                <text:p>270942.75</text:p>
              </table:table-cell>
              <table:table-cell office:value-type="float" office:value="271622.98">
                <text:p>271622.98</text:p>
              </table:table-cell>
              <table:table-cell office:value-type="float" office:value="266784.9">
                <text:p>266784.9</text:p>
              </table:table-cell>
              <table:table-cell office:value-type="float" office:value="267658.06">
                <text:p>267658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595.42">
                <text:p>270595.42</text:p>
              </table:table-cell>
              <table:table-cell office:value-type="float" office:value="271332.33">
                <text:p>271332.33</text:p>
              </table:table-cell>
              <table:table-cell office:value-type="float" office:value="266081.63">
                <text:p>266081.63</text:p>
              </table:table-cell>
              <table:table-cell office:value-type="float" office:value="267026.16">
                <text:p>267026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246.64">
                <text:p>270246.64</text:p>
              </table:table-cell>
              <table:table-cell office:value-type="float" office:value="271040.23">
                <text:p>271040.23</text:p>
              </table:table-cell>
              <table:table-cell office:value-type="float" office:value="265375.43">
                <text:p>265375.43</text:p>
              </table:table-cell>
              <table:table-cell office:value-type="float" office:value="266391.11">
                <text:p>266391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896.41">
                <text:p>269896.41</text:p>
              </table:table-cell>
              <table:table-cell office:value-type="float" office:value="270746.67">
                <text:p>270746.67</text:p>
              </table:table-cell>
              <table:table-cell office:value-type="float" office:value="264666.28">
                <text:p>264666.28</text:p>
              </table:table-cell>
              <table:table-cell office:value-type="float" office:value="265752.88">
                <text:p>265752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9544.72">
                <text:p>269544.72</text:p>
              </table:table-cell>
              <table:table-cell office:value-type="float" office:value="270451.64">
                <text:p>270451.64</text:p>
              </table:table-cell>
              <table:table-cell office:value-type="float" office:value="263954.18">
                <text:p>263954.18</text:p>
              </table:table-cell>
              <table:table-cell office:value-type="float" office:value="265111.46">
                <text:p>265111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9191.56">
                <text:p>269191.56</text:p>
              </table:table-cell>
              <table:table-cell office:value-type="float" office:value="270155.13">
                <text:p>270155.13</text:p>
              </table:table-cell>
              <table:table-cell office:value-type="float" office:value="263239.11">
                <text:p>263239.11</text:p>
              </table:table-cell>
              <table:table-cell office:value-type="float" office:value="264466.83">
                <text:p>264466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836.93">
                <text:p>268836.93</text:p>
              </table:table-cell>
              <table:table-cell office:value-type="float" office:value="269857.14">
                <text:p>269857.14</text:p>
              </table:table-cell>
              <table:table-cell office:value-type="float" office:value="262521.06">
                <text:p>262521.06</text:p>
              </table:table-cell>
              <table:table-cell office:value-type="float" office:value="263818.98">
                <text:p>263818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480.82">
                <text:p>268480.82</text:p>
              </table:table-cell>
              <table:table-cell office:value-type="float" office:value="269557.66">
                <text:p>269557.66</text:p>
              </table:table-cell>
              <table:table-cell office:value-type="float" office:value="261800.02">
                <text:p>261800.02</text:p>
              </table:table-cell>
              <table:table-cell office:value-type="float" office:value="263167.89">
                <text:p>263167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123.23">
                <text:p>268123.23</text:p>
              </table:table-cell>
              <table:table-cell office:value-type="float" office:value="269256.68">
                <text:p>269256.68</text:p>
              </table:table-cell>
              <table:table-cell office:value-type="float" office:value="261075.98">
                <text:p>261075.98</text:p>
              </table:table-cell>
              <table:table-cell office:value-type="float" office:value="262513.54">
                <text:p>262513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764.15">
                <text:p>267764.15</text:p>
              </table:table-cell>
              <table:table-cell office:value-type="float" office:value="268954.2">
                <text:p>268954.2</text:p>
              </table:table-cell>
              <table:table-cell office:value-type="float" office:value="260348.92">
                <text:p>260348.92</text:p>
              </table:table-cell>
              <table:table-cell office:value-type="float" office:value="261855.92">
                <text:p>261855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7403.57">
                <text:p>267403.57</text:p>
              </table:table-cell>
              <table:table-cell office:value-type="float" office:value="268650.21">
                <text:p>268650.21</text:p>
              </table:table-cell>
              <table:table-cell office:value-type="float" office:value="259618.83">
                <text:p>259618.83</text:p>
              </table:table-cell>
              <table:table-cell office:value-type="float" office:value="261195.01">
                <text:p>261195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041.49">
                <text:p>267041.49</text:p>
              </table:table-cell>
              <table:table-cell office:value-type="float" office:value="268344.7">
                <text:p>268344.7</text:p>
              </table:table-cell>
              <table:table-cell office:value-type="float" office:value="258885.7">
                <text:p>258885.7</text:p>
              </table:table-cell>
              <table:table-cell office:value-type="float" office:value="260530.8">
                <text:p>26053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6677.9">
                <text:p>266677.9</text:p>
              </table:table-cell>
              <table:table-cell office:value-type="float" office:value="268037.66">
                <text:p>268037.66</text:p>
              </table:table-cell>
              <table:table-cell office:value-type="float" office:value="258149.51">
                <text:p>258149.51</text:p>
              </table:table-cell>
              <table:table-cell office:value-type="float" office:value="259863.27">
                <text:p>259863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6312.8">
                <text:p>266312.8</text:p>
              </table:table-cell>
              <table:table-cell office:value-type="float" office:value="267729.08">
                <text:p>267729.08</text:p>
              </table:table-cell>
              <table:table-cell office:value-type="float" office:value="257410.25">
                <text:p>257410.25</text:p>
              </table:table-cell>
              <table:table-cell office:value-type="float" office:value="259192.4">
                <text:p>25919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946.18">
                <text:p>265946.18</text:p>
              </table:table-cell>
              <table:table-cell office:value-type="float" office:value="267418.96">
                <text:p>267418.96</text:p>
              </table:table-cell>
              <table:table-cell office:value-type="float" office:value="256667.91">
                <text:p>256667.91</text:p>
              </table:table-cell>
              <table:table-cell office:value-type="float" office:value="258518.18">
                <text:p>258518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578.03">
                <text:p>265578.03</text:p>
              </table:table-cell>
              <table:table-cell office:value-type="float" office:value="267107.29">
                <text:p>267107.29</text:p>
              </table:table-cell>
              <table:table-cell office:value-type="float" office:value="255922.48">
                <text:p>255922.48</text:p>
              </table:table-cell>
              <table:table-cell office:value-type="float" office:value="257840.59">
                <text:p>257840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5208.35">
                <text:p>265208.35</text:p>
              </table:table-cell>
              <table:table-cell office:value-type="float" office:value="266794.06">
                <text:p>266794.06</text:p>
              </table:table-cell>
              <table:table-cell office:value-type="float" office:value="255173.95">
                <text:p>255173.95</text:p>
              </table:table-cell>
              <table:table-cell office:value-type="float" office:value="257159.61">
                <text:p>257159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837.13">
                <text:p>264837.13</text:p>
              </table:table-cell>
              <table:table-cell office:value-type="float" office:value="266479.27">
                <text:p>266479.27</text:p>
              </table:table-cell>
              <table:table-cell office:value-type="float" office:value="254422.3">
                <text:p>254422.3</text:p>
              </table:table-cell>
              <table:table-cell office:value-type="float" office:value="256475.22">
                <text:p>256475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464.36">
                <text:p>264464.36</text:p>
              </table:table-cell>
              <table:table-cell office:value-type="float" office:value="266162.9">
                <text:p>266162.9</text:p>
              </table:table-cell>
              <table:table-cell office:value-type="float" office:value="253667.51">
                <text:p>253667.51</text:p>
              </table:table-cell>
              <table:table-cell office:value-type="float" office:value="255787.41">
                <text:p>255787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090.04">
                <text:p>264090.04</text:p>
              </table:table-cell>
              <table:table-cell office:value-type="float" office:value="265844.95">
                <text:p>265844.95</text:p>
              </table:table-cell>
              <table:table-cell office:value-type="float" office:value="252909.58">
                <text:p>252909.58</text:p>
              </table:table-cell>
              <table:table-cell office:value-type="float" office:value="255096.16">
                <text:p>255096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714.16">
                <text:p>263714.16</text:p>
              </table:table-cell>
              <table:table-cell office:value-type="float" office:value="265525.41">
                <text:p>265525.41</text:p>
              </table:table-cell>
              <table:table-cell office:value-type="float" office:value="252148.49">
                <text:p>252148.49</text:p>
              </table:table-cell>
              <table:table-cell office:value-type="float" office:value="254401.46">
                <text:p>254401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3336.71">
                <text:p>263336.71</text:p>
              </table:table-cell>
              <table:table-cell office:value-type="float" office:value="265204.27">
                <text:p>265204.27</text:p>
              </table:table-cell>
              <table:table-cell office:value-type="float" office:value="251384.23">
                <text:p>251384.23</text:p>
              </table:table-cell>
              <table:table-cell office:value-type="float" office:value="253703.28">
                <text:p>253703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957.69">
                <text:p>262957.69</text:p>
              </table:table-cell>
              <table:table-cell office:value-type="float" office:value="264881.53">
                <text:p>264881.53</text:p>
              </table:table-cell>
              <table:table-cell office:value-type="float" office:value="250616.79">
                <text:p>250616.79</text:p>
              </table:table-cell>
              <table:table-cell office:value-type="float" office:value="253001.61">
                <text:p>253001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577.09">
                <text:p>262577.09</text:p>
              </table:table-cell>
              <table:table-cell office:value-type="float" office:value="264557.17">
                <text:p>264557.17</text:p>
              </table:table-cell>
              <table:table-cell office:value-type="float" office:value="249846.15">
                <text:p>249846.15</text:p>
              </table:table-cell>
              <table:table-cell office:value-type="float" office:value="252296.43">
                <text:p>252296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194.9">
                <text:p>262194.9</text:p>
              </table:table-cell>
              <table:table-cell office:value-type="float" office:value="264231.19">
                <text:p>264231.19</text:p>
              </table:table-cell>
              <table:table-cell office:value-type="float" office:value="249072.3">
                <text:p>249072.3</text:p>
              </table:table-cell>
              <table:table-cell office:value-type="float" office:value="251587.73">
                <text:p>251587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811.12">
                <text:p>261811.12</text:p>
              </table:table-cell>
              <table:table-cell office:value-type="float" office:value="263903.58">
                <text:p>263903.58</text:p>
              </table:table-cell>
              <table:table-cell office:value-type="float" office:value="248295.22">
                <text:p>248295.22</text:p>
              </table:table-cell>
              <table:table-cell office:value-type="float" office:value="250875.48">
                <text:p>250875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1425.74">
                <text:p>261425.74</text:p>
              </table:table-cell>
              <table:table-cell office:value-type="float" office:value="263574.33">
                <text:p>263574.33</text:p>
              </table:table-cell>
              <table:table-cell office:value-type="float" office:value="247514.91">
                <text:p>247514.91</text:p>
              </table:table-cell>
              <table:table-cell office:value-type="float" office:value="250159.67">
                <text:p>250159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1038.75">
                <text:p>261038.75</text:p>
              </table:table-cell>
              <table:table-cell office:value-type="float" office:value="263243.44">
                <text:p>263243.44</text:p>
              </table:table-cell>
              <table:table-cell office:value-type="float" office:value="246731.34">
                <text:p>246731.34</text:p>
              </table:table-cell>
              <table:table-cell office:value-type="float" office:value="249440.28">
                <text:p>24944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650.15">
                <text:p>260650.15</text:p>
              </table:table-cell>
              <table:table-cell office:value-type="float" office:value="262910.89">
                <text:p>262910.89</text:p>
              </table:table-cell>
              <table:table-cell office:value-type="float" office:value="245944.51">
                <text:p>245944.51</text:p>
              </table:table-cell>
              <table:table-cell office:value-type="float" office:value="248717.3">
                <text:p>248717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259.93">
                <text:p>260259.93</text:p>
              </table:table-cell>
              <table:table-cell office:value-type="float" office:value="262576.68">
                <text:p>262576.68</text:p>
              </table:table-cell>
              <table:table-cell office:value-type="float" office:value="245154.4">
                <text:p>245154.4</text:p>
              </table:table-cell>
              <table:table-cell office:value-type="float" office:value="247990.7">
                <text:p>24799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868.09">
                <text:p>259868.09</text:p>
              </table:table-cell>
              <table:table-cell office:value-type="float" office:value="262240.8">
                <text:p>262240.8</text:p>
              </table:table-cell>
              <table:table-cell office:value-type="float" office:value="244361">
                <text:p>244361</text:p>
              </table:table-cell>
              <table:table-cell office:value-type="float" office:value="247260.47">
                <text:p>247260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474.61">
                <text:p>259474.61</text:p>
              </table:table-cell>
              <table:table-cell office:value-type="float" office:value="261903.24">
                <text:p>261903.24</text:p>
              </table:table-cell>
              <table:table-cell office:value-type="float" office:value="243564.29">
                <text:p>243564.29</text:p>
              </table:table-cell>
              <table:table-cell office:value-type="float" office:value="246526.59">
                <text:p>246526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9079.49">
                <text:p>259079.49</text:p>
              </table:table-cell>
              <table:table-cell office:value-type="float" office:value="261563.99">
                <text:p>261563.99</text:p>
              </table:table-cell>
              <table:table-cell office:value-type="float" office:value="242764.26">
                <text:p>242764.26</text:p>
              </table:table-cell>
              <table:table-cell office:value-type="float" office:value="245789.04">
                <text:p>245789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682.73">
                <text:p>258682.73</text:p>
              </table:table-cell>
              <table:table-cell office:value-type="float" office:value="261223.05">
                <text:p>261223.05</text:p>
              </table:table-cell>
              <table:table-cell office:value-type="float" office:value="241960.9">
                <text:p>241960.9</text:p>
              </table:table-cell>
              <table:table-cell office:value-type="float" office:value="245047.8">
                <text:p>24504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284.32">
                <text:p>258284.32</text:p>
              </table:table-cell>
              <table:table-cell office:value-type="float" office:value="260880.4">
                <text:p>260880.4</text:p>
              </table:table-cell>
              <table:table-cell office:value-type="float" office:value="241154.19">
                <text:p>241154.19</text:p>
              </table:table-cell>
              <table:table-cell office:value-type="float" office:value="244302.85">
                <text:p>244302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7884.25">
                <text:p>257884.25</text:p>
              </table:table-cell>
              <table:table-cell office:value-type="float" office:value="260536.04">
                <text:p>260536.04</text:p>
              </table:table-cell>
              <table:table-cell office:value-type="float" office:value="240344.12">
                <text:p>240344.12</text:p>
              </table:table-cell>
              <table:table-cell office:value-type="float" office:value="243554.18">
                <text:p>243554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7482.51">
                <text:p>257482.51</text:p>
              </table:table-cell>
              <table:table-cell office:value-type="float" office:value="260189.96">
                <text:p>260189.96</text:p>
              </table:table-cell>
              <table:table-cell office:value-type="float" office:value="239530.68">
                <text:p>239530.68</text:p>
              </table:table-cell>
              <table:table-cell office:value-type="float" office:value="242801.77">
                <text:p>242801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079.09">
                <text:p>257079.09</text:p>
              </table:table-cell>
              <table:table-cell office:value-type="float" office:value="259842.15">
                <text:p>259842.15</text:p>
              </table:table-cell>
              <table:table-cell office:value-type="float" office:value="238713.85">
                <text:p>238713.85</text:p>
              </table:table-cell>
              <table:table-cell office:value-type="float" office:value="242045.59">
                <text:p>242045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673.99">
                <text:p>256673.99</text:p>
              </table:table-cell>
              <table:table-cell office:value-type="float" office:value="259492.6">
                <text:p>259492.6</text:p>
              </table:table-cell>
              <table:table-cell office:value-type="float" office:value="237893.61">
                <text:p>237893.61</text:p>
              </table:table-cell>
              <table:table-cell office:value-type="float" office:value="241285.63">
                <text:p>241285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267.21">
                <text:p>256267.21</text:p>
              </table:table-cell>
              <table:table-cell office:value-type="float" office:value="259141.3">
                <text:p>259141.3</text:p>
              </table:table-cell>
              <table:table-cell office:value-type="float" office:value="237069.96">
                <text:p>237069.96</text:p>
              </table:table-cell>
              <table:table-cell office:value-type="float" office:value="240521.87">
                <text:p>240521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858.73">
                <text:p>255858.73</text:p>
              </table:table-cell>
              <table:table-cell office:value-type="float" office:value="258788.24">
                <text:p>258788.24</text:p>
              </table:table-cell>
              <table:table-cell office:value-type="float" office:value="236242.87">
                <text:p>236242.87</text:p>
              </table:table-cell>
              <table:table-cell office:value-type="float" office:value="239754.29">
                <text:p>239754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448.55">
                <text:p>255448.55</text:p>
              </table:table-cell>
              <table:table-cell office:value-type="float" office:value="258433.42">
                <text:p>258433.42</text:p>
              </table:table-cell>
              <table:table-cell office:value-type="float" office:value="235412.34">
                <text:p>235412.34</text:p>
              </table:table-cell>
              <table:table-cell office:value-type="float" office:value="238982.88">
                <text:p>238982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036.66">
                <text:p>255036.66</text:p>
              </table:table-cell>
              <table:table-cell office:value-type="float" office:value="258076.82">
                <text:p>258076.82</text:p>
              </table:table-cell>
              <table:table-cell office:value-type="float" office:value="234578.35">
                <text:p>234578.35</text:p>
              </table:table-cell>
              <table:table-cell office:value-type="float" office:value="238207.61">
                <text:p>238207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623.05">
                <text:p>254623.05</text:p>
              </table:table-cell>
              <table:table-cell office:value-type="float" office:value="257718.44">
                <text:p>257718.44</text:p>
              </table:table-cell>
              <table:table-cell office:value-type="float" office:value="233740.88">
                <text:p>233740.88</text:p>
              </table:table-cell>
              <table:table-cell office:value-type="float" office:value="237428.46">
                <text:p>237428.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4207.72">
                <text:p>254207.72</text:p>
              </table:table-cell>
              <table:table-cell office:value-type="float" office:value="257358.27">
                <text:p>257358.27</text:p>
              </table:table-cell>
              <table:table-cell office:value-type="float" office:value="232899.92">
                <text:p>232899.92</text:p>
              </table:table-cell>
              <table:table-cell office:value-type="float" office:value="236645.42">
                <text:p>236645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790.66">
                <text:p>253790.66</text:p>
              </table:table-cell>
              <table:table-cell office:value-type="float" office:value="256996.3">
                <text:p>256996.3</text:p>
              </table:table-cell>
              <table:table-cell office:value-type="float" office:value="232055.46">
                <text:p>232055.46</text:p>
              </table:table-cell>
              <table:table-cell office:value-type="float" office:value="235858.46">
                <text:p>235858.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371.86">
                <text:p>253371.86</text:p>
              </table:table-cell>
              <table:table-cell office:value-type="float" office:value="256632.52">
                <text:p>256632.52</text:p>
              </table:table-cell>
              <table:table-cell office:value-type="float" office:value="231207.48">
                <text:p>231207.48</text:p>
              </table:table-cell>
              <table:table-cell office:value-type="float" office:value="235067.57">
                <text:p>235067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2951.32">
                <text:p>252951.32</text:p>
              </table:table-cell>
              <table:table-cell office:value-type="float" office:value="256266.92">
                <text:p>256266.92</text:p>
              </table:table-cell>
              <table:table-cell office:value-type="float" office:value="230355.97">
                <text:p>230355.97</text:p>
              </table:table-cell>
              <table:table-cell office:value-type="float" office:value="234272.72">
                <text:p>234272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529.02">
                <text:p>252529.02</text:p>
              </table:table-cell>
              <table:table-cell office:value-type="float" office:value="255899.49">
                <text:p>255899.49</text:p>
              </table:table-cell>
              <table:table-cell office:value-type="float" office:value="229500.91">
                <text:p>229500.91</text:p>
              </table:table-cell>
              <table:table-cell office:value-type="float" office:value="233473.9">
                <text:p>233473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104.96">
                <text:p>252104.96</text:p>
              </table:table-cell>
              <table:table-cell office:value-type="float" office:value="255530.22">
                <text:p>255530.22</text:p>
              </table:table-cell>
              <table:table-cell office:value-type="float" office:value="228642.29">
                <text:p>228642.29</text:p>
              </table:table-cell>
              <table:table-cell office:value-type="float" office:value="232671.08">
                <text:p>232671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679.14">
                <text:p>251679.14</text:p>
              </table:table-cell>
              <table:table-cell office:value-type="float" office:value="255159.11">
                <text:p>255159.11</text:p>
              </table:table-cell>
              <table:table-cell office:value-type="float" office:value="227780.09">
                <text:p>227780.09</text:p>
              </table:table-cell>
              <table:table-cell office:value-type="float" office:value="231864.25">
                <text:p>231864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251.54">
                <text:p>251251.54</text:p>
              </table:table-cell>
              <table:table-cell office:value-type="float" office:value="254786.14">
                <text:p>254786.14</text:p>
              </table:table-cell>
              <table:table-cell office:value-type="float" office:value="226914.3">
                <text:p>226914.3</text:p>
              </table:table-cell>
              <table:table-cell office:value-type="float" office:value="231053.39">
                <text:p>231053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822.16">
                <text:p>250822.16</text:p>
              </table:table-cell>
              <table:table-cell office:value-type="float" office:value="254411.31">
                <text:p>254411.31</text:p>
              </table:table-cell>
              <table:table-cell office:value-type="float" office:value="226044.9">
                <text:p>226044.9</text:p>
              </table:table-cell>
              <table:table-cell office:value-type="float" office:value="230238.47">
                <text:p>230238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390.99">
                <text:p>250390.99</text:p>
              </table:table-cell>
              <table:table-cell office:value-type="float" office:value="254034.6">
                <text:p>254034.6</text:p>
              </table:table-cell>
              <table:table-cell office:value-type="float" office:value="225171.88">
                <text:p>225171.88</text:p>
              </table:table-cell>
              <table:table-cell office:value-type="float" office:value="229419.48">
                <text:p>229419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9958.03">
                <text:p>249958.03</text:p>
              </table:table-cell>
              <table:table-cell office:value-type="float" office:value="253656.01">
                <text:p>253656.01</text:p>
              </table:table-cell>
              <table:table-cell office:value-type="float" office:value="224295.22">
                <text:p>224295.22</text:p>
              </table:table-cell>
              <table:table-cell office:value-type="float" office:value="228596.39">
                <text:p>228596.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523.26">
                <text:p>249523.26</text:p>
              </table:table-cell>
              <table:table-cell office:value-type="float" office:value="253275.53">
                <text:p>253275.53</text:p>
              </table:table-cell>
              <table:table-cell office:value-type="float" office:value="223414.91">
                <text:p>223414.91</text:p>
              </table:table-cell>
              <table:table-cell office:value-type="float" office:value="227769.19">
                <text:p>227769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86.68">
                <text:p>249086.68</text:p>
              </table:table-cell>
              <table:table-cell office:value-type="float" office:value="252893.14">
                <text:p>252893.14</text:p>
              </table:table-cell>
              <table:table-cell office:value-type="float" office:value="222530.93">
                <text:p>222530.93</text:p>
              </table:table-cell>
              <table:table-cell office:value-type="float" office:value="226937.85">
                <text:p>226937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8648.28">
                <text:p>248648.28</text:p>
              </table:table-cell>
              <table:table-cell office:value-type="float" office:value="252508.84">
                <text:p>252508.84</text:p>
              </table:table-cell>
              <table:table-cell office:value-type="float" office:value="221643.26">
                <text:p>221643.26</text:p>
              </table:table-cell>
              <table:table-cell office:value-type="float" office:value="226102.35">
                <text:p>226102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8208.06">
                <text:p>248208.06</text:p>
              </table:table-cell>
              <table:table-cell office:value-type="float" office:value="252122.62">
                <text:p>252122.62</text:p>
              </table:table-cell>
              <table:table-cell office:value-type="float" office:value="220751.9">
                <text:p>220751.9</text:p>
              </table:table-cell>
              <table:table-cell office:value-type="float" office:value="225262.68">
                <text:p>225262.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7766">
                <text:p>247766</text:p>
              </table:table-cell>
              <table:table-cell office:value-type="float" office:value="251734.47">
                <text:p>251734.47</text:p>
              </table:table-cell>
              <table:table-cell office:value-type="float" office:value="219856.82">
                <text:p>219856.82</text:p>
              </table:table-cell>
              <table:table-cell office:value-type="float" office:value="224418.81">
                <text:p>224418.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322.1">
                <text:p>247322.1</text:p>
              </table:table-cell>
              <table:table-cell office:value-type="float" office:value="251344.38">
                <text:p>251344.38</text:p>
              </table:table-cell>
              <table:table-cell office:value-type="float" office:value="218958.01">
                <text:p>218958.01</text:p>
              </table:table-cell>
              <table:table-cell office:value-type="float" office:value="223570.72">
                <text:p>223570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6876.35">
                <text:p>246876.35</text:p>
              </table:table-cell>
              <table:table-cell office:value-type="float" office:value="250952.34">
                <text:p>250952.34</text:p>
              </table:table-cell>
              <table:table-cell office:value-type="float" office:value="218055.46">
                <text:p>218055.46</text:p>
              </table:table-cell>
              <table:table-cell office:value-type="float" office:value="222718.39">
                <text:p>222718.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6428.74">
                <text:p>246428.74</text:p>
              </table:table-cell>
              <table:table-cell office:value-type="float" office:value="250558.34">
                <text:p>250558.34</text:p>
              </table:table-cell>
              <table:table-cell office:value-type="float" office:value="217149.15">
                <text:p>217149.15</text:p>
              </table:table-cell>
              <table:table-cell office:value-type="float" office:value="221861.8">
                <text:p>221861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979.27">
                <text:p>245979.27</text:p>
              </table:table-cell>
              <table:table-cell office:value-type="float" office:value="250162.37">
                <text:p>250162.37</text:p>
              </table:table-cell>
              <table:table-cell office:value-type="float" office:value="216239.06">
                <text:p>216239.06</text:p>
              </table:table-cell>
              <table:table-cell office:value-type="float" office:value="221000.92">
                <text:p>221000.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527.92">
                <text:p>245527.92</text:p>
              </table:table-cell>
              <table:table-cell office:value-type="float" office:value="249764.42">
                <text:p>249764.42</text:p>
              </table:table-cell>
              <table:table-cell office:value-type="float" office:value="215325.18">
                <text:p>215325.18</text:p>
              </table:table-cell>
              <table:table-cell office:value-type="float" office:value="220135.74">
                <text:p>220135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074.69">
                <text:p>245074.69</text:p>
              </table:table-cell>
              <table:table-cell office:value-type="float" office:value="249364.48">
                <text:p>249364.48</text:p>
              </table:table-cell>
              <table:table-cell office:value-type="float" office:value="214407.49">
                <text:p>214407.49</text:p>
              </table:table-cell>
              <table:table-cell office:value-type="float" office:value="219266.23">
                <text:p>219266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619.58">
                <text:p>244619.58</text:p>
              </table:table-cell>
              <table:table-cell office:value-type="float" office:value="248962.54">
                <text:p>248962.54</text:p>
              </table:table-cell>
              <table:table-cell office:value-type="float" office:value="213485.98">
                <text:p>213485.98</text:p>
              </table:table-cell>
              <table:table-cell office:value-type="float" office:value="218392.38">
                <text:p>218392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4162.57">
                <text:p>244162.57</text:p>
              </table:table-cell>
              <table:table-cell office:value-type="float" office:value="248558.59">
                <text:p>248558.59</text:p>
              </table:table-cell>
              <table:table-cell office:value-type="float" office:value="212560.63">
                <text:p>212560.63</text:p>
              </table:table-cell>
              <table:table-cell office:value-type="float" office:value="217514.16">
                <text:p>217514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703.65">
                <text:p>243703.65</text:p>
              </table:table-cell>
              <table:table-cell office:value-type="float" office:value="248152.62">
                <text:p>248152.62</text:p>
              </table:table-cell>
              <table:table-cell office:value-type="float" office:value="211631.42">
                <text:p>211631.42</text:p>
              </table:table-cell>
              <table:table-cell office:value-type="float" office:value="216631.55">
                <text:p>216631.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3242.82">
                <text:p>243242.82</text:p>
              </table:table-cell>
              <table:table-cell office:value-type="float" office:value="247744.62">
                <text:p>247744.62</text:p>
              </table:table-cell>
              <table:table-cell office:value-type="float" office:value="210698.34">
                <text:p>210698.34</text:p>
              </table:table-cell>
              <table:table-cell office:value-type="float" office:value="215744.52">
                <text:p>215744.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780.07">
                <text:p>242780.07</text:p>
              </table:table-cell>
              <table:table-cell office:value-type="float" office:value="247334.58">
                <text:p>247334.58</text:p>
              </table:table-cell>
              <table:table-cell office:value-type="float" office:value="209761.37">
                <text:p>209761.37</text:p>
              </table:table-cell>
              <table:table-cell office:value-type="float" office:value="214853.06">
                <text:p>214853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2315.39">
                <text:p>242315.39</text:p>
              </table:table-cell>
              <table:table-cell office:value-type="float" office:value="246922.49">
                <text:p>246922.49</text:p>
              </table:table-cell>
              <table:table-cell office:value-type="float" office:value="208820.5">
                <text:p>208820.5</text:p>
              </table:table-cell>
              <table:table-cell office:value-type="float" office:value="213957.14">
                <text:p>213957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848.78">
                <text:p>241848.78</text:p>
              </table:table-cell>
              <table:table-cell office:value-type="float" office:value="246508.34">
                <text:p>246508.34</text:p>
              </table:table-cell>
              <table:table-cell office:value-type="float" office:value="207875.71">
                <text:p>207875.71</text:p>
              </table:table-cell>
              <table:table-cell office:value-type="float" office:value="213056.74">
                <text:p>213056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1380.22">
                <text:p>241380.22</text:p>
              </table:table-cell>
              <table:table-cell office:value-type="float" office:value="246092.12">
                <text:p>246092.12</text:p>
              </table:table-cell>
              <table:table-cell office:value-type="float" office:value="206926.98">
                <text:p>206926.98</text:p>
              </table:table-cell>
              <table:table-cell office:value-type="float" office:value="212151.84">
                <text:p>212151.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0909.71">
                <text:p>240909.71</text:p>
              </table:table-cell>
              <table:table-cell office:value-type="float" office:value="245673.82">
                <text:p>245673.82</text:p>
              </table:table-cell>
              <table:table-cell office:value-type="float" office:value="205974.3">
                <text:p>205974.3</text:p>
              </table:table-cell>
              <table:table-cell office:value-type="float" office:value="211242.41">
                <text:p>211242.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437.24">
                <text:p>240437.24</text:p>
              </table:table-cell>
              <table:table-cell office:value-type="float" office:value="245253.43">
                <text:p>245253.43</text:p>
              </table:table-cell>
              <table:table-cell office:value-type="float" office:value="205017.65">
                <text:p>205017.65</text:p>
              </table:table-cell>
              <table:table-cell office:value-type="float" office:value="210328.44">
                <text:p>210328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9962.8">
                <text:p>239962.8</text:p>
              </table:table-cell>
              <table:table-cell office:value-type="float" office:value="244830.93">
                <text:p>244830.93</text:p>
              </table:table-cell>
              <table:table-cell office:value-type="float" office:value="204057.01">
                <text:p>204057.01</text:p>
              </table:table-cell>
              <table:table-cell office:value-type="float" office:value="209409.9">
                <text:p>20940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9486.39">
                <text:p>239486.39</text:p>
              </table:table-cell>
              <table:table-cell office:value-type="float" office:value="244406.32">
                <text:p>244406.32</text:p>
              </table:table-cell>
              <table:table-cell office:value-type="float" office:value="203092.37">
                <text:p>203092.37</text:p>
              </table:table-cell>
              <table:table-cell office:value-type="float" office:value="208486.76">
                <text:p>208486.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9007.99">
                <text:p>239007.99</text:p>
              </table:table-cell>
              <table:table-cell office:value-type="float" office:value="243979.59">
                <text:p>243979.59</text:p>
              </table:table-cell>
              <table:table-cell office:value-type="float" office:value="202123.71">
                <text:p>202123.71</text:p>
              </table:table-cell>
              <table:table-cell office:value-type="float" office:value="207559.01">
                <text:p>207559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8527.6">
                <text:p>238527.6</text:p>
              </table:table-cell>
              <table:table-cell office:value-type="float" office:value="243550.72">
                <text:p>243550.72</text:p>
              </table:table-cell>
              <table:table-cell office:value-type="float" office:value="201151.01">
                <text:p>201151.01</text:p>
              </table:table-cell>
              <table:table-cell office:value-type="float" office:value="206626.62">
                <text:p>206626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8045.21">
                <text:p>238045.21</text:p>
              </table:table-cell>
              <table:table-cell office:value-type="float" office:value="243119.71">
                <text:p>243119.71</text:p>
              </table:table-cell>
              <table:table-cell office:value-type="float" office:value="200174.26">
                <text:p>200174.26</text:p>
              </table:table-cell>
              <table:table-cell office:value-type="float" office:value="205689.57">
                <text:p>205689.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7560.81">
                <text:p>237560.81</text:p>
              </table:table-cell>
              <table:table-cell office:value-type="float" office:value="242686.54">
                <text:p>242686.54</text:p>
              </table:table-cell>
              <table:table-cell office:value-type="float" office:value="199193.44">
                <text:p>199193.44</text:p>
              </table:table-cell>
              <table:table-cell office:value-type="float" office:value="204747.83">
                <text:p>204747.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074.39">
                <text:p>237074.39</text:p>
              </table:table-cell>
              <table:table-cell office:value-type="float" office:value="242251.21">
                <text:p>242251.21</text:p>
              </table:table-cell>
              <table:table-cell office:value-type="float" office:value="198208.53">
                <text:p>198208.53</text:p>
              </table:table-cell>
              <table:table-cell office:value-type="float" office:value="203801.38">
                <text:p>203801.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585.94">
                <text:p>236585.94</text:p>
              </table:table-cell>
              <table:table-cell office:value-type="float" office:value="241813.7">
                <text:p>241813.7</text:p>
              </table:table-cell>
              <table:table-cell office:value-type="float" office:value="197219.52">
                <text:p>197219.52</text:p>
              </table:table-cell>
              <table:table-cell office:value-type="float" office:value="202850.2">
                <text:p>20285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095.46">
                <text:p>236095.46</text:p>
              </table:table-cell>
              <table:table-cell office:value-type="float" office:value="241374">
                <text:p>241374</text:p>
              </table:table-cell>
              <table:table-cell office:value-type="float" office:value="196226.39">
                <text:p>196226.39</text:p>
              </table:table-cell>
              <table:table-cell office:value-type="float" office:value="201894.27">
                <text:p>201894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602.93">
                <text:p>235602.93</text:p>
              </table:table-cell>
              <table:table-cell office:value-type="float" office:value="240932.11">
                <text:p>240932.11</text:p>
              </table:table-cell>
              <table:table-cell office:value-type="float" office:value="195229.12">
                <text:p>195229.12</text:p>
              </table:table-cell>
              <table:table-cell office:value-type="float" office:value="200933.56">
                <text:p>200933.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5108.35">
                <text:p>235108.35</text:p>
              </table:table-cell>
              <table:table-cell office:value-type="float" office:value="240488.01">
                <text:p>240488.01</text:p>
              </table:table-cell>
              <table:table-cell office:value-type="float" office:value="194227.7">
                <text:p>194227.7</text:p>
              </table:table-cell>
              <table:table-cell office:value-type="float" office:value="199968.04">
                <text:p>199968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611.71">
                <text:p>234611.71</text:p>
              </table:table-cell>
              <table:table-cell office:value-type="float" office:value="240041.69">
                <text:p>240041.69</text:p>
              </table:table-cell>
              <table:table-cell office:value-type="float" office:value="193222.1">
                <text:p>193222.1</text:p>
              </table:table-cell>
              <table:table-cell office:value-type="float" office:value="198997.69">
                <text:p>198997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4113">
                <text:p>234113</text:p>
              </table:table-cell>
              <table:table-cell office:value-type="float" office:value="239593.13">
                <text:p>239593.13</text:p>
              </table:table-cell>
              <table:table-cell office:value-type="float" office:value="192212.31">
                <text:p>192212.31</text:p>
              </table:table-cell>
              <table:table-cell office:value-type="float" office:value="198022.49">
                <text:p>198022.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3612.21">
                <text:p>233612.21</text:p>
              </table:table-cell>
              <table:table-cell office:value-type="float" office:value="239142.33">
                <text:p>239142.33</text:p>
              </table:table-cell>
              <table:table-cell office:value-type="float" office:value="191198.32">
                <text:p>191198.32</text:p>
              </table:table-cell>
              <table:table-cell office:value-type="float" office:value="197042.42">
                <text:p>197042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3109.33">
                <text:p>233109.33</text:p>
              </table:table-cell>
              <table:table-cell office:value-type="float" office:value="238689.28">
                <text:p>238689.28</text:p>
              </table:table-cell>
              <table:table-cell office:value-type="float" office:value="190180.1">
                <text:p>190180.1</text:p>
              </table:table-cell>
              <table:table-cell office:value-type="float" office:value="196057.45">
                <text:p>196057.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604.36">
                <text:p>232604.36</text:p>
              </table:table-cell>
              <table:table-cell office:value-type="float" office:value="238233.96">
                <text:p>238233.96</text:p>
              </table:table-cell>
              <table:table-cell office:value-type="float" office:value="189157.64">
                <text:p>189157.64</text:p>
              </table:table-cell>
              <table:table-cell office:value-type="float" office:value="195067.55">
                <text:p>195067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097.29">
                <text:p>232097.29</text:p>
              </table:table-cell>
              <table:table-cell office:value-type="float" office:value="237776.37">
                <text:p>237776.37</text:p>
              </table:table-cell>
              <table:table-cell office:value-type="float" office:value="188130.92">
                <text:p>188130.92</text:p>
              </table:table-cell>
              <table:table-cell office:value-type="float" office:value="194072.7">
                <text:p>194072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588.1">
                <text:p>231588.1</text:p>
              </table:table-cell>
              <table:table-cell office:value-type="float" office:value="237316.49">
                <text:p>237316.49</text:p>
              </table:table-cell>
              <table:table-cell office:value-type="float" office:value="187099.92">
                <text:p>187099.92</text:p>
              </table:table-cell>
              <table:table-cell office:value-type="float" office:value="193072.88">
                <text:p>193072.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1076.79">
                <text:p>231076.79</text:p>
              </table:table-cell>
              <table:table-cell office:value-type="float" office:value="236854.31">
                <text:p>236854.31</text:p>
              </table:table-cell>
              <table:table-cell office:value-type="float" office:value="186064.62">
                <text:p>186064.62</text:p>
              </table:table-cell>
              <table:table-cell office:value-type="float" office:value="192068.06">
                <text:p>192068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563.35">
                <text:p>230563.35</text:p>
              </table:table-cell>
              <table:table-cell office:value-type="float" office:value="236389.82">
                <text:p>236389.82</text:p>
              </table:table-cell>
              <table:table-cell office:value-type="float" office:value="185025.01">
                <text:p>185025.01</text:p>
              </table:table-cell>
              <table:table-cell office:value-type="float" office:value="191058.21">
                <text:p>191058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047.77">
                <text:p>230047.77</text:p>
              </table:table-cell>
              <table:table-cell office:value-type="float" office:value="235923.01">
                <text:p>235923.01</text:p>
              </table:table-cell>
              <table:table-cell office:value-type="float" office:value="183981.07">
                <text:p>183981.07</text:p>
              </table:table-cell>
              <table:table-cell office:value-type="float" office:value="190043.32">
                <text:p>190043.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9530.04">
                <text:p>229530.04</text:p>
              </table:table-cell>
              <table:table-cell office:value-type="float" office:value="235453.86">
                <text:p>235453.86</text:p>
              </table:table-cell>
              <table:table-cell office:value-type="float" office:value="182932.78">
                <text:p>182932.78</text:p>
              </table:table-cell>
              <table:table-cell office:value-type="float" office:value="189023.35">
                <text:p>189023.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010.16">
                <text:p>229010.16</text:p>
              </table:table-cell>
              <table:table-cell office:value-type="float" office:value="234982.37">
                <text:p>234982.37</text:p>
              </table:table-cell>
              <table:table-cell office:value-type="float" office:value="181880.12">
                <text:p>181880.12</text:p>
              </table:table-cell>
              <table:table-cell office:value-type="float" office:value="187998.28">
                <text:p>187998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488.11">
                <text:p>228488.11</text:p>
              </table:table-cell>
              <table:table-cell office:value-type="float" office:value="234508.52">
                <text:p>234508.52</text:p>
              </table:table-cell>
              <table:table-cell office:value-type="float" office:value="180823.08">
                <text:p>180823.08</text:p>
              </table:table-cell>
              <table:table-cell office:value-type="float" office:value="186968.09">
                <text:p>186968.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7963.88">
                <text:p>227963.88</text:p>
              </table:table-cell>
              <table:table-cell office:value-type="float" office:value="234032.3">
                <text:p>234032.3</text:p>
              </table:table-cell>
              <table:table-cell office:value-type="float" office:value="179761.63">
                <text:p>179761.63</text:p>
              </table:table-cell>
              <table:table-cell office:value-type="float" office:value="185932.75">
                <text:p>185932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437.47">
                <text:p>227437.47</text:p>
              </table:table-cell>
              <table:table-cell office:value-type="float" office:value="233553.7">
                <text:p>233553.7</text:p>
              </table:table-cell>
              <table:table-cell office:value-type="float" office:value="178695.76">
                <text:p>178695.76</text:p>
              </table:table-cell>
              <table:table-cell office:value-type="float" office:value="184892.23">
                <text:p>184892.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908.87">
                <text:p>226908.87</text:p>
              </table:table-cell>
              <table:table-cell office:value-type="float" office:value="233072.7">
                <text:p>233072.7</text:p>
              </table:table-cell>
              <table:table-cell office:value-type="float" office:value="177625.45">
                <text:p>177625.45</text:p>
              </table:table-cell>
              <table:table-cell office:value-type="float" office:value="183846.51">
                <text:p>183846.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6378.06">
                <text:p>226378.06</text:p>
              </table:table-cell>
              <table:table-cell office:value-type="float" office:value="232589.3">
                <text:p>232589.3</text:p>
              </table:table-cell>
              <table:table-cell office:value-type="float" office:value="176550.68">
                <text:p>176550.68</text:p>
              </table:table-cell>
              <table:table-cell office:value-type="float" office:value="182795.56">
                <text:p>182795.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5845.04">
                <text:p>225845.04</text:p>
              </table:table-cell>
              <table:table-cell office:value-type="float" office:value="232103.48">
                <text:p>232103.48</text:p>
              </table:table-cell>
              <table:table-cell office:value-type="float" office:value="175471.43">
                <text:p>175471.43</text:p>
              </table:table-cell>
              <table:table-cell office:value-type="float" office:value="181739.35">
                <text:p>181739.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309.8">
                <text:p>225309.8</text:p>
              </table:table-cell>
              <table:table-cell office:value-type="float" office:value="231615.23">
                <text:p>231615.23</text:p>
              </table:table-cell>
              <table:table-cell office:value-type="float" office:value="174387.68">
                <text:p>174387.68</text:p>
              </table:table-cell>
              <table:table-cell office:value-type="float" office:value="180677.86">
                <text:p>180677.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772.33">
                <text:p>224772.33</text:p>
              </table:table-cell>
              <table:table-cell office:value-type="float" office:value="231124.54">
                <text:p>231124.54</text:p>
              </table:table-cell>
              <table:table-cell office:value-type="float" office:value="173299.42">
                <text:p>173299.42</text:p>
              </table:table-cell>
              <table:table-cell office:value-type="float" office:value="179611.06">
                <text:p>179611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4232.62">
                <text:p>224232.62</text:p>
              </table:table-cell>
              <table:table-cell office:value-type="float" office:value="230631.4">
                <text:p>230631.4</text:p>
              </table:table-cell>
              <table:table-cell office:value-type="float" office:value="172206.62">
                <text:p>172206.62</text:p>
              </table:table-cell>
              <table:table-cell office:value-type="float" office:value="178538.93">
                <text:p>178538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3690.66">
                <text:p>223690.66</text:p>
              </table:table-cell>
              <table:table-cell office:value-type="float" office:value="230135.79">
                <text:p>230135.79</text:p>
              </table:table-cell>
              <table:table-cell office:value-type="float" office:value="171109.27">
                <text:p>171109.27</text:p>
              </table:table-cell>
              <table:table-cell office:value-type="float" office:value="177461.44">
                <text:p>177461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3146.44">
                <text:p>223146.44</text:p>
              </table:table-cell>
              <table:table-cell office:value-type="float" office:value="229637.71">
                <text:p>229637.71</text:p>
              </table:table-cell>
              <table:table-cell office:value-type="float" office:value="170007.35">
                <text:p>170007.35</text:p>
              </table:table-cell>
              <table:table-cell office:value-type="float" office:value="176378.56">
                <text:p>176378.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2599.96">
                <text:p>222599.96</text:p>
              </table:table-cell>
              <table:table-cell office:value-type="float" office:value="229137.13">
                <text:p>229137.13</text:p>
              </table:table-cell>
              <table:table-cell office:value-type="float" office:value="168900.84">
                <text:p>168900.84</text:p>
              </table:table-cell>
              <table:table-cell office:value-type="float" office:value="175290.27">
                <text:p>175290.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2051.2">
                <text:p>222051.2</text:p>
              </table:table-cell>
              <table:table-cell office:value-type="float" office:value="228634.05">
                <text:p>228634.05</text:p>
              </table:table-cell>
              <table:table-cell office:value-type="float" office:value="167789.72">
                <text:p>167789.72</text:p>
              </table:table-cell>
              <table:table-cell office:value-type="float" office:value="174196.54">
                <text:p>174196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1500.15">
                <text:p>221500.15</text:p>
              </table:table-cell>
              <table:table-cell office:value-type="float" office:value="228128.46">
                <text:p>228128.46</text:p>
              </table:table-cell>
              <table:table-cell office:value-type="float" office:value="166673.97">
                <text:p>166673.97</text:p>
              </table:table-cell>
              <table:table-cell office:value-type="float" office:value="173097.34">
                <text:p>173097.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946.81">
                <text:p>220946.81</text:p>
              </table:table-cell>
              <table:table-cell office:value-type="float" office:value="227620.34">
                <text:p>227620.34</text:p>
              </table:table-cell>
              <table:table-cell office:value-type="float" office:value="165553.57">
                <text:p>165553.57</text:p>
              </table:table-cell>
              <table:table-cell office:value-type="float" office:value="171992.64">
                <text:p>171992.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391.16">
                <text:p>220391.16</text:p>
              </table:table-cell>
              <table:table-cell office:value-type="float" office:value="227109.68">
                <text:p>227109.68</text:p>
              </table:table-cell>
              <table:table-cell office:value-type="float" office:value="164428.5">
                <text:p>164428.5</text:p>
              </table:table-cell>
              <table:table-cell office:value-type="float" office:value="170882.42">
                <text:p>170882.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9833.2">
                <text:p>219833.2</text:p>
              </table:table-cell>
              <table:table-cell office:value-type="float" office:value="226596.46">
                <text:p>226596.46</text:p>
              </table:table-cell>
              <table:table-cell office:value-type="float" office:value="163298.74">
                <text:p>163298.74</text:p>
              </table:table-cell>
              <table:table-cell office:value-type="float" office:value="169766.65">
                <text:p>169766.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272.91">
                <text:p>219272.91</text:p>
              </table:table-cell>
              <table:table-cell office:value-type="float" office:value="226080.68">
                <text:p>226080.68</text:p>
              </table:table-cell>
              <table:table-cell office:value-type="float" office:value="162164.27">
                <text:p>162164.27</text:p>
              </table:table-cell>
              <table:table-cell office:value-type="float" office:value="168645.3">
                <text:p>168645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710.29">
                <text:p>218710.29</text:p>
              </table:table-cell>
              <table:table-cell office:value-type="float" office:value="225562.32">
                <text:p>225562.32</text:p>
              </table:table-cell>
              <table:table-cell office:value-type="float" office:value="161025.08">
                <text:p>161025.08</text:p>
              </table:table-cell>
              <table:table-cell office:value-type="float" office:value="167518.34">
                <text:p>167518.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145.32">
                <text:p>218145.32</text:p>
              </table:table-cell>
              <table:table-cell office:value-type="float" office:value="225041.37">
                <text:p>225041.37</text:p>
              </table:table-cell>
              <table:table-cell office:value-type="float" office:value="159881.14">
                <text:p>159881.14</text:p>
              </table:table-cell>
              <table:table-cell office:value-type="float" office:value="166385.75">
                <text:p>166385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578">
                <text:p>217578</text:p>
              </table:table-cell>
              <table:table-cell office:value-type="float" office:value="224517.81">
                <text:p>224517.81</text:p>
              </table:table-cell>
              <table:table-cell office:value-type="float" office:value="158732.43">
                <text:p>158732.43</text:p>
              </table:table-cell>
              <table:table-cell office:value-type="float" office:value="165247.49">
                <text:p>165247.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7008.32">
                <text:p>217008.32</text:p>
              </table:table-cell>
              <table:table-cell office:value-type="float" office:value="223991.64">
                <text:p>223991.64</text:p>
              </table:table-cell>
              <table:table-cell office:value-type="float" office:value="157578.94">
                <text:p>157578.94</text:p>
              </table:table-cell>
              <table:table-cell office:value-type="float" office:value="164103.54">
                <text:p>164103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6436.26">
                <text:p>216436.26</text:p>
              </table:table-cell>
              <table:table-cell office:value-type="float" office:value="223462.83">
                <text:p>223462.83</text:p>
              </table:table-cell>
              <table:table-cell office:value-type="float" office:value="156420.64">
                <text:p>156420.64</text:p>
              </table:table-cell>
              <table:table-cell office:value-type="float" office:value="162953.87">
                <text:p>162953.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5861.82">
                <text:p>215861.82</text:p>
              </table:table-cell>
              <table:table-cell office:value-type="float" office:value="222931.38">
                <text:p>222931.38</text:p>
              </table:table-cell>
              <table:table-cell office:value-type="float" office:value="155257.51">
                <text:p>155257.51</text:p>
              </table:table-cell>
              <table:table-cell office:value-type="float" office:value="161798.45">
                <text:p>161798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5284.98">
                <text:p>215284.98</text:p>
              </table:table-cell>
              <table:table-cell office:value-type="float" office:value="222397.27">
                <text:p>222397.27</text:p>
              </table:table-cell>
              <table:table-cell office:value-type="float" office:value="154089.54">
                <text:p>154089.54</text:p>
              </table:table-cell>
              <table:table-cell office:value-type="float" office:value="160637.26">
                <text:p>160637.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705.74">
                <text:p>214705.74</text:p>
              </table:table-cell>
              <table:table-cell office:value-type="float" office:value="221860.49">
                <text:p>221860.49</text:p>
              </table:table-cell>
              <table:table-cell office:value-type="float" office:value="152916.7">
                <text:p>152916.7</text:p>
              </table:table-cell>
              <table:table-cell office:value-type="float" office:value="159470.26">
                <text:p>159470.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124.09">
                <text:p>214124.09</text:p>
              </table:table-cell>
              <table:table-cell office:value-type="float" office:value="221321.03">
                <text:p>221321.03</text:p>
              </table:table-cell>
              <table:table-cell office:value-type="float" office:value="151738.97">
                <text:p>151738.97</text:p>
              </table:table-cell>
              <table:table-cell office:value-type="float" office:value="158297.43">
                <text:p>158297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540.01">
                <text:p>213540.01</text:p>
              </table:table-cell>
              <table:table-cell office:value-type="float" office:value="220778.87">
                <text:p>220778.87</text:p>
              </table:table-cell>
              <table:table-cell office:value-type="float" office:value="150556.34">
                <text:p>150556.34</text:p>
              </table:table-cell>
              <table:table-cell office:value-type="float" office:value="157118.73">
                <text:p>157118.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2953.5">
                <text:p>212953.5</text:p>
              </table:table-cell>
              <table:table-cell office:value-type="float" office:value="220234">
                <text:p>220234</text:p>
              </table:table-cell>
              <table:table-cell office:value-type="float" office:value="149368.78">
                <text:p>149368.78</text:p>
              </table:table-cell>
              <table:table-cell office:value-type="float" office:value="155934.14">
                <text:p>155934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364.55">
                <text:p>212364.55</text:p>
              </table:table-cell>
              <table:table-cell office:value-type="float" office:value="219686.41">
                <text:p>219686.41</text:p>
              </table:table-cell>
              <table:table-cell office:value-type="float" office:value="148176.27">
                <text:p>148176.27</text:p>
              </table:table-cell>
              <table:table-cell office:value-type="float" office:value="154743.63">
                <text:p>154743.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773.14">
                <text:p>211773.14</text:p>
              </table:table-cell>
              <table:table-cell office:value-type="float" office:value="219136.08">
                <text:p>219136.08</text:p>
              </table:table-cell>
              <table:table-cell office:value-type="float" office:value="146978.79">
                <text:p>146978.79</text:p>
              </table:table-cell>
              <table:table-cell office:value-type="float" office:value="153547.16">
                <text:p>153547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179.27">
                <text:p>211179.27</text:p>
              </table:table-cell>
              <table:table-cell office:value-type="float" office:value="218583">
                <text:p>218583</text:p>
              </table:table-cell>
              <table:table-cell office:value-type="float" office:value="145776.32">
                <text:p>145776.32</text:p>
              </table:table-cell>
              <table:table-cell office:value-type="float" office:value="152344.71">
                <text:p>152344.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0582.92">
                <text:p>210582.92</text:p>
              </table:table-cell>
              <table:table-cell office:value-type="float" office:value="218027.15">
                <text:p>218027.15</text:p>
              </table:table-cell>
              <table:table-cell office:value-type="float" office:value="144568.84">
                <text:p>144568.84</text:p>
              </table:table-cell>
              <table:table-cell office:value-type="float" office:value="151136.25">
                <text:p>151136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9984.09">
                <text:p>209984.09</text:p>
              </table:table-cell>
              <table:table-cell office:value-type="float" office:value="217468.52">
                <text:p>217468.52</text:p>
              </table:table-cell>
              <table:table-cell office:value-type="float" office:value="143356.33">
                <text:p>143356.33</text:p>
              </table:table-cell>
              <table:table-cell office:value-type="float" office:value="149921.75">
                <text:p>149921.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9382.76">
                <text:p>209382.76</text:p>
              </table:table-cell>
              <table:table-cell office:value-type="float" office:value="216907.1">
                <text:p>216907.1</text:p>
              </table:table-cell>
              <table:table-cell office:value-type="float" office:value="142138.77">
                <text:p>142138.77</text:p>
              </table:table-cell>
              <table:table-cell office:value-type="float" office:value="148701.17">
                <text:p>148701.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8778.93">
                <text:p>208778.93</text:p>
              </table:table-cell>
              <table:table-cell office:value-type="float" office:value="216342.87">
                <text:p>216342.87</text:p>
              </table:table-cell>
              <table:table-cell office:value-type="float" office:value="140916.14">
                <text:p>140916.14</text:p>
              </table:table-cell>
              <table:table-cell office:value-type="float" office:value="147474.49">
                <text:p>147474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8172.58">
                <text:p>208172.58</text:p>
              </table:table-cell>
              <table:table-cell office:value-type="float" office:value="215775.82">
                <text:p>215775.82</text:p>
              </table:table-cell>
              <table:table-cell office:value-type="float" office:value="139688.41">
                <text:p>139688.41</text:p>
              </table:table-cell>
              <table:table-cell office:value-type="float" office:value="146241.68">
                <text:p>146241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7563.71">
                <text:p>207563.71</text:p>
              </table:table-cell>
              <table:table-cell office:value-type="float" office:value="215205.94">
                <text:p>215205.94</text:p>
              </table:table-cell>
              <table:table-cell office:value-type="float" office:value="138455.57">
                <text:p>138455.57</text:p>
              </table:table-cell>
              <table:table-cell office:value-type="float" office:value="145002.7">
                <text:p>145002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6952.3">
                <text:p>206952.3</text:p>
              </table:table-cell>
              <table:table-cell office:value-type="float" office:value="214633.21">
                <text:p>214633.21</text:p>
              </table:table-cell>
              <table:table-cell office:value-type="float" office:value="137217.59">
                <text:p>137217.59</text:p>
              </table:table-cell>
              <table:table-cell office:value-type="float" office:value="143757.53">
                <text:p>143757.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6338.34">
                <text:p>206338.34</text:p>
              </table:table-cell>
              <table:table-cell office:value-type="float" office:value="214057.61">
                <text:p>214057.61</text:p>
              </table:table-cell>
              <table:table-cell office:value-type="float" office:value="135974.45">
                <text:p>135974.45</text:p>
              </table:table-cell>
              <table:table-cell office:value-type="float" office:value="142506.13">
                <text:p>142506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721.82">
                <text:p>205721.82</text:p>
              </table:table-cell>
              <table:table-cell office:value-type="float" office:value="213479.13">
                <text:p>213479.13</text:p>
              </table:table-cell>
              <table:table-cell office:value-type="float" office:value="134726.13">
                <text:p>134726.13</text:p>
              </table:table-cell>
              <table:table-cell office:value-type="float" office:value="141248.48">
                <text:p>141248.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5102.73">
                <text:p>205102.73</text:p>
              </table:table-cell>
              <table:table-cell office:value-type="float" office:value="212897.76">
                <text:p>212897.76</text:p>
              </table:table-cell>
              <table:table-cell office:value-type="float" office:value="133472.61">
                <text:p>133472.61</text:p>
              </table:table-cell>
              <table:table-cell office:value-type="float" office:value="139984.54">
                <text:p>139984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4481.07">
                <text:p>204481.07</text:p>
              </table:table-cell>
              <table:table-cell office:value-type="float" office:value="212313.48">
                <text:p>212313.48</text:p>
              </table:table-cell>
              <table:table-cell office:value-type="float" office:value="132213.87">
                <text:p>132213.87</text:p>
              </table:table-cell>
              <table:table-cell office:value-type="float" office:value="138714.28">
                <text:p>138714.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856.81">
                <text:p>203856.81</text:p>
              </table:table-cell>
              <table:table-cell office:value-type="float" office:value="211726.28">
                <text:p>211726.28</text:p>
              </table:table-cell>
              <table:table-cell office:value-type="float" office:value="130949.88">
                <text:p>130949.88</text:p>
              </table:table-cell>
              <table:table-cell office:value-type="float" office:value="137437.67">
                <text:p>137437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3229.95">
                <text:p>203229.95</text:p>
              </table:table-cell>
              <table:table-cell office:value-type="float" office:value="211136.15">
                <text:p>211136.15</text:p>
              </table:table-cell>
              <table:table-cell office:value-type="float" office:value="129680.63">
                <text:p>129680.63</text:p>
              </table:table-cell>
              <table:table-cell office:value-type="float" office:value="136154.67">
                <text:p>136154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2600.48">
                <text:p>202600.48</text:p>
              </table:table-cell>
              <table:table-cell office:value-type="float" office:value="210543.07">
                <text:p>210543.07</text:p>
              </table:table-cell>
              <table:table-cell office:value-type="float" office:value="128406.09">
                <text:p>128406.09</text:p>
              </table:table-cell>
              <table:table-cell office:value-type="float" office:value="134865.26">
                <text:p>13486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1968.39">
                <text:p>201968.39</text:p>
              </table:table-cell>
              <table:table-cell office:value-type="float" office:value="209947.02">
                <text:p>209947.02</text:p>
              </table:table-cell>
              <table:table-cell office:value-type="float" office:value="127126.24">
                <text:p>127126.24</text:p>
              </table:table-cell>
              <table:table-cell office:value-type="float" office:value="133569.4">
                <text:p>133569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333.67">
                <text:p>201333.67</text:p>
              </table:table-cell>
              <table:table-cell office:value-type="float" office:value="209347.99">
                <text:p>209347.99</text:p>
              </table:table-cell>
              <table:table-cell office:value-type="float" office:value="125841.05">
                <text:p>125841.05</text:p>
              </table:table-cell>
              <table:table-cell office:value-type="float" office:value="132267.06">
                <text:p>132267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696.3">
                <text:p>200696.3</text:p>
              </table:table-cell>
              <table:table-cell office:value-type="float" office:value="208745.97">
                <text:p>208745.97</text:p>
              </table:table-cell>
              <table:table-cell office:value-type="float" office:value="124550.51">
                <text:p>124550.51</text:p>
              </table:table-cell>
              <table:table-cell office:value-type="float" office:value="130958.21">
                <text:p>130958.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56.28">
                <text:p>200056.28</text:p>
              </table:table-cell>
              <table:table-cell office:value-type="float" office:value="208140.94">
                <text:p>208140.94</text:p>
              </table:table-cell>
              <table:table-cell office:value-type="float" office:value="123254.59">
                <text:p>123254.59</text:p>
              </table:table-cell>
              <table:table-cell office:value-type="float" office:value="129642.82">
                <text:p>129642.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413.59">
                <text:p>199413.59</text:p>
              </table:table-cell>
              <table:table-cell office:value-type="float" office:value="207532.88">
                <text:p>207532.88</text:p>
              </table:table-cell>
              <table:table-cell office:value-type="float" office:value="121953.27">
                <text:p>121953.27</text:p>
              </table:table-cell>
              <table:table-cell office:value-type="float" office:value="128320.85">
                <text:p>128320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768.22">
                <text:p>198768.22</text:p>
              </table:table-cell>
              <table:table-cell office:value-type="float" office:value="206921.78">
                <text:p>206921.78</text:p>
              </table:table-cell>
              <table:table-cell office:value-type="float" office:value="120646.53">
                <text:p>120646.53</text:p>
              </table:table-cell>
              <table:table-cell office:value-type="float" office:value="126992.27">
                <text:p>126992.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120.16">
                <text:p>198120.16</text:p>
              </table:table-cell>
              <table:table-cell office:value-type="float" office:value="206307.62">
                <text:p>206307.62</text:p>
              </table:table-cell>
              <table:table-cell office:value-type="float" office:value="119334.35">
                <text:p>119334.35</text:p>
              </table:table-cell>
              <table:table-cell office:value-type="float" office:value="125657.05">
                <text:p>125657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469.4">
                <text:p>197469.4</text:p>
              </table:table-cell>
              <table:table-cell office:value-type="float" office:value="205690.39">
                <text:p>205690.39</text:p>
              </table:table-cell>
              <table:table-cell office:value-type="float" office:value="118016.7">
                <text:p>118016.7</text:p>
              </table:table-cell>
              <table:table-cell office:value-type="float" office:value="124315.15">
                <text:p>124315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815.93">
                <text:p>196815.93</text:p>
              </table:table-cell>
              <table:table-cell office:value-type="float" office:value="205070.08">
                <text:p>205070.08</text:p>
              </table:table-cell>
              <table:table-cell office:value-type="float" office:value="116693.56">
                <text:p>116693.56</text:p>
              </table:table-cell>
              <table:table-cell office:value-type="float" office:value="122966.54">
                <text:p>122966.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159.74">
                <text:p>196159.74</text:p>
              </table:table-cell>
              <table:table-cell office:value-type="float" office:value="204446.67">
                <text:p>204446.67</text:p>
              </table:table-cell>
              <table:table-cell office:value-type="float" office:value="115364.9">
                <text:p>115364.9</text:p>
              </table:table-cell>
              <table:table-cell office:value-type="float" office:value="121611.19">
                <text:p>121611.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5500.81">
                <text:p>195500.81</text:p>
              </table:table-cell>
              <table:table-cell office:value-type="float" office:value="203820.14">
                <text:p>203820.14</text:p>
              </table:table-cell>
              <table:table-cell office:value-type="float" office:value="114030.71">
                <text:p>114030.71</text:p>
              </table:table-cell>
              <table:table-cell office:value-type="float" office:value="120249.06">
                <text:p>120249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839.14">
                <text:p>194839.14</text:p>
              </table:table-cell>
              <table:table-cell office:value-type="float" office:value="203190.48">
                <text:p>203190.48</text:p>
              </table:table-cell>
              <table:table-cell office:value-type="float" office:value="112690.96">
                <text:p>112690.96</text:p>
              </table:table-cell>
              <table:table-cell office:value-type="float" office:value="118880.12">
                <text:p>118880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174.71">
                <text:p>194174.71</text:p>
              </table:table-cell>
              <table:table-cell office:value-type="float" office:value="202557.67">
                <text:p>202557.67</text:p>
              </table:table-cell>
              <table:table-cell office:value-type="float" office:value="111345.63">
                <text:p>111345.63</text:p>
              </table:table-cell>
              <table:table-cell office:value-type="float" office:value="117504.34">
                <text:p>117504.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507.51">
                <text:p>193507.51</text:p>
              </table:table-cell>
              <table:table-cell office:value-type="float" office:value="201921.69">
                <text:p>201921.69</text:p>
              </table:table-cell>
              <table:table-cell office:value-type="float" office:value="109994.69">
                <text:p>109994.69</text:p>
              </table:table-cell>
              <table:table-cell office:value-type="float" office:value="116121.68">
                <text:p>116121.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2837.53">
                <text:p>192837.53</text:p>
              </table:table-cell>
              <table:table-cell office:value-type="float" office:value="201282.53">
                <text:p>201282.53</text:p>
              </table:table-cell>
              <table:table-cell office:value-type="float" office:value="108638.12">
                <text:p>108638.12</text:p>
              </table:table-cell>
              <table:table-cell office:value-type="float" office:value="114732.1">
                <text:p>114732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164.76">
                <text:p>192164.76</text:p>
              </table:table-cell>
              <table:table-cell office:value-type="float" office:value="200640.18">
                <text:p>200640.18</text:p>
              </table:table-cell>
              <table:table-cell office:value-type="float" office:value="107275.9">
                <text:p>107275.9</text:p>
              </table:table-cell>
              <table:table-cell office:value-type="float" office:value="113335.58">
                <text:p>113335.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489.19">
                <text:p>191489.19</text:p>
              </table:table-cell>
              <table:table-cell office:value-type="float" office:value="199994.62">
                <text:p>199994.62</text:p>
              </table:table-cell>
              <table:table-cell office:value-type="float" office:value="105908">
                <text:p>105908</text:p>
              </table:table-cell>
              <table:table-cell office:value-type="float" office:value="111932.07">
                <text:p>111932.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810.8">
                <text:p>190810.8</text:p>
              </table:table-cell>
              <table:table-cell office:value-type="float" office:value="199345.83">
                <text:p>199345.83</text:p>
              </table:table-cell>
              <table:table-cell office:value-type="float" office:value="104534.41">
                <text:p>104534.41</text:p>
              </table:table-cell>
              <table:table-cell office:value-type="float" office:value="110521.54">
                <text:p>110521.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129.59">
                <text:p>190129.59</text:p>
              </table:table-cell>
              <table:table-cell office:value-type="float" office:value="198693.8">
                <text:p>198693.8</text:p>
              </table:table-cell>
              <table:table-cell office:value-type="float" office:value="103155.09">
                <text:p>103155.09</text:p>
              </table:table-cell>
              <table:table-cell office:value-type="float" office:value="109103.96">
                <text:p>109103.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9445.54">
                <text:p>189445.54</text:p>
              </table:table-cell>
              <table:table-cell office:value-type="float" office:value="198038.51">
                <text:p>198038.51</text:p>
              </table:table-cell>
              <table:table-cell office:value-type="float" office:value="101770.02">
                <text:p>101770.02</text:p>
              </table:table-cell>
              <table:table-cell office:value-type="float" office:value="107679.29">
                <text:p>107679.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758.64">
                <text:p>188758.64</text:p>
              </table:table-cell>
              <table:table-cell office:value-type="float" office:value="197379.94">
                <text:p>197379.94</text:p>
              </table:table-cell>
              <table:table-cell office:value-type="float" office:value="100379.18">
                <text:p>100379.18</text:p>
              </table:table-cell>
              <table:table-cell office:value-type="float" office:value="106247.5">
                <text:p>106247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068.87">
                <text:p>188068.87</text:p>
              </table:table-cell>
              <table:table-cell office:value-type="float" office:value="196718.08">
                <text:p>196718.08</text:p>
              </table:table-cell>
              <table:table-cell office:value-type="float" office:value="98982.55">
                <text:p>98982.55</text:p>
              </table:table-cell>
              <table:table-cell office:value-type="float" office:value="104808.55">
                <text:p>104808.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376.23">
                <text:p>187376.23</text:p>
              </table:table-cell>
              <table:table-cell office:value-type="float" office:value="196052.91">
                <text:p>196052.91</text:p>
              </table:table-cell>
              <table:table-cell office:value-type="float" office:value="97580.1">
                <text:p>97580.1</text:p>
              </table:table-cell>
              <table:table-cell office:value-type="float" office:value="103362.41">
                <text:p>103362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6680.7">
                <text:p>186680.7</text:p>
              </table:table-cell>
              <table:table-cell office:value-type="float" office:value="195384.41">
                <text:p>195384.41</text:p>
              </table:table-cell>
              <table:table-cell office:value-type="float" office:value="96171.81">
                <text:p>96171.81</text:p>
              </table:table-cell>
              <table:table-cell office:value-type="float" office:value="101909.04">
                <text:p>101909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982.28">
                <text:p>185982.28</text:p>
              </table:table-cell>
              <table:table-cell office:value-type="float" office:value="194712.57">
                <text:p>194712.57</text:p>
              </table:table-cell>
              <table:table-cell office:value-type="float" office:value="94757.65">
                <text:p>94757.65</text:p>
              </table:table-cell>
              <table:table-cell office:value-type="float" office:value="100448.4">
                <text:p>10044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280.95">
                <text:p>185280.95</text:p>
              </table:table-cell>
              <table:table-cell office:value-type="float" office:value="194037.37">
                <text:p>194037.37</text:p>
              </table:table-cell>
              <table:table-cell office:value-type="float" office:value="93337.6">
                <text:p>93337.6</text:p>
              </table:table-cell>
              <table:table-cell office:value-type="float" office:value="98980.46">
                <text:p>98980.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576.69">
                <text:p>184576.69</text:p>
              </table:table-cell>
              <table:table-cell office:value-type="float" office:value="193358.79">
                <text:p>193358.79</text:p>
              </table:table-cell>
              <table:table-cell office:value-type="float" office:value="91911.63">
                <text:p>91911.63</text:p>
              </table:table-cell>
              <table:table-cell office:value-type="float" office:value="97505.18">
                <text:p>97505.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869.5">
                <text:p>183869.5</text:p>
              </table:table-cell>
              <table:table-cell office:value-type="float" office:value="192676.82">
                <text:p>192676.82</text:p>
              </table:table-cell>
              <table:table-cell office:value-type="float" office:value="90479.72">
                <text:p>90479.72</text:p>
              </table:table-cell>
              <table:table-cell office:value-type="float" office:value="96022.52">
                <text:p>96022.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159.36">
                <text:p>183159.36</text:p>
              </table:table-cell>
              <table:table-cell office:value-type="float" office:value="191991.44">
                <text:p>191991.44</text:p>
              </table:table-cell>
              <table:table-cell office:value-type="float" office:value="89041.84">
                <text:p>89041.84</text:p>
              </table:table-cell>
              <table:table-cell office:value-type="float" office:value="94532.45">
                <text:p>94532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446.26">
                <text:p>182446.26</text:p>
              </table:table-cell>
              <table:table-cell office:value-type="float" office:value="191302.63">
                <text:p>191302.63</text:p>
              </table:table-cell>
              <table:table-cell office:value-type="float" office:value="87597.97">
                <text:p>87597.97</text:p>
              </table:table-cell>
              <table:table-cell office:value-type="float" office:value="93034.93">
                <text:p>93034.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730.19">
                <text:p>181730.19</text:p>
              </table:table-cell>
              <table:table-cell office:value-type="float" office:value="190610.38">
                <text:p>190610.38</text:p>
              </table:table-cell>
              <table:table-cell office:value-type="float" office:value="86148.08">
                <text:p>86148.08</text:p>
              </table:table-cell>
              <table:table-cell office:value-type="float" office:value="91529.92">
                <text:p>91529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011.14">
                <text:p>181011.14</text:p>
              </table:table-cell>
              <table:table-cell office:value-type="float" office:value="189914.67">
                <text:p>189914.67</text:p>
              </table:table-cell>
              <table:table-cell office:value-type="float" office:value="84692.15">
                <text:p>84692.15</text:p>
              </table:table-cell>
              <table:table-cell office:value-type="float" office:value="90017.38">
                <text:p>90017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289.09">
                <text:p>180289.09</text:p>
              </table:table-cell>
              <table:table-cell office:value-type="float" office:value="189215.48">
                <text:p>189215.48</text:p>
              </table:table-cell>
              <table:table-cell office:value-type="float" office:value="83230.16">
                <text:p>83230.16</text:p>
              </table:table-cell>
              <table:table-cell office:value-type="float" office:value="88497.28">
                <text:p>88497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9564.04">
                <text:p>179564.04</text:p>
              </table:table-cell>
              <table:table-cell office:value-type="float" office:value="188512.79">
                <text:p>188512.79</text:p>
              </table:table-cell>
              <table:table-cell office:value-type="float" office:value="81762.07">
                <text:p>81762.07</text:p>
              </table:table-cell>
              <table:table-cell office:value-type="float" office:value="86969.58">
                <text:p>86969.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835.96">
                <text:p>178835.96</text:p>
              </table:table-cell>
              <table:table-cell office:value-type="float" office:value="187806.59">
                <text:p>187806.59</text:p>
              </table:table-cell>
              <table:table-cell office:value-type="float" office:value="80287.87">
                <text:p>80287.87</text:p>
              </table:table-cell>
              <table:table-cell office:value-type="float" office:value="85434.24">
                <text:p>85434.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8104.85">
                <text:p>178104.85</text:p>
              </table:table-cell>
              <table:table-cell office:value-type="float" office:value="187096.86">
                <text:p>187096.86</text:p>
              </table:table-cell>
              <table:table-cell office:value-type="float" office:value="78807.52">
                <text:p>78807.52</text:p>
              </table:table-cell>
              <table:table-cell office:value-type="float" office:value="83891.23">
                <text:p>83891.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7370.69">
                <text:p>177370.69</text:p>
              </table:table-cell>
              <table:table-cell office:value-type="float" office:value="186383.58">
                <text:p>186383.58</text:p>
              </table:table-cell>
              <table:table-cell office:value-type="float" office:value="77321.01">
                <text:p>77321.01</text:p>
              </table:table-cell>
              <table:table-cell office:value-type="float" office:value="82340.5">
                <text:p>8234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633.48">
                <text:p>176633.48</text:p>
              </table:table-cell>
              <table:table-cell office:value-type="float" office:value="185666.73">
                <text:p>185666.73</text:p>
              </table:table-cell>
              <table:table-cell office:value-type="float" office:value="75828.3">
                <text:p>75828.3</text:p>
              </table:table-cell>
              <table:table-cell office:value-type="float" office:value="80782.02">
                <text:p>80782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5893.19">
                <text:p>175893.19</text:p>
              </table:table-cell>
              <table:table-cell office:value-type="float" office:value="184946.3">
                <text:p>184946.3</text:p>
              </table:table-cell>
              <table:table-cell office:value-type="float" office:value="74329.37">
                <text:p>74329.37</text:p>
              </table:table-cell>
              <table:table-cell office:value-type="float" office:value="79215.74">
                <text:p>79215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5149.82">
                <text:p>175149.82</text:p>
              </table:table-cell>
              <table:table-cell office:value-type="float" office:value="184222.27">
                <text:p>184222.27</text:p>
              </table:table-cell>
              <table:table-cell office:value-type="float" office:value="72824.2">
                <text:p>72824.2</text:p>
              </table:table-cell>
              <table:table-cell office:value-type="float" office:value="77641.63">
                <text:p>77641.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403.35">
                <text:p>174403.35</text:p>
              </table:table-cell>
              <table:table-cell office:value-type="float" office:value="183494.62">
                <text:p>183494.62</text:p>
              </table:table-cell>
              <table:table-cell office:value-type="float" office:value="71312.76">
                <text:p>71312.76</text:p>
              </table:table-cell>
              <table:table-cell office:value-type="float" office:value="76059.65">
                <text:p>76059.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3653.77">
                <text:p>173653.77</text:p>
              </table:table-cell>
              <table:table-cell office:value-type="float" office:value="182763.33">
                <text:p>182763.33</text:p>
              </table:table-cell>
              <table:table-cell office:value-type="float" office:value="69795.02">
                <text:p>69795.02</text:p>
              </table:table-cell>
              <table:table-cell office:value-type="float" office:value="74469.76">
                <text:p>74469.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2901.07">
                <text:p>172901.07</text:p>
              </table:table-cell>
              <table:table-cell office:value-type="float" office:value="182028.38">
                <text:p>182028.38</text:p>
              </table:table-cell>
              <table:table-cell office:value-type="float" office:value="68270.95">
                <text:p>68270.95</text:p>
              </table:table-cell>
              <table:table-cell office:value-type="float" office:value="72871.92">
                <text:p>72871.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2145.23">
                <text:p>172145.23</text:p>
              </table:table-cell>
              <table:table-cell office:value-type="float" office:value="181289.76">
                <text:p>181289.76</text:p>
              </table:table-cell>
              <table:table-cell office:value-type="float" office:value="66740.53">
                <text:p>66740.53</text:p>
              </table:table-cell>
              <table:table-cell office:value-type="float" office:value="71266.09">
                <text:p>71266.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1386.24">
                <text:p>171386.24</text:p>
              </table:table-cell>
              <table:table-cell office:value-type="float" office:value="180547.44">
                <text:p>180547.44</text:p>
              </table:table-cell>
              <table:table-cell office:value-type="float" office:value="65203.74">
                <text:p>65203.74</text:p>
              </table:table-cell>
              <table:table-cell office:value-type="float" office:value="69652.24">
                <text:p>69652.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0624.09">
                <text:p>170624.09</text:p>
              </table:table-cell>
              <table:table-cell office:value-type="float" office:value="179801.41">
                <text:p>179801.41</text:p>
              </table:table-cell>
              <table:table-cell office:value-type="float" office:value="63660.54">
                <text:p>63660.54</text:p>
              </table:table-cell>
              <table:table-cell office:value-type="float" office:value="68030.32">
                <text:p>68030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858.76">
                <text:p>169858.76</text:p>
              </table:table-cell>
              <table:table-cell office:value-type="float" office:value="179051.65">
                <text:p>179051.65</text:p>
              </table:table-cell>
              <table:table-cell office:value-type="float" office:value="62110.91">
                <text:p>62110.91</text:p>
              </table:table-cell>
              <table:table-cell office:value-type="float" office:value="66400.29">
                <text:p>66400.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9090.25">
                <text:p>169090.25</text:p>
              </table:table-cell>
              <table:table-cell office:value-type="float" office:value="178298.14">
                <text:p>178298.14</text:p>
              </table:table-cell>
              <table:table-cell office:value-type="float" office:value="60554.83">
                <text:p>60554.83</text:p>
              </table:table-cell>
              <table:table-cell office:value-type="float" office:value="64762.11">
                <text:p>64762.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318.53">
                <text:p>168318.53</text:p>
              </table:table-cell>
              <table:table-cell office:value-type="float" office:value="177540.87">
                <text:p>177540.87</text:p>
              </table:table-cell>
              <table:table-cell office:value-type="float" office:value="58992.26">
                <text:p>58992.26</text:p>
              </table:table-cell>
              <table:table-cell office:value-type="float" office:value="63115.74">
                <text:p>63115.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7543.6">
                <text:p>167543.6</text:p>
              </table:table-cell>
              <table:table-cell office:value-type="float" office:value="176779.81">
                <text:p>176779.81</text:p>
              </table:table-cell>
              <table:table-cell office:value-type="float" office:value="57423.18">
                <text:p>57423.18</text:p>
              </table:table-cell>
              <table:table-cell office:value-type="float" office:value="61461.13">
                <text:p>61461.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765.44">
                <text:p>166765.44</text:p>
              </table:table-cell>
              <table:table-cell office:value-type="float" office:value="176014.95">
                <text:p>176014.95</text:p>
              </table:table-cell>
              <table:table-cell office:value-type="float" office:value="55847.56">
                <text:p>55847.56</text:p>
              </table:table-cell>
              <table:table-cell office:value-type="float" office:value="59798.25">
                <text:p>59798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984.04">
                <text:p>165984.04</text:p>
              </table:table-cell>
              <table:table-cell office:value-type="float" office:value="175246.26">
                <text:p>175246.26</text:p>
              </table:table-cell>
              <table:table-cell office:value-type="float" office:value="54265.38">
                <text:p>54265.38</text:p>
              </table:table-cell>
              <table:table-cell office:value-type="float" office:value="58127.06">
                <text:p>58127.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199.38">
                <text:p>165199.38</text:p>
              </table:table-cell>
              <table:table-cell office:value-type="float" office:value="174473.73">
                <text:p>174473.73</text:p>
              </table:table-cell>
              <table:table-cell office:value-type="float" office:value="52676.61">
                <text:p>52676.61</text:p>
              </table:table-cell>
              <table:table-cell office:value-type="float" office:value="56447.51">
                <text:p>56447.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4411.45">
                <text:p>164411.45</text:p>
              </table:table-cell>
              <table:table-cell office:value-type="float" office:value="173697.33">
                <text:p>173697.33</text:p>
              </table:table-cell>
              <table:table-cell office:value-type="float" office:value="51081.22">
                <text:p>51081.22</text:p>
              </table:table-cell>
              <table:table-cell office:value-type="float" office:value="54759.56">
                <text:p>54759.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620.24">
                <text:p>163620.24</text:p>
              </table:table-cell>
              <table:table-cell office:value-type="float" office:value="172917.05">
                <text:p>172917.05</text:p>
              </table:table-cell>
              <table:table-cell office:value-type="float" office:value="49479.18">
                <text:p>49479.18</text:p>
              </table:table-cell>
              <table:table-cell office:value-type="float" office:value="53063.17">
                <text:p>53063.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2825.73">
                <text:p>162825.73</text:p>
              </table:table-cell>
              <table:table-cell office:value-type="float" office:value="172132.87">
                <text:p>172132.87</text:p>
              </table:table-cell>
              <table:table-cell office:value-type="float" office:value="47870.46">
                <text:p>47870.46</text:p>
              </table:table-cell>
              <table:table-cell office:value-type="float" office:value="51358.3">
                <text:p>51358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2027.91">
                <text:p>162027.91</text:p>
              </table:table-cell>
              <table:table-cell office:value-type="float" office:value="171344.77">
                <text:p>171344.77</text:p>
              </table:table-cell>
              <table:table-cell office:value-type="float" office:value="46255.04">
                <text:p>46255.04</text:p>
              </table:table-cell>
              <table:table-cell office:value-type="float" office:value="49644.91">
                <text:p>49644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226.77">
                <text:p>161226.77</text:p>
              </table:table-cell>
              <table:table-cell office:value-type="float" office:value="170552.73">
                <text:p>170552.73</text:p>
              </table:table-cell>
              <table:table-cell office:value-type="float" office:value="44632.89">
                <text:p>44632.89</text:p>
              </table:table-cell>
              <table:table-cell office:value-type="float" office:value="47922.95">
                <text:p>47922.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0422.29">
                <text:p>160422.29</text:p>
              </table:table-cell>
              <table:table-cell office:value-type="float" office:value="169756.73">
                <text:p>169756.73</text:p>
              </table:table-cell>
              <table:table-cell office:value-type="float" office:value="43003.98">
                <text:p>43003.98</text:p>
              </table:table-cell>
              <table:table-cell office:value-type="float" office:value="46192.38">
                <text:p>46192.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614.46">
                <text:p>159614.46</text:p>
              </table:table-cell>
              <table:table-cell office:value-type="float" office:value="168956.75">
                <text:p>168956.75</text:p>
              </table:table-cell>
              <table:table-cell office:value-type="float" office:value="41368.28">
                <text:p>41368.28</text:p>
              </table:table-cell>
              <table:table-cell office:value-type="float" office:value="44453.16">
                <text:p>44453.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8803.26">
                <text:p>158803.26</text:p>
              </table:table-cell>
              <table:table-cell office:value-type="float" office:value="168152.77">
                <text:p>168152.77</text:p>
              </table:table-cell>
              <table:table-cell office:value-type="float" office:value="39725.77">
                <text:p>39725.77</text:p>
              </table:table-cell>
              <table:table-cell office:value-type="float" office:value="42705.24">
                <text:p>42705.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988.68">
                <text:p>157988.68</text:p>
              </table:table-cell>
              <table:table-cell office:value-type="float" office:value="167344.77">
                <text:p>167344.77</text:p>
              </table:table-cell>
              <table:table-cell office:value-type="float" office:value="38076.42">
                <text:p>38076.42</text:p>
              </table:table-cell>
              <table:table-cell office:value-type="float" office:value="40948.58">
                <text:p>40948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170.71">
                <text:p>157170.71</text:p>
              </table:table-cell>
              <table:table-cell office:value-type="float" office:value="166532.73">
                <text:p>166532.73</text:p>
              </table:table-cell>
              <table:table-cell office:value-type="float" office:value="36420.19">
                <text:p>36420.19</text:p>
              </table:table-cell>
              <table:table-cell office:value-type="float" office:value="39183.14">
                <text:p>39183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6349.33">
                <text:p>156349.33</text:p>
              </table:table-cell>
              <table:table-cell office:value-type="float" office:value="165716.63">
                <text:p>165716.63</text:p>
              </table:table-cell>
              <table:table-cell office:value-type="float" office:value="34757.06">
                <text:p>34757.06</text:p>
              </table:table-cell>
              <table:table-cell office:value-type="float" office:value="37408.87">
                <text:p>37408.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524.53">
                <text:p>155524.53</text:p>
              </table:table-cell>
              <table:table-cell office:value-type="float" office:value="164896.45">
                <text:p>164896.45</text:p>
              </table:table-cell>
              <table:table-cell office:value-type="float" office:value="33087">
                <text:p>33087</text:p>
              </table:table-cell>
              <table:table-cell office:value-type="float" office:value="35625.73">
                <text:p>35625.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4696.29">
                <text:p>154696.29</text:p>
              </table:table-cell>
              <table:table-cell office:value-type="float" office:value="164072.17">
                <text:p>164072.17</text:p>
              </table:table-cell>
              <table:table-cell office:value-type="float" office:value="31409.98">
                <text:p>31409.98</text:p>
              </table:table-cell>
              <table:table-cell office:value-type="float" office:value="33833.67">
                <text:p>33833.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3864.6">
                <text:p>153864.6</text:p>
              </table:table-cell>
              <table:table-cell office:value-type="float" office:value="163243.77">
                <text:p>163243.77</text:p>
              </table:table-cell>
              <table:table-cell office:value-type="float" office:value="29725.98">
                <text:p>29725.98</text:p>
              </table:table-cell>
              <table:table-cell office:value-type="float" office:value="32032.65">
                <text:p>32032.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029.44">
                <text:p>153029.44</text:p>
              </table:table-cell>
              <table:table-cell office:value-type="float" office:value="162411.22">
                <text:p>162411.22</text:p>
              </table:table-cell>
              <table:table-cell office:value-type="float" office:value="28034.96">
                <text:p>28034.96</text:p>
              </table:table-cell>
              <table:table-cell office:value-type="float" office:value="30222.63">
                <text:p>30222.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190.8">
                <text:p>152190.8</text:p>
              </table:table-cell>
              <table:table-cell office:value-type="float" office:value="161574.51">
                <text:p>161574.51</text:p>
              </table:table-cell>
              <table:table-cell office:value-type="float" office:value="26336.89">
                <text:p>26336.89</text:p>
              </table:table-cell>
              <table:table-cell office:value-type="float" office:value="28403.56">
                <text:p>28403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348.67">
                <text:p>151348.67</text:p>
              </table:table-cell>
              <table:table-cell office:value-type="float" office:value="160733.62">
                <text:p>160733.62</text:p>
              </table:table-cell>
              <table:table-cell office:value-type="float" office:value="24631.75">
                <text:p>24631.75</text:p>
              </table:table-cell>
              <table:table-cell office:value-type="float" office:value="26575.39">
                <text:p>26575.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0503.03">
                <text:p>150503.03</text:p>
              </table:table-cell>
              <table:table-cell office:value-type="float" office:value="159888.52">
                <text:p>159888.52</text:p>
              </table:table-cell>
              <table:table-cell office:value-type="float" office:value="22919.5">
                <text:p>22919.5</text:p>
              </table:table-cell>
              <table:table-cell office:value-type="float" office:value="24738.08">
                <text:p>24738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653.87">
                <text:p>149653.87</text:p>
              </table:table-cell>
              <table:table-cell office:value-type="float" office:value="159039.2">
                <text:p>159039.2</text:p>
              </table:table-cell>
              <table:table-cell office:value-type="float" office:value="21200.12">
                <text:p>21200.12</text:p>
              </table:table-cell>
              <table:table-cell office:value-type="float" office:value="22891.58">
                <text:p>22891.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8801.17">
                <text:p>148801.17</text:p>
              </table:table-cell>
              <table:table-cell office:value-type="float" office:value="158185.63">
                <text:p>158185.63</text:p>
              </table:table-cell>
              <table:table-cell office:value-type="float" office:value="19473.58">
                <text:p>19473.58</text:p>
              </table:table-cell>
              <table:table-cell office:value-type="float" office:value="21035.85">
                <text:p>21035.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944.92">
                <text:p>147944.92</text:p>
              </table:table-cell>
              <table:table-cell office:value-type="float" office:value="157327.79">
                <text:p>157327.79</text:p>
              </table:table-cell>
              <table:table-cell office:value-type="float" office:value="17739.84">
                <text:p>17739.84</text:p>
              </table:table-cell>
              <table:table-cell office:value-type="float" office:value="19170.84">
                <text:p>19170.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085.1">
                <text:p>147085.1</text:p>
              </table:table-cell>
              <table:table-cell office:value-type="float" office:value="156465.67">
                <text:p>156465.67</text:p>
              </table:table-cell>
              <table:table-cell office:value-type="float" office:value="15998.88">
                <text:p>15998.88</text:p>
              </table:table-cell>
              <table:table-cell office:value-type="float" office:value="17296.51">
                <text:p>17296.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6221.7">
                <text:p>146221.7</text:p>
              </table:table-cell>
              <table:table-cell office:value-type="float" office:value="155599.23">
                <text:p>155599.23</text:p>
              </table:table-cell>
              <table:table-cell office:value-type="float" office:value="14250.66">
                <text:p>14250.66</text:p>
              </table:table-cell>
              <table:table-cell office:value-type="float" office:value="15412.81">
                <text:p>15412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5354.7">
                <text:p>145354.7</text:p>
              </table:table-cell>
              <table:table-cell office:value-type="float" office:value="154728.46">
                <text:p>154728.46</text:p>
              </table:table-cell>
              <table:table-cell office:value-type="float" office:value="12495.16">
                <text:p>12495.16</text:p>
              </table:table-cell>
              <table:table-cell office:value-type="float" office:value="13519.69">
                <text:p>13519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4484.09">
                <text:p>144484.09</text:p>
              </table:table-cell>
              <table:table-cell office:value-type="float" office:value="153853.34">
                <text:p>153853.34</text:p>
              </table:table-cell>
              <table:table-cell office:value-type="float" office:value="10732.34">
                <text:p>10732.34</text:p>
              </table:table-cell>
              <table:table-cell office:value-type="float" office:value="11617.1">
                <text:p>11617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3609.85">
                <text:p>143609.85</text:p>
              </table:table-cell>
              <table:table-cell office:value-type="float" office:value="152973.84">
                <text:p>152973.84</text:p>
              </table:table-cell>
              <table:table-cell office:value-type="float" office:value="8962.18">
                <text:p>8962.18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731.96">
                <text:p>142731.96</text:p>
              </table:table-cell>
              <table:table-cell office:value-type="float" office:value="152089.95">
                <text:p>152089.95</text:p>
              </table:table-cell>
              <table:table-cell office:value-type="float" office:value="7184.64">
                <text:p>7184.64</text:p>
              </table:table-cell>
              <table:table-cell office:value-type="float" office:value="7783.34">
                <text:p>7783.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1850.42">
                <text:p>141850.42</text:p>
              </table:table-cell>
              <table:table-cell office:value-type="float" office:value="151201.64">
                <text:p>151201.64</text:p>
              </table:table-cell>
              <table:table-cell office:value-type="float" office:value="5399.7">
                <text:p>5399.7</text:p>
              </table:table-cell>
              <table:table-cell office:value-type="float" office:value="5852.07">
                <text:p>5852.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965.2">
                <text:p>140965.2</text:p>
              </table:table-cell>
              <table:table-cell office:value-type="float" office:value="150308.88">
                <text:p>150308.88</text:p>
              </table:table-cell>
              <table:table-cell office:value-type="float" office:value="3607.32">
                <text:p>3607.32</text:p>
              </table:table-cell>
              <table:table-cell office:value-type="float" office:value="3911.14">
                <text:p>3911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076.3">
                <text:p>140076.3</text:p>
              </table:table-cell>
              <table:table-cell office:value-type="float" office:value="149411.66">
                <text:p>149411.66</text:p>
              </table:table-cell>
              <table:table-cell office:value-type="float" office:value="1807.47">
                <text:p>1807.47</text:p>
              </table:table-cell>
              <table:table-cell office:value-type="float" office:value="1960.51">
                <text:p>1960.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9183.69">
                <text:p>139183.69</text:p>
              </table:table-cell>
              <table:table-cell office:value-type="float" office:value="148509.95">
                <text:p>148509.95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287.36">
                <text:p>138287.36</text:p>
              </table:table-cell>
              <table:table-cell office:value-type="float" office:value="147603.74">
                <text:p>14760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7387.3">
                <text:p>137387.3</text:p>
              </table:table-cell>
              <table:table-cell office:value-type="float" office:value="146692.99">
                <text:p>14669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483.49">
                <text:p>136483.49</text:p>
              </table:table-cell>
              <table:table-cell office:value-type="float" office:value="145777.69">
                <text:p>14577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575.91">
                <text:p>135575.91</text:p>
              </table:table-cell>
              <table:table-cell office:value-type="float" office:value="144857.81">
                <text:p>14485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4664.55">
                <text:p>134664.55</text:p>
              </table:table-cell>
              <table:table-cell office:value-type="float" office:value="143933.34">
                <text:p>14393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3749.39">
                <text:p>133749.39</text:p>
              </table:table-cell>
              <table:table-cell office:value-type="float" office:value="143004.24">
                <text:p>14300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2830.42">
                <text:p>132830.42</text:p>
              </table:table-cell>
              <table:table-cell office:value-type="float" office:value="142070.5">
                <text:p>1420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907.62">
                <text:p>131907.62</text:p>
              </table:table-cell>
              <table:table-cell office:value-type="float" office:value="141132.09">
                <text:p>141132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0980.98">
                <text:p>130980.98</text:p>
              </table:table-cell>
              <table:table-cell office:value-type="float" office:value="140188.99">
                <text:p>14018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050.47">
                <text:p>130050.47</text:p>
              </table:table-cell>
              <table:table-cell office:value-type="float" office:value="139241.17">
                <text:p>13924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9116.09">
                <text:p>129116.09</text:p>
              </table:table-cell>
              <table:table-cell office:value-type="float" office:value="138288.61">
                <text:p>13828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177.81">
                <text:p>128177.81</text:p>
              </table:table-cell>
              <table:table-cell office:value-type="float" office:value="137331.29">
                <text:p>13733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235.62">
                <text:p>127235.62</text:p>
              </table:table-cell>
              <table:table-cell office:value-type="float" office:value="136369.18">
                <text:p>136369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289.51">
                <text:p>126289.51</text:p>
              </table:table-cell>
              <table:table-cell office:value-type="float" office:value="135402.26">
                <text:p>13540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5339.46">
                <text:p>125339.46</text:p>
              </table:table-cell>
              <table:table-cell office:value-type="float" office:value="134430.51">
                <text:p>13443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4385.45">
                <text:p>124385.45</text:p>
              </table:table-cell>
              <table:table-cell office:value-type="float" office:value="133453.9">
                <text:p>1334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3427.46">
                <text:p>123427.46</text:p>
              </table:table-cell>
              <table:table-cell office:value-type="float" office:value="132472.41">
                <text:p>13247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465.48">
                <text:p>122465.48</text:p>
              </table:table-cell>
              <table:table-cell office:value-type="float" office:value="131486.01">
                <text:p>131486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499.49">
                <text:p>121499.49</text:p>
              </table:table-cell>
              <table:table-cell office:value-type="float" office:value="130494.68">
                <text:p>13049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529.48">
                <text:p>120529.48</text:p>
              </table:table-cell>
              <table:table-cell office:value-type="float" office:value="129498.39">
                <text:p>12949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9555.43">
                <text:p>119555.43</text:p>
              </table:table-cell>
              <table:table-cell office:value-type="float" office:value="128497.12">
                <text:p>12849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8577.32">
                <text:p>118577.32</text:p>
              </table:table-cell>
              <table:table-cell office:value-type="float" office:value="127490.84">
                <text:p>12749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595.13">
                <text:p>117595.13</text:p>
              </table:table-cell>
              <table:table-cell office:value-type="float" office:value="126479.53">
                <text:p>12647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6608.85">
                <text:p>116608.85</text:p>
              </table:table-cell>
              <table:table-cell office:value-type="float" office:value="125463.16">
                <text:p>12546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5618.46">
                <text:p>115618.46</text:p>
              </table:table-cell>
              <table:table-cell office:value-type="float" office:value="124441.71">
                <text:p>124441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4623.94">
                <text:p>114623.94</text:p>
              </table:table-cell>
              <table:table-cell office:value-type="float" office:value="123415.15">
                <text:p>123415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3625.28">
                <text:p>113625.28</text:p>
              </table:table-cell>
              <table:table-cell office:value-type="float" office:value="122383.46">
                <text:p>12238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2622.46">
                <text:p>112622.46</text:p>
              </table:table-cell>
              <table:table-cell office:value-type="float" office:value="121346.61">
                <text:p>121346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1615.46">
                <text:p>111615.46</text:p>
              </table:table-cell>
              <table:table-cell office:value-type="float" office:value="120304.58">
                <text:p>120304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0604.26">
                <text:p>110604.26</text:p>
              </table:table-cell>
              <table:table-cell office:value-type="float" office:value="119257.34">
                <text:p>119257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9588.85">
                <text:p>109588.85</text:p>
              </table:table-cell>
              <table:table-cell office:value-type="float" office:value="118204.86">
                <text:p>11820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569.21">
                <text:p>108569.21</text:p>
              </table:table-cell>
              <table:table-cell office:value-type="float" office:value="117147.12">
                <text:p>11714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7545.32">
                <text:p>107545.32</text:p>
              </table:table-cell>
              <table:table-cell office:value-type="float" office:value="116084.09">
                <text:p>11608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517.17">
                <text:p>106517.17</text:p>
              </table:table-cell>
              <table:table-cell office:value-type="float" office:value="115015.75">
                <text:p>11501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5484.73">
                <text:p>105484.73</text:p>
              </table:table-cell>
              <table:table-cell office:value-type="float" office:value="113942.06">
                <text:p>11394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447.99">
                <text:p>104447.99</text:p>
              </table:table-cell>
              <table:table-cell office:value-type="float" office:value="112863.01">
                <text:p>11286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3406.93">
                <text:p>103406.93</text:p>
              </table:table-cell>
              <table:table-cell office:value-type="float" office:value="111778.56">
                <text:p>11177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361.53">
                <text:p>102361.53</text:p>
              </table:table-cell>
              <table:table-cell office:value-type="float" office:value="110688.69">
                <text:p>11068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311.78">
                <text:p>101311.78</text:p>
              </table:table-cell>
              <table:table-cell office:value-type="float" office:value="109593.37">
                <text:p>10959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257.65">
                <text:p>100257.65</text:p>
              </table:table-cell>
              <table:table-cell office:value-type="float" office:value="108492.57">
                <text:p>108492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199.13">
                <text:p>99199.13</text:p>
              </table:table-cell>
              <table:table-cell office:value-type="float" office:value="107386.27">
                <text:p>10738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136.2">
                <text:p>98136.2</text:p>
              </table:table-cell>
              <table:table-cell office:value-type="float" office:value="106274.44">
                <text:p>10627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7068.84">
                <text:p>97068.84</text:p>
              </table:table-cell>
              <table:table-cell office:value-type="float" office:value="105157.05">
                <text:p>10515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997.03">
                <text:p>95997.03</text:p>
              </table:table-cell>
              <table:table-cell office:value-type="float" office:value="104034.07">
                <text:p>10403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4920.76">
                <text:p>94920.76</text:p>
              </table:table-cell>
              <table:table-cell office:value-type="float" office:value="102905.48">
                <text:p>10290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840">
                <text:p>93840</text:p>
              </table:table-cell>
              <table:table-cell office:value-type="float" office:value="101771.24">
                <text:p>10177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2754.74">
                <text:p>92754.74</text:p>
              </table:table-cell>
              <table:table-cell office:value-type="float" office:value="100631.33">
                <text:p>10063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664.96">
                <text:p>91664.96</text:p>
              </table:table-cell>
              <table:table-cell office:value-type="float" office:value="99485.72">
                <text:p>99485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570.64">
                <text:p>90570.64</text:p>
              </table:table-cell>
              <table:table-cell office:value-type="float" office:value="98334.38">
                <text:p>9833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471.76">
                <text:p>89471.76</text:p>
              </table:table-cell>
              <table:table-cell office:value-type="float" office:value="97177.29">
                <text:p>9717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368.3">
                <text:p>88368.3</text:p>
              </table:table-cell>
              <table:table-cell office:value-type="float" office:value="96014.41">
                <text:p>96014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7260.24">
                <text:p>87260.24</text:p>
              </table:table-cell>
              <table:table-cell office:value-type="float" office:value="94845.72">
                <text:p>94845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6147.56">
                <text:p>86147.56</text:p>
              </table:table-cell>
              <table:table-cell office:value-type="float" office:value="93671.18">
                <text:p>9367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030.25">
                <text:p>85030.25</text:p>
              </table:table-cell>
              <table:table-cell office:value-type="float" office:value="92490.77">
                <text:p>9249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08.28">
                <text:p>83908.28</text:p>
              </table:table-cell>
              <table:table-cell office:value-type="float" office:value="91304.46">
                <text:p>9130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781.64">
                <text:p>82781.64</text:p>
              </table:table-cell>
              <table:table-cell office:value-type="float" office:value="90112.22">
                <text:p>9011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1650.3">
                <text:p>81650.3</text:p>
              </table:table-cell>
              <table:table-cell office:value-type="float" office:value="88914.02">
                <text:p>8891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514.25">
                <text:p>80514.25</text:p>
              </table:table-cell>
              <table:table-cell office:value-type="float" office:value="87709.83">
                <text:p>87709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373.47">
                <text:p>79373.47</text:p>
              </table:table-cell>
              <table:table-cell office:value-type="float" office:value="86499.62">
                <text:p>8649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8227.93">
                <text:p>78227.93</text:p>
              </table:table-cell>
              <table:table-cell office:value-type="float" office:value="85283.35">
                <text:p>8528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077.62">
                <text:p>77077.62</text:p>
              </table:table-cell>
              <table:table-cell office:value-type="float" office:value="84061">
                <text:p>84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922.52">
                <text:p>75922.52</text:p>
              </table:table-cell>
              <table:table-cell office:value-type="float" office:value="82832.54">
                <text:p>8283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762.6">
                <text:p>74762.6</text:p>
              </table:table-cell>
              <table:table-cell office:value-type="float" office:value="81597.94">
                <text:p>8159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3597.85">
                <text:p>73597.85</text:p>
              </table:table-cell>
              <table:table-cell office:value-type="float" office:value="80357.17">
                <text:p>8035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2428.25">
                <text:p>72428.25</text:p>
              </table:table-cell>
              <table:table-cell office:value-type="float" office:value="79110.19">
                <text:p>7911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253.77">
                <text:p>71253.77</text:p>
              </table:table-cell>
              <table:table-cell office:value-type="float" office:value="77856.98">
                <text:p>77856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074.4">
                <text:p>70074.4</text:p>
              </table:table-cell>
              <table:table-cell office:value-type="float" office:value="76597.5">
                <text:p>765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890.12">
                <text:p>68890.12</text:p>
              </table:table-cell>
              <table:table-cell office:value-type="float" office:value="75331.72">
                <text:p>7533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700.9">
                <text:p>67700.9</text:p>
              </table:table-cell>
              <table:table-cell office:value-type="float" office:value="74059.61">
                <text:p>74059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6506.73">
                <text:p>66506.73</text:p>
              </table:table-cell>
              <table:table-cell office:value-type="float" office:value="72781.14">
                <text:p>7278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307.58">
                <text:p>65307.58</text:p>
              </table:table-cell>
              <table:table-cell office:value-type="float" office:value="71496.28">
                <text:p>7149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103.44">
                <text:p>64103.44</text:p>
              </table:table-cell>
              <table:table-cell office:value-type="float" office:value="70205">
                <text:p>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94.28">
                <text:p>62894.28</text:p>
              </table:table-cell>
              <table:table-cell office:value-type="float" office:value="68907.26">
                <text:p>6890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680.08">
                <text:p>61680.08</text:p>
              </table:table-cell>
              <table:table-cell office:value-type="float" office:value="67603.03">
                <text:p>6760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60.82">
                <text:p>60460.82</text:p>
              </table:table-cell>
              <table:table-cell office:value-type="float" office:value="66292.28">
                <text:p>6629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236.48">
                <text:p>59236.48</text:p>
              </table:table-cell>
              <table:table-cell office:value-type="float" office:value="64974.98">
                <text:p>6497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007.04">
                <text:p>58007.04</text:p>
              </table:table-cell>
              <table:table-cell office:value-type="float" office:value="63651.09">
                <text:p>6365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772.48">
                <text:p>56772.48</text:p>
              </table:table-cell>
              <table:table-cell office:value-type="float" office:value="62320.58">
                <text:p>6232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532.77">
                <text:p>55532.77</text:p>
              </table:table-cell>
              <table:table-cell office:value-type="float" office:value="60983.42">
                <text:p>6098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287.9">
                <text:p>54287.9</text:p>
              </table:table-cell>
              <table:table-cell office:value-type="float" office:value="59639.57">
                <text:p>59639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037.84">
                <text:p>53037.84</text:p>
              </table:table-cell>
              <table:table-cell office:value-type="float" office:value="58289">
                <text:p>5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782.57">
                <text:p>51782.57</text:p>
              </table:table-cell>
              <table:table-cell office:value-type="float" office:value="56931.68">
                <text:p>5693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522.07">
                <text:p>50522.07</text:p>
              </table:table-cell>
              <table:table-cell office:value-type="float" office:value="55567.57">
                <text:p>5556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256.32">
                <text:p>49256.32</text:p>
              </table:table-cell>
              <table:table-cell office:value-type="float" office:value="54196.64">
                <text:p>5419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985.3">
                <text:p>47985.3</text:p>
              </table:table-cell>
              <table:table-cell office:value-type="float" office:value="52818.86">
                <text:p>5281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708.98">
                <text:p>46708.98</text:p>
              </table:table-cell>
              <table:table-cell office:value-type="float" office:value="51434.19">
                <text:p>5143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427.34">
                <text:p>45427.34</text:p>
              </table:table-cell>
              <table:table-cell office:value-type="float" office:value="50042.6">
                <text:p>500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140.36">
                <text:p>44140.36</text:p>
              </table:table-cell>
              <table:table-cell office:value-type="float" office:value="48644.05">
                <text:p>4864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848.02">
                <text:p>42848.02</text:p>
              </table:table-cell>
              <table:table-cell office:value-type="float" office:value="47238.51">
                <text:p>4723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550.29">
                <text:p>41550.29</text:p>
              </table:table-cell>
              <table:table-cell office:value-type="float" office:value="45825.94">
                <text:p>458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247.16">
                <text:p>40247.16</text:p>
              </table:table-cell>
              <table:table-cell office:value-type="float" office:value="44406.31">
                <text:p>4440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938.6">
                <text:p>38938.6</text:p>
              </table:table-cell>
              <table:table-cell office:value-type="float" office:value="42979.58">
                <text:p>4297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624.58">
                <text:p>37624.58</text:p>
              </table:table-cell>
              <table:table-cell office:value-type="float" office:value="41545.71">
                <text:p>41545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305.09">
                <text:p>36305.09</text:p>
              </table:table-cell>
              <table:table-cell office:value-type="float" office:value="40104.67">
                <text:p>40104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980.1">
                <text:p>34980.1</text:p>
              </table:table-cell>
              <table:table-cell office:value-type="float" office:value="38656.43">
                <text:p>38656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49.59">
                <text:p>33649.59</text:p>
              </table:table-cell>
              <table:table-cell office:value-type="float" office:value="37200.95">
                <text:p>3720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313.54">
                <text:p>32313.54</text:p>
              </table:table-cell>
              <table:table-cell office:value-type="float" office:value="35738.19">
                <text:p>3573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971.92">
                <text:p>30971.92</text:p>
              </table:table-cell>
              <table:table-cell office:value-type="float" office:value="34268.12">
                <text:p>3426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24.71">
                <text:p>29624.71</text:p>
              </table:table-cell>
              <table:table-cell office:value-type="float" office:value="32790.7">
                <text:p>327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271.89">
                <text:p>28271.89</text:p>
              </table:table-cell>
              <table:table-cell office:value-type="float" office:value="31305.89">
                <text:p>3130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913.43">
                <text:p>26913.43</text:p>
              </table:table-cell>
              <table:table-cell office:value-type="float" office:value="29813.66">
                <text:p>2981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549.31">
                <text:p>25549.31</text:p>
              </table:table-cell>
              <table:table-cell office:value-type="float" office:value="28313.96">
                <text:p>2831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179.51">
                <text:p>24179.51</text:p>
              </table:table-cell>
              <table:table-cell office:value-type="float" office:value="26806.77">
                <text:p>26806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804">
                <text:p>22804</text:p>
              </table:table-cell>
              <table:table-cell office:value-type="float" office:value="25292.04">
                <text:p>2529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422.76">
                <text:p>21422.76</text:p>
              </table:table-cell>
              <table:table-cell office:value-type="float" office:value="23769.74">
                <text:p>23769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35.76">
                <text:p>20035.76</text:p>
              </table:table-cell>
              <table:table-cell office:value-type="float" office:value="22239.82">
                <text:p>2223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642.98">
                <text:p>18642.98</text:p>
              </table:table-cell>
              <table:table-cell office:value-type="float" office:value="20702.26">
                <text:p>2070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244.4">
                <text:p>17244.4</text:p>
              </table:table-cell>
              <table:table-cell office:value-type="float" office:value="19157.01">
                <text:p>19157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839.99">
                <text:p>15839.99</text:p>
              </table:table-cell>
              <table:table-cell office:value-type="float" office:value="17604.03">
                <text:p>1760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29.73">
                <text:p>14429.73</text:p>
              </table:table-cell>
              <table:table-cell office:value-type="float" office:value="16043.29">
                <text:p>1604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013.59">
                <text:p>13013.59</text:p>
              </table:table-cell>
              <table:table-cell office:value-type="float" office:value="14474.74">
                <text:p>1447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591.55">
                <text:p>11591.55</text:p>
              </table:table-cell>
              <table:table-cell office:value-type="float" office:value="12898.35">
                <text:p>12898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63.59">
                <text:p>10163.59</text:p>
              </table:table-cell>
              <table:table-cell office:value-type="float" office:value="11314.08">
                <text:p>1131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29.68">
                <text:p>8729.68</text:p>
              </table:table-cell>
              <table:table-cell office:value-type="float" office:value="9721.89">
                <text:p>97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89.79">
                <text:p>7289.79</text:p>
              </table:table-cell>
              <table:table-cell office:value-type="float" office:value="8121.74">
                <text:p>812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43.9">
                <text:p>5843.9</text:p>
              </table:table-cell>
              <table:table-cell office:value-type="float" office:value="6513.58">
                <text:p>651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91.99">
                <text:p>4391.99</text:p>
              </table:table-cell>
              <table:table-cell office:value-type="float" office:value="4897.38">
                <text:p>489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34.03">
                <text:p>2934.03</text:p>
              </table:table-cell>
              <table:table-cell office:value-type="float" office:value="3273.1">
                <text:p>327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0">
                <text:p>1470</text:p>
              </table:table-cell>
              <table:table-cell office:value-type="float" office:value="1640.7">
                <text:p>16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